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PGothic" svg:font-family="'MS PGothic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01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14.55mm"/>
    </style:style>
    <style:style style:name="co5" style:family="table-column">
      <style:table-column-properties fo:break-before="auto" style:column-width="25.66mm"/>
    </style:style>
    <style:style style:name="co6" style:family="table-column">
      <style:table-column-properties fo:break-before="auto" style:column-width="20.37mm"/>
    </style:style>
    <style:style style:name="co7" style:family="table-column">
      <style:table-column-properties fo:break-before="auto" style:column-width="24.61mm"/>
    </style:style>
    <style:style style:name="co8" style:family="table-column">
      <style:table-column-properties fo:break-before="auto" style:column-width="30.4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-TOTAL-_20_Increas.PercentModifier">
      <style:table-properties table:display="true" style:writing-mode="lr-tb" tableooo:tab-color="#ffc000"/>
    </style:style>
    <number:percentage-style style:name="N10">
      <number:number number:decimal-places="0" loext:min-decimal-places="0" number:min-integer-digits="1"/>
      <number:text>%</number:text>
    </number:percentage-style>
    <number:number-style style:name="N70">
      <number:fraction number:min-integer-digits="0" number:min-numerator-digits="1" number:min-denominato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8pt" fo:font-style="normal" fo:text-shadow="none" style:text-underline-style="none" fo:font-weight="normal" style:font-name-asian="MS PGothic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9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1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16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16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 style:data-style-name="N11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 style:data-style-name="N116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10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8pt" fo:font-style="normal" fo:text-shadow="none" style:text-underline-style="none" fo:font-weight="bold" style:font-name-asian="MS PGothic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8pt" fo:font-style="normal" fo:text-shadow="none" style:text-underline-style="none" fo:font-weight="bold" style:font-name-asian="MS PGothic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 style:data-style-name="N100">
      <style:table-cell-properties fo:border-bottom="0.74pt solid #000000" fo:background-color="#ffb9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ackground-color="#ffb9b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ackground-color="#ffb9b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none" fo:background-color="#ffb9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" style:family="table-cell" style:parent-style-name="Default" style:data-style-name="N100">
      <style:table-cell-properties fo:border-bottom="0.74pt solid #000000" fo:background-color="#b9ff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ackground-color="#b9ff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ackground-color="#b9ff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none" fo:background-color="#b9ff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 style:data-style-name="N100">
      <style:table-cell-properties fo:border-bottom="0.74pt solid #000000" fo:background-color="#b9e1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ackground-color="#b9e1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ackground-color="#b9e1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b9e1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 style:data-style-name="N100">
      <style:table-cell-properties fo:border-bottom="0.74pt solid #000000" fo:background-color="#dfc9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ackground-color="#dfc9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fo:background-color="#dfc9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none" fo:background-color="#dfc9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Default" style:data-style-name="N117">
      <style:table-cell-properties fo:background-color="#ffb9b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 style:data-style-name="N70">
      <style:table-cell-properties fo:background-color="#ffb9b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 style:data-style-name="N7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117">
      <style:table-cell-properties fo:background-color="#b9ff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70">
      <style:table-cell-properties fo:background-color="#b9ff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117">
      <style:table-cell-properties fo:background-color="#b9e1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70">
      <style:table-cell-properties fo:background-color="#b9e1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 style:data-style-name="N117">
      <style:table-cell-properties fo:background-color="#dfc9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70">
      <style:table-cell-properties fo:background-color="#dfc9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 style:data-style-name="N117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8pt" fo:font-style="normal" fo:text-shadow="none" style:text-underline-style="none" fo:font-weight="normal" style:font-name-asian="MS PGothic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11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8pt" fo:font-style="normal" fo:text-shadow="none" style:text-underline-style="none" fo:font-weight="normal" style:font-name-asian="MS PGothic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style:rotation-align="none"/>
    </style:style>
    <style:style style:name="ce61" style:family="table-cell" style:parent-style-name="Default">
      <style:table-cell-properties fo:background-color="transparent" style:rotation-align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-TOTAL- Increas.PercentModifier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3" table:default-cell-style-name="ce8"/>
        <table:table-column table:style-name="co5" table:default-cell-style-name="ce8"/>
        <table:table-column table:style-name="co6" table:number-columns-repeated="12" table:default-cell-style-name="ce8"/>
        <table:table-column table:style-name="co7" table:default-cell-style-name="ce8"/>
        <table:table-column table:style-name="co8" table:default-cell-style-name="ce8"/>
        <table:table-column table:style-name="co7" table:number-columns-repeated="1003" table:default-cell-style-name="ce8"/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Vanilla values are in white backgroun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Modded values are in yellow background</text:p>
          </table:table-cell>
          <table:table-cell table:style-name="ce1" table:number-columns-repeated="1023"/>
        </table:table-row>
        <table:table-row table:style-name="ro1" table:number-rows-repeated="3">
          <table:table-cell table:style-name="ce1" table:number-columns-repeated="1024"/>
        </table:table-row>
        <table:table-row table:style-name="ro2">
          <table:table-cell table:style-name="ce2"/>
          <table:table-cell table:style-name="ce9" office:value-type="string" calcext:value-type="string" table:number-columns-spanned="3" table:number-rows-spanned="1">
            <text:p>Late Upgrade Mod values</text:p>
          </table:table-cell>
          <table:covered-table-cell table:number-columns-repeated="2" table:style-name="ce9"/>
          <table:table-cell table:style-name="ce27"/>
          <table:table-cell table:style-name="ce2" table:number-columns-repeated="14"/>
          <table:table-cell table:style-name="ce54"/>
          <table:table-cell table:style-name="ce2" table:number-columns-repeated="1004"/>
        </table:table-row>
        <table:table-row table:style-name="ro1">
          <table:table-cell table:style-name="ce1" table:number-columns-repeated="1024"/>
        </table:table-row>
        <table:table-row table:style-name="ro2">
          <table:table-cell table:style-name="ce3" office:value-type="string" calcext:value-type="string">
            <text:p>Bullet-Damage</text:p>
          </table:table-cell>
          <table:table-cell table:style-name="ce10" office:value-type="string" calcext:value-type="string">
            <text:p>Modifier</text:p>
          </table:table-cell>
          <table:table-cell table:style-name="ce10" office:value-type="string" calcext:value-type="string">
            <text:p>CumMod</text:p>
          </table:table-cell>
          <table:table-cell table:style-name="ce10" office:value-type="string" calcext:value-type="string">
            <text:p>Cycles</text:p>
          </table:table-cell>
          <table:table-cell table:style-name="ce10" office:value-type="string" calcext:value-type="string">
            <text:p>CumCyc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 x Cycles</text:p>
          </table:table-cell>
          <table:table-cell table:style-name="ce10" office:value-type="string" calcext:value-type="string">
            <text:p>SP R/Cycle</text:p>
          </table:table-cell>
          <table:table-cell table:style-name="ce10" office:value-type="string" calcext:value-type="string">
            <text:p>SP G/Cycle</text:p>
          </table:table-cell>
          <table:table-cell table:style-name="ce10" office:value-type="string" calcext:value-type="string">
            <text:p>SP B/Cycle</text:p>
          </table:table-cell>
          <table:table-cell table:style-name="ce10" office:value-type="string" calcext:value-type="string">
            <text:p>SP A/Cycle</text:p>
          </table:table-cell>
          <table:table-cell table:style-name="ce29" office:value-type="string" calcext:value-type="string">
            <text:p>SP R total</text:p>
          </table:table-cell>
          <table:table-cell table:style-name="ce33" office:value-type="string" calcext:value-type="string">
            <text:p>SP G total</text:p>
          </table:table-cell>
          <table:table-cell table:style-name="ce37" office:value-type="string" calcext:value-type="string">
            <text:p>SP B total</text:p>
          </table:table-cell>
          <table:table-cell table:style-name="ce41" office:value-type="string" calcext:value-type="string">
            <text:p>SP A total</text:p>
          </table:table-cell>
          <table:table-cell table:style-name="ce29" office:value-type="string" calcext:value-type="string">
            <text:p>SP R/Mod.</text:p>
          </table:table-cell>
          <table:table-cell table:style-name="ce33" office:value-type="string" calcext:value-type="string">
            <text:p>SP G/Mod.</text:p>
          </table:table-cell>
          <table:table-cell table:style-name="ce37" office:value-type="string" calcext:value-type="string">
            <text:p>SP B/Mod.</text:p>
          </table:table-cell>
          <table:table-cell table:style-name="ce41" office:value-type="string" calcext:value-type="string">
            <text:p>SP A/Mod.</text:p>
          </table:table-cell>
          <table:table-cell table:style-name="ce10" office:value-type="string" calcext:value-type="string">
            <text:p>SP total/Mod.</text:p>
          </table:table-cell>
          <table:table-cell table:style-name="ce58" table:number-columns-repeated="100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percentage" office:value="0.1" calcext:value-type="percentage">
            <text:p>10.0%</text:p>
          </table:table-cell>
          <table:table-cell table:style-name="ce19" table:formula="of:=SUM([.$B10:.B$10])" office:value-type="percentage" office:value="0.1" calcext:value-type="percentage">
            <text:p>10.0%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SUM([.$D10:.D$10])" office:value-type="float" office:value="50" calcext:value-type="float">
            <text:p>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10]*[.F10]" office:value-type="float" office:value="1500" calcext:value-type="float">
            <text:p>15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0" table:formula="of:=[.$D10]*[.H10]" office:value-type="float" office:value="50" calcext:value-type="float">
            <text:p>50</text:p>
          </table:table-cell>
          <table:table-cell table:style-name="ce34" table:formula="of:=[.$D10]*[.I10]" office:value-type="float" office:value="0" calcext:value-type="float">
            <text:p>0</text:p>
          </table:table-cell>
          <table:table-cell table:style-name="ce38" table:formula="of:=[.$D10]*[.J10]" office:value-type="float" office:value="0" calcext:value-type="float">
            <text:p>0</text:p>
          </table:table-cell>
          <table:table-cell table:style-name="ce42" table:formula="of:=[.$D10]*[.K10]" office:value-type="float" office:value="0" calcext:value-type="float">
            <text:p>0</text:p>
          </table:table-cell>
          <table:table-cell table:style-name="ce45" table:formula="of:=[.L10]/[.$B10]" office:value-type="float" office:value="500" calcext:value-type="float">
            <text:p>500.0</text:p>
          </table:table-cell>
          <table:table-cell table:style-name="ce48" table:formula="of:=[.M10]/[.$B10]" office:value-type="float" office:value="0" calcext:value-type="float">
            <text:p>0.0</text:p>
          </table:table-cell>
          <table:table-cell table:style-name="ce50" table:formula="of:=[.N10]/[.$B10]" office:value-type="float" office:value="0" calcext:value-type="float">
            <text:p>0.0</text:p>
          </table:table-cell>
          <table:table-cell table:style-name="ce52" table:formula="of:=[.O10]/[.$B10]" office:value-type="float" office:value="0" calcext:value-type="float">
            <text:p>0.0</text:p>
          </table:table-cell>
          <table:table-cell table:style-name="ce55" table:formula="of:=([.L10]+[.M10]+[.N10]+[.O10])/[.$B10]" office:value-type="float" office:value="500" calcext:value-type="float">
            <text:p>500.0</text:p>
          </table:table-cell>
          <table:table-cell table:style-name="ce59">
            <draw:frame table:end-cell-address="'-TOTAL- Increas.PercentModifier'.AA31" table:end-x="13.25mm" table:end-y="0.03mm" draw:z-index="3" draw:style-name="gr1" draw:text-style-name="P1" svg:width="165.66mm" svg:height="99.05mm" svg:x="1.03mm" svg:y="3.22mm">
              <loext:p draw:notify-on-update-of-ranges="'-TOTAL- Increas.PercentModifier'.G9:'-TOTAL- Increas.PercentModifier'.G9 '-TOTAL- Increas.PercentModifier'.G10:'-TOTAL- Increas.PercentModifier'.G34 '-TOTAL- Increas.PercentModifier'.L9:'-TOTAL- Increas.PercentModifier'.L9 '-TOTAL- Increas.PercentModifier'.L10:'-TOTAL- Increas.PercentModifier'.L34 '-TOTAL- Increas.PercentModifier'.M9:'-TOTAL- Increas.PercentModifier'.M9 '-TOTAL- Increas.PercentModifier'.M10:'-TOTAL- Increas.PercentModifier'.M34 '-TOTAL- Increas.PercentModifier'.N9:'-TOTAL- Increas.PercentModifier'.N9 '-TOTAL- Increas.PercentModifier'.N10:'-TOTAL- Increas.PercentModifier'.N34 '-TOTAL- Increas.PercentModifier'.O9:'-TOTAL- Increas.PercentModifier'.O9 '-TOTAL- Increas.PercentModifier'.O10:'-TOTAL- Increas.PercentModifier'.O34"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" table:number-columns-repeated="100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percentage" office:value="0.1" calcext:value-type="percentage">
            <text:p>10.0%</text:p>
          </table:table-cell>
          <table:table-cell table:style-name="ce19" table:formula="of:=SUM([.$B11:.B$10])" office:value-type="percentage" office:value="0.2" calcext:value-type="percentage">
            <text:p>20.0%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SUM([.$D11:.D$10])" office:value-type="float" office:value="150" calcext:value-type="float">
            <text:p>1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11]*[.F11]" office:value-type="float" office:value="3000" calcext:value-type="float">
            <text:p>30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0" table:formula="of:=[.$D11]*[.H11]" office:value-type="float" office:value="100" calcext:value-type="float">
            <text:p>100</text:p>
          </table:table-cell>
          <table:table-cell table:style-name="ce34" table:formula="of:=[.$D11]*[.I11]" office:value-type="float" office:value="100" calcext:value-type="float">
            <text:p>100</text:p>
          </table:table-cell>
          <table:table-cell table:style-name="ce38" table:formula="of:=[.$D11]*[.J11]" office:value-type="float" office:value="0" calcext:value-type="float">
            <text:p>0</text:p>
          </table:table-cell>
          <table:table-cell table:style-name="ce42" table:formula="of:=[.$D11]*[.K11]" office:value-type="float" office:value="0" calcext:value-type="float">
            <text:p>0</text:p>
          </table:table-cell>
          <table:table-cell table:style-name="ce45" table:formula="of:=[.L11]/[.$B11]" office:value-type="float" office:value="1000" calcext:value-type="float">
            <text:p>1000.0</text:p>
          </table:table-cell>
          <table:table-cell table:style-name="ce48" table:formula="of:=[.M11]/[.$B11]" office:value-type="float" office:value="1000" calcext:value-type="float">
            <text:p>1000.0</text:p>
          </table:table-cell>
          <table:table-cell table:style-name="ce50" table:formula="of:=[.N11]/[.$B11]" office:value-type="float" office:value="0" calcext:value-type="float">
            <text:p>0.0</text:p>
          </table:table-cell>
          <table:table-cell table:style-name="ce52" table:formula="of:=[.O11]/[.$B11]" office:value-type="float" office:value="0" calcext:value-type="float">
            <text:p>0.0</text:p>
          </table:table-cell>
          <table:table-cell table:style-name="ce55" table:formula="of:=([.L11]+[.M11]+[.N11]+[.O11])/[.$B11]" office:value-type="float" office:value="2000" calcext:value-type="float">
            <text:p>2000.0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12:.B$10])" office:value-type="percentage" office:value="0.4" calcext:value-type="percentage">
            <text:p>40.0%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formula="of:=SUM([.$D12:.D$10])" office:value-type="float" office:value="350" calcext:value-type="float">
            <text:p>3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12]*[.F12]" office:value-type="float" office:value="12000" calcext:value-type="float">
            <text:p>120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0" table:formula="of:=[.$D12]*[.H12]" office:value-type="float" office:value="200" calcext:value-type="float">
            <text:p>200</text:p>
          </table:table-cell>
          <table:table-cell table:style-name="ce34" table:formula="of:=[.$D12]*[.I12]" office:value-type="float" office:value="200" calcext:value-type="float">
            <text:p>200</text:p>
          </table:table-cell>
          <table:table-cell table:style-name="ce38" table:formula="of:=[.$D12]*[.J12]" office:value-type="float" office:value="0" calcext:value-type="float">
            <text:p>0</text:p>
          </table:table-cell>
          <table:table-cell table:style-name="ce42" table:formula="of:=[.$D12]*[.K12]" office:value-type="float" office:value="0" calcext:value-type="float">
            <text:p>0</text:p>
          </table:table-cell>
          <table:table-cell table:style-name="ce45" table:formula="of:=[.L12]/[.$B12]" office:value-type="float" office:value="1000" calcext:value-type="float">
            <text:p>1000.0</text:p>
          </table:table-cell>
          <table:table-cell table:style-name="ce48" table:formula="of:=[.M12]/[.$B12]" office:value-type="float" office:value="1000" calcext:value-type="float">
            <text:p>1000.0</text:p>
          </table:table-cell>
          <table:table-cell table:style-name="ce50" table:formula="of:=[.N12]/[.$B12]" office:value-type="float" office:value="0" calcext:value-type="float">
            <text:p>0.0</text:p>
          </table:table-cell>
          <table:table-cell table:style-name="ce52" table:formula="of:=[.O12]/[.$B12]" office:value-type="float" office:value="0" calcext:value-type="float">
            <text:p>0.0</text:p>
          </table:table-cell>
          <table:table-cell table:style-name="ce55" table:formula="of:=([.L12]+[.M12]+[.N12]+[.O12])/[.$B12]" office:value-type="float" office:value="2000" calcext:value-type="float">
            <text:p>2000.0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13:.B$10])" office:value-type="percentage" office:value="0.6" calcext:value-type="percentage">
            <text:p>60.0%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SUM([.$D13:.D$10])" office:value-type="float" office:value="450" calcext:value-type="float">
            <text:p>4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13]*[.F13]" office:value-type="float" office:value="6000" calcext:value-type="float">
            <text:p>600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0" table:formula="of:=[.$D13]*[.H13]" office:value-type="float" office:value="100" calcext:value-type="float">
            <text:p>100</text:p>
          </table:table-cell>
          <table:table-cell table:style-name="ce34" table:formula="of:=[.$D13]*[.I13]" office:value-type="float" office:value="100" calcext:value-type="float">
            <text:p>100</text:p>
          </table:table-cell>
          <table:table-cell table:style-name="ce38" table:formula="of:=[.$D13]*[.J13]" office:value-type="float" office:value="100" calcext:value-type="float">
            <text:p>100</text:p>
          </table:table-cell>
          <table:table-cell table:style-name="ce42" table:formula="of:=[.$D13]*[.K13]" office:value-type="float" office:value="0" calcext:value-type="float">
            <text:p>0</text:p>
          </table:table-cell>
          <table:table-cell table:style-name="ce45" table:formula="of:=[.L13]/[.$B13]" office:value-type="float" office:value="500" calcext:value-type="float">
            <text:p>500.0</text:p>
          </table:table-cell>
          <table:table-cell table:style-name="ce48" table:formula="of:=[.M13]/[.$B13]" office:value-type="float" office:value="500" calcext:value-type="float">
            <text:p>500.0</text:p>
          </table:table-cell>
          <table:table-cell table:style-name="ce50" table:formula="of:=[.N13]/[.$B13]" office:value-type="float" office:value="500" calcext:value-type="float">
            <text:p>500.0</text:p>
          </table:table-cell>
          <table:table-cell table:style-name="ce52" table:formula="of:=[.O13]/[.$B13]" office:value-type="float" office:value="0" calcext:value-type="float">
            <text:p>0.0</text:p>
          </table:table-cell>
          <table:table-cell table:style-name="ce55" table:formula="of:=([.L13]+[.M13]+[.N13]+[.O13])/[.$B13]" office:value-type="float" office:value="1500" calcext:value-type="float">
            <text:p>1500.0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14:.B$10])" office:value-type="percentage" office:value="0.8" calcext:value-type="percentage">
            <text:p>80.0%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formula="of:=SUM([.$D14:.D$10])" office:value-type="float" office:value="650" calcext:value-type="float">
            <text:p>6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14]*[.F14]" office:value-type="float" office:value="12000" calcext:value-type="float">
            <text:p>12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14]*[.H14]" office:value-type="float" office:value="200" calcext:value-type="float">
            <text:p>200</text:p>
          </table:table-cell>
          <table:table-cell table:style-name="ce34" table:formula="of:=[.$D14]*[.I14]" office:value-type="float" office:value="200" calcext:value-type="float">
            <text:p>200</text:p>
          </table:table-cell>
          <table:table-cell table:style-name="ce38" table:formula="of:=[.$D14]*[.J14]" office:value-type="float" office:value="200" calcext:value-type="float">
            <text:p>200</text:p>
          </table:table-cell>
          <table:table-cell table:style-name="ce42" table:formula="of:=[.$D14]*[.K14]" office:value-type="float" office:value="200" calcext:value-type="float">
            <text:p>200</text:p>
          </table:table-cell>
          <table:table-cell table:style-name="ce45" table:formula="of:=[.L14]/[.$B14]" office:value-type="float" office:value="1000" calcext:value-type="float">
            <text:p>1000.0</text:p>
          </table:table-cell>
          <table:table-cell table:style-name="ce48" table:formula="of:=[.M14]/[.$B14]" office:value-type="float" office:value="1000" calcext:value-type="float">
            <text:p>1000.0</text:p>
          </table:table-cell>
          <table:table-cell table:style-name="ce50" table:formula="of:=[.N14]/[.$B14]" office:value-type="float" office:value="1000" calcext:value-type="float">
            <text:p>1000.0</text:p>
          </table:table-cell>
          <table:table-cell table:style-name="ce52" table:formula="of:=[.O14]/[.$B14]" office:value-type="float" office:value="1000" calcext:value-type="float">
            <text:p>1000.0</text:p>
          </table:table-cell>
          <table:table-cell table:style-name="ce55" table:formula="of:=([.L14]+[.M14]+[.N14]+[.O14])/[.$B14]" office:value-type="float" office:value="4000" calcext:value-type="float">
            <text:p>4000.0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1" office:value-type="percentage" office:value="0.4" calcext:value-type="percentage">
            <text:p>40.0%</text:p>
          </table:table-cell>
          <table:table-cell table:style-name="ce19" table:formula="of:=SUM([.$B15:.B$10])" office:value-type="percentage" office:value="1.2" calcext:value-type="percentage">
            <text:p>120.0%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formula="of:=SUM([.$D15:.D$10])" office:value-type="float" office:value="950" calcext:value-type="float">
            <text:p>9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15]*[.F15]" office:value-type="float" office:value="18000" calcext:value-type="float">
            <text:p>18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15]*[.H15]" office:value-type="float" office:value="300" calcext:value-type="float">
            <text:p>300</text:p>
          </table:table-cell>
          <table:table-cell table:style-name="ce34" table:formula="of:=[.$D15]*[.I15]" office:value-type="float" office:value="300" calcext:value-type="float">
            <text:p>300</text:p>
          </table:table-cell>
          <table:table-cell table:style-name="ce38" table:formula="of:=[.$D15]*[.J15]" office:value-type="float" office:value="300" calcext:value-type="float">
            <text:p>300</text:p>
          </table:table-cell>
          <table:table-cell table:style-name="ce42" table:formula="of:=[.$D15]*[.K15]" office:value-type="float" office:value="300" calcext:value-type="float">
            <text:p>300</text:p>
          </table:table-cell>
          <table:table-cell table:style-name="ce45" table:formula="of:=[.L15]/[.$B15]" office:value-type="float" office:value="750" calcext:value-type="float">
            <text:p>750.0</text:p>
          </table:table-cell>
          <table:table-cell table:style-name="ce48" table:formula="of:=[.M15]/[.$B15]" office:value-type="float" office:value="750" calcext:value-type="float">
            <text:p>750.0</text:p>
          </table:table-cell>
          <table:table-cell table:style-name="ce50" table:formula="of:=[.N15]/[.$B15]" office:value-type="float" office:value="750" calcext:value-type="float">
            <text:p>750.0</text:p>
          </table:table-cell>
          <table:table-cell table:style-name="ce52" table:formula="of:=[.O15]/[.$B15]" office:value-type="float" office:value="750" calcext:value-type="float">
            <text:p>750.0</text:p>
          </table:table-cell>
          <table:table-cell table:style-name="ce55" table:formula="of:=([.L15]+[.M15]+[.N15]+[.O15])/[.$B15]" office:value-type="float" office:value="3000" calcext:value-type="float">
            <text:p>3000.0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0:.B16])" office:value-type="percentage" office:value="1.6" calcext:value-type="percentage">
            <text:p>160.0%</text:p>
          </table:table-cell>
          <table:table-cell table:style-name="ce5" table:formula="of:=COM.MICROSOFT.FLOOR.MATH(100*2^([.A16]/3))" office:value-type="float" office:value="503" calcext:value-type="float">
            <text:p>503</text:p>
          </table:table-cell>
          <table:table-cell table:style-name="ce5" table:formula="of:=SUM([.$D16:.D$10])" office:value-type="float" office:value="1453" calcext:value-type="float">
            <text:p>1453</text:p>
          </table:table-cell>
          <table:table-cell table:style-name="ce5" table:formula="of:=[.A16]*10" office:value-type="float" office:value="70" calcext:value-type="float">
            <text:p>70</text:p>
          </table:table-cell>
          <table:table-cell table:style-name="ce5" table:formula="of:=[.D16]*[.F16]" office:value-type="float" office:value="35210" calcext:value-type="float">
            <text:p>3521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0" table:formula="of:=[.$D16]*[.H16]" office:value-type="float" office:value="1006" calcext:value-type="float">
            <text:p>1006</text:p>
          </table:table-cell>
          <table:table-cell table:style-name="ce34" table:formula="of:=[.$D16]*[.I16]" office:value-type="float" office:value="503" calcext:value-type="float">
            <text:p>503</text:p>
          </table:table-cell>
          <table:table-cell table:style-name="ce38" table:formula="of:=[.$D16]*[.J16]" office:value-type="float" office:value="503" calcext:value-type="float">
            <text:p>503</text:p>
          </table:table-cell>
          <table:table-cell table:style-name="ce42" table:formula="of:=[.$D16]*[.K16]" office:value-type="float" office:value="503" calcext:value-type="float">
            <text:p>503</text:p>
          </table:table-cell>
          <table:table-cell table:style-name="ce45" table:formula="of:=[.L16]/[.$B16]" office:value-type="float" office:value="2515" calcext:value-type="float">
            <text:p>2515.0</text:p>
          </table:table-cell>
          <table:table-cell table:style-name="ce48" table:formula="of:=[.M16]/[.$B16]" office:value-type="float" office:value="1257.5" calcext:value-type="float">
            <text:p>1257.5</text:p>
          </table:table-cell>
          <table:table-cell table:style-name="ce50" table:formula="of:=[.N16]/[.$B16]" office:value-type="float" office:value="1257.5" calcext:value-type="float">
            <text:p>1257.5</text:p>
          </table:table-cell>
          <table:table-cell table:style-name="ce52" table:formula="of:=[.O16]/[.$B16]" office:value-type="float" office:value="1257.5" calcext:value-type="float">
            <text:p>1257.5</text:p>
          </table:table-cell>
          <table:table-cell table:style-name="ce55" table:formula="of:=([.L16]+[.M16]+[.N16]+[.O16])/[.$B16]" office:value-type="float" office:value="6287.5" calcext:value-type="float">
            <text:p>6287.5</text:p>
          </table:table-cell>
          <table:table-cell table:style-name="Default"/>
          <table:table-cell table:style-name="ce1" table:number-columns-repeated="100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0:.B17])" office:value-type="percentage" office:value="2" calcext:value-type="percentage">
            <text:p>200.0%</text:p>
          </table:table-cell>
          <table:table-cell table:style-name="ce5" table:formula="of:=COM.MICROSOFT.FLOOR.MATH(100*2^([.A17]/3))" office:value-type="float" office:value="634" calcext:value-type="float">
            <text:p>634</text:p>
          </table:table-cell>
          <table:table-cell table:style-name="ce5" table:formula="of:=SUM([.$D17:.D$10])" office:value-type="float" office:value="2087" calcext:value-type="float">
            <text:p>2087</text:p>
          </table:table-cell>
          <table:table-cell table:style-name="ce5" table:formula="of:=[.A17]*10" office:value-type="float" office:value="80" calcext:value-type="float">
            <text:p>80</text:p>
          </table:table-cell>
          <table:table-cell table:style-name="ce5" table:formula="of:=[.D17]*[.F17]" office:value-type="float" office:value="50720" calcext:value-type="float">
            <text:p>5072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0" table:formula="of:=[.$D17]*[.H17]" office:value-type="float" office:value="1268" calcext:value-type="float">
            <text:p>1268</text:p>
          </table:table-cell>
          <table:table-cell table:style-name="ce34" table:formula="of:=[.$D17]*[.I17]" office:value-type="float" office:value="634" calcext:value-type="float">
            <text:p>634</text:p>
          </table:table-cell>
          <table:table-cell table:style-name="ce38" table:formula="of:=[.$D17]*[.J17]" office:value-type="float" office:value="634" calcext:value-type="float">
            <text:p>634</text:p>
          </table:table-cell>
          <table:table-cell table:style-name="ce42" table:formula="of:=[.$D17]*[.K17]" office:value-type="float" office:value="634" calcext:value-type="float">
            <text:p>634</text:p>
          </table:table-cell>
          <table:table-cell table:style-name="ce45" table:formula="of:=[.L17]/[.$B17]" office:value-type="float" office:value="3170" calcext:value-type="float">
            <text:p>3170.0</text:p>
          </table:table-cell>
          <table:table-cell table:style-name="ce48" table:formula="of:=[.M17]/[.$B17]" office:value-type="float" office:value="1585" calcext:value-type="float">
            <text:p>1585.0</text:p>
          </table:table-cell>
          <table:table-cell table:style-name="ce50" table:formula="of:=[.N17]/[.$B17]" office:value-type="float" office:value="1585" calcext:value-type="float">
            <text:p>1585.0</text:p>
          </table:table-cell>
          <table:table-cell table:style-name="ce52" table:formula="of:=[.O17]/[.$B17]" office:value-type="float" office:value="1585" calcext:value-type="float">
            <text:p>1585.0</text:p>
          </table:table-cell>
          <table:table-cell table:style-name="ce55" table:formula="of:=([.L17]+[.M17]+[.N17]+[.O17])/[.$B17]" office:value-type="float" office:value="7925" calcext:value-type="float">
            <text:p>7925.0</text:p>
          </table:table-cell>
          <table:table-cell table:style-name="Default"/>
          <table:table-cell table:style-name="ce1" table:number-columns-repeated="1003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0:.B18])" office:value-type="percentage" office:value="2.4" calcext:value-type="percentage">
            <text:p>240.0%</text:p>
          </table:table-cell>
          <table:table-cell table:style-name="ce5" table:formula="of:=COM.MICROSOFT.FLOOR.MATH(100*2^([.A18]/3))" office:value-type="float" office:value="800" calcext:value-type="float">
            <text:p>800</text:p>
          </table:table-cell>
          <table:table-cell table:style-name="ce5" table:formula="of:=SUM([.$D18:.D$10])" office:value-type="float" office:value="2887" calcext:value-type="float">
            <text:p>2887</text:p>
          </table:table-cell>
          <table:table-cell table:style-name="ce5" table:formula="of:=[.A18]*10" office:value-type="float" office:value="90" calcext:value-type="float">
            <text:p>90</text:p>
          </table:table-cell>
          <table:table-cell table:style-name="ce5" table:formula="of:=[.D18]*[.F18]" office:value-type="float" office:value="72000" calcext:value-type="float">
            <text:p>7200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$D18]*[.H18]" office:value-type="float" office:value="1600" calcext:value-type="float">
            <text:p>1600</text:p>
          </table:table-cell>
          <table:table-cell table:style-name="ce34" table:formula="of:=[.$D18]*[.I18]" office:value-type="float" office:value="1600" calcext:value-type="float">
            <text:p>1600</text:p>
          </table:table-cell>
          <table:table-cell table:style-name="ce38" table:formula="of:=[.$D18]*[.J18]" office:value-type="float" office:value="800" calcext:value-type="float">
            <text:p>800</text:p>
          </table:table-cell>
          <table:table-cell table:style-name="ce42" table:formula="of:=[.$D18]*[.K18]" office:value-type="float" office:value="800" calcext:value-type="float">
            <text:p>800</text:p>
          </table:table-cell>
          <table:table-cell table:style-name="ce45" table:formula="of:=[.L18]/[.$B18]" office:value-type="float" office:value="4000" calcext:value-type="float">
            <text:p>4000.0</text:p>
          </table:table-cell>
          <table:table-cell table:style-name="ce48" table:formula="of:=[.M18]/[.$B18]" office:value-type="float" office:value="4000" calcext:value-type="float">
            <text:p>4000.0</text:p>
          </table:table-cell>
          <table:table-cell table:style-name="ce50" table:formula="of:=[.N18]/[.$B18]" office:value-type="float" office:value="2000" calcext:value-type="float">
            <text:p>2000.0</text:p>
          </table:table-cell>
          <table:table-cell table:style-name="ce52" table:formula="of:=[.O18]/[.$B18]" office:value-type="float" office:value="2000" calcext:value-type="float">
            <text:p>2000.0</text:p>
          </table:table-cell>
          <table:table-cell table:style-name="ce55" table:formula="of:=([.L18]+[.M18]+[.N18]+[.O18])/[.$B18]" office:value-type="float" office:value="12000" calcext:value-type="float">
            <text:p>12000.0</text:p>
          </table:table-cell>
          <table:table-cell table:style-name="Default"/>
          <table:table-cell table:style-name="ce1" table:number-columns-repeated="100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0:.B19])" office:value-type="percentage" office:value="2.8" calcext:value-type="percentage">
            <text:p>280.0%</text:p>
          </table:table-cell>
          <table:table-cell table:style-name="ce5" table:formula="of:=COM.MICROSOFT.FLOOR.MATH(100*2^([.A19]/3))" office:value-type="float" office:value="1007" calcext:value-type="float">
            <text:p>1007</text:p>
          </table:table-cell>
          <table:table-cell table:style-name="ce5" table:formula="of:=SUM([.$D19:.D$10])" office:value-type="float" office:value="3894" calcext:value-type="float">
            <text:p>3894</text:p>
          </table:table-cell>
          <table:table-cell table:style-name="ce5" table:formula="of:=[.A19]*10" office:value-type="float" office:value="100" calcext:value-type="float">
            <text:p>100</text:p>
          </table:table-cell>
          <table:table-cell table:style-name="ce5" table:formula="of:=[.D19]*[.F19]" office:value-type="float" office:value="100700" calcext:value-type="float">
            <text:p>10070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$D19]*[.H19]" office:value-type="float" office:value="2014" calcext:value-type="float">
            <text:p>2014</text:p>
          </table:table-cell>
          <table:table-cell table:style-name="ce34" table:formula="of:=[.$D19]*[.I19]" office:value-type="float" office:value="2014" calcext:value-type="float">
            <text:p>2014</text:p>
          </table:table-cell>
          <table:table-cell table:style-name="ce38" table:formula="of:=[.$D19]*[.J19]" office:value-type="float" office:value="1007" calcext:value-type="float">
            <text:p>1007</text:p>
          </table:table-cell>
          <table:table-cell table:style-name="ce42" table:formula="of:=[.$D19]*[.K19]" office:value-type="float" office:value="1007" calcext:value-type="float">
            <text:p>1007</text:p>
          </table:table-cell>
          <table:table-cell table:style-name="ce45" table:formula="of:=[.L19]/[.$B19]" office:value-type="float" office:value="5035" calcext:value-type="float">
            <text:p>5035.0</text:p>
          </table:table-cell>
          <table:table-cell table:style-name="ce48" table:formula="of:=[.M19]/[.$B19]" office:value-type="float" office:value="5035" calcext:value-type="float">
            <text:p>5035.0</text:p>
          </table:table-cell>
          <table:table-cell table:style-name="ce50" table:formula="of:=[.N19]/[.$B19]" office:value-type="float" office:value="2517.5" calcext:value-type="float">
            <text:p>2517.5</text:p>
          </table:table-cell>
          <table:table-cell table:style-name="ce52" table:formula="of:=[.O19]/[.$B19]" office:value-type="float" office:value="2517.5" calcext:value-type="float">
            <text:p>2517.5</text:p>
          </table:table-cell>
          <table:table-cell table:style-name="ce55" table:formula="of:=([.L19]+[.M19]+[.N19]+[.O19])/[.$B19]" office:value-type="float" office:value="15105" calcext:value-type="float">
            <text:p>15105.0</text:p>
          </table:table-cell>
          <table:table-cell table:style-name="Default"/>
          <table:table-cell table:style-name="ce1" table:number-columns-repeated="1003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0:.B20])" office:value-type="percentage" office:value="3.2" calcext:value-type="percentage">
            <text:p>320.0%</text:p>
          </table:table-cell>
          <table:table-cell table:style-name="ce5" table:formula="of:=COM.MICROSOFT.FLOOR.MATH(100*2^([.A20]/3))" office:value-type="float" office:value="1269" calcext:value-type="float">
            <text:p>1269</text:p>
          </table:table-cell>
          <table:table-cell table:style-name="ce5" table:formula="of:=SUM([.$D20:.D$10])" office:value-type="float" office:value="5163" calcext:value-type="float">
            <text:p>5163</text:p>
          </table:table-cell>
          <table:table-cell table:style-name="ce5" table:formula="of:=[.A20]*10" office:value-type="float" office:value="110" calcext:value-type="float">
            <text:p>110</text:p>
          </table:table-cell>
          <table:table-cell table:style-name="ce5" table:formula="of:=[.D20]*[.F20]" office:value-type="float" office:value="139590" calcext:value-type="float">
            <text:p>13959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0]*[.H20]" office:value-type="float" office:value="2538" calcext:value-type="float">
            <text:p>2538</text:p>
          </table:table-cell>
          <table:table-cell table:style-name="ce34" table:formula="of:=[.$D20]*[.I20]" office:value-type="float" office:value="2538" calcext:value-type="float">
            <text:p>2538</text:p>
          </table:table-cell>
          <table:table-cell table:style-name="ce38" table:formula="of:=[.$D20]*[.J20]" office:value-type="float" office:value="2538" calcext:value-type="float">
            <text:p>2538</text:p>
          </table:table-cell>
          <table:table-cell table:style-name="ce42" table:formula="of:=[.$D20]*[.K20]" office:value-type="float" office:value="1269" calcext:value-type="float">
            <text:p>1269</text:p>
          </table:table-cell>
          <table:table-cell table:style-name="ce45" table:formula="of:=[.L20]/[.$B20]" office:value-type="float" office:value="6345" calcext:value-type="float">
            <text:p>6345.0</text:p>
          </table:table-cell>
          <table:table-cell table:style-name="ce48" table:formula="of:=[.M20]/[.$B20]" office:value-type="float" office:value="6345" calcext:value-type="float">
            <text:p>6345.0</text:p>
          </table:table-cell>
          <table:table-cell table:style-name="ce50" table:formula="of:=[.N20]/[.$B20]" office:value-type="float" office:value="6345" calcext:value-type="float">
            <text:p>6345.0</text:p>
          </table:table-cell>
          <table:table-cell table:style-name="ce52" table:formula="of:=[.O20]/[.$B20]" office:value-type="float" office:value="3172.5" calcext:value-type="float">
            <text:p>3172.5</text:p>
          </table:table-cell>
          <table:table-cell table:style-name="ce55" table:formula="of:=([.L20]+[.M20]+[.N20]+[.O20])/[.$B20]" office:value-type="float" office:value="22207.5" calcext:value-type="float">
            <text:p>22207.5</text:p>
          </table:table-cell>
          <table:table-cell table:style-name="Default"/>
          <table:table-cell table:style-name="ce1" table:number-columns-repeated="1003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0:.B21])" office:value-type="percentage" office:value="3.6" calcext:value-type="percentage">
            <text:p>360.0%</text:p>
          </table:table-cell>
          <table:table-cell table:style-name="ce5" table:formula="of:=COM.MICROSOFT.FLOOR.MATH(100*2^([.A21]/3))" office:value-type="float" office:value="1600" calcext:value-type="float">
            <text:p>1600</text:p>
          </table:table-cell>
          <table:table-cell table:style-name="ce5" table:formula="of:=SUM([.$D21:.D$10])" office:value-type="float" office:value="6763" calcext:value-type="float">
            <text:p>6763</text:p>
          </table:table-cell>
          <table:table-cell table:style-name="ce5" table:formula="of:=[.A21]*10" office:value-type="float" office:value="120" calcext:value-type="float">
            <text:p>120</text:p>
          </table:table-cell>
          <table:table-cell table:style-name="ce5" table:formula="of:=[.D21]*[.F21]" office:value-type="float" office:value="192000" calcext:value-type="float">
            <text:p>192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1]*[.H21]" office:value-type="float" office:value="3200" calcext:value-type="float">
            <text:p>3200</text:p>
          </table:table-cell>
          <table:table-cell table:style-name="ce34" table:formula="of:=[.$D21]*[.I21]" office:value-type="float" office:value="3200" calcext:value-type="float">
            <text:p>3200</text:p>
          </table:table-cell>
          <table:table-cell table:style-name="ce38" table:formula="of:=[.$D21]*[.J21]" office:value-type="float" office:value="3200" calcext:value-type="float">
            <text:p>3200</text:p>
          </table:table-cell>
          <table:table-cell table:style-name="ce42" table:formula="of:=[.$D21]*[.K21]" office:value-type="float" office:value="1600" calcext:value-type="float">
            <text:p>1600</text:p>
          </table:table-cell>
          <table:table-cell table:style-name="ce45" table:formula="of:=[.L21]/[.$B21]" office:value-type="float" office:value="8000" calcext:value-type="float">
            <text:p>8000.0</text:p>
          </table:table-cell>
          <table:table-cell table:style-name="ce48" table:formula="of:=[.M21]/[.$B21]" office:value-type="float" office:value="8000" calcext:value-type="float">
            <text:p>8000.0</text:p>
          </table:table-cell>
          <table:table-cell table:style-name="ce50" table:formula="of:=[.N21]/[.$B21]" office:value-type="float" office:value="8000" calcext:value-type="float">
            <text:p>8000.0</text:p>
          </table:table-cell>
          <table:table-cell table:style-name="ce52" table:formula="of:=[.O21]/[.$B21]" office:value-type="float" office:value="4000" calcext:value-type="float">
            <text:p>4000.0</text:p>
          </table:table-cell>
          <table:table-cell table:style-name="ce55" table:formula="of:=([.L21]+[.M21]+[.N21]+[.O21])/[.$B21]" office:value-type="float" office:value="28000" calcext:value-type="float">
            <text:p>28000.0</text:p>
          </table:table-cell>
          <table:table-cell table:style-name="Default"/>
          <table:table-cell table:style-name="ce1" table:number-columns-repeated="1003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0:.B22])" office:value-type="percentage" office:value="4" calcext:value-type="percentage">
            <text:p>400.0%</text:p>
          </table:table-cell>
          <table:table-cell table:style-name="ce5" table:formula="of:=COM.MICROSOFT.FLOOR.MATH(100*2^([.A22]/3))" office:value-type="float" office:value="2015" calcext:value-type="float">
            <text:p>2015</text:p>
          </table:table-cell>
          <table:table-cell table:style-name="ce5" table:formula="of:=SUM([.$D22:.D$10])" office:value-type="float" office:value="8778" calcext:value-type="float">
            <text:p>8778</text:p>
          </table:table-cell>
          <table:table-cell table:style-name="ce5" table:formula="of:=[.A22]*10" office:value-type="float" office:value="130" calcext:value-type="float">
            <text:p>130</text:p>
          </table:table-cell>
          <table:table-cell table:style-name="ce5" table:formula="of:=[.D22]*[.F22]" office:value-type="float" office:value="261950" calcext:value-type="float">
            <text:p>26195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2]*[.H22]" office:value-type="float" office:value="4030" calcext:value-type="float">
            <text:p>4030</text:p>
          </table:table-cell>
          <table:table-cell table:style-name="ce34" table:formula="of:=[.$D22]*[.I22]" office:value-type="float" office:value="4030" calcext:value-type="float">
            <text:p>4030</text:p>
          </table:table-cell>
          <table:table-cell table:style-name="ce38" table:formula="of:=[.$D22]*[.J22]" office:value-type="float" office:value="4030" calcext:value-type="float">
            <text:p>4030</text:p>
          </table:table-cell>
          <table:table-cell table:style-name="ce42" table:formula="of:=[.$D22]*[.K22]" office:value-type="float" office:value="2015" calcext:value-type="float">
            <text:p>2015</text:p>
          </table:table-cell>
          <table:table-cell table:style-name="ce45" table:formula="of:=[.L22]/[.$B22]" office:value-type="float" office:value="10075" calcext:value-type="float">
            <text:p>10075.0</text:p>
          </table:table-cell>
          <table:table-cell table:style-name="ce48" table:formula="of:=[.M22]/[.$B22]" office:value-type="float" office:value="10075" calcext:value-type="float">
            <text:p>10075.0</text:p>
          </table:table-cell>
          <table:table-cell table:style-name="ce50" table:formula="of:=[.N22]/[.$B22]" office:value-type="float" office:value="10075" calcext:value-type="float">
            <text:p>10075.0</text:p>
          </table:table-cell>
          <table:table-cell table:style-name="ce52" table:formula="of:=[.O22]/[.$B22]" office:value-type="float" office:value="5037.5" calcext:value-type="float">
            <text:p>5037.5</text:p>
          </table:table-cell>
          <table:table-cell table:style-name="ce55" table:formula="of:=([.L22]+[.M22]+[.N22]+[.O22])/[.$B22]" office:value-type="float" office:value="35262.5" calcext:value-type="float">
            <text:p>35262.5</text:p>
          </table:table-cell>
          <table:table-cell table:style-name="Default"/>
          <table:table-cell table:style-name="ce1" table:number-columns-repeated="1003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0:.B23])" office:value-type="percentage" office:value="4.4" calcext:value-type="percentage">
            <text:p>440.0%</text:p>
          </table:table-cell>
          <table:table-cell table:style-name="ce5" table:formula="of:=COM.MICROSOFT.FLOOR.MATH(100*2^([.A23]/3))" office:value-type="float" office:value="2539" calcext:value-type="float">
            <text:p>2539</text:p>
          </table:table-cell>
          <table:table-cell table:style-name="ce5" table:formula="of:=SUM([.$D23:.D$10])" office:value-type="float" office:value="11317" calcext:value-type="float">
            <text:p>11317</text:p>
          </table:table-cell>
          <table:table-cell table:style-name="ce5" table:formula="of:=[.A23]*10" office:value-type="float" office:value="140" calcext:value-type="float">
            <text:p>140</text:p>
          </table:table-cell>
          <table:table-cell table:style-name="ce5" table:formula="of:=[.D23]*[.F23]" office:value-type="float" office:value="355460" calcext:value-type="float">
            <text:p>35546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3]*[.H23]" office:value-type="float" office:value="5078" calcext:value-type="float">
            <text:p>5078</text:p>
          </table:table-cell>
          <table:table-cell table:style-name="ce34" table:formula="of:=[.$D23]*[.I23]" office:value-type="float" office:value="5078" calcext:value-type="float">
            <text:p>5078</text:p>
          </table:table-cell>
          <table:table-cell table:style-name="ce38" table:formula="of:=[.$D23]*[.J23]" office:value-type="float" office:value="5078" calcext:value-type="float">
            <text:p>5078</text:p>
          </table:table-cell>
          <table:table-cell table:style-name="ce42" table:formula="of:=[.$D23]*[.K23]" office:value-type="float" office:value="2539" calcext:value-type="float">
            <text:p>2539</text:p>
          </table:table-cell>
          <table:table-cell table:style-name="ce45" table:formula="of:=[.L23]/[.$B23]" office:value-type="float" office:value="12695" calcext:value-type="float">
            <text:p>12695.0</text:p>
          </table:table-cell>
          <table:table-cell table:style-name="ce48" table:formula="of:=[.M23]/[.$B23]" office:value-type="float" office:value="12695" calcext:value-type="float">
            <text:p>12695.0</text:p>
          </table:table-cell>
          <table:table-cell table:style-name="ce50" table:formula="of:=[.N23]/[.$B23]" office:value-type="float" office:value="12695" calcext:value-type="float">
            <text:p>12695.0</text:p>
          </table:table-cell>
          <table:table-cell table:style-name="ce52" table:formula="of:=[.O23]/[.$B23]" office:value-type="float" office:value="6347.5" calcext:value-type="float">
            <text:p>6347.5</text:p>
          </table:table-cell>
          <table:table-cell table:style-name="ce55" table:formula="of:=([.L23]+[.M23]+[.N23]+[.O23])/[.$B23]" office:value-type="float" office:value="44432.5" calcext:value-type="float">
            <text:p>44432.5</text:p>
          </table:table-cell>
          <table:table-cell table:style-name="Default"/>
          <table:table-cell table:style-name="ce1" table:number-columns-repeated="1003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0:.B24])" office:value-type="percentage" office:value="4.8" calcext:value-type="percentage">
            <text:p>480.0%</text:p>
          </table:table-cell>
          <table:table-cell table:style-name="ce5" table:formula="of:=COM.MICROSOFT.FLOOR.MATH(100*2^([.A24]/3))" office:value-type="float" office:value="3200" calcext:value-type="float">
            <text:p>3200</text:p>
          </table:table-cell>
          <table:table-cell table:style-name="ce5" table:formula="of:=SUM([.$D24:.D$10])" office:value-type="float" office:value="14517" calcext:value-type="float">
            <text:p>14517</text:p>
          </table:table-cell>
          <table:table-cell table:style-name="ce5" table:formula="of:=[.A24]*10" office:value-type="float" office:value="150" calcext:value-type="float">
            <text:p>150</text:p>
          </table:table-cell>
          <table:table-cell table:style-name="ce5" table:formula="of:=[.D24]*[.F24]" office:value-type="float" office:value="480000" calcext:value-type="float">
            <text:p>480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4]*[.H24]" office:value-type="float" office:value="6400" calcext:value-type="float">
            <text:p>6400</text:p>
          </table:table-cell>
          <table:table-cell table:style-name="ce34" table:formula="of:=[.$D24]*[.I24]" office:value-type="float" office:value="6400" calcext:value-type="float">
            <text:p>6400</text:p>
          </table:table-cell>
          <table:table-cell table:style-name="ce38" table:formula="of:=[.$D24]*[.J24]" office:value-type="float" office:value="6400" calcext:value-type="float">
            <text:p>6400</text:p>
          </table:table-cell>
          <table:table-cell table:style-name="ce42" table:formula="of:=[.$D24]*[.K24]" office:value-type="float" office:value="3200" calcext:value-type="float">
            <text:p>3200</text:p>
          </table:table-cell>
          <table:table-cell table:style-name="ce45" table:formula="of:=[.L24]/[.$B24]" office:value-type="float" office:value="16000" calcext:value-type="float">
            <text:p>16000.0</text:p>
          </table:table-cell>
          <table:table-cell table:style-name="ce48" table:formula="of:=[.M24]/[.$B24]" office:value-type="float" office:value="16000" calcext:value-type="float">
            <text:p>16000.0</text:p>
          </table:table-cell>
          <table:table-cell table:style-name="ce50" table:formula="of:=[.N24]/[.$B24]" office:value-type="float" office:value="16000" calcext:value-type="float">
            <text:p>16000.0</text:p>
          </table:table-cell>
          <table:table-cell table:style-name="ce52" table:formula="of:=[.O24]/[.$B24]" office:value-type="float" office:value="8000" calcext:value-type="float">
            <text:p>8000.0</text:p>
          </table:table-cell>
          <table:table-cell table:style-name="ce55" table:formula="of:=([.L24]+[.M24]+[.N24]+[.O24])/[.$B24]" office:value-type="float" office:value="56000" calcext:value-type="float">
            <text:p>56000.0</text:p>
          </table:table-cell>
          <table:table-cell table:style-name="Default"/>
          <table:table-cell table:style-name="ce1" table:number-columns-repeated="1003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0:.B25])" office:value-type="percentage" office:value="5.2" calcext:value-type="percentage">
            <text:p>520.0%</text:p>
          </table:table-cell>
          <table:table-cell table:style-name="ce5" table:formula="of:=COM.MICROSOFT.FLOOR.MATH(100*2^([.A25]/3))" office:value-type="float" office:value="4031" calcext:value-type="float">
            <text:p>4031</text:p>
          </table:table-cell>
          <table:table-cell table:style-name="ce5" table:formula="of:=SUM([.$D25:.D$10])" office:value-type="float" office:value="18548" calcext:value-type="float">
            <text:p>18548</text:p>
          </table:table-cell>
          <table:table-cell table:style-name="ce5" table:formula="of:=[.A25]*10" office:value-type="float" office:value="160" calcext:value-type="float">
            <text:p>160</text:p>
          </table:table-cell>
          <table:table-cell table:style-name="ce5" table:formula="of:=[.D25]*[.F25]" office:value-type="float" office:value="644960" calcext:value-type="float">
            <text:p>64496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5]*[.H25]" office:value-type="float" office:value="8062" calcext:value-type="float">
            <text:p>8062</text:p>
          </table:table-cell>
          <table:table-cell table:style-name="ce34" table:formula="of:=[.$D25]*[.I25]" office:value-type="float" office:value="8062" calcext:value-type="float">
            <text:p>8062</text:p>
          </table:table-cell>
          <table:table-cell table:style-name="ce38" table:formula="of:=[.$D25]*[.J25]" office:value-type="float" office:value="8062" calcext:value-type="float">
            <text:p>8062</text:p>
          </table:table-cell>
          <table:table-cell table:style-name="ce42" table:formula="of:=[.$D25]*[.K25]" office:value-type="float" office:value="4031" calcext:value-type="float">
            <text:p>4031</text:p>
          </table:table-cell>
          <table:table-cell table:style-name="ce45" table:formula="of:=[.L25]/[.$B25]" office:value-type="float" office:value="20155" calcext:value-type="float">
            <text:p>20155.0</text:p>
          </table:table-cell>
          <table:table-cell table:style-name="ce48" table:formula="of:=[.M25]/[.$B25]" office:value-type="float" office:value="20155" calcext:value-type="float">
            <text:p>20155.0</text:p>
          </table:table-cell>
          <table:table-cell table:style-name="ce50" table:formula="of:=[.N25]/[.$B25]" office:value-type="float" office:value="20155" calcext:value-type="float">
            <text:p>20155.0</text:p>
          </table:table-cell>
          <table:table-cell table:style-name="ce52" table:formula="of:=[.O25]/[.$B25]" office:value-type="float" office:value="10077.5" calcext:value-type="float">
            <text:p>10077.5</text:p>
          </table:table-cell>
          <table:table-cell table:style-name="ce55" table:formula="of:=([.L25]+[.M25]+[.N25]+[.O25])/[.$B25]" office:value-type="float" office:value="70542.5" calcext:value-type="float">
            <text:p>70542.5</text:p>
          </table:table-cell>
          <table:table-cell table:style-name="Default"/>
          <table:table-cell table:style-name="ce1" table:number-columns-repeated="1003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0:.B26])" office:value-type="percentage" office:value="5.6" calcext:value-type="percentage">
            <text:p>560.0%</text:p>
          </table:table-cell>
          <table:table-cell table:style-name="ce5" table:formula="of:=COM.MICROSOFT.FLOOR.MATH(100*2^([.A26]/3))" office:value-type="float" office:value="5079" calcext:value-type="float">
            <text:p>5079</text:p>
          </table:table-cell>
          <table:table-cell table:style-name="ce5" table:formula="of:=SUM([.$D26:.D$10])" office:value-type="float" office:value="23627" calcext:value-type="float">
            <text:p>23627</text:p>
          </table:table-cell>
          <table:table-cell table:style-name="ce5" table:formula="of:=[.A26]*10" office:value-type="float" office:value="170" calcext:value-type="float">
            <text:p>170</text:p>
          </table:table-cell>
          <table:table-cell table:style-name="ce5" table:formula="of:=[.D26]*[.F26]" office:value-type="float" office:value="863430" calcext:value-type="float">
            <text:p>86343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6]*[.H26]" office:value-type="float" office:value="10158" calcext:value-type="float">
            <text:p>10158</text:p>
          </table:table-cell>
          <table:table-cell table:style-name="ce34" table:formula="of:=[.$D26]*[.I26]" office:value-type="float" office:value="10158" calcext:value-type="float">
            <text:p>10158</text:p>
          </table:table-cell>
          <table:table-cell table:style-name="ce38" table:formula="of:=[.$D26]*[.J26]" office:value-type="float" office:value="10158" calcext:value-type="float">
            <text:p>10158</text:p>
          </table:table-cell>
          <table:table-cell table:style-name="ce42" table:formula="of:=[.$D26]*[.K26]" office:value-type="float" office:value="5079" calcext:value-type="float">
            <text:p>5079</text:p>
          </table:table-cell>
          <table:table-cell table:style-name="ce45" table:formula="of:=[.L26]/[.$B26]" office:value-type="float" office:value="25395" calcext:value-type="float">
            <text:p>25395.0</text:p>
          </table:table-cell>
          <table:table-cell table:style-name="ce48" table:formula="of:=[.M26]/[.$B26]" office:value-type="float" office:value="25395" calcext:value-type="float">
            <text:p>25395.0</text:p>
          </table:table-cell>
          <table:table-cell table:style-name="ce50" table:formula="of:=[.N26]/[.$B26]" office:value-type="float" office:value="25395" calcext:value-type="float">
            <text:p>25395.0</text:p>
          </table:table-cell>
          <table:table-cell table:style-name="ce52" table:formula="of:=[.O26]/[.$B26]" office:value-type="float" office:value="12697.5" calcext:value-type="float">
            <text:p>12697.5</text:p>
          </table:table-cell>
          <table:table-cell table:style-name="ce55" table:formula="of:=([.L26]+[.M26]+[.N26]+[.O26])/[.$B26]" office:value-type="float" office:value="88882.5" calcext:value-type="float">
            <text:p>88882.5</text:p>
          </table:table-cell>
          <table:table-cell table:style-name="Default"/>
          <table:table-cell table:style-name="ce1" table:number-columns-repeated="1003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0:.B27])" office:value-type="percentage" office:value="6" calcext:value-type="percentage">
            <text:p>600.0%</text:p>
          </table:table-cell>
          <table:table-cell table:style-name="ce5" table:formula="of:=COM.MICROSOFT.FLOOR.MATH(100*2^([.A27]/3))" office:value-type="float" office:value="6400" calcext:value-type="float">
            <text:p>6400</text:p>
          </table:table-cell>
          <table:table-cell table:style-name="ce5" table:formula="of:=SUM([.$D27:.D$10])" office:value-type="float" office:value="30027" calcext:value-type="float">
            <text:p>30027</text:p>
          </table:table-cell>
          <table:table-cell table:style-name="ce5" table:formula="of:=[.A27]*10" office:value-type="float" office:value="180" calcext:value-type="float">
            <text:p>180</text:p>
          </table:table-cell>
          <table:table-cell table:style-name="ce5" table:formula="of:=[.D27]*[.F27]" office:value-type="float" office:value="1152000" calcext:value-type="float">
            <text:p>1152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7]*[.H27]" office:value-type="float" office:value="12800" calcext:value-type="float">
            <text:p>12800</text:p>
          </table:table-cell>
          <table:table-cell table:style-name="ce34" table:formula="of:=[.$D27]*[.I27]" office:value-type="float" office:value="12800" calcext:value-type="float">
            <text:p>12800</text:p>
          </table:table-cell>
          <table:table-cell table:style-name="ce38" table:formula="of:=[.$D27]*[.J27]" office:value-type="float" office:value="12800" calcext:value-type="float">
            <text:p>12800</text:p>
          </table:table-cell>
          <table:table-cell table:style-name="ce42" table:formula="of:=[.$D27]*[.K27]" office:value-type="float" office:value="6400" calcext:value-type="float">
            <text:p>6400</text:p>
          </table:table-cell>
          <table:table-cell table:style-name="ce45" table:formula="of:=[.L27]/[.$B27]" office:value-type="float" office:value="32000" calcext:value-type="float">
            <text:p>32000.0</text:p>
          </table:table-cell>
          <table:table-cell table:style-name="ce48" table:formula="of:=[.M27]/[.$B27]" office:value-type="float" office:value="32000" calcext:value-type="float">
            <text:p>32000.0</text:p>
          </table:table-cell>
          <table:table-cell table:style-name="ce50" table:formula="of:=[.N27]/[.$B27]" office:value-type="float" office:value="32000" calcext:value-type="float">
            <text:p>32000.0</text:p>
          </table:table-cell>
          <table:table-cell table:style-name="ce52" table:formula="of:=[.O27]/[.$B27]" office:value-type="float" office:value="16000" calcext:value-type="float">
            <text:p>16000.0</text:p>
          </table:table-cell>
          <table:table-cell table:style-name="ce55" table:formula="of:=([.L27]+[.M27]+[.N27]+[.O27])/[.$B27]" office:value-type="float" office:value="112000" calcext:value-type="float">
            <text:p>112000.0</text:p>
          </table:table-cell>
          <table:table-cell table:style-name="Default"/>
          <table:table-cell table:style-name="ce1" table:number-columns-repeated="1003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0:.B28])" office:value-type="percentage" office:value="6.4" calcext:value-type="percentage">
            <text:p>640.0%</text:p>
          </table:table-cell>
          <table:table-cell table:style-name="ce5" table:formula="of:=COM.MICROSOFT.FLOOR.MATH(100*2^([.A28]/3))" office:value-type="float" office:value="8063" calcext:value-type="float">
            <text:p>8063</text:p>
          </table:table-cell>
          <table:table-cell table:style-name="ce5" table:formula="of:=SUM([.$D28:.D$10])" office:value-type="float" office:value="38090" calcext:value-type="float">
            <text:p>38090</text:p>
          </table:table-cell>
          <table:table-cell table:style-name="ce5" table:formula="of:=[.A28]*10" office:value-type="float" office:value="190" calcext:value-type="float">
            <text:p>190</text:p>
          </table:table-cell>
          <table:table-cell table:style-name="ce5" table:formula="of:=[.D28]*[.F28]" office:value-type="float" office:value="1531970" calcext:value-type="float">
            <text:p>153197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8]*[.H28]" office:value-type="float" office:value="16126" calcext:value-type="float">
            <text:p>16126</text:p>
          </table:table-cell>
          <table:table-cell table:style-name="ce34" table:formula="of:=[.$D28]*[.I28]" office:value-type="float" office:value="16126" calcext:value-type="float">
            <text:p>16126</text:p>
          </table:table-cell>
          <table:table-cell table:style-name="ce38" table:formula="of:=[.$D28]*[.J28]" office:value-type="float" office:value="16126" calcext:value-type="float">
            <text:p>16126</text:p>
          </table:table-cell>
          <table:table-cell table:style-name="ce42" table:formula="of:=[.$D28]*[.K28]" office:value-type="float" office:value="8063" calcext:value-type="float">
            <text:p>8063</text:p>
          </table:table-cell>
          <table:table-cell table:style-name="ce45" table:formula="of:=[.L28]/[.$B28]" office:value-type="float" office:value="40315" calcext:value-type="float">
            <text:p>40315.0</text:p>
          </table:table-cell>
          <table:table-cell table:style-name="ce48" table:formula="of:=[.M28]/[.$B28]" office:value-type="float" office:value="40315" calcext:value-type="float">
            <text:p>40315.0</text:p>
          </table:table-cell>
          <table:table-cell table:style-name="ce50" table:formula="of:=[.N28]/[.$B28]" office:value-type="float" office:value="40315" calcext:value-type="float">
            <text:p>40315.0</text:p>
          </table:table-cell>
          <table:table-cell table:style-name="ce52" table:formula="of:=[.O28]/[.$B28]" office:value-type="float" office:value="20157.5" calcext:value-type="float">
            <text:p>20157.5</text:p>
          </table:table-cell>
          <table:table-cell table:style-name="ce55" table:formula="of:=([.L28]+[.M28]+[.N28]+[.O28])/[.$B28]" office:value-type="float" office:value="141102.5" calcext:value-type="float">
            <text:p>141102.5</text:p>
          </table:table-cell>
          <table:table-cell table:style-name="Default"/>
          <table:table-cell table:style-name="ce1" table:number-columns-repeated="1003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0:.B29])" office:value-type="percentage" office:value="6.8" calcext:value-type="percentage">
            <text:p>680.0%</text:p>
          </table:table-cell>
          <table:table-cell table:style-name="ce5" table:formula="of:=COM.MICROSOFT.FLOOR.MATH(100*2^([.A29]/3))" office:value-type="float" office:value="10159" calcext:value-type="float">
            <text:p>10159</text:p>
          </table:table-cell>
          <table:table-cell table:style-name="ce5" table:formula="of:=SUM([.$D29:.D$10])" office:value-type="float" office:value="48249" calcext:value-type="float">
            <text:p>48249</text:p>
          </table:table-cell>
          <table:table-cell table:style-name="ce5" table:formula="of:=[.A29]*10" office:value-type="float" office:value="200" calcext:value-type="float">
            <text:p>200</text:p>
          </table:table-cell>
          <table:table-cell table:style-name="ce5" table:formula="of:=[.D29]*[.F29]" office:value-type="float" office:value="2031800" calcext:value-type="float">
            <text:p>20318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9]*[.H29]" office:value-type="float" office:value="20318" calcext:value-type="float">
            <text:p>20318</text:p>
          </table:table-cell>
          <table:table-cell table:style-name="ce34" table:formula="of:=[.$D29]*[.I29]" office:value-type="float" office:value="20318" calcext:value-type="float">
            <text:p>20318</text:p>
          </table:table-cell>
          <table:table-cell table:style-name="ce38" table:formula="of:=[.$D29]*[.J29]" office:value-type="float" office:value="20318" calcext:value-type="float">
            <text:p>20318</text:p>
          </table:table-cell>
          <table:table-cell table:style-name="ce42" table:formula="of:=[.$D29]*[.K29]" office:value-type="float" office:value="10159" calcext:value-type="float">
            <text:p>10159</text:p>
          </table:table-cell>
          <table:table-cell table:style-name="ce45" table:formula="of:=[.L29]/[.$B29]" office:value-type="float" office:value="50795" calcext:value-type="float">
            <text:p>50795.0</text:p>
          </table:table-cell>
          <table:table-cell table:style-name="ce48" table:formula="of:=[.M29]/[.$B29]" office:value-type="float" office:value="50795" calcext:value-type="float">
            <text:p>50795.0</text:p>
          </table:table-cell>
          <table:table-cell table:style-name="ce50" table:formula="of:=[.N29]/[.$B29]" office:value-type="float" office:value="50795" calcext:value-type="float">
            <text:p>50795.0</text:p>
          </table:table-cell>
          <table:table-cell table:style-name="ce52" table:formula="of:=[.O29]/[.$B29]" office:value-type="float" office:value="25397.5" calcext:value-type="float">
            <text:p>25397.5</text:p>
          </table:table-cell>
          <table:table-cell table:style-name="ce55" table:formula="of:=([.L29]+[.M29]+[.N29]+[.O29])/[.$B29]" office:value-type="float" office:value="177782.5" calcext:value-type="float">
            <text:p>177782.5</text:p>
          </table:table-cell>
          <table:table-cell table:style-name="Default"/>
          <table:table-cell table:style-name="ce1" table:number-columns-repeated="1003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0:.B30])" office:value-type="percentage" office:value="7.2" calcext:value-type="percentage">
            <text:p>720.0%</text:p>
          </table:table-cell>
          <table:table-cell table:style-name="ce5" table:formula="of:=COM.MICROSOFT.FLOOR.MATH(100*2^([.A30]/3))" office:value-type="float" office:value="12800" calcext:value-type="float">
            <text:p>12800</text:p>
          </table:table-cell>
          <table:table-cell table:style-name="ce5" table:formula="of:=SUM([.$D30:.D$10])" office:value-type="float" office:value="61049" calcext:value-type="float">
            <text:p>61049</text:p>
          </table:table-cell>
          <table:table-cell table:style-name="ce5" table:formula="of:=[.A30]*10" office:value-type="float" office:value="210" calcext:value-type="float">
            <text:p>210</text:p>
          </table:table-cell>
          <table:table-cell table:style-name="ce5" table:formula="of:=[.D30]*[.F30]" office:value-type="float" office:value="2688000" calcext:value-type="float">
            <text:p>2688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0]*[.H30]" office:value-type="float" office:value="25600" calcext:value-type="float">
            <text:p>25600</text:p>
          </table:table-cell>
          <table:table-cell table:style-name="ce34" table:formula="of:=[.$D30]*[.I30]" office:value-type="float" office:value="25600" calcext:value-type="float">
            <text:p>25600</text:p>
          </table:table-cell>
          <table:table-cell table:style-name="ce38" table:formula="of:=[.$D30]*[.J30]" office:value-type="float" office:value="25600" calcext:value-type="float">
            <text:p>25600</text:p>
          </table:table-cell>
          <table:table-cell table:style-name="ce42" table:formula="of:=[.$D30]*[.K30]" office:value-type="float" office:value="12800" calcext:value-type="float">
            <text:p>12800</text:p>
          </table:table-cell>
          <table:table-cell table:style-name="ce45" table:formula="of:=[.L30]/[.$B30]" office:value-type="float" office:value="64000" calcext:value-type="float">
            <text:p>64000.0</text:p>
          </table:table-cell>
          <table:table-cell table:style-name="ce48" table:formula="of:=[.M30]/[.$B30]" office:value-type="float" office:value="64000" calcext:value-type="float">
            <text:p>64000.0</text:p>
          </table:table-cell>
          <table:table-cell table:style-name="ce50" table:formula="of:=[.N30]/[.$B30]" office:value-type="float" office:value="64000" calcext:value-type="float">
            <text:p>64000.0</text:p>
          </table:table-cell>
          <table:table-cell table:style-name="ce52" table:formula="of:=[.O30]/[.$B30]" office:value-type="float" office:value="32000" calcext:value-type="float">
            <text:p>32000.0</text:p>
          </table:table-cell>
          <table:table-cell table:style-name="ce55" table:formula="of:=([.L30]+[.M30]+[.N30]+[.O30])/[.$B30]" office:value-type="float" office:value="224000" calcext:value-type="float">
            <text:p>224000.0</text:p>
          </table:table-cell>
          <table:table-cell table:style-name="Default"/>
          <table:table-cell table:style-name="ce1" table:number-columns-repeated="100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0:.B31])" office:value-type="percentage" office:value="7.6" calcext:value-type="percentage">
            <text:p>760.0%</text:p>
          </table:table-cell>
          <table:table-cell table:style-name="ce5" table:formula="of:=COM.MICROSOFT.FLOOR.MATH(100*2^([.A31]/3))" office:value-type="float" office:value="16126" calcext:value-type="float">
            <text:p>16126</text:p>
          </table:table-cell>
          <table:table-cell table:style-name="ce5" table:formula="of:=SUM([.$D31:.D$10])" office:value-type="float" office:value="77175" calcext:value-type="float">
            <text:p>77175</text:p>
          </table:table-cell>
          <table:table-cell table:style-name="ce5" table:formula="of:=[.A31]*10" office:value-type="float" office:value="220" calcext:value-type="float">
            <text:p>220</text:p>
          </table:table-cell>
          <table:table-cell table:style-name="ce5" table:formula="of:=[.D31]*[.F31]" office:value-type="float" office:value="3547720" calcext:value-type="float">
            <text:p>354772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1]*[.H31]" office:value-type="float" office:value="32252" calcext:value-type="float">
            <text:p>32252</text:p>
          </table:table-cell>
          <table:table-cell table:style-name="ce34" table:formula="of:=[.$D31]*[.I31]" office:value-type="float" office:value="32252" calcext:value-type="float">
            <text:p>32252</text:p>
          </table:table-cell>
          <table:table-cell table:style-name="ce38" table:formula="of:=[.$D31]*[.J31]" office:value-type="float" office:value="32252" calcext:value-type="float">
            <text:p>32252</text:p>
          </table:table-cell>
          <table:table-cell table:style-name="ce42" table:formula="of:=[.$D31]*[.K31]" office:value-type="float" office:value="16126" calcext:value-type="float">
            <text:p>16126</text:p>
          </table:table-cell>
          <table:table-cell table:style-name="ce45" table:formula="of:=[.L31]/[.$B31]" office:value-type="float" office:value="80630" calcext:value-type="float">
            <text:p>80630.0</text:p>
          </table:table-cell>
          <table:table-cell table:style-name="ce48" table:formula="of:=[.M31]/[.$B31]" office:value-type="float" office:value="80630" calcext:value-type="float">
            <text:p>80630.0</text:p>
          </table:table-cell>
          <table:table-cell table:style-name="ce50" table:formula="of:=[.N31]/[.$B31]" office:value-type="float" office:value="80630" calcext:value-type="float">
            <text:p>80630.0</text:p>
          </table:table-cell>
          <table:table-cell table:style-name="ce52" table:formula="of:=[.O31]/[.$B31]" office:value-type="float" office:value="40315" calcext:value-type="float">
            <text:p>40315.0</text:p>
          </table:table-cell>
          <table:table-cell table:style-name="ce55" table:formula="of:=([.L31]+[.M31]+[.N31]+[.O31])/[.$B31]" office:value-type="float" office:value="282205" calcext:value-type="float">
            <text:p>282205.0</text:p>
          </table:table-cell>
          <table:table-cell table:style-name="Default"/>
          <table:table-cell table:style-name="ce1" table:number-columns-repeated="1003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0:.B32])" office:value-type="percentage" office:value="8" calcext:value-type="percentage">
            <text:p>800.0%</text:p>
          </table:table-cell>
          <table:table-cell table:style-name="ce5" table:formula="of:=COM.MICROSOFT.FLOOR.MATH(100*2^([.A32]/3))" office:value-type="float" office:value="20318" calcext:value-type="float">
            <text:p>20318</text:p>
          </table:table-cell>
          <table:table-cell table:style-name="ce5" table:formula="of:=SUM([.$D32:.D$10])" office:value-type="float" office:value="97493" calcext:value-type="float">
            <text:p>97493</text:p>
          </table:table-cell>
          <table:table-cell table:style-name="ce5" table:formula="of:=[.A32]*10" office:value-type="float" office:value="230" calcext:value-type="float">
            <text:p>230</text:p>
          </table:table-cell>
          <table:table-cell table:style-name="ce5" table:formula="of:=[.D32]*[.F32]" office:value-type="float" office:value="4673140" calcext:value-type="float">
            <text:p>467314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2]*[.H32]" office:value-type="float" office:value="40636" calcext:value-type="float">
            <text:p>40636</text:p>
          </table:table-cell>
          <table:table-cell table:style-name="ce34" table:formula="of:=[.$D32]*[.I32]" office:value-type="float" office:value="40636" calcext:value-type="float">
            <text:p>40636</text:p>
          </table:table-cell>
          <table:table-cell table:style-name="ce38" table:formula="of:=[.$D32]*[.J32]" office:value-type="float" office:value="40636" calcext:value-type="float">
            <text:p>40636</text:p>
          </table:table-cell>
          <table:table-cell table:style-name="ce42" table:formula="of:=[.$D32]*[.K32]" office:value-type="float" office:value="20318" calcext:value-type="float">
            <text:p>20318</text:p>
          </table:table-cell>
          <table:table-cell table:style-name="ce45" table:formula="of:=[.L32]/[.$B32]" office:value-type="float" office:value="101590" calcext:value-type="float">
            <text:p>101590.0</text:p>
          </table:table-cell>
          <table:table-cell table:style-name="ce48" table:formula="of:=[.M32]/[.$B32]" office:value-type="float" office:value="101590" calcext:value-type="float">
            <text:p>101590.0</text:p>
          </table:table-cell>
          <table:table-cell table:style-name="ce50" table:formula="of:=[.N32]/[.$B32]" office:value-type="float" office:value="101590" calcext:value-type="float">
            <text:p>101590.0</text:p>
          </table:table-cell>
          <table:table-cell table:style-name="ce52" table:formula="of:=[.O32]/[.$B32]" office:value-type="float" office:value="50795" calcext:value-type="float">
            <text:p>50795.0</text:p>
          </table:table-cell>
          <table:table-cell table:style-name="ce55" table:formula="of:=([.L32]+[.M32]+[.N32]+[.O32])/[.$B32]" office:value-type="float" office:value="355565" calcext:value-type="float">
            <text:p>355565.0</text:p>
          </table:table-cell>
          <table:table-cell table:style-name="Default"/>
          <table:table-cell table:style-name="ce1" table:number-columns-repeated="100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0:.B33])" office:value-type="percentage" office:value="8.4" calcext:value-type="percentage">
            <text:p>840.0%</text:p>
          </table:table-cell>
          <table:table-cell table:style-name="ce5" table:formula="of:=COM.MICROSOFT.FLOOR.MATH(100*2^([.A33]/3))" office:value-type="float" office:value="25600" calcext:value-type="float">
            <text:p>25600</text:p>
          </table:table-cell>
          <table:table-cell table:style-name="ce5" table:formula="of:=SUM([.$D33:.D$10])" office:value-type="float" office:value="123093" calcext:value-type="float">
            <text:p>123093</text:p>
          </table:table-cell>
          <table:table-cell table:style-name="ce5" table:formula="of:=[.A33]*10" office:value-type="float" office:value="240" calcext:value-type="float">
            <text:p>240</text:p>
          </table:table-cell>
          <table:table-cell table:style-name="ce5" table:formula="of:=[.D33]*[.F33]" office:value-type="float" office:value="6144000" calcext:value-type="float">
            <text:p>6144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3]*[.H33]" office:value-type="float" office:value="51200" calcext:value-type="float">
            <text:p>51200</text:p>
          </table:table-cell>
          <table:table-cell table:style-name="ce34" table:formula="of:=[.$D33]*[.I33]" office:value-type="float" office:value="51200" calcext:value-type="float">
            <text:p>51200</text:p>
          </table:table-cell>
          <table:table-cell table:style-name="ce38" table:formula="of:=[.$D33]*[.J33]" office:value-type="float" office:value="51200" calcext:value-type="float">
            <text:p>51200</text:p>
          </table:table-cell>
          <table:table-cell table:style-name="ce42" table:formula="of:=[.$D33]*[.K33]" office:value-type="float" office:value="25600" calcext:value-type="float">
            <text:p>25600</text:p>
          </table:table-cell>
          <table:table-cell table:style-name="ce45" table:formula="of:=[.L33]/[.$B33]" office:value-type="float" office:value="128000" calcext:value-type="float">
            <text:p>128000.0</text:p>
          </table:table-cell>
          <table:table-cell table:style-name="ce48" table:formula="of:=[.M33]/[.$B33]" office:value-type="float" office:value="128000" calcext:value-type="float">
            <text:p>128000.0</text:p>
          </table:table-cell>
          <table:table-cell table:style-name="ce50" table:formula="of:=[.N33]/[.$B33]" office:value-type="float" office:value="128000" calcext:value-type="float">
            <text:p>128000.0</text:p>
          </table:table-cell>
          <table:table-cell table:style-name="ce52" table:formula="of:=[.O33]/[.$B33]" office:value-type="float" office:value="64000" calcext:value-type="float">
            <text:p>64000.0</text:p>
          </table:table-cell>
          <table:table-cell table:style-name="ce55" table:formula="of:=([.L33]+[.M33]+[.N33]+[.O33])/[.$B33]" office:value-type="float" office:value="448000" calcext:value-type="float">
            <text:p>448000.0</text:p>
          </table:table-cell>
          <table:table-cell table:style-name="Default"/>
          <table:table-cell table:style-name="ce1" table:number-columns-repeated="1003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0:.B34])" office:value-type="percentage" office:value="8.8" calcext:value-type="percentage">
            <text:p>880.0%</text:p>
          </table:table-cell>
          <table:table-cell table:style-name="ce5" table:formula="of:=COM.MICROSOFT.FLOOR.MATH(100*2^([.A34]/3))" office:value-type="float" office:value="32253" calcext:value-type="float">
            <text:p>32253</text:p>
          </table:table-cell>
          <table:table-cell table:style-name="ce5" table:formula="of:=SUM([.$D34:.D$10])" office:value-type="float" office:value="155346" calcext:value-type="float">
            <text:p>155346</text:p>
          </table:table-cell>
          <table:table-cell table:style-name="ce5" table:formula="of:=[.A34]*10" office:value-type="float" office:value="250" calcext:value-type="float">
            <text:p>250</text:p>
          </table:table-cell>
          <table:table-cell table:style-name="ce5" table:formula="of:=[.D34]*[.F34]" office:value-type="float" office:value="8063250" calcext:value-type="float">
            <text:p>806325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4]*[.H34]" office:value-type="float" office:value="64506" calcext:value-type="float">
            <text:p>64506</text:p>
          </table:table-cell>
          <table:table-cell table:style-name="ce34" table:formula="of:=[.$D34]*[.I34]" office:value-type="float" office:value="64506" calcext:value-type="float">
            <text:p>64506</text:p>
          </table:table-cell>
          <table:table-cell table:style-name="ce38" table:formula="of:=[.$D34]*[.J34]" office:value-type="float" office:value="64506" calcext:value-type="float">
            <text:p>64506</text:p>
          </table:table-cell>
          <table:table-cell table:style-name="ce42" table:formula="of:=[.$D34]*[.K34]" office:value-type="float" office:value="32253" calcext:value-type="float">
            <text:p>32253</text:p>
          </table:table-cell>
          <table:table-cell table:style-name="ce45" table:formula="of:=[.L34]/[.$B34]" office:value-type="float" office:value="161265" calcext:value-type="float">
            <text:p>161265.0</text:p>
          </table:table-cell>
          <table:table-cell table:style-name="ce48" table:formula="of:=[.M34]/[.$B34]" office:value-type="float" office:value="161265" calcext:value-type="float">
            <text:p>161265.0</text:p>
          </table:table-cell>
          <table:table-cell table:style-name="ce50" table:formula="of:=[.N34]/[.$B34]" office:value-type="float" office:value="161265" calcext:value-type="float">
            <text:p>161265.0</text:p>
          </table:table-cell>
          <table:table-cell table:style-name="ce52" table:formula="of:=[.O34]/[.$B34]" office:value-type="float" office:value="80632.5" calcext:value-type="float">
            <text:p>80632.5</text:p>
          </table:table-cell>
          <table:table-cell table:style-name="ce55" table:formula="of:=([.L34]+[.M34]+[.N34]+[.O34])/[.$B34]" office:value-type="float" office:value="564427.5" calcext:value-type="float">
            <text:p>564427.5</text:p>
          </table:table-cell>
          <table:table-cell table:style-name="Default"/>
          <table:table-cell table:style-name="ce1" table:number-columns-repeated="1003"/>
        </table:table-row>
        <table:table-row table:style-name="ro1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3" office:value-type="string" calcext:value-type="string">
            <text:p>Bullet-Speed</text:p>
          </table:table-cell>
          <table:table-cell table:style-name="ce10" office:value-type="string" calcext:value-type="string">
            <text:p>Modifier</text:p>
          </table:table-cell>
          <table:table-cell table:style-name="ce10" office:value-type="string" calcext:value-type="string">
            <text:p>CumMod</text:p>
          </table:table-cell>
          <table:table-cell table:style-name="ce10" office:value-type="string" calcext:value-type="string">
            <text:p>Cycles</text:p>
          </table:table-cell>
          <table:table-cell table:style-name="ce10" office:value-type="string" calcext:value-type="string">
            <text:p>CumCyc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 x Cycles</text:p>
          </table:table-cell>
          <table:table-cell table:style-name="ce10" office:value-type="string" calcext:value-type="string">
            <text:p>SP R/Cycle</text:p>
          </table:table-cell>
          <table:table-cell table:style-name="ce10" office:value-type="string" calcext:value-type="string">
            <text:p>SP G/Cycle</text:p>
          </table:table-cell>
          <table:table-cell table:style-name="ce10" office:value-type="string" calcext:value-type="string">
            <text:p>SP B/Cycle</text:p>
          </table:table-cell>
          <table:table-cell table:style-name="ce10" office:value-type="string" calcext:value-type="string">
            <text:p>SP A/Cycle</text:p>
          </table:table-cell>
          <table:table-cell table:style-name="ce29" office:value-type="string" calcext:value-type="string">
            <text:p>SP R total</text:p>
          </table:table-cell>
          <table:table-cell table:style-name="ce33" office:value-type="string" calcext:value-type="string">
            <text:p>SP G total</text:p>
          </table:table-cell>
          <table:table-cell table:style-name="ce37" office:value-type="string" calcext:value-type="string">
            <text:p>SP B total</text:p>
          </table:table-cell>
          <table:table-cell table:style-name="ce41" office:value-type="string" calcext:value-type="string">
            <text:p>SP A total</text:p>
          </table:table-cell>
          <table:table-cell table:style-name="ce29" office:value-type="string" calcext:value-type="string">
            <text:p>SP R/Mod.</text:p>
          </table:table-cell>
          <table:table-cell table:style-name="ce33" office:value-type="string" calcext:value-type="string">
            <text:p>SP G/Mod.</text:p>
          </table:table-cell>
          <table:table-cell table:style-name="ce37" office:value-type="string" calcext:value-type="string">
            <text:p>SP B/Mod.</text:p>
          </table:table-cell>
          <table:table-cell table:style-name="ce41" office:value-type="string" calcext:value-type="string">
            <text:p>SP A/Mod.</text:p>
          </table:table-cell>
          <table:table-cell table:style-name="ce10" office:value-type="string" calcext:value-type="string">
            <text:p>SP total/Mod.</text:p>
          </table:table-cell>
          <table:table-cell table:style-name="ce58" table:number-columns-repeated="100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38:.B38])" office:value-type="percentage" office:value="0.2" calcext:value-type="percentage">
            <text:p>20.0%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SUM([.$D$38:.D38])" office:value-type="float" office:value="50" calcext:value-type="float">
            <text:p>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38]*[.F38]" office:value-type="float" office:value="1500" calcext:value-type="float">
            <text:p>15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0" table:formula="of:=[.$D38]*[.H38]" office:value-type="float" office:value="50" calcext:value-type="float">
            <text:p>50</text:p>
          </table:table-cell>
          <table:table-cell table:style-name="ce34" table:formula="of:=[.$D38]*[.I38]" office:value-type="float" office:value="0" calcext:value-type="float">
            <text:p>0</text:p>
          </table:table-cell>
          <table:table-cell table:style-name="ce38" table:formula="of:=[.$D38]*[.J38]" office:value-type="float" office:value="0" calcext:value-type="float">
            <text:p>0</text:p>
          </table:table-cell>
          <table:table-cell table:style-name="ce42" table:formula="of:=[.$D38]*[.K38]" office:value-type="float" office:value="0" calcext:value-type="float">
            <text:p>0</text:p>
          </table:table-cell>
          <table:table-cell table:style-name="ce45" table:formula="of:=[.L38]/[.$B38]" office:value-type="float" office:value="250" calcext:value-type="float">
            <text:p>250.0</text:p>
          </table:table-cell>
          <table:table-cell table:style-name="ce48" table:formula="of:=[.M38]/[.$B38]" office:value-type="float" office:value="0" calcext:value-type="float">
            <text:p>0.0</text:p>
          </table:table-cell>
          <table:table-cell table:style-name="ce50" table:formula="of:=[.N38]/[.$B38]" office:value-type="float" office:value="0" calcext:value-type="float">
            <text:p>0.0</text:p>
          </table:table-cell>
          <table:table-cell table:style-name="ce52" table:formula="of:=[.O38]/[.$B38]" office:value-type="float" office:value="0" calcext:value-type="float">
            <text:p>0.0</text:p>
          </table:table-cell>
          <table:table-cell table:style-name="ce55" table:formula="of:=([.L38]+[.M38]+[.N38]+[.O38])/[.$B38]" office:value-type="float" office:value="250" calcext:value-type="float">
            <text:p>25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38:.B39])" office:value-type="percentage" office:value="0.4" calcext:value-type="percentage">
            <text:p>40.0%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SUM([.$D$38:.D39])" office:value-type="float" office:value="150" calcext:value-type="float">
            <text:p>1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39]*[.F39]" office:value-type="float" office:value="3000" calcext:value-type="float">
            <text:p>30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0" table:formula="of:=[.$D39]*[.H39]" office:value-type="float" office:value="100" calcext:value-type="float">
            <text:p>100</text:p>
          </table:table-cell>
          <table:table-cell table:style-name="ce34" table:formula="of:=[.$D39]*[.I39]" office:value-type="float" office:value="0" calcext:value-type="float">
            <text:p>0</text:p>
          </table:table-cell>
          <table:table-cell table:style-name="ce38" table:formula="of:=[.$D39]*[.J39]" office:value-type="float" office:value="0" calcext:value-type="float">
            <text:p>0</text:p>
          </table:table-cell>
          <table:table-cell table:style-name="ce42" table:formula="of:=[.$D39]*[.K39]" office:value-type="float" office:value="0" calcext:value-type="float">
            <text:p>0</text:p>
          </table:table-cell>
          <table:table-cell table:style-name="ce45" table:formula="of:=[.L39]/[.$B39]" office:value-type="float" office:value="500" calcext:value-type="float">
            <text:p>500.0</text:p>
          </table:table-cell>
          <table:table-cell table:style-name="ce48" table:formula="of:=[.M39]/[.$B39]" office:value-type="float" office:value="0" calcext:value-type="float">
            <text:p>0.0</text:p>
          </table:table-cell>
          <table:table-cell table:style-name="ce50" table:formula="of:=[.N39]/[.$B39]" office:value-type="float" office:value="0" calcext:value-type="float">
            <text:p>0.0</text:p>
          </table:table-cell>
          <table:table-cell table:style-name="ce52" table:formula="of:=[.O39]/[.$B39]" office:value-type="float" office:value="0" calcext:value-type="float">
            <text:p>0.0</text:p>
          </table:table-cell>
          <table:table-cell table:style-name="ce55" table:formula="of:=([.L39]+[.M39]+[.N39]+[.O39])/[.$B39]" office:value-type="float" office:value="500" calcext:value-type="float">
            <text:p>500.0</text:p>
          </table:table-cell>
          <table:table-cell table:style-name="ce1">
            <draw:frame table:end-cell-address="'-TOTAL- Increas.PercentModifier'.AA59" table:end-x="12.22mm" table:end-y="1.95mm" draw:z-index="4" draw:style-name="gr1" draw:text-style-name="P1" svg:width="165.66mm" svg:height="99.05mm" svg:x="0mm" svg:y="0.27mm">
              <loext:p draw:notify-on-update-of-ranges="'-TOTAL- Increas.PercentModifier'.G37:'-TOTAL- Increas.PercentModifier'.G37 '-TOTAL- Increas.PercentModifier'.G38:'-TOTAL- Increas.PercentModifier'.G62 '-TOTAL- Increas.PercentModifier'.L37:'-TOTAL- Increas.PercentModifier'.L37 '-TOTAL- Increas.PercentModifier'.L38:'-TOTAL- Increas.PercentModifier'.L62 '-TOTAL- Increas.PercentModifier'.M37:'-TOTAL- Increas.PercentModifier'.M37 '-TOTAL- Increas.PercentModifier'.M38:'-TOTAL- Increas.PercentModifier'.M62 '-TOTAL- Increas.PercentModifier'.N37:'-TOTAL- Increas.PercentModifier'.N37 '-TOTAL- Increas.PercentModifier'.N38:'-TOTAL- Increas.PercentModifier'.N62 '-TOTAL- Increas.PercentModifier'.O37:'-TOTAL- Increas.PercentModifier'.O37 '-TOTAL- Increas.PercentModifier'.O38:'-TOTAL- Increas.PercentModifier'.O62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1" table:number-columns-repeated="100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1" office:value-type="percentage" office:value="0.3" calcext:value-type="percentage">
            <text:p>30.0%</text:p>
          </table:table-cell>
          <table:table-cell table:style-name="ce19" table:formula="of:=SUM([.$B$38:.B40])" office:value-type="percentage" office:value="0.7" calcext:value-type="percentage">
            <text:p>70.0%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SUM([.$D$38:.D40])" office:value-type="float" office:value="250" calcext:value-type="float">
            <text:p>2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40]*[.F40]" office:value-type="float" office:value="6000" calcext:value-type="float">
            <text:p>60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0" table:formula="of:=[.$D40]*[.H40]" office:value-type="float" office:value="100" calcext:value-type="float">
            <text:p>100</text:p>
          </table:table-cell>
          <table:table-cell table:style-name="ce34" table:formula="of:=[.$D40]*[.I40]" office:value-type="float" office:value="100" calcext:value-type="float">
            <text:p>100</text:p>
          </table:table-cell>
          <table:table-cell table:style-name="ce38" table:formula="of:=[.$D40]*[.J40]" office:value-type="float" office:value="0" calcext:value-type="float">
            <text:p>0</text:p>
          </table:table-cell>
          <table:table-cell table:style-name="ce42" table:formula="of:=[.$D40]*[.K40]" office:value-type="float" office:value="0" calcext:value-type="float">
            <text:p>0</text:p>
          </table:table-cell>
          <table:table-cell table:style-name="ce45" table:formula="of:=[.L40]/[.$B40]" office:value-type="float" office:value="333.333333333333" calcext:value-type="float">
            <text:p>333.3</text:p>
          </table:table-cell>
          <table:table-cell table:style-name="ce48" table:formula="of:=[.M40]/[.$B40]" office:value-type="float" office:value="333.333333333333" calcext:value-type="float">
            <text:p>333.3</text:p>
          </table:table-cell>
          <table:table-cell table:style-name="ce50" table:formula="of:=[.N40]/[.$B40]" office:value-type="float" office:value="0" calcext:value-type="float">
            <text:p>0.0</text:p>
          </table:table-cell>
          <table:table-cell table:style-name="ce52" table:formula="of:=[.O40]/[.$B40]" office:value-type="float" office:value="0" calcext:value-type="float">
            <text:p>0.0</text:p>
          </table:table-cell>
          <table:table-cell table:style-name="ce55" table:formula="of:=([.L40]+[.M40]+[.N40]+[.O40])/[.$B40]" office:value-type="float" office:value="666.666666666667" calcext:value-type="float">
            <text:p>666.7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1" office:value-type="percentage" office:value="0.3" calcext:value-type="percentage">
            <text:p>30.0%</text:p>
          </table:table-cell>
          <table:table-cell table:style-name="ce19" table:formula="of:=SUM([.$B$38:.B41])" office:value-type="percentage" office:value="1" calcext:value-type="percentage">
            <text:p>100.0%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formula="of:=SUM([.$D$38:.D41])" office:value-type="float" office:value="450" calcext:value-type="float">
            <text:p>4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41]*[.F41]" office:value-type="float" office:value="12000" calcext:value-type="float">
            <text:p>1200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0" table:formula="of:=[.$D41]*[.H41]" office:value-type="float" office:value="200" calcext:value-type="float">
            <text:p>200</text:p>
          </table:table-cell>
          <table:table-cell table:style-name="ce34" table:formula="of:=[.$D41]*[.I41]" office:value-type="float" office:value="200" calcext:value-type="float">
            <text:p>200</text:p>
          </table:table-cell>
          <table:table-cell table:style-name="ce38" table:formula="of:=[.$D41]*[.J41]" office:value-type="float" office:value="200" calcext:value-type="float">
            <text:p>200</text:p>
          </table:table-cell>
          <table:table-cell table:style-name="ce42" table:formula="of:=[.$D41]*[.K41]" office:value-type="float" office:value="0" calcext:value-type="float">
            <text:p>0</text:p>
          </table:table-cell>
          <table:table-cell table:style-name="ce45" table:formula="of:=[.L41]/[.$B41]" office:value-type="float" office:value="666.666666666667" calcext:value-type="float">
            <text:p>666.7</text:p>
          </table:table-cell>
          <table:table-cell table:style-name="ce48" table:formula="of:=[.M41]/[.$B41]" office:value-type="float" office:value="666.666666666667" calcext:value-type="float">
            <text:p>666.7</text:p>
          </table:table-cell>
          <table:table-cell table:style-name="ce50" table:formula="of:=[.N41]/[.$B41]" office:value-type="float" office:value="666.666666666667" calcext:value-type="float">
            <text:p>666.7</text:p>
          </table:table-cell>
          <table:table-cell table:style-name="ce52" table:formula="of:=[.O41]/[.$B41]" office:value-type="float" office:value="0" calcext:value-type="float">
            <text:p>0.0</text:p>
          </table:table-cell>
          <table:table-cell table:style-name="ce55" table:formula="of:=([.L41]+[.M41]+[.N41]+[.O41])/[.$B41]" office:value-type="float" office:value="2000" calcext:value-type="float">
            <text:p>200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1" office:value-type="percentage" office:value="0.3" calcext:value-type="percentage">
            <text:p>30.0%</text:p>
          </table:table-cell>
          <table:table-cell table:style-name="ce19" table:formula="of:=SUM([.$B$38:.B42])" office:value-type="percentage" office:value="1.3" calcext:value-type="percentage">
            <text:p>130.0%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formula="of:=SUM([.$D$38:.D42])" office:value-type="float" office:value="650" calcext:value-type="float">
            <text:p>6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42]*[.F42]" office:value-type="float" office:value="12000" calcext:value-type="float">
            <text:p>12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42]*[.H42]" office:value-type="float" office:value="200" calcext:value-type="float">
            <text:p>200</text:p>
          </table:table-cell>
          <table:table-cell table:style-name="ce34" table:formula="of:=[.$D42]*[.I42]" office:value-type="float" office:value="200" calcext:value-type="float">
            <text:p>200</text:p>
          </table:table-cell>
          <table:table-cell table:style-name="ce38" table:formula="of:=[.$D42]*[.J42]" office:value-type="float" office:value="200" calcext:value-type="float">
            <text:p>200</text:p>
          </table:table-cell>
          <table:table-cell table:style-name="ce42" table:formula="of:=[.$D42]*[.K42]" office:value-type="float" office:value="200" calcext:value-type="float">
            <text:p>200</text:p>
          </table:table-cell>
          <table:table-cell table:style-name="ce45" table:formula="of:=[.L42]/[.$B42]" office:value-type="float" office:value="666.666666666667" calcext:value-type="float">
            <text:p>666.7</text:p>
          </table:table-cell>
          <table:table-cell table:style-name="ce48" table:formula="of:=[.M42]/[.$B42]" office:value-type="float" office:value="666.666666666667" calcext:value-type="float">
            <text:p>666.7</text:p>
          </table:table-cell>
          <table:table-cell table:style-name="ce50" table:formula="of:=[.N42]/[.$B42]" office:value-type="float" office:value="666.666666666667" calcext:value-type="float">
            <text:p>666.7</text:p>
          </table:table-cell>
          <table:table-cell table:style-name="ce52" table:formula="of:=[.O42]/[.$B42]" office:value-type="float" office:value="666.666666666667" calcext:value-type="float">
            <text:p>666.7</text:p>
          </table:table-cell>
          <table:table-cell table:style-name="ce55" table:formula="of:=([.L42]+[.M42]+[.N42]+[.O42])/[.$B42]" office:value-type="float" office:value="2666.66666666667" calcext:value-type="float">
            <text:p>2666.7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1" office:value-type="percentage" office:value="0.3" calcext:value-type="percentage">
            <text:p>30.0%</text:p>
          </table:table-cell>
          <table:table-cell table:style-name="ce19" table:formula="of:=SUM([.$B$38:.B43])" office:value-type="percentage" office:value="1.6" calcext:value-type="percentage">
            <text:p>160.0%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formula="of:=SUM([.$D$38:.D43])" office:value-type="float" office:value="950" calcext:value-type="float">
            <text:p>9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43]*[.F43]" office:value-type="float" office:value="18000" calcext:value-type="float">
            <text:p>18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43]*[.H43]" office:value-type="float" office:value="300" calcext:value-type="float">
            <text:p>300</text:p>
          </table:table-cell>
          <table:table-cell table:style-name="ce34" table:formula="of:=[.$D43]*[.I43]" office:value-type="float" office:value="300" calcext:value-type="float">
            <text:p>300</text:p>
          </table:table-cell>
          <table:table-cell table:style-name="ce38" table:formula="of:=[.$D43]*[.J43]" office:value-type="float" office:value="300" calcext:value-type="float">
            <text:p>300</text:p>
          </table:table-cell>
          <table:table-cell table:style-name="ce42" table:formula="of:=[.$D43]*[.K43]" office:value-type="float" office:value="300" calcext:value-type="float">
            <text:p>300</text:p>
          </table:table-cell>
          <table:table-cell table:style-name="ce45" table:formula="of:=[.L43]/[.$B43]" office:value-type="float" office:value="1000" calcext:value-type="float">
            <text:p>1000.0</text:p>
          </table:table-cell>
          <table:table-cell table:style-name="ce48" table:formula="of:=[.M43]/[.$B43]" office:value-type="float" office:value="1000" calcext:value-type="float">
            <text:p>1000.0</text:p>
          </table:table-cell>
          <table:table-cell table:style-name="ce50" table:formula="of:=[.N43]/[.$B43]" office:value-type="float" office:value="1000" calcext:value-type="float">
            <text:p>1000.0</text:p>
          </table:table-cell>
          <table:table-cell table:style-name="ce52" table:formula="of:=[.O43]/[.$B43]" office:value-type="float" office:value="1000" calcext:value-type="float">
            <text:p>1000.0</text:p>
          </table:table-cell>
          <table:table-cell table:style-name="ce55" table:formula="of:=([.L43]+[.M43]+[.N43]+[.O43])/[.$B43]" office:value-type="float" office:value="4000" calcext:value-type="float">
            <text:p>4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38:.B44])" office:value-type="percentage" office:value="1.9" calcext:value-type="percentage">
            <text:p>190.0%</text:p>
          </table:table-cell>
          <table:table-cell table:style-name="ce5" table:formula="of:=COM.MICROSOFT.FLOOR.MATH(100*2^([.A44]/3))" office:value-type="float" office:value="503" calcext:value-type="float">
            <text:p>503</text:p>
          </table:table-cell>
          <table:table-cell table:style-name="ce5" table:formula="of:=SUM([.$D$38:.D44])" office:value-type="float" office:value="1453" calcext:value-type="float">
            <text:p>1453</text:p>
          </table:table-cell>
          <table:table-cell table:style-name="ce5" table:formula="of:=[.A44]*10" office:value-type="float" office:value="70" calcext:value-type="float">
            <text:p>70</text:p>
          </table:table-cell>
          <table:table-cell table:style-name="ce5" table:formula="of:=[.D44]*[.F44]" office:value-type="float" office:value="35210" calcext:value-type="float">
            <text:p>3521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0" table:formula="of:=[.$D44]*[.H44]" office:value-type="float" office:value="1006" calcext:value-type="float">
            <text:p>1006</text:p>
          </table:table-cell>
          <table:table-cell table:style-name="ce34" table:formula="of:=[.$D44]*[.I44]" office:value-type="float" office:value="503" calcext:value-type="float">
            <text:p>503</text:p>
          </table:table-cell>
          <table:table-cell table:style-name="ce38" table:formula="of:=[.$D44]*[.J44]" office:value-type="float" office:value="503" calcext:value-type="float">
            <text:p>503</text:p>
          </table:table-cell>
          <table:table-cell table:style-name="ce42" table:formula="of:=[.$D44]*[.K44]" office:value-type="float" office:value="503" calcext:value-type="float">
            <text:p>503</text:p>
          </table:table-cell>
          <table:table-cell table:style-name="ce45" table:formula="of:=[.L44]/[.$B44]" office:value-type="float" office:value="3353.33333333333" calcext:value-type="float">
            <text:p>3353.3</text:p>
          </table:table-cell>
          <table:table-cell table:style-name="ce48" table:formula="of:=[.M44]/[.$B44]" office:value-type="float" office:value="1676.66666666667" calcext:value-type="float">
            <text:p>1676.7</text:p>
          </table:table-cell>
          <table:table-cell table:style-name="ce50" table:formula="of:=[.N44]/[.$B44]" office:value-type="float" office:value="1676.66666666667" calcext:value-type="float">
            <text:p>1676.7</text:p>
          </table:table-cell>
          <table:table-cell table:style-name="ce52" table:formula="of:=[.O44]/[.$B44]" office:value-type="float" office:value="1676.66666666667" calcext:value-type="float">
            <text:p>1676.7</text:p>
          </table:table-cell>
          <table:table-cell table:style-name="ce55" table:formula="of:=([.L44]+[.M44]+[.N44]+[.O44])/[.$B44]" office:value-type="float" office:value="8383.33333333333" calcext:value-type="float">
            <text:p>838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38:.B45])" office:value-type="percentage" office:value="2.2" calcext:value-type="percentage">
            <text:p>220.0%</text:p>
          </table:table-cell>
          <table:table-cell table:style-name="ce5" table:formula="of:=COM.MICROSOFT.FLOOR.MATH(100*2^([.A45]/3))" office:value-type="float" office:value="634" calcext:value-type="float">
            <text:p>634</text:p>
          </table:table-cell>
          <table:table-cell table:style-name="ce5" table:formula="of:=SUM([.$D$38:.D45])" office:value-type="float" office:value="2087" calcext:value-type="float">
            <text:p>2087</text:p>
          </table:table-cell>
          <table:table-cell table:style-name="ce5" table:formula="of:=[.A45]*10" office:value-type="float" office:value="80" calcext:value-type="float">
            <text:p>80</text:p>
          </table:table-cell>
          <table:table-cell table:style-name="ce5" table:formula="of:=[.D45]*[.F45]" office:value-type="float" office:value="50720" calcext:value-type="float">
            <text:p>5072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0" table:formula="of:=[.$D45]*[.H45]" office:value-type="float" office:value="1268" calcext:value-type="float">
            <text:p>1268</text:p>
          </table:table-cell>
          <table:table-cell table:style-name="ce34" table:formula="of:=[.$D45]*[.I45]" office:value-type="float" office:value="634" calcext:value-type="float">
            <text:p>634</text:p>
          </table:table-cell>
          <table:table-cell table:style-name="ce38" table:formula="of:=[.$D45]*[.J45]" office:value-type="float" office:value="634" calcext:value-type="float">
            <text:p>634</text:p>
          </table:table-cell>
          <table:table-cell table:style-name="ce42" table:formula="of:=[.$D45]*[.K45]" office:value-type="float" office:value="634" calcext:value-type="float">
            <text:p>634</text:p>
          </table:table-cell>
          <table:table-cell table:style-name="ce45" table:formula="of:=[.L45]/[.$B45]" office:value-type="float" office:value="4226.66666666667" calcext:value-type="float">
            <text:p>4226.7</text:p>
          </table:table-cell>
          <table:table-cell table:style-name="ce48" table:formula="of:=[.M45]/[.$B45]" office:value-type="float" office:value="2113.33333333333" calcext:value-type="float">
            <text:p>2113.3</text:p>
          </table:table-cell>
          <table:table-cell table:style-name="ce50" table:formula="of:=[.N45]/[.$B45]" office:value-type="float" office:value="2113.33333333333" calcext:value-type="float">
            <text:p>2113.3</text:p>
          </table:table-cell>
          <table:table-cell table:style-name="ce52" table:formula="of:=[.O45]/[.$B45]" office:value-type="float" office:value="2113.33333333333" calcext:value-type="float">
            <text:p>2113.3</text:p>
          </table:table-cell>
          <table:table-cell table:style-name="ce55" table:formula="of:=([.L45]+[.M45]+[.N45]+[.O45])/[.$B45]" office:value-type="float" office:value="10566.6666666667" calcext:value-type="float">
            <text:p>1056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38:.B46])" office:value-type="percentage" office:value="2.5" calcext:value-type="percentage">
            <text:p>250.0%</text:p>
          </table:table-cell>
          <table:table-cell table:style-name="ce5" table:formula="of:=COM.MICROSOFT.FLOOR.MATH(100*2^([.A46]/3))" office:value-type="float" office:value="800" calcext:value-type="float">
            <text:p>800</text:p>
          </table:table-cell>
          <table:table-cell table:style-name="ce5" table:formula="of:=SUM([.$D$38:.D46])" office:value-type="float" office:value="2887" calcext:value-type="float">
            <text:p>2887</text:p>
          </table:table-cell>
          <table:table-cell table:style-name="ce5" table:formula="of:=[.A46]*10" office:value-type="float" office:value="90" calcext:value-type="float">
            <text:p>90</text:p>
          </table:table-cell>
          <table:table-cell table:style-name="ce5" table:formula="of:=[.D46]*[.F46]" office:value-type="float" office:value="72000" calcext:value-type="float">
            <text:p>7200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$D46]*[.H46]" office:value-type="float" office:value="1600" calcext:value-type="float">
            <text:p>1600</text:p>
          </table:table-cell>
          <table:table-cell table:style-name="ce34" table:formula="of:=[.$D46]*[.I46]" office:value-type="float" office:value="1600" calcext:value-type="float">
            <text:p>1600</text:p>
          </table:table-cell>
          <table:table-cell table:style-name="ce38" table:formula="of:=[.$D46]*[.J46]" office:value-type="float" office:value="800" calcext:value-type="float">
            <text:p>800</text:p>
          </table:table-cell>
          <table:table-cell table:style-name="ce42" table:formula="of:=[.$D46]*[.K46]" office:value-type="float" office:value="800" calcext:value-type="float">
            <text:p>800</text:p>
          </table:table-cell>
          <table:table-cell table:style-name="ce45" table:formula="of:=[.L46]/[.$B46]" office:value-type="float" office:value="5333.33333333333" calcext:value-type="float">
            <text:p>5333.3</text:p>
          </table:table-cell>
          <table:table-cell table:style-name="ce48" table:formula="of:=[.M46]/[.$B46]" office:value-type="float" office:value="5333.33333333333" calcext:value-type="float">
            <text:p>5333.3</text:p>
          </table:table-cell>
          <table:table-cell table:style-name="ce50" table:formula="of:=[.N46]/[.$B46]" office:value-type="float" office:value="2666.66666666667" calcext:value-type="float">
            <text:p>2666.7</text:p>
          </table:table-cell>
          <table:table-cell table:style-name="ce52" table:formula="of:=[.O46]/[.$B46]" office:value-type="float" office:value="2666.66666666667" calcext:value-type="float">
            <text:p>2666.7</text:p>
          </table:table-cell>
          <table:table-cell table:style-name="ce55" table:formula="of:=([.L46]+[.M46]+[.N46]+[.O46])/[.$B46]" office:value-type="float" office:value="16000" calcext:value-type="float">
            <text:p>16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38:.B47])" office:value-type="percentage" office:value="2.8" calcext:value-type="percentage">
            <text:p>280.0%</text:p>
          </table:table-cell>
          <table:table-cell table:style-name="ce5" table:formula="of:=COM.MICROSOFT.FLOOR.MATH(100*2^([.A47]/3))" office:value-type="float" office:value="1007" calcext:value-type="float">
            <text:p>1007</text:p>
          </table:table-cell>
          <table:table-cell table:style-name="ce5" table:formula="of:=SUM([.$D$38:.D47])" office:value-type="float" office:value="3894" calcext:value-type="float">
            <text:p>3894</text:p>
          </table:table-cell>
          <table:table-cell table:style-name="ce5" table:formula="of:=[.A47]*10" office:value-type="float" office:value="100" calcext:value-type="float">
            <text:p>100</text:p>
          </table:table-cell>
          <table:table-cell table:style-name="ce5" table:formula="of:=[.D47]*[.F47]" office:value-type="float" office:value="100700" calcext:value-type="float">
            <text:p>10070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$D47]*[.H47]" office:value-type="float" office:value="2014" calcext:value-type="float">
            <text:p>2014</text:p>
          </table:table-cell>
          <table:table-cell table:style-name="ce34" table:formula="of:=[.$D47]*[.I47]" office:value-type="float" office:value="2014" calcext:value-type="float">
            <text:p>2014</text:p>
          </table:table-cell>
          <table:table-cell table:style-name="ce38" table:formula="of:=[.$D47]*[.J47]" office:value-type="float" office:value="1007" calcext:value-type="float">
            <text:p>1007</text:p>
          </table:table-cell>
          <table:table-cell table:style-name="ce42" table:formula="of:=[.$D47]*[.K47]" office:value-type="float" office:value="1007" calcext:value-type="float">
            <text:p>1007</text:p>
          </table:table-cell>
          <table:table-cell table:style-name="ce45" table:formula="of:=[.L47]/[.$B47]" office:value-type="float" office:value="6713.33333333333" calcext:value-type="float">
            <text:p>6713.3</text:p>
          </table:table-cell>
          <table:table-cell table:style-name="ce48" table:formula="of:=[.M47]/[.$B47]" office:value-type="float" office:value="6713.33333333333" calcext:value-type="float">
            <text:p>6713.3</text:p>
          </table:table-cell>
          <table:table-cell table:style-name="ce50" table:formula="of:=[.N47]/[.$B47]" office:value-type="float" office:value="3356.66666666667" calcext:value-type="float">
            <text:p>3356.7</text:p>
          </table:table-cell>
          <table:table-cell table:style-name="ce52" table:formula="of:=[.O47]/[.$B47]" office:value-type="float" office:value="3356.66666666667" calcext:value-type="float">
            <text:p>3356.7</text:p>
          </table:table-cell>
          <table:table-cell table:style-name="ce55" table:formula="of:=([.L47]+[.M47]+[.N47]+[.O47])/[.$B47]" office:value-type="float" office:value="20140" calcext:value-type="float">
            <text:p>2014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38:.B48])" office:value-type="percentage" office:value="3.1" calcext:value-type="percentage">
            <text:p>310.0%</text:p>
          </table:table-cell>
          <table:table-cell table:style-name="ce5" table:formula="of:=COM.MICROSOFT.FLOOR.MATH(100*2^([.A48]/3))" office:value-type="float" office:value="1269" calcext:value-type="float">
            <text:p>1269</text:p>
          </table:table-cell>
          <table:table-cell table:style-name="ce5" table:formula="of:=SUM([.$D$38:.D48])" office:value-type="float" office:value="5163" calcext:value-type="float">
            <text:p>5163</text:p>
          </table:table-cell>
          <table:table-cell table:style-name="ce5" table:formula="of:=[.A48]*10" office:value-type="float" office:value="110" calcext:value-type="float">
            <text:p>110</text:p>
          </table:table-cell>
          <table:table-cell table:style-name="ce5" table:formula="of:=[.D48]*[.F48]" office:value-type="float" office:value="139590" calcext:value-type="float">
            <text:p>13959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48]*[.H48]" office:value-type="float" office:value="2538" calcext:value-type="float">
            <text:p>2538</text:p>
          </table:table-cell>
          <table:table-cell table:style-name="ce34" table:formula="of:=[.$D48]*[.I48]" office:value-type="float" office:value="2538" calcext:value-type="float">
            <text:p>2538</text:p>
          </table:table-cell>
          <table:table-cell table:style-name="ce38" table:formula="of:=[.$D48]*[.J48]" office:value-type="float" office:value="2538" calcext:value-type="float">
            <text:p>2538</text:p>
          </table:table-cell>
          <table:table-cell table:style-name="ce42" table:formula="of:=[.$D48]*[.K48]" office:value-type="float" office:value="1269" calcext:value-type="float">
            <text:p>1269</text:p>
          </table:table-cell>
          <table:table-cell table:style-name="ce45" table:formula="of:=[.L48]/[.$B48]" office:value-type="float" office:value="8460" calcext:value-type="float">
            <text:p>8460.0</text:p>
          </table:table-cell>
          <table:table-cell table:style-name="ce48" table:formula="of:=[.M48]/[.$B48]" office:value-type="float" office:value="8460" calcext:value-type="float">
            <text:p>8460.0</text:p>
          </table:table-cell>
          <table:table-cell table:style-name="ce50" table:formula="of:=[.N48]/[.$B48]" office:value-type="float" office:value="8460" calcext:value-type="float">
            <text:p>8460.0</text:p>
          </table:table-cell>
          <table:table-cell table:style-name="ce52" table:formula="of:=[.O48]/[.$B48]" office:value-type="float" office:value="4230" calcext:value-type="float">
            <text:p>4230.0</text:p>
          </table:table-cell>
          <table:table-cell table:style-name="ce55" table:formula="of:=([.L48]+[.M48]+[.N48]+[.O48])/[.$B48]" office:value-type="float" office:value="29610" calcext:value-type="float">
            <text:p>2961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38:.B49])" office:value-type="percentage" office:value="3.4" calcext:value-type="percentage">
            <text:p>340.0%</text:p>
          </table:table-cell>
          <table:table-cell table:style-name="ce5" table:formula="of:=COM.MICROSOFT.FLOOR.MATH(100*2^([.A49]/3))" office:value-type="float" office:value="1600" calcext:value-type="float">
            <text:p>1600</text:p>
          </table:table-cell>
          <table:table-cell table:style-name="ce5" table:formula="of:=SUM([.$D$38:.D49])" office:value-type="float" office:value="6763" calcext:value-type="float">
            <text:p>6763</text:p>
          </table:table-cell>
          <table:table-cell table:style-name="ce5" table:formula="of:=[.A49]*10" office:value-type="float" office:value="120" calcext:value-type="float">
            <text:p>120</text:p>
          </table:table-cell>
          <table:table-cell table:style-name="ce5" table:formula="of:=[.D49]*[.F49]" office:value-type="float" office:value="192000" calcext:value-type="float">
            <text:p>192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49]*[.H49]" office:value-type="float" office:value="3200" calcext:value-type="float">
            <text:p>3200</text:p>
          </table:table-cell>
          <table:table-cell table:style-name="ce34" table:formula="of:=[.$D49]*[.I49]" office:value-type="float" office:value="3200" calcext:value-type="float">
            <text:p>3200</text:p>
          </table:table-cell>
          <table:table-cell table:style-name="ce38" table:formula="of:=[.$D49]*[.J49]" office:value-type="float" office:value="3200" calcext:value-type="float">
            <text:p>3200</text:p>
          </table:table-cell>
          <table:table-cell table:style-name="ce42" table:formula="of:=[.$D49]*[.K49]" office:value-type="float" office:value="1600" calcext:value-type="float">
            <text:p>1600</text:p>
          </table:table-cell>
          <table:table-cell table:style-name="ce45" table:formula="of:=[.L49]/[.$B49]" office:value-type="float" office:value="10666.6666666667" calcext:value-type="float">
            <text:p>10666.7</text:p>
          </table:table-cell>
          <table:table-cell table:style-name="ce48" table:formula="of:=[.M49]/[.$B49]" office:value-type="float" office:value="10666.6666666667" calcext:value-type="float">
            <text:p>10666.7</text:p>
          </table:table-cell>
          <table:table-cell table:style-name="ce50" table:formula="of:=[.N49]/[.$B49]" office:value-type="float" office:value="10666.6666666667" calcext:value-type="float">
            <text:p>10666.7</text:p>
          </table:table-cell>
          <table:table-cell table:style-name="ce52" table:formula="of:=[.O49]/[.$B49]" office:value-type="float" office:value="5333.33333333333" calcext:value-type="float">
            <text:p>5333.3</text:p>
          </table:table-cell>
          <table:table-cell table:style-name="ce55" table:formula="of:=([.L49]+[.M49]+[.N49]+[.O49])/[.$B49]" office:value-type="float" office:value="37333.3333333333" calcext:value-type="float">
            <text:p>3733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38:.B50])" office:value-type="percentage" office:value="3.7" calcext:value-type="percentage">
            <text:p>370.0%</text:p>
          </table:table-cell>
          <table:table-cell table:style-name="ce5" table:formula="of:=COM.MICROSOFT.FLOOR.MATH(100*2^([.A50]/3))" office:value-type="float" office:value="2015" calcext:value-type="float">
            <text:p>2015</text:p>
          </table:table-cell>
          <table:table-cell table:style-name="ce5" table:formula="of:=SUM([.$D$38:.D50])" office:value-type="float" office:value="8778" calcext:value-type="float">
            <text:p>8778</text:p>
          </table:table-cell>
          <table:table-cell table:style-name="ce5" table:formula="of:=[.A50]*10" office:value-type="float" office:value="130" calcext:value-type="float">
            <text:p>130</text:p>
          </table:table-cell>
          <table:table-cell table:style-name="ce5" table:formula="of:=[.D50]*[.F50]" office:value-type="float" office:value="261950" calcext:value-type="float">
            <text:p>26195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0]*[.H50]" office:value-type="float" office:value="4030" calcext:value-type="float">
            <text:p>4030</text:p>
          </table:table-cell>
          <table:table-cell table:style-name="ce34" table:formula="of:=[.$D50]*[.I50]" office:value-type="float" office:value="4030" calcext:value-type="float">
            <text:p>4030</text:p>
          </table:table-cell>
          <table:table-cell table:style-name="ce38" table:formula="of:=[.$D50]*[.J50]" office:value-type="float" office:value="4030" calcext:value-type="float">
            <text:p>4030</text:p>
          </table:table-cell>
          <table:table-cell table:style-name="ce42" table:formula="of:=[.$D50]*[.K50]" office:value-type="float" office:value="2015" calcext:value-type="float">
            <text:p>2015</text:p>
          </table:table-cell>
          <table:table-cell table:style-name="ce45" table:formula="of:=[.L50]/[.$B50]" office:value-type="float" office:value="13433.3333333333" calcext:value-type="float">
            <text:p>13433.3</text:p>
          </table:table-cell>
          <table:table-cell table:style-name="ce48" table:formula="of:=[.M50]/[.$B50]" office:value-type="float" office:value="13433.3333333333" calcext:value-type="float">
            <text:p>13433.3</text:p>
          </table:table-cell>
          <table:table-cell table:style-name="ce50" table:formula="of:=[.N50]/[.$B50]" office:value-type="float" office:value="13433.3333333333" calcext:value-type="float">
            <text:p>13433.3</text:p>
          </table:table-cell>
          <table:table-cell table:style-name="ce52" table:formula="of:=[.O50]/[.$B50]" office:value-type="float" office:value="6716.66666666667" calcext:value-type="float">
            <text:p>6716.7</text:p>
          </table:table-cell>
          <table:table-cell table:style-name="ce55" table:formula="of:=([.L50]+[.M50]+[.N50]+[.O50])/[.$B50]" office:value-type="float" office:value="47016.6666666667" calcext:value-type="float">
            <text:p>4701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38:.B51])" office:value-type="percentage" office:value="4" calcext:value-type="percentage">
            <text:p>400.0%</text:p>
          </table:table-cell>
          <table:table-cell table:style-name="ce5" table:formula="of:=COM.MICROSOFT.FLOOR.MATH(100*2^([.A51]/3))" office:value-type="float" office:value="2539" calcext:value-type="float">
            <text:p>2539</text:p>
          </table:table-cell>
          <table:table-cell table:style-name="ce5" table:formula="of:=SUM([.$D$38:.D51])" office:value-type="float" office:value="11317" calcext:value-type="float">
            <text:p>11317</text:p>
          </table:table-cell>
          <table:table-cell table:style-name="ce5" table:formula="of:=[.A51]*10" office:value-type="float" office:value="140" calcext:value-type="float">
            <text:p>140</text:p>
          </table:table-cell>
          <table:table-cell table:style-name="ce5" table:formula="of:=[.D51]*[.F51]" office:value-type="float" office:value="355460" calcext:value-type="float">
            <text:p>35546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1]*[.H51]" office:value-type="float" office:value="5078" calcext:value-type="float">
            <text:p>5078</text:p>
          </table:table-cell>
          <table:table-cell table:style-name="ce34" table:formula="of:=[.$D51]*[.I51]" office:value-type="float" office:value="5078" calcext:value-type="float">
            <text:p>5078</text:p>
          </table:table-cell>
          <table:table-cell table:style-name="ce38" table:formula="of:=[.$D51]*[.J51]" office:value-type="float" office:value="5078" calcext:value-type="float">
            <text:p>5078</text:p>
          </table:table-cell>
          <table:table-cell table:style-name="ce42" table:formula="of:=[.$D51]*[.K51]" office:value-type="float" office:value="2539" calcext:value-type="float">
            <text:p>2539</text:p>
          </table:table-cell>
          <table:table-cell table:style-name="ce45" table:formula="of:=[.L51]/[.$B51]" office:value-type="float" office:value="16926.6666666667" calcext:value-type="float">
            <text:p>16926.7</text:p>
          </table:table-cell>
          <table:table-cell table:style-name="ce48" table:formula="of:=[.M51]/[.$B51]" office:value-type="float" office:value="16926.6666666667" calcext:value-type="float">
            <text:p>16926.7</text:p>
          </table:table-cell>
          <table:table-cell table:style-name="ce50" table:formula="of:=[.N51]/[.$B51]" office:value-type="float" office:value="16926.6666666667" calcext:value-type="float">
            <text:p>16926.7</text:p>
          </table:table-cell>
          <table:table-cell table:style-name="ce52" table:formula="of:=[.O51]/[.$B51]" office:value-type="float" office:value="8463.33333333333" calcext:value-type="float">
            <text:p>8463.3</text:p>
          </table:table-cell>
          <table:table-cell table:style-name="ce55" table:formula="of:=([.L51]+[.M51]+[.N51]+[.O51])/[.$B51]" office:value-type="float" office:value="59243.3333333333" calcext:value-type="float">
            <text:p>5924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38:.B52])" office:value-type="percentage" office:value="4.3" calcext:value-type="percentage">
            <text:p>430.0%</text:p>
          </table:table-cell>
          <table:table-cell table:style-name="ce5" table:formula="of:=COM.MICROSOFT.FLOOR.MATH(100*2^([.A52]/3))" office:value-type="float" office:value="3200" calcext:value-type="float">
            <text:p>3200</text:p>
          </table:table-cell>
          <table:table-cell table:style-name="ce5" table:formula="of:=SUM([.$D$38:.D52])" office:value-type="float" office:value="14517" calcext:value-type="float">
            <text:p>14517</text:p>
          </table:table-cell>
          <table:table-cell table:style-name="ce5" table:formula="of:=[.A52]*10" office:value-type="float" office:value="150" calcext:value-type="float">
            <text:p>150</text:p>
          </table:table-cell>
          <table:table-cell table:style-name="ce5" table:formula="of:=[.D52]*[.F52]" office:value-type="float" office:value="480000" calcext:value-type="float">
            <text:p>480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2]*[.H52]" office:value-type="float" office:value="6400" calcext:value-type="float">
            <text:p>6400</text:p>
          </table:table-cell>
          <table:table-cell table:style-name="ce34" table:formula="of:=[.$D52]*[.I52]" office:value-type="float" office:value="6400" calcext:value-type="float">
            <text:p>6400</text:p>
          </table:table-cell>
          <table:table-cell table:style-name="ce38" table:formula="of:=[.$D52]*[.J52]" office:value-type="float" office:value="6400" calcext:value-type="float">
            <text:p>6400</text:p>
          </table:table-cell>
          <table:table-cell table:style-name="ce42" table:formula="of:=[.$D52]*[.K52]" office:value-type="float" office:value="3200" calcext:value-type="float">
            <text:p>3200</text:p>
          </table:table-cell>
          <table:table-cell table:style-name="ce45" table:formula="of:=[.L52]/[.$B52]" office:value-type="float" office:value="21333.3333333333" calcext:value-type="float">
            <text:p>21333.3</text:p>
          </table:table-cell>
          <table:table-cell table:style-name="ce48" table:formula="of:=[.M52]/[.$B52]" office:value-type="float" office:value="21333.3333333333" calcext:value-type="float">
            <text:p>21333.3</text:p>
          </table:table-cell>
          <table:table-cell table:style-name="ce50" table:formula="of:=[.N52]/[.$B52]" office:value-type="float" office:value="21333.3333333333" calcext:value-type="float">
            <text:p>21333.3</text:p>
          </table:table-cell>
          <table:table-cell table:style-name="ce52" table:formula="of:=[.O52]/[.$B52]" office:value-type="float" office:value="10666.6666666667" calcext:value-type="float">
            <text:p>10666.7</text:p>
          </table:table-cell>
          <table:table-cell table:style-name="ce55" table:formula="of:=([.L52]+[.M52]+[.N52]+[.O52])/[.$B52]" office:value-type="float" office:value="74666.6666666667" calcext:value-type="float">
            <text:p>7466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38:.B53])" office:value-type="percentage" office:value="4.6" calcext:value-type="percentage">
            <text:p>460.0%</text:p>
          </table:table-cell>
          <table:table-cell table:style-name="ce5" table:formula="of:=COM.MICROSOFT.FLOOR.MATH(100*2^([.A53]/3))" office:value-type="float" office:value="4031" calcext:value-type="float">
            <text:p>4031</text:p>
          </table:table-cell>
          <table:table-cell table:style-name="ce5" table:formula="of:=SUM([.$D$38:.D53])" office:value-type="float" office:value="18548" calcext:value-type="float">
            <text:p>18548</text:p>
          </table:table-cell>
          <table:table-cell table:style-name="ce5" table:formula="of:=[.A53]*10" office:value-type="float" office:value="160" calcext:value-type="float">
            <text:p>160</text:p>
          </table:table-cell>
          <table:table-cell table:style-name="ce5" table:formula="of:=[.D53]*[.F53]" office:value-type="float" office:value="644960" calcext:value-type="float">
            <text:p>64496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3]*[.H53]" office:value-type="float" office:value="8062" calcext:value-type="float">
            <text:p>8062</text:p>
          </table:table-cell>
          <table:table-cell table:style-name="ce34" table:formula="of:=[.$D53]*[.I53]" office:value-type="float" office:value="8062" calcext:value-type="float">
            <text:p>8062</text:p>
          </table:table-cell>
          <table:table-cell table:style-name="ce38" table:formula="of:=[.$D53]*[.J53]" office:value-type="float" office:value="8062" calcext:value-type="float">
            <text:p>8062</text:p>
          </table:table-cell>
          <table:table-cell table:style-name="ce42" table:formula="of:=[.$D53]*[.K53]" office:value-type="float" office:value="4031" calcext:value-type="float">
            <text:p>4031</text:p>
          </table:table-cell>
          <table:table-cell table:style-name="ce45" table:formula="of:=[.L53]/[.$B53]" office:value-type="float" office:value="26873.3333333333" calcext:value-type="float">
            <text:p>26873.3</text:p>
          </table:table-cell>
          <table:table-cell table:style-name="ce48" table:formula="of:=[.M53]/[.$B53]" office:value-type="float" office:value="26873.3333333333" calcext:value-type="float">
            <text:p>26873.3</text:p>
          </table:table-cell>
          <table:table-cell table:style-name="ce50" table:formula="of:=[.N53]/[.$B53]" office:value-type="float" office:value="26873.3333333333" calcext:value-type="float">
            <text:p>26873.3</text:p>
          </table:table-cell>
          <table:table-cell table:style-name="ce52" table:formula="of:=[.O53]/[.$B53]" office:value-type="float" office:value="13436.6666666667" calcext:value-type="float">
            <text:p>13436.7</text:p>
          </table:table-cell>
          <table:table-cell table:style-name="ce55" table:formula="of:=([.L53]+[.M53]+[.N53]+[.O53])/[.$B53]" office:value-type="float" office:value="94056.6666666667" calcext:value-type="float">
            <text:p>9405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38:.B54])" office:value-type="percentage" office:value="4.9" calcext:value-type="percentage">
            <text:p>490.0%</text:p>
          </table:table-cell>
          <table:table-cell table:style-name="ce5" table:formula="of:=COM.MICROSOFT.FLOOR.MATH(100*2^([.A54]/3))" office:value-type="float" office:value="5079" calcext:value-type="float">
            <text:p>5079</text:p>
          </table:table-cell>
          <table:table-cell table:style-name="ce5" table:formula="of:=SUM([.$D$38:.D54])" office:value-type="float" office:value="23627" calcext:value-type="float">
            <text:p>23627</text:p>
          </table:table-cell>
          <table:table-cell table:style-name="ce5" table:formula="of:=[.A54]*10" office:value-type="float" office:value="170" calcext:value-type="float">
            <text:p>170</text:p>
          </table:table-cell>
          <table:table-cell table:style-name="ce5" table:formula="of:=[.D54]*[.F54]" office:value-type="float" office:value="863430" calcext:value-type="float">
            <text:p>86343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4]*[.H54]" office:value-type="float" office:value="10158" calcext:value-type="float">
            <text:p>10158</text:p>
          </table:table-cell>
          <table:table-cell table:style-name="ce34" table:formula="of:=[.$D54]*[.I54]" office:value-type="float" office:value="10158" calcext:value-type="float">
            <text:p>10158</text:p>
          </table:table-cell>
          <table:table-cell table:style-name="ce38" table:formula="of:=[.$D54]*[.J54]" office:value-type="float" office:value="10158" calcext:value-type="float">
            <text:p>10158</text:p>
          </table:table-cell>
          <table:table-cell table:style-name="ce42" table:formula="of:=[.$D54]*[.K54]" office:value-type="float" office:value="5079" calcext:value-type="float">
            <text:p>5079</text:p>
          </table:table-cell>
          <table:table-cell table:style-name="ce45" table:formula="of:=[.L54]/[.$B54]" office:value-type="float" office:value="33860" calcext:value-type="float">
            <text:p>33860.0</text:p>
          </table:table-cell>
          <table:table-cell table:style-name="ce48" table:formula="of:=[.M54]/[.$B54]" office:value-type="float" office:value="33860" calcext:value-type="float">
            <text:p>33860.0</text:p>
          </table:table-cell>
          <table:table-cell table:style-name="ce50" table:formula="of:=[.N54]/[.$B54]" office:value-type="float" office:value="33860" calcext:value-type="float">
            <text:p>33860.0</text:p>
          </table:table-cell>
          <table:table-cell table:style-name="ce52" table:formula="of:=[.O54]/[.$B54]" office:value-type="float" office:value="16930" calcext:value-type="float">
            <text:p>16930.0</text:p>
          </table:table-cell>
          <table:table-cell table:style-name="ce55" table:formula="of:=([.L54]+[.M54]+[.N54]+[.O54])/[.$B54]" office:value-type="float" office:value="118510" calcext:value-type="float">
            <text:p>11851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38:.B55])" office:value-type="percentage" office:value="5.2" calcext:value-type="percentage">
            <text:p>520.0%</text:p>
          </table:table-cell>
          <table:table-cell table:style-name="ce5" table:formula="of:=COM.MICROSOFT.FLOOR.MATH(100*2^([.A55]/3))" office:value-type="float" office:value="6400" calcext:value-type="float">
            <text:p>6400</text:p>
          </table:table-cell>
          <table:table-cell table:style-name="ce5" table:formula="of:=SUM([.$D$38:.D55])" office:value-type="float" office:value="30027" calcext:value-type="float">
            <text:p>30027</text:p>
          </table:table-cell>
          <table:table-cell table:style-name="ce5" table:formula="of:=[.A55]*10" office:value-type="float" office:value="180" calcext:value-type="float">
            <text:p>180</text:p>
          </table:table-cell>
          <table:table-cell table:style-name="ce5" table:formula="of:=[.D55]*[.F55]" office:value-type="float" office:value="1152000" calcext:value-type="float">
            <text:p>1152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5]*[.H55]" office:value-type="float" office:value="12800" calcext:value-type="float">
            <text:p>12800</text:p>
          </table:table-cell>
          <table:table-cell table:style-name="ce34" table:formula="of:=[.$D55]*[.I55]" office:value-type="float" office:value="12800" calcext:value-type="float">
            <text:p>12800</text:p>
          </table:table-cell>
          <table:table-cell table:style-name="ce38" table:formula="of:=[.$D55]*[.J55]" office:value-type="float" office:value="12800" calcext:value-type="float">
            <text:p>12800</text:p>
          </table:table-cell>
          <table:table-cell table:style-name="ce42" table:formula="of:=[.$D55]*[.K55]" office:value-type="float" office:value="6400" calcext:value-type="float">
            <text:p>6400</text:p>
          </table:table-cell>
          <table:table-cell table:style-name="ce45" table:formula="of:=[.L55]/[.$B55]" office:value-type="float" office:value="42666.6666666667" calcext:value-type="float">
            <text:p>42666.7</text:p>
          </table:table-cell>
          <table:table-cell table:style-name="ce48" table:formula="of:=[.M55]/[.$B55]" office:value-type="float" office:value="42666.6666666667" calcext:value-type="float">
            <text:p>42666.7</text:p>
          </table:table-cell>
          <table:table-cell table:style-name="ce50" table:formula="of:=[.N55]/[.$B55]" office:value-type="float" office:value="42666.6666666667" calcext:value-type="float">
            <text:p>42666.7</text:p>
          </table:table-cell>
          <table:table-cell table:style-name="ce52" table:formula="of:=[.O55]/[.$B55]" office:value-type="float" office:value="21333.3333333333" calcext:value-type="float">
            <text:p>21333.3</text:p>
          </table:table-cell>
          <table:table-cell table:style-name="ce55" table:formula="of:=([.L55]+[.M55]+[.N55]+[.O55])/[.$B55]" office:value-type="float" office:value="149333.333333333" calcext:value-type="float">
            <text:p>14933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38:.B56])" office:value-type="percentage" office:value="5.5" calcext:value-type="percentage">
            <text:p>550.0%</text:p>
          </table:table-cell>
          <table:table-cell table:style-name="ce5" table:formula="of:=COM.MICROSOFT.FLOOR.MATH(100*2^([.A56]/3))" office:value-type="float" office:value="8063" calcext:value-type="float">
            <text:p>8063</text:p>
          </table:table-cell>
          <table:table-cell table:style-name="ce5" table:formula="of:=SUM([.$D$38:.D56])" office:value-type="float" office:value="38090" calcext:value-type="float">
            <text:p>38090</text:p>
          </table:table-cell>
          <table:table-cell table:style-name="ce5" table:formula="of:=[.A56]*10" office:value-type="float" office:value="190" calcext:value-type="float">
            <text:p>190</text:p>
          </table:table-cell>
          <table:table-cell table:style-name="ce5" table:formula="of:=[.D56]*[.F56]" office:value-type="float" office:value="1531970" calcext:value-type="float">
            <text:p>153197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6]*[.H56]" office:value-type="float" office:value="16126" calcext:value-type="float">
            <text:p>16126</text:p>
          </table:table-cell>
          <table:table-cell table:style-name="ce34" table:formula="of:=[.$D56]*[.I56]" office:value-type="float" office:value="16126" calcext:value-type="float">
            <text:p>16126</text:p>
          </table:table-cell>
          <table:table-cell table:style-name="ce38" table:formula="of:=[.$D56]*[.J56]" office:value-type="float" office:value="16126" calcext:value-type="float">
            <text:p>16126</text:p>
          </table:table-cell>
          <table:table-cell table:style-name="ce42" table:formula="of:=[.$D56]*[.K56]" office:value-type="float" office:value="8063" calcext:value-type="float">
            <text:p>8063</text:p>
          </table:table-cell>
          <table:table-cell table:style-name="ce45" table:formula="of:=[.L56]/[.$B56]" office:value-type="float" office:value="53753.3333333333" calcext:value-type="float">
            <text:p>53753.3</text:p>
          </table:table-cell>
          <table:table-cell table:style-name="ce48" table:formula="of:=[.M56]/[.$B56]" office:value-type="float" office:value="53753.3333333333" calcext:value-type="float">
            <text:p>53753.3</text:p>
          </table:table-cell>
          <table:table-cell table:style-name="ce50" table:formula="of:=[.N56]/[.$B56]" office:value-type="float" office:value="53753.3333333333" calcext:value-type="float">
            <text:p>53753.3</text:p>
          </table:table-cell>
          <table:table-cell table:style-name="ce52" table:formula="of:=[.O56]/[.$B56]" office:value-type="float" office:value="26876.6666666667" calcext:value-type="float">
            <text:p>26876.7</text:p>
          </table:table-cell>
          <table:table-cell table:style-name="ce55" table:formula="of:=([.L56]+[.M56]+[.N56]+[.O56])/[.$B56]" office:value-type="float" office:value="188136.666666667" calcext:value-type="float">
            <text:p>18813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38:.B57])" office:value-type="percentage" office:value="5.8" calcext:value-type="percentage">
            <text:p>580.0%</text:p>
          </table:table-cell>
          <table:table-cell table:style-name="ce5" table:formula="of:=COM.MICROSOFT.FLOOR.MATH(100*2^([.A57]/3))" office:value-type="float" office:value="10159" calcext:value-type="float">
            <text:p>10159</text:p>
          </table:table-cell>
          <table:table-cell table:style-name="ce5" table:formula="of:=SUM([.$D$38:.D57])" office:value-type="float" office:value="48249" calcext:value-type="float">
            <text:p>48249</text:p>
          </table:table-cell>
          <table:table-cell table:style-name="ce5" table:formula="of:=[.A57]*10" office:value-type="float" office:value="200" calcext:value-type="float">
            <text:p>200</text:p>
          </table:table-cell>
          <table:table-cell table:style-name="ce5" table:formula="of:=[.D57]*[.F57]" office:value-type="float" office:value="2031800" calcext:value-type="float">
            <text:p>20318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7]*[.H57]" office:value-type="float" office:value="20318" calcext:value-type="float">
            <text:p>20318</text:p>
          </table:table-cell>
          <table:table-cell table:style-name="ce34" table:formula="of:=[.$D57]*[.I57]" office:value-type="float" office:value="20318" calcext:value-type="float">
            <text:p>20318</text:p>
          </table:table-cell>
          <table:table-cell table:style-name="ce38" table:formula="of:=[.$D57]*[.J57]" office:value-type="float" office:value="20318" calcext:value-type="float">
            <text:p>20318</text:p>
          </table:table-cell>
          <table:table-cell table:style-name="ce42" table:formula="of:=[.$D57]*[.K57]" office:value-type="float" office:value="10159" calcext:value-type="float">
            <text:p>10159</text:p>
          </table:table-cell>
          <table:table-cell table:style-name="ce45" table:formula="of:=[.L57]/[.$B57]" office:value-type="float" office:value="67726.6666666667" calcext:value-type="float">
            <text:p>67726.7</text:p>
          </table:table-cell>
          <table:table-cell table:style-name="ce48" table:formula="of:=[.M57]/[.$B57]" office:value-type="float" office:value="67726.6666666667" calcext:value-type="float">
            <text:p>67726.7</text:p>
          </table:table-cell>
          <table:table-cell table:style-name="ce50" table:formula="of:=[.N57]/[.$B57]" office:value-type="float" office:value="67726.6666666667" calcext:value-type="float">
            <text:p>67726.7</text:p>
          </table:table-cell>
          <table:table-cell table:style-name="ce52" table:formula="of:=[.O57]/[.$B57]" office:value-type="float" office:value="33863.3333333333" calcext:value-type="float">
            <text:p>33863.3</text:p>
          </table:table-cell>
          <table:table-cell table:style-name="ce55" table:formula="of:=([.L57]+[.M57]+[.N57]+[.O57])/[.$B57]" office:value-type="float" office:value="237043.333333333" calcext:value-type="float">
            <text:p>23704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38:.B58])" office:value-type="percentage" office:value="6.1" calcext:value-type="percentage">
            <text:p>610.0%</text:p>
          </table:table-cell>
          <table:table-cell table:style-name="ce5" table:formula="of:=COM.MICROSOFT.FLOOR.MATH(100*2^([.A58]/3))" office:value-type="float" office:value="12800" calcext:value-type="float">
            <text:p>12800</text:p>
          </table:table-cell>
          <table:table-cell table:style-name="ce5" table:formula="of:=SUM([.$D$38:.D58])" office:value-type="float" office:value="61049" calcext:value-type="float">
            <text:p>61049</text:p>
          </table:table-cell>
          <table:table-cell table:style-name="ce5" table:formula="of:=[.A58]*10" office:value-type="float" office:value="210" calcext:value-type="float">
            <text:p>210</text:p>
          </table:table-cell>
          <table:table-cell table:style-name="ce5" table:formula="of:=[.D58]*[.F58]" office:value-type="float" office:value="2688000" calcext:value-type="float">
            <text:p>2688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8]*[.H58]" office:value-type="float" office:value="25600" calcext:value-type="float">
            <text:p>25600</text:p>
          </table:table-cell>
          <table:table-cell table:style-name="ce34" table:formula="of:=[.$D58]*[.I58]" office:value-type="float" office:value="25600" calcext:value-type="float">
            <text:p>25600</text:p>
          </table:table-cell>
          <table:table-cell table:style-name="ce38" table:formula="of:=[.$D58]*[.J58]" office:value-type="float" office:value="25600" calcext:value-type="float">
            <text:p>25600</text:p>
          </table:table-cell>
          <table:table-cell table:style-name="ce42" table:formula="of:=[.$D58]*[.K58]" office:value-type="float" office:value="12800" calcext:value-type="float">
            <text:p>12800</text:p>
          </table:table-cell>
          <table:table-cell table:style-name="ce45" table:formula="of:=[.L58]/[.$B58]" office:value-type="float" office:value="85333.3333333333" calcext:value-type="float">
            <text:p>85333.3</text:p>
          </table:table-cell>
          <table:table-cell table:style-name="ce48" table:formula="of:=[.M58]/[.$B58]" office:value-type="float" office:value="85333.3333333333" calcext:value-type="float">
            <text:p>85333.3</text:p>
          </table:table-cell>
          <table:table-cell table:style-name="ce50" table:formula="of:=[.N58]/[.$B58]" office:value-type="float" office:value="85333.3333333333" calcext:value-type="float">
            <text:p>85333.3</text:p>
          </table:table-cell>
          <table:table-cell table:style-name="ce52" table:formula="of:=[.O58]/[.$B58]" office:value-type="float" office:value="42666.6666666667" calcext:value-type="float">
            <text:p>42666.7</text:p>
          </table:table-cell>
          <table:table-cell table:style-name="ce55" table:formula="of:=([.L58]+[.M58]+[.N58]+[.O58])/[.$B58]" office:value-type="float" office:value="298666.666666667" calcext:value-type="float">
            <text:p>29866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38:.B59])" office:value-type="percentage" office:value="6.4" calcext:value-type="percentage">
            <text:p>640.0%</text:p>
          </table:table-cell>
          <table:table-cell table:style-name="ce5" table:formula="of:=COM.MICROSOFT.FLOOR.MATH(100*2^([.A59]/3))" office:value-type="float" office:value="16126" calcext:value-type="float">
            <text:p>16126</text:p>
          </table:table-cell>
          <table:table-cell table:style-name="ce5" table:formula="of:=SUM([.$D$38:.D59])" office:value-type="float" office:value="77175" calcext:value-type="float">
            <text:p>77175</text:p>
          </table:table-cell>
          <table:table-cell table:style-name="ce5" table:formula="of:=[.A59]*10" office:value-type="float" office:value="220" calcext:value-type="float">
            <text:p>220</text:p>
          </table:table-cell>
          <table:table-cell table:style-name="ce5" table:formula="of:=[.D59]*[.F59]" office:value-type="float" office:value="3547720" calcext:value-type="float">
            <text:p>354772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9]*[.H59]" office:value-type="float" office:value="32252" calcext:value-type="float">
            <text:p>32252</text:p>
          </table:table-cell>
          <table:table-cell table:style-name="ce34" table:formula="of:=[.$D59]*[.I59]" office:value-type="float" office:value="32252" calcext:value-type="float">
            <text:p>32252</text:p>
          </table:table-cell>
          <table:table-cell table:style-name="ce38" table:formula="of:=[.$D59]*[.J59]" office:value-type="float" office:value="32252" calcext:value-type="float">
            <text:p>32252</text:p>
          </table:table-cell>
          <table:table-cell table:style-name="ce42" table:formula="of:=[.$D59]*[.K59]" office:value-type="float" office:value="16126" calcext:value-type="float">
            <text:p>16126</text:p>
          </table:table-cell>
          <table:table-cell table:style-name="ce45" table:formula="of:=[.L59]/[.$B59]" office:value-type="float" office:value="107506.666666667" calcext:value-type="float">
            <text:p>107506.7</text:p>
          </table:table-cell>
          <table:table-cell table:style-name="ce48" table:formula="of:=[.M59]/[.$B59]" office:value-type="float" office:value="107506.666666667" calcext:value-type="float">
            <text:p>107506.7</text:p>
          </table:table-cell>
          <table:table-cell table:style-name="ce50" table:formula="of:=[.N59]/[.$B59]" office:value-type="float" office:value="107506.666666667" calcext:value-type="float">
            <text:p>107506.7</text:p>
          </table:table-cell>
          <table:table-cell table:style-name="ce52" table:formula="of:=[.O59]/[.$B59]" office:value-type="float" office:value="53753.3333333333" calcext:value-type="float">
            <text:p>53753.3</text:p>
          </table:table-cell>
          <table:table-cell table:style-name="ce55" table:formula="of:=([.L59]+[.M59]+[.N59]+[.O59])/[.$B59]" office:value-type="float" office:value="376273.333333333" calcext:value-type="float">
            <text:p>37627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38:.B60])" office:value-type="percentage" office:value="6.7" calcext:value-type="percentage">
            <text:p>670.0%</text:p>
          </table:table-cell>
          <table:table-cell table:style-name="ce5" table:formula="of:=COM.MICROSOFT.FLOOR.MATH(100*2^([.A60]/3))" office:value-type="float" office:value="20318" calcext:value-type="float">
            <text:p>20318</text:p>
          </table:table-cell>
          <table:table-cell table:style-name="ce5" table:formula="of:=SUM([.$D$38:.D60])" office:value-type="float" office:value="97493" calcext:value-type="float">
            <text:p>97493</text:p>
          </table:table-cell>
          <table:table-cell table:style-name="ce5" table:formula="of:=[.A60]*10" office:value-type="float" office:value="230" calcext:value-type="float">
            <text:p>230</text:p>
          </table:table-cell>
          <table:table-cell table:style-name="ce5" table:formula="of:=[.D60]*[.F60]" office:value-type="float" office:value="4673140" calcext:value-type="float">
            <text:p>467314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60]*[.H60]" office:value-type="float" office:value="40636" calcext:value-type="float">
            <text:p>40636</text:p>
          </table:table-cell>
          <table:table-cell table:style-name="ce34" table:formula="of:=[.$D60]*[.I60]" office:value-type="float" office:value="40636" calcext:value-type="float">
            <text:p>40636</text:p>
          </table:table-cell>
          <table:table-cell table:style-name="ce38" table:formula="of:=[.$D60]*[.J60]" office:value-type="float" office:value="40636" calcext:value-type="float">
            <text:p>40636</text:p>
          </table:table-cell>
          <table:table-cell table:style-name="ce42" table:formula="of:=[.$D60]*[.K60]" office:value-type="float" office:value="20318" calcext:value-type="float">
            <text:p>20318</text:p>
          </table:table-cell>
          <table:table-cell table:style-name="ce45" table:formula="of:=[.L60]/[.$B60]" office:value-type="float" office:value="135453.333333333" calcext:value-type="float">
            <text:p>135453.3</text:p>
          </table:table-cell>
          <table:table-cell table:style-name="ce48" table:formula="of:=[.M60]/[.$B60]" office:value-type="float" office:value="135453.333333333" calcext:value-type="float">
            <text:p>135453.3</text:p>
          </table:table-cell>
          <table:table-cell table:style-name="ce50" table:formula="of:=[.N60]/[.$B60]" office:value-type="float" office:value="135453.333333333" calcext:value-type="float">
            <text:p>135453.3</text:p>
          </table:table-cell>
          <table:table-cell table:style-name="ce52" table:formula="of:=[.O60]/[.$B60]" office:value-type="float" office:value="67726.6666666667" calcext:value-type="float">
            <text:p>67726.7</text:p>
          </table:table-cell>
          <table:table-cell table:style-name="ce55" table:formula="of:=([.L60]+[.M60]+[.N60]+[.O60])/[.$B60]" office:value-type="float" office:value="474086.666666667" calcext:value-type="float">
            <text:p>47408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38:.B61])" office:value-type="percentage" office:value="7" calcext:value-type="percentage">
            <text:p>700.0%</text:p>
          </table:table-cell>
          <table:table-cell table:style-name="ce5" table:formula="of:=COM.MICROSOFT.FLOOR.MATH(100*2^([.A61]/3))" office:value-type="float" office:value="25600" calcext:value-type="float">
            <text:p>25600</text:p>
          </table:table-cell>
          <table:table-cell table:style-name="ce5" table:formula="of:=SUM([.$D$38:.D61])" office:value-type="float" office:value="123093" calcext:value-type="float">
            <text:p>123093</text:p>
          </table:table-cell>
          <table:table-cell table:style-name="ce5" table:formula="of:=[.A61]*10" office:value-type="float" office:value="240" calcext:value-type="float">
            <text:p>240</text:p>
          </table:table-cell>
          <table:table-cell table:style-name="ce5" table:formula="of:=[.D61]*[.F61]" office:value-type="float" office:value="6144000" calcext:value-type="float">
            <text:p>6144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61]*[.H61]" office:value-type="float" office:value="51200" calcext:value-type="float">
            <text:p>51200</text:p>
          </table:table-cell>
          <table:table-cell table:style-name="ce34" table:formula="of:=[.$D61]*[.I61]" office:value-type="float" office:value="51200" calcext:value-type="float">
            <text:p>51200</text:p>
          </table:table-cell>
          <table:table-cell table:style-name="ce38" table:formula="of:=[.$D61]*[.J61]" office:value-type="float" office:value="51200" calcext:value-type="float">
            <text:p>51200</text:p>
          </table:table-cell>
          <table:table-cell table:style-name="ce42" table:formula="of:=[.$D61]*[.K61]" office:value-type="float" office:value="25600" calcext:value-type="float">
            <text:p>25600</text:p>
          </table:table-cell>
          <table:table-cell table:style-name="ce45" table:formula="of:=[.L61]/[.$B61]" office:value-type="float" office:value="170666.666666667" calcext:value-type="float">
            <text:p>170666.7</text:p>
          </table:table-cell>
          <table:table-cell table:style-name="ce48" table:formula="of:=[.M61]/[.$B61]" office:value-type="float" office:value="170666.666666667" calcext:value-type="float">
            <text:p>170666.7</text:p>
          </table:table-cell>
          <table:table-cell table:style-name="ce50" table:formula="of:=[.N61]/[.$B61]" office:value-type="float" office:value="170666.666666667" calcext:value-type="float">
            <text:p>170666.7</text:p>
          </table:table-cell>
          <table:table-cell table:style-name="ce52" table:formula="of:=[.O61]/[.$B61]" office:value-type="float" office:value="85333.3333333333" calcext:value-type="float">
            <text:p>85333.3</text:p>
          </table:table-cell>
          <table:table-cell table:style-name="ce55" table:formula="of:=([.L61]+[.M61]+[.N61]+[.O61])/[.$B61]" office:value-type="float" office:value="597333.333333333" calcext:value-type="float">
            <text:p>59733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38:.B62])" office:value-type="percentage" office:value="7.3" calcext:value-type="percentage">
            <text:p>730.0%</text:p>
          </table:table-cell>
          <table:table-cell table:style-name="ce5" table:formula="of:=COM.MICROSOFT.FLOOR.MATH(100*2^([.A62]/3))" office:value-type="float" office:value="32253" calcext:value-type="float">
            <text:p>32253</text:p>
          </table:table-cell>
          <table:table-cell table:style-name="ce5" table:formula="of:=SUM([.$D$38:.D62])" office:value-type="float" office:value="155346" calcext:value-type="float">
            <text:p>155346</text:p>
          </table:table-cell>
          <table:table-cell table:style-name="ce5" table:formula="of:=[.A62]*10" office:value-type="float" office:value="250" calcext:value-type="float">
            <text:p>250</text:p>
          </table:table-cell>
          <table:table-cell table:style-name="ce5" table:formula="of:=[.D62]*[.F62]" office:value-type="float" office:value="8063250" calcext:value-type="float">
            <text:p>806325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62]*[.H62]" office:value-type="float" office:value="64506" calcext:value-type="float">
            <text:p>64506</text:p>
          </table:table-cell>
          <table:table-cell table:style-name="ce34" table:formula="of:=[.$D62]*[.I62]" office:value-type="float" office:value="64506" calcext:value-type="float">
            <text:p>64506</text:p>
          </table:table-cell>
          <table:table-cell table:style-name="ce38" table:formula="of:=[.$D62]*[.J62]" office:value-type="float" office:value="64506" calcext:value-type="float">
            <text:p>64506</text:p>
          </table:table-cell>
          <table:table-cell table:style-name="ce42" table:formula="of:=[.$D62]*[.K62]" office:value-type="float" office:value="32253" calcext:value-type="float">
            <text:p>32253</text:p>
          </table:table-cell>
          <table:table-cell table:style-name="ce45" table:formula="of:=[.L62]/[.$B62]" office:value-type="float" office:value="215020" calcext:value-type="float">
            <text:p>215020.0</text:p>
          </table:table-cell>
          <table:table-cell table:style-name="ce48" table:formula="of:=[.M62]/[.$B62]" office:value-type="float" office:value="215020" calcext:value-type="float">
            <text:p>215020.0</text:p>
          </table:table-cell>
          <table:table-cell table:style-name="ce50" table:formula="of:=[.N62]/[.$B62]" office:value-type="float" office:value="215020" calcext:value-type="float">
            <text:p>215020.0</text:p>
          </table:table-cell>
          <table:table-cell table:style-name="ce52" table:formula="of:=[.O62]/[.$B62]" office:value-type="float" office:value="107510" calcext:value-type="float">
            <text:p>107510.0</text:p>
          </table:table-cell>
          <table:table-cell table:style-name="ce55" table:formula="of:=([.L62]+[.M62]+[.N62]+[.O62])/[.$B62]" office:value-type="float" office:value="752570" calcext:value-type="float">
            <text:p>752570.0</text:p>
          </table:table-cell>
          <table:table-cell table:style-name="ce1" table:number-columns-repeated="1004"/>
        </table:table-row>
        <table:table-row table:style-name="ro1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3" office:value-type="string" calcext:value-type="string">
            <text:p>Shell-Damage</text:p>
          </table:table-cell>
          <table:table-cell table:style-name="ce10" office:value-type="string" calcext:value-type="string">
            <text:p>Modifier</text:p>
          </table:table-cell>
          <table:table-cell table:style-name="ce10" office:value-type="string" calcext:value-type="string">
            <text:p>CumMod</text:p>
          </table:table-cell>
          <table:table-cell table:style-name="ce10" office:value-type="string" calcext:value-type="string">
            <text:p>Cycles</text:p>
          </table:table-cell>
          <table:table-cell table:style-name="ce10" office:value-type="string" calcext:value-type="string">
            <text:p>CumCyc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 x Cycles</text:p>
          </table:table-cell>
          <table:table-cell table:style-name="ce10" office:value-type="string" calcext:value-type="string">
            <text:p>SP R/Cycle</text:p>
          </table:table-cell>
          <table:table-cell table:style-name="ce10" office:value-type="string" calcext:value-type="string">
            <text:p>SP G/Cycle</text:p>
          </table:table-cell>
          <table:table-cell table:style-name="ce10" office:value-type="string" calcext:value-type="string">
            <text:p>SP B/Cycle</text:p>
          </table:table-cell>
          <table:table-cell table:style-name="ce10" office:value-type="string" calcext:value-type="string">
            <text:p>SP A/Cycle</text:p>
          </table:table-cell>
          <table:table-cell table:style-name="ce29" office:value-type="string" calcext:value-type="string">
            <text:p>SP R total</text:p>
          </table:table-cell>
          <table:table-cell table:style-name="ce33" office:value-type="string" calcext:value-type="string">
            <text:p>SP G total</text:p>
          </table:table-cell>
          <table:table-cell table:style-name="ce37" office:value-type="string" calcext:value-type="string">
            <text:p>SP B total</text:p>
          </table:table-cell>
          <table:table-cell table:style-name="ce41" office:value-type="string" calcext:value-type="string">
            <text:p>SP A total</text:p>
          </table:table-cell>
          <table:table-cell table:style-name="ce29" office:value-type="string" calcext:value-type="string">
            <text:p>SP R/Mod.</text:p>
          </table:table-cell>
          <table:table-cell table:style-name="ce33" office:value-type="string" calcext:value-type="string">
            <text:p>SP G/Mod.</text:p>
          </table:table-cell>
          <table:table-cell table:style-name="ce37" office:value-type="string" calcext:value-type="string">
            <text:p>SP B/Mod.</text:p>
          </table:table-cell>
          <table:table-cell table:style-name="ce41" office:value-type="string" calcext:value-type="string">
            <text:p>SP A/Mod.</text:p>
          </table:table-cell>
          <table:table-cell table:style-name="ce10" office:value-type="string" calcext:value-type="string">
            <text:p>SP total/Mod.</text:p>
          </table:table-cell>
          <table:table-cell table:style-name="ce58" table:number-columns-repeated="100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percentage" office:value="0.1" calcext:value-type="percentage">
            <text:p>10.0%</text:p>
          </table:table-cell>
          <table:table-cell table:style-name="ce19" table:formula="of:=SUM([.$B$66:.B66])" office:value-type="percentage" office:value="0.1" calcext:value-type="percentage">
            <text:p>10.0%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SUM([.$D$66:.D66])" office:value-type="float" office:value="50" calcext:value-type="float">
            <text:p>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66]*[.F66]" office:value-type="float" office:value="1500" calcext:value-type="float">
            <text:p>15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0" table:formula="of:=[.$D66]*[.H66]" office:value-type="float" office:value="50" calcext:value-type="float">
            <text:p>50</text:p>
          </table:table-cell>
          <table:table-cell table:style-name="ce34" table:formula="of:=[.$D66]*[.I66]" office:value-type="float" office:value="0" calcext:value-type="float">
            <text:p>0</text:p>
          </table:table-cell>
          <table:table-cell table:style-name="ce38" table:formula="of:=[.$D66]*[.J66]" office:value-type="float" office:value="0" calcext:value-type="float">
            <text:p>0</text:p>
          </table:table-cell>
          <table:table-cell table:style-name="ce42" table:formula="of:=[.$D66]*[.K66]" office:value-type="float" office:value="0" calcext:value-type="float">
            <text:p>0</text:p>
          </table:table-cell>
          <table:table-cell table:style-name="ce45" table:formula="of:=[.L66]/[.$B66]" office:value-type="float" office:value="500" calcext:value-type="float">
            <text:p>500.0</text:p>
          </table:table-cell>
          <table:table-cell table:style-name="ce48" table:formula="of:=[.M66]/[.$B66]" office:value-type="float" office:value="0" calcext:value-type="float">
            <text:p>0.0</text:p>
          </table:table-cell>
          <table:table-cell table:style-name="ce50" table:formula="of:=[.N66]/[.$B66]" office:value-type="float" office:value="0" calcext:value-type="float">
            <text:p>0.0</text:p>
          </table:table-cell>
          <table:table-cell table:style-name="ce52" table:formula="of:=[.O66]/[.$B66]" office:value-type="float" office:value="0" calcext:value-type="float">
            <text:p>0.0</text:p>
          </table:table-cell>
          <table:table-cell table:style-name="ce55" table:formula="of:=([.L66]+[.M66]+[.N66]+[.O66])/[.$B66]" office:value-type="float" office:value="500" calcext:value-type="float">
            <text:p>50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percentage" office:value="0.1" calcext:value-type="percentage">
            <text:p>10.0%</text:p>
          </table:table-cell>
          <table:table-cell table:style-name="ce19" table:formula="of:=SUM([.$B$66:.B67])" office:value-type="percentage" office:value="0.2" calcext:value-type="percentage">
            <text:p>20.0%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SUM([.$D$66:.D67])" office:value-type="float" office:value="150" calcext:value-type="float">
            <text:p>1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67]*[.F67]" office:value-type="float" office:value="3000" calcext:value-type="float">
            <text:p>30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0" table:formula="of:=[.$D67]*[.H67]" office:value-type="float" office:value="100" calcext:value-type="float">
            <text:p>100</text:p>
          </table:table-cell>
          <table:table-cell table:style-name="ce34" table:formula="of:=[.$D67]*[.I67]" office:value-type="float" office:value="100" calcext:value-type="float">
            <text:p>100</text:p>
          </table:table-cell>
          <table:table-cell table:style-name="ce38" table:formula="of:=[.$D67]*[.J67]" office:value-type="float" office:value="0" calcext:value-type="float">
            <text:p>0</text:p>
          </table:table-cell>
          <table:table-cell table:style-name="ce42" table:formula="of:=[.$D67]*[.K67]" office:value-type="float" office:value="0" calcext:value-type="float">
            <text:p>0</text:p>
          </table:table-cell>
          <table:table-cell table:style-name="ce45" table:formula="of:=[.L67]/[.$B67]" office:value-type="float" office:value="1000" calcext:value-type="float">
            <text:p>1000.0</text:p>
          </table:table-cell>
          <table:table-cell table:style-name="ce48" table:formula="of:=[.M67]/[.$B67]" office:value-type="float" office:value="1000" calcext:value-type="float">
            <text:p>1000.0</text:p>
          </table:table-cell>
          <table:table-cell table:style-name="ce50" table:formula="of:=[.N67]/[.$B67]" office:value-type="float" office:value="0" calcext:value-type="float">
            <text:p>0.0</text:p>
          </table:table-cell>
          <table:table-cell table:style-name="ce52" table:formula="of:=[.O67]/[.$B67]" office:value-type="float" office:value="0" calcext:value-type="float">
            <text:p>0.0</text:p>
          </table:table-cell>
          <table:table-cell table:style-name="ce55" table:formula="of:=([.L67]+[.M67]+[.N67]+[.O67])/[.$B67]" office:value-type="float" office:value="2000" calcext:value-type="float">
            <text:p>200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66:.B68])" office:value-type="percentage" office:value="0.4" calcext:value-type="percentage">
            <text:p>40.0%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formula="of:=SUM([.$D$66:.D68])" office:value-type="float" office:value="350" calcext:value-type="float">
            <text:p>3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68]*[.F68]" office:value-type="float" office:value="12000" calcext:value-type="float">
            <text:p>120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0" table:formula="of:=[.$D68]*[.H68]" office:value-type="float" office:value="200" calcext:value-type="float">
            <text:p>200</text:p>
          </table:table-cell>
          <table:table-cell table:style-name="ce34" table:formula="of:=[.$D68]*[.I68]" office:value-type="float" office:value="200" calcext:value-type="float">
            <text:p>200</text:p>
          </table:table-cell>
          <table:table-cell table:style-name="ce38" table:formula="of:=[.$D68]*[.J68]" office:value-type="float" office:value="0" calcext:value-type="float">
            <text:p>0</text:p>
          </table:table-cell>
          <table:table-cell table:style-name="ce42" table:formula="of:=[.$D68]*[.K68]" office:value-type="float" office:value="0" calcext:value-type="float">
            <text:p>0</text:p>
          </table:table-cell>
          <table:table-cell table:style-name="ce45" table:formula="of:=[.L68]/[.$B68]" office:value-type="float" office:value="1000" calcext:value-type="float">
            <text:p>1000.0</text:p>
          </table:table-cell>
          <table:table-cell table:style-name="ce48" table:formula="of:=[.M68]/[.$B68]" office:value-type="float" office:value="1000" calcext:value-type="float">
            <text:p>1000.0</text:p>
          </table:table-cell>
          <table:table-cell table:style-name="ce50" table:formula="of:=[.N68]/[.$B68]" office:value-type="float" office:value="0" calcext:value-type="float">
            <text:p>0.0</text:p>
          </table:table-cell>
          <table:table-cell table:style-name="ce52" table:formula="of:=[.O68]/[.$B68]" office:value-type="float" office:value="0" calcext:value-type="float">
            <text:p>0.0</text:p>
          </table:table-cell>
          <table:table-cell table:style-name="ce55" table:formula="of:=([.L68]+[.M68]+[.N68]+[.O68])/[.$B68]" office:value-type="float" office:value="2000" calcext:value-type="float">
            <text:p>200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66:.B69])" office:value-type="percentage" office:value="0.6" calcext:value-type="percentage">
            <text:p>60.0%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SUM([.$D$66:.D69])" office:value-type="float" office:value="450" calcext:value-type="float">
            <text:p>4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69]*[.F69]" office:value-type="float" office:value="6000" calcext:value-type="float">
            <text:p>600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0" table:formula="of:=[.$D69]*[.H69]" office:value-type="float" office:value="100" calcext:value-type="float">
            <text:p>100</text:p>
          </table:table-cell>
          <table:table-cell table:style-name="ce34" table:formula="of:=[.$D69]*[.I69]" office:value-type="float" office:value="100" calcext:value-type="float">
            <text:p>100</text:p>
          </table:table-cell>
          <table:table-cell table:style-name="ce38" table:formula="of:=[.$D69]*[.J69]" office:value-type="float" office:value="100" calcext:value-type="float">
            <text:p>100</text:p>
          </table:table-cell>
          <table:table-cell table:style-name="ce42" table:formula="of:=[.$D69]*[.K69]" office:value-type="float" office:value="0" calcext:value-type="float">
            <text:p>0</text:p>
          </table:table-cell>
          <table:table-cell table:style-name="ce45" table:formula="of:=[.L69]/[.$B69]" office:value-type="float" office:value="500" calcext:value-type="float">
            <text:p>500.0</text:p>
          </table:table-cell>
          <table:table-cell table:style-name="ce48" table:formula="of:=[.M69]/[.$B69]" office:value-type="float" office:value="500" calcext:value-type="float">
            <text:p>500.0</text:p>
          </table:table-cell>
          <table:table-cell table:style-name="ce50" table:formula="of:=[.N69]/[.$B69]" office:value-type="float" office:value="500" calcext:value-type="float">
            <text:p>500.0</text:p>
          </table:table-cell>
          <table:table-cell table:style-name="ce52" table:formula="of:=[.O69]/[.$B69]" office:value-type="float" office:value="0" calcext:value-type="float">
            <text:p>0.0</text:p>
          </table:table-cell>
          <table:table-cell table:style-name="ce55" table:formula="of:=([.L69]+[.M69]+[.N69]+[.O69])/[.$B69]" office:value-type="float" office:value="1500" calcext:value-type="float">
            <text:p>150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66:.B70])" office:value-type="percentage" office:value="0.8" calcext:value-type="percentage">
            <text:p>80.0%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formula="of:=SUM([.$D$66:.D70])" office:value-type="float" office:value="650" calcext:value-type="float">
            <text:p>6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70]*[.F70]" office:value-type="float" office:value="12000" calcext:value-type="float">
            <text:p>12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70]*[.H70]" office:value-type="float" office:value="200" calcext:value-type="float">
            <text:p>200</text:p>
          </table:table-cell>
          <table:table-cell table:style-name="ce34" table:formula="of:=[.$D70]*[.I70]" office:value-type="float" office:value="200" calcext:value-type="float">
            <text:p>200</text:p>
          </table:table-cell>
          <table:table-cell table:style-name="ce38" table:formula="of:=[.$D70]*[.J70]" office:value-type="float" office:value="200" calcext:value-type="float">
            <text:p>200</text:p>
          </table:table-cell>
          <table:table-cell table:style-name="ce42" table:formula="of:=[.$D70]*[.K70]" office:value-type="float" office:value="200" calcext:value-type="float">
            <text:p>200</text:p>
          </table:table-cell>
          <table:table-cell table:style-name="ce45" table:formula="of:=[.L70]/[.$B70]" office:value-type="float" office:value="1000" calcext:value-type="float">
            <text:p>1000.0</text:p>
          </table:table-cell>
          <table:table-cell table:style-name="ce48" table:formula="of:=[.M70]/[.$B70]" office:value-type="float" office:value="1000" calcext:value-type="float">
            <text:p>1000.0</text:p>
          </table:table-cell>
          <table:table-cell table:style-name="ce50" table:formula="of:=[.N70]/[.$B70]" office:value-type="float" office:value="1000" calcext:value-type="float">
            <text:p>1000.0</text:p>
          </table:table-cell>
          <table:table-cell table:style-name="ce52" table:formula="of:=[.O70]/[.$B70]" office:value-type="float" office:value="1000" calcext:value-type="float">
            <text:p>1000.0</text:p>
          </table:table-cell>
          <table:table-cell table:style-name="ce55" table:formula="of:=([.L70]+[.M70]+[.N70]+[.O70])/[.$B70]" office:value-type="float" office:value="4000" calcext:value-type="float">
            <text:p>400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1" office:value-type="percentage" office:value="0.4" calcext:value-type="percentage">
            <text:p>40.0%</text:p>
          </table:table-cell>
          <table:table-cell table:style-name="ce19" table:formula="of:=SUM([.$B$66:.B71])" office:value-type="percentage" office:value="1.2" calcext:value-type="percentage">
            <text:p>120.0%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formula="of:=SUM([.$D$66:.D71])" office:value-type="float" office:value="950" calcext:value-type="float">
            <text:p>9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71]*[.F71]" office:value-type="float" office:value="18000" calcext:value-type="float">
            <text:p>18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71]*[.H71]" office:value-type="float" office:value="300" calcext:value-type="float">
            <text:p>300</text:p>
          </table:table-cell>
          <table:table-cell table:style-name="ce34" table:formula="of:=[.$D71]*[.I71]" office:value-type="float" office:value="300" calcext:value-type="float">
            <text:p>300</text:p>
          </table:table-cell>
          <table:table-cell table:style-name="ce38" table:formula="of:=[.$D71]*[.J71]" office:value-type="float" office:value="300" calcext:value-type="float">
            <text:p>300</text:p>
          </table:table-cell>
          <table:table-cell table:style-name="ce42" table:formula="of:=[.$D71]*[.K71]" office:value-type="float" office:value="300" calcext:value-type="float">
            <text:p>300</text:p>
          </table:table-cell>
          <table:table-cell table:style-name="ce45" table:formula="of:=[.L71]/[.$B71]" office:value-type="float" office:value="750" calcext:value-type="float">
            <text:p>750.0</text:p>
          </table:table-cell>
          <table:table-cell table:style-name="ce48" table:formula="of:=[.M71]/[.$B71]" office:value-type="float" office:value="750" calcext:value-type="float">
            <text:p>750.0</text:p>
          </table:table-cell>
          <table:table-cell table:style-name="ce50" table:formula="of:=[.N71]/[.$B71]" office:value-type="float" office:value="750" calcext:value-type="float">
            <text:p>750.0</text:p>
          </table:table-cell>
          <table:table-cell table:style-name="ce52" table:formula="of:=[.O71]/[.$B71]" office:value-type="float" office:value="750" calcext:value-type="float">
            <text:p>750.0</text:p>
          </table:table-cell>
          <table:table-cell table:style-name="ce55" table:formula="of:=([.L71]+[.M71]+[.N71]+[.O71])/[.$B71]" office:value-type="float" office:value="3000" calcext:value-type="float">
            <text:p>3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66:.B72])" office:value-type="percentage" office:value="1.6" calcext:value-type="percentage">
            <text:p>160.0%</text:p>
          </table:table-cell>
          <table:table-cell table:style-name="ce5" table:formula="of:=COM.MICROSOFT.FLOOR.MATH(100*2^([.A72]/3))" office:value-type="float" office:value="503" calcext:value-type="float">
            <text:p>503</text:p>
          </table:table-cell>
          <table:table-cell table:style-name="ce5" table:formula="of:=SUM([.$D$66:.D72])" office:value-type="float" office:value="1453" calcext:value-type="float">
            <text:p>1453</text:p>
          </table:table-cell>
          <table:table-cell table:style-name="ce5" table:formula="of:=[.A72]*10" office:value-type="float" office:value="70" calcext:value-type="float">
            <text:p>70</text:p>
          </table:table-cell>
          <table:table-cell table:style-name="ce5" table:formula="of:=[.D72]*[.F72]" office:value-type="float" office:value="35210" calcext:value-type="float">
            <text:p>3521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0" table:formula="of:=[.$D72]*[.H72]" office:value-type="float" office:value="1006" calcext:value-type="float">
            <text:p>1006</text:p>
          </table:table-cell>
          <table:table-cell table:style-name="ce34" table:formula="of:=[.$D72]*[.I72]" office:value-type="float" office:value="503" calcext:value-type="float">
            <text:p>503</text:p>
          </table:table-cell>
          <table:table-cell table:style-name="ce38" table:formula="of:=[.$D72]*[.J72]" office:value-type="float" office:value="503" calcext:value-type="float">
            <text:p>503</text:p>
          </table:table-cell>
          <table:table-cell table:style-name="ce42" table:formula="of:=[.$D72]*[.K72]" office:value-type="float" office:value="503" calcext:value-type="float">
            <text:p>503</text:p>
          </table:table-cell>
          <table:table-cell table:style-name="ce45" table:formula="of:=[.L72]/[.$B72]" office:value-type="float" office:value="2515" calcext:value-type="float">
            <text:p>2515.0</text:p>
          </table:table-cell>
          <table:table-cell table:style-name="ce48" table:formula="of:=[.M72]/[.$B72]" office:value-type="float" office:value="1257.5" calcext:value-type="float">
            <text:p>1257.5</text:p>
          </table:table-cell>
          <table:table-cell table:style-name="ce50" table:formula="of:=[.N72]/[.$B72]" office:value-type="float" office:value="1257.5" calcext:value-type="float">
            <text:p>1257.5</text:p>
          </table:table-cell>
          <table:table-cell table:style-name="ce52" table:formula="of:=[.O72]/[.$B72]" office:value-type="float" office:value="1257.5" calcext:value-type="float">
            <text:p>1257.5</text:p>
          </table:table-cell>
          <table:table-cell table:style-name="ce55" table:formula="of:=([.L72]+[.M72]+[.N72]+[.O72])/[.$B72]" office:value-type="float" office:value="6287.5" calcext:value-type="float">
            <text:p>6287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66:.B73])" office:value-type="percentage" office:value="2" calcext:value-type="percentage">
            <text:p>200.0%</text:p>
          </table:table-cell>
          <table:table-cell table:style-name="ce5" table:formula="of:=COM.MICROSOFT.FLOOR.MATH(100*2^([.A73]/3))" office:value-type="float" office:value="634" calcext:value-type="float">
            <text:p>634</text:p>
          </table:table-cell>
          <table:table-cell table:style-name="ce5" table:formula="of:=SUM([.$D$66:.D73])" office:value-type="float" office:value="2087" calcext:value-type="float">
            <text:p>2087</text:p>
          </table:table-cell>
          <table:table-cell table:style-name="ce5" table:formula="of:=[.A73]*10" office:value-type="float" office:value="80" calcext:value-type="float">
            <text:p>80</text:p>
          </table:table-cell>
          <table:table-cell table:style-name="ce5" table:formula="of:=[.D73]*[.F73]" office:value-type="float" office:value="50720" calcext:value-type="float">
            <text:p>5072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0" table:formula="of:=[.$D73]*[.H73]" office:value-type="float" office:value="1268" calcext:value-type="float">
            <text:p>1268</text:p>
          </table:table-cell>
          <table:table-cell table:style-name="ce34" table:formula="of:=[.$D73]*[.I73]" office:value-type="float" office:value="634" calcext:value-type="float">
            <text:p>634</text:p>
          </table:table-cell>
          <table:table-cell table:style-name="ce38" table:formula="of:=[.$D73]*[.J73]" office:value-type="float" office:value="634" calcext:value-type="float">
            <text:p>634</text:p>
          </table:table-cell>
          <table:table-cell table:style-name="ce42" table:formula="of:=[.$D73]*[.K73]" office:value-type="float" office:value="634" calcext:value-type="float">
            <text:p>634</text:p>
          </table:table-cell>
          <table:table-cell table:style-name="ce45" table:formula="of:=[.L73]/[.$B73]" office:value-type="float" office:value="3170" calcext:value-type="float">
            <text:p>3170.0</text:p>
          </table:table-cell>
          <table:table-cell table:style-name="ce48" table:formula="of:=[.M73]/[.$B73]" office:value-type="float" office:value="1585" calcext:value-type="float">
            <text:p>1585.0</text:p>
          </table:table-cell>
          <table:table-cell table:style-name="ce50" table:formula="of:=[.N73]/[.$B73]" office:value-type="float" office:value="1585" calcext:value-type="float">
            <text:p>1585.0</text:p>
          </table:table-cell>
          <table:table-cell table:style-name="ce52" table:formula="of:=[.O73]/[.$B73]" office:value-type="float" office:value="1585" calcext:value-type="float">
            <text:p>1585.0</text:p>
          </table:table-cell>
          <table:table-cell table:style-name="ce55" table:formula="of:=([.L73]+[.M73]+[.N73]+[.O73])/[.$B73]" office:value-type="float" office:value="7925" calcext:value-type="float">
            <text:p>792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66:.B74])" office:value-type="percentage" office:value="2.4" calcext:value-type="percentage">
            <text:p>240.0%</text:p>
          </table:table-cell>
          <table:table-cell table:style-name="ce5" table:formula="of:=COM.MICROSOFT.FLOOR.MATH(100*2^([.A74]/3))" office:value-type="float" office:value="800" calcext:value-type="float">
            <text:p>800</text:p>
          </table:table-cell>
          <table:table-cell table:style-name="ce5" table:formula="of:=SUM([.$D$66:.D74])" office:value-type="float" office:value="2887" calcext:value-type="float">
            <text:p>2887</text:p>
          </table:table-cell>
          <table:table-cell table:style-name="ce5" table:formula="of:=[.A74]*10" office:value-type="float" office:value="90" calcext:value-type="float">
            <text:p>90</text:p>
          </table:table-cell>
          <table:table-cell table:style-name="ce5" table:formula="of:=[.D74]*[.F74]" office:value-type="float" office:value="72000" calcext:value-type="float">
            <text:p>7200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$D74]*[.H74]" office:value-type="float" office:value="1600" calcext:value-type="float">
            <text:p>1600</text:p>
          </table:table-cell>
          <table:table-cell table:style-name="ce34" table:formula="of:=[.$D74]*[.I74]" office:value-type="float" office:value="1600" calcext:value-type="float">
            <text:p>1600</text:p>
          </table:table-cell>
          <table:table-cell table:style-name="ce38" table:formula="of:=[.$D74]*[.J74]" office:value-type="float" office:value="800" calcext:value-type="float">
            <text:p>800</text:p>
          </table:table-cell>
          <table:table-cell table:style-name="ce42" table:formula="of:=[.$D74]*[.K74]" office:value-type="float" office:value="800" calcext:value-type="float">
            <text:p>800</text:p>
          </table:table-cell>
          <table:table-cell table:style-name="ce45" table:formula="of:=[.L74]/[.$B74]" office:value-type="float" office:value="4000" calcext:value-type="float">
            <text:p>4000.0</text:p>
          </table:table-cell>
          <table:table-cell table:style-name="ce48" table:formula="of:=[.M74]/[.$B74]" office:value-type="float" office:value="4000" calcext:value-type="float">
            <text:p>4000.0</text:p>
          </table:table-cell>
          <table:table-cell table:style-name="ce50" table:formula="of:=[.N74]/[.$B74]" office:value-type="float" office:value="2000" calcext:value-type="float">
            <text:p>2000.0</text:p>
          </table:table-cell>
          <table:table-cell table:style-name="ce52" table:formula="of:=[.O74]/[.$B74]" office:value-type="float" office:value="2000" calcext:value-type="float">
            <text:p>2000.0</text:p>
          </table:table-cell>
          <table:table-cell table:style-name="ce55" table:formula="of:=([.L74]+[.M74]+[.N74]+[.O74])/[.$B74]" office:value-type="float" office:value="12000" calcext:value-type="float">
            <text:p>12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66:.B75])" office:value-type="percentage" office:value="2.8" calcext:value-type="percentage">
            <text:p>280.0%</text:p>
          </table:table-cell>
          <table:table-cell table:style-name="ce5" table:formula="of:=COM.MICROSOFT.FLOOR.MATH(100*2^([.A75]/3))" office:value-type="float" office:value="1007" calcext:value-type="float">
            <text:p>1007</text:p>
          </table:table-cell>
          <table:table-cell table:style-name="ce5" table:formula="of:=SUM([.$D$66:.D75])" office:value-type="float" office:value="3894" calcext:value-type="float">
            <text:p>3894</text:p>
          </table:table-cell>
          <table:table-cell table:style-name="ce5" table:formula="of:=[.A75]*10" office:value-type="float" office:value="100" calcext:value-type="float">
            <text:p>100</text:p>
          </table:table-cell>
          <table:table-cell table:style-name="ce5" table:formula="of:=[.D75]*[.F75]" office:value-type="float" office:value="100700" calcext:value-type="float">
            <text:p>10070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$D75]*[.H75]" office:value-type="float" office:value="2014" calcext:value-type="float">
            <text:p>2014</text:p>
          </table:table-cell>
          <table:table-cell table:style-name="ce34" table:formula="of:=[.$D75]*[.I75]" office:value-type="float" office:value="2014" calcext:value-type="float">
            <text:p>2014</text:p>
          </table:table-cell>
          <table:table-cell table:style-name="ce38" table:formula="of:=[.$D75]*[.J75]" office:value-type="float" office:value="1007" calcext:value-type="float">
            <text:p>1007</text:p>
          </table:table-cell>
          <table:table-cell table:style-name="ce42" table:formula="of:=[.$D75]*[.K75]" office:value-type="float" office:value="1007" calcext:value-type="float">
            <text:p>1007</text:p>
          </table:table-cell>
          <table:table-cell table:style-name="ce45" table:formula="of:=[.L75]/[.$B75]" office:value-type="float" office:value="5035" calcext:value-type="float">
            <text:p>5035.0</text:p>
          </table:table-cell>
          <table:table-cell table:style-name="ce48" table:formula="of:=[.M75]/[.$B75]" office:value-type="float" office:value="5035" calcext:value-type="float">
            <text:p>5035.0</text:p>
          </table:table-cell>
          <table:table-cell table:style-name="ce50" table:formula="of:=[.N75]/[.$B75]" office:value-type="float" office:value="2517.5" calcext:value-type="float">
            <text:p>2517.5</text:p>
          </table:table-cell>
          <table:table-cell table:style-name="ce52" table:formula="of:=[.O75]/[.$B75]" office:value-type="float" office:value="2517.5" calcext:value-type="float">
            <text:p>2517.5</text:p>
          </table:table-cell>
          <table:table-cell table:style-name="ce55" table:formula="of:=([.L75]+[.M75]+[.N75]+[.O75])/[.$B75]" office:value-type="float" office:value="15105" calcext:value-type="float">
            <text:p>1510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66:.B76])" office:value-type="percentage" office:value="3.2" calcext:value-type="percentage">
            <text:p>320.0%</text:p>
          </table:table-cell>
          <table:table-cell table:style-name="ce5" table:formula="of:=COM.MICROSOFT.FLOOR.MATH(100*2^([.A76]/3))" office:value-type="float" office:value="1269" calcext:value-type="float">
            <text:p>1269</text:p>
          </table:table-cell>
          <table:table-cell table:style-name="ce5" table:formula="of:=SUM([.$D$66:.D76])" office:value-type="float" office:value="5163" calcext:value-type="float">
            <text:p>5163</text:p>
          </table:table-cell>
          <table:table-cell table:style-name="ce5" table:formula="of:=[.A76]*10" office:value-type="float" office:value="110" calcext:value-type="float">
            <text:p>110</text:p>
          </table:table-cell>
          <table:table-cell table:style-name="ce5" table:formula="of:=[.D76]*[.F76]" office:value-type="float" office:value="139590" calcext:value-type="float">
            <text:p>13959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76]*[.H76]" office:value-type="float" office:value="2538" calcext:value-type="float">
            <text:p>2538</text:p>
          </table:table-cell>
          <table:table-cell table:style-name="ce34" table:formula="of:=[.$D76]*[.I76]" office:value-type="float" office:value="2538" calcext:value-type="float">
            <text:p>2538</text:p>
          </table:table-cell>
          <table:table-cell table:style-name="ce38" table:formula="of:=[.$D76]*[.J76]" office:value-type="float" office:value="2538" calcext:value-type="float">
            <text:p>2538</text:p>
          </table:table-cell>
          <table:table-cell table:style-name="ce42" table:formula="of:=[.$D76]*[.K76]" office:value-type="float" office:value="1269" calcext:value-type="float">
            <text:p>1269</text:p>
          </table:table-cell>
          <table:table-cell table:style-name="ce45" table:formula="of:=[.L76]/[.$B76]" office:value-type="float" office:value="6345" calcext:value-type="float">
            <text:p>6345.0</text:p>
          </table:table-cell>
          <table:table-cell table:style-name="ce48" table:formula="of:=[.M76]/[.$B76]" office:value-type="float" office:value="6345" calcext:value-type="float">
            <text:p>6345.0</text:p>
          </table:table-cell>
          <table:table-cell table:style-name="ce50" table:formula="of:=[.N76]/[.$B76]" office:value-type="float" office:value="6345" calcext:value-type="float">
            <text:p>6345.0</text:p>
          </table:table-cell>
          <table:table-cell table:style-name="ce52" table:formula="of:=[.O76]/[.$B76]" office:value-type="float" office:value="3172.5" calcext:value-type="float">
            <text:p>3172.5</text:p>
          </table:table-cell>
          <table:table-cell table:style-name="ce55" table:formula="of:=([.L76]+[.M76]+[.N76]+[.O76])/[.$B76]" office:value-type="float" office:value="22207.5" calcext:value-type="float">
            <text:p>22207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66:.B77])" office:value-type="percentage" office:value="3.6" calcext:value-type="percentage">
            <text:p>360.0%</text:p>
          </table:table-cell>
          <table:table-cell table:style-name="ce5" table:formula="of:=COM.MICROSOFT.FLOOR.MATH(100*2^([.A77]/3))" office:value-type="float" office:value="1600" calcext:value-type="float">
            <text:p>1600</text:p>
          </table:table-cell>
          <table:table-cell table:style-name="ce5" table:formula="of:=SUM([.$D$66:.D77])" office:value-type="float" office:value="6763" calcext:value-type="float">
            <text:p>6763</text:p>
          </table:table-cell>
          <table:table-cell table:style-name="ce5" table:formula="of:=[.A77]*10" office:value-type="float" office:value="120" calcext:value-type="float">
            <text:p>120</text:p>
          </table:table-cell>
          <table:table-cell table:style-name="ce5" table:formula="of:=[.D77]*[.F77]" office:value-type="float" office:value="192000" calcext:value-type="float">
            <text:p>192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77]*[.H77]" office:value-type="float" office:value="3200" calcext:value-type="float">
            <text:p>3200</text:p>
          </table:table-cell>
          <table:table-cell table:style-name="ce34" table:formula="of:=[.$D77]*[.I77]" office:value-type="float" office:value="3200" calcext:value-type="float">
            <text:p>3200</text:p>
          </table:table-cell>
          <table:table-cell table:style-name="ce38" table:formula="of:=[.$D77]*[.J77]" office:value-type="float" office:value="3200" calcext:value-type="float">
            <text:p>3200</text:p>
          </table:table-cell>
          <table:table-cell table:style-name="ce42" table:formula="of:=[.$D77]*[.K77]" office:value-type="float" office:value="1600" calcext:value-type="float">
            <text:p>1600</text:p>
          </table:table-cell>
          <table:table-cell table:style-name="ce45" table:formula="of:=[.L77]/[.$B77]" office:value-type="float" office:value="8000" calcext:value-type="float">
            <text:p>8000.0</text:p>
          </table:table-cell>
          <table:table-cell table:style-name="ce48" table:formula="of:=[.M77]/[.$B77]" office:value-type="float" office:value="8000" calcext:value-type="float">
            <text:p>8000.0</text:p>
          </table:table-cell>
          <table:table-cell table:style-name="ce50" table:formula="of:=[.N77]/[.$B77]" office:value-type="float" office:value="8000" calcext:value-type="float">
            <text:p>8000.0</text:p>
          </table:table-cell>
          <table:table-cell table:style-name="ce52" table:formula="of:=[.O77]/[.$B77]" office:value-type="float" office:value="4000" calcext:value-type="float">
            <text:p>4000.0</text:p>
          </table:table-cell>
          <table:table-cell table:style-name="ce55" table:formula="of:=([.L77]+[.M77]+[.N77]+[.O77])/[.$B77]" office:value-type="float" office:value="28000" calcext:value-type="float">
            <text:p>28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66:.B78])" office:value-type="percentage" office:value="4" calcext:value-type="percentage">
            <text:p>400.0%</text:p>
          </table:table-cell>
          <table:table-cell table:style-name="ce5" table:formula="of:=COM.MICROSOFT.FLOOR.MATH(100*2^([.A78]/3))" office:value-type="float" office:value="2015" calcext:value-type="float">
            <text:p>2015</text:p>
          </table:table-cell>
          <table:table-cell table:style-name="ce5" table:formula="of:=SUM([.$D$66:.D78])" office:value-type="float" office:value="8778" calcext:value-type="float">
            <text:p>8778</text:p>
          </table:table-cell>
          <table:table-cell table:style-name="ce5" table:formula="of:=[.A78]*10" office:value-type="float" office:value="130" calcext:value-type="float">
            <text:p>130</text:p>
          </table:table-cell>
          <table:table-cell table:style-name="ce5" table:formula="of:=[.D78]*[.F78]" office:value-type="float" office:value="261950" calcext:value-type="float">
            <text:p>26195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78]*[.H78]" office:value-type="float" office:value="4030" calcext:value-type="float">
            <text:p>4030</text:p>
          </table:table-cell>
          <table:table-cell table:style-name="ce34" table:formula="of:=[.$D78]*[.I78]" office:value-type="float" office:value="4030" calcext:value-type="float">
            <text:p>4030</text:p>
          </table:table-cell>
          <table:table-cell table:style-name="ce38" table:formula="of:=[.$D78]*[.J78]" office:value-type="float" office:value="4030" calcext:value-type="float">
            <text:p>4030</text:p>
          </table:table-cell>
          <table:table-cell table:style-name="ce42" table:formula="of:=[.$D78]*[.K78]" office:value-type="float" office:value="2015" calcext:value-type="float">
            <text:p>2015</text:p>
          </table:table-cell>
          <table:table-cell table:style-name="ce45" table:formula="of:=[.L78]/[.$B78]" office:value-type="float" office:value="10075" calcext:value-type="float">
            <text:p>10075.0</text:p>
          </table:table-cell>
          <table:table-cell table:style-name="ce48" table:formula="of:=[.M78]/[.$B78]" office:value-type="float" office:value="10075" calcext:value-type="float">
            <text:p>10075.0</text:p>
          </table:table-cell>
          <table:table-cell table:style-name="ce50" table:formula="of:=[.N78]/[.$B78]" office:value-type="float" office:value="10075" calcext:value-type="float">
            <text:p>10075.0</text:p>
          </table:table-cell>
          <table:table-cell table:style-name="ce52" table:formula="of:=[.O78]/[.$B78]" office:value-type="float" office:value="5037.5" calcext:value-type="float">
            <text:p>5037.5</text:p>
          </table:table-cell>
          <table:table-cell table:style-name="ce55" table:formula="of:=([.L78]+[.M78]+[.N78]+[.O78])/[.$B78]" office:value-type="float" office:value="35262.5" calcext:value-type="float">
            <text:p>3526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66:.B79])" office:value-type="percentage" office:value="4.4" calcext:value-type="percentage">
            <text:p>440.0%</text:p>
          </table:table-cell>
          <table:table-cell table:style-name="ce5" table:formula="of:=COM.MICROSOFT.FLOOR.MATH(100*2^([.A79]/3))" office:value-type="float" office:value="2539" calcext:value-type="float">
            <text:p>2539</text:p>
          </table:table-cell>
          <table:table-cell table:style-name="ce5" table:formula="of:=SUM([.$D$66:.D79])" office:value-type="float" office:value="11317" calcext:value-type="float">
            <text:p>11317</text:p>
          </table:table-cell>
          <table:table-cell table:style-name="ce5" table:formula="of:=[.A79]*10" office:value-type="float" office:value="140" calcext:value-type="float">
            <text:p>140</text:p>
          </table:table-cell>
          <table:table-cell table:style-name="ce5" table:formula="of:=[.D79]*[.F79]" office:value-type="float" office:value="355460" calcext:value-type="float">
            <text:p>35546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79]*[.H79]" office:value-type="float" office:value="5078" calcext:value-type="float">
            <text:p>5078</text:p>
          </table:table-cell>
          <table:table-cell table:style-name="ce34" table:formula="of:=[.$D79]*[.I79]" office:value-type="float" office:value="5078" calcext:value-type="float">
            <text:p>5078</text:p>
          </table:table-cell>
          <table:table-cell table:style-name="ce38" table:formula="of:=[.$D79]*[.J79]" office:value-type="float" office:value="5078" calcext:value-type="float">
            <text:p>5078</text:p>
          </table:table-cell>
          <table:table-cell table:style-name="ce42" table:formula="of:=[.$D79]*[.K79]" office:value-type="float" office:value="2539" calcext:value-type="float">
            <text:p>2539</text:p>
          </table:table-cell>
          <table:table-cell table:style-name="ce45" table:formula="of:=[.L79]/[.$B79]" office:value-type="float" office:value="12695" calcext:value-type="float">
            <text:p>12695.0</text:p>
          </table:table-cell>
          <table:table-cell table:style-name="ce48" table:formula="of:=[.M79]/[.$B79]" office:value-type="float" office:value="12695" calcext:value-type="float">
            <text:p>12695.0</text:p>
          </table:table-cell>
          <table:table-cell table:style-name="ce50" table:formula="of:=[.N79]/[.$B79]" office:value-type="float" office:value="12695" calcext:value-type="float">
            <text:p>12695.0</text:p>
          </table:table-cell>
          <table:table-cell table:style-name="ce52" table:formula="of:=[.O79]/[.$B79]" office:value-type="float" office:value="6347.5" calcext:value-type="float">
            <text:p>6347.5</text:p>
          </table:table-cell>
          <table:table-cell table:style-name="ce55" table:formula="of:=([.L79]+[.M79]+[.N79]+[.O79])/[.$B79]" office:value-type="float" office:value="44432.5" calcext:value-type="float">
            <text:p>4443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66:.B80])" office:value-type="percentage" office:value="4.8" calcext:value-type="percentage">
            <text:p>480.0%</text:p>
          </table:table-cell>
          <table:table-cell table:style-name="ce5" table:formula="of:=COM.MICROSOFT.FLOOR.MATH(100*2^([.A80]/3))" office:value-type="float" office:value="3200" calcext:value-type="float">
            <text:p>3200</text:p>
          </table:table-cell>
          <table:table-cell table:style-name="ce5" table:formula="of:=SUM([.$D$66:.D80])" office:value-type="float" office:value="14517" calcext:value-type="float">
            <text:p>14517</text:p>
          </table:table-cell>
          <table:table-cell table:style-name="ce5" table:formula="of:=[.A80]*10" office:value-type="float" office:value="150" calcext:value-type="float">
            <text:p>150</text:p>
          </table:table-cell>
          <table:table-cell table:style-name="ce5" table:formula="of:=[.D80]*[.F80]" office:value-type="float" office:value="480000" calcext:value-type="float">
            <text:p>480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80]*[.H80]" office:value-type="float" office:value="6400" calcext:value-type="float">
            <text:p>6400</text:p>
          </table:table-cell>
          <table:table-cell table:style-name="ce34" table:formula="of:=[.$D80]*[.I80]" office:value-type="float" office:value="6400" calcext:value-type="float">
            <text:p>6400</text:p>
          </table:table-cell>
          <table:table-cell table:style-name="ce38" table:formula="of:=[.$D80]*[.J80]" office:value-type="float" office:value="6400" calcext:value-type="float">
            <text:p>6400</text:p>
          </table:table-cell>
          <table:table-cell table:style-name="ce42" table:formula="of:=[.$D80]*[.K80]" office:value-type="float" office:value="3200" calcext:value-type="float">
            <text:p>3200</text:p>
          </table:table-cell>
          <table:table-cell table:style-name="ce45" table:formula="of:=[.L80]/[.$B80]" office:value-type="float" office:value="16000" calcext:value-type="float">
            <text:p>16000.0</text:p>
          </table:table-cell>
          <table:table-cell table:style-name="ce48" table:formula="of:=[.M80]/[.$B80]" office:value-type="float" office:value="16000" calcext:value-type="float">
            <text:p>16000.0</text:p>
          </table:table-cell>
          <table:table-cell table:style-name="ce50" table:formula="of:=[.N80]/[.$B80]" office:value-type="float" office:value="16000" calcext:value-type="float">
            <text:p>16000.0</text:p>
          </table:table-cell>
          <table:table-cell table:style-name="ce52" table:formula="of:=[.O80]/[.$B80]" office:value-type="float" office:value="8000" calcext:value-type="float">
            <text:p>8000.0</text:p>
          </table:table-cell>
          <table:table-cell table:style-name="ce55" table:formula="of:=([.L80]+[.M80]+[.N80]+[.O80])/[.$B80]" office:value-type="float" office:value="56000" calcext:value-type="float">
            <text:p>56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66:.B81])" office:value-type="percentage" office:value="5.2" calcext:value-type="percentage">
            <text:p>520.0%</text:p>
          </table:table-cell>
          <table:table-cell table:style-name="ce5" table:formula="of:=COM.MICROSOFT.FLOOR.MATH(100*2^([.A81]/3))" office:value-type="float" office:value="4031" calcext:value-type="float">
            <text:p>4031</text:p>
          </table:table-cell>
          <table:table-cell table:style-name="ce5" table:formula="of:=SUM([.$D$66:.D81])" office:value-type="float" office:value="18548" calcext:value-type="float">
            <text:p>18548</text:p>
          </table:table-cell>
          <table:table-cell table:style-name="ce5" table:formula="of:=[.A81]*10" office:value-type="float" office:value="160" calcext:value-type="float">
            <text:p>160</text:p>
          </table:table-cell>
          <table:table-cell table:style-name="ce5" table:formula="of:=[.D81]*[.F81]" office:value-type="float" office:value="644960" calcext:value-type="float">
            <text:p>64496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81]*[.H81]" office:value-type="float" office:value="8062" calcext:value-type="float">
            <text:p>8062</text:p>
          </table:table-cell>
          <table:table-cell table:style-name="ce34" table:formula="of:=[.$D81]*[.I81]" office:value-type="float" office:value="8062" calcext:value-type="float">
            <text:p>8062</text:p>
          </table:table-cell>
          <table:table-cell table:style-name="ce38" table:formula="of:=[.$D81]*[.J81]" office:value-type="float" office:value="8062" calcext:value-type="float">
            <text:p>8062</text:p>
          </table:table-cell>
          <table:table-cell table:style-name="ce42" table:formula="of:=[.$D81]*[.K81]" office:value-type="float" office:value="4031" calcext:value-type="float">
            <text:p>4031</text:p>
          </table:table-cell>
          <table:table-cell table:style-name="ce45" table:formula="of:=[.L81]/[.$B81]" office:value-type="float" office:value="20155" calcext:value-type="float">
            <text:p>20155.0</text:p>
          </table:table-cell>
          <table:table-cell table:style-name="ce48" table:formula="of:=[.M81]/[.$B81]" office:value-type="float" office:value="20155" calcext:value-type="float">
            <text:p>20155.0</text:p>
          </table:table-cell>
          <table:table-cell table:style-name="ce50" table:formula="of:=[.N81]/[.$B81]" office:value-type="float" office:value="20155" calcext:value-type="float">
            <text:p>20155.0</text:p>
          </table:table-cell>
          <table:table-cell table:style-name="ce52" table:formula="of:=[.O81]/[.$B81]" office:value-type="float" office:value="10077.5" calcext:value-type="float">
            <text:p>10077.5</text:p>
          </table:table-cell>
          <table:table-cell table:style-name="ce55" table:formula="of:=([.L81]+[.M81]+[.N81]+[.O81])/[.$B81]" office:value-type="float" office:value="70542.5" calcext:value-type="float">
            <text:p>7054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66:.B82])" office:value-type="percentage" office:value="5.6" calcext:value-type="percentage">
            <text:p>560.0%</text:p>
          </table:table-cell>
          <table:table-cell table:style-name="ce5" table:formula="of:=COM.MICROSOFT.FLOOR.MATH(100*2^([.A82]/3))" office:value-type="float" office:value="5079" calcext:value-type="float">
            <text:p>5079</text:p>
          </table:table-cell>
          <table:table-cell table:style-name="ce5" table:formula="of:=SUM([.$D$66:.D82])" office:value-type="float" office:value="23627" calcext:value-type="float">
            <text:p>23627</text:p>
          </table:table-cell>
          <table:table-cell table:style-name="ce5" table:formula="of:=[.A82]*10" office:value-type="float" office:value="170" calcext:value-type="float">
            <text:p>170</text:p>
          </table:table-cell>
          <table:table-cell table:style-name="ce5" table:formula="of:=[.D82]*[.F82]" office:value-type="float" office:value="863430" calcext:value-type="float">
            <text:p>86343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82]*[.H82]" office:value-type="float" office:value="10158" calcext:value-type="float">
            <text:p>10158</text:p>
          </table:table-cell>
          <table:table-cell table:style-name="ce34" table:formula="of:=[.$D82]*[.I82]" office:value-type="float" office:value="10158" calcext:value-type="float">
            <text:p>10158</text:p>
          </table:table-cell>
          <table:table-cell table:style-name="ce38" table:formula="of:=[.$D82]*[.J82]" office:value-type="float" office:value="10158" calcext:value-type="float">
            <text:p>10158</text:p>
          </table:table-cell>
          <table:table-cell table:style-name="ce42" table:formula="of:=[.$D82]*[.K82]" office:value-type="float" office:value="5079" calcext:value-type="float">
            <text:p>5079</text:p>
          </table:table-cell>
          <table:table-cell table:style-name="ce45" table:formula="of:=[.L82]/[.$B82]" office:value-type="float" office:value="25395" calcext:value-type="float">
            <text:p>25395.0</text:p>
          </table:table-cell>
          <table:table-cell table:style-name="ce48" table:formula="of:=[.M82]/[.$B82]" office:value-type="float" office:value="25395" calcext:value-type="float">
            <text:p>25395.0</text:p>
          </table:table-cell>
          <table:table-cell table:style-name="ce50" table:formula="of:=[.N82]/[.$B82]" office:value-type="float" office:value="25395" calcext:value-type="float">
            <text:p>25395.0</text:p>
          </table:table-cell>
          <table:table-cell table:style-name="ce52" table:formula="of:=[.O82]/[.$B82]" office:value-type="float" office:value="12697.5" calcext:value-type="float">
            <text:p>12697.5</text:p>
          </table:table-cell>
          <table:table-cell table:style-name="ce55" table:formula="of:=([.L82]+[.M82]+[.N82]+[.O82])/[.$B82]" office:value-type="float" office:value="88882.5" calcext:value-type="float">
            <text:p>8888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66:.B83])" office:value-type="percentage" office:value="6" calcext:value-type="percentage">
            <text:p>600.0%</text:p>
          </table:table-cell>
          <table:table-cell table:style-name="ce5" table:formula="of:=COM.MICROSOFT.FLOOR.MATH(100*2^([.A83]/3))" office:value-type="float" office:value="6400" calcext:value-type="float">
            <text:p>6400</text:p>
          </table:table-cell>
          <table:table-cell table:style-name="ce5" table:formula="of:=SUM([.$D$66:.D83])" office:value-type="float" office:value="30027" calcext:value-type="float">
            <text:p>30027</text:p>
          </table:table-cell>
          <table:table-cell table:style-name="ce5" table:formula="of:=[.A83]*10" office:value-type="float" office:value="180" calcext:value-type="float">
            <text:p>180</text:p>
          </table:table-cell>
          <table:table-cell table:style-name="ce5" table:formula="of:=[.D83]*[.F83]" office:value-type="float" office:value="1152000" calcext:value-type="float">
            <text:p>1152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83]*[.H83]" office:value-type="float" office:value="12800" calcext:value-type="float">
            <text:p>12800</text:p>
          </table:table-cell>
          <table:table-cell table:style-name="ce34" table:formula="of:=[.$D83]*[.I83]" office:value-type="float" office:value="12800" calcext:value-type="float">
            <text:p>12800</text:p>
          </table:table-cell>
          <table:table-cell table:style-name="ce38" table:formula="of:=[.$D83]*[.J83]" office:value-type="float" office:value="12800" calcext:value-type="float">
            <text:p>12800</text:p>
          </table:table-cell>
          <table:table-cell table:style-name="ce42" table:formula="of:=[.$D83]*[.K83]" office:value-type="float" office:value="6400" calcext:value-type="float">
            <text:p>6400</text:p>
          </table:table-cell>
          <table:table-cell table:style-name="ce45" table:formula="of:=[.L83]/[.$B83]" office:value-type="float" office:value="32000" calcext:value-type="float">
            <text:p>32000.0</text:p>
          </table:table-cell>
          <table:table-cell table:style-name="ce48" table:formula="of:=[.M83]/[.$B83]" office:value-type="float" office:value="32000" calcext:value-type="float">
            <text:p>32000.0</text:p>
          </table:table-cell>
          <table:table-cell table:style-name="ce50" table:formula="of:=[.N83]/[.$B83]" office:value-type="float" office:value="32000" calcext:value-type="float">
            <text:p>32000.0</text:p>
          </table:table-cell>
          <table:table-cell table:style-name="ce52" table:formula="of:=[.O83]/[.$B83]" office:value-type="float" office:value="16000" calcext:value-type="float">
            <text:p>16000.0</text:p>
          </table:table-cell>
          <table:table-cell table:style-name="ce55" table:formula="of:=([.L83]+[.M83]+[.N83]+[.O83])/[.$B83]" office:value-type="float" office:value="112000" calcext:value-type="float">
            <text:p>112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66:.B84])" office:value-type="percentage" office:value="6.4" calcext:value-type="percentage">
            <text:p>640.0%</text:p>
          </table:table-cell>
          <table:table-cell table:style-name="ce5" table:formula="of:=COM.MICROSOFT.FLOOR.MATH(100*2^([.A84]/3))" office:value-type="float" office:value="8063" calcext:value-type="float">
            <text:p>8063</text:p>
          </table:table-cell>
          <table:table-cell table:style-name="ce5" table:formula="of:=SUM([.$D$66:.D84])" office:value-type="float" office:value="38090" calcext:value-type="float">
            <text:p>38090</text:p>
          </table:table-cell>
          <table:table-cell table:style-name="ce5" table:formula="of:=[.A84]*10" office:value-type="float" office:value="190" calcext:value-type="float">
            <text:p>190</text:p>
          </table:table-cell>
          <table:table-cell table:style-name="ce5" table:formula="of:=[.D84]*[.F84]" office:value-type="float" office:value="1531970" calcext:value-type="float">
            <text:p>153197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84]*[.H84]" office:value-type="float" office:value="16126" calcext:value-type="float">
            <text:p>16126</text:p>
          </table:table-cell>
          <table:table-cell table:style-name="ce34" table:formula="of:=[.$D84]*[.I84]" office:value-type="float" office:value="16126" calcext:value-type="float">
            <text:p>16126</text:p>
          </table:table-cell>
          <table:table-cell table:style-name="ce38" table:formula="of:=[.$D84]*[.J84]" office:value-type="float" office:value="16126" calcext:value-type="float">
            <text:p>16126</text:p>
          </table:table-cell>
          <table:table-cell table:style-name="ce42" table:formula="of:=[.$D84]*[.K84]" office:value-type="float" office:value="8063" calcext:value-type="float">
            <text:p>8063</text:p>
          </table:table-cell>
          <table:table-cell table:style-name="ce45" table:formula="of:=[.L84]/[.$B84]" office:value-type="float" office:value="40315" calcext:value-type="float">
            <text:p>40315.0</text:p>
          </table:table-cell>
          <table:table-cell table:style-name="ce48" table:formula="of:=[.M84]/[.$B84]" office:value-type="float" office:value="40315" calcext:value-type="float">
            <text:p>40315.0</text:p>
          </table:table-cell>
          <table:table-cell table:style-name="ce50" table:formula="of:=[.N84]/[.$B84]" office:value-type="float" office:value="40315" calcext:value-type="float">
            <text:p>40315.0</text:p>
          </table:table-cell>
          <table:table-cell table:style-name="ce52" table:formula="of:=[.O84]/[.$B84]" office:value-type="float" office:value="20157.5" calcext:value-type="float">
            <text:p>20157.5</text:p>
          </table:table-cell>
          <table:table-cell table:style-name="ce55" table:formula="of:=([.L84]+[.M84]+[.N84]+[.O84])/[.$B84]" office:value-type="float" office:value="141102.5" calcext:value-type="float">
            <text:p>14110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66:.B85])" office:value-type="percentage" office:value="6.8" calcext:value-type="percentage">
            <text:p>680.0%</text:p>
          </table:table-cell>
          <table:table-cell table:style-name="ce5" table:formula="of:=COM.MICROSOFT.FLOOR.MATH(100*2^([.A85]/3))" office:value-type="float" office:value="10159" calcext:value-type="float">
            <text:p>10159</text:p>
          </table:table-cell>
          <table:table-cell table:style-name="ce5" table:formula="of:=SUM([.$D$66:.D85])" office:value-type="float" office:value="48249" calcext:value-type="float">
            <text:p>48249</text:p>
          </table:table-cell>
          <table:table-cell table:style-name="ce5" table:formula="of:=[.A85]*10" office:value-type="float" office:value="200" calcext:value-type="float">
            <text:p>200</text:p>
          </table:table-cell>
          <table:table-cell table:style-name="ce5" table:formula="of:=[.D85]*[.F85]" office:value-type="float" office:value="2031800" calcext:value-type="float">
            <text:p>20318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85]*[.H85]" office:value-type="float" office:value="20318" calcext:value-type="float">
            <text:p>20318</text:p>
          </table:table-cell>
          <table:table-cell table:style-name="ce34" table:formula="of:=[.$D85]*[.I85]" office:value-type="float" office:value="20318" calcext:value-type="float">
            <text:p>20318</text:p>
          </table:table-cell>
          <table:table-cell table:style-name="ce38" table:formula="of:=[.$D85]*[.J85]" office:value-type="float" office:value="20318" calcext:value-type="float">
            <text:p>20318</text:p>
          </table:table-cell>
          <table:table-cell table:style-name="ce42" table:formula="of:=[.$D85]*[.K85]" office:value-type="float" office:value="10159" calcext:value-type="float">
            <text:p>10159</text:p>
          </table:table-cell>
          <table:table-cell table:style-name="ce45" table:formula="of:=[.L85]/[.$B85]" office:value-type="float" office:value="50795" calcext:value-type="float">
            <text:p>50795.0</text:p>
          </table:table-cell>
          <table:table-cell table:style-name="ce48" table:formula="of:=[.M85]/[.$B85]" office:value-type="float" office:value="50795" calcext:value-type="float">
            <text:p>50795.0</text:p>
          </table:table-cell>
          <table:table-cell table:style-name="ce50" table:formula="of:=[.N85]/[.$B85]" office:value-type="float" office:value="50795" calcext:value-type="float">
            <text:p>50795.0</text:p>
          </table:table-cell>
          <table:table-cell table:style-name="ce52" table:formula="of:=[.O85]/[.$B85]" office:value-type="float" office:value="25397.5" calcext:value-type="float">
            <text:p>25397.5</text:p>
          </table:table-cell>
          <table:table-cell table:style-name="ce55" table:formula="of:=([.L85]+[.M85]+[.N85]+[.O85])/[.$B85]" office:value-type="float" office:value="177782.5" calcext:value-type="float">
            <text:p>17778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66:.B86])" office:value-type="percentage" office:value="7.2" calcext:value-type="percentage">
            <text:p>720.0%</text:p>
          </table:table-cell>
          <table:table-cell table:style-name="ce5" table:formula="of:=COM.MICROSOFT.FLOOR.MATH(100*2^([.A86]/3))" office:value-type="float" office:value="12800" calcext:value-type="float">
            <text:p>12800</text:p>
          </table:table-cell>
          <table:table-cell table:style-name="ce5" table:formula="of:=SUM([.$D$66:.D86])" office:value-type="float" office:value="61049" calcext:value-type="float">
            <text:p>61049</text:p>
          </table:table-cell>
          <table:table-cell table:style-name="ce5" table:formula="of:=[.A86]*10" office:value-type="float" office:value="210" calcext:value-type="float">
            <text:p>210</text:p>
          </table:table-cell>
          <table:table-cell table:style-name="ce5" table:formula="of:=[.D86]*[.F86]" office:value-type="float" office:value="2688000" calcext:value-type="float">
            <text:p>2688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86]*[.H86]" office:value-type="float" office:value="25600" calcext:value-type="float">
            <text:p>25600</text:p>
          </table:table-cell>
          <table:table-cell table:style-name="ce34" table:formula="of:=[.$D86]*[.I86]" office:value-type="float" office:value="25600" calcext:value-type="float">
            <text:p>25600</text:p>
          </table:table-cell>
          <table:table-cell table:style-name="ce38" table:formula="of:=[.$D86]*[.J86]" office:value-type="float" office:value="25600" calcext:value-type="float">
            <text:p>25600</text:p>
          </table:table-cell>
          <table:table-cell table:style-name="ce42" table:formula="of:=[.$D86]*[.K86]" office:value-type="float" office:value="12800" calcext:value-type="float">
            <text:p>12800</text:p>
          </table:table-cell>
          <table:table-cell table:style-name="ce45" table:formula="of:=[.L86]/[.$B86]" office:value-type="float" office:value="64000" calcext:value-type="float">
            <text:p>64000.0</text:p>
          </table:table-cell>
          <table:table-cell table:style-name="ce48" table:formula="of:=[.M86]/[.$B86]" office:value-type="float" office:value="64000" calcext:value-type="float">
            <text:p>64000.0</text:p>
          </table:table-cell>
          <table:table-cell table:style-name="ce50" table:formula="of:=[.N86]/[.$B86]" office:value-type="float" office:value="64000" calcext:value-type="float">
            <text:p>64000.0</text:p>
          </table:table-cell>
          <table:table-cell table:style-name="ce52" table:formula="of:=[.O86]/[.$B86]" office:value-type="float" office:value="32000" calcext:value-type="float">
            <text:p>32000.0</text:p>
          </table:table-cell>
          <table:table-cell table:style-name="ce55" table:formula="of:=([.L86]+[.M86]+[.N86]+[.O86])/[.$B86]" office:value-type="float" office:value="224000" calcext:value-type="float">
            <text:p>224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66:.B87])" office:value-type="percentage" office:value="7.6" calcext:value-type="percentage">
            <text:p>760.0%</text:p>
          </table:table-cell>
          <table:table-cell table:style-name="ce5" table:formula="of:=COM.MICROSOFT.FLOOR.MATH(100*2^([.A87]/3))" office:value-type="float" office:value="16126" calcext:value-type="float">
            <text:p>16126</text:p>
          </table:table-cell>
          <table:table-cell table:style-name="ce5" table:formula="of:=SUM([.$D$66:.D87])" office:value-type="float" office:value="77175" calcext:value-type="float">
            <text:p>77175</text:p>
          </table:table-cell>
          <table:table-cell table:style-name="ce5" table:formula="of:=[.A87]*10" office:value-type="float" office:value="220" calcext:value-type="float">
            <text:p>220</text:p>
          </table:table-cell>
          <table:table-cell table:style-name="ce5" table:formula="of:=[.D87]*[.F87]" office:value-type="float" office:value="3547720" calcext:value-type="float">
            <text:p>354772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87]*[.H87]" office:value-type="float" office:value="32252" calcext:value-type="float">
            <text:p>32252</text:p>
          </table:table-cell>
          <table:table-cell table:style-name="ce34" table:formula="of:=[.$D87]*[.I87]" office:value-type="float" office:value="32252" calcext:value-type="float">
            <text:p>32252</text:p>
          </table:table-cell>
          <table:table-cell table:style-name="ce38" table:formula="of:=[.$D87]*[.J87]" office:value-type="float" office:value="32252" calcext:value-type="float">
            <text:p>32252</text:p>
          </table:table-cell>
          <table:table-cell table:style-name="ce42" table:formula="of:=[.$D87]*[.K87]" office:value-type="float" office:value="16126" calcext:value-type="float">
            <text:p>16126</text:p>
          </table:table-cell>
          <table:table-cell table:style-name="ce45" table:formula="of:=[.L87]/[.$B87]" office:value-type="float" office:value="80630" calcext:value-type="float">
            <text:p>80630.0</text:p>
          </table:table-cell>
          <table:table-cell table:style-name="ce48" table:formula="of:=[.M87]/[.$B87]" office:value-type="float" office:value="80630" calcext:value-type="float">
            <text:p>80630.0</text:p>
          </table:table-cell>
          <table:table-cell table:style-name="ce50" table:formula="of:=[.N87]/[.$B87]" office:value-type="float" office:value="80630" calcext:value-type="float">
            <text:p>80630.0</text:p>
          </table:table-cell>
          <table:table-cell table:style-name="ce52" table:formula="of:=[.O87]/[.$B87]" office:value-type="float" office:value="40315" calcext:value-type="float">
            <text:p>40315.0</text:p>
          </table:table-cell>
          <table:table-cell table:style-name="ce55" table:formula="of:=([.L87]+[.M87]+[.N87]+[.O87])/[.$B87]" office:value-type="float" office:value="282205" calcext:value-type="float">
            <text:p>28220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66:.B88])" office:value-type="percentage" office:value="8" calcext:value-type="percentage">
            <text:p>800.0%</text:p>
          </table:table-cell>
          <table:table-cell table:style-name="ce5" table:formula="of:=COM.MICROSOFT.FLOOR.MATH(100*2^([.A88]/3))" office:value-type="float" office:value="20318" calcext:value-type="float">
            <text:p>20318</text:p>
          </table:table-cell>
          <table:table-cell table:style-name="ce5" table:formula="of:=SUM([.$D$66:.D88])" office:value-type="float" office:value="97493" calcext:value-type="float">
            <text:p>97493</text:p>
          </table:table-cell>
          <table:table-cell table:style-name="ce5" table:formula="of:=[.A88]*10" office:value-type="float" office:value="230" calcext:value-type="float">
            <text:p>230</text:p>
          </table:table-cell>
          <table:table-cell table:style-name="ce5" table:formula="of:=[.D88]*[.F88]" office:value-type="float" office:value="4673140" calcext:value-type="float">
            <text:p>467314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88]*[.H88]" office:value-type="float" office:value="40636" calcext:value-type="float">
            <text:p>40636</text:p>
          </table:table-cell>
          <table:table-cell table:style-name="ce34" table:formula="of:=[.$D88]*[.I88]" office:value-type="float" office:value="40636" calcext:value-type="float">
            <text:p>40636</text:p>
          </table:table-cell>
          <table:table-cell table:style-name="ce38" table:formula="of:=[.$D88]*[.J88]" office:value-type="float" office:value="40636" calcext:value-type="float">
            <text:p>40636</text:p>
          </table:table-cell>
          <table:table-cell table:style-name="ce42" table:formula="of:=[.$D88]*[.K88]" office:value-type="float" office:value="20318" calcext:value-type="float">
            <text:p>20318</text:p>
          </table:table-cell>
          <table:table-cell table:style-name="ce45" table:formula="of:=[.L88]/[.$B88]" office:value-type="float" office:value="101590" calcext:value-type="float">
            <text:p>101590.0</text:p>
          </table:table-cell>
          <table:table-cell table:style-name="ce48" table:formula="of:=[.M88]/[.$B88]" office:value-type="float" office:value="101590" calcext:value-type="float">
            <text:p>101590.0</text:p>
          </table:table-cell>
          <table:table-cell table:style-name="ce50" table:formula="of:=[.N88]/[.$B88]" office:value-type="float" office:value="101590" calcext:value-type="float">
            <text:p>101590.0</text:p>
          </table:table-cell>
          <table:table-cell table:style-name="ce52" table:formula="of:=[.O88]/[.$B88]" office:value-type="float" office:value="50795" calcext:value-type="float">
            <text:p>50795.0</text:p>
          </table:table-cell>
          <table:table-cell table:style-name="ce55" table:formula="of:=([.L88]+[.M88]+[.N88]+[.O88])/[.$B88]" office:value-type="float" office:value="355565" calcext:value-type="float">
            <text:p>35556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66:.B89])" office:value-type="percentage" office:value="8.4" calcext:value-type="percentage">
            <text:p>840.0%</text:p>
          </table:table-cell>
          <table:table-cell table:style-name="ce5" table:formula="of:=COM.MICROSOFT.FLOOR.MATH(100*2^([.A89]/3))" office:value-type="float" office:value="25600" calcext:value-type="float">
            <text:p>25600</text:p>
          </table:table-cell>
          <table:table-cell table:style-name="ce5" table:formula="of:=SUM([.$D$66:.D89])" office:value-type="float" office:value="123093" calcext:value-type="float">
            <text:p>123093</text:p>
          </table:table-cell>
          <table:table-cell table:style-name="ce5" table:formula="of:=[.A89]*10" office:value-type="float" office:value="240" calcext:value-type="float">
            <text:p>240</text:p>
          </table:table-cell>
          <table:table-cell table:style-name="ce5" table:formula="of:=[.D89]*[.F89]" office:value-type="float" office:value="6144000" calcext:value-type="float">
            <text:p>6144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89]*[.H89]" office:value-type="float" office:value="51200" calcext:value-type="float">
            <text:p>51200</text:p>
          </table:table-cell>
          <table:table-cell table:style-name="ce34" table:formula="of:=[.$D89]*[.I89]" office:value-type="float" office:value="51200" calcext:value-type="float">
            <text:p>51200</text:p>
          </table:table-cell>
          <table:table-cell table:style-name="ce38" table:formula="of:=[.$D89]*[.J89]" office:value-type="float" office:value="51200" calcext:value-type="float">
            <text:p>51200</text:p>
          </table:table-cell>
          <table:table-cell table:style-name="ce42" table:formula="of:=[.$D89]*[.K89]" office:value-type="float" office:value="25600" calcext:value-type="float">
            <text:p>25600</text:p>
          </table:table-cell>
          <table:table-cell table:style-name="ce45" table:formula="of:=[.L89]/[.$B89]" office:value-type="float" office:value="128000" calcext:value-type="float">
            <text:p>128000.0</text:p>
          </table:table-cell>
          <table:table-cell table:style-name="ce48" table:formula="of:=[.M89]/[.$B89]" office:value-type="float" office:value="128000" calcext:value-type="float">
            <text:p>128000.0</text:p>
          </table:table-cell>
          <table:table-cell table:style-name="ce50" table:formula="of:=[.N89]/[.$B89]" office:value-type="float" office:value="128000" calcext:value-type="float">
            <text:p>128000.0</text:p>
          </table:table-cell>
          <table:table-cell table:style-name="ce52" table:formula="of:=[.O89]/[.$B89]" office:value-type="float" office:value="64000" calcext:value-type="float">
            <text:p>64000.0</text:p>
          </table:table-cell>
          <table:table-cell table:style-name="ce55" table:formula="of:=([.L89]+[.M89]+[.N89]+[.O89])/[.$B89]" office:value-type="float" office:value="448000" calcext:value-type="float">
            <text:p>448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66:.B90])" office:value-type="percentage" office:value="8.8" calcext:value-type="percentage">
            <text:p>880.0%</text:p>
          </table:table-cell>
          <table:table-cell table:style-name="ce5" table:formula="of:=COM.MICROSOFT.FLOOR.MATH(100*2^([.A90]/3))" office:value-type="float" office:value="32253" calcext:value-type="float">
            <text:p>32253</text:p>
          </table:table-cell>
          <table:table-cell table:style-name="ce5" table:formula="of:=SUM([.$D$66:.D90])" office:value-type="float" office:value="155346" calcext:value-type="float">
            <text:p>155346</text:p>
          </table:table-cell>
          <table:table-cell table:style-name="ce5" table:formula="of:=[.A90]*10" office:value-type="float" office:value="250" calcext:value-type="float">
            <text:p>250</text:p>
          </table:table-cell>
          <table:table-cell table:style-name="ce5" table:formula="of:=[.D90]*[.F90]" office:value-type="float" office:value="8063250" calcext:value-type="float">
            <text:p>806325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90]*[.H90]" office:value-type="float" office:value="64506" calcext:value-type="float">
            <text:p>64506</text:p>
          </table:table-cell>
          <table:table-cell table:style-name="ce34" table:formula="of:=[.$D90]*[.I90]" office:value-type="float" office:value="64506" calcext:value-type="float">
            <text:p>64506</text:p>
          </table:table-cell>
          <table:table-cell table:style-name="ce38" table:formula="of:=[.$D90]*[.J90]" office:value-type="float" office:value="64506" calcext:value-type="float">
            <text:p>64506</text:p>
          </table:table-cell>
          <table:table-cell table:style-name="ce42" table:formula="of:=[.$D90]*[.K90]" office:value-type="float" office:value="32253" calcext:value-type="float">
            <text:p>32253</text:p>
          </table:table-cell>
          <table:table-cell table:style-name="ce45" table:formula="of:=[.L90]/[.$B90]" office:value-type="float" office:value="161265" calcext:value-type="float">
            <text:p>161265.0</text:p>
          </table:table-cell>
          <table:table-cell table:style-name="ce48" table:formula="of:=[.M90]/[.$B90]" office:value-type="float" office:value="161265" calcext:value-type="float">
            <text:p>161265.0</text:p>
          </table:table-cell>
          <table:table-cell table:style-name="ce50" table:formula="of:=[.N90]/[.$B90]" office:value-type="float" office:value="161265" calcext:value-type="float">
            <text:p>161265.0</text:p>
          </table:table-cell>
          <table:table-cell table:style-name="ce52" table:formula="of:=[.O90]/[.$B90]" office:value-type="float" office:value="80632.5" calcext:value-type="float">
            <text:p>80632.5</text:p>
          </table:table-cell>
          <table:table-cell table:style-name="ce55" table:formula="of:=([.L90]+[.M90]+[.N90]+[.O90])/[.$B90]" office:value-type="float" office:value="564427.5" calcext:value-type="float">
            <text:p>564427.5</text:p>
          </table:table-cell>
          <table:table-cell table:style-name="ce1" table:number-columns-repeated="1004"/>
        </table:table-row>
        <table:table-row table:style-name="ro1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3" office:value-type="string" calcext:value-type="string">
            <text:p>Shell-Speed</text:p>
          </table:table-cell>
          <table:table-cell table:style-name="ce10" office:value-type="string" calcext:value-type="string">
            <text:p>Modifier</text:p>
          </table:table-cell>
          <table:table-cell table:style-name="ce10" office:value-type="string" calcext:value-type="string">
            <text:p>CumMod</text:p>
          </table:table-cell>
          <table:table-cell table:style-name="ce10" office:value-type="string" calcext:value-type="string">
            <text:p>Cycles</text:p>
          </table:table-cell>
          <table:table-cell table:style-name="ce10" office:value-type="string" calcext:value-type="string">
            <text:p>CumCyc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 x Cycles</text:p>
          </table:table-cell>
          <table:table-cell table:style-name="ce10" office:value-type="string" calcext:value-type="string">
            <text:p>SP R/Cycle</text:p>
          </table:table-cell>
          <table:table-cell table:style-name="ce10" office:value-type="string" calcext:value-type="string">
            <text:p>SP G/Cycle</text:p>
          </table:table-cell>
          <table:table-cell table:style-name="ce10" office:value-type="string" calcext:value-type="string">
            <text:p>SP B/Cycle</text:p>
          </table:table-cell>
          <table:table-cell table:style-name="ce10" office:value-type="string" calcext:value-type="string">
            <text:p>SP A/Cycle</text:p>
          </table:table-cell>
          <table:table-cell table:style-name="ce29" office:value-type="string" calcext:value-type="string">
            <text:p>SP R total</text:p>
          </table:table-cell>
          <table:table-cell table:style-name="ce33" office:value-type="string" calcext:value-type="string">
            <text:p>SP G total</text:p>
          </table:table-cell>
          <table:table-cell table:style-name="ce37" office:value-type="string" calcext:value-type="string">
            <text:p>SP B total</text:p>
          </table:table-cell>
          <table:table-cell table:style-name="ce41" office:value-type="string" calcext:value-type="string">
            <text:p>SP A total</text:p>
          </table:table-cell>
          <table:table-cell table:style-name="ce29" office:value-type="string" calcext:value-type="string">
            <text:p>SP R/Mod.</text:p>
          </table:table-cell>
          <table:table-cell table:style-name="ce33" office:value-type="string" calcext:value-type="string">
            <text:p>SP G/Mod.</text:p>
          </table:table-cell>
          <table:table-cell table:style-name="ce37" office:value-type="string" calcext:value-type="string">
            <text:p>SP B/Mod.</text:p>
          </table:table-cell>
          <table:table-cell table:style-name="ce41" office:value-type="string" calcext:value-type="string">
            <text:p>SP A/Mod.</text:p>
          </table:table-cell>
          <table:table-cell table:style-name="ce10" office:value-type="string" calcext:value-type="string">
            <text:p>SP total/Mod.</text:p>
          </table:table-cell>
          <table:table-cell table:style-name="ce58" table:number-columns-repeated="100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94:.B94])" office:value-type="percentage" office:value="0.2" calcext:value-type="percentage">
            <text:p>20.0%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SUM([.$D$94:.D94])" office:value-type="float" office:value="50" calcext:value-type="float">
            <text:p>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94]*[.F94]" office:value-type="float" office:value="1500" calcext:value-type="float">
            <text:p>15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0" table:formula="of:=[.$D94]*[.H94]" office:value-type="float" office:value="50" calcext:value-type="float">
            <text:p>50</text:p>
          </table:table-cell>
          <table:table-cell table:style-name="ce34" table:formula="of:=[.$D94]*[.I94]" office:value-type="float" office:value="0" calcext:value-type="float">
            <text:p>0</text:p>
          </table:table-cell>
          <table:table-cell table:style-name="ce38" table:formula="of:=[.$D94]*[.J94]" office:value-type="float" office:value="0" calcext:value-type="float">
            <text:p>0</text:p>
          </table:table-cell>
          <table:table-cell table:style-name="ce42" table:formula="of:=[.$D94]*[.K94]" office:value-type="float" office:value="0" calcext:value-type="float">
            <text:p>0</text:p>
          </table:table-cell>
          <table:table-cell table:style-name="ce45" table:formula="of:=[.L94]/[.$B94]" office:value-type="float" office:value="250" calcext:value-type="float">
            <text:p>250.0</text:p>
          </table:table-cell>
          <table:table-cell table:style-name="ce48" table:formula="of:=[.M94]/[.$B94]" office:value-type="float" office:value="0" calcext:value-type="float">
            <text:p>0.0</text:p>
          </table:table-cell>
          <table:table-cell table:style-name="ce50" table:formula="of:=[.N94]/[.$B94]" office:value-type="float" office:value="0" calcext:value-type="float">
            <text:p>0.0</text:p>
          </table:table-cell>
          <table:table-cell table:style-name="ce52" table:formula="of:=[.O94]/[.$B94]" office:value-type="float" office:value="0" calcext:value-type="float">
            <text:p>0.0</text:p>
          </table:table-cell>
          <table:table-cell table:style-name="ce55" table:formula="of:=([.L94]+[.M94]+[.N94]+[.O94])/[.$B94]" office:value-type="float" office:value="250" calcext:value-type="float">
            <text:p>25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94:.B95])" office:value-type="percentage" office:value="0.4" calcext:value-type="percentage">
            <text:p>40.0%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SUM([.$D$94:.D95])" office:value-type="float" office:value="150" calcext:value-type="float">
            <text:p>1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95]*[.F95]" office:value-type="float" office:value="3000" calcext:value-type="float">
            <text:p>30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0" table:formula="of:=[.$D95]*[.H95]" office:value-type="float" office:value="100" calcext:value-type="float">
            <text:p>100</text:p>
          </table:table-cell>
          <table:table-cell table:style-name="ce34" table:formula="of:=[.$D95]*[.I95]" office:value-type="float" office:value="0" calcext:value-type="float">
            <text:p>0</text:p>
          </table:table-cell>
          <table:table-cell table:style-name="ce38" table:formula="of:=[.$D95]*[.J95]" office:value-type="float" office:value="0" calcext:value-type="float">
            <text:p>0</text:p>
          </table:table-cell>
          <table:table-cell table:style-name="ce42" table:formula="of:=[.$D95]*[.K95]" office:value-type="float" office:value="0" calcext:value-type="float">
            <text:p>0</text:p>
          </table:table-cell>
          <table:table-cell table:style-name="ce45" table:formula="of:=[.L95]/[.$B95]" office:value-type="float" office:value="500" calcext:value-type="float">
            <text:p>500.0</text:p>
          </table:table-cell>
          <table:table-cell table:style-name="ce48" table:formula="of:=[.M95]/[.$B95]" office:value-type="float" office:value="0" calcext:value-type="float">
            <text:p>0.0</text:p>
          </table:table-cell>
          <table:table-cell table:style-name="ce50" table:formula="of:=[.N95]/[.$B95]" office:value-type="float" office:value="0" calcext:value-type="float">
            <text:p>0.0</text:p>
          </table:table-cell>
          <table:table-cell table:style-name="ce52" table:formula="of:=[.O95]/[.$B95]" office:value-type="float" office:value="0" calcext:value-type="float">
            <text:p>0.0</text:p>
          </table:table-cell>
          <table:table-cell table:style-name="ce55" table:formula="of:=([.L95]+[.M95]+[.N95]+[.O95])/[.$B95]" office:value-type="float" office:value="500" calcext:value-type="float">
            <text:p>50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1" office:value-type="percentage" office:value="0.3" calcext:value-type="percentage">
            <text:p>30.0%</text:p>
          </table:table-cell>
          <table:table-cell table:style-name="ce19" table:formula="of:=SUM([.$B$94:.B96])" office:value-type="percentage" office:value="0.7" calcext:value-type="percentage">
            <text:p>70.0%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SUM([.$D$94:.D96])" office:value-type="float" office:value="250" calcext:value-type="float">
            <text:p>2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96]*[.F96]" office:value-type="float" office:value="6000" calcext:value-type="float">
            <text:p>60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0" table:formula="of:=[.$D96]*[.H96]" office:value-type="float" office:value="100" calcext:value-type="float">
            <text:p>100</text:p>
          </table:table-cell>
          <table:table-cell table:style-name="ce34" table:formula="of:=[.$D96]*[.I96]" office:value-type="float" office:value="100" calcext:value-type="float">
            <text:p>100</text:p>
          </table:table-cell>
          <table:table-cell table:style-name="ce38" table:formula="of:=[.$D96]*[.J96]" office:value-type="float" office:value="0" calcext:value-type="float">
            <text:p>0</text:p>
          </table:table-cell>
          <table:table-cell table:style-name="ce42" table:formula="of:=[.$D96]*[.K96]" office:value-type="float" office:value="0" calcext:value-type="float">
            <text:p>0</text:p>
          </table:table-cell>
          <table:table-cell table:style-name="ce45" table:formula="of:=[.L96]/[.$B96]" office:value-type="float" office:value="333.333333333333" calcext:value-type="float">
            <text:p>333.3</text:p>
          </table:table-cell>
          <table:table-cell table:style-name="ce48" table:formula="of:=[.M96]/[.$B96]" office:value-type="float" office:value="333.333333333333" calcext:value-type="float">
            <text:p>333.3</text:p>
          </table:table-cell>
          <table:table-cell table:style-name="ce50" table:formula="of:=[.N96]/[.$B96]" office:value-type="float" office:value="0" calcext:value-type="float">
            <text:p>0.0</text:p>
          </table:table-cell>
          <table:table-cell table:style-name="ce52" table:formula="of:=[.O96]/[.$B96]" office:value-type="float" office:value="0" calcext:value-type="float">
            <text:p>0.0</text:p>
          </table:table-cell>
          <table:table-cell table:style-name="ce55" table:formula="of:=([.L96]+[.M96]+[.N96]+[.O96])/[.$B96]" office:value-type="float" office:value="666.666666666667" calcext:value-type="float">
            <text:p>666.7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1" office:value-type="percentage" office:value="0.3" calcext:value-type="percentage">
            <text:p>30.0%</text:p>
          </table:table-cell>
          <table:table-cell table:style-name="ce19" table:formula="of:=SUM([.$B$94:.B97])" office:value-type="percentage" office:value="1" calcext:value-type="percentage">
            <text:p>100.0%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formula="of:=SUM([.$D$94:.D97])" office:value-type="float" office:value="450" calcext:value-type="float">
            <text:p>4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97]*[.F97]" office:value-type="float" office:value="12000" calcext:value-type="float">
            <text:p>1200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0" table:formula="of:=[.$D97]*[.H97]" office:value-type="float" office:value="200" calcext:value-type="float">
            <text:p>200</text:p>
          </table:table-cell>
          <table:table-cell table:style-name="ce34" table:formula="of:=[.$D97]*[.I97]" office:value-type="float" office:value="200" calcext:value-type="float">
            <text:p>200</text:p>
          </table:table-cell>
          <table:table-cell table:style-name="ce38" table:formula="of:=[.$D97]*[.J97]" office:value-type="float" office:value="200" calcext:value-type="float">
            <text:p>200</text:p>
          </table:table-cell>
          <table:table-cell table:style-name="ce42" table:formula="of:=[.$D97]*[.K97]" office:value-type="float" office:value="0" calcext:value-type="float">
            <text:p>0</text:p>
          </table:table-cell>
          <table:table-cell table:style-name="ce45" table:formula="of:=[.L97]/[.$B97]" office:value-type="float" office:value="666.666666666667" calcext:value-type="float">
            <text:p>666.7</text:p>
          </table:table-cell>
          <table:table-cell table:style-name="ce48" table:formula="of:=[.M97]/[.$B97]" office:value-type="float" office:value="666.666666666667" calcext:value-type="float">
            <text:p>666.7</text:p>
          </table:table-cell>
          <table:table-cell table:style-name="ce50" table:formula="of:=[.N97]/[.$B97]" office:value-type="float" office:value="666.666666666667" calcext:value-type="float">
            <text:p>666.7</text:p>
          </table:table-cell>
          <table:table-cell table:style-name="ce52" table:formula="of:=[.O97]/[.$B97]" office:value-type="float" office:value="0" calcext:value-type="float">
            <text:p>0.0</text:p>
          </table:table-cell>
          <table:table-cell table:style-name="ce55" table:formula="of:=([.L97]+[.M97]+[.N97]+[.O97])/[.$B97]" office:value-type="float" office:value="2000" calcext:value-type="float">
            <text:p>200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1" office:value-type="percentage" office:value="0.3" calcext:value-type="percentage">
            <text:p>30.0%</text:p>
          </table:table-cell>
          <table:table-cell table:style-name="ce19" table:formula="of:=SUM([.$B$94:.B98])" office:value-type="percentage" office:value="1.3" calcext:value-type="percentage">
            <text:p>130.0%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formula="of:=SUM([.$D$94:.D98])" office:value-type="float" office:value="650" calcext:value-type="float">
            <text:p>6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98]*[.F98]" office:value-type="float" office:value="12000" calcext:value-type="float">
            <text:p>12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98]*[.H98]" office:value-type="float" office:value="200" calcext:value-type="float">
            <text:p>200</text:p>
          </table:table-cell>
          <table:table-cell table:style-name="ce34" table:formula="of:=[.$D98]*[.I98]" office:value-type="float" office:value="200" calcext:value-type="float">
            <text:p>200</text:p>
          </table:table-cell>
          <table:table-cell table:style-name="ce38" table:formula="of:=[.$D98]*[.J98]" office:value-type="float" office:value="200" calcext:value-type="float">
            <text:p>200</text:p>
          </table:table-cell>
          <table:table-cell table:style-name="ce42" table:formula="of:=[.$D98]*[.K98]" office:value-type="float" office:value="200" calcext:value-type="float">
            <text:p>200</text:p>
          </table:table-cell>
          <table:table-cell table:style-name="ce45" table:formula="of:=[.L98]/[.$B97]" office:value-type="float" office:value="666.666666666667" calcext:value-type="float">
            <text:p>666.7</text:p>
          </table:table-cell>
          <table:table-cell table:style-name="ce48" table:formula="of:=[.M98]/[.$B97]" office:value-type="float" office:value="666.666666666667" calcext:value-type="float">
            <text:p>666.7</text:p>
          </table:table-cell>
          <table:table-cell table:style-name="ce50" table:formula="of:=[.N98]/[.$B97]" office:value-type="float" office:value="666.666666666667" calcext:value-type="float">
            <text:p>666.7</text:p>
          </table:table-cell>
          <table:table-cell table:style-name="ce52" table:formula="of:=[.O98]/[.$B97]" office:value-type="float" office:value="666.666666666667" calcext:value-type="float">
            <text:p>666.7</text:p>
          </table:table-cell>
          <table:table-cell table:style-name="ce55" table:formula="of:=([.L98]+[.M98]+[.N98]+[.O98])/[.$B97]" office:value-type="float" office:value="2666.66666666667" calcext:value-type="float">
            <text:p>2666.7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1" office:value-type="percentage" office:value="0.3" calcext:value-type="percentage">
            <text:p>30.0%</text:p>
          </table:table-cell>
          <table:table-cell table:style-name="ce19" table:formula="of:=SUM([.$B$94:.B99])" office:value-type="percentage" office:value="1.6" calcext:value-type="percentage">
            <text:p>160.0%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formula="of:=SUM([.$D$94:.D99])" office:value-type="float" office:value="950" calcext:value-type="float">
            <text:p>9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99]*[.F99]" office:value-type="float" office:value="18000" calcext:value-type="float">
            <text:p>18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99]*[.H99]" office:value-type="float" office:value="300" calcext:value-type="float">
            <text:p>300</text:p>
          </table:table-cell>
          <table:table-cell table:style-name="ce34" table:formula="of:=[.$D99]*[.I99]" office:value-type="float" office:value="300" calcext:value-type="float">
            <text:p>300</text:p>
          </table:table-cell>
          <table:table-cell table:style-name="ce38" table:formula="of:=[.$D99]*[.J99]" office:value-type="float" office:value="300" calcext:value-type="float">
            <text:p>300</text:p>
          </table:table-cell>
          <table:table-cell table:style-name="ce42" table:formula="of:=[.$D99]*[.K99]" office:value-type="float" office:value="300" calcext:value-type="float">
            <text:p>300</text:p>
          </table:table-cell>
          <table:table-cell table:style-name="ce45" table:formula="of:=[.L99]/[.$B98]" office:value-type="float" office:value="1000" calcext:value-type="float">
            <text:p>1000.0</text:p>
          </table:table-cell>
          <table:table-cell table:style-name="ce48" table:formula="of:=[.M99]/[.$B98]" office:value-type="float" office:value="1000" calcext:value-type="float">
            <text:p>1000.0</text:p>
          </table:table-cell>
          <table:table-cell table:style-name="ce50" table:formula="of:=[.N99]/[.$B98]" office:value-type="float" office:value="1000" calcext:value-type="float">
            <text:p>1000.0</text:p>
          </table:table-cell>
          <table:table-cell table:style-name="ce52" table:formula="of:=[.O99]/[.$B98]" office:value-type="float" office:value="1000" calcext:value-type="float">
            <text:p>1000.0</text:p>
          </table:table-cell>
          <table:table-cell table:style-name="ce55" table:formula="of:=([.L99]+[.M99]+[.N99]+[.O99])/[.$B98]" office:value-type="float" office:value="4000" calcext:value-type="float">
            <text:p>4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94:.B100])" office:value-type="percentage" office:value="1.9" calcext:value-type="percentage">
            <text:p>190.0%</text:p>
          </table:table-cell>
          <table:table-cell table:style-name="ce5" table:formula="of:=COM.MICROSOFT.FLOOR.MATH(100*2^([.A100]/3))" office:value-type="float" office:value="503" calcext:value-type="float">
            <text:p>503</text:p>
          </table:table-cell>
          <table:table-cell table:style-name="ce5" table:formula="of:=SUM([.$D$94:.D100])" office:value-type="float" office:value="1453" calcext:value-type="float">
            <text:p>1453</text:p>
          </table:table-cell>
          <table:table-cell table:style-name="ce5" table:formula="of:=[.A100]*10" office:value-type="float" office:value="70" calcext:value-type="float">
            <text:p>70</text:p>
          </table:table-cell>
          <table:table-cell table:style-name="ce5" table:formula="of:=[.D100]*[.F100]" office:value-type="float" office:value="35210" calcext:value-type="float">
            <text:p>3521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0" table:formula="of:=[.$D100]*[.H100]" office:value-type="float" office:value="1006" calcext:value-type="float">
            <text:p>1006</text:p>
          </table:table-cell>
          <table:table-cell table:style-name="ce34" table:formula="of:=[.$D100]*[.I100]" office:value-type="float" office:value="503" calcext:value-type="float">
            <text:p>503</text:p>
          </table:table-cell>
          <table:table-cell table:style-name="ce38" table:formula="of:=[.$D100]*[.J100]" office:value-type="float" office:value="503" calcext:value-type="float">
            <text:p>503</text:p>
          </table:table-cell>
          <table:table-cell table:style-name="ce42" table:formula="of:=[.$D100]*[.K100]" office:value-type="float" office:value="503" calcext:value-type="float">
            <text:p>503</text:p>
          </table:table-cell>
          <table:table-cell table:style-name="ce45" table:formula="of:=[.L100]/[.$B98]" office:value-type="float" office:value="3353.33333333333" calcext:value-type="float">
            <text:p>3353.3</text:p>
          </table:table-cell>
          <table:table-cell table:style-name="ce48" table:formula="of:=[.M100]/[.$B98]" office:value-type="float" office:value="1676.66666666667" calcext:value-type="float">
            <text:p>1676.7</text:p>
          </table:table-cell>
          <table:table-cell table:style-name="ce50" table:formula="of:=[.N100]/[.$B98]" office:value-type="float" office:value="1676.66666666667" calcext:value-type="float">
            <text:p>1676.7</text:p>
          </table:table-cell>
          <table:table-cell table:style-name="ce52" table:formula="of:=[.O100]/[.$B98]" office:value-type="float" office:value="1676.66666666667" calcext:value-type="float">
            <text:p>1676.7</text:p>
          </table:table-cell>
          <table:table-cell table:style-name="ce55" table:formula="of:=([.L100]+[.M100]+[.N100]+[.O100])/[.$B98]" office:value-type="float" office:value="8383.33333333333" calcext:value-type="float">
            <text:p>838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94:.B101])" office:value-type="percentage" office:value="2.2" calcext:value-type="percentage">
            <text:p>220.0%</text:p>
          </table:table-cell>
          <table:table-cell table:style-name="ce5" table:formula="of:=COM.MICROSOFT.FLOOR.MATH(100*2^([.A101]/3))" office:value-type="float" office:value="634" calcext:value-type="float">
            <text:p>634</text:p>
          </table:table-cell>
          <table:table-cell table:style-name="ce5" table:formula="of:=SUM([.$D$94:.D101])" office:value-type="float" office:value="2087" calcext:value-type="float">
            <text:p>2087</text:p>
          </table:table-cell>
          <table:table-cell table:style-name="ce5" table:formula="of:=[.A101]*10" office:value-type="float" office:value="80" calcext:value-type="float">
            <text:p>80</text:p>
          </table:table-cell>
          <table:table-cell table:style-name="ce5" table:formula="of:=[.D101]*[.F101]" office:value-type="float" office:value="50720" calcext:value-type="float">
            <text:p>5072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0" table:formula="of:=[.$D101]*[.H101]" office:value-type="float" office:value="1268" calcext:value-type="float">
            <text:p>1268</text:p>
          </table:table-cell>
          <table:table-cell table:style-name="ce34" table:formula="of:=[.$D101]*[.I101]" office:value-type="float" office:value="634" calcext:value-type="float">
            <text:p>634</text:p>
          </table:table-cell>
          <table:table-cell table:style-name="ce38" table:formula="of:=[.$D101]*[.J101]" office:value-type="float" office:value="634" calcext:value-type="float">
            <text:p>634</text:p>
          </table:table-cell>
          <table:table-cell table:style-name="ce42" table:formula="of:=[.$D101]*[.K101]" office:value-type="float" office:value="634" calcext:value-type="float">
            <text:p>634</text:p>
          </table:table-cell>
          <table:table-cell table:style-name="ce45" table:formula="of:=[.L101]/[.$B99]" office:value-type="float" office:value="4226.66666666667" calcext:value-type="float">
            <text:p>4226.7</text:p>
          </table:table-cell>
          <table:table-cell table:style-name="ce48" table:formula="of:=[.M101]/[.$B99]" office:value-type="float" office:value="2113.33333333333" calcext:value-type="float">
            <text:p>2113.3</text:p>
          </table:table-cell>
          <table:table-cell table:style-name="ce50" table:formula="of:=[.N101]/[.$B99]" office:value-type="float" office:value="2113.33333333333" calcext:value-type="float">
            <text:p>2113.3</text:p>
          </table:table-cell>
          <table:table-cell table:style-name="ce52" table:formula="of:=[.O101]/[.$B99]" office:value-type="float" office:value="2113.33333333333" calcext:value-type="float">
            <text:p>2113.3</text:p>
          </table:table-cell>
          <table:table-cell table:style-name="ce55" table:formula="of:=([.L101]+[.M101]+[.N101]+[.O101])/[.$B99]" office:value-type="float" office:value="10566.6666666667" calcext:value-type="float">
            <text:p>1056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94:.B102])" office:value-type="percentage" office:value="2.5" calcext:value-type="percentage">
            <text:p>250.0%</text:p>
          </table:table-cell>
          <table:table-cell table:style-name="ce5" table:formula="of:=COM.MICROSOFT.FLOOR.MATH(100*2^([.A102]/3))" office:value-type="float" office:value="800" calcext:value-type="float">
            <text:p>800</text:p>
          </table:table-cell>
          <table:table-cell table:style-name="ce5" table:formula="of:=SUM([.$D$94:.D102])" office:value-type="float" office:value="2887" calcext:value-type="float">
            <text:p>2887</text:p>
          </table:table-cell>
          <table:table-cell table:style-name="ce5" table:formula="of:=[.A102]*10" office:value-type="float" office:value="90" calcext:value-type="float">
            <text:p>90</text:p>
          </table:table-cell>
          <table:table-cell table:style-name="ce5" table:formula="of:=[.D102]*[.F102]" office:value-type="float" office:value="72000" calcext:value-type="float">
            <text:p>7200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$D102]*[.H102]" office:value-type="float" office:value="1600" calcext:value-type="float">
            <text:p>1600</text:p>
          </table:table-cell>
          <table:table-cell table:style-name="ce34" table:formula="of:=[.$D102]*[.I102]" office:value-type="float" office:value="1600" calcext:value-type="float">
            <text:p>1600</text:p>
          </table:table-cell>
          <table:table-cell table:style-name="ce38" table:formula="of:=[.$D102]*[.J102]" office:value-type="float" office:value="800" calcext:value-type="float">
            <text:p>800</text:p>
          </table:table-cell>
          <table:table-cell table:style-name="ce42" table:formula="of:=[.$D102]*[.K102]" office:value-type="float" office:value="800" calcext:value-type="float">
            <text:p>800</text:p>
          </table:table-cell>
          <table:table-cell table:style-name="ce45" table:formula="of:=[.L102]/[.$B100]" office:value-type="float" office:value="5333.33333333333" calcext:value-type="float">
            <text:p>5333.3</text:p>
          </table:table-cell>
          <table:table-cell table:style-name="ce48" table:formula="of:=[.M102]/[.$B100]" office:value-type="float" office:value="5333.33333333333" calcext:value-type="float">
            <text:p>5333.3</text:p>
          </table:table-cell>
          <table:table-cell table:style-name="ce50" table:formula="of:=[.N102]/[.$B100]" office:value-type="float" office:value="2666.66666666667" calcext:value-type="float">
            <text:p>2666.7</text:p>
          </table:table-cell>
          <table:table-cell table:style-name="ce52" table:formula="of:=[.O102]/[.$B100]" office:value-type="float" office:value="2666.66666666667" calcext:value-type="float">
            <text:p>2666.7</text:p>
          </table:table-cell>
          <table:table-cell table:style-name="ce55" table:formula="of:=([.L102]+[.M102]+[.N102]+[.O102])/[.$B100]" office:value-type="float" office:value="16000" calcext:value-type="float">
            <text:p>16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94:.B103])" office:value-type="percentage" office:value="2.8" calcext:value-type="percentage">
            <text:p>280.0%</text:p>
          </table:table-cell>
          <table:table-cell table:style-name="ce5" table:formula="of:=COM.MICROSOFT.FLOOR.MATH(100*2^([.A103]/3))" office:value-type="float" office:value="1007" calcext:value-type="float">
            <text:p>1007</text:p>
          </table:table-cell>
          <table:table-cell table:style-name="ce5" table:formula="of:=SUM([.$D$94:.D103])" office:value-type="float" office:value="3894" calcext:value-type="float">
            <text:p>3894</text:p>
          </table:table-cell>
          <table:table-cell table:style-name="ce5" table:formula="of:=[.A103]*10" office:value-type="float" office:value="100" calcext:value-type="float">
            <text:p>100</text:p>
          </table:table-cell>
          <table:table-cell table:style-name="ce5" table:formula="of:=[.D103]*[.F103]" office:value-type="float" office:value="100700" calcext:value-type="float">
            <text:p>10070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$D103]*[.H103]" office:value-type="float" office:value="2014" calcext:value-type="float">
            <text:p>2014</text:p>
          </table:table-cell>
          <table:table-cell table:style-name="ce34" table:formula="of:=[.$D103]*[.I103]" office:value-type="float" office:value="2014" calcext:value-type="float">
            <text:p>2014</text:p>
          </table:table-cell>
          <table:table-cell table:style-name="ce38" table:formula="of:=[.$D103]*[.J103]" office:value-type="float" office:value="1007" calcext:value-type="float">
            <text:p>1007</text:p>
          </table:table-cell>
          <table:table-cell table:style-name="ce42" table:formula="of:=[.$D103]*[.K103]" office:value-type="float" office:value="1007" calcext:value-type="float">
            <text:p>1007</text:p>
          </table:table-cell>
          <table:table-cell table:style-name="ce45" table:formula="of:=[.L103]/[.$B101]" office:value-type="float" office:value="6713.33333333333" calcext:value-type="float">
            <text:p>6713.3</text:p>
          </table:table-cell>
          <table:table-cell table:style-name="ce48" table:formula="of:=[.M103]/[.$B101]" office:value-type="float" office:value="6713.33333333333" calcext:value-type="float">
            <text:p>6713.3</text:p>
          </table:table-cell>
          <table:table-cell table:style-name="ce50" table:formula="of:=[.N103]/[.$B101]" office:value-type="float" office:value="3356.66666666667" calcext:value-type="float">
            <text:p>3356.7</text:p>
          </table:table-cell>
          <table:table-cell table:style-name="ce52" table:formula="of:=[.O103]/[.$B101]" office:value-type="float" office:value="3356.66666666667" calcext:value-type="float">
            <text:p>3356.7</text:p>
          </table:table-cell>
          <table:table-cell table:style-name="ce55" table:formula="of:=([.L103]+[.M103]+[.N103]+[.O103])/[.$B101]" office:value-type="float" office:value="20140" calcext:value-type="float">
            <text:p>2014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94:.B104])" office:value-type="percentage" office:value="3.1" calcext:value-type="percentage">
            <text:p>310.0%</text:p>
          </table:table-cell>
          <table:table-cell table:style-name="ce5" table:formula="of:=COM.MICROSOFT.FLOOR.MATH(100*2^([.A104]/3))" office:value-type="float" office:value="1269" calcext:value-type="float">
            <text:p>1269</text:p>
          </table:table-cell>
          <table:table-cell table:style-name="ce5" table:formula="of:=SUM([.$D$94:.D104])" office:value-type="float" office:value="5163" calcext:value-type="float">
            <text:p>5163</text:p>
          </table:table-cell>
          <table:table-cell table:style-name="ce5" table:formula="of:=[.A104]*10" office:value-type="float" office:value="110" calcext:value-type="float">
            <text:p>110</text:p>
          </table:table-cell>
          <table:table-cell table:style-name="ce5" table:formula="of:=[.D104]*[.F104]" office:value-type="float" office:value="139590" calcext:value-type="float">
            <text:p>13959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04]*[.H104]" office:value-type="float" office:value="2538" calcext:value-type="float">
            <text:p>2538</text:p>
          </table:table-cell>
          <table:table-cell table:style-name="ce34" table:formula="of:=[.$D104]*[.I104]" office:value-type="float" office:value="2538" calcext:value-type="float">
            <text:p>2538</text:p>
          </table:table-cell>
          <table:table-cell table:style-name="ce38" table:formula="of:=[.$D104]*[.J104]" office:value-type="float" office:value="2538" calcext:value-type="float">
            <text:p>2538</text:p>
          </table:table-cell>
          <table:table-cell table:style-name="ce42" table:formula="of:=[.$D104]*[.K104]" office:value-type="float" office:value="1269" calcext:value-type="float">
            <text:p>1269</text:p>
          </table:table-cell>
          <table:table-cell table:style-name="ce45" table:formula="of:=[.L104]/[.$B102]" office:value-type="float" office:value="8460" calcext:value-type="float">
            <text:p>8460.0</text:p>
          </table:table-cell>
          <table:table-cell table:style-name="ce48" table:formula="of:=[.M104]/[.$B102]" office:value-type="float" office:value="8460" calcext:value-type="float">
            <text:p>8460.0</text:p>
          </table:table-cell>
          <table:table-cell table:style-name="ce50" table:formula="of:=[.N104]/[.$B102]" office:value-type="float" office:value="8460" calcext:value-type="float">
            <text:p>8460.0</text:p>
          </table:table-cell>
          <table:table-cell table:style-name="ce52" table:formula="of:=[.O104]/[.$B102]" office:value-type="float" office:value="4230" calcext:value-type="float">
            <text:p>4230.0</text:p>
          </table:table-cell>
          <table:table-cell table:style-name="ce55" table:formula="of:=([.L104]+[.M104]+[.N104]+[.O104])/[.$B102]" office:value-type="float" office:value="29610" calcext:value-type="float">
            <text:p>2961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94:.B105])" office:value-type="percentage" office:value="3.4" calcext:value-type="percentage">
            <text:p>340.0%</text:p>
          </table:table-cell>
          <table:table-cell table:style-name="ce5" table:formula="of:=COM.MICROSOFT.FLOOR.MATH(100*2^([.A105]/3))" office:value-type="float" office:value="1600" calcext:value-type="float">
            <text:p>1600</text:p>
          </table:table-cell>
          <table:table-cell table:style-name="ce5" table:formula="of:=SUM([.$D$94:.D105])" office:value-type="float" office:value="6763" calcext:value-type="float">
            <text:p>6763</text:p>
          </table:table-cell>
          <table:table-cell table:style-name="ce5" table:formula="of:=[.A105]*10" office:value-type="float" office:value="120" calcext:value-type="float">
            <text:p>120</text:p>
          </table:table-cell>
          <table:table-cell table:style-name="ce5" table:formula="of:=[.D105]*[.F105]" office:value-type="float" office:value="192000" calcext:value-type="float">
            <text:p>192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05]*[.H105]" office:value-type="float" office:value="3200" calcext:value-type="float">
            <text:p>3200</text:p>
          </table:table-cell>
          <table:table-cell table:style-name="ce34" table:formula="of:=[.$D105]*[.I105]" office:value-type="float" office:value="3200" calcext:value-type="float">
            <text:p>3200</text:p>
          </table:table-cell>
          <table:table-cell table:style-name="ce38" table:formula="of:=[.$D105]*[.J105]" office:value-type="float" office:value="3200" calcext:value-type="float">
            <text:p>3200</text:p>
          </table:table-cell>
          <table:table-cell table:style-name="ce42" table:formula="of:=[.$D105]*[.K105]" office:value-type="float" office:value="1600" calcext:value-type="float">
            <text:p>1600</text:p>
          </table:table-cell>
          <table:table-cell table:style-name="ce45" table:formula="of:=[.L105]/[.$B103]" office:value-type="float" office:value="10666.6666666667" calcext:value-type="float">
            <text:p>10666.7</text:p>
          </table:table-cell>
          <table:table-cell table:style-name="ce48" table:formula="of:=[.M105]/[.$B103]" office:value-type="float" office:value="10666.6666666667" calcext:value-type="float">
            <text:p>10666.7</text:p>
          </table:table-cell>
          <table:table-cell table:style-name="ce50" table:formula="of:=[.N105]/[.$B103]" office:value-type="float" office:value="10666.6666666667" calcext:value-type="float">
            <text:p>10666.7</text:p>
          </table:table-cell>
          <table:table-cell table:style-name="ce52" table:formula="of:=[.O105]/[.$B103]" office:value-type="float" office:value="5333.33333333333" calcext:value-type="float">
            <text:p>5333.3</text:p>
          </table:table-cell>
          <table:table-cell table:style-name="ce55" table:formula="of:=([.L105]+[.M105]+[.N105]+[.O105])/[.$B103]" office:value-type="float" office:value="37333.3333333333" calcext:value-type="float">
            <text:p>3733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94:.B106])" office:value-type="percentage" office:value="3.7" calcext:value-type="percentage">
            <text:p>370.0%</text:p>
          </table:table-cell>
          <table:table-cell table:style-name="ce5" table:formula="of:=COM.MICROSOFT.FLOOR.MATH(100*2^([.A106]/3))" office:value-type="float" office:value="2015" calcext:value-type="float">
            <text:p>2015</text:p>
          </table:table-cell>
          <table:table-cell table:style-name="ce5" table:formula="of:=SUM([.$D$94:.D106])" office:value-type="float" office:value="8778" calcext:value-type="float">
            <text:p>8778</text:p>
          </table:table-cell>
          <table:table-cell table:style-name="ce5" table:formula="of:=[.A106]*10" office:value-type="float" office:value="130" calcext:value-type="float">
            <text:p>130</text:p>
          </table:table-cell>
          <table:table-cell table:style-name="ce5" table:formula="of:=[.D106]*[.F106]" office:value-type="float" office:value="261950" calcext:value-type="float">
            <text:p>26195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06]*[.H106]" office:value-type="float" office:value="4030" calcext:value-type="float">
            <text:p>4030</text:p>
          </table:table-cell>
          <table:table-cell table:style-name="ce34" table:formula="of:=[.$D106]*[.I106]" office:value-type="float" office:value="4030" calcext:value-type="float">
            <text:p>4030</text:p>
          </table:table-cell>
          <table:table-cell table:style-name="ce38" table:formula="of:=[.$D106]*[.J106]" office:value-type="float" office:value="4030" calcext:value-type="float">
            <text:p>4030</text:p>
          </table:table-cell>
          <table:table-cell table:style-name="ce42" table:formula="of:=[.$D106]*[.K106]" office:value-type="float" office:value="2015" calcext:value-type="float">
            <text:p>2015</text:p>
          </table:table-cell>
          <table:table-cell table:style-name="ce45" table:formula="of:=[.L106]/[.$B104]" office:value-type="float" office:value="13433.3333333333" calcext:value-type="float">
            <text:p>13433.3</text:p>
          </table:table-cell>
          <table:table-cell table:style-name="ce48" table:formula="of:=[.M106]/[.$B104]" office:value-type="float" office:value="13433.3333333333" calcext:value-type="float">
            <text:p>13433.3</text:p>
          </table:table-cell>
          <table:table-cell table:style-name="ce50" table:formula="of:=[.N106]/[.$B104]" office:value-type="float" office:value="13433.3333333333" calcext:value-type="float">
            <text:p>13433.3</text:p>
          </table:table-cell>
          <table:table-cell table:style-name="ce52" table:formula="of:=[.O106]/[.$B104]" office:value-type="float" office:value="6716.66666666667" calcext:value-type="float">
            <text:p>6716.7</text:p>
          </table:table-cell>
          <table:table-cell table:style-name="ce55" table:formula="of:=([.L106]+[.M106]+[.N106]+[.O106])/[.$B104]" office:value-type="float" office:value="47016.6666666667" calcext:value-type="float">
            <text:p>4701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94:.B107])" office:value-type="percentage" office:value="4" calcext:value-type="percentage">
            <text:p>400.0%</text:p>
          </table:table-cell>
          <table:table-cell table:style-name="ce5" table:formula="of:=COM.MICROSOFT.FLOOR.MATH(100*2^([.A107]/3))" office:value-type="float" office:value="2539" calcext:value-type="float">
            <text:p>2539</text:p>
          </table:table-cell>
          <table:table-cell table:style-name="ce5" table:formula="of:=SUM([.$D$94:.D107])" office:value-type="float" office:value="11317" calcext:value-type="float">
            <text:p>11317</text:p>
          </table:table-cell>
          <table:table-cell table:style-name="ce5" table:formula="of:=[.A107]*10" office:value-type="float" office:value="140" calcext:value-type="float">
            <text:p>140</text:p>
          </table:table-cell>
          <table:table-cell table:style-name="ce5" table:formula="of:=[.D107]*[.F107]" office:value-type="float" office:value="355460" calcext:value-type="float">
            <text:p>35546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07]*[.H107]" office:value-type="float" office:value="5078" calcext:value-type="float">
            <text:p>5078</text:p>
          </table:table-cell>
          <table:table-cell table:style-name="ce34" table:formula="of:=[.$D107]*[.I107]" office:value-type="float" office:value="5078" calcext:value-type="float">
            <text:p>5078</text:p>
          </table:table-cell>
          <table:table-cell table:style-name="ce38" table:formula="of:=[.$D107]*[.J107]" office:value-type="float" office:value="5078" calcext:value-type="float">
            <text:p>5078</text:p>
          </table:table-cell>
          <table:table-cell table:style-name="ce42" table:formula="of:=[.$D107]*[.K107]" office:value-type="float" office:value="2539" calcext:value-type="float">
            <text:p>2539</text:p>
          </table:table-cell>
          <table:table-cell table:style-name="ce45" table:formula="of:=[.L107]/[.$B105]" office:value-type="float" office:value="16926.6666666667" calcext:value-type="float">
            <text:p>16926.7</text:p>
          </table:table-cell>
          <table:table-cell table:style-name="ce48" table:formula="of:=[.M107]/[.$B105]" office:value-type="float" office:value="16926.6666666667" calcext:value-type="float">
            <text:p>16926.7</text:p>
          </table:table-cell>
          <table:table-cell table:style-name="ce50" table:formula="of:=[.N107]/[.$B105]" office:value-type="float" office:value="16926.6666666667" calcext:value-type="float">
            <text:p>16926.7</text:p>
          </table:table-cell>
          <table:table-cell table:style-name="ce52" table:formula="of:=[.O107]/[.$B105]" office:value-type="float" office:value="8463.33333333333" calcext:value-type="float">
            <text:p>8463.3</text:p>
          </table:table-cell>
          <table:table-cell table:style-name="ce55" table:formula="of:=([.L107]+[.M107]+[.N107]+[.O107])/[.$B105]" office:value-type="float" office:value="59243.3333333333" calcext:value-type="float">
            <text:p>5924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94:.B108])" office:value-type="percentage" office:value="4.3" calcext:value-type="percentage">
            <text:p>430.0%</text:p>
          </table:table-cell>
          <table:table-cell table:style-name="ce5" table:formula="of:=COM.MICROSOFT.FLOOR.MATH(100*2^([.A108]/3))" office:value-type="float" office:value="3200" calcext:value-type="float">
            <text:p>3200</text:p>
          </table:table-cell>
          <table:table-cell table:style-name="ce5" table:formula="of:=SUM([.$D$94:.D108])" office:value-type="float" office:value="14517" calcext:value-type="float">
            <text:p>14517</text:p>
          </table:table-cell>
          <table:table-cell table:style-name="ce5" table:formula="of:=[.A108]*10" office:value-type="float" office:value="150" calcext:value-type="float">
            <text:p>150</text:p>
          </table:table-cell>
          <table:table-cell table:style-name="ce5" table:formula="of:=[.D108]*[.F108]" office:value-type="float" office:value="480000" calcext:value-type="float">
            <text:p>480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08]*[.H108]" office:value-type="float" office:value="6400" calcext:value-type="float">
            <text:p>6400</text:p>
          </table:table-cell>
          <table:table-cell table:style-name="ce34" table:formula="of:=[.$D108]*[.I108]" office:value-type="float" office:value="6400" calcext:value-type="float">
            <text:p>6400</text:p>
          </table:table-cell>
          <table:table-cell table:style-name="ce38" table:formula="of:=[.$D108]*[.J108]" office:value-type="float" office:value="6400" calcext:value-type="float">
            <text:p>6400</text:p>
          </table:table-cell>
          <table:table-cell table:style-name="ce42" table:formula="of:=[.$D108]*[.K108]" office:value-type="float" office:value="3200" calcext:value-type="float">
            <text:p>3200</text:p>
          </table:table-cell>
          <table:table-cell table:style-name="ce45" table:formula="of:=[.L108]/[.$B106]" office:value-type="float" office:value="21333.3333333333" calcext:value-type="float">
            <text:p>21333.3</text:p>
          </table:table-cell>
          <table:table-cell table:style-name="ce48" table:formula="of:=[.M108]/[.$B106]" office:value-type="float" office:value="21333.3333333333" calcext:value-type="float">
            <text:p>21333.3</text:p>
          </table:table-cell>
          <table:table-cell table:style-name="ce50" table:formula="of:=[.N108]/[.$B106]" office:value-type="float" office:value="21333.3333333333" calcext:value-type="float">
            <text:p>21333.3</text:p>
          </table:table-cell>
          <table:table-cell table:style-name="ce52" table:formula="of:=[.O108]/[.$B106]" office:value-type="float" office:value="10666.6666666667" calcext:value-type="float">
            <text:p>10666.7</text:p>
          </table:table-cell>
          <table:table-cell table:style-name="ce55" table:formula="of:=([.L108]+[.M108]+[.N108]+[.O108])/[.$B106]" office:value-type="float" office:value="74666.6666666667" calcext:value-type="float">
            <text:p>7466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94:.B109])" office:value-type="percentage" office:value="4.6" calcext:value-type="percentage">
            <text:p>460.0%</text:p>
          </table:table-cell>
          <table:table-cell table:style-name="ce5" table:formula="of:=COM.MICROSOFT.FLOOR.MATH(100*2^([.A109]/3))" office:value-type="float" office:value="4031" calcext:value-type="float">
            <text:p>4031</text:p>
          </table:table-cell>
          <table:table-cell table:style-name="ce5" table:formula="of:=SUM([.$D$94:.D109])" office:value-type="float" office:value="18548" calcext:value-type="float">
            <text:p>18548</text:p>
          </table:table-cell>
          <table:table-cell table:style-name="ce5" table:formula="of:=[.A109]*10" office:value-type="float" office:value="160" calcext:value-type="float">
            <text:p>160</text:p>
          </table:table-cell>
          <table:table-cell table:style-name="ce5" table:formula="of:=[.D109]*[.F109]" office:value-type="float" office:value="644960" calcext:value-type="float">
            <text:p>64496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09]*[.H109]" office:value-type="float" office:value="8062" calcext:value-type="float">
            <text:p>8062</text:p>
          </table:table-cell>
          <table:table-cell table:style-name="ce34" table:formula="of:=[.$D109]*[.I109]" office:value-type="float" office:value="8062" calcext:value-type="float">
            <text:p>8062</text:p>
          </table:table-cell>
          <table:table-cell table:style-name="ce38" table:formula="of:=[.$D109]*[.J109]" office:value-type="float" office:value="8062" calcext:value-type="float">
            <text:p>8062</text:p>
          </table:table-cell>
          <table:table-cell table:style-name="ce42" table:formula="of:=[.$D109]*[.K109]" office:value-type="float" office:value="4031" calcext:value-type="float">
            <text:p>4031</text:p>
          </table:table-cell>
          <table:table-cell table:style-name="ce45" table:formula="of:=[.L109]/[.$B107]" office:value-type="float" office:value="26873.3333333333" calcext:value-type="float">
            <text:p>26873.3</text:p>
          </table:table-cell>
          <table:table-cell table:style-name="ce48" table:formula="of:=[.M109]/[.$B107]" office:value-type="float" office:value="26873.3333333333" calcext:value-type="float">
            <text:p>26873.3</text:p>
          </table:table-cell>
          <table:table-cell table:style-name="ce50" table:formula="of:=[.N109]/[.$B107]" office:value-type="float" office:value="26873.3333333333" calcext:value-type="float">
            <text:p>26873.3</text:p>
          </table:table-cell>
          <table:table-cell table:style-name="ce52" table:formula="of:=[.O109]/[.$B107]" office:value-type="float" office:value="13436.6666666667" calcext:value-type="float">
            <text:p>13436.7</text:p>
          </table:table-cell>
          <table:table-cell table:style-name="ce55" table:formula="of:=([.L109]+[.M109]+[.N109]+[.O109])/[.$B107]" office:value-type="float" office:value="94056.6666666667" calcext:value-type="float">
            <text:p>9405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94:.B110])" office:value-type="percentage" office:value="4.9" calcext:value-type="percentage">
            <text:p>490.0%</text:p>
          </table:table-cell>
          <table:table-cell table:style-name="ce5" table:formula="of:=COM.MICROSOFT.FLOOR.MATH(100*2^([.A110]/3))" office:value-type="float" office:value="5079" calcext:value-type="float">
            <text:p>5079</text:p>
          </table:table-cell>
          <table:table-cell table:style-name="ce5" table:formula="of:=SUM([.$D$94:.D110])" office:value-type="float" office:value="23627" calcext:value-type="float">
            <text:p>23627</text:p>
          </table:table-cell>
          <table:table-cell table:style-name="ce5" table:formula="of:=[.A110]*10" office:value-type="float" office:value="170" calcext:value-type="float">
            <text:p>170</text:p>
          </table:table-cell>
          <table:table-cell table:style-name="ce5" table:formula="of:=[.D110]*[.F110]" office:value-type="float" office:value="863430" calcext:value-type="float">
            <text:p>86343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10]*[.H110]" office:value-type="float" office:value="10158" calcext:value-type="float">
            <text:p>10158</text:p>
          </table:table-cell>
          <table:table-cell table:style-name="ce34" table:formula="of:=[.$D110]*[.I110]" office:value-type="float" office:value="10158" calcext:value-type="float">
            <text:p>10158</text:p>
          </table:table-cell>
          <table:table-cell table:style-name="ce38" table:formula="of:=[.$D110]*[.J110]" office:value-type="float" office:value="10158" calcext:value-type="float">
            <text:p>10158</text:p>
          </table:table-cell>
          <table:table-cell table:style-name="ce42" table:formula="of:=[.$D110]*[.K110]" office:value-type="float" office:value="5079" calcext:value-type="float">
            <text:p>5079</text:p>
          </table:table-cell>
          <table:table-cell table:style-name="ce45" table:formula="of:=[.L110]/[.$B108]" office:value-type="float" office:value="33860" calcext:value-type="float">
            <text:p>33860.0</text:p>
          </table:table-cell>
          <table:table-cell table:style-name="ce48" table:formula="of:=[.M110]/[.$B108]" office:value-type="float" office:value="33860" calcext:value-type="float">
            <text:p>33860.0</text:p>
          </table:table-cell>
          <table:table-cell table:style-name="ce50" table:formula="of:=[.N110]/[.$B108]" office:value-type="float" office:value="33860" calcext:value-type="float">
            <text:p>33860.0</text:p>
          </table:table-cell>
          <table:table-cell table:style-name="ce52" table:formula="of:=[.O110]/[.$B108]" office:value-type="float" office:value="16930" calcext:value-type="float">
            <text:p>16930.0</text:p>
          </table:table-cell>
          <table:table-cell table:style-name="ce55" table:formula="of:=([.L110]+[.M110]+[.N110]+[.O110])/[.$B108]" office:value-type="float" office:value="118510" calcext:value-type="float">
            <text:p>11851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94:.B111])" office:value-type="percentage" office:value="5.2" calcext:value-type="percentage">
            <text:p>520.0%</text:p>
          </table:table-cell>
          <table:table-cell table:style-name="ce5" table:formula="of:=COM.MICROSOFT.FLOOR.MATH(100*2^([.A111]/3))" office:value-type="float" office:value="6400" calcext:value-type="float">
            <text:p>6400</text:p>
          </table:table-cell>
          <table:table-cell table:style-name="ce5" table:formula="of:=SUM([.$D$94:.D111])" office:value-type="float" office:value="30027" calcext:value-type="float">
            <text:p>30027</text:p>
          </table:table-cell>
          <table:table-cell table:style-name="ce5" table:formula="of:=[.A111]*10" office:value-type="float" office:value="180" calcext:value-type="float">
            <text:p>180</text:p>
          </table:table-cell>
          <table:table-cell table:style-name="ce5" table:formula="of:=[.D111]*[.F111]" office:value-type="float" office:value="1152000" calcext:value-type="float">
            <text:p>1152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11]*[.H111]" office:value-type="float" office:value="12800" calcext:value-type="float">
            <text:p>12800</text:p>
          </table:table-cell>
          <table:table-cell table:style-name="ce34" table:formula="of:=[.$D111]*[.I111]" office:value-type="float" office:value="12800" calcext:value-type="float">
            <text:p>12800</text:p>
          </table:table-cell>
          <table:table-cell table:style-name="ce38" table:formula="of:=[.$D111]*[.J111]" office:value-type="float" office:value="12800" calcext:value-type="float">
            <text:p>12800</text:p>
          </table:table-cell>
          <table:table-cell table:style-name="ce42" table:formula="of:=[.$D111]*[.K111]" office:value-type="float" office:value="6400" calcext:value-type="float">
            <text:p>6400</text:p>
          </table:table-cell>
          <table:table-cell table:style-name="ce45" table:formula="of:=[.L111]/[.$B109]" office:value-type="float" office:value="42666.6666666667" calcext:value-type="float">
            <text:p>42666.7</text:p>
          </table:table-cell>
          <table:table-cell table:style-name="ce48" table:formula="of:=[.M111]/[.$B109]" office:value-type="float" office:value="42666.6666666667" calcext:value-type="float">
            <text:p>42666.7</text:p>
          </table:table-cell>
          <table:table-cell table:style-name="ce50" table:formula="of:=[.N111]/[.$B109]" office:value-type="float" office:value="42666.6666666667" calcext:value-type="float">
            <text:p>42666.7</text:p>
          </table:table-cell>
          <table:table-cell table:style-name="ce52" table:formula="of:=[.O111]/[.$B109]" office:value-type="float" office:value="21333.3333333333" calcext:value-type="float">
            <text:p>21333.3</text:p>
          </table:table-cell>
          <table:table-cell table:style-name="ce55" table:formula="of:=([.L111]+[.M111]+[.N111]+[.O111])/[.$B109]" office:value-type="float" office:value="149333.333333333" calcext:value-type="float">
            <text:p>14933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94:.B112])" office:value-type="percentage" office:value="5.5" calcext:value-type="percentage">
            <text:p>550.0%</text:p>
          </table:table-cell>
          <table:table-cell table:style-name="ce5" table:formula="of:=COM.MICROSOFT.FLOOR.MATH(100*2^([.A112]/3))" office:value-type="float" office:value="8063" calcext:value-type="float">
            <text:p>8063</text:p>
          </table:table-cell>
          <table:table-cell table:style-name="ce5" table:formula="of:=SUM([.$D$94:.D112])" office:value-type="float" office:value="38090" calcext:value-type="float">
            <text:p>38090</text:p>
          </table:table-cell>
          <table:table-cell table:style-name="ce5" table:formula="of:=[.A112]*10" office:value-type="float" office:value="190" calcext:value-type="float">
            <text:p>190</text:p>
          </table:table-cell>
          <table:table-cell table:style-name="ce5" table:formula="of:=[.D112]*[.F112]" office:value-type="float" office:value="1531970" calcext:value-type="float">
            <text:p>153197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12]*[.H112]" office:value-type="float" office:value="16126" calcext:value-type="float">
            <text:p>16126</text:p>
          </table:table-cell>
          <table:table-cell table:style-name="ce34" table:formula="of:=[.$D112]*[.I112]" office:value-type="float" office:value="16126" calcext:value-type="float">
            <text:p>16126</text:p>
          </table:table-cell>
          <table:table-cell table:style-name="ce38" table:formula="of:=[.$D112]*[.J112]" office:value-type="float" office:value="16126" calcext:value-type="float">
            <text:p>16126</text:p>
          </table:table-cell>
          <table:table-cell table:style-name="ce42" table:formula="of:=[.$D112]*[.K112]" office:value-type="float" office:value="8063" calcext:value-type="float">
            <text:p>8063</text:p>
          </table:table-cell>
          <table:table-cell table:style-name="ce45" table:formula="of:=[.L112]/[.$B110]" office:value-type="float" office:value="53753.3333333333" calcext:value-type="float">
            <text:p>53753.3</text:p>
          </table:table-cell>
          <table:table-cell table:style-name="ce48" table:formula="of:=[.M112]/[.$B110]" office:value-type="float" office:value="53753.3333333333" calcext:value-type="float">
            <text:p>53753.3</text:p>
          </table:table-cell>
          <table:table-cell table:style-name="ce50" table:formula="of:=[.N112]/[.$B110]" office:value-type="float" office:value="53753.3333333333" calcext:value-type="float">
            <text:p>53753.3</text:p>
          </table:table-cell>
          <table:table-cell table:style-name="ce52" table:formula="of:=[.O112]/[.$B110]" office:value-type="float" office:value="26876.6666666667" calcext:value-type="float">
            <text:p>26876.7</text:p>
          </table:table-cell>
          <table:table-cell table:style-name="ce55" table:formula="of:=([.L112]+[.M112]+[.N112]+[.O112])/[.$B110]" office:value-type="float" office:value="188136.666666667" calcext:value-type="float">
            <text:p>18813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94:.B113])" office:value-type="percentage" office:value="5.8" calcext:value-type="percentage">
            <text:p>580.0%</text:p>
          </table:table-cell>
          <table:table-cell table:style-name="ce5" table:formula="of:=COM.MICROSOFT.FLOOR.MATH(100*2^([.A113]/3))" office:value-type="float" office:value="10159" calcext:value-type="float">
            <text:p>10159</text:p>
          </table:table-cell>
          <table:table-cell table:style-name="ce5" table:formula="of:=SUM([.$D$94:.D113])" office:value-type="float" office:value="48249" calcext:value-type="float">
            <text:p>48249</text:p>
          </table:table-cell>
          <table:table-cell table:style-name="ce5" table:formula="of:=[.A113]*10" office:value-type="float" office:value="200" calcext:value-type="float">
            <text:p>200</text:p>
          </table:table-cell>
          <table:table-cell table:style-name="ce5" table:formula="of:=[.D113]*[.F113]" office:value-type="float" office:value="2031800" calcext:value-type="float">
            <text:p>20318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13]*[.H113]" office:value-type="float" office:value="20318" calcext:value-type="float">
            <text:p>20318</text:p>
          </table:table-cell>
          <table:table-cell table:style-name="ce34" table:formula="of:=[.$D113]*[.I113]" office:value-type="float" office:value="20318" calcext:value-type="float">
            <text:p>20318</text:p>
          </table:table-cell>
          <table:table-cell table:style-name="ce38" table:formula="of:=[.$D113]*[.J113]" office:value-type="float" office:value="20318" calcext:value-type="float">
            <text:p>20318</text:p>
          </table:table-cell>
          <table:table-cell table:style-name="ce42" table:formula="of:=[.$D113]*[.K113]" office:value-type="float" office:value="10159" calcext:value-type="float">
            <text:p>10159</text:p>
          </table:table-cell>
          <table:table-cell table:style-name="ce45" table:formula="of:=[.L113]/[.$B111]" office:value-type="float" office:value="67726.6666666667" calcext:value-type="float">
            <text:p>67726.7</text:p>
          </table:table-cell>
          <table:table-cell table:style-name="ce48" table:formula="of:=[.M113]/[.$B111]" office:value-type="float" office:value="67726.6666666667" calcext:value-type="float">
            <text:p>67726.7</text:p>
          </table:table-cell>
          <table:table-cell table:style-name="ce50" table:formula="of:=[.N113]/[.$B111]" office:value-type="float" office:value="67726.6666666667" calcext:value-type="float">
            <text:p>67726.7</text:p>
          </table:table-cell>
          <table:table-cell table:style-name="ce52" table:formula="of:=[.O113]/[.$B111]" office:value-type="float" office:value="33863.3333333333" calcext:value-type="float">
            <text:p>33863.3</text:p>
          </table:table-cell>
          <table:table-cell table:style-name="ce55" table:formula="of:=([.L113]+[.M113]+[.N113]+[.O113])/[.$B111]" office:value-type="float" office:value="237043.333333333" calcext:value-type="float">
            <text:p>23704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94:.B114])" office:value-type="percentage" office:value="6.1" calcext:value-type="percentage">
            <text:p>610.0%</text:p>
          </table:table-cell>
          <table:table-cell table:style-name="ce5" table:formula="of:=COM.MICROSOFT.FLOOR.MATH(100*2^([.A114]/3))" office:value-type="float" office:value="12800" calcext:value-type="float">
            <text:p>12800</text:p>
          </table:table-cell>
          <table:table-cell table:style-name="ce5" table:formula="of:=SUM([.$D$94:.D114])" office:value-type="float" office:value="61049" calcext:value-type="float">
            <text:p>61049</text:p>
          </table:table-cell>
          <table:table-cell table:style-name="ce5" table:formula="of:=[.A114]*10" office:value-type="float" office:value="210" calcext:value-type="float">
            <text:p>210</text:p>
          </table:table-cell>
          <table:table-cell table:style-name="ce5" table:formula="of:=[.D114]*[.F114]" office:value-type="float" office:value="2688000" calcext:value-type="float">
            <text:p>2688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14]*[.H114]" office:value-type="float" office:value="25600" calcext:value-type="float">
            <text:p>25600</text:p>
          </table:table-cell>
          <table:table-cell table:style-name="ce34" table:formula="of:=[.$D114]*[.I114]" office:value-type="float" office:value="25600" calcext:value-type="float">
            <text:p>25600</text:p>
          </table:table-cell>
          <table:table-cell table:style-name="ce38" table:formula="of:=[.$D114]*[.J114]" office:value-type="float" office:value="25600" calcext:value-type="float">
            <text:p>25600</text:p>
          </table:table-cell>
          <table:table-cell table:style-name="ce42" table:formula="of:=[.$D114]*[.K114]" office:value-type="float" office:value="12800" calcext:value-type="float">
            <text:p>12800</text:p>
          </table:table-cell>
          <table:table-cell table:style-name="ce45" table:formula="of:=[.L114]/[.$B112]" office:value-type="float" office:value="85333.3333333333" calcext:value-type="float">
            <text:p>85333.3</text:p>
          </table:table-cell>
          <table:table-cell table:style-name="ce48" table:formula="of:=[.M114]/[.$B112]" office:value-type="float" office:value="85333.3333333333" calcext:value-type="float">
            <text:p>85333.3</text:p>
          </table:table-cell>
          <table:table-cell table:style-name="ce50" table:formula="of:=[.N114]/[.$B112]" office:value-type="float" office:value="85333.3333333333" calcext:value-type="float">
            <text:p>85333.3</text:p>
          </table:table-cell>
          <table:table-cell table:style-name="ce52" table:formula="of:=[.O114]/[.$B112]" office:value-type="float" office:value="42666.6666666667" calcext:value-type="float">
            <text:p>42666.7</text:p>
          </table:table-cell>
          <table:table-cell table:style-name="ce55" table:formula="of:=([.L114]+[.M114]+[.N114]+[.O114])/[.$B112]" office:value-type="float" office:value="298666.666666667" calcext:value-type="float">
            <text:p>29866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94:.B115])" office:value-type="percentage" office:value="6.4" calcext:value-type="percentage">
            <text:p>640.0%</text:p>
          </table:table-cell>
          <table:table-cell table:style-name="ce5" table:formula="of:=COM.MICROSOFT.FLOOR.MATH(100*2^([.A115]/3))" office:value-type="float" office:value="16126" calcext:value-type="float">
            <text:p>16126</text:p>
          </table:table-cell>
          <table:table-cell table:style-name="ce5" table:formula="of:=SUM([.$D$94:.D115])" office:value-type="float" office:value="77175" calcext:value-type="float">
            <text:p>77175</text:p>
          </table:table-cell>
          <table:table-cell table:style-name="ce5" table:formula="of:=[.A115]*10" office:value-type="float" office:value="220" calcext:value-type="float">
            <text:p>220</text:p>
          </table:table-cell>
          <table:table-cell table:style-name="ce5" table:formula="of:=[.D115]*[.F115]" office:value-type="float" office:value="3547720" calcext:value-type="float">
            <text:p>354772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15]*[.H115]" office:value-type="float" office:value="32252" calcext:value-type="float">
            <text:p>32252</text:p>
          </table:table-cell>
          <table:table-cell table:style-name="ce34" table:formula="of:=[.$D115]*[.I115]" office:value-type="float" office:value="32252" calcext:value-type="float">
            <text:p>32252</text:p>
          </table:table-cell>
          <table:table-cell table:style-name="ce38" table:formula="of:=[.$D115]*[.J115]" office:value-type="float" office:value="32252" calcext:value-type="float">
            <text:p>32252</text:p>
          </table:table-cell>
          <table:table-cell table:style-name="ce42" table:formula="of:=[.$D115]*[.K115]" office:value-type="float" office:value="16126" calcext:value-type="float">
            <text:p>16126</text:p>
          </table:table-cell>
          <table:table-cell table:style-name="ce45" table:formula="of:=[.L115]/[.$B113]" office:value-type="float" office:value="107506.666666667" calcext:value-type="float">
            <text:p>107506.7</text:p>
          </table:table-cell>
          <table:table-cell table:style-name="ce48" table:formula="of:=[.M115]/[.$B113]" office:value-type="float" office:value="107506.666666667" calcext:value-type="float">
            <text:p>107506.7</text:p>
          </table:table-cell>
          <table:table-cell table:style-name="ce50" table:formula="of:=[.N115]/[.$B113]" office:value-type="float" office:value="107506.666666667" calcext:value-type="float">
            <text:p>107506.7</text:p>
          </table:table-cell>
          <table:table-cell table:style-name="ce52" table:formula="of:=[.O115]/[.$B113]" office:value-type="float" office:value="53753.3333333333" calcext:value-type="float">
            <text:p>53753.3</text:p>
          </table:table-cell>
          <table:table-cell table:style-name="ce55" table:formula="of:=([.L115]+[.M115]+[.N115]+[.O115])/[.$B113]" office:value-type="float" office:value="376273.333333333" calcext:value-type="float">
            <text:p>37627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94:.B116])" office:value-type="percentage" office:value="6.7" calcext:value-type="percentage">
            <text:p>670.0%</text:p>
          </table:table-cell>
          <table:table-cell table:style-name="ce5" table:formula="of:=COM.MICROSOFT.FLOOR.MATH(100*2^([.A116]/3))" office:value-type="float" office:value="20318" calcext:value-type="float">
            <text:p>20318</text:p>
          </table:table-cell>
          <table:table-cell table:style-name="ce5" table:formula="of:=SUM([.$D$94:.D116])" office:value-type="float" office:value="97493" calcext:value-type="float">
            <text:p>97493</text:p>
          </table:table-cell>
          <table:table-cell table:style-name="ce5" table:formula="of:=[.A116]*10" office:value-type="float" office:value="230" calcext:value-type="float">
            <text:p>230</text:p>
          </table:table-cell>
          <table:table-cell table:style-name="ce5" table:formula="of:=[.D116]*[.F116]" office:value-type="float" office:value="4673140" calcext:value-type="float">
            <text:p>467314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16]*[.H116]" office:value-type="float" office:value="40636" calcext:value-type="float">
            <text:p>40636</text:p>
          </table:table-cell>
          <table:table-cell table:style-name="ce34" table:formula="of:=[.$D116]*[.I116]" office:value-type="float" office:value="40636" calcext:value-type="float">
            <text:p>40636</text:p>
          </table:table-cell>
          <table:table-cell table:style-name="ce38" table:formula="of:=[.$D116]*[.J116]" office:value-type="float" office:value="40636" calcext:value-type="float">
            <text:p>40636</text:p>
          </table:table-cell>
          <table:table-cell table:style-name="ce42" table:formula="of:=[.$D116]*[.K116]" office:value-type="float" office:value="20318" calcext:value-type="float">
            <text:p>20318</text:p>
          </table:table-cell>
          <table:table-cell table:style-name="ce45" table:formula="of:=[.L116]/[.$B114]" office:value-type="float" office:value="135453.333333333" calcext:value-type="float">
            <text:p>135453.3</text:p>
          </table:table-cell>
          <table:table-cell table:style-name="ce48" table:formula="of:=[.M116]/[.$B114]" office:value-type="float" office:value="135453.333333333" calcext:value-type="float">
            <text:p>135453.3</text:p>
          </table:table-cell>
          <table:table-cell table:style-name="ce50" table:formula="of:=[.N116]/[.$B114]" office:value-type="float" office:value="135453.333333333" calcext:value-type="float">
            <text:p>135453.3</text:p>
          </table:table-cell>
          <table:table-cell table:style-name="ce52" table:formula="of:=[.O116]/[.$B114]" office:value-type="float" office:value="67726.6666666667" calcext:value-type="float">
            <text:p>67726.7</text:p>
          </table:table-cell>
          <table:table-cell table:style-name="ce55" table:formula="of:=([.L116]+[.M116]+[.N116]+[.O116])/[.$B114]" office:value-type="float" office:value="474086.666666667" calcext:value-type="float">
            <text:p>47408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94:.B117])" office:value-type="percentage" office:value="7" calcext:value-type="percentage">
            <text:p>700.0%</text:p>
          </table:table-cell>
          <table:table-cell table:style-name="ce5" table:formula="of:=COM.MICROSOFT.FLOOR.MATH(100*2^([.A117]/3))" office:value-type="float" office:value="25600" calcext:value-type="float">
            <text:p>25600</text:p>
          </table:table-cell>
          <table:table-cell table:style-name="ce5" table:formula="of:=SUM([.$D$94:.D117])" office:value-type="float" office:value="123093" calcext:value-type="float">
            <text:p>123093</text:p>
          </table:table-cell>
          <table:table-cell table:style-name="ce5" table:formula="of:=[.A117]*10" office:value-type="float" office:value="240" calcext:value-type="float">
            <text:p>240</text:p>
          </table:table-cell>
          <table:table-cell table:style-name="ce5" table:formula="of:=[.D117]*[.F117]" office:value-type="float" office:value="6144000" calcext:value-type="float">
            <text:p>6144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17]*[.H117]" office:value-type="float" office:value="51200" calcext:value-type="float">
            <text:p>51200</text:p>
          </table:table-cell>
          <table:table-cell table:style-name="ce34" table:formula="of:=[.$D117]*[.I117]" office:value-type="float" office:value="51200" calcext:value-type="float">
            <text:p>51200</text:p>
          </table:table-cell>
          <table:table-cell table:style-name="ce38" table:formula="of:=[.$D117]*[.J117]" office:value-type="float" office:value="51200" calcext:value-type="float">
            <text:p>51200</text:p>
          </table:table-cell>
          <table:table-cell table:style-name="ce42" table:formula="of:=[.$D117]*[.K117]" office:value-type="float" office:value="25600" calcext:value-type="float">
            <text:p>25600</text:p>
          </table:table-cell>
          <table:table-cell table:style-name="ce45" table:formula="of:=[.L117]/[.$B115]" office:value-type="float" office:value="170666.666666667" calcext:value-type="float">
            <text:p>170666.7</text:p>
          </table:table-cell>
          <table:table-cell table:style-name="ce48" table:formula="of:=[.M117]/[.$B115]" office:value-type="float" office:value="170666.666666667" calcext:value-type="float">
            <text:p>170666.7</text:p>
          </table:table-cell>
          <table:table-cell table:style-name="ce50" table:formula="of:=[.N117]/[.$B115]" office:value-type="float" office:value="170666.666666667" calcext:value-type="float">
            <text:p>170666.7</text:p>
          </table:table-cell>
          <table:table-cell table:style-name="ce52" table:formula="of:=[.O117]/[.$B115]" office:value-type="float" office:value="85333.3333333333" calcext:value-type="float">
            <text:p>85333.3</text:p>
          </table:table-cell>
          <table:table-cell table:style-name="ce55" table:formula="of:=([.L117]+[.M117]+[.N117]+[.O117])/[.$B115]" office:value-type="float" office:value="597333.333333333" calcext:value-type="float">
            <text:p>59733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94:.B118])" office:value-type="percentage" office:value="7.3" calcext:value-type="percentage">
            <text:p>730.0%</text:p>
          </table:table-cell>
          <table:table-cell table:style-name="ce5" table:formula="of:=COM.MICROSOFT.FLOOR.MATH(100*2^([.A118]/3))" office:value-type="float" office:value="32253" calcext:value-type="float">
            <text:p>32253</text:p>
          </table:table-cell>
          <table:table-cell table:style-name="ce5" table:formula="of:=SUM([.$D$94:.D118])" office:value-type="float" office:value="155346" calcext:value-type="float">
            <text:p>155346</text:p>
          </table:table-cell>
          <table:table-cell table:style-name="ce5" table:formula="of:=[.A118]*10" office:value-type="float" office:value="250" calcext:value-type="float">
            <text:p>250</text:p>
          </table:table-cell>
          <table:table-cell table:style-name="ce5" table:formula="of:=[.D118]*[.F118]" office:value-type="float" office:value="8063250" calcext:value-type="float">
            <text:p>806325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18]*[.H118]" office:value-type="float" office:value="64506" calcext:value-type="float">
            <text:p>64506</text:p>
          </table:table-cell>
          <table:table-cell table:style-name="ce34" table:formula="of:=[.$D118]*[.I118]" office:value-type="float" office:value="64506" calcext:value-type="float">
            <text:p>64506</text:p>
          </table:table-cell>
          <table:table-cell table:style-name="ce38" table:formula="of:=[.$D118]*[.J118]" office:value-type="float" office:value="64506" calcext:value-type="float">
            <text:p>64506</text:p>
          </table:table-cell>
          <table:table-cell table:style-name="ce42" table:formula="of:=[.$D118]*[.K118]" office:value-type="float" office:value="32253" calcext:value-type="float">
            <text:p>32253</text:p>
          </table:table-cell>
          <table:table-cell table:style-name="ce45" table:formula="of:=[.L118]/[.$B116]" office:value-type="float" office:value="215020" calcext:value-type="float">
            <text:p>215020.0</text:p>
          </table:table-cell>
          <table:table-cell table:style-name="ce48" table:formula="of:=[.M118]/[.$B116]" office:value-type="float" office:value="215020" calcext:value-type="float">
            <text:p>215020.0</text:p>
          </table:table-cell>
          <table:table-cell table:style-name="ce50" table:formula="of:=[.N118]/[.$B116]" office:value-type="float" office:value="215020" calcext:value-type="float">
            <text:p>215020.0</text:p>
          </table:table-cell>
          <table:table-cell table:style-name="ce52" table:formula="of:=[.O118]/[.$B116]" office:value-type="float" office:value="107510" calcext:value-type="float">
            <text:p>107510.0</text:p>
          </table:table-cell>
          <table:table-cell table:style-name="ce55" table:formula="of:=([.L118]+[.M118]+[.N118]+[.O118])/[.$B116]" office:value-type="float" office:value="752570" calcext:value-type="float">
            <text:p>752570.0</text:p>
          </table:table-cell>
          <table:table-cell table:style-name="ce1" table:number-columns-repeated="1004"/>
        </table:table-row>
        <table:table-row table:style-name="ro1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3" office:value-type="string" calcext:value-type="string">
            <text:p>Rocket-Damage</text:p>
          </table:table-cell>
          <table:table-cell table:style-name="ce10" office:value-type="string" calcext:value-type="string">
            <text:p>Modifier</text:p>
          </table:table-cell>
          <table:table-cell table:style-name="ce10" office:value-type="string" calcext:value-type="string">
            <text:p>CumMod</text:p>
          </table:table-cell>
          <table:table-cell table:style-name="ce10" office:value-type="string" calcext:value-type="string">
            <text:p>Cycles</text:p>
          </table:table-cell>
          <table:table-cell table:style-name="ce10" office:value-type="string" calcext:value-type="string">
            <text:p>CumCyc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 x Cycles</text:p>
          </table:table-cell>
          <table:table-cell table:style-name="ce10" office:value-type="string" calcext:value-type="string">
            <text:p>SP R/Cycle</text:p>
          </table:table-cell>
          <table:table-cell table:style-name="ce10" office:value-type="string" calcext:value-type="string">
            <text:p>SP G/Cycle</text:p>
          </table:table-cell>
          <table:table-cell table:style-name="ce10" office:value-type="string" calcext:value-type="string">
            <text:p>SP B/Cycle</text:p>
          </table:table-cell>
          <table:table-cell table:style-name="ce10" office:value-type="string" calcext:value-type="string">
            <text:p>SP A/Cycle</text:p>
          </table:table-cell>
          <table:table-cell table:style-name="ce29" office:value-type="string" calcext:value-type="string">
            <text:p>SP R total</text:p>
          </table:table-cell>
          <table:table-cell table:style-name="ce33" office:value-type="string" calcext:value-type="string">
            <text:p>SP G total</text:p>
          </table:table-cell>
          <table:table-cell table:style-name="ce37" office:value-type="string" calcext:value-type="string">
            <text:p>SP B total</text:p>
          </table:table-cell>
          <table:table-cell table:style-name="ce41" office:value-type="string" calcext:value-type="string">
            <text:p>SP A total</text:p>
          </table:table-cell>
          <table:table-cell table:style-name="ce29" office:value-type="string" calcext:value-type="string">
            <text:p>SP R/Mod.</text:p>
          </table:table-cell>
          <table:table-cell table:style-name="ce33" office:value-type="string" calcext:value-type="string">
            <text:p>SP G/Mod.</text:p>
          </table:table-cell>
          <table:table-cell table:style-name="ce37" office:value-type="string" calcext:value-type="string">
            <text:p>SP B/Mod.</text:p>
          </table:table-cell>
          <table:table-cell table:style-name="ce41" office:value-type="string" calcext:value-type="string">
            <text:p>SP A/Mod.</text:p>
          </table:table-cell>
          <table:table-cell table:style-name="ce10" office:value-type="string" calcext:value-type="string">
            <text:p>SP total/Mod.</text:p>
          </table:table-cell>
          <table:table-cell table:style-name="ce58" table:number-columns-repeated="100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percentage" office:value="0.1" calcext:value-type="percentage">
            <text:p>10.0%</text:p>
          </table:table-cell>
          <table:table-cell table:style-name="ce19" table:formula="of:=SUM([.$B$122:.B122])" office:value-type="percentage" office:value="0.1" calcext:value-type="percentage">
            <text:p>10.0%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formula="of:=SUM([.$D$122:.D122])" office:value-type="float" office:value="200" calcext:value-type="float">
            <text:p>20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122]*[.F122]" office:value-type="float" office:value="6000" calcext:value-type="float">
            <text:p>60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0" table:formula="of:=[.$D122]*[.H122]" office:value-type="float" office:value="200" calcext:value-type="float">
            <text:p>200</text:p>
          </table:table-cell>
          <table:table-cell table:style-name="ce34" table:formula="of:=[.$D122]*[.I122]" office:value-type="float" office:value="0" calcext:value-type="float">
            <text:p>0</text:p>
          </table:table-cell>
          <table:table-cell table:style-name="ce38" table:formula="of:=[.$D122]*[.J122]" office:value-type="float" office:value="0" calcext:value-type="float">
            <text:p>0</text:p>
          </table:table-cell>
          <table:table-cell table:style-name="ce42" table:formula="of:=[.$D122]*[.K122]" office:value-type="float" office:value="0" calcext:value-type="float">
            <text:p>0</text:p>
          </table:table-cell>
          <table:table-cell table:style-name="ce45" table:formula="of:=[.L122]/[.$B122]" office:value-type="float" office:value="2000" calcext:value-type="float">
            <text:p>2000.0</text:p>
          </table:table-cell>
          <table:table-cell table:style-name="ce48" table:formula="of:=[.M122]/[.$B122]" office:value-type="float" office:value="0" calcext:value-type="float">
            <text:p>0.0</text:p>
          </table:table-cell>
          <table:table-cell table:style-name="ce50" table:formula="of:=[.N122]/[.$B122]" office:value-type="float" office:value="0" calcext:value-type="float">
            <text:p>0.0</text:p>
          </table:table-cell>
          <table:table-cell table:style-name="ce52" table:formula="of:=[.O122]/[.$B122]" office:value-type="float" office:value="0" calcext:value-type="float">
            <text:p>0.0</text:p>
          </table:table-cell>
          <table:table-cell table:style-name="ce55" table:formula="of:=([.L122]+[.M122]+[.N122]+[.O122])/[.$B122]" office:value-type="float" office:value="2000" calcext:value-type="float">
            <text:p>200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percentage" office:value="0.1" calcext:value-type="percentage">
            <text:p>10.0%</text:p>
          </table:table-cell>
          <table:table-cell table:style-name="ce19" table:formula="of:=SUM([.$B$122:.B123])" office:value-type="percentage" office:value="0.2" calcext:value-type="percentage">
            <text:p>20.0%</text:p>
          </table:table-cell>
          <table:table-cell table:style-name="ce4" office:value-type="float" office:value="250" calcext:value-type="float">
            <text:p>250</text:p>
          </table:table-cell>
          <table:table-cell table:style-name="ce4" table:formula="of:=SUM([.$D$122:.D123])" office:value-type="float" office:value="450" calcext:value-type="float">
            <text:p>4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123]*[.F123]" office:value-type="float" office:value="7500" calcext:value-type="float">
            <text:p>75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0" table:formula="of:=[.$D123]*[.H123]" office:value-type="float" office:value="250" calcext:value-type="float">
            <text:p>250</text:p>
          </table:table-cell>
          <table:table-cell table:style-name="ce34" table:formula="of:=[.$D123]*[.I123]" office:value-type="float" office:value="250" calcext:value-type="float">
            <text:p>250</text:p>
          </table:table-cell>
          <table:table-cell table:style-name="ce38" table:formula="of:=[.$D123]*[.J123]" office:value-type="float" office:value="0" calcext:value-type="float">
            <text:p>0</text:p>
          </table:table-cell>
          <table:table-cell table:style-name="ce42" table:formula="of:=[.$D123]*[.K123]" office:value-type="float" office:value="0" calcext:value-type="float">
            <text:p>0</text:p>
          </table:table-cell>
          <table:table-cell table:style-name="ce45" table:formula="of:=[.L123]/[.$B123]" office:value-type="float" office:value="2500" calcext:value-type="float">
            <text:p>2500.0</text:p>
          </table:table-cell>
          <table:table-cell table:style-name="ce48" table:formula="of:=[.M123]/[.$B123]" office:value-type="float" office:value="2500" calcext:value-type="float">
            <text:p>2500.0</text:p>
          </table:table-cell>
          <table:table-cell table:style-name="ce50" table:formula="of:=[.N123]/[.$B123]" office:value-type="float" office:value="0" calcext:value-type="float">
            <text:p>0.0</text:p>
          </table:table-cell>
          <table:table-cell table:style-name="ce52" table:formula="of:=[.O123]/[.$B123]" office:value-type="float" office:value="0" calcext:value-type="float">
            <text:p>0.0</text:p>
          </table:table-cell>
          <table:table-cell table:style-name="ce55" table:formula="of:=([.L123]+[.M123]+[.N123]+[.O123])/[.$B123]" office:value-type="float" office:value="5000" calcext:value-type="float">
            <text:p>500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122:.B124])" office:value-type="percentage" office:value="0.4" calcext:value-type="percentage">
            <text:p>40.0%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SUM([.$D$122:.D124])" office:value-type="float" office:value="550" calcext:value-type="float">
            <text:p>5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124]*[.F124]" office:value-type="float" office:value="6000" calcext:value-type="float">
            <text:p>60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0" table:formula="of:=[.$D124]*[.H124]" office:value-type="float" office:value="100" calcext:value-type="float">
            <text:p>100</text:p>
          </table:table-cell>
          <table:table-cell table:style-name="ce34" table:formula="of:=[.$D124]*[.I124]" office:value-type="float" office:value="100" calcext:value-type="float">
            <text:p>100</text:p>
          </table:table-cell>
          <table:table-cell table:style-name="ce38" table:formula="of:=[.$D124]*[.J124]" office:value-type="float" office:value="0" calcext:value-type="float">
            <text:p>0</text:p>
          </table:table-cell>
          <table:table-cell table:style-name="ce42" table:formula="of:=[.$D124]*[.K124]" office:value-type="float" office:value="0" calcext:value-type="float">
            <text:p>0</text:p>
          </table:table-cell>
          <table:table-cell table:style-name="ce45" table:formula="of:=[.L124]/[.$B124]" office:value-type="float" office:value="500" calcext:value-type="float">
            <text:p>500.0</text:p>
          </table:table-cell>
          <table:table-cell table:style-name="ce48" table:formula="of:=[.M124]/[.$B124]" office:value-type="float" office:value="500" calcext:value-type="float">
            <text:p>500.0</text:p>
          </table:table-cell>
          <table:table-cell table:style-name="ce50" table:formula="of:=[.N124]/[.$B124]" office:value-type="float" office:value="0" calcext:value-type="float">
            <text:p>0.0</text:p>
          </table:table-cell>
          <table:table-cell table:style-name="ce52" table:formula="of:=[.O124]/[.$B124]" office:value-type="float" office:value="0" calcext:value-type="float">
            <text:p>0.0</text:p>
          </table:table-cell>
          <table:table-cell table:style-name="ce55" table:formula="of:=([.L124]+[.M124]+[.N124]+[.O124])/[.$B124]" office:value-type="float" office:value="1000" calcext:value-type="float">
            <text:p>100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122:.B125])" office:value-type="percentage" office:value="0.6" calcext:value-type="percentage">
            <text:p>60.0%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formula="of:=SUM([.$D$122:.D125])" office:value-type="float" office:value="700" calcext:value-type="float">
            <text:p>7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125]*[.F125]" office:value-type="float" office:value="9000" calcext:value-type="float">
            <text:p>900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0" table:formula="of:=[.$D125]*[.H125]" office:value-type="float" office:value="150" calcext:value-type="float">
            <text:p>150</text:p>
          </table:table-cell>
          <table:table-cell table:style-name="ce34" table:formula="of:=[.$D125]*[.I125]" office:value-type="float" office:value="150" calcext:value-type="float">
            <text:p>150</text:p>
          </table:table-cell>
          <table:table-cell table:style-name="ce38" table:formula="of:=[.$D125]*[.J125]" office:value-type="float" office:value="150" calcext:value-type="float">
            <text:p>150</text:p>
          </table:table-cell>
          <table:table-cell table:style-name="ce42" table:formula="of:=[.$D125]*[.K125]" office:value-type="float" office:value="0" calcext:value-type="float">
            <text:p>0</text:p>
          </table:table-cell>
          <table:table-cell table:style-name="ce45" table:formula="of:=[.L125]/[.$B125]" office:value-type="float" office:value="750" calcext:value-type="float">
            <text:p>750.0</text:p>
          </table:table-cell>
          <table:table-cell table:style-name="ce48" table:formula="of:=[.M125]/[.$B125]" office:value-type="float" office:value="750" calcext:value-type="float">
            <text:p>750.0</text:p>
          </table:table-cell>
          <table:table-cell table:style-name="ce50" table:formula="of:=[.N125]/[.$B125]" office:value-type="float" office:value="750" calcext:value-type="float">
            <text:p>750.0</text:p>
          </table:table-cell>
          <table:table-cell table:style-name="ce52" table:formula="of:=[.O125]/[.$B125]" office:value-type="float" office:value="0" calcext:value-type="float">
            <text:p>0.0</text:p>
          </table:table-cell>
          <table:table-cell table:style-name="ce55" table:formula="of:=([.L125]+[.M125]+[.N125]+[.O125])/[.$B125]" office:value-type="float" office:value="2250" calcext:value-type="float">
            <text:p>225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122:.B126])" office:value-type="percentage" office:value="0.8" calcext:value-type="percentage">
            <text:p>80.0%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formula="of:=SUM([.$D$122:.D126])" office:value-type="float" office:value="1000" calcext:value-type="float">
            <text:p>1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126]*[.F126]" office:value-type="float" office:value="18000" calcext:value-type="float">
            <text:p>18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126]*[.H126]" office:value-type="float" office:value="300" calcext:value-type="float">
            <text:p>300</text:p>
          </table:table-cell>
          <table:table-cell table:style-name="ce34" table:formula="of:=[.$D126]*[.I126]" office:value-type="float" office:value="300" calcext:value-type="float">
            <text:p>300</text:p>
          </table:table-cell>
          <table:table-cell table:style-name="ce38" table:formula="of:=[.$D126]*[.J126]" office:value-type="float" office:value="300" calcext:value-type="float">
            <text:p>300</text:p>
          </table:table-cell>
          <table:table-cell table:style-name="ce42" table:formula="of:=[.$D126]*[.K126]" office:value-type="float" office:value="300" calcext:value-type="float">
            <text:p>300</text:p>
          </table:table-cell>
          <table:table-cell table:style-name="ce45" table:formula="of:=[.L126]/[.$B126]" office:value-type="float" office:value="1500" calcext:value-type="float">
            <text:p>1500.0</text:p>
          </table:table-cell>
          <table:table-cell table:style-name="ce48" table:formula="of:=[.M126]/[.$B126]" office:value-type="float" office:value="1500" calcext:value-type="float">
            <text:p>1500.0</text:p>
          </table:table-cell>
          <table:table-cell table:style-name="ce50" table:formula="of:=[.N126]/[.$B126]" office:value-type="float" office:value="1500" calcext:value-type="float">
            <text:p>1500.0</text:p>
          </table:table-cell>
          <table:table-cell table:style-name="ce52" table:formula="of:=[.O126]/[.$B126]" office:value-type="float" office:value="1500" calcext:value-type="float">
            <text:p>1500.0</text:p>
          </table:table-cell>
          <table:table-cell table:style-name="ce55" table:formula="of:=([.L126]+[.M126]+[.N126]+[.O126])/[.$B126]" office:value-type="float" office:value="6000" calcext:value-type="float">
            <text:p>6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22:.B127])" office:value-type="percentage" office:value="1.2" calcext:value-type="percentage">
            <text:p>120.0%</text:p>
          </table:table-cell>
          <table:table-cell table:style-name="ce5" table:formula="of:=COM.MICROSOFT.FLOOR.MATH(100*2^([.A127]/3))" office:value-type="float" office:value="400" calcext:value-type="float">
            <text:p>400</text:p>
          </table:table-cell>
          <table:table-cell table:style-name="ce5" table:formula="of:=SUM([.$D$122:.D127])" office:value-type="float" office:value="1400" calcext:value-type="float">
            <text:p>1400</text:p>
          </table:table-cell>
          <table:table-cell table:style-name="ce5" table:formula="of:=[.A127]*10" office:value-type="float" office:value="60" calcext:value-type="float">
            <text:p>60</text:p>
          </table:table-cell>
          <table:table-cell table:style-name="ce5" table:formula="of:=[.D127]*[.F127]" office:value-type="float" office:value="24000" calcext:value-type="float">
            <text:p>2400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127]*[.H127]" office:value-type="float" office:value="400" calcext:value-type="float">
            <text:p>400</text:p>
          </table:table-cell>
          <table:table-cell table:style-name="ce34" table:formula="of:=[.$D127]*[.I127]" office:value-type="float" office:value="400" calcext:value-type="float">
            <text:p>400</text:p>
          </table:table-cell>
          <table:table-cell table:style-name="ce38" table:formula="of:=[.$D127]*[.J127]" office:value-type="float" office:value="400" calcext:value-type="float">
            <text:p>400</text:p>
          </table:table-cell>
          <table:table-cell table:style-name="ce42" table:formula="of:=[.$D127]*[.K127]" office:value-type="float" office:value="400" calcext:value-type="float">
            <text:p>400</text:p>
          </table:table-cell>
          <table:table-cell table:style-name="ce45" table:formula="of:=[.L127]/[.$B127]" office:value-type="float" office:value="1000" calcext:value-type="float">
            <text:p>1000.0</text:p>
          </table:table-cell>
          <table:table-cell table:style-name="ce48" table:formula="of:=[.M127]/[.$B127]" office:value-type="float" office:value="1000" calcext:value-type="float">
            <text:p>1000.0</text:p>
          </table:table-cell>
          <table:table-cell table:style-name="ce50" table:formula="of:=[.N127]/[.$B127]" office:value-type="float" office:value="1000" calcext:value-type="float">
            <text:p>1000.0</text:p>
          </table:table-cell>
          <table:table-cell table:style-name="ce52" table:formula="of:=[.O127]/[.$B127]" office:value-type="float" office:value="1000" calcext:value-type="float">
            <text:p>1000.0</text:p>
          </table:table-cell>
          <table:table-cell table:style-name="ce55" table:formula="of:=([.L127]+[.M127]+[.N127]+[.O127])/[.$B127]" office:value-type="float" office:value="4000" calcext:value-type="float">
            <text:p>4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22:.B128])" office:value-type="percentage" office:value="1.6" calcext:value-type="percentage">
            <text:p>160.0%</text:p>
          </table:table-cell>
          <table:table-cell table:style-name="ce5" table:formula="of:=COM.MICROSOFT.FLOOR.MATH(100*2^([.A128]/3))" office:value-type="float" office:value="503" calcext:value-type="float">
            <text:p>503</text:p>
          </table:table-cell>
          <table:table-cell table:style-name="ce5" table:formula="of:=SUM([.$D$122:.D128])" office:value-type="float" office:value="1903" calcext:value-type="float">
            <text:p>1903</text:p>
          </table:table-cell>
          <table:table-cell table:style-name="ce5" table:formula="of:=[.A128]*10" office:value-type="float" office:value="70" calcext:value-type="float">
            <text:p>70</text:p>
          </table:table-cell>
          <table:table-cell table:style-name="ce5" table:formula="of:=[.D128]*[.F128]" office:value-type="float" office:value="35210" calcext:value-type="float">
            <text:p>3521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0" table:formula="of:=[.$D128]*[.H128]" office:value-type="float" office:value="1006" calcext:value-type="float">
            <text:p>1006</text:p>
          </table:table-cell>
          <table:table-cell table:style-name="ce34" table:formula="of:=[.$D128]*[.I128]" office:value-type="float" office:value="503" calcext:value-type="float">
            <text:p>503</text:p>
          </table:table-cell>
          <table:table-cell table:style-name="ce38" table:formula="of:=[.$D128]*[.J128]" office:value-type="float" office:value="503" calcext:value-type="float">
            <text:p>503</text:p>
          </table:table-cell>
          <table:table-cell table:style-name="ce42" table:formula="of:=[.$D128]*[.K128]" office:value-type="float" office:value="503" calcext:value-type="float">
            <text:p>503</text:p>
          </table:table-cell>
          <table:table-cell table:style-name="ce45" table:formula="of:=[.L128]/[.$B128]" office:value-type="float" office:value="2515" calcext:value-type="float">
            <text:p>2515.0</text:p>
          </table:table-cell>
          <table:table-cell table:style-name="ce48" table:formula="of:=[.M128]/[.$B128]" office:value-type="float" office:value="1257.5" calcext:value-type="float">
            <text:p>1257.5</text:p>
          </table:table-cell>
          <table:table-cell table:style-name="ce50" table:formula="of:=[.N128]/[.$B128]" office:value-type="float" office:value="1257.5" calcext:value-type="float">
            <text:p>1257.5</text:p>
          </table:table-cell>
          <table:table-cell table:style-name="ce52" table:formula="of:=[.O128]/[.$B128]" office:value-type="float" office:value="1257.5" calcext:value-type="float">
            <text:p>1257.5</text:p>
          </table:table-cell>
          <table:table-cell table:style-name="ce55" table:formula="of:=([.L128]+[.M128]+[.N128]+[.O128])/[.$B128]" office:value-type="float" office:value="6287.5" calcext:value-type="float">
            <text:p>6287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22:.B129])" office:value-type="percentage" office:value="2" calcext:value-type="percentage">
            <text:p>200.0%</text:p>
          </table:table-cell>
          <table:table-cell table:style-name="ce5" table:formula="of:=COM.MICROSOFT.FLOOR.MATH(100*2^([.A129]/3))" office:value-type="float" office:value="634" calcext:value-type="float">
            <text:p>634</text:p>
          </table:table-cell>
          <table:table-cell table:style-name="ce5" table:formula="of:=SUM([.$D$122:.D129])" office:value-type="float" office:value="2537" calcext:value-type="float">
            <text:p>2537</text:p>
          </table:table-cell>
          <table:table-cell table:style-name="ce5" table:formula="of:=[.A129]*10" office:value-type="float" office:value="80" calcext:value-type="float">
            <text:p>80</text:p>
          </table:table-cell>
          <table:table-cell table:style-name="ce5" table:formula="of:=[.D129]*[.F129]" office:value-type="float" office:value="50720" calcext:value-type="float">
            <text:p>5072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0" table:formula="of:=[.$D129]*[.H129]" office:value-type="float" office:value="1268" calcext:value-type="float">
            <text:p>1268</text:p>
          </table:table-cell>
          <table:table-cell table:style-name="ce34" table:formula="of:=[.$D129]*[.I129]" office:value-type="float" office:value="634" calcext:value-type="float">
            <text:p>634</text:p>
          </table:table-cell>
          <table:table-cell table:style-name="ce38" table:formula="of:=[.$D129]*[.J129]" office:value-type="float" office:value="634" calcext:value-type="float">
            <text:p>634</text:p>
          </table:table-cell>
          <table:table-cell table:style-name="ce42" table:formula="of:=[.$D129]*[.K129]" office:value-type="float" office:value="634" calcext:value-type="float">
            <text:p>634</text:p>
          </table:table-cell>
          <table:table-cell table:style-name="ce45" table:formula="of:=[.L129]/[.$B129]" office:value-type="float" office:value="3170" calcext:value-type="float">
            <text:p>3170.0</text:p>
          </table:table-cell>
          <table:table-cell table:style-name="ce48" table:formula="of:=[.M129]/[.$B129]" office:value-type="float" office:value="1585" calcext:value-type="float">
            <text:p>1585.0</text:p>
          </table:table-cell>
          <table:table-cell table:style-name="ce50" table:formula="of:=[.N129]/[.$B129]" office:value-type="float" office:value="1585" calcext:value-type="float">
            <text:p>1585.0</text:p>
          </table:table-cell>
          <table:table-cell table:style-name="ce52" table:formula="of:=[.O129]/[.$B129]" office:value-type="float" office:value="1585" calcext:value-type="float">
            <text:p>1585.0</text:p>
          </table:table-cell>
          <table:table-cell table:style-name="ce55" table:formula="of:=([.L129]+[.M129]+[.N129]+[.O129])/[.$B129]" office:value-type="float" office:value="7925" calcext:value-type="float">
            <text:p>792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22:.B130])" office:value-type="percentage" office:value="2.4" calcext:value-type="percentage">
            <text:p>240.0%</text:p>
          </table:table-cell>
          <table:table-cell table:style-name="ce5" table:formula="of:=COM.MICROSOFT.FLOOR.MATH(100*2^([.A130]/3))" office:value-type="float" office:value="800" calcext:value-type="float">
            <text:p>800</text:p>
          </table:table-cell>
          <table:table-cell table:style-name="ce5" table:formula="of:=SUM([.$D$122:.D130])" office:value-type="float" office:value="3337" calcext:value-type="float">
            <text:p>3337</text:p>
          </table:table-cell>
          <table:table-cell table:style-name="ce5" table:formula="of:=[.A130]*10" office:value-type="float" office:value="90" calcext:value-type="float">
            <text:p>90</text:p>
          </table:table-cell>
          <table:table-cell table:style-name="ce5" table:formula="of:=[.D130]*[.F130]" office:value-type="float" office:value="72000" calcext:value-type="float">
            <text:p>7200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$D130]*[.H130]" office:value-type="float" office:value="1600" calcext:value-type="float">
            <text:p>1600</text:p>
          </table:table-cell>
          <table:table-cell table:style-name="ce34" table:formula="of:=[.$D130]*[.I130]" office:value-type="float" office:value="1600" calcext:value-type="float">
            <text:p>1600</text:p>
          </table:table-cell>
          <table:table-cell table:style-name="ce38" table:formula="of:=[.$D130]*[.J130]" office:value-type="float" office:value="800" calcext:value-type="float">
            <text:p>800</text:p>
          </table:table-cell>
          <table:table-cell table:style-name="ce42" table:formula="of:=[.$D130]*[.K130]" office:value-type="float" office:value="800" calcext:value-type="float">
            <text:p>800</text:p>
          </table:table-cell>
          <table:table-cell table:style-name="ce45" table:formula="of:=[.L130]/[.$B130]" office:value-type="float" office:value="4000" calcext:value-type="float">
            <text:p>4000.0</text:p>
          </table:table-cell>
          <table:table-cell table:style-name="ce48" table:formula="of:=[.M130]/[.$B130]" office:value-type="float" office:value="4000" calcext:value-type="float">
            <text:p>4000.0</text:p>
          </table:table-cell>
          <table:table-cell table:style-name="ce50" table:formula="of:=[.N130]/[.$B130]" office:value-type="float" office:value="2000" calcext:value-type="float">
            <text:p>2000.0</text:p>
          </table:table-cell>
          <table:table-cell table:style-name="ce52" table:formula="of:=[.O130]/[.$B130]" office:value-type="float" office:value="2000" calcext:value-type="float">
            <text:p>2000.0</text:p>
          </table:table-cell>
          <table:table-cell table:style-name="ce55" table:formula="of:=([.L130]+[.M130]+[.N130]+[.O130])/[.$B130]" office:value-type="float" office:value="12000" calcext:value-type="float">
            <text:p>12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22:.B131])" office:value-type="percentage" office:value="2.8" calcext:value-type="percentage">
            <text:p>280.0%</text:p>
          </table:table-cell>
          <table:table-cell table:style-name="ce5" table:formula="of:=COM.MICROSOFT.FLOOR.MATH(100*2^([.A131]/3))" office:value-type="float" office:value="1007" calcext:value-type="float">
            <text:p>1007</text:p>
          </table:table-cell>
          <table:table-cell table:style-name="ce5" table:formula="of:=SUM([.$D$122:.D131])" office:value-type="float" office:value="4344" calcext:value-type="float">
            <text:p>4344</text:p>
          </table:table-cell>
          <table:table-cell table:style-name="ce5" table:formula="of:=[.A131]*10" office:value-type="float" office:value="100" calcext:value-type="float">
            <text:p>100</text:p>
          </table:table-cell>
          <table:table-cell table:style-name="ce5" table:formula="of:=[.D131]*[.F131]" office:value-type="float" office:value="100700" calcext:value-type="float">
            <text:p>10070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$D131]*[.H131]" office:value-type="float" office:value="2014" calcext:value-type="float">
            <text:p>2014</text:p>
          </table:table-cell>
          <table:table-cell table:style-name="ce34" table:formula="of:=[.$D131]*[.I131]" office:value-type="float" office:value="2014" calcext:value-type="float">
            <text:p>2014</text:p>
          </table:table-cell>
          <table:table-cell table:style-name="ce38" table:formula="of:=[.$D131]*[.J131]" office:value-type="float" office:value="1007" calcext:value-type="float">
            <text:p>1007</text:p>
          </table:table-cell>
          <table:table-cell table:style-name="ce42" table:formula="of:=[.$D131]*[.K131]" office:value-type="float" office:value="1007" calcext:value-type="float">
            <text:p>1007</text:p>
          </table:table-cell>
          <table:table-cell table:style-name="ce45" table:formula="of:=[.L131]/[.$B131]" office:value-type="float" office:value="5035" calcext:value-type="float">
            <text:p>5035.0</text:p>
          </table:table-cell>
          <table:table-cell table:style-name="ce48" table:formula="of:=[.M131]/[.$B131]" office:value-type="float" office:value="5035" calcext:value-type="float">
            <text:p>5035.0</text:p>
          </table:table-cell>
          <table:table-cell table:style-name="ce50" table:formula="of:=[.N131]/[.$B131]" office:value-type="float" office:value="2517.5" calcext:value-type="float">
            <text:p>2517.5</text:p>
          </table:table-cell>
          <table:table-cell table:style-name="ce52" table:formula="of:=[.O131]/[.$B131]" office:value-type="float" office:value="2517.5" calcext:value-type="float">
            <text:p>2517.5</text:p>
          </table:table-cell>
          <table:table-cell table:style-name="ce55" table:formula="of:=([.L131]+[.M131]+[.N131]+[.O131])/[.$B131]" office:value-type="float" office:value="15105" calcext:value-type="float">
            <text:p>1510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22:.B132])" office:value-type="percentage" office:value="3.2" calcext:value-type="percentage">
            <text:p>320.0%</text:p>
          </table:table-cell>
          <table:table-cell table:style-name="ce5" table:formula="of:=COM.MICROSOFT.FLOOR.MATH(100*2^([.A132]/3))" office:value-type="float" office:value="1269" calcext:value-type="float">
            <text:p>1269</text:p>
          </table:table-cell>
          <table:table-cell table:style-name="ce5" table:formula="of:=SUM([.$D$122:.D132])" office:value-type="float" office:value="5613" calcext:value-type="float">
            <text:p>5613</text:p>
          </table:table-cell>
          <table:table-cell table:style-name="ce5" table:formula="of:=[.A132]*10" office:value-type="float" office:value="110" calcext:value-type="float">
            <text:p>110</text:p>
          </table:table-cell>
          <table:table-cell table:style-name="ce5" table:formula="of:=[.D132]*[.F132]" office:value-type="float" office:value="139590" calcext:value-type="float">
            <text:p>13959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32]*[.H132]" office:value-type="float" office:value="2538" calcext:value-type="float">
            <text:p>2538</text:p>
          </table:table-cell>
          <table:table-cell table:style-name="ce34" table:formula="of:=[.$D132]*[.I132]" office:value-type="float" office:value="2538" calcext:value-type="float">
            <text:p>2538</text:p>
          </table:table-cell>
          <table:table-cell table:style-name="ce38" table:formula="of:=[.$D132]*[.J132]" office:value-type="float" office:value="2538" calcext:value-type="float">
            <text:p>2538</text:p>
          </table:table-cell>
          <table:table-cell table:style-name="ce42" table:formula="of:=[.$D132]*[.K132]" office:value-type="float" office:value="1269" calcext:value-type="float">
            <text:p>1269</text:p>
          </table:table-cell>
          <table:table-cell table:style-name="ce45" table:formula="of:=[.L132]/[.$B132]" office:value-type="float" office:value="6345" calcext:value-type="float">
            <text:p>6345.0</text:p>
          </table:table-cell>
          <table:table-cell table:style-name="ce48" table:formula="of:=[.M132]/[.$B132]" office:value-type="float" office:value="6345" calcext:value-type="float">
            <text:p>6345.0</text:p>
          </table:table-cell>
          <table:table-cell table:style-name="ce50" table:formula="of:=[.N132]/[.$B132]" office:value-type="float" office:value="6345" calcext:value-type="float">
            <text:p>6345.0</text:p>
          </table:table-cell>
          <table:table-cell table:style-name="ce52" table:formula="of:=[.O132]/[.$B132]" office:value-type="float" office:value="3172.5" calcext:value-type="float">
            <text:p>3172.5</text:p>
          </table:table-cell>
          <table:table-cell table:style-name="ce55" table:formula="of:=([.L132]+[.M132]+[.N132]+[.O132])/[.$B132]" office:value-type="float" office:value="22207.5" calcext:value-type="float">
            <text:p>22207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22:.B133])" office:value-type="percentage" office:value="3.6" calcext:value-type="percentage">
            <text:p>360.0%</text:p>
          </table:table-cell>
          <table:table-cell table:style-name="ce5" table:formula="of:=COM.MICROSOFT.FLOOR.MATH(100*2^([.A133]/3))" office:value-type="float" office:value="1600" calcext:value-type="float">
            <text:p>1600</text:p>
          </table:table-cell>
          <table:table-cell table:style-name="ce5" table:formula="of:=SUM([.$D$122:.D133])" office:value-type="float" office:value="7213" calcext:value-type="float">
            <text:p>7213</text:p>
          </table:table-cell>
          <table:table-cell table:style-name="ce5" table:formula="of:=[.A133]*10" office:value-type="float" office:value="120" calcext:value-type="float">
            <text:p>120</text:p>
          </table:table-cell>
          <table:table-cell table:style-name="ce5" table:formula="of:=[.D133]*[.F133]" office:value-type="float" office:value="192000" calcext:value-type="float">
            <text:p>192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33]*[.H133]" office:value-type="float" office:value="3200" calcext:value-type="float">
            <text:p>3200</text:p>
          </table:table-cell>
          <table:table-cell table:style-name="ce34" table:formula="of:=[.$D133]*[.I133]" office:value-type="float" office:value="3200" calcext:value-type="float">
            <text:p>3200</text:p>
          </table:table-cell>
          <table:table-cell table:style-name="ce38" table:formula="of:=[.$D133]*[.J133]" office:value-type="float" office:value="3200" calcext:value-type="float">
            <text:p>3200</text:p>
          </table:table-cell>
          <table:table-cell table:style-name="ce42" table:formula="of:=[.$D133]*[.K133]" office:value-type="float" office:value="1600" calcext:value-type="float">
            <text:p>1600</text:p>
          </table:table-cell>
          <table:table-cell table:style-name="ce45" table:formula="of:=[.L133]/[.$B133]" office:value-type="float" office:value="8000" calcext:value-type="float">
            <text:p>8000.0</text:p>
          </table:table-cell>
          <table:table-cell table:style-name="ce48" table:formula="of:=[.M133]/[.$B133]" office:value-type="float" office:value="8000" calcext:value-type="float">
            <text:p>8000.0</text:p>
          </table:table-cell>
          <table:table-cell table:style-name="ce50" table:formula="of:=[.N133]/[.$B133]" office:value-type="float" office:value="8000" calcext:value-type="float">
            <text:p>8000.0</text:p>
          </table:table-cell>
          <table:table-cell table:style-name="ce52" table:formula="of:=[.O133]/[.$B133]" office:value-type="float" office:value="4000" calcext:value-type="float">
            <text:p>4000.0</text:p>
          </table:table-cell>
          <table:table-cell table:style-name="ce55" table:formula="of:=([.L133]+[.M133]+[.N133]+[.O133])/[.$B133]" office:value-type="float" office:value="28000" calcext:value-type="float">
            <text:p>28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22:.B134])" office:value-type="percentage" office:value="4" calcext:value-type="percentage">
            <text:p>400.0%</text:p>
          </table:table-cell>
          <table:table-cell table:style-name="ce5" table:formula="of:=COM.MICROSOFT.FLOOR.MATH(100*2^([.A134]/3))" office:value-type="float" office:value="2015" calcext:value-type="float">
            <text:p>2015</text:p>
          </table:table-cell>
          <table:table-cell table:style-name="ce5" table:formula="of:=SUM([.$D$122:.D134])" office:value-type="float" office:value="9228" calcext:value-type="float">
            <text:p>9228</text:p>
          </table:table-cell>
          <table:table-cell table:style-name="ce5" table:formula="of:=[.A134]*10" office:value-type="float" office:value="130" calcext:value-type="float">
            <text:p>130</text:p>
          </table:table-cell>
          <table:table-cell table:style-name="ce5" table:formula="of:=[.D134]*[.F134]" office:value-type="float" office:value="261950" calcext:value-type="float">
            <text:p>26195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34]*[.H134]" office:value-type="float" office:value="4030" calcext:value-type="float">
            <text:p>4030</text:p>
          </table:table-cell>
          <table:table-cell table:style-name="ce34" table:formula="of:=[.$D134]*[.I134]" office:value-type="float" office:value="4030" calcext:value-type="float">
            <text:p>4030</text:p>
          </table:table-cell>
          <table:table-cell table:style-name="ce38" table:formula="of:=[.$D134]*[.J134]" office:value-type="float" office:value="4030" calcext:value-type="float">
            <text:p>4030</text:p>
          </table:table-cell>
          <table:table-cell table:style-name="ce42" table:formula="of:=[.$D134]*[.K134]" office:value-type="float" office:value="2015" calcext:value-type="float">
            <text:p>2015</text:p>
          </table:table-cell>
          <table:table-cell table:style-name="ce45" table:formula="of:=[.L134]/[.$B134]" office:value-type="float" office:value="10075" calcext:value-type="float">
            <text:p>10075.0</text:p>
          </table:table-cell>
          <table:table-cell table:style-name="ce48" table:formula="of:=[.M134]/[.$B134]" office:value-type="float" office:value="10075" calcext:value-type="float">
            <text:p>10075.0</text:p>
          </table:table-cell>
          <table:table-cell table:style-name="ce50" table:formula="of:=[.N134]/[.$B134]" office:value-type="float" office:value="10075" calcext:value-type="float">
            <text:p>10075.0</text:p>
          </table:table-cell>
          <table:table-cell table:style-name="ce52" table:formula="of:=[.O134]/[.$B134]" office:value-type="float" office:value="5037.5" calcext:value-type="float">
            <text:p>5037.5</text:p>
          </table:table-cell>
          <table:table-cell table:style-name="ce55" table:formula="of:=([.L134]+[.M134]+[.N134]+[.O134])/[.$B134]" office:value-type="float" office:value="35262.5" calcext:value-type="float">
            <text:p>3526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22:.B135])" office:value-type="percentage" office:value="4.4" calcext:value-type="percentage">
            <text:p>440.0%</text:p>
          </table:table-cell>
          <table:table-cell table:style-name="ce5" table:formula="of:=COM.MICROSOFT.FLOOR.MATH(100*2^([.A135]/3))" office:value-type="float" office:value="2539" calcext:value-type="float">
            <text:p>2539</text:p>
          </table:table-cell>
          <table:table-cell table:style-name="ce5" table:formula="of:=SUM([.$D$122:.D135])" office:value-type="float" office:value="11767" calcext:value-type="float">
            <text:p>11767</text:p>
          </table:table-cell>
          <table:table-cell table:style-name="ce5" table:formula="of:=[.A135]*10" office:value-type="float" office:value="140" calcext:value-type="float">
            <text:p>140</text:p>
          </table:table-cell>
          <table:table-cell table:style-name="ce5" table:formula="of:=[.D135]*[.F135]" office:value-type="float" office:value="355460" calcext:value-type="float">
            <text:p>35546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35]*[.H135]" office:value-type="float" office:value="5078" calcext:value-type="float">
            <text:p>5078</text:p>
          </table:table-cell>
          <table:table-cell table:style-name="ce34" table:formula="of:=[.$D135]*[.I135]" office:value-type="float" office:value="5078" calcext:value-type="float">
            <text:p>5078</text:p>
          </table:table-cell>
          <table:table-cell table:style-name="ce38" table:formula="of:=[.$D135]*[.J135]" office:value-type="float" office:value="5078" calcext:value-type="float">
            <text:p>5078</text:p>
          </table:table-cell>
          <table:table-cell table:style-name="ce42" table:formula="of:=[.$D135]*[.K135]" office:value-type="float" office:value="2539" calcext:value-type="float">
            <text:p>2539</text:p>
          </table:table-cell>
          <table:table-cell table:style-name="ce45" table:formula="of:=[.L135]/[.$B135]" office:value-type="float" office:value="12695" calcext:value-type="float">
            <text:p>12695.0</text:p>
          </table:table-cell>
          <table:table-cell table:style-name="ce48" table:formula="of:=[.M135]/[.$B135]" office:value-type="float" office:value="12695" calcext:value-type="float">
            <text:p>12695.0</text:p>
          </table:table-cell>
          <table:table-cell table:style-name="ce50" table:formula="of:=[.N135]/[.$B135]" office:value-type="float" office:value="12695" calcext:value-type="float">
            <text:p>12695.0</text:p>
          </table:table-cell>
          <table:table-cell table:style-name="ce52" table:formula="of:=[.O135]/[.$B135]" office:value-type="float" office:value="6347.5" calcext:value-type="float">
            <text:p>6347.5</text:p>
          </table:table-cell>
          <table:table-cell table:style-name="ce55" table:formula="of:=([.L135]+[.M135]+[.N135]+[.O135])/[.$B135]" office:value-type="float" office:value="44432.5" calcext:value-type="float">
            <text:p>4443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22:.B136])" office:value-type="percentage" office:value="4.8" calcext:value-type="percentage">
            <text:p>480.0%</text:p>
          </table:table-cell>
          <table:table-cell table:style-name="ce5" table:formula="of:=COM.MICROSOFT.FLOOR.MATH(100*2^([.A136]/3))" office:value-type="float" office:value="3200" calcext:value-type="float">
            <text:p>3200</text:p>
          </table:table-cell>
          <table:table-cell table:style-name="ce5" table:formula="of:=SUM([.$D$122:.D136])" office:value-type="float" office:value="14967" calcext:value-type="float">
            <text:p>14967</text:p>
          </table:table-cell>
          <table:table-cell table:style-name="ce5" table:formula="of:=[.A136]*10" office:value-type="float" office:value="150" calcext:value-type="float">
            <text:p>150</text:p>
          </table:table-cell>
          <table:table-cell table:style-name="ce5" table:formula="of:=[.D136]*[.F136]" office:value-type="float" office:value="480000" calcext:value-type="float">
            <text:p>480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36]*[.H136]" office:value-type="float" office:value="6400" calcext:value-type="float">
            <text:p>6400</text:p>
          </table:table-cell>
          <table:table-cell table:style-name="ce34" table:formula="of:=[.$D136]*[.I136]" office:value-type="float" office:value="6400" calcext:value-type="float">
            <text:p>6400</text:p>
          </table:table-cell>
          <table:table-cell table:style-name="ce38" table:formula="of:=[.$D136]*[.J136]" office:value-type="float" office:value="6400" calcext:value-type="float">
            <text:p>6400</text:p>
          </table:table-cell>
          <table:table-cell table:style-name="ce42" table:formula="of:=[.$D136]*[.K136]" office:value-type="float" office:value="3200" calcext:value-type="float">
            <text:p>3200</text:p>
          </table:table-cell>
          <table:table-cell table:style-name="ce45" table:formula="of:=[.L136]/[.$B136]" office:value-type="float" office:value="16000" calcext:value-type="float">
            <text:p>16000.0</text:p>
          </table:table-cell>
          <table:table-cell table:style-name="ce48" table:formula="of:=[.M136]/[.$B136]" office:value-type="float" office:value="16000" calcext:value-type="float">
            <text:p>16000.0</text:p>
          </table:table-cell>
          <table:table-cell table:style-name="ce50" table:formula="of:=[.N136]/[.$B136]" office:value-type="float" office:value="16000" calcext:value-type="float">
            <text:p>16000.0</text:p>
          </table:table-cell>
          <table:table-cell table:style-name="ce52" table:formula="of:=[.O136]/[.$B136]" office:value-type="float" office:value="8000" calcext:value-type="float">
            <text:p>8000.0</text:p>
          </table:table-cell>
          <table:table-cell table:style-name="ce55" table:formula="of:=([.L136]+[.M136]+[.N136]+[.O136])/[.$B136]" office:value-type="float" office:value="56000" calcext:value-type="float">
            <text:p>56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22:.B137])" office:value-type="percentage" office:value="5.2" calcext:value-type="percentage">
            <text:p>520.0%</text:p>
          </table:table-cell>
          <table:table-cell table:style-name="ce5" table:formula="of:=COM.MICROSOFT.FLOOR.MATH(100*2^([.A137]/3))" office:value-type="float" office:value="4031" calcext:value-type="float">
            <text:p>4031</text:p>
          </table:table-cell>
          <table:table-cell table:style-name="ce5" table:formula="of:=SUM([.$D$122:.D137])" office:value-type="float" office:value="18998" calcext:value-type="float">
            <text:p>18998</text:p>
          </table:table-cell>
          <table:table-cell table:style-name="ce5" table:formula="of:=[.A137]*10" office:value-type="float" office:value="160" calcext:value-type="float">
            <text:p>160</text:p>
          </table:table-cell>
          <table:table-cell table:style-name="ce5" table:formula="of:=[.D137]*[.F137]" office:value-type="float" office:value="644960" calcext:value-type="float">
            <text:p>64496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37]*[.H137]" office:value-type="float" office:value="8062" calcext:value-type="float">
            <text:p>8062</text:p>
          </table:table-cell>
          <table:table-cell table:style-name="ce34" table:formula="of:=[.$D137]*[.I137]" office:value-type="float" office:value="8062" calcext:value-type="float">
            <text:p>8062</text:p>
          </table:table-cell>
          <table:table-cell table:style-name="ce38" table:formula="of:=[.$D137]*[.J137]" office:value-type="float" office:value="8062" calcext:value-type="float">
            <text:p>8062</text:p>
          </table:table-cell>
          <table:table-cell table:style-name="ce42" table:formula="of:=[.$D137]*[.K137]" office:value-type="float" office:value="4031" calcext:value-type="float">
            <text:p>4031</text:p>
          </table:table-cell>
          <table:table-cell table:style-name="ce45" table:formula="of:=[.L137]/[.$B137]" office:value-type="float" office:value="20155" calcext:value-type="float">
            <text:p>20155.0</text:p>
          </table:table-cell>
          <table:table-cell table:style-name="ce48" table:formula="of:=[.M137]/[.$B137]" office:value-type="float" office:value="20155" calcext:value-type="float">
            <text:p>20155.0</text:p>
          </table:table-cell>
          <table:table-cell table:style-name="ce50" table:formula="of:=[.N137]/[.$B137]" office:value-type="float" office:value="20155" calcext:value-type="float">
            <text:p>20155.0</text:p>
          </table:table-cell>
          <table:table-cell table:style-name="ce52" table:formula="of:=[.O137]/[.$B137]" office:value-type="float" office:value="10077.5" calcext:value-type="float">
            <text:p>10077.5</text:p>
          </table:table-cell>
          <table:table-cell table:style-name="ce55" table:formula="of:=([.L137]+[.M137]+[.N137]+[.O137])/[.$B137]" office:value-type="float" office:value="70542.5" calcext:value-type="float">
            <text:p>7054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22:.B138])" office:value-type="percentage" office:value="5.6" calcext:value-type="percentage">
            <text:p>560.0%</text:p>
          </table:table-cell>
          <table:table-cell table:style-name="ce5" table:formula="of:=COM.MICROSOFT.FLOOR.MATH(100*2^([.A138]/3))" office:value-type="float" office:value="5079" calcext:value-type="float">
            <text:p>5079</text:p>
          </table:table-cell>
          <table:table-cell table:style-name="ce5" table:formula="of:=SUM([.$D$122:.D138])" office:value-type="float" office:value="24077" calcext:value-type="float">
            <text:p>24077</text:p>
          </table:table-cell>
          <table:table-cell table:style-name="ce5" table:formula="of:=[.A138]*10" office:value-type="float" office:value="170" calcext:value-type="float">
            <text:p>170</text:p>
          </table:table-cell>
          <table:table-cell table:style-name="ce5" table:formula="of:=[.D138]*[.F138]" office:value-type="float" office:value="863430" calcext:value-type="float">
            <text:p>86343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38]*[.H138]" office:value-type="float" office:value="10158" calcext:value-type="float">
            <text:p>10158</text:p>
          </table:table-cell>
          <table:table-cell table:style-name="ce34" table:formula="of:=[.$D138]*[.I138]" office:value-type="float" office:value="10158" calcext:value-type="float">
            <text:p>10158</text:p>
          </table:table-cell>
          <table:table-cell table:style-name="ce38" table:formula="of:=[.$D138]*[.J138]" office:value-type="float" office:value="10158" calcext:value-type="float">
            <text:p>10158</text:p>
          </table:table-cell>
          <table:table-cell table:style-name="ce42" table:formula="of:=[.$D138]*[.K138]" office:value-type="float" office:value="5079" calcext:value-type="float">
            <text:p>5079</text:p>
          </table:table-cell>
          <table:table-cell table:style-name="ce45" table:formula="of:=[.L138]/[.$B138]" office:value-type="float" office:value="25395" calcext:value-type="float">
            <text:p>25395.0</text:p>
          </table:table-cell>
          <table:table-cell table:style-name="ce48" table:formula="of:=[.M138]/[.$B138]" office:value-type="float" office:value="25395" calcext:value-type="float">
            <text:p>25395.0</text:p>
          </table:table-cell>
          <table:table-cell table:style-name="ce50" table:formula="of:=[.N138]/[.$B138]" office:value-type="float" office:value="25395" calcext:value-type="float">
            <text:p>25395.0</text:p>
          </table:table-cell>
          <table:table-cell table:style-name="ce52" table:formula="of:=[.O138]/[.$B138]" office:value-type="float" office:value="12697.5" calcext:value-type="float">
            <text:p>12697.5</text:p>
          </table:table-cell>
          <table:table-cell table:style-name="ce55" table:formula="of:=([.L138]+[.M138]+[.N138]+[.O138])/[.$B138]" office:value-type="float" office:value="88882.5" calcext:value-type="float">
            <text:p>8888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22:.B139])" office:value-type="percentage" office:value="6" calcext:value-type="percentage">
            <text:p>600.0%</text:p>
          </table:table-cell>
          <table:table-cell table:style-name="ce5" table:formula="of:=COM.MICROSOFT.FLOOR.MATH(100*2^([.A139]/3))" office:value-type="float" office:value="6400" calcext:value-type="float">
            <text:p>6400</text:p>
          </table:table-cell>
          <table:table-cell table:style-name="ce5" table:formula="of:=SUM([.$D$122:.D139])" office:value-type="float" office:value="30477" calcext:value-type="float">
            <text:p>30477</text:p>
          </table:table-cell>
          <table:table-cell table:style-name="ce5" table:formula="of:=[.A139]*10" office:value-type="float" office:value="180" calcext:value-type="float">
            <text:p>180</text:p>
          </table:table-cell>
          <table:table-cell table:style-name="ce5" table:formula="of:=[.D139]*[.F139]" office:value-type="float" office:value="1152000" calcext:value-type="float">
            <text:p>1152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39]*[.H139]" office:value-type="float" office:value="12800" calcext:value-type="float">
            <text:p>12800</text:p>
          </table:table-cell>
          <table:table-cell table:style-name="ce34" table:formula="of:=[.$D139]*[.I139]" office:value-type="float" office:value="12800" calcext:value-type="float">
            <text:p>12800</text:p>
          </table:table-cell>
          <table:table-cell table:style-name="ce38" table:formula="of:=[.$D139]*[.J139]" office:value-type="float" office:value="12800" calcext:value-type="float">
            <text:p>12800</text:p>
          </table:table-cell>
          <table:table-cell table:style-name="ce42" table:formula="of:=[.$D139]*[.K139]" office:value-type="float" office:value="6400" calcext:value-type="float">
            <text:p>6400</text:p>
          </table:table-cell>
          <table:table-cell table:style-name="ce45" table:formula="of:=[.L139]/[.$B139]" office:value-type="float" office:value="32000" calcext:value-type="float">
            <text:p>32000.0</text:p>
          </table:table-cell>
          <table:table-cell table:style-name="ce48" table:formula="of:=[.M139]/[.$B139]" office:value-type="float" office:value="32000" calcext:value-type="float">
            <text:p>32000.0</text:p>
          </table:table-cell>
          <table:table-cell table:style-name="ce50" table:formula="of:=[.N139]/[.$B139]" office:value-type="float" office:value="32000" calcext:value-type="float">
            <text:p>32000.0</text:p>
          </table:table-cell>
          <table:table-cell table:style-name="ce52" table:formula="of:=[.O139]/[.$B139]" office:value-type="float" office:value="16000" calcext:value-type="float">
            <text:p>16000.0</text:p>
          </table:table-cell>
          <table:table-cell table:style-name="ce55" table:formula="of:=([.L139]+[.M139]+[.N139]+[.O139])/[.$B139]" office:value-type="float" office:value="112000" calcext:value-type="float">
            <text:p>112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22:.B140])" office:value-type="percentage" office:value="6.4" calcext:value-type="percentage">
            <text:p>640.0%</text:p>
          </table:table-cell>
          <table:table-cell table:style-name="ce5" table:formula="of:=COM.MICROSOFT.FLOOR.MATH(100*2^([.A140]/3))" office:value-type="float" office:value="8063" calcext:value-type="float">
            <text:p>8063</text:p>
          </table:table-cell>
          <table:table-cell table:style-name="ce5" table:formula="of:=SUM([.$D$122:.D140])" office:value-type="float" office:value="38540" calcext:value-type="float">
            <text:p>38540</text:p>
          </table:table-cell>
          <table:table-cell table:style-name="ce5" table:formula="of:=[.A140]*10" office:value-type="float" office:value="190" calcext:value-type="float">
            <text:p>190</text:p>
          </table:table-cell>
          <table:table-cell table:style-name="ce5" table:formula="of:=[.D140]*[.F140]" office:value-type="float" office:value="1531970" calcext:value-type="float">
            <text:p>153197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40]*[.H140]" office:value-type="float" office:value="16126" calcext:value-type="float">
            <text:p>16126</text:p>
          </table:table-cell>
          <table:table-cell table:style-name="ce34" table:formula="of:=[.$D140]*[.I140]" office:value-type="float" office:value="16126" calcext:value-type="float">
            <text:p>16126</text:p>
          </table:table-cell>
          <table:table-cell table:style-name="ce38" table:formula="of:=[.$D140]*[.J140]" office:value-type="float" office:value="16126" calcext:value-type="float">
            <text:p>16126</text:p>
          </table:table-cell>
          <table:table-cell table:style-name="ce42" table:formula="of:=[.$D140]*[.K140]" office:value-type="float" office:value="8063" calcext:value-type="float">
            <text:p>8063</text:p>
          </table:table-cell>
          <table:table-cell table:style-name="ce45" table:formula="of:=[.L140]/[.$B140]" office:value-type="float" office:value="40315" calcext:value-type="float">
            <text:p>40315.0</text:p>
          </table:table-cell>
          <table:table-cell table:style-name="ce48" table:formula="of:=[.M140]/[.$B140]" office:value-type="float" office:value="40315" calcext:value-type="float">
            <text:p>40315.0</text:p>
          </table:table-cell>
          <table:table-cell table:style-name="ce50" table:formula="of:=[.N140]/[.$B140]" office:value-type="float" office:value="40315" calcext:value-type="float">
            <text:p>40315.0</text:p>
          </table:table-cell>
          <table:table-cell table:style-name="ce52" table:formula="of:=[.O140]/[.$B140]" office:value-type="float" office:value="20157.5" calcext:value-type="float">
            <text:p>20157.5</text:p>
          </table:table-cell>
          <table:table-cell table:style-name="ce55" table:formula="of:=([.L140]+[.M140]+[.N140]+[.O140])/[.$B140]" office:value-type="float" office:value="141102.5" calcext:value-type="float">
            <text:p>14110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22:.B141])" office:value-type="percentage" office:value="6.8" calcext:value-type="percentage">
            <text:p>680.0%</text:p>
          </table:table-cell>
          <table:table-cell table:style-name="ce5" table:formula="of:=COM.MICROSOFT.FLOOR.MATH(100*2^([.A141]/3))" office:value-type="float" office:value="10159" calcext:value-type="float">
            <text:p>10159</text:p>
          </table:table-cell>
          <table:table-cell table:style-name="ce5" table:formula="of:=SUM([.$D$122:.D141])" office:value-type="float" office:value="48699" calcext:value-type="float">
            <text:p>48699</text:p>
          </table:table-cell>
          <table:table-cell table:style-name="ce5" table:formula="of:=[.A141]*10" office:value-type="float" office:value="200" calcext:value-type="float">
            <text:p>200</text:p>
          </table:table-cell>
          <table:table-cell table:style-name="ce5" table:formula="of:=[.D141]*[.F141]" office:value-type="float" office:value="2031800" calcext:value-type="float">
            <text:p>20318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41]*[.H141]" office:value-type="float" office:value="20318" calcext:value-type="float">
            <text:p>20318</text:p>
          </table:table-cell>
          <table:table-cell table:style-name="ce34" table:formula="of:=[.$D141]*[.I141]" office:value-type="float" office:value="20318" calcext:value-type="float">
            <text:p>20318</text:p>
          </table:table-cell>
          <table:table-cell table:style-name="ce38" table:formula="of:=[.$D141]*[.J141]" office:value-type="float" office:value="20318" calcext:value-type="float">
            <text:p>20318</text:p>
          </table:table-cell>
          <table:table-cell table:style-name="ce42" table:formula="of:=[.$D141]*[.K141]" office:value-type="float" office:value="10159" calcext:value-type="float">
            <text:p>10159</text:p>
          </table:table-cell>
          <table:table-cell table:style-name="ce45" table:formula="of:=[.L141]/[.$B141]" office:value-type="float" office:value="50795" calcext:value-type="float">
            <text:p>50795.0</text:p>
          </table:table-cell>
          <table:table-cell table:style-name="ce48" table:formula="of:=[.M141]/[.$B141]" office:value-type="float" office:value="50795" calcext:value-type="float">
            <text:p>50795.0</text:p>
          </table:table-cell>
          <table:table-cell table:style-name="ce50" table:formula="of:=[.N141]/[.$B141]" office:value-type="float" office:value="50795" calcext:value-type="float">
            <text:p>50795.0</text:p>
          </table:table-cell>
          <table:table-cell table:style-name="ce52" table:formula="of:=[.O141]/[.$B141]" office:value-type="float" office:value="25397.5" calcext:value-type="float">
            <text:p>25397.5</text:p>
          </table:table-cell>
          <table:table-cell table:style-name="ce55" table:formula="of:=([.L141]+[.M141]+[.N141]+[.O141])/[.$B141]" office:value-type="float" office:value="177782.5" calcext:value-type="float">
            <text:p>17778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22:.B142])" office:value-type="percentage" office:value="7.2" calcext:value-type="percentage">
            <text:p>720.0%</text:p>
          </table:table-cell>
          <table:table-cell table:style-name="ce5" table:formula="of:=COM.MICROSOFT.FLOOR.MATH(100*2^([.A142]/3))" office:value-type="float" office:value="12800" calcext:value-type="float">
            <text:p>12800</text:p>
          </table:table-cell>
          <table:table-cell table:style-name="ce5" table:formula="of:=SUM([.$D$122:.D142])" office:value-type="float" office:value="61499" calcext:value-type="float">
            <text:p>61499</text:p>
          </table:table-cell>
          <table:table-cell table:style-name="ce5" table:formula="of:=[.A142]*10" office:value-type="float" office:value="210" calcext:value-type="float">
            <text:p>210</text:p>
          </table:table-cell>
          <table:table-cell table:style-name="ce5" table:formula="of:=[.D142]*[.F142]" office:value-type="float" office:value="2688000" calcext:value-type="float">
            <text:p>2688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42]*[.H142]" office:value-type="float" office:value="25600" calcext:value-type="float">
            <text:p>25600</text:p>
          </table:table-cell>
          <table:table-cell table:style-name="ce34" table:formula="of:=[.$D142]*[.I142]" office:value-type="float" office:value="25600" calcext:value-type="float">
            <text:p>25600</text:p>
          </table:table-cell>
          <table:table-cell table:style-name="ce38" table:formula="of:=[.$D142]*[.J142]" office:value-type="float" office:value="25600" calcext:value-type="float">
            <text:p>25600</text:p>
          </table:table-cell>
          <table:table-cell table:style-name="ce42" table:formula="of:=[.$D142]*[.K142]" office:value-type="float" office:value="12800" calcext:value-type="float">
            <text:p>12800</text:p>
          </table:table-cell>
          <table:table-cell table:style-name="ce45" table:formula="of:=[.L142]/[.$B142]" office:value-type="float" office:value="64000" calcext:value-type="float">
            <text:p>64000.0</text:p>
          </table:table-cell>
          <table:table-cell table:style-name="ce48" table:formula="of:=[.M142]/[.$B142]" office:value-type="float" office:value="64000" calcext:value-type="float">
            <text:p>64000.0</text:p>
          </table:table-cell>
          <table:table-cell table:style-name="ce50" table:formula="of:=[.N142]/[.$B142]" office:value-type="float" office:value="64000" calcext:value-type="float">
            <text:p>64000.0</text:p>
          </table:table-cell>
          <table:table-cell table:style-name="ce52" table:formula="of:=[.O142]/[.$B142]" office:value-type="float" office:value="32000" calcext:value-type="float">
            <text:p>32000.0</text:p>
          </table:table-cell>
          <table:table-cell table:style-name="ce55" table:formula="of:=([.L142]+[.M142]+[.N142]+[.O142])/[.$B142]" office:value-type="float" office:value="224000" calcext:value-type="float">
            <text:p>224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22:.B143])" office:value-type="percentage" office:value="7.6" calcext:value-type="percentage">
            <text:p>760.0%</text:p>
          </table:table-cell>
          <table:table-cell table:style-name="ce5" table:formula="of:=COM.MICROSOFT.FLOOR.MATH(100*2^([.A143]/3))" office:value-type="float" office:value="16126" calcext:value-type="float">
            <text:p>16126</text:p>
          </table:table-cell>
          <table:table-cell table:style-name="ce5" table:formula="of:=SUM([.$D$122:.D143])" office:value-type="float" office:value="77625" calcext:value-type="float">
            <text:p>77625</text:p>
          </table:table-cell>
          <table:table-cell table:style-name="ce5" table:formula="of:=[.A143]*10" office:value-type="float" office:value="220" calcext:value-type="float">
            <text:p>220</text:p>
          </table:table-cell>
          <table:table-cell table:style-name="ce5" table:formula="of:=[.D143]*[.F143]" office:value-type="float" office:value="3547720" calcext:value-type="float">
            <text:p>354772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43]*[.H143]" office:value-type="float" office:value="32252" calcext:value-type="float">
            <text:p>32252</text:p>
          </table:table-cell>
          <table:table-cell table:style-name="ce34" table:formula="of:=[.$D143]*[.I143]" office:value-type="float" office:value="32252" calcext:value-type="float">
            <text:p>32252</text:p>
          </table:table-cell>
          <table:table-cell table:style-name="ce38" table:formula="of:=[.$D143]*[.J143]" office:value-type="float" office:value="32252" calcext:value-type="float">
            <text:p>32252</text:p>
          </table:table-cell>
          <table:table-cell table:style-name="ce42" table:formula="of:=[.$D143]*[.K143]" office:value-type="float" office:value="16126" calcext:value-type="float">
            <text:p>16126</text:p>
          </table:table-cell>
          <table:table-cell table:style-name="ce45" table:formula="of:=[.L143]/[.$B143]" office:value-type="float" office:value="80630" calcext:value-type="float">
            <text:p>80630.0</text:p>
          </table:table-cell>
          <table:table-cell table:style-name="ce48" table:formula="of:=[.M143]/[.$B143]" office:value-type="float" office:value="80630" calcext:value-type="float">
            <text:p>80630.0</text:p>
          </table:table-cell>
          <table:table-cell table:style-name="ce50" table:formula="of:=[.N143]/[.$B143]" office:value-type="float" office:value="80630" calcext:value-type="float">
            <text:p>80630.0</text:p>
          </table:table-cell>
          <table:table-cell table:style-name="ce52" table:formula="of:=[.O143]/[.$B143]" office:value-type="float" office:value="40315" calcext:value-type="float">
            <text:p>40315.0</text:p>
          </table:table-cell>
          <table:table-cell table:style-name="ce55" table:formula="of:=([.L143]+[.M143]+[.N143]+[.O143])/[.$B143]" office:value-type="float" office:value="282205" calcext:value-type="float">
            <text:p>28220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22:.B144])" office:value-type="percentage" office:value="8" calcext:value-type="percentage">
            <text:p>800.0%</text:p>
          </table:table-cell>
          <table:table-cell table:style-name="ce5" table:formula="of:=COM.MICROSOFT.FLOOR.MATH(100*2^([.A144]/3))" office:value-type="float" office:value="20318" calcext:value-type="float">
            <text:p>20318</text:p>
          </table:table-cell>
          <table:table-cell table:style-name="ce5" table:formula="of:=SUM([.$D$122:.D144])" office:value-type="float" office:value="97943" calcext:value-type="float">
            <text:p>97943</text:p>
          </table:table-cell>
          <table:table-cell table:style-name="ce5" table:formula="of:=[.A144]*10" office:value-type="float" office:value="230" calcext:value-type="float">
            <text:p>230</text:p>
          </table:table-cell>
          <table:table-cell table:style-name="ce5" table:formula="of:=[.D144]*[.F144]" office:value-type="float" office:value="4673140" calcext:value-type="float">
            <text:p>467314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44]*[.H144]" office:value-type="float" office:value="40636" calcext:value-type="float">
            <text:p>40636</text:p>
          </table:table-cell>
          <table:table-cell table:style-name="ce34" table:formula="of:=[.$D144]*[.I144]" office:value-type="float" office:value="40636" calcext:value-type="float">
            <text:p>40636</text:p>
          </table:table-cell>
          <table:table-cell table:style-name="ce38" table:formula="of:=[.$D144]*[.J144]" office:value-type="float" office:value="40636" calcext:value-type="float">
            <text:p>40636</text:p>
          </table:table-cell>
          <table:table-cell table:style-name="ce42" table:formula="of:=[.$D144]*[.K144]" office:value-type="float" office:value="20318" calcext:value-type="float">
            <text:p>20318</text:p>
          </table:table-cell>
          <table:table-cell table:style-name="ce45" table:formula="of:=[.L144]/[.$B144]" office:value-type="float" office:value="101590" calcext:value-type="float">
            <text:p>101590.0</text:p>
          </table:table-cell>
          <table:table-cell table:style-name="ce48" table:formula="of:=[.M144]/[.$B144]" office:value-type="float" office:value="101590" calcext:value-type="float">
            <text:p>101590.0</text:p>
          </table:table-cell>
          <table:table-cell table:style-name="ce50" table:formula="of:=[.N144]/[.$B144]" office:value-type="float" office:value="101590" calcext:value-type="float">
            <text:p>101590.0</text:p>
          </table:table-cell>
          <table:table-cell table:style-name="ce52" table:formula="of:=[.O144]/[.$B144]" office:value-type="float" office:value="50795" calcext:value-type="float">
            <text:p>50795.0</text:p>
          </table:table-cell>
          <table:table-cell table:style-name="ce55" table:formula="of:=([.L144]+[.M144]+[.N144]+[.O144])/[.$B144]" office:value-type="float" office:value="355565" calcext:value-type="float">
            <text:p>35556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22:.B145])" office:value-type="percentage" office:value="8.4" calcext:value-type="percentage">
            <text:p>840.0%</text:p>
          </table:table-cell>
          <table:table-cell table:style-name="ce5" table:formula="of:=COM.MICROSOFT.FLOOR.MATH(100*2^([.A145]/3))" office:value-type="float" office:value="25600" calcext:value-type="float">
            <text:p>25600</text:p>
          </table:table-cell>
          <table:table-cell table:style-name="ce5" table:formula="of:=SUM([.$D$122:.D145])" office:value-type="float" office:value="123543" calcext:value-type="float">
            <text:p>123543</text:p>
          </table:table-cell>
          <table:table-cell table:style-name="ce5" table:formula="of:=[.A145]*10" office:value-type="float" office:value="240" calcext:value-type="float">
            <text:p>240</text:p>
          </table:table-cell>
          <table:table-cell table:style-name="ce5" table:formula="of:=[.D145]*[.F145]" office:value-type="float" office:value="6144000" calcext:value-type="float">
            <text:p>6144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45]*[.H145]" office:value-type="float" office:value="51200" calcext:value-type="float">
            <text:p>51200</text:p>
          </table:table-cell>
          <table:table-cell table:style-name="ce34" table:formula="of:=[.$D145]*[.I145]" office:value-type="float" office:value="51200" calcext:value-type="float">
            <text:p>51200</text:p>
          </table:table-cell>
          <table:table-cell table:style-name="ce38" table:formula="of:=[.$D145]*[.J145]" office:value-type="float" office:value="51200" calcext:value-type="float">
            <text:p>51200</text:p>
          </table:table-cell>
          <table:table-cell table:style-name="ce42" table:formula="of:=[.$D145]*[.K145]" office:value-type="float" office:value="25600" calcext:value-type="float">
            <text:p>25600</text:p>
          </table:table-cell>
          <table:table-cell table:style-name="ce45" table:formula="of:=[.L145]/[.$B145]" office:value-type="float" office:value="128000" calcext:value-type="float">
            <text:p>128000.0</text:p>
          </table:table-cell>
          <table:table-cell table:style-name="ce48" table:formula="of:=[.M145]/[.$B145]" office:value-type="float" office:value="128000" calcext:value-type="float">
            <text:p>128000.0</text:p>
          </table:table-cell>
          <table:table-cell table:style-name="ce50" table:formula="of:=[.N145]/[.$B145]" office:value-type="float" office:value="128000" calcext:value-type="float">
            <text:p>128000.0</text:p>
          </table:table-cell>
          <table:table-cell table:style-name="ce52" table:formula="of:=[.O145]/[.$B145]" office:value-type="float" office:value="64000" calcext:value-type="float">
            <text:p>64000.0</text:p>
          </table:table-cell>
          <table:table-cell table:style-name="ce55" table:formula="of:=([.L145]+[.M145]+[.N145]+[.O145])/[.$B145]" office:value-type="float" office:value="448000" calcext:value-type="float">
            <text:p>448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22:.B146])" office:value-type="percentage" office:value="8.8" calcext:value-type="percentage">
            <text:p>880.0%</text:p>
          </table:table-cell>
          <table:table-cell table:style-name="ce5" table:formula="of:=COM.MICROSOFT.FLOOR.MATH(100*2^([.A146]/3))" office:value-type="float" office:value="32253" calcext:value-type="float">
            <text:p>32253</text:p>
          </table:table-cell>
          <table:table-cell table:style-name="ce5" table:formula="of:=SUM([.$D$122:.D146])" office:value-type="float" office:value="155796" calcext:value-type="float">
            <text:p>155796</text:p>
          </table:table-cell>
          <table:table-cell table:style-name="ce5" table:formula="of:=[.A146]*10" office:value-type="float" office:value="250" calcext:value-type="float">
            <text:p>250</text:p>
          </table:table-cell>
          <table:table-cell table:style-name="ce5" table:formula="of:=[.D146]*[.F146]" office:value-type="float" office:value="8063250" calcext:value-type="float">
            <text:p>806325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46]*[.H146]" office:value-type="float" office:value="64506" calcext:value-type="float">
            <text:p>64506</text:p>
          </table:table-cell>
          <table:table-cell table:style-name="ce34" table:formula="of:=[.$D146]*[.I146]" office:value-type="float" office:value="64506" calcext:value-type="float">
            <text:p>64506</text:p>
          </table:table-cell>
          <table:table-cell table:style-name="ce38" table:formula="of:=[.$D146]*[.J146]" office:value-type="float" office:value="64506" calcext:value-type="float">
            <text:p>64506</text:p>
          </table:table-cell>
          <table:table-cell table:style-name="ce42" table:formula="of:=[.$D146]*[.K146]" office:value-type="float" office:value="32253" calcext:value-type="float">
            <text:p>32253</text:p>
          </table:table-cell>
          <table:table-cell table:style-name="ce45" table:formula="of:=[.L146]/[.$B146]" office:value-type="float" office:value="161265" calcext:value-type="float">
            <text:p>161265.0</text:p>
          </table:table-cell>
          <table:table-cell table:style-name="ce48" table:formula="of:=[.M146]/[.$B146]" office:value-type="float" office:value="161265" calcext:value-type="float">
            <text:p>161265.0</text:p>
          </table:table-cell>
          <table:table-cell table:style-name="ce50" table:formula="of:=[.N146]/[.$B146]" office:value-type="float" office:value="161265" calcext:value-type="float">
            <text:p>161265.0</text:p>
          </table:table-cell>
          <table:table-cell table:style-name="ce52" table:formula="of:=[.O146]/[.$B146]" office:value-type="float" office:value="80632.5" calcext:value-type="float">
            <text:p>80632.5</text:p>
          </table:table-cell>
          <table:table-cell table:style-name="ce55" table:formula="of:=([.L146]+[.M146]+[.N146]+[.O146])/[.$B146]" office:value-type="float" office:value="564427.5" calcext:value-type="float">
            <text:p>564427.5</text:p>
          </table:table-cell>
          <table:table-cell table:style-name="ce1" table:number-columns-repeated="1004"/>
        </table:table-row>
        <table:table-row table:style-name="ro1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Rocket-Speed</text:p>
          </table:table-cell>
          <table:table-cell table:style-name="ce10" office:value-type="string" calcext:value-type="string">
            <text:p>Modifier</text:p>
          </table:table-cell>
          <table:table-cell table:style-name="ce10" office:value-type="string" calcext:value-type="string">
            <text:p>CumMod</text:p>
          </table:table-cell>
          <table:table-cell table:style-name="ce10" office:value-type="string" calcext:value-type="string">
            <text:p>Cycles</text:p>
          </table:table-cell>
          <table:table-cell table:style-name="ce10" office:value-type="string" calcext:value-type="string">
            <text:p>CumCyc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 x Cycles</text:p>
          </table:table-cell>
          <table:table-cell table:style-name="ce10" office:value-type="string" calcext:value-type="string">
            <text:p>SP R/Cycle</text:p>
          </table:table-cell>
          <table:table-cell table:style-name="ce10" office:value-type="string" calcext:value-type="string">
            <text:p>SP G/Cycle</text:p>
          </table:table-cell>
          <table:table-cell table:style-name="ce10" office:value-type="string" calcext:value-type="string">
            <text:p>SP B/Cycle</text:p>
          </table:table-cell>
          <table:table-cell table:style-name="ce10" office:value-type="string" calcext:value-type="string">
            <text:p>SP A/Cycle</text:p>
          </table:table-cell>
          <table:table-cell table:style-name="ce29" office:value-type="string" calcext:value-type="string">
            <text:p>SP R total</text:p>
          </table:table-cell>
          <table:table-cell table:style-name="ce33" office:value-type="string" calcext:value-type="string">
            <text:p>SP G total</text:p>
          </table:table-cell>
          <table:table-cell table:style-name="ce37" office:value-type="string" calcext:value-type="string">
            <text:p>SP B total</text:p>
          </table:table-cell>
          <table:table-cell table:style-name="ce41" office:value-type="string" calcext:value-type="string">
            <text:p>SP A total</text:p>
          </table:table-cell>
          <table:table-cell table:style-name="ce29" office:value-type="string" calcext:value-type="string">
            <text:p>SP R/Mod.</text:p>
          </table:table-cell>
          <table:table-cell table:style-name="ce33" office:value-type="string" calcext:value-type="string">
            <text:p>SP G/Mod.</text:p>
          </table:table-cell>
          <table:table-cell table:style-name="ce37" office:value-type="string" calcext:value-type="string">
            <text:p>SP B/Mod.</text:p>
          </table:table-cell>
          <table:table-cell table:style-name="ce41" office:value-type="string" calcext:value-type="string">
            <text:p>SP A/Mod.</text:p>
          </table:table-cell>
          <table:table-cell table:style-name="ce10" office:value-type="string" calcext:value-type="string">
            <text:p>SP total/Mod.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150:.B150])" office:value-type="percentage" office:value="0.2" calcext:value-type="percentage">
            <text:p>20.0%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formula="of:=SUM([.$D$150:.D150])" office:value-type="float" office:value="200" calcext:value-type="float">
            <text:p>20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150]*[.F150]" office:value-type="float" office:value="6000" calcext:value-type="float">
            <text:p>60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0" table:formula="of:=[.$D150]*[.H150]" office:value-type="float" office:value="200" calcext:value-type="float">
            <text:p>200</text:p>
          </table:table-cell>
          <table:table-cell table:style-name="ce34" table:formula="of:=[.$D150]*[.I150]" office:value-type="float" office:value="200" calcext:value-type="float">
            <text:p>200</text:p>
          </table:table-cell>
          <table:table-cell table:style-name="ce38" table:formula="of:=[.$D150]*[.J150]" office:value-type="float" office:value="0" calcext:value-type="float">
            <text:p>0</text:p>
          </table:table-cell>
          <table:table-cell table:style-name="ce42" table:formula="of:=[.$D150]*[.K150]" office:value-type="float" office:value="200" calcext:value-type="float">
            <text:p>200</text:p>
          </table:table-cell>
          <table:table-cell table:style-name="ce45" table:formula="of:=[.L150]/[.$B150]" office:value-type="float" office:value="1000" calcext:value-type="float">
            <text:p>1000.0</text:p>
          </table:table-cell>
          <table:table-cell table:style-name="ce48" table:formula="of:=[.M150]/[.$B150]" office:value-type="float" office:value="1000" calcext:value-type="float">
            <text:p>1000.0</text:p>
          </table:table-cell>
          <table:table-cell table:style-name="ce50" table:formula="of:=[.N150]/[.$B150]" office:value-type="float" office:value="0" calcext:value-type="float">
            <text:p>0.0</text:p>
          </table:table-cell>
          <table:table-cell table:style-name="ce52" table:formula="of:=[.O150]/[.$B150]" office:value-type="float" office:value="1000" calcext:value-type="float">
            <text:p>1000.0</text:p>
          </table:table-cell>
          <table:table-cell table:style-name="ce55" table:formula="of:=([.L150]+[.M150]+[.N150]+[.O150])/[.$B150]" office:value-type="float" office:value="3000" calcext:value-type="float">
            <text:p>300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150:.B151])" office:value-type="percentage" office:value="0.4" calcext:value-type="percentage">
            <text:p>40.0%</text:p>
          </table:table-cell>
          <table:table-cell table:style-name="ce4" office:value-type="float" office:value="250" calcext:value-type="float">
            <text:p>250</text:p>
          </table:table-cell>
          <table:table-cell table:style-name="ce4" table:formula="of:=SUM([.$D$150:.D151])" office:value-type="float" office:value="450" calcext:value-type="float">
            <text:p>4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151]*[.F151]" office:value-type="float" office:value="7500" calcext:value-type="float">
            <text:p>75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0" table:formula="of:=[.$D151]*[.H151]" office:value-type="float" office:value="250" calcext:value-type="float">
            <text:p>250</text:p>
          </table:table-cell>
          <table:table-cell table:style-name="ce34" table:formula="of:=[.$D151]*[.I151]" office:value-type="float" office:value="250" calcext:value-type="float">
            <text:p>250</text:p>
          </table:table-cell>
          <table:table-cell table:style-name="ce38" table:formula="of:=[.$D151]*[.J151]" office:value-type="float" office:value="0" calcext:value-type="float">
            <text:p>0</text:p>
          </table:table-cell>
          <table:table-cell table:style-name="ce42" table:formula="of:=[.$D151]*[.K151]" office:value-type="float" office:value="250" calcext:value-type="float">
            <text:p>250</text:p>
          </table:table-cell>
          <table:table-cell table:style-name="ce45" table:formula="of:=[.L151]/[.$B151]" office:value-type="float" office:value="1250" calcext:value-type="float">
            <text:p>1250.0</text:p>
          </table:table-cell>
          <table:table-cell table:style-name="ce48" table:formula="of:=[.M151]/[.$B151]" office:value-type="float" office:value="1250" calcext:value-type="float">
            <text:p>1250.0</text:p>
          </table:table-cell>
          <table:table-cell table:style-name="ce50" table:formula="of:=[.N151]/[.$B151]" office:value-type="float" office:value="0" calcext:value-type="float">
            <text:p>0.0</text:p>
          </table:table-cell>
          <table:table-cell table:style-name="ce52" table:formula="of:=[.O151]/[.$B151]" office:value-type="float" office:value="1250" calcext:value-type="float">
            <text:p>1250.0</text:p>
          </table:table-cell>
          <table:table-cell table:style-name="ce55" table:formula="of:=([.L151]+[.M151]+[.N151]+[.O151])/[.$B151]" office:value-type="float" office:value="3750" calcext:value-type="float">
            <text:p>375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1" office:value-type="percentage" office:value="0.3" calcext:value-type="percentage">
            <text:p>30.0%</text:p>
          </table:table-cell>
          <table:table-cell table:style-name="ce19" table:formula="of:=SUM([.$B$150:.B152])" office:value-type="percentage" office:value="0.7" calcext:value-type="percentage">
            <text:p>70.0%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SUM([.$D$150:.D152])" office:value-type="float" office:value="550" calcext:value-type="float">
            <text:p>5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152]*[.F152]" office:value-type="float" office:value="6000" calcext:value-type="float">
            <text:p>6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152]*[.H152]" office:value-type="float" office:value="100" calcext:value-type="float">
            <text:p>100</text:p>
          </table:table-cell>
          <table:table-cell table:style-name="ce34" table:formula="of:=[.$D152]*[.I152]" office:value-type="float" office:value="100" calcext:value-type="float">
            <text:p>100</text:p>
          </table:table-cell>
          <table:table-cell table:style-name="ce38" table:formula="of:=[.$D152]*[.J152]" office:value-type="float" office:value="100" calcext:value-type="float">
            <text:p>100</text:p>
          </table:table-cell>
          <table:table-cell table:style-name="ce42" table:formula="of:=[.$D152]*[.K152]" office:value-type="float" office:value="100" calcext:value-type="float">
            <text:p>100</text:p>
          </table:table-cell>
          <table:table-cell table:style-name="ce45" table:formula="of:=[.L152]/[.$B152]" office:value-type="float" office:value="333.333333333333" calcext:value-type="float">
            <text:p>333.3</text:p>
          </table:table-cell>
          <table:table-cell table:style-name="ce48" table:formula="of:=[.M152]/[.$B152]" office:value-type="float" office:value="333.333333333333" calcext:value-type="float">
            <text:p>333.3</text:p>
          </table:table-cell>
          <table:table-cell table:style-name="ce50" table:formula="of:=[.N152]/[.$B152]" office:value-type="float" office:value="333.333333333333" calcext:value-type="float">
            <text:p>333.3</text:p>
          </table:table-cell>
          <table:table-cell table:style-name="ce52" table:formula="of:=[.O152]/[.$B152]" office:value-type="float" office:value="333.333333333333" calcext:value-type="float">
            <text:p>333.3</text:p>
          </table:table-cell>
          <table:table-cell table:style-name="ce55" table:formula="of:=([.L152]+[.M152]+[.N152]+[.O152])/[.$B152]" office:value-type="float" office:value="1333.33333333333" calcext:value-type="float">
            <text:p>1333.3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1" office:value-type="percentage" office:value="0.3" calcext:value-type="percentage">
            <text:p>30.0%</text:p>
          </table:table-cell>
          <table:table-cell table:style-name="ce19" table:formula="of:=SUM([.$B$150:.B153])" office:value-type="percentage" office:value="1" calcext:value-type="percentage">
            <text:p>100.0%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formula="of:=SUM([.$D$150:.D153])" office:value-type="float" office:value="700" calcext:value-type="float">
            <text:p>7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153]*[.F153]" office:value-type="float" office:value="9000" calcext:value-type="float">
            <text:p>9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153]*[.H153]" office:value-type="float" office:value="150" calcext:value-type="float">
            <text:p>150</text:p>
          </table:table-cell>
          <table:table-cell table:style-name="ce34" table:formula="of:=[.$D153]*[.I153]" office:value-type="float" office:value="150" calcext:value-type="float">
            <text:p>150</text:p>
          </table:table-cell>
          <table:table-cell table:style-name="ce38" table:formula="of:=[.$D153]*[.J153]" office:value-type="float" office:value="150" calcext:value-type="float">
            <text:p>150</text:p>
          </table:table-cell>
          <table:table-cell table:style-name="ce42" table:formula="of:=[.$D153]*[.K153]" office:value-type="float" office:value="150" calcext:value-type="float">
            <text:p>150</text:p>
          </table:table-cell>
          <table:table-cell table:style-name="ce45" table:formula="of:=[.L153]/[.$B153]" office:value-type="float" office:value="500" calcext:value-type="float">
            <text:p>500.0</text:p>
          </table:table-cell>
          <table:table-cell table:style-name="ce48" table:formula="of:=[.M153]/[.$B153]" office:value-type="float" office:value="500" calcext:value-type="float">
            <text:p>500.0</text:p>
          </table:table-cell>
          <table:table-cell table:style-name="ce50" table:formula="of:=[.N153]/[.$B153]" office:value-type="float" office:value="500" calcext:value-type="float">
            <text:p>500.0</text:p>
          </table:table-cell>
          <table:table-cell table:style-name="ce52" table:formula="of:=[.O153]/[.$B153]" office:value-type="float" office:value="500" calcext:value-type="float">
            <text:p>500.0</text:p>
          </table:table-cell>
          <table:table-cell table:style-name="ce55" table:formula="of:=([.L153]+[.M153]+[.N153]+[.O153])/[.$B153]" office:value-type="float" office:value="2000" calcext:value-type="float">
            <text:p>200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1" office:value-type="percentage" office:value="0.3" calcext:value-type="percentage">
            <text:p>30.0%</text:p>
          </table:table-cell>
          <table:table-cell table:style-name="ce19" table:formula="of:=SUM([.$B$150:.B154])" office:value-type="percentage" office:value="1.3" calcext:value-type="percentage">
            <text:p>130.0%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formula="of:=SUM([.$D$150:.D154])" office:value-type="float" office:value="1000" calcext:value-type="float">
            <text:p>1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154]*[.F154]" office:value-type="float" office:value="18000" calcext:value-type="float">
            <text:p>18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154]*[.H154]" office:value-type="float" office:value="300" calcext:value-type="float">
            <text:p>300</text:p>
          </table:table-cell>
          <table:table-cell table:style-name="ce34" table:formula="of:=[.$D154]*[.I154]" office:value-type="float" office:value="300" calcext:value-type="float">
            <text:p>300</text:p>
          </table:table-cell>
          <table:table-cell table:style-name="ce38" table:formula="of:=[.$D154]*[.J154]" office:value-type="float" office:value="300" calcext:value-type="float">
            <text:p>300</text:p>
          </table:table-cell>
          <table:table-cell table:style-name="ce42" table:formula="of:=[.$D154]*[.K154]" office:value-type="float" office:value="300" calcext:value-type="float">
            <text:p>300</text:p>
          </table:table-cell>
          <table:table-cell table:style-name="ce45" table:formula="of:=[.L154]/[.$B154]" office:value-type="float" office:value="1000" calcext:value-type="float">
            <text:p>1000.0</text:p>
          </table:table-cell>
          <table:table-cell table:style-name="ce48" table:formula="of:=[.M154]/[.$B154]" office:value-type="float" office:value="1000" calcext:value-type="float">
            <text:p>1000.0</text:p>
          </table:table-cell>
          <table:table-cell table:style-name="ce50" table:formula="of:=[.N154]/[.$B154]" office:value-type="float" office:value="1000" calcext:value-type="float">
            <text:p>1000.0</text:p>
          </table:table-cell>
          <table:table-cell table:style-name="ce52" table:formula="of:=[.O154]/[.$B154]" office:value-type="float" office:value="1000" calcext:value-type="float">
            <text:p>1000.0</text:p>
          </table:table-cell>
          <table:table-cell table:style-name="ce55" table:formula="of:=([.L154]+[.M154]+[.N154]+[.O154])/[.$B154]" office:value-type="float" office:value="4000" calcext:value-type="float">
            <text:p>4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150:.B155])" office:value-type="percentage" office:value="1.6" calcext:value-type="percentage">
            <text:p>160.0%</text:p>
          </table:table-cell>
          <table:table-cell table:style-name="ce5" table:formula="of:=COM.MICROSOFT.FLOOR.MATH(100*2^([.A155]/3))" office:value-type="float" office:value="400" calcext:value-type="float">
            <text:p>400</text:p>
          </table:table-cell>
          <table:table-cell table:style-name="ce5" table:formula="of:=SUM([.$D$150:.D155])" office:value-type="float" office:value="1400" calcext:value-type="float">
            <text:p>1400</text:p>
          </table:table-cell>
          <table:table-cell table:style-name="ce5" table:formula="of:=[.A155]*10" office:value-type="float" office:value="60" calcext:value-type="float">
            <text:p>60</text:p>
          </table:table-cell>
          <table:table-cell table:style-name="ce5" table:formula="of:=[.D155]*[.F155]" office:value-type="float" office:value="24000" calcext:value-type="float">
            <text:p>2400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155]*[.H155]" office:value-type="float" office:value="400" calcext:value-type="float">
            <text:p>400</text:p>
          </table:table-cell>
          <table:table-cell table:style-name="ce34" table:formula="of:=[.$D155]*[.I155]" office:value-type="float" office:value="400" calcext:value-type="float">
            <text:p>400</text:p>
          </table:table-cell>
          <table:table-cell table:style-name="ce38" table:formula="of:=[.$D155]*[.J155]" office:value-type="float" office:value="400" calcext:value-type="float">
            <text:p>400</text:p>
          </table:table-cell>
          <table:table-cell table:style-name="ce42" table:formula="of:=[.$D155]*[.K155]" office:value-type="float" office:value="400" calcext:value-type="float">
            <text:p>400</text:p>
          </table:table-cell>
          <table:table-cell table:style-name="ce45" table:formula="of:=[.L155]/[.$B155]" office:value-type="float" office:value="1333.33333333333" calcext:value-type="float">
            <text:p>1333.3</text:p>
          </table:table-cell>
          <table:table-cell table:style-name="ce48" table:formula="of:=[.M155]/[.$B155]" office:value-type="float" office:value="1333.33333333333" calcext:value-type="float">
            <text:p>1333.3</text:p>
          </table:table-cell>
          <table:table-cell table:style-name="ce50" table:formula="of:=[.N155]/[.$B155]" office:value-type="float" office:value="1333.33333333333" calcext:value-type="float">
            <text:p>1333.3</text:p>
          </table:table-cell>
          <table:table-cell table:style-name="ce52" table:formula="of:=[.O155]/[.$B155]" office:value-type="float" office:value="1333.33333333333" calcext:value-type="float">
            <text:p>1333.3</text:p>
          </table:table-cell>
          <table:table-cell table:style-name="ce55" table:formula="of:=([.L155]+[.M155]+[.N155]+[.O155])/[.$B155]" office:value-type="float" office:value="5333.33333333333" calcext:value-type="float">
            <text:p>533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150:.B156])" office:value-type="percentage" office:value="1.9" calcext:value-type="percentage">
            <text:p>190.0%</text:p>
          </table:table-cell>
          <table:table-cell table:style-name="ce5" table:formula="of:=COM.MICROSOFT.FLOOR.MATH(100*2^([.A156]/3))" office:value-type="float" office:value="503" calcext:value-type="float">
            <text:p>503</text:p>
          </table:table-cell>
          <table:table-cell table:style-name="ce5" table:formula="of:=SUM([.$D$150:.D156])" office:value-type="float" office:value="1903" calcext:value-type="float">
            <text:p>1903</text:p>
          </table:table-cell>
          <table:table-cell table:style-name="ce5" table:formula="of:=[.A156]*10" office:value-type="float" office:value="70" calcext:value-type="float">
            <text:p>70</text:p>
          </table:table-cell>
          <table:table-cell table:style-name="ce5" table:formula="of:=[.D156]*[.F156]" office:value-type="float" office:value="35210" calcext:value-type="float">
            <text:p>3521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0" table:formula="of:=[.$D156]*[.H156]" office:value-type="float" office:value="1006" calcext:value-type="float">
            <text:p>1006</text:p>
          </table:table-cell>
          <table:table-cell table:style-name="ce34" table:formula="of:=[.$D156]*[.I156]" office:value-type="float" office:value="503" calcext:value-type="float">
            <text:p>503</text:p>
          </table:table-cell>
          <table:table-cell table:style-name="ce38" table:formula="of:=[.$D156]*[.J156]" office:value-type="float" office:value="503" calcext:value-type="float">
            <text:p>503</text:p>
          </table:table-cell>
          <table:table-cell table:style-name="ce42" table:formula="of:=[.$D156]*[.K156]" office:value-type="float" office:value="503" calcext:value-type="float">
            <text:p>503</text:p>
          </table:table-cell>
          <table:table-cell table:style-name="ce45" table:formula="of:=[.L156]/[.$B156]" office:value-type="float" office:value="3353.33333333333" calcext:value-type="float">
            <text:p>3353.3</text:p>
          </table:table-cell>
          <table:table-cell table:style-name="ce48" table:formula="of:=[.M156]/[.$B156]" office:value-type="float" office:value="1676.66666666667" calcext:value-type="float">
            <text:p>1676.7</text:p>
          </table:table-cell>
          <table:table-cell table:style-name="ce50" table:formula="of:=[.N156]/[.$B156]" office:value-type="float" office:value="1676.66666666667" calcext:value-type="float">
            <text:p>1676.7</text:p>
          </table:table-cell>
          <table:table-cell table:style-name="ce52" table:formula="of:=[.O156]/[.$B156]" office:value-type="float" office:value="1676.66666666667" calcext:value-type="float">
            <text:p>1676.7</text:p>
          </table:table-cell>
          <table:table-cell table:style-name="ce55" table:formula="of:=([.L156]+[.M156]+[.N156]+[.O156])/[.$B156]" office:value-type="float" office:value="8383.33333333333" calcext:value-type="float">
            <text:p>838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150:.B157])" office:value-type="percentage" office:value="2.2" calcext:value-type="percentage">
            <text:p>220.0%</text:p>
          </table:table-cell>
          <table:table-cell table:style-name="ce5" table:formula="of:=COM.MICROSOFT.FLOOR.MATH(100*2^([.A157]/3))" office:value-type="float" office:value="634" calcext:value-type="float">
            <text:p>634</text:p>
          </table:table-cell>
          <table:table-cell table:style-name="ce5" table:formula="of:=SUM([.$D$150:.D157])" office:value-type="float" office:value="2537" calcext:value-type="float">
            <text:p>2537</text:p>
          </table:table-cell>
          <table:table-cell table:style-name="ce5" table:formula="of:=[.A157]*10" office:value-type="float" office:value="80" calcext:value-type="float">
            <text:p>80</text:p>
          </table:table-cell>
          <table:table-cell table:style-name="ce5" table:formula="of:=[.D157]*[.F157]" office:value-type="float" office:value="50720" calcext:value-type="float">
            <text:p>5072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0" table:formula="of:=[.$D157]*[.H157]" office:value-type="float" office:value="1268" calcext:value-type="float">
            <text:p>1268</text:p>
          </table:table-cell>
          <table:table-cell table:style-name="ce34" table:formula="of:=[.$D157]*[.I157]" office:value-type="float" office:value="634" calcext:value-type="float">
            <text:p>634</text:p>
          </table:table-cell>
          <table:table-cell table:style-name="ce38" table:formula="of:=[.$D157]*[.J157]" office:value-type="float" office:value="634" calcext:value-type="float">
            <text:p>634</text:p>
          </table:table-cell>
          <table:table-cell table:style-name="ce42" table:formula="of:=[.$D157]*[.K157]" office:value-type="float" office:value="634" calcext:value-type="float">
            <text:p>634</text:p>
          </table:table-cell>
          <table:table-cell table:style-name="ce45" table:formula="of:=[.L157]/[.$B157]" office:value-type="float" office:value="4226.66666666667" calcext:value-type="float">
            <text:p>4226.7</text:p>
          </table:table-cell>
          <table:table-cell table:style-name="ce48" table:formula="of:=[.M157]/[.$B157]" office:value-type="float" office:value="2113.33333333333" calcext:value-type="float">
            <text:p>2113.3</text:p>
          </table:table-cell>
          <table:table-cell table:style-name="ce50" table:formula="of:=[.N157]/[.$B157]" office:value-type="float" office:value="2113.33333333333" calcext:value-type="float">
            <text:p>2113.3</text:p>
          </table:table-cell>
          <table:table-cell table:style-name="ce52" table:formula="of:=[.O157]/[.$B157]" office:value-type="float" office:value="2113.33333333333" calcext:value-type="float">
            <text:p>2113.3</text:p>
          </table:table-cell>
          <table:table-cell table:style-name="ce55" table:formula="of:=([.L157]+[.M157]+[.N157]+[.O157])/[.$B157]" office:value-type="float" office:value="10566.6666666667" calcext:value-type="float">
            <text:p>1056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150:.B158])" office:value-type="percentage" office:value="2.5" calcext:value-type="percentage">
            <text:p>250.0%</text:p>
          </table:table-cell>
          <table:table-cell table:style-name="ce5" table:formula="of:=COM.MICROSOFT.FLOOR.MATH(100*2^([.A158]/3))" office:value-type="float" office:value="800" calcext:value-type="float">
            <text:p>800</text:p>
          </table:table-cell>
          <table:table-cell table:style-name="ce5" table:formula="of:=SUM([.$D$150:.D158])" office:value-type="float" office:value="3337" calcext:value-type="float">
            <text:p>3337</text:p>
          </table:table-cell>
          <table:table-cell table:style-name="ce5" table:formula="of:=[.A158]*10" office:value-type="float" office:value="90" calcext:value-type="float">
            <text:p>90</text:p>
          </table:table-cell>
          <table:table-cell table:style-name="ce5" table:formula="of:=[.D158]*[.F158]" office:value-type="float" office:value="72000" calcext:value-type="float">
            <text:p>7200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$D158]*[.H158]" office:value-type="float" office:value="1600" calcext:value-type="float">
            <text:p>1600</text:p>
          </table:table-cell>
          <table:table-cell table:style-name="ce34" table:formula="of:=[.$D158]*[.I158]" office:value-type="float" office:value="1600" calcext:value-type="float">
            <text:p>1600</text:p>
          </table:table-cell>
          <table:table-cell table:style-name="ce38" table:formula="of:=[.$D158]*[.J158]" office:value-type="float" office:value="800" calcext:value-type="float">
            <text:p>800</text:p>
          </table:table-cell>
          <table:table-cell table:style-name="ce42" table:formula="of:=[.$D158]*[.K158]" office:value-type="float" office:value="800" calcext:value-type="float">
            <text:p>800</text:p>
          </table:table-cell>
          <table:table-cell table:style-name="ce45" table:formula="of:=[.L158]/[.$B158]" office:value-type="float" office:value="5333.33333333333" calcext:value-type="float">
            <text:p>5333.3</text:p>
          </table:table-cell>
          <table:table-cell table:style-name="ce48" table:formula="of:=[.M158]/[.$B158]" office:value-type="float" office:value="5333.33333333333" calcext:value-type="float">
            <text:p>5333.3</text:p>
          </table:table-cell>
          <table:table-cell table:style-name="ce50" table:formula="of:=[.N158]/[.$B158]" office:value-type="float" office:value="2666.66666666667" calcext:value-type="float">
            <text:p>2666.7</text:p>
          </table:table-cell>
          <table:table-cell table:style-name="ce52" table:formula="of:=[.O158]/[.$B158]" office:value-type="float" office:value="2666.66666666667" calcext:value-type="float">
            <text:p>2666.7</text:p>
          </table:table-cell>
          <table:table-cell table:style-name="ce55" table:formula="of:=([.L158]+[.M158]+[.N158]+[.O158])/[.$B158]" office:value-type="float" office:value="16000" calcext:value-type="float">
            <text:p>16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150:.B159])" office:value-type="percentage" office:value="2.8" calcext:value-type="percentage">
            <text:p>280.0%</text:p>
          </table:table-cell>
          <table:table-cell table:style-name="ce5" table:formula="of:=COM.MICROSOFT.FLOOR.MATH(100*2^([.A159]/3))" office:value-type="float" office:value="1007" calcext:value-type="float">
            <text:p>1007</text:p>
          </table:table-cell>
          <table:table-cell table:style-name="ce5" table:formula="of:=SUM([.$D$150:.D159])" office:value-type="float" office:value="4344" calcext:value-type="float">
            <text:p>4344</text:p>
          </table:table-cell>
          <table:table-cell table:style-name="ce5" table:formula="of:=[.A159]*10" office:value-type="float" office:value="100" calcext:value-type="float">
            <text:p>100</text:p>
          </table:table-cell>
          <table:table-cell table:style-name="ce5" table:formula="of:=[.D159]*[.F159]" office:value-type="float" office:value="100700" calcext:value-type="float">
            <text:p>10070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$D159]*[.H159]" office:value-type="float" office:value="2014" calcext:value-type="float">
            <text:p>2014</text:p>
          </table:table-cell>
          <table:table-cell table:style-name="ce34" table:formula="of:=[.$D159]*[.I159]" office:value-type="float" office:value="2014" calcext:value-type="float">
            <text:p>2014</text:p>
          </table:table-cell>
          <table:table-cell table:style-name="ce38" table:formula="of:=[.$D159]*[.J159]" office:value-type="float" office:value="1007" calcext:value-type="float">
            <text:p>1007</text:p>
          </table:table-cell>
          <table:table-cell table:style-name="ce42" table:formula="of:=[.$D159]*[.K159]" office:value-type="float" office:value="1007" calcext:value-type="float">
            <text:p>1007</text:p>
          </table:table-cell>
          <table:table-cell table:style-name="ce45" table:formula="of:=[.L159]/[.$B159]" office:value-type="float" office:value="6713.33333333333" calcext:value-type="float">
            <text:p>6713.3</text:p>
          </table:table-cell>
          <table:table-cell table:style-name="ce48" table:formula="of:=[.M159]/[.$B159]" office:value-type="float" office:value="6713.33333333333" calcext:value-type="float">
            <text:p>6713.3</text:p>
          </table:table-cell>
          <table:table-cell table:style-name="ce50" table:formula="of:=[.N159]/[.$B159]" office:value-type="float" office:value="3356.66666666667" calcext:value-type="float">
            <text:p>3356.7</text:p>
          </table:table-cell>
          <table:table-cell table:style-name="ce52" table:formula="of:=[.O159]/[.$B159]" office:value-type="float" office:value="3356.66666666667" calcext:value-type="float">
            <text:p>3356.7</text:p>
          </table:table-cell>
          <table:table-cell table:style-name="ce55" table:formula="of:=([.L159]+[.M159]+[.N159]+[.O159])/[.$B159]" office:value-type="float" office:value="20140" calcext:value-type="float">
            <text:p>2014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150:.B160])" office:value-type="percentage" office:value="3.1" calcext:value-type="percentage">
            <text:p>310.0%</text:p>
          </table:table-cell>
          <table:table-cell table:style-name="ce5" table:formula="of:=COM.MICROSOFT.FLOOR.MATH(100*2^([.A160]/3))" office:value-type="float" office:value="1269" calcext:value-type="float">
            <text:p>1269</text:p>
          </table:table-cell>
          <table:table-cell table:style-name="ce5" table:formula="of:=SUM([.$D$150:.D160])" office:value-type="float" office:value="5613" calcext:value-type="float">
            <text:p>5613</text:p>
          </table:table-cell>
          <table:table-cell table:style-name="ce5" table:formula="of:=[.A160]*10" office:value-type="float" office:value="110" calcext:value-type="float">
            <text:p>110</text:p>
          </table:table-cell>
          <table:table-cell table:style-name="ce5" table:formula="of:=[.D160]*[.F160]" office:value-type="float" office:value="139590" calcext:value-type="float">
            <text:p>13959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60]*[.H160]" office:value-type="float" office:value="2538" calcext:value-type="float">
            <text:p>2538</text:p>
          </table:table-cell>
          <table:table-cell table:style-name="ce34" table:formula="of:=[.$D160]*[.I160]" office:value-type="float" office:value="2538" calcext:value-type="float">
            <text:p>2538</text:p>
          </table:table-cell>
          <table:table-cell table:style-name="ce38" table:formula="of:=[.$D160]*[.J160]" office:value-type="float" office:value="2538" calcext:value-type="float">
            <text:p>2538</text:p>
          </table:table-cell>
          <table:table-cell table:style-name="ce42" table:formula="of:=[.$D160]*[.K160]" office:value-type="float" office:value="1269" calcext:value-type="float">
            <text:p>1269</text:p>
          </table:table-cell>
          <table:table-cell table:style-name="ce45" table:formula="of:=[.L160]/[.$B160]" office:value-type="float" office:value="8460" calcext:value-type="float">
            <text:p>8460.0</text:p>
          </table:table-cell>
          <table:table-cell table:style-name="ce48" table:formula="of:=[.M160]/[.$B160]" office:value-type="float" office:value="8460" calcext:value-type="float">
            <text:p>8460.0</text:p>
          </table:table-cell>
          <table:table-cell table:style-name="ce50" table:formula="of:=[.N160]/[.$B160]" office:value-type="float" office:value="8460" calcext:value-type="float">
            <text:p>8460.0</text:p>
          </table:table-cell>
          <table:table-cell table:style-name="ce52" table:formula="of:=[.O160]/[.$B160]" office:value-type="float" office:value="4230" calcext:value-type="float">
            <text:p>4230.0</text:p>
          </table:table-cell>
          <table:table-cell table:style-name="ce55" table:formula="of:=([.L160]+[.M160]+[.N160]+[.O160])/[.$B160]" office:value-type="float" office:value="29610" calcext:value-type="float">
            <text:p>2961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150:.B161])" office:value-type="percentage" office:value="3.4" calcext:value-type="percentage">
            <text:p>340.0%</text:p>
          </table:table-cell>
          <table:table-cell table:style-name="ce5" table:formula="of:=COM.MICROSOFT.FLOOR.MATH(100*2^([.A161]/3))" office:value-type="float" office:value="1600" calcext:value-type="float">
            <text:p>1600</text:p>
          </table:table-cell>
          <table:table-cell table:style-name="ce5" table:formula="of:=SUM([.$D$150:.D161])" office:value-type="float" office:value="7213" calcext:value-type="float">
            <text:p>7213</text:p>
          </table:table-cell>
          <table:table-cell table:style-name="ce5" table:formula="of:=[.A161]*10" office:value-type="float" office:value="120" calcext:value-type="float">
            <text:p>120</text:p>
          </table:table-cell>
          <table:table-cell table:style-name="ce5" table:formula="of:=[.D161]*[.F161]" office:value-type="float" office:value="192000" calcext:value-type="float">
            <text:p>192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61]*[.H161]" office:value-type="float" office:value="3200" calcext:value-type="float">
            <text:p>3200</text:p>
          </table:table-cell>
          <table:table-cell table:style-name="ce34" table:formula="of:=[.$D161]*[.I161]" office:value-type="float" office:value="3200" calcext:value-type="float">
            <text:p>3200</text:p>
          </table:table-cell>
          <table:table-cell table:style-name="ce38" table:formula="of:=[.$D161]*[.J161]" office:value-type="float" office:value="3200" calcext:value-type="float">
            <text:p>3200</text:p>
          </table:table-cell>
          <table:table-cell table:style-name="ce42" table:formula="of:=[.$D161]*[.K161]" office:value-type="float" office:value="1600" calcext:value-type="float">
            <text:p>1600</text:p>
          </table:table-cell>
          <table:table-cell table:style-name="ce45" table:formula="of:=[.L161]/[.$B161]" office:value-type="float" office:value="10666.6666666667" calcext:value-type="float">
            <text:p>10666.7</text:p>
          </table:table-cell>
          <table:table-cell table:style-name="ce48" table:formula="of:=[.M161]/[.$B161]" office:value-type="float" office:value="10666.6666666667" calcext:value-type="float">
            <text:p>10666.7</text:p>
          </table:table-cell>
          <table:table-cell table:style-name="ce50" table:formula="of:=[.N161]/[.$B161]" office:value-type="float" office:value="10666.6666666667" calcext:value-type="float">
            <text:p>10666.7</text:p>
          </table:table-cell>
          <table:table-cell table:style-name="ce52" table:formula="of:=[.O161]/[.$B161]" office:value-type="float" office:value="5333.33333333333" calcext:value-type="float">
            <text:p>5333.3</text:p>
          </table:table-cell>
          <table:table-cell table:style-name="ce55" table:formula="of:=([.L161]+[.M161]+[.N161]+[.O161])/[.$B161]" office:value-type="float" office:value="37333.3333333333" calcext:value-type="float">
            <text:p>3733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150:.B162])" office:value-type="percentage" office:value="3.7" calcext:value-type="percentage">
            <text:p>370.0%</text:p>
          </table:table-cell>
          <table:table-cell table:style-name="ce5" table:formula="of:=COM.MICROSOFT.FLOOR.MATH(100*2^([.A162]/3))" office:value-type="float" office:value="2015" calcext:value-type="float">
            <text:p>2015</text:p>
          </table:table-cell>
          <table:table-cell table:style-name="ce5" table:formula="of:=SUM([.$D$150:.D162])" office:value-type="float" office:value="9228" calcext:value-type="float">
            <text:p>9228</text:p>
          </table:table-cell>
          <table:table-cell table:style-name="ce5" table:formula="of:=[.A162]*10" office:value-type="float" office:value="130" calcext:value-type="float">
            <text:p>130</text:p>
          </table:table-cell>
          <table:table-cell table:style-name="ce5" table:formula="of:=[.D162]*[.F162]" office:value-type="float" office:value="261950" calcext:value-type="float">
            <text:p>26195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62]*[.H162]" office:value-type="float" office:value="4030" calcext:value-type="float">
            <text:p>4030</text:p>
          </table:table-cell>
          <table:table-cell table:style-name="ce34" table:formula="of:=[.$D162]*[.I162]" office:value-type="float" office:value="4030" calcext:value-type="float">
            <text:p>4030</text:p>
          </table:table-cell>
          <table:table-cell table:style-name="ce38" table:formula="of:=[.$D162]*[.J162]" office:value-type="float" office:value="4030" calcext:value-type="float">
            <text:p>4030</text:p>
          </table:table-cell>
          <table:table-cell table:style-name="ce42" table:formula="of:=[.$D162]*[.K162]" office:value-type="float" office:value="2015" calcext:value-type="float">
            <text:p>2015</text:p>
          </table:table-cell>
          <table:table-cell table:style-name="ce45" table:formula="of:=[.L162]/[.$B162]" office:value-type="float" office:value="13433.3333333333" calcext:value-type="float">
            <text:p>13433.3</text:p>
          </table:table-cell>
          <table:table-cell table:style-name="ce48" table:formula="of:=[.M162]/[.$B162]" office:value-type="float" office:value="13433.3333333333" calcext:value-type="float">
            <text:p>13433.3</text:p>
          </table:table-cell>
          <table:table-cell table:style-name="ce50" table:formula="of:=[.N162]/[.$B162]" office:value-type="float" office:value="13433.3333333333" calcext:value-type="float">
            <text:p>13433.3</text:p>
          </table:table-cell>
          <table:table-cell table:style-name="ce52" table:formula="of:=[.O162]/[.$B162]" office:value-type="float" office:value="6716.66666666667" calcext:value-type="float">
            <text:p>6716.7</text:p>
          </table:table-cell>
          <table:table-cell table:style-name="ce55" table:formula="of:=([.L162]+[.M162]+[.N162]+[.O162])/[.$B162]" office:value-type="float" office:value="47016.6666666667" calcext:value-type="float">
            <text:p>4701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150:.B163])" office:value-type="percentage" office:value="4" calcext:value-type="percentage">
            <text:p>400.0%</text:p>
          </table:table-cell>
          <table:table-cell table:style-name="ce5" table:formula="of:=COM.MICROSOFT.FLOOR.MATH(100*2^([.A163]/3))" office:value-type="float" office:value="2539" calcext:value-type="float">
            <text:p>2539</text:p>
          </table:table-cell>
          <table:table-cell table:style-name="ce5" table:formula="of:=SUM([.$D$150:.D163])" office:value-type="float" office:value="11767" calcext:value-type="float">
            <text:p>11767</text:p>
          </table:table-cell>
          <table:table-cell table:style-name="ce5" table:formula="of:=[.A163]*10" office:value-type="float" office:value="140" calcext:value-type="float">
            <text:p>140</text:p>
          </table:table-cell>
          <table:table-cell table:style-name="ce5" table:formula="of:=[.D163]*[.F163]" office:value-type="float" office:value="355460" calcext:value-type="float">
            <text:p>35546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63]*[.H163]" office:value-type="float" office:value="5078" calcext:value-type="float">
            <text:p>5078</text:p>
          </table:table-cell>
          <table:table-cell table:style-name="ce34" table:formula="of:=[.$D163]*[.I163]" office:value-type="float" office:value="5078" calcext:value-type="float">
            <text:p>5078</text:p>
          </table:table-cell>
          <table:table-cell table:style-name="ce38" table:formula="of:=[.$D163]*[.J163]" office:value-type="float" office:value="5078" calcext:value-type="float">
            <text:p>5078</text:p>
          </table:table-cell>
          <table:table-cell table:style-name="ce42" table:formula="of:=[.$D163]*[.K163]" office:value-type="float" office:value="2539" calcext:value-type="float">
            <text:p>2539</text:p>
          </table:table-cell>
          <table:table-cell table:style-name="ce45" table:formula="of:=[.L163]/[.$B163]" office:value-type="float" office:value="16926.6666666667" calcext:value-type="float">
            <text:p>16926.7</text:p>
          </table:table-cell>
          <table:table-cell table:style-name="ce48" table:formula="of:=[.M163]/[.$B163]" office:value-type="float" office:value="16926.6666666667" calcext:value-type="float">
            <text:p>16926.7</text:p>
          </table:table-cell>
          <table:table-cell table:style-name="ce50" table:formula="of:=[.N163]/[.$B163]" office:value-type="float" office:value="16926.6666666667" calcext:value-type="float">
            <text:p>16926.7</text:p>
          </table:table-cell>
          <table:table-cell table:style-name="ce52" table:formula="of:=[.O163]/[.$B163]" office:value-type="float" office:value="8463.33333333333" calcext:value-type="float">
            <text:p>8463.3</text:p>
          </table:table-cell>
          <table:table-cell table:style-name="ce55" table:formula="of:=([.L163]+[.M163]+[.N163]+[.O163])/[.$B163]" office:value-type="float" office:value="59243.3333333333" calcext:value-type="float">
            <text:p>5924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150:.B164])" office:value-type="percentage" office:value="4.3" calcext:value-type="percentage">
            <text:p>430.0%</text:p>
          </table:table-cell>
          <table:table-cell table:style-name="ce5" table:formula="of:=COM.MICROSOFT.FLOOR.MATH(100*2^([.A164]/3))" office:value-type="float" office:value="3200" calcext:value-type="float">
            <text:p>3200</text:p>
          </table:table-cell>
          <table:table-cell table:style-name="ce5" table:formula="of:=SUM([.$D$150:.D164])" office:value-type="float" office:value="14967" calcext:value-type="float">
            <text:p>14967</text:p>
          </table:table-cell>
          <table:table-cell table:style-name="ce5" table:formula="of:=[.A164]*10" office:value-type="float" office:value="150" calcext:value-type="float">
            <text:p>150</text:p>
          </table:table-cell>
          <table:table-cell table:style-name="ce5" table:formula="of:=[.D164]*[.F164]" office:value-type="float" office:value="480000" calcext:value-type="float">
            <text:p>480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64]*[.H164]" office:value-type="float" office:value="6400" calcext:value-type="float">
            <text:p>6400</text:p>
          </table:table-cell>
          <table:table-cell table:style-name="ce34" table:formula="of:=[.$D164]*[.I164]" office:value-type="float" office:value="6400" calcext:value-type="float">
            <text:p>6400</text:p>
          </table:table-cell>
          <table:table-cell table:style-name="ce38" table:formula="of:=[.$D164]*[.J164]" office:value-type="float" office:value="6400" calcext:value-type="float">
            <text:p>6400</text:p>
          </table:table-cell>
          <table:table-cell table:style-name="ce42" table:formula="of:=[.$D164]*[.K164]" office:value-type="float" office:value="3200" calcext:value-type="float">
            <text:p>3200</text:p>
          </table:table-cell>
          <table:table-cell table:style-name="ce45" table:formula="of:=[.L164]/[.$B164]" office:value-type="float" office:value="21333.3333333333" calcext:value-type="float">
            <text:p>21333.3</text:p>
          </table:table-cell>
          <table:table-cell table:style-name="ce48" table:formula="of:=[.M164]/[.$B164]" office:value-type="float" office:value="21333.3333333333" calcext:value-type="float">
            <text:p>21333.3</text:p>
          </table:table-cell>
          <table:table-cell table:style-name="ce50" table:formula="of:=[.N164]/[.$B164]" office:value-type="float" office:value="21333.3333333333" calcext:value-type="float">
            <text:p>21333.3</text:p>
          </table:table-cell>
          <table:table-cell table:style-name="ce52" table:formula="of:=[.O164]/[.$B164]" office:value-type="float" office:value="10666.6666666667" calcext:value-type="float">
            <text:p>10666.7</text:p>
          </table:table-cell>
          <table:table-cell table:style-name="ce55" table:formula="of:=([.L164]+[.M164]+[.N164]+[.O164])/[.$B164]" office:value-type="float" office:value="74666.6666666667" calcext:value-type="float">
            <text:p>7466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150:.B165])" office:value-type="percentage" office:value="4.6" calcext:value-type="percentage">
            <text:p>460.0%</text:p>
          </table:table-cell>
          <table:table-cell table:style-name="ce5" table:formula="of:=COM.MICROSOFT.FLOOR.MATH(100*2^([.A165]/3))" office:value-type="float" office:value="4031" calcext:value-type="float">
            <text:p>4031</text:p>
          </table:table-cell>
          <table:table-cell table:style-name="ce5" table:formula="of:=SUM([.$D$150:.D165])" office:value-type="float" office:value="18998" calcext:value-type="float">
            <text:p>18998</text:p>
          </table:table-cell>
          <table:table-cell table:style-name="ce5" table:formula="of:=[.A165]*10" office:value-type="float" office:value="160" calcext:value-type="float">
            <text:p>160</text:p>
          </table:table-cell>
          <table:table-cell table:style-name="ce5" table:formula="of:=[.D165]*[.F165]" office:value-type="float" office:value="644960" calcext:value-type="float">
            <text:p>64496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65]*[.H165]" office:value-type="float" office:value="8062" calcext:value-type="float">
            <text:p>8062</text:p>
          </table:table-cell>
          <table:table-cell table:style-name="ce34" table:formula="of:=[.$D165]*[.I165]" office:value-type="float" office:value="8062" calcext:value-type="float">
            <text:p>8062</text:p>
          </table:table-cell>
          <table:table-cell table:style-name="ce38" table:formula="of:=[.$D165]*[.J165]" office:value-type="float" office:value="8062" calcext:value-type="float">
            <text:p>8062</text:p>
          </table:table-cell>
          <table:table-cell table:style-name="ce42" table:formula="of:=[.$D165]*[.K165]" office:value-type="float" office:value="4031" calcext:value-type="float">
            <text:p>4031</text:p>
          </table:table-cell>
          <table:table-cell table:style-name="ce45" table:formula="of:=[.L165]/[.$B165]" office:value-type="float" office:value="26873.3333333333" calcext:value-type="float">
            <text:p>26873.3</text:p>
          </table:table-cell>
          <table:table-cell table:style-name="ce48" table:formula="of:=[.M165]/[.$B165]" office:value-type="float" office:value="26873.3333333333" calcext:value-type="float">
            <text:p>26873.3</text:p>
          </table:table-cell>
          <table:table-cell table:style-name="ce50" table:formula="of:=[.N165]/[.$B165]" office:value-type="float" office:value="26873.3333333333" calcext:value-type="float">
            <text:p>26873.3</text:p>
          </table:table-cell>
          <table:table-cell table:style-name="ce52" table:formula="of:=[.O165]/[.$B165]" office:value-type="float" office:value="13436.6666666667" calcext:value-type="float">
            <text:p>13436.7</text:p>
          </table:table-cell>
          <table:table-cell table:style-name="ce55" table:formula="of:=([.L165]+[.M165]+[.N165]+[.O165])/[.$B165]" office:value-type="float" office:value="94056.6666666667" calcext:value-type="float">
            <text:p>9405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150:.B166])" office:value-type="percentage" office:value="4.9" calcext:value-type="percentage">
            <text:p>490.0%</text:p>
          </table:table-cell>
          <table:table-cell table:style-name="ce5" table:formula="of:=COM.MICROSOFT.FLOOR.MATH(100*2^([.A166]/3))" office:value-type="float" office:value="5079" calcext:value-type="float">
            <text:p>5079</text:p>
          </table:table-cell>
          <table:table-cell table:style-name="ce5" table:formula="of:=SUM([.$D$150:.D166])" office:value-type="float" office:value="24077" calcext:value-type="float">
            <text:p>24077</text:p>
          </table:table-cell>
          <table:table-cell table:style-name="ce5" table:formula="of:=[.A166]*10" office:value-type="float" office:value="170" calcext:value-type="float">
            <text:p>170</text:p>
          </table:table-cell>
          <table:table-cell table:style-name="ce5" table:formula="of:=[.D166]*[.F166]" office:value-type="float" office:value="863430" calcext:value-type="float">
            <text:p>86343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66]*[.H166]" office:value-type="float" office:value="10158" calcext:value-type="float">
            <text:p>10158</text:p>
          </table:table-cell>
          <table:table-cell table:style-name="ce34" table:formula="of:=[.$D166]*[.I166]" office:value-type="float" office:value="10158" calcext:value-type="float">
            <text:p>10158</text:p>
          </table:table-cell>
          <table:table-cell table:style-name="ce38" table:formula="of:=[.$D166]*[.J166]" office:value-type="float" office:value="10158" calcext:value-type="float">
            <text:p>10158</text:p>
          </table:table-cell>
          <table:table-cell table:style-name="ce42" table:formula="of:=[.$D166]*[.K166]" office:value-type="float" office:value="5079" calcext:value-type="float">
            <text:p>5079</text:p>
          </table:table-cell>
          <table:table-cell table:style-name="ce45" table:formula="of:=[.L166]/[.$B166]" office:value-type="float" office:value="33860" calcext:value-type="float">
            <text:p>33860.0</text:p>
          </table:table-cell>
          <table:table-cell table:style-name="ce48" table:formula="of:=[.M166]/[.$B166]" office:value-type="float" office:value="33860" calcext:value-type="float">
            <text:p>33860.0</text:p>
          </table:table-cell>
          <table:table-cell table:style-name="ce50" table:formula="of:=[.N166]/[.$B166]" office:value-type="float" office:value="33860" calcext:value-type="float">
            <text:p>33860.0</text:p>
          </table:table-cell>
          <table:table-cell table:style-name="ce52" table:formula="of:=[.O166]/[.$B166]" office:value-type="float" office:value="16930" calcext:value-type="float">
            <text:p>16930.0</text:p>
          </table:table-cell>
          <table:table-cell table:style-name="ce55" table:formula="of:=([.L166]+[.M166]+[.N166]+[.O166])/[.$B166]" office:value-type="float" office:value="118510" calcext:value-type="float">
            <text:p>11851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150:.B167])" office:value-type="percentage" office:value="5.2" calcext:value-type="percentage">
            <text:p>520.0%</text:p>
          </table:table-cell>
          <table:table-cell table:style-name="ce5" table:formula="of:=COM.MICROSOFT.FLOOR.MATH(100*2^([.A167]/3))" office:value-type="float" office:value="6400" calcext:value-type="float">
            <text:p>6400</text:p>
          </table:table-cell>
          <table:table-cell table:style-name="ce5" table:formula="of:=SUM([.$D$150:.D167])" office:value-type="float" office:value="30477" calcext:value-type="float">
            <text:p>30477</text:p>
          </table:table-cell>
          <table:table-cell table:style-name="ce5" table:formula="of:=[.A167]*10" office:value-type="float" office:value="180" calcext:value-type="float">
            <text:p>180</text:p>
          </table:table-cell>
          <table:table-cell table:style-name="ce5" table:formula="of:=[.D167]*[.F167]" office:value-type="float" office:value="1152000" calcext:value-type="float">
            <text:p>1152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67]*[.H167]" office:value-type="float" office:value="12800" calcext:value-type="float">
            <text:p>12800</text:p>
          </table:table-cell>
          <table:table-cell table:style-name="ce34" table:formula="of:=[.$D167]*[.I167]" office:value-type="float" office:value="12800" calcext:value-type="float">
            <text:p>12800</text:p>
          </table:table-cell>
          <table:table-cell table:style-name="ce38" table:formula="of:=[.$D167]*[.J167]" office:value-type="float" office:value="12800" calcext:value-type="float">
            <text:p>12800</text:p>
          </table:table-cell>
          <table:table-cell table:style-name="ce42" table:formula="of:=[.$D167]*[.K167]" office:value-type="float" office:value="6400" calcext:value-type="float">
            <text:p>6400</text:p>
          </table:table-cell>
          <table:table-cell table:style-name="ce45" table:formula="of:=[.L167]/[.$B167]" office:value-type="float" office:value="42666.6666666667" calcext:value-type="float">
            <text:p>42666.7</text:p>
          </table:table-cell>
          <table:table-cell table:style-name="ce48" table:formula="of:=[.M167]/[.$B167]" office:value-type="float" office:value="42666.6666666667" calcext:value-type="float">
            <text:p>42666.7</text:p>
          </table:table-cell>
          <table:table-cell table:style-name="ce50" table:formula="of:=[.N167]/[.$B167]" office:value-type="float" office:value="42666.6666666667" calcext:value-type="float">
            <text:p>42666.7</text:p>
          </table:table-cell>
          <table:table-cell table:style-name="ce52" table:formula="of:=[.O167]/[.$B167]" office:value-type="float" office:value="21333.3333333333" calcext:value-type="float">
            <text:p>21333.3</text:p>
          </table:table-cell>
          <table:table-cell table:style-name="ce55" table:formula="of:=([.L167]+[.M167]+[.N167]+[.O167])/[.$B167]" office:value-type="float" office:value="149333.333333333" calcext:value-type="float">
            <text:p>14933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150:.B168])" office:value-type="percentage" office:value="5.5" calcext:value-type="percentage">
            <text:p>550.0%</text:p>
          </table:table-cell>
          <table:table-cell table:style-name="ce5" table:formula="of:=COM.MICROSOFT.FLOOR.MATH(100*2^([.A168]/3))" office:value-type="float" office:value="8063" calcext:value-type="float">
            <text:p>8063</text:p>
          </table:table-cell>
          <table:table-cell table:style-name="ce5" table:formula="of:=SUM([.$D$150:.D168])" office:value-type="float" office:value="38540" calcext:value-type="float">
            <text:p>38540</text:p>
          </table:table-cell>
          <table:table-cell table:style-name="ce5" table:formula="of:=[.A168]*10" office:value-type="float" office:value="190" calcext:value-type="float">
            <text:p>190</text:p>
          </table:table-cell>
          <table:table-cell table:style-name="ce5" table:formula="of:=[.D168]*[.F168]" office:value-type="float" office:value="1531970" calcext:value-type="float">
            <text:p>153197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68]*[.H168]" office:value-type="float" office:value="16126" calcext:value-type="float">
            <text:p>16126</text:p>
          </table:table-cell>
          <table:table-cell table:style-name="ce34" table:formula="of:=[.$D168]*[.I168]" office:value-type="float" office:value="16126" calcext:value-type="float">
            <text:p>16126</text:p>
          </table:table-cell>
          <table:table-cell table:style-name="ce38" table:formula="of:=[.$D168]*[.J168]" office:value-type="float" office:value="16126" calcext:value-type="float">
            <text:p>16126</text:p>
          </table:table-cell>
          <table:table-cell table:style-name="ce42" table:formula="of:=[.$D168]*[.K168]" office:value-type="float" office:value="8063" calcext:value-type="float">
            <text:p>8063</text:p>
          </table:table-cell>
          <table:table-cell table:style-name="ce45" table:formula="of:=[.L168]/[.$B168]" office:value-type="float" office:value="53753.3333333333" calcext:value-type="float">
            <text:p>53753.3</text:p>
          </table:table-cell>
          <table:table-cell table:style-name="ce48" table:formula="of:=[.M168]/[.$B168]" office:value-type="float" office:value="53753.3333333333" calcext:value-type="float">
            <text:p>53753.3</text:p>
          </table:table-cell>
          <table:table-cell table:style-name="ce50" table:formula="of:=[.N168]/[.$B168]" office:value-type="float" office:value="53753.3333333333" calcext:value-type="float">
            <text:p>53753.3</text:p>
          </table:table-cell>
          <table:table-cell table:style-name="ce52" table:formula="of:=[.O168]/[.$B168]" office:value-type="float" office:value="26876.6666666667" calcext:value-type="float">
            <text:p>26876.7</text:p>
          </table:table-cell>
          <table:table-cell table:style-name="ce55" table:formula="of:=([.L168]+[.M168]+[.N168]+[.O168])/[.$B168]" office:value-type="float" office:value="188136.666666667" calcext:value-type="float">
            <text:p>18813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150:.B169])" office:value-type="percentage" office:value="5.8" calcext:value-type="percentage">
            <text:p>580.0%</text:p>
          </table:table-cell>
          <table:table-cell table:style-name="ce5" table:formula="of:=COM.MICROSOFT.FLOOR.MATH(100*2^([.A169]/3))" office:value-type="float" office:value="10159" calcext:value-type="float">
            <text:p>10159</text:p>
          </table:table-cell>
          <table:table-cell table:style-name="ce5" table:formula="of:=SUM([.$D$150:.D169])" office:value-type="float" office:value="48699" calcext:value-type="float">
            <text:p>48699</text:p>
          </table:table-cell>
          <table:table-cell table:style-name="ce5" table:formula="of:=[.A169]*10" office:value-type="float" office:value="200" calcext:value-type="float">
            <text:p>200</text:p>
          </table:table-cell>
          <table:table-cell table:style-name="ce5" table:formula="of:=[.D169]*[.F169]" office:value-type="float" office:value="2031800" calcext:value-type="float">
            <text:p>20318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69]*[.H169]" office:value-type="float" office:value="20318" calcext:value-type="float">
            <text:p>20318</text:p>
          </table:table-cell>
          <table:table-cell table:style-name="ce34" table:formula="of:=[.$D169]*[.I169]" office:value-type="float" office:value="20318" calcext:value-type="float">
            <text:p>20318</text:p>
          </table:table-cell>
          <table:table-cell table:style-name="ce38" table:formula="of:=[.$D169]*[.J169]" office:value-type="float" office:value="20318" calcext:value-type="float">
            <text:p>20318</text:p>
          </table:table-cell>
          <table:table-cell table:style-name="ce42" table:formula="of:=[.$D169]*[.K169]" office:value-type="float" office:value="10159" calcext:value-type="float">
            <text:p>10159</text:p>
          </table:table-cell>
          <table:table-cell table:style-name="ce45" table:formula="of:=[.L169]/[.$B169]" office:value-type="float" office:value="67726.6666666667" calcext:value-type="float">
            <text:p>67726.7</text:p>
          </table:table-cell>
          <table:table-cell table:style-name="ce48" table:formula="of:=[.M169]/[.$B169]" office:value-type="float" office:value="67726.6666666667" calcext:value-type="float">
            <text:p>67726.7</text:p>
          </table:table-cell>
          <table:table-cell table:style-name="ce50" table:formula="of:=[.N169]/[.$B169]" office:value-type="float" office:value="67726.6666666667" calcext:value-type="float">
            <text:p>67726.7</text:p>
          </table:table-cell>
          <table:table-cell table:style-name="ce52" table:formula="of:=[.O169]/[.$B169]" office:value-type="float" office:value="33863.3333333333" calcext:value-type="float">
            <text:p>33863.3</text:p>
          </table:table-cell>
          <table:table-cell table:style-name="ce55" table:formula="of:=([.L169]+[.M169]+[.N169]+[.O169])/[.$B169]" office:value-type="float" office:value="237043.333333333" calcext:value-type="float">
            <text:p>23704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150:.B170])" office:value-type="percentage" office:value="6.1" calcext:value-type="percentage">
            <text:p>610.0%</text:p>
          </table:table-cell>
          <table:table-cell table:style-name="ce5" table:formula="of:=COM.MICROSOFT.FLOOR.MATH(100*2^([.A170]/3))" office:value-type="float" office:value="12800" calcext:value-type="float">
            <text:p>12800</text:p>
          </table:table-cell>
          <table:table-cell table:style-name="ce5" table:formula="of:=SUM([.$D$150:.D170])" office:value-type="float" office:value="61499" calcext:value-type="float">
            <text:p>61499</text:p>
          </table:table-cell>
          <table:table-cell table:style-name="ce5" table:formula="of:=[.A170]*10" office:value-type="float" office:value="210" calcext:value-type="float">
            <text:p>210</text:p>
          </table:table-cell>
          <table:table-cell table:style-name="ce5" table:formula="of:=[.D170]*[.F170]" office:value-type="float" office:value="2688000" calcext:value-type="float">
            <text:p>2688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70]*[.H170]" office:value-type="float" office:value="25600" calcext:value-type="float">
            <text:p>25600</text:p>
          </table:table-cell>
          <table:table-cell table:style-name="ce34" table:formula="of:=[.$D170]*[.I170]" office:value-type="float" office:value="25600" calcext:value-type="float">
            <text:p>25600</text:p>
          </table:table-cell>
          <table:table-cell table:style-name="ce38" table:formula="of:=[.$D170]*[.J170]" office:value-type="float" office:value="25600" calcext:value-type="float">
            <text:p>25600</text:p>
          </table:table-cell>
          <table:table-cell table:style-name="ce42" table:formula="of:=[.$D170]*[.K170]" office:value-type="float" office:value="12800" calcext:value-type="float">
            <text:p>12800</text:p>
          </table:table-cell>
          <table:table-cell table:style-name="ce45" table:formula="of:=[.L170]/[.$B170]" office:value-type="float" office:value="85333.3333333333" calcext:value-type="float">
            <text:p>85333.3</text:p>
          </table:table-cell>
          <table:table-cell table:style-name="ce48" table:formula="of:=[.M170]/[.$B170]" office:value-type="float" office:value="85333.3333333333" calcext:value-type="float">
            <text:p>85333.3</text:p>
          </table:table-cell>
          <table:table-cell table:style-name="ce50" table:formula="of:=[.N170]/[.$B170]" office:value-type="float" office:value="85333.3333333333" calcext:value-type="float">
            <text:p>85333.3</text:p>
          </table:table-cell>
          <table:table-cell table:style-name="ce52" table:formula="of:=[.O170]/[.$B170]" office:value-type="float" office:value="42666.6666666667" calcext:value-type="float">
            <text:p>42666.7</text:p>
          </table:table-cell>
          <table:table-cell table:style-name="ce55" table:formula="of:=([.L170]+[.M170]+[.N170]+[.O170])/[.$B170]" office:value-type="float" office:value="298666.666666667" calcext:value-type="float">
            <text:p>29866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150:.B171])" office:value-type="percentage" office:value="6.4" calcext:value-type="percentage">
            <text:p>640.0%</text:p>
          </table:table-cell>
          <table:table-cell table:style-name="ce5" table:formula="of:=COM.MICROSOFT.FLOOR.MATH(100*2^([.A171]/3))" office:value-type="float" office:value="16126" calcext:value-type="float">
            <text:p>16126</text:p>
          </table:table-cell>
          <table:table-cell table:style-name="ce5" table:formula="of:=SUM([.$D$150:.D171])" office:value-type="float" office:value="77625" calcext:value-type="float">
            <text:p>77625</text:p>
          </table:table-cell>
          <table:table-cell table:style-name="ce5" table:formula="of:=[.A171]*10" office:value-type="float" office:value="220" calcext:value-type="float">
            <text:p>220</text:p>
          </table:table-cell>
          <table:table-cell table:style-name="ce5" table:formula="of:=[.D171]*[.F171]" office:value-type="float" office:value="3547720" calcext:value-type="float">
            <text:p>354772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71]*[.H171]" office:value-type="float" office:value="32252" calcext:value-type="float">
            <text:p>32252</text:p>
          </table:table-cell>
          <table:table-cell table:style-name="ce34" table:formula="of:=[.$D171]*[.I171]" office:value-type="float" office:value="32252" calcext:value-type="float">
            <text:p>32252</text:p>
          </table:table-cell>
          <table:table-cell table:style-name="ce38" table:formula="of:=[.$D171]*[.J171]" office:value-type="float" office:value="32252" calcext:value-type="float">
            <text:p>32252</text:p>
          </table:table-cell>
          <table:table-cell table:style-name="ce42" table:formula="of:=[.$D171]*[.K171]" office:value-type="float" office:value="16126" calcext:value-type="float">
            <text:p>16126</text:p>
          </table:table-cell>
          <table:table-cell table:style-name="ce45" table:formula="of:=[.L171]/[.$B171]" office:value-type="float" office:value="107506.666666667" calcext:value-type="float">
            <text:p>107506.7</text:p>
          </table:table-cell>
          <table:table-cell table:style-name="ce48" table:formula="of:=[.M171]/[.$B171]" office:value-type="float" office:value="107506.666666667" calcext:value-type="float">
            <text:p>107506.7</text:p>
          </table:table-cell>
          <table:table-cell table:style-name="ce50" table:formula="of:=[.N171]/[.$B171]" office:value-type="float" office:value="107506.666666667" calcext:value-type="float">
            <text:p>107506.7</text:p>
          </table:table-cell>
          <table:table-cell table:style-name="ce52" table:formula="of:=[.O171]/[.$B171]" office:value-type="float" office:value="53753.3333333333" calcext:value-type="float">
            <text:p>53753.3</text:p>
          </table:table-cell>
          <table:table-cell table:style-name="ce55" table:formula="of:=([.L171]+[.M171]+[.N171]+[.O171])/[.$B171]" office:value-type="float" office:value="376273.333333333" calcext:value-type="float">
            <text:p>37627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150:.B172])" office:value-type="percentage" office:value="6.7" calcext:value-type="percentage">
            <text:p>670.0%</text:p>
          </table:table-cell>
          <table:table-cell table:style-name="ce5" table:formula="of:=COM.MICROSOFT.FLOOR.MATH(100*2^([.A172]/3))" office:value-type="float" office:value="20318" calcext:value-type="float">
            <text:p>20318</text:p>
          </table:table-cell>
          <table:table-cell table:style-name="ce5" table:formula="of:=SUM([.$D$150:.D172])" office:value-type="float" office:value="97943" calcext:value-type="float">
            <text:p>97943</text:p>
          </table:table-cell>
          <table:table-cell table:style-name="ce5" table:formula="of:=[.A172]*10" office:value-type="float" office:value="230" calcext:value-type="float">
            <text:p>230</text:p>
          </table:table-cell>
          <table:table-cell table:style-name="ce5" table:formula="of:=[.D172]*[.F172]" office:value-type="float" office:value="4673140" calcext:value-type="float">
            <text:p>467314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72]*[.H172]" office:value-type="float" office:value="40636" calcext:value-type="float">
            <text:p>40636</text:p>
          </table:table-cell>
          <table:table-cell table:style-name="ce34" table:formula="of:=[.$D172]*[.I172]" office:value-type="float" office:value="40636" calcext:value-type="float">
            <text:p>40636</text:p>
          </table:table-cell>
          <table:table-cell table:style-name="ce38" table:formula="of:=[.$D172]*[.J172]" office:value-type="float" office:value="40636" calcext:value-type="float">
            <text:p>40636</text:p>
          </table:table-cell>
          <table:table-cell table:style-name="ce42" table:formula="of:=[.$D172]*[.K172]" office:value-type="float" office:value="20318" calcext:value-type="float">
            <text:p>20318</text:p>
          </table:table-cell>
          <table:table-cell table:style-name="ce45" table:formula="of:=[.L172]/[.$B172]" office:value-type="float" office:value="135453.333333333" calcext:value-type="float">
            <text:p>135453.3</text:p>
          </table:table-cell>
          <table:table-cell table:style-name="ce48" table:formula="of:=[.M172]/[.$B172]" office:value-type="float" office:value="135453.333333333" calcext:value-type="float">
            <text:p>135453.3</text:p>
          </table:table-cell>
          <table:table-cell table:style-name="ce50" table:formula="of:=[.N172]/[.$B172]" office:value-type="float" office:value="135453.333333333" calcext:value-type="float">
            <text:p>135453.3</text:p>
          </table:table-cell>
          <table:table-cell table:style-name="ce52" table:formula="of:=[.O172]/[.$B172]" office:value-type="float" office:value="67726.6666666667" calcext:value-type="float">
            <text:p>67726.7</text:p>
          </table:table-cell>
          <table:table-cell table:style-name="ce55" table:formula="of:=([.L172]+[.M172]+[.N172]+[.O172])/[.$B172]" office:value-type="float" office:value="474086.666666667" calcext:value-type="float">
            <text:p>47408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150:.B173])" office:value-type="percentage" office:value="7" calcext:value-type="percentage">
            <text:p>700.0%</text:p>
          </table:table-cell>
          <table:table-cell table:style-name="ce5" table:formula="of:=COM.MICROSOFT.FLOOR.MATH(100*2^([.A173]/3))" office:value-type="float" office:value="25600" calcext:value-type="float">
            <text:p>25600</text:p>
          </table:table-cell>
          <table:table-cell table:style-name="ce5" table:formula="of:=SUM([.$D$150:.D173])" office:value-type="float" office:value="123543" calcext:value-type="float">
            <text:p>123543</text:p>
          </table:table-cell>
          <table:table-cell table:style-name="ce5" table:formula="of:=[.A173]*10" office:value-type="float" office:value="240" calcext:value-type="float">
            <text:p>240</text:p>
          </table:table-cell>
          <table:table-cell table:style-name="ce5" table:formula="of:=[.D173]*[.F173]" office:value-type="float" office:value="6144000" calcext:value-type="float">
            <text:p>6144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73]*[.H173]" office:value-type="float" office:value="51200" calcext:value-type="float">
            <text:p>51200</text:p>
          </table:table-cell>
          <table:table-cell table:style-name="ce34" table:formula="of:=[.$D173]*[.I173]" office:value-type="float" office:value="51200" calcext:value-type="float">
            <text:p>51200</text:p>
          </table:table-cell>
          <table:table-cell table:style-name="ce38" table:formula="of:=[.$D173]*[.J173]" office:value-type="float" office:value="51200" calcext:value-type="float">
            <text:p>51200</text:p>
          </table:table-cell>
          <table:table-cell table:style-name="ce42" table:formula="of:=[.$D173]*[.K173]" office:value-type="float" office:value="25600" calcext:value-type="float">
            <text:p>25600</text:p>
          </table:table-cell>
          <table:table-cell table:style-name="ce45" table:formula="of:=[.L173]/[.$B173]" office:value-type="float" office:value="170666.666666667" calcext:value-type="float">
            <text:p>170666.7</text:p>
          </table:table-cell>
          <table:table-cell table:style-name="ce48" table:formula="of:=[.M173]/[.$B173]" office:value-type="float" office:value="170666.666666667" calcext:value-type="float">
            <text:p>170666.7</text:p>
          </table:table-cell>
          <table:table-cell table:style-name="ce50" table:formula="of:=[.N173]/[.$B173]" office:value-type="float" office:value="170666.666666667" calcext:value-type="float">
            <text:p>170666.7</text:p>
          </table:table-cell>
          <table:table-cell table:style-name="ce52" table:formula="of:=[.O173]/[.$B173]" office:value-type="float" office:value="85333.3333333333" calcext:value-type="float">
            <text:p>85333.3</text:p>
          </table:table-cell>
          <table:table-cell table:style-name="ce55" table:formula="of:=([.L173]+[.M173]+[.N173]+[.O173])/[.$B173]" office:value-type="float" office:value="597333.333333333" calcext:value-type="float">
            <text:p>59733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150:.B174])" office:value-type="percentage" office:value="7.3" calcext:value-type="percentage">
            <text:p>730.0%</text:p>
          </table:table-cell>
          <table:table-cell table:style-name="ce5" table:formula="of:=COM.MICROSOFT.FLOOR.MATH(100*2^([.A174]/3))" office:value-type="float" office:value="32253" calcext:value-type="float">
            <text:p>32253</text:p>
          </table:table-cell>
          <table:table-cell table:style-name="ce5" table:formula="of:=SUM([.$D$150:.D174])" office:value-type="float" office:value="155796" calcext:value-type="float">
            <text:p>155796</text:p>
          </table:table-cell>
          <table:table-cell table:style-name="ce5" table:formula="of:=[.A174]*10" office:value-type="float" office:value="250" calcext:value-type="float">
            <text:p>250</text:p>
          </table:table-cell>
          <table:table-cell table:style-name="ce5" table:formula="of:=[.D174]*[.F174]" office:value-type="float" office:value="8063250" calcext:value-type="float">
            <text:p>806325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74]*[.H174]" office:value-type="float" office:value="64506" calcext:value-type="float">
            <text:p>64506</text:p>
          </table:table-cell>
          <table:table-cell table:style-name="ce34" table:formula="of:=[.$D174]*[.I174]" office:value-type="float" office:value="64506" calcext:value-type="float">
            <text:p>64506</text:p>
          </table:table-cell>
          <table:table-cell table:style-name="ce38" table:formula="of:=[.$D174]*[.J174]" office:value-type="float" office:value="64506" calcext:value-type="float">
            <text:p>64506</text:p>
          </table:table-cell>
          <table:table-cell table:style-name="ce42" table:formula="of:=[.$D174]*[.K174]" office:value-type="float" office:value="32253" calcext:value-type="float">
            <text:p>32253</text:p>
          </table:table-cell>
          <table:table-cell table:style-name="ce45" table:formula="of:=[.L174]/[.$B174]" office:value-type="float" office:value="215020" calcext:value-type="float">
            <text:p>215020.0</text:p>
          </table:table-cell>
          <table:table-cell table:style-name="ce48" table:formula="of:=[.M174]/[.$B174]" office:value-type="float" office:value="215020" calcext:value-type="float">
            <text:p>215020.0</text:p>
          </table:table-cell>
          <table:table-cell table:style-name="ce50" table:formula="of:=[.N174]/[.$B174]" office:value-type="float" office:value="215020" calcext:value-type="float">
            <text:p>215020.0</text:p>
          </table:table-cell>
          <table:table-cell table:style-name="ce52" table:formula="of:=[.O174]/[.$B174]" office:value-type="float" office:value="107510" calcext:value-type="float">
            <text:p>107510.0</text:p>
          </table:table-cell>
          <table:table-cell table:style-name="ce55" table:formula="of:=([.L174]+[.M174]+[.N174]+[.O174])/[.$B174]" office:value-type="float" office:value="752570" calcext:value-type="float">
            <text:p>752570.0</text:p>
          </table:table-cell>
          <table:table-cell table:style-name="ce1" table:number-columns-repeated="1004"/>
        </table:table-row>
        <table:table-row table:style-name="ro1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3" office:value-type="string" calcext:value-type="string">
            <text:p>Flame-Damage</text:p>
          </table:table-cell>
          <table:table-cell table:style-name="ce10" office:value-type="string" calcext:value-type="string">
            <text:p>Modifier</text:p>
          </table:table-cell>
          <table:table-cell table:style-name="ce10" office:value-type="string" calcext:value-type="string">
            <text:p>CumMod</text:p>
          </table:table-cell>
          <table:table-cell table:style-name="ce10" office:value-type="string" calcext:value-type="string">
            <text:p>Cycles</text:p>
          </table:table-cell>
          <table:table-cell table:style-name="ce10" office:value-type="string" calcext:value-type="string">
            <text:p>CumCyc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 x Cycles</text:p>
          </table:table-cell>
          <table:table-cell table:style-name="ce10" office:value-type="string" calcext:value-type="string">
            <text:p>SP R/Cycle</text:p>
          </table:table-cell>
          <table:table-cell table:style-name="ce10" office:value-type="string" calcext:value-type="string">
            <text:p>SP G/Cycle</text:p>
          </table:table-cell>
          <table:table-cell table:style-name="ce10" office:value-type="string" calcext:value-type="string">
            <text:p>SP B/Cycle</text:p>
          </table:table-cell>
          <table:table-cell table:style-name="ce10" office:value-type="string" calcext:value-type="string">
            <text:p>SP A/Cycle</text:p>
          </table:table-cell>
          <table:table-cell table:style-name="ce29" office:value-type="string" calcext:value-type="string">
            <text:p>SP R total</text:p>
          </table:table-cell>
          <table:table-cell table:style-name="ce33" office:value-type="string" calcext:value-type="string">
            <text:p>SP G total</text:p>
          </table:table-cell>
          <table:table-cell table:style-name="ce37" office:value-type="string" calcext:value-type="string">
            <text:p>SP B total</text:p>
          </table:table-cell>
          <table:table-cell table:style-name="ce41" office:value-type="string" calcext:value-type="string">
            <text:p>SP A total</text:p>
          </table:table-cell>
          <table:table-cell table:style-name="ce29" office:value-type="string" calcext:value-type="string">
            <text:p>SP R/Mod.</text:p>
          </table:table-cell>
          <table:table-cell table:style-name="ce33" office:value-type="string" calcext:value-type="string">
            <text:p>SP G/Mod.</text:p>
          </table:table-cell>
          <table:table-cell table:style-name="ce37" office:value-type="string" calcext:value-type="string">
            <text:p>SP B/Mod.</text:p>
          </table:table-cell>
          <table:table-cell table:style-name="ce41" office:value-type="string" calcext:value-type="string">
            <text:p>SP A/Mod.</text:p>
          </table:table-cell>
          <table:table-cell table:style-name="ce10" office:value-type="string" calcext:value-type="string">
            <text:p>SP total/Mod.</text:p>
          </table:table-cell>
          <table:table-cell table:style-name="ce58" table:number-columns-repeated="100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178:.B178])" office:value-type="percentage" office:value="0.2" calcext:value-type="percentage">
            <text:p>20.0%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formula="of:=SUM([.$D$178:.D178])" office:value-type="float" office:value="75" calcext:value-type="float">
            <text:p>75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[.D178]*[.F178]" office:value-type="float" office:value="3375" calcext:value-type="float">
            <text:p>3375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0" table:formula="of:=[.$D178]*[.H178]" office:value-type="float" office:value="75" calcext:value-type="float">
            <text:p>75</text:p>
          </table:table-cell>
          <table:table-cell table:style-name="ce34" table:formula="of:=[.$D178]*[.I178]" office:value-type="float" office:value="75" calcext:value-type="float">
            <text:p>75</text:p>
          </table:table-cell>
          <table:table-cell table:style-name="ce38" table:formula="of:=[.$D178]*[.J178]" office:value-type="float" office:value="75" calcext:value-type="float">
            <text:p>75</text:p>
          </table:table-cell>
          <table:table-cell table:style-name="ce42" table:formula="of:=[.$D178]*[.K178]" office:value-type="float" office:value="0" calcext:value-type="float">
            <text:p>0</text:p>
          </table:table-cell>
          <table:table-cell table:style-name="ce45" table:formula="of:=[.L178]/[.$B178]" office:value-type="float" office:value="375" calcext:value-type="float">
            <text:p>375.0</text:p>
          </table:table-cell>
          <table:table-cell table:style-name="ce48" table:formula="of:=[.M178]/[.$B178]" office:value-type="float" office:value="375" calcext:value-type="float">
            <text:p>375.0</text:p>
          </table:table-cell>
          <table:table-cell table:style-name="ce50" table:formula="of:=[.N178]/[.$B178]" office:value-type="float" office:value="375" calcext:value-type="float">
            <text:p>375.0</text:p>
          </table:table-cell>
          <table:table-cell table:style-name="ce52" table:formula="of:=[.O178]/[.$B178]" office:value-type="float" office:value="0" calcext:value-type="float">
            <text:p>0.0</text:p>
          </table:table-cell>
          <table:table-cell table:style-name="ce55" table:formula="of:=([.L178]+[.M178]+[.N178]+[.O178])/[.$B178]" office:value-type="float" office:value="1125" calcext:value-type="float">
            <text:p>1125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178:.B179])" office:value-type="percentage" office:value="0.4" calcext:value-type="percentage">
            <text:p>40.0%</text:p>
          </table:table-cell>
          <table:table-cell table:style-name="ce4" office:value-type="float" office:value="125" calcext:value-type="float">
            <text:p>125</text:p>
          </table:table-cell>
          <table:table-cell table:style-name="ce4" table:formula="of:=SUM([.$D$178:.D179])" office:value-type="float" office:value="200" calcext:value-type="float">
            <text:p>200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[.D179]*[.F179]" office:value-type="float" office:value="5625" calcext:value-type="float">
            <text:p>5625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0" table:formula="of:=[.$D179]*[.H179]" office:value-type="float" office:value="125" calcext:value-type="float">
            <text:p>125</text:p>
          </table:table-cell>
          <table:table-cell table:style-name="ce34" table:formula="of:=[.$D179]*[.I179]" office:value-type="float" office:value="125" calcext:value-type="float">
            <text:p>125</text:p>
          </table:table-cell>
          <table:table-cell table:style-name="ce38" table:formula="of:=[.$D179]*[.J179]" office:value-type="float" office:value="125" calcext:value-type="float">
            <text:p>125</text:p>
          </table:table-cell>
          <table:table-cell table:style-name="ce42" table:formula="of:=[.$D179]*[.K179]" office:value-type="float" office:value="0" calcext:value-type="float">
            <text:p>0</text:p>
          </table:table-cell>
          <table:table-cell table:style-name="ce45" table:formula="of:=[.L179]/[.$B179]" office:value-type="float" office:value="625" calcext:value-type="float">
            <text:p>625.0</text:p>
          </table:table-cell>
          <table:table-cell table:style-name="ce48" table:formula="of:=[.M179]/[.$B179]" office:value-type="float" office:value="625" calcext:value-type="float">
            <text:p>625.0</text:p>
          </table:table-cell>
          <table:table-cell table:style-name="ce50" table:formula="of:=[.N179]/[.$B179]" office:value-type="float" office:value="625" calcext:value-type="float">
            <text:p>625.0</text:p>
          </table:table-cell>
          <table:table-cell table:style-name="ce52" table:formula="of:=[.O179]/[.$B179]" office:value-type="float" office:value="0" calcext:value-type="float">
            <text:p>0.0</text:p>
          </table:table-cell>
          <table:table-cell table:style-name="ce55" table:formula="of:=([.L179]+[.M179]+[.N179]+[.O179])/[.$B179]" office:value-type="float" office:value="1875" calcext:value-type="float">
            <text:p>1875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178:.B180])" office:value-type="percentage" office:value="0.6" calcext:value-type="percentage">
            <text:p>60.0%</text:p>
          </table:table-cell>
          <table:table-cell table:style-name="ce4" office:value-type="float" office:value="250" calcext:value-type="float">
            <text:p>250</text:p>
          </table:table-cell>
          <table:table-cell table:style-name="ce4" table:formula="of:=SUM([.$D$178:.D180])" office:value-type="float" office:value="450" calcext:value-type="float">
            <text:p>450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formula="of:=[.D180]*[.F180]" office:value-type="float" office:value="17500" calcext:value-type="float">
            <text:p>175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180]*[.H180]" office:value-type="float" office:value="250" calcext:value-type="float">
            <text:p>250</text:p>
          </table:table-cell>
          <table:table-cell table:style-name="ce34" table:formula="of:=[.$D180]*[.I180]" office:value-type="float" office:value="250" calcext:value-type="float">
            <text:p>250</text:p>
          </table:table-cell>
          <table:table-cell table:style-name="ce38" table:formula="of:=[.$D180]*[.J180]" office:value-type="float" office:value="250" calcext:value-type="float">
            <text:p>250</text:p>
          </table:table-cell>
          <table:table-cell table:style-name="ce42" table:formula="of:=[.$D180]*[.K180]" office:value-type="float" office:value="250" calcext:value-type="float">
            <text:p>250</text:p>
          </table:table-cell>
          <table:table-cell table:style-name="ce45" table:formula="of:=[.L180]/[.$B180]" office:value-type="float" office:value="1250" calcext:value-type="float">
            <text:p>1250.0</text:p>
          </table:table-cell>
          <table:table-cell table:style-name="ce48" table:formula="of:=[.M180]/[.$B180]" office:value-type="float" office:value="1250" calcext:value-type="float">
            <text:p>1250.0</text:p>
          </table:table-cell>
          <table:table-cell table:style-name="ce50" table:formula="of:=[.N180]/[.$B180]" office:value-type="float" office:value="1250" calcext:value-type="float">
            <text:p>1250.0</text:p>
          </table:table-cell>
          <table:table-cell table:style-name="ce52" table:formula="of:=[.O180]/[.$B180]" office:value-type="float" office:value="1250" calcext:value-type="float">
            <text:p>1250.0</text:p>
          </table:table-cell>
          <table:table-cell table:style-name="ce55" table:formula="of:=([.L180]+[.M180]+[.N180]+[.O180])/[.$B180]" office:value-type="float" office:value="5000" calcext:value-type="float">
            <text:p>500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178:.B181])" office:value-type="percentage" office:value="0.8" calcext:value-type="percentage">
            <text:p>80.0%</text:p>
          </table:table-cell>
          <table:table-cell table:style-name="ce4" office:value-type="float" office:value="250" calcext:value-type="float">
            <text:p>250</text:p>
          </table:table-cell>
          <table:table-cell table:style-name="ce4" table:formula="of:=SUM([.$D$178:.D181])" office:value-type="float" office:value="700" calcext:value-type="float">
            <text:p>700</text:p>
          </table:table-cell>
          <table:table-cell table:style-name="ce4" office:value-type="float" office:value="80" calcext:value-type="float">
            <text:p>80</text:p>
          </table:table-cell>
          <table:table-cell table:style-name="ce4" table:formula="of:=[.D181]*[.F181]" office:value-type="float" office:value="20000" calcext:value-type="float">
            <text:p>20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181]*[.H181]" office:value-type="float" office:value="250" calcext:value-type="float">
            <text:p>250</text:p>
          </table:table-cell>
          <table:table-cell table:style-name="ce34" table:formula="of:=[.$D181]*[.I181]" office:value-type="float" office:value="250" calcext:value-type="float">
            <text:p>250</text:p>
          </table:table-cell>
          <table:table-cell table:style-name="ce38" table:formula="of:=[.$D181]*[.J181]" office:value-type="float" office:value="250" calcext:value-type="float">
            <text:p>250</text:p>
          </table:table-cell>
          <table:table-cell table:style-name="ce42" table:formula="of:=[.$D181]*[.K181]" office:value-type="float" office:value="250" calcext:value-type="float">
            <text:p>250</text:p>
          </table:table-cell>
          <table:table-cell table:style-name="ce45" table:formula="of:=[.L181]/[.$B181]" office:value-type="float" office:value="1250" calcext:value-type="float">
            <text:p>1250.0</text:p>
          </table:table-cell>
          <table:table-cell table:style-name="ce48" table:formula="of:=[.M181]/[.$B181]" office:value-type="float" office:value="1250" calcext:value-type="float">
            <text:p>1250.0</text:p>
          </table:table-cell>
          <table:table-cell table:style-name="ce50" table:formula="of:=[.N181]/[.$B181]" office:value-type="float" office:value="1250" calcext:value-type="float">
            <text:p>1250.0</text:p>
          </table:table-cell>
          <table:table-cell table:style-name="ce52" table:formula="of:=[.O181]/[.$B181]" office:value-type="float" office:value="1250" calcext:value-type="float">
            <text:p>1250.0</text:p>
          </table:table-cell>
          <table:table-cell table:style-name="ce55" table:formula="of:=([.L181]+[.M181]+[.N181]+[.O181])/[.$B181]" office:value-type="float" office:value="5000" calcext:value-type="float">
            <text:p>5000.0</text:p>
          </table:table-cell>
          <table:table-cell table:style-name="ce1">
            <draw:frame table:end-cell-address="'-TOTAL- Increas.PercentModifier'.AB202" table:end-x="8.54mm" table:end-y="0.95mm" draw:z-index="2" draw:style-name="gr1" draw:text-style-name="P1" svg:width="165.7mm" svg:height="99.18mm" svg:x="20.9mm" svg:y="4.02mm">
              <loext:p draw:notify-on-update-of-ranges="'-TOTAL- Increas.PercentModifier'.G177:'-TOTAL- Increas.PercentModifier'.G177 '-TOTAL- Increas.PercentModifier'.G178:'-TOTAL- Increas.PercentModifier'.G202 '-TOTAL- Increas.PercentModifier'.L177:'-TOTAL- Increas.PercentModifier'.L177 '-TOTAL- Increas.PercentModifier'.L178:'-TOTAL- Increas.PercentModifier'.L202 '-TOTAL- Increas.PercentModifier'.M177:'-TOTAL- Increas.PercentModifier'.M177 '-TOTAL- Increas.PercentModifier'.M178:'-TOTAL- Increas.PercentModifier'.M202 '-TOTAL- Increas.PercentModifier'.N177:'-TOTAL- Increas.PercentModifier'.N177 '-TOTAL- Increas.PercentModifier'.N178:'-TOTAL- Increas.PercentModifier'.N202 '-TOTAL- Increas.PercentModifier'.O177:'-TOTAL- Increas.PercentModifier'.O177 '-TOTAL- Increas.PercentModifier'.O178:'-TOTAL- Increas.PercentModifier'.O202"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style-name="ce1" table:number-columns-repeated="100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178:.B182])" office:value-type="percentage" office:value="1" calcext:value-type="percentage">
            <text:p>100.0%</text:p>
          </table:table-cell>
          <table:table-cell table:style-name="ce4" office:value-type="float" office:value="400" calcext:value-type="float">
            <text:p>400</text:p>
          </table:table-cell>
          <table:table-cell table:style-name="ce4" table:formula="of:=SUM([.$D$178:.D182])" office:value-type="float" office:value="1100" calcext:value-type="float">
            <text:p>1100</text:p>
          </table:table-cell>
          <table:table-cell table:style-name="ce4" office:value-type="float" office:value="80" calcext:value-type="float">
            <text:p>80</text:p>
          </table:table-cell>
          <table:table-cell table:style-name="ce4" table:formula="of:=[.D182]*[.F182]" office:value-type="float" office:value="32000" calcext:value-type="float">
            <text:p>32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182]*[.H182]" office:value-type="float" office:value="400" calcext:value-type="float">
            <text:p>400</text:p>
          </table:table-cell>
          <table:table-cell table:style-name="ce34" table:formula="of:=[.$D182]*[.I182]" office:value-type="float" office:value="400" calcext:value-type="float">
            <text:p>400</text:p>
          </table:table-cell>
          <table:table-cell table:style-name="ce38" table:formula="of:=[.$D182]*[.J182]" office:value-type="float" office:value="400" calcext:value-type="float">
            <text:p>400</text:p>
          </table:table-cell>
          <table:table-cell table:style-name="ce42" table:formula="of:=[.$D182]*[.K182]" office:value-type="float" office:value="400" calcext:value-type="float">
            <text:p>400</text:p>
          </table:table-cell>
          <table:table-cell table:style-name="ce45" table:formula="of:=[.L182]/[.$B182]" office:value-type="float" office:value="2000" calcext:value-type="float">
            <text:p>2000.0</text:p>
          </table:table-cell>
          <table:table-cell table:style-name="ce48" table:formula="of:=[.M182]/[.$B182]" office:value-type="float" office:value="2000" calcext:value-type="float">
            <text:p>2000.0</text:p>
          </table:table-cell>
          <table:table-cell table:style-name="ce50" table:formula="of:=[.N182]/[.$B182]" office:value-type="float" office:value="2000" calcext:value-type="float">
            <text:p>2000.0</text:p>
          </table:table-cell>
          <table:table-cell table:style-name="ce52" table:formula="of:=[.O182]/[.$B182]" office:value-type="float" office:value="2000" calcext:value-type="float">
            <text:p>2000.0</text:p>
          </table:table-cell>
          <table:table-cell table:style-name="ce55" table:formula="of:=([.L182]+[.M182]+[.N182]+[.O182])/[.$B182]" office:value-type="float" office:value="8000" calcext:value-type="float">
            <text:p>800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178:.B183])" office:value-type="percentage" office:value="1.2" calcext:value-type="percentage">
            <text:p>120.0%</text:p>
          </table:table-cell>
          <table:table-cell table:style-name="ce4" office:value-type="float" office:value="500" calcext:value-type="float">
            <text:p>500</text:p>
          </table:table-cell>
          <table:table-cell table:style-name="ce4" table:formula="of:=SUM([.$D$178:.D183])" office:value-type="float" office:value="1600" calcext:value-type="float">
            <text:p>1600</text:p>
          </table:table-cell>
          <table:table-cell table:style-name="ce4" office:value-type="float" office:value="80" calcext:value-type="float">
            <text:p>80</text:p>
          </table:table-cell>
          <table:table-cell table:style-name="ce4" table:formula="of:=[.D183]*[.F183]" office:value-type="float" office:value="40000" calcext:value-type="float">
            <text:p>40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183]*[.H183]" office:value-type="float" office:value="500" calcext:value-type="float">
            <text:p>500</text:p>
          </table:table-cell>
          <table:table-cell table:style-name="ce34" table:formula="of:=[.$D183]*[.I183]" office:value-type="float" office:value="500" calcext:value-type="float">
            <text:p>500</text:p>
          </table:table-cell>
          <table:table-cell table:style-name="ce38" table:formula="of:=[.$D183]*[.J183]" office:value-type="float" office:value="500" calcext:value-type="float">
            <text:p>500</text:p>
          </table:table-cell>
          <table:table-cell table:style-name="ce42" table:formula="of:=[.$D183]*[.K183]" office:value-type="float" office:value="500" calcext:value-type="float">
            <text:p>500</text:p>
          </table:table-cell>
          <table:table-cell table:style-name="ce45" table:formula="of:=[.L183]/[.$B183]" office:value-type="float" office:value="2500" calcext:value-type="float">
            <text:p>2500.0</text:p>
          </table:table-cell>
          <table:table-cell table:style-name="ce48" table:formula="of:=[.M183]/[.$B183]" office:value-type="float" office:value="2500" calcext:value-type="float">
            <text:p>2500.0</text:p>
          </table:table-cell>
          <table:table-cell table:style-name="ce50" table:formula="of:=[.N183]/[.$B183]" office:value-type="float" office:value="2500" calcext:value-type="float">
            <text:p>2500.0</text:p>
          </table:table-cell>
          <table:table-cell table:style-name="ce52" table:formula="of:=[.O183]/[.$B183]" office:value-type="float" office:value="2500" calcext:value-type="float">
            <text:p>2500.0</text:p>
          </table:table-cell>
          <table:table-cell table:style-name="ce55" table:formula="of:=([.L183]+[.M183]+[.N183]+[.O183])/[.$B183]" office:value-type="float" office:value="10000" calcext:value-type="float">
            <text:p>10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78:.B184])" office:value-type="percentage" office:value="1.6" calcext:value-type="percentage">
            <text:p>160.0%</text:p>
          </table:table-cell>
          <table:table-cell table:style-name="ce5" table:formula="of:=COM.MICROSOFT.FLOOR.MATH(150*2^([.A184]/3))" office:value-type="float" office:value="755" calcext:value-type="float">
            <text:p>755</text:p>
          </table:table-cell>
          <table:table-cell table:style-name="ce5" table:formula="of:=SUM([.$D$178:.D184])" office:value-type="float" office:value="2355" calcext:value-type="float">
            <text:p>2355</text:p>
          </table:table-cell>
          <table:table-cell table:style-name="ce5" table:formula="of:=[.A184]*10+10" office:value-type="float" office:value="80" calcext:value-type="float">
            <text:p>80</text:p>
          </table:table-cell>
          <table:table-cell table:style-name="ce5" table:formula="of:=[.D184]*[.F184]" office:value-type="float" office:value="60400" calcext:value-type="float">
            <text:p>6040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0" table:formula="of:=[.$D184]*[.H184]" office:value-type="float" office:value="1510" calcext:value-type="float">
            <text:p>1510</text:p>
          </table:table-cell>
          <table:table-cell table:style-name="ce34" table:formula="of:=[.$D184]*[.I184]" office:value-type="float" office:value="755" calcext:value-type="float">
            <text:p>755</text:p>
          </table:table-cell>
          <table:table-cell table:style-name="ce38" table:formula="of:=[.$D184]*[.J184]" office:value-type="float" office:value="755" calcext:value-type="float">
            <text:p>755</text:p>
          </table:table-cell>
          <table:table-cell table:style-name="ce42" table:formula="of:=[.$D184]*[.K184]" office:value-type="float" office:value="755" calcext:value-type="float">
            <text:p>755</text:p>
          </table:table-cell>
          <table:table-cell table:style-name="ce45" table:formula="of:=[.L184]/[.$B184]" office:value-type="float" office:value="3775" calcext:value-type="float">
            <text:p>3775.0</text:p>
          </table:table-cell>
          <table:table-cell table:style-name="ce48" table:formula="of:=[.M184]/[.$B184]" office:value-type="float" office:value="1887.5" calcext:value-type="float">
            <text:p>1887.5</text:p>
          </table:table-cell>
          <table:table-cell table:style-name="ce50" table:formula="of:=[.N184]/[.$B184]" office:value-type="float" office:value="1887.5" calcext:value-type="float">
            <text:p>1887.5</text:p>
          </table:table-cell>
          <table:table-cell table:style-name="ce52" table:formula="of:=[.O184]/[.$B184]" office:value-type="float" office:value="1887.5" calcext:value-type="float">
            <text:p>1887.5</text:p>
          </table:table-cell>
          <table:table-cell table:style-name="ce55" table:formula="of:=([.L184]+[.M184]+[.N184]+[.O184])/[.$B184]" office:value-type="float" office:value="9437.5" calcext:value-type="float">
            <text:p>9437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78:.B185])" office:value-type="percentage" office:value="2" calcext:value-type="percentage">
            <text:p>200.0%</text:p>
          </table:table-cell>
          <table:table-cell table:style-name="ce5" table:formula="of:=COM.MICROSOFT.FLOOR.MATH(150*2^([.A185]/3))" office:value-type="float" office:value="952" calcext:value-type="float">
            <text:p>952</text:p>
          </table:table-cell>
          <table:table-cell table:style-name="ce5" table:formula="of:=SUM([.$D$178:.D185])" office:value-type="float" office:value="3307" calcext:value-type="float">
            <text:p>3307</text:p>
          </table:table-cell>
          <table:table-cell table:style-name="ce5" table:formula="of:=[.A185]*10+10" office:value-type="float" office:value="90" calcext:value-type="float">
            <text:p>90</text:p>
          </table:table-cell>
          <table:table-cell table:style-name="ce5" table:formula="of:=[.D185]*[.F185]" office:value-type="float" office:value="85680" calcext:value-type="float">
            <text:p>8568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0" table:formula="of:=[.$D185]*[.H185]" office:value-type="float" office:value="1904" calcext:value-type="float">
            <text:p>1904</text:p>
          </table:table-cell>
          <table:table-cell table:style-name="ce34" table:formula="of:=[.$D185]*[.I185]" office:value-type="float" office:value="952" calcext:value-type="float">
            <text:p>952</text:p>
          </table:table-cell>
          <table:table-cell table:style-name="ce38" table:formula="of:=[.$D185]*[.J185]" office:value-type="float" office:value="952" calcext:value-type="float">
            <text:p>952</text:p>
          </table:table-cell>
          <table:table-cell table:style-name="ce42" table:formula="of:=[.$D185]*[.K185]" office:value-type="float" office:value="952" calcext:value-type="float">
            <text:p>952</text:p>
          </table:table-cell>
          <table:table-cell table:style-name="ce45" table:formula="of:=[.L185]/[.$B185]" office:value-type="float" office:value="4760" calcext:value-type="float">
            <text:p>4760.0</text:p>
          </table:table-cell>
          <table:table-cell table:style-name="ce48" table:formula="of:=[.M185]/[.$B185]" office:value-type="float" office:value="2380" calcext:value-type="float">
            <text:p>2380.0</text:p>
          </table:table-cell>
          <table:table-cell table:style-name="ce50" table:formula="of:=[.N185]/[.$B185]" office:value-type="float" office:value="2380" calcext:value-type="float">
            <text:p>2380.0</text:p>
          </table:table-cell>
          <table:table-cell table:style-name="ce52" table:formula="of:=[.O185]/[.$B185]" office:value-type="float" office:value="2380" calcext:value-type="float">
            <text:p>2380.0</text:p>
          </table:table-cell>
          <table:table-cell table:style-name="ce55" table:formula="of:=([.L185]+[.M185]+[.N185]+[.O185])/[.$B185]" office:value-type="float" office:value="11900" calcext:value-type="float">
            <text:p>119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78:.B186])" office:value-type="percentage" office:value="2.4" calcext:value-type="percentage">
            <text:p>240.0%</text:p>
          </table:table-cell>
          <table:table-cell table:style-name="ce5" table:formula="of:=COM.MICROSOFT.FLOOR.MATH(150*2^([.A186]/3))" office:value-type="float" office:value="1200" calcext:value-type="float">
            <text:p>1200</text:p>
          </table:table-cell>
          <table:table-cell table:style-name="ce5" table:formula="of:=SUM([.$D$178:.D186])" office:value-type="float" office:value="4507" calcext:value-type="float">
            <text:p>4507</text:p>
          </table:table-cell>
          <table:table-cell table:style-name="ce5" table:formula="of:=[.A186]*10+10" office:value-type="float" office:value="100" calcext:value-type="float">
            <text:p>100</text:p>
          </table:table-cell>
          <table:table-cell table:style-name="ce5" table:formula="of:=[.D186]*[.F186]" office:value-type="float" office:value="120000" calcext:value-type="float">
            <text:p>12000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$D186]*[.H186]" office:value-type="float" office:value="2400" calcext:value-type="float">
            <text:p>2400</text:p>
          </table:table-cell>
          <table:table-cell table:style-name="ce34" table:formula="of:=[.$D186]*[.I186]" office:value-type="float" office:value="2400" calcext:value-type="float">
            <text:p>2400</text:p>
          </table:table-cell>
          <table:table-cell table:style-name="ce38" table:formula="of:=[.$D186]*[.J186]" office:value-type="float" office:value="1200" calcext:value-type="float">
            <text:p>1200</text:p>
          </table:table-cell>
          <table:table-cell table:style-name="ce42" table:formula="of:=[.$D186]*[.K186]" office:value-type="float" office:value="1200" calcext:value-type="float">
            <text:p>1200</text:p>
          </table:table-cell>
          <table:table-cell table:style-name="ce45" table:formula="of:=[.L186]/[.$B186]" office:value-type="float" office:value="6000" calcext:value-type="float">
            <text:p>6000.0</text:p>
          </table:table-cell>
          <table:table-cell table:style-name="ce48" table:formula="of:=[.M186]/[.$B186]" office:value-type="float" office:value="6000" calcext:value-type="float">
            <text:p>6000.0</text:p>
          </table:table-cell>
          <table:table-cell table:style-name="ce50" table:formula="of:=[.N186]/[.$B186]" office:value-type="float" office:value="3000" calcext:value-type="float">
            <text:p>3000.0</text:p>
          </table:table-cell>
          <table:table-cell table:style-name="ce52" table:formula="of:=[.O186]/[.$B186]" office:value-type="float" office:value="3000" calcext:value-type="float">
            <text:p>3000.0</text:p>
          </table:table-cell>
          <table:table-cell table:style-name="ce55" table:formula="of:=([.L186]+[.M186]+[.N186]+[.O186])/[.$B186]" office:value-type="float" office:value="18000" calcext:value-type="float">
            <text:p>18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78:.B187])" office:value-type="percentage" office:value="2.8" calcext:value-type="percentage">
            <text:p>280.0%</text:p>
          </table:table-cell>
          <table:table-cell table:style-name="ce5" table:formula="of:=COM.MICROSOFT.FLOOR.MATH(150*2^([.A187]/3))" office:value-type="float" office:value="1511" calcext:value-type="float">
            <text:p>1511</text:p>
          </table:table-cell>
          <table:table-cell table:style-name="ce5" table:formula="of:=SUM([.$D$178:.D187])" office:value-type="float" office:value="6018" calcext:value-type="float">
            <text:p>6018</text:p>
          </table:table-cell>
          <table:table-cell table:style-name="ce5" table:formula="of:=[.A187]*10+10" office:value-type="float" office:value="110" calcext:value-type="float">
            <text:p>110</text:p>
          </table:table-cell>
          <table:table-cell table:style-name="ce5" table:formula="of:=[.D187]*[.F187]" office:value-type="float" office:value="166210" calcext:value-type="float">
            <text:p>16621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$D187]*[.H187]" office:value-type="float" office:value="3022" calcext:value-type="float">
            <text:p>3022</text:p>
          </table:table-cell>
          <table:table-cell table:style-name="ce34" table:formula="of:=[.$D187]*[.I187]" office:value-type="float" office:value="3022" calcext:value-type="float">
            <text:p>3022</text:p>
          </table:table-cell>
          <table:table-cell table:style-name="ce38" table:formula="of:=[.$D187]*[.J187]" office:value-type="float" office:value="1511" calcext:value-type="float">
            <text:p>1511</text:p>
          </table:table-cell>
          <table:table-cell table:style-name="ce42" table:formula="of:=[.$D187]*[.K187]" office:value-type="float" office:value="1511" calcext:value-type="float">
            <text:p>1511</text:p>
          </table:table-cell>
          <table:table-cell table:style-name="ce45" table:formula="of:=[.L187]/[.$B187]" office:value-type="float" office:value="7555" calcext:value-type="float">
            <text:p>7555.0</text:p>
          </table:table-cell>
          <table:table-cell table:style-name="ce48" table:formula="of:=[.M187]/[.$B187]" office:value-type="float" office:value="7555" calcext:value-type="float">
            <text:p>7555.0</text:p>
          </table:table-cell>
          <table:table-cell table:style-name="ce50" table:formula="of:=[.N187]/[.$B187]" office:value-type="float" office:value="3777.5" calcext:value-type="float">
            <text:p>3777.5</text:p>
          </table:table-cell>
          <table:table-cell table:style-name="ce52" table:formula="of:=[.O187]/[.$B187]" office:value-type="float" office:value="3777.5" calcext:value-type="float">
            <text:p>3777.5</text:p>
          </table:table-cell>
          <table:table-cell table:style-name="ce55" table:formula="of:=([.L187]+[.M187]+[.N187]+[.O187])/[.$B187]" office:value-type="float" office:value="22665" calcext:value-type="float">
            <text:p>2266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78:.B188])" office:value-type="percentage" office:value="3.2" calcext:value-type="percentage">
            <text:p>320.0%</text:p>
          </table:table-cell>
          <table:table-cell table:style-name="ce5" table:formula="of:=COM.MICROSOFT.FLOOR.MATH(150*2^([.A188]/3))" office:value-type="float" office:value="1904" calcext:value-type="float">
            <text:p>1904</text:p>
          </table:table-cell>
          <table:table-cell table:style-name="ce5" table:formula="of:=SUM([.$D$178:.D188])" office:value-type="float" office:value="7922" calcext:value-type="float">
            <text:p>7922</text:p>
          </table:table-cell>
          <table:table-cell table:style-name="ce5" table:formula="of:=[.A188]*10+10" office:value-type="float" office:value="120" calcext:value-type="float">
            <text:p>120</text:p>
          </table:table-cell>
          <table:table-cell table:style-name="ce5" table:formula="of:=[.D188]*[.F188]" office:value-type="float" office:value="228480" calcext:value-type="float">
            <text:p>22848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88]*[.H188]" office:value-type="float" office:value="3808" calcext:value-type="float">
            <text:p>3808</text:p>
          </table:table-cell>
          <table:table-cell table:style-name="ce34" table:formula="of:=[.$D188]*[.I188]" office:value-type="float" office:value="3808" calcext:value-type="float">
            <text:p>3808</text:p>
          </table:table-cell>
          <table:table-cell table:style-name="ce38" table:formula="of:=[.$D188]*[.J188]" office:value-type="float" office:value="3808" calcext:value-type="float">
            <text:p>3808</text:p>
          </table:table-cell>
          <table:table-cell table:style-name="ce42" table:formula="of:=[.$D188]*[.K188]" office:value-type="float" office:value="1904" calcext:value-type="float">
            <text:p>1904</text:p>
          </table:table-cell>
          <table:table-cell table:style-name="ce45" table:formula="of:=[.L188]/[.$B188]" office:value-type="float" office:value="9520" calcext:value-type="float">
            <text:p>9520.0</text:p>
          </table:table-cell>
          <table:table-cell table:style-name="ce48" table:formula="of:=[.M188]/[.$B188]" office:value-type="float" office:value="9520" calcext:value-type="float">
            <text:p>9520.0</text:p>
          </table:table-cell>
          <table:table-cell table:style-name="ce50" table:formula="of:=[.N188]/[.$B188]" office:value-type="float" office:value="9520" calcext:value-type="float">
            <text:p>9520.0</text:p>
          </table:table-cell>
          <table:table-cell table:style-name="ce52" table:formula="of:=[.O188]/[.$B188]" office:value-type="float" office:value="4760" calcext:value-type="float">
            <text:p>4760.0</text:p>
          </table:table-cell>
          <table:table-cell table:style-name="ce55" table:formula="of:=([.L188]+[.M188]+[.N188]+[.O188])/[.$B188]" office:value-type="float" office:value="33320" calcext:value-type="float">
            <text:p>3332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78:.B189])" office:value-type="percentage" office:value="3.6" calcext:value-type="percentage">
            <text:p>360.0%</text:p>
          </table:table-cell>
          <table:table-cell table:style-name="ce5" table:formula="of:=COM.MICROSOFT.FLOOR.MATH(150*2^([.A189]/3))" office:value-type="float" office:value="2400" calcext:value-type="float">
            <text:p>2400</text:p>
          </table:table-cell>
          <table:table-cell table:style-name="ce5" table:formula="of:=SUM([.$D$178:.D189])" office:value-type="float" office:value="10322" calcext:value-type="float">
            <text:p>10322</text:p>
          </table:table-cell>
          <table:table-cell table:style-name="ce5" table:formula="of:=[.A189]*10+10" office:value-type="float" office:value="130" calcext:value-type="float">
            <text:p>130</text:p>
          </table:table-cell>
          <table:table-cell table:style-name="ce5" table:formula="of:=[.D189]*[.F189]" office:value-type="float" office:value="312000" calcext:value-type="float">
            <text:p>312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89]*[.H189]" office:value-type="float" office:value="4800" calcext:value-type="float">
            <text:p>4800</text:p>
          </table:table-cell>
          <table:table-cell table:style-name="ce34" table:formula="of:=[.$D189]*[.I189]" office:value-type="float" office:value="4800" calcext:value-type="float">
            <text:p>4800</text:p>
          </table:table-cell>
          <table:table-cell table:style-name="ce38" table:formula="of:=[.$D189]*[.J189]" office:value-type="float" office:value="4800" calcext:value-type="float">
            <text:p>4800</text:p>
          </table:table-cell>
          <table:table-cell table:style-name="ce42" table:formula="of:=[.$D189]*[.K189]" office:value-type="float" office:value="2400" calcext:value-type="float">
            <text:p>2400</text:p>
          </table:table-cell>
          <table:table-cell table:style-name="ce45" table:formula="of:=[.L189]/[.$B189]" office:value-type="float" office:value="12000" calcext:value-type="float">
            <text:p>12000.0</text:p>
          </table:table-cell>
          <table:table-cell table:style-name="ce48" table:formula="of:=[.M189]/[.$B189]" office:value-type="float" office:value="12000" calcext:value-type="float">
            <text:p>12000.0</text:p>
          </table:table-cell>
          <table:table-cell table:style-name="ce50" table:formula="of:=[.N189]/[.$B189]" office:value-type="float" office:value="12000" calcext:value-type="float">
            <text:p>12000.0</text:p>
          </table:table-cell>
          <table:table-cell table:style-name="ce52" table:formula="of:=[.O189]/[.$B189]" office:value-type="float" office:value="6000" calcext:value-type="float">
            <text:p>6000.0</text:p>
          </table:table-cell>
          <table:table-cell table:style-name="ce55" table:formula="of:=([.L189]+[.M189]+[.N189]+[.O189])/[.$B189]" office:value-type="float" office:value="42000" calcext:value-type="float">
            <text:p>42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78:.B190])" office:value-type="percentage" office:value="4" calcext:value-type="percentage">
            <text:p>400.0%</text:p>
          </table:table-cell>
          <table:table-cell table:style-name="ce5" table:formula="of:=COM.MICROSOFT.FLOOR.MATH(150*2^([.A190]/3))" office:value-type="float" office:value="3023" calcext:value-type="float">
            <text:p>3023</text:p>
          </table:table-cell>
          <table:table-cell table:style-name="ce5" table:formula="of:=SUM([.$D$178:.D190])" office:value-type="float" office:value="13345" calcext:value-type="float">
            <text:p>13345</text:p>
          </table:table-cell>
          <table:table-cell table:style-name="ce5" table:formula="of:=[.A190]*10+10" office:value-type="float" office:value="140" calcext:value-type="float">
            <text:p>140</text:p>
          </table:table-cell>
          <table:table-cell table:style-name="ce5" table:formula="of:=[.D190]*[.F190]" office:value-type="float" office:value="423220" calcext:value-type="float">
            <text:p>42322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90]*[.H190]" office:value-type="float" office:value="6046" calcext:value-type="float">
            <text:p>6046</text:p>
          </table:table-cell>
          <table:table-cell table:style-name="ce34" table:formula="of:=[.$D190]*[.I190]" office:value-type="float" office:value="6046" calcext:value-type="float">
            <text:p>6046</text:p>
          </table:table-cell>
          <table:table-cell table:style-name="ce38" table:formula="of:=[.$D190]*[.J190]" office:value-type="float" office:value="6046" calcext:value-type="float">
            <text:p>6046</text:p>
          </table:table-cell>
          <table:table-cell table:style-name="ce42" table:formula="of:=[.$D190]*[.K190]" office:value-type="float" office:value="3023" calcext:value-type="float">
            <text:p>3023</text:p>
          </table:table-cell>
          <table:table-cell table:style-name="ce45" table:formula="of:=[.L190]/[.$B190]" office:value-type="float" office:value="15115" calcext:value-type="float">
            <text:p>15115.0</text:p>
          </table:table-cell>
          <table:table-cell table:style-name="ce48" table:formula="of:=[.M190]/[.$B190]" office:value-type="float" office:value="15115" calcext:value-type="float">
            <text:p>15115.0</text:p>
          </table:table-cell>
          <table:table-cell table:style-name="ce50" table:formula="of:=[.N190]/[.$B190]" office:value-type="float" office:value="15115" calcext:value-type="float">
            <text:p>15115.0</text:p>
          </table:table-cell>
          <table:table-cell table:style-name="ce52" table:formula="of:=[.O190]/[.$B190]" office:value-type="float" office:value="7557.5" calcext:value-type="float">
            <text:p>7557.5</text:p>
          </table:table-cell>
          <table:table-cell table:style-name="ce55" table:formula="of:=([.L190]+[.M190]+[.N190]+[.O190])/[.$B190]" office:value-type="float" office:value="52902.5" calcext:value-type="float">
            <text:p>5290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78:.B191])" office:value-type="percentage" office:value="4.4" calcext:value-type="percentage">
            <text:p>440.0%</text:p>
          </table:table-cell>
          <table:table-cell table:style-name="ce5" table:formula="of:=COM.MICROSOFT.FLOOR.MATH(150*2^([.A191]/3))" office:value-type="float" office:value="3809" calcext:value-type="float">
            <text:p>3809</text:p>
          </table:table-cell>
          <table:table-cell table:style-name="ce5" table:formula="of:=SUM([.$D$178:.D191])" office:value-type="float" office:value="17154" calcext:value-type="float">
            <text:p>17154</text:p>
          </table:table-cell>
          <table:table-cell table:style-name="ce5" table:formula="of:=[.A191]*10+10" office:value-type="float" office:value="150" calcext:value-type="float">
            <text:p>150</text:p>
          </table:table-cell>
          <table:table-cell table:style-name="ce5" table:formula="of:=[.D191]*[.F191]" office:value-type="float" office:value="571350" calcext:value-type="float">
            <text:p>57135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91]*[.H191]" office:value-type="float" office:value="7618" calcext:value-type="float">
            <text:p>7618</text:p>
          </table:table-cell>
          <table:table-cell table:style-name="ce34" table:formula="of:=[.$D191]*[.I191]" office:value-type="float" office:value="7618" calcext:value-type="float">
            <text:p>7618</text:p>
          </table:table-cell>
          <table:table-cell table:style-name="ce38" table:formula="of:=[.$D191]*[.J191]" office:value-type="float" office:value="7618" calcext:value-type="float">
            <text:p>7618</text:p>
          </table:table-cell>
          <table:table-cell table:style-name="ce42" table:formula="of:=[.$D191]*[.K191]" office:value-type="float" office:value="3809" calcext:value-type="float">
            <text:p>3809</text:p>
          </table:table-cell>
          <table:table-cell table:style-name="ce45" table:formula="of:=[.L191]/[.$B191]" office:value-type="float" office:value="19045" calcext:value-type="float">
            <text:p>19045.0</text:p>
          </table:table-cell>
          <table:table-cell table:style-name="ce48" table:formula="of:=[.M191]/[.$B191]" office:value-type="float" office:value="19045" calcext:value-type="float">
            <text:p>19045.0</text:p>
          </table:table-cell>
          <table:table-cell table:style-name="ce50" table:formula="of:=[.N191]/[.$B191]" office:value-type="float" office:value="19045" calcext:value-type="float">
            <text:p>19045.0</text:p>
          </table:table-cell>
          <table:table-cell table:style-name="ce52" table:formula="of:=[.O191]/[.$B191]" office:value-type="float" office:value="9522.5" calcext:value-type="float">
            <text:p>9522.5</text:p>
          </table:table-cell>
          <table:table-cell table:style-name="ce55" table:formula="of:=([.L191]+[.M191]+[.N191]+[.O191])/[.$B191]" office:value-type="float" office:value="66657.5" calcext:value-type="float">
            <text:p>66657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78:.B192])" office:value-type="percentage" office:value="4.8" calcext:value-type="percentage">
            <text:p>480.0%</text:p>
          </table:table-cell>
          <table:table-cell table:style-name="ce5" table:formula="of:=COM.MICROSOFT.FLOOR.MATH(150*2^([.A192]/3))" office:value-type="float" office:value="4800" calcext:value-type="float">
            <text:p>4800</text:p>
          </table:table-cell>
          <table:table-cell table:style-name="ce5" table:formula="of:=SUM([.$D$178:.D192])" office:value-type="float" office:value="21954" calcext:value-type="float">
            <text:p>21954</text:p>
          </table:table-cell>
          <table:table-cell table:style-name="ce5" table:formula="of:=[.A192]*10+10" office:value-type="float" office:value="160" calcext:value-type="float">
            <text:p>160</text:p>
          </table:table-cell>
          <table:table-cell table:style-name="ce5" table:formula="of:=[.D192]*[.F192]" office:value-type="float" office:value="768000" calcext:value-type="float">
            <text:p>768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92]*[.H192]" office:value-type="float" office:value="9600" calcext:value-type="float">
            <text:p>9600</text:p>
          </table:table-cell>
          <table:table-cell table:style-name="ce34" table:formula="of:=[.$D192]*[.I192]" office:value-type="float" office:value="9600" calcext:value-type="float">
            <text:p>9600</text:p>
          </table:table-cell>
          <table:table-cell table:style-name="ce38" table:formula="of:=[.$D192]*[.J192]" office:value-type="float" office:value="9600" calcext:value-type="float">
            <text:p>9600</text:p>
          </table:table-cell>
          <table:table-cell table:style-name="ce42" table:formula="of:=[.$D192]*[.K192]" office:value-type="float" office:value="4800" calcext:value-type="float">
            <text:p>4800</text:p>
          </table:table-cell>
          <table:table-cell table:style-name="ce45" table:formula="of:=[.L192]/[.$B192]" office:value-type="float" office:value="24000" calcext:value-type="float">
            <text:p>24000.0</text:p>
          </table:table-cell>
          <table:table-cell table:style-name="ce48" table:formula="of:=[.M192]/[.$B192]" office:value-type="float" office:value="24000" calcext:value-type="float">
            <text:p>24000.0</text:p>
          </table:table-cell>
          <table:table-cell table:style-name="ce50" table:formula="of:=[.N192]/[.$B192]" office:value-type="float" office:value="24000" calcext:value-type="float">
            <text:p>24000.0</text:p>
          </table:table-cell>
          <table:table-cell table:style-name="ce52" table:formula="of:=[.O192]/[.$B192]" office:value-type="float" office:value="12000" calcext:value-type="float">
            <text:p>12000.0</text:p>
          </table:table-cell>
          <table:table-cell table:style-name="ce55" table:formula="of:=([.L192]+[.M192]+[.N192]+[.O192])/[.$B192]" office:value-type="float" office:value="84000" calcext:value-type="float">
            <text:p>84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78:.B193])" office:value-type="percentage" office:value="5.2" calcext:value-type="percentage">
            <text:p>520.0%</text:p>
          </table:table-cell>
          <table:table-cell table:style-name="ce5" table:formula="of:=COM.MICROSOFT.FLOOR.MATH(150*2^([.A193]/3))" office:value-type="float" office:value="6047" calcext:value-type="float">
            <text:p>6047</text:p>
          </table:table-cell>
          <table:table-cell table:style-name="ce5" table:formula="of:=SUM([.$D$178:.D193])" office:value-type="float" office:value="28001" calcext:value-type="float">
            <text:p>28001</text:p>
          </table:table-cell>
          <table:table-cell table:style-name="ce5" table:formula="of:=[.A193]*10+10" office:value-type="float" office:value="170" calcext:value-type="float">
            <text:p>170</text:p>
          </table:table-cell>
          <table:table-cell table:style-name="ce5" table:formula="of:=[.D193]*[.F193]" office:value-type="float" office:value="1027990" calcext:value-type="float">
            <text:p>102799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93]*[.H193]" office:value-type="float" office:value="12094" calcext:value-type="float">
            <text:p>12094</text:p>
          </table:table-cell>
          <table:table-cell table:style-name="ce34" table:formula="of:=[.$D193]*[.I193]" office:value-type="float" office:value="12094" calcext:value-type="float">
            <text:p>12094</text:p>
          </table:table-cell>
          <table:table-cell table:style-name="ce38" table:formula="of:=[.$D193]*[.J193]" office:value-type="float" office:value="12094" calcext:value-type="float">
            <text:p>12094</text:p>
          </table:table-cell>
          <table:table-cell table:style-name="ce42" table:formula="of:=[.$D193]*[.K193]" office:value-type="float" office:value="6047" calcext:value-type="float">
            <text:p>6047</text:p>
          </table:table-cell>
          <table:table-cell table:style-name="ce45" table:formula="of:=[.L193]/[.$B193]" office:value-type="float" office:value="30235" calcext:value-type="float">
            <text:p>30235.0</text:p>
          </table:table-cell>
          <table:table-cell table:style-name="ce48" table:formula="of:=[.M193]/[.$B193]" office:value-type="float" office:value="30235" calcext:value-type="float">
            <text:p>30235.0</text:p>
          </table:table-cell>
          <table:table-cell table:style-name="ce50" table:formula="of:=[.N193]/[.$B193]" office:value-type="float" office:value="30235" calcext:value-type="float">
            <text:p>30235.0</text:p>
          </table:table-cell>
          <table:table-cell table:style-name="ce52" table:formula="of:=[.O193]/[.$B193]" office:value-type="float" office:value="15117.5" calcext:value-type="float">
            <text:p>15117.5</text:p>
          </table:table-cell>
          <table:table-cell table:style-name="ce55" table:formula="of:=([.L193]+[.M193]+[.N193]+[.O193])/[.$B193]" office:value-type="float" office:value="105822.5" calcext:value-type="float">
            <text:p>10582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78:.B194])" office:value-type="percentage" office:value="5.6" calcext:value-type="percentage">
            <text:p>560.0%</text:p>
          </table:table-cell>
          <table:table-cell table:style-name="ce5" table:formula="of:=COM.MICROSOFT.FLOOR.MATH(150*2^([.A194]/3))" office:value-type="float" office:value="7619" calcext:value-type="float">
            <text:p>7619</text:p>
          </table:table-cell>
          <table:table-cell table:style-name="ce5" table:formula="of:=SUM([.$D$178:.D194])" office:value-type="float" office:value="35620" calcext:value-type="float">
            <text:p>35620</text:p>
          </table:table-cell>
          <table:table-cell table:style-name="ce5" table:formula="of:=[.A194]*10+10" office:value-type="float" office:value="180" calcext:value-type="float">
            <text:p>180</text:p>
          </table:table-cell>
          <table:table-cell table:style-name="ce5" table:formula="of:=[.D194]*[.F194]" office:value-type="float" office:value="1371420" calcext:value-type="float">
            <text:p>137142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94]*[.H194]" office:value-type="float" office:value="15238" calcext:value-type="float">
            <text:p>15238</text:p>
          </table:table-cell>
          <table:table-cell table:style-name="ce34" table:formula="of:=[.$D194]*[.I194]" office:value-type="float" office:value="15238" calcext:value-type="float">
            <text:p>15238</text:p>
          </table:table-cell>
          <table:table-cell table:style-name="ce38" table:formula="of:=[.$D194]*[.J194]" office:value-type="float" office:value="15238" calcext:value-type="float">
            <text:p>15238</text:p>
          </table:table-cell>
          <table:table-cell table:style-name="ce42" table:formula="of:=[.$D194]*[.K194]" office:value-type="float" office:value="7619" calcext:value-type="float">
            <text:p>7619</text:p>
          </table:table-cell>
          <table:table-cell table:style-name="ce45" table:formula="of:=[.L194]/[.$B194]" office:value-type="float" office:value="38095" calcext:value-type="float">
            <text:p>38095.0</text:p>
          </table:table-cell>
          <table:table-cell table:style-name="ce48" table:formula="of:=[.M194]/[.$B194]" office:value-type="float" office:value="38095" calcext:value-type="float">
            <text:p>38095.0</text:p>
          </table:table-cell>
          <table:table-cell table:style-name="ce50" table:formula="of:=[.N194]/[.$B194]" office:value-type="float" office:value="38095" calcext:value-type="float">
            <text:p>38095.0</text:p>
          </table:table-cell>
          <table:table-cell table:style-name="ce52" table:formula="of:=[.O194]/[.$B194]" office:value-type="float" office:value="19047.5" calcext:value-type="float">
            <text:p>19047.5</text:p>
          </table:table-cell>
          <table:table-cell table:style-name="ce55" table:formula="of:=([.L194]+[.M194]+[.N194]+[.O194])/[.$B194]" office:value-type="float" office:value="133332.5" calcext:value-type="float">
            <text:p>13333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78:.B195])" office:value-type="percentage" office:value="6" calcext:value-type="percentage">
            <text:p>600.0%</text:p>
          </table:table-cell>
          <table:table-cell table:style-name="ce5" table:formula="of:=COM.MICROSOFT.FLOOR.MATH(150*2^([.A195]/3))" office:value-type="float" office:value="9600" calcext:value-type="float">
            <text:p>9600</text:p>
          </table:table-cell>
          <table:table-cell table:style-name="ce5" table:formula="of:=SUM([.$D$178:.D195])" office:value-type="float" office:value="45220" calcext:value-type="float">
            <text:p>45220</text:p>
          </table:table-cell>
          <table:table-cell table:style-name="ce5" table:formula="of:=[.A195]*10+10" office:value-type="float" office:value="190" calcext:value-type="float">
            <text:p>190</text:p>
          </table:table-cell>
          <table:table-cell table:style-name="ce5" table:formula="of:=[.D195]*[.F195]" office:value-type="float" office:value="1824000" calcext:value-type="float">
            <text:p>1824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95]*[.H195]" office:value-type="float" office:value="19200" calcext:value-type="float">
            <text:p>19200</text:p>
          </table:table-cell>
          <table:table-cell table:style-name="ce34" table:formula="of:=[.$D195]*[.I195]" office:value-type="float" office:value="19200" calcext:value-type="float">
            <text:p>19200</text:p>
          </table:table-cell>
          <table:table-cell table:style-name="ce38" table:formula="of:=[.$D195]*[.J195]" office:value-type="float" office:value="19200" calcext:value-type="float">
            <text:p>19200</text:p>
          </table:table-cell>
          <table:table-cell table:style-name="ce42" table:formula="of:=[.$D195]*[.K195]" office:value-type="float" office:value="9600" calcext:value-type="float">
            <text:p>9600</text:p>
          </table:table-cell>
          <table:table-cell table:style-name="ce45" table:formula="of:=[.L195]/[.$B195]" office:value-type="float" office:value="48000" calcext:value-type="float">
            <text:p>48000.0</text:p>
          </table:table-cell>
          <table:table-cell table:style-name="ce48" table:formula="of:=[.M195]/[.$B195]" office:value-type="float" office:value="48000" calcext:value-type="float">
            <text:p>48000.0</text:p>
          </table:table-cell>
          <table:table-cell table:style-name="ce50" table:formula="of:=[.N195]/[.$B195]" office:value-type="float" office:value="48000" calcext:value-type="float">
            <text:p>48000.0</text:p>
          </table:table-cell>
          <table:table-cell table:style-name="ce52" table:formula="of:=[.O195]/[.$B195]" office:value-type="float" office:value="24000" calcext:value-type="float">
            <text:p>24000.0</text:p>
          </table:table-cell>
          <table:table-cell table:style-name="ce55" table:formula="of:=([.L195]+[.M195]+[.N195]+[.O195])/[.$B195]" office:value-type="float" office:value="168000" calcext:value-type="float">
            <text:p>168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78:.B196])" office:value-type="percentage" office:value="6.4" calcext:value-type="percentage">
            <text:p>640.0%</text:p>
          </table:table-cell>
          <table:table-cell table:style-name="ce5" table:formula="of:=COM.MICROSOFT.FLOOR.MATH(150*2^([.A196]/3))" office:value-type="float" office:value="12095" calcext:value-type="float">
            <text:p>12095</text:p>
          </table:table-cell>
          <table:table-cell table:style-name="ce5" table:formula="of:=SUM([.$D$178:.D196])" office:value-type="float" office:value="57315" calcext:value-type="float">
            <text:p>57315</text:p>
          </table:table-cell>
          <table:table-cell table:style-name="ce5" table:formula="of:=[.A196]*10+10" office:value-type="float" office:value="200" calcext:value-type="float">
            <text:p>200</text:p>
          </table:table-cell>
          <table:table-cell table:style-name="ce5" table:formula="of:=[.D196]*[.F196]" office:value-type="float" office:value="2419000" calcext:value-type="float">
            <text:p>2419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96]*[.H196]" office:value-type="float" office:value="24190" calcext:value-type="float">
            <text:p>24190</text:p>
          </table:table-cell>
          <table:table-cell table:style-name="ce34" table:formula="of:=[.$D196]*[.I196]" office:value-type="float" office:value="24190" calcext:value-type="float">
            <text:p>24190</text:p>
          </table:table-cell>
          <table:table-cell table:style-name="ce38" table:formula="of:=[.$D196]*[.J196]" office:value-type="float" office:value="24190" calcext:value-type="float">
            <text:p>24190</text:p>
          </table:table-cell>
          <table:table-cell table:style-name="ce42" table:formula="of:=[.$D196]*[.K196]" office:value-type="float" office:value="12095" calcext:value-type="float">
            <text:p>12095</text:p>
          </table:table-cell>
          <table:table-cell table:style-name="ce45" table:formula="of:=[.L196]/[.$B196]" office:value-type="float" office:value="60475" calcext:value-type="float">
            <text:p>60475.0</text:p>
          </table:table-cell>
          <table:table-cell table:style-name="ce48" table:formula="of:=[.M196]/[.$B196]" office:value-type="float" office:value="60475" calcext:value-type="float">
            <text:p>60475.0</text:p>
          </table:table-cell>
          <table:table-cell table:style-name="ce50" table:formula="of:=[.N196]/[.$B196]" office:value-type="float" office:value="60475" calcext:value-type="float">
            <text:p>60475.0</text:p>
          </table:table-cell>
          <table:table-cell table:style-name="ce52" table:formula="of:=[.O196]/[.$B196]" office:value-type="float" office:value="30237.5" calcext:value-type="float">
            <text:p>30237.5</text:p>
          </table:table-cell>
          <table:table-cell table:style-name="ce55" table:formula="of:=([.L196]+[.M196]+[.N196]+[.O196])/[.$B196]" office:value-type="float" office:value="211662.5" calcext:value-type="float">
            <text:p>21166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78:.B197])" office:value-type="percentage" office:value="6.8" calcext:value-type="percentage">
            <text:p>680.0%</text:p>
          </table:table-cell>
          <table:table-cell table:style-name="ce5" table:formula="of:=COM.MICROSOFT.FLOOR.MATH(150*2^([.A197]/3))" office:value-type="float" office:value="15239" calcext:value-type="float">
            <text:p>15239</text:p>
          </table:table-cell>
          <table:table-cell table:style-name="ce5" table:formula="of:=SUM([.$D$178:.D197])" office:value-type="float" office:value="72554" calcext:value-type="float">
            <text:p>72554</text:p>
          </table:table-cell>
          <table:table-cell table:style-name="ce5" table:formula="of:=[.A197]*10+10" office:value-type="float" office:value="210" calcext:value-type="float">
            <text:p>210</text:p>
          </table:table-cell>
          <table:table-cell table:style-name="ce5" table:formula="of:=[.D197]*[.F197]" office:value-type="float" office:value="3200190" calcext:value-type="float">
            <text:p>320019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97]*[.H197]" office:value-type="float" office:value="30478" calcext:value-type="float">
            <text:p>30478</text:p>
          </table:table-cell>
          <table:table-cell table:style-name="ce34" table:formula="of:=[.$D197]*[.I197]" office:value-type="float" office:value="30478" calcext:value-type="float">
            <text:p>30478</text:p>
          </table:table-cell>
          <table:table-cell table:style-name="ce38" table:formula="of:=[.$D197]*[.J197]" office:value-type="float" office:value="30478" calcext:value-type="float">
            <text:p>30478</text:p>
          </table:table-cell>
          <table:table-cell table:style-name="ce42" table:formula="of:=[.$D197]*[.K197]" office:value-type="float" office:value="15239" calcext:value-type="float">
            <text:p>15239</text:p>
          </table:table-cell>
          <table:table-cell table:style-name="ce45" table:formula="of:=[.L197]/[.$B197]" office:value-type="float" office:value="76195" calcext:value-type="float">
            <text:p>76195.0</text:p>
          </table:table-cell>
          <table:table-cell table:style-name="ce48" table:formula="of:=[.M197]/[.$B197]" office:value-type="float" office:value="76195" calcext:value-type="float">
            <text:p>76195.0</text:p>
          </table:table-cell>
          <table:table-cell table:style-name="ce50" table:formula="of:=[.N197]/[.$B197]" office:value-type="float" office:value="76195" calcext:value-type="float">
            <text:p>76195.0</text:p>
          </table:table-cell>
          <table:table-cell table:style-name="ce52" table:formula="of:=[.O197]/[.$B197]" office:value-type="float" office:value="38097.5" calcext:value-type="float">
            <text:p>38097.5</text:p>
          </table:table-cell>
          <table:table-cell table:style-name="ce55" table:formula="of:=([.L197]+[.M197]+[.N197]+[.O197])/[.$B197]" office:value-type="float" office:value="266682.5" calcext:value-type="float">
            <text:p>26668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78:.B198])" office:value-type="percentage" office:value="7.2" calcext:value-type="percentage">
            <text:p>720.0%</text:p>
          </table:table-cell>
          <table:table-cell table:style-name="ce5" table:formula="of:=COM.MICROSOFT.FLOOR.MATH(150*2^([.A198]/3))" office:value-type="float" office:value="19200" calcext:value-type="float">
            <text:p>19200</text:p>
          </table:table-cell>
          <table:table-cell table:style-name="ce5" table:formula="of:=SUM([.$D$178:.D198])" office:value-type="float" office:value="91754" calcext:value-type="float">
            <text:p>91754</text:p>
          </table:table-cell>
          <table:table-cell table:style-name="ce5" table:formula="of:=[.A198]*10+10" office:value-type="float" office:value="220" calcext:value-type="float">
            <text:p>220</text:p>
          </table:table-cell>
          <table:table-cell table:style-name="ce5" table:formula="of:=[.D198]*[.F198]" office:value-type="float" office:value="4224000" calcext:value-type="float">
            <text:p>4224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98]*[.H198]" office:value-type="float" office:value="38400" calcext:value-type="float">
            <text:p>38400</text:p>
          </table:table-cell>
          <table:table-cell table:style-name="ce34" table:formula="of:=[.$D198]*[.I198]" office:value-type="float" office:value="38400" calcext:value-type="float">
            <text:p>38400</text:p>
          </table:table-cell>
          <table:table-cell table:style-name="ce38" table:formula="of:=[.$D198]*[.J198]" office:value-type="float" office:value="38400" calcext:value-type="float">
            <text:p>38400</text:p>
          </table:table-cell>
          <table:table-cell table:style-name="ce42" table:formula="of:=[.$D198]*[.K198]" office:value-type="float" office:value="19200" calcext:value-type="float">
            <text:p>19200</text:p>
          </table:table-cell>
          <table:table-cell table:style-name="ce45" table:formula="of:=[.L198]/[.$B198]" office:value-type="float" office:value="96000" calcext:value-type="float">
            <text:p>96000.0</text:p>
          </table:table-cell>
          <table:table-cell table:style-name="ce48" table:formula="of:=[.M198]/[.$B198]" office:value-type="float" office:value="96000" calcext:value-type="float">
            <text:p>96000.0</text:p>
          </table:table-cell>
          <table:table-cell table:style-name="ce50" table:formula="of:=[.N198]/[.$B198]" office:value-type="float" office:value="96000" calcext:value-type="float">
            <text:p>96000.0</text:p>
          </table:table-cell>
          <table:table-cell table:style-name="ce52" table:formula="of:=[.O198]/[.$B198]" office:value-type="float" office:value="48000" calcext:value-type="float">
            <text:p>48000.0</text:p>
          </table:table-cell>
          <table:table-cell table:style-name="ce55" table:formula="of:=([.L198]+[.M198]+[.N198]+[.O198])/[.$B198]" office:value-type="float" office:value="336000" calcext:value-type="float">
            <text:p>336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78:.B199])" office:value-type="percentage" office:value="7.6" calcext:value-type="percentage">
            <text:p>760.0%</text:p>
          </table:table-cell>
          <table:table-cell table:style-name="ce5" table:formula="of:=COM.MICROSOFT.FLOOR.MATH(150*2^([.A199]/3))" office:value-type="float" office:value="24190" calcext:value-type="float">
            <text:p>24190</text:p>
          </table:table-cell>
          <table:table-cell table:style-name="ce5" table:formula="of:=SUM([.$D$178:.D199])" office:value-type="float" office:value="115944" calcext:value-type="float">
            <text:p>115944</text:p>
          </table:table-cell>
          <table:table-cell table:style-name="ce5" table:formula="of:=[.A199]*10+10" office:value-type="float" office:value="230" calcext:value-type="float">
            <text:p>230</text:p>
          </table:table-cell>
          <table:table-cell table:style-name="ce5" table:formula="of:=[.D199]*[.F199]" office:value-type="float" office:value="5563700" calcext:value-type="float">
            <text:p>55637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199]*[.H199]" office:value-type="float" office:value="48380" calcext:value-type="float">
            <text:p>48380</text:p>
          </table:table-cell>
          <table:table-cell table:style-name="ce34" table:formula="of:=[.$D199]*[.I199]" office:value-type="float" office:value="48380" calcext:value-type="float">
            <text:p>48380</text:p>
          </table:table-cell>
          <table:table-cell table:style-name="ce38" table:formula="of:=[.$D199]*[.J199]" office:value-type="float" office:value="48380" calcext:value-type="float">
            <text:p>48380</text:p>
          </table:table-cell>
          <table:table-cell table:style-name="ce42" table:formula="of:=[.$D199]*[.K199]" office:value-type="float" office:value="24190" calcext:value-type="float">
            <text:p>24190</text:p>
          </table:table-cell>
          <table:table-cell table:style-name="ce45" table:formula="of:=[.L199]/[.$B199]" office:value-type="float" office:value="120950" calcext:value-type="float">
            <text:p>120950.0</text:p>
          </table:table-cell>
          <table:table-cell table:style-name="ce48" table:formula="of:=[.M199]/[.$B199]" office:value-type="float" office:value="120950" calcext:value-type="float">
            <text:p>120950.0</text:p>
          </table:table-cell>
          <table:table-cell table:style-name="ce50" table:formula="of:=[.N199]/[.$B199]" office:value-type="float" office:value="120950" calcext:value-type="float">
            <text:p>120950.0</text:p>
          </table:table-cell>
          <table:table-cell table:style-name="ce52" table:formula="of:=[.O199]/[.$B199]" office:value-type="float" office:value="60475" calcext:value-type="float">
            <text:p>60475.0</text:p>
          </table:table-cell>
          <table:table-cell table:style-name="ce55" table:formula="of:=([.L199]+[.M199]+[.N199]+[.O199])/[.$B199]" office:value-type="float" office:value="423325" calcext:value-type="float">
            <text:p>42332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78:.B200])" office:value-type="percentage" office:value="8" calcext:value-type="percentage">
            <text:p>800.0%</text:p>
          </table:table-cell>
          <table:table-cell table:style-name="ce5" table:formula="of:=COM.MICROSOFT.FLOOR.MATH(150*2^([.A200]/3))" office:value-type="float" office:value="30478" calcext:value-type="float">
            <text:p>30478</text:p>
          </table:table-cell>
          <table:table-cell table:style-name="ce5" table:formula="of:=SUM([.$D$178:.D200])" office:value-type="float" office:value="146422" calcext:value-type="float">
            <text:p>146422</text:p>
          </table:table-cell>
          <table:table-cell table:style-name="ce5" table:formula="of:=[.A200]*10+10" office:value-type="float" office:value="240" calcext:value-type="float">
            <text:p>240</text:p>
          </table:table-cell>
          <table:table-cell table:style-name="ce5" table:formula="of:=[.D200]*[.F200]" office:value-type="float" office:value="7314720" calcext:value-type="float">
            <text:p>731472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00]*[.H200]" office:value-type="float" office:value="60956" calcext:value-type="float">
            <text:p>60956</text:p>
          </table:table-cell>
          <table:table-cell table:style-name="ce34" table:formula="of:=[.$D200]*[.I200]" office:value-type="float" office:value="60956" calcext:value-type="float">
            <text:p>60956</text:p>
          </table:table-cell>
          <table:table-cell table:style-name="ce38" table:formula="of:=[.$D200]*[.J200]" office:value-type="float" office:value="60956" calcext:value-type="float">
            <text:p>60956</text:p>
          </table:table-cell>
          <table:table-cell table:style-name="ce42" table:formula="of:=[.$D200]*[.K200]" office:value-type="float" office:value="30478" calcext:value-type="float">
            <text:p>30478</text:p>
          </table:table-cell>
          <table:table-cell table:style-name="ce45" table:formula="of:=[.L200]/[.$B200]" office:value-type="float" office:value="152390" calcext:value-type="float">
            <text:p>152390.0</text:p>
          </table:table-cell>
          <table:table-cell table:style-name="ce48" table:formula="of:=[.M200]/[.$B200]" office:value-type="float" office:value="152390" calcext:value-type="float">
            <text:p>152390.0</text:p>
          </table:table-cell>
          <table:table-cell table:style-name="ce50" table:formula="of:=[.N200]/[.$B200]" office:value-type="float" office:value="152390" calcext:value-type="float">
            <text:p>152390.0</text:p>
          </table:table-cell>
          <table:table-cell table:style-name="ce52" table:formula="of:=[.O200]/[.$B200]" office:value-type="float" office:value="76195" calcext:value-type="float">
            <text:p>76195.0</text:p>
          </table:table-cell>
          <table:table-cell table:style-name="ce55" table:formula="of:=([.L200]+[.M200]+[.N200]+[.O200])/[.$B200]" office:value-type="float" office:value="533365" calcext:value-type="float">
            <text:p>53336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78:.B201])" office:value-type="percentage" office:value="8.4" calcext:value-type="percentage">
            <text:p>840.0%</text:p>
          </table:table-cell>
          <table:table-cell table:style-name="ce5" table:formula="of:=COM.MICROSOFT.FLOOR.MATH(150*2^([.A201]/3))" office:value-type="float" office:value="38400" calcext:value-type="float">
            <text:p>38400</text:p>
          </table:table-cell>
          <table:table-cell table:style-name="ce5" table:formula="of:=SUM([.$D$178:.D201])" office:value-type="float" office:value="184822" calcext:value-type="float">
            <text:p>184822</text:p>
          </table:table-cell>
          <table:table-cell table:style-name="ce5" table:formula="of:=[.A201]*10+10" office:value-type="float" office:value="250" calcext:value-type="float">
            <text:p>250</text:p>
          </table:table-cell>
          <table:table-cell table:style-name="ce5" table:formula="of:=[.D201]*[.F201]" office:value-type="float" office:value="9600000" calcext:value-type="float">
            <text:p>9600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01]*[.H201]" office:value-type="float" office:value="76800" calcext:value-type="float">
            <text:p>76800</text:p>
          </table:table-cell>
          <table:table-cell table:style-name="ce34" table:formula="of:=[.$D201]*[.I201]" office:value-type="float" office:value="76800" calcext:value-type="float">
            <text:p>76800</text:p>
          </table:table-cell>
          <table:table-cell table:style-name="ce38" table:formula="of:=[.$D201]*[.J201]" office:value-type="float" office:value="76800" calcext:value-type="float">
            <text:p>76800</text:p>
          </table:table-cell>
          <table:table-cell table:style-name="ce42" table:formula="of:=[.$D201]*[.K201]" office:value-type="float" office:value="38400" calcext:value-type="float">
            <text:p>38400</text:p>
          </table:table-cell>
          <table:table-cell table:style-name="ce45" table:formula="of:=[.L201]/[.$B201]" office:value-type="float" office:value="192000" calcext:value-type="float">
            <text:p>192000.0</text:p>
          </table:table-cell>
          <table:table-cell table:style-name="ce48" table:formula="of:=[.M201]/[.$B201]" office:value-type="float" office:value="192000" calcext:value-type="float">
            <text:p>192000.0</text:p>
          </table:table-cell>
          <table:table-cell table:style-name="ce50" table:formula="of:=[.N201]/[.$B201]" office:value-type="float" office:value="192000" calcext:value-type="float">
            <text:p>192000.0</text:p>
          </table:table-cell>
          <table:table-cell table:style-name="ce52" table:formula="of:=[.O201]/[.$B201]" office:value-type="float" office:value="96000" calcext:value-type="float">
            <text:p>96000.0</text:p>
          </table:table-cell>
          <table:table-cell table:style-name="ce55" table:formula="of:=([.L201]+[.M201]+[.N201]+[.O201])/[.$B201]" office:value-type="float" office:value="672000" calcext:value-type="float">
            <text:p>672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178:.B202])" office:value-type="percentage" office:value="8.8" calcext:value-type="percentage">
            <text:p>880.0%</text:p>
          </table:table-cell>
          <table:table-cell table:style-name="ce5" table:formula="of:=COM.MICROSOFT.FLOOR.MATH(150*2^([.A202]/3))" office:value-type="float" office:value="48380" calcext:value-type="float">
            <text:p>48380</text:p>
          </table:table-cell>
          <table:table-cell table:style-name="ce5" table:formula="of:=SUM([.$D$178:.D202])" office:value-type="float" office:value="233202" calcext:value-type="float">
            <text:p>233202</text:p>
          </table:table-cell>
          <table:table-cell table:style-name="ce5" table:formula="of:=[.A202]*10+10" office:value-type="float" office:value="260" calcext:value-type="float">
            <text:p>260</text:p>
          </table:table-cell>
          <table:table-cell table:style-name="ce5" table:formula="of:=[.D202]*[.F202]" office:value-type="float" office:value="12578800" calcext:value-type="float">
            <text:p>125788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02]*[.H202]" office:value-type="float" office:value="96760" calcext:value-type="float">
            <text:p>96760</text:p>
          </table:table-cell>
          <table:table-cell table:style-name="ce34" table:formula="of:=[.$D202]*[.I202]" office:value-type="float" office:value="96760" calcext:value-type="float">
            <text:p>96760</text:p>
          </table:table-cell>
          <table:table-cell table:style-name="ce38" table:formula="of:=[.$D202]*[.J202]" office:value-type="float" office:value="96760" calcext:value-type="float">
            <text:p>96760</text:p>
          </table:table-cell>
          <table:table-cell table:style-name="ce42" table:formula="of:=[.$D202]*[.K202]" office:value-type="float" office:value="48380" calcext:value-type="float">
            <text:p>48380</text:p>
          </table:table-cell>
          <table:table-cell table:style-name="ce45" table:formula="of:=[.L202]/[.$B202]" office:value-type="float" office:value="241900" calcext:value-type="float">
            <text:p>241900.0</text:p>
          </table:table-cell>
          <table:table-cell table:style-name="ce48" table:formula="of:=[.M202]/[.$B202]" office:value-type="float" office:value="241900" calcext:value-type="float">
            <text:p>241900.0</text:p>
          </table:table-cell>
          <table:table-cell table:style-name="ce50" table:formula="of:=[.N202]/[.$B202]" office:value-type="float" office:value="241900" calcext:value-type="float">
            <text:p>241900.0</text:p>
          </table:table-cell>
          <table:table-cell table:style-name="ce52" table:formula="of:=[.O202]/[.$B202]" office:value-type="float" office:value="120950" calcext:value-type="float">
            <text:p>120950.0</text:p>
          </table:table-cell>
          <table:table-cell table:style-name="ce55" table:formula="of:=([.L202]+[.M202]+[.N202]+[.O202])/[.$B202]" office:value-type="float" office:value="846650" calcext:value-type="float">
            <text:p>846650.0</text:p>
          </table:table-cell>
          <table:table-cell table:style-name="ce1" table:number-columns-repeated="1004"/>
        </table:table-row>
        <table:table-row table:style-name="ro1" table:number-rows-repeated="2">
          <table:table-cell table:style-name="Default" table:number-columns-repeated="1024"/>
        </table:table-row>
        <table:table-row table:style-name="ro2">
          <table:table-cell table:style-name="ce3" office:value-type="string" calcext:value-type="string">
            <text:p>Grenade-Damage</text:p>
          </table:table-cell>
          <table:table-cell table:style-name="ce10" office:value-type="string" calcext:value-type="string">
            <text:p>Modifier</text:p>
          </table:table-cell>
          <table:table-cell table:style-name="ce10" office:value-type="string" calcext:value-type="string">
            <text:p>CumMod</text:p>
          </table:table-cell>
          <table:table-cell table:style-name="ce10" office:value-type="string" calcext:value-type="string">
            <text:p>Cycles</text:p>
          </table:table-cell>
          <table:table-cell table:style-name="ce10" office:value-type="string" calcext:value-type="string">
            <text:p>CumCyc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 x Cycles</text:p>
          </table:table-cell>
          <table:table-cell table:style-name="ce10" office:value-type="string" calcext:value-type="string">
            <text:p>SP R/Cycle</text:p>
          </table:table-cell>
          <table:table-cell table:style-name="ce10" office:value-type="string" calcext:value-type="string">
            <text:p>SP G/Cycle</text:p>
          </table:table-cell>
          <table:table-cell table:style-name="ce10" office:value-type="string" calcext:value-type="string">
            <text:p>SP B/Cycle</text:p>
          </table:table-cell>
          <table:table-cell table:style-name="ce10" office:value-type="string" calcext:value-type="string">
            <text:p>SP A/Cycle</text:p>
          </table:table-cell>
          <table:table-cell table:style-name="ce29" office:value-type="string" calcext:value-type="string">
            <text:p>SP R total</text:p>
          </table:table-cell>
          <table:table-cell table:style-name="ce33" office:value-type="string" calcext:value-type="string">
            <text:p>SP G total</text:p>
          </table:table-cell>
          <table:table-cell table:style-name="ce37" office:value-type="string" calcext:value-type="string">
            <text:p>SP B total</text:p>
          </table:table-cell>
          <table:table-cell table:style-name="ce41" office:value-type="string" calcext:value-type="string">
            <text:p>SP A total</text:p>
          </table:table-cell>
          <table:table-cell table:style-name="ce29" office:value-type="string" calcext:value-type="string">
            <text:p>SP R/Mod.</text:p>
          </table:table-cell>
          <table:table-cell table:style-name="ce33" office:value-type="string" calcext:value-type="string">
            <text:p>SP G/Mod.</text:p>
          </table:table-cell>
          <table:table-cell table:style-name="ce37" office:value-type="string" calcext:value-type="string">
            <text:p>SP B/Mod.</text:p>
          </table:table-cell>
          <table:table-cell table:style-name="ce41" office:value-type="string" calcext:value-type="string">
            <text:p>SP A/Mod.</text:p>
          </table:table-cell>
          <table:table-cell table:style-name="ce10" office:value-type="string" calcext:value-type="string">
            <text:p>SP total/Mod.</text:p>
          </table:table-cell>
          <table:table-cell table:style-name="ce58" table:number-columns-repeated="100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206:.B206])" office:value-type="percentage" office:value="0.2" calcext:value-type="percentage">
            <text:p>20.0%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SUM([.$D$206:.D206])" office:value-type="float" office:value="50" calcext:value-type="float">
            <text:p>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206]*[.F206]" office:value-type="float" office:value="1500" calcext:value-type="float">
            <text:p>15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0" table:formula="of:=[.$D206]*[.H206]" office:value-type="float" office:value="50" calcext:value-type="float">
            <text:p>50</text:p>
          </table:table-cell>
          <table:table-cell table:style-name="ce34" table:formula="of:=[.$D206]*[.I206]" office:value-type="float" office:value="100" calcext:value-type="float">
            <text:p>100</text:p>
          </table:table-cell>
          <table:table-cell table:style-name="ce38" table:formula="of:=[.$D206]*[.J206]" office:value-type="float" office:value="0" calcext:value-type="float">
            <text:p>0</text:p>
          </table:table-cell>
          <table:table-cell table:style-name="ce42" table:formula="of:=[.$D206]*[.K206]" office:value-type="float" office:value="0" calcext:value-type="float">
            <text:p>0</text:p>
          </table:table-cell>
          <table:table-cell table:style-name="ce45" table:formula="of:=[.L206]/[.$B206]" office:value-type="float" office:value="250" calcext:value-type="float">
            <text:p>250.0</text:p>
          </table:table-cell>
          <table:table-cell table:style-name="ce48" table:formula="of:=[.M206]/[.$B206]" office:value-type="float" office:value="500" calcext:value-type="float">
            <text:p>500.0</text:p>
          </table:table-cell>
          <table:table-cell table:style-name="ce50" table:formula="of:=[.N206]/[.$B206]" office:value-type="float" office:value="0" calcext:value-type="float">
            <text:p>0.0</text:p>
          </table:table-cell>
          <table:table-cell table:style-name="ce52" table:formula="of:=[.O206]/[.$B206]" office:value-type="float" office:value="0" calcext:value-type="float">
            <text:p>0.0</text:p>
          </table:table-cell>
          <table:table-cell table:style-name="ce55" table:formula="of:=([.L206]+[.M206]+[.N206]+[.O206])/[.$B206]" office:value-type="float" office:value="750" calcext:value-type="float">
            <text:p>75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206:.B207])" office:value-type="percentage" office:value="0.4" calcext:value-type="percentage">
            <text:p>40.0%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SUM([.$D$206:.D207])" office:value-type="float" office:value="100" calcext:value-type="float">
            <text:p>100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[.D207]*[.F207]" office:value-type="float" office:value="2250" calcext:value-type="float">
            <text:p>225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0" table:formula="of:=[.$D207]*[.H207]" office:value-type="float" office:value="50" calcext:value-type="float">
            <text:p>50</text:p>
          </table:table-cell>
          <table:table-cell table:style-name="ce34" table:formula="of:=[.$D207]*[.I207]" office:value-type="float" office:value="50" calcext:value-type="float">
            <text:p>50</text:p>
          </table:table-cell>
          <table:table-cell table:style-name="ce38" table:formula="of:=[.$D207]*[.J207]" office:value-type="float" office:value="50" calcext:value-type="float">
            <text:p>50</text:p>
          </table:table-cell>
          <table:table-cell table:style-name="ce42" table:formula="of:=[.$D207]*[.K207]" office:value-type="float" office:value="0" calcext:value-type="float">
            <text:p>0</text:p>
          </table:table-cell>
          <table:table-cell table:style-name="ce45" table:formula="of:=[.L207]/[.$B207]" office:value-type="float" office:value="250" calcext:value-type="float">
            <text:p>250.0</text:p>
          </table:table-cell>
          <table:table-cell table:style-name="ce48" table:formula="of:=[.M207]/[.$B207]" office:value-type="float" office:value="250" calcext:value-type="float">
            <text:p>250.0</text:p>
          </table:table-cell>
          <table:table-cell table:style-name="ce50" table:formula="of:=[.N207]/[.$B207]" office:value-type="float" office:value="250" calcext:value-type="float">
            <text:p>250.0</text:p>
          </table:table-cell>
          <table:table-cell table:style-name="ce52" table:formula="of:=[.O207]/[.$B207]" office:value-type="float" office:value="0" calcext:value-type="float">
            <text:p>0.0</text:p>
          </table:table-cell>
          <table:table-cell table:style-name="ce55" table:formula="of:=([.L207]+[.M207]+[.N207]+[.O207])/[.$B207]" office:value-type="float" office:value="750" calcext:value-type="float">
            <text:p>75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206:.B208])" office:value-type="percentage" office:value="0.6" calcext:value-type="percentage">
            <text:p>60.0%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formula="of:=SUM([.$D$206:.D208])" office:value-type="float" office:value="250" calcext:value-type="float">
            <text:p>250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[.D208]*[.F208]" office:value-type="float" office:value="6750" calcext:value-type="float">
            <text:p>675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0" table:formula="of:=[.$D208]*[.H208]" office:value-type="float" office:value="150" calcext:value-type="float">
            <text:p>150</text:p>
          </table:table-cell>
          <table:table-cell table:style-name="ce34" table:formula="of:=[.$D208]*[.I208]" office:value-type="float" office:value="150" calcext:value-type="float">
            <text:p>150</text:p>
          </table:table-cell>
          <table:table-cell table:style-name="ce38" table:formula="of:=[.$D208]*[.J208]" office:value-type="float" office:value="150" calcext:value-type="float">
            <text:p>150</text:p>
          </table:table-cell>
          <table:table-cell table:style-name="ce42" table:formula="of:=[.$D208]*[.K208]" office:value-type="float" office:value="0" calcext:value-type="float">
            <text:p>0</text:p>
          </table:table-cell>
          <table:table-cell table:style-name="ce45" table:formula="of:=[.L208]/[.$B208]" office:value-type="float" office:value="750" calcext:value-type="float">
            <text:p>750.0</text:p>
          </table:table-cell>
          <table:table-cell table:style-name="ce48" table:formula="of:=[.M208]/[.$B208]" office:value-type="float" office:value="750" calcext:value-type="float">
            <text:p>750.0</text:p>
          </table:table-cell>
          <table:table-cell table:style-name="ce50" table:formula="of:=[.N208]/[.$B208]" office:value-type="float" office:value="750" calcext:value-type="float">
            <text:p>750.0</text:p>
          </table:table-cell>
          <table:table-cell table:style-name="ce52" table:formula="of:=[.O208]/[.$B208]" office:value-type="float" office:value="0" calcext:value-type="float">
            <text:p>0.0</text:p>
          </table:table-cell>
          <table:table-cell table:style-name="ce55" table:formula="of:=([.L208]+[.M208]+[.N208]+[.O208])/[.$B208]" office:value-type="float" office:value="2250" calcext:value-type="float">
            <text:p>225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206:.B209])" office:value-type="percentage" office:value="0.8" calcext:value-type="percentage">
            <text:p>80.0%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formula="of:=SUM([.$D$206:.D209])" office:value-type="float" office:value="550" calcext:value-type="float">
            <text:p>550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[.D209]*[.F209]" office:value-type="float" office:value="13500" calcext:value-type="float">
            <text:p>1350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0" table:formula="of:=[.$D209]*[.H209]" office:value-type="float" office:value="300" calcext:value-type="float">
            <text:p>300</text:p>
          </table:table-cell>
          <table:table-cell table:style-name="ce34" table:formula="of:=[.$D209]*[.I209]" office:value-type="float" office:value="300" calcext:value-type="float">
            <text:p>300</text:p>
          </table:table-cell>
          <table:table-cell table:style-name="ce38" table:formula="of:=[.$D209]*[.J209]" office:value-type="float" office:value="300" calcext:value-type="float">
            <text:p>300</text:p>
          </table:table-cell>
          <table:table-cell table:style-name="ce42" table:formula="of:=[.$D209]*[.K209]" office:value-type="float" office:value="0" calcext:value-type="float">
            <text:p>0</text:p>
          </table:table-cell>
          <table:table-cell table:style-name="ce45" table:formula="of:=[.L209]/[.$B209]" office:value-type="float" office:value="1500" calcext:value-type="float">
            <text:p>1500.0</text:p>
          </table:table-cell>
          <table:table-cell table:style-name="ce48" table:formula="of:=[.M209]/[.$B209]" office:value-type="float" office:value="1500" calcext:value-type="float">
            <text:p>1500.0</text:p>
          </table:table-cell>
          <table:table-cell table:style-name="ce50" table:formula="of:=[.N209]/[.$B209]" office:value-type="float" office:value="1500" calcext:value-type="float">
            <text:p>1500.0</text:p>
          </table:table-cell>
          <table:table-cell table:style-name="ce52" table:formula="of:=[.O209]/[.$B209]" office:value-type="float" office:value="0" calcext:value-type="float">
            <text:p>0.0</text:p>
          </table:table-cell>
          <table:table-cell table:style-name="ce55" table:formula="of:=([.L209]+[.M209]+[.N209]+[.O209])/[.$B209]" office:value-type="float" office:value="4500" calcext:value-type="float">
            <text:p>450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206:.B210])" office:value-type="percentage" office:value="1" calcext:value-type="percentage">
            <text:p>100.0%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formula="of:=SUM([.$D$206:.D210])" office:value-type="float" office:value="1550" calcext:value-type="float">
            <text:p>1550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[.D210]*[.F210]" office:value-type="float" office:value="45000" calcext:value-type="float">
            <text:p>45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210]*[.H210]" office:value-type="float" office:value="1000" calcext:value-type="float">
            <text:p>1000</text:p>
          </table:table-cell>
          <table:table-cell table:style-name="ce34" table:formula="of:=[.$D210]*[.I210]" office:value-type="float" office:value="1000" calcext:value-type="float">
            <text:p>1000</text:p>
          </table:table-cell>
          <table:table-cell table:style-name="ce38" table:formula="of:=[.$D210]*[.J210]" office:value-type="float" office:value="1000" calcext:value-type="float">
            <text:p>1000</text:p>
          </table:table-cell>
          <table:table-cell table:style-name="ce42" table:formula="of:=[.$D210]*[.K210]" office:value-type="float" office:value="1000" calcext:value-type="float">
            <text:p>1000</text:p>
          </table:table-cell>
          <table:table-cell table:style-name="ce45" table:formula="of:=[.L210]/[.$B210]" office:value-type="float" office:value="5000" calcext:value-type="float">
            <text:p>5000.0</text:p>
          </table:table-cell>
          <table:table-cell table:style-name="ce48" table:formula="of:=[.M210]/[.$B210]" office:value-type="float" office:value="5000" calcext:value-type="float">
            <text:p>5000.0</text:p>
          </table:table-cell>
          <table:table-cell table:style-name="ce50" table:formula="of:=[.N210]/[.$B210]" office:value-type="float" office:value="5000" calcext:value-type="float">
            <text:p>5000.0</text:p>
          </table:table-cell>
          <table:table-cell table:style-name="ce52" table:formula="of:=[.O210]/[.$B210]" office:value-type="float" office:value="5000" calcext:value-type="float">
            <text:p>5000.0</text:p>
          </table:table-cell>
          <table:table-cell table:style-name="ce55" table:formula="of:=([.L210]+[.M210]+[.N210]+[.O210])/[.$B210]" office:value-type="float" office:value="20000" calcext:value-type="float">
            <text:p>20000.0</text:p>
          </table:table-cell>
          <table:table-cell table:style-name="ce1" office:value-type="string" calcext:value-type="string">
            <text:p>← vanilla has duplicate entry for grenade damage, which seems to be a bug.</text:p>
          </table:table-cell>
          <table:table-cell table:style-name="ce1" table:number-columns-repeated="100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 office:value-type="percentage" office:value="0.2" calcext:value-type="percentage">
            <text:p>20.0%</text:p>
          </table:table-cell>
          <table:table-cell table:style-name="ce20" table:formula="of:=SUM([.$B$206:.B211])" office:value-type="percentage" office:value="1.2" calcext:value-type="percentage">
            <text:p>120.0%</text:p>
          </table:table-cell>
          <table:table-cell table:style-name="ce5" table:formula="of:=COM.MICROSOFT.FLOOR.MATH(150*2^([.A211]/3))" office:value-type="float" office:value="600" calcext:value-type="float">
            <text:p>600</text:p>
          </table:table-cell>
          <table:table-cell table:style-name="ce5" table:formula="of:=SUM([.$D$206:.D211])" office:value-type="float" office:value="2150" calcext:value-type="float">
            <text:p>2150</text:p>
          </table:table-cell>
          <table:table-cell table:style-name="ce5" table:formula="of:=[.A211]*10+10" office:value-type="float" office:value="70" calcext:value-type="float">
            <text:p>70</text:p>
          </table:table-cell>
          <table:table-cell table:style-name="ce5" table:formula="of:=[.D211]*[.F211]" office:value-type="float" office:value="42000" calcext:value-type="float">
            <text:p>4200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211]*[.H211]" office:value-type="float" office:value="600" calcext:value-type="float">
            <text:p>600</text:p>
          </table:table-cell>
          <table:table-cell table:style-name="ce34" table:formula="of:=[.$D211]*[.I211]" office:value-type="float" office:value="600" calcext:value-type="float">
            <text:p>600</text:p>
          </table:table-cell>
          <table:table-cell table:style-name="ce38" table:formula="of:=[.$D211]*[.J211]" office:value-type="float" office:value="600" calcext:value-type="float">
            <text:p>600</text:p>
          </table:table-cell>
          <table:table-cell table:style-name="ce42" table:formula="of:=[.$D211]*[.K211]" office:value-type="float" office:value="600" calcext:value-type="float">
            <text:p>600</text:p>
          </table:table-cell>
          <table:table-cell table:style-name="ce45" table:formula="of:=[.L211]/[.$B211]" office:value-type="float" office:value="3000" calcext:value-type="float">
            <text:p>3000.0</text:p>
          </table:table-cell>
          <table:table-cell table:style-name="ce48" table:formula="of:=[.M211]/[.$B211]" office:value-type="float" office:value="3000" calcext:value-type="float">
            <text:p>3000.0</text:p>
          </table:table-cell>
          <table:table-cell table:style-name="ce50" table:formula="of:=[.N211]/[.$B211]" office:value-type="float" office:value="3000" calcext:value-type="float">
            <text:p>3000.0</text:p>
          </table:table-cell>
          <table:table-cell table:style-name="ce52" table:formula="of:=[.O211]/[.$B211]" office:value-type="float" office:value="3000" calcext:value-type="float">
            <text:p>3000.0</text:p>
          </table:table-cell>
          <table:table-cell table:style-name="ce55" table:formula="of:=([.L211]+[.M211]+[.N211]+[.O211])/[.$B211]" office:value-type="float" office:value="12000" calcext:value-type="float">
            <text:p>12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2" office:value-type="percentage" office:value="0.2" calcext:value-type="percentage">
            <text:p>20.0%</text:p>
          </table:table-cell>
          <table:table-cell table:style-name="ce20" table:formula="of:=SUM([.$B$206:.B212])" office:value-type="percentage" office:value="1.4" calcext:value-type="percentage">
            <text:p>140.0%</text:p>
          </table:table-cell>
          <table:table-cell table:style-name="ce5" table:formula="of:=COM.MICROSOFT.FLOOR.MATH(150*2^([.A212]/3))" office:value-type="float" office:value="755" calcext:value-type="float">
            <text:p>755</text:p>
          </table:table-cell>
          <table:table-cell table:style-name="ce5" table:formula="of:=SUM([.$D$206:.D212])" office:value-type="float" office:value="2905" calcext:value-type="float">
            <text:p>2905</text:p>
          </table:table-cell>
          <table:table-cell table:style-name="ce5" table:formula="of:=[.A212]*10+10" office:value-type="float" office:value="80" calcext:value-type="float">
            <text:p>80</text:p>
          </table:table-cell>
          <table:table-cell table:style-name="ce5" table:formula="of:=[.D212]*[.F212]" office:value-type="float" office:value="60400" calcext:value-type="float">
            <text:p>6040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0" table:formula="of:=[.$D212]*[.H212]" office:value-type="float" office:value="1510" calcext:value-type="float">
            <text:p>1510</text:p>
          </table:table-cell>
          <table:table-cell table:style-name="ce34" table:formula="of:=[.$D212]*[.I212]" office:value-type="float" office:value="755" calcext:value-type="float">
            <text:p>755</text:p>
          </table:table-cell>
          <table:table-cell table:style-name="ce38" table:formula="of:=[.$D212]*[.J212]" office:value-type="float" office:value="755" calcext:value-type="float">
            <text:p>755</text:p>
          </table:table-cell>
          <table:table-cell table:style-name="ce42" table:formula="of:=[.$D212]*[.K212]" office:value-type="float" office:value="755" calcext:value-type="float">
            <text:p>755</text:p>
          </table:table-cell>
          <table:table-cell table:style-name="ce45" table:formula="of:=[.L212]/[.$B212]" office:value-type="float" office:value="7550" calcext:value-type="float">
            <text:p>7550.0</text:p>
          </table:table-cell>
          <table:table-cell table:style-name="ce48" table:formula="of:=[.M212]/[.$B212]" office:value-type="float" office:value="3775" calcext:value-type="float">
            <text:p>3775.0</text:p>
          </table:table-cell>
          <table:table-cell table:style-name="ce50" table:formula="of:=[.N212]/[.$B212]" office:value-type="float" office:value="3775" calcext:value-type="float">
            <text:p>3775.0</text:p>
          </table:table-cell>
          <table:table-cell table:style-name="ce52" table:formula="of:=[.O212]/[.$B212]" office:value-type="float" office:value="3775" calcext:value-type="float">
            <text:p>3775.0</text:p>
          </table:table-cell>
          <table:table-cell table:style-name="ce55" table:formula="of:=([.L212]+[.M212]+[.N212]+[.O212])/[.$B212]" office:value-type="float" office:value="18875" calcext:value-type="float">
            <text:p>18875.0</text:p>
          </table:table-cell>
          <table:table-cell table:style-name="ce1">
            <draw:frame table:end-cell-address="'-TOTAL- Increas.PercentModifier'.AB232" table:end-x="17.98mm" table:end-y="1.96mm" draw:z-index="5" draw:style-name="gr1" draw:text-style-name="P1" svg:width="165.7mm" svg:height="99.11mm" svg:x="30.34mm" svg:y="0.24mm">
              <loext:p draw:notify-on-update-of-ranges="'-TOTAL- Increas.PercentModifier'.G205:'-TOTAL- Increas.PercentModifier'.G205 '-TOTAL- Increas.PercentModifier'.G206:'-TOTAL- Increas.PercentModifier'.G230 '-TOTAL- Increas.PercentModifier'.L205:'-TOTAL- Increas.PercentModifier'.L205 '-TOTAL- Increas.PercentModifier'.L206:'-TOTAL- Increas.PercentModifier'.L230 '-TOTAL- Increas.PercentModifier'.M205:'-TOTAL- Increas.PercentModifier'.M205 '-TOTAL- Increas.PercentModifier'.M206:'-TOTAL- Increas.PercentModifier'.M230 '-TOTAL- Increas.PercentModifier'.N205:'-TOTAL- Increas.PercentModifier'.N205 '-TOTAL- Increas.PercentModifier'.N206:'-TOTAL- Increas.PercentModifier'.N230 '-TOTAL- Increas.PercentModifier'.O205:'-TOTAL- Increas.PercentModifier'.O205 '-TOTAL- Increas.PercentModifier'.O206:'-TOTAL- Increas.PercentModifier'.O230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" table:number-columns-repeated="100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2" office:value-type="percentage" office:value="0.2" calcext:value-type="percentage">
            <text:p>20.0%</text:p>
          </table:table-cell>
          <table:table-cell table:style-name="ce20" table:formula="of:=SUM([.$B$206:.B213])" office:value-type="percentage" office:value="1.6" calcext:value-type="percentage">
            <text:p>160.0%</text:p>
          </table:table-cell>
          <table:table-cell table:style-name="ce5" table:formula="of:=COM.MICROSOFT.FLOOR.MATH(150*2^([.A213]/3))" office:value-type="float" office:value="952" calcext:value-type="float">
            <text:p>952</text:p>
          </table:table-cell>
          <table:table-cell table:style-name="ce5" table:formula="of:=SUM([.$D$206:.D213])" office:value-type="float" office:value="3857" calcext:value-type="float">
            <text:p>3857</text:p>
          </table:table-cell>
          <table:table-cell table:style-name="ce5" table:formula="of:=[.A213]*10+10" office:value-type="float" office:value="90" calcext:value-type="float">
            <text:p>90</text:p>
          </table:table-cell>
          <table:table-cell table:style-name="ce5" table:formula="of:=[.D213]*[.F213]" office:value-type="float" office:value="85680" calcext:value-type="float">
            <text:p>8568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0" table:formula="of:=[.$D213]*[.H213]" office:value-type="float" office:value="1904" calcext:value-type="float">
            <text:p>1904</text:p>
          </table:table-cell>
          <table:table-cell table:style-name="ce34" table:formula="of:=[.$D213]*[.I213]" office:value-type="float" office:value="952" calcext:value-type="float">
            <text:p>952</text:p>
          </table:table-cell>
          <table:table-cell table:style-name="ce38" table:formula="of:=[.$D213]*[.J213]" office:value-type="float" office:value="952" calcext:value-type="float">
            <text:p>952</text:p>
          </table:table-cell>
          <table:table-cell table:style-name="ce42" table:formula="of:=[.$D213]*[.K213]" office:value-type="float" office:value="952" calcext:value-type="float">
            <text:p>952</text:p>
          </table:table-cell>
          <table:table-cell table:style-name="ce45" table:formula="of:=[.L213]/[.$B213]" office:value-type="float" office:value="9520" calcext:value-type="float">
            <text:p>9520.0</text:p>
          </table:table-cell>
          <table:table-cell table:style-name="ce48" table:formula="of:=[.M213]/[.$B213]" office:value-type="float" office:value="4760" calcext:value-type="float">
            <text:p>4760.0</text:p>
          </table:table-cell>
          <table:table-cell table:style-name="ce50" table:formula="of:=[.N213]/[.$B213]" office:value-type="float" office:value="4760" calcext:value-type="float">
            <text:p>4760.0</text:p>
          </table:table-cell>
          <table:table-cell table:style-name="ce52" table:formula="of:=[.O213]/[.$B213]" office:value-type="float" office:value="4760" calcext:value-type="float">
            <text:p>4760.0</text:p>
          </table:table-cell>
          <table:table-cell table:style-name="ce55" table:formula="of:=([.L213]+[.M213]+[.N213]+[.O213])/[.$B213]" office:value-type="float" office:value="23800" calcext:value-type="float">
            <text:p>238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2" office:value-type="percentage" office:value="0.2" calcext:value-type="percentage">
            <text:p>20.0%</text:p>
          </table:table-cell>
          <table:table-cell table:style-name="ce20" table:formula="of:=SUM([.$B$206:.B214])" office:value-type="percentage" office:value="1.8" calcext:value-type="percentage">
            <text:p>180.0%</text:p>
          </table:table-cell>
          <table:table-cell table:style-name="ce5" table:formula="of:=COM.MICROSOFT.FLOOR.MATH(150*2^([.A214]/3))" office:value-type="float" office:value="1200" calcext:value-type="float">
            <text:p>1200</text:p>
          </table:table-cell>
          <table:table-cell table:style-name="ce5" table:formula="of:=SUM([.$D$206:.D214])" office:value-type="float" office:value="5057" calcext:value-type="float">
            <text:p>5057</text:p>
          </table:table-cell>
          <table:table-cell table:style-name="ce5" table:formula="of:=[.A214]*10+10" office:value-type="float" office:value="100" calcext:value-type="float">
            <text:p>100</text:p>
          </table:table-cell>
          <table:table-cell table:style-name="ce5" table:formula="of:=[.D214]*[.F214]" office:value-type="float" office:value="120000" calcext:value-type="float">
            <text:p>12000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$D214]*[.H214]" office:value-type="float" office:value="2400" calcext:value-type="float">
            <text:p>2400</text:p>
          </table:table-cell>
          <table:table-cell table:style-name="ce34" table:formula="of:=[.$D214]*[.I214]" office:value-type="float" office:value="2400" calcext:value-type="float">
            <text:p>2400</text:p>
          </table:table-cell>
          <table:table-cell table:style-name="ce38" table:formula="of:=[.$D214]*[.J214]" office:value-type="float" office:value="1200" calcext:value-type="float">
            <text:p>1200</text:p>
          </table:table-cell>
          <table:table-cell table:style-name="ce42" table:formula="of:=[.$D214]*[.K214]" office:value-type="float" office:value="1200" calcext:value-type="float">
            <text:p>1200</text:p>
          </table:table-cell>
          <table:table-cell table:style-name="ce45" table:formula="of:=[.L214]/[.$B214]" office:value-type="float" office:value="12000" calcext:value-type="float">
            <text:p>12000.0</text:p>
          </table:table-cell>
          <table:table-cell table:style-name="ce48" table:formula="of:=[.M214]/[.$B214]" office:value-type="float" office:value="12000" calcext:value-type="float">
            <text:p>12000.0</text:p>
          </table:table-cell>
          <table:table-cell table:style-name="ce50" table:formula="of:=[.N214]/[.$B214]" office:value-type="float" office:value="6000" calcext:value-type="float">
            <text:p>6000.0</text:p>
          </table:table-cell>
          <table:table-cell table:style-name="ce52" table:formula="of:=[.O214]/[.$B214]" office:value-type="float" office:value="6000" calcext:value-type="float">
            <text:p>6000.0</text:p>
          </table:table-cell>
          <table:table-cell table:style-name="ce55" table:formula="of:=([.L214]+[.M214]+[.N214]+[.O214])/[.$B214]" office:value-type="float" office:value="36000" calcext:value-type="float">
            <text:p>36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2" office:value-type="percentage" office:value="0.2" calcext:value-type="percentage">
            <text:p>20.0%</text:p>
          </table:table-cell>
          <table:table-cell table:style-name="ce20" table:formula="of:=SUM([.$B$206:.B215])" office:value-type="percentage" office:value="2" calcext:value-type="percentage">
            <text:p>200.0%</text:p>
          </table:table-cell>
          <table:table-cell table:style-name="ce5" table:formula="of:=COM.MICROSOFT.FLOOR.MATH(150*2^([.A215]/3))" office:value-type="float" office:value="1511" calcext:value-type="float">
            <text:p>1511</text:p>
          </table:table-cell>
          <table:table-cell table:style-name="ce5" table:formula="of:=SUM([.$D$206:.D215])" office:value-type="float" office:value="6568" calcext:value-type="float">
            <text:p>6568</text:p>
          </table:table-cell>
          <table:table-cell table:style-name="ce5" table:formula="of:=[.A215]*10+10" office:value-type="float" office:value="110" calcext:value-type="float">
            <text:p>110</text:p>
          </table:table-cell>
          <table:table-cell table:style-name="ce5" table:formula="of:=[.D215]*[.F215]" office:value-type="float" office:value="166210" calcext:value-type="float">
            <text:p>16621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$D215]*[.H215]" office:value-type="float" office:value="3022" calcext:value-type="float">
            <text:p>3022</text:p>
          </table:table-cell>
          <table:table-cell table:style-name="ce34" table:formula="of:=[.$D215]*[.I215]" office:value-type="float" office:value="3022" calcext:value-type="float">
            <text:p>3022</text:p>
          </table:table-cell>
          <table:table-cell table:style-name="ce38" table:formula="of:=[.$D215]*[.J215]" office:value-type="float" office:value="1511" calcext:value-type="float">
            <text:p>1511</text:p>
          </table:table-cell>
          <table:table-cell table:style-name="ce42" table:formula="of:=[.$D215]*[.K215]" office:value-type="float" office:value="1511" calcext:value-type="float">
            <text:p>1511</text:p>
          </table:table-cell>
          <table:table-cell table:style-name="ce45" table:formula="of:=[.L215]/[.$B215]" office:value-type="float" office:value="15110" calcext:value-type="float">
            <text:p>15110.0</text:p>
          </table:table-cell>
          <table:table-cell table:style-name="ce48" table:formula="of:=[.M215]/[.$B215]" office:value-type="float" office:value="15110" calcext:value-type="float">
            <text:p>15110.0</text:p>
          </table:table-cell>
          <table:table-cell table:style-name="ce50" table:formula="of:=[.N215]/[.$B215]" office:value-type="float" office:value="7555" calcext:value-type="float">
            <text:p>7555.0</text:p>
          </table:table-cell>
          <table:table-cell table:style-name="ce52" table:formula="of:=[.O215]/[.$B215]" office:value-type="float" office:value="7555" calcext:value-type="float">
            <text:p>7555.0</text:p>
          </table:table-cell>
          <table:table-cell table:style-name="ce55" table:formula="of:=([.L215]+[.M215]+[.N215]+[.O215])/[.$B215]" office:value-type="float" office:value="45330" calcext:value-type="float">
            <text:p>4533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2" office:value-type="percentage" office:value="0.2" calcext:value-type="percentage">
            <text:p>20.0%</text:p>
          </table:table-cell>
          <table:table-cell table:style-name="ce20" table:formula="of:=SUM([.$B$206:.B216])" office:value-type="percentage" office:value="2.2" calcext:value-type="percentage">
            <text:p>220.0%</text:p>
          </table:table-cell>
          <table:table-cell table:style-name="ce5" table:formula="of:=COM.MICROSOFT.FLOOR.MATH(150*2^([.A216]/3))" office:value-type="float" office:value="1904" calcext:value-type="float">
            <text:p>1904</text:p>
          </table:table-cell>
          <table:table-cell table:style-name="ce5" table:formula="of:=SUM([.$D$206:.D216])" office:value-type="float" office:value="8472" calcext:value-type="float">
            <text:p>8472</text:p>
          </table:table-cell>
          <table:table-cell table:style-name="ce5" table:formula="of:=[.A216]*10+10" office:value-type="float" office:value="120" calcext:value-type="float">
            <text:p>120</text:p>
          </table:table-cell>
          <table:table-cell table:style-name="ce5" table:formula="of:=[.D216]*[.F216]" office:value-type="float" office:value="228480" calcext:value-type="float">
            <text:p>22848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16]*[.H216]" office:value-type="float" office:value="3808" calcext:value-type="float">
            <text:p>3808</text:p>
          </table:table-cell>
          <table:table-cell table:style-name="ce34" table:formula="of:=[.$D216]*[.I216]" office:value-type="float" office:value="3808" calcext:value-type="float">
            <text:p>3808</text:p>
          </table:table-cell>
          <table:table-cell table:style-name="ce38" table:formula="of:=[.$D216]*[.J216]" office:value-type="float" office:value="3808" calcext:value-type="float">
            <text:p>3808</text:p>
          </table:table-cell>
          <table:table-cell table:style-name="ce42" table:formula="of:=[.$D216]*[.K216]" office:value-type="float" office:value="1904" calcext:value-type="float">
            <text:p>1904</text:p>
          </table:table-cell>
          <table:table-cell table:style-name="ce45" table:formula="of:=[.L216]/[.$B216]" office:value-type="float" office:value="19040" calcext:value-type="float">
            <text:p>19040.0</text:p>
          </table:table-cell>
          <table:table-cell table:style-name="ce48" table:formula="of:=[.M216]/[.$B216]" office:value-type="float" office:value="19040" calcext:value-type="float">
            <text:p>19040.0</text:p>
          </table:table-cell>
          <table:table-cell table:style-name="ce50" table:formula="of:=[.N216]/[.$B216]" office:value-type="float" office:value="19040" calcext:value-type="float">
            <text:p>19040.0</text:p>
          </table:table-cell>
          <table:table-cell table:style-name="ce52" table:formula="of:=[.O216]/[.$B216]" office:value-type="float" office:value="9520" calcext:value-type="float">
            <text:p>9520.0</text:p>
          </table:table-cell>
          <table:table-cell table:style-name="ce55" table:formula="of:=([.L216]+[.M216]+[.N216]+[.O216])/[.$B216]" office:value-type="float" office:value="66640" calcext:value-type="float">
            <text:p>6664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2" office:value-type="percentage" office:value="0.2" calcext:value-type="percentage">
            <text:p>20.0%</text:p>
          </table:table-cell>
          <table:table-cell table:style-name="ce20" table:formula="of:=SUM([.$B$206:.B217])" office:value-type="percentage" office:value="2.4" calcext:value-type="percentage">
            <text:p>240.0%</text:p>
          </table:table-cell>
          <table:table-cell table:style-name="ce5" table:formula="of:=COM.MICROSOFT.FLOOR.MATH(150*2^([.A217]/3))" office:value-type="float" office:value="2400" calcext:value-type="float">
            <text:p>2400</text:p>
          </table:table-cell>
          <table:table-cell table:style-name="ce5" table:formula="of:=SUM([.$D$206:.D217])" office:value-type="float" office:value="10872" calcext:value-type="float">
            <text:p>10872</text:p>
          </table:table-cell>
          <table:table-cell table:style-name="ce5" table:formula="of:=[.A217]*10+10" office:value-type="float" office:value="130" calcext:value-type="float">
            <text:p>130</text:p>
          </table:table-cell>
          <table:table-cell table:style-name="ce5" table:formula="of:=[.D217]*[.F217]" office:value-type="float" office:value="312000" calcext:value-type="float">
            <text:p>312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17]*[.H217]" office:value-type="float" office:value="4800" calcext:value-type="float">
            <text:p>4800</text:p>
          </table:table-cell>
          <table:table-cell table:style-name="ce34" table:formula="of:=[.$D217]*[.I217]" office:value-type="float" office:value="4800" calcext:value-type="float">
            <text:p>4800</text:p>
          </table:table-cell>
          <table:table-cell table:style-name="ce38" table:formula="of:=[.$D217]*[.J217]" office:value-type="float" office:value="4800" calcext:value-type="float">
            <text:p>4800</text:p>
          </table:table-cell>
          <table:table-cell table:style-name="ce42" table:formula="of:=[.$D217]*[.K217]" office:value-type="float" office:value="2400" calcext:value-type="float">
            <text:p>2400</text:p>
          </table:table-cell>
          <table:table-cell table:style-name="ce45" table:formula="of:=[.L217]/[.$B217]" office:value-type="float" office:value="24000" calcext:value-type="float">
            <text:p>24000.0</text:p>
          </table:table-cell>
          <table:table-cell table:style-name="ce48" table:formula="of:=[.M217]/[.$B217]" office:value-type="float" office:value="24000" calcext:value-type="float">
            <text:p>24000.0</text:p>
          </table:table-cell>
          <table:table-cell table:style-name="ce50" table:formula="of:=[.N217]/[.$B217]" office:value-type="float" office:value="24000" calcext:value-type="float">
            <text:p>24000.0</text:p>
          </table:table-cell>
          <table:table-cell table:style-name="ce52" table:formula="of:=[.O217]/[.$B217]" office:value-type="float" office:value="12000" calcext:value-type="float">
            <text:p>12000.0</text:p>
          </table:table-cell>
          <table:table-cell table:style-name="ce55" table:formula="of:=([.L217]+[.M217]+[.N217]+[.O217])/[.$B217]" office:value-type="float" office:value="84000" calcext:value-type="float">
            <text:p>84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2" office:value-type="percentage" office:value="0.2" calcext:value-type="percentage">
            <text:p>20.0%</text:p>
          </table:table-cell>
          <table:table-cell table:style-name="ce20" table:formula="of:=SUM([.$B$206:.B218])" office:value-type="percentage" office:value="2.6" calcext:value-type="percentage">
            <text:p>260.0%</text:p>
          </table:table-cell>
          <table:table-cell table:style-name="ce5" table:formula="of:=COM.MICROSOFT.FLOOR.MATH(150*2^([.A218]/3))" office:value-type="float" office:value="3023" calcext:value-type="float">
            <text:p>3023</text:p>
          </table:table-cell>
          <table:table-cell table:style-name="ce5" table:formula="of:=SUM([.$D$206:.D218])" office:value-type="float" office:value="13895" calcext:value-type="float">
            <text:p>13895</text:p>
          </table:table-cell>
          <table:table-cell table:style-name="ce5" table:formula="of:=[.A218]*10+10" office:value-type="float" office:value="140" calcext:value-type="float">
            <text:p>140</text:p>
          </table:table-cell>
          <table:table-cell table:style-name="ce5" table:formula="of:=[.D218]*[.F218]" office:value-type="float" office:value="423220" calcext:value-type="float">
            <text:p>42322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18]*[.H218]" office:value-type="float" office:value="6046" calcext:value-type="float">
            <text:p>6046</text:p>
          </table:table-cell>
          <table:table-cell table:style-name="ce34" table:formula="of:=[.$D218]*[.I218]" office:value-type="float" office:value="6046" calcext:value-type="float">
            <text:p>6046</text:p>
          </table:table-cell>
          <table:table-cell table:style-name="ce38" table:formula="of:=[.$D218]*[.J218]" office:value-type="float" office:value="6046" calcext:value-type="float">
            <text:p>6046</text:p>
          </table:table-cell>
          <table:table-cell table:style-name="ce42" table:formula="of:=[.$D218]*[.K218]" office:value-type="float" office:value="3023" calcext:value-type="float">
            <text:p>3023</text:p>
          </table:table-cell>
          <table:table-cell table:style-name="ce45" table:formula="of:=[.L218]/[.$B218]" office:value-type="float" office:value="30230" calcext:value-type="float">
            <text:p>30230.0</text:p>
          </table:table-cell>
          <table:table-cell table:style-name="ce48" table:formula="of:=[.M218]/[.$B218]" office:value-type="float" office:value="30230" calcext:value-type="float">
            <text:p>30230.0</text:p>
          </table:table-cell>
          <table:table-cell table:style-name="ce50" table:formula="of:=[.N218]/[.$B218]" office:value-type="float" office:value="30230" calcext:value-type="float">
            <text:p>30230.0</text:p>
          </table:table-cell>
          <table:table-cell table:style-name="ce52" table:formula="of:=[.O218]/[.$B218]" office:value-type="float" office:value="15115" calcext:value-type="float">
            <text:p>15115.0</text:p>
          </table:table-cell>
          <table:table-cell table:style-name="ce55" table:formula="of:=([.L218]+[.M218]+[.N218]+[.O218])/[.$B218]" office:value-type="float" office:value="105805" calcext:value-type="float">
            <text:p>10580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2" office:value-type="percentage" office:value="0.2" calcext:value-type="percentage">
            <text:p>20.0%</text:p>
          </table:table-cell>
          <table:table-cell table:style-name="ce20" table:formula="of:=SUM([.$B$206:.B219])" office:value-type="percentage" office:value="2.8" calcext:value-type="percentage">
            <text:p>280.0%</text:p>
          </table:table-cell>
          <table:table-cell table:style-name="ce5" table:formula="of:=COM.MICROSOFT.FLOOR.MATH(150*2^([.A219]/3))" office:value-type="float" office:value="3809" calcext:value-type="float">
            <text:p>3809</text:p>
          </table:table-cell>
          <table:table-cell table:style-name="ce5" table:formula="of:=SUM([.$D$206:.D219])" office:value-type="float" office:value="17704" calcext:value-type="float">
            <text:p>17704</text:p>
          </table:table-cell>
          <table:table-cell table:style-name="ce5" table:formula="of:=[.A219]*10+10" office:value-type="float" office:value="150" calcext:value-type="float">
            <text:p>150</text:p>
          </table:table-cell>
          <table:table-cell table:style-name="ce5" table:formula="of:=[.D219]*[.F219]" office:value-type="float" office:value="571350" calcext:value-type="float">
            <text:p>57135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19]*[.H219]" office:value-type="float" office:value="7618" calcext:value-type="float">
            <text:p>7618</text:p>
          </table:table-cell>
          <table:table-cell table:style-name="ce34" table:formula="of:=[.$D219]*[.I219]" office:value-type="float" office:value="7618" calcext:value-type="float">
            <text:p>7618</text:p>
          </table:table-cell>
          <table:table-cell table:style-name="ce38" table:formula="of:=[.$D219]*[.J219]" office:value-type="float" office:value="7618" calcext:value-type="float">
            <text:p>7618</text:p>
          </table:table-cell>
          <table:table-cell table:style-name="ce42" table:formula="of:=[.$D219]*[.K219]" office:value-type="float" office:value="3809" calcext:value-type="float">
            <text:p>3809</text:p>
          </table:table-cell>
          <table:table-cell table:style-name="ce45" table:formula="of:=[.L219]/[.$B219]" office:value-type="float" office:value="38090" calcext:value-type="float">
            <text:p>38090.0</text:p>
          </table:table-cell>
          <table:table-cell table:style-name="ce48" table:formula="of:=[.M219]/[.$B219]" office:value-type="float" office:value="38090" calcext:value-type="float">
            <text:p>38090.0</text:p>
          </table:table-cell>
          <table:table-cell table:style-name="ce50" table:formula="of:=[.N219]/[.$B219]" office:value-type="float" office:value="38090" calcext:value-type="float">
            <text:p>38090.0</text:p>
          </table:table-cell>
          <table:table-cell table:style-name="ce52" table:formula="of:=[.O219]/[.$B219]" office:value-type="float" office:value="19045" calcext:value-type="float">
            <text:p>19045.0</text:p>
          </table:table-cell>
          <table:table-cell table:style-name="ce55" table:formula="of:=([.L219]+[.M219]+[.N219]+[.O219])/[.$B219]" office:value-type="float" office:value="133315" calcext:value-type="float">
            <text:p>13331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2" office:value-type="percentage" office:value="0.2" calcext:value-type="percentage">
            <text:p>20.0%</text:p>
          </table:table-cell>
          <table:table-cell table:style-name="ce20" table:formula="of:=SUM([.$B$206:.B220])" office:value-type="percentage" office:value="3" calcext:value-type="percentage">
            <text:p>300.0%</text:p>
          </table:table-cell>
          <table:table-cell table:style-name="ce5" table:formula="of:=COM.MICROSOFT.FLOOR.MATH(150*2^([.A220]/3))" office:value-type="float" office:value="4800" calcext:value-type="float">
            <text:p>4800</text:p>
          </table:table-cell>
          <table:table-cell table:style-name="ce5" table:formula="of:=SUM([.$D$206:.D220])" office:value-type="float" office:value="22504" calcext:value-type="float">
            <text:p>22504</text:p>
          </table:table-cell>
          <table:table-cell table:style-name="ce5" table:formula="of:=[.A220]*10+10" office:value-type="float" office:value="160" calcext:value-type="float">
            <text:p>160</text:p>
          </table:table-cell>
          <table:table-cell table:style-name="ce5" table:formula="of:=[.D220]*[.F220]" office:value-type="float" office:value="768000" calcext:value-type="float">
            <text:p>768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20]*[.H220]" office:value-type="float" office:value="9600" calcext:value-type="float">
            <text:p>9600</text:p>
          </table:table-cell>
          <table:table-cell table:style-name="ce34" table:formula="of:=[.$D220]*[.I220]" office:value-type="float" office:value="9600" calcext:value-type="float">
            <text:p>9600</text:p>
          </table:table-cell>
          <table:table-cell table:style-name="ce38" table:formula="of:=[.$D220]*[.J220]" office:value-type="float" office:value="9600" calcext:value-type="float">
            <text:p>9600</text:p>
          </table:table-cell>
          <table:table-cell table:style-name="ce42" table:formula="of:=[.$D220]*[.K220]" office:value-type="float" office:value="4800" calcext:value-type="float">
            <text:p>4800</text:p>
          </table:table-cell>
          <table:table-cell table:style-name="ce45" table:formula="of:=[.L220]/[.$B220]" office:value-type="float" office:value="48000" calcext:value-type="float">
            <text:p>48000.0</text:p>
          </table:table-cell>
          <table:table-cell table:style-name="ce48" table:formula="of:=[.M220]/[.$B220]" office:value-type="float" office:value="48000" calcext:value-type="float">
            <text:p>48000.0</text:p>
          </table:table-cell>
          <table:table-cell table:style-name="ce50" table:formula="of:=[.N220]/[.$B220]" office:value-type="float" office:value="48000" calcext:value-type="float">
            <text:p>48000.0</text:p>
          </table:table-cell>
          <table:table-cell table:style-name="ce52" table:formula="of:=[.O220]/[.$B220]" office:value-type="float" office:value="24000" calcext:value-type="float">
            <text:p>24000.0</text:p>
          </table:table-cell>
          <table:table-cell table:style-name="ce55" table:formula="of:=([.L220]+[.M220]+[.N220]+[.O220])/[.$B220]" office:value-type="float" office:value="168000" calcext:value-type="float">
            <text:p>168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2" office:value-type="percentage" office:value="0.2" calcext:value-type="percentage">
            <text:p>20.0%</text:p>
          </table:table-cell>
          <table:table-cell table:style-name="ce20" table:formula="of:=SUM([.$B$206:.B221])" office:value-type="percentage" office:value="3.2" calcext:value-type="percentage">
            <text:p>320.0%</text:p>
          </table:table-cell>
          <table:table-cell table:style-name="ce5" table:formula="of:=COM.MICROSOFT.FLOOR.MATH(150*2^([.A221]/3))" office:value-type="float" office:value="6047" calcext:value-type="float">
            <text:p>6047</text:p>
          </table:table-cell>
          <table:table-cell table:style-name="ce5" table:formula="of:=SUM([.$D$206:.D221])" office:value-type="float" office:value="28551" calcext:value-type="float">
            <text:p>28551</text:p>
          </table:table-cell>
          <table:table-cell table:style-name="ce5" table:formula="of:=[.A221]*10+10" office:value-type="float" office:value="170" calcext:value-type="float">
            <text:p>170</text:p>
          </table:table-cell>
          <table:table-cell table:style-name="ce5" table:formula="of:=[.D221]*[.F221]" office:value-type="float" office:value="1027990" calcext:value-type="float">
            <text:p>102799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21]*[.H221]" office:value-type="float" office:value="12094" calcext:value-type="float">
            <text:p>12094</text:p>
          </table:table-cell>
          <table:table-cell table:style-name="ce34" table:formula="of:=[.$D221]*[.I221]" office:value-type="float" office:value="12094" calcext:value-type="float">
            <text:p>12094</text:p>
          </table:table-cell>
          <table:table-cell table:style-name="ce38" table:formula="of:=[.$D221]*[.J221]" office:value-type="float" office:value="12094" calcext:value-type="float">
            <text:p>12094</text:p>
          </table:table-cell>
          <table:table-cell table:style-name="ce42" table:formula="of:=[.$D221]*[.K221]" office:value-type="float" office:value="6047" calcext:value-type="float">
            <text:p>6047</text:p>
          </table:table-cell>
          <table:table-cell table:style-name="ce45" table:formula="of:=[.L221]/[.$B221]" office:value-type="float" office:value="60470" calcext:value-type="float">
            <text:p>60470.0</text:p>
          </table:table-cell>
          <table:table-cell table:style-name="ce48" table:formula="of:=[.M221]/[.$B221]" office:value-type="float" office:value="60470" calcext:value-type="float">
            <text:p>60470.0</text:p>
          </table:table-cell>
          <table:table-cell table:style-name="ce50" table:formula="of:=[.N221]/[.$B221]" office:value-type="float" office:value="60470" calcext:value-type="float">
            <text:p>60470.0</text:p>
          </table:table-cell>
          <table:table-cell table:style-name="ce52" table:formula="of:=[.O221]/[.$B221]" office:value-type="float" office:value="30235" calcext:value-type="float">
            <text:p>30235.0</text:p>
          </table:table-cell>
          <table:table-cell table:style-name="ce55" table:formula="of:=([.L221]+[.M221]+[.N221]+[.O221])/[.$B221]" office:value-type="float" office:value="211645" calcext:value-type="float">
            <text:p>21164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2" office:value-type="percentage" office:value="0.2" calcext:value-type="percentage">
            <text:p>20.0%</text:p>
          </table:table-cell>
          <table:table-cell table:style-name="ce20" table:formula="of:=SUM([.$B$206:.B222])" office:value-type="percentage" office:value="3.4" calcext:value-type="percentage">
            <text:p>340.0%</text:p>
          </table:table-cell>
          <table:table-cell table:style-name="ce5" table:formula="of:=COM.MICROSOFT.FLOOR.MATH(150*2^([.A222]/3))" office:value-type="float" office:value="7619" calcext:value-type="float">
            <text:p>7619</text:p>
          </table:table-cell>
          <table:table-cell table:style-name="ce5" table:formula="of:=SUM([.$D$206:.D222])" office:value-type="float" office:value="36170" calcext:value-type="float">
            <text:p>36170</text:p>
          </table:table-cell>
          <table:table-cell table:style-name="ce5" table:formula="of:=[.A222]*10+10" office:value-type="float" office:value="180" calcext:value-type="float">
            <text:p>180</text:p>
          </table:table-cell>
          <table:table-cell table:style-name="ce5" table:formula="of:=[.D222]*[.F222]" office:value-type="float" office:value="1371420" calcext:value-type="float">
            <text:p>137142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22]*[.H222]" office:value-type="float" office:value="15238" calcext:value-type="float">
            <text:p>15238</text:p>
          </table:table-cell>
          <table:table-cell table:style-name="ce34" table:formula="of:=[.$D222]*[.I222]" office:value-type="float" office:value="15238" calcext:value-type="float">
            <text:p>15238</text:p>
          </table:table-cell>
          <table:table-cell table:style-name="ce38" table:formula="of:=[.$D222]*[.J222]" office:value-type="float" office:value="15238" calcext:value-type="float">
            <text:p>15238</text:p>
          </table:table-cell>
          <table:table-cell table:style-name="ce42" table:formula="of:=[.$D222]*[.K222]" office:value-type="float" office:value="7619" calcext:value-type="float">
            <text:p>7619</text:p>
          </table:table-cell>
          <table:table-cell table:style-name="ce45" table:formula="of:=[.L222]/[.$B222]" office:value-type="float" office:value="76190" calcext:value-type="float">
            <text:p>76190.0</text:p>
          </table:table-cell>
          <table:table-cell table:style-name="ce48" table:formula="of:=[.M222]/[.$B222]" office:value-type="float" office:value="76190" calcext:value-type="float">
            <text:p>76190.0</text:p>
          </table:table-cell>
          <table:table-cell table:style-name="ce50" table:formula="of:=[.N222]/[.$B222]" office:value-type="float" office:value="76190" calcext:value-type="float">
            <text:p>76190.0</text:p>
          </table:table-cell>
          <table:table-cell table:style-name="ce52" table:formula="of:=[.O222]/[.$B222]" office:value-type="float" office:value="38095" calcext:value-type="float">
            <text:p>38095.0</text:p>
          </table:table-cell>
          <table:table-cell table:style-name="ce55" table:formula="of:=([.L222]+[.M222]+[.N222]+[.O222])/[.$B222]" office:value-type="float" office:value="266665" calcext:value-type="float">
            <text:p>26666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2" office:value-type="percentage" office:value="0.2" calcext:value-type="percentage">
            <text:p>20.0%</text:p>
          </table:table-cell>
          <table:table-cell table:style-name="ce20" table:formula="of:=SUM([.$B$206:.B223])" office:value-type="percentage" office:value="3.6" calcext:value-type="percentage">
            <text:p>360.0%</text:p>
          </table:table-cell>
          <table:table-cell table:style-name="ce5" table:formula="of:=COM.MICROSOFT.FLOOR.MATH(150*2^([.A223]/3))" office:value-type="float" office:value="9600" calcext:value-type="float">
            <text:p>9600</text:p>
          </table:table-cell>
          <table:table-cell table:style-name="ce5" table:formula="of:=SUM([.$D$206:.D223])" office:value-type="float" office:value="45770" calcext:value-type="float">
            <text:p>45770</text:p>
          </table:table-cell>
          <table:table-cell table:style-name="ce5" table:formula="of:=[.A223]*10+10" office:value-type="float" office:value="190" calcext:value-type="float">
            <text:p>190</text:p>
          </table:table-cell>
          <table:table-cell table:style-name="ce5" table:formula="of:=[.D223]*[.F223]" office:value-type="float" office:value="1824000" calcext:value-type="float">
            <text:p>1824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23]*[.H223]" office:value-type="float" office:value="19200" calcext:value-type="float">
            <text:p>19200</text:p>
          </table:table-cell>
          <table:table-cell table:style-name="ce34" table:formula="of:=[.$D223]*[.I223]" office:value-type="float" office:value="19200" calcext:value-type="float">
            <text:p>19200</text:p>
          </table:table-cell>
          <table:table-cell table:style-name="ce38" table:formula="of:=[.$D223]*[.J223]" office:value-type="float" office:value="19200" calcext:value-type="float">
            <text:p>19200</text:p>
          </table:table-cell>
          <table:table-cell table:style-name="ce42" table:formula="of:=[.$D223]*[.K223]" office:value-type="float" office:value="9600" calcext:value-type="float">
            <text:p>9600</text:p>
          </table:table-cell>
          <table:table-cell table:style-name="ce45" table:formula="of:=[.L223]/[.$B223]" office:value-type="float" office:value="96000" calcext:value-type="float">
            <text:p>96000.0</text:p>
          </table:table-cell>
          <table:table-cell table:style-name="ce48" table:formula="of:=[.M223]/[.$B223]" office:value-type="float" office:value="96000" calcext:value-type="float">
            <text:p>96000.0</text:p>
          </table:table-cell>
          <table:table-cell table:style-name="ce50" table:formula="of:=[.N223]/[.$B223]" office:value-type="float" office:value="96000" calcext:value-type="float">
            <text:p>96000.0</text:p>
          </table:table-cell>
          <table:table-cell table:style-name="ce52" table:formula="of:=[.O223]/[.$B223]" office:value-type="float" office:value="48000" calcext:value-type="float">
            <text:p>48000.0</text:p>
          </table:table-cell>
          <table:table-cell table:style-name="ce55" table:formula="of:=([.L223]+[.M223]+[.N223]+[.O223])/[.$B223]" office:value-type="float" office:value="336000" calcext:value-type="float">
            <text:p>336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2" office:value-type="percentage" office:value="0.2" calcext:value-type="percentage">
            <text:p>20.0%</text:p>
          </table:table-cell>
          <table:table-cell table:style-name="ce20" table:formula="of:=SUM([.$B$206:.B224])" office:value-type="percentage" office:value="3.8" calcext:value-type="percentage">
            <text:p>380.0%</text:p>
          </table:table-cell>
          <table:table-cell table:style-name="ce5" table:formula="of:=COM.MICROSOFT.FLOOR.MATH(150*2^([.A224]/3))" office:value-type="float" office:value="12095" calcext:value-type="float">
            <text:p>12095</text:p>
          </table:table-cell>
          <table:table-cell table:style-name="ce5" table:formula="of:=SUM([.$D$206:.D224])" office:value-type="float" office:value="57865" calcext:value-type="float">
            <text:p>57865</text:p>
          </table:table-cell>
          <table:table-cell table:style-name="ce5" table:formula="of:=[.A224]*10+10" office:value-type="float" office:value="200" calcext:value-type="float">
            <text:p>200</text:p>
          </table:table-cell>
          <table:table-cell table:style-name="ce5" table:formula="of:=[.D224]*[.F224]" office:value-type="float" office:value="2419000" calcext:value-type="float">
            <text:p>2419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24]*[.H224]" office:value-type="float" office:value="24190" calcext:value-type="float">
            <text:p>24190</text:p>
          </table:table-cell>
          <table:table-cell table:style-name="ce34" table:formula="of:=[.$D224]*[.I224]" office:value-type="float" office:value="24190" calcext:value-type="float">
            <text:p>24190</text:p>
          </table:table-cell>
          <table:table-cell table:style-name="ce38" table:formula="of:=[.$D224]*[.J224]" office:value-type="float" office:value="24190" calcext:value-type="float">
            <text:p>24190</text:p>
          </table:table-cell>
          <table:table-cell table:style-name="ce42" table:formula="of:=[.$D224]*[.K224]" office:value-type="float" office:value="12095" calcext:value-type="float">
            <text:p>12095</text:p>
          </table:table-cell>
          <table:table-cell table:style-name="ce45" table:formula="of:=[.L224]/[.$B224]" office:value-type="float" office:value="120950" calcext:value-type="float">
            <text:p>120950.0</text:p>
          </table:table-cell>
          <table:table-cell table:style-name="ce48" table:formula="of:=[.M224]/[.$B224]" office:value-type="float" office:value="120950" calcext:value-type="float">
            <text:p>120950.0</text:p>
          </table:table-cell>
          <table:table-cell table:style-name="ce50" table:formula="of:=[.N224]/[.$B224]" office:value-type="float" office:value="120950" calcext:value-type="float">
            <text:p>120950.0</text:p>
          </table:table-cell>
          <table:table-cell table:style-name="ce52" table:formula="of:=[.O224]/[.$B224]" office:value-type="float" office:value="60475" calcext:value-type="float">
            <text:p>60475.0</text:p>
          </table:table-cell>
          <table:table-cell table:style-name="ce55" table:formula="of:=([.L224]+[.M224]+[.N224]+[.O224])/[.$B224]" office:value-type="float" office:value="423325" calcext:value-type="float">
            <text:p>42332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2" office:value-type="percentage" office:value="0.2" calcext:value-type="percentage">
            <text:p>20.0%</text:p>
          </table:table-cell>
          <table:table-cell table:style-name="ce20" table:formula="of:=SUM([.$B$206:.B225])" office:value-type="percentage" office:value="4" calcext:value-type="percentage">
            <text:p>400.0%</text:p>
          </table:table-cell>
          <table:table-cell table:style-name="ce5" table:formula="of:=COM.MICROSOFT.FLOOR.MATH(150*2^([.A225]/3))" office:value-type="float" office:value="15239" calcext:value-type="float">
            <text:p>15239</text:p>
          </table:table-cell>
          <table:table-cell table:style-name="ce5" table:formula="of:=SUM([.$D$206:.D225])" office:value-type="float" office:value="73104" calcext:value-type="float">
            <text:p>73104</text:p>
          </table:table-cell>
          <table:table-cell table:style-name="ce5" table:formula="of:=[.A225]*10+10" office:value-type="float" office:value="210" calcext:value-type="float">
            <text:p>210</text:p>
          </table:table-cell>
          <table:table-cell table:style-name="ce5" table:formula="of:=[.D225]*[.F225]" office:value-type="float" office:value="3200190" calcext:value-type="float">
            <text:p>320019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25]*[.H225]" office:value-type="float" office:value="30478" calcext:value-type="float">
            <text:p>30478</text:p>
          </table:table-cell>
          <table:table-cell table:style-name="ce34" table:formula="of:=[.$D225]*[.I225]" office:value-type="float" office:value="30478" calcext:value-type="float">
            <text:p>30478</text:p>
          </table:table-cell>
          <table:table-cell table:style-name="ce38" table:formula="of:=[.$D225]*[.J225]" office:value-type="float" office:value="30478" calcext:value-type="float">
            <text:p>30478</text:p>
          </table:table-cell>
          <table:table-cell table:style-name="ce42" table:formula="of:=[.$D225]*[.K225]" office:value-type="float" office:value="15239" calcext:value-type="float">
            <text:p>15239</text:p>
          </table:table-cell>
          <table:table-cell table:style-name="ce45" table:formula="of:=[.L225]/[.$B225]" office:value-type="float" office:value="152390" calcext:value-type="float">
            <text:p>152390.0</text:p>
          </table:table-cell>
          <table:table-cell table:style-name="ce48" table:formula="of:=[.M225]/[.$B225]" office:value-type="float" office:value="152390" calcext:value-type="float">
            <text:p>152390.0</text:p>
          </table:table-cell>
          <table:table-cell table:style-name="ce50" table:formula="of:=[.N225]/[.$B225]" office:value-type="float" office:value="152390" calcext:value-type="float">
            <text:p>152390.0</text:p>
          </table:table-cell>
          <table:table-cell table:style-name="ce52" table:formula="of:=[.O225]/[.$B225]" office:value-type="float" office:value="76195" calcext:value-type="float">
            <text:p>76195.0</text:p>
          </table:table-cell>
          <table:table-cell table:style-name="ce55" table:formula="of:=([.L225]+[.M225]+[.N225]+[.O225])/[.$B225]" office:value-type="float" office:value="533365" calcext:value-type="float">
            <text:p>53336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2" office:value-type="percentage" office:value="0.2" calcext:value-type="percentage">
            <text:p>20.0%</text:p>
          </table:table-cell>
          <table:table-cell table:style-name="ce20" table:formula="of:=SUM([.$B$206:.B226])" office:value-type="percentage" office:value="4.2" calcext:value-type="percentage">
            <text:p>420.0%</text:p>
          </table:table-cell>
          <table:table-cell table:style-name="ce5" table:formula="of:=COM.MICROSOFT.FLOOR.MATH(150*2^([.A226]/3))" office:value-type="float" office:value="19200" calcext:value-type="float">
            <text:p>19200</text:p>
          </table:table-cell>
          <table:table-cell table:style-name="ce5" table:formula="of:=SUM([.$D$206:.D226])" office:value-type="float" office:value="92304" calcext:value-type="float">
            <text:p>92304</text:p>
          </table:table-cell>
          <table:table-cell table:style-name="ce5" table:formula="of:=[.A226]*10+10" office:value-type="float" office:value="220" calcext:value-type="float">
            <text:p>220</text:p>
          </table:table-cell>
          <table:table-cell table:style-name="ce5" table:formula="of:=[.D226]*[.F226]" office:value-type="float" office:value="4224000" calcext:value-type="float">
            <text:p>4224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26]*[.H226]" office:value-type="float" office:value="38400" calcext:value-type="float">
            <text:p>38400</text:p>
          </table:table-cell>
          <table:table-cell table:style-name="ce34" table:formula="of:=[.$D226]*[.I226]" office:value-type="float" office:value="38400" calcext:value-type="float">
            <text:p>38400</text:p>
          </table:table-cell>
          <table:table-cell table:style-name="ce38" table:formula="of:=[.$D226]*[.J226]" office:value-type="float" office:value="38400" calcext:value-type="float">
            <text:p>38400</text:p>
          </table:table-cell>
          <table:table-cell table:style-name="ce42" table:formula="of:=[.$D226]*[.K226]" office:value-type="float" office:value="19200" calcext:value-type="float">
            <text:p>19200</text:p>
          </table:table-cell>
          <table:table-cell table:style-name="ce45" table:formula="of:=[.L226]/[.$B226]" office:value-type="float" office:value="192000" calcext:value-type="float">
            <text:p>192000.0</text:p>
          </table:table-cell>
          <table:table-cell table:style-name="ce48" table:formula="of:=[.M226]/[.$B226]" office:value-type="float" office:value="192000" calcext:value-type="float">
            <text:p>192000.0</text:p>
          </table:table-cell>
          <table:table-cell table:style-name="ce50" table:formula="of:=[.N226]/[.$B226]" office:value-type="float" office:value="192000" calcext:value-type="float">
            <text:p>192000.0</text:p>
          </table:table-cell>
          <table:table-cell table:style-name="ce52" table:formula="of:=[.O226]/[.$B226]" office:value-type="float" office:value="96000" calcext:value-type="float">
            <text:p>96000.0</text:p>
          </table:table-cell>
          <table:table-cell table:style-name="ce55" table:formula="of:=([.L226]+[.M226]+[.N226]+[.O226])/[.$B226]" office:value-type="float" office:value="672000" calcext:value-type="float">
            <text:p>672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2" office:value-type="percentage" office:value="0.2" calcext:value-type="percentage">
            <text:p>20.0%</text:p>
          </table:table-cell>
          <table:table-cell table:style-name="ce20" table:formula="of:=SUM([.$B$206:.B227])" office:value-type="percentage" office:value="4.4" calcext:value-type="percentage">
            <text:p>440.0%</text:p>
          </table:table-cell>
          <table:table-cell table:style-name="ce5" table:formula="of:=COM.MICROSOFT.FLOOR.MATH(150*2^([.A227]/3))" office:value-type="float" office:value="24190" calcext:value-type="float">
            <text:p>24190</text:p>
          </table:table-cell>
          <table:table-cell table:style-name="ce5" table:formula="of:=SUM([.$D$206:.D227])" office:value-type="float" office:value="116494" calcext:value-type="float">
            <text:p>116494</text:p>
          </table:table-cell>
          <table:table-cell table:style-name="ce5" table:formula="of:=[.A227]*10+10" office:value-type="float" office:value="230" calcext:value-type="float">
            <text:p>230</text:p>
          </table:table-cell>
          <table:table-cell table:style-name="ce5" table:formula="of:=[.D227]*[.F227]" office:value-type="float" office:value="5563700" calcext:value-type="float">
            <text:p>55637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27]*[.H227]" office:value-type="float" office:value="48380" calcext:value-type="float">
            <text:p>48380</text:p>
          </table:table-cell>
          <table:table-cell table:style-name="ce34" table:formula="of:=[.$D227]*[.I227]" office:value-type="float" office:value="48380" calcext:value-type="float">
            <text:p>48380</text:p>
          </table:table-cell>
          <table:table-cell table:style-name="ce38" table:formula="of:=[.$D227]*[.J227]" office:value-type="float" office:value="48380" calcext:value-type="float">
            <text:p>48380</text:p>
          </table:table-cell>
          <table:table-cell table:style-name="ce42" table:formula="of:=[.$D227]*[.K227]" office:value-type="float" office:value="24190" calcext:value-type="float">
            <text:p>24190</text:p>
          </table:table-cell>
          <table:table-cell table:style-name="ce45" table:formula="of:=[.L227]/[.$B227]" office:value-type="float" office:value="241900" calcext:value-type="float">
            <text:p>241900.0</text:p>
          </table:table-cell>
          <table:table-cell table:style-name="ce48" table:formula="of:=[.M227]/[.$B227]" office:value-type="float" office:value="241900" calcext:value-type="float">
            <text:p>241900.0</text:p>
          </table:table-cell>
          <table:table-cell table:style-name="ce50" table:formula="of:=[.N227]/[.$B227]" office:value-type="float" office:value="241900" calcext:value-type="float">
            <text:p>241900.0</text:p>
          </table:table-cell>
          <table:table-cell table:style-name="ce52" table:formula="of:=[.O227]/[.$B227]" office:value-type="float" office:value="120950" calcext:value-type="float">
            <text:p>120950.0</text:p>
          </table:table-cell>
          <table:table-cell table:style-name="ce55" table:formula="of:=([.L227]+[.M227]+[.N227]+[.O227])/[.$B227]" office:value-type="float" office:value="846650" calcext:value-type="float">
            <text:p>84665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2" office:value-type="percentage" office:value="0.2" calcext:value-type="percentage">
            <text:p>20.0%</text:p>
          </table:table-cell>
          <table:table-cell table:style-name="ce20" table:formula="of:=SUM([.$B$206:.B228])" office:value-type="percentage" office:value="4.6" calcext:value-type="percentage">
            <text:p>460.0%</text:p>
          </table:table-cell>
          <table:table-cell table:style-name="ce5" table:formula="of:=COM.MICROSOFT.FLOOR.MATH(150*2^([.A228]/3))" office:value-type="float" office:value="30478" calcext:value-type="float">
            <text:p>30478</text:p>
          </table:table-cell>
          <table:table-cell table:style-name="ce5" table:formula="of:=SUM([.$D$206:.D228])" office:value-type="float" office:value="146972" calcext:value-type="float">
            <text:p>146972</text:p>
          </table:table-cell>
          <table:table-cell table:style-name="ce5" table:formula="of:=[.A228]*10+10" office:value-type="float" office:value="240" calcext:value-type="float">
            <text:p>240</text:p>
          </table:table-cell>
          <table:table-cell table:style-name="ce5" table:formula="of:=[.D228]*[.F228]" office:value-type="float" office:value="7314720" calcext:value-type="float">
            <text:p>731472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28]*[.H228]" office:value-type="float" office:value="60956" calcext:value-type="float">
            <text:p>60956</text:p>
          </table:table-cell>
          <table:table-cell table:style-name="ce34" table:formula="of:=[.$D228]*[.I228]" office:value-type="float" office:value="60956" calcext:value-type="float">
            <text:p>60956</text:p>
          </table:table-cell>
          <table:table-cell table:style-name="ce38" table:formula="of:=[.$D228]*[.J228]" office:value-type="float" office:value="60956" calcext:value-type="float">
            <text:p>60956</text:p>
          </table:table-cell>
          <table:table-cell table:style-name="ce42" table:formula="of:=[.$D228]*[.K228]" office:value-type="float" office:value="30478" calcext:value-type="float">
            <text:p>30478</text:p>
          </table:table-cell>
          <table:table-cell table:style-name="ce45" table:formula="of:=[.L228]/[.$B228]" office:value-type="float" office:value="304780" calcext:value-type="float">
            <text:p>304780.0</text:p>
          </table:table-cell>
          <table:table-cell table:style-name="ce48" table:formula="of:=[.M228]/[.$B228]" office:value-type="float" office:value="304780" calcext:value-type="float">
            <text:p>304780.0</text:p>
          </table:table-cell>
          <table:table-cell table:style-name="ce50" table:formula="of:=[.N228]/[.$B228]" office:value-type="float" office:value="304780" calcext:value-type="float">
            <text:p>304780.0</text:p>
          </table:table-cell>
          <table:table-cell table:style-name="ce52" table:formula="of:=[.O228]/[.$B228]" office:value-type="float" office:value="152390" calcext:value-type="float">
            <text:p>152390.0</text:p>
          </table:table-cell>
          <table:table-cell table:style-name="ce55" table:formula="of:=([.L228]+[.M228]+[.N228]+[.O228])/[.$B228]" office:value-type="float" office:value="1066730" calcext:value-type="float">
            <text:p>106673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2" office:value-type="percentage" office:value="0.2" calcext:value-type="percentage">
            <text:p>20.0%</text:p>
          </table:table-cell>
          <table:table-cell table:style-name="ce20" table:formula="of:=SUM([.$B$206:.B229])" office:value-type="percentage" office:value="4.8" calcext:value-type="percentage">
            <text:p>480.0%</text:p>
          </table:table-cell>
          <table:table-cell table:style-name="ce5" table:formula="of:=COM.MICROSOFT.FLOOR.MATH(150*2^([.A229]/3))" office:value-type="float" office:value="38400" calcext:value-type="float">
            <text:p>38400</text:p>
          </table:table-cell>
          <table:table-cell table:style-name="ce5" table:formula="of:=SUM([.$D$206:.D229])" office:value-type="float" office:value="185372" calcext:value-type="float">
            <text:p>185372</text:p>
          </table:table-cell>
          <table:table-cell table:style-name="ce5" table:formula="of:=[.A229]*10+10" office:value-type="float" office:value="250" calcext:value-type="float">
            <text:p>250</text:p>
          </table:table-cell>
          <table:table-cell table:style-name="ce5" table:formula="of:=[.D229]*[.F229]" office:value-type="float" office:value="9600000" calcext:value-type="float">
            <text:p>9600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29]*[.H229]" office:value-type="float" office:value="76800" calcext:value-type="float">
            <text:p>76800</text:p>
          </table:table-cell>
          <table:table-cell table:style-name="ce34" table:formula="of:=[.$D229]*[.I229]" office:value-type="float" office:value="76800" calcext:value-type="float">
            <text:p>76800</text:p>
          </table:table-cell>
          <table:table-cell table:style-name="ce38" table:formula="of:=[.$D229]*[.J229]" office:value-type="float" office:value="76800" calcext:value-type="float">
            <text:p>76800</text:p>
          </table:table-cell>
          <table:table-cell table:style-name="ce42" table:formula="of:=[.$D229]*[.K229]" office:value-type="float" office:value="38400" calcext:value-type="float">
            <text:p>38400</text:p>
          </table:table-cell>
          <table:table-cell table:style-name="ce45" table:formula="of:=[.L229]/[.$B229]" office:value-type="float" office:value="384000" calcext:value-type="float">
            <text:p>384000.0</text:p>
          </table:table-cell>
          <table:table-cell table:style-name="ce48" table:formula="of:=[.M229]/[.$B229]" office:value-type="float" office:value="384000" calcext:value-type="float">
            <text:p>384000.0</text:p>
          </table:table-cell>
          <table:table-cell table:style-name="ce50" table:formula="of:=[.N229]/[.$B229]" office:value-type="float" office:value="384000" calcext:value-type="float">
            <text:p>384000.0</text:p>
          </table:table-cell>
          <table:table-cell table:style-name="ce52" table:formula="of:=[.O229]/[.$B229]" office:value-type="float" office:value="192000" calcext:value-type="float">
            <text:p>192000.0</text:p>
          </table:table-cell>
          <table:table-cell table:style-name="ce55" table:formula="of:=([.L229]+[.M229]+[.N229]+[.O229])/[.$B229]" office:value-type="float" office:value="1344000" calcext:value-type="float">
            <text:p>1344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2" office:value-type="percentage" office:value="0.2" calcext:value-type="percentage">
            <text:p>20.0%</text:p>
          </table:table-cell>
          <table:table-cell table:style-name="ce20" table:formula="of:=SUM([.$B$206:.B230])" office:value-type="percentage" office:value="5" calcext:value-type="percentage">
            <text:p>500.0%</text:p>
          </table:table-cell>
          <table:table-cell table:style-name="ce5" table:formula="of:=COM.MICROSOFT.FLOOR.MATH(150*2^([.A230]/3))" office:value-type="float" office:value="48380" calcext:value-type="float">
            <text:p>48380</text:p>
          </table:table-cell>
          <table:table-cell table:style-name="ce5" table:formula="of:=SUM([.$D$206:.D230])" office:value-type="float" office:value="233752" calcext:value-type="float">
            <text:p>233752</text:p>
          </table:table-cell>
          <table:table-cell table:style-name="ce5" table:formula="of:=[.A230]*10+10" office:value-type="float" office:value="260" calcext:value-type="float">
            <text:p>260</text:p>
          </table:table-cell>
          <table:table-cell table:style-name="ce5" table:formula="of:=[.D230]*[.F230]" office:value-type="float" office:value="12578800" calcext:value-type="float">
            <text:p>125788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30]*[.H230]" office:value-type="float" office:value="96760" calcext:value-type="float">
            <text:p>96760</text:p>
          </table:table-cell>
          <table:table-cell table:style-name="ce34" table:formula="of:=[.$D230]*[.I230]" office:value-type="float" office:value="96760" calcext:value-type="float">
            <text:p>96760</text:p>
          </table:table-cell>
          <table:table-cell table:style-name="ce38" table:formula="of:=[.$D230]*[.J230]" office:value-type="float" office:value="96760" calcext:value-type="float">
            <text:p>96760</text:p>
          </table:table-cell>
          <table:table-cell table:style-name="ce42" table:formula="of:=[.$D230]*[.K230]" office:value-type="float" office:value="48380" calcext:value-type="float">
            <text:p>48380</text:p>
          </table:table-cell>
          <table:table-cell table:style-name="ce45" table:formula="of:=[.L230]/[.$B230]" office:value-type="float" office:value="483800" calcext:value-type="float">
            <text:p>483800.0</text:p>
          </table:table-cell>
          <table:table-cell table:style-name="ce48" table:formula="of:=[.M230]/[.$B230]" office:value-type="float" office:value="483800" calcext:value-type="float">
            <text:p>483800.0</text:p>
          </table:table-cell>
          <table:table-cell table:style-name="ce50" table:formula="of:=[.N230]/[.$B230]" office:value-type="float" office:value="483800" calcext:value-type="float">
            <text:p>483800.0</text:p>
          </table:table-cell>
          <table:table-cell table:style-name="ce52" table:formula="of:=[.O230]/[.$B230]" office:value-type="float" office:value="241900" calcext:value-type="float">
            <text:p>241900.0</text:p>
          </table:table-cell>
          <table:table-cell table:style-name="ce55" table:formula="of:=([.L230]+[.M230]+[.N230]+[.O230])/[.$B230]" office:value-type="float" office:value="1693300" calcext:value-type="float">
            <text:p>1693300.0</text:p>
          </table:table-cell>
          <table:table-cell table:style-name="ce1" table:number-columns-repeated="1004"/>
        </table:table-row>
        <table:table-row table:style-name="ro1" table:number-rows-repeated="2">
          <table:table-cell table:style-name="Default" table:number-columns-repeated="1024"/>
        </table:table-row>
        <table:table-row table:style-name="ro2">
          <table:table-cell table:style-name="ce3" office:value-type="string" calcext:value-type="string">
            <text:p>GTurret-Damage</text:p>
          </table:table-cell>
          <table:table-cell table:style-name="ce10" office:value-type="string" calcext:value-type="string">
            <text:p>Modifier</text:p>
          </table:table-cell>
          <table:table-cell table:style-name="ce10" office:value-type="string" calcext:value-type="string">
            <text:p>CumMod</text:p>
          </table:table-cell>
          <table:table-cell table:style-name="ce10" office:value-type="string" calcext:value-type="string">
            <text:p>Cycles</text:p>
          </table:table-cell>
          <table:table-cell table:style-name="ce10" office:value-type="string" calcext:value-type="string">
            <text:p>CumCyc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 x Cycles</text:p>
          </table:table-cell>
          <table:table-cell table:style-name="ce10" office:value-type="string" calcext:value-type="string">
            <text:p>SP R/Cycle</text:p>
          </table:table-cell>
          <table:table-cell table:style-name="ce10" office:value-type="string" calcext:value-type="string">
            <text:p>SP G/Cycle</text:p>
          </table:table-cell>
          <table:table-cell table:style-name="ce10" office:value-type="string" calcext:value-type="string">
            <text:p>SP B/Cycle</text:p>
          </table:table-cell>
          <table:table-cell table:style-name="ce10" office:value-type="string" calcext:value-type="string">
            <text:p>SP A/Cycle</text:p>
          </table:table-cell>
          <table:table-cell table:style-name="ce29" office:value-type="string" calcext:value-type="string">
            <text:p>SP R total</text:p>
          </table:table-cell>
          <table:table-cell table:style-name="ce33" office:value-type="string" calcext:value-type="string">
            <text:p>SP G total</text:p>
          </table:table-cell>
          <table:table-cell table:style-name="ce37" office:value-type="string" calcext:value-type="string">
            <text:p>SP B total</text:p>
          </table:table-cell>
          <table:table-cell table:style-name="ce41" office:value-type="string" calcext:value-type="string">
            <text:p>SP A total</text:p>
          </table:table-cell>
          <table:table-cell table:style-name="ce29" office:value-type="string" calcext:value-type="string">
            <text:p>SP R/Mod.</text:p>
          </table:table-cell>
          <table:table-cell table:style-name="ce33" office:value-type="string" calcext:value-type="string">
            <text:p>SP G/Mod.</text:p>
          </table:table-cell>
          <table:table-cell table:style-name="ce37" office:value-type="string" calcext:value-type="string">
            <text:p>SP B/Mod.</text:p>
          </table:table-cell>
          <table:table-cell table:style-name="ce41" office:value-type="string" calcext:value-type="string">
            <text:p>SP A/Mod.</text:p>
          </table:table-cell>
          <table:table-cell table:style-name="ce10" office:value-type="string" calcext:value-type="string">
            <text:p>SP total/Mod.</text:p>
          </table:table-cell>
          <table:table-cell table:style-name="ce58" table:number-columns-repeated="100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percentage" office:value="0.1" calcext:value-type="percentage">
            <text:p>10.0%</text:p>
          </table:table-cell>
          <table:table-cell table:style-name="ce19" table:formula="of:=SUM([.$B$234:.B234])" office:value-type="percentage" office:value="0.1" calcext:value-type="percentage">
            <text:p>10.0%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SUM([.$D$234:.D234])" office:value-type="float" office:value="50" calcext:value-type="float">
            <text:p>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234]*[.F234]" office:value-type="float" office:value="1500" calcext:value-type="float">
            <text:p>15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0" table:formula="of:=[.$D234]*[.H234]" office:value-type="float" office:value="50" calcext:value-type="float">
            <text:p>50</text:p>
          </table:table-cell>
          <table:table-cell table:style-name="ce34" table:formula="of:=[.$D234]*[.I234]" office:value-type="float" office:value="50" calcext:value-type="float">
            <text:p>50</text:p>
          </table:table-cell>
          <table:table-cell table:style-name="ce38" table:formula="of:=[.$D234]*[.J234]" office:value-type="float" office:value="0" calcext:value-type="float">
            <text:p>0</text:p>
          </table:table-cell>
          <table:table-cell table:style-name="ce42" table:formula="of:=[.$D234]*[.K234]" office:value-type="float" office:value="0" calcext:value-type="float">
            <text:p>0</text:p>
          </table:table-cell>
          <table:table-cell table:style-name="ce45" table:formula="of:=[.L234]/[.$B234]" office:value-type="float" office:value="500" calcext:value-type="float">
            <text:p>500.0</text:p>
          </table:table-cell>
          <table:table-cell table:style-name="ce48" table:formula="of:=[.M234]/[.$B234]" office:value-type="float" office:value="500" calcext:value-type="float">
            <text:p>500.0</text:p>
          </table:table-cell>
          <table:table-cell table:style-name="ce50" table:formula="of:=[.N234]/[.$B234]" office:value-type="float" office:value="0" calcext:value-type="float">
            <text:p>0.0</text:p>
          </table:table-cell>
          <table:table-cell table:style-name="ce52" table:formula="of:=[.O234]/[.$B234]" office:value-type="float" office:value="0" calcext:value-type="float">
            <text:p>0.0</text:p>
          </table:table-cell>
          <table:table-cell table:style-name="ce55" table:formula="of:=([.L234]+[.M234]+[.N234]+[.O234])/[.$B234]" office:value-type="float" office:value="1000" calcext:value-type="float">
            <text:p>100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percentage" office:value="0.1" calcext:value-type="percentage">
            <text:p>10.0%</text:p>
          </table:table-cell>
          <table:table-cell table:style-name="ce19" table:formula="of:=SUM([.$B$234:.B235])" office:value-type="percentage" office:value="0.2" calcext:value-type="percentage">
            <text:p>20.0%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SUM([.$D$234:.D235])" office:value-type="float" office:value="150" calcext:value-type="float">
            <text:p>1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235]*[.F235]" office:value-type="float" office:value="3000" calcext:value-type="float">
            <text:p>30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0" table:formula="of:=[.$D235]*[.H235]" office:value-type="float" office:value="100" calcext:value-type="float">
            <text:p>100</text:p>
          </table:table-cell>
          <table:table-cell table:style-name="ce34" table:formula="of:=[.$D235]*[.I235]" office:value-type="float" office:value="100" calcext:value-type="float">
            <text:p>100</text:p>
          </table:table-cell>
          <table:table-cell table:style-name="ce38" table:formula="of:=[.$D235]*[.J235]" office:value-type="float" office:value="0" calcext:value-type="float">
            <text:p>0</text:p>
          </table:table-cell>
          <table:table-cell table:style-name="ce42" table:formula="of:=[.$D235]*[.K235]" office:value-type="float" office:value="0" calcext:value-type="float">
            <text:p>0</text:p>
          </table:table-cell>
          <table:table-cell table:style-name="ce45" table:formula="of:=[.L235]/[.$B235]" office:value-type="float" office:value="1000" calcext:value-type="float">
            <text:p>1000.0</text:p>
          </table:table-cell>
          <table:table-cell table:style-name="ce48" table:formula="of:=[.M235]/[.$B235]" office:value-type="float" office:value="1000" calcext:value-type="float">
            <text:p>1000.0</text:p>
          </table:table-cell>
          <table:table-cell table:style-name="ce50" table:formula="of:=[.N235]/[.$B235]" office:value-type="float" office:value="0" calcext:value-type="float">
            <text:p>0.0</text:p>
          </table:table-cell>
          <table:table-cell table:style-name="ce52" table:formula="of:=[.O235]/[.$B235]" office:value-type="float" office:value="0" calcext:value-type="float">
            <text:p>0.0</text:p>
          </table:table-cell>
          <table:table-cell table:style-name="ce55" table:formula="of:=([.L235]+[.M235]+[.N235]+[.O235])/[.$B235]" office:value-type="float" office:value="2000" calcext:value-type="float">
            <text:p>200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234:.B236])" office:value-type="percentage" office:value="0.4" calcext:value-type="percentage">
            <text:p>40.0%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formula="of:=SUM([.$D$234:.D236])" office:value-type="float" office:value="350" calcext:value-type="float">
            <text:p>3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236]*[.F236]" office:value-type="float" office:value="12000" calcext:value-type="float">
            <text:p>120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0" table:formula="of:=[.$D236]*[.H236]" office:value-type="float" office:value="200" calcext:value-type="float">
            <text:p>200</text:p>
          </table:table-cell>
          <table:table-cell table:style-name="ce34" table:formula="of:=[.$D236]*[.I236]" office:value-type="float" office:value="200" calcext:value-type="float">
            <text:p>200</text:p>
          </table:table-cell>
          <table:table-cell table:style-name="ce38" table:formula="of:=[.$D236]*[.J236]" office:value-type="float" office:value="0" calcext:value-type="float">
            <text:p>0</text:p>
          </table:table-cell>
          <table:table-cell table:style-name="ce42" table:formula="of:=[.$D236]*[.K236]" office:value-type="float" office:value="0" calcext:value-type="float">
            <text:p>0</text:p>
          </table:table-cell>
          <table:table-cell table:style-name="ce45" table:formula="of:=[.L236]/[.$B236]" office:value-type="float" office:value="1000" calcext:value-type="float">
            <text:p>1000.0</text:p>
          </table:table-cell>
          <table:table-cell table:style-name="ce48" table:formula="of:=[.M236]/[.$B236]" office:value-type="float" office:value="1000" calcext:value-type="float">
            <text:p>1000.0</text:p>
          </table:table-cell>
          <table:table-cell table:style-name="ce50" table:formula="of:=[.N236]/[.$B236]" office:value-type="float" office:value="0" calcext:value-type="float">
            <text:p>0.0</text:p>
          </table:table-cell>
          <table:table-cell table:style-name="ce52" table:formula="of:=[.O236]/[.$B236]" office:value-type="float" office:value="0" calcext:value-type="float">
            <text:p>0.0</text:p>
          </table:table-cell>
          <table:table-cell table:style-name="ce55" table:formula="of:=([.L236]+[.M236]+[.N236]+[.O236])/[.$B236]" office:value-type="float" office:value="2000" calcext:value-type="float">
            <text:p>200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234:.B237])" office:value-type="percentage" office:value="0.6" calcext:value-type="percentage">
            <text:p>60.0%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SUM([.$D$234:.D237])" office:value-type="float" office:value="450" calcext:value-type="float">
            <text:p>4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237]*[.F237]" office:value-type="float" office:value="6000" calcext:value-type="float">
            <text:p>600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0" table:formula="of:=[.$D237]*[.H237]" office:value-type="float" office:value="100" calcext:value-type="float">
            <text:p>100</text:p>
          </table:table-cell>
          <table:table-cell table:style-name="ce34" table:formula="of:=[.$D237]*[.I237]" office:value-type="float" office:value="100" calcext:value-type="float">
            <text:p>100</text:p>
          </table:table-cell>
          <table:table-cell table:style-name="ce38" table:formula="of:=[.$D237]*[.J237]" office:value-type="float" office:value="100" calcext:value-type="float">
            <text:p>100</text:p>
          </table:table-cell>
          <table:table-cell table:style-name="ce42" table:formula="of:=[.$D237]*[.K237]" office:value-type="float" office:value="0" calcext:value-type="float">
            <text:p>0</text:p>
          </table:table-cell>
          <table:table-cell table:style-name="ce45" table:formula="of:=[.L237]/[.$B237]" office:value-type="float" office:value="500" calcext:value-type="float">
            <text:p>500.0</text:p>
          </table:table-cell>
          <table:table-cell table:style-name="ce48" table:formula="of:=[.M237]/[.$B237]" office:value-type="float" office:value="500" calcext:value-type="float">
            <text:p>500.0</text:p>
          </table:table-cell>
          <table:table-cell table:style-name="ce50" table:formula="of:=[.N237]/[.$B237]" office:value-type="float" office:value="500" calcext:value-type="float">
            <text:p>500.0</text:p>
          </table:table-cell>
          <table:table-cell table:style-name="ce52" table:formula="of:=[.O237]/[.$B237]" office:value-type="float" office:value="0" calcext:value-type="float">
            <text:p>0.0</text:p>
          </table:table-cell>
          <table:table-cell table:style-name="ce55" table:formula="of:=([.L237]+[.M237]+[.N237]+[.O237])/[.$B237]" office:value-type="float" office:value="1500" calcext:value-type="float">
            <text:p>150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234:.B238])" office:value-type="percentage" office:value="0.8" calcext:value-type="percentage">
            <text:p>80.0%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formula="of:=SUM([.$D$234:.D238])" office:value-type="float" office:value="650" calcext:value-type="float">
            <text:p>6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238]*[.F238]" office:value-type="float" office:value="12000" calcext:value-type="float">
            <text:p>12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238]*[.H238]" office:value-type="float" office:value="200" calcext:value-type="float">
            <text:p>200</text:p>
          </table:table-cell>
          <table:table-cell table:style-name="ce34" table:formula="of:=[.$D238]*[.I238]" office:value-type="float" office:value="200" calcext:value-type="float">
            <text:p>200</text:p>
          </table:table-cell>
          <table:table-cell table:style-name="ce38" table:formula="of:=[.$D238]*[.J238]" office:value-type="float" office:value="200" calcext:value-type="float">
            <text:p>200</text:p>
          </table:table-cell>
          <table:table-cell table:style-name="ce42" table:formula="of:=[.$D238]*[.K238]" office:value-type="float" office:value="200" calcext:value-type="float">
            <text:p>200</text:p>
          </table:table-cell>
          <table:table-cell table:style-name="ce45" table:formula="of:=[.L238]/[.$B238]" office:value-type="float" office:value="1000" calcext:value-type="float">
            <text:p>1000.0</text:p>
          </table:table-cell>
          <table:table-cell table:style-name="ce48" table:formula="of:=[.M238]/[.$B238]" office:value-type="float" office:value="1000" calcext:value-type="float">
            <text:p>1000.0</text:p>
          </table:table-cell>
          <table:table-cell table:style-name="ce50" table:formula="of:=[.N238]/[.$B238]" office:value-type="float" office:value="1000" calcext:value-type="float">
            <text:p>1000.0</text:p>
          </table:table-cell>
          <table:table-cell table:style-name="ce52" table:formula="of:=[.O238]/[.$B238]" office:value-type="float" office:value="1000" calcext:value-type="float">
            <text:p>1000.0</text:p>
          </table:table-cell>
          <table:table-cell table:style-name="ce55" table:formula="of:=([.L238]+[.M238]+[.N238]+[.O238])/[.$B238]" office:value-type="float" office:value="4000" calcext:value-type="float">
            <text:p>400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1" office:value-type="percentage" office:value="0.4" calcext:value-type="percentage">
            <text:p>40.0%</text:p>
          </table:table-cell>
          <table:table-cell table:style-name="ce19" table:formula="of:=SUM([.$B$234:.B239])" office:value-type="percentage" office:value="1.2" calcext:value-type="percentage">
            <text:p>120.0%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formula="of:=SUM([.$D$234:.D239])" office:value-type="float" office:value="950" calcext:value-type="float">
            <text:p>9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239]*[.F239]" office:value-type="float" office:value="18000" calcext:value-type="float">
            <text:p>18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239]*[.H239]" office:value-type="float" office:value="300" calcext:value-type="float">
            <text:p>300</text:p>
          </table:table-cell>
          <table:table-cell table:style-name="ce34" table:formula="of:=[.$D239]*[.I239]" office:value-type="float" office:value="300" calcext:value-type="float">
            <text:p>300</text:p>
          </table:table-cell>
          <table:table-cell table:style-name="ce38" table:formula="of:=[.$D239]*[.J239]" office:value-type="float" office:value="300" calcext:value-type="float">
            <text:p>300</text:p>
          </table:table-cell>
          <table:table-cell table:style-name="ce42" table:formula="of:=[.$D239]*[.K239]" office:value-type="float" office:value="300" calcext:value-type="float">
            <text:p>300</text:p>
          </table:table-cell>
          <table:table-cell table:style-name="ce45" table:formula="of:=[.L239]/[.$B239]" office:value-type="float" office:value="750" calcext:value-type="float">
            <text:p>750.0</text:p>
          </table:table-cell>
          <table:table-cell table:style-name="ce48" table:formula="of:=[.M239]/[.$B239]" office:value-type="float" office:value="750" calcext:value-type="float">
            <text:p>750.0</text:p>
          </table:table-cell>
          <table:table-cell table:style-name="ce50" table:formula="of:=[.N239]/[.$B239]" office:value-type="float" office:value="750" calcext:value-type="float">
            <text:p>750.0</text:p>
          </table:table-cell>
          <table:table-cell table:style-name="ce52" table:formula="of:=[.O239]/[.$B239]" office:value-type="float" office:value="750" calcext:value-type="float">
            <text:p>750.0</text:p>
          </table:table-cell>
          <table:table-cell table:style-name="ce55" table:formula="of:=([.L239]+[.M239]+[.N239]+[.O239])/[.$B239]" office:value-type="float" office:value="3000" calcext:value-type="float">
            <text:p>3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34:.B240])" office:value-type="percentage" office:value="1.6" calcext:value-type="percentage">
            <text:p>160.0%</text:p>
          </table:table-cell>
          <table:table-cell table:style-name="ce5" table:formula="of:=COM.MICROSOFT.FLOOR.MATH(100*2^([.A240]/3))" office:value-type="float" office:value="503" calcext:value-type="float">
            <text:p>503</text:p>
          </table:table-cell>
          <table:table-cell table:style-name="ce5" table:formula="of:=SUM([.$D$234:.D240])" office:value-type="float" office:value="1453" calcext:value-type="float">
            <text:p>1453</text:p>
          </table:table-cell>
          <table:table-cell table:style-name="ce5" table:formula="of:=[.A240]*10" office:value-type="float" office:value="70" calcext:value-type="float">
            <text:p>70</text:p>
          </table:table-cell>
          <table:table-cell table:style-name="ce5" table:formula="of:=[.D240]*[.F240]" office:value-type="float" office:value="35210" calcext:value-type="float">
            <text:p>3521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0" table:formula="of:=[.$D240]*[.H240]" office:value-type="float" office:value="1006" calcext:value-type="float">
            <text:p>1006</text:p>
          </table:table-cell>
          <table:table-cell table:style-name="ce34" table:formula="of:=[.$D240]*[.I240]" office:value-type="float" office:value="503" calcext:value-type="float">
            <text:p>503</text:p>
          </table:table-cell>
          <table:table-cell table:style-name="ce38" table:formula="of:=[.$D240]*[.J240]" office:value-type="float" office:value="503" calcext:value-type="float">
            <text:p>503</text:p>
          </table:table-cell>
          <table:table-cell table:style-name="ce42" table:formula="of:=[.$D240]*[.K240]" office:value-type="float" office:value="503" calcext:value-type="float">
            <text:p>503</text:p>
          </table:table-cell>
          <table:table-cell table:style-name="ce45" table:formula="of:=[.L240]/[.$B240]" office:value-type="float" office:value="2515" calcext:value-type="float">
            <text:p>2515.0</text:p>
          </table:table-cell>
          <table:table-cell table:style-name="ce48" table:formula="of:=[.M240]/[.$B240]" office:value-type="float" office:value="1257.5" calcext:value-type="float">
            <text:p>1257.5</text:p>
          </table:table-cell>
          <table:table-cell table:style-name="ce50" table:formula="of:=[.N240]/[.$B240]" office:value-type="float" office:value="1257.5" calcext:value-type="float">
            <text:p>1257.5</text:p>
          </table:table-cell>
          <table:table-cell table:style-name="ce52" table:formula="of:=[.O240]/[.$B240]" office:value-type="float" office:value="1257.5" calcext:value-type="float">
            <text:p>1257.5</text:p>
          </table:table-cell>
          <table:table-cell table:style-name="ce55" table:formula="of:=([.L240]+[.M240]+[.N240]+[.O240])/[.$B240]" office:value-type="float" office:value="6287.5" calcext:value-type="float">
            <text:p>6287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34:.B241])" office:value-type="percentage" office:value="2" calcext:value-type="percentage">
            <text:p>200.0%</text:p>
          </table:table-cell>
          <table:table-cell table:style-name="ce5" table:formula="of:=COM.MICROSOFT.FLOOR.MATH(100*2^([.A241]/3))" office:value-type="float" office:value="634" calcext:value-type="float">
            <text:p>634</text:p>
          </table:table-cell>
          <table:table-cell table:style-name="ce5" table:formula="of:=SUM([.$D$234:.D241])" office:value-type="float" office:value="2087" calcext:value-type="float">
            <text:p>2087</text:p>
          </table:table-cell>
          <table:table-cell table:style-name="ce5" table:formula="of:=[.A241]*10" office:value-type="float" office:value="80" calcext:value-type="float">
            <text:p>80</text:p>
          </table:table-cell>
          <table:table-cell table:style-name="ce5" table:formula="of:=[.D241]*[.F241]" office:value-type="float" office:value="50720" calcext:value-type="float">
            <text:p>5072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0" table:formula="of:=[.$D241]*[.H241]" office:value-type="float" office:value="1268" calcext:value-type="float">
            <text:p>1268</text:p>
          </table:table-cell>
          <table:table-cell table:style-name="ce34" table:formula="of:=[.$D241]*[.I241]" office:value-type="float" office:value="634" calcext:value-type="float">
            <text:p>634</text:p>
          </table:table-cell>
          <table:table-cell table:style-name="ce38" table:formula="of:=[.$D241]*[.J241]" office:value-type="float" office:value="634" calcext:value-type="float">
            <text:p>634</text:p>
          </table:table-cell>
          <table:table-cell table:style-name="ce42" table:formula="of:=[.$D241]*[.K241]" office:value-type="float" office:value="634" calcext:value-type="float">
            <text:p>634</text:p>
          </table:table-cell>
          <table:table-cell table:style-name="ce45" table:formula="of:=[.L241]/[.$B241]" office:value-type="float" office:value="3170" calcext:value-type="float">
            <text:p>3170.0</text:p>
          </table:table-cell>
          <table:table-cell table:style-name="ce48" table:formula="of:=[.M241]/[.$B241]" office:value-type="float" office:value="1585" calcext:value-type="float">
            <text:p>1585.0</text:p>
          </table:table-cell>
          <table:table-cell table:style-name="ce50" table:formula="of:=[.N241]/[.$B241]" office:value-type="float" office:value="1585" calcext:value-type="float">
            <text:p>1585.0</text:p>
          </table:table-cell>
          <table:table-cell table:style-name="ce52" table:formula="of:=[.O241]/[.$B241]" office:value-type="float" office:value="1585" calcext:value-type="float">
            <text:p>1585.0</text:p>
          </table:table-cell>
          <table:table-cell table:style-name="ce55" table:formula="of:=([.L241]+[.M241]+[.N241]+[.O241])/[.$B241]" office:value-type="float" office:value="7925" calcext:value-type="float">
            <text:p>792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34:.B242])" office:value-type="percentage" office:value="2.4" calcext:value-type="percentage">
            <text:p>240.0%</text:p>
          </table:table-cell>
          <table:table-cell table:style-name="ce5" table:formula="of:=COM.MICROSOFT.FLOOR.MATH(100*2^([.A242]/3))" office:value-type="float" office:value="800" calcext:value-type="float">
            <text:p>800</text:p>
          </table:table-cell>
          <table:table-cell table:style-name="ce5" table:formula="of:=SUM([.$D$234:.D242])" office:value-type="float" office:value="2887" calcext:value-type="float">
            <text:p>2887</text:p>
          </table:table-cell>
          <table:table-cell table:style-name="ce5" table:formula="of:=[.A242]*10" office:value-type="float" office:value="90" calcext:value-type="float">
            <text:p>90</text:p>
          </table:table-cell>
          <table:table-cell table:style-name="ce5" table:formula="of:=[.D242]*[.F242]" office:value-type="float" office:value="72000" calcext:value-type="float">
            <text:p>7200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$D242]*[.H242]" office:value-type="float" office:value="1600" calcext:value-type="float">
            <text:p>1600</text:p>
          </table:table-cell>
          <table:table-cell table:style-name="ce34" table:formula="of:=[.$D242]*[.I242]" office:value-type="float" office:value="1600" calcext:value-type="float">
            <text:p>1600</text:p>
          </table:table-cell>
          <table:table-cell table:style-name="ce38" table:formula="of:=[.$D242]*[.J242]" office:value-type="float" office:value="800" calcext:value-type="float">
            <text:p>800</text:p>
          </table:table-cell>
          <table:table-cell table:style-name="ce42" table:formula="of:=[.$D242]*[.K242]" office:value-type="float" office:value="800" calcext:value-type="float">
            <text:p>800</text:p>
          </table:table-cell>
          <table:table-cell table:style-name="ce45" table:formula="of:=[.L242]/[.$B242]" office:value-type="float" office:value="4000" calcext:value-type="float">
            <text:p>4000.0</text:p>
          </table:table-cell>
          <table:table-cell table:style-name="ce48" table:formula="of:=[.M242]/[.$B242]" office:value-type="float" office:value="4000" calcext:value-type="float">
            <text:p>4000.0</text:p>
          </table:table-cell>
          <table:table-cell table:style-name="ce50" table:formula="of:=[.N242]/[.$B242]" office:value-type="float" office:value="2000" calcext:value-type="float">
            <text:p>2000.0</text:p>
          </table:table-cell>
          <table:table-cell table:style-name="ce52" table:formula="of:=[.O242]/[.$B242]" office:value-type="float" office:value="2000" calcext:value-type="float">
            <text:p>2000.0</text:p>
          </table:table-cell>
          <table:table-cell table:style-name="ce55" table:formula="of:=([.L242]+[.M242]+[.N242]+[.O242])/[.$B242]" office:value-type="float" office:value="12000" calcext:value-type="float">
            <text:p>12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34:.B243])" office:value-type="percentage" office:value="2.8" calcext:value-type="percentage">
            <text:p>280.0%</text:p>
          </table:table-cell>
          <table:table-cell table:style-name="ce5" table:formula="of:=COM.MICROSOFT.FLOOR.MATH(100*2^([.A243]/3))" office:value-type="float" office:value="1007" calcext:value-type="float">
            <text:p>1007</text:p>
          </table:table-cell>
          <table:table-cell table:style-name="ce5" table:formula="of:=SUM([.$D$234:.D243])" office:value-type="float" office:value="3894" calcext:value-type="float">
            <text:p>3894</text:p>
          </table:table-cell>
          <table:table-cell table:style-name="ce5" table:formula="of:=[.A243]*10" office:value-type="float" office:value="100" calcext:value-type="float">
            <text:p>100</text:p>
          </table:table-cell>
          <table:table-cell table:style-name="ce5" table:formula="of:=[.D243]*[.F243]" office:value-type="float" office:value="100700" calcext:value-type="float">
            <text:p>10070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$D243]*[.H243]" office:value-type="float" office:value="2014" calcext:value-type="float">
            <text:p>2014</text:p>
          </table:table-cell>
          <table:table-cell table:style-name="ce34" table:formula="of:=[.$D243]*[.I243]" office:value-type="float" office:value="2014" calcext:value-type="float">
            <text:p>2014</text:p>
          </table:table-cell>
          <table:table-cell table:style-name="ce38" table:formula="of:=[.$D243]*[.J243]" office:value-type="float" office:value="1007" calcext:value-type="float">
            <text:p>1007</text:p>
          </table:table-cell>
          <table:table-cell table:style-name="ce42" table:formula="of:=[.$D243]*[.K243]" office:value-type="float" office:value="1007" calcext:value-type="float">
            <text:p>1007</text:p>
          </table:table-cell>
          <table:table-cell table:style-name="ce45" table:formula="of:=[.L243]/[.$B243]" office:value-type="float" office:value="5035" calcext:value-type="float">
            <text:p>5035.0</text:p>
          </table:table-cell>
          <table:table-cell table:style-name="ce48" table:formula="of:=[.M243]/[.$B243]" office:value-type="float" office:value="5035" calcext:value-type="float">
            <text:p>5035.0</text:p>
          </table:table-cell>
          <table:table-cell table:style-name="ce50" table:formula="of:=[.N243]/[.$B243]" office:value-type="float" office:value="2517.5" calcext:value-type="float">
            <text:p>2517.5</text:p>
          </table:table-cell>
          <table:table-cell table:style-name="ce52" table:formula="of:=[.O243]/[.$B243]" office:value-type="float" office:value="2517.5" calcext:value-type="float">
            <text:p>2517.5</text:p>
          </table:table-cell>
          <table:table-cell table:style-name="ce55" table:formula="of:=([.L243]+[.M243]+[.N243]+[.O243])/[.$B243]" office:value-type="float" office:value="15105" calcext:value-type="float">
            <text:p>1510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34:.B244])" office:value-type="percentage" office:value="3.2" calcext:value-type="percentage">
            <text:p>320.0%</text:p>
          </table:table-cell>
          <table:table-cell table:style-name="ce5" table:formula="of:=COM.MICROSOFT.FLOOR.MATH(100*2^([.A244]/3))" office:value-type="float" office:value="1269" calcext:value-type="float">
            <text:p>1269</text:p>
          </table:table-cell>
          <table:table-cell table:style-name="ce5" table:formula="of:=SUM([.$D$234:.D244])" office:value-type="float" office:value="5163" calcext:value-type="float">
            <text:p>5163</text:p>
          </table:table-cell>
          <table:table-cell table:style-name="ce5" table:formula="of:=[.A244]*10" office:value-type="float" office:value="110" calcext:value-type="float">
            <text:p>110</text:p>
          </table:table-cell>
          <table:table-cell table:style-name="ce5" table:formula="of:=[.D244]*[.F244]" office:value-type="float" office:value="139590" calcext:value-type="float">
            <text:p>13959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44]*[.H244]" office:value-type="float" office:value="2538" calcext:value-type="float">
            <text:p>2538</text:p>
          </table:table-cell>
          <table:table-cell table:style-name="ce34" table:formula="of:=[.$D244]*[.I244]" office:value-type="float" office:value="2538" calcext:value-type="float">
            <text:p>2538</text:p>
          </table:table-cell>
          <table:table-cell table:style-name="ce38" table:formula="of:=[.$D244]*[.J244]" office:value-type="float" office:value="2538" calcext:value-type="float">
            <text:p>2538</text:p>
          </table:table-cell>
          <table:table-cell table:style-name="ce42" table:formula="of:=[.$D244]*[.K244]" office:value-type="float" office:value="1269" calcext:value-type="float">
            <text:p>1269</text:p>
          </table:table-cell>
          <table:table-cell table:style-name="ce45" table:formula="of:=[.L244]/[.$B244]" office:value-type="float" office:value="6345" calcext:value-type="float">
            <text:p>6345.0</text:p>
          </table:table-cell>
          <table:table-cell table:style-name="ce48" table:formula="of:=[.M244]/[.$B244]" office:value-type="float" office:value="6345" calcext:value-type="float">
            <text:p>6345.0</text:p>
          </table:table-cell>
          <table:table-cell table:style-name="ce50" table:formula="of:=[.N244]/[.$B244]" office:value-type="float" office:value="6345" calcext:value-type="float">
            <text:p>6345.0</text:p>
          </table:table-cell>
          <table:table-cell table:style-name="ce52" table:formula="of:=[.O244]/[.$B244]" office:value-type="float" office:value="3172.5" calcext:value-type="float">
            <text:p>3172.5</text:p>
          </table:table-cell>
          <table:table-cell table:style-name="ce55" table:formula="of:=([.L244]+[.M244]+[.N244]+[.O244])/[.$B244]" office:value-type="float" office:value="22207.5" calcext:value-type="float">
            <text:p>22207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34:.B245])" office:value-type="percentage" office:value="3.6" calcext:value-type="percentage">
            <text:p>360.0%</text:p>
          </table:table-cell>
          <table:table-cell table:style-name="ce5" table:formula="of:=COM.MICROSOFT.FLOOR.MATH(100*2^([.A245]/3))" office:value-type="float" office:value="1600" calcext:value-type="float">
            <text:p>1600</text:p>
          </table:table-cell>
          <table:table-cell table:style-name="ce5" table:formula="of:=SUM([.$D$234:.D245])" office:value-type="float" office:value="6763" calcext:value-type="float">
            <text:p>6763</text:p>
          </table:table-cell>
          <table:table-cell table:style-name="ce5" table:formula="of:=[.A245]*10" office:value-type="float" office:value="120" calcext:value-type="float">
            <text:p>120</text:p>
          </table:table-cell>
          <table:table-cell table:style-name="ce5" table:formula="of:=[.D245]*[.F245]" office:value-type="float" office:value="192000" calcext:value-type="float">
            <text:p>192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45]*[.H245]" office:value-type="float" office:value="3200" calcext:value-type="float">
            <text:p>3200</text:p>
          </table:table-cell>
          <table:table-cell table:style-name="ce34" table:formula="of:=[.$D245]*[.I245]" office:value-type="float" office:value="3200" calcext:value-type="float">
            <text:p>3200</text:p>
          </table:table-cell>
          <table:table-cell table:style-name="ce38" table:formula="of:=[.$D245]*[.J245]" office:value-type="float" office:value="3200" calcext:value-type="float">
            <text:p>3200</text:p>
          </table:table-cell>
          <table:table-cell table:style-name="ce42" table:formula="of:=[.$D245]*[.K245]" office:value-type="float" office:value="1600" calcext:value-type="float">
            <text:p>1600</text:p>
          </table:table-cell>
          <table:table-cell table:style-name="ce45" table:formula="of:=[.L245]/[.$B245]" office:value-type="float" office:value="8000" calcext:value-type="float">
            <text:p>8000.0</text:p>
          </table:table-cell>
          <table:table-cell table:style-name="ce48" table:formula="of:=[.M245]/[.$B245]" office:value-type="float" office:value="8000" calcext:value-type="float">
            <text:p>8000.0</text:p>
          </table:table-cell>
          <table:table-cell table:style-name="ce50" table:formula="of:=[.N245]/[.$B245]" office:value-type="float" office:value="8000" calcext:value-type="float">
            <text:p>8000.0</text:p>
          </table:table-cell>
          <table:table-cell table:style-name="ce52" table:formula="of:=[.O245]/[.$B245]" office:value-type="float" office:value="4000" calcext:value-type="float">
            <text:p>4000.0</text:p>
          </table:table-cell>
          <table:table-cell table:style-name="ce55" table:formula="of:=([.L245]+[.M245]+[.N245]+[.O245])/[.$B245]" office:value-type="float" office:value="28000" calcext:value-type="float">
            <text:p>28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34:.B246])" office:value-type="percentage" office:value="4" calcext:value-type="percentage">
            <text:p>400.0%</text:p>
          </table:table-cell>
          <table:table-cell table:style-name="ce5" table:formula="of:=COM.MICROSOFT.FLOOR.MATH(100*2^([.A246]/3))" office:value-type="float" office:value="2015" calcext:value-type="float">
            <text:p>2015</text:p>
          </table:table-cell>
          <table:table-cell table:style-name="ce5" table:formula="of:=SUM([.$D$234:.D246])" office:value-type="float" office:value="8778" calcext:value-type="float">
            <text:p>8778</text:p>
          </table:table-cell>
          <table:table-cell table:style-name="ce5" table:formula="of:=[.A246]*10" office:value-type="float" office:value="130" calcext:value-type="float">
            <text:p>130</text:p>
          </table:table-cell>
          <table:table-cell table:style-name="ce5" table:formula="of:=[.D246]*[.F246]" office:value-type="float" office:value="261950" calcext:value-type="float">
            <text:p>26195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46]*[.H246]" office:value-type="float" office:value="4030" calcext:value-type="float">
            <text:p>4030</text:p>
          </table:table-cell>
          <table:table-cell table:style-name="ce34" table:formula="of:=[.$D246]*[.I246]" office:value-type="float" office:value="4030" calcext:value-type="float">
            <text:p>4030</text:p>
          </table:table-cell>
          <table:table-cell table:style-name="ce38" table:formula="of:=[.$D246]*[.J246]" office:value-type="float" office:value="4030" calcext:value-type="float">
            <text:p>4030</text:p>
          </table:table-cell>
          <table:table-cell table:style-name="ce42" table:formula="of:=[.$D246]*[.K246]" office:value-type="float" office:value="2015" calcext:value-type="float">
            <text:p>2015</text:p>
          </table:table-cell>
          <table:table-cell table:style-name="ce45" table:formula="of:=[.L246]/[.$B246]" office:value-type="float" office:value="10075" calcext:value-type="float">
            <text:p>10075.0</text:p>
          </table:table-cell>
          <table:table-cell table:style-name="ce48" table:formula="of:=[.M246]/[.$B246]" office:value-type="float" office:value="10075" calcext:value-type="float">
            <text:p>10075.0</text:p>
          </table:table-cell>
          <table:table-cell table:style-name="ce50" table:formula="of:=[.N246]/[.$B246]" office:value-type="float" office:value="10075" calcext:value-type="float">
            <text:p>10075.0</text:p>
          </table:table-cell>
          <table:table-cell table:style-name="ce52" table:formula="of:=[.O246]/[.$B246]" office:value-type="float" office:value="5037.5" calcext:value-type="float">
            <text:p>5037.5</text:p>
          </table:table-cell>
          <table:table-cell table:style-name="ce55" table:formula="of:=([.L246]+[.M246]+[.N246]+[.O246])/[.$B246]" office:value-type="float" office:value="35262.5" calcext:value-type="float">
            <text:p>3526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34:.B247])" office:value-type="percentage" office:value="4.4" calcext:value-type="percentage">
            <text:p>440.0%</text:p>
          </table:table-cell>
          <table:table-cell table:style-name="ce5" table:formula="of:=COM.MICROSOFT.FLOOR.MATH(100*2^([.A247]/3))" office:value-type="float" office:value="2539" calcext:value-type="float">
            <text:p>2539</text:p>
          </table:table-cell>
          <table:table-cell table:style-name="ce5" table:formula="of:=SUM([.$D$234:.D247])" office:value-type="float" office:value="11317" calcext:value-type="float">
            <text:p>11317</text:p>
          </table:table-cell>
          <table:table-cell table:style-name="ce5" table:formula="of:=[.A247]*10" office:value-type="float" office:value="140" calcext:value-type="float">
            <text:p>140</text:p>
          </table:table-cell>
          <table:table-cell table:style-name="ce5" table:formula="of:=[.D247]*[.F247]" office:value-type="float" office:value="355460" calcext:value-type="float">
            <text:p>35546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47]*[.H247]" office:value-type="float" office:value="5078" calcext:value-type="float">
            <text:p>5078</text:p>
          </table:table-cell>
          <table:table-cell table:style-name="ce34" table:formula="of:=[.$D247]*[.I247]" office:value-type="float" office:value="5078" calcext:value-type="float">
            <text:p>5078</text:p>
          </table:table-cell>
          <table:table-cell table:style-name="ce38" table:formula="of:=[.$D247]*[.J247]" office:value-type="float" office:value="5078" calcext:value-type="float">
            <text:p>5078</text:p>
          </table:table-cell>
          <table:table-cell table:style-name="ce42" table:formula="of:=[.$D247]*[.K247]" office:value-type="float" office:value="2539" calcext:value-type="float">
            <text:p>2539</text:p>
          </table:table-cell>
          <table:table-cell table:style-name="ce45" table:formula="of:=[.L247]/[.$B247]" office:value-type="float" office:value="12695" calcext:value-type="float">
            <text:p>12695.0</text:p>
          </table:table-cell>
          <table:table-cell table:style-name="ce48" table:formula="of:=[.M247]/[.$B247]" office:value-type="float" office:value="12695" calcext:value-type="float">
            <text:p>12695.0</text:p>
          </table:table-cell>
          <table:table-cell table:style-name="ce50" table:formula="of:=[.N247]/[.$B247]" office:value-type="float" office:value="12695" calcext:value-type="float">
            <text:p>12695.0</text:p>
          </table:table-cell>
          <table:table-cell table:style-name="ce52" table:formula="of:=[.O247]/[.$B247]" office:value-type="float" office:value="6347.5" calcext:value-type="float">
            <text:p>6347.5</text:p>
          </table:table-cell>
          <table:table-cell table:style-name="ce55" table:formula="of:=([.L247]+[.M247]+[.N247]+[.O247])/[.$B247]" office:value-type="float" office:value="44432.5" calcext:value-type="float">
            <text:p>4443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34:.B248])" office:value-type="percentage" office:value="4.8" calcext:value-type="percentage">
            <text:p>480.0%</text:p>
          </table:table-cell>
          <table:table-cell table:style-name="ce5" table:formula="of:=COM.MICROSOFT.FLOOR.MATH(100*2^([.A248]/3))" office:value-type="float" office:value="3200" calcext:value-type="float">
            <text:p>3200</text:p>
          </table:table-cell>
          <table:table-cell table:style-name="ce5" table:formula="of:=SUM([.$D$234:.D248])" office:value-type="float" office:value="14517" calcext:value-type="float">
            <text:p>14517</text:p>
          </table:table-cell>
          <table:table-cell table:style-name="ce5" table:formula="of:=[.A248]*10" office:value-type="float" office:value="150" calcext:value-type="float">
            <text:p>150</text:p>
          </table:table-cell>
          <table:table-cell table:style-name="ce5" table:formula="of:=[.D248]*[.F248]" office:value-type="float" office:value="480000" calcext:value-type="float">
            <text:p>480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48]*[.H248]" office:value-type="float" office:value="6400" calcext:value-type="float">
            <text:p>6400</text:p>
          </table:table-cell>
          <table:table-cell table:style-name="ce34" table:formula="of:=[.$D248]*[.I248]" office:value-type="float" office:value="6400" calcext:value-type="float">
            <text:p>6400</text:p>
          </table:table-cell>
          <table:table-cell table:style-name="ce38" table:formula="of:=[.$D248]*[.J248]" office:value-type="float" office:value="6400" calcext:value-type="float">
            <text:p>6400</text:p>
          </table:table-cell>
          <table:table-cell table:style-name="ce42" table:formula="of:=[.$D248]*[.K248]" office:value-type="float" office:value="3200" calcext:value-type="float">
            <text:p>3200</text:p>
          </table:table-cell>
          <table:table-cell table:style-name="ce45" table:formula="of:=[.L248]/[.$B248]" office:value-type="float" office:value="16000" calcext:value-type="float">
            <text:p>16000.0</text:p>
          </table:table-cell>
          <table:table-cell table:style-name="ce48" table:formula="of:=[.M248]/[.$B248]" office:value-type="float" office:value="16000" calcext:value-type="float">
            <text:p>16000.0</text:p>
          </table:table-cell>
          <table:table-cell table:style-name="ce50" table:formula="of:=[.N248]/[.$B248]" office:value-type="float" office:value="16000" calcext:value-type="float">
            <text:p>16000.0</text:p>
          </table:table-cell>
          <table:table-cell table:style-name="ce52" table:formula="of:=[.O248]/[.$B248]" office:value-type="float" office:value="8000" calcext:value-type="float">
            <text:p>8000.0</text:p>
          </table:table-cell>
          <table:table-cell table:style-name="ce55" table:formula="of:=([.L248]+[.M248]+[.N248]+[.O248])/[.$B248]" office:value-type="float" office:value="56000" calcext:value-type="float">
            <text:p>56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34:.B249])" office:value-type="percentage" office:value="5.2" calcext:value-type="percentage">
            <text:p>520.0%</text:p>
          </table:table-cell>
          <table:table-cell table:style-name="ce5" table:formula="of:=COM.MICROSOFT.FLOOR.MATH(100*2^([.A249]/3))" office:value-type="float" office:value="4031" calcext:value-type="float">
            <text:p>4031</text:p>
          </table:table-cell>
          <table:table-cell table:style-name="ce5" table:formula="of:=SUM([.$D$234:.D249])" office:value-type="float" office:value="18548" calcext:value-type="float">
            <text:p>18548</text:p>
          </table:table-cell>
          <table:table-cell table:style-name="ce5" table:formula="of:=[.A249]*10" office:value-type="float" office:value="160" calcext:value-type="float">
            <text:p>160</text:p>
          </table:table-cell>
          <table:table-cell table:style-name="ce5" table:formula="of:=[.D249]*[.F249]" office:value-type="float" office:value="644960" calcext:value-type="float">
            <text:p>64496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49]*[.H249]" office:value-type="float" office:value="8062" calcext:value-type="float">
            <text:p>8062</text:p>
          </table:table-cell>
          <table:table-cell table:style-name="ce34" table:formula="of:=[.$D249]*[.I249]" office:value-type="float" office:value="8062" calcext:value-type="float">
            <text:p>8062</text:p>
          </table:table-cell>
          <table:table-cell table:style-name="ce38" table:formula="of:=[.$D249]*[.J249]" office:value-type="float" office:value="8062" calcext:value-type="float">
            <text:p>8062</text:p>
          </table:table-cell>
          <table:table-cell table:style-name="ce42" table:formula="of:=[.$D249]*[.K249]" office:value-type="float" office:value="4031" calcext:value-type="float">
            <text:p>4031</text:p>
          </table:table-cell>
          <table:table-cell table:style-name="ce45" table:formula="of:=[.L249]/[.$B249]" office:value-type="float" office:value="20155" calcext:value-type="float">
            <text:p>20155.0</text:p>
          </table:table-cell>
          <table:table-cell table:style-name="ce48" table:formula="of:=[.M249]/[.$B249]" office:value-type="float" office:value="20155" calcext:value-type="float">
            <text:p>20155.0</text:p>
          </table:table-cell>
          <table:table-cell table:style-name="ce50" table:formula="of:=[.N249]/[.$B249]" office:value-type="float" office:value="20155" calcext:value-type="float">
            <text:p>20155.0</text:p>
          </table:table-cell>
          <table:table-cell table:style-name="ce52" table:formula="of:=[.O249]/[.$B249]" office:value-type="float" office:value="10077.5" calcext:value-type="float">
            <text:p>10077.5</text:p>
          </table:table-cell>
          <table:table-cell table:style-name="ce55" table:formula="of:=([.L249]+[.M249]+[.N249]+[.O249])/[.$B249]" office:value-type="float" office:value="70542.5" calcext:value-type="float">
            <text:p>7054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34:.B250])" office:value-type="percentage" office:value="5.6" calcext:value-type="percentage">
            <text:p>560.0%</text:p>
          </table:table-cell>
          <table:table-cell table:style-name="ce5" table:formula="of:=COM.MICROSOFT.FLOOR.MATH(100*2^([.A250]/3))" office:value-type="float" office:value="5079" calcext:value-type="float">
            <text:p>5079</text:p>
          </table:table-cell>
          <table:table-cell table:style-name="ce5" table:formula="of:=SUM([.$D$234:.D250])" office:value-type="float" office:value="23627" calcext:value-type="float">
            <text:p>23627</text:p>
          </table:table-cell>
          <table:table-cell table:style-name="ce5" table:formula="of:=[.A250]*10" office:value-type="float" office:value="170" calcext:value-type="float">
            <text:p>170</text:p>
          </table:table-cell>
          <table:table-cell table:style-name="ce5" table:formula="of:=[.D250]*[.F250]" office:value-type="float" office:value="863430" calcext:value-type="float">
            <text:p>86343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50]*[.H250]" office:value-type="float" office:value="10158" calcext:value-type="float">
            <text:p>10158</text:p>
          </table:table-cell>
          <table:table-cell table:style-name="ce34" table:formula="of:=[.$D250]*[.I250]" office:value-type="float" office:value="10158" calcext:value-type="float">
            <text:p>10158</text:p>
          </table:table-cell>
          <table:table-cell table:style-name="ce38" table:formula="of:=[.$D250]*[.J250]" office:value-type="float" office:value="10158" calcext:value-type="float">
            <text:p>10158</text:p>
          </table:table-cell>
          <table:table-cell table:style-name="ce42" table:formula="of:=[.$D250]*[.K250]" office:value-type="float" office:value="5079" calcext:value-type="float">
            <text:p>5079</text:p>
          </table:table-cell>
          <table:table-cell table:style-name="ce45" table:formula="of:=[.L250]/[.$B250]" office:value-type="float" office:value="25395" calcext:value-type="float">
            <text:p>25395.0</text:p>
          </table:table-cell>
          <table:table-cell table:style-name="ce48" table:formula="of:=[.M250]/[.$B250]" office:value-type="float" office:value="25395" calcext:value-type="float">
            <text:p>25395.0</text:p>
          </table:table-cell>
          <table:table-cell table:style-name="ce50" table:formula="of:=[.N250]/[.$B250]" office:value-type="float" office:value="25395" calcext:value-type="float">
            <text:p>25395.0</text:p>
          </table:table-cell>
          <table:table-cell table:style-name="ce52" table:formula="of:=[.O250]/[.$B250]" office:value-type="float" office:value="12697.5" calcext:value-type="float">
            <text:p>12697.5</text:p>
          </table:table-cell>
          <table:table-cell table:style-name="ce55" table:formula="of:=([.L250]+[.M250]+[.N250]+[.O250])/[.$B250]" office:value-type="float" office:value="88882.5" calcext:value-type="float">
            <text:p>8888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34:.B251])" office:value-type="percentage" office:value="6" calcext:value-type="percentage">
            <text:p>600.0%</text:p>
          </table:table-cell>
          <table:table-cell table:style-name="ce5" table:formula="of:=COM.MICROSOFT.FLOOR.MATH(100*2^([.A251]/3))" office:value-type="float" office:value="6400" calcext:value-type="float">
            <text:p>6400</text:p>
          </table:table-cell>
          <table:table-cell table:style-name="ce5" table:formula="of:=SUM([.$D$234:.D251])" office:value-type="float" office:value="30027" calcext:value-type="float">
            <text:p>30027</text:p>
          </table:table-cell>
          <table:table-cell table:style-name="ce5" table:formula="of:=[.A251]*10" office:value-type="float" office:value="180" calcext:value-type="float">
            <text:p>180</text:p>
          </table:table-cell>
          <table:table-cell table:style-name="ce5" table:formula="of:=[.D251]*[.F251]" office:value-type="float" office:value="1152000" calcext:value-type="float">
            <text:p>1152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51]*[.H251]" office:value-type="float" office:value="12800" calcext:value-type="float">
            <text:p>12800</text:p>
          </table:table-cell>
          <table:table-cell table:style-name="ce34" table:formula="of:=[.$D251]*[.I251]" office:value-type="float" office:value="12800" calcext:value-type="float">
            <text:p>12800</text:p>
          </table:table-cell>
          <table:table-cell table:style-name="ce38" table:formula="of:=[.$D251]*[.J251]" office:value-type="float" office:value="12800" calcext:value-type="float">
            <text:p>12800</text:p>
          </table:table-cell>
          <table:table-cell table:style-name="ce42" table:formula="of:=[.$D251]*[.K251]" office:value-type="float" office:value="6400" calcext:value-type="float">
            <text:p>6400</text:p>
          </table:table-cell>
          <table:table-cell table:style-name="ce45" table:formula="of:=[.L251]/[.$B251]" office:value-type="float" office:value="32000" calcext:value-type="float">
            <text:p>32000.0</text:p>
          </table:table-cell>
          <table:table-cell table:style-name="ce48" table:formula="of:=[.M251]/[.$B251]" office:value-type="float" office:value="32000" calcext:value-type="float">
            <text:p>32000.0</text:p>
          </table:table-cell>
          <table:table-cell table:style-name="ce50" table:formula="of:=[.N251]/[.$B251]" office:value-type="float" office:value="32000" calcext:value-type="float">
            <text:p>32000.0</text:p>
          </table:table-cell>
          <table:table-cell table:style-name="ce52" table:formula="of:=[.O251]/[.$B251]" office:value-type="float" office:value="16000" calcext:value-type="float">
            <text:p>16000.0</text:p>
          </table:table-cell>
          <table:table-cell table:style-name="ce55" table:formula="of:=([.L251]+[.M251]+[.N251]+[.O251])/[.$B251]" office:value-type="float" office:value="112000" calcext:value-type="float">
            <text:p>112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34:.B252])" office:value-type="percentage" office:value="6.4" calcext:value-type="percentage">
            <text:p>640.0%</text:p>
          </table:table-cell>
          <table:table-cell table:style-name="ce5" table:formula="of:=COM.MICROSOFT.FLOOR.MATH(100*2^([.A252]/3))" office:value-type="float" office:value="8063" calcext:value-type="float">
            <text:p>8063</text:p>
          </table:table-cell>
          <table:table-cell table:style-name="ce5" table:formula="of:=SUM([.$D$234:.D252])" office:value-type="float" office:value="38090" calcext:value-type="float">
            <text:p>38090</text:p>
          </table:table-cell>
          <table:table-cell table:style-name="ce5" table:formula="of:=[.A252]*10" office:value-type="float" office:value="190" calcext:value-type="float">
            <text:p>190</text:p>
          </table:table-cell>
          <table:table-cell table:style-name="ce5" table:formula="of:=[.D252]*[.F252]" office:value-type="float" office:value="1531970" calcext:value-type="float">
            <text:p>153197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52]*[.H252]" office:value-type="float" office:value="16126" calcext:value-type="float">
            <text:p>16126</text:p>
          </table:table-cell>
          <table:table-cell table:style-name="ce34" table:formula="of:=[.$D252]*[.I252]" office:value-type="float" office:value="16126" calcext:value-type="float">
            <text:p>16126</text:p>
          </table:table-cell>
          <table:table-cell table:style-name="ce38" table:formula="of:=[.$D252]*[.J252]" office:value-type="float" office:value="16126" calcext:value-type="float">
            <text:p>16126</text:p>
          </table:table-cell>
          <table:table-cell table:style-name="ce42" table:formula="of:=[.$D252]*[.K252]" office:value-type="float" office:value="8063" calcext:value-type="float">
            <text:p>8063</text:p>
          </table:table-cell>
          <table:table-cell table:style-name="ce45" table:formula="of:=[.L252]/[.$B252]" office:value-type="float" office:value="40315" calcext:value-type="float">
            <text:p>40315.0</text:p>
          </table:table-cell>
          <table:table-cell table:style-name="ce48" table:formula="of:=[.M252]/[.$B252]" office:value-type="float" office:value="40315" calcext:value-type="float">
            <text:p>40315.0</text:p>
          </table:table-cell>
          <table:table-cell table:style-name="ce50" table:formula="of:=[.N252]/[.$B252]" office:value-type="float" office:value="40315" calcext:value-type="float">
            <text:p>40315.0</text:p>
          </table:table-cell>
          <table:table-cell table:style-name="ce52" table:formula="of:=[.O252]/[.$B252]" office:value-type="float" office:value="20157.5" calcext:value-type="float">
            <text:p>20157.5</text:p>
          </table:table-cell>
          <table:table-cell table:style-name="ce55" table:formula="of:=([.L252]+[.M252]+[.N252]+[.O252])/[.$B252]" office:value-type="float" office:value="141102.5" calcext:value-type="float">
            <text:p>14110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34:.B253])" office:value-type="percentage" office:value="6.8" calcext:value-type="percentage">
            <text:p>680.0%</text:p>
          </table:table-cell>
          <table:table-cell table:style-name="ce5" table:formula="of:=COM.MICROSOFT.FLOOR.MATH(100*2^([.A253]/3))" office:value-type="float" office:value="10159" calcext:value-type="float">
            <text:p>10159</text:p>
          </table:table-cell>
          <table:table-cell table:style-name="ce5" table:formula="of:=SUM([.$D$234:.D253])" office:value-type="float" office:value="48249" calcext:value-type="float">
            <text:p>48249</text:p>
          </table:table-cell>
          <table:table-cell table:style-name="ce5" table:formula="of:=[.A253]*10" office:value-type="float" office:value="200" calcext:value-type="float">
            <text:p>200</text:p>
          </table:table-cell>
          <table:table-cell table:style-name="ce5" table:formula="of:=[.D253]*[.F253]" office:value-type="float" office:value="2031800" calcext:value-type="float">
            <text:p>20318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53]*[.H253]" office:value-type="float" office:value="20318" calcext:value-type="float">
            <text:p>20318</text:p>
          </table:table-cell>
          <table:table-cell table:style-name="ce34" table:formula="of:=[.$D253]*[.I253]" office:value-type="float" office:value="20318" calcext:value-type="float">
            <text:p>20318</text:p>
          </table:table-cell>
          <table:table-cell table:style-name="ce38" table:formula="of:=[.$D253]*[.J253]" office:value-type="float" office:value="20318" calcext:value-type="float">
            <text:p>20318</text:p>
          </table:table-cell>
          <table:table-cell table:style-name="ce42" table:formula="of:=[.$D253]*[.K253]" office:value-type="float" office:value="10159" calcext:value-type="float">
            <text:p>10159</text:p>
          </table:table-cell>
          <table:table-cell table:style-name="ce45" table:formula="of:=[.L253]/[.$B253]" office:value-type="float" office:value="50795" calcext:value-type="float">
            <text:p>50795.0</text:p>
          </table:table-cell>
          <table:table-cell table:style-name="ce48" table:formula="of:=[.M253]/[.$B253]" office:value-type="float" office:value="50795" calcext:value-type="float">
            <text:p>50795.0</text:p>
          </table:table-cell>
          <table:table-cell table:style-name="ce50" table:formula="of:=[.N253]/[.$B253]" office:value-type="float" office:value="50795" calcext:value-type="float">
            <text:p>50795.0</text:p>
          </table:table-cell>
          <table:table-cell table:style-name="ce52" table:formula="of:=[.O253]/[.$B253]" office:value-type="float" office:value="25397.5" calcext:value-type="float">
            <text:p>25397.5</text:p>
          </table:table-cell>
          <table:table-cell table:style-name="ce55" table:formula="of:=([.L253]+[.M253]+[.N253]+[.O253])/[.$B253]" office:value-type="float" office:value="177782.5" calcext:value-type="float">
            <text:p>17778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34:.B254])" office:value-type="percentage" office:value="7.2" calcext:value-type="percentage">
            <text:p>720.0%</text:p>
          </table:table-cell>
          <table:table-cell table:style-name="ce5" table:formula="of:=COM.MICROSOFT.FLOOR.MATH(100*2^([.A254]/3))" office:value-type="float" office:value="12800" calcext:value-type="float">
            <text:p>12800</text:p>
          </table:table-cell>
          <table:table-cell table:style-name="ce5" table:formula="of:=SUM([.$D$234:.D254])" office:value-type="float" office:value="61049" calcext:value-type="float">
            <text:p>61049</text:p>
          </table:table-cell>
          <table:table-cell table:style-name="ce5" table:formula="of:=[.A254]*10" office:value-type="float" office:value="210" calcext:value-type="float">
            <text:p>210</text:p>
          </table:table-cell>
          <table:table-cell table:style-name="ce5" table:formula="of:=[.D254]*[.F254]" office:value-type="float" office:value="2688000" calcext:value-type="float">
            <text:p>2688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54]*[.H254]" office:value-type="float" office:value="25600" calcext:value-type="float">
            <text:p>25600</text:p>
          </table:table-cell>
          <table:table-cell table:style-name="ce34" table:formula="of:=[.$D254]*[.I254]" office:value-type="float" office:value="25600" calcext:value-type="float">
            <text:p>25600</text:p>
          </table:table-cell>
          <table:table-cell table:style-name="ce38" table:formula="of:=[.$D254]*[.J254]" office:value-type="float" office:value="25600" calcext:value-type="float">
            <text:p>25600</text:p>
          </table:table-cell>
          <table:table-cell table:style-name="ce42" table:formula="of:=[.$D254]*[.K254]" office:value-type="float" office:value="12800" calcext:value-type="float">
            <text:p>12800</text:p>
          </table:table-cell>
          <table:table-cell table:style-name="ce45" table:formula="of:=[.L254]/[.$B254]" office:value-type="float" office:value="64000" calcext:value-type="float">
            <text:p>64000.0</text:p>
          </table:table-cell>
          <table:table-cell table:style-name="ce48" table:formula="of:=[.M254]/[.$B254]" office:value-type="float" office:value="64000" calcext:value-type="float">
            <text:p>64000.0</text:p>
          </table:table-cell>
          <table:table-cell table:style-name="ce50" table:formula="of:=[.N254]/[.$B254]" office:value-type="float" office:value="64000" calcext:value-type="float">
            <text:p>64000.0</text:p>
          </table:table-cell>
          <table:table-cell table:style-name="ce52" table:formula="of:=[.O254]/[.$B254]" office:value-type="float" office:value="32000" calcext:value-type="float">
            <text:p>32000.0</text:p>
          </table:table-cell>
          <table:table-cell table:style-name="ce55" table:formula="of:=([.L254]+[.M254]+[.N254]+[.O254])/[.$B254]" office:value-type="float" office:value="224000" calcext:value-type="float">
            <text:p>224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34:.B255])" office:value-type="percentage" office:value="7.6" calcext:value-type="percentage">
            <text:p>760.0%</text:p>
          </table:table-cell>
          <table:table-cell table:style-name="ce5" table:formula="of:=COM.MICROSOFT.FLOOR.MATH(100*2^([.A255]/3))" office:value-type="float" office:value="16126" calcext:value-type="float">
            <text:p>16126</text:p>
          </table:table-cell>
          <table:table-cell table:style-name="ce5" table:formula="of:=SUM([.$D$234:.D255])" office:value-type="float" office:value="77175" calcext:value-type="float">
            <text:p>77175</text:p>
          </table:table-cell>
          <table:table-cell table:style-name="ce5" table:formula="of:=[.A255]*10" office:value-type="float" office:value="220" calcext:value-type="float">
            <text:p>220</text:p>
          </table:table-cell>
          <table:table-cell table:style-name="ce5" table:formula="of:=[.D255]*[.F255]" office:value-type="float" office:value="3547720" calcext:value-type="float">
            <text:p>354772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55]*[.H255]" office:value-type="float" office:value="32252" calcext:value-type="float">
            <text:p>32252</text:p>
          </table:table-cell>
          <table:table-cell table:style-name="ce34" table:formula="of:=[.$D255]*[.I255]" office:value-type="float" office:value="32252" calcext:value-type="float">
            <text:p>32252</text:p>
          </table:table-cell>
          <table:table-cell table:style-name="ce38" table:formula="of:=[.$D255]*[.J255]" office:value-type="float" office:value="32252" calcext:value-type="float">
            <text:p>32252</text:p>
          </table:table-cell>
          <table:table-cell table:style-name="ce42" table:formula="of:=[.$D255]*[.K255]" office:value-type="float" office:value="16126" calcext:value-type="float">
            <text:p>16126</text:p>
          </table:table-cell>
          <table:table-cell table:style-name="ce45" table:formula="of:=[.L255]/[.$B255]" office:value-type="float" office:value="80630" calcext:value-type="float">
            <text:p>80630.0</text:p>
          </table:table-cell>
          <table:table-cell table:style-name="ce48" table:formula="of:=[.M255]/[.$B255]" office:value-type="float" office:value="80630" calcext:value-type="float">
            <text:p>80630.0</text:p>
          </table:table-cell>
          <table:table-cell table:style-name="ce50" table:formula="of:=[.N255]/[.$B255]" office:value-type="float" office:value="80630" calcext:value-type="float">
            <text:p>80630.0</text:p>
          </table:table-cell>
          <table:table-cell table:style-name="ce52" table:formula="of:=[.O255]/[.$B255]" office:value-type="float" office:value="40315" calcext:value-type="float">
            <text:p>40315.0</text:p>
          </table:table-cell>
          <table:table-cell table:style-name="ce55" table:formula="of:=([.L255]+[.M255]+[.N255]+[.O255])/[.$B255]" office:value-type="float" office:value="282205" calcext:value-type="float">
            <text:p>28220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34:.B256])" office:value-type="percentage" office:value="8" calcext:value-type="percentage">
            <text:p>800.0%</text:p>
          </table:table-cell>
          <table:table-cell table:style-name="ce5" table:formula="of:=COM.MICROSOFT.FLOOR.MATH(100*2^([.A256]/3))" office:value-type="float" office:value="20318" calcext:value-type="float">
            <text:p>20318</text:p>
          </table:table-cell>
          <table:table-cell table:style-name="ce5" table:formula="of:=SUM([.$D$234:.D256])" office:value-type="float" office:value="97493" calcext:value-type="float">
            <text:p>97493</text:p>
          </table:table-cell>
          <table:table-cell table:style-name="ce5" table:formula="of:=[.A256]*10" office:value-type="float" office:value="230" calcext:value-type="float">
            <text:p>230</text:p>
          </table:table-cell>
          <table:table-cell table:style-name="ce5" table:formula="of:=[.D256]*[.F256]" office:value-type="float" office:value="4673140" calcext:value-type="float">
            <text:p>467314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56]*[.H256]" office:value-type="float" office:value="40636" calcext:value-type="float">
            <text:p>40636</text:p>
          </table:table-cell>
          <table:table-cell table:style-name="ce34" table:formula="of:=[.$D256]*[.I256]" office:value-type="float" office:value="40636" calcext:value-type="float">
            <text:p>40636</text:p>
          </table:table-cell>
          <table:table-cell table:style-name="ce38" table:formula="of:=[.$D256]*[.J256]" office:value-type="float" office:value="40636" calcext:value-type="float">
            <text:p>40636</text:p>
          </table:table-cell>
          <table:table-cell table:style-name="ce42" table:formula="of:=[.$D256]*[.K256]" office:value-type="float" office:value="20318" calcext:value-type="float">
            <text:p>20318</text:p>
          </table:table-cell>
          <table:table-cell table:style-name="ce45" table:formula="of:=[.L256]/[.$B256]" office:value-type="float" office:value="101590" calcext:value-type="float">
            <text:p>101590.0</text:p>
          </table:table-cell>
          <table:table-cell table:style-name="ce48" table:formula="of:=[.M256]/[.$B256]" office:value-type="float" office:value="101590" calcext:value-type="float">
            <text:p>101590.0</text:p>
          </table:table-cell>
          <table:table-cell table:style-name="ce50" table:formula="of:=[.N256]/[.$B256]" office:value-type="float" office:value="101590" calcext:value-type="float">
            <text:p>101590.0</text:p>
          </table:table-cell>
          <table:table-cell table:style-name="ce52" table:formula="of:=[.O256]/[.$B256]" office:value-type="float" office:value="50795" calcext:value-type="float">
            <text:p>50795.0</text:p>
          </table:table-cell>
          <table:table-cell table:style-name="ce55" table:formula="of:=([.L256]+[.M256]+[.N256]+[.O256])/[.$B256]" office:value-type="float" office:value="355565" calcext:value-type="float">
            <text:p>35556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34:.B257])" office:value-type="percentage" office:value="8.4" calcext:value-type="percentage">
            <text:p>840.0%</text:p>
          </table:table-cell>
          <table:table-cell table:style-name="ce5" table:formula="of:=COM.MICROSOFT.FLOOR.MATH(100*2^([.A257]/3))" office:value-type="float" office:value="25600" calcext:value-type="float">
            <text:p>25600</text:p>
          </table:table-cell>
          <table:table-cell table:style-name="ce5" table:formula="of:=SUM([.$D$234:.D257])" office:value-type="float" office:value="123093" calcext:value-type="float">
            <text:p>123093</text:p>
          </table:table-cell>
          <table:table-cell table:style-name="ce5" table:formula="of:=[.A257]*10" office:value-type="float" office:value="240" calcext:value-type="float">
            <text:p>240</text:p>
          </table:table-cell>
          <table:table-cell table:style-name="ce5" table:formula="of:=[.D257]*[.F257]" office:value-type="float" office:value="6144000" calcext:value-type="float">
            <text:p>6144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57]*[.H257]" office:value-type="float" office:value="51200" calcext:value-type="float">
            <text:p>51200</text:p>
          </table:table-cell>
          <table:table-cell table:style-name="ce34" table:formula="of:=[.$D257]*[.I257]" office:value-type="float" office:value="51200" calcext:value-type="float">
            <text:p>51200</text:p>
          </table:table-cell>
          <table:table-cell table:style-name="ce38" table:formula="of:=[.$D257]*[.J257]" office:value-type="float" office:value="51200" calcext:value-type="float">
            <text:p>51200</text:p>
          </table:table-cell>
          <table:table-cell table:style-name="ce42" table:formula="of:=[.$D257]*[.K257]" office:value-type="float" office:value="25600" calcext:value-type="float">
            <text:p>25600</text:p>
          </table:table-cell>
          <table:table-cell table:style-name="ce45" table:formula="of:=[.L257]/[.$B257]" office:value-type="float" office:value="128000" calcext:value-type="float">
            <text:p>128000.0</text:p>
          </table:table-cell>
          <table:table-cell table:style-name="ce48" table:formula="of:=[.M257]/[.$B257]" office:value-type="float" office:value="128000" calcext:value-type="float">
            <text:p>128000.0</text:p>
          </table:table-cell>
          <table:table-cell table:style-name="ce50" table:formula="of:=[.N257]/[.$B257]" office:value-type="float" office:value="128000" calcext:value-type="float">
            <text:p>128000.0</text:p>
          </table:table-cell>
          <table:table-cell table:style-name="ce52" table:formula="of:=[.O257]/[.$B257]" office:value-type="float" office:value="64000" calcext:value-type="float">
            <text:p>64000.0</text:p>
          </table:table-cell>
          <table:table-cell table:style-name="ce55" table:formula="of:=([.L257]+[.M257]+[.N257]+[.O257])/[.$B257]" office:value-type="float" office:value="448000" calcext:value-type="float">
            <text:p>448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34:.B258])" office:value-type="percentage" office:value="8.8" calcext:value-type="percentage">
            <text:p>880.0%</text:p>
          </table:table-cell>
          <table:table-cell table:style-name="ce5" table:formula="of:=COM.MICROSOFT.FLOOR.MATH(100*2^([.A258]/3))" office:value-type="float" office:value="32253" calcext:value-type="float">
            <text:p>32253</text:p>
          </table:table-cell>
          <table:table-cell table:style-name="ce5" table:formula="of:=SUM([.$D$234:.D258])" office:value-type="float" office:value="155346" calcext:value-type="float">
            <text:p>155346</text:p>
          </table:table-cell>
          <table:table-cell table:style-name="ce5" table:formula="of:=[.A258]*10" office:value-type="float" office:value="250" calcext:value-type="float">
            <text:p>250</text:p>
          </table:table-cell>
          <table:table-cell table:style-name="ce5" table:formula="of:=[.D258]*[.F258]" office:value-type="float" office:value="8063250" calcext:value-type="float">
            <text:p>806325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58]*[.H258]" office:value-type="float" office:value="64506" calcext:value-type="float">
            <text:p>64506</text:p>
          </table:table-cell>
          <table:table-cell table:style-name="ce34" table:formula="of:=[.$D258]*[.I258]" office:value-type="float" office:value="64506" calcext:value-type="float">
            <text:p>64506</text:p>
          </table:table-cell>
          <table:table-cell table:style-name="ce38" table:formula="of:=[.$D258]*[.J258]" office:value-type="float" office:value="64506" calcext:value-type="float">
            <text:p>64506</text:p>
          </table:table-cell>
          <table:table-cell table:style-name="ce42" table:formula="of:=[.$D258]*[.K258]" office:value-type="float" office:value="32253" calcext:value-type="float">
            <text:p>32253</text:p>
          </table:table-cell>
          <table:table-cell table:style-name="ce45" table:formula="of:=[.L258]/[.$B258]" office:value-type="float" office:value="161265" calcext:value-type="float">
            <text:p>161265.0</text:p>
          </table:table-cell>
          <table:table-cell table:style-name="ce48" table:formula="of:=[.M258]/[.$B258]" office:value-type="float" office:value="161265" calcext:value-type="float">
            <text:p>161265.0</text:p>
          </table:table-cell>
          <table:table-cell table:style-name="ce50" table:formula="of:=[.N258]/[.$B258]" office:value-type="float" office:value="161265" calcext:value-type="float">
            <text:p>161265.0</text:p>
          </table:table-cell>
          <table:table-cell table:style-name="ce52" table:formula="of:=[.O258]/[.$B258]" office:value-type="float" office:value="80632.5" calcext:value-type="float">
            <text:p>80632.5</text:p>
          </table:table-cell>
          <table:table-cell table:style-name="ce55" table:formula="of:=([.L258]+[.M258]+[.N258]+[.O258])/[.$B258]" office:value-type="float" office:value="564427.5" calcext:value-type="float">
            <text:p>564427.5</text:p>
          </table:table-cell>
          <table:table-cell table:style-name="ce1" table:number-columns-repeated="1004"/>
        </table:table-row>
        <table:table-row table:style-name="ro1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3" office:value-type="string" calcext:value-type="string">
            <text:p>LTurret-Damage</text:p>
          </table:table-cell>
          <table:table-cell table:style-name="ce10" office:value-type="string" calcext:value-type="string">
            <text:p>Modifier</text:p>
          </table:table-cell>
          <table:table-cell table:style-name="ce10" office:value-type="string" calcext:value-type="string">
            <text:p>CumMod</text:p>
          </table:table-cell>
          <table:table-cell table:style-name="ce10" office:value-type="string" calcext:value-type="string">
            <text:p>Cycles</text:p>
          </table:table-cell>
          <table:table-cell table:style-name="ce10" office:value-type="string" calcext:value-type="string">
            <text:p>CumCyc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 x Cycles</text:p>
          </table:table-cell>
          <table:table-cell table:style-name="ce10" office:value-type="string" calcext:value-type="string">
            <text:p>SP R/Cycle</text:p>
          </table:table-cell>
          <table:table-cell table:style-name="ce10" office:value-type="string" calcext:value-type="string">
            <text:p>SP G/Cycle</text:p>
          </table:table-cell>
          <table:table-cell table:style-name="ce10" office:value-type="string" calcext:value-type="string">
            <text:p>SP B/Cycle</text:p>
          </table:table-cell>
          <table:table-cell table:style-name="ce10" office:value-type="string" calcext:value-type="string">
            <text:p>SP A/Cycle</text:p>
          </table:table-cell>
          <table:table-cell table:style-name="ce29" office:value-type="string" calcext:value-type="string">
            <text:p>SP R total</text:p>
          </table:table-cell>
          <table:table-cell table:style-name="ce33" office:value-type="string" calcext:value-type="string">
            <text:p>SP G total</text:p>
          </table:table-cell>
          <table:table-cell table:style-name="ce37" office:value-type="string" calcext:value-type="string">
            <text:p>SP B total</text:p>
          </table:table-cell>
          <table:table-cell table:style-name="ce41" office:value-type="string" calcext:value-type="string">
            <text:p>SP A total</text:p>
          </table:table-cell>
          <table:table-cell table:style-name="ce29" office:value-type="string" calcext:value-type="string">
            <text:p>SP R/Mod.</text:p>
          </table:table-cell>
          <table:table-cell table:style-name="ce33" office:value-type="string" calcext:value-type="string">
            <text:p>SP G/Mod.</text:p>
          </table:table-cell>
          <table:table-cell table:style-name="ce37" office:value-type="string" calcext:value-type="string">
            <text:p>SP B/Mod.</text:p>
          </table:table-cell>
          <table:table-cell table:style-name="ce41" office:value-type="string" calcext:value-type="string">
            <text:p>SP A/Mod.</text:p>
          </table:table-cell>
          <table:table-cell table:style-name="ce10" office:value-type="string" calcext:value-type="string">
            <text:p>SP total/Mod.</text:p>
          </table:table-cell>
          <table:table-cell table:style-name="ce58" table:number-columns-repeated="100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percentage" office:value="0.1" calcext:value-type="percentage">
            <text:p>10.0%</text:p>
          </table:table-cell>
          <table:table-cell table:style-name="ce19" table:formula="of:=SUM([.$B$262:.B262])" office:value-type="percentage" office:value="0.1" calcext:value-type="percentage">
            <text:p>10.0%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SUM([.$D$262:.D262])" office:value-type="float" office:value="50" calcext:value-type="float">
            <text:p>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262]*[.F262]" office:value-type="float" office:value="1500" calcext:value-type="float">
            <text:p>15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0" table:formula="of:=[.$D262]*[.H262]" office:value-type="float" office:value="50" calcext:value-type="float">
            <text:p>50</text:p>
          </table:table-cell>
          <table:table-cell table:style-name="ce34" table:formula="of:=[.$D262]*[.I262]" office:value-type="float" office:value="50" calcext:value-type="float">
            <text:p>50</text:p>
          </table:table-cell>
          <table:table-cell table:style-name="ce38" table:formula="of:=[.$D262]*[.J262]" office:value-type="float" office:value="0" calcext:value-type="float">
            <text:p>0</text:p>
          </table:table-cell>
          <table:table-cell table:style-name="ce42" table:formula="of:=[.$D262]*[.K262]" office:value-type="float" office:value="0" calcext:value-type="float">
            <text:p>0</text:p>
          </table:table-cell>
          <table:table-cell table:style-name="ce45" table:formula="of:=[.L262]/[.$B262]" office:value-type="float" office:value="500" calcext:value-type="float">
            <text:p>500.0</text:p>
          </table:table-cell>
          <table:table-cell table:style-name="ce48" table:formula="of:=[.M262]/[.$B262]" office:value-type="float" office:value="500" calcext:value-type="float">
            <text:p>500.0</text:p>
          </table:table-cell>
          <table:table-cell table:style-name="ce50" table:formula="of:=[.N262]/[.$B262]" office:value-type="float" office:value="0" calcext:value-type="float">
            <text:p>0.0</text:p>
          </table:table-cell>
          <table:table-cell table:style-name="ce52" table:formula="of:=[.O262]/[.$B262]" office:value-type="float" office:value="0" calcext:value-type="float">
            <text:p>0.0</text:p>
          </table:table-cell>
          <table:table-cell table:style-name="ce55" table:formula="of:=([.L262]+[.M262]+[.N262]+[.O262])/[.$B262]" office:value-type="float" office:value="1000" calcext:value-type="float">
            <text:p>1000.0</text:p>
          </table:table-cell>
          <table:table-cell table:style-name="ce1" table:number-columns-repeated="1004"/>
        </table:table-row>
        <table:table-row table:style-name="ro1">
          <table:table-cell table:style-name="ce4" table:formula="of:=[.A262]+1" office:value-type="float" office:value="2" calcext:value-type="float">
            <text:p>2</text:p>
          </table:table-cell>
          <table:table-cell table:style-name="ce11" office:value-type="percentage" office:value="0.1" calcext:value-type="percentage">
            <text:p>10.0%</text:p>
          </table:table-cell>
          <table:table-cell table:style-name="ce19" table:formula="of:=SUM([.$B$262:.B263])" office:value-type="percentage" office:value="0.2" calcext:value-type="percentage">
            <text:p>20.0%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SUM([.$D$262:.D263])" office:value-type="float" office:value="150" calcext:value-type="float">
            <text:p>1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263]*[.F263]" office:value-type="float" office:value="3000" calcext:value-type="float">
            <text:p>30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0" table:formula="of:=[.$D263]*[.H263]" office:value-type="float" office:value="100" calcext:value-type="float">
            <text:p>100</text:p>
          </table:table-cell>
          <table:table-cell table:style-name="ce34" table:formula="of:=[.$D263]*[.I263]" office:value-type="float" office:value="100" calcext:value-type="float">
            <text:p>100</text:p>
          </table:table-cell>
          <table:table-cell table:style-name="ce38" table:formula="of:=[.$D263]*[.J263]" office:value-type="float" office:value="0" calcext:value-type="float">
            <text:p>0</text:p>
          </table:table-cell>
          <table:table-cell table:style-name="ce42" table:formula="of:=[.$D263]*[.K263]" office:value-type="float" office:value="0" calcext:value-type="float">
            <text:p>0</text:p>
          </table:table-cell>
          <table:table-cell table:style-name="ce45" table:formula="of:=[.L263]/[.$B263]" office:value-type="float" office:value="1000" calcext:value-type="float">
            <text:p>1000.0</text:p>
          </table:table-cell>
          <table:table-cell table:style-name="ce48" table:formula="of:=[.M263]/[.$B263]" office:value-type="float" office:value="1000" calcext:value-type="float">
            <text:p>1000.0</text:p>
          </table:table-cell>
          <table:table-cell table:style-name="ce50" table:formula="of:=[.N263]/[.$B263]" office:value-type="float" office:value="0" calcext:value-type="float">
            <text:p>0.0</text:p>
          </table:table-cell>
          <table:table-cell table:style-name="ce52" table:formula="of:=[.O263]/[.$B263]" office:value-type="float" office:value="0" calcext:value-type="float">
            <text:p>0.0</text:p>
          </table:table-cell>
          <table:table-cell table:style-name="ce55" table:formula="of:=([.L263]+[.M263]+[.N263]+[.O263])/[.$B263]" office:value-type="float" office:value="2000" calcext:value-type="float">
            <text:p>2000.0</text:p>
          </table:table-cell>
          <table:table-cell table:style-name="ce1" table:number-columns-repeated="1004"/>
        </table:table-row>
        <table:table-row table:style-name="ro1">
          <table:table-cell table:style-name="ce4" table:formula="of:=[.A263]+1" office:value-type="float" office:value="3" calcext:value-type="float">
            <text:p>3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262:.B264])" office:value-type="percentage" office:value="0.4" calcext:value-type="percentage">
            <text:p>40.0%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formula="of:=SUM([.$D$262:.D264])" office:value-type="float" office:value="350" calcext:value-type="float">
            <text:p>3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264]*[.F264]" office:value-type="float" office:value="12000" calcext:value-type="float">
            <text:p>120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0" table:formula="of:=[.$D264]*[.H264]" office:value-type="float" office:value="200" calcext:value-type="float">
            <text:p>200</text:p>
          </table:table-cell>
          <table:table-cell table:style-name="ce34" table:formula="of:=[.$D264]*[.I264]" office:value-type="float" office:value="200" calcext:value-type="float">
            <text:p>200</text:p>
          </table:table-cell>
          <table:table-cell table:style-name="ce38" table:formula="of:=[.$D264]*[.J264]" office:value-type="float" office:value="0" calcext:value-type="float">
            <text:p>0</text:p>
          </table:table-cell>
          <table:table-cell table:style-name="ce42" table:formula="of:=[.$D264]*[.K264]" office:value-type="float" office:value="0" calcext:value-type="float">
            <text:p>0</text:p>
          </table:table-cell>
          <table:table-cell table:style-name="ce45" table:formula="of:=[.L264]/[.$B264]" office:value-type="float" office:value="1000" calcext:value-type="float">
            <text:p>1000.0</text:p>
          </table:table-cell>
          <table:table-cell table:style-name="ce48" table:formula="of:=[.M264]/[.$B264]" office:value-type="float" office:value="1000" calcext:value-type="float">
            <text:p>1000.0</text:p>
          </table:table-cell>
          <table:table-cell table:style-name="ce50" table:formula="of:=[.N264]/[.$B264]" office:value-type="float" office:value="0" calcext:value-type="float">
            <text:p>0.0</text:p>
          </table:table-cell>
          <table:table-cell table:style-name="ce52" table:formula="of:=[.O264]/[.$B264]" office:value-type="float" office:value="0" calcext:value-type="float">
            <text:p>0.0</text:p>
          </table:table-cell>
          <table:table-cell table:style-name="ce55" table:formula="of:=([.L264]+[.M264]+[.N264]+[.O264])/[.$B264]" office:value-type="float" office:value="2000" calcext:value-type="float">
            <text:p>2000.0</text:p>
          </table:table-cell>
          <table:table-cell table:style-name="ce1" table:number-columns-repeated="1004"/>
        </table:table-row>
        <table:table-row table:style-name="ro1">
          <table:table-cell table:style-name="ce4" table:formula="of:=[.A264]+1" office:value-type="float" office:value="4" calcext:value-type="float">
            <text:p>4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262:.B265])" office:value-type="percentage" office:value="0.6" calcext:value-type="percentage">
            <text:p>60.0%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SUM([.$D$262:.D265])" office:value-type="float" office:value="450" calcext:value-type="float">
            <text:p>4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265]*[.F265]" office:value-type="float" office:value="6000" calcext:value-type="float">
            <text:p>600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0" table:formula="of:=[.$D265]*[.H265]" office:value-type="float" office:value="100" calcext:value-type="float">
            <text:p>100</text:p>
          </table:table-cell>
          <table:table-cell table:style-name="ce34" table:formula="of:=[.$D265]*[.I265]" office:value-type="float" office:value="100" calcext:value-type="float">
            <text:p>100</text:p>
          </table:table-cell>
          <table:table-cell table:style-name="ce38" table:formula="of:=[.$D265]*[.J265]" office:value-type="float" office:value="100" calcext:value-type="float">
            <text:p>100</text:p>
          </table:table-cell>
          <table:table-cell table:style-name="ce42" table:formula="of:=[.$D265]*[.K265]" office:value-type="float" office:value="0" calcext:value-type="float">
            <text:p>0</text:p>
          </table:table-cell>
          <table:table-cell table:style-name="ce45" table:formula="of:=[.L265]/[.$B265]" office:value-type="float" office:value="500" calcext:value-type="float">
            <text:p>500.0</text:p>
          </table:table-cell>
          <table:table-cell table:style-name="ce48" table:formula="of:=[.M265]/[.$B265]" office:value-type="float" office:value="500" calcext:value-type="float">
            <text:p>500.0</text:p>
          </table:table-cell>
          <table:table-cell table:style-name="ce50" table:formula="of:=[.N265]/[.$B265]" office:value-type="float" office:value="500" calcext:value-type="float">
            <text:p>500.0</text:p>
          </table:table-cell>
          <table:table-cell table:style-name="ce52" table:formula="of:=[.O265]/[.$B265]" office:value-type="float" office:value="0" calcext:value-type="float">
            <text:p>0.0</text:p>
          </table:table-cell>
          <table:table-cell table:style-name="ce55" table:formula="of:=([.L265]+[.M265]+[.N265]+[.O265])/[.$B265]" office:value-type="float" office:value="1500" calcext:value-type="float">
            <text:p>1500.0</text:p>
          </table:table-cell>
          <table:table-cell table:style-name="ce1" table:number-columns-repeated="1004"/>
        </table:table-row>
        <table:table-row table:style-name="ro1">
          <table:table-cell table:style-name="ce4" table:formula="of:=[.A265]+1" office:value-type="float" office:value="5" calcext:value-type="float">
            <text:p>5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262:.B266])" office:value-type="percentage" office:value="0.8" calcext:value-type="percentage">
            <text:p>80.0%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formula="of:=SUM([.$D$262:.D266])" office:value-type="float" office:value="650" calcext:value-type="float">
            <text:p>6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266]*[.F266]" office:value-type="float" office:value="12000" calcext:value-type="float">
            <text:p>12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266]*[.H266]" office:value-type="float" office:value="200" calcext:value-type="float">
            <text:p>200</text:p>
          </table:table-cell>
          <table:table-cell table:style-name="ce34" table:formula="of:=[.$D266]*[.I266]" office:value-type="float" office:value="200" calcext:value-type="float">
            <text:p>200</text:p>
          </table:table-cell>
          <table:table-cell table:style-name="ce38" table:formula="of:=[.$D266]*[.J266]" office:value-type="float" office:value="200" calcext:value-type="float">
            <text:p>200</text:p>
          </table:table-cell>
          <table:table-cell table:style-name="ce42" table:formula="of:=[.$D266]*[.K266]" office:value-type="float" office:value="200" calcext:value-type="float">
            <text:p>200</text:p>
          </table:table-cell>
          <table:table-cell table:style-name="ce45" table:formula="of:=[.L266]/[.$B266]" office:value-type="float" office:value="1000" calcext:value-type="float">
            <text:p>1000.0</text:p>
          </table:table-cell>
          <table:table-cell table:style-name="ce48" table:formula="of:=[.M266]/[.$B266]" office:value-type="float" office:value="1000" calcext:value-type="float">
            <text:p>1000.0</text:p>
          </table:table-cell>
          <table:table-cell table:style-name="ce50" table:formula="of:=[.N266]/[.$B266]" office:value-type="float" office:value="1000" calcext:value-type="float">
            <text:p>1000.0</text:p>
          </table:table-cell>
          <table:table-cell table:style-name="ce52" table:formula="of:=[.O266]/[.$B266]" office:value-type="float" office:value="1000" calcext:value-type="float">
            <text:p>1000.0</text:p>
          </table:table-cell>
          <table:table-cell table:style-name="ce55" table:formula="of:=([.L266]+[.M266]+[.N266]+[.O266])/[.$B266]" office:value-type="float" office:value="4000" calcext:value-type="float">
            <text:p>4000.0</text:p>
          </table:table-cell>
          <table:table-cell table:style-name="ce1" table:number-columns-repeated="1004"/>
        </table:table-row>
        <table:table-row table:style-name="ro1">
          <table:table-cell table:style-name="ce4" table:formula="of:=[.A266]+1" office:value-type="float" office:value="6" calcext:value-type="float">
            <text:p>6</text:p>
          </table:table-cell>
          <table:table-cell table:style-name="ce11" office:value-type="percentage" office:value="0.4" calcext:value-type="percentage">
            <text:p>40.0%</text:p>
          </table:table-cell>
          <table:table-cell table:style-name="ce19" table:formula="of:=SUM([.$B$262:.B267])" office:value-type="percentage" office:value="1.2" calcext:value-type="percentage">
            <text:p>120.0%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formula="of:=SUM([.$D$262:.D267])" office:value-type="float" office:value="950" calcext:value-type="float">
            <text:p>9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267]*[.F267]" office:value-type="float" office:value="18000" calcext:value-type="float">
            <text:p>18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267]*[.H267]" office:value-type="float" office:value="300" calcext:value-type="float">
            <text:p>300</text:p>
          </table:table-cell>
          <table:table-cell table:style-name="ce34" table:formula="of:=[.$D267]*[.I267]" office:value-type="float" office:value="300" calcext:value-type="float">
            <text:p>300</text:p>
          </table:table-cell>
          <table:table-cell table:style-name="ce38" table:formula="of:=[.$D267]*[.J267]" office:value-type="float" office:value="300" calcext:value-type="float">
            <text:p>300</text:p>
          </table:table-cell>
          <table:table-cell table:style-name="ce42" table:formula="of:=[.$D267]*[.K267]" office:value-type="float" office:value="300" calcext:value-type="float">
            <text:p>300</text:p>
          </table:table-cell>
          <table:table-cell table:style-name="ce45" table:formula="of:=[.L267]/[.$B267]" office:value-type="float" office:value="750" calcext:value-type="float">
            <text:p>750.0</text:p>
          </table:table-cell>
          <table:table-cell table:style-name="ce48" table:formula="of:=[.M267]/[.$B267]" office:value-type="float" office:value="750" calcext:value-type="float">
            <text:p>750.0</text:p>
          </table:table-cell>
          <table:table-cell table:style-name="ce50" table:formula="of:=[.N267]/[.$B267]" office:value-type="float" office:value="750" calcext:value-type="float">
            <text:p>750.0</text:p>
          </table:table-cell>
          <table:table-cell table:style-name="ce52" table:formula="of:=[.O267]/[.$B267]" office:value-type="float" office:value="750" calcext:value-type="float">
            <text:p>750.0</text:p>
          </table:table-cell>
          <table:table-cell table:style-name="ce55" table:formula="of:=([.L267]+[.M267]+[.N267]+[.O267])/[.$B267]" office:value-type="float" office:value="3000" calcext:value-type="float">
            <text:p>3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62:.B268])" office:value-type="percentage" office:value="1.6" calcext:value-type="percentage">
            <text:p>160.0%</text:p>
          </table:table-cell>
          <table:table-cell table:style-name="ce5" table:formula="of:=COM.MICROSOFT.FLOOR.MATH(100*2^([.A268]/3))" office:value-type="float" office:value="503" calcext:value-type="float">
            <text:p>503</text:p>
          </table:table-cell>
          <table:table-cell table:style-name="ce5" table:formula="of:=SUM([.$D$262:.D268])" office:value-type="float" office:value="1453" calcext:value-type="float">
            <text:p>1453</text:p>
          </table:table-cell>
          <table:table-cell table:style-name="ce5" table:formula="of:=[.A268]*10" office:value-type="float" office:value="70" calcext:value-type="float">
            <text:p>70</text:p>
          </table:table-cell>
          <table:table-cell table:style-name="ce5" table:formula="of:=[.D268]*[.F268]" office:value-type="float" office:value="35210" calcext:value-type="float">
            <text:p>3521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0" table:formula="of:=[.$D268]*[.H268]" office:value-type="float" office:value="1006" calcext:value-type="float">
            <text:p>1006</text:p>
          </table:table-cell>
          <table:table-cell table:style-name="ce34" table:formula="of:=[.$D268]*[.I268]" office:value-type="float" office:value="503" calcext:value-type="float">
            <text:p>503</text:p>
          </table:table-cell>
          <table:table-cell table:style-name="ce38" table:formula="of:=[.$D268]*[.J268]" office:value-type="float" office:value="503" calcext:value-type="float">
            <text:p>503</text:p>
          </table:table-cell>
          <table:table-cell table:style-name="ce42" table:formula="of:=[.$D268]*[.K268]" office:value-type="float" office:value="503" calcext:value-type="float">
            <text:p>503</text:p>
          </table:table-cell>
          <table:table-cell table:style-name="ce45" table:formula="of:=[.L268]/[.$B268]" office:value-type="float" office:value="2515" calcext:value-type="float">
            <text:p>2515.0</text:p>
          </table:table-cell>
          <table:table-cell table:style-name="ce48" table:formula="of:=[.M268]/[.$B268]" office:value-type="float" office:value="1257.5" calcext:value-type="float">
            <text:p>1257.5</text:p>
          </table:table-cell>
          <table:table-cell table:style-name="ce50" table:formula="of:=[.N268]/[.$B268]" office:value-type="float" office:value="1257.5" calcext:value-type="float">
            <text:p>1257.5</text:p>
          </table:table-cell>
          <table:table-cell table:style-name="ce52" table:formula="of:=[.O268]/[.$B268]" office:value-type="float" office:value="1257.5" calcext:value-type="float">
            <text:p>1257.5</text:p>
          </table:table-cell>
          <table:table-cell table:style-name="ce55" table:formula="of:=([.L268]+[.M268]+[.N268]+[.O268])/[.$B268]" office:value-type="float" office:value="6287.5" calcext:value-type="float">
            <text:p>6287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62:.B269])" office:value-type="percentage" office:value="2" calcext:value-type="percentage">
            <text:p>200.0%</text:p>
          </table:table-cell>
          <table:table-cell table:style-name="ce5" table:formula="of:=COM.MICROSOFT.FLOOR.MATH(100*2^([.A269]/3))" office:value-type="float" office:value="634" calcext:value-type="float">
            <text:p>634</text:p>
          </table:table-cell>
          <table:table-cell table:style-name="ce5" table:formula="of:=SUM([.$D$262:.D269])" office:value-type="float" office:value="2087" calcext:value-type="float">
            <text:p>2087</text:p>
          </table:table-cell>
          <table:table-cell table:style-name="ce5" table:formula="of:=[.A269]*10" office:value-type="float" office:value="80" calcext:value-type="float">
            <text:p>80</text:p>
          </table:table-cell>
          <table:table-cell table:style-name="ce5" table:formula="of:=[.D269]*[.F269]" office:value-type="float" office:value="50720" calcext:value-type="float">
            <text:p>5072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0" table:formula="of:=[.$D269]*[.H269]" office:value-type="float" office:value="1268" calcext:value-type="float">
            <text:p>1268</text:p>
          </table:table-cell>
          <table:table-cell table:style-name="ce34" table:formula="of:=[.$D269]*[.I269]" office:value-type="float" office:value="634" calcext:value-type="float">
            <text:p>634</text:p>
          </table:table-cell>
          <table:table-cell table:style-name="ce38" table:formula="of:=[.$D269]*[.J269]" office:value-type="float" office:value="634" calcext:value-type="float">
            <text:p>634</text:p>
          </table:table-cell>
          <table:table-cell table:style-name="ce42" table:formula="of:=[.$D269]*[.K269]" office:value-type="float" office:value="634" calcext:value-type="float">
            <text:p>634</text:p>
          </table:table-cell>
          <table:table-cell table:style-name="ce45" table:formula="of:=[.L269]/[.$B269]" office:value-type="float" office:value="3170" calcext:value-type="float">
            <text:p>3170.0</text:p>
          </table:table-cell>
          <table:table-cell table:style-name="ce48" table:formula="of:=[.M269]/[.$B269]" office:value-type="float" office:value="1585" calcext:value-type="float">
            <text:p>1585.0</text:p>
          </table:table-cell>
          <table:table-cell table:style-name="ce50" table:formula="of:=[.N269]/[.$B269]" office:value-type="float" office:value="1585" calcext:value-type="float">
            <text:p>1585.0</text:p>
          </table:table-cell>
          <table:table-cell table:style-name="ce52" table:formula="of:=[.O269]/[.$B269]" office:value-type="float" office:value="1585" calcext:value-type="float">
            <text:p>1585.0</text:p>
          </table:table-cell>
          <table:table-cell table:style-name="ce55" table:formula="of:=([.L269]+[.M269]+[.N269]+[.O269])/[.$B269]" office:value-type="float" office:value="7925" calcext:value-type="float">
            <text:p>792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62:.B270])" office:value-type="percentage" office:value="2.4" calcext:value-type="percentage">
            <text:p>240.0%</text:p>
          </table:table-cell>
          <table:table-cell table:style-name="ce5" table:formula="of:=COM.MICROSOFT.FLOOR.MATH(100*2^([.A270]/3))" office:value-type="float" office:value="800" calcext:value-type="float">
            <text:p>800</text:p>
          </table:table-cell>
          <table:table-cell table:style-name="ce5" table:formula="of:=SUM([.$D$262:.D270])" office:value-type="float" office:value="2887" calcext:value-type="float">
            <text:p>2887</text:p>
          </table:table-cell>
          <table:table-cell table:style-name="ce5" table:formula="of:=[.A270]*10" office:value-type="float" office:value="90" calcext:value-type="float">
            <text:p>90</text:p>
          </table:table-cell>
          <table:table-cell table:style-name="ce5" table:formula="of:=[.D270]*[.F270]" office:value-type="float" office:value="72000" calcext:value-type="float">
            <text:p>7200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$D270]*[.H270]" office:value-type="float" office:value="1600" calcext:value-type="float">
            <text:p>1600</text:p>
          </table:table-cell>
          <table:table-cell table:style-name="ce34" table:formula="of:=[.$D270]*[.I270]" office:value-type="float" office:value="1600" calcext:value-type="float">
            <text:p>1600</text:p>
          </table:table-cell>
          <table:table-cell table:style-name="ce38" table:formula="of:=[.$D270]*[.J270]" office:value-type="float" office:value="800" calcext:value-type="float">
            <text:p>800</text:p>
          </table:table-cell>
          <table:table-cell table:style-name="ce42" table:formula="of:=[.$D270]*[.K270]" office:value-type="float" office:value="800" calcext:value-type="float">
            <text:p>800</text:p>
          </table:table-cell>
          <table:table-cell table:style-name="ce45" table:formula="of:=[.L270]/[.$B270]" office:value-type="float" office:value="4000" calcext:value-type="float">
            <text:p>4000.0</text:p>
          </table:table-cell>
          <table:table-cell table:style-name="ce48" table:formula="of:=[.M270]/[.$B270]" office:value-type="float" office:value="4000" calcext:value-type="float">
            <text:p>4000.0</text:p>
          </table:table-cell>
          <table:table-cell table:style-name="ce50" table:formula="of:=[.N270]/[.$B270]" office:value-type="float" office:value="2000" calcext:value-type="float">
            <text:p>2000.0</text:p>
          </table:table-cell>
          <table:table-cell table:style-name="ce52" table:formula="of:=[.O270]/[.$B270]" office:value-type="float" office:value="2000" calcext:value-type="float">
            <text:p>2000.0</text:p>
          </table:table-cell>
          <table:table-cell table:style-name="ce55" table:formula="of:=([.L270]+[.M270]+[.N270]+[.O270])/[.$B270]" office:value-type="float" office:value="12000" calcext:value-type="float">
            <text:p>12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62:.B271])" office:value-type="percentage" office:value="2.8" calcext:value-type="percentage">
            <text:p>280.0%</text:p>
          </table:table-cell>
          <table:table-cell table:style-name="ce5" table:formula="of:=COM.MICROSOFT.FLOOR.MATH(100*2^([.A271]/3))" office:value-type="float" office:value="1007" calcext:value-type="float">
            <text:p>1007</text:p>
          </table:table-cell>
          <table:table-cell table:style-name="ce5" table:formula="of:=SUM([.$D$262:.D271])" office:value-type="float" office:value="3894" calcext:value-type="float">
            <text:p>3894</text:p>
          </table:table-cell>
          <table:table-cell table:style-name="ce5" table:formula="of:=[.A271]*10" office:value-type="float" office:value="100" calcext:value-type="float">
            <text:p>100</text:p>
          </table:table-cell>
          <table:table-cell table:style-name="ce5" table:formula="of:=[.D271]*[.F271]" office:value-type="float" office:value="100700" calcext:value-type="float">
            <text:p>10070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$D271]*[.H271]" office:value-type="float" office:value="2014" calcext:value-type="float">
            <text:p>2014</text:p>
          </table:table-cell>
          <table:table-cell table:style-name="ce34" table:formula="of:=[.$D271]*[.I271]" office:value-type="float" office:value="2014" calcext:value-type="float">
            <text:p>2014</text:p>
          </table:table-cell>
          <table:table-cell table:style-name="ce38" table:formula="of:=[.$D271]*[.J271]" office:value-type="float" office:value="1007" calcext:value-type="float">
            <text:p>1007</text:p>
          </table:table-cell>
          <table:table-cell table:style-name="ce42" table:formula="of:=[.$D271]*[.K271]" office:value-type="float" office:value="1007" calcext:value-type="float">
            <text:p>1007</text:p>
          </table:table-cell>
          <table:table-cell table:style-name="ce45" table:formula="of:=[.L271]/[.$B271]" office:value-type="float" office:value="5035" calcext:value-type="float">
            <text:p>5035.0</text:p>
          </table:table-cell>
          <table:table-cell table:style-name="ce48" table:formula="of:=[.M271]/[.$B271]" office:value-type="float" office:value="5035" calcext:value-type="float">
            <text:p>5035.0</text:p>
          </table:table-cell>
          <table:table-cell table:style-name="ce50" table:formula="of:=[.N271]/[.$B271]" office:value-type="float" office:value="2517.5" calcext:value-type="float">
            <text:p>2517.5</text:p>
          </table:table-cell>
          <table:table-cell table:style-name="ce52" table:formula="of:=[.O271]/[.$B271]" office:value-type="float" office:value="2517.5" calcext:value-type="float">
            <text:p>2517.5</text:p>
          </table:table-cell>
          <table:table-cell table:style-name="ce55" table:formula="of:=([.L271]+[.M271]+[.N271]+[.O271])/[.$B271]" office:value-type="float" office:value="15105" calcext:value-type="float">
            <text:p>1510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62:.B272])" office:value-type="percentage" office:value="3.2" calcext:value-type="percentage">
            <text:p>320.0%</text:p>
          </table:table-cell>
          <table:table-cell table:style-name="ce5" table:formula="of:=COM.MICROSOFT.FLOOR.MATH(100*2^([.A272]/3))" office:value-type="float" office:value="1269" calcext:value-type="float">
            <text:p>1269</text:p>
          </table:table-cell>
          <table:table-cell table:style-name="ce5" table:formula="of:=SUM([.$D$262:.D272])" office:value-type="float" office:value="5163" calcext:value-type="float">
            <text:p>5163</text:p>
          </table:table-cell>
          <table:table-cell table:style-name="ce5" table:formula="of:=[.A272]*10" office:value-type="float" office:value="110" calcext:value-type="float">
            <text:p>110</text:p>
          </table:table-cell>
          <table:table-cell table:style-name="ce5" table:formula="of:=[.D272]*[.F272]" office:value-type="float" office:value="139590" calcext:value-type="float">
            <text:p>13959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72]*[.H272]" office:value-type="float" office:value="2538" calcext:value-type="float">
            <text:p>2538</text:p>
          </table:table-cell>
          <table:table-cell table:style-name="ce34" table:formula="of:=[.$D272]*[.I272]" office:value-type="float" office:value="2538" calcext:value-type="float">
            <text:p>2538</text:p>
          </table:table-cell>
          <table:table-cell table:style-name="ce38" table:formula="of:=[.$D272]*[.J272]" office:value-type="float" office:value="2538" calcext:value-type="float">
            <text:p>2538</text:p>
          </table:table-cell>
          <table:table-cell table:style-name="ce42" table:formula="of:=[.$D272]*[.K272]" office:value-type="float" office:value="1269" calcext:value-type="float">
            <text:p>1269</text:p>
          </table:table-cell>
          <table:table-cell table:style-name="ce45" table:formula="of:=[.L272]/[.$B272]" office:value-type="float" office:value="6345" calcext:value-type="float">
            <text:p>6345.0</text:p>
          </table:table-cell>
          <table:table-cell table:style-name="ce48" table:formula="of:=[.M272]/[.$B272]" office:value-type="float" office:value="6345" calcext:value-type="float">
            <text:p>6345.0</text:p>
          </table:table-cell>
          <table:table-cell table:style-name="ce50" table:formula="of:=[.N272]/[.$B272]" office:value-type="float" office:value="6345" calcext:value-type="float">
            <text:p>6345.0</text:p>
          </table:table-cell>
          <table:table-cell table:style-name="ce52" table:formula="of:=[.O272]/[.$B272]" office:value-type="float" office:value="3172.5" calcext:value-type="float">
            <text:p>3172.5</text:p>
          </table:table-cell>
          <table:table-cell table:style-name="ce55" table:formula="of:=([.L272]+[.M272]+[.N272]+[.O272])/[.$B272]" office:value-type="float" office:value="22207.5" calcext:value-type="float">
            <text:p>22207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62:.B273])" office:value-type="percentage" office:value="3.6" calcext:value-type="percentage">
            <text:p>360.0%</text:p>
          </table:table-cell>
          <table:table-cell table:style-name="ce5" table:formula="of:=COM.MICROSOFT.FLOOR.MATH(100*2^([.A273]/3))" office:value-type="float" office:value="1600" calcext:value-type="float">
            <text:p>1600</text:p>
          </table:table-cell>
          <table:table-cell table:style-name="ce5" table:formula="of:=SUM([.$D$262:.D273])" office:value-type="float" office:value="6763" calcext:value-type="float">
            <text:p>6763</text:p>
          </table:table-cell>
          <table:table-cell table:style-name="ce5" table:formula="of:=[.A273]*10" office:value-type="float" office:value="120" calcext:value-type="float">
            <text:p>120</text:p>
          </table:table-cell>
          <table:table-cell table:style-name="ce5" table:formula="of:=[.D273]*[.F273]" office:value-type="float" office:value="192000" calcext:value-type="float">
            <text:p>192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73]*[.H273]" office:value-type="float" office:value="3200" calcext:value-type="float">
            <text:p>3200</text:p>
          </table:table-cell>
          <table:table-cell table:style-name="ce34" table:formula="of:=[.$D273]*[.I273]" office:value-type="float" office:value="3200" calcext:value-type="float">
            <text:p>3200</text:p>
          </table:table-cell>
          <table:table-cell table:style-name="ce38" table:formula="of:=[.$D273]*[.J273]" office:value-type="float" office:value="3200" calcext:value-type="float">
            <text:p>3200</text:p>
          </table:table-cell>
          <table:table-cell table:style-name="ce42" table:formula="of:=[.$D273]*[.K273]" office:value-type="float" office:value="1600" calcext:value-type="float">
            <text:p>1600</text:p>
          </table:table-cell>
          <table:table-cell table:style-name="ce45" table:formula="of:=[.L273]/[.$B273]" office:value-type="float" office:value="8000" calcext:value-type="float">
            <text:p>8000.0</text:p>
          </table:table-cell>
          <table:table-cell table:style-name="ce48" table:formula="of:=[.M273]/[.$B273]" office:value-type="float" office:value="8000" calcext:value-type="float">
            <text:p>8000.0</text:p>
          </table:table-cell>
          <table:table-cell table:style-name="ce50" table:formula="of:=[.N273]/[.$B273]" office:value-type="float" office:value="8000" calcext:value-type="float">
            <text:p>8000.0</text:p>
          </table:table-cell>
          <table:table-cell table:style-name="ce52" table:formula="of:=[.O273]/[.$B273]" office:value-type="float" office:value="4000" calcext:value-type="float">
            <text:p>4000.0</text:p>
          </table:table-cell>
          <table:table-cell table:style-name="ce55" table:formula="of:=([.L273]+[.M273]+[.N273]+[.O273])/[.$B273]" office:value-type="float" office:value="28000" calcext:value-type="float">
            <text:p>28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62:.B274])" office:value-type="percentage" office:value="4" calcext:value-type="percentage">
            <text:p>400.0%</text:p>
          </table:table-cell>
          <table:table-cell table:style-name="ce5" table:formula="of:=COM.MICROSOFT.FLOOR.MATH(100*2^([.A274]/3))" office:value-type="float" office:value="2015" calcext:value-type="float">
            <text:p>2015</text:p>
          </table:table-cell>
          <table:table-cell table:style-name="ce5" table:formula="of:=SUM([.$D$262:.D274])" office:value-type="float" office:value="8778" calcext:value-type="float">
            <text:p>8778</text:p>
          </table:table-cell>
          <table:table-cell table:style-name="ce5" table:formula="of:=[.A274]*10" office:value-type="float" office:value="130" calcext:value-type="float">
            <text:p>130</text:p>
          </table:table-cell>
          <table:table-cell table:style-name="ce5" table:formula="of:=[.D274]*[.F274]" office:value-type="float" office:value="261950" calcext:value-type="float">
            <text:p>26195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74]*[.H274]" office:value-type="float" office:value="4030" calcext:value-type="float">
            <text:p>4030</text:p>
          </table:table-cell>
          <table:table-cell table:style-name="ce34" table:formula="of:=[.$D274]*[.I274]" office:value-type="float" office:value="4030" calcext:value-type="float">
            <text:p>4030</text:p>
          </table:table-cell>
          <table:table-cell table:style-name="ce38" table:formula="of:=[.$D274]*[.J274]" office:value-type="float" office:value="4030" calcext:value-type="float">
            <text:p>4030</text:p>
          </table:table-cell>
          <table:table-cell table:style-name="ce42" table:formula="of:=[.$D274]*[.K274]" office:value-type="float" office:value="2015" calcext:value-type="float">
            <text:p>2015</text:p>
          </table:table-cell>
          <table:table-cell table:style-name="ce45" table:formula="of:=[.L274]/[.$B274]" office:value-type="float" office:value="10075" calcext:value-type="float">
            <text:p>10075.0</text:p>
          </table:table-cell>
          <table:table-cell table:style-name="ce48" table:formula="of:=[.M274]/[.$B274]" office:value-type="float" office:value="10075" calcext:value-type="float">
            <text:p>10075.0</text:p>
          </table:table-cell>
          <table:table-cell table:style-name="ce50" table:formula="of:=[.N274]/[.$B274]" office:value-type="float" office:value="10075" calcext:value-type="float">
            <text:p>10075.0</text:p>
          </table:table-cell>
          <table:table-cell table:style-name="ce52" table:formula="of:=[.O274]/[.$B274]" office:value-type="float" office:value="5037.5" calcext:value-type="float">
            <text:p>5037.5</text:p>
          </table:table-cell>
          <table:table-cell table:style-name="ce55" table:formula="of:=([.L274]+[.M274]+[.N274]+[.O274])/[.$B274]" office:value-type="float" office:value="35262.5" calcext:value-type="float">
            <text:p>3526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62:.B275])" office:value-type="percentage" office:value="4.4" calcext:value-type="percentage">
            <text:p>440.0%</text:p>
          </table:table-cell>
          <table:table-cell table:style-name="ce5" table:formula="of:=COM.MICROSOFT.FLOOR.MATH(100*2^([.A275]/3))" office:value-type="float" office:value="2539" calcext:value-type="float">
            <text:p>2539</text:p>
          </table:table-cell>
          <table:table-cell table:style-name="ce5" table:formula="of:=SUM([.$D$262:.D275])" office:value-type="float" office:value="11317" calcext:value-type="float">
            <text:p>11317</text:p>
          </table:table-cell>
          <table:table-cell table:style-name="ce5" table:formula="of:=[.A275]*10" office:value-type="float" office:value="140" calcext:value-type="float">
            <text:p>140</text:p>
          </table:table-cell>
          <table:table-cell table:style-name="ce5" table:formula="of:=[.D275]*[.F275]" office:value-type="float" office:value="355460" calcext:value-type="float">
            <text:p>35546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75]*[.H275]" office:value-type="float" office:value="5078" calcext:value-type="float">
            <text:p>5078</text:p>
          </table:table-cell>
          <table:table-cell table:style-name="ce34" table:formula="of:=[.$D275]*[.I275]" office:value-type="float" office:value="5078" calcext:value-type="float">
            <text:p>5078</text:p>
          </table:table-cell>
          <table:table-cell table:style-name="ce38" table:formula="of:=[.$D275]*[.J275]" office:value-type="float" office:value="5078" calcext:value-type="float">
            <text:p>5078</text:p>
          </table:table-cell>
          <table:table-cell table:style-name="ce42" table:formula="of:=[.$D275]*[.K275]" office:value-type="float" office:value="2539" calcext:value-type="float">
            <text:p>2539</text:p>
          </table:table-cell>
          <table:table-cell table:style-name="ce45" table:formula="of:=[.L275]/[.$B275]" office:value-type="float" office:value="12695" calcext:value-type="float">
            <text:p>12695.0</text:p>
          </table:table-cell>
          <table:table-cell table:style-name="ce48" table:formula="of:=[.M275]/[.$B275]" office:value-type="float" office:value="12695" calcext:value-type="float">
            <text:p>12695.0</text:p>
          </table:table-cell>
          <table:table-cell table:style-name="ce50" table:formula="of:=[.N275]/[.$B275]" office:value-type="float" office:value="12695" calcext:value-type="float">
            <text:p>12695.0</text:p>
          </table:table-cell>
          <table:table-cell table:style-name="ce52" table:formula="of:=[.O275]/[.$B275]" office:value-type="float" office:value="6347.5" calcext:value-type="float">
            <text:p>6347.5</text:p>
          </table:table-cell>
          <table:table-cell table:style-name="ce55" table:formula="of:=([.L275]+[.M275]+[.N275]+[.O275])/[.$B275]" office:value-type="float" office:value="44432.5" calcext:value-type="float">
            <text:p>4443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62:.B276])" office:value-type="percentage" office:value="4.8" calcext:value-type="percentage">
            <text:p>480.0%</text:p>
          </table:table-cell>
          <table:table-cell table:style-name="ce5" table:formula="of:=COM.MICROSOFT.FLOOR.MATH(100*2^([.A276]/3))" office:value-type="float" office:value="3200" calcext:value-type="float">
            <text:p>3200</text:p>
          </table:table-cell>
          <table:table-cell table:style-name="ce5" table:formula="of:=SUM([.$D$262:.D276])" office:value-type="float" office:value="14517" calcext:value-type="float">
            <text:p>14517</text:p>
          </table:table-cell>
          <table:table-cell table:style-name="ce5" table:formula="of:=[.A276]*10" office:value-type="float" office:value="150" calcext:value-type="float">
            <text:p>150</text:p>
          </table:table-cell>
          <table:table-cell table:style-name="ce5" table:formula="of:=[.D276]*[.F276]" office:value-type="float" office:value="480000" calcext:value-type="float">
            <text:p>480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76]*[.H276]" office:value-type="float" office:value="6400" calcext:value-type="float">
            <text:p>6400</text:p>
          </table:table-cell>
          <table:table-cell table:style-name="ce34" table:formula="of:=[.$D276]*[.I276]" office:value-type="float" office:value="6400" calcext:value-type="float">
            <text:p>6400</text:p>
          </table:table-cell>
          <table:table-cell table:style-name="ce38" table:formula="of:=[.$D276]*[.J276]" office:value-type="float" office:value="6400" calcext:value-type="float">
            <text:p>6400</text:p>
          </table:table-cell>
          <table:table-cell table:style-name="ce42" table:formula="of:=[.$D276]*[.K276]" office:value-type="float" office:value="3200" calcext:value-type="float">
            <text:p>3200</text:p>
          </table:table-cell>
          <table:table-cell table:style-name="ce45" table:formula="of:=[.L276]/[.$B276]" office:value-type="float" office:value="16000" calcext:value-type="float">
            <text:p>16000.0</text:p>
          </table:table-cell>
          <table:table-cell table:style-name="ce48" table:formula="of:=[.M276]/[.$B276]" office:value-type="float" office:value="16000" calcext:value-type="float">
            <text:p>16000.0</text:p>
          </table:table-cell>
          <table:table-cell table:style-name="ce50" table:formula="of:=[.N276]/[.$B276]" office:value-type="float" office:value="16000" calcext:value-type="float">
            <text:p>16000.0</text:p>
          </table:table-cell>
          <table:table-cell table:style-name="ce52" table:formula="of:=[.O276]/[.$B276]" office:value-type="float" office:value="8000" calcext:value-type="float">
            <text:p>8000.0</text:p>
          </table:table-cell>
          <table:table-cell table:style-name="ce55" table:formula="of:=([.L276]+[.M276]+[.N276]+[.O276])/[.$B276]" office:value-type="float" office:value="56000" calcext:value-type="float">
            <text:p>56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62:.B277])" office:value-type="percentage" office:value="5.2" calcext:value-type="percentage">
            <text:p>520.0%</text:p>
          </table:table-cell>
          <table:table-cell table:style-name="ce5" table:formula="of:=COM.MICROSOFT.FLOOR.MATH(100*2^([.A277]/3))" office:value-type="float" office:value="4031" calcext:value-type="float">
            <text:p>4031</text:p>
          </table:table-cell>
          <table:table-cell table:style-name="ce5" table:formula="of:=SUM([.$D$262:.D277])" office:value-type="float" office:value="18548" calcext:value-type="float">
            <text:p>18548</text:p>
          </table:table-cell>
          <table:table-cell table:style-name="ce5" table:formula="of:=[.A277]*10" office:value-type="float" office:value="160" calcext:value-type="float">
            <text:p>160</text:p>
          </table:table-cell>
          <table:table-cell table:style-name="ce5" table:formula="of:=[.D277]*[.F277]" office:value-type="float" office:value="644960" calcext:value-type="float">
            <text:p>64496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77]*[.H277]" office:value-type="float" office:value="8062" calcext:value-type="float">
            <text:p>8062</text:p>
          </table:table-cell>
          <table:table-cell table:style-name="ce34" table:formula="of:=[.$D277]*[.I277]" office:value-type="float" office:value="8062" calcext:value-type="float">
            <text:p>8062</text:p>
          </table:table-cell>
          <table:table-cell table:style-name="ce38" table:formula="of:=[.$D277]*[.J277]" office:value-type="float" office:value="8062" calcext:value-type="float">
            <text:p>8062</text:p>
          </table:table-cell>
          <table:table-cell table:style-name="ce42" table:formula="of:=[.$D277]*[.K277]" office:value-type="float" office:value="4031" calcext:value-type="float">
            <text:p>4031</text:p>
          </table:table-cell>
          <table:table-cell table:style-name="ce45" table:formula="of:=[.L277]/[.$B277]" office:value-type="float" office:value="20155" calcext:value-type="float">
            <text:p>20155.0</text:p>
          </table:table-cell>
          <table:table-cell table:style-name="ce48" table:formula="of:=[.M277]/[.$B277]" office:value-type="float" office:value="20155" calcext:value-type="float">
            <text:p>20155.0</text:p>
          </table:table-cell>
          <table:table-cell table:style-name="ce50" table:formula="of:=[.N277]/[.$B277]" office:value-type="float" office:value="20155" calcext:value-type="float">
            <text:p>20155.0</text:p>
          </table:table-cell>
          <table:table-cell table:style-name="ce52" table:formula="of:=[.O277]/[.$B277]" office:value-type="float" office:value="10077.5" calcext:value-type="float">
            <text:p>10077.5</text:p>
          </table:table-cell>
          <table:table-cell table:style-name="ce55" table:formula="of:=([.L277]+[.M277]+[.N277]+[.O277])/[.$B277]" office:value-type="float" office:value="70542.5" calcext:value-type="float">
            <text:p>7054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62:.B278])" office:value-type="percentage" office:value="5.6" calcext:value-type="percentage">
            <text:p>560.0%</text:p>
          </table:table-cell>
          <table:table-cell table:style-name="ce5" table:formula="of:=COM.MICROSOFT.FLOOR.MATH(100*2^([.A278]/3))" office:value-type="float" office:value="5079" calcext:value-type="float">
            <text:p>5079</text:p>
          </table:table-cell>
          <table:table-cell table:style-name="ce5" table:formula="of:=SUM([.$D$262:.D278])" office:value-type="float" office:value="23627" calcext:value-type="float">
            <text:p>23627</text:p>
          </table:table-cell>
          <table:table-cell table:style-name="ce5" table:formula="of:=[.A278]*10" office:value-type="float" office:value="170" calcext:value-type="float">
            <text:p>170</text:p>
          </table:table-cell>
          <table:table-cell table:style-name="ce5" table:formula="of:=[.D278]*[.F278]" office:value-type="float" office:value="863430" calcext:value-type="float">
            <text:p>86343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78]*[.H278]" office:value-type="float" office:value="10158" calcext:value-type="float">
            <text:p>10158</text:p>
          </table:table-cell>
          <table:table-cell table:style-name="ce34" table:formula="of:=[.$D278]*[.I278]" office:value-type="float" office:value="10158" calcext:value-type="float">
            <text:p>10158</text:p>
          </table:table-cell>
          <table:table-cell table:style-name="ce38" table:formula="of:=[.$D278]*[.J278]" office:value-type="float" office:value="10158" calcext:value-type="float">
            <text:p>10158</text:p>
          </table:table-cell>
          <table:table-cell table:style-name="ce42" table:formula="of:=[.$D278]*[.K278]" office:value-type="float" office:value="5079" calcext:value-type="float">
            <text:p>5079</text:p>
          </table:table-cell>
          <table:table-cell table:style-name="ce45" table:formula="of:=[.L278]/[.$B278]" office:value-type="float" office:value="25395" calcext:value-type="float">
            <text:p>25395.0</text:p>
          </table:table-cell>
          <table:table-cell table:style-name="ce48" table:formula="of:=[.M278]/[.$B278]" office:value-type="float" office:value="25395" calcext:value-type="float">
            <text:p>25395.0</text:p>
          </table:table-cell>
          <table:table-cell table:style-name="ce50" table:formula="of:=[.N278]/[.$B278]" office:value-type="float" office:value="25395" calcext:value-type="float">
            <text:p>25395.0</text:p>
          </table:table-cell>
          <table:table-cell table:style-name="ce52" table:formula="of:=[.O278]/[.$B278]" office:value-type="float" office:value="12697.5" calcext:value-type="float">
            <text:p>12697.5</text:p>
          </table:table-cell>
          <table:table-cell table:style-name="ce55" table:formula="of:=([.L278]+[.M278]+[.N278]+[.O278])/[.$B278]" office:value-type="float" office:value="88882.5" calcext:value-type="float">
            <text:p>8888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62:.B279])" office:value-type="percentage" office:value="6" calcext:value-type="percentage">
            <text:p>600.0%</text:p>
          </table:table-cell>
          <table:table-cell table:style-name="ce5" table:formula="of:=COM.MICROSOFT.FLOOR.MATH(100*2^([.A279]/3))" office:value-type="float" office:value="6400" calcext:value-type="float">
            <text:p>6400</text:p>
          </table:table-cell>
          <table:table-cell table:style-name="ce5" table:formula="of:=SUM([.$D$262:.D279])" office:value-type="float" office:value="30027" calcext:value-type="float">
            <text:p>30027</text:p>
          </table:table-cell>
          <table:table-cell table:style-name="ce5" table:formula="of:=[.A279]*10" office:value-type="float" office:value="180" calcext:value-type="float">
            <text:p>180</text:p>
          </table:table-cell>
          <table:table-cell table:style-name="ce5" table:formula="of:=[.D279]*[.F279]" office:value-type="float" office:value="1152000" calcext:value-type="float">
            <text:p>1152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79]*[.H279]" office:value-type="float" office:value="12800" calcext:value-type="float">
            <text:p>12800</text:p>
          </table:table-cell>
          <table:table-cell table:style-name="ce34" table:formula="of:=[.$D279]*[.I279]" office:value-type="float" office:value="12800" calcext:value-type="float">
            <text:p>12800</text:p>
          </table:table-cell>
          <table:table-cell table:style-name="ce38" table:formula="of:=[.$D279]*[.J279]" office:value-type="float" office:value="12800" calcext:value-type="float">
            <text:p>12800</text:p>
          </table:table-cell>
          <table:table-cell table:style-name="ce42" table:formula="of:=[.$D279]*[.K279]" office:value-type="float" office:value="6400" calcext:value-type="float">
            <text:p>6400</text:p>
          </table:table-cell>
          <table:table-cell table:style-name="ce45" table:formula="of:=[.L279]/[.$B279]" office:value-type="float" office:value="32000" calcext:value-type="float">
            <text:p>32000.0</text:p>
          </table:table-cell>
          <table:table-cell table:style-name="ce48" table:formula="of:=[.M279]/[.$B279]" office:value-type="float" office:value="32000" calcext:value-type="float">
            <text:p>32000.0</text:p>
          </table:table-cell>
          <table:table-cell table:style-name="ce50" table:formula="of:=[.N279]/[.$B279]" office:value-type="float" office:value="32000" calcext:value-type="float">
            <text:p>32000.0</text:p>
          </table:table-cell>
          <table:table-cell table:style-name="ce52" table:formula="of:=[.O279]/[.$B279]" office:value-type="float" office:value="16000" calcext:value-type="float">
            <text:p>16000.0</text:p>
          </table:table-cell>
          <table:table-cell table:style-name="ce55" table:formula="of:=([.L279]+[.M279]+[.N279]+[.O279])/[.$B279]" office:value-type="float" office:value="112000" calcext:value-type="float">
            <text:p>112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62:.B280])" office:value-type="percentage" office:value="6.4" calcext:value-type="percentage">
            <text:p>640.0%</text:p>
          </table:table-cell>
          <table:table-cell table:style-name="ce5" table:formula="of:=COM.MICROSOFT.FLOOR.MATH(100*2^([.A280]/3))" office:value-type="float" office:value="8063" calcext:value-type="float">
            <text:p>8063</text:p>
          </table:table-cell>
          <table:table-cell table:style-name="ce5" table:formula="of:=SUM([.$D$262:.D280])" office:value-type="float" office:value="38090" calcext:value-type="float">
            <text:p>38090</text:p>
          </table:table-cell>
          <table:table-cell table:style-name="ce5" table:formula="of:=[.A280]*10" office:value-type="float" office:value="190" calcext:value-type="float">
            <text:p>190</text:p>
          </table:table-cell>
          <table:table-cell table:style-name="ce5" table:formula="of:=[.D280]*[.F280]" office:value-type="float" office:value="1531970" calcext:value-type="float">
            <text:p>153197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80]*[.H280]" office:value-type="float" office:value="16126" calcext:value-type="float">
            <text:p>16126</text:p>
          </table:table-cell>
          <table:table-cell table:style-name="ce34" table:formula="of:=[.$D280]*[.I280]" office:value-type="float" office:value="16126" calcext:value-type="float">
            <text:p>16126</text:p>
          </table:table-cell>
          <table:table-cell table:style-name="ce38" table:formula="of:=[.$D280]*[.J280]" office:value-type="float" office:value="16126" calcext:value-type="float">
            <text:p>16126</text:p>
          </table:table-cell>
          <table:table-cell table:style-name="ce42" table:formula="of:=[.$D280]*[.K280]" office:value-type="float" office:value="8063" calcext:value-type="float">
            <text:p>8063</text:p>
          </table:table-cell>
          <table:table-cell table:style-name="ce45" table:formula="of:=[.L280]/[.$B280]" office:value-type="float" office:value="40315" calcext:value-type="float">
            <text:p>40315.0</text:p>
          </table:table-cell>
          <table:table-cell table:style-name="ce48" table:formula="of:=[.M280]/[.$B280]" office:value-type="float" office:value="40315" calcext:value-type="float">
            <text:p>40315.0</text:p>
          </table:table-cell>
          <table:table-cell table:style-name="ce50" table:formula="of:=[.N280]/[.$B280]" office:value-type="float" office:value="40315" calcext:value-type="float">
            <text:p>40315.0</text:p>
          </table:table-cell>
          <table:table-cell table:style-name="ce52" table:formula="of:=[.O280]/[.$B280]" office:value-type="float" office:value="20157.5" calcext:value-type="float">
            <text:p>20157.5</text:p>
          </table:table-cell>
          <table:table-cell table:style-name="ce55" table:formula="of:=([.L280]+[.M280]+[.N280]+[.O280])/[.$B280]" office:value-type="float" office:value="141102.5" calcext:value-type="float">
            <text:p>14110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62:.B281])" office:value-type="percentage" office:value="6.8" calcext:value-type="percentage">
            <text:p>680.0%</text:p>
          </table:table-cell>
          <table:table-cell table:style-name="ce5" table:formula="of:=COM.MICROSOFT.FLOOR.MATH(100*2^([.A281]/3))" office:value-type="float" office:value="10159" calcext:value-type="float">
            <text:p>10159</text:p>
          </table:table-cell>
          <table:table-cell table:style-name="ce5" table:formula="of:=SUM([.$D$262:.D281])" office:value-type="float" office:value="48249" calcext:value-type="float">
            <text:p>48249</text:p>
          </table:table-cell>
          <table:table-cell table:style-name="ce5" table:formula="of:=[.A281]*10" office:value-type="float" office:value="200" calcext:value-type="float">
            <text:p>200</text:p>
          </table:table-cell>
          <table:table-cell table:style-name="ce5" table:formula="of:=[.D281]*[.F281]" office:value-type="float" office:value="2031800" calcext:value-type="float">
            <text:p>20318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81]*[.H281]" office:value-type="float" office:value="20318" calcext:value-type="float">
            <text:p>20318</text:p>
          </table:table-cell>
          <table:table-cell table:style-name="ce34" table:formula="of:=[.$D281]*[.I281]" office:value-type="float" office:value="20318" calcext:value-type="float">
            <text:p>20318</text:p>
          </table:table-cell>
          <table:table-cell table:style-name="ce38" table:formula="of:=[.$D281]*[.J281]" office:value-type="float" office:value="20318" calcext:value-type="float">
            <text:p>20318</text:p>
          </table:table-cell>
          <table:table-cell table:style-name="ce42" table:formula="of:=[.$D281]*[.K281]" office:value-type="float" office:value="10159" calcext:value-type="float">
            <text:p>10159</text:p>
          </table:table-cell>
          <table:table-cell table:style-name="ce45" table:formula="of:=[.L281]/[.$B281]" office:value-type="float" office:value="50795" calcext:value-type="float">
            <text:p>50795.0</text:p>
          </table:table-cell>
          <table:table-cell table:style-name="ce48" table:formula="of:=[.M281]/[.$B281]" office:value-type="float" office:value="50795" calcext:value-type="float">
            <text:p>50795.0</text:p>
          </table:table-cell>
          <table:table-cell table:style-name="ce50" table:formula="of:=[.N281]/[.$B281]" office:value-type="float" office:value="50795" calcext:value-type="float">
            <text:p>50795.0</text:p>
          </table:table-cell>
          <table:table-cell table:style-name="ce52" table:formula="of:=[.O281]/[.$B281]" office:value-type="float" office:value="25397.5" calcext:value-type="float">
            <text:p>25397.5</text:p>
          </table:table-cell>
          <table:table-cell table:style-name="ce55" table:formula="of:=([.L281]+[.M281]+[.N281]+[.O281])/[.$B281]" office:value-type="float" office:value="177782.5" calcext:value-type="float">
            <text:p>17778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62:.B282])" office:value-type="percentage" office:value="7.2" calcext:value-type="percentage">
            <text:p>720.0%</text:p>
          </table:table-cell>
          <table:table-cell table:style-name="ce5" table:formula="of:=COM.MICROSOFT.FLOOR.MATH(100*2^([.A282]/3))" office:value-type="float" office:value="12800" calcext:value-type="float">
            <text:p>12800</text:p>
          </table:table-cell>
          <table:table-cell table:style-name="ce5" table:formula="of:=SUM([.$D$262:.D282])" office:value-type="float" office:value="61049" calcext:value-type="float">
            <text:p>61049</text:p>
          </table:table-cell>
          <table:table-cell table:style-name="ce5" table:formula="of:=[.A282]*10" office:value-type="float" office:value="210" calcext:value-type="float">
            <text:p>210</text:p>
          </table:table-cell>
          <table:table-cell table:style-name="ce5" table:formula="of:=[.D282]*[.F282]" office:value-type="float" office:value="2688000" calcext:value-type="float">
            <text:p>2688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82]*[.H282]" office:value-type="float" office:value="25600" calcext:value-type="float">
            <text:p>25600</text:p>
          </table:table-cell>
          <table:table-cell table:style-name="ce34" table:formula="of:=[.$D282]*[.I282]" office:value-type="float" office:value="25600" calcext:value-type="float">
            <text:p>25600</text:p>
          </table:table-cell>
          <table:table-cell table:style-name="ce38" table:formula="of:=[.$D282]*[.J282]" office:value-type="float" office:value="25600" calcext:value-type="float">
            <text:p>25600</text:p>
          </table:table-cell>
          <table:table-cell table:style-name="ce42" table:formula="of:=[.$D282]*[.K282]" office:value-type="float" office:value="12800" calcext:value-type="float">
            <text:p>12800</text:p>
          </table:table-cell>
          <table:table-cell table:style-name="ce45" table:formula="of:=[.L282]/[.$B282]" office:value-type="float" office:value="64000" calcext:value-type="float">
            <text:p>64000.0</text:p>
          </table:table-cell>
          <table:table-cell table:style-name="ce48" table:formula="of:=[.M282]/[.$B282]" office:value-type="float" office:value="64000" calcext:value-type="float">
            <text:p>64000.0</text:p>
          </table:table-cell>
          <table:table-cell table:style-name="ce50" table:formula="of:=[.N282]/[.$B282]" office:value-type="float" office:value="64000" calcext:value-type="float">
            <text:p>64000.0</text:p>
          </table:table-cell>
          <table:table-cell table:style-name="ce52" table:formula="of:=[.O282]/[.$B282]" office:value-type="float" office:value="32000" calcext:value-type="float">
            <text:p>32000.0</text:p>
          </table:table-cell>
          <table:table-cell table:style-name="ce55" table:formula="of:=([.L282]+[.M282]+[.N282]+[.O282])/[.$B282]" office:value-type="float" office:value="224000" calcext:value-type="float">
            <text:p>224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62:.B283])" office:value-type="percentage" office:value="7.6" calcext:value-type="percentage">
            <text:p>760.0%</text:p>
          </table:table-cell>
          <table:table-cell table:style-name="ce5" table:formula="of:=COM.MICROSOFT.FLOOR.MATH(100*2^([.A283]/3))" office:value-type="float" office:value="16126" calcext:value-type="float">
            <text:p>16126</text:p>
          </table:table-cell>
          <table:table-cell table:style-name="ce5" table:formula="of:=SUM([.$D$262:.D283])" office:value-type="float" office:value="77175" calcext:value-type="float">
            <text:p>77175</text:p>
          </table:table-cell>
          <table:table-cell table:style-name="ce5" table:formula="of:=[.A283]*10" office:value-type="float" office:value="220" calcext:value-type="float">
            <text:p>220</text:p>
          </table:table-cell>
          <table:table-cell table:style-name="ce5" table:formula="of:=[.D283]*[.F283]" office:value-type="float" office:value="3547720" calcext:value-type="float">
            <text:p>354772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83]*[.H283]" office:value-type="float" office:value="32252" calcext:value-type="float">
            <text:p>32252</text:p>
          </table:table-cell>
          <table:table-cell table:style-name="ce34" table:formula="of:=[.$D283]*[.I283]" office:value-type="float" office:value="32252" calcext:value-type="float">
            <text:p>32252</text:p>
          </table:table-cell>
          <table:table-cell table:style-name="ce38" table:formula="of:=[.$D283]*[.J283]" office:value-type="float" office:value="32252" calcext:value-type="float">
            <text:p>32252</text:p>
          </table:table-cell>
          <table:table-cell table:style-name="ce42" table:formula="of:=[.$D283]*[.K283]" office:value-type="float" office:value="16126" calcext:value-type="float">
            <text:p>16126</text:p>
          </table:table-cell>
          <table:table-cell table:style-name="ce45" table:formula="of:=[.L283]/[.$B283]" office:value-type="float" office:value="80630" calcext:value-type="float">
            <text:p>80630.0</text:p>
          </table:table-cell>
          <table:table-cell table:style-name="ce48" table:formula="of:=[.M283]/[.$B283]" office:value-type="float" office:value="80630" calcext:value-type="float">
            <text:p>80630.0</text:p>
          </table:table-cell>
          <table:table-cell table:style-name="ce50" table:formula="of:=[.N283]/[.$B283]" office:value-type="float" office:value="80630" calcext:value-type="float">
            <text:p>80630.0</text:p>
          </table:table-cell>
          <table:table-cell table:style-name="ce52" table:formula="of:=[.O283]/[.$B283]" office:value-type="float" office:value="40315" calcext:value-type="float">
            <text:p>40315.0</text:p>
          </table:table-cell>
          <table:table-cell table:style-name="ce55" table:formula="of:=([.L283]+[.M283]+[.N283]+[.O283])/[.$B283]" office:value-type="float" office:value="282205" calcext:value-type="float">
            <text:p>28220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62:.B284])" office:value-type="percentage" office:value="8" calcext:value-type="percentage">
            <text:p>800.0%</text:p>
          </table:table-cell>
          <table:table-cell table:style-name="ce5" table:formula="of:=COM.MICROSOFT.FLOOR.MATH(100*2^([.A284]/3))" office:value-type="float" office:value="20318" calcext:value-type="float">
            <text:p>20318</text:p>
          </table:table-cell>
          <table:table-cell table:style-name="ce5" table:formula="of:=SUM([.$D$262:.D284])" office:value-type="float" office:value="97493" calcext:value-type="float">
            <text:p>97493</text:p>
          </table:table-cell>
          <table:table-cell table:style-name="ce5" table:formula="of:=[.A284]*10" office:value-type="float" office:value="230" calcext:value-type="float">
            <text:p>230</text:p>
          </table:table-cell>
          <table:table-cell table:style-name="ce5" table:formula="of:=[.D284]*[.F284]" office:value-type="float" office:value="4673140" calcext:value-type="float">
            <text:p>467314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84]*[.H284]" office:value-type="float" office:value="40636" calcext:value-type="float">
            <text:p>40636</text:p>
          </table:table-cell>
          <table:table-cell table:style-name="ce34" table:formula="of:=[.$D284]*[.I284]" office:value-type="float" office:value="40636" calcext:value-type="float">
            <text:p>40636</text:p>
          </table:table-cell>
          <table:table-cell table:style-name="ce38" table:formula="of:=[.$D284]*[.J284]" office:value-type="float" office:value="40636" calcext:value-type="float">
            <text:p>40636</text:p>
          </table:table-cell>
          <table:table-cell table:style-name="ce42" table:formula="of:=[.$D284]*[.K284]" office:value-type="float" office:value="20318" calcext:value-type="float">
            <text:p>20318</text:p>
          </table:table-cell>
          <table:table-cell table:style-name="ce45" table:formula="of:=[.L284]/[.$B284]" office:value-type="float" office:value="101590" calcext:value-type="float">
            <text:p>101590.0</text:p>
          </table:table-cell>
          <table:table-cell table:style-name="ce48" table:formula="of:=[.M284]/[.$B284]" office:value-type="float" office:value="101590" calcext:value-type="float">
            <text:p>101590.0</text:p>
          </table:table-cell>
          <table:table-cell table:style-name="ce50" table:formula="of:=[.N284]/[.$B284]" office:value-type="float" office:value="101590" calcext:value-type="float">
            <text:p>101590.0</text:p>
          </table:table-cell>
          <table:table-cell table:style-name="ce52" table:formula="of:=[.O284]/[.$B284]" office:value-type="float" office:value="50795" calcext:value-type="float">
            <text:p>50795.0</text:p>
          </table:table-cell>
          <table:table-cell table:style-name="ce55" table:formula="of:=([.L284]+[.M284]+[.N284]+[.O284])/[.$B284]" office:value-type="float" office:value="355565" calcext:value-type="float">
            <text:p>35556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62:.B285])" office:value-type="percentage" office:value="8.4" calcext:value-type="percentage">
            <text:p>840.0%</text:p>
          </table:table-cell>
          <table:table-cell table:style-name="ce5" table:formula="of:=COM.MICROSOFT.FLOOR.MATH(100*2^([.A285]/3))" office:value-type="float" office:value="25600" calcext:value-type="float">
            <text:p>25600</text:p>
          </table:table-cell>
          <table:table-cell table:style-name="ce5" table:formula="of:=SUM([.$D$262:.D285])" office:value-type="float" office:value="123093" calcext:value-type="float">
            <text:p>123093</text:p>
          </table:table-cell>
          <table:table-cell table:style-name="ce5" table:formula="of:=[.A285]*10" office:value-type="float" office:value="240" calcext:value-type="float">
            <text:p>240</text:p>
          </table:table-cell>
          <table:table-cell table:style-name="ce5" table:formula="of:=[.D285]*[.F285]" office:value-type="float" office:value="6144000" calcext:value-type="float">
            <text:p>6144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85]*[.H285]" office:value-type="float" office:value="51200" calcext:value-type="float">
            <text:p>51200</text:p>
          </table:table-cell>
          <table:table-cell table:style-name="ce34" table:formula="of:=[.$D285]*[.I285]" office:value-type="float" office:value="51200" calcext:value-type="float">
            <text:p>51200</text:p>
          </table:table-cell>
          <table:table-cell table:style-name="ce38" table:formula="of:=[.$D285]*[.J285]" office:value-type="float" office:value="51200" calcext:value-type="float">
            <text:p>51200</text:p>
          </table:table-cell>
          <table:table-cell table:style-name="ce42" table:formula="of:=[.$D285]*[.K285]" office:value-type="float" office:value="25600" calcext:value-type="float">
            <text:p>25600</text:p>
          </table:table-cell>
          <table:table-cell table:style-name="ce45" table:formula="of:=[.L285]/[.$B285]" office:value-type="float" office:value="128000" calcext:value-type="float">
            <text:p>128000.0</text:p>
          </table:table-cell>
          <table:table-cell table:style-name="ce48" table:formula="of:=[.M285]/[.$B285]" office:value-type="float" office:value="128000" calcext:value-type="float">
            <text:p>128000.0</text:p>
          </table:table-cell>
          <table:table-cell table:style-name="ce50" table:formula="of:=[.N285]/[.$B285]" office:value-type="float" office:value="128000" calcext:value-type="float">
            <text:p>128000.0</text:p>
          </table:table-cell>
          <table:table-cell table:style-name="ce52" table:formula="of:=[.O285]/[.$B285]" office:value-type="float" office:value="64000" calcext:value-type="float">
            <text:p>64000.0</text:p>
          </table:table-cell>
          <table:table-cell table:style-name="ce55" table:formula="of:=([.L285]+[.M285]+[.N285]+[.O285])/[.$B285]" office:value-type="float" office:value="448000" calcext:value-type="float">
            <text:p>448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2" office:value-type="percentage" office:value="0.4" calcext:value-type="percentage">
            <text:p>40.0%</text:p>
          </table:table-cell>
          <table:table-cell table:style-name="ce20" table:formula="of:=SUM([.$B$262:.B286])" office:value-type="percentage" office:value="8.8" calcext:value-type="percentage">
            <text:p>880.0%</text:p>
          </table:table-cell>
          <table:table-cell table:style-name="ce5" table:formula="of:=COM.MICROSOFT.FLOOR.MATH(100*2^([.A286]/3))" office:value-type="float" office:value="32253" calcext:value-type="float">
            <text:p>32253</text:p>
          </table:table-cell>
          <table:table-cell table:style-name="ce5" table:formula="of:=SUM([.$D$262:.D286])" office:value-type="float" office:value="155346" calcext:value-type="float">
            <text:p>155346</text:p>
          </table:table-cell>
          <table:table-cell table:style-name="ce5" table:formula="of:=[.A286]*10" office:value-type="float" office:value="250" calcext:value-type="float">
            <text:p>250</text:p>
          </table:table-cell>
          <table:table-cell table:style-name="ce5" table:formula="of:=[.D285]*[.F286]" office:value-type="float" office:value="6400000" calcext:value-type="float">
            <text:p>6400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285]*[.H286]" office:value-type="float" office:value="51200" calcext:value-type="float">
            <text:p>51200</text:p>
          </table:table-cell>
          <table:table-cell table:style-name="ce34" table:formula="of:=[.$D285]*[.I286]" office:value-type="float" office:value="51200" calcext:value-type="float">
            <text:p>51200</text:p>
          </table:table-cell>
          <table:table-cell table:style-name="ce38" table:formula="of:=[.$D285]*[.J286]" office:value-type="float" office:value="51200" calcext:value-type="float">
            <text:p>51200</text:p>
          </table:table-cell>
          <table:table-cell table:style-name="ce42" table:formula="of:=[.$D285]*[.K286]" office:value-type="float" office:value="25600" calcext:value-type="float">
            <text:p>25600</text:p>
          </table:table-cell>
          <table:table-cell table:style-name="ce45" table:formula="of:=[.L286]/[.$B286]" office:value-type="float" office:value="128000" calcext:value-type="float">
            <text:p>128000.0</text:p>
          </table:table-cell>
          <table:table-cell table:style-name="ce48" table:formula="of:=[.M286]/[.$B286]" office:value-type="float" office:value="128000" calcext:value-type="float">
            <text:p>128000.0</text:p>
          </table:table-cell>
          <table:table-cell table:style-name="ce50" table:formula="of:=[.N286]/[.$B286]" office:value-type="float" office:value="128000" calcext:value-type="float">
            <text:p>128000.0</text:p>
          </table:table-cell>
          <table:table-cell table:style-name="ce52" table:formula="of:=[.O286]/[.$B286]" office:value-type="float" office:value="64000" calcext:value-type="float">
            <text:p>64000.0</text:p>
          </table:table-cell>
          <table:table-cell table:style-name="ce55" table:formula="of:=([.L286]+[.M286]+[.N286]+[.O286])/[.$B286]" office:value-type="float" office:value="448000" calcext:value-type="float">
            <text:p>448000.0</text:p>
          </table:table-cell>
          <table:table-cell table:style-name="ce1" table:number-columns-repeated="1004"/>
        </table:table-row>
        <table:table-row table:style-name="ro1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3" office:value-type="string" calcext:value-type="string">
            <text:p>LTurret-Speed</text:p>
          </table:table-cell>
          <table:table-cell table:style-name="ce10" office:value-type="string" calcext:value-type="string">
            <text:p>Modifier</text:p>
          </table:table-cell>
          <table:table-cell table:style-name="ce10" office:value-type="string" calcext:value-type="string">
            <text:p>CumMod</text:p>
          </table:table-cell>
          <table:table-cell table:style-name="ce10" office:value-type="string" calcext:value-type="string">
            <text:p>Cycles</text:p>
          </table:table-cell>
          <table:table-cell table:style-name="ce10" office:value-type="string" calcext:value-type="string">
            <text:p>CumCyc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 x Cycles</text:p>
          </table:table-cell>
          <table:table-cell table:style-name="ce10" office:value-type="string" calcext:value-type="string">
            <text:p>SP R/Cycle</text:p>
          </table:table-cell>
          <table:table-cell table:style-name="ce10" office:value-type="string" calcext:value-type="string">
            <text:p>SP G/Cycle</text:p>
          </table:table-cell>
          <table:table-cell table:style-name="ce10" office:value-type="string" calcext:value-type="string">
            <text:p>SP B/Cycle</text:p>
          </table:table-cell>
          <table:table-cell table:style-name="ce10" office:value-type="string" calcext:value-type="string">
            <text:p>SP A/Cycle</text:p>
          </table:table-cell>
          <table:table-cell table:style-name="ce29" office:value-type="string" calcext:value-type="string">
            <text:p>SP R total</text:p>
          </table:table-cell>
          <table:table-cell table:style-name="ce33" office:value-type="string" calcext:value-type="string">
            <text:p>SP G total</text:p>
          </table:table-cell>
          <table:table-cell table:style-name="ce37" office:value-type="string" calcext:value-type="string">
            <text:p>SP B total</text:p>
          </table:table-cell>
          <table:table-cell table:style-name="ce41" office:value-type="string" calcext:value-type="string">
            <text:p>SP A total</text:p>
          </table:table-cell>
          <table:table-cell table:style-name="ce29" office:value-type="string" calcext:value-type="string">
            <text:p>SP R/Mod.</text:p>
          </table:table-cell>
          <table:table-cell table:style-name="ce33" office:value-type="string" calcext:value-type="string">
            <text:p>SP G/Mod.</text:p>
          </table:table-cell>
          <table:table-cell table:style-name="ce37" office:value-type="string" calcext:value-type="string">
            <text:p>SP B/Mod.</text:p>
          </table:table-cell>
          <table:table-cell table:style-name="ce41" office:value-type="string" calcext:value-type="string">
            <text:p>SP A/Mod.</text:p>
          </table:table-cell>
          <table:table-cell table:style-name="ce10" office:value-type="string" calcext:value-type="string">
            <text:p>SP total/Mod.</text:p>
          </table:table-cell>
          <table:table-cell table:style-name="ce58" table:number-columns-repeated="100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290:.B290])" office:value-type="percentage" office:value="0.2" calcext:value-type="percentage">
            <text:p>20.0%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SUM([.$D$290:.D290])" office:value-type="float" office:value="50" calcext:value-type="float">
            <text:p>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290]*[.F290]" office:value-type="float" office:value="1500" calcext:value-type="float">
            <text:p>15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0" table:formula="of:=[.$D290]*[.H290]" office:value-type="float" office:value="50" calcext:value-type="float">
            <text:p>50</text:p>
          </table:table-cell>
          <table:table-cell table:style-name="ce34" table:formula="of:=[.$D290]*[.I290]" office:value-type="float" office:value="0" calcext:value-type="float">
            <text:p>0</text:p>
          </table:table-cell>
          <table:table-cell table:style-name="ce38" table:formula="of:=[.$D290]*[.J290]" office:value-type="float" office:value="0" calcext:value-type="float">
            <text:p>0</text:p>
          </table:table-cell>
          <table:table-cell table:style-name="ce42" table:formula="of:=[.$D290]*[.K290]" office:value-type="float" office:value="0" calcext:value-type="float">
            <text:p>0</text:p>
          </table:table-cell>
          <table:table-cell table:style-name="ce45" table:formula="of:=[.L290]/[.$B290]" office:value-type="float" office:value="250" calcext:value-type="float">
            <text:p>250.0</text:p>
          </table:table-cell>
          <table:table-cell table:style-name="ce48" table:formula="of:=[.M290]/[.$B290]" office:value-type="float" office:value="0" calcext:value-type="float">
            <text:p>0.0</text:p>
          </table:table-cell>
          <table:table-cell table:style-name="ce50" table:formula="of:=[.N290]/[.$B290]" office:value-type="float" office:value="0" calcext:value-type="float">
            <text:p>0.0</text:p>
          </table:table-cell>
          <table:table-cell table:style-name="ce52" table:formula="of:=[.O290]/[.$B290]" office:value-type="float" office:value="0" calcext:value-type="float">
            <text:p>0.0</text:p>
          </table:table-cell>
          <table:table-cell table:style-name="ce55" table:formula="of:=([.L290]+[.M290]+[.N290]+[.O290])/[.$B290]" office:value-type="float" office:value="250" calcext:value-type="float">
            <text:p>250.0</text:p>
          </table:table-cell>
          <table:table-cell table:style-name="ce1" table:number-columns-repeated="1004"/>
        </table:table-row>
        <table:table-row table:style-name="ro1">
          <table:table-cell table:style-name="ce4" table:formula="of:=[.A290]+1" office:value-type="float" office:value="2" calcext:value-type="float">
            <text:p>2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290:.B291])" office:value-type="percentage" office:value="0.4" calcext:value-type="percentage">
            <text:p>40.0%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SUM([.$D$290:.D291])" office:value-type="float" office:value="150" calcext:value-type="float">
            <text:p>1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291]*[.F291]" office:value-type="float" office:value="3000" calcext:value-type="float">
            <text:p>30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0" table:formula="of:=[.$D291]*[.H291]" office:value-type="float" office:value="100" calcext:value-type="float">
            <text:p>100</text:p>
          </table:table-cell>
          <table:table-cell table:style-name="ce34" table:formula="of:=[.$D291]*[.I291]" office:value-type="float" office:value="100" calcext:value-type="float">
            <text:p>100</text:p>
          </table:table-cell>
          <table:table-cell table:style-name="ce38" table:formula="of:=[.$D291]*[.J291]" office:value-type="float" office:value="0" calcext:value-type="float">
            <text:p>0</text:p>
          </table:table-cell>
          <table:table-cell table:style-name="ce42" table:formula="of:=[.$D291]*[.K291]" office:value-type="float" office:value="0" calcext:value-type="float">
            <text:p>0</text:p>
          </table:table-cell>
          <table:table-cell table:style-name="ce45" table:formula="of:=[.L291]/[.$B291]" office:value-type="float" office:value="500" calcext:value-type="float">
            <text:p>500.0</text:p>
          </table:table-cell>
          <table:table-cell table:style-name="ce48" table:formula="of:=[.M291]/[.$B291]" office:value-type="float" office:value="500" calcext:value-type="float">
            <text:p>500.0</text:p>
          </table:table-cell>
          <table:table-cell table:style-name="ce50" table:formula="of:=[.N291]/[.$B291]" office:value-type="float" office:value="0" calcext:value-type="float">
            <text:p>0.0</text:p>
          </table:table-cell>
          <table:table-cell table:style-name="ce52" table:formula="of:=[.O291]/[.$B291]" office:value-type="float" office:value="0" calcext:value-type="float">
            <text:p>0.0</text:p>
          </table:table-cell>
          <table:table-cell table:style-name="ce55" table:formula="of:=([.L291]+[.M291]+[.N291]+[.O291])/[.$B291]" office:value-type="float" office:value="1000" calcext:value-type="float">
            <text:p>1000.0</text:p>
          </table:table-cell>
          <table:table-cell table:style-name="ce1" table:number-columns-repeated="1004"/>
        </table:table-row>
        <table:table-row table:style-name="ro1">
          <table:table-cell table:style-name="ce4" table:formula="of:=[.A291]+1" office:value-type="float" office:value="3" calcext:value-type="float">
            <text:p>3</text:p>
          </table:table-cell>
          <table:table-cell table:style-name="ce11" office:value-type="percentage" office:value="0.3" calcext:value-type="percentage">
            <text:p>30.0%</text:p>
          </table:table-cell>
          <table:table-cell table:style-name="ce19" table:formula="of:=SUM([.$B$290:.B292])" office:value-type="percentage" office:value="0.7" calcext:value-type="percentage">
            <text:p>70.0%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formula="of:=SUM([.$D$290:.D292])" office:value-type="float" office:value="350" calcext:value-type="float">
            <text:p>3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292]*[.F292]" office:value-type="float" office:value="12000" calcext:value-type="float">
            <text:p>120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0" table:formula="of:=[.$D292]*[.H292]" office:value-type="float" office:value="200" calcext:value-type="float">
            <text:p>200</text:p>
          </table:table-cell>
          <table:table-cell table:style-name="ce34" table:formula="of:=[.$D292]*[.I292]" office:value-type="float" office:value="200" calcext:value-type="float">
            <text:p>200</text:p>
          </table:table-cell>
          <table:table-cell table:style-name="ce38" table:formula="of:=[.$D292]*[.J292]" office:value-type="float" office:value="0" calcext:value-type="float">
            <text:p>0</text:p>
          </table:table-cell>
          <table:table-cell table:style-name="ce42" table:formula="of:=[.$D292]*[.K292]" office:value-type="float" office:value="0" calcext:value-type="float">
            <text:p>0</text:p>
          </table:table-cell>
          <table:table-cell table:style-name="ce45" table:formula="of:=[.L292]/[.$B292]" office:value-type="float" office:value="666.666666666667" calcext:value-type="float">
            <text:p>666.7</text:p>
          </table:table-cell>
          <table:table-cell table:style-name="ce48" table:formula="of:=[.M292]/[.$B292]" office:value-type="float" office:value="666.666666666667" calcext:value-type="float">
            <text:p>666.7</text:p>
          </table:table-cell>
          <table:table-cell table:style-name="ce50" table:formula="of:=[.N292]/[.$B292]" office:value-type="float" office:value="0" calcext:value-type="float">
            <text:p>0.0</text:p>
          </table:table-cell>
          <table:table-cell table:style-name="ce52" table:formula="of:=[.O292]/[.$B292]" office:value-type="float" office:value="0" calcext:value-type="float">
            <text:p>0.0</text:p>
          </table:table-cell>
          <table:table-cell table:style-name="ce55" table:formula="of:=([.L292]+[.M292]+[.N292]+[.O292])/[.$B292]" office:value-type="float" office:value="1333.33333333333" calcext:value-type="float">
            <text:p>1333.3</text:p>
          </table:table-cell>
          <table:table-cell table:style-name="ce1" table:number-columns-repeated="1004"/>
        </table:table-row>
        <table:table-row table:style-name="ro1">
          <table:table-cell table:style-name="ce4" table:formula="of:=[.A292]+1" office:value-type="float" office:value="4" calcext:value-type="float">
            <text:p>4</text:p>
          </table:table-cell>
          <table:table-cell table:style-name="ce11" office:value-type="percentage" office:value="0.3" calcext:value-type="percentage">
            <text:p>30.0%</text:p>
          </table:table-cell>
          <table:table-cell table:style-name="ce19" table:formula="of:=SUM([.$B$290:.B293])" office:value-type="percentage" office:value="1" calcext:value-type="percentage">
            <text:p>100.0%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formula="of:=SUM([.$D$290:.D293])" office:value-type="float" office:value="550" calcext:value-type="float">
            <text:p>5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293]*[.F293]" office:value-type="float" office:value="12000" calcext:value-type="float">
            <text:p>1200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0" table:formula="of:=[.$D293]*[.H293]" office:value-type="float" office:value="200" calcext:value-type="float">
            <text:p>200</text:p>
          </table:table-cell>
          <table:table-cell table:style-name="ce34" table:formula="of:=[.$D293]*[.I293]" office:value-type="float" office:value="200" calcext:value-type="float">
            <text:p>200</text:p>
          </table:table-cell>
          <table:table-cell table:style-name="ce38" table:formula="of:=[.$D293]*[.J293]" office:value-type="float" office:value="200" calcext:value-type="float">
            <text:p>200</text:p>
          </table:table-cell>
          <table:table-cell table:style-name="ce42" table:formula="of:=[.$D293]*[.K293]" office:value-type="float" office:value="0" calcext:value-type="float">
            <text:p>0</text:p>
          </table:table-cell>
          <table:table-cell table:style-name="ce45" table:formula="of:=[.L293]/[.$B293]" office:value-type="float" office:value="666.666666666667" calcext:value-type="float">
            <text:p>666.7</text:p>
          </table:table-cell>
          <table:table-cell table:style-name="ce48" table:formula="of:=[.M293]/[.$B293]" office:value-type="float" office:value="666.666666666667" calcext:value-type="float">
            <text:p>666.7</text:p>
          </table:table-cell>
          <table:table-cell table:style-name="ce50" table:formula="of:=[.N293]/[.$B293]" office:value-type="float" office:value="666.666666666667" calcext:value-type="float">
            <text:p>666.7</text:p>
          </table:table-cell>
          <table:table-cell table:style-name="ce52" table:formula="of:=[.O293]/[.$B293]" office:value-type="float" office:value="0" calcext:value-type="float">
            <text:p>0.0</text:p>
          </table:table-cell>
          <table:table-cell table:style-name="ce55" table:formula="of:=([.L293]+[.M293]+[.N293]+[.O293])/[.$B293]" office:value-type="float" office:value="2000" calcext:value-type="float">
            <text:p>2000.0</text:p>
          </table:table-cell>
          <table:table-cell table:style-name="ce1" table:number-columns-repeated="1004"/>
        </table:table-row>
        <table:table-row table:style-name="ro1">
          <table:table-cell table:style-name="ce4" table:formula="of:=[.A293]+1" office:value-type="float" office:value="5" calcext:value-type="float">
            <text:p>5</text:p>
          </table:table-cell>
          <table:table-cell table:style-name="ce11" office:value-type="percentage" office:value="0.3" calcext:value-type="percentage">
            <text:p>30.0%</text:p>
          </table:table-cell>
          <table:table-cell table:style-name="ce19" table:formula="of:=SUM([.$B$290:.B294])" office:value-type="percentage" office:value="1.3" calcext:value-type="percentage">
            <text:p>130.0%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formula="of:=SUM([.$D$290:.D294])" office:value-type="float" office:value="750" calcext:value-type="float">
            <text:p>7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294]*[.F294]" office:value-type="float" office:value="12000" calcext:value-type="float">
            <text:p>12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294]*[.H294]" office:value-type="float" office:value="200" calcext:value-type="float">
            <text:p>200</text:p>
          </table:table-cell>
          <table:table-cell table:style-name="ce34" table:formula="of:=[.$D294]*[.I294]" office:value-type="float" office:value="200" calcext:value-type="float">
            <text:p>200</text:p>
          </table:table-cell>
          <table:table-cell table:style-name="ce38" table:formula="of:=[.$D294]*[.J294]" office:value-type="float" office:value="200" calcext:value-type="float">
            <text:p>200</text:p>
          </table:table-cell>
          <table:table-cell table:style-name="ce42" table:formula="of:=[.$D294]*[.K294]" office:value-type="float" office:value="200" calcext:value-type="float">
            <text:p>200</text:p>
          </table:table-cell>
          <table:table-cell table:style-name="ce45" table:formula="of:=[.L294]/[.$B294]" office:value-type="float" office:value="666.666666666667" calcext:value-type="float">
            <text:p>666.7</text:p>
          </table:table-cell>
          <table:table-cell table:style-name="ce48" table:formula="of:=[.M294]/[.$B294]" office:value-type="float" office:value="666.666666666667" calcext:value-type="float">
            <text:p>666.7</text:p>
          </table:table-cell>
          <table:table-cell table:style-name="ce50" table:formula="of:=[.N294]/[.$B294]" office:value-type="float" office:value="666.666666666667" calcext:value-type="float">
            <text:p>666.7</text:p>
          </table:table-cell>
          <table:table-cell table:style-name="ce52" table:formula="of:=[.O294]/[.$B294]" office:value-type="float" office:value="666.666666666667" calcext:value-type="float">
            <text:p>666.7</text:p>
          </table:table-cell>
          <table:table-cell table:style-name="ce55" table:formula="of:=([.L294]+[.M294]+[.N294]+[.O294])/[.$B294]" office:value-type="float" office:value="2666.66666666667" calcext:value-type="float">
            <text:p>2666.7</text:p>
          </table:table-cell>
          <table:table-cell table:style-name="ce1" table:number-columns-repeated="1004"/>
        </table:table-row>
        <table:table-row table:style-name="ro1">
          <table:table-cell table:style-name="ce4" table:formula="of:=[.A294]+1" office:value-type="float" office:value="6" calcext:value-type="float">
            <text:p>6</text:p>
          </table:table-cell>
          <table:table-cell table:style-name="ce11" office:value-type="percentage" office:value="0.3" calcext:value-type="percentage">
            <text:p>30.0%</text:p>
          </table:table-cell>
          <table:table-cell table:style-name="ce19" table:formula="of:=SUM([.$B$290:.B295])" office:value-type="percentage" office:value="1.6" calcext:value-type="percentage">
            <text:p>160.0%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formula="of:=SUM([.$D$290:.D295])" office:value-type="float" office:value="1050" calcext:value-type="float">
            <text:p>10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295]*[.F295]" office:value-type="float" office:value="18000" calcext:value-type="float">
            <text:p>18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295]*[.H295]" office:value-type="float" office:value="300" calcext:value-type="float">
            <text:p>300</text:p>
          </table:table-cell>
          <table:table-cell table:style-name="ce34" table:formula="of:=[.$D295]*[.I295]" office:value-type="float" office:value="300" calcext:value-type="float">
            <text:p>300</text:p>
          </table:table-cell>
          <table:table-cell table:style-name="ce38" table:formula="of:=[.$D295]*[.J295]" office:value-type="float" office:value="300" calcext:value-type="float">
            <text:p>300</text:p>
          </table:table-cell>
          <table:table-cell table:style-name="ce42" table:formula="of:=[.$D295]*[.K295]" office:value-type="float" office:value="300" calcext:value-type="float">
            <text:p>300</text:p>
          </table:table-cell>
          <table:table-cell table:style-name="ce45" table:formula="of:=[.L295]/[.$B295]" office:value-type="float" office:value="1000" calcext:value-type="float">
            <text:p>1000.0</text:p>
          </table:table-cell>
          <table:table-cell table:style-name="ce48" table:formula="of:=[.M295]/[.$B295]" office:value-type="float" office:value="1000" calcext:value-type="float">
            <text:p>1000.0</text:p>
          </table:table-cell>
          <table:table-cell table:style-name="ce50" table:formula="of:=[.N295]/[.$B295]" office:value-type="float" office:value="1000" calcext:value-type="float">
            <text:p>1000.0</text:p>
          </table:table-cell>
          <table:table-cell table:style-name="ce52" table:formula="of:=[.O295]/[.$B295]" office:value-type="float" office:value="1000" calcext:value-type="float">
            <text:p>1000.0</text:p>
          </table:table-cell>
          <table:table-cell table:style-name="ce55" table:formula="of:=([.L295]+[.M295]+[.N295]+[.O295])/[.$B295]" office:value-type="float" office:value="4000" calcext:value-type="float">
            <text:p>4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290:.B296])" office:value-type="percentage" office:value="1.9" calcext:value-type="percentage">
            <text:p>190.0%</text:p>
          </table:table-cell>
          <table:table-cell table:style-name="ce5" table:formula="of:=COM.MICROSOFT.FLOOR.MATH(100*2^([.A296]/3))" office:value-type="float" office:value="400" calcext:value-type="float">
            <text:p>400</text:p>
          </table:table-cell>
          <table:table-cell table:style-name="ce5" table:formula="of:=SUM([.$D$290:.D296])" office:value-type="float" office:value="1450" calcext:value-type="float">
            <text:p>1450</text:p>
          </table:table-cell>
          <table:table-cell table:style-name="ce5" table:formula="of:=[.A296]*10" office:value-type="float" office:value="60" calcext:value-type="float">
            <text:p>60</text:p>
          </table:table-cell>
          <table:table-cell table:style-name="ce5" table:formula="of:=[.D296]*[.F296]" office:value-type="float" office:value="24000" calcext:value-type="float">
            <text:p>2400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296]*[.H296]" office:value-type="float" office:value="400" calcext:value-type="float">
            <text:p>400</text:p>
          </table:table-cell>
          <table:table-cell table:style-name="ce34" table:formula="of:=[.$D296]*[.I296]" office:value-type="float" office:value="400" calcext:value-type="float">
            <text:p>400</text:p>
          </table:table-cell>
          <table:table-cell table:style-name="ce38" table:formula="of:=[.$D296]*[.J296]" office:value-type="float" office:value="400" calcext:value-type="float">
            <text:p>400</text:p>
          </table:table-cell>
          <table:table-cell table:style-name="ce42" table:formula="of:=[.$D296]*[.K296]" office:value-type="float" office:value="400" calcext:value-type="float">
            <text:p>400</text:p>
          </table:table-cell>
          <table:table-cell table:style-name="ce45" table:formula="of:=[.L296]/[.$B296]" office:value-type="float" office:value="1333.33333333333" calcext:value-type="float">
            <text:p>1333.3</text:p>
          </table:table-cell>
          <table:table-cell table:style-name="ce48" table:formula="of:=[.M296]/[.$B296]" office:value-type="float" office:value="1333.33333333333" calcext:value-type="float">
            <text:p>1333.3</text:p>
          </table:table-cell>
          <table:table-cell table:style-name="ce50" table:formula="of:=[.N296]/[.$B296]" office:value-type="float" office:value="1333.33333333333" calcext:value-type="float">
            <text:p>1333.3</text:p>
          </table:table-cell>
          <table:table-cell table:style-name="ce52" table:formula="of:=[.O296]/[.$B296]" office:value-type="float" office:value="1333.33333333333" calcext:value-type="float">
            <text:p>1333.3</text:p>
          </table:table-cell>
          <table:table-cell table:style-name="ce55" table:formula="of:=([.L296]+[.M296]+[.N296]+[.O296])/[.$B296]" office:value-type="float" office:value="5333.33333333333" calcext:value-type="float">
            <text:p>533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290:.B297])" office:value-type="percentage" office:value="2.2" calcext:value-type="percentage">
            <text:p>220.0%</text:p>
          </table:table-cell>
          <table:table-cell table:style-name="ce5" table:formula="of:=COM.MICROSOFT.FLOOR.MATH(100*2^([.A297]/3))" office:value-type="float" office:value="503" calcext:value-type="float">
            <text:p>503</text:p>
          </table:table-cell>
          <table:table-cell table:style-name="ce5" table:formula="of:=SUM([.$D$290:.D297])" office:value-type="float" office:value="1953" calcext:value-type="float">
            <text:p>1953</text:p>
          </table:table-cell>
          <table:table-cell table:style-name="ce5" table:formula="of:=[.A297]*10" office:value-type="float" office:value="70" calcext:value-type="float">
            <text:p>70</text:p>
          </table:table-cell>
          <table:table-cell table:style-name="ce5" table:formula="of:=[.D297]*[.F297]" office:value-type="float" office:value="35210" calcext:value-type="float">
            <text:p>3521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0" table:formula="of:=[.$D297]*[.H297]" office:value-type="float" office:value="1006" calcext:value-type="float">
            <text:p>1006</text:p>
          </table:table-cell>
          <table:table-cell table:style-name="ce34" table:formula="of:=[.$D297]*[.I297]" office:value-type="float" office:value="503" calcext:value-type="float">
            <text:p>503</text:p>
          </table:table-cell>
          <table:table-cell table:style-name="ce38" table:formula="of:=[.$D297]*[.J297]" office:value-type="float" office:value="503" calcext:value-type="float">
            <text:p>503</text:p>
          </table:table-cell>
          <table:table-cell table:style-name="ce42" table:formula="of:=[.$D297]*[.K297]" office:value-type="float" office:value="503" calcext:value-type="float">
            <text:p>503</text:p>
          </table:table-cell>
          <table:table-cell table:style-name="ce45" table:formula="of:=[.L297]/[.$B297]" office:value-type="float" office:value="3353.33333333333" calcext:value-type="float">
            <text:p>3353.3</text:p>
          </table:table-cell>
          <table:table-cell table:style-name="ce48" table:formula="of:=[.M297]/[.$B297]" office:value-type="float" office:value="1676.66666666667" calcext:value-type="float">
            <text:p>1676.7</text:p>
          </table:table-cell>
          <table:table-cell table:style-name="ce50" table:formula="of:=[.N297]/[.$B297]" office:value-type="float" office:value="1676.66666666667" calcext:value-type="float">
            <text:p>1676.7</text:p>
          </table:table-cell>
          <table:table-cell table:style-name="ce52" table:formula="of:=[.O297]/[.$B297]" office:value-type="float" office:value="1676.66666666667" calcext:value-type="float">
            <text:p>1676.7</text:p>
          </table:table-cell>
          <table:table-cell table:style-name="ce55" table:formula="of:=([.L297]+[.M297]+[.N297]+[.O297])/[.$B297]" office:value-type="float" office:value="8383.33333333333" calcext:value-type="float">
            <text:p>838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290:.B298])" office:value-type="percentage" office:value="2.5" calcext:value-type="percentage">
            <text:p>250.0%</text:p>
          </table:table-cell>
          <table:table-cell table:style-name="ce5" table:formula="of:=COM.MICROSOFT.FLOOR.MATH(100*2^([.A298]/3))" office:value-type="float" office:value="634" calcext:value-type="float">
            <text:p>634</text:p>
          </table:table-cell>
          <table:table-cell table:style-name="ce5" table:formula="of:=SUM([.$D$290:.D298])" office:value-type="float" office:value="2587" calcext:value-type="float">
            <text:p>2587</text:p>
          </table:table-cell>
          <table:table-cell table:style-name="ce5" table:formula="of:=[.A298]*10" office:value-type="float" office:value="80" calcext:value-type="float">
            <text:p>80</text:p>
          </table:table-cell>
          <table:table-cell table:style-name="ce5" table:formula="of:=[.D298]*[.F298]" office:value-type="float" office:value="50720" calcext:value-type="float">
            <text:p>5072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0" table:formula="of:=[.$D298]*[.H298]" office:value-type="float" office:value="1268" calcext:value-type="float">
            <text:p>1268</text:p>
          </table:table-cell>
          <table:table-cell table:style-name="ce34" table:formula="of:=[.$D298]*[.I298]" office:value-type="float" office:value="634" calcext:value-type="float">
            <text:p>634</text:p>
          </table:table-cell>
          <table:table-cell table:style-name="ce38" table:formula="of:=[.$D298]*[.J298]" office:value-type="float" office:value="634" calcext:value-type="float">
            <text:p>634</text:p>
          </table:table-cell>
          <table:table-cell table:style-name="ce42" table:formula="of:=[.$D298]*[.K298]" office:value-type="float" office:value="634" calcext:value-type="float">
            <text:p>634</text:p>
          </table:table-cell>
          <table:table-cell table:style-name="ce45" table:formula="of:=[.L298]/[.$B298]" office:value-type="float" office:value="4226.66666666667" calcext:value-type="float">
            <text:p>4226.7</text:p>
          </table:table-cell>
          <table:table-cell table:style-name="ce48" table:formula="of:=[.M298]/[.$B298]" office:value-type="float" office:value="2113.33333333333" calcext:value-type="float">
            <text:p>2113.3</text:p>
          </table:table-cell>
          <table:table-cell table:style-name="ce50" table:formula="of:=[.N298]/[.$B298]" office:value-type="float" office:value="2113.33333333333" calcext:value-type="float">
            <text:p>2113.3</text:p>
          </table:table-cell>
          <table:table-cell table:style-name="ce52" table:formula="of:=[.O298]/[.$B298]" office:value-type="float" office:value="2113.33333333333" calcext:value-type="float">
            <text:p>2113.3</text:p>
          </table:table-cell>
          <table:table-cell table:style-name="ce55" table:formula="of:=([.L298]+[.M298]+[.N298]+[.O298])/[.$B298]" office:value-type="float" office:value="10566.6666666667" calcext:value-type="float">
            <text:p>1056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290:.B299])" office:value-type="percentage" office:value="2.8" calcext:value-type="percentage">
            <text:p>280.0%</text:p>
          </table:table-cell>
          <table:table-cell table:style-name="ce5" table:formula="of:=COM.MICROSOFT.FLOOR.MATH(100*2^([.A299]/3))" office:value-type="float" office:value="800" calcext:value-type="float">
            <text:p>800</text:p>
          </table:table-cell>
          <table:table-cell table:style-name="ce5" table:formula="of:=SUM([.$D$290:.D299])" office:value-type="float" office:value="3387" calcext:value-type="float">
            <text:p>3387</text:p>
          </table:table-cell>
          <table:table-cell table:style-name="ce5" table:formula="of:=[.A299]*10" office:value-type="float" office:value="90" calcext:value-type="float">
            <text:p>90</text:p>
          </table:table-cell>
          <table:table-cell table:style-name="ce5" table:formula="of:=[.D299]*[.F299]" office:value-type="float" office:value="72000" calcext:value-type="float">
            <text:p>7200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$D299]*[.H299]" office:value-type="float" office:value="1600" calcext:value-type="float">
            <text:p>1600</text:p>
          </table:table-cell>
          <table:table-cell table:style-name="ce34" table:formula="of:=[.$D299]*[.I299]" office:value-type="float" office:value="1600" calcext:value-type="float">
            <text:p>1600</text:p>
          </table:table-cell>
          <table:table-cell table:style-name="ce38" table:formula="of:=[.$D299]*[.J299]" office:value-type="float" office:value="800" calcext:value-type="float">
            <text:p>800</text:p>
          </table:table-cell>
          <table:table-cell table:style-name="ce42" table:formula="of:=[.$D299]*[.K299]" office:value-type="float" office:value="800" calcext:value-type="float">
            <text:p>800</text:p>
          </table:table-cell>
          <table:table-cell table:style-name="ce45" table:formula="of:=[.L299]/[.$B299]" office:value-type="float" office:value="5333.33333333333" calcext:value-type="float">
            <text:p>5333.3</text:p>
          </table:table-cell>
          <table:table-cell table:style-name="ce48" table:formula="of:=[.M299]/[.$B299]" office:value-type="float" office:value="5333.33333333333" calcext:value-type="float">
            <text:p>5333.3</text:p>
          </table:table-cell>
          <table:table-cell table:style-name="ce50" table:formula="of:=[.N299]/[.$B299]" office:value-type="float" office:value="2666.66666666667" calcext:value-type="float">
            <text:p>2666.7</text:p>
          </table:table-cell>
          <table:table-cell table:style-name="ce52" table:formula="of:=[.O299]/[.$B299]" office:value-type="float" office:value="2666.66666666667" calcext:value-type="float">
            <text:p>2666.7</text:p>
          </table:table-cell>
          <table:table-cell table:style-name="ce55" table:formula="of:=([.L299]+[.M299]+[.N299]+[.O299])/[.$B299]" office:value-type="float" office:value="16000" calcext:value-type="float">
            <text:p>16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290:.B300])" office:value-type="percentage" office:value="3.1" calcext:value-type="percentage">
            <text:p>310.0%</text:p>
          </table:table-cell>
          <table:table-cell table:style-name="ce5" table:formula="of:=COM.MICROSOFT.FLOOR.MATH(100*2^([.A300]/3))" office:value-type="float" office:value="1007" calcext:value-type="float">
            <text:p>1007</text:p>
          </table:table-cell>
          <table:table-cell table:style-name="ce5" table:formula="of:=SUM([.$D$290:.D300])" office:value-type="float" office:value="4394" calcext:value-type="float">
            <text:p>4394</text:p>
          </table:table-cell>
          <table:table-cell table:style-name="ce5" table:formula="of:=[.A300]*10" office:value-type="float" office:value="100" calcext:value-type="float">
            <text:p>100</text:p>
          </table:table-cell>
          <table:table-cell table:style-name="ce5" table:formula="of:=[.D300]*[.F300]" office:value-type="float" office:value="100700" calcext:value-type="float">
            <text:p>10070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$D300]*[.H300]" office:value-type="float" office:value="2014" calcext:value-type="float">
            <text:p>2014</text:p>
          </table:table-cell>
          <table:table-cell table:style-name="ce34" table:formula="of:=[.$D300]*[.I300]" office:value-type="float" office:value="2014" calcext:value-type="float">
            <text:p>2014</text:p>
          </table:table-cell>
          <table:table-cell table:style-name="ce38" table:formula="of:=[.$D300]*[.J300]" office:value-type="float" office:value="1007" calcext:value-type="float">
            <text:p>1007</text:p>
          </table:table-cell>
          <table:table-cell table:style-name="ce42" table:formula="of:=[.$D300]*[.K300]" office:value-type="float" office:value="1007" calcext:value-type="float">
            <text:p>1007</text:p>
          </table:table-cell>
          <table:table-cell table:style-name="ce45" table:formula="of:=[.L300]/[.$B300]" office:value-type="float" office:value="6713.33333333333" calcext:value-type="float">
            <text:p>6713.3</text:p>
          </table:table-cell>
          <table:table-cell table:style-name="ce48" table:formula="of:=[.M300]/[.$B300]" office:value-type="float" office:value="6713.33333333333" calcext:value-type="float">
            <text:p>6713.3</text:p>
          </table:table-cell>
          <table:table-cell table:style-name="ce50" table:formula="of:=[.N300]/[.$B300]" office:value-type="float" office:value="3356.66666666667" calcext:value-type="float">
            <text:p>3356.7</text:p>
          </table:table-cell>
          <table:table-cell table:style-name="ce52" table:formula="of:=[.O300]/[.$B300]" office:value-type="float" office:value="3356.66666666667" calcext:value-type="float">
            <text:p>3356.7</text:p>
          </table:table-cell>
          <table:table-cell table:style-name="ce55" table:formula="of:=([.L300]+[.M300]+[.N300]+[.O300])/[.$B300]" office:value-type="float" office:value="20140" calcext:value-type="float">
            <text:p>2014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290:.B301])" office:value-type="percentage" office:value="3.4" calcext:value-type="percentage">
            <text:p>340.0%</text:p>
          </table:table-cell>
          <table:table-cell table:style-name="ce5" table:formula="of:=COM.MICROSOFT.FLOOR.MATH(100*2^([.A301]/3))" office:value-type="float" office:value="1269" calcext:value-type="float">
            <text:p>1269</text:p>
          </table:table-cell>
          <table:table-cell table:style-name="ce5" table:formula="of:=SUM([.$D$290:.D301])" office:value-type="float" office:value="5663" calcext:value-type="float">
            <text:p>5663</text:p>
          </table:table-cell>
          <table:table-cell table:style-name="ce5" table:formula="of:=[.A301]*10" office:value-type="float" office:value="110" calcext:value-type="float">
            <text:p>110</text:p>
          </table:table-cell>
          <table:table-cell table:style-name="ce5" table:formula="of:=[.D301]*[.F301]" office:value-type="float" office:value="139590" calcext:value-type="float">
            <text:p>13959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01]*[.H301]" office:value-type="float" office:value="2538" calcext:value-type="float">
            <text:p>2538</text:p>
          </table:table-cell>
          <table:table-cell table:style-name="ce34" table:formula="of:=[.$D301]*[.I301]" office:value-type="float" office:value="2538" calcext:value-type="float">
            <text:p>2538</text:p>
          </table:table-cell>
          <table:table-cell table:style-name="ce38" table:formula="of:=[.$D301]*[.J301]" office:value-type="float" office:value="2538" calcext:value-type="float">
            <text:p>2538</text:p>
          </table:table-cell>
          <table:table-cell table:style-name="ce42" table:formula="of:=[.$D301]*[.K301]" office:value-type="float" office:value="1269" calcext:value-type="float">
            <text:p>1269</text:p>
          </table:table-cell>
          <table:table-cell table:style-name="ce45" table:formula="of:=[.L301]/[.$B301]" office:value-type="float" office:value="8460" calcext:value-type="float">
            <text:p>8460.0</text:p>
          </table:table-cell>
          <table:table-cell table:style-name="ce48" table:formula="of:=[.M301]/[.$B301]" office:value-type="float" office:value="8460" calcext:value-type="float">
            <text:p>8460.0</text:p>
          </table:table-cell>
          <table:table-cell table:style-name="ce50" table:formula="of:=[.N301]/[.$B301]" office:value-type="float" office:value="8460" calcext:value-type="float">
            <text:p>8460.0</text:p>
          </table:table-cell>
          <table:table-cell table:style-name="ce52" table:formula="of:=[.O301]/[.$B301]" office:value-type="float" office:value="4230" calcext:value-type="float">
            <text:p>4230.0</text:p>
          </table:table-cell>
          <table:table-cell table:style-name="ce55" table:formula="of:=([.L301]+[.M301]+[.N301]+[.O301])/[.$B301]" office:value-type="float" office:value="29610" calcext:value-type="float">
            <text:p>2961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290:.B302])" office:value-type="percentage" office:value="3.7" calcext:value-type="percentage">
            <text:p>370.0%</text:p>
          </table:table-cell>
          <table:table-cell table:style-name="ce5" table:formula="of:=COM.MICROSOFT.FLOOR.MATH(100*2^([.A302]/3))" office:value-type="float" office:value="1600" calcext:value-type="float">
            <text:p>1600</text:p>
          </table:table-cell>
          <table:table-cell table:style-name="ce5" table:formula="of:=SUM([.$D$290:.D302])" office:value-type="float" office:value="7263" calcext:value-type="float">
            <text:p>7263</text:p>
          </table:table-cell>
          <table:table-cell table:style-name="ce5" table:formula="of:=[.A302]*10" office:value-type="float" office:value="120" calcext:value-type="float">
            <text:p>120</text:p>
          </table:table-cell>
          <table:table-cell table:style-name="ce5" table:formula="of:=[.D302]*[.F302]" office:value-type="float" office:value="192000" calcext:value-type="float">
            <text:p>192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02]*[.H302]" office:value-type="float" office:value="3200" calcext:value-type="float">
            <text:p>3200</text:p>
          </table:table-cell>
          <table:table-cell table:style-name="ce34" table:formula="of:=[.$D302]*[.I302]" office:value-type="float" office:value="3200" calcext:value-type="float">
            <text:p>3200</text:p>
          </table:table-cell>
          <table:table-cell table:style-name="ce38" table:formula="of:=[.$D302]*[.J302]" office:value-type="float" office:value="3200" calcext:value-type="float">
            <text:p>3200</text:p>
          </table:table-cell>
          <table:table-cell table:style-name="ce42" table:formula="of:=[.$D302]*[.K302]" office:value-type="float" office:value="1600" calcext:value-type="float">
            <text:p>1600</text:p>
          </table:table-cell>
          <table:table-cell table:style-name="ce45" table:formula="of:=[.L302]/[.$B302]" office:value-type="float" office:value="10666.6666666667" calcext:value-type="float">
            <text:p>10666.7</text:p>
          </table:table-cell>
          <table:table-cell table:style-name="ce48" table:formula="of:=[.M302]/[.$B302]" office:value-type="float" office:value="10666.6666666667" calcext:value-type="float">
            <text:p>10666.7</text:p>
          </table:table-cell>
          <table:table-cell table:style-name="ce50" table:formula="of:=[.N302]/[.$B302]" office:value-type="float" office:value="10666.6666666667" calcext:value-type="float">
            <text:p>10666.7</text:p>
          </table:table-cell>
          <table:table-cell table:style-name="ce52" table:formula="of:=[.O302]/[.$B302]" office:value-type="float" office:value="5333.33333333333" calcext:value-type="float">
            <text:p>5333.3</text:p>
          </table:table-cell>
          <table:table-cell table:style-name="ce55" table:formula="of:=([.L302]+[.M302]+[.N302]+[.O302])/[.$B302]" office:value-type="float" office:value="37333.3333333333" calcext:value-type="float">
            <text:p>3733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290:.B303])" office:value-type="percentage" office:value="4" calcext:value-type="percentage">
            <text:p>400.0%</text:p>
          </table:table-cell>
          <table:table-cell table:style-name="ce5" table:formula="of:=COM.MICROSOFT.FLOOR.MATH(100*2^([.A303]/3))" office:value-type="float" office:value="2015" calcext:value-type="float">
            <text:p>2015</text:p>
          </table:table-cell>
          <table:table-cell table:style-name="ce5" table:formula="of:=SUM([.$D$290:.D303])" office:value-type="float" office:value="9278" calcext:value-type="float">
            <text:p>9278</text:p>
          </table:table-cell>
          <table:table-cell table:style-name="ce5" table:formula="of:=[.A303]*10" office:value-type="float" office:value="130" calcext:value-type="float">
            <text:p>130</text:p>
          </table:table-cell>
          <table:table-cell table:style-name="ce5" table:formula="of:=[.D303]*[.F303]" office:value-type="float" office:value="261950" calcext:value-type="float">
            <text:p>26195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03]*[.H303]" office:value-type="float" office:value="4030" calcext:value-type="float">
            <text:p>4030</text:p>
          </table:table-cell>
          <table:table-cell table:style-name="ce34" table:formula="of:=[.$D303]*[.I303]" office:value-type="float" office:value="4030" calcext:value-type="float">
            <text:p>4030</text:p>
          </table:table-cell>
          <table:table-cell table:style-name="ce38" table:formula="of:=[.$D303]*[.J303]" office:value-type="float" office:value="4030" calcext:value-type="float">
            <text:p>4030</text:p>
          </table:table-cell>
          <table:table-cell table:style-name="ce42" table:formula="of:=[.$D303]*[.K303]" office:value-type="float" office:value="2015" calcext:value-type="float">
            <text:p>2015</text:p>
          </table:table-cell>
          <table:table-cell table:style-name="ce45" table:formula="of:=[.L303]/[.$B303]" office:value-type="float" office:value="13433.3333333333" calcext:value-type="float">
            <text:p>13433.3</text:p>
          </table:table-cell>
          <table:table-cell table:style-name="ce48" table:formula="of:=[.M303]/[.$B303]" office:value-type="float" office:value="13433.3333333333" calcext:value-type="float">
            <text:p>13433.3</text:p>
          </table:table-cell>
          <table:table-cell table:style-name="ce50" table:formula="of:=[.N303]/[.$B303]" office:value-type="float" office:value="13433.3333333333" calcext:value-type="float">
            <text:p>13433.3</text:p>
          </table:table-cell>
          <table:table-cell table:style-name="ce52" table:formula="of:=[.O303]/[.$B303]" office:value-type="float" office:value="6716.66666666667" calcext:value-type="float">
            <text:p>6716.7</text:p>
          </table:table-cell>
          <table:table-cell table:style-name="ce55" table:formula="of:=([.L303]+[.M303]+[.N303]+[.O303])/[.$B303]" office:value-type="float" office:value="47016.6666666667" calcext:value-type="float">
            <text:p>4701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290:.B304])" office:value-type="percentage" office:value="4.3" calcext:value-type="percentage">
            <text:p>430.0%</text:p>
          </table:table-cell>
          <table:table-cell table:style-name="ce5" table:formula="of:=COM.MICROSOFT.FLOOR.MATH(100*2^([.A304]/3))" office:value-type="float" office:value="2539" calcext:value-type="float">
            <text:p>2539</text:p>
          </table:table-cell>
          <table:table-cell table:style-name="ce5" table:formula="of:=SUM([.$D$290:.D304])" office:value-type="float" office:value="11817" calcext:value-type="float">
            <text:p>11817</text:p>
          </table:table-cell>
          <table:table-cell table:style-name="ce5" table:formula="of:=[.A304]*10" office:value-type="float" office:value="140" calcext:value-type="float">
            <text:p>140</text:p>
          </table:table-cell>
          <table:table-cell table:style-name="ce5" table:formula="of:=[.D304]*[.F304]" office:value-type="float" office:value="355460" calcext:value-type="float">
            <text:p>35546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04]*[.H304]" office:value-type="float" office:value="5078" calcext:value-type="float">
            <text:p>5078</text:p>
          </table:table-cell>
          <table:table-cell table:style-name="ce34" table:formula="of:=[.$D304]*[.I304]" office:value-type="float" office:value="5078" calcext:value-type="float">
            <text:p>5078</text:p>
          </table:table-cell>
          <table:table-cell table:style-name="ce38" table:formula="of:=[.$D304]*[.J304]" office:value-type="float" office:value="5078" calcext:value-type="float">
            <text:p>5078</text:p>
          </table:table-cell>
          <table:table-cell table:style-name="ce42" table:formula="of:=[.$D304]*[.K304]" office:value-type="float" office:value="2539" calcext:value-type="float">
            <text:p>2539</text:p>
          </table:table-cell>
          <table:table-cell table:style-name="ce45" table:formula="of:=[.L304]/[.$B304]" office:value-type="float" office:value="16926.6666666667" calcext:value-type="float">
            <text:p>16926.7</text:p>
          </table:table-cell>
          <table:table-cell table:style-name="ce48" table:formula="of:=[.M304]/[.$B304]" office:value-type="float" office:value="16926.6666666667" calcext:value-type="float">
            <text:p>16926.7</text:p>
          </table:table-cell>
          <table:table-cell table:style-name="ce50" table:formula="of:=[.N304]/[.$B304]" office:value-type="float" office:value="16926.6666666667" calcext:value-type="float">
            <text:p>16926.7</text:p>
          </table:table-cell>
          <table:table-cell table:style-name="ce52" table:formula="of:=[.O304]/[.$B304]" office:value-type="float" office:value="8463.33333333333" calcext:value-type="float">
            <text:p>8463.3</text:p>
          </table:table-cell>
          <table:table-cell table:style-name="ce55" table:formula="of:=([.L304]+[.M304]+[.N304]+[.O304])/[.$B304]" office:value-type="float" office:value="59243.3333333333" calcext:value-type="float">
            <text:p>5924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290:.B305])" office:value-type="percentage" office:value="4.6" calcext:value-type="percentage">
            <text:p>460.0%</text:p>
          </table:table-cell>
          <table:table-cell table:style-name="ce5" table:formula="of:=COM.MICROSOFT.FLOOR.MATH(100*2^([.A305]/3))" office:value-type="float" office:value="3200" calcext:value-type="float">
            <text:p>3200</text:p>
          </table:table-cell>
          <table:table-cell table:style-name="ce5" table:formula="of:=SUM([.$D$290:.D305])" office:value-type="float" office:value="15017" calcext:value-type="float">
            <text:p>15017</text:p>
          </table:table-cell>
          <table:table-cell table:style-name="ce5" table:formula="of:=[.A305]*10" office:value-type="float" office:value="150" calcext:value-type="float">
            <text:p>150</text:p>
          </table:table-cell>
          <table:table-cell table:style-name="ce5" table:formula="of:=[.D305]*[.F305]" office:value-type="float" office:value="480000" calcext:value-type="float">
            <text:p>480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05]*[.H305]" office:value-type="float" office:value="6400" calcext:value-type="float">
            <text:p>6400</text:p>
          </table:table-cell>
          <table:table-cell table:style-name="ce34" table:formula="of:=[.$D305]*[.I305]" office:value-type="float" office:value="6400" calcext:value-type="float">
            <text:p>6400</text:p>
          </table:table-cell>
          <table:table-cell table:style-name="ce38" table:formula="of:=[.$D305]*[.J305]" office:value-type="float" office:value="6400" calcext:value-type="float">
            <text:p>6400</text:p>
          </table:table-cell>
          <table:table-cell table:style-name="ce42" table:formula="of:=[.$D305]*[.K305]" office:value-type="float" office:value="3200" calcext:value-type="float">
            <text:p>3200</text:p>
          </table:table-cell>
          <table:table-cell table:style-name="ce45" table:formula="of:=[.L305]/[.$B305]" office:value-type="float" office:value="21333.3333333333" calcext:value-type="float">
            <text:p>21333.3</text:p>
          </table:table-cell>
          <table:table-cell table:style-name="ce48" table:formula="of:=[.M305]/[.$B305]" office:value-type="float" office:value="21333.3333333333" calcext:value-type="float">
            <text:p>21333.3</text:p>
          </table:table-cell>
          <table:table-cell table:style-name="ce50" table:formula="of:=[.N305]/[.$B305]" office:value-type="float" office:value="21333.3333333333" calcext:value-type="float">
            <text:p>21333.3</text:p>
          </table:table-cell>
          <table:table-cell table:style-name="ce52" table:formula="of:=[.O305]/[.$B305]" office:value-type="float" office:value="10666.6666666667" calcext:value-type="float">
            <text:p>10666.7</text:p>
          </table:table-cell>
          <table:table-cell table:style-name="ce55" table:formula="of:=([.L305]+[.M305]+[.N305]+[.O305])/[.$B305]" office:value-type="float" office:value="74666.6666666667" calcext:value-type="float">
            <text:p>7466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290:.B306])" office:value-type="percentage" office:value="4.9" calcext:value-type="percentage">
            <text:p>490.0%</text:p>
          </table:table-cell>
          <table:table-cell table:style-name="ce5" table:formula="of:=COM.MICROSOFT.FLOOR.MATH(100*2^([.A306]/3))" office:value-type="float" office:value="4031" calcext:value-type="float">
            <text:p>4031</text:p>
          </table:table-cell>
          <table:table-cell table:style-name="ce5" table:formula="of:=SUM([.$D$290:.D306])" office:value-type="float" office:value="19048" calcext:value-type="float">
            <text:p>19048</text:p>
          </table:table-cell>
          <table:table-cell table:style-name="ce5" table:formula="of:=[.A306]*10" office:value-type="float" office:value="160" calcext:value-type="float">
            <text:p>160</text:p>
          </table:table-cell>
          <table:table-cell table:style-name="ce5" table:formula="of:=[.D306]*[.F306]" office:value-type="float" office:value="644960" calcext:value-type="float">
            <text:p>64496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06]*[.H306]" office:value-type="float" office:value="8062" calcext:value-type="float">
            <text:p>8062</text:p>
          </table:table-cell>
          <table:table-cell table:style-name="ce34" table:formula="of:=[.$D306]*[.I306]" office:value-type="float" office:value="8062" calcext:value-type="float">
            <text:p>8062</text:p>
          </table:table-cell>
          <table:table-cell table:style-name="ce38" table:formula="of:=[.$D306]*[.J306]" office:value-type="float" office:value="8062" calcext:value-type="float">
            <text:p>8062</text:p>
          </table:table-cell>
          <table:table-cell table:style-name="ce42" table:formula="of:=[.$D306]*[.K306]" office:value-type="float" office:value="4031" calcext:value-type="float">
            <text:p>4031</text:p>
          </table:table-cell>
          <table:table-cell table:style-name="ce45" table:formula="of:=[.L306]/[.$B306]" office:value-type="float" office:value="26873.3333333333" calcext:value-type="float">
            <text:p>26873.3</text:p>
          </table:table-cell>
          <table:table-cell table:style-name="ce48" table:formula="of:=[.M306]/[.$B306]" office:value-type="float" office:value="26873.3333333333" calcext:value-type="float">
            <text:p>26873.3</text:p>
          </table:table-cell>
          <table:table-cell table:style-name="ce50" table:formula="of:=[.N306]/[.$B306]" office:value-type="float" office:value="26873.3333333333" calcext:value-type="float">
            <text:p>26873.3</text:p>
          </table:table-cell>
          <table:table-cell table:style-name="ce52" table:formula="of:=[.O306]/[.$B306]" office:value-type="float" office:value="13436.6666666667" calcext:value-type="float">
            <text:p>13436.7</text:p>
          </table:table-cell>
          <table:table-cell table:style-name="ce55" table:formula="of:=([.L306]+[.M306]+[.N306]+[.O306])/[.$B306]" office:value-type="float" office:value="94056.6666666667" calcext:value-type="float">
            <text:p>9405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290:.B307])" office:value-type="percentage" office:value="5.2" calcext:value-type="percentage">
            <text:p>520.0%</text:p>
          </table:table-cell>
          <table:table-cell table:style-name="ce5" table:formula="of:=COM.MICROSOFT.FLOOR.MATH(100*2^([.A307]/3))" office:value-type="float" office:value="5079" calcext:value-type="float">
            <text:p>5079</text:p>
          </table:table-cell>
          <table:table-cell table:style-name="ce5" table:formula="of:=SUM([.$D$290:.D307])" office:value-type="float" office:value="24127" calcext:value-type="float">
            <text:p>24127</text:p>
          </table:table-cell>
          <table:table-cell table:style-name="ce5" table:formula="of:=[.A307]*10" office:value-type="float" office:value="170" calcext:value-type="float">
            <text:p>170</text:p>
          </table:table-cell>
          <table:table-cell table:style-name="ce5" table:formula="of:=[.D307]*[.F307]" office:value-type="float" office:value="863430" calcext:value-type="float">
            <text:p>86343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07]*[.H307]" office:value-type="float" office:value="10158" calcext:value-type="float">
            <text:p>10158</text:p>
          </table:table-cell>
          <table:table-cell table:style-name="ce34" table:formula="of:=[.$D307]*[.I307]" office:value-type="float" office:value="10158" calcext:value-type="float">
            <text:p>10158</text:p>
          </table:table-cell>
          <table:table-cell table:style-name="ce38" table:formula="of:=[.$D307]*[.J307]" office:value-type="float" office:value="10158" calcext:value-type="float">
            <text:p>10158</text:p>
          </table:table-cell>
          <table:table-cell table:style-name="ce42" table:formula="of:=[.$D307]*[.K307]" office:value-type="float" office:value="5079" calcext:value-type="float">
            <text:p>5079</text:p>
          </table:table-cell>
          <table:table-cell table:style-name="ce45" table:formula="of:=[.L307]/[.$B307]" office:value-type="float" office:value="33860" calcext:value-type="float">
            <text:p>33860.0</text:p>
          </table:table-cell>
          <table:table-cell table:style-name="ce48" table:formula="of:=[.M307]/[.$B307]" office:value-type="float" office:value="33860" calcext:value-type="float">
            <text:p>33860.0</text:p>
          </table:table-cell>
          <table:table-cell table:style-name="ce50" table:formula="of:=[.N307]/[.$B307]" office:value-type="float" office:value="33860" calcext:value-type="float">
            <text:p>33860.0</text:p>
          </table:table-cell>
          <table:table-cell table:style-name="ce52" table:formula="of:=[.O307]/[.$B307]" office:value-type="float" office:value="16930" calcext:value-type="float">
            <text:p>16930.0</text:p>
          </table:table-cell>
          <table:table-cell table:style-name="ce55" table:formula="of:=([.L307]+[.M307]+[.N307]+[.O307])/[.$B307]" office:value-type="float" office:value="118510" calcext:value-type="float">
            <text:p>11851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290:.B308])" office:value-type="percentage" office:value="5.5" calcext:value-type="percentage">
            <text:p>550.0%</text:p>
          </table:table-cell>
          <table:table-cell table:style-name="ce5" table:formula="of:=COM.MICROSOFT.FLOOR.MATH(100*2^([.A308]/3))" office:value-type="float" office:value="6400" calcext:value-type="float">
            <text:p>6400</text:p>
          </table:table-cell>
          <table:table-cell table:style-name="ce5" table:formula="of:=SUM([.$D$290:.D308])" office:value-type="float" office:value="30527" calcext:value-type="float">
            <text:p>30527</text:p>
          </table:table-cell>
          <table:table-cell table:style-name="ce5" table:formula="of:=[.A308]*10" office:value-type="float" office:value="180" calcext:value-type="float">
            <text:p>180</text:p>
          </table:table-cell>
          <table:table-cell table:style-name="ce5" table:formula="of:=[.D308]*[.F308]" office:value-type="float" office:value="1152000" calcext:value-type="float">
            <text:p>1152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08]*[.H308]" office:value-type="float" office:value="12800" calcext:value-type="float">
            <text:p>12800</text:p>
          </table:table-cell>
          <table:table-cell table:style-name="ce34" table:formula="of:=[.$D308]*[.I308]" office:value-type="float" office:value="12800" calcext:value-type="float">
            <text:p>12800</text:p>
          </table:table-cell>
          <table:table-cell table:style-name="ce38" table:formula="of:=[.$D308]*[.J308]" office:value-type="float" office:value="12800" calcext:value-type="float">
            <text:p>12800</text:p>
          </table:table-cell>
          <table:table-cell table:style-name="ce42" table:formula="of:=[.$D308]*[.K308]" office:value-type="float" office:value="6400" calcext:value-type="float">
            <text:p>6400</text:p>
          </table:table-cell>
          <table:table-cell table:style-name="ce45" table:formula="of:=[.L308]/[.$B308]" office:value-type="float" office:value="42666.6666666667" calcext:value-type="float">
            <text:p>42666.7</text:p>
          </table:table-cell>
          <table:table-cell table:style-name="ce48" table:formula="of:=[.M308]/[.$B308]" office:value-type="float" office:value="42666.6666666667" calcext:value-type="float">
            <text:p>42666.7</text:p>
          </table:table-cell>
          <table:table-cell table:style-name="ce50" table:formula="of:=[.N308]/[.$B308]" office:value-type="float" office:value="42666.6666666667" calcext:value-type="float">
            <text:p>42666.7</text:p>
          </table:table-cell>
          <table:table-cell table:style-name="ce52" table:formula="of:=[.O308]/[.$B308]" office:value-type="float" office:value="21333.3333333333" calcext:value-type="float">
            <text:p>21333.3</text:p>
          </table:table-cell>
          <table:table-cell table:style-name="ce55" table:formula="of:=([.L308]+[.M308]+[.N308]+[.O308])/[.$B308]" office:value-type="float" office:value="149333.333333333" calcext:value-type="float">
            <text:p>14933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290:.B309])" office:value-type="percentage" office:value="5.8" calcext:value-type="percentage">
            <text:p>580.0%</text:p>
          </table:table-cell>
          <table:table-cell table:style-name="ce5" table:formula="of:=COM.MICROSOFT.FLOOR.MATH(100*2^([.A309]/3))" office:value-type="float" office:value="8063" calcext:value-type="float">
            <text:p>8063</text:p>
          </table:table-cell>
          <table:table-cell table:style-name="ce5" table:formula="of:=SUM([.$D$290:.D309])" office:value-type="float" office:value="38590" calcext:value-type="float">
            <text:p>38590</text:p>
          </table:table-cell>
          <table:table-cell table:style-name="ce5" table:formula="of:=[.A309]*10" office:value-type="float" office:value="190" calcext:value-type="float">
            <text:p>190</text:p>
          </table:table-cell>
          <table:table-cell table:style-name="ce5" table:formula="of:=[.D309]*[.F309]" office:value-type="float" office:value="1531970" calcext:value-type="float">
            <text:p>153197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09]*[.H309]" office:value-type="float" office:value="16126" calcext:value-type="float">
            <text:p>16126</text:p>
          </table:table-cell>
          <table:table-cell table:style-name="ce34" table:formula="of:=[.$D309]*[.I309]" office:value-type="float" office:value="16126" calcext:value-type="float">
            <text:p>16126</text:p>
          </table:table-cell>
          <table:table-cell table:style-name="ce38" table:formula="of:=[.$D309]*[.J309]" office:value-type="float" office:value="16126" calcext:value-type="float">
            <text:p>16126</text:p>
          </table:table-cell>
          <table:table-cell table:style-name="ce42" table:formula="of:=[.$D309]*[.K309]" office:value-type="float" office:value="8063" calcext:value-type="float">
            <text:p>8063</text:p>
          </table:table-cell>
          <table:table-cell table:style-name="ce45" table:formula="of:=[.L309]/[.$B309]" office:value-type="float" office:value="53753.3333333333" calcext:value-type="float">
            <text:p>53753.3</text:p>
          </table:table-cell>
          <table:table-cell table:style-name="ce48" table:formula="of:=[.M309]/[.$B309]" office:value-type="float" office:value="53753.3333333333" calcext:value-type="float">
            <text:p>53753.3</text:p>
          </table:table-cell>
          <table:table-cell table:style-name="ce50" table:formula="of:=[.N309]/[.$B309]" office:value-type="float" office:value="53753.3333333333" calcext:value-type="float">
            <text:p>53753.3</text:p>
          </table:table-cell>
          <table:table-cell table:style-name="ce52" table:formula="of:=[.O309]/[.$B309]" office:value-type="float" office:value="26876.6666666667" calcext:value-type="float">
            <text:p>26876.7</text:p>
          </table:table-cell>
          <table:table-cell table:style-name="ce55" table:formula="of:=([.L309]+[.M309]+[.N309]+[.O309])/[.$B309]" office:value-type="float" office:value="188136.666666667" calcext:value-type="float">
            <text:p>18813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290:.B310])" office:value-type="percentage" office:value="6.1" calcext:value-type="percentage">
            <text:p>610.0%</text:p>
          </table:table-cell>
          <table:table-cell table:style-name="ce5" table:formula="of:=COM.MICROSOFT.FLOOR.MATH(100*2^([.A310]/3))" office:value-type="float" office:value="10159" calcext:value-type="float">
            <text:p>10159</text:p>
          </table:table-cell>
          <table:table-cell table:style-name="ce5" table:formula="of:=SUM([.$D$290:.D310])" office:value-type="float" office:value="48749" calcext:value-type="float">
            <text:p>48749</text:p>
          </table:table-cell>
          <table:table-cell table:style-name="ce5" table:formula="of:=[.A310]*10" office:value-type="float" office:value="200" calcext:value-type="float">
            <text:p>200</text:p>
          </table:table-cell>
          <table:table-cell table:style-name="ce5" table:formula="of:=[.D310]*[.F310]" office:value-type="float" office:value="2031800" calcext:value-type="float">
            <text:p>20318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10]*[.H310]" office:value-type="float" office:value="20318" calcext:value-type="float">
            <text:p>20318</text:p>
          </table:table-cell>
          <table:table-cell table:style-name="ce34" table:formula="of:=[.$D310]*[.I310]" office:value-type="float" office:value="20318" calcext:value-type="float">
            <text:p>20318</text:p>
          </table:table-cell>
          <table:table-cell table:style-name="ce38" table:formula="of:=[.$D310]*[.J310]" office:value-type="float" office:value="20318" calcext:value-type="float">
            <text:p>20318</text:p>
          </table:table-cell>
          <table:table-cell table:style-name="ce42" table:formula="of:=[.$D310]*[.K310]" office:value-type="float" office:value="10159" calcext:value-type="float">
            <text:p>10159</text:p>
          </table:table-cell>
          <table:table-cell table:style-name="ce45" table:formula="of:=[.L310]/[.$B310]" office:value-type="float" office:value="67726.6666666667" calcext:value-type="float">
            <text:p>67726.7</text:p>
          </table:table-cell>
          <table:table-cell table:style-name="ce48" table:formula="of:=[.M310]/[.$B310]" office:value-type="float" office:value="67726.6666666667" calcext:value-type="float">
            <text:p>67726.7</text:p>
          </table:table-cell>
          <table:table-cell table:style-name="ce50" table:formula="of:=[.N310]/[.$B310]" office:value-type="float" office:value="67726.6666666667" calcext:value-type="float">
            <text:p>67726.7</text:p>
          </table:table-cell>
          <table:table-cell table:style-name="ce52" table:formula="of:=[.O310]/[.$B310]" office:value-type="float" office:value="33863.3333333333" calcext:value-type="float">
            <text:p>33863.3</text:p>
          </table:table-cell>
          <table:table-cell table:style-name="ce55" table:formula="of:=([.L310]+[.M310]+[.N310]+[.O310])/[.$B310]" office:value-type="float" office:value="237043.333333333" calcext:value-type="float">
            <text:p>23704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290:.B311])" office:value-type="percentage" office:value="6.4" calcext:value-type="percentage">
            <text:p>640.0%</text:p>
          </table:table-cell>
          <table:table-cell table:style-name="ce5" table:formula="of:=COM.MICROSOFT.FLOOR.MATH(100*2^([.A311]/3))" office:value-type="float" office:value="12800" calcext:value-type="float">
            <text:p>12800</text:p>
          </table:table-cell>
          <table:table-cell table:style-name="ce5" table:formula="of:=SUM([.$D$290:.D311])" office:value-type="float" office:value="61549" calcext:value-type="float">
            <text:p>61549</text:p>
          </table:table-cell>
          <table:table-cell table:style-name="ce5" table:formula="of:=[.A311]*10" office:value-type="float" office:value="210" calcext:value-type="float">
            <text:p>210</text:p>
          </table:table-cell>
          <table:table-cell table:style-name="ce5" table:formula="of:=[.D311]*[.F311]" office:value-type="float" office:value="2688000" calcext:value-type="float">
            <text:p>2688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11]*[.H311]" office:value-type="float" office:value="25600" calcext:value-type="float">
            <text:p>25600</text:p>
          </table:table-cell>
          <table:table-cell table:style-name="ce34" table:formula="of:=[.$D311]*[.I311]" office:value-type="float" office:value="25600" calcext:value-type="float">
            <text:p>25600</text:p>
          </table:table-cell>
          <table:table-cell table:style-name="ce38" table:formula="of:=[.$D311]*[.J311]" office:value-type="float" office:value="25600" calcext:value-type="float">
            <text:p>25600</text:p>
          </table:table-cell>
          <table:table-cell table:style-name="ce42" table:formula="of:=[.$D311]*[.K311]" office:value-type="float" office:value="12800" calcext:value-type="float">
            <text:p>12800</text:p>
          </table:table-cell>
          <table:table-cell table:style-name="ce45" table:formula="of:=[.L311]/[.$B311]" office:value-type="float" office:value="85333.3333333333" calcext:value-type="float">
            <text:p>85333.3</text:p>
          </table:table-cell>
          <table:table-cell table:style-name="ce48" table:formula="of:=[.M311]/[.$B311]" office:value-type="float" office:value="85333.3333333333" calcext:value-type="float">
            <text:p>85333.3</text:p>
          </table:table-cell>
          <table:table-cell table:style-name="ce50" table:formula="of:=[.N311]/[.$B311]" office:value-type="float" office:value="85333.3333333333" calcext:value-type="float">
            <text:p>85333.3</text:p>
          </table:table-cell>
          <table:table-cell table:style-name="ce52" table:formula="of:=[.O311]/[.$B311]" office:value-type="float" office:value="42666.6666666667" calcext:value-type="float">
            <text:p>42666.7</text:p>
          </table:table-cell>
          <table:table-cell table:style-name="ce55" table:formula="of:=([.L311]+[.M311]+[.N311]+[.O311])/[.$B311]" office:value-type="float" office:value="298666.666666667" calcext:value-type="float">
            <text:p>29866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290:.B312])" office:value-type="percentage" office:value="6.7" calcext:value-type="percentage">
            <text:p>670.0%</text:p>
          </table:table-cell>
          <table:table-cell table:style-name="ce5" table:formula="of:=COM.MICROSOFT.FLOOR.MATH(100*2^([.A312]/3))" office:value-type="float" office:value="16126" calcext:value-type="float">
            <text:p>16126</text:p>
          </table:table-cell>
          <table:table-cell table:style-name="ce5" table:formula="of:=SUM([.$D$290:.D312])" office:value-type="float" office:value="77675" calcext:value-type="float">
            <text:p>77675</text:p>
          </table:table-cell>
          <table:table-cell table:style-name="ce5" table:formula="of:=[.A312]*10" office:value-type="float" office:value="220" calcext:value-type="float">
            <text:p>220</text:p>
          </table:table-cell>
          <table:table-cell table:style-name="ce5" table:formula="of:=[.D312]*[.F312]" office:value-type="float" office:value="3547720" calcext:value-type="float">
            <text:p>354772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12]*[.H312]" office:value-type="float" office:value="32252" calcext:value-type="float">
            <text:p>32252</text:p>
          </table:table-cell>
          <table:table-cell table:style-name="ce34" table:formula="of:=[.$D312]*[.I312]" office:value-type="float" office:value="32252" calcext:value-type="float">
            <text:p>32252</text:p>
          </table:table-cell>
          <table:table-cell table:style-name="ce38" table:formula="of:=[.$D312]*[.J312]" office:value-type="float" office:value="32252" calcext:value-type="float">
            <text:p>32252</text:p>
          </table:table-cell>
          <table:table-cell table:style-name="ce42" table:formula="of:=[.$D312]*[.K312]" office:value-type="float" office:value="16126" calcext:value-type="float">
            <text:p>16126</text:p>
          </table:table-cell>
          <table:table-cell table:style-name="ce45" table:formula="of:=[.L312]/[.$B312]" office:value-type="float" office:value="107506.666666667" calcext:value-type="float">
            <text:p>107506.7</text:p>
          </table:table-cell>
          <table:table-cell table:style-name="ce48" table:formula="of:=[.M312]/[.$B312]" office:value-type="float" office:value="107506.666666667" calcext:value-type="float">
            <text:p>107506.7</text:p>
          </table:table-cell>
          <table:table-cell table:style-name="ce50" table:formula="of:=[.N312]/[.$B312]" office:value-type="float" office:value="107506.666666667" calcext:value-type="float">
            <text:p>107506.7</text:p>
          </table:table-cell>
          <table:table-cell table:style-name="ce52" table:formula="of:=[.O312]/[.$B312]" office:value-type="float" office:value="53753.3333333333" calcext:value-type="float">
            <text:p>53753.3</text:p>
          </table:table-cell>
          <table:table-cell table:style-name="ce55" table:formula="of:=([.L312]+[.M312]+[.N312]+[.O312])/[.$B312]" office:value-type="float" office:value="376273.333333333" calcext:value-type="float">
            <text:p>37627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290:.B313])" office:value-type="percentage" office:value="7" calcext:value-type="percentage">
            <text:p>700.0%</text:p>
          </table:table-cell>
          <table:table-cell table:style-name="ce5" table:formula="of:=COM.MICROSOFT.FLOOR.MATH(100*2^([.A313]/3))" office:value-type="float" office:value="20318" calcext:value-type="float">
            <text:p>20318</text:p>
          </table:table-cell>
          <table:table-cell table:style-name="ce5" table:formula="of:=SUM([.$D$290:.D313])" office:value-type="float" office:value="97993" calcext:value-type="float">
            <text:p>97993</text:p>
          </table:table-cell>
          <table:table-cell table:style-name="ce5" table:formula="of:=[.A313]*10" office:value-type="float" office:value="230" calcext:value-type="float">
            <text:p>230</text:p>
          </table:table-cell>
          <table:table-cell table:style-name="ce5" table:formula="of:=[.D313]*[.F313]" office:value-type="float" office:value="4673140" calcext:value-type="float">
            <text:p>467314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13]*[.H313]" office:value-type="float" office:value="40636" calcext:value-type="float">
            <text:p>40636</text:p>
          </table:table-cell>
          <table:table-cell table:style-name="ce34" table:formula="of:=[.$D313]*[.I313]" office:value-type="float" office:value="40636" calcext:value-type="float">
            <text:p>40636</text:p>
          </table:table-cell>
          <table:table-cell table:style-name="ce38" table:formula="of:=[.$D313]*[.J313]" office:value-type="float" office:value="40636" calcext:value-type="float">
            <text:p>40636</text:p>
          </table:table-cell>
          <table:table-cell table:style-name="ce42" table:formula="of:=[.$D313]*[.K313]" office:value-type="float" office:value="20318" calcext:value-type="float">
            <text:p>20318</text:p>
          </table:table-cell>
          <table:table-cell table:style-name="ce45" table:formula="of:=[.L313]/[.$B313]" office:value-type="float" office:value="135453.333333333" calcext:value-type="float">
            <text:p>135453.3</text:p>
          </table:table-cell>
          <table:table-cell table:style-name="ce48" table:formula="of:=[.M313]/[.$B313]" office:value-type="float" office:value="135453.333333333" calcext:value-type="float">
            <text:p>135453.3</text:p>
          </table:table-cell>
          <table:table-cell table:style-name="ce50" table:formula="of:=[.N313]/[.$B313]" office:value-type="float" office:value="135453.333333333" calcext:value-type="float">
            <text:p>135453.3</text:p>
          </table:table-cell>
          <table:table-cell table:style-name="ce52" table:formula="of:=[.O313]/[.$B313]" office:value-type="float" office:value="67726.6666666667" calcext:value-type="float">
            <text:p>67726.7</text:p>
          </table:table-cell>
          <table:table-cell table:style-name="ce55" table:formula="of:=([.L313]+[.M313]+[.N313]+[.O313])/[.$B313]" office:value-type="float" office:value="474086.666666667" calcext:value-type="float">
            <text:p>47408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290:.B314])" office:value-type="percentage" office:value="7.3" calcext:value-type="percentage">
            <text:p>730.0%</text:p>
          </table:table-cell>
          <table:table-cell table:style-name="ce5" table:formula="of:=COM.MICROSOFT.FLOOR.MATH(100*2^([.A314]/3))" office:value-type="float" office:value="25600" calcext:value-type="float">
            <text:p>25600</text:p>
          </table:table-cell>
          <table:table-cell table:style-name="ce5" table:formula="of:=SUM([.$D$290:.D314])" office:value-type="float" office:value="123593" calcext:value-type="float">
            <text:p>123593</text:p>
          </table:table-cell>
          <table:table-cell table:style-name="ce5" table:formula="of:=[.A314]*10" office:value-type="float" office:value="240" calcext:value-type="float">
            <text:p>240</text:p>
          </table:table-cell>
          <table:table-cell table:style-name="ce5" table:formula="of:=[.D314]*[.F314]" office:value-type="float" office:value="6144000" calcext:value-type="float">
            <text:p>6144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14]*[.H314]" office:value-type="float" office:value="51200" calcext:value-type="float">
            <text:p>51200</text:p>
          </table:table-cell>
          <table:table-cell table:style-name="ce34" table:formula="of:=[.$D314]*[.I314]" office:value-type="float" office:value="51200" calcext:value-type="float">
            <text:p>51200</text:p>
          </table:table-cell>
          <table:table-cell table:style-name="ce38" table:formula="of:=[.$D314]*[.J314]" office:value-type="float" office:value="51200" calcext:value-type="float">
            <text:p>51200</text:p>
          </table:table-cell>
          <table:table-cell table:style-name="ce42" table:formula="of:=[.$D314]*[.K314]" office:value-type="float" office:value="25600" calcext:value-type="float">
            <text:p>25600</text:p>
          </table:table-cell>
          <table:table-cell table:style-name="ce45" table:formula="of:=[.L314]/[.$B314]" office:value-type="float" office:value="170666.666666667" calcext:value-type="float">
            <text:p>170666.7</text:p>
          </table:table-cell>
          <table:table-cell table:style-name="ce48" table:formula="of:=[.M314]/[.$B314]" office:value-type="float" office:value="170666.666666667" calcext:value-type="float">
            <text:p>170666.7</text:p>
          </table:table-cell>
          <table:table-cell table:style-name="ce50" table:formula="of:=[.N314]/[.$B314]" office:value-type="float" office:value="170666.666666667" calcext:value-type="float">
            <text:p>170666.7</text:p>
          </table:table-cell>
          <table:table-cell table:style-name="ce52" table:formula="of:=[.O314]/[.$B314]" office:value-type="float" office:value="85333.3333333333" calcext:value-type="float">
            <text:p>85333.3</text:p>
          </table:table-cell>
          <table:table-cell table:style-name="ce55" table:formula="of:=([.L314]+[.M314]+[.N314]+[.O314])/[.$B314]" office:value-type="float" office:value="597333.333333333" calcext:value-type="float">
            <text:p>59733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2" office:value-type="percentage" office:value="0.3" calcext:value-type="percentage">
            <text:p>30.0%</text:p>
          </table:table-cell>
          <table:table-cell table:style-name="ce20" table:formula="of:=SUM([.$B$290:.B315])" office:value-type="percentage" office:value="7.6" calcext:value-type="percentage">
            <text:p>760.0%</text:p>
          </table:table-cell>
          <table:table-cell table:style-name="ce5" table:formula="of:=COM.MICROSOFT.FLOOR.MATH(100*2^([.A315]/3))" office:value-type="float" office:value="32253" calcext:value-type="float">
            <text:p>32253</text:p>
          </table:table-cell>
          <table:table-cell table:style-name="ce5" table:formula="of:=SUM([.$D$290:.D315])" office:value-type="float" office:value="155846" calcext:value-type="float">
            <text:p>155846</text:p>
          </table:table-cell>
          <table:table-cell table:style-name="ce5" table:formula="of:=[.A315]*10" office:value-type="float" office:value="250" calcext:value-type="float">
            <text:p>250</text:p>
          </table:table-cell>
          <table:table-cell table:style-name="ce5" table:formula="of:=[.D315]*[.F315]" office:value-type="float" office:value="8063250" calcext:value-type="float">
            <text:p>806325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15]*[.H315]" office:value-type="float" office:value="64506" calcext:value-type="float">
            <text:p>64506</text:p>
          </table:table-cell>
          <table:table-cell table:style-name="ce34" table:formula="of:=[.$D315]*[.I315]" office:value-type="float" office:value="64506" calcext:value-type="float">
            <text:p>64506</text:p>
          </table:table-cell>
          <table:table-cell table:style-name="ce38" table:formula="of:=[.$D315]*[.J315]" office:value-type="float" office:value="64506" calcext:value-type="float">
            <text:p>64506</text:p>
          </table:table-cell>
          <table:table-cell table:style-name="ce42" table:formula="of:=[.$D315]*[.K315]" office:value-type="float" office:value="32253" calcext:value-type="float">
            <text:p>32253</text:p>
          </table:table-cell>
          <table:table-cell table:style-name="ce45" table:formula="of:=[.L315]/[.$B315]" office:value-type="float" office:value="215020" calcext:value-type="float">
            <text:p>215020.0</text:p>
          </table:table-cell>
          <table:table-cell table:style-name="ce48" table:formula="of:=[.M315]/[.$B315]" office:value-type="float" office:value="215020" calcext:value-type="float">
            <text:p>215020.0</text:p>
          </table:table-cell>
          <table:table-cell table:style-name="ce50" table:formula="of:=[.N315]/[.$B315]" office:value-type="float" office:value="215020" calcext:value-type="float">
            <text:p>215020.0</text:p>
          </table:table-cell>
          <table:table-cell table:style-name="ce52" table:formula="of:=[.O315]/[.$B315]" office:value-type="float" office:value="107510" calcext:value-type="float">
            <text:p>107510.0</text:p>
          </table:table-cell>
          <table:table-cell table:style-name="ce55" table:formula="of:=([.L315]+[.M315]+[.N315]+[.O315])/[.$B315]" office:value-type="float" office:value="752570" calcext:value-type="float">
            <text:p>752570.0</text:p>
          </table:table-cell>
          <table:table-cell table:style-name="ce1" table:number-columns-repeated="1004"/>
        </table:table-row>
        <table:table-row table:style-name="ro1" table:number-rows-repeated="2">
          <table:table-cell table:style-name="Default" table:number-columns-repeated="1024"/>
        </table:table-row>
        <table:table-row table:style-name="ro2">
          <table:table-cell table:style-name="ce3" office:value-type="string" calcext:value-type="string">
            <text:p>Robot-Speed</text:p>
          </table:table-cell>
          <table:table-cell table:style-name="ce10" office:value-type="string" calcext:value-type="string">
            <text:p>Modifier</text:p>
          </table:table-cell>
          <table:table-cell table:style-name="ce10" office:value-type="string" calcext:value-type="string">
            <text:p>CumMod</text:p>
          </table:table-cell>
          <table:table-cell table:style-name="ce10" office:value-type="string" calcext:value-type="string">
            <text:p>Cycles</text:p>
          </table:table-cell>
          <table:table-cell table:style-name="ce10" office:value-type="string" calcext:value-type="string">
            <text:p>CumCyc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 x Cycles</text:p>
          </table:table-cell>
          <table:table-cell table:style-name="ce10" office:value-type="string" calcext:value-type="string">
            <text:p>SP R/Cycle</text:p>
          </table:table-cell>
          <table:table-cell table:style-name="ce10" office:value-type="string" calcext:value-type="string">
            <text:p>SP G/Cycle</text:p>
          </table:table-cell>
          <table:table-cell table:style-name="ce10" office:value-type="string" calcext:value-type="string">
            <text:p>SP B/Cycle</text:p>
          </table:table-cell>
          <table:table-cell table:style-name="ce10" office:value-type="string" calcext:value-type="string">
            <text:p>SP A/Cycle</text:p>
          </table:table-cell>
          <table:table-cell table:style-name="ce29" office:value-type="string" calcext:value-type="string">
            <text:p>SP R total</text:p>
          </table:table-cell>
          <table:table-cell table:style-name="ce33" office:value-type="string" calcext:value-type="string">
            <text:p>SP G total</text:p>
          </table:table-cell>
          <table:table-cell table:style-name="ce37" office:value-type="string" calcext:value-type="string">
            <text:p>SP B total</text:p>
          </table:table-cell>
          <table:table-cell table:style-name="ce41" office:value-type="string" calcext:value-type="string">
            <text:p>SP A total</text:p>
          </table:table-cell>
          <table:table-cell table:style-name="ce29" office:value-type="string" calcext:value-type="string">
            <text:p>SP R/Mod.</text:p>
          </table:table-cell>
          <table:table-cell table:style-name="ce33" office:value-type="string" calcext:value-type="string">
            <text:p>SP G/Mod.</text:p>
          </table:table-cell>
          <table:table-cell table:style-name="ce37" office:value-type="string" calcext:value-type="string">
            <text:p>SP B/Mod.</text:p>
          </table:table-cell>
          <table:table-cell table:style-name="ce41" office:value-type="string" calcext:value-type="string">
            <text:p>SP A/Mod.</text:p>
          </table:table-cell>
          <table:table-cell table:style-name="ce10" office:value-type="string" calcext:value-type="string">
            <text:p>SP total/Mod.</text:p>
          </table:table-cell>
          <table:table-cell table:style-name="ce58" table:number-columns-repeated="100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percentage" office:value="0.35" calcext:value-type="percentage">
            <text:p>35.0%</text:p>
          </table:table-cell>
          <table:table-cell table:style-name="ce19" table:formula="of:=SUM([.$B$319:.B319])" office:value-type="percentage" office:value="0.35" calcext:value-type="percentage">
            <text:p>35.0%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SUM([.$D$319:.D319])" office:value-type="float" office:value="50" calcext:value-type="float">
            <text:p>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319]*[.F319]" office:value-type="float" office:value="1500" calcext:value-type="float">
            <text:p>150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0" table:formula="of:=[.$D319]*[.H319]" office:value-type="float" office:value="50" calcext:value-type="float">
            <text:p>50</text:p>
          </table:table-cell>
          <table:table-cell table:style-name="ce34" table:formula="of:=[.$D319]*[.I319]" office:value-type="float" office:value="50" calcext:value-type="float">
            <text:p>50</text:p>
          </table:table-cell>
          <table:table-cell table:style-name="ce38" table:formula="of:=[.$D319]*[.J319]" office:value-type="float" office:value="50" calcext:value-type="float">
            <text:p>50</text:p>
          </table:table-cell>
          <table:table-cell table:style-name="ce42" table:formula="of:=[.$D319]*[.K319]" office:value-type="float" office:value="0" calcext:value-type="float">
            <text:p>0</text:p>
          </table:table-cell>
          <table:table-cell table:style-name="ce45" table:formula="of:=[.L319]/[.$B319]" office:value-type="float" office:value="142.857142857143" calcext:value-type="float">
            <text:p>142.9</text:p>
          </table:table-cell>
          <table:table-cell table:style-name="ce48" table:formula="of:=[.M319]/[.$B319]" office:value-type="float" office:value="142.857142857143" calcext:value-type="float">
            <text:p>142.9</text:p>
          </table:table-cell>
          <table:table-cell table:style-name="ce50" table:formula="of:=[.N319]/[.$B319]" office:value-type="float" office:value="142.857142857143" calcext:value-type="float">
            <text:p>142.9</text:p>
          </table:table-cell>
          <table:table-cell table:style-name="ce52" table:formula="of:=[.O319]/[.$B319]" office:value-type="float" office:value="0" calcext:value-type="float">
            <text:p>0.0</text:p>
          </table:table-cell>
          <table:table-cell table:style-name="ce55" table:formula="of:=([.L319]+[.M319]+[.N319]+[.O319])/[.$B319]" office:value-type="float" office:value="428.571428571429" calcext:value-type="float">
            <text:p>428.6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percentage" office:value="0.4" calcext:value-type="percentage">
            <text:p>40.0%</text:p>
          </table:table-cell>
          <table:table-cell table:style-name="ce19" table:formula="of:=SUM([.$B$319:.B320])" office:value-type="percentage" office:value="0.75" calcext:value-type="percentage">
            <text:p>75.0%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SUM([.$D$319:.D320])" office:value-type="float" office:value="150" calcext:value-type="float">
            <text:p>1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320]*[.F320]" office:value-type="float" office:value="3000" calcext:value-type="float">
            <text:p>300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0" table:formula="of:=[.$D320]*[.H320]" office:value-type="float" office:value="100" calcext:value-type="float">
            <text:p>100</text:p>
          </table:table-cell>
          <table:table-cell table:style-name="ce34" table:formula="of:=[.$D320]*[.I320]" office:value-type="float" office:value="100" calcext:value-type="float">
            <text:p>100</text:p>
          </table:table-cell>
          <table:table-cell table:style-name="ce38" table:formula="of:=[.$D320]*[.J320]" office:value-type="float" office:value="100" calcext:value-type="float">
            <text:p>100</text:p>
          </table:table-cell>
          <table:table-cell table:style-name="ce42" table:formula="of:=[.$D320]*[.K320]" office:value-type="float" office:value="0" calcext:value-type="float">
            <text:p>0</text:p>
          </table:table-cell>
          <table:table-cell table:style-name="ce45" table:formula="of:=[.L320]/[.$B320]" office:value-type="float" office:value="250" calcext:value-type="float">
            <text:p>250.0</text:p>
          </table:table-cell>
          <table:table-cell table:style-name="ce48" table:formula="of:=[.M320]/[.$B320]" office:value-type="float" office:value="250" calcext:value-type="float">
            <text:p>250.0</text:p>
          </table:table-cell>
          <table:table-cell table:style-name="ce50" table:formula="of:=[.N320]/[.$B320]" office:value-type="float" office:value="250" calcext:value-type="float">
            <text:p>250.0</text:p>
          </table:table-cell>
          <table:table-cell table:style-name="ce52" table:formula="of:=[.O320]/[.$B320]" office:value-type="float" office:value="0" calcext:value-type="float">
            <text:p>0.0</text:p>
          </table:table-cell>
          <table:table-cell table:style-name="ce55" table:formula="of:=([.L320]+[.M320]+[.N320]+[.O320])/[.$B320]" office:value-type="float" office:value="750" calcext:value-type="float">
            <text:p>75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1" office:value-type="percentage" office:value="0.45" calcext:value-type="percentage">
            <text:p>45.0%</text:p>
          </table:table-cell>
          <table:table-cell table:style-name="ce19" table:formula="of:=SUM([.$B$319:.B321])" office:value-type="percentage" office:value="1.2" calcext:value-type="percentage">
            <text:p>120.0%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formula="of:=SUM([.$D$319:.D321])" office:value-type="float" office:value="300" calcext:value-type="float">
            <text:p>3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321]*[.F321]" office:value-type="float" office:value="9000" calcext:value-type="float">
            <text:p>9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321]*[.H321]" office:value-type="float" office:value="150" calcext:value-type="float">
            <text:p>150</text:p>
          </table:table-cell>
          <table:table-cell table:style-name="ce34" table:formula="of:=[.$D321]*[.I321]" office:value-type="float" office:value="150" calcext:value-type="float">
            <text:p>150</text:p>
          </table:table-cell>
          <table:table-cell table:style-name="ce38" table:formula="of:=[.$D321]*[.J321]" office:value-type="float" office:value="150" calcext:value-type="float">
            <text:p>150</text:p>
          </table:table-cell>
          <table:table-cell table:style-name="ce42" table:formula="of:=[.$D321]*[.K321]" office:value-type="float" office:value="150" calcext:value-type="float">
            <text:p>150</text:p>
          </table:table-cell>
          <table:table-cell table:style-name="ce45" table:formula="of:=[.L321]/[.$B321]" office:value-type="float" office:value="333.333333333333" calcext:value-type="float">
            <text:p>333.3</text:p>
          </table:table-cell>
          <table:table-cell table:style-name="ce48" table:formula="of:=[.M321]/[.$B321]" office:value-type="float" office:value="333.333333333333" calcext:value-type="float">
            <text:p>333.3</text:p>
          </table:table-cell>
          <table:table-cell table:style-name="ce50" table:formula="of:=[.N321]/[.$B321]" office:value-type="float" office:value="333.333333333333" calcext:value-type="float">
            <text:p>333.3</text:p>
          </table:table-cell>
          <table:table-cell table:style-name="ce52" table:formula="of:=[.O321]/[.$B321]" office:value-type="float" office:value="333.333333333333" calcext:value-type="float">
            <text:p>333.3</text:p>
          </table:table-cell>
          <table:table-cell table:style-name="ce55" table:formula="of:=([.L321]+[.M321]+[.N321]+[.O321])/[.$B321]" office:value-type="float" office:value="1333.33333333333" calcext:value-type="float">
            <text:p>1333.3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1" office:value-type="percentage" office:value="0.55" calcext:value-type="percentage">
            <text:p>55.0%</text:p>
          </table:table-cell>
          <table:table-cell table:style-name="ce19" table:formula="of:=SUM([.$B$319:.B322])" office:value-type="percentage" office:value="1.75" calcext:value-type="percentage">
            <text:p>175.0%</text:p>
          </table:table-cell>
          <table:table-cell table:style-name="ce4" office:value-type="float" office:value="250" calcext:value-type="float">
            <text:p>250</text:p>
          </table:table-cell>
          <table:table-cell table:style-name="ce4" table:formula="of:=SUM([.$D$319:.D322])" office:value-type="float" office:value="550" calcext:value-type="float">
            <text:p>5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322]*[.F322]" office:value-type="float" office:value="15000" calcext:value-type="float">
            <text:p>15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322]*[.H322]" office:value-type="float" office:value="250" calcext:value-type="float">
            <text:p>250</text:p>
          </table:table-cell>
          <table:table-cell table:style-name="ce34" table:formula="of:=[.$D322]*[.I322]" office:value-type="float" office:value="250" calcext:value-type="float">
            <text:p>250</text:p>
          </table:table-cell>
          <table:table-cell table:style-name="ce38" table:formula="of:=[.$D322]*[.J322]" office:value-type="float" office:value="250" calcext:value-type="float">
            <text:p>250</text:p>
          </table:table-cell>
          <table:table-cell table:style-name="ce42" table:formula="of:=[.$D322]*[.K322]" office:value-type="float" office:value="250" calcext:value-type="float">
            <text:p>250</text:p>
          </table:table-cell>
          <table:table-cell table:style-name="ce45" table:formula="of:=[.L322]/[.$B322]" office:value-type="float" office:value="454.545454545455" calcext:value-type="float">
            <text:p>454.5</text:p>
          </table:table-cell>
          <table:table-cell table:style-name="ce48" table:formula="of:=[.M322]/[.$B322]" office:value-type="float" office:value="454.545454545455" calcext:value-type="float">
            <text:p>454.5</text:p>
          </table:table-cell>
          <table:table-cell table:style-name="ce50" table:formula="of:=[.N322]/[.$B322]" office:value-type="float" office:value="454.545454545455" calcext:value-type="float">
            <text:p>454.5</text:p>
          </table:table-cell>
          <table:table-cell table:style-name="ce52" table:formula="of:=[.O322]/[.$B322]" office:value-type="float" office:value="454.545454545455" calcext:value-type="float">
            <text:p>454.5</text:p>
          </table:table-cell>
          <table:table-cell table:style-name="ce55" table:formula="of:=([.L322]+[.M322]+[.N322]+[.O322])/[.$B322]" office:value-type="float" office:value="1818.18181818182" calcext:value-type="float">
            <text:p>1818.2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1" office:value-type="percentage" office:value="0.65" calcext:value-type="percentage">
            <text:p>65.0%</text:p>
          </table:table-cell>
          <table:table-cell table:style-name="ce19" table:formula="of:=SUM([.$B$319:.B323])" office:value-type="percentage" office:value="2.4" calcext:value-type="percentage">
            <text:p>240.0%</text:p>
          </table:table-cell>
          <table:table-cell table:style-name="ce4" office:value-type="float" office:value="500" calcext:value-type="float">
            <text:p>500</text:p>
          </table:table-cell>
          <table:table-cell table:style-name="ce4" table:formula="of:=SUM([.$D$319:.D323])" office:value-type="float" office:value="1050" calcext:value-type="float">
            <text:p>10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323]*[.F323]" office:value-type="float" office:value="30000" calcext:value-type="float">
            <text:p>30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323]*[.H323]" office:value-type="float" office:value="500" calcext:value-type="float">
            <text:p>500</text:p>
          </table:table-cell>
          <table:table-cell table:style-name="ce34" table:formula="of:=[.$D323]*[.I323]" office:value-type="float" office:value="500" calcext:value-type="float">
            <text:p>500</text:p>
          </table:table-cell>
          <table:table-cell table:style-name="ce38" table:formula="of:=[.$D323]*[.J323]" office:value-type="float" office:value="500" calcext:value-type="float">
            <text:p>500</text:p>
          </table:table-cell>
          <table:table-cell table:style-name="ce42" table:formula="of:=[.$D323]*[.K323]" office:value-type="float" office:value="500" calcext:value-type="float">
            <text:p>500</text:p>
          </table:table-cell>
          <table:table-cell table:style-name="ce45" table:formula="of:=[.L323]/[.$B323]" office:value-type="float" office:value="769.230769230769" calcext:value-type="float">
            <text:p>769.2</text:p>
          </table:table-cell>
          <table:table-cell table:style-name="ce48" table:formula="of:=[.M323]/[.$B323]" office:value-type="float" office:value="769.230769230769" calcext:value-type="float">
            <text:p>769.2</text:p>
          </table:table-cell>
          <table:table-cell table:style-name="ce50" table:formula="of:=[.N323]/[.$B323]" office:value-type="float" office:value="769.230769230769" calcext:value-type="float">
            <text:p>769.2</text:p>
          </table:table-cell>
          <table:table-cell table:style-name="ce52" table:formula="of:=[.O323]/[.$B323]" office:value-type="float" office:value="769.230769230769" calcext:value-type="float">
            <text:p>769.2</text:p>
          </table:table-cell>
          <table:table-cell table:style-name="ce55" table:formula="of:=([.L323]+[.M323]+[.N323]+[.O323])/[.$B323]" office:value-type="float" office:value="3076.92307692308" calcext:value-type="float">
            <text:p>3076.9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 table:formula="of:=0.4+[.A324]*0.05" office:value-type="percentage" office:value="0.7" calcext:value-type="percentage">
            <text:p>70.0%</text:p>
          </table:table-cell>
          <table:table-cell table:style-name="ce20" table:formula="of:=SUM([.$B$319:.B324])" office:value-type="percentage" office:value="3.1" calcext:value-type="percentage">
            <text:p>310.0%</text:p>
          </table:table-cell>
          <table:table-cell table:style-name="ce5" table:formula="of:=COM.MICROSOFT.FLOOR.MATH(200*2^([.A324]/3))" office:value-type="float" office:value="800" calcext:value-type="float">
            <text:p>800</text:p>
          </table:table-cell>
          <table:table-cell table:style-name="ce5" table:formula="of:=SUM([.$D$319:.D324])" office:value-type="float" office:value="1850" calcext:value-type="float">
            <text:p>1850</text:p>
          </table:table-cell>
          <table:table-cell table:style-name="ce5" table:formula="of:=[.A324]*10+10" office:value-type="float" office:value="70" calcext:value-type="float">
            <text:p>70</text:p>
          </table:table-cell>
          <table:table-cell table:style-name="ce5" table:formula="of:=[.D324]*[.F324]" office:value-type="float" office:value="56000" calcext:value-type="float">
            <text:p>5600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0" table:formula="of:=[.$D324]*[.H324]" office:value-type="float" office:value="1600" calcext:value-type="float">
            <text:p>1600</text:p>
          </table:table-cell>
          <table:table-cell table:style-name="ce34" table:formula="of:=[.$D324]*[.I324]" office:value-type="float" office:value="800" calcext:value-type="float">
            <text:p>800</text:p>
          </table:table-cell>
          <table:table-cell table:style-name="ce38" table:formula="of:=[.$D324]*[.J324]" office:value-type="float" office:value="800" calcext:value-type="float">
            <text:p>800</text:p>
          </table:table-cell>
          <table:table-cell table:style-name="ce42" table:formula="of:=[.$D324]*[.K324]" office:value-type="float" office:value="800" calcext:value-type="float">
            <text:p>800</text:p>
          </table:table-cell>
          <table:table-cell table:style-name="ce45" table:formula="of:=[.L324]/[.$B324]" office:value-type="float" office:value="2285.71428571429" calcext:value-type="float">
            <text:p>2285.7</text:p>
          </table:table-cell>
          <table:table-cell table:style-name="ce48" table:formula="of:=[.M324]/[.$B324]" office:value-type="float" office:value="1142.85714285714" calcext:value-type="float">
            <text:p>1142.9</text:p>
          </table:table-cell>
          <table:table-cell table:style-name="ce50" table:formula="of:=[.N324]/[.$B324]" office:value-type="float" office:value="1142.85714285714" calcext:value-type="float">
            <text:p>1142.9</text:p>
          </table:table-cell>
          <table:table-cell table:style-name="ce52" table:formula="of:=[.O324]/[.$B324]" office:value-type="float" office:value="1142.85714285714" calcext:value-type="float">
            <text:p>1142.9</text:p>
          </table:table-cell>
          <table:table-cell table:style-name="ce55" table:formula="of:=([.L324]+[.M324]+[.N324]+[.O324])/[.$B324]" office:value-type="float" office:value="5714.28571428571" calcext:value-type="float">
            <text:p>5714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2" table:formula="of:=0.4+[.A325]*0.05" office:value-type="percentage" office:value="0.75" calcext:value-type="percentage">
            <text:p>75.0%</text:p>
          </table:table-cell>
          <table:table-cell table:style-name="ce20" table:formula="of:=SUM([.$B$319:.B325])" office:value-type="percentage" office:value="3.85" calcext:value-type="percentage">
            <text:p>385.0%</text:p>
          </table:table-cell>
          <table:table-cell table:style-name="ce5" table:formula="of:=COM.MICROSOFT.FLOOR.MATH(200*2^([.A325]/3))" office:value-type="float" office:value="1007" calcext:value-type="float">
            <text:p>1007</text:p>
          </table:table-cell>
          <table:table-cell table:style-name="ce5" table:formula="of:=SUM([.$D$319:.D325])" office:value-type="float" office:value="2857" calcext:value-type="float">
            <text:p>2857</text:p>
          </table:table-cell>
          <table:table-cell table:style-name="ce5" table:formula="of:=[.A325]*10+10" office:value-type="float" office:value="80" calcext:value-type="float">
            <text:p>80</text:p>
          </table:table-cell>
          <table:table-cell table:style-name="ce5" table:formula="of:=[.D325]*[.F325]" office:value-type="float" office:value="80560" calcext:value-type="float">
            <text:p>8056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0" table:formula="of:=[.$D325]*[.H325]" office:value-type="float" office:value="2014" calcext:value-type="float">
            <text:p>2014</text:p>
          </table:table-cell>
          <table:table-cell table:style-name="ce34" table:formula="of:=[.$D325]*[.I325]" office:value-type="float" office:value="1007" calcext:value-type="float">
            <text:p>1007</text:p>
          </table:table-cell>
          <table:table-cell table:style-name="ce38" table:formula="of:=[.$D325]*[.J325]" office:value-type="float" office:value="1007" calcext:value-type="float">
            <text:p>1007</text:p>
          </table:table-cell>
          <table:table-cell table:style-name="ce42" table:formula="of:=[.$D325]*[.K325]" office:value-type="float" office:value="1007" calcext:value-type="float">
            <text:p>1007</text:p>
          </table:table-cell>
          <table:table-cell table:style-name="ce45" table:formula="of:=[.L325]/[.$B325]" office:value-type="float" office:value="2685.33333333333" calcext:value-type="float">
            <text:p>2685.3</text:p>
          </table:table-cell>
          <table:table-cell table:style-name="ce48" table:formula="of:=[.M325]/[.$B325]" office:value-type="float" office:value="1342.66666666667" calcext:value-type="float">
            <text:p>1342.7</text:p>
          </table:table-cell>
          <table:table-cell table:style-name="ce50" table:formula="of:=[.N325]/[.$B325]" office:value-type="float" office:value="1342.66666666667" calcext:value-type="float">
            <text:p>1342.7</text:p>
          </table:table-cell>
          <table:table-cell table:style-name="ce52" table:formula="of:=[.O325]/[.$B325]" office:value-type="float" office:value="1342.66666666667" calcext:value-type="float">
            <text:p>1342.7</text:p>
          </table:table-cell>
          <table:table-cell table:style-name="ce55" table:formula="of:=([.L325]+[.M325]+[.N325]+[.O325])/[.$B325]" office:value-type="float" office:value="6713.33333333333" calcext:value-type="float">
            <text:p>671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2" table:formula="of:=0.4+[.A326]*0.05" office:value-type="percentage" office:value="0.8" calcext:value-type="percentage">
            <text:p>80.0%</text:p>
          </table:table-cell>
          <table:table-cell table:style-name="ce20" table:formula="of:=SUM([.$B$319:.B326])" office:value-type="percentage" office:value="4.65" calcext:value-type="percentage">
            <text:p>465.0%</text:p>
          </table:table-cell>
          <table:table-cell table:style-name="ce5" table:formula="of:=COM.MICROSOFT.FLOOR.MATH(200*2^([.A326]/3))" office:value-type="float" office:value="1269" calcext:value-type="float">
            <text:p>1269</text:p>
          </table:table-cell>
          <table:table-cell table:style-name="ce5" table:formula="of:=SUM([.$D$319:.D326])" office:value-type="float" office:value="4126" calcext:value-type="float">
            <text:p>4126</text:p>
          </table:table-cell>
          <table:table-cell table:style-name="ce5" table:formula="of:=[.A326]*10+10" office:value-type="float" office:value="90" calcext:value-type="float">
            <text:p>90</text:p>
          </table:table-cell>
          <table:table-cell table:style-name="ce5" table:formula="of:=[.D326]*[.F326]" office:value-type="float" office:value="114210" calcext:value-type="float">
            <text:p>11421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$D326]*[.H326]" office:value-type="float" office:value="2538" calcext:value-type="float">
            <text:p>2538</text:p>
          </table:table-cell>
          <table:table-cell table:style-name="ce34" table:formula="of:=[.$D326]*[.I326]" office:value-type="float" office:value="2538" calcext:value-type="float">
            <text:p>2538</text:p>
          </table:table-cell>
          <table:table-cell table:style-name="ce38" table:formula="of:=[.$D326]*[.J326]" office:value-type="float" office:value="1269" calcext:value-type="float">
            <text:p>1269</text:p>
          </table:table-cell>
          <table:table-cell table:style-name="ce42" table:formula="of:=[.$D326]*[.K326]" office:value-type="float" office:value="1269" calcext:value-type="float">
            <text:p>1269</text:p>
          </table:table-cell>
          <table:table-cell table:style-name="ce45" table:formula="of:=[.L326]/[.$B326]" office:value-type="float" office:value="3172.5" calcext:value-type="float">
            <text:p>3172.5</text:p>
          </table:table-cell>
          <table:table-cell table:style-name="ce48" table:formula="of:=[.M326]/[.$B326]" office:value-type="float" office:value="3172.5" calcext:value-type="float">
            <text:p>3172.5</text:p>
          </table:table-cell>
          <table:table-cell table:style-name="ce50" table:formula="of:=[.N326]/[.$B326]" office:value-type="float" office:value="1586.25" calcext:value-type="float">
            <text:p>1586.3</text:p>
          </table:table-cell>
          <table:table-cell table:style-name="ce52" table:formula="of:=[.O326]/[.$B326]" office:value-type="float" office:value="1586.25" calcext:value-type="float">
            <text:p>1586.3</text:p>
          </table:table-cell>
          <table:table-cell table:style-name="ce55" table:formula="of:=([.L326]+[.M326]+[.N326]+[.O326])/[.$B326]" office:value-type="float" office:value="9517.5" calcext:value-type="float">
            <text:p>9517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2" table:formula="of:=0.4+[.A327]*0.05" office:value-type="percentage" office:value="0.85" calcext:value-type="percentage">
            <text:p>85.0%</text:p>
          </table:table-cell>
          <table:table-cell table:style-name="ce20" table:formula="of:=SUM([.$B$319:.B327])" office:value-type="percentage" office:value="5.5" calcext:value-type="percentage">
            <text:p>550.0%</text:p>
          </table:table-cell>
          <table:table-cell table:style-name="ce5" table:formula="of:=COM.MICROSOFT.FLOOR.MATH(200*2^([.A327]/3))" office:value-type="float" office:value="1600" calcext:value-type="float">
            <text:p>1600</text:p>
          </table:table-cell>
          <table:table-cell table:style-name="ce5" table:formula="of:=SUM([.$D$319:.D327])" office:value-type="float" office:value="5726" calcext:value-type="float">
            <text:p>5726</text:p>
          </table:table-cell>
          <table:table-cell table:style-name="ce5" table:formula="of:=[.A327]*10+10" office:value-type="float" office:value="100" calcext:value-type="float">
            <text:p>100</text:p>
          </table:table-cell>
          <table:table-cell table:style-name="ce5" table:formula="of:=[.D327]*[.F327]" office:value-type="float" office:value="160000" calcext:value-type="float">
            <text:p>16000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$D327]*[.H327]" office:value-type="float" office:value="3200" calcext:value-type="float">
            <text:p>3200</text:p>
          </table:table-cell>
          <table:table-cell table:style-name="ce34" table:formula="of:=[.$D327]*[.I327]" office:value-type="float" office:value="3200" calcext:value-type="float">
            <text:p>3200</text:p>
          </table:table-cell>
          <table:table-cell table:style-name="ce38" table:formula="of:=[.$D327]*[.J327]" office:value-type="float" office:value="1600" calcext:value-type="float">
            <text:p>1600</text:p>
          </table:table-cell>
          <table:table-cell table:style-name="ce42" table:formula="of:=[.$D327]*[.K327]" office:value-type="float" office:value="1600" calcext:value-type="float">
            <text:p>1600</text:p>
          </table:table-cell>
          <table:table-cell table:style-name="ce45" table:formula="of:=[.L327]/[.$B327]" office:value-type="float" office:value="3764.70588235294" calcext:value-type="float">
            <text:p>3764.7</text:p>
          </table:table-cell>
          <table:table-cell table:style-name="ce48" table:formula="of:=[.M327]/[.$B327]" office:value-type="float" office:value="3764.70588235294" calcext:value-type="float">
            <text:p>3764.7</text:p>
          </table:table-cell>
          <table:table-cell table:style-name="ce50" table:formula="of:=[.N327]/[.$B327]" office:value-type="float" office:value="1882.35294117647" calcext:value-type="float">
            <text:p>1882.4</text:p>
          </table:table-cell>
          <table:table-cell table:style-name="ce52" table:formula="of:=[.O327]/[.$B327]" office:value-type="float" office:value="1882.35294117647" calcext:value-type="float">
            <text:p>1882.4</text:p>
          </table:table-cell>
          <table:table-cell table:style-name="ce55" table:formula="of:=([.L327]+[.M327]+[.N327]+[.O327])/[.$B327]" office:value-type="float" office:value="11294.1176470588" calcext:value-type="float">
            <text:p>11294.1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2" table:formula="of:=0.4+[.A328]*0.05" office:value-type="percentage" office:value="0.9" calcext:value-type="percentage">
            <text:p>90.0%</text:p>
          </table:table-cell>
          <table:table-cell table:style-name="ce20" table:formula="of:=SUM([.$B$319:.B328])" office:value-type="percentage" office:value="6.4" calcext:value-type="percentage">
            <text:p>640.0%</text:p>
          </table:table-cell>
          <table:table-cell table:style-name="ce5" table:formula="of:=COM.MICROSOFT.FLOOR.MATH(200*2^([.A328]/3))" office:value-type="float" office:value="2015" calcext:value-type="float">
            <text:p>2015</text:p>
          </table:table-cell>
          <table:table-cell table:style-name="ce5" table:formula="of:=SUM([.$D$319:.D328])" office:value-type="float" office:value="7741" calcext:value-type="float">
            <text:p>7741</text:p>
          </table:table-cell>
          <table:table-cell table:style-name="ce5" table:formula="of:=[.A328]*10+10" office:value-type="float" office:value="110" calcext:value-type="float">
            <text:p>110</text:p>
          </table:table-cell>
          <table:table-cell table:style-name="ce5" table:formula="of:=[.D328]*[.F328]" office:value-type="float" office:value="221650" calcext:value-type="float">
            <text:p>22165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28]*[.H328]" office:value-type="float" office:value="4030" calcext:value-type="float">
            <text:p>4030</text:p>
          </table:table-cell>
          <table:table-cell table:style-name="ce34" table:formula="of:=[.$D328]*[.I328]" office:value-type="float" office:value="4030" calcext:value-type="float">
            <text:p>4030</text:p>
          </table:table-cell>
          <table:table-cell table:style-name="ce38" table:formula="of:=[.$D328]*[.J328]" office:value-type="float" office:value="4030" calcext:value-type="float">
            <text:p>4030</text:p>
          </table:table-cell>
          <table:table-cell table:style-name="ce42" table:formula="of:=[.$D328]*[.K328]" office:value-type="float" office:value="2015" calcext:value-type="float">
            <text:p>2015</text:p>
          </table:table-cell>
          <table:table-cell table:style-name="ce45" table:formula="of:=[.L328]/[.$B328]" office:value-type="float" office:value="4477.77777777778" calcext:value-type="float">
            <text:p>4477.8</text:p>
          </table:table-cell>
          <table:table-cell table:style-name="ce48" table:formula="of:=[.M328]/[.$B328]" office:value-type="float" office:value="4477.77777777778" calcext:value-type="float">
            <text:p>4477.8</text:p>
          </table:table-cell>
          <table:table-cell table:style-name="ce50" table:formula="of:=[.N328]/[.$B328]" office:value-type="float" office:value="4477.77777777778" calcext:value-type="float">
            <text:p>4477.8</text:p>
          </table:table-cell>
          <table:table-cell table:style-name="ce52" table:formula="of:=[.O328]/[.$B328]" office:value-type="float" office:value="2238.88888888889" calcext:value-type="float">
            <text:p>2238.9</text:p>
          </table:table-cell>
          <table:table-cell table:style-name="ce55" table:formula="of:=([.L328]+[.M328]+[.N328]+[.O328])/[.$B328]" office:value-type="float" office:value="15672.2222222222" calcext:value-type="float">
            <text:p>15672.2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2" table:formula="of:=0.4+[.A329]*0.05" office:value-type="percentage" office:value="0.95" calcext:value-type="percentage">
            <text:p>95.0%</text:p>
          </table:table-cell>
          <table:table-cell table:style-name="ce20" table:formula="of:=SUM([.$B$319:.B329])" office:value-type="percentage" office:value="7.35" calcext:value-type="percentage">
            <text:p>735.0%</text:p>
          </table:table-cell>
          <table:table-cell table:style-name="ce5" table:formula="of:=COM.MICROSOFT.FLOOR.MATH(200*2^([.A329]/3))" office:value-type="float" office:value="2539" calcext:value-type="float">
            <text:p>2539</text:p>
          </table:table-cell>
          <table:table-cell table:style-name="ce5" table:formula="of:=SUM([.$D$319:.D329])" office:value-type="float" office:value="10280" calcext:value-type="float">
            <text:p>10280</text:p>
          </table:table-cell>
          <table:table-cell table:style-name="ce5" table:formula="of:=[.A329]*10+10" office:value-type="float" office:value="120" calcext:value-type="float">
            <text:p>120</text:p>
          </table:table-cell>
          <table:table-cell table:style-name="ce5" table:formula="of:=[.D329]*[.F329]" office:value-type="float" office:value="304680" calcext:value-type="float">
            <text:p>30468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29]*[.H329]" office:value-type="float" office:value="5078" calcext:value-type="float">
            <text:p>5078</text:p>
          </table:table-cell>
          <table:table-cell table:style-name="ce34" table:formula="of:=[.$D329]*[.I329]" office:value-type="float" office:value="5078" calcext:value-type="float">
            <text:p>5078</text:p>
          </table:table-cell>
          <table:table-cell table:style-name="ce38" table:formula="of:=[.$D329]*[.J329]" office:value-type="float" office:value="5078" calcext:value-type="float">
            <text:p>5078</text:p>
          </table:table-cell>
          <table:table-cell table:style-name="ce42" table:formula="of:=[.$D329]*[.K329]" office:value-type="float" office:value="2539" calcext:value-type="float">
            <text:p>2539</text:p>
          </table:table-cell>
          <table:table-cell table:style-name="ce45" table:formula="of:=[.L329]/[.$B329]" office:value-type="float" office:value="5345.26315789474" calcext:value-type="float">
            <text:p>5345.3</text:p>
          </table:table-cell>
          <table:table-cell table:style-name="ce48" table:formula="of:=[.M329]/[.$B329]" office:value-type="float" office:value="5345.26315789474" calcext:value-type="float">
            <text:p>5345.3</text:p>
          </table:table-cell>
          <table:table-cell table:style-name="ce50" table:formula="of:=[.N329]/[.$B329]" office:value-type="float" office:value="5345.26315789474" calcext:value-type="float">
            <text:p>5345.3</text:p>
          </table:table-cell>
          <table:table-cell table:style-name="ce52" table:formula="of:=[.O329]/[.$B329]" office:value-type="float" office:value="2672.63157894737" calcext:value-type="float">
            <text:p>2672.6</text:p>
          </table:table-cell>
          <table:table-cell table:style-name="ce55" table:formula="of:=([.L329]+[.M329]+[.N329]+[.O329])/[.$B329]" office:value-type="float" office:value="18708.4210526316" calcext:value-type="float">
            <text:p>18708.4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2" table:formula="of:=0.4+[.A330]*0.05" office:value-type="percentage" office:value="1" calcext:value-type="percentage">
            <text:p>100.0%</text:p>
          </table:table-cell>
          <table:table-cell table:style-name="ce20" table:formula="of:=SUM([.$B$319:.B330])" office:value-type="percentage" office:value="8.35" calcext:value-type="percentage">
            <text:p>835.0%</text:p>
          </table:table-cell>
          <table:table-cell table:style-name="ce5" table:formula="of:=COM.MICROSOFT.FLOOR.MATH(200*2^([.A330]/3))" office:value-type="float" office:value="3200" calcext:value-type="float">
            <text:p>3200</text:p>
          </table:table-cell>
          <table:table-cell table:style-name="ce5" table:formula="of:=SUM([.$D$319:.D330])" office:value-type="float" office:value="13480" calcext:value-type="float">
            <text:p>13480</text:p>
          </table:table-cell>
          <table:table-cell table:style-name="ce5" table:formula="of:=[.A330]*10+10" office:value-type="float" office:value="130" calcext:value-type="float">
            <text:p>130</text:p>
          </table:table-cell>
          <table:table-cell table:style-name="ce5" table:formula="of:=[.D330]*[.F330]" office:value-type="float" office:value="416000" calcext:value-type="float">
            <text:p>416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30]*[.H330]" office:value-type="float" office:value="6400" calcext:value-type="float">
            <text:p>6400</text:p>
          </table:table-cell>
          <table:table-cell table:style-name="ce34" table:formula="of:=[.$D330]*[.I330]" office:value-type="float" office:value="6400" calcext:value-type="float">
            <text:p>6400</text:p>
          </table:table-cell>
          <table:table-cell table:style-name="ce38" table:formula="of:=[.$D330]*[.J330]" office:value-type="float" office:value="6400" calcext:value-type="float">
            <text:p>6400</text:p>
          </table:table-cell>
          <table:table-cell table:style-name="ce42" table:formula="of:=[.$D330]*[.K330]" office:value-type="float" office:value="3200" calcext:value-type="float">
            <text:p>3200</text:p>
          </table:table-cell>
          <table:table-cell table:style-name="ce45" table:formula="of:=[.L330]/[.$B330]" office:value-type="float" office:value="6400" calcext:value-type="float">
            <text:p>6400.0</text:p>
          </table:table-cell>
          <table:table-cell table:style-name="ce48" table:formula="of:=[.M330]/[.$B330]" office:value-type="float" office:value="6400" calcext:value-type="float">
            <text:p>6400.0</text:p>
          </table:table-cell>
          <table:table-cell table:style-name="ce50" table:formula="of:=[.N330]/[.$B330]" office:value-type="float" office:value="6400" calcext:value-type="float">
            <text:p>6400.0</text:p>
          </table:table-cell>
          <table:table-cell table:style-name="ce52" table:formula="of:=[.O330]/[.$B330]" office:value-type="float" office:value="3200" calcext:value-type="float">
            <text:p>3200.0</text:p>
          </table:table-cell>
          <table:table-cell table:style-name="ce55" table:formula="of:=([.L330]+[.M330]+[.N330]+[.O330])/[.$B330]" office:value-type="float" office:value="22400" calcext:value-type="float">
            <text:p>224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2" table:formula="of:=0.4+[.A331]*0.05" office:value-type="percentage" office:value="1.05" calcext:value-type="percentage">
            <text:p>105.0%</text:p>
          </table:table-cell>
          <table:table-cell table:style-name="ce20" table:formula="of:=SUM([.$B$319:.B331])" office:value-type="percentage" office:value="9.4" calcext:value-type="percentage">
            <text:p>940.0%</text:p>
          </table:table-cell>
          <table:table-cell table:style-name="ce5" table:formula="of:=COM.MICROSOFT.FLOOR.MATH(200*2^([.A331]/3))" office:value-type="float" office:value="4031" calcext:value-type="float">
            <text:p>4031</text:p>
          </table:table-cell>
          <table:table-cell table:style-name="ce5" table:formula="of:=SUM([.$D$319:.D331])" office:value-type="float" office:value="17511" calcext:value-type="float">
            <text:p>17511</text:p>
          </table:table-cell>
          <table:table-cell table:style-name="ce5" table:formula="of:=[.A331]*10+10" office:value-type="float" office:value="140" calcext:value-type="float">
            <text:p>140</text:p>
          </table:table-cell>
          <table:table-cell table:style-name="ce5" table:formula="of:=[.D331]*[.F331]" office:value-type="float" office:value="564340" calcext:value-type="float">
            <text:p>56434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31]*[.H331]" office:value-type="float" office:value="8062" calcext:value-type="float">
            <text:p>8062</text:p>
          </table:table-cell>
          <table:table-cell table:style-name="ce34" table:formula="of:=[.$D331]*[.I331]" office:value-type="float" office:value="8062" calcext:value-type="float">
            <text:p>8062</text:p>
          </table:table-cell>
          <table:table-cell table:style-name="ce38" table:formula="of:=[.$D331]*[.J331]" office:value-type="float" office:value="8062" calcext:value-type="float">
            <text:p>8062</text:p>
          </table:table-cell>
          <table:table-cell table:style-name="ce42" table:formula="of:=[.$D331]*[.K331]" office:value-type="float" office:value="4031" calcext:value-type="float">
            <text:p>4031</text:p>
          </table:table-cell>
          <table:table-cell table:style-name="ce45" table:formula="of:=[.L331]/[.$B331]" office:value-type="float" office:value="7678.09523809524" calcext:value-type="float">
            <text:p>7678.1</text:p>
          </table:table-cell>
          <table:table-cell table:style-name="ce48" table:formula="of:=[.M331]/[.$B331]" office:value-type="float" office:value="7678.09523809524" calcext:value-type="float">
            <text:p>7678.1</text:p>
          </table:table-cell>
          <table:table-cell table:style-name="ce50" table:formula="of:=[.N331]/[.$B331]" office:value-type="float" office:value="7678.09523809524" calcext:value-type="float">
            <text:p>7678.1</text:p>
          </table:table-cell>
          <table:table-cell table:style-name="ce52" table:formula="of:=[.O331]/[.$B331]" office:value-type="float" office:value="3839.04761904762" calcext:value-type="float">
            <text:p>3839.0</text:p>
          </table:table-cell>
          <table:table-cell table:style-name="ce55" table:formula="of:=([.L331]+[.M331]+[.N331]+[.O331])/[.$B331]" office:value-type="float" office:value="26873.3333333333" calcext:value-type="float">
            <text:p>2687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2" table:formula="of:=0.4+[.A332]*0.05" office:value-type="percentage" office:value="1.1" calcext:value-type="percentage">
            <text:p>110.0%</text:p>
          </table:table-cell>
          <table:table-cell table:style-name="ce20" table:formula="of:=SUM([.$B$319:.B332])" office:value-type="percentage" office:value="10.5" calcext:value-type="percentage">
            <text:p>1050.0%</text:p>
          </table:table-cell>
          <table:table-cell table:style-name="ce5" table:formula="of:=COM.MICROSOFT.FLOOR.MATH(200*2^([.A332]/3))" office:value-type="float" office:value="5079" calcext:value-type="float">
            <text:p>5079</text:p>
          </table:table-cell>
          <table:table-cell table:style-name="ce5" table:formula="of:=SUM([.$D$319:.D332])" office:value-type="float" office:value="22590" calcext:value-type="float">
            <text:p>22590</text:p>
          </table:table-cell>
          <table:table-cell table:style-name="ce5" table:formula="of:=[.A332]*10+10" office:value-type="float" office:value="150" calcext:value-type="float">
            <text:p>150</text:p>
          </table:table-cell>
          <table:table-cell table:style-name="ce5" table:formula="of:=[.D332]*[.F332]" office:value-type="float" office:value="761850" calcext:value-type="float">
            <text:p>76185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32]*[.H332]" office:value-type="float" office:value="10158" calcext:value-type="float">
            <text:p>10158</text:p>
          </table:table-cell>
          <table:table-cell table:style-name="ce34" table:formula="of:=[.$D332]*[.I332]" office:value-type="float" office:value="10158" calcext:value-type="float">
            <text:p>10158</text:p>
          </table:table-cell>
          <table:table-cell table:style-name="ce38" table:formula="of:=[.$D332]*[.J332]" office:value-type="float" office:value="10158" calcext:value-type="float">
            <text:p>10158</text:p>
          </table:table-cell>
          <table:table-cell table:style-name="ce42" table:formula="of:=[.$D332]*[.K332]" office:value-type="float" office:value="5079" calcext:value-type="float">
            <text:p>5079</text:p>
          </table:table-cell>
          <table:table-cell table:style-name="ce45" table:formula="of:=[.L332]/[.$B332]" office:value-type="float" office:value="9234.54545454545" calcext:value-type="float">
            <text:p>9234.5</text:p>
          </table:table-cell>
          <table:table-cell table:style-name="ce48" table:formula="of:=[.M332]/[.$B332]" office:value-type="float" office:value="9234.54545454545" calcext:value-type="float">
            <text:p>9234.5</text:p>
          </table:table-cell>
          <table:table-cell table:style-name="ce50" table:formula="of:=[.N332]/[.$B332]" office:value-type="float" office:value="9234.54545454545" calcext:value-type="float">
            <text:p>9234.5</text:p>
          </table:table-cell>
          <table:table-cell table:style-name="ce52" table:formula="of:=[.O332]/[.$B332]" office:value-type="float" office:value="4617.27272727273" calcext:value-type="float">
            <text:p>4617.3</text:p>
          </table:table-cell>
          <table:table-cell table:style-name="ce55" table:formula="of:=([.L332]+[.M332]+[.N332]+[.O332])/[.$B332]" office:value-type="float" office:value="32320.9090909091" calcext:value-type="float">
            <text:p>32320.9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2" table:formula="of:=0.4+[.A333]*0.05" office:value-type="percentage" office:value="1.15" calcext:value-type="percentage">
            <text:p>115.0%</text:p>
          </table:table-cell>
          <table:table-cell table:style-name="ce20" table:formula="of:=SUM([.$B$319:.B333])" office:value-type="percentage" office:value="11.65" calcext:value-type="percentage">
            <text:p>1165.0%</text:p>
          </table:table-cell>
          <table:table-cell table:style-name="ce5" table:formula="of:=COM.MICROSOFT.FLOOR.MATH(200*2^([.A333]/3))" office:value-type="float" office:value="6400" calcext:value-type="float">
            <text:p>6400</text:p>
          </table:table-cell>
          <table:table-cell table:style-name="ce5" table:formula="of:=SUM([.$D$319:.D333])" office:value-type="float" office:value="28990" calcext:value-type="float">
            <text:p>28990</text:p>
          </table:table-cell>
          <table:table-cell table:style-name="ce5" table:formula="of:=[.A333]*10+10" office:value-type="float" office:value="160" calcext:value-type="float">
            <text:p>160</text:p>
          </table:table-cell>
          <table:table-cell table:style-name="ce5" table:formula="of:=[.D333]*[.F333]" office:value-type="float" office:value="1024000" calcext:value-type="float">
            <text:p>1024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33]*[.H333]" office:value-type="float" office:value="12800" calcext:value-type="float">
            <text:p>12800</text:p>
          </table:table-cell>
          <table:table-cell table:style-name="ce34" table:formula="of:=[.$D333]*[.I333]" office:value-type="float" office:value="12800" calcext:value-type="float">
            <text:p>12800</text:p>
          </table:table-cell>
          <table:table-cell table:style-name="ce38" table:formula="of:=[.$D333]*[.J333]" office:value-type="float" office:value="12800" calcext:value-type="float">
            <text:p>12800</text:p>
          </table:table-cell>
          <table:table-cell table:style-name="ce42" table:formula="of:=[.$D333]*[.K333]" office:value-type="float" office:value="6400" calcext:value-type="float">
            <text:p>6400</text:p>
          </table:table-cell>
          <table:table-cell table:style-name="ce45" table:formula="of:=[.L333]/[.$B333]" office:value-type="float" office:value="11130.4347826087" calcext:value-type="float">
            <text:p>11130.4</text:p>
          </table:table-cell>
          <table:table-cell table:style-name="ce48" table:formula="of:=[.M333]/[.$B333]" office:value-type="float" office:value="11130.4347826087" calcext:value-type="float">
            <text:p>11130.4</text:p>
          </table:table-cell>
          <table:table-cell table:style-name="ce50" table:formula="of:=[.N333]/[.$B333]" office:value-type="float" office:value="11130.4347826087" calcext:value-type="float">
            <text:p>11130.4</text:p>
          </table:table-cell>
          <table:table-cell table:style-name="ce52" table:formula="of:=[.O333]/[.$B333]" office:value-type="float" office:value="5565.21739130435" calcext:value-type="float">
            <text:p>5565.2</text:p>
          </table:table-cell>
          <table:table-cell table:style-name="ce55" table:formula="of:=([.L333]+[.M333]+[.N333]+[.O333])/[.$B333]" office:value-type="float" office:value="38956.5217391304" calcext:value-type="float">
            <text:p>38956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2" table:formula="of:=0.4+[.A334]*0.05" office:value-type="percentage" office:value="1.2" calcext:value-type="percentage">
            <text:p>120.0%</text:p>
          </table:table-cell>
          <table:table-cell table:style-name="ce20" table:formula="of:=SUM([.$B$319:.B334])" office:value-type="percentage" office:value="12.85" calcext:value-type="percentage">
            <text:p>1285.0%</text:p>
          </table:table-cell>
          <table:table-cell table:style-name="ce5" table:formula="of:=COM.MICROSOFT.FLOOR.MATH(200*2^([.A334]/3))" office:value-type="float" office:value="8063" calcext:value-type="float">
            <text:p>8063</text:p>
          </table:table-cell>
          <table:table-cell table:style-name="ce5" table:formula="of:=SUM([.$D$319:.D334])" office:value-type="float" office:value="37053" calcext:value-type="float">
            <text:p>37053</text:p>
          </table:table-cell>
          <table:table-cell table:style-name="ce5" table:formula="of:=[.A334]*10+10" office:value-type="float" office:value="170" calcext:value-type="float">
            <text:p>170</text:p>
          </table:table-cell>
          <table:table-cell table:style-name="ce5" table:formula="of:=[.D334]*[.F334]" office:value-type="float" office:value="1370710" calcext:value-type="float">
            <text:p>137071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34]*[.H334]" office:value-type="float" office:value="16126" calcext:value-type="float">
            <text:p>16126</text:p>
          </table:table-cell>
          <table:table-cell table:style-name="ce34" table:formula="of:=[.$D334]*[.I334]" office:value-type="float" office:value="16126" calcext:value-type="float">
            <text:p>16126</text:p>
          </table:table-cell>
          <table:table-cell table:style-name="ce38" table:formula="of:=[.$D334]*[.J334]" office:value-type="float" office:value="16126" calcext:value-type="float">
            <text:p>16126</text:p>
          </table:table-cell>
          <table:table-cell table:style-name="ce42" table:formula="of:=[.$D334]*[.K334]" office:value-type="float" office:value="8063" calcext:value-type="float">
            <text:p>8063</text:p>
          </table:table-cell>
          <table:table-cell table:style-name="ce45" table:formula="of:=[.L334]/[.$B334]" office:value-type="float" office:value="13438.3333333333" calcext:value-type="float">
            <text:p>13438.3</text:p>
          </table:table-cell>
          <table:table-cell table:style-name="ce48" table:formula="of:=[.M334]/[.$B334]" office:value-type="float" office:value="13438.3333333333" calcext:value-type="float">
            <text:p>13438.3</text:p>
          </table:table-cell>
          <table:table-cell table:style-name="ce50" table:formula="of:=[.N334]/[.$B334]" office:value-type="float" office:value="13438.3333333333" calcext:value-type="float">
            <text:p>13438.3</text:p>
          </table:table-cell>
          <table:table-cell table:style-name="ce52" table:formula="of:=[.O334]/[.$B334]" office:value-type="float" office:value="6719.16666666667" calcext:value-type="float">
            <text:p>6719.2</text:p>
          </table:table-cell>
          <table:table-cell table:style-name="ce55" table:formula="of:=([.L334]+[.M334]+[.N334]+[.O334])/[.$B334]" office:value-type="float" office:value="47034.1666666667" calcext:value-type="float">
            <text:p>47034.2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2" table:formula="of:=0.4+[.A335]*0.05" office:value-type="percentage" office:value="1.25" calcext:value-type="percentage">
            <text:p>125.0%</text:p>
          </table:table-cell>
          <table:table-cell table:style-name="ce20" table:formula="of:=SUM([.$B$319:.B335])" office:value-type="percentage" office:value="14.1" calcext:value-type="percentage">
            <text:p>1410.0%</text:p>
          </table:table-cell>
          <table:table-cell table:style-name="ce5" table:formula="of:=COM.MICROSOFT.FLOOR.MATH(200*2^([.A335]/3))" office:value-type="float" office:value="10159" calcext:value-type="float">
            <text:p>10159</text:p>
          </table:table-cell>
          <table:table-cell table:style-name="ce5" table:formula="of:=SUM([.$D$319:.D335])" office:value-type="float" office:value="47212" calcext:value-type="float">
            <text:p>47212</text:p>
          </table:table-cell>
          <table:table-cell table:style-name="ce5" table:formula="of:=[.A335]*10+10" office:value-type="float" office:value="180" calcext:value-type="float">
            <text:p>180</text:p>
          </table:table-cell>
          <table:table-cell table:style-name="ce5" table:formula="of:=[.D335]*[.F335]" office:value-type="float" office:value="1828620" calcext:value-type="float">
            <text:p>182862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35]*[.H335]" office:value-type="float" office:value="20318" calcext:value-type="float">
            <text:p>20318</text:p>
          </table:table-cell>
          <table:table-cell table:style-name="ce34" table:formula="of:=[.$D335]*[.I335]" office:value-type="float" office:value="20318" calcext:value-type="float">
            <text:p>20318</text:p>
          </table:table-cell>
          <table:table-cell table:style-name="ce38" table:formula="of:=[.$D335]*[.J335]" office:value-type="float" office:value="20318" calcext:value-type="float">
            <text:p>20318</text:p>
          </table:table-cell>
          <table:table-cell table:style-name="ce42" table:formula="of:=[.$D335]*[.K335]" office:value-type="float" office:value="10159" calcext:value-type="float">
            <text:p>10159</text:p>
          </table:table-cell>
          <table:table-cell table:style-name="ce45" table:formula="of:=[.L335]/[.$B335]" office:value-type="float" office:value="16254.4" calcext:value-type="float">
            <text:p>16254.4</text:p>
          </table:table-cell>
          <table:table-cell table:style-name="ce48" table:formula="of:=[.M335]/[.$B335]" office:value-type="float" office:value="16254.4" calcext:value-type="float">
            <text:p>16254.4</text:p>
          </table:table-cell>
          <table:table-cell table:style-name="ce50" table:formula="of:=[.N335]/[.$B335]" office:value-type="float" office:value="16254.4" calcext:value-type="float">
            <text:p>16254.4</text:p>
          </table:table-cell>
          <table:table-cell table:style-name="ce52" table:formula="of:=[.O335]/[.$B335]" office:value-type="float" office:value="8127.2" calcext:value-type="float">
            <text:p>8127.2</text:p>
          </table:table-cell>
          <table:table-cell table:style-name="ce55" table:formula="of:=([.L335]+[.M335]+[.N335]+[.O335])/[.$B335]" office:value-type="float" office:value="56890.4" calcext:value-type="float">
            <text:p>56890.4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2" table:formula="of:=0.4+[.A336]*0.05" office:value-type="percentage" office:value="1.3" calcext:value-type="percentage">
            <text:p>130.0%</text:p>
          </table:table-cell>
          <table:table-cell table:style-name="ce20" table:formula="of:=SUM([.$B$319:.B336])" office:value-type="percentage" office:value="15.4" calcext:value-type="percentage">
            <text:p>1540.0%</text:p>
          </table:table-cell>
          <table:table-cell table:style-name="ce5" table:formula="of:=COM.MICROSOFT.FLOOR.MATH(200*2^([.A336]/3))" office:value-type="float" office:value="12800" calcext:value-type="float">
            <text:p>12800</text:p>
          </table:table-cell>
          <table:table-cell table:style-name="ce5" table:formula="of:=SUM([.$D$319:.D336])" office:value-type="float" office:value="60012" calcext:value-type="float">
            <text:p>60012</text:p>
          </table:table-cell>
          <table:table-cell table:style-name="ce5" table:formula="of:=[.A336]*10+10" office:value-type="float" office:value="190" calcext:value-type="float">
            <text:p>190</text:p>
          </table:table-cell>
          <table:table-cell table:style-name="ce5" table:formula="of:=[.D336]*[.F336]" office:value-type="float" office:value="2432000" calcext:value-type="float">
            <text:p>2432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36]*[.H336]" office:value-type="float" office:value="25600" calcext:value-type="float">
            <text:p>25600</text:p>
          </table:table-cell>
          <table:table-cell table:style-name="ce34" table:formula="of:=[.$D336]*[.I336]" office:value-type="float" office:value="25600" calcext:value-type="float">
            <text:p>25600</text:p>
          </table:table-cell>
          <table:table-cell table:style-name="ce38" table:formula="of:=[.$D336]*[.J336]" office:value-type="float" office:value="25600" calcext:value-type="float">
            <text:p>25600</text:p>
          </table:table-cell>
          <table:table-cell table:style-name="ce42" table:formula="of:=[.$D336]*[.K336]" office:value-type="float" office:value="12800" calcext:value-type="float">
            <text:p>12800</text:p>
          </table:table-cell>
          <table:table-cell table:style-name="ce45" table:formula="of:=[.L336]/[.$B336]" office:value-type="float" office:value="19692.3076923077" calcext:value-type="float">
            <text:p>19692.3</text:p>
          </table:table-cell>
          <table:table-cell table:style-name="ce48" table:formula="of:=[.M336]/[.$B336]" office:value-type="float" office:value="19692.3076923077" calcext:value-type="float">
            <text:p>19692.3</text:p>
          </table:table-cell>
          <table:table-cell table:style-name="ce50" table:formula="of:=[.N336]/[.$B336]" office:value-type="float" office:value="19692.3076923077" calcext:value-type="float">
            <text:p>19692.3</text:p>
          </table:table-cell>
          <table:table-cell table:style-name="ce52" table:formula="of:=[.O336]/[.$B336]" office:value-type="float" office:value="9846.15384615385" calcext:value-type="float">
            <text:p>9846.2</text:p>
          </table:table-cell>
          <table:table-cell table:style-name="ce55" table:formula="of:=([.L336]+[.M336]+[.N336]+[.O336])/[.$B336]" office:value-type="float" office:value="68923.0769230769" calcext:value-type="float">
            <text:p>68923.1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2" table:formula="of:=0.4+[.A337]*0.05" office:value-type="percentage" office:value="1.35" calcext:value-type="percentage">
            <text:p>135.0%</text:p>
          </table:table-cell>
          <table:table-cell table:style-name="ce20" table:formula="of:=SUM([.$B$319:.B337])" office:value-type="percentage" office:value="16.75" calcext:value-type="percentage">
            <text:p>1675.0%</text:p>
          </table:table-cell>
          <table:table-cell table:style-name="ce5" table:formula="of:=COM.MICROSOFT.FLOOR.MATH(200*2^([.A337]/3))" office:value-type="float" office:value="16126" calcext:value-type="float">
            <text:p>16126</text:p>
          </table:table-cell>
          <table:table-cell table:style-name="ce5" table:formula="of:=SUM([.$D$319:.D337])" office:value-type="float" office:value="76138" calcext:value-type="float">
            <text:p>76138</text:p>
          </table:table-cell>
          <table:table-cell table:style-name="ce5" table:formula="of:=[.A337]*10+10" office:value-type="float" office:value="200" calcext:value-type="float">
            <text:p>200</text:p>
          </table:table-cell>
          <table:table-cell table:style-name="ce5" table:formula="of:=[.D337]*[.F337]" office:value-type="float" office:value="3225200" calcext:value-type="float">
            <text:p>32252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37]*[.H337]" office:value-type="float" office:value="32252" calcext:value-type="float">
            <text:p>32252</text:p>
          </table:table-cell>
          <table:table-cell table:style-name="ce34" table:formula="of:=[.$D337]*[.I337]" office:value-type="float" office:value="32252" calcext:value-type="float">
            <text:p>32252</text:p>
          </table:table-cell>
          <table:table-cell table:style-name="ce38" table:formula="of:=[.$D337]*[.J337]" office:value-type="float" office:value="32252" calcext:value-type="float">
            <text:p>32252</text:p>
          </table:table-cell>
          <table:table-cell table:style-name="ce42" table:formula="of:=[.$D337]*[.K337]" office:value-type="float" office:value="16126" calcext:value-type="float">
            <text:p>16126</text:p>
          </table:table-cell>
          <table:table-cell table:style-name="ce45" table:formula="of:=[.L337]/[.$B337]" office:value-type="float" office:value="23890.3703703704" calcext:value-type="float">
            <text:p>23890.4</text:p>
          </table:table-cell>
          <table:table-cell table:style-name="ce48" table:formula="of:=[.M337]/[.$B337]" office:value-type="float" office:value="23890.3703703704" calcext:value-type="float">
            <text:p>23890.4</text:p>
          </table:table-cell>
          <table:table-cell table:style-name="ce50" table:formula="of:=[.N337]/[.$B337]" office:value-type="float" office:value="23890.3703703704" calcext:value-type="float">
            <text:p>23890.4</text:p>
          </table:table-cell>
          <table:table-cell table:style-name="ce52" table:formula="of:=[.O337]/[.$B337]" office:value-type="float" office:value="11945.1851851852" calcext:value-type="float">
            <text:p>11945.2</text:p>
          </table:table-cell>
          <table:table-cell table:style-name="ce55" table:formula="of:=([.L337]+[.M337]+[.N337]+[.O337])/[.$B337]" office:value-type="float" office:value="83616.2962962963" calcext:value-type="float">
            <text:p>83616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2" table:formula="of:=0.4+[.A338]*0.05" office:value-type="percentage" office:value="1.4" calcext:value-type="percentage">
            <text:p>140.0%</text:p>
          </table:table-cell>
          <table:table-cell table:style-name="ce20" table:formula="of:=SUM([.$B$319:.B338])" office:value-type="percentage" office:value="18.15" calcext:value-type="percentage">
            <text:p>1815.0%</text:p>
          </table:table-cell>
          <table:table-cell table:style-name="ce5" table:formula="of:=COM.MICROSOFT.FLOOR.MATH(200*2^([.A338]/3))" office:value-type="float" office:value="20318" calcext:value-type="float">
            <text:p>20318</text:p>
          </table:table-cell>
          <table:table-cell table:style-name="ce5" table:formula="of:=SUM([.$D$319:.D338])" office:value-type="float" office:value="96456" calcext:value-type="float">
            <text:p>96456</text:p>
          </table:table-cell>
          <table:table-cell table:style-name="ce5" table:formula="of:=[.A338]*10+10" office:value-type="float" office:value="210" calcext:value-type="float">
            <text:p>210</text:p>
          </table:table-cell>
          <table:table-cell table:style-name="ce5" table:formula="of:=[.D338]*[.F338]" office:value-type="float" office:value="4266780" calcext:value-type="float">
            <text:p>426678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38]*[.H338]" office:value-type="float" office:value="40636" calcext:value-type="float">
            <text:p>40636</text:p>
          </table:table-cell>
          <table:table-cell table:style-name="ce34" table:formula="of:=[.$D338]*[.I338]" office:value-type="float" office:value="40636" calcext:value-type="float">
            <text:p>40636</text:p>
          </table:table-cell>
          <table:table-cell table:style-name="ce38" table:formula="of:=[.$D338]*[.J338]" office:value-type="float" office:value="40636" calcext:value-type="float">
            <text:p>40636</text:p>
          </table:table-cell>
          <table:table-cell table:style-name="ce42" table:formula="of:=[.$D338]*[.K338]" office:value-type="float" office:value="20318" calcext:value-type="float">
            <text:p>20318</text:p>
          </table:table-cell>
          <table:table-cell table:style-name="ce45" table:formula="of:=[.L338]/[.$B338]" office:value-type="float" office:value="29025.7142857143" calcext:value-type="float">
            <text:p>29025.7</text:p>
          </table:table-cell>
          <table:table-cell table:style-name="ce48" table:formula="of:=[.M338]/[.$B338]" office:value-type="float" office:value="29025.7142857143" calcext:value-type="float">
            <text:p>29025.7</text:p>
          </table:table-cell>
          <table:table-cell table:style-name="ce50" table:formula="of:=[.N338]/[.$B338]" office:value-type="float" office:value="29025.7142857143" calcext:value-type="float">
            <text:p>29025.7</text:p>
          </table:table-cell>
          <table:table-cell table:style-name="ce52" table:formula="of:=[.O338]/[.$B338]" office:value-type="float" office:value="14512.8571428571" calcext:value-type="float">
            <text:p>14512.9</text:p>
          </table:table-cell>
          <table:table-cell table:style-name="ce55" table:formula="of:=([.L338]+[.M338]+[.N338]+[.O338])/[.$B338]" office:value-type="float" office:value="101590" calcext:value-type="float">
            <text:p>10159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2" table:formula="of:=0.4+[.A339]*0.05" office:value-type="percentage" office:value="1.45" calcext:value-type="percentage">
            <text:p>145.0%</text:p>
          </table:table-cell>
          <table:table-cell table:style-name="ce20" table:formula="of:=SUM([.$B$319:.B339])" office:value-type="percentage" office:value="19.6" calcext:value-type="percentage">
            <text:p>1960.0%</text:p>
          </table:table-cell>
          <table:table-cell table:style-name="ce5" table:formula="of:=COM.MICROSOFT.FLOOR.MATH(200*2^([.A339]/3))" office:value-type="float" office:value="25600" calcext:value-type="float">
            <text:p>25600</text:p>
          </table:table-cell>
          <table:table-cell table:style-name="ce5" table:formula="of:=SUM([.$D$319:.D339])" office:value-type="float" office:value="122056" calcext:value-type="float">
            <text:p>122056</text:p>
          </table:table-cell>
          <table:table-cell table:style-name="ce5" table:formula="of:=[.A339]*10+10" office:value-type="float" office:value="220" calcext:value-type="float">
            <text:p>220</text:p>
          </table:table-cell>
          <table:table-cell table:style-name="ce5" table:formula="of:=[.D339]*[.F339]" office:value-type="float" office:value="5632000" calcext:value-type="float">
            <text:p>5632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39]*[.H339]" office:value-type="float" office:value="51200" calcext:value-type="float">
            <text:p>51200</text:p>
          </table:table-cell>
          <table:table-cell table:style-name="ce34" table:formula="of:=[.$D339]*[.I339]" office:value-type="float" office:value="51200" calcext:value-type="float">
            <text:p>51200</text:p>
          </table:table-cell>
          <table:table-cell table:style-name="ce38" table:formula="of:=[.$D339]*[.J339]" office:value-type="float" office:value="51200" calcext:value-type="float">
            <text:p>51200</text:p>
          </table:table-cell>
          <table:table-cell table:style-name="ce42" table:formula="of:=[.$D339]*[.K339]" office:value-type="float" office:value="25600" calcext:value-type="float">
            <text:p>25600</text:p>
          </table:table-cell>
          <table:table-cell table:style-name="ce45" table:formula="of:=[.L339]/[.$B339]" office:value-type="float" office:value="35310.3448275862" calcext:value-type="float">
            <text:p>35310.3</text:p>
          </table:table-cell>
          <table:table-cell table:style-name="ce48" table:formula="of:=[.M339]/[.$B339]" office:value-type="float" office:value="35310.3448275862" calcext:value-type="float">
            <text:p>35310.3</text:p>
          </table:table-cell>
          <table:table-cell table:style-name="ce50" table:formula="of:=[.N339]/[.$B339]" office:value-type="float" office:value="35310.3448275862" calcext:value-type="float">
            <text:p>35310.3</text:p>
          </table:table-cell>
          <table:table-cell table:style-name="ce52" table:formula="of:=[.O339]/[.$B339]" office:value-type="float" office:value="17655.1724137931" calcext:value-type="float">
            <text:p>17655.2</text:p>
          </table:table-cell>
          <table:table-cell table:style-name="ce55" table:formula="of:=([.L339]+[.M339]+[.N339]+[.O339])/[.$B339]" office:value-type="float" office:value="123586.206896552" calcext:value-type="float">
            <text:p>123586.2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2" table:formula="of:=0.4+[.A340]*0.05" office:value-type="percentage" office:value="1.5" calcext:value-type="percentage">
            <text:p>150.0%</text:p>
          </table:table-cell>
          <table:table-cell table:style-name="ce20" table:formula="of:=SUM([.$B$319:.B340])" office:value-type="percentage" office:value="21.1" calcext:value-type="percentage">
            <text:p>2110.0%</text:p>
          </table:table-cell>
          <table:table-cell table:style-name="ce5" table:formula="of:=COM.MICROSOFT.FLOOR.MATH(200*2^([.A340]/3))" office:value-type="float" office:value="32253" calcext:value-type="float">
            <text:p>32253</text:p>
          </table:table-cell>
          <table:table-cell table:style-name="ce5" table:formula="of:=SUM([.$D$319:.D340])" office:value-type="float" office:value="154309" calcext:value-type="float">
            <text:p>154309</text:p>
          </table:table-cell>
          <table:table-cell table:style-name="ce5" table:formula="of:=[.A340]*10+10" office:value-type="float" office:value="230" calcext:value-type="float">
            <text:p>230</text:p>
          </table:table-cell>
          <table:table-cell table:style-name="ce5" table:formula="of:=[.D340]*[.F340]" office:value-type="float" office:value="7418190" calcext:value-type="float">
            <text:p>741819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40]*[.H340]" office:value-type="float" office:value="64506" calcext:value-type="float">
            <text:p>64506</text:p>
          </table:table-cell>
          <table:table-cell table:style-name="ce34" table:formula="of:=[.$D340]*[.I340]" office:value-type="float" office:value="64506" calcext:value-type="float">
            <text:p>64506</text:p>
          </table:table-cell>
          <table:table-cell table:style-name="ce38" table:formula="of:=[.$D340]*[.J340]" office:value-type="float" office:value="64506" calcext:value-type="float">
            <text:p>64506</text:p>
          </table:table-cell>
          <table:table-cell table:style-name="ce42" table:formula="of:=[.$D340]*[.K340]" office:value-type="float" office:value="32253" calcext:value-type="float">
            <text:p>32253</text:p>
          </table:table-cell>
          <table:table-cell table:style-name="ce45" table:formula="of:=[.L340]/[.$B340]" office:value-type="float" office:value="43004" calcext:value-type="float">
            <text:p>43004.0</text:p>
          </table:table-cell>
          <table:table-cell table:style-name="ce48" table:formula="of:=[.M340]/[.$B340]" office:value-type="float" office:value="43004" calcext:value-type="float">
            <text:p>43004.0</text:p>
          </table:table-cell>
          <table:table-cell table:style-name="ce50" table:formula="of:=[.N340]/[.$B340]" office:value-type="float" office:value="43004" calcext:value-type="float">
            <text:p>43004.0</text:p>
          </table:table-cell>
          <table:table-cell table:style-name="ce52" table:formula="of:=[.O340]/[.$B340]" office:value-type="float" office:value="21502" calcext:value-type="float">
            <text:p>21502.0</text:p>
          </table:table-cell>
          <table:table-cell table:style-name="ce55" table:formula="of:=([.L340]+[.M340]+[.N340]+[.O340])/[.$B340]" office:value-type="float" office:value="150514" calcext:value-type="float">
            <text:p>150514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2" table:formula="of:=0.4+[.A341]*0.05" office:value-type="percentage" office:value="1.55" calcext:value-type="percentage">
            <text:p>155.0%</text:p>
          </table:table-cell>
          <table:table-cell table:style-name="ce20" table:formula="of:=SUM([.$B$319:.B341])" office:value-type="percentage" office:value="22.65" calcext:value-type="percentage">
            <text:p>2265.0%</text:p>
          </table:table-cell>
          <table:table-cell table:style-name="ce5" table:formula="of:=COM.MICROSOFT.FLOOR.MATH(200*2^([.A341]/3))" office:value-type="float" office:value="40637" calcext:value-type="float">
            <text:p>40637</text:p>
          </table:table-cell>
          <table:table-cell table:style-name="ce5" table:formula="of:=SUM([.$D$319:.D341])" office:value-type="float" office:value="194946" calcext:value-type="float">
            <text:p>194946</text:p>
          </table:table-cell>
          <table:table-cell table:style-name="ce5" table:formula="of:=[.A341]*10+10" office:value-type="float" office:value="240" calcext:value-type="float">
            <text:p>240</text:p>
          </table:table-cell>
          <table:table-cell table:style-name="ce5" table:formula="of:=[.D341]*[.F341]" office:value-type="float" office:value="9752880" calcext:value-type="float">
            <text:p>975288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41]*[.H341]" office:value-type="float" office:value="81274" calcext:value-type="float">
            <text:p>81274</text:p>
          </table:table-cell>
          <table:table-cell table:style-name="ce34" table:formula="of:=[.$D341]*[.I341]" office:value-type="float" office:value="81274" calcext:value-type="float">
            <text:p>81274</text:p>
          </table:table-cell>
          <table:table-cell table:style-name="ce38" table:formula="of:=[.$D341]*[.J341]" office:value-type="float" office:value="81274" calcext:value-type="float">
            <text:p>81274</text:p>
          </table:table-cell>
          <table:table-cell table:style-name="ce42" table:formula="of:=[.$D341]*[.K341]" office:value-type="float" office:value="40637" calcext:value-type="float">
            <text:p>40637</text:p>
          </table:table-cell>
          <table:table-cell table:style-name="ce45" table:formula="of:=[.L341]/[.$B341]" office:value-type="float" office:value="52434.8387096774" calcext:value-type="float">
            <text:p>52434.8</text:p>
          </table:table-cell>
          <table:table-cell table:style-name="ce48" table:formula="of:=[.M341]/[.$B341]" office:value-type="float" office:value="52434.8387096774" calcext:value-type="float">
            <text:p>52434.8</text:p>
          </table:table-cell>
          <table:table-cell table:style-name="ce50" table:formula="of:=[.N341]/[.$B341]" office:value-type="float" office:value="52434.8387096774" calcext:value-type="float">
            <text:p>52434.8</text:p>
          </table:table-cell>
          <table:table-cell table:style-name="ce52" table:formula="of:=[.O341]/[.$B341]" office:value-type="float" office:value="26217.4193548387" calcext:value-type="float">
            <text:p>26217.4</text:p>
          </table:table-cell>
          <table:table-cell table:style-name="ce55" table:formula="of:=([.L341]+[.M341]+[.N341]+[.O341])/[.$B341]" office:value-type="float" office:value="183521.935483871" calcext:value-type="float">
            <text:p>183521.9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2" table:formula="of:=0.4+[.A342]*0.05" office:value-type="percentage" office:value="1.6" calcext:value-type="percentage">
            <text:p>160.0%</text:p>
          </table:table-cell>
          <table:table-cell table:style-name="ce20" table:formula="of:=SUM([.$B$319:.B342])" office:value-type="percentage" office:value="24.25" calcext:value-type="percentage">
            <text:p>2425.0%</text:p>
          </table:table-cell>
          <table:table-cell table:style-name="ce5" table:formula="of:=COM.MICROSOFT.FLOOR.MATH(200*2^([.A342]/3))" office:value-type="float" office:value="51200" calcext:value-type="float">
            <text:p>51200</text:p>
          </table:table-cell>
          <table:table-cell table:style-name="ce5" table:formula="of:=SUM([.$D$319:.D342])" office:value-type="float" office:value="246146" calcext:value-type="float">
            <text:p>246146</text:p>
          </table:table-cell>
          <table:table-cell table:style-name="ce5" table:formula="of:=[.A342]*10+10" office:value-type="float" office:value="250" calcext:value-type="float">
            <text:p>250</text:p>
          </table:table-cell>
          <table:table-cell table:style-name="ce5" table:formula="of:=[.D342]*[.F342]" office:value-type="float" office:value="12800000" calcext:value-type="float">
            <text:p>12800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42]*[.H342]" office:value-type="float" office:value="102400" calcext:value-type="float">
            <text:p>102400</text:p>
          </table:table-cell>
          <table:table-cell table:style-name="ce34" table:formula="of:=[.$D342]*[.I342]" office:value-type="float" office:value="102400" calcext:value-type="float">
            <text:p>102400</text:p>
          </table:table-cell>
          <table:table-cell table:style-name="ce38" table:formula="of:=[.$D342]*[.J342]" office:value-type="float" office:value="102400" calcext:value-type="float">
            <text:p>102400</text:p>
          </table:table-cell>
          <table:table-cell table:style-name="ce42" table:formula="of:=[.$D342]*[.K342]" office:value-type="float" office:value="51200" calcext:value-type="float">
            <text:p>51200</text:p>
          </table:table-cell>
          <table:table-cell table:style-name="ce45" table:formula="of:=[.L342]/[.$B342]" office:value-type="float" office:value="64000" calcext:value-type="float">
            <text:p>64000.0</text:p>
          </table:table-cell>
          <table:table-cell table:style-name="ce48" table:formula="of:=[.M342]/[.$B342]" office:value-type="float" office:value="64000" calcext:value-type="float">
            <text:p>64000.0</text:p>
          </table:table-cell>
          <table:table-cell table:style-name="ce50" table:formula="of:=[.N342]/[.$B342]" office:value-type="float" office:value="64000" calcext:value-type="float">
            <text:p>64000.0</text:p>
          </table:table-cell>
          <table:table-cell table:style-name="ce52" table:formula="of:=[.O342]/[.$B342]" office:value-type="float" office:value="32000" calcext:value-type="float">
            <text:p>32000.0</text:p>
          </table:table-cell>
          <table:table-cell table:style-name="ce55" table:formula="of:=([.L342]+[.M342]+[.N342]+[.O342])/[.$B342]" office:value-type="float" office:value="224000" calcext:value-type="float">
            <text:p>224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2" table:formula="of:=0.4+[.A343]*0.05" office:value-type="percentage" office:value="1.65" calcext:value-type="percentage">
            <text:p>165.0%</text:p>
          </table:table-cell>
          <table:table-cell table:style-name="ce20" table:formula="of:=SUM([.$B$319:.B343])" office:value-type="percentage" office:value="25.9" calcext:value-type="percentage">
            <text:p>2590.0%</text:p>
          </table:table-cell>
          <table:table-cell table:style-name="ce5" table:formula="of:=COM.MICROSOFT.FLOOR.MATH(200*2^([.A343]/3))" office:value-type="float" office:value="64507" calcext:value-type="float">
            <text:p>64507</text:p>
          </table:table-cell>
          <table:table-cell table:style-name="ce5" table:formula="of:=SUM([.$D$319:.D343])" office:value-type="float" office:value="310653" calcext:value-type="float">
            <text:p>310653</text:p>
          </table:table-cell>
          <table:table-cell table:style-name="ce5" table:formula="of:=[.A343]*10+10" office:value-type="float" office:value="260" calcext:value-type="float">
            <text:p>260</text:p>
          </table:table-cell>
          <table:table-cell table:style-name="ce5" table:formula="of:=[.D343]*[.F343]" office:value-type="float" office:value="16771820" calcext:value-type="float">
            <text:p>1677182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43]*[.H343]" office:value-type="float" office:value="129014" calcext:value-type="float">
            <text:p>129014</text:p>
          </table:table-cell>
          <table:table-cell table:style-name="ce34" table:formula="of:=[.$D343]*[.I343]" office:value-type="float" office:value="129014" calcext:value-type="float">
            <text:p>129014</text:p>
          </table:table-cell>
          <table:table-cell table:style-name="ce38" table:formula="of:=[.$D343]*[.J343]" office:value-type="float" office:value="129014" calcext:value-type="float">
            <text:p>129014</text:p>
          </table:table-cell>
          <table:table-cell table:style-name="ce42" table:formula="of:=[.$D343]*[.K343]" office:value-type="float" office:value="64507" calcext:value-type="float">
            <text:p>64507</text:p>
          </table:table-cell>
          <table:table-cell table:style-name="ce45" table:formula="of:=[.L343]/[.$B343]" office:value-type="float" office:value="78190.303030303" calcext:value-type="float">
            <text:p>78190.3</text:p>
          </table:table-cell>
          <table:table-cell table:style-name="ce48" table:formula="of:=[.M343]/[.$B343]" office:value-type="float" office:value="78190.303030303" calcext:value-type="float">
            <text:p>78190.3</text:p>
          </table:table-cell>
          <table:table-cell table:style-name="ce50" table:formula="of:=[.N343]/[.$B343]" office:value-type="float" office:value="78190.303030303" calcext:value-type="float">
            <text:p>78190.3</text:p>
          </table:table-cell>
          <table:table-cell table:style-name="ce52" table:formula="of:=[.O343]/[.$B343]" office:value-type="float" office:value="39095.1515151515" calcext:value-type="float">
            <text:p>39095.2</text:p>
          </table:table-cell>
          <table:table-cell table:style-name="ce55" table:formula="of:=([.L343]+[.M343]+[.N343]+[.O343])/[.$B343]" office:value-type="float" office:value="273666.060606061" calcext:value-type="float">
            <text:p>273666.1</text:p>
          </table:table-cell>
          <table:table-cell table:style-name="ce1" table:number-columns-repeated="1004"/>
        </table:table-row>
        <table:table-row table:style-name="ro1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3" office:value-type="string" calcext:value-type="string">
            <text:p>Robot-Stacksize</text:p>
          </table:table-cell>
          <table:table-cell table:style-name="ce10" office:value-type="string" calcext:value-type="string">
            <text:p>Modifier</text:p>
          </table:table-cell>
          <table:table-cell table:style-name="ce10" office:value-type="string" calcext:value-type="string">
            <text:p>CumMod</text:p>
          </table:table-cell>
          <table:table-cell table:style-name="ce10" office:value-type="string" calcext:value-type="string">
            <text:p>Cycles</text:p>
          </table:table-cell>
          <table:table-cell table:style-name="ce10" office:value-type="string" calcext:value-type="string">
            <text:p>CumCyc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 x Cycles</text:p>
          </table:table-cell>
          <table:table-cell table:style-name="ce10" office:value-type="string" calcext:value-type="string">
            <text:p>SP R/Cycle</text:p>
          </table:table-cell>
          <table:table-cell table:style-name="ce10" office:value-type="string" calcext:value-type="string">
            <text:p>SP G/Cycle</text:p>
          </table:table-cell>
          <table:table-cell table:style-name="ce10" office:value-type="string" calcext:value-type="string">
            <text:p>SP B/Cycle</text:p>
          </table:table-cell>
          <table:table-cell table:style-name="ce10" office:value-type="string" calcext:value-type="string">
            <text:p>SP A/Cycle</text:p>
          </table:table-cell>
          <table:table-cell table:style-name="ce29" office:value-type="string" calcext:value-type="string">
            <text:p>SP R total</text:p>
          </table:table-cell>
          <table:table-cell table:style-name="ce33" office:value-type="string" calcext:value-type="string">
            <text:p>SP G total</text:p>
          </table:table-cell>
          <table:table-cell table:style-name="ce37" office:value-type="string" calcext:value-type="string">
            <text:p>SP B total</text:p>
          </table:table-cell>
          <table:table-cell table:style-name="ce41" office:value-type="string" calcext:value-type="string">
            <text:p>SP A total</text:p>
          </table:table-cell>
          <table:table-cell table:style-name="ce29" office:value-type="string" calcext:value-type="string">
            <text:p>SP R/Mod.</text:p>
          </table:table-cell>
          <table:table-cell table:style-name="ce33" office:value-type="string" calcext:value-type="string">
            <text:p>SP G/Mod.</text:p>
          </table:table-cell>
          <table:table-cell table:style-name="ce37" office:value-type="string" calcext:value-type="string">
            <text:p>SP B/Mod.</text:p>
          </table:table-cell>
          <table:table-cell table:style-name="ce41" office:value-type="string" calcext:value-type="string">
            <text:p>SP A/Mod.</text:p>
          </table:table-cell>
          <table:table-cell table:style-name="ce10" office:value-type="string" calcext:value-type="string">
            <text:p>SP total/Mod.</text:p>
          </table:table-cell>
          <table:table-cell table:style-name="ce58" table:number-columns-repeated="1004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21" table:formula="of:=SUM([.$B$347:.B347])" office:value-type="float" office:value="1" calcext:value-type="float">
            <text:p>1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formula="of:=SUM([.$D$347:.D347])" office:value-type="float" office:value="200" calcext:value-type="float">
            <text:p>20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347]*[.F347]" office:value-type="float" office:value="6000" calcext:value-type="float">
            <text:p>600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0" table:formula="of:=[.$D347]*[.H347]" office:value-type="float" office:value="200" calcext:value-type="float">
            <text:p>200</text:p>
          </table:table-cell>
          <table:table-cell table:style-name="ce34" table:formula="of:=[.$D347]*[.I347]" office:value-type="float" office:value="200" calcext:value-type="float">
            <text:p>200</text:p>
          </table:table-cell>
          <table:table-cell table:style-name="ce38" table:formula="of:=[.$D347]*[.J347]" office:value-type="float" office:value="200" calcext:value-type="float">
            <text:p>200</text:p>
          </table:table-cell>
          <table:table-cell table:style-name="ce42" table:formula="of:=[.$D347]*[.K347]" office:value-type="float" office:value="0" calcext:value-type="float">
            <text:p>0</text:p>
          </table:table-cell>
          <table:table-cell table:style-name="ce45" table:formula="of:=[.L347]/[.$B347]" office:value-type="float" office:value="200" calcext:value-type="float">
            <text:p>200.0</text:p>
          </table:table-cell>
          <table:table-cell table:style-name="ce48" table:formula="of:=[.M347]/[.$B347]" office:value-type="float" office:value="200" calcext:value-type="float">
            <text:p>200.0</text:p>
          </table:table-cell>
          <table:table-cell table:style-name="ce50" table:formula="of:=[.N347]/[.$B347]" office:value-type="float" office:value="200" calcext:value-type="float">
            <text:p>200.0</text:p>
          </table:table-cell>
          <table:table-cell table:style-name="ce52" table:formula="of:=[.O347]/[.$B347]" office:value-type="float" office:value="0" calcext:value-type="float">
            <text:p>0.0</text:p>
          </table:table-cell>
          <table:table-cell table:style-name="ce55" table:formula="of:=([.L347]+[.M347]+[.N347]+[.O347])/[.$B347]" office:value-type="float" office:value="600" calcext:value-type="float">
            <text:p>60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1" table:formula="of:=SUM([.$B$347:.B348])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formula="of:=SUM([.$D$347:.D348])" office:value-type="float" office:value="500" calcext:value-type="float">
            <text:p>5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348]*[.F348]" office:value-type="float" office:value="18000" calcext:value-type="float">
            <text:p>1800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0" table:formula="of:=[.$D348]*[.H348]" office:value-type="float" office:value="300" calcext:value-type="float">
            <text:p>300</text:p>
          </table:table-cell>
          <table:table-cell table:style-name="ce34" table:formula="of:=[.$D348]*[.I348]" office:value-type="float" office:value="300" calcext:value-type="float">
            <text:p>300</text:p>
          </table:table-cell>
          <table:table-cell table:style-name="ce38" table:formula="of:=[.$D348]*[.J348]" office:value-type="float" office:value="300" calcext:value-type="float">
            <text:p>300</text:p>
          </table:table-cell>
          <table:table-cell table:style-name="ce42" table:formula="of:=[.$D348]*[.K348]" office:value-type="float" office:value="0" calcext:value-type="float">
            <text:p>0</text:p>
          </table:table-cell>
          <table:table-cell table:style-name="ce45" table:formula="of:=[.L348]/[.$B348]" office:value-type="float" office:value="300" calcext:value-type="float">
            <text:p>300.0</text:p>
          </table:table-cell>
          <table:table-cell table:style-name="ce48" table:formula="of:=[.M348]/[.$B348]" office:value-type="float" office:value="300" calcext:value-type="float">
            <text:p>300.0</text:p>
          </table:table-cell>
          <table:table-cell table:style-name="ce50" table:formula="of:=[.N348]/[.$B348]" office:value-type="float" office:value="300" calcext:value-type="float">
            <text:p>300.0</text:p>
          </table:table-cell>
          <table:table-cell table:style-name="ce52" table:formula="of:=[.O348]/[.$B348]" office:value-type="float" office:value="0" calcext:value-type="float">
            <text:p>0.0</text:p>
          </table:table-cell>
          <table:table-cell table:style-name="ce55" table:formula="of:=([.L348]+[.M348]+[.N348]+[.O348])/[.$B348]" office:value-type="float" office:value="900" calcext:value-type="float">
            <text:p>90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21" table:formula="of:=SUM([.$B$347:.B349])" office:value-type="float" office:value="3" calcext:value-type="float">
            <text:p>3</text:p>
          </table:table-cell>
          <table:table-cell table:style-name="ce4" office:value-type="float" office:value="450" calcext:value-type="float">
            <text:p>450</text:p>
          </table:table-cell>
          <table:table-cell table:style-name="ce4" table:formula="of:=SUM([.$D$347:.D349])" office:value-type="float" office:value="950" calcext:value-type="float">
            <text:p>95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D349]*[.F349]" office:value-type="float" office:value="27000" calcext:value-type="float">
            <text:p>27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349]*[.H349]" office:value-type="float" office:value="450" calcext:value-type="float">
            <text:p>450</text:p>
          </table:table-cell>
          <table:table-cell table:style-name="ce34" table:formula="of:=[.$D349]*[.I349]" office:value-type="float" office:value="450" calcext:value-type="float">
            <text:p>450</text:p>
          </table:table-cell>
          <table:table-cell table:style-name="ce38" table:formula="of:=[.$D349]*[.J349]" office:value-type="float" office:value="450" calcext:value-type="float">
            <text:p>450</text:p>
          </table:table-cell>
          <table:table-cell table:style-name="ce42" table:formula="of:=[.$D349]*[.K349]" office:value-type="float" office:value="450" calcext:value-type="float">
            <text:p>450</text:p>
          </table:table-cell>
          <table:table-cell table:style-name="ce45" table:formula="of:=[.L349]/[.$B349]" office:value-type="float" office:value="450" calcext:value-type="float">
            <text:p>450.0</text:p>
          </table:table-cell>
          <table:table-cell table:style-name="ce48" table:formula="of:=[.M349]/[.$B349]" office:value-type="float" office:value="450" calcext:value-type="float">
            <text:p>450.0</text:p>
          </table:table-cell>
          <table:table-cell table:style-name="ce50" table:formula="of:=[.N349]/[.$B349]" office:value-type="float" office:value="450" calcext:value-type="float">
            <text:p>450.0</text:p>
          </table:table-cell>
          <table:table-cell table:style-name="ce52" table:formula="of:=[.O349]/[.$B349]" office:value-type="float" office:value="450" calcext:value-type="float">
            <text:p>450.0</text:p>
          </table:table-cell>
          <table:table-cell table:style-name="ce55" table:formula="of:=([.L349]+[.M349]+[.N349]+[.O349])/[.$B349]" office:value-type="float" office:value="1800" calcext:value-type="float">
            <text:p>18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SUM([.$B$347:.B350])" office:value-type="float" office:value="4" calcext:value-type="float">
            <text:p>4</text:p>
          </table:table-cell>
          <table:table-cell table:style-name="ce5" table:formula="of:=COM.MICROSOFT.FLOOR.MATH(200*2^([.A350]/2))" office:value-type="float" office:value="800" calcext:value-type="float">
            <text:p>800</text:p>
          </table:table-cell>
          <table:table-cell table:style-name="ce5" table:formula="of:=SUM([.$D$347:.D350])" office:value-type="float" office:value="1750" calcext:value-type="float">
            <text:p>1750</text:p>
          </table:table-cell>
          <table:table-cell table:style-name="ce5" table:formula="of:=[.A350]*10+20" office:value-type="float" office:value="60" calcext:value-type="float">
            <text:p>60</text:p>
          </table:table-cell>
          <table:table-cell table:style-name="ce5" table:formula="of:=[.D350]*[.F350]" office:value-type="float" office:value="48000" calcext:value-type="float">
            <text:p>4800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0" table:formula="of:=[.$D350]*[.H350]" office:value-type="float" office:value="1600" calcext:value-type="float">
            <text:p>1600</text:p>
          </table:table-cell>
          <table:table-cell table:style-name="ce34" table:formula="of:=[.$D350]*[.I350]" office:value-type="float" office:value="800" calcext:value-type="float">
            <text:p>800</text:p>
          </table:table-cell>
          <table:table-cell table:style-name="ce38" table:formula="of:=[.$D350]*[.J350]" office:value-type="float" office:value="800" calcext:value-type="float">
            <text:p>800</text:p>
          </table:table-cell>
          <table:table-cell table:style-name="ce42" table:formula="of:=[.$D350]*[.K350]" office:value-type="float" office:value="800" calcext:value-type="float">
            <text:p>800</text:p>
          </table:table-cell>
          <table:table-cell table:style-name="ce45" table:formula="of:=[.L350]/[.$B350]" office:value-type="float" office:value="1600" calcext:value-type="float">
            <text:p>1600.0</text:p>
          </table:table-cell>
          <table:table-cell table:style-name="ce48" table:formula="of:=[.M350]/[.$B350]" office:value-type="float" office:value="800" calcext:value-type="float">
            <text:p>800.0</text:p>
          </table:table-cell>
          <table:table-cell table:style-name="ce50" table:formula="of:=[.N350]/[.$B350]" office:value-type="float" office:value="800" calcext:value-type="float">
            <text:p>800.0</text:p>
          </table:table-cell>
          <table:table-cell table:style-name="ce52" table:formula="of:=[.O350]/[.$B350]" office:value-type="float" office:value="800" calcext:value-type="float">
            <text:p>800.0</text:p>
          </table:table-cell>
          <table:table-cell table:style-name="ce55" table:formula="of:=([.L350]+[.M350]+[.N350]+[.O350])/[.$B350]" office:value-type="float" office:value="4000" calcext:value-type="float">
            <text:p>4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SUM([.$B$347:.B351])" office:value-type="float" office:value="5" calcext:value-type="float">
            <text:p>5</text:p>
          </table:table-cell>
          <table:table-cell table:style-name="ce5" table:formula="of:=COM.MICROSOFT.FLOOR.MATH(200*2^([.A351]/2))" office:value-type="float" office:value="1131" calcext:value-type="float">
            <text:p>1131</text:p>
          </table:table-cell>
          <table:table-cell table:style-name="ce5" table:formula="of:=SUM([.$D$347:.D351])" office:value-type="float" office:value="2881" calcext:value-type="float">
            <text:p>2881</text:p>
          </table:table-cell>
          <table:table-cell table:style-name="ce5" table:formula="of:=[.A351]*10+20" office:value-type="float" office:value="70" calcext:value-type="float">
            <text:p>70</text:p>
          </table:table-cell>
          <table:table-cell table:style-name="ce5" table:formula="of:=[.D351]*[.F351]" office:value-type="float" office:value="79170" calcext:value-type="float">
            <text:p>7917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0" table:formula="of:=[.$D351]*[.H351]" office:value-type="float" office:value="2262" calcext:value-type="float">
            <text:p>2262</text:p>
          </table:table-cell>
          <table:table-cell table:style-name="ce34" table:formula="of:=[.$D351]*[.I351]" office:value-type="float" office:value="1131" calcext:value-type="float">
            <text:p>1131</text:p>
          </table:table-cell>
          <table:table-cell table:style-name="ce38" table:formula="of:=[.$D351]*[.J351]" office:value-type="float" office:value="1131" calcext:value-type="float">
            <text:p>1131</text:p>
          </table:table-cell>
          <table:table-cell table:style-name="ce42" table:formula="of:=[.$D351]*[.K351]" office:value-type="float" office:value="1131" calcext:value-type="float">
            <text:p>1131</text:p>
          </table:table-cell>
          <table:table-cell table:style-name="ce45" table:formula="of:=[.L351]/[.$B351]" office:value-type="float" office:value="2262" calcext:value-type="float">
            <text:p>2262.0</text:p>
          </table:table-cell>
          <table:table-cell table:style-name="ce48" table:formula="of:=[.M351]/[.$B351]" office:value-type="float" office:value="1131" calcext:value-type="float">
            <text:p>1131.0</text:p>
          </table:table-cell>
          <table:table-cell table:style-name="ce50" table:formula="of:=[.N351]/[.$B351]" office:value-type="float" office:value="1131" calcext:value-type="float">
            <text:p>1131.0</text:p>
          </table:table-cell>
          <table:table-cell table:style-name="ce52" table:formula="of:=[.O351]/[.$B351]" office:value-type="float" office:value="1131" calcext:value-type="float">
            <text:p>1131.0</text:p>
          </table:table-cell>
          <table:table-cell table:style-name="ce55" table:formula="of:=([.L351]+[.M351]+[.N351]+[.O351])/[.$B351]" office:value-type="float" office:value="5655" calcext:value-type="float">
            <text:p>565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SUM([.$B$347:.B352])" office:value-type="float" office:value="6" calcext:value-type="float">
            <text:p>6</text:p>
          </table:table-cell>
          <table:table-cell table:style-name="ce5" table:formula="of:=COM.MICROSOFT.FLOOR.MATH(200*2^([.A352]/2))" office:value-type="float" office:value="1600" calcext:value-type="float">
            <text:p>1600</text:p>
          </table:table-cell>
          <table:table-cell table:style-name="ce5" table:formula="of:=SUM([.$D$347:.D352])" office:value-type="float" office:value="4481" calcext:value-type="float">
            <text:p>4481</text:p>
          </table:table-cell>
          <table:table-cell table:style-name="ce5" table:formula="of:=[.A352]*10+20" office:value-type="float" office:value="80" calcext:value-type="float">
            <text:p>80</text:p>
          </table:table-cell>
          <table:table-cell table:style-name="ce5" table:formula="of:=[.D352]*[.F352]" office:value-type="float" office:value="128000" calcext:value-type="float">
            <text:p>12800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$D352]*[.H352]" office:value-type="float" office:value="3200" calcext:value-type="float">
            <text:p>3200</text:p>
          </table:table-cell>
          <table:table-cell table:style-name="ce34" table:formula="of:=[.$D352]*[.I352]" office:value-type="float" office:value="3200" calcext:value-type="float">
            <text:p>3200</text:p>
          </table:table-cell>
          <table:table-cell table:style-name="ce38" table:formula="of:=[.$D352]*[.J352]" office:value-type="float" office:value="1600" calcext:value-type="float">
            <text:p>1600</text:p>
          </table:table-cell>
          <table:table-cell table:style-name="ce42" table:formula="of:=[.$D352]*[.K352]" office:value-type="float" office:value="1600" calcext:value-type="float">
            <text:p>1600</text:p>
          </table:table-cell>
          <table:table-cell table:style-name="ce45" table:formula="of:=[.L352]/[.$B352]" office:value-type="float" office:value="3200" calcext:value-type="float">
            <text:p>3200.0</text:p>
          </table:table-cell>
          <table:table-cell table:style-name="ce48" table:formula="of:=[.M352]/[.$B352]" office:value-type="float" office:value="3200" calcext:value-type="float">
            <text:p>3200.0</text:p>
          </table:table-cell>
          <table:table-cell table:style-name="ce50" table:formula="of:=[.N352]/[.$B352]" office:value-type="float" office:value="1600" calcext:value-type="float">
            <text:p>1600.0</text:p>
          </table:table-cell>
          <table:table-cell table:style-name="ce52" table:formula="of:=[.O352]/[.$B352]" office:value-type="float" office:value="1600" calcext:value-type="float">
            <text:p>1600.0</text:p>
          </table:table-cell>
          <table:table-cell table:style-name="ce55" table:formula="of:=([.L352]+[.M352]+[.N352]+[.O352])/[.$B352]" office:value-type="float" office:value="9600" calcext:value-type="float">
            <text:p>96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SUM([.$B$347:.B353])" office:value-type="float" office:value="7" calcext:value-type="float">
            <text:p>7</text:p>
          </table:table-cell>
          <table:table-cell table:style-name="ce5" table:formula="of:=COM.MICROSOFT.FLOOR.MATH(200*2^([.A353]/2))" office:value-type="float" office:value="2262" calcext:value-type="float">
            <text:p>2262</text:p>
          </table:table-cell>
          <table:table-cell table:style-name="ce5" table:formula="of:=SUM([.$D$347:.D353])" office:value-type="float" office:value="6743" calcext:value-type="float">
            <text:p>6743</text:p>
          </table:table-cell>
          <table:table-cell table:style-name="ce5" table:formula="of:=[.A353]*10+20" office:value-type="float" office:value="90" calcext:value-type="float">
            <text:p>90</text:p>
          </table:table-cell>
          <table:table-cell table:style-name="ce5" table:formula="of:=[.D353]*[.F353]" office:value-type="float" office:value="203580" calcext:value-type="float">
            <text:p>20358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$D353]*[.H353]" office:value-type="float" office:value="4524" calcext:value-type="float">
            <text:p>4524</text:p>
          </table:table-cell>
          <table:table-cell table:style-name="ce34" table:formula="of:=[.$D353]*[.I353]" office:value-type="float" office:value="4524" calcext:value-type="float">
            <text:p>4524</text:p>
          </table:table-cell>
          <table:table-cell table:style-name="ce38" table:formula="of:=[.$D353]*[.J353]" office:value-type="float" office:value="2262" calcext:value-type="float">
            <text:p>2262</text:p>
          </table:table-cell>
          <table:table-cell table:style-name="ce42" table:formula="of:=[.$D353]*[.K353]" office:value-type="float" office:value="2262" calcext:value-type="float">
            <text:p>2262</text:p>
          </table:table-cell>
          <table:table-cell table:style-name="ce45" table:formula="of:=[.L353]/[.$B353]" office:value-type="float" office:value="4524" calcext:value-type="float">
            <text:p>4524.0</text:p>
          </table:table-cell>
          <table:table-cell table:style-name="ce48" table:formula="of:=[.M353]/[.$B353]" office:value-type="float" office:value="4524" calcext:value-type="float">
            <text:p>4524.0</text:p>
          </table:table-cell>
          <table:table-cell table:style-name="ce50" table:formula="of:=[.N353]/[.$B353]" office:value-type="float" office:value="2262" calcext:value-type="float">
            <text:p>2262.0</text:p>
          </table:table-cell>
          <table:table-cell table:style-name="ce52" table:formula="of:=[.O353]/[.$B353]" office:value-type="float" office:value="2262" calcext:value-type="float">
            <text:p>2262.0</text:p>
          </table:table-cell>
          <table:table-cell table:style-name="ce55" table:formula="of:=([.L353]+[.M353]+[.N353]+[.O353])/[.$B353]" office:value-type="float" office:value="13572" calcext:value-type="float">
            <text:p>13572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SUM([.$B$347:.B354])" office:value-type="float" office:value="8" calcext:value-type="float">
            <text:p>8</text:p>
          </table:table-cell>
          <table:table-cell table:style-name="ce5" table:formula="of:=COM.MICROSOFT.FLOOR.MATH(200*2^([.A354]/2))" office:value-type="float" office:value="3200" calcext:value-type="float">
            <text:p>3200</text:p>
          </table:table-cell>
          <table:table-cell table:style-name="ce5" table:formula="of:=SUM([.$D$347:.D354])" office:value-type="float" office:value="9943" calcext:value-type="float">
            <text:p>9943</text:p>
          </table:table-cell>
          <table:table-cell table:style-name="ce5" table:formula="of:=[.A354]*10+20" office:value-type="float" office:value="100" calcext:value-type="float">
            <text:p>100</text:p>
          </table:table-cell>
          <table:table-cell table:style-name="ce5" table:formula="of:=[.D354]*[.F354]" office:value-type="float" office:value="320000" calcext:value-type="float">
            <text:p>320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54]*[.H354]" office:value-type="float" office:value="6400" calcext:value-type="float">
            <text:p>6400</text:p>
          </table:table-cell>
          <table:table-cell table:style-name="ce34" table:formula="of:=[.$D354]*[.I354]" office:value-type="float" office:value="6400" calcext:value-type="float">
            <text:p>6400</text:p>
          </table:table-cell>
          <table:table-cell table:style-name="ce38" table:formula="of:=[.$D354]*[.J354]" office:value-type="float" office:value="6400" calcext:value-type="float">
            <text:p>6400</text:p>
          </table:table-cell>
          <table:table-cell table:style-name="ce42" table:formula="of:=[.$D354]*[.K354]" office:value-type="float" office:value="3200" calcext:value-type="float">
            <text:p>3200</text:p>
          </table:table-cell>
          <table:table-cell table:style-name="ce45" table:formula="of:=[.L354]/[.$B354]" office:value-type="float" office:value="6400" calcext:value-type="float">
            <text:p>6400.0</text:p>
          </table:table-cell>
          <table:table-cell table:style-name="ce48" table:formula="of:=[.M354]/[.$B354]" office:value-type="float" office:value="6400" calcext:value-type="float">
            <text:p>6400.0</text:p>
          </table:table-cell>
          <table:table-cell table:style-name="ce50" table:formula="of:=[.N354]/[.$B354]" office:value-type="float" office:value="6400" calcext:value-type="float">
            <text:p>6400.0</text:p>
          </table:table-cell>
          <table:table-cell table:style-name="ce52" table:formula="of:=[.O354]/[.$B354]" office:value-type="float" office:value="3200" calcext:value-type="float">
            <text:p>3200.0</text:p>
          </table:table-cell>
          <table:table-cell table:style-name="ce55" table:formula="of:=([.L354]+[.M354]+[.N354]+[.O354])/[.$B354]" office:value-type="float" office:value="22400" calcext:value-type="float">
            <text:p>224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SUM([.$B$347:.B355])" office:value-type="float" office:value="9" calcext:value-type="float">
            <text:p>9</text:p>
          </table:table-cell>
          <table:table-cell table:style-name="ce5" table:formula="of:=COM.MICROSOFT.FLOOR.MATH(200*2^([.A355]/2))" office:value-type="float" office:value="4525" calcext:value-type="float">
            <text:p>4525</text:p>
          </table:table-cell>
          <table:table-cell table:style-name="ce5" table:formula="of:=SUM([.$D$347:.D355])" office:value-type="float" office:value="14468" calcext:value-type="float">
            <text:p>14468</text:p>
          </table:table-cell>
          <table:table-cell table:style-name="ce5" table:formula="of:=[.A355]*10+20" office:value-type="float" office:value="110" calcext:value-type="float">
            <text:p>110</text:p>
          </table:table-cell>
          <table:table-cell table:style-name="ce5" table:formula="of:=[.D355]*[.F355]" office:value-type="float" office:value="497750" calcext:value-type="float">
            <text:p>49775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55]*[.H355]" office:value-type="float" office:value="9050" calcext:value-type="float">
            <text:p>9050</text:p>
          </table:table-cell>
          <table:table-cell table:style-name="ce34" table:formula="of:=[.$D355]*[.I355]" office:value-type="float" office:value="9050" calcext:value-type="float">
            <text:p>9050</text:p>
          </table:table-cell>
          <table:table-cell table:style-name="ce38" table:formula="of:=[.$D355]*[.J355]" office:value-type="float" office:value="9050" calcext:value-type="float">
            <text:p>9050</text:p>
          </table:table-cell>
          <table:table-cell table:style-name="ce42" table:formula="of:=[.$D355]*[.K355]" office:value-type="float" office:value="4525" calcext:value-type="float">
            <text:p>4525</text:p>
          </table:table-cell>
          <table:table-cell table:style-name="ce45" table:formula="of:=[.L355]/[.$B355]" office:value-type="float" office:value="9050" calcext:value-type="float">
            <text:p>9050.0</text:p>
          </table:table-cell>
          <table:table-cell table:style-name="ce48" table:formula="of:=[.M355]/[.$B355]" office:value-type="float" office:value="9050" calcext:value-type="float">
            <text:p>9050.0</text:p>
          </table:table-cell>
          <table:table-cell table:style-name="ce50" table:formula="of:=[.N355]/[.$B355]" office:value-type="float" office:value="9050" calcext:value-type="float">
            <text:p>9050.0</text:p>
          </table:table-cell>
          <table:table-cell table:style-name="ce52" table:formula="of:=[.O355]/[.$B355]" office:value-type="float" office:value="4525" calcext:value-type="float">
            <text:p>4525.0</text:p>
          </table:table-cell>
          <table:table-cell table:style-name="ce55" table:formula="of:=([.L355]+[.M355]+[.N355]+[.O355])/[.$B355]" office:value-type="float" office:value="31675" calcext:value-type="float">
            <text:p>3167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SUM([.$B$347:.B356])" office:value-type="float" office:value="10" calcext:value-type="float">
            <text:p>10</text:p>
          </table:table-cell>
          <table:table-cell table:style-name="ce5" table:formula="of:=COM.MICROSOFT.FLOOR.MATH(200*2^([.A356]/2))" office:value-type="float" office:value="6400" calcext:value-type="float">
            <text:p>6400</text:p>
          </table:table-cell>
          <table:table-cell table:style-name="ce5" table:formula="of:=SUM([.$D$347:.D356])" office:value-type="float" office:value="20868" calcext:value-type="float">
            <text:p>20868</text:p>
          </table:table-cell>
          <table:table-cell table:style-name="ce5" table:formula="of:=[.A356]*10+20" office:value-type="float" office:value="120" calcext:value-type="float">
            <text:p>120</text:p>
          </table:table-cell>
          <table:table-cell table:style-name="ce5" table:formula="of:=[.D356]*[.F356]" office:value-type="float" office:value="768000" calcext:value-type="float">
            <text:p>768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56]*[.H356]" office:value-type="float" office:value="12800" calcext:value-type="float">
            <text:p>12800</text:p>
          </table:table-cell>
          <table:table-cell table:style-name="ce34" table:formula="of:=[.$D356]*[.I356]" office:value-type="float" office:value="12800" calcext:value-type="float">
            <text:p>12800</text:p>
          </table:table-cell>
          <table:table-cell table:style-name="ce38" table:formula="of:=[.$D356]*[.J356]" office:value-type="float" office:value="12800" calcext:value-type="float">
            <text:p>12800</text:p>
          </table:table-cell>
          <table:table-cell table:style-name="ce42" table:formula="of:=[.$D356]*[.K356]" office:value-type="float" office:value="6400" calcext:value-type="float">
            <text:p>6400</text:p>
          </table:table-cell>
          <table:table-cell table:style-name="ce45" table:formula="of:=[.L356]/[.$B356]" office:value-type="float" office:value="12800" calcext:value-type="float">
            <text:p>12800.0</text:p>
          </table:table-cell>
          <table:table-cell table:style-name="ce48" table:formula="of:=[.M356]/[.$B356]" office:value-type="float" office:value="12800" calcext:value-type="float">
            <text:p>12800.0</text:p>
          </table:table-cell>
          <table:table-cell table:style-name="ce50" table:formula="of:=[.N356]/[.$B356]" office:value-type="float" office:value="12800" calcext:value-type="float">
            <text:p>12800.0</text:p>
          </table:table-cell>
          <table:table-cell table:style-name="ce52" table:formula="of:=[.O356]/[.$B356]" office:value-type="float" office:value="6400" calcext:value-type="float">
            <text:p>6400.0</text:p>
          </table:table-cell>
          <table:table-cell table:style-name="ce55" table:formula="of:=([.L356]+[.M356]+[.N356]+[.O356])/[.$B356]" office:value-type="float" office:value="44800" calcext:value-type="float">
            <text:p>448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SUM([.$B$347:.B357])" office:value-type="float" office:value="11" calcext:value-type="float">
            <text:p>11</text:p>
          </table:table-cell>
          <table:table-cell table:style-name="ce5" table:formula="of:=COM.MICROSOFT.FLOOR.MATH(200*2^([.A357]/2))" office:value-type="float" office:value="9050" calcext:value-type="float">
            <text:p>9050</text:p>
          </table:table-cell>
          <table:table-cell table:style-name="ce5" table:formula="of:=SUM([.$D$347:.D357])" office:value-type="float" office:value="29918" calcext:value-type="float">
            <text:p>29918</text:p>
          </table:table-cell>
          <table:table-cell table:style-name="ce5" table:formula="of:=[.A357]*10+20" office:value-type="float" office:value="130" calcext:value-type="float">
            <text:p>130</text:p>
          </table:table-cell>
          <table:table-cell table:style-name="ce5" table:formula="of:=[.D357]*[.F357]" office:value-type="float" office:value="1176500" calcext:value-type="float">
            <text:p>11765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57]*[.H357]" office:value-type="float" office:value="18100" calcext:value-type="float">
            <text:p>18100</text:p>
          </table:table-cell>
          <table:table-cell table:style-name="ce34" table:formula="of:=[.$D357]*[.I357]" office:value-type="float" office:value="18100" calcext:value-type="float">
            <text:p>18100</text:p>
          </table:table-cell>
          <table:table-cell table:style-name="ce38" table:formula="of:=[.$D357]*[.J357]" office:value-type="float" office:value="18100" calcext:value-type="float">
            <text:p>18100</text:p>
          </table:table-cell>
          <table:table-cell table:style-name="ce42" table:formula="of:=[.$D357]*[.K357]" office:value-type="float" office:value="9050" calcext:value-type="float">
            <text:p>9050</text:p>
          </table:table-cell>
          <table:table-cell table:style-name="ce45" table:formula="of:=[.L357]/[.$B357]" office:value-type="float" office:value="18100" calcext:value-type="float">
            <text:p>18100.0</text:p>
          </table:table-cell>
          <table:table-cell table:style-name="ce48" table:formula="of:=[.M357]/[.$B357]" office:value-type="float" office:value="18100" calcext:value-type="float">
            <text:p>18100.0</text:p>
          </table:table-cell>
          <table:table-cell table:style-name="ce50" table:formula="of:=[.N357]/[.$B357]" office:value-type="float" office:value="18100" calcext:value-type="float">
            <text:p>18100.0</text:p>
          </table:table-cell>
          <table:table-cell table:style-name="ce52" table:formula="of:=[.O357]/[.$B357]" office:value-type="float" office:value="9050" calcext:value-type="float">
            <text:p>9050.0</text:p>
          </table:table-cell>
          <table:table-cell table:style-name="ce55" table:formula="of:=([.L357]+[.M357]+[.N357]+[.O357])/[.$B357]" office:value-type="float" office:value="63350" calcext:value-type="float">
            <text:p>6335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SUM([.$B$347:.B358])" office:value-type="float" office:value="12" calcext:value-type="float">
            <text:p>12</text:p>
          </table:table-cell>
          <table:table-cell table:style-name="ce5" table:formula="of:=COM.MICROSOFT.FLOOR.MATH(200*2^([.A358]/2))" office:value-type="float" office:value="12800" calcext:value-type="float">
            <text:p>12800</text:p>
          </table:table-cell>
          <table:table-cell table:style-name="ce5" table:formula="of:=SUM([.$D$347:.D358])" office:value-type="float" office:value="42718" calcext:value-type="float">
            <text:p>42718</text:p>
          </table:table-cell>
          <table:table-cell table:style-name="ce5" table:formula="of:=[.A358]*10+20" office:value-type="float" office:value="140" calcext:value-type="float">
            <text:p>140</text:p>
          </table:table-cell>
          <table:table-cell table:style-name="ce5" table:formula="of:=[.D358]*[.F358]" office:value-type="float" office:value="1792000" calcext:value-type="float">
            <text:p>1792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58]*[.H358]" office:value-type="float" office:value="25600" calcext:value-type="float">
            <text:p>25600</text:p>
          </table:table-cell>
          <table:table-cell table:style-name="ce34" table:formula="of:=[.$D358]*[.I358]" office:value-type="float" office:value="25600" calcext:value-type="float">
            <text:p>25600</text:p>
          </table:table-cell>
          <table:table-cell table:style-name="ce38" table:formula="of:=[.$D358]*[.J358]" office:value-type="float" office:value="25600" calcext:value-type="float">
            <text:p>25600</text:p>
          </table:table-cell>
          <table:table-cell table:style-name="ce42" table:formula="of:=[.$D358]*[.K358]" office:value-type="float" office:value="12800" calcext:value-type="float">
            <text:p>12800</text:p>
          </table:table-cell>
          <table:table-cell table:style-name="ce45" table:formula="of:=[.L358]/[.$B358]" office:value-type="float" office:value="25600" calcext:value-type="float">
            <text:p>25600.0</text:p>
          </table:table-cell>
          <table:table-cell table:style-name="ce48" table:formula="of:=[.M358]/[.$B358]" office:value-type="float" office:value="25600" calcext:value-type="float">
            <text:p>25600.0</text:p>
          </table:table-cell>
          <table:table-cell table:style-name="ce50" table:formula="of:=[.N358]/[.$B358]" office:value-type="float" office:value="25600" calcext:value-type="float">
            <text:p>25600.0</text:p>
          </table:table-cell>
          <table:table-cell table:style-name="ce52" table:formula="of:=[.O358]/[.$B358]" office:value-type="float" office:value="12800" calcext:value-type="float">
            <text:p>12800.0</text:p>
          </table:table-cell>
          <table:table-cell table:style-name="ce55" table:formula="of:=([.L358]+[.M358]+[.N358]+[.O358])/[.$B358]" office:value-type="float" office:value="89600" calcext:value-type="float">
            <text:p>896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SUM([.$B$347:.B359])" office:value-type="float" office:value="13" calcext:value-type="float">
            <text:p>13</text:p>
          </table:table-cell>
          <table:table-cell table:style-name="ce5" table:formula="of:=COM.MICROSOFT.FLOOR.MATH(200*2^([.A359]/2))" office:value-type="float" office:value="18101" calcext:value-type="float">
            <text:p>18101</text:p>
          </table:table-cell>
          <table:table-cell table:style-name="ce5" table:formula="of:=SUM([.$D$347:.D359])" office:value-type="float" office:value="60819" calcext:value-type="float">
            <text:p>60819</text:p>
          </table:table-cell>
          <table:table-cell table:style-name="ce5" table:formula="of:=[.A359]*10+20" office:value-type="float" office:value="150" calcext:value-type="float">
            <text:p>150</text:p>
          </table:table-cell>
          <table:table-cell table:style-name="ce5" table:formula="of:=[.D359]*[.F359]" office:value-type="float" office:value="2715150" calcext:value-type="float">
            <text:p>271515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59]*[.H359]" office:value-type="float" office:value="36202" calcext:value-type="float">
            <text:p>36202</text:p>
          </table:table-cell>
          <table:table-cell table:style-name="ce34" table:formula="of:=[.$D359]*[.I359]" office:value-type="float" office:value="36202" calcext:value-type="float">
            <text:p>36202</text:p>
          </table:table-cell>
          <table:table-cell table:style-name="ce38" table:formula="of:=[.$D359]*[.J359]" office:value-type="float" office:value="36202" calcext:value-type="float">
            <text:p>36202</text:p>
          </table:table-cell>
          <table:table-cell table:style-name="ce42" table:formula="of:=[.$D359]*[.K359]" office:value-type="float" office:value="18101" calcext:value-type="float">
            <text:p>18101</text:p>
          </table:table-cell>
          <table:table-cell table:style-name="ce45" table:formula="of:=[.L359]/[.$B359]" office:value-type="float" office:value="36202" calcext:value-type="float">
            <text:p>36202.0</text:p>
          </table:table-cell>
          <table:table-cell table:style-name="ce48" table:formula="of:=[.M359]/[.$B359]" office:value-type="float" office:value="36202" calcext:value-type="float">
            <text:p>36202.0</text:p>
          </table:table-cell>
          <table:table-cell table:style-name="ce50" table:formula="of:=[.N359]/[.$B359]" office:value-type="float" office:value="36202" calcext:value-type="float">
            <text:p>36202.0</text:p>
          </table:table-cell>
          <table:table-cell table:style-name="ce52" table:formula="of:=[.O359]/[.$B359]" office:value-type="float" office:value="18101" calcext:value-type="float">
            <text:p>18101.0</text:p>
          </table:table-cell>
          <table:table-cell table:style-name="ce55" table:formula="of:=([.L359]+[.M359]+[.N359]+[.O359])/[.$B359]" office:value-type="float" office:value="126707" calcext:value-type="float">
            <text:p>126707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SUM([.$B$347:.B360])" office:value-type="float" office:value="14" calcext:value-type="float">
            <text:p>14</text:p>
          </table:table-cell>
          <table:table-cell table:style-name="ce5" table:formula="of:=COM.MICROSOFT.FLOOR.MATH(200*2^([.A360]/2))" office:value-type="float" office:value="25600" calcext:value-type="float">
            <text:p>25600</text:p>
          </table:table-cell>
          <table:table-cell table:style-name="ce5" table:formula="of:=SUM([.$D$347:.D360])" office:value-type="float" office:value="86419" calcext:value-type="float">
            <text:p>86419</text:p>
          </table:table-cell>
          <table:table-cell table:style-name="ce5" table:formula="of:=[.A360]*10+20" office:value-type="float" office:value="160" calcext:value-type="float">
            <text:p>160</text:p>
          </table:table-cell>
          <table:table-cell table:style-name="ce5" table:formula="of:=[.D360]*[.F360]" office:value-type="float" office:value="4096000" calcext:value-type="float">
            <text:p>4096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60]*[.H360]" office:value-type="float" office:value="51200" calcext:value-type="float">
            <text:p>51200</text:p>
          </table:table-cell>
          <table:table-cell table:style-name="ce34" table:formula="of:=[.$D360]*[.I360]" office:value-type="float" office:value="51200" calcext:value-type="float">
            <text:p>51200</text:p>
          </table:table-cell>
          <table:table-cell table:style-name="ce38" table:formula="of:=[.$D360]*[.J360]" office:value-type="float" office:value="51200" calcext:value-type="float">
            <text:p>51200</text:p>
          </table:table-cell>
          <table:table-cell table:style-name="ce42" table:formula="of:=[.$D360]*[.K360]" office:value-type="float" office:value="25600" calcext:value-type="float">
            <text:p>25600</text:p>
          </table:table-cell>
          <table:table-cell table:style-name="ce45" table:formula="of:=[.L360]/[.$B360]" office:value-type="float" office:value="51200" calcext:value-type="float">
            <text:p>51200.0</text:p>
          </table:table-cell>
          <table:table-cell table:style-name="ce48" table:formula="of:=[.M360]/[.$B360]" office:value-type="float" office:value="51200" calcext:value-type="float">
            <text:p>51200.0</text:p>
          </table:table-cell>
          <table:table-cell table:style-name="ce50" table:formula="of:=[.N360]/[.$B360]" office:value-type="float" office:value="51200" calcext:value-type="float">
            <text:p>51200.0</text:p>
          </table:table-cell>
          <table:table-cell table:style-name="ce52" table:formula="of:=[.O360]/[.$B360]" office:value-type="float" office:value="25600" calcext:value-type="float">
            <text:p>25600.0</text:p>
          </table:table-cell>
          <table:table-cell table:style-name="ce55" table:formula="of:=([.L360]+[.M360]+[.N360]+[.O360])/[.$B360]" office:value-type="float" office:value="179200" calcext:value-type="float">
            <text:p>1792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SUM([.$B$347:.B361])" office:value-type="float" office:value="15" calcext:value-type="float">
            <text:p>15</text:p>
          </table:table-cell>
          <table:table-cell table:style-name="ce5" table:formula="of:=COM.MICROSOFT.FLOOR.MATH(200*2^([.A361]/2))" office:value-type="float" office:value="36203" calcext:value-type="float">
            <text:p>36203</text:p>
          </table:table-cell>
          <table:table-cell table:style-name="ce5" table:formula="of:=SUM([.$D$347:.D361])" office:value-type="float" office:value="122622" calcext:value-type="float">
            <text:p>122622</text:p>
          </table:table-cell>
          <table:table-cell table:style-name="ce5" table:formula="of:=[.A361]*10+20" office:value-type="float" office:value="170" calcext:value-type="float">
            <text:p>170</text:p>
          </table:table-cell>
          <table:table-cell table:style-name="ce5" table:formula="of:=[.D361]*[.F361]" office:value-type="float" office:value="6154510" calcext:value-type="float">
            <text:p>615451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61]*[.H361]" office:value-type="float" office:value="72406" calcext:value-type="float">
            <text:p>72406</text:p>
          </table:table-cell>
          <table:table-cell table:style-name="ce34" table:formula="of:=[.$D361]*[.I361]" office:value-type="float" office:value="72406" calcext:value-type="float">
            <text:p>72406</text:p>
          </table:table-cell>
          <table:table-cell table:style-name="ce38" table:formula="of:=[.$D361]*[.J361]" office:value-type="float" office:value="72406" calcext:value-type="float">
            <text:p>72406</text:p>
          </table:table-cell>
          <table:table-cell table:style-name="ce42" table:formula="of:=[.$D361]*[.K361]" office:value-type="float" office:value="36203" calcext:value-type="float">
            <text:p>36203</text:p>
          </table:table-cell>
          <table:table-cell table:style-name="ce45" table:formula="of:=[.L361]/[.$B361]" office:value-type="float" office:value="72406" calcext:value-type="float">
            <text:p>72406.0</text:p>
          </table:table-cell>
          <table:table-cell table:style-name="ce48" table:formula="of:=[.M361]/[.$B361]" office:value-type="float" office:value="72406" calcext:value-type="float">
            <text:p>72406.0</text:p>
          </table:table-cell>
          <table:table-cell table:style-name="ce50" table:formula="of:=[.N361]/[.$B361]" office:value-type="float" office:value="72406" calcext:value-type="float">
            <text:p>72406.0</text:p>
          </table:table-cell>
          <table:table-cell table:style-name="ce52" table:formula="of:=[.O361]/[.$B361]" office:value-type="float" office:value="36203" calcext:value-type="float">
            <text:p>36203.0</text:p>
          </table:table-cell>
          <table:table-cell table:style-name="ce55" table:formula="of:=([.L361]+[.M361]+[.N361]+[.O361])/[.$B361]" office:value-type="float" office:value="253421" calcext:value-type="float">
            <text:p>253421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SUM([.$B$347:.B362])" office:value-type="float" office:value="16" calcext:value-type="float">
            <text:p>16</text:p>
          </table:table-cell>
          <table:table-cell table:style-name="ce5" table:formula="of:=COM.MICROSOFT.FLOOR.MATH(200*2^([.A362]/2))" office:value-type="float" office:value="51200" calcext:value-type="float">
            <text:p>51200</text:p>
          </table:table-cell>
          <table:table-cell table:style-name="ce5" table:formula="of:=SUM([.$D$347:.D362])" office:value-type="float" office:value="173822" calcext:value-type="float">
            <text:p>173822</text:p>
          </table:table-cell>
          <table:table-cell table:style-name="ce5" table:formula="of:=[.A362]*10+20" office:value-type="float" office:value="180" calcext:value-type="float">
            <text:p>180</text:p>
          </table:table-cell>
          <table:table-cell table:style-name="ce5" table:formula="of:=[.D362]*[.F362]" office:value-type="float" office:value="9216000" calcext:value-type="float">
            <text:p>9216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62]*[.H362]" office:value-type="float" office:value="102400" calcext:value-type="float">
            <text:p>102400</text:p>
          </table:table-cell>
          <table:table-cell table:style-name="ce34" table:formula="of:=[.$D362]*[.I362]" office:value-type="float" office:value="102400" calcext:value-type="float">
            <text:p>102400</text:p>
          </table:table-cell>
          <table:table-cell table:style-name="ce38" table:formula="of:=[.$D362]*[.J362]" office:value-type="float" office:value="102400" calcext:value-type="float">
            <text:p>102400</text:p>
          </table:table-cell>
          <table:table-cell table:style-name="ce42" table:formula="of:=[.$D362]*[.K362]" office:value-type="float" office:value="51200" calcext:value-type="float">
            <text:p>51200</text:p>
          </table:table-cell>
          <table:table-cell table:style-name="ce45" table:formula="of:=[.L362]/[.$B362]" office:value-type="float" office:value="102400" calcext:value-type="float">
            <text:p>102400.0</text:p>
          </table:table-cell>
          <table:table-cell table:style-name="ce48" table:formula="of:=[.M362]/[.$B362]" office:value-type="float" office:value="102400" calcext:value-type="float">
            <text:p>102400.0</text:p>
          </table:table-cell>
          <table:table-cell table:style-name="ce50" table:formula="of:=[.N362]/[.$B362]" office:value-type="float" office:value="102400" calcext:value-type="float">
            <text:p>102400.0</text:p>
          </table:table-cell>
          <table:table-cell table:style-name="ce52" table:formula="of:=[.O362]/[.$B362]" office:value-type="float" office:value="51200" calcext:value-type="float">
            <text:p>51200.0</text:p>
          </table:table-cell>
          <table:table-cell table:style-name="ce55" table:formula="of:=([.L362]+[.M362]+[.N362]+[.O362])/[.$B362]" office:value-type="float" office:value="358400" calcext:value-type="float">
            <text:p>3584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SUM([.$B$347:.B363])" office:value-type="float" office:value="17" calcext:value-type="float">
            <text:p>17</text:p>
          </table:table-cell>
          <table:table-cell table:style-name="ce5" table:formula="of:=COM.MICROSOFT.FLOOR.MATH(200*2^([.A363]/2))" office:value-type="float" office:value="72407" calcext:value-type="float">
            <text:p>72407</text:p>
          </table:table-cell>
          <table:table-cell table:style-name="ce5" table:formula="of:=SUM([.$D$347:.D363])" office:value-type="float" office:value="246229" calcext:value-type="float">
            <text:p>246229</text:p>
          </table:table-cell>
          <table:table-cell table:style-name="ce5" table:formula="of:=[.A363]*10+20" office:value-type="float" office:value="190" calcext:value-type="float">
            <text:p>190</text:p>
          </table:table-cell>
          <table:table-cell table:style-name="ce5" table:formula="of:=[.D363]*[.F363]" office:value-type="float" office:value="13757330" calcext:value-type="float">
            <text:p>1375733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63]*[.H363]" office:value-type="float" office:value="144814" calcext:value-type="float">
            <text:p>144814</text:p>
          </table:table-cell>
          <table:table-cell table:style-name="ce34" table:formula="of:=[.$D363]*[.I363]" office:value-type="float" office:value="144814" calcext:value-type="float">
            <text:p>144814</text:p>
          </table:table-cell>
          <table:table-cell table:style-name="ce38" table:formula="of:=[.$D363]*[.J363]" office:value-type="float" office:value="144814" calcext:value-type="float">
            <text:p>144814</text:p>
          </table:table-cell>
          <table:table-cell table:style-name="ce42" table:formula="of:=[.$D363]*[.K363]" office:value-type="float" office:value="72407" calcext:value-type="float">
            <text:p>72407</text:p>
          </table:table-cell>
          <table:table-cell table:style-name="ce45" table:formula="of:=[.L363]/[.$B363]" office:value-type="float" office:value="144814" calcext:value-type="float">
            <text:p>144814.0</text:p>
          </table:table-cell>
          <table:table-cell table:style-name="ce48" table:formula="of:=[.M363]/[.$B363]" office:value-type="float" office:value="144814" calcext:value-type="float">
            <text:p>144814.0</text:p>
          </table:table-cell>
          <table:table-cell table:style-name="ce50" table:formula="of:=[.N363]/[.$B363]" office:value-type="float" office:value="144814" calcext:value-type="float">
            <text:p>144814.0</text:p>
          </table:table-cell>
          <table:table-cell table:style-name="ce52" table:formula="of:=[.O363]/[.$B363]" office:value-type="float" office:value="72407" calcext:value-type="float">
            <text:p>72407.0</text:p>
          </table:table-cell>
          <table:table-cell table:style-name="ce55" table:formula="of:=([.L363]+[.M363]+[.N363]+[.O363])/[.$B363]" office:value-type="float" office:value="506849" calcext:value-type="float">
            <text:p>506849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SUM([.$B$347:.B364])" office:value-type="float" office:value="18" calcext:value-type="float">
            <text:p>18</text:p>
          </table:table-cell>
          <table:table-cell table:style-name="ce5" table:formula="of:=COM.MICROSOFT.FLOOR.MATH(200*2^([.A364]/2))" office:value-type="float" office:value="102400" calcext:value-type="float">
            <text:p>102400</text:p>
          </table:table-cell>
          <table:table-cell table:style-name="ce5" table:formula="of:=SUM([.$D$347:.D364])" office:value-type="float" office:value="348629" calcext:value-type="float">
            <text:p>348629</text:p>
          </table:table-cell>
          <table:table-cell table:style-name="ce5" table:formula="of:=[.A364]*10+20" office:value-type="float" office:value="200" calcext:value-type="float">
            <text:p>200</text:p>
          </table:table-cell>
          <table:table-cell table:style-name="ce5" table:formula="of:=[.D364]*[.F364]" office:value-type="float" office:value="20480000" calcext:value-type="float">
            <text:p>20480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64]*[.H364]" office:value-type="float" office:value="204800" calcext:value-type="float">
            <text:p>204800</text:p>
          </table:table-cell>
          <table:table-cell table:style-name="ce34" table:formula="of:=[.$D364]*[.I364]" office:value-type="float" office:value="204800" calcext:value-type="float">
            <text:p>204800</text:p>
          </table:table-cell>
          <table:table-cell table:style-name="ce38" table:formula="of:=[.$D364]*[.J364]" office:value-type="float" office:value="204800" calcext:value-type="float">
            <text:p>204800</text:p>
          </table:table-cell>
          <table:table-cell table:style-name="ce42" table:formula="of:=[.$D364]*[.K364]" office:value-type="float" office:value="102400" calcext:value-type="float">
            <text:p>102400</text:p>
          </table:table-cell>
          <table:table-cell table:style-name="ce45" table:formula="of:=[.L364]/[.$B364]" office:value-type="float" office:value="204800" calcext:value-type="float">
            <text:p>204800.0</text:p>
          </table:table-cell>
          <table:table-cell table:style-name="ce48" table:formula="of:=[.M364]/[.$B364]" office:value-type="float" office:value="204800" calcext:value-type="float">
            <text:p>204800.0</text:p>
          </table:table-cell>
          <table:table-cell table:style-name="ce50" table:formula="of:=[.N364]/[.$B364]" office:value-type="float" office:value="204800" calcext:value-type="float">
            <text:p>204800.0</text:p>
          </table:table-cell>
          <table:table-cell table:style-name="ce52" table:formula="of:=[.O364]/[.$B364]" office:value-type="float" office:value="102400" calcext:value-type="float">
            <text:p>102400.0</text:p>
          </table:table-cell>
          <table:table-cell table:style-name="ce55" table:formula="of:=([.L364]+[.M364]+[.N364]+[.O364])/[.$B364]" office:value-type="float" office:value="716800" calcext:value-type="float">
            <text:p>7168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SUM([.$B$347:.B365])" office:value-type="float" office:value="19" calcext:value-type="float">
            <text:p>19</text:p>
          </table:table-cell>
          <table:table-cell table:style-name="ce5" table:formula="of:=COM.MICROSOFT.FLOOR.MATH(200*2^([.A365]/2))" office:value-type="float" office:value="144815" calcext:value-type="float">
            <text:p>144815</text:p>
          </table:table-cell>
          <table:table-cell table:style-name="ce5" table:formula="of:=SUM([.$D$347:.D365])" office:value-type="float" office:value="493444" calcext:value-type="float">
            <text:p>493444</text:p>
          </table:table-cell>
          <table:table-cell table:style-name="ce5" table:formula="of:=[.A365]*10+20" office:value-type="float" office:value="210" calcext:value-type="float">
            <text:p>210</text:p>
          </table:table-cell>
          <table:table-cell table:style-name="ce5" table:formula="of:=[.D365]*[.F365]" office:value-type="float" office:value="30411150" calcext:value-type="float">
            <text:p>3041115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65]*[.H365]" office:value-type="float" office:value="289630" calcext:value-type="float">
            <text:p>289630</text:p>
          </table:table-cell>
          <table:table-cell table:style-name="ce34" table:formula="of:=[.$D365]*[.I365]" office:value-type="float" office:value="289630" calcext:value-type="float">
            <text:p>289630</text:p>
          </table:table-cell>
          <table:table-cell table:style-name="ce38" table:formula="of:=[.$D365]*[.J365]" office:value-type="float" office:value="289630" calcext:value-type="float">
            <text:p>289630</text:p>
          </table:table-cell>
          <table:table-cell table:style-name="ce42" table:formula="of:=[.$D365]*[.K365]" office:value-type="float" office:value="144815" calcext:value-type="float">
            <text:p>144815</text:p>
          </table:table-cell>
          <table:table-cell table:style-name="ce45" table:formula="of:=[.L365]/[.$B365]" office:value-type="float" office:value="289630" calcext:value-type="float">
            <text:p>289630.0</text:p>
          </table:table-cell>
          <table:table-cell table:style-name="ce48" table:formula="of:=[.M365]/[.$B365]" office:value-type="float" office:value="289630" calcext:value-type="float">
            <text:p>289630.0</text:p>
          </table:table-cell>
          <table:table-cell table:style-name="ce50" table:formula="of:=[.N365]/[.$B365]" office:value-type="float" office:value="289630" calcext:value-type="float">
            <text:p>289630.0</text:p>
          </table:table-cell>
          <table:table-cell table:style-name="ce52" table:formula="of:=[.O365]/[.$B365]" office:value-type="float" office:value="144815" calcext:value-type="float">
            <text:p>144815.0</text:p>
          </table:table-cell>
          <table:table-cell table:style-name="ce55" table:formula="of:=([.L365]+[.M365]+[.N365]+[.O365])/[.$B365]" office:value-type="float" office:value="1013705" calcext:value-type="float">
            <text:p>101370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SUM([.$B$347:.B366])" office:value-type="float" office:value="20" calcext:value-type="float">
            <text:p>20</text:p>
          </table:table-cell>
          <table:table-cell table:style-name="ce5" table:formula="of:=COM.MICROSOFT.FLOOR.MATH(200*2^([.A366]/2))" office:value-type="float" office:value="204800" calcext:value-type="float">
            <text:p>204800</text:p>
          </table:table-cell>
          <table:table-cell table:style-name="ce5" table:formula="of:=SUM([.$D$347:.D366])" office:value-type="float" office:value="698244" calcext:value-type="float">
            <text:p>698244</text:p>
          </table:table-cell>
          <table:table-cell table:style-name="ce5" table:formula="of:=[.A366]*10+20" office:value-type="float" office:value="220" calcext:value-type="float">
            <text:p>220</text:p>
          </table:table-cell>
          <table:table-cell table:style-name="ce5" table:formula="of:=[.D366]*[.F366]" office:value-type="float" office:value="45056000" calcext:value-type="float">
            <text:p>45056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66]*[.H366]" office:value-type="float" office:value="409600" calcext:value-type="float">
            <text:p>409600</text:p>
          </table:table-cell>
          <table:table-cell table:style-name="ce34" table:formula="of:=[.$D366]*[.I366]" office:value-type="float" office:value="409600" calcext:value-type="float">
            <text:p>409600</text:p>
          </table:table-cell>
          <table:table-cell table:style-name="ce38" table:formula="of:=[.$D366]*[.J366]" office:value-type="float" office:value="409600" calcext:value-type="float">
            <text:p>409600</text:p>
          </table:table-cell>
          <table:table-cell table:style-name="ce42" table:formula="of:=[.$D366]*[.K366]" office:value-type="float" office:value="204800" calcext:value-type="float">
            <text:p>204800</text:p>
          </table:table-cell>
          <table:table-cell table:style-name="ce45" table:formula="of:=[.L366]/[.$B366]" office:value-type="float" office:value="409600" calcext:value-type="float">
            <text:p>409600.0</text:p>
          </table:table-cell>
          <table:table-cell table:style-name="ce48" table:formula="of:=[.M366]/[.$B366]" office:value-type="float" office:value="409600" calcext:value-type="float">
            <text:p>409600.0</text:p>
          </table:table-cell>
          <table:table-cell table:style-name="ce50" table:formula="of:=[.N366]/[.$B366]" office:value-type="float" office:value="409600" calcext:value-type="float">
            <text:p>409600.0</text:p>
          </table:table-cell>
          <table:table-cell table:style-name="ce52" table:formula="of:=[.O366]/[.$B366]" office:value-type="float" office:value="204800" calcext:value-type="float">
            <text:p>204800.0</text:p>
          </table:table-cell>
          <table:table-cell table:style-name="ce55" table:formula="of:=([.L366]+[.M366]+[.N366]+[.O366])/[.$B366]" office:value-type="float" office:value="1433600" calcext:value-type="float">
            <text:p>14336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SUM([.$B$347:.B367])" office:value-type="float" office:value="21" calcext:value-type="float">
            <text:p>21</text:p>
          </table:table-cell>
          <table:table-cell table:style-name="ce5" table:formula="of:=COM.MICROSOFT.FLOOR.MATH(200*2^([.A367]/2))" office:value-type="float" office:value="289630" calcext:value-type="float">
            <text:p>289630</text:p>
          </table:table-cell>
          <table:table-cell table:style-name="ce5" table:formula="of:=SUM([.$D$347:.D367])" office:value-type="float" office:value="987874" calcext:value-type="float">
            <text:p>987874</text:p>
          </table:table-cell>
          <table:table-cell table:style-name="ce5" table:formula="of:=[.A367]*10+20" office:value-type="float" office:value="230" calcext:value-type="float">
            <text:p>230</text:p>
          </table:table-cell>
          <table:table-cell table:style-name="ce5" table:formula="of:=[.D367]*[.F367]" office:value-type="float" office:value="66614900" calcext:value-type="float">
            <text:p>666149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67]*[.H367]" office:value-type="float" office:value="579260" calcext:value-type="float">
            <text:p>579260</text:p>
          </table:table-cell>
          <table:table-cell table:style-name="ce34" table:formula="of:=[.$D367]*[.I367]" office:value-type="float" office:value="579260" calcext:value-type="float">
            <text:p>579260</text:p>
          </table:table-cell>
          <table:table-cell table:style-name="ce38" table:formula="of:=[.$D367]*[.J367]" office:value-type="float" office:value="579260" calcext:value-type="float">
            <text:p>579260</text:p>
          </table:table-cell>
          <table:table-cell table:style-name="ce42" table:formula="of:=[.$D367]*[.K367]" office:value-type="float" office:value="289630" calcext:value-type="float">
            <text:p>289630</text:p>
          </table:table-cell>
          <table:table-cell table:style-name="ce45" table:formula="of:=[.L367]/[.$B367]" office:value-type="float" office:value="579260" calcext:value-type="float">
            <text:p>579260.0</text:p>
          </table:table-cell>
          <table:table-cell table:style-name="ce48" table:formula="of:=[.M367]/[.$B367]" office:value-type="float" office:value="579260" calcext:value-type="float">
            <text:p>579260.0</text:p>
          </table:table-cell>
          <table:table-cell table:style-name="ce50" table:formula="of:=[.N367]/[.$B367]" office:value-type="float" office:value="579260" calcext:value-type="float">
            <text:p>579260.0</text:p>
          </table:table-cell>
          <table:table-cell table:style-name="ce52" table:formula="of:=[.O367]/[.$B367]" office:value-type="float" office:value="289630" calcext:value-type="float">
            <text:p>289630.0</text:p>
          </table:table-cell>
          <table:table-cell table:style-name="ce55" table:formula="of:=([.L367]+[.M367]+[.N367]+[.O367])/[.$B367]" office:value-type="float" office:value="2027410" calcext:value-type="float">
            <text:p>202741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SUM([.$B$347:.B368])" office:value-type="float" office:value="22" calcext:value-type="float">
            <text:p>22</text:p>
          </table:table-cell>
          <table:table-cell table:style-name="ce5" table:formula="of:=COM.MICROSOFT.FLOOR.MATH(200*2^([.A368]/2))" office:value-type="float" office:value="409600" calcext:value-type="float">
            <text:p>409600</text:p>
          </table:table-cell>
          <table:table-cell table:style-name="ce5" table:formula="of:=SUM([.$D$347:.D368])" office:value-type="float" office:value="1397474" calcext:value-type="float">
            <text:p>1397474</text:p>
          </table:table-cell>
          <table:table-cell table:style-name="ce5" table:formula="of:=[.A368]*10+20" office:value-type="float" office:value="240" calcext:value-type="float">
            <text:p>240</text:p>
          </table:table-cell>
          <table:table-cell table:style-name="ce5" table:formula="of:=[.D368]*[.F368]" office:value-type="float" office:value="98304000" calcext:value-type="float">
            <text:p>98304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68]*[.H368]" office:value-type="float" office:value="819200" calcext:value-type="float">
            <text:p>819200</text:p>
          </table:table-cell>
          <table:table-cell table:style-name="ce34" table:formula="of:=[.$D368]*[.I368]" office:value-type="float" office:value="819200" calcext:value-type="float">
            <text:p>819200</text:p>
          </table:table-cell>
          <table:table-cell table:style-name="ce38" table:formula="of:=[.$D368]*[.J368]" office:value-type="float" office:value="819200" calcext:value-type="float">
            <text:p>819200</text:p>
          </table:table-cell>
          <table:table-cell table:style-name="ce42" table:formula="of:=[.$D368]*[.K368]" office:value-type="float" office:value="409600" calcext:value-type="float">
            <text:p>409600</text:p>
          </table:table-cell>
          <table:table-cell table:style-name="ce45" table:formula="of:=[.L368]/[.$B368]" office:value-type="float" office:value="819200" calcext:value-type="float">
            <text:p>819200.0</text:p>
          </table:table-cell>
          <table:table-cell table:style-name="ce48" table:formula="of:=[.M368]/[.$B368]" office:value-type="float" office:value="819200" calcext:value-type="float">
            <text:p>819200.0</text:p>
          </table:table-cell>
          <table:table-cell table:style-name="ce50" table:formula="of:=[.N368]/[.$B368]" office:value-type="float" office:value="819200" calcext:value-type="float">
            <text:p>819200.0</text:p>
          </table:table-cell>
          <table:table-cell table:style-name="ce52" table:formula="of:=[.O368]/[.$B368]" office:value-type="float" office:value="409600" calcext:value-type="float">
            <text:p>409600.0</text:p>
          </table:table-cell>
          <table:table-cell table:style-name="ce55" table:formula="of:=([.L368]+[.M368]+[.N368]+[.O368])/[.$B368]" office:value-type="float" office:value="2867200" calcext:value-type="float">
            <text:p>28672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SUM([.$B$347:.B369])" office:value-type="float" office:value="23" calcext:value-type="float">
            <text:p>23</text:p>
          </table:table-cell>
          <table:table-cell table:style-name="ce5" table:formula="of:=COM.MICROSOFT.FLOOR.MATH(200*2^([.A369]/2))" office:value-type="float" office:value="579261" calcext:value-type="float">
            <text:p>579261</text:p>
          </table:table-cell>
          <table:table-cell table:style-name="ce5" table:formula="of:=SUM([.$D$347:.D369])" office:value-type="float" office:value="1976735" calcext:value-type="float">
            <text:p>1976735</text:p>
          </table:table-cell>
          <table:table-cell table:style-name="ce5" table:formula="of:=[.A369]*10+20" office:value-type="float" office:value="250" calcext:value-type="float">
            <text:p>250</text:p>
          </table:table-cell>
          <table:table-cell table:style-name="ce5" table:formula="of:=[.D369]*[.F369]" office:value-type="float" office:value="144815250" calcext:value-type="float">
            <text:p>14481525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69]*[.H369]" office:value-type="float" office:value="1158522" calcext:value-type="float">
            <text:p>1158522</text:p>
          </table:table-cell>
          <table:table-cell table:style-name="ce34" table:formula="of:=[.$D369]*[.I369]" office:value-type="float" office:value="1158522" calcext:value-type="float">
            <text:p>1158522</text:p>
          </table:table-cell>
          <table:table-cell table:style-name="ce38" table:formula="of:=[.$D369]*[.J369]" office:value-type="float" office:value="1158522" calcext:value-type="float">
            <text:p>1158522</text:p>
          </table:table-cell>
          <table:table-cell table:style-name="ce42" table:formula="of:=[.$D369]*[.K369]" office:value-type="float" office:value="579261" calcext:value-type="float">
            <text:p>579261</text:p>
          </table:table-cell>
          <table:table-cell table:style-name="ce45" table:formula="of:=[.L369]/[.$B369]" office:value-type="float" office:value="1158522" calcext:value-type="float">
            <text:p>1158522.0</text:p>
          </table:table-cell>
          <table:table-cell table:style-name="ce48" table:formula="of:=[.M369]/[.$B369]" office:value-type="float" office:value="1158522" calcext:value-type="float">
            <text:p>1158522.0</text:p>
          </table:table-cell>
          <table:table-cell table:style-name="ce50" table:formula="of:=[.N369]/[.$B369]" office:value-type="float" office:value="1158522" calcext:value-type="float">
            <text:p>1158522.0</text:p>
          </table:table-cell>
          <table:table-cell table:style-name="ce52" table:formula="of:=[.O369]/[.$B369]" office:value-type="float" office:value="579261" calcext:value-type="float">
            <text:p>579261.0</text:p>
          </table:table-cell>
          <table:table-cell table:style-name="ce55" table:formula="of:=([.L369]+[.M369]+[.N369]+[.O369])/[.$B369]" office:value-type="float" office:value="4054827" calcext:value-type="float">
            <text:p>4054827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SUM([.$B$347:.B370])" office:value-type="float" office:value="24" calcext:value-type="float">
            <text:p>24</text:p>
          </table:table-cell>
          <table:table-cell table:style-name="ce5" table:formula="of:=COM.MICROSOFT.FLOOR.MATH(200*2^([.A370]/2))" office:value-type="float" office:value="819200" calcext:value-type="float">
            <text:p>819200</text:p>
          </table:table-cell>
          <table:table-cell table:style-name="ce5" table:formula="of:=SUM([.$D$347:.D370])" office:value-type="float" office:value="2795935" calcext:value-type="float">
            <text:p>2795935</text:p>
          </table:table-cell>
          <table:table-cell table:style-name="ce5" table:formula="of:=[.A370]*10+20" office:value-type="float" office:value="260" calcext:value-type="float">
            <text:p>260</text:p>
          </table:table-cell>
          <table:table-cell table:style-name="ce5" table:formula="of:=[.D370]*[.F370]" office:value-type="float" office:value="212992000" calcext:value-type="float">
            <text:p>212992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70]*[.H370]" office:value-type="float" office:value="1638400" calcext:value-type="float">
            <text:p>1638400</text:p>
          </table:table-cell>
          <table:table-cell table:style-name="ce34" table:formula="of:=[.$D370]*[.I370]" office:value-type="float" office:value="1638400" calcext:value-type="float">
            <text:p>1638400</text:p>
          </table:table-cell>
          <table:table-cell table:style-name="ce38" table:formula="of:=[.$D370]*[.J370]" office:value-type="float" office:value="1638400" calcext:value-type="float">
            <text:p>1638400</text:p>
          </table:table-cell>
          <table:table-cell table:style-name="ce42" table:formula="of:=[.$D370]*[.K370]" office:value-type="float" office:value="819200" calcext:value-type="float">
            <text:p>819200</text:p>
          </table:table-cell>
          <table:table-cell table:style-name="ce45" table:formula="of:=[.L370]/[.$B370]" office:value-type="float" office:value="1638400" calcext:value-type="float">
            <text:p>1638400.0</text:p>
          </table:table-cell>
          <table:table-cell table:style-name="ce48" table:formula="of:=[.M370]/[.$B370]" office:value-type="float" office:value="1638400" calcext:value-type="float">
            <text:p>1638400.0</text:p>
          </table:table-cell>
          <table:table-cell table:style-name="ce50" table:formula="of:=[.N370]/[.$B370]" office:value-type="float" office:value="1638400" calcext:value-type="float">
            <text:p>1638400.0</text:p>
          </table:table-cell>
          <table:table-cell table:style-name="ce52" table:formula="of:=[.O370]/[.$B370]" office:value-type="float" office:value="819200" calcext:value-type="float">
            <text:p>819200.0</text:p>
          </table:table-cell>
          <table:table-cell table:style-name="ce55" table:formula="of:=([.L370]+[.M370]+[.N370]+[.O370])/[.$B370]" office:value-type="float" office:value="5734400" calcext:value-type="float">
            <text:p>57344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SUM([.$B$347:.B371])" office:value-type="float" office:value="25" calcext:value-type="float">
            <text:p>25</text:p>
          </table:table-cell>
          <table:table-cell table:style-name="ce5" table:formula="of:=COM.MICROSOFT.FLOOR.MATH(200*2^([.A371]/2))" office:value-type="float" office:value="1158523" calcext:value-type="float">
            <text:p>1158523</text:p>
          </table:table-cell>
          <table:table-cell table:style-name="ce5" table:formula="of:=SUM([.$D$347:.D371])" office:value-type="float" office:value="3954458" calcext:value-type="float">
            <text:p>3954458</text:p>
          </table:table-cell>
          <table:table-cell table:style-name="ce5" table:formula="of:=[.A371]*10+20" office:value-type="float" office:value="270" calcext:value-type="float">
            <text:p>270</text:p>
          </table:table-cell>
          <table:table-cell table:style-name="ce5" table:formula="of:=[.D371]*[.F371]" office:value-type="float" office:value="312801210" calcext:value-type="float">
            <text:p>31280121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71]*[.H371]" office:value-type="float" office:value="2317046" calcext:value-type="float">
            <text:p>2317046</text:p>
          </table:table-cell>
          <table:table-cell table:style-name="ce34" table:formula="of:=[.$D371]*[.I371]" office:value-type="float" office:value="2317046" calcext:value-type="float">
            <text:p>2317046</text:p>
          </table:table-cell>
          <table:table-cell table:style-name="ce38" table:formula="of:=[.$D371]*[.J371]" office:value-type="float" office:value="2317046" calcext:value-type="float">
            <text:p>2317046</text:p>
          </table:table-cell>
          <table:table-cell table:style-name="ce42" table:formula="of:=[.$D371]*[.K371]" office:value-type="float" office:value="1158523" calcext:value-type="float">
            <text:p>1158523</text:p>
          </table:table-cell>
          <table:table-cell table:style-name="ce45" table:formula="of:=[.L371]/[.$B371]" office:value-type="float" office:value="2317046" calcext:value-type="float">
            <text:p>2317046.0</text:p>
          </table:table-cell>
          <table:table-cell table:style-name="ce48" table:formula="of:=[.M371]/[.$B371]" office:value-type="float" office:value="2317046" calcext:value-type="float">
            <text:p>2317046.0</text:p>
          </table:table-cell>
          <table:table-cell table:style-name="ce50" table:formula="of:=[.N371]/[.$B371]" office:value-type="float" office:value="2317046" calcext:value-type="float">
            <text:p>2317046.0</text:p>
          </table:table-cell>
          <table:table-cell table:style-name="ce52" table:formula="of:=[.O371]/[.$B371]" office:value-type="float" office:value="1158523" calcext:value-type="float">
            <text:p>1158523.0</text:p>
          </table:table-cell>
          <table:table-cell table:style-name="ce55" table:formula="of:=([.L371]+[.M371]+[.N371]+[.O371])/[.$B371]" office:value-type="float" office:value="8109661" calcext:value-type="float">
            <text:p>8109661.0</text:p>
          </table:table-cell>
          <table:table-cell table:style-name="ce1"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3" office:value-type="string" calcext:value-type="string">
            <text:p>Robot-Damage</text:p>
          </table:table-cell>
          <table:table-cell table:style-name="ce10" office:value-type="string" calcext:value-type="string">
            <text:p>Modifier</text:p>
          </table:table-cell>
          <table:table-cell table:style-name="ce10" office:value-type="string" calcext:value-type="string">
            <text:p>CumMod</text:p>
          </table:table-cell>
          <table:table-cell table:style-name="ce10" office:value-type="string" calcext:value-type="string">
            <text:p>Cycles</text:p>
          </table:table-cell>
          <table:table-cell table:style-name="ce10" office:value-type="string" calcext:value-type="string">
            <text:p>CumCyc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 x Cycles</text:p>
          </table:table-cell>
          <table:table-cell table:style-name="ce10" office:value-type="string" calcext:value-type="string">
            <text:p>SP R/Cycle</text:p>
          </table:table-cell>
          <table:table-cell table:style-name="ce10" office:value-type="string" calcext:value-type="string">
            <text:p>SP G/Cycle</text:p>
          </table:table-cell>
          <table:table-cell table:style-name="ce10" office:value-type="string" calcext:value-type="string">
            <text:p>SP B/Cycle</text:p>
          </table:table-cell>
          <table:table-cell table:style-name="ce10" office:value-type="string" calcext:value-type="string">
            <text:p>SP A/Cycle</text:p>
          </table:table-cell>
          <table:table-cell table:style-name="ce29" office:value-type="string" calcext:value-type="string">
            <text:p>SP R total</text:p>
          </table:table-cell>
          <table:table-cell table:style-name="ce33" office:value-type="string" calcext:value-type="string">
            <text:p>SP G total</text:p>
          </table:table-cell>
          <table:table-cell table:style-name="ce37" office:value-type="string" calcext:value-type="string">
            <text:p>SP B total</text:p>
          </table:table-cell>
          <table:table-cell table:style-name="ce41" office:value-type="string" calcext:value-type="string">
            <text:p>SP A total</text:p>
          </table:table-cell>
          <table:table-cell table:style-name="ce29" office:value-type="string" calcext:value-type="string">
            <text:p>SP R/Mod.</text:p>
          </table:table-cell>
          <table:table-cell table:style-name="ce33" office:value-type="string" calcext:value-type="string">
            <text:p>SP G/Mod.</text:p>
          </table:table-cell>
          <table:table-cell table:style-name="ce37" office:value-type="string" calcext:value-type="string">
            <text:p>SP B/Mod.</text:p>
          </table:table-cell>
          <table:table-cell table:style-name="ce41" office:value-type="string" calcext:value-type="string">
            <text:p>SP A/Mod.</text:p>
          </table:table-cell>
          <table:table-cell table:style-name="ce10" office:value-type="string" calcext:value-type="string">
            <text:p>SP total/Mod.</text:p>
          </table:table-cell>
          <table:table-cell table:style-name="ce58" table:number-columns-repeated="100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percentage" office:value="0.1" calcext:value-type="percentage">
            <text:p>10.0%</text:p>
          </table:table-cell>
          <table:table-cell table:style-name="ce19" table:formula="of:=SUM([.$B$374:.B374])" office:value-type="percentage" office:value="0.1" calcext:value-type="percentage">
            <text:p>10.0%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SUM([.$D$374:.D374])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374]*[.F374]" office:value-type="float" office:value="3000" calcext:value-type="float">
            <text:p>30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0" table:formula="of:=[.$D374]*[.H374]" office:value-type="float" office:value="100" calcext:value-type="float">
            <text:p>100</text:p>
          </table:table-cell>
          <table:table-cell table:style-name="ce34" table:formula="of:=[.$D374]*[.I374]" office:value-type="float" office:value="100" calcext:value-type="float">
            <text:p>100</text:p>
          </table:table-cell>
          <table:table-cell table:style-name="ce38" table:formula="of:=[.$D374]*[.J374]" office:value-type="float" office:value="0" calcext:value-type="float">
            <text:p>0</text:p>
          </table:table-cell>
          <table:table-cell table:style-name="ce42" table:formula="of:=[.$D374]*[.K374]" office:value-type="float" office:value="0" calcext:value-type="float">
            <text:p>0</text:p>
          </table:table-cell>
          <table:table-cell table:style-name="ce45" table:formula="of:=[.L374]/[.$B374]" office:value-type="float" office:value="1000" calcext:value-type="float">
            <text:p>1000.0</text:p>
          </table:table-cell>
          <table:table-cell table:style-name="ce48" table:formula="of:=[.M374]/[.$B374]" office:value-type="float" office:value="1000" calcext:value-type="float">
            <text:p>1000.0</text:p>
          </table:table-cell>
          <table:table-cell table:style-name="ce50" table:formula="of:=[.N374]/[.$B374]" office:value-type="float" office:value="0" calcext:value-type="float">
            <text:p>0.0</text:p>
          </table:table-cell>
          <table:table-cell table:style-name="ce52" table:formula="of:=[.O374]/[.$B374]" office:value-type="float" office:value="0" calcext:value-type="float">
            <text:p>0.0</text:p>
          </table:table-cell>
          <table:table-cell table:style-name="ce55" table:formula="of:=([.L374]+[.M374]+[.N374]+[.O374])/[.$B374]" office:value-type="float" office:value="2000" calcext:value-type="float">
            <text:p>2000.0</text:p>
          </table:table-cell>
          <table:table-cell table:style-name="ce59" table:formula="of:=SUM([.L374:.O374])" office:value-type="float" office:value="200" calcext:value-type="float">
            <text:p>200</text:p>
          </table:table-cell>
          <table:table-cell table:style-name="ce1" table:number-columns-repeated="100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percentage" office:value="0.15" calcext:value-type="percentage">
            <text:p>15.0%</text:p>
          </table:table-cell>
          <table:table-cell table:style-name="ce19" table:formula="of:=SUM([.$B$374:.B375])" office:value-type="percentage" office:value="0.25" calcext:value-type="percentage">
            <text:p>25.0%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formula="of:=SUM([.$D$374:.D375])" office:value-type="float" office:value="300" calcext:value-type="float">
            <text:p>30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375]*[.F375]" office:value-type="float" office:value="6000" calcext:value-type="float">
            <text:p>60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0" table:formula="of:=[.$D375]*[.H375]" office:value-type="float" office:value="200" calcext:value-type="float">
            <text:p>200</text:p>
          </table:table-cell>
          <table:table-cell table:style-name="ce34" table:formula="of:=[.$D375]*[.I375]" office:value-type="float" office:value="200" calcext:value-type="float">
            <text:p>200</text:p>
          </table:table-cell>
          <table:table-cell table:style-name="ce38" table:formula="of:=[.$D375]*[.J375]" office:value-type="float" office:value="0" calcext:value-type="float">
            <text:p>0</text:p>
          </table:table-cell>
          <table:table-cell table:style-name="ce42" table:formula="of:=[.$D375]*[.K375]" office:value-type="float" office:value="0" calcext:value-type="float">
            <text:p>0</text:p>
          </table:table-cell>
          <table:table-cell table:style-name="ce45" table:formula="of:=[.L375]/[.$B375]" office:value-type="float" office:value="1333.33333333333" calcext:value-type="float">
            <text:p>1333.3</text:p>
          </table:table-cell>
          <table:table-cell table:style-name="ce48" table:formula="of:=[.M375]/[.$B375]" office:value-type="float" office:value="1333.33333333333" calcext:value-type="float">
            <text:p>1333.3</text:p>
          </table:table-cell>
          <table:table-cell table:style-name="ce50" table:formula="of:=[.N375]/[.$B375]" office:value-type="float" office:value="0" calcext:value-type="float">
            <text:p>0.0</text:p>
          </table:table-cell>
          <table:table-cell table:style-name="ce52" table:formula="of:=[.O375]/[.$B375]" office:value-type="float" office:value="0" calcext:value-type="float">
            <text:p>0.0</text:p>
          </table:table-cell>
          <table:table-cell table:style-name="ce55" table:formula="of:=([.L375]+[.M375]+[.N375]+[.O375])/[.$B375]" office:value-type="float" office:value="2666.66666666667" calcext:value-type="float">
            <text:p>2666.7</text:p>
          </table:table-cell>
          <table:table-cell table:style-name="ce59" table:formula="of:=SUM([.L375:.O375])" office:value-type="float" office:value="400" calcext:value-type="float">
            <text:p>400</text:p>
          </table:table-cell>
          <table:table-cell table:style-name="ce1" table:number-columns-repeated="100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19" table:formula="of:=SUM([.$B$374:.B376])" office:value-type="percentage" office:value="0.45" calcext:value-type="percentage">
            <text:p>45.0%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SUM([.$D$374:.D376])" office:value-type="float" office:value="400" calcext:value-type="float">
            <text:p>40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376]*[.F376]" office:value-type="float" office:value="3000" calcext:value-type="float">
            <text:p>300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0" table:formula="of:=[.$D376]*[.H376]" office:value-type="float" office:value="200" calcext:value-type="float">
            <text:p>200</text:p>
          </table:table-cell>
          <table:table-cell table:style-name="ce34" table:formula="of:=[.$D376]*[.I376]" office:value-type="float" office:value="200" calcext:value-type="float">
            <text:p>200</text:p>
          </table:table-cell>
          <table:table-cell table:style-name="ce38" table:formula="of:=[.$D376]*[.J376]" office:value-type="float" office:value="100" calcext:value-type="float">
            <text:p>100</text:p>
          </table:table-cell>
          <table:table-cell table:style-name="ce42" table:formula="of:=[.$D376]*[.K376]" office:value-type="float" office:value="0" calcext:value-type="float">
            <text:p>0</text:p>
          </table:table-cell>
          <table:table-cell table:style-name="ce45" table:formula="of:=[.L376]/[.$B376]" office:value-type="float" office:value="1000" calcext:value-type="float">
            <text:p>1000.0</text:p>
          </table:table-cell>
          <table:table-cell table:style-name="ce48" table:formula="of:=[.M376]/[.$B376]" office:value-type="float" office:value="1000" calcext:value-type="float">
            <text:p>1000.0</text:p>
          </table:table-cell>
          <table:table-cell table:style-name="ce50" table:formula="of:=[.N376]/[.$B376]" office:value-type="float" office:value="500" calcext:value-type="float">
            <text:p>500.0</text:p>
          </table:table-cell>
          <table:table-cell table:style-name="ce52" table:formula="of:=[.O376]/[.$B376]" office:value-type="float" office:value="0" calcext:value-type="float">
            <text:p>0.0</text:p>
          </table:table-cell>
          <table:table-cell table:style-name="ce55" table:formula="of:=([.L376]+[.M376]+[.N376]+[.O376])/[.$B376]" office:value-type="float" office:value="2500" calcext:value-type="float">
            <text:p>2500.0</text:p>
          </table:table-cell>
          <table:table-cell table:style-name="ce59" table:formula="of:=SUM([.L376:.O376])" office:value-type="float" office:value="500" calcext:value-type="float">
            <text:p>500</text:p>
          </table:table-cell>
          <table:table-cell table:style-name="ce1" table:number-columns-repeated="100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1" office:value-type="percentage" office:value="0.25" calcext:value-type="percentage">
            <text:p>25.0%</text:p>
          </table:table-cell>
          <table:table-cell table:style-name="ce19" table:formula="of:=SUM([.$B$374:.B377])" office:value-type="percentage" office:value="0.7" calcext:value-type="percentage">
            <text:p>70.0%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SUM([.$D$374:.D377])" office:value-type="float" office:value="500" calcext:value-type="float">
            <text:p>50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377]*[.F377]" office:value-type="float" office:value="3000" calcext:value-type="float">
            <text:p>300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0" table:formula="of:=[.$D377]*[.H377]" office:value-type="float" office:value="200" calcext:value-type="float">
            <text:p>200</text:p>
          </table:table-cell>
          <table:table-cell table:style-name="ce34" table:formula="of:=[.$D377]*[.I377]" office:value-type="float" office:value="200" calcext:value-type="float">
            <text:p>200</text:p>
          </table:table-cell>
          <table:table-cell table:style-name="ce38" table:formula="of:=[.$D377]*[.J377]" office:value-type="float" office:value="100" calcext:value-type="float">
            <text:p>100</text:p>
          </table:table-cell>
          <table:table-cell table:style-name="ce42" table:formula="of:=[.$D377]*[.K377]" office:value-type="float" office:value="100" calcext:value-type="float">
            <text:p>100</text:p>
          </table:table-cell>
          <table:table-cell table:style-name="ce45" table:formula="of:=[.L377]/[.$B377]" office:value-type="float" office:value="800" calcext:value-type="float">
            <text:p>800.0</text:p>
          </table:table-cell>
          <table:table-cell table:style-name="ce48" table:formula="of:=[.M377]/[.$B377]" office:value-type="float" office:value="800" calcext:value-type="float">
            <text:p>800.0</text:p>
          </table:table-cell>
          <table:table-cell table:style-name="ce50" table:formula="of:=[.N377]/[.$B377]" office:value-type="float" office:value="400" calcext:value-type="float">
            <text:p>400.0</text:p>
          </table:table-cell>
          <table:table-cell table:style-name="ce52" table:formula="of:=[.O377]/[.$B377]" office:value-type="float" office:value="400" calcext:value-type="float">
            <text:p>400.0</text:p>
          </table:table-cell>
          <table:table-cell table:style-name="ce55" table:formula="of:=([.L377]+[.M377]+[.N377]+[.O377])/[.$B377]" office:value-type="float" office:value="2400" calcext:value-type="float">
            <text:p>2400.0</text:p>
          </table:table-cell>
          <table:table-cell table:style-name="ce59" table:formula="of:=SUM([.L377:.O377])" office:value-type="float" office:value="600" calcext:value-type="float">
            <text:p>600</text:p>
          </table:table-cell>
          <table:table-cell table:style-name="ce1" table:number-columns-repeated="100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1" office:value-type="percentage" office:value="0.3" calcext:value-type="percentage">
            <text:p>30.0%</text:p>
          </table:table-cell>
          <table:table-cell table:style-name="ce19" table:formula="of:=SUM([.$B$374:.B378])" office:value-type="percentage" office:value="1" calcext:value-type="percentage">
            <text:p>100.0%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formula="of:=SUM([.$D$374:.D378])" office:value-type="float" office:value="700" calcext:value-type="float">
            <text:p>70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378]*[.F378]" office:value-type="float" office:value="6000" calcext:value-type="float">
            <text:p>600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0" table:formula="of:=[.$D378]*[.H378]" office:value-type="float" office:value="400" calcext:value-type="float">
            <text:p>400</text:p>
          </table:table-cell>
          <table:table-cell table:style-name="ce34" table:formula="of:=[.$D378]*[.I378]" office:value-type="float" office:value="400" calcext:value-type="float">
            <text:p>400</text:p>
          </table:table-cell>
          <table:table-cell table:style-name="ce38" table:formula="of:=[.$D378]*[.J378]" office:value-type="float" office:value="200" calcext:value-type="float">
            <text:p>200</text:p>
          </table:table-cell>
          <table:table-cell table:style-name="ce42" table:formula="of:=[.$D378]*[.K378]" office:value-type="float" office:value="200" calcext:value-type="float">
            <text:p>200</text:p>
          </table:table-cell>
          <table:table-cell table:style-name="ce45" table:formula="of:=[.L378]/[.$B378]" office:value-type="float" office:value="1333.33333333333" calcext:value-type="float">
            <text:p>1333.3</text:p>
          </table:table-cell>
          <table:table-cell table:style-name="ce48" table:formula="of:=[.M378]/[.$B378]" office:value-type="float" office:value="1333.33333333333" calcext:value-type="float">
            <text:p>1333.3</text:p>
          </table:table-cell>
          <table:table-cell table:style-name="ce50" table:formula="of:=[.N378]/[.$B378]" office:value-type="float" office:value="666.666666666667" calcext:value-type="float">
            <text:p>666.7</text:p>
          </table:table-cell>
          <table:table-cell table:style-name="ce52" table:formula="of:=[.O378]/[.$B378]" office:value-type="float" office:value="666.666666666667" calcext:value-type="float">
            <text:p>666.7</text:p>
          </table:table-cell>
          <table:table-cell table:style-name="ce55" table:formula="of:=([.L378]+[.M378]+[.N378]+[.O378])/[.$B378]" office:value-type="float" office:value="4000" calcext:value-type="float">
            <text:p>4000.0</text:p>
          </table:table-cell>
          <table:table-cell table:style-name="ce59" table:formula="of:=SUM([.L378:.O378])" office:value-type="float" office:value="1200" calcext:value-type="float">
            <text:p>1200</text:p>
          </table:table-cell>
          <table:table-cell table:style-name="ce1" table:number-columns-repeated="100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 table:formula="of:=0.05+[.A379]*0.05" office:value-type="percentage" office:value="0.35" calcext:value-type="percentage">
            <text:p>35.0%</text:p>
          </table:table-cell>
          <table:table-cell table:style-name="ce20" table:formula="of:=SUM([.$B$374:.B379])" office:value-type="percentage" office:value="1.35" calcext:value-type="percentage">
            <text:p>135.0%</text:p>
          </table:table-cell>
          <table:table-cell table:style-name="ce5" table:formula="of:=COM.MICROSOFT.FLOOR.MATH(100*2^([.A379]/3))" office:value-type="float" office:value="400" calcext:value-type="float">
            <text:p>400</text:p>
          </table:table-cell>
          <table:table-cell table:style-name="ce5" table:formula="of:=SUM([.$D$374:.D379])" office:value-type="float" office:value="1100" calcext:value-type="float">
            <text:p>1100</text:p>
          </table:table-cell>
          <table:table-cell table:style-name="ce5" table:formula="of:=MAX(30;[.A379]*5)" office:value-type="float" office:value="30" calcext:value-type="float">
            <text:p>30</text:p>
          </table:table-cell>
          <table:table-cell table:style-name="ce5" table:formula="of:=[.D379]*[.F379]" office:value-type="float" office:value="12000" calcext:value-type="float">
            <text:p>12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79]*[.H379]" office:value-type="float" office:value="800" calcext:value-type="float">
            <text:p>800</text:p>
          </table:table-cell>
          <table:table-cell table:style-name="ce34" table:formula="of:=[.$D379]*[.I379]" office:value-type="float" office:value="800" calcext:value-type="float">
            <text:p>800</text:p>
          </table:table-cell>
          <table:table-cell table:style-name="ce38" table:formula="of:=[.$D379]*[.J379]" office:value-type="float" office:value="800" calcext:value-type="float">
            <text:p>800</text:p>
          </table:table-cell>
          <table:table-cell table:style-name="ce42" table:formula="of:=[.$D379]*[.K379]" office:value-type="float" office:value="400" calcext:value-type="float">
            <text:p>400</text:p>
          </table:table-cell>
          <table:table-cell table:style-name="ce45" table:formula="of:=[.L379]/[.$B379]" office:value-type="float" office:value="2285.71428571429" calcext:value-type="float">
            <text:p>2285.7</text:p>
          </table:table-cell>
          <table:table-cell table:style-name="ce48" table:formula="of:=[.M379]/[.$B379]" office:value-type="float" office:value="2285.71428571429" calcext:value-type="float">
            <text:p>2285.7</text:p>
          </table:table-cell>
          <table:table-cell table:style-name="ce50" table:formula="of:=[.N379]/[.$B379]" office:value-type="float" office:value="2285.71428571429" calcext:value-type="float">
            <text:p>2285.7</text:p>
          </table:table-cell>
          <table:table-cell table:style-name="ce52" table:formula="of:=[.O379]/[.$B379]" office:value-type="float" office:value="1142.85714285714" calcext:value-type="float">
            <text:p>1142.9</text:p>
          </table:table-cell>
          <table:table-cell table:style-name="ce55" table:formula="of:=([.L379]+[.M379]+[.N379]+[.O379])/[.$B379]" office:value-type="float" office:value="8000" calcext:value-type="float">
            <text:p>8000.0</text:p>
          </table:table-cell>
          <table:table-cell table:style-name="ce59" table:formula="of:=SUM([.L379:.O379])" office:value-type="float" office:value="2800" calcext:value-type="float">
            <text:p>2800</text:p>
          </table:table-cell>
          <table:table-cell table:style-name="ce1" table:number-columns-repeated="100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2" table:formula="of:=0.05+[.A380]*0.05" office:value-type="percentage" office:value="0.4" calcext:value-type="percentage">
            <text:p>40.0%</text:p>
          </table:table-cell>
          <table:table-cell table:style-name="ce20" table:formula="of:=SUM([.$B$374:.B380])" office:value-type="percentage" office:value="1.75" calcext:value-type="percentage">
            <text:p>175.0%</text:p>
          </table:table-cell>
          <table:table-cell table:style-name="ce5" table:formula="of:=COM.MICROSOFT.FLOOR.MATH(100*2^([.A380]/3))" office:value-type="float" office:value="503" calcext:value-type="float">
            <text:p>503</text:p>
          </table:table-cell>
          <table:table-cell table:style-name="ce5" table:formula="of:=SUM([.$D$374:.D380])" office:value-type="float" office:value="1603" calcext:value-type="float">
            <text:p>1603</text:p>
          </table:table-cell>
          <table:table-cell table:style-name="ce5" table:formula="of:=MAX(30;[.A380]*5)" office:value-type="float" office:value="35" calcext:value-type="float">
            <text:p>35</text:p>
          </table:table-cell>
          <table:table-cell table:style-name="ce5" table:formula="of:=[.D380]*[.F380]" office:value-type="float" office:value="17605" calcext:value-type="float">
            <text:p>1760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80]*[.H380]" office:value-type="float" office:value="1006" calcext:value-type="float">
            <text:p>1006</text:p>
          </table:table-cell>
          <table:table-cell table:style-name="ce34" table:formula="of:=[.$D380]*[.I380]" office:value-type="float" office:value="1006" calcext:value-type="float">
            <text:p>1006</text:p>
          </table:table-cell>
          <table:table-cell table:style-name="ce38" table:formula="of:=[.$D380]*[.J380]" office:value-type="float" office:value="1006" calcext:value-type="float">
            <text:p>1006</text:p>
          </table:table-cell>
          <table:table-cell table:style-name="ce42" table:formula="of:=[.$D380]*[.K380]" office:value-type="float" office:value="503" calcext:value-type="float">
            <text:p>503</text:p>
          </table:table-cell>
          <table:table-cell table:style-name="ce45" table:formula="of:=[.L380]/[.$B380]" office:value-type="float" office:value="2515" calcext:value-type="float">
            <text:p>2515.0</text:p>
          </table:table-cell>
          <table:table-cell table:style-name="ce48" table:formula="of:=[.M380]/[.$B380]" office:value-type="float" office:value="2515" calcext:value-type="float">
            <text:p>2515.0</text:p>
          </table:table-cell>
          <table:table-cell table:style-name="ce50" table:formula="of:=[.N380]/[.$B380]" office:value-type="float" office:value="2515" calcext:value-type="float">
            <text:p>2515.0</text:p>
          </table:table-cell>
          <table:table-cell table:style-name="ce52" table:formula="of:=[.O380]/[.$B380]" office:value-type="float" office:value="1257.5" calcext:value-type="float">
            <text:p>1257.5</text:p>
          </table:table-cell>
          <table:table-cell table:style-name="ce55" table:formula="of:=([.L380]+[.M380]+[.N380]+[.O380])/[.$B380]" office:value-type="float" office:value="8802.5" calcext:value-type="float">
            <text:p>8802.5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2" table:formula="of:=0.05+[.A381]*0.05" office:value-type="percentage" office:value="0.45" calcext:value-type="percentage">
            <text:p>45.0%</text:p>
          </table:table-cell>
          <table:table-cell table:style-name="ce20" table:formula="of:=SUM([.$B$374:.B381])" office:value-type="percentage" office:value="2.2" calcext:value-type="percentage">
            <text:p>220.0%</text:p>
          </table:table-cell>
          <table:table-cell table:style-name="ce5" table:formula="of:=COM.MICROSOFT.FLOOR.MATH(100*2^([.A381]/3))" office:value-type="float" office:value="634" calcext:value-type="float">
            <text:p>634</text:p>
          </table:table-cell>
          <table:table-cell table:style-name="ce5" table:formula="of:=SUM([.$D$374:.D381])" office:value-type="float" office:value="2237" calcext:value-type="float">
            <text:p>2237</text:p>
          </table:table-cell>
          <table:table-cell table:style-name="ce5" table:formula="of:=MAX(30;[.A381]*5)" office:value-type="float" office:value="40" calcext:value-type="float">
            <text:p>40</text:p>
          </table:table-cell>
          <table:table-cell table:style-name="ce5" table:formula="of:=[.D381]*[.F381]" office:value-type="float" office:value="25360" calcext:value-type="float">
            <text:p>2536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81]*[.H381]" office:value-type="float" office:value="1268" calcext:value-type="float">
            <text:p>1268</text:p>
          </table:table-cell>
          <table:table-cell table:style-name="ce34" table:formula="of:=[.$D381]*[.I381]" office:value-type="float" office:value="1268" calcext:value-type="float">
            <text:p>1268</text:p>
          </table:table-cell>
          <table:table-cell table:style-name="ce38" table:formula="of:=[.$D381]*[.J381]" office:value-type="float" office:value="1268" calcext:value-type="float">
            <text:p>1268</text:p>
          </table:table-cell>
          <table:table-cell table:style-name="ce42" table:formula="of:=[.$D381]*[.K381]" office:value-type="float" office:value="634" calcext:value-type="float">
            <text:p>634</text:p>
          </table:table-cell>
          <table:table-cell table:style-name="ce45" table:formula="of:=[.L381]/[.$B381]" office:value-type="float" office:value="2817.77777777778" calcext:value-type="float">
            <text:p>2817.8</text:p>
          </table:table-cell>
          <table:table-cell table:style-name="ce48" table:formula="of:=[.M381]/[.$B381]" office:value-type="float" office:value="2817.77777777778" calcext:value-type="float">
            <text:p>2817.8</text:p>
          </table:table-cell>
          <table:table-cell table:style-name="ce50" table:formula="of:=[.N381]/[.$B381]" office:value-type="float" office:value="2817.77777777778" calcext:value-type="float">
            <text:p>2817.8</text:p>
          </table:table-cell>
          <table:table-cell table:style-name="ce52" table:formula="of:=[.O381]/[.$B381]" office:value-type="float" office:value="1408.88888888889" calcext:value-type="float">
            <text:p>1408.9</text:p>
          </table:table-cell>
          <table:table-cell table:style-name="ce55" table:formula="of:=([.L381]+[.M381]+[.N381]+[.O381])/[.$B381]" office:value-type="float" office:value="9862.22222222222" calcext:value-type="float">
            <text:p>9862.2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2" table:formula="of:=0.05+[.A382]*0.05" office:value-type="percentage" office:value="0.5" calcext:value-type="percentage">
            <text:p>50.0%</text:p>
          </table:table-cell>
          <table:table-cell table:style-name="ce20" table:formula="of:=SUM([.$B$374:.B382])" office:value-type="percentage" office:value="2.7" calcext:value-type="percentage">
            <text:p>270.0%</text:p>
          </table:table-cell>
          <table:table-cell table:style-name="ce5" table:formula="of:=COM.MICROSOFT.FLOOR.MATH(100*2^([.A382]/3))" office:value-type="float" office:value="800" calcext:value-type="float">
            <text:p>800</text:p>
          </table:table-cell>
          <table:table-cell table:style-name="ce5" table:formula="of:=SUM([.$D$374:.D382])" office:value-type="float" office:value="3037" calcext:value-type="float">
            <text:p>3037</text:p>
          </table:table-cell>
          <table:table-cell table:style-name="ce5" table:formula="of:=MAX(30;[.A382]*5)" office:value-type="float" office:value="45" calcext:value-type="float">
            <text:p>45</text:p>
          </table:table-cell>
          <table:table-cell table:style-name="ce5" table:formula="of:=[.D382]*[.F382]" office:value-type="float" office:value="36000" calcext:value-type="float">
            <text:p>36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82]*[.H382]" office:value-type="float" office:value="1600" calcext:value-type="float">
            <text:p>1600</text:p>
          </table:table-cell>
          <table:table-cell table:style-name="ce34" table:formula="of:=[.$D382]*[.I382]" office:value-type="float" office:value="1600" calcext:value-type="float">
            <text:p>1600</text:p>
          </table:table-cell>
          <table:table-cell table:style-name="ce38" table:formula="of:=[.$D382]*[.J382]" office:value-type="float" office:value="1600" calcext:value-type="float">
            <text:p>1600</text:p>
          </table:table-cell>
          <table:table-cell table:style-name="ce42" table:formula="of:=[.$D382]*[.K382]" office:value-type="float" office:value="800" calcext:value-type="float">
            <text:p>800</text:p>
          </table:table-cell>
          <table:table-cell table:style-name="ce45" table:formula="of:=[.L382]/[.$B382]" office:value-type="float" office:value="3200" calcext:value-type="float">
            <text:p>3200.0</text:p>
          </table:table-cell>
          <table:table-cell table:style-name="ce48" table:formula="of:=[.M382]/[.$B382]" office:value-type="float" office:value="3200" calcext:value-type="float">
            <text:p>3200.0</text:p>
          </table:table-cell>
          <table:table-cell table:style-name="ce50" table:formula="of:=[.N382]/[.$B382]" office:value-type="float" office:value="3200" calcext:value-type="float">
            <text:p>3200.0</text:p>
          </table:table-cell>
          <table:table-cell table:style-name="ce52" table:formula="of:=[.O382]/[.$B382]" office:value-type="float" office:value="1600" calcext:value-type="float">
            <text:p>1600.0</text:p>
          </table:table-cell>
          <table:table-cell table:style-name="ce55" table:formula="of:=([.L382]+[.M382]+[.N382]+[.O382])/[.$B382]" office:value-type="float" office:value="11200" calcext:value-type="float">
            <text:p>11200.0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2" table:formula="of:=0.05+[.A383]*0.05" office:value-type="percentage" office:value="0.55" calcext:value-type="percentage">
            <text:p>55.0%</text:p>
          </table:table-cell>
          <table:table-cell table:style-name="ce20" table:formula="of:=SUM([.$B$374:.B383])" office:value-type="percentage" office:value="3.25" calcext:value-type="percentage">
            <text:p>325.0%</text:p>
          </table:table-cell>
          <table:table-cell table:style-name="ce5" table:formula="of:=COM.MICROSOFT.FLOOR.MATH(100*2^([.A383]/3))" office:value-type="float" office:value="1007" calcext:value-type="float">
            <text:p>1007</text:p>
          </table:table-cell>
          <table:table-cell table:style-name="ce5" table:formula="of:=SUM([.$D$374:.D383])" office:value-type="float" office:value="4044" calcext:value-type="float">
            <text:p>4044</text:p>
          </table:table-cell>
          <table:table-cell table:style-name="ce5" table:formula="of:=MAX(30;[.A383]*5)" office:value-type="float" office:value="50" calcext:value-type="float">
            <text:p>50</text:p>
          </table:table-cell>
          <table:table-cell table:style-name="ce5" table:formula="of:=[.D383]*[.F383]" office:value-type="float" office:value="50350" calcext:value-type="float">
            <text:p>5035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83]*[.H383]" office:value-type="float" office:value="2014" calcext:value-type="float">
            <text:p>2014</text:p>
          </table:table-cell>
          <table:table-cell table:style-name="ce34" table:formula="of:=[.$D383]*[.I383]" office:value-type="float" office:value="2014" calcext:value-type="float">
            <text:p>2014</text:p>
          </table:table-cell>
          <table:table-cell table:style-name="ce38" table:formula="of:=[.$D383]*[.J383]" office:value-type="float" office:value="2014" calcext:value-type="float">
            <text:p>2014</text:p>
          </table:table-cell>
          <table:table-cell table:style-name="ce42" table:formula="of:=[.$D383]*[.K383]" office:value-type="float" office:value="1007" calcext:value-type="float">
            <text:p>1007</text:p>
          </table:table-cell>
          <table:table-cell table:style-name="ce45" table:formula="of:=[.L383]/[.$B383]" office:value-type="float" office:value="3661.81818181818" calcext:value-type="float">
            <text:p>3661.8</text:p>
          </table:table-cell>
          <table:table-cell table:style-name="ce48" table:formula="of:=[.M383]/[.$B383]" office:value-type="float" office:value="3661.81818181818" calcext:value-type="float">
            <text:p>3661.8</text:p>
          </table:table-cell>
          <table:table-cell table:style-name="ce50" table:formula="of:=[.N383]/[.$B383]" office:value-type="float" office:value="3661.81818181818" calcext:value-type="float">
            <text:p>3661.8</text:p>
          </table:table-cell>
          <table:table-cell table:style-name="ce52" table:formula="of:=[.O383]/[.$B383]" office:value-type="float" office:value="1830.90909090909" calcext:value-type="float">
            <text:p>1830.9</text:p>
          </table:table-cell>
          <table:table-cell table:style-name="ce55" table:formula="of:=([.L383]+[.M383]+[.N383]+[.O383])/[.$B383]" office:value-type="float" office:value="12816.3636363636" calcext:value-type="float">
            <text:p>12816.4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2" table:formula="of:=0.05+[.A384]*0.05" office:value-type="percentage" office:value="0.6" calcext:value-type="percentage">
            <text:p>60.0%</text:p>
          </table:table-cell>
          <table:table-cell table:style-name="ce20" table:formula="of:=SUM([.$B$374:.B384])" office:value-type="percentage" office:value="3.85" calcext:value-type="percentage">
            <text:p>385.0%</text:p>
          </table:table-cell>
          <table:table-cell table:style-name="ce5" table:formula="of:=COM.MICROSOFT.FLOOR.MATH(100*2^([.A384]/3))" office:value-type="float" office:value="1269" calcext:value-type="float">
            <text:p>1269</text:p>
          </table:table-cell>
          <table:table-cell table:style-name="ce5" table:formula="of:=SUM([.$D$374:.D384])" office:value-type="float" office:value="5313" calcext:value-type="float">
            <text:p>5313</text:p>
          </table:table-cell>
          <table:table-cell table:style-name="ce5" table:formula="of:=MAX(30;[.A384]*5)" office:value-type="float" office:value="55" calcext:value-type="float">
            <text:p>55</text:p>
          </table:table-cell>
          <table:table-cell table:style-name="ce5" table:formula="of:=[.D384]*[.F384]" office:value-type="float" office:value="69795" calcext:value-type="float">
            <text:p>6979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84]*[.H384]" office:value-type="float" office:value="2538" calcext:value-type="float">
            <text:p>2538</text:p>
          </table:table-cell>
          <table:table-cell table:style-name="ce34" table:formula="of:=[.$D384]*[.I384]" office:value-type="float" office:value="2538" calcext:value-type="float">
            <text:p>2538</text:p>
          </table:table-cell>
          <table:table-cell table:style-name="ce38" table:formula="of:=[.$D384]*[.J384]" office:value-type="float" office:value="2538" calcext:value-type="float">
            <text:p>2538</text:p>
          </table:table-cell>
          <table:table-cell table:style-name="ce42" table:formula="of:=[.$D384]*[.K384]" office:value-type="float" office:value="1269" calcext:value-type="float">
            <text:p>1269</text:p>
          </table:table-cell>
          <table:table-cell table:style-name="ce45" table:formula="of:=[.L384]/[.$B384]" office:value-type="float" office:value="4230" calcext:value-type="float">
            <text:p>4230.0</text:p>
          </table:table-cell>
          <table:table-cell table:style-name="ce48" table:formula="of:=[.M384]/[.$B384]" office:value-type="float" office:value="4230" calcext:value-type="float">
            <text:p>4230.0</text:p>
          </table:table-cell>
          <table:table-cell table:style-name="ce50" table:formula="of:=[.N384]/[.$B384]" office:value-type="float" office:value="4230" calcext:value-type="float">
            <text:p>4230.0</text:p>
          </table:table-cell>
          <table:table-cell table:style-name="ce52" table:formula="of:=[.O384]/[.$B384]" office:value-type="float" office:value="2115" calcext:value-type="float">
            <text:p>2115.0</text:p>
          </table:table-cell>
          <table:table-cell table:style-name="ce55" table:formula="of:=([.L384]+[.M384]+[.N384]+[.O384])/[.$B384]" office:value-type="float" office:value="14805" calcext:value-type="float">
            <text:p>14805.0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2" table:formula="of:=0.05+[.A385]*0.05" office:value-type="percentage" office:value="0.65" calcext:value-type="percentage">
            <text:p>65.0%</text:p>
          </table:table-cell>
          <table:table-cell table:style-name="ce20" table:formula="of:=SUM([.$B$374:.B385])" office:value-type="percentage" office:value="4.5" calcext:value-type="percentage">
            <text:p>450.0%</text:p>
          </table:table-cell>
          <table:table-cell table:style-name="ce5" table:formula="of:=COM.MICROSOFT.FLOOR.MATH(100*2^([.A385]/3))" office:value-type="float" office:value="1600" calcext:value-type="float">
            <text:p>1600</text:p>
          </table:table-cell>
          <table:table-cell table:style-name="ce5" table:formula="of:=SUM([.$D$374:.D385])" office:value-type="float" office:value="6913" calcext:value-type="float">
            <text:p>6913</text:p>
          </table:table-cell>
          <table:table-cell table:style-name="ce5" table:formula="of:=MAX(30;[.A385]*5)" office:value-type="float" office:value="60" calcext:value-type="float">
            <text:p>60</text:p>
          </table:table-cell>
          <table:table-cell table:style-name="ce5" table:formula="of:=[.D385]*[.F385]" office:value-type="float" office:value="96000" calcext:value-type="float">
            <text:p>96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85]*[.H385]" office:value-type="float" office:value="3200" calcext:value-type="float">
            <text:p>3200</text:p>
          </table:table-cell>
          <table:table-cell table:style-name="ce34" table:formula="of:=[.$D385]*[.I385]" office:value-type="float" office:value="3200" calcext:value-type="float">
            <text:p>3200</text:p>
          </table:table-cell>
          <table:table-cell table:style-name="ce38" table:formula="of:=[.$D385]*[.J385]" office:value-type="float" office:value="3200" calcext:value-type="float">
            <text:p>3200</text:p>
          </table:table-cell>
          <table:table-cell table:style-name="ce42" table:formula="of:=[.$D385]*[.K385]" office:value-type="float" office:value="1600" calcext:value-type="float">
            <text:p>1600</text:p>
          </table:table-cell>
          <table:table-cell table:style-name="ce45" table:formula="of:=[.L385]/[.$B385]" office:value-type="float" office:value="4923.07692307692" calcext:value-type="float">
            <text:p>4923.1</text:p>
          </table:table-cell>
          <table:table-cell table:style-name="ce48" table:formula="of:=[.M385]/[.$B385]" office:value-type="float" office:value="4923.07692307692" calcext:value-type="float">
            <text:p>4923.1</text:p>
          </table:table-cell>
          <table:table-cell table:style-name="ce50" table:formula="of:=[.N385]/[.$B385]" office:value-type="float" office:value="4923.07692307692" calcext:value-type="float">
            <text:p>4923.1</text:p>
          </table:table-cell>
          <table:table-cell table:style-name="ce52" table:formula="of:=[.O385]/[.$B385]" office:value-type="float" office:value="2461.53846153846" calcext:value-type="float">
            <text:p>2461.5</text:p>
          </table:table-cell>
          <table:table-cell table:style-name="ce55" table:formula="of:=([.L385]+[.M385]+[.N385]+[.O385])/[.$B385]" office:value-type="float" office:value="17230.7692307692" calcext:value-type="float">
            <text:p>17230.8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2" table:formula="of:=0.05+[.A386]*0.05" office:value-type="percentage" office:value="0.7" calcext:value-type="percentage">
            <text:p>70.0%</text:p>
          </table:table-cell>
          <table:table-cell table:style-name="ce20" table:formula="of:=SUM([.$B$374:.B386])" office:value-type="percentage" office:value="5.2" calcext:value-type="percentage">
            <text:p>520.0%</text:p>
          </table:table-cell>
          <table:table-cell table:style-name="ce5" table:formula="of:=COM.MICROSOFT.FLOOR.MATH(100*2^([.A386]/3))" office:value-type="float" office:value="2015" calcext:value-type="float">
            <text:p>2015</text:p>
          </table:table-cell>
          <table:table-cell table:style-name="ce5" table:formula="of:=SUM([.$D$374:.D386])" office:value-type="float" office:value="8928" calcext:value-type="float">
            <text:p>8928</text:p>
          </table:table-cell>
          <table:table-cell table:style-name="ce5" table:formula="of:=MAX(30;[.A386]*5)" office:value-type="float" office:value="65" calcext:value-type="float">
            <text:p>65</text:p>
          </table:table-cell>
          <table:table-cell table:style-name="ce5" table:formula="of:=[.D386]*[.F386]" office:value-type="float" office:value="130975" calcext:value-type="float">
            <text:p>13097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86]*[.H386]" office:value-type="float" office:value="4030" calcext:value-type="float">
            <text:p>4030</text:p>
          </table:table-cell>
          <table:table-cell table:style-name="ce34" table:formula="of:=[.$D386]*[.I386]" office:value-type="float" office:value="4030" calcext:value-type="float">
            <text:p>4030</text:p>
          </table:table-cell>
          <table:table-cell table:style-name="ce38" table:formula="of:=[.$D386]*[.J386]" office:value-type="float" office:value="4030" calcext:value-type="float">
            <text:p>4030</text:p>
          </table:table-cell>
          <table:table-cell table:style-name="ce42" table:formula="of:=[.$D386]*[.K386]" office:value-type="float" office:value="2015" calcext:value-type="float">
            <text:p>2015</text:p>
          </table:table-cell>
          <table:table-cell table:style-name="ce45" table:formula="of:=[.L386]/[.$B386]" office:value-type="float" office:value="5757.14285714286" calcext:value-type="float">
            <text:p>5757.1</text:p>
          </table:table-cell>
          <table:table-cell table:style-name="ce48" table:formula="of:=[.M386]/[.$B386]" office:value-type="float" office:value="5757.14285714286" calcext:value-type="float">
            <text:p>5757.1</text:p>
          </table:table-cell>
          <table:table-cell table:style-name="ce50" table:formula="of:=[.N386]/[.$B386]" office:value-type="float" office:value="5757.14285714286" calcext:value-type="float">
            <text:p>5757.1</text:p>
          </table:table-cell>
          <table:table-cell table:style-name="ce52" table:formula="of:=[.O386]/[.$B386]" office:value-type="float" office:value="2878.57142857143" calcext:value-type="float">
            <text:p>2878.6</text:p>
          </table:table-cell>
          <table:table-cell table:style-name="ce55" table:formula="of:=([.L386]+[.M386]+[.N386]+[.O386])/[.$B386]" office:value-type="float" office:value="20150" calcext:value-type="float">
            <text:p>20150.0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2" table:formula="of:=0.05+[.A387]*0.05" office:value-type="percentage" office:value="0.75" calcext:value-type="percentage">
            <text:p>75.0%</text:p>
          </table:table-cell>
          <table:table-cell table:style-name="ce20" table:formula="of:=SUM([.$B$374:.B387])" office:value-type="percentage" office:value="5.95" calcext:value-type="percentage">
            <text:p>595.0%</text:p>
          </table:table-cell>
          <table:table-cell table:style-name="ce5" table:formula="of:=COM.MICROSOFT.FLOOR.MATH(100*2^([.A387]/3))" office:value-type="float" office:value="2539" calcext:value-type="float">
            <text:p>2539</text:p>
          </table:table-cell>
          <table:table-cell table:style-name="ce5" table:formula="of:=SUM([.$D$374:.D387])" office:value-type="float" office:value="11467" calcext:value-type="float">
            <text:p>11467</text:p>
          </table:table-cell>
          <table:table-cell table:style-name="ce5" table:formula="of:=MAX(30;[.A387]*5)" office:value-type="float" office:value="70" calcext:value-type="float">
            <text:p>70</text:p>
          </table:table-cell>
          <table:table-cell table:style-name="ce5" table:formula="of:=[.D387]*[.F387]" office:value-type="float" office:value="177730" calcext:value-type="float">
            <text:p>17773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87]*[.H387]" office:value-type="float" office:value="5078" calcext:value-type="float">
            <text:p>5078</text:p>
          </table:table-cell>
          <table:table-cell table:style-name="ce34" table:formula="of:=[.$D387]*[.I387]" office:value-type="float" office:value="5078" calcext:value-type="float">
            <text:p>5078</text:p>
          </table:table-cell>
          <table:table-cell table:style-name="ce38" table:formula="of:=[.$D387]*[.J387]" office:value-type="float" office:value="5078" calcext:value-type="float">
            <text:p>5078</text:p>
          </table:table-cell>
          <table:table-cell table:style-name="ce42" table:formula="of:=[.$D387]*[.K387]" office:value-type="float" office:value="2539" calcext:value-type="float">
            <text:p>2539</text:p>
          </table:table-cell>
          <table:table-cell table:style-name="ce45" table:formula="of:=[.L387]/[.$B387]" office:value-type="float" office:value="6770.66666666667" calcext:value-type="float">
            <text:p>6770.7</text:p>
          </table:table-cell>
          <table:table-cell table:style-name="ce48" table:formula="of:=[.M387]/[.$B387]" office:value-type="float" office:value="6770.66666666667" calcext:value-type="float">
            <text:p>6770.7</text:p>
          </table:table-cell>
          <table:table-cell table:style-name="ce50" table:formula="of:=[.N387]/[.$B387]" office:value-type="float" office:value="6770.66666666667" calcext:value-type="float">
            <text:p>6770.7</text:p>
          </table:table-cell>
          <table:table-cell table:style-name="ce52" table:formula="of:=[.O387]/[.$B387]" office:value-type="float" office:value="3385.33333333333" calcext:value-type="float">
            <text:p>3385.3</text:p>
          </table:table-cell>
          <table:table-cell table:style-name="ce55" table:formula="of:=([.L387]+[.M387]+[.N387]+[.O387])/[.$B387]" office:value-type="float" office:value="23697.3333333333" calcext:value-type="float">
            <text:p>23697.3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2" table:formula="of:=0.05+[.A388]*0.05" office:value-type="percentage" office:value="0.8" calcext:value-type="percentage">
            <text:p>80.0%</text:p>
          </table:table-cell>
          <table:table-cell table:style-name="ce20" table:formula="of:=SUM([.$B$374:.B388])" office:value-type="percentage" office:value="6.75" calcext:value-type="percentage">
            <text:p>675.0%</text:p>
          </table:table-cell>
          <table:table-cell table:style-name="ce5" table:formula="of:=COM.MICROSOFT.FLOOR.MATH(100*2^([.A388]/3))" office:value-type="float" office:value="3200" calcext:value-type="float">
            <text:p>3200</text:p>
          </table:table-cell>
          <table:table-cell table:style-name="ce5" table:formula="of:=SUM([.$D$374:.D388])" office:value-type="float" office:value="14667" calcext:value-type="float">
            <text:p>14667</text:p>
          </table:table-cell>
          <table:table-cell table:style-name="ce5" table:formula="of:=MAX(30;[.A388]*5)" office:value-type="float" office:value="75" calcext:value-type="float">
            <text:p>75</text:p>
          </table:table-cell>
          <table:table-cell table:style-name="ce5" table:formula="of:=[.D388]*[.F388]" office:value-type="float" office:value="240000" calcext:value-type="float">
            <text:p>240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88]*[.H388]" office:value-type="float" office:value="6400" calcext:value-type="float">
            <text:p>6400</text:p>
          </table:table-cell>
          <table:table-cell table:style-name="ce34" table:formula="of:=[.$D388]*[.I388]" office:value-type="float" office:value="6400" calcext:value-type="float">
            <text:p>6400</text:p>
          </table:table-cell>
          <table:table-cell table:style-name="ce38" table:formula="of:=[.$D388]*[.J388]" office:value-type="float" office:value="6400" calcext:value-type="float">
            <text:p>6400</text:p>
          </table:table-cell>
          <table:table-cell table:style-name="ce42" table:formula="of:=[.$D388]*[.K388]" office:value-type="float" office:value="3200" calcext:value-type="float">
            <text:p>3200</text:p>
          </table:table-cell>
          <table:table-cell table:style-name="ce45" table:formula="of:=[.L388]/[.$B388]" office:value-type="float" office:value="8000" calcext:value-type="float">
            <text:p>8000.0</text:p>
          </table:table-cell>
          <table:table-cell table:style-name="ce48" table:formula="of:=[.M388]/[.$B388]" office:value-type="float" office:value="8000" calcext:value-type="float">
            <text:p>8000.0</text:p>
          </table:table-cell>
          <table:table-cell table:style-name="ce50" table:formula="of:=[.N388]/[.$B388]" office:value-type="float" office:value="8000" calcext:value-type="float">
            <text:p>8000.0</text:p>
          </table:table-cell>
          <table:table-cell table:style-name="ce52" table:formula="of:=[.O388]/[.$B388]" office:value-type="float" office:value="4000" calcext:value-type="float">
            <text:p>4000.0</text:p>
          </table:table-cell>
          <table:table-cell table:style-name="ce55" table:formula="of:=([.L388]+[.M388]+[.N388]+[.O388])/[.$B388]" office:value-type="float" office:value="28000" calcext:value-type="float">
            <text:p>28000.0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2" table:formula="of:=0.05+[.A389]*0.05" office:value-type="percentage" office:value="0.85" calcext:value-type="percentage">
            <text:p>85.0%</text:p>
          </table:table-cell>
          <table:table-cell table:style-name="ce20" table:formula="of:=SUM([.$B$374:.B389])" office:value-type="percentage" office:value="7.6" calcext:value-type="percentage">
            <text:p>760.0%</text:p>
          </table:table-cell>
          <table:table-cell table:style-name="ce5" table:formula="of:=COM.MICROSOFT.FLOOR.MATH(100*2^([.A389]/3))" office:value-type="float" office:value="4031" calcext:value-type="float">
            <text:p>4031</text:p>
          </table:table-cell>
          <table:table-cell table:style-name="ce5" table:formula="of:=SUM([.$D$374:.D389])" office:value-type="float" office:value="18698" calcext:value-type="float">
            <text:p>18698</text:p>
          </table:table-cell>
          <table:table-cell table:style-name="ce5" table:formula="of:=MAX(30;[.A389]*5)" office:value-type="float" office:value="80" calcext:value-type="float">
            <text:p>80</text:p>
          </table:table-cell>
          <table:table-cell table:style-name="ce5" table:formula="of:=[.D389]*[.F389]" office:value-type="float" office:value="322480" calcext:value-type="float">
            <text:p>32248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89]*[.H389]" office:value-type="float" office:value="8062" calcext:value-type="float">
            <text:p>8062</text:p>
          </table:table-cell>
          <table:table-cell table:style-name="ce34" table:formula="of:=[.$D389]*[.I389]" office:value-type="float" office:value="8062" calcext:value-type="float">
            <text:p>8062</text:p>
          </table:table-cell>
          <table:table-cell table:style-name="ce38" table:formula="of:=[.$D389]*[.J389]" office:value-type="float" office:value="8062" calcext:value-type="float">
            <text:p>8062</text:p>
          </table:table-cell>
          <table:table-cell table:style-name="ce42" table:formula="of:=[.$D389]*[.K389]" office:value-type="float" office:value="4031" calcext:value-type="float">
            <text:p>4031</text:p>
          </table:table-cell>
          <table:table-cell table:style-name="ce45" table:formula="of:=[.L389]/[.$B389]" office:value-type="float" office:value="9484.70588235294" calcext:value-type="float">
            <text:p>9484.7</text:p>
          </table:table-cell>
          <table:table-cell table:style-name="ce48" table:formula="of:=[.M389]/[.$B389]" office:value-type="float" office:value="9484.70588235294" calcext:value-type="float">
            <text:p>9484.7</text:p>
          </table:table-cell>
          <table:table-cell table:style-name="ce50" table:formula="of:=[.N389]/[.$B389]" office:value-type="float" office:value="9484.70588235294" calcext:value-type="float">
            <text:p>9484.7</text:p>
          </table:table-cell>
          <table:table-cell table:style-name="ce52" table:formula="of:=[.O389]/[.$B389]" office:value-type="float" office:value="4742.35294117647" calcext:value-type="float">
            <text:p>4742.4</text:p>
          </table:table-cell>
          <table:table-cell table:style-name="ce55" table:formula="of:=([.L389]+[.M389]+[.N389]+[.O389])/[.$B389]" office:value-type="float" office:value="33196.4705882353" calcext:value-type="float">
            <text:p>33196.5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2" table:formula="of:=0.05+[.A390]*0.05" office:value-type="percentage" office:value="0.9" calcext:value-type="percentage">
            <text:p>90.0%</text:p>
          </table:table-cell>
          <table:table-cell table:style-name="ce20" table:formula="of:=SUM([.$B$374:.B390])" office:value-type="percentage" office:value="8.5" calcext:value-type="percentage">
            <text:p>850.0%</text:p>
          </table:table-cell>
          <table:table-cell table:style-name="ce5" table:formula="of:=COM.MICROSOFT.FLOOR.MATH(100*2^([.A390]/3))" office:value-type="float" office:value="5079" calcext:value-type="float">
            <text:p>5079</text:p>
          </table:table-cell>
          <table:table-cell table:style-name="ce5" table:formula="of:=SUM([.$D$374:.D390])" office:value-type="float" office:value="23777" calcext:value-type="float">
            <text:p>23777</text:p>
          </table:table-cell>
          <table:table-cell table:style-name="ce5" table:formula="of:=MAX(30;[.A390]*5)" office:value-type="float" office:value="85" calcext:value-type="float">
            <text:p>85</text:p>
          </table:table-cell>
          <table:table-cell table:style-name="ce5" table:formula="of:=[.D390]*[.F390]" office:value-type="float" office:value="431715" calcext:value-type="float">
            <text:p>43171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90]*[.H390]" office:value-type="float" office:value="10158" calcext:value-type="float">
            <text:p>10158</text:p>
          </table:table-cell>
          <table:table-cell table:style-name="ce34" table:formula="of:=[.$D390]*[.I390]" office:value-type="float" office:value="10158" calcext:value-type="float">
            <text:p>10158</text:p>
          </table:table-cell>
          <table:table-cell table:style-name="ce38" table:formula="of:=[.$D390]*[.J390]" office:value-type="float" office:value="10158" calcext:value-type="float">
            <text:p>10158</text:p>
          </table:table-cell>
          <table:table-cell table:style-name="ce42" table:formula="of:=[.$D390]*[.K390]" office:value-type="float" office:value="5079" calcext:value-type="float">
            <text:p>5079</text:p>
          </table:table-cell>
          <table:table-cell table:style-name="ce45" table:formula="of:=[.L390]/[.$B390]" office:value-type="float" office:value="11286.6666666667" calcext:value-type="float">
            <text:p>11286.7</text:p>
          </table:table-cell>
          <table:table-cell table:style-name="ce48" table:formula="of:=[.M390]/[.$B390]" office:value-type="float" office:value="11286.6666666667" calcext:value-type="float">
            <text:p>11286.7</text:p>
          </table:table-cell>
          <table:table-cell table:style-name="ce50" table:formula="of:=[.N390]/[.$B390]" office:value-type="float" office:value="11286.6666666667" calcext:value-type="float">
            <text:p>11286.7</text:p>
          </table:table-cell>
          <table:table-cell table:style-name="ce52" table:formula="of:=[.O390]/[.$B390]" office:value-type="float" office:value="5643.33333333333" calcext:value-type="float">
            <text:p>5643.3</text:p>
          </table:table-cell>
          <table:table-cell table:style-name="ce55" table:formula="of:=([.L390]+[.M390]+[.N390]+[.O390])/[.$B390]" office:value-type="float" office:value="39503.3333333333" calcext:value-type="float">
            <text:p>39503.3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2" table:formula="of:=0.05+[.A391]*0.05" office:value-type="percentage" office:value="0.95" calcext:value-type="percentage">
            <text:p>95.0%</text:p>
          </table:table-cell>
          <table:table-cell table:style-name="ce20" table:formula="of:=SUM([.$B$374:.B391])" office:value-type="percentage" office:value="9.45" calcext:value-type="percentage">
            <text:p>945.0%</text:p>
          </table:table-cell>
          <table:table-cell table:style-name="ce5" table:formula="of:=COM.MICROSOFT.FLOOR.MATH(100*2^([.A391]/3))" office:value-type="float" office:value="6400" calcext:value-type="float">
            <text:p>6400</text:p>
          </table:table-cell>
          <table:table-cell table:style-name="ce5" table:formula="of:=SUM([.$D$374:.D391])" office:value-type="float" office:value="30177" calcext:value-type="float">
            <text:p>30177</text:p>
          </table:table-cell>
          <table:table-cell table:style-name="ce5" table:formula="of:=MAX(30;[.A391]*5)" office:value-type="float" office:value="90" calcext:value-type="float">
            <text:p>90</text:p>
          </table:table-cell>
          <table:table-cell table:style-name="ce5" table:formula="of:=[.D391]*[.F391]" office:value-type="float" office:value="576000" calcext:value-type="float">
            <text:p>576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91]*[.H391]" office:value-type="float" office:value="12800" calcext:value-type="float">
            <text:p>12800</text:p>
          </table:table-cell>
          <table:table-cell table:style-name="ce34" table:formula="of:=[.$D391]*[.I391]" office:value-type="float" office:value="12800" calcext:value-type="float">
            <text:p>12800</text:p>
          </table:table-cell>
          <table:table-cell table:style-name="ce38" table:formula="of:=[.$D391]*[.J391]" office:value-type="float" office:value="12800" calcext:value-type="float">
            <text:p>12800</text:p>
          </table:table-cell>
          <table:table-cell table:style-name="ce42" table:formula="of:=[.$D391]*[.K391]" office:value-type="float" office:value="6400" calcext:value-type="float">
            <text:p>6400</text:p>
          </table:table-cell>
          <table:table-cell table:style-name="ce45" table:formula="of:=[.L391]/[.$B391]" office:value-type="float" office:value="13473.6842105263" calcext:value-type="float">
            <text:p>13473.7</text:p>
          </table:table-cell>
          <table:table-cell table:style-name="ce48" table:formula="of:=[.M391]/[.$B391]" office:value-type="float" office:value="13473.6842105263" calcext:value-type="float">
            <text:p>13473.7</text:p>
          </table:table-cell>
          <table:table-cell table:style-name="ce50" table:formula="of:=[.N391]/[.$B391]" office:value-type="float" office:value="13473.6842105263" calcext:value-type="float">
            <text:p>13473.7</text:p>
          </table:table-cell>
          <table:table-cell table:style-name="ce52" table:formula="of:=[.O391]/[.$B391]" office:value-type="float" office:value="6736.84210526316" calcext:value-type="float">
            <text:p>6736.8</text:p>
          </table:table-cell>
          <table:table-cell table:style-name="ce55" table:formula="of:=([.L391]+[.M391]+[.N391]+[.O391])/[.$B391]" office:value-type="float" office:value="47157.8947368421" calcext:value-type="float">
            <text:p>47157.9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2" table:formula="of:=0.05+[.A392]*0.05" office:value-type="percentage" office:value="1" calcext:value-type="percentage">
            <text:p>100.0%</text:p>
          </table:table-cell>
          <table:table-cell table:style-name="ce20" table:formula="of:=SUM([.$B$374:.B392])" office:value-type="percentage" office:value="10.45" calcext:value-type="percentage">
            <text:p>1045.0%</text:p>
          </table:table-cell>
          <table:table-cell table:style-name="ce5" table:formula="of:=COM.MICROSOFT.FLOOR.MATH(100*2^([.A392]/3))" office:value-type="float" office:value="8063" calcext:value-type="float">
            <text:p>8063</text:p>
          </table:table-cell>
          <table:table-cell table:style-name="ce5" table:formula="of:=SUM([.$D$374:.D392])" office:value-type="float" office:value="38240" calcext:value-type="float">
            <text:p>38240</text:p>
          </table:table-cell>
          <table:table-cell table:style-name="ce5" table:formula="of:=MAX(30;[.A392]*5)" office:value-type="float" office:value="95" calcext:value-type="float">
            <text:p>95</text:p>
          </table:table-cell>
          <table:table-cell table:style-name="ce5" table:formula="of:=[.D392]*[.F392]" office:value-type="float" office:value="765985" calcext:value-type="float">
            <text:p>76598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92]*[.H392]" office:value-type="float" office:value="16126" calcext:value-type="float">
            <text:p>16126</text:p>
          </table:table-cell>
          <table:table-cell table:style-name="ce34" table:formula="of:=[.$D392]*[.I392]" office:value-type="float" office:value="16126" calcext:value-type="float">
            <text:p>16126</text:p>
          </table:table-cell>
          <table:table-cell table:style-name="ce38" table:formula="of:=[.$D392]*[.J392]" office:value-type="float" office:value="16126" calcext:value-type="float">
            <text:p>16126</text:p>
          </table:table-cell>
          <table:table-cell table:style-name="ce42" table:formula="of:=[.$D392]*[.K392]" office:value-type="float" office:value="8063" calcext:value-type="float">
            <text:p>8063</text:p>
          </table:table-cell>
          <table:table-cell table:style-name="ce45" table:formula="of:=[.L392]/[.$B392]" office:value-type="float" office:value="16126" calcext:value-type="float">
            <text:p>16126.0</text:p>
          </table:table-cell>
          <table:table-cell table:style-name="ce48" table:formula="of:=[.M392]/[.$B392]" office:value-type="float" office:value="16126" calcext:value-type="float">
            <text:p>16126.0</text:p>
          </table:table-cell>
          <table:table-cell table:style-name="ce50" table:formula="of:=[.N392]/[.$B392]" office:value-type="float" office:value="16126" calcext:value-type="float">
            <text:p>16126.0</text:p>
          </table:table-cell>
          <table:table-cell table:style-name="ce52" table:formula="of:=[.O392]/[.$B392]" office:value-type="float" office:value="8063" calcext:value-type="float">
            <text:p>8063.0</text:p>
          </table:table-cell>
          <table:table-cell table:style-name="ce55" table:formula="of:=([.L392]+[.M392]+[.N392]+[.O392])/[.$B392]" office:value-type="float" office:value="56441" calcext:value-type="float">
            <text:p>56441.0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2" table:formula="of:=0.05+[.A393]*0.05" office:value-type="percentage" office:value="1.05" calcext:value-type="percentage">
            <text:p>105.0%</text:p>
          </table:table-cell>
          <table:table-cell table:style-name="ce20" table:formula="of:=SUM([.$B$374:.B393])" office:value-type="percentage" office:value="11.5" calcext:value-type="percentage">
            <text:p>1150.0%</text:p>
          </table:table-cell>
          <table:table-cell table:style-name="ce5" table:formula="of:=COM.MICROSOFT.FLOOR.MATH(100*2^([.A393]/3))" office:value-type="float" office:value="10159" calcext:value-type="float">
            <text:p>10159</text:p>
          </table:table-cell>
          <table:table-cell table:style-name="ce5" table:formula="of:=SUM([.$D$374:.D393])" office:value-type="float" office:value="48399" calcext:value-type="float">
            <text:p>48399</text:p>
          </table:table-cell>
          <table:table-cell table:style-name="ce5" table:formula="of:=MAX(30;[.A393]*5)" office:value-type="float" office:value="100" calcext:value-type="float">
            <text:p>100</text:p>
          </table:table-cell>
          <table:table-cell table:style-name="ce5" table:formula="of:=[.D393]*[.F393]" office:value-type="float" office:value="1015900" calcext:value-type="float">
            <text:p>10159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93]*[.H393]" office:value-type="float" office:value="20318" calcext:value-type="float">
            <text:p>20318</text:p>
          </table:table-cell>
          <table:table-cell table:style-name="ce34" table:formula="of:=[.$D393]*[.I393]" office:value-type="float" office:value="20318" calcext:value-type="float">
            <text:p>20318</text:p>
          </table:table-cell>
          <table:table-cell table:style-name="ce38" table:formula="of:=[.$D393]*[.J393]" office:value-type="float" office:value="20318" calcext:value-type="float">
            <text:p>20318</text:p>
          </table:table-cell>
          <table:table-cell table:style-name="ce42" table:formula="of:=[.$D393]*[.K393]" office:value-type="float" office:value="10159" calcext:value-type="float">
            <text:p>10159</text:p>
          </table:table-cell>
          <table:table-cell table:style-name="ce45" table:formula="of:=[.L393]/[.$B393]" office:value-type="float" office:value="19350.4761904762" calcext:value-type="float">
            <text:p>19350.5</text:p>
          </table:table-cell>
          <table:table-cell table:style-name="ce48" table:formula="of:=[.M393]/[.$B393]" office:value-type="float" office:value="19350.4761904762" calcext:value-type="float">
            <text:p>19350.5</text:p>
          </table:table-cell>
          <table:table-cell table:style-name="ce50" table:formula="of:=[.N393]/[.$B393]" office:value-type="float" office:value="19350.4761904762" calcext:value-type="float">
            <text:p>19350.5</text:p>
          </table:table-cell>
          <table:table-cell table:style-name="ce52" table:formula="of:=[.O393]/[.$B393]" office:value-type="float" office:value="9675.2380952381" calcext:value-type="float">
            <text:p>9675.2</text:p>
          </table:table-cell>
          <table:table-cell table:style-name="ce55" table:formula="of:=([.L393]+[.M393]+[.N393]+[.O393])/[.$B393]" office:value-type="float" office:value="67726.6666666667" calcext:value-type="float">
            <text:p>67726.7</text:p>
          </table:table-cell>
          <table:table-cell table:style-name="Default" table:number-columns-repeated="1004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2" table:formula="of:=0.05+[.A394]*0.05" office:value-type="percentage" office:value="1.1" calcext:value-type="percentage">
            <text:p>110.0%</text:p>
          </table:table-cell>
          <table:table-cell table:style-name="ce20" table:formula="of:=SUM([.$B$374:.B394])" office:value-type="percentage" office:value="12.6" calcext:value-type="percentage">
            <text:p>1260.0%</text:p>
          </table:table-cell>
          <table:table-cell table:style-name="ce5" table:formula="of:=COM.MICROSOFT.FLOOR.MATH(100*2^([.A394]/3))" office:value-type="float" office:value="12800" calcext:value-type="float">
            <text:p>12800</text:p>
          </table:table-cell>
          <table:table-cell table:style-name="ce5" table:formula="of:=SUM([.$D$374:.D394])" office:value-type="float" office:value="61199" calcext:value-type="float">
            <text:p>61199</text:p>
          </table:table-cell>
          <table:table-cell table:style-name="ce5" table:formula="of:=MAX(30;[.A394]*5)" office:value-type="float" office:value="105" calcext:value-type="float">
            <text:p>105</text:p>
          </table:table-cell>
          <table:table-cell table:style-name="ce5" table:formula="of:=[.D394]*[.F394]" office:value-type="float" office:value="1344000" calcext:value-type="float">
            <text:p>1344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94]*[.H394]" office:value-type="float" office:value="25600" calcext:value-type="float">
            <text:p>25600</text:p>
          </table:table-cell>
          <table:table-cell table:style-name="ce34" table:formula="of:=[.$D394]*[.I394]" office:value-type="float" office:value="25600" calcext:value-type="float">
            <text:p>25600</text:p>
          </table:table-cell>
          <table:table-cell table:style-name="ce38" table:formula="of:=[.$D394]*[.J394]" office:value-type="float" office:value="25600" calcext:value-type="float">
            <text:p>25600</text:p>
          </table:table-cell>
          <table:table-cell table:style-name="ce42" table:formula="of:=[.$D394]*[.K394]" office:value-type="float" office:value="12800" calcext:value-type="float">
            <text:p>12800</text:p>
          </table:table-cell>
          <table:table-cell table:style-name="ce45" table:formula="of:=[.L394]/[.$B394]" office:value-type="float" office:value="23272.7272727273" calcext:value-type="float">
            <text:p>23272.7</text:p>
          </table:table-cell>
          <table:table-cell table:style-name="ce48" table:formula="of:=[.M394]/[.$B394]" office:value-type="float" office:value="23272.7272727273" calcext:value-type="float">
            <text:p>23272.7</text:p>
          </table:table-cell>
          <table:table-cell table:style-name="ce50" table:formula="of:=[.N394]/[.$B394]" office:value-type="float" office:value="23272.7272727273" calcext:value-type="float">
            <text:p>23272.7</text:p>
          </table:table-cell>
          <table:table-cell table:style-name="ce52" table:formula="of:=[.O394]/[.$B394]" office:value-type="float" office:value="11636.3636363636" calcext:value-type="float">
            <text:p>11636.4</text:p>
          </table:table-cell>
          <table:table-cell table:style-name="ce55" table:formula="of:=([.L394]+[.M394]+[.N394]+[.O394])/[.$B394]" office:value-type="float" office:value="81454.5454545454" calcext:value-type="float">
            <text:p>81454.5</text:p>
          </table:table-cell>
          <table:table-cell table:style-name="Default" table:number-columns-repeated="1004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2" table:formula="of:=0.05+[.A395]*0.05" office:value-type="percentage" office:value="1.15" calcext:value-type="percentage">
            <text:p>115.0%</text:p>
          </table:table-cell>
          <table:table-cell table:style-name="ce20" table:formula="of:=SUM([.$B$374:.B395])" office:value-type="percentage" office:value="13.75" calcext:value-type="percentage">
            <text:p>1375.0%</text:p>
          </table:table-cell>
          <table:table-cell table:style-name="ce5" table:formula="of:=COM.MICROSOFT.FLOOR.MATH(100*2^([.A395]/3))" office:value-type="float" office:value="16126" calcext:value-type="float">
            <text:p>16126</text:p>
          </table:table-cell>
          <table:table-cell table:style-name="ce5" table:formula="of:=SUM([.$D$374:.D395])" office:value-type="float" office:value="77325" calcext:value-type="float">
            <text:p>77325</text:p>
          </table:table-cell>
          <table:table-cell table:style-name="ce5" table:formula="of:=MAX(30;[.A395]*5)" office:value-type="float" office:value="110" calcext:value-type="float">
            <text:p>110</text:p>
          </table:table-cell>
          <table:table-cell table:style-name="ce5" table:formula="of:=[.D395]*[.F395]" office:value-type="float" office:value="1773860" calcext:value-type="float">
            <text:p>177386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95]*[.H395]" office:value-type="float" office:value="32252" calcext:value-type="float">
            <text:p>32252</text:p>
          </table:table-cell>
          <table:table-cell table:style-name="ce34" table:formula="of:=[.$D395]*[.I395]" office:value-type="float" office:value="32252" calcext:value-type="float">
            <text:p>32252</text:p>
          </table:table-cell>
          <table:table-cell table:style-name="ce38" table:formula="of:=[.$D395]*[.J395]" office:value-type="float" office:value="32252" calcext:value-type="float">
            <text:p>32252</text:p>
          </table:table-cell>
          <table:table-cell table:style-name="ce42" table:formula="of:=[.$D395]*[.K395]" office:value-type="float" office:value="16126" calcext:value-type="float">
            <text:p>16126</text:p>
          </table:table-cell>
          <table:table-cell table:style-name="ce45" table:formula="of:=[.L395]/[.$B395]" office:value-type="float" office:value="28045.2173913043" calcext:value-type="float">
            <text:p>28045.2</text:p>
          </table:table-cell>
          <table:table-cell table:style-name="ce48" table:formula="of:=[.M395]/[.$B395]" office:value-type="float" office:value="28045.2173913043" calcext:value-type="float">
            <text:p>28045.2</text:p>
          </table:table-cell>
          <table:table-cell table:style-name="ce50" table:formula="of:=[.N395]/[.$B395]" office:value-type="float" office:value="28045.2173913043" calcext:value-type="float">
            <text:p>28045.2</text:p>
          </table:table-cell>
          <table:table-cell table:style-name="ce52" table:formula="of:=[.O395]/[.$B395]" office:value-type="float" office:value="14022.6086956522" calcext:value-type="float">
            <text:p>14022.6</text:p>
          </table:table-cell>
          <table:table-cell table:style-name="ce55" table:formula="of:=([.L395]+[.M395]+[.N395]+[.O395])/[.$B395]" office:value-type="float" office:value="98158.2608695652" calcext:value-type="float">
            <text:p>98158.3</text:p>
          </table:table-cell>
          <table:table-cell table:style-name="Default" table:number-columns-repeated="1004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2" table:formula="of:=0.05+[.A396]*0.05" office:value-type="percentage" office:value="1.2" calcext:value-type="percentage">
            <text:p>120.0%</text:p>
          </table:table-cell>
          <table:table-cell table:style-name="ce20" table:formula="of:=SUM([.$B$374:.B396])" office:value-type="percentage" office:value="14.95" calcext:value-type="percentage">
            <text:p>1495.0%</text:p>
          </table:table-cell>
          <table:table-cell table:style-name="ce5" table:formula="of:=COM.MICROSOFT.FLOOR.MATH(100*2^([.A396]/3))" office:value-type="float" office:value="20318" calcext:value-type="float">
            <text:p>20318</text:p>
          </table:table-cell>
          <table:table-cell table:style-name="ce5" table:formula="of:=SUM([.$D$374:.D396])" office:value-type="float" office:value="97643" calcext:value-type="float">
            <text:p>97643</text:p>
          </table:table-cell>
          <table:table-cell table:style-name="ce5" table:formula="of:=MAX(30;[.A396]*5)" office:value-type="float" office:value="115" calcext:value-type="float">
            <text:p>115</text:p>
          </table:table-cell>
          <table:table-cell table:style-name="ce5" table:formula="of:=[.D396]*[.F396]" office:value-type="float" office:value="2336570" calcext:value-type="float">
            <text:p>233657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96]*[.H396]" office:value-type="float" office:value="40636" calcext:value-type="float">
            <text:p>40636</text:p>
          </table:table-cell>
          <table:table-cell table:style-name="ce34" table:formula="of:=[.$D396]*[.I396]" office:value-type="float" office:value="40636" calcext:value-type="float">
            <text:p>40636</text:p>
          </table:table-cell>
          <table:table-cell table:style-name="ce38" table:formula="of:=[.$D396]*[.J396]" office:value-type="float" office:value="40636" calcext:value-type="float">
            <text:p>40636</text:p>
          </table:table-cell>
          <table:table-cell table:style-name="ce42" table:formula="of:=[.$D396]*[.K396]" office:value-type="float" office:value="20318" calcext:value-type="float">
            <text:p>20318</text:p>
          </table:table-cell>
          <table:table-cell table:style-name="ce45" table:formula="of:=[.L396]/[.$B396]" office:value-type="float" office:value="33863.3333333333" calcext:value-type="float">
            <text:p>33863.3</text:p>
          </table:table-cell>
          <table:table-cell table:style-name="ce48" table:formula="of:=[.M396]/[.$B396]" office:value-type="float" office:value="33863.3333333333" calcext:value-type="float">
            <text:p>33863.3</text:p>
          </table:table-cell>
          <table:table-cell table:style-name="ce50" table:formula="of:=[.N396]/[.$B396]" office:value-type="float" office:value="33863.3333333333" calcext:value-type="float">
            <text:p>33863.3</text:p>
          </table:table-cell>
          <table:table-cell table:style-name="ce52" table:formula="of:=[.O396]/[.$B396]" office:value-type="float" office:value="16931.6666666667" calcext:value-type="float">
            <text:p>16931.7</text:p>
          </table:table-cell>
          <table:table-cell table:style-name="ce55" table:formula="of:=([.L396]+[.M396]+[.N396]+[.O396])/[.$B396]" office:value-type="float" office:value="118521.666666667" calcext:value-type="float">
            <text:p>118521.7</text:p>
          </table:table-cell>
          <table:table-cell table:style-name="Default" table:number-columns-repeated="1004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2" table:formula="of:=0.05+[.A397]*0.05" office:value-type="percentage" office:value="1.25" calcext:value-type="percentage">
            <text:p>125.0%</text:p>
          </table:table-cell>
          <table:table-cell table:style-name="ce20" table:formula="of:=SUM([.$B$374:.B397])" office:value-type="percentage" office:value="16.2" calcext:value-type="percentage">
            <text:p>1620.0%</text:p>
          </table:table-cell>
          <table:table-cell table:style-name="ce5" table:formula="of:=COM.MICROSOFT.FLOOR.MATH(100*2^([.A397]/3))" office:value-type="float" office:value="25600" calcext:value-type="float">
            <text:p>25600</text:p>
          </table:table-cell>
          <table:table-cell table:style-name="ce5" table:formula="of:=SUM([.$D$374:.D397])" office:value-type="float" office:value="123243" calcext:value-type="float">
            <text:p>123243</text:p>
          </table:table-cell>
          <table:table-cell table:style-name="ce5" table:formula="of:=MAX(30;[.A397]*5)" office:value-type="float" office:value="120" calcext:value-type="float">
            <text:p>120</text:p>
          </table:table-cell>
          <table:table-cell table:style-name="ce5" table:formula="of:=[.D397]*[.F397]" office:value-type="float" office:value="3072000" calcext:value-type="float">
            <text:p>3072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97]*[.H397]" office:value-type="float" office:value="51200" calcext:value-type="float">
            <text:p>51200</text:p>
          </table:table-cell>
          <table:table-cell table:style-name="ce34" table:formula="of:=[.$D397]*[.I397]" office:value-type="float" office:value="51200" calcext:value-type="float">
            <text:p>51200</text:p>
          </table:table-cell>
          <table:table-cell table:style-name="ce38" table:formula="of:=[.$D397]*[.J397]" office:value-type="float" office:value="51200" calcext:value-type="float">
            <text:p>51200</text:p>
          </table:table-cell>
          <table:table-cell table:style-name="ce42" table:formula="of:=[.$D397]*[.K397]" office:value-type="float" office:value="25600" calcext:value-type="float">
            <text:p>25600</text:p>
          </table:table-cell>
          <table:table-cell table:style-name="ce45" table:formula="of:=[.L397]/[.$B397]" office:value-type="float" office:value="40960" calcext:value-type="float">
            <text:p>40960.0</text:p>
          </table:table-cell>
          <table:table-cell table:style-name="ce48" table:formula="of:=[.M397]/[.$B397]" office:value-type="float" office:value="40960" calcext:value-type="float">
            <text:p>40960.0</text:p>
          </table:table-cell>
          <table:table-cell table:style-name="ce50" table:formula="of:=[.N397]/[.$B397]" office:value-type="float" office:value="40960" calcext:value-type="float">
            <text:p>40960.0</text:p>
          </table:table-cell>
          <table:table-cell table:style-name="ce52" table:formula="of:=[.O397]/[.$B397]" office:value-type="float" office:value="20480" calcext:value-type="float">
            <text:p>20480.0</text:p>
          </table:table-cell>
          <table:table-cell table:style-name="ce55" table:formula="of:=([.L397]+[.M397]+[.N397]+[.O397])/[.$B397]" office:value-type="float" office:value="143360" calcext:value-type="float">
            <text:p>143360.0</text:p>
          </table:table-cell>
          <table:table-cell table:style-name="Default" table:number-columns-repeated="1004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2" table:formula="of:=0.05+[.A398]*0.05" office:value-type="percentage" office:value="1.3" calcext:value-type="percentage">
            <text:p>130.0%</text:p>
          </table:table-cell>
          <table:table-cell table:style-name="ce20" table:formula="of:=SUM([.$B$374:.B398])" office:value-type="percentage" office:value="17.5" calcext:value-type="percentage">
            <text:p>1750.0%</text:p>
          </table:table-cell>
          <table:table-cell table:style-name="ce5" table:formula="of:=COM.MICROSOFT.FLOOR.MATH(100*2^([.A398]/3))" office:value-type="float" office:value="32253" calcext:value-type="float">
            <text:p>32253</text:p>
          </table:table-cell>
          <table:table-cell table:style-name="ce5" table:formula="of:=SUM([.$D$374:.D398])" office:value-type="float" office:value="155496" calcext:value-type="float">
            <text:p>155496</text:p>
          </table:table-cell>
          <table:table-cell table:style-name="ce5" table:formula="of:=MAX(30;[.A398]*5)" office:value-type="float" office:value="125" calcext:value-type="float">
            <text:p>125</text:p>
          </table:table-cell>
          <table:table-cell table:style-name="ce5" table:formula="of:=[.D398]*[.F398]" office:value-type="float" office:value="4031625" calcext:value-type="float">
            <text:p>403162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398]*[.H398]" office:value-type="float" office:value="64506" calcext:value-type="float">
            <text:p>64506</text:p>
          </table:table-cell>
          <table:table-cell table:style-name="ce34" table:formula="of:=[.$D398]*[.I398]" office:value-type="float" office:value="64506" calcext:value-type="float">
            <text:p>64506</text:p>
          </table:table-cell>
          <table:table-cell table:style-name="ce38" table:formula="of:=[.$D398]*[.J398]" office:value-type="float" office:value="64506" calcext:value-type="float">
            <text:p>64506</text:p>
          </table:table-cell>
          <table:table-cell table:style-name="ce42" table:formula="of:=[.$D398]*[.K398]" office:value-type="float" office:value="32253" calcext:value-type="float">
            <text:p>32253</text:p>
          </table:table-cell>
          <table:table-cell table:style-name="ce45" table:formula="of:=[.L398]/[.$B398]" office:value-type="float" office:value="49620" calcext:value-type="float">
            <text:p>49620.0</text:p>
          </table:table-cell>
          <table:table-cell table:style-name="ce48" table:formula="of:=[.M398]/[.$B398]" office:value-type="float" office:value="49620" calcext:value-type="float">
            <text:p>49620.0</text:p>
          </table:table-cell>
          <table:table-cell table:style-name="ce50" table:formula="of:=[.N398]/[.$B398]" office:value-type="float" office:value="49620" calcext:value-type="float">
            <text:p>49620.0</text:p>
          </table:table-cell>
          <table:table-cell table:style-name="ce52" table:formula="of:=[.O398]/[.$B398]" office:value-type="float" office:value="24810" calcext:value-type="float">
            <text:p>24810.0</text:p>
          </table:table-cell>
          <table:table-cell table:style-name="ce55" table:formula="of:=([.L398]+[.M398]+[.N398]+[.O398])/[.$B398]" office:value-type="float" office:value="173670" calcext:value-type="float">
            <text:p>173670.0</text:p>
          </table:table-cell>
          <table:table-cell table:style-name="Default" table:number-columns-repeated="1004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3" office:value-type="string" calcext:value-type="string">
            <text:p>Robot-Follower</text:p>
          </table:table-cell>
          <table:table-cell table:style-name="ce10" office:value-type="string" calcext:value-type="string">
            <text:p>Modifier</text:p>
          </table:table-cell>
          <table:table-cell table:style-name="ce10" office:value-type="string" calcext:value-type="string">
            <text:p>CumMod</text:p>
          </table:table-cell>
          <table:table-cell table:style-name="ce10" office:value-type="string" calcext:value-type="string">
            <text:p>Cycles</text:p>
          </table:table-cell>
          <table:table-cell table:style-name="ce10" office:value-type="string" calcext:value-type="string">
            <text:p>CumCyc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 x Cycles</text:p>
          </table:table-cell>
          <table:table-cell table:style-name="ce10" office:value-type="string" calcext:value-type="string">
            <text:p>SP R/Cycle</text:p>
          </table:table-cell>
          <table:table-cell table:style-name="ce10" office:value-type="string" calcext:value-type="string">
            <text:p>SP G/Cycle</text:p>
          </table:table-cell>
          <table:table-cell table:style-name="ce10" office:value-type="string" calcext:value-type="string">
            <text:p>SP B/Cycle</text:p>
          </table:table-cell>
          <table:table-cell table:style-name="ce10" office:value-type="string" calcext:value-type="string">
            <text:p>SP A/Cycle</text:p>
          </table:table-cell>
          <table:table-cell table:style-name="ce29" office:value-type="string" calcext:value-type="string">
            <text:p>SP R total</text:p>
          </table:table-cell>
          <table:table-cell table:style-name="ce33" office:value-type="string" calcext:value-type="string">
            <text:p>SP G total</text:p>
          </table:table-cell>
          <table:table-cell table:style-name="ce37" office:value-type="string" calcext:value-type="string">
            <text:p>SP B total</text:p>
          </table:table-cell>
          <table:table-cell table:style-name="ce41" office:value-type="string" calcext:value-type="string">
            <text:p>SP A total</text:p>
          </table:table-cell>
          <table:table-cell table:style-name="ce29" office:value-type="string" calcext:value-type="string">
            <text:p>SP R/Mod.</text:p>
          </table:table-cell>
          <table:table-cell table:style-name="ce33" office:value-type="string" calcext:value-type="string">
            <text:p>SP G/Mod.</text:p>
          </table:table-cell>
          <table:table-cell table:style-name="ce37" office:value-type="string" calcext:value-type="string">
            <text:p>SP B/Mod.</text:p>
          </table:table-cell>
          <table:table-cell table:style-name="ce41" office:value-type="string" calcext:value-type="string">
            <text:p>SP A/Mod.</text:p>
          </table:table-cell>
          <table:table-cell table:style-name="ce10" office:value-type="string" calcext:value-type="string">
            <text:p>SP total/Mod.</text:p>
          </table:table-cell>
          <table:table-cell table:style-name="ce58" table:number-columns-repeated="100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3" table:formula="of:=SUM([.$B$402:.B402])" office:value-type="float" office:value="1" calcext:value-type="float">
            <text:p>1</text:p>
          </table:table-cell>
          <table:table-cell table:style-name="ce4" table:formula="of:=[.A402]*50" office:value-type="float" office:value="50" calcext:value-type="float">
            <text:p>50</text:p>
          </table:table-cell>
          <table:table-cell table:style-name="ce4" table:formula="of:=SUM([.$D$402:.D402])" office:value-type="float" office:value="50" calcext:value-type="float">
            <text:p>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02]*[.F402]" office:value-type="float" office:value="1500" calcext:value-type="float">
            <text:p>15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0" table:formula="of:=[.$D402]*[.H402]" office:value-type="float" office:value="50" calcext:value-type="float">
            <text:p>50</text:p>
          </table:table-cell>
          <table:table-cell table:style-name="ce34" table:formula="of:=[.$D402]*[.I402]" office:value-type="float" office:value="50" calcext:value-type="float">
            <text:p>50</text:p>
          </table:table-cell>
          <table:table-cell table:style-name="ce38" table:formula="of:=[.$D402]*[.J402]" office:value-type="float" office:value="0" calcext:value-type="float">
            <text:p>0</text:p>
          </table:table-cell>
          <table:table-cell table:style-name="ce42" table:formula="of:=[.$D402]*[.K402]" office:value-type="float" office:value="0" calcext:value-type="float">
            <text:p>0</text:p>
          </table:table-cell>
          <table:table-cell table:style-name="ce45" table:formula="of:=[.L402]/[.$B402]" office:value-type="float" office:value="50" calcext:value-type="float">
            <text:p>50.0</text:p>
          </table:table-cell>
          <table:table-cell table:style-name="ce48" table:formula="of:=[.M402]/[.$B402]" office:value-type="float" office:value="50" calcext:value-type="float">
            <text:p>50.0</text:p>
          </table:table-cell>
          <table:table-cell table:style-name="ce50" table:formula="of:=[.N402]/[.$B402]" office:value-type="float" office:value="0" calcext:value-type="float">
            <text:p>0.0</text:p>
          </table:table-cell>
          <table:table-cell table:style-name="ce52" table:formula="of:=[.O402]/[.$B402]" office:value-type="float" office:value="0" calcext:value-type="float">
            <text:p>0.0</text:p>
          </table:table-cell>
          <table:table-cell table:style-name="ce55" table:formula="of:=([.L402]+[.M402]+[.N402]+[.O402])/[.$B402]" office:value-type="float" office:value="100" calcext:value-type="float">
            <text:p>100.0</text:p>
          </table:table-cell>
          <table:table-cell table:style-name="ce59" table:formula="of:=SUM([.L402:.O402])" office:value-type="float" office:value="100" calcext:value-type="float">
            <text:p>100</text:p>
            <draw:frame table:end-cell-address="'-TOTAL- Increas.PercentModifier'.AB422" table:end-x="17.97mm" table:end-y="2.06mm" draw:z-index="7" draw:style-name="gr1" draw:text-style-name="P1" svg:width="165.7mm" svg:height="99.05mm" svg:x="30.33mm" svg:y="0.38mm">
              <loext:p draw:notify-on-update-of-ranges="'-TOTAL- Increas.PercentModifier'.G401:'-TOTAL- Increas.PercentModifier'.G401 '-TOTAL- Increas.PercentModifier'.G402:'-TOTAL- Increas.PercentModifier'.G426 '-TOTAL- Increas.PercentModifier'.L401:'-TOTAL- Increas.PercentModifier'.L401 '-TOTAL- Increas.PercentModifier'.L402:'-TOTAL- Increas.PercentModifier'.L426 '-TOTAL- Increas.PercentModifier'.M401:'-TOTAL- Increas.PercentModifier'.M401 '-TOTAL- Increas.PercentModifier'.M402:'-TOTAL- Increas.PercentModifier'.M426 '-TOTAL- Increas.PercentModifier'.N401:'-TOTAL- Increas.PercentModifier'.N401 '-TOTAL- Increas.PercentModifier'.N402:'-TOTAL- Increas.PercentModifier'.N426 '-TOTAL- Increas.PercentModifier'.O401:'-TOTAL- Increas.PercentModifier'.O401 '-TOTAL- Increas.PercentModifier'.O402:'-TOTAL- Increas.PercentModifier'.O426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" table:number-columns-repeated="100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3" table:formula="of:=SUM([.$B$402:.B403])" office:value-type="float" office:value="2" calcext:value-type="float">
            <text:p>2</text:p>
          </table:table-cell>
          <table:table-cell table:style-name="ce4" table:formula="of:=[.A403]*50" office:value-type="float" office:value="100" calcext:value-type="float">
            <text:p>100</text:p>
          </table:table-cell>
          <table:table-cell table:style-name="ce4" table:formula="of:=SUM([.$D$402:.D403])" office:value-type="float" office:value="150" calcext:value-type="float">
            <text:p>1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03]*[.F403]" office:value-type="float" office:value="3000" calcext:value-type="float">
            <text:p>30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0" table:formula="of:=[.$D403]*[.H403]" office:value-type="float" office:value="100" calcext:value-type="float">
            <text:p>100</text:p>
          </table:table-cell>
          <table:table-cell table:style-name="ce34" table:formula="of:=[.$D403]*[.I403]" office:value-type="float" office:value="100" calcext:value-type="float">
            <text:p>100</text:p>
          </table:table-cell>
          <table:table-cell table:style-name="ce38" table:formula="of:=[.$D403]*[.J403]" office:value-type="float" office:value="0" calcext:value-type="float">
            <text:p>0</text:p>
          </table:table-cell>
          <table:table-cell table:style-name="ce42" table:formula="of:=[.$D403]*[.K403]" office:value-type="float" office:value="0" calcext:value-type="float">
            <text:p>0</text:p>
          </table:table-cell>
          <table:table-cell table:style-name="ce45" table:formula="of:=[.L403]/[.$B403]" office:value-type="float" office:value="100" calcext:value-type="float">
            <text:p>100.0</text:p>
          </table:table-cell>
          <table:table-cell table:style-name="ce48" table:formula="of:=[.M403]/[.$B403]" office:value-type="float" office:value="100" calcext:value-type="float">
            <text:p>100.0</text:p>
          </table:table-cell>
          <table:table-cell table:style-name="ce50" table:formula="of:=[.N403]/[.$B403]" office:value-type="float" office:value="0" calcext:value-type="float">
            <text:p>0.0</text:p>
          </table:table-cell>
          <table:table-cell table:style-name="ce52" table:formula="of:=[.O403]/[.$B403]" office:value-type="float" office:value="0" calcext:value-type="float">
            <text:p>0.0</text:p>
          </table:table-cell>
          <table:table-cell table:style-name="ce55" table:formula="of:=([.L403]+[.M403]+[.N403]+[.O403])/[.$B403]" office:value-type="float" office:value="200" calcext:value-type="float">
            <text:p>200.0</text:p>
          </table:table-cell>
          <table:table-cell table:style-name="ce59" table:formula="of:=SUM([.L403:.O403])" office:value-type="float" office:value="200" calcext:value-type="float">
            <text:p>200</text:p>
          </table:table-cell>
          <table:table-cell table:style-name="ce1" table:number-columns-repeated="100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3" table:formula="of:=SUM([.$B$402:.B404])" office:value-type="float" office:value="4" calcext:value-type="float">
            <text:p>4</text:p>
          </table:table-cell>
          <table:table-cell table:style-name="ce4" table:formula="of:=[.A404]*50" office:value-type="float" office:value="150" calcext:value-type="float">
            <text:p>150</text:p>
          </table:table-cell>
          <table:table-cell table:style-name="ce4" table:formula="of:=SUM([.$D$402:.D404])" office:value-type="float" office:value="300" calcext:value-type="float">
            <text:p>30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04]*[.F404]" office:value-type="float" office:value="4500" calcext:value-type="float">
            <text:p>450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0" table:formula="of:=[.$D404]*[.H404]" office:value-type="float" office:value="150" calcext:value-type="float">
            <text:p>150</text:p>
          </table:table-cell>
          <table:table-cell table:style-name="ce34" table:formula="of:=[.$D404]*[.I404]" office:value-type="float" office:value="150" calcext:value-type="float">
            <text:p>150</text:p>
          </table:table-cell>
          <table:table-cell table:style-name="ce38" table:formula="of:=[.$D404]*[.J404]" office:value-type="float" office:value="150" calcext:value-type="float">
            <text:p>150</text:p>
          </table:table-cell>
          <table:table-cell table:style-name="ce42" table:formula="of:=[.$D404]*[.K404]" office:value-type="float" office:value="0" calcext:value-type="float">
            <text:p>0</text:p>
          </table:table-cell>
          <table:table-cell table:style-name="ce45" table:formula="of:=[.L404]/[.$B404]" office:value-type="float" office:value="75" calcext:value-type="float">
            <text:p>75.0</text:p>
          </table:table-cell>
          <table:table-cell table:style-name="ce48" table:formula="of:=[.M404]/[.$B404]" office:value-type="float" office:value="75" calcext:value-type="float">
            <text:p>75.0</text:p>
          </table:table-cell>
          <table:table-cell table:style-name="ce50" table:formula="of:=[.N404]/[.$B404]" office:value-type="float" office:value="75" calcext:value-type="float">
            <text:p>75.0</text:p>
          </table:table-cell>
          <table:table-cell table:style-name="ce52" table:formula="of:=[.O404]/[.$B404]" office:value-type="float" office:value="0" calcext:value-type="float">
            <text:p>0.0</text:p>
          </table:table-cell>
          <table:table-cell table:style-name="ce55" table:formula="of:=([.L404]+[.M404]+[.N404]+[.O404])/[.$B404]" office:value-type="float" office:value="225" calcext:value-type="float">
            <text:p>225.0</text:p>
          </table:table-cell>
          <table:table-cell table:style-name="ce59" table:formula="of:=SUM([.L404:.O404])" office:value-type="float" office:value="450" calcext:value-type="float">
            <text:p>450</text:p>
          </table:table-cell>
          <table:table-cell table:style-name="ce1" table:number-columns-repeated="100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3" table:formula="of:=SUM([.$B$402:.B405])" office:value-type="float" office:value="6" calcext:value-type="float">
            <text:p>6</text:p>
          </table:table-cell>
          <table:table-cell table:style-name="ce4" table:formula="of:=[.A405]*50" office:value-type="float" office:value="200" calcext:value-type="float">
            <text:p>200</text:p>
          </table:table-cell>
          <table:table-cell table:style-name="ce4" table:formula="of:=SUM([.$D$402:.D405])" office:value-type="float" office:value="500" calcext:value-type="float">
            <text:p>50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05]*[.F405]" office:value-type="float" office:value="6000" calcext:value-type="float">
            <text:p>600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0" table:formula="of:=[.$D405]*[.H405]" office:value-type="float" office:value="200" calcext:value-type="float">
            <text:p>200</text:p>
          </table:table-cell>
          <table:table-cell table:style-name="ce34" table:formula="of:=[.$D405]*[.I405]" office:value-type="float" office:value="200" calcext:value-type="float">
            <text:p>200</text:p>
          </table:table-cell>
          <table:table-cell table:style-name="ce38" table:formula="of:=[.$D405]*[.J405]" office:value-type="float" office:value="200" calcext:value-type="float">
            <text:p>200</text:p>
          </table:table-cell>
          <table:table-cell table:style-name="ce42" table:formula="of:=[.$D405]*[.K405]" office:value-type="float" office:value="0" calcext:value-type="float">
            <text:p>0</text:p>
          </table:table-cell>
          <table:table-cell table:style-name="ce45" table:formula="of:=[.L405]/[.$B405]" office:value-type="float" office:value="100" calcext:value-type="float">
            <text:p>100.0</text:p>
          </table:table-cell>
          <table:table-cell table:style-name="ce48" table:formula="of:=[.M405]/[.$B405]" office:value-type="float" office:value="100" calcext:value-type="float">
            <text:p>100.0</text:p>
          </table:table-cell>
          <table:table-cell table:style-name="ce50" table:formula="of:=[.N405]/[.$B405]" office:value-type="float" office:value="100" calcext:value-type="float">
            <text:p>100.0</text:p>
          </table:table-cell>
          <table:table-cell table:style-name="ce52" table:formula="of:=[.O405]/[.$B405]" office:value-type="float" office:value="0" calcext:value-type="float">
            <text:p>0.0</text:p>
          </table:table-cell>
          <table:table-cell table:style-name="ce55" table:formula="of:=([.L405]+[.M405]+[.N405]+[.O405])/[.$B405]" office:value-type="float" office:value="300" calcext:value-type="float">
            <text:p>300.0</text:p>
          </table:table-cell>
          <table:table-cell table:style-name="ce59" table:formula="of:=SUM([.L405:.O405])" office:value-type="float" office:value="600" calcext:value-type="float">
            <text:p>600</text:p>
          </table:table-cell>
          <table:table-cell table:style-name="ce1" table:number-columns-repeated="100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3" table:formula="of:=SUM([.$B$402:.B406])" office:value-type="float" office:value="8" calcext:value-type="float">
            <text:p>8</text:p>
          </table:table-cell>
          <table:table-cell table:style-name="ce4" table:formula="of:=[.A406]*50" office:value-type="float" office:value="250" calcext:value-type="float">
            <text:p>250</text:p>
          </table:table-cell>
          <table:table-cell table:style-name="ce4" table:formula="of:=SUM([.$D$402:.D406])" office:value-type="float" office:value="750" calcext:value-type="float">
            <text:p>7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06]*[.F406]" office:value-type="float" office:value="7500" calcext:value-type="float">
            <text:p>750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0" table:formula="of:=[.$D406]*[.H406]" office:value-type="float" office:value="250" calcext:value-type="float">
            <text:p>250</text:p>
          </table:table-cell>
          <table:table-cell table:style-name="ce34" table:formula="of:=[.$D406]*[.I406]" office:value-type="float" office:value="250" calcext:value-type="float">
            <text:p>250</text:p>
          </table:table-cell>
          <table:table-cell table:style-name="ce38" table:formula="of:=[.$D406]*[.J406]" office:value-type="float" office:value="250" calcext:value-type="float">
            <text:p>250</text:p>
          </table:table-cell>
          <table:table-cell table:style-name="ce42" table:formula="of:=[.$D406]*[.K406]" office:value-type="float" office:value="0" calcext:value-type="float">
            <text:p>0</text:p>
          </table:table-cell>
          <table:table-cell table:style-name="ce45" table:formula="of:=[.L406]/[.$B406]" office:value-type="float" office:value="125" calcext:value-type="float">
            <text:p>125.0</text:p>
          </table:table-cell>
          <table:table-cell table:style-name="ce48" table:formula="of:=[.M406]/[.$B406]" office:value-type="float" office:value="125" calcext:value-type="float">
            <text:p>125.0</text:p>
          </table:table-cell>
          <table:table-cell table:style-name="ce50" table:formula="of:=[.N406]/[.$B406]" office:value-type="float" office:value="125" calcext:value-type="float">
            <text:p>125.0</text:p>
          </table:table-cell>
          <table:table-cell table:style-name="ce52" table:formula="of:=[.O406]/[.$B406]" office:value-type="float" office:value="0" calcext:value-type="float">
            <text:p>0.0</text:p>
          </table:table-cell>
          <table:table-cell table:style-name="ce55" table:formula="of:=([.L406]+[.M406]+[.N406]+[.O406])/[.$B406]" office:value-type="float" office:value="375" calcext:value-type="float">
            <text:p>375.0</text:p>
          </table:table-cell>
          <table:table-cell table:style-name="ce59" table:formula="of:=SUM([.L406:.O406])" office:value-type="float" office:value="750" calcext:value-type="float">
            <text:p>750</text:p>
          </table:table-cell>
          <table:table-cell table:style-name="ce1" table:number-columns-repeated="100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ce23" table:formula="of:=SUM([.$B$402:.B407])" office:value-type="float" office:value="13" calcext:value-type="float">
            <text:p>13</text:p>
          </table:table-cell>
          <table:table-cell table:style-name="ce4" table:formula="of:=20*5 + ([.A407] - 5) * 20 * 5" office:value-type="float" office:value="200" calcext:value-type="float">
            <text:p>200</text:p>
          </table:table-cell>
          <table:table-cell table:style-name="ce4" table:formula="of:=SUM([.$D$402:.D407])" office:value-type="float" office:value="950" calcext:value-type="float">
            <text:p>9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07]*[.F407]" office:value-type="float" office:value="6000" calcext:value-type="float">
            <text:p>6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407]*[.H407]" office:value-type="float" office:value="200" calcext:value-type="float">
            <text:p>200</text:p>
          </table:table-cell>
          <table:table-cell table:style-name="ce34" table:formula="of:=[.$D407]*[.I407]" office:value-type="float" office:value="200" calcext:value-type="float">
            <text:p>200</text:p>
          </table:table-cell>
          <table:table-cell table:style-name="ce38" table:formula="of:=[.$D407]*[.J407]" office:value-type="float" office:value="200" calcext:value-type="float">
            <text:p>200</text:p>
          </table:table-cell>
          <table:table-cell table:style-name="ce42" table:formula="of:=[.$D407]*[.K407]" office:value-type="float" office:value="200" calcext:value-type="float">
            <text:p>200</text:p>
          </table:table-cell>
          <table:table-cell table:style-name="ce45" table:formula="of:=[.L407]/[.$B407]" office:value-type="float" office:value="40" calcext:value-type="float">
            <text:p>40.0</text:p>
          </table:table-cell>
          <table:table-cell table:style-name="ce48" table:formula="of:=[.M407]/[.$B407]" office:value-type="float" office:value="40" calcext:value-type="float">
            <text:p>40.0</text:p>
          </table:table-cell>
          <table:table-cell table:style-name="ce50" table:formula="of:=[.N407]/[.$B407]" office:value-type="float" office:value="40" calcext:value-type="float">
            <text:p>40.0</text:p>
          </table:table-cell>
          <table:table-cell table:style-name="ce52" table:formula="of:=[.O407]/[.$B407]" office:value-type="float" office:value="40" calcext:value-type="float">
            <text:p>40.0</text:p>
          </table:table-cell>
          <table:table-cell table:style-name="ce55" table:formula="of:=([.L407]+[.M407]+[.N407]+[.O407])/[.$B407]" office:value-type="float" office:value="160" calcext:value-type="float">
            <text:p>160.0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23" table:formula="of:=SUM([.$B$402:.B408])" office:value-type="float" office:value="18" calcext:value-type="float">
            <text:p>18</text:p>
          </table:table-cell>
          <table:table-cell table:style-name="ce4" table:formula="of:=20*5 + ([.A408] - 5) * 20 * 5" office:value-type="float" office:value="300" calcext:value-type="float">
            <text:p>300</text:p>
          </table:table-cell>
          <table:table-cell table:style-name="ce4" table:formula="of:=SUM([.$D$402:.D408])" office:value-type="float" office:value="1250" calcext:value-type="float">
            <text:p>12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08]*[.F408]" office:value-type="float" office:value="9000" calcext:value-type="float">
            <text:p>9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408]*[.H408]" office:value-type="float" office:value="300" calcext:value-type="float">
            <text:p>300</text:p>
          </table:table-cell>
          <table:table-cell table:style-name="ce34" table:formula="of:=[.$D408]*[.I408]" office:value-type="float" office:value="300" calcext:value-type="float">
            <text:p>300</text:p>
          </table:table-cell>
          <table:table-cell table:style-name="ce38" table:formula="of:=[.$D408]*[.J408]" office:value-type="float" office:value="300" calcext:value-type="float">
            <text:p>300</text:p>
          </table:table-cell>
          <table:table-cell table:style-name="ce42" table:formula="of:=[.$D408]*[.K408]" office:value-type="float" office:value="300" calcext:value-type="float">
            <text:p>300</text:p>
          </table:table-cell>
          <table:table-cell table:style-name="ce45" table:formula="of:=[.L408]/[.$B408]" office:value-type="float" office:value="60" calcext:value-type="float">
            <text:p>60.0</text:p>
          </table:table-cell>
          <table:table-cell table:style-name="ce48" table:formula="of:=[.M408]/[.$B408]" office:value-type="float" office:value="60" calcext:value-type="float">
            <text:p>60.0</text:p>
          </table:table-cell>
          <table:table-cell table:style-name="ce50" table:formula="of:=[.N408]/[.$B408]" office:value-type="float" office:value="60" calcext:value-type="float">
            <text:p>60.0</text:p>
          </table:table-cell>
          <table:table-cell table:style-name="ce52" table:formula="of:=[.O408]/[.$B408]" office:value-type="float" office:value="60" calcext:value-type="float">
            <text:p>60.0</text:p>
          </table:table-cell>
          <table:table-cell table:style-name="ce55" table:formula="of:=([.L408]+[.M408]+[.N408]+[.O408])/[.$B408]" office:value-type="float" office:value="240" calcext:value-type="float">
            <text:p>240.0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3" office:value-type="float" office:value="5" calcext:value-type="float">
            <text:p>5</text:p>
          </table:table-cell>
          <table:table-cell table:style-name="ce23" table:formula="of:=SUM([.$B$402:.B409])" office:value-type="float" office:value="23" calcext:value-type="float">
            <text:p>23</text:p>
          </table:table-cell>
          <table:table-cell table:style-name="ce4" table:formula="of:=20*5 + ([.A409] - 5) * 20 * 5" office:value-type="float" office:value="400" calcext:value-type="float">
            <text:p>400</text:p>
          </table:table-cell>
          <table:table-cell table:style-name="ce4" table:formula="of:=SUM([.$D$402:.D409])" office:value-type="float" office:value="1650" calcext:value-type="float">
            <text:p>16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09]*[.F409]" office:value-type="float" office:value="12000" calcext:value-type="float">
            <text:p>12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409]*[.H409]" office:value-type="float" office:value="400" calcext:value-type="float">
            <text:p>400</text:p>
          </table:table-cell>
          <table:table-cell table:style-name="ce34" table:formula="of:=[.$D409]*[.I409]" office:value-type="float" office:value="400" calcext:value-type="float">
            <text:p>400</text:p>
          </table:table-cell>
          <table:table-cell table:style-name="ce38" table:formula="of:=[.$D409]*[.J409]" office:value-type="float" office:value="400" calcext:value-type="float">
            <text:p>400</text:p>
          </table:table-cell>
          <table:table-cell table:style-name="ce42" table:formula="of:=[.$D409]*[.K409]" office:value-type="float" office:value="400" calcext:value-type="float">
            <text:p>400</text:p>
          </table:table-cell>
          <table:table-cell table:style-name="ce45" table:formula="of:=[.L409]/[.$B409]" office:value-type="float" office:value="80" calcext:value-type="float">
            <text:p>80.0</text:p>
          </table:table-cell>
          <table:table-cell table:style-name="ce48" table:formula="of:=[.M409]/[.$B409]" office:value-type="float" office:value="80" calcext:value-type="float">
            <text:p>80.0</text:p>
          </table:table-cell>
          <table:table-cell table:style-name="ce50" table:formula="of:=[.N409]/[.$B409]" office:value-type="float" office:value="80" calcext:value-type="float">
            <text:p>80.0</text:p>
          </table:table-cell>
          <table:table-cell table:style-name="ce52" table:formula="of:=[.O409]/[.$B409]" office:value-type="float" office:value="80" calcext:value-type="float">
            <text:p>80.0</text:p>
          </table:table-cell>
          <table:table-cell table:style-name="ce55" table:formula="of:=([.L409]+[.M409]+[.N409]+[.O409])/[.$B409]" office:value-type="float" office:value="320" calcext:value-type="float">
            <text:p>320.0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3" office:value-type="float" office:value="5" calcext:value-type="float">
            <text:p>5</text:p>
          </table:table-cell>
          <table:table-cell table:style-name="ce23" table:formula="of:=SUM([.$B$402:.B410])" office:value-type="float" office:value="28" calcext:value-type="float">
            <text:p>28</text:p>
          </table:table-cell>
          <table:table-cell table:style-name="ce4" table:formula="of:=20*5 + ([.A410] - 5) * 20 * 5" office:value-type="float" office:value="500" calcext:value-type="float">
            <text:p>500</text:p>
          </table:table-cell>
          <table:table-cell table:style-name="ce4" table:formula="of:=SUM([.$D$402:.D410])" office:value-type="float" office:value="2150" calcext:value-type="float">
            <text:p>21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10]*[.F410]" office:value-type="float" office:value="15000" calcext:value-type="float">
            <text:p>15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410]*[.H410]" office:value-type="float" office:value="500" calcext:value-type="float">
            <text:p>500</text:p>
          </table:table-cell>
          <table:table-cell table:style-name="ce34" table:formula="of:=[.$D410]*[.I410]" office:value-type="float" office:value="500" calcext:value-type="float">
            <text:p>500</text:p>
          </table:table-cell>
          <table:table-cell table:style-name="ce38" table:formula="of:=[.$D410]*[.J410]" office:value-type="float" office:value="500" calcext:value-type="float">
            <text:p>500</text:p>
          </table:table-cell>
          <table:table-cell table:style-name="ce42" table:formula="of:=[.$D410]*[.K410]" office:value-type="float" office:value="500" calcext:value-type="float">
            <text:p>500</text:p>
          </table:table-cell>
          <table:table-cell table:style-name="ce45" table:formula="of:=[.L410]/[.$B410]" office:value-type="float" office:value="100" calcext:value-type="float">
            <text:p>100.0</text:p>
          </table:table-cell>
          <table:table-cell table:style-name="ce48" table:formula="of:=[.M410]/[.$B410]" office:value-type="float" office:value="100" calcext:value-type="float">
            <text:p>100.0</text:p>
          </table:table-cell>
          <table:table-cell table:style-name="ce50" table:formula="of:=[.N410]/[.$B410]" office:value-type="float" office:value="100" calcext:value-type="float">
            <text:p>100.0</text:p>
          </table:table-cell>
          <table:table-cell table:style-name="ce52" table:formula="of:=[.O410]/[.$B410]" office:value-type="float" office:value="100" calcext:value-type="float">
            <text:p>100.0</text:p>
          </table:table-cell>
          <table:table-cell table:style-name="ce55" table:formula="of:=([.L410]+[.M410]+[.N410]+[.O410])/[.$B410]" office:value-type="float" office:value="400" calcext:value-type="float">
            <text:p>400.0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23" table:formula="of:=SUM([.$B$402:.B411])" office:value-type="float" office:value="33" calcext:value-type="float">
            <text:p>33</text:p>
          </table:table-cell>
          <table:table-cell table:style-name="ce4" table:formula="of:=20*5 + ([.A411] - 5) * 20 * 5" office:value-type="float" office:value="600" calcext:value-type="float">
            <text:p>600</text:p>
          </table:table-cell>
          <table:table-cell table:style-name="ce4" table:formula="of:=SUM([.$D$402:.D411])" office:value-type="float" office:value="2750" calcext:value-type="float">
            <text:p>27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11]*[.F411]" office:value-type="float" office:value="18000" calcext:value-type="float">
            <text:p>18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411]*[.H411]" office:value-type="float" office:value="600" calcext:value-type="float">
            <text:p>600</text:p>
          </table:table-cell>
          <table:table-cell table:style-name="ce34" table:formula="of:=[.$D411]*[.I411]" office:value-type="float" office:value="600" calcext:value-type="float">
            <text:p>600</text:p>
          </table:table-cell>
          <table:table-cell table:style-name="ce38" table:formula="of:=[.$D411]*[.J411]" office:value-type="float" office:value="600" calcext:value-type="float">
            <text:p>600</text:p>
          </table:table-cell>
          <table:table-cell table:style-name="ce42" table:formula="of:=[.$D411]*[.K411]" office:value-type="float" office:value="600" calcext:value-type="float">
            <text:p>600</text:p>
          </table:table-cell>
          <table:table-cell table:style-name="ce45" table:formula="of:=[.L411]/[.$B411]" office:value-type="float" office:value="120" calcext:value-type="float">
            <text:p>120.0</text:p>
          </table:table-cell>
          <table:table-cell table:style-name="ce48" table:formula="of:=[.M411]/[.$B411]" office:value-type="float" office:value="120" calcext:value-type="float">
            <text:p>120.0</text:p>
          </table:table-cell>
          <table:table-cell table:style-name="ce50" table:formula="of:=[.N411]/[.$B411]" office:value-type="float" office:value="120" calcext:value-type="float">
            <text:p>120.0</text:p>
          </table:table-cell>
          <table:table-cell table:style-name="ce52" table:formula="of:=[.O411]/[.$B411]" office:value-type="float" office:value="120" calcext:value-type="float">
            <text:p>120.0</text:p>
          </table:table-cell>
          <table:table-cell table:style-name="ce55" table:formula="of:=([.L411]+[.M411]+[.N411]+[.O411])/[.$B411]" office:value-type="float" office:value="480" calcext:value-type="float">
            <text:p>480.0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3" office:value-type="float" office:value="10" calcext:value-type="float">
            <text:p>10</text:p>
          </table:table-cell>
          <table:table-cell table:style-name="ce23" table:formula="of:=SUM([.$B$402:.B412])" office:value-type="float" office:value="43" calcext:value-type="float">
            <text:p>43</text:p>
          </table:table-cell>
          <table:table-cell table:style-name="ce4" table:formula="of:=20 * 5 + 5 * 20 * 5 + ([.A412] - 10) * 20 * 10" office:value-type="float" office:value="800" calcext:value-type="float">
            <text:p>800</text:p>
          </table:table-cell>
          <table:table-cell table:style-name="ce4" table:formula="of:=SUM([.$D$402:.D412])" office:value-type="float" office:value="3550" calcext:value-type="float">
            <text:p>35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12]*[.F412]" office:value-type="float" office:value="24000" calcext:value-type="float">
            <text:p>24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412]*[.H412]" office:value-type="float" office:value="800" calcext:value-type="float">
            <text:p>800</text:p>
          </table:table-cell>
          <table:table-cell table:style-name="ce34" table:formula="of:=[.$D412]*[.I412]" office:value-type="float" office:value="800" calcext:value-type="float">
            <text:p>800</text:p>
          </table:table-cell>
          <table:table-cell table:style-name="ce38" table:formula="of:=[.$D412]*[.J412]" office:value-type="float" office:value="800" calcext:value-type="float">
            <text:p>800</text:p>
          </table:table-cell>
          <table:table-cell table:style-name="ce42" table:formula="of:=[.$D412]*[.K412]" office:value-type="float" office:value="800" calcext:value-type="float">
            <text:p>800</text:p>
          </table:table-cell>
          <table:table-cell table:style-name="ce45" table:formula="of:=[.L412]/[.$B412]" office:value-type="float" office:value="80" calcext:value-type="float">
            <text:p>80.0</text:p>
          </table:table-cell>
          <table:table-cell table:style-name="ce48" table:formula="of:=[.M412]/[.$B412]" office:value-type="float" office:value="80" calcext:value-type="float">
            <text:p>80.0</text:p>
          </table:table-cell>
          <table:table-cell table:style-name="ce50" table:formula="of:=[.N412]/[.$B412]" office:value-type="float" office:value="80" calcext:value-type="float">
            <text:p>80.0</text:p>
          </table:table-cell>
          <table:table-cell table:style-name="ce52" table:formula="of:=[.O412]/[.$B412]" office:value-type="float" office:value="80" calcext:value-type="float">
            <text:p>80.0</text:p>
          </table:table-cell>
          <table:table-cell table:style-name="ce55" table:formula="of:=([.L412]+[.M412]+[.N412]+[.O412])/[.$B412]" office:value-type="float" office:value="320" calcext:value-type="float">
            <text:p>320.0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3" office:value-type="float" office:value="10" calcext:value-type="float">
            <text:p>10</text:p>
          </table:table-cell>
          <table:table-cell table:style-name="ce23" table:formula="of:=SUM([.$B$402:.B413])" office:value-type="float" office:value="53" calcext:value-type="float">
            <text:p>53</text:p>
          </table:table-cell>
          <table:table-cell table:style-name="ce4" table:formula="of:=20 * 5 + 5 * 20 * 5 + ([.A413] - 10) * 20 * 10" office:value-type="float" office:value="1000" calcext:value-type="float">
            <text:p>1000</text:p>
          </table:table-cell>
          <table:table-cell table:style-name="ce4" table:formula="of:=SUM([.$D$402:.D413])" office:value-type="float" office:value="4550" calcext:value-type="float">
            <text:p>45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13]*[.F413]" office:value-type="float" office:value="30000" calcext:value-type="float">
            <text:p>30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413]*[.H413]" office:value-type="float" office:value="1000" calcext:value-type="float">
            <text:p>1000</text:p>
          </table:table-cell>
          <table:table-cell table:style-name="ce34" table:formula="of:=[.$D413]*[.I413]" office:value-type="float" office:value="1000" calcext:value-type="float">
            <text:p>1000</text:p>
          </table:table-cell>
          <table:table-cell table:style-name="ce38" table:formula="of:=[.$D413]*[.J413]" office:value-type="float" office:value="1000" calcext:value-type="float">
            <text:p>1000</text:p>
          </table:table-cell>
          <table:table-cell table:style-name="ce42" table:formula="of:=[.$D413]*[.K413]" office:value-type="float" office:value="1000" calcext:value-type="float">
            <text:p>1000</text:p>
          </table:table-cell>
          <table:table-cell table:style-name="ce45" table:formula="of:=[.L413]/[.$B413]" office:value-type="float" office:value="100" calcext:value-type="float">
            <text:p>100.0</text:p>
          </table:table-cell>
          <table:table-cell table:style-name="ce48" table:formula="of:=[.M413]/[.$B413]" office:value-type="float" office:value="100" calcext:value-type="float">
            <text:p>100.0</text:p>
          </table:table-cell>
          <table:table-cell table:style-name="ce50" table:formula="of:=[.N413]/[.$B413]" office:value-type="float" office:value="100" calcext:value-type="float">
            <text:p>100.0</text:p>
          </table:table-cell>
          <table:table-cell table:style-name="ce52" table:formula="of:=[.O413]/[.$B413]" office:value-type="float" office:value="100" calcext:value-type="float">
            <text:p>100.0</text:p>
          </table:table-cell>
          <table:table-cell table:style-name="ce55" table:formula="of:=([.L413]+[.M413]+[.N413]+[.O413])/[.$B413]" office:value-type="float" office:value="400" calcext:value-type="float">
            <text:p>400.0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3" office:value-type="float" office:value="10" calcext:value-type="float">
            <text:p>10</text:p>
          </table:table-cell>
          <table:table-cell table:style-name="ce23" table:formula="of:=SUM([.$B$402:.B414])" office:value-type="float" office:value="63" calcext:value-type="float">
            <text:p>63</text:p>
          </table:table-cell>
          <table:table-cell table:style-name="ce4" table:formula="of:=20 * 5 + 5 * 20 * 5 + ([.A414] - 10) * 20 * 10" office:value-type="float" office:value="1200" calcext:value-type="float">
            <text:p>1200</text:p>
          </table:table-cell>
          <table:table-cell table:style-name="ce4" table:formula="of:=SUM([.$D$402:.D414])" office:value-type="float" office:value="5750" calcext:value-type="float">
            <text:p>57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14]*[.F414]" office:value-type="float" office:value="36000" calcext:value-type="float">
            <text:p>36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414]*[.H414]" office:value-type="float" office:value="1200" calcext:value-type="float">
            <text:p>1200</text:p>
          </table:table-cell>
          <table:table-cell table:style-name="ce34" table:formula="of:=[.$D414]*[.I414]" office:value-type="float" office:value="1200" calcext:value-type="float">
            <text:p>1200</text:p>
          </table:table-cell>
          <table:table-cell table:style-name="ce38" table:formula="of:=[.$D414]*[.J414]" office:value-type="float" office:value="1200" calcext:value-type="float">
            <text:p>1200</text:p>
          </table:table-cell>
          <table:table-cell table:style-name="ce42" table:formula="of:=[.$D414]*[.K414]" office:value-type="float" office:value="1200" calcext:value-type="float">
            <text:p>1200</text:p>
          </table:table-cell>
          <table:table-cell table:style-name="ce45" table:formula="of:=[.L414]/[.$B414]" office:value-type="float" office:value="120" calcext:value-type="float">
            <text:p>120.0</text:p>
          </table:table-cell>
          <table:table-cell table:style-name="ce48" table:formula="of:=[.M414]/[.$B414]" office:value-type="float" office:value="120" calcext:value-type="float">
            <text:p>120.0</text:p>
          </table:table-cell>
          <table:table-cell table:style-name="ce50" table:formula="of:=[.N414]/[.$B414]" office:value-type="float" office:value="120" calcext:value-type="float">
            <text:p>120.0</text:p>
          </table:table-cell>
          <table:table-cell table:style-name="ce52" table:formula="of:=[.O414]/[.$B414]" office:value-type="float" office:value="120" calcext:value-type="float">
            <text:p>120.0</text:p>
          </table:table-cell>
          <table:table-cell table:style-name="ce55" table:formula="of:=([.L414]+[.M414]+[.N414]+[.O414])/[.$B414]" office:value-type="float" office:value="480" calcext:value-type="float">
            <text:p>480.0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3" office:value-type="float" office:value="10" calcext:value-type="float">
            <text:p>10</text:p>
          </table:table-cell>
          <table:table-cell table:style-name="ce23" table:formula="of:=SUM([.$B$402:.B415])" office:value-type="float" office:value="73" calcext:value-type="float">
            <text:p>73</text:p>
          </table:table-cell>
          <table:table-cell table:style-name="ce4" table:formula="of:=20 * 5 + 5 * 20 * 5 + ([.A415] - 10) * 20 * 10" office:value-type="float" office:value="1400" calcext:value-type="float">
            <text:p>1400</text:p>
          </table:table-cell>
          <table:table-cell table:style-name="ce4" table:formula="of:=SUM([.$D$402:.D415])" office:value-type="float" office:value="7150" calcext:value-type="float">
            <text:p>71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15]*[.F415]" office:value-type="float" office:value="42000" calcext:value-type="float">
            <text:p>42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415]*[.H415]" office:value-type="float" office:value="1400" calcext:value-type="float">
            <text:p>1400</text:p>
          </table:table-cell>
          <table:table-cell table:style-name="ce34" table:formula="of:=[.$D415]*[.I415]" office:value-type="float" office:value="1400" calcext:value-type="float">
            <text:p>1400</text:p>
          </table:table-cell>
          <table:table-cell table:style-name="ce38" table:formula="of:=[.$D415]*[.J415]" office:value-type="float" office:value="1400" calcext:value-type="float">
            <text:p>1400</text:p>
          </table:table-cell>
          <table:table-cell table:style-name="ce42" table:formula="of:=[.$D415]*[.K415]" office:value-type="float" office:value="1400" calcext:value-type="float">
            <text:p>1400</text:p>
          </table:table-cell>
          <table:table-cell table:style-name="ce45" table:formula="of:=[.L415]/[.$B415]" office:value-type="float" office:value="140" calcext:value-type="float">
            <text:p>140.0</text:p>
          </table:table-cell>
          <table:table-cell table:style-name="ce48" table:formula="of:=[.M415]/[.$B415]" office:value-type="float" office:value="140" calcext:value-type="float">
            <text:p>140.0</text:p>
          </table:table-cell>
          <table:table-cell table:style-name="ce50" table:formula="of:=[.N415]/[.$B415]" office:value-type="float" office:value="140" calcext:value-type="float">
            <text:p>140.0</text:p>
          </table:table-cell>
          <table:table-cell table:style-name="ce52" table:formula="of:=[.O415]/[.$B415]" office:value-type="float" office:value="140" calcext:value-type="float">
            <text:p>140.0</text:p>
          </table:table-cell>
          <table:table-cell table:style-name="ce55" table:formula="of:=([.L415]+[.M415]+[.N415]+[.O415])/[.$B415]" office:value-type="float" office:value="560" calcext:value-type="float">
            <text:p>560.0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3" office:value-type="float" office:value="10" calcext:value-type="float">
            <text:p>10</text:p>
          </table:table-cell>
          <table:table-cell table:style-name="ce23" table:formula="of:=SUM([.$B$402:.B416])" office:value-type="float" office:value="83" calcext:value-type="float">
            <text:p>83</text:p>
          </table:table-cell>
          <table:table-cell table:style-name="ce4" table:formula="of:=20 * 5 + 5 * 20 * 5 + ([.A416] - 10) * 20 * 10" office:value-type="float" office:value="1600" calcext:value-type="float">
            <text:p>1600</text:p>
          </table:table-cell>
          <table:table-cell table:style-name="ce4" table:formula="of:=SUM([.$D$402:.D416])" office:value-type="float" office:value="8750" calcext:value-type="float">
            <text:p>87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16]*[.F416]" office:value-type="float" office:value="48000" calcext:value-type="float">
            <text:p>48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416]*[.H416]" office:value-type="float" office:value="1600" calcext:value-type="float">
            <text:p>1600</text:p>
          </table:table-cell>
          <table:table-cell table:style-name="ce34" table:formula="of:=[.$D416]*[.I416]" office:value-type="float" office:value="1600" calcext:value-type="float">
            <text:p>1600</text:p>
          </table:table-cell>
          <table:table-cell table:style-name="ce38" table:formula="of:=[.$D416]*[.J416]" office:value-type="float" office:value="1600" calcext:value-type="float">
            <text:p>1600</text:p>
          </table:table-cell>
          <table:table-cell table:style-name="ce42" table:formula="of:=[.$D416]*[.K416]" office:value-type="float" office:value="1600" calcext:value-type="float">
            <text:p>1600</text:p>
          </table:table-cell>
          <table:table-cell table:style-name="ce45" table:formula="of:=[.L416]/[.$B416]" office:value-type="float" office:value="160" calcext:value-type="float">
            <text:p>160.0</text:p>
          </table:table-cell>
          <table:table-cell table:style-name="ce48" table:formula="of:=[.M416]/[.$B416]" office:value-type="float" office:value="160" calcext:value-type="float">
            <text:p>160.0</text:p>
          </table:table-cell>
          <table:table-cell table:style-name="ce50" table:formula="of:=[.N416]/[.$B416]" office:value-type="float" office:value="160" calcext:value-type="float">
            <text:p>160.0</text:p>
          </table:table-cell>
          <table:table-cell table:style-name="ce52" table:formula="of:=[.O416]/[.$B416]" office:value-type="float" office:value="160" calcext:value-type="float">
            <text:p>160.0</text:p>
          </table:table-cell>
          <table:table-cell table:style-name="ce55" table:formula="of:=([.L416]+[.M416]+[.N416]+[.O416])/[.$B416]" office:value-type="float" office:value="640" calcext:value-type="float">
            <text:p>640.0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3" office:value-type="float" office:value="10" calcext:value-type="float">
            <text:p>10</text:p>
          </table:table-cell>
          <table:table-cell table:style-name="ce23" table:formula="of:=SUM([.$B$402:.B417])" office:value-type="float" office:value="93" calcext:value-type="float">
            <text:p>93</text:p>
          </table:table-cell>
          <table:table-cell table:style-name="ce4" table:formula="of:=20 * 5 + 5 * 20 * 5 + ([.A417] - 10) * 20 * 10" office:value-type="float" office:value="1800" calcext:value-type="float">
            <text:p>1800</text:p>
          </table:table-cell>
          <table:table-cell table:style-name="ce4" table:formula="of:=SUM([.$D$402:.D417])" office:value-type="float" office:value="10550" calcext:value-type="float">
            <text:p>105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17]*[.F417]" office:value-type="float" office:value="54000" calcext:value-type="float">
            <text:p>54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417]*[.H417]" office:value-type="float" office:value="1800" calcext:value-type="float">
            <text:p>1800</text:p>
          </table:table-cell>
          <table:table-cell table:style-name="ce34" table:formula="of:=[.$D417]*[.I417]" office:value-type="float" office:value="1800" calcext:value-type="float">
            <text:p>1800</text:p>
          </table:table-cell>
          <table:table-cell table:style-name="ce38" table:formula="of:=[.$D417]*[.J417]" office:value-type="float" office:value="1800" calcext:value-type="float">
            <text:p>1800</text:p>
          </table:table-cell>
          <table:table-cell table:style-name="ce42" table:formula="of:=[.$D417]*[.K417]" office:value-type="float" office:value="1800" calcext:value-type="float">
            <text:p>1800</text:p>
          </table:table-cell>
          <table:table-cell table:style-name="ce45" table:formula="of:=[.L417]/[.$B417]" office:value-type="float" office:value="180" calcext:value-type="float">
            <text:p>180.0</text:p>
          </table:table-cell>
          <table:table-cell table:style-name="ce48" table:formula="of:=[.M417]/[.$B417]" office:value-type="float" office:value="180" calcext:value-type="float">
            <text:p>180.0</text:p>
          </table:table-cell>
          <table:table-cell table:style-name="ce50" table:formula="of:=[.N417]/[.$B417]" office:value-type="float" office:value="180" calcext:value-type="float">
            <text:p>180.0</text:p>
          </table:table-cell>
          <table:table-cell table:style-name="ce52" table:formula="of:=[.O417]/[.$B417]" office:value-type="float" office:value="180" calcext:value-type="float">
            <text:p>180.0</text:p>
          </table:table-cell>
          <table:table-cell table:style-name="ce55" table:formula="of:=([.L417]+[.M417]+[.N417]+[.O417])/[.$B417]" office:value-type="float" office:value="720" calcext:value-type="float">
            <text:p>720.0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3" office:value-type="float" office:value="10" calcext:value-type="float">
            <text:p>10</text:p>
          </table:table-cell>
          <table:table-cell table:style-name="ce23" table:formula="of:=SUM([.$B$402:.B418])" office:value-type="float" office:value="103" calcext:value-type="float">
            <text:p>103</text:p>
          </table:table-cell>
          <table:table-cell table:style-name="ce4" table:formula="of:=20 * 5 + 5 * 20 * 5 + ([.A418] - 10) * 20 * 10" office:value-type="float" office:value="2000" calcext:value-type="float">
            <text:p>2000</text:p>
          </table:table-cell>
          <table:table-cell table:style-name="ce4" table:formula="of:=SUM([.$D$402:.D418])" office:value-type="float" office:value="12550" calcext:value-type="float">
            <text:p>125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18]*[.F418]" office:value-type="float" office:value="60000" calcext:value-type="float">
            <text:p>60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418]*[.H418]" office:value-type="float" office:value="2000" calcext:value-type="float">
            <text:p>2000</text:p>
          </table:table-cell>
          <table:table-cell table:style-name="ce34" table:formula="of:=[.$D418]*[.I418]" office:value-type="float" office:value="2000" calcext:value-type="float">
            <text:p>2000</text:p>
          </table:table-cell>
          <table:table-cell table:style-name="ce38" table:formula="of:=[.$D418]*[.J418]" office:value-type="float" office:value="2000" calcext:value-type="float">
            <text:p>2000</text:p>
          </table:table-cell>
          <table:table-cell table:style-name="ce42" table:formula="of:=[.$D418]*[.K418]" office:value-type="float" office:value="2000" calcext:value-type="float">
            <text:p>2000</text:p>
          </table:table-cell>
          <table:table-cell table:style-name="ce45" table:formula="of:=[.L418]/[.$B418]" office:value-type="float" office:value="200" calcext:value-type="float">
            <text:p>200.0</text:p>
          </table:table-cell>
          <table:table-cell table:style-name="ce48" table:formula="of:=[.M418]/[.$B418]" office:value-type="float" office:value="200" calcext:value-type="float">
            <text:p>200.0</text:p>
          </table:table-cell>
          <table:table-cell table:style-name="ce50" table:formula="of:=[.N418]/[.$B418]" office:value-type="float" office:value="200" calcext:value-type="float">
            <text:p>200.0</text:p>
          </table:table-cell>
          <table:table-cell table:style-name="ce52" table:formula="of:=[.O418]/[.$B418]" office:value-type="float" office:value="200" calcext:value-type="float">
            <text:p>200.0</text:p>
          </table:table-cell>
          <table:table-cell table:style-name="ce55" table:formula="of:=([.L418]+[.M418]+[.N418]+[.O418])/[.$B418]" office:value-type="float" office:value="800" calcext:value-type="float">
            <text:p>800.0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3" office:value-type="float" office:value="10" calcext:value-type="float">
            <text:p>10</text:p>
          </table:table-cell>
          <table:table-cell table:style-name="ce23" table:formula="of:=SUM([.$B$402:.B419])" office:value-type="float" office:value="113" calcext:value-type="float">
            <text:p>113</text:p>
          </table:table-cell>
          <table:table-cell table:style-name="ce4" table:formula="of:=20 * 5 + 5 * 20 * 5 + ([.A419] - 10) * 20 * 10" office:value-type="float" office:value="2200" calcext:value-type="float">
            <text:p>2200</text:p>
          </table:table-cell>
          <table:table-cell table:style-name="ce4" table:formula="of:=SUM([.$D$402:.D419])" office:value-type="float" office:value="14750" calcext:value-type="float">
            <text:p>147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19]*[.F419]" office:value-type="float" office:value="66000" calcext:value-type="float">
            <text:p>66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419]*[.H419]" office:value-type="float" office:value="2200" calcext:value-type="float">
            <text:p>2200</text:p>
          </table:table-cell>
          <table:table-cell table:style-name="ce34" table:formula="of:=[.$D419]*[.I419]" office:value-type="float" office:value="2200" calcext:value-type="float">
            <text:p>2200</text:p>
          </table:table-cell>
          <table:table-cell table:style-name="ce38" table:formula="of:=[.$D419]*[.J419]" office:value-type="float" office:value="2200" calcext:value-type="float">
            <text:p>2200</text:p>
          </table:table-cell>
          <table:table-cell table:style-name="ce42" table:formula="of:=[.$D419]*[.K419]" office:value-type="float" office:value="2200" calcext:value-type="float">
            <text:p>2200</text:p>
          </table:table-cell>
          <table:table-cell table:style-name="ce45" table:formula="of:=[.L419]/[.$B419]" office:value-type="float" office:value="220" calcext:value-type="float">
            <text:p>220.0</text:p>
          </table:table-cell>
          <table:table-cell table:style-name="ce48" table:formula="of:=[.M419]/[.$B419]" office:value-type="float" office:value="220" calcext:value-type="float">
            <text:p>220.0</text:p>
          </table:table-cell>
          <table:table-cell table:style-name="ce50" table:formula="of:=[.N419]/[.$B419]" office:value-type="float" office:value="220" calcext:value-type="float">
            <text:p>220.0</text:p>
          </table:table-cell>
          <table:table-cell table:style-name="ce52" table:formula="of:=[.O419]/[.$B419]" office:value-type="float" office:value="220" calcext:value-type="float">
            <text:p>220.0</text:p>
          </table:table-cell>
          <table:table-cell table:style-name="ce55" table:formula="of:=([.L419]+[.M419]+[.N419]+[.O419])/[.$B419]" office:value-type="float" office:value="880" calcext:value-type="float">
            <text:p>880.0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3" office:value-type="float" office:value="10" calcext:value-type="float">
            <text:p>10</text:p>
          </table:table-cell>
          <table:table-cell table:style-name="ce23" table:formula="of:=SUM([.$B$402:.B420])" office:value-type="float" office:value="123" calcext:value-type="float">
            <text:p>123</text:p>
          </table:table-cell>
          <table:table-cell table:style-name="ce4" table:formula="of:=20 * 5 + 5 * 20 * 5 + ([.A420] - 10) * 20 * 10" office:value-type="float" office:value="2400" calcext:value-type="float">
            <text:p>2400</text:p>
          </table:table-cell>
          <table:table-cell table:style-name="ce4" table:formula="of:=SUM([.$D$402:.D420])" office:value-type="float" office:value="17150" calcext:value-type="float">
            <text:p>171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20]*[.F420]" office:value-type="float" office:value="72000" calcext:value-type="float">
            <text:p>72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420]*[.H420]" office:value-type="float" office:value="2400" calcext:value-type="float">
            <text:p>2400</text:p>
          </table:table-cell>
          <table:table-cell table:style-name="ce34" table:formula="of:=[.$D420]*[.I420]" office:value-type="float" office:value="2400" calcext:value-type="float">
            <text:p>2400</text:p>
          </table:table-cell>
          <table:table-cell table:style-name="ce38" table:formula="of:=[.$D420]*[.J420]" office:value-type="float" office:value="2400" calcext:value-type="float">
            <text:p>2400</text:p>
          </table:table-cell>
          <table:table-cell table:style-name="ce42" table:formula="of:=[.$D420]*[.K420]" office:value-type="float" office:value="2400" calcext:value-type="float">
            <text:p>2400</text:p>
          </table:table-cell>
          <table:table-cell table:style-name="ce45" table:formula="of:=[.L420]/[.$B420]" office:value-type="float" office:value="240" calcext:value-type="float">
            <text:p>240.0</text:p>
          </table:table-cell>
          <table:table-cell table:style-name="ce48" table:formula="of:=[.M420]/[.$B420]" office:value-type="float" office:value="240" calcext:value-type="float">
            <text:p>240.0</text:p>
          </table:table-cell>
          <table:table-cell table:style-name="ce50" table:formula="of:=[.N420]/[.$B420]" office:value-type="float" office:value="240" calcext:value-type="float">
            <text:p>240.0</text:p>
          </table:table-cell>
          <table:table-cell table:style-name="ce52" table:formula="of:=[.O420]/[.$B420]" office:value-type="float" office:value="240" calcext:value-type="float">
            <text:p>240.0</text:p>
          </table:table-cell>
          <table:table-cell table:style-name="ce55" table:formula="of:=([.L420]+[.M420]+[.N420]+[.O420])/[.$B420]" office:value-type="float" office:value="960" calcext:value-type="float">
            <text:p>960.0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23" table:formula="of:=SUM([.$B$402:.B421])" office:value-type="float" office:value="133" calcext:value-type="float">
            <text:p>133</text:p>
          </table:table-cell>
          <table:table-cell table:style-name="ce4" table:formula="of:=20 * 5 + 5 * 20 * 5 + ([.A421] - 10) * 20 * 10" office:value-type="float" office:value="2600" calcext:value-type="float">
            <text:p>2600</text:p>
          </table:table-cell>
          <table:table-cell table:style-name="ce4" table:formula="of:=SUM([.$D$402:.D421])" office:value-type="float" office:value="19750" calcext:value-type="float">
            <text:p>197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21]*[.F421]" office:value-type="float" office:value="78000" calcext:value-type="float">
            <text:p>78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421]*[.H421]" office:value-type="float" office:value="2600" calcext:value-type="float">
            <text:p>2600</text:p>
          </table:table-cell>
          <table:table-cell table:style-name="ce34" table:formula="of:=[.$D421]*[.I421]" office:value-type="float" office:value="2600" calcext:value-type="float">
            <text:p>2600</text:p>
          </table:table-cell>
          <table:table-cell table:style-name="ce38" table:formula="of:=[.$D421]*[.J421]" office:value-type="float" office:value="2600" calcext:value-type="float">
            <text:p>2600</text:p>
          </table:table-cell>
          <table:table-cell table:style-name="ce42" table:formula="of:=[.$D421]*[.K421]" office:value-type="float" office:value="2600" calcext:value-type="float">
            <text:p>2600</text:p>
          </table:table-cell>
          <table:table-cell table:style-name="ce45" table:formula="of:=[.L421]/[.$B421]" office:value-type="float" office:value="260" calcext:value-type="float">
            <text:p>260.0</text:p>
          </table:table-cell>
          <table:table-cell table:style-name="ce48" table:formula="of:=[.M421]/[.$B421]" office:value-type="float" office:value="260" calcext:value-type="float">
            <text:p>260.0</text:p>
          </table:table-cell>
          <table:table-cell table:style-name="ce50" table:formula="of:=[.N421]/[.$B421]" office:value-type="float" office:value="260" calcext:value-type="float">
            <text:p>260.0</text:p>
          </table:table-cell>
          <table:table-cell table:style-name="ce52" table:formula="of:=[.O421]/[.$B421]" office:value-type="float" office:value="260" calcext:value-type="float">
            <text:p>260.0</text:p>
          </table:table-cell>
          <table:table-cell table:style-name="ce55" table:formula="of:=([.L421]+[.M421]+[.N421]+[.O421])/[.$B421]" office:value-type="float" office:value="1040" calcext:value-type="float">
            <text:p>1040.0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4" office:value-type="float" office:value="10" calcext:value-type="float">
            <text:p>10</text:p>
          </table:table-cell>
          <table:table-cell table:style-name="ce16" table:formula="of:=SUM([.$B$402:.B422])" office:value-type="float" office:value="143" calcext:value-type="float">
            <text:p>143</text:p>
          </table:table-cell>
          <table:table-cell table:style-name="ce5" table:formula="of:=COM.MICROSOFT.FLOOR.MATH(25*2^([.A422]/3))" office:value-type="float" office:value="3200" calcext:value-type="float">
            <text:p>3200</text:p>
          </table:table-cell>
          <table:table-cell table:style-name="ce5" table:formula="of:=SUM([.$D$402:.D422])" office:value-type="float" office:value="22950" calcext:value-type="float">
            <text:p>22950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formula="of:=[.D422]*[.F422]" office:value-type="float" office:value="96000" calcext:value-type="float">
            <text:p>9600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422]*[.H422]" office:value-type="float" office:value="3200" calcext:value-type="float">
            <text:p>3200</text:p>
          </table:table-cell>
          <table:table-cell table:style-name="ce34" table:formula="of:=[.$D422]*[.I422]" office:value-type="float" office:value="3200" calcext:value-type="float">
            <text:p>3200</text:p>
          </table:table-cell>
          <table:table-cell table:style-name="ce38" table:formula="of:=[.$D422]*[.J422]" office:value-type="float" office:value="3200" calcext:value-type="float">
            <text:p>3200</text:p>
          </table:table-cell>
          <table:table-cell table:style-name="ce42" table:formula="of:=[.$D422]*[.K422]" office:value-type="float" office:value="3200" calcext:value-type="float">
            <text:p>3200</text:p>
          </table:table-cell>
          <table:table-cell table:style-name="ce45" table:formula="of:=[.L422]/[.$B422]" office:value-type="float" office:value="320" calcext:value-type="float">
            <text:p>320.0</text:p>
          </table:table-cell>
          <table:table-cell table:style-name="ce48" table:formula="of:=[.M422]/[.$B422]" office:value-type="float" office:value="320" calcext:value-type="float">
            <text:p>320.0</text:p>
          </table:table-cell>
          <table:table-cell table:style-name="ce50" table:formula="of:=[.N422]/[.$B422]" office:value-type="float" office:value="320" calcext:value-type="float">
            <text:p>320.0</text:p>
          </table:table-cell>
          <table:table-cell table:style-name="ce52" table:formula="of:=[.O422]/[.$B422]" office:value-type="float" office:value="320" calcext:value-type="float">
            <text:p>320.0</text:p>
          </table:table-cell>
          <table:table-cell table:style-name="ce55" table:formula="of:=([.L422]+[.M422]+[.N422]+[.O422])/[.$B422]" office:value-type="float" office:value="1280" calcext:value-type="float">
            <text:p>1280.0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4" office:value-type="float" office:value="10" calcext:value-type="float">
            <text:p>10</text:p>
          </table:table-cell>
          <table:table-cell table:style-name="ce16" table:formula="of:=SUM([.$B$402:.B423])" office:value-type="float" office:value="153" calcext:value-type="float">
            <text:p>153</text:p>
          </table:table-cell>
          <table:table-cell table:style-name="ce5" table:formula="of:=COM.MICROSOFT.FLOOR.MATH(50*2^([.A423]/3))" office:value-type="float" office:value="8063" calcext:value-type="float">
            <text:p>8063</text:p>
          </table:table-cell>
          <table:table-cell table:style-name="ce5" table:formula="of:=SUM([.$D$402:.D423])" office:value-type="float" office:value="31013" calcext:value-type="float">
            <text:p>31013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formula="of:=[.D423]*[.F423]" office:value-type="float" office:value="241890" calcext:value-type="float">
            <text:p>24189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423]*[.H423]" office:value-type="float" office:value="8063" calcext:value-type="float">
            <text:p>8063</text:p>
          </table:table-cell>
          <table:table-cell table:style-name="ce34" table:formula="of:=[.$D423]*[.I423]" office:value-type="float" office:value="8063" calcext:value-type="float">
            <text:p>8063</text:p>
          </table:table-cell>
          <table:table-cell table:style-name="ce38" table:formula="of:=[.$D423]*[.J423]" office:value-type="float" office:value="8063" calcext:value-type="float">
            <text:p>8063</text:p>
          </table:table-cell>
          <table:table-cell table:style-name="ce42" table:formula="of:=[.$D423]*[.K423]" office:value-type="float" office:value="8063" calcext:value-type="float">
            <text:p>8063</text:p>
          </table:table-cell>
          <table:table-cell table:style-name="ce45" table:formula="of:=[.L423]/[.$B423]" office:value-type="float" office:value="806.3" calcext:value-type="float">
            <text:p>806.3</text:p>
          </table:table-cell>
          <table:table-cell table:style-name="ce48" table:formula="of:=[.M423]/[.$B423]" office:value-type="float" office:value="806.3" calcext:value-type="float">
            <text:p>806.3</text:p>
          </table:table-cell>
          <table:table-cell table:style-name="ce50" table:formula="of:=[.N423]/[.$B423]" office:value-type="float" office:value="806.3" calcext:value-type="float">
            <text:p>806.3</text:p>
          </table:table-cell>
          <table:table-cell table:style-name="ce52" table:formula="of:=[.O423]/[.$B423]" office:value-type="float" office:value="806.3" calcext:value-type="float">
            <text:p>806.3</text:p>
          </table:table-cell>
          <table:table-cell table:style-name="ce55" table:formula="of:=([.L423]+[.M423]+[.N423]+[.O423])/[.$B423]" office:value-type="float" office:value="3225.2" calcext:value-type="float">
            <text:p>3225.2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4" office:value-type="float" office:value="10" calcext:value-type="float">
            <text:p>10</text:p>
          </table:table-cell>
          <table:table-cell table:style-name="ce16" table:formula="of:=SUM([.$B$402:.B424])" office:value-type="float" office:value="163" calcext:value-type="float">
            <text:p>163</text:p>
          </table:table-cell>
          <table:table-cell table:style-name="ce5" table:formula="of:=COM.MICROSOFT.FLOOR.MATH(50*2^([.A424]/3))" office:value-type="float" office:value="10159" calcext:value-type="float">
            <text:p>10159</text:p>
          </table:table-cell>
          <table:table-cell table:style-name="ce5" table:formula="of:=SUM([.$D$402:.D424])" office:value-type="float" office:value="41172" calcext:value-type="float">
            <text:p>41172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formula="of:=[.D424]*[.F424]" office:value-type="float" office:value="304770" calcext:value-type="float">
            <text:p>30477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424]*[.H424]" office:value-type="float" office:value="10159" calcext:value-type="float">
            <text:p>10159</text:p>
          </table:table-cell>
          <table:table-cell table:style-name="ce34" table:formula="of:=[.$D424]*[.I424]" office:value-type="float" office:value="10159" calcext:value-type="float">
            <text:p>10159</text:p>
          </table:table-cell>
          <table:table-cell table:style-name="ce38" table:formula="of:=[.$D424]*[.J424]" office:value-type="float" office:value="10159" calcext:value-type="float">
            <text:p>10159</text:p>
          </table:table-cell>
          <table:table-cell table:style-name="ce42" table:formula="of:=[.$D424]*[.K424]" office:value-type="float" office:value="10159" calcext:value-type="float">
            <text:p>10159</text:p>
          </table:table-cell>
          <table:table-cell table:style-name="ce45" table:formula="of:=[.L424]/[.$B424]" office:value-type="float" office:value="1015.9" calcext:value-type="float">
            <text:p>1015.9</text:p>
          </table:table-cell>
          <table:table-cell table:style-name="ce48" table:formula="of:=[.M424]/[.$B424]" office:value-type="float" office:value="1015.9" calcext:value-type="float">
            <text:p>1015.9</text:p>
          </table:table-cell>
          <table:table-cell table:style-name="ce50" table:formula="of:=[.N424]/[.$B424]" office:value-type="float" office:value="1015.9" calcext:value-type="float">
            <text:p>1015.9</text:p>
          </table:table-cell>
          <table:table-cell table:style-name="ce52" table:formula="of:=[.O424]/[.$B424]" office:value-type="float" office:value="1015.9" calcext:value-type="float">
            <text:p>1015.9</text:p>
          </table:table-cell>
          <table:table-cell table:style-name="ce55" table:formula="of:=([.L424]+[.M424]+[.N424]+[.O424])/[.$B424]" office:value-type="float" office:value="4063.6" calcext:value-type="float">
            <text:p>4063.6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4" office:value-type="float" office:value="10" calcext:value-type="float">
            <text:p>10</text:p>
          </table:table-cell>
          <table:table-cell table:style-name="ce16" table:formula="of:=SUM([.$B$402:.B425])" office:value-type="float" office:value="173" calcext:value-type="float">
            <text:p>173</text:p>
          </table:table-cell>
          <table:table-cell table:style-name="ce5" table:formula="of:=COM.MICROSOFT.FLOOR.MATH(50*2^([.A425]/3))" office:value-type="float" office:value="12800" calcext:value-type="float">
            <text:p>12800</text:p>
          </table:table-cell>
          <table:table-cell table:style-name="ce5" table:formula="of:=SUM([.$D$402:.D425])" office:value-type="float" office:value="53972" calcext:value-type="float">
            <text:p>53972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formula="of:=[.D425]*[.F425]" office:value-type="float" office:value="384000" calcext:value-type="float">
            <text:p>38400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425]*[.H425]" office:value-type="float" office:value="12800" calcext:value-type="float">
            <text:p>12800</text:p>
          </table:table-cell>
          <table:table-cell table:style-name="ce34" table:formula="of:=[.$D425]*[.I425]" office:value-type="float" office:value="12800" calcext:value-type="float">
            <text:p>12800</text:p>
          </table:table-cell>
          <table:table-cell table:style-name="ce38" table:formula="of:=[.$D425]*[.J425]" office:value-type="float" office:value="12800" calcext:value-type="float">
            <text:p>12800</text:p>
          </table:table-cell>
          <table:table-cell table:style-name="ce42" table:formula="of:=[.$D425]*[.K425]" office:value-type="float" office:value="12800" calcext:value-type="float">
            <text:p>12800</text:p>
          </table:table-cell>
          <table:table-cell table:style-name="ce45" table:formula="of:=[.L425]/[.$B425]" office:value-type="float" office:value="1280" calcext:value-type="float">
            <text:p>1280.0</text:p>
          </table:table-cell>
          <table:table-cell table:style-name="ce48" table:formula="of:=[.M425]/[.$B425]" office:value-type="float" office:value="1280" calcext:value-type="float">
            <text:p>1280.0</text:p>
          </table:table-cell>
          <table:table-cell table:style-name="ce50" table:formula="of:=[.N425]/[.$B425]" office:value-type="float" office:value="1280" calcext:value-type="float">
            <text:p>1280.0</text:p>
          </table:table-cell>
          <table:table-cell table:style-name="ce52" table:formula="of:=[.O425]/[.$B425]" office:value-type="float" office:value="1280" calcext:value-type="float">
            <text:p>1280.0</text:p>
          </table:table-cell>
          <table:table-cell table:style-name="ce55" table:formula="of:=([.L425]+[.M425]+[.N425]+[.O425])/[.$B425]" office:value-type="float" office:value="5120" calcext:value-type="float">
            <text:p>5120.0</text:p>
          </table:table-cell>
          <table:table-cell table:style-name="ce59"/>
          <table:table-cell table:style-name="ce1" table:number-columns-repeated="1003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6" table:formula="of:=SUM([.$B$402:.B426])" office:value-type="float" office:value="183" calcext:value-type="float">
            <text:p>183</text:p>
          </table:table-cell>
          <table:table-cell table:style-name="ce5" table:formula="of:=COM.MICROSOFT.FLOOR.MATH(50*2^([.A426]/3))" office:value-type="float" office:value="16126" calcext:value-type="float">
            <text:p>16126</text:p>
          </table:table-cell>
          <table:table-cell table:style-name="ce5" table:formula="of:=SUM([.$D$402:.D426])" office:value-type="float" office:value="70098" calcext:value-type="float">
            <text:p>70098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formula="of:=[.D426]*[.F426]" office:value-type="float" office:value="483780" calcext:value-type="float">
            <text:p>48378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426]*[.H426]" office:value-type="float" office:value="16126" calcext:value-type="float">
            <text:p>16126</text:p>
          </table:table-cell>
          <table:table-cell table:style-name="ce34" table:formula="of:=[.$D426]*[.I426]" office:value-type="float" office:value="16126" calcext:value-type="float">
            <text:p>16126</text:p>
          </table:table-cell>
          <table:table-cell table:style-name="ce38" table:formula="of:=[.$D426]*[.J426]" office:value-type="float" office:value="16126" calcext:value-type="float">
            <text:p>16126</text:p>
          </table:table-cell>
          <table:table-cell table:style-name="ce42" table:formula="of:=[.$D426]*[.K426]" office:value-type="float" office:value="16126" calcext:value-type="float">
            <text:p>16126</text:p>
          </table:table-cell>
          <table:table-cell table:style-name="ce45" table:formula="of:=[.L426]/[.$B426]" office:value-type="float" office:value="1612.6" calcext:value-type="float">
            <text:p>1612.6</text:p>
          </table:table-cell>
          <table:table-cell table:style-name="ce48" table:formula="of:=[.M426]/[.$B426]" office:value-type="float" office:value="1612.6" calcext:value-type="float">
            <text:p>1612.6</text:p>
          </table:table-cell>
          <table:table-cell table:style-name="ce50" table:formula="of:=[.N426]/[.$B426]" office:value-type="float" office:value="1612.6" calcext:value-type="float">
            <text:p>1612.6</text:p>
          </table:table-cell>
          <table:table-cell table:style-name="ce52" table:formula="of:=[.O426]/[.$B426]" office:value-type="float" office:value="1612.6" calcext:value-type="float">
            <text:p>1612.6</text:p>
          </table:table-cell>
          <table:table-cell table:style-name="ce55" table:formula="of:=([.L426]+[.M426]+[.N426]+[.O426])/[.$B426]" office:value-type="float" office:value="6450.4" calcext:value-type="float">
            <text:p>6450.4</text:p>
          </table:table-cell>
          <table:table-cell table:style-name="ce59"/>
          <table:table-cell table:style-name="ce1" table:number-columns-repeated="1003"/>
        </table:table-row>
        <table:table-row table:style-name="ro1" table:number-rows-repeated="2">
          <table:table-cell table:style-name="ce4"/>
          <table:table-cell table:style-name="ce11"/>
          <table:table-cell table:style-name="ce19"/>
          <table:table-cell table:style-name="ce4" table:number-columns-repeated="8"/>
          <table:table-cell table:style-name="ce31"/>
          <table:table-cell table:style-name="ce35"/>
          <table:table-cell table:style-name="ce39"/>
          <table:table-cell table:style-name="ce43"/>
          <table:table-cell table:style-name="ce46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1" table:number-columns-repeated="1003"/>
        </table:table-row>
        <table:table-row table:style-name="ro2">
          <table:table-cell table:style-name="ce3" office:value-type="string" calcext:value-type="string">
            <text:p>Stack-Inserter</text:p>
          </table:table-cell>
          <table:table-cell table:style-name="ce10" office:value-type="string" calcext:value-type="string">
            <text:p>Modifier</text:p>
          </table:table-cell>
          <table:table-cell table:style-name="ce10" office:value-type="string" calcext:value-type="string">
            <text:p>CumMod</text:p>
          </table:table-cell>
          <table:table-cell table:style-name="ce10" office:value-type="string" calcext:value-type="string">
            <text:p>Cycles</text:p>
          </table:table-cell>
          <table:table-cell table:style-name="ce10" office:value-type="string" calcext:value-type="string">
            <text:p>CumCyc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 x Cycles</text:p>
          </table:table-cell>
          <table:table-cell table:style-name="ce10" office:value-type="string" calcext:value-type="string">
            <text:p>SP R/Cycle</text:p>
          </table:table-cell>
          <table:table-cell table:style-name="ce10" office:value-type="string" calcext:value-type="string">
            <text:p>SP G/Cycle</text:p>
          </table:table-cell>
          <table:table-cell table:style-name="ce10" office:value-type="string" calcext:value-type="string">
            <text:p>SP B/Cycle</text:p>
          </table:table-cell>
          <table:table-cell table:style-name="ce10" office:value-type="string" calcext:value-type="string">
            <text:p>SP A/Cycle</text:p>
          </table:table-cell>
          <table:table-cell table:style-name="ce29" office:value-type="string" calcext:value-type="string">
            <text:p>SP R total</text:p>
          </table:table-cell>
          <table:table-cell table:style-name="ce33" office:value-type="string" calcext:value-type="string">
            <text:p>SP G total</text:p>
          </table:table-cell>
          <table:table-cell table:style-name="ce37" office:value-type="string" calcext:value-type="string">
            <text:p>SP B total</text:p>
          </table:table-cell>
          <table:table-cell table:style-name="ce41" office:value-type="string" calcext:value-type="string">
            <text:p>SP A total</text:p>
          </table:table-cell>
          <table:table-cell table:style-name="ce29" office:value-type="string" calcext:value-type="string">
            <text:p>SP R/Mod.</text:p>
          </table:table-cell>
          <table:table-cell table:style-name="ce33" office:value-type="string" calcext:value-type="string">
            <text:p>SP G/Mod.</text:p>
          </table:table-cell>
          <table:table-cell table:style-name="ce37" office:value-type="string" calcext:value-type="string">
            <text:p>SP B/Mod.</text:p>
          </table:table-cell>
          <table:table-cell table:style-name="ce41" office:value-type="string" calcext:value-type="string">
            <text:p>SP A/Mod.</text:p>
          </table:table-cell>
          <table:table-cell table:style-name="ce10" office:value-type="string" calcext:value-type="string">
            <text:p>SP total/Mod.</text:p>
          </table:table-cell>
          <table:table-cell table:style-name="ce58" office:value-type="string" calcext:value-type="string">
            <text:p>Modifier (non-stack)</text:p>
          </table:table-cell>
          <table:table-cell table:style-name="ce58" table:number-columns-repeated="1003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21" table:formula="of:=SUM([.$B$430:.B430])" office:value-type="float" office:value="1" calcext:value-type="float">
            <text:p>1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formula="of:=SUM([.$D$430:.D430])" office:value-type="float" office:value="200" calcext:value-type="float">
            <text:p>20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30]*[.F430]" office:value-type="float" office:value="6000" calcext:value-type="float">
            <text:p>60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0" table:formula="of:=[.$D430]*[.H430]" office:value-type="float" office:value="200" calcext:value-type="float">
            <text:p>200</text:p>
          </table:table-cell>
          <table:table-cell table:style-name="ce34" table:formula="of:=[.$D430]*[.I430]" office:value-type="float" office:value="200" calcext:value-type="float">
            <text:p>200</text:p>
          </table:table-cell>
          <table:table-cell table:style-name="ce38" table:formula="of:=[.$D430]*[.J430]" office:value-type="float" office:value="0" calcext:value-type="float">
            <text:p>0</text:p>
          </table:table-cell>
          <table:table-cell table:style-name="ce42" table:formula="of:=[.$D430]*[.K430]" office:value-type="float" office:value="0" calcext:value-type="float">
            <text:p>0</text:p>
          </table:table-cell>
          <table:table-cell table:style-name="ce45" table:formula="of:=[.L430]/[.$B430]" office:value-type="float" office:value="200" calcext:value-type="float">
            <text:p>200.0</text:p>
          </table:table-cell>
          <table:table-cell table:style-name="ce48" table:formula="of:=[.M430]/[.$B430]" office:value-type="float" office:value="200" calcext:value-type="float">
            <text:p>200.0</text:p>
          </table:table-cell>
          <table:table-cell table:style-name="ce50" table:formula="of:=[.N430]/[.$B430]" office:value-type="float" office:value="0" calcext:value-type="float">
            <text:p>0.0</text:p>
          </table:table-cell>
          <table:table-cell table:style-name="ce52" table:formula="of:=[.O430]/[.$B430]" office:value-type="float" office:value="0" calcext:value-type="float">
            <text:p>0.0</text:p>
          </table:table-cell>
          <table:table-cell table:style-name="ce55" table:formula="of:=([.L430]+[.M430]+[.N430]+[.O430])/[.$B430]" office:value-type="float" office:value="400" calcext:value-type="float">
            <text:p>400.0</text:p>
          </table:table-cell>
          <table:table-cell table:style-name="ce60">
            <draw:frame table:end-cell-address="'-TOTAL- Increas.PercentModifier'.AB450" table:end-x="16.93mm" table:end-y="2.12mm" draw:z-index="1" draw:style-name="gr1" draw:text-style-name="P1" svg:width="165.7mm" svg:height="99.05mm" svg:x="29.29mm" svg:y="0.44mm">
              <loext:p draw:notify-on-update-of-ranges="'-TOTAL- Increas.PercentModifier'.G429:'-TOTAL- Increas.PercentModifier'.G429 '-TOTAL- Increas.PercentModifier'.G430:'-TOTAL- Increas.PercentModifier'.G454 '-TOTAL- Increas.PercentModifier'.L429:'-TOTAL- Increas.PercentModifier'.L429 '-TOTAL- Increas.PercentModifier'.L430:'-TOTAL- Increas.PercentModifier'.L454 '-TOTAL- Increas.PercentModifier'.M429:'-TOTAL- Increas.PercentModifier'.M429 '-TOTAL- Increas.PercentModifier'.M430:'-TOTAL- Increas.PercentModifier'.M454 '-TOTAL- Increas.PercentModifier'.N429:'-TOTAL- Increas.PercentModifier'.N429 '-TOTAL- Increas.PercentModifier'.N430:'-TOTAL- Increas.PercentModifier'.N454 '-TOTAL- Increas.PercentModifier'.O429:'-TOTAL- Increas.PercentModifier'.O429 '-TOTAL- Increas.PercentModifier'.O430:'-TOTAL- Increas.PercentModifier'.O454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" table:number-columns-repeated="100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1" table:formula="of:=SUM([.$B$430:.B431])" office:value-type="float" office:value="2" calcext:value-type="float">
            <text:p>2</text:p>
          </table:table-cell>
          <table:table-cell table:style-name="ce4" office:value-type="float" office:value="250" calcext:value-type="float">
            <text:p>250</text:p>
          </table:table-cell>
          <table:table-cell table:style-name="ce4" table:formula="of:=SUM([.$D$430:.D431])" office:value-type="float" office:value="450" calcext:value-type="float">
            <text:p>4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31]*[.F431]" office:value-type="float" office:value="7500" calcext:value-type="float">
            <text:p>75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0" table:formula="of:=[.$D431]*[.H431]" office:value-type="float" office:value="250" calcext:value-type="float">
            <text:p>250</text:p>
          </table:table-cell>
          <table:table-cell table:style-name="ce34" table:formula="of:=[.$D431]*[.I431]" office:value-type="float" office:value="250" calcext:value-type="float">
            <text:p>250</text:p>
          </table:table-cell>
          <table:table-cell table:style-name="ce38" table:formula="of:=[.$D431]*[.J431]" office:value-type="float" office:value="0" calcext:value-type="float">
            <text:p>0</text:p>
          </table:table-cell>
          <table:table-cell table:style-name="ce42" table:formula="of:=[.$D431]*[.K431]" office:value-type="float" office:value="0" calcext:value-type="float">
            <text:p>0</text:p>
          </table:table-cell>
          <table:table-cell table:style-name="ce45" table:formula="of:=[.L431]/[.$B431]" office:value-type="float" office:value="250" calcext:value-type="float">
            <text:p>250.0</text:p>
          </table:table-cell>
          <table:table-cell table:style-name="ce48" table:formula="of:=[.M431]/[.$B431]" office:value-type="float" office:value="250" calcext:value-type="float">
            <text:p>250.0</text:p>
          </table:table-cell>
          <table:table-cell table:style-name="ce50" table:formula="of:=[.N431]/[.$B431]" office:value-type="float" office:value="0" calcext:value-type="float">
            <text:p>0.0</text:p>
          </table:table-cell>
          <table:table-cell table:style-name="ce52" table:formula="of:=[.O431]/[.$B431]" office:value-type="float" office:value="0" calcext:value-type="float">
            <text:p>0.0</text:p>
          </table:table-cell>
          <table:table-cell table:style-name="ce55" table:formula="of:=([.L431]+[.M431]+[.N431]+[.O431])/[.$B431]" office:value-type="float" office:value="500" calcext:value-type="float">
            <text:p>500.0</text:p>
          </table:table-cell>
          <table:table-cell table:style-name="ce13" office:value-type="float" office:value="1" calcext:value-type="float">
            <text:p>1</text:p>
          </table:table-cell>
          <table:table-cell table:style-name="ce1" table:number-columns-repeated="100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21" table:formula="of:=SUM([.$B$430:.B432])" office:value-type="float" office:value="3" calcext:value-type="float">
            <text:p>3</text:p>
          </table:table-cell>
          <table:table-cell table:style-name="ce4" office:value-type="float" office:value="250" calcext:value-type="float">
            <text:p>250</text:p>
          </table:table-cell>
          <table:table-cell table:style-name="ce4" table:formula="of:=SUM([.$D$430:.D432])" office:value-type="float" office:value="700" calcext:value-type="float">
            <text:p>70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32]*[.F432]" office:value-type="float" office:value="7500" calcext:value-type="float">
            <text:p>750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0" table:formula="of:=[.$D432]*[.H432]" office:value-type="float" office:value="250" calcext:value-type="float">
            <text:p>250</text:p>
          </table:table-cell>
          <table:table-cell table:style-name="ce34" table:formula="of:=[.$D432]*[.I432]" office:value-type="float" office:value="250" calcext:value-type="float">
            <text:p>250</text:p>
          </table:table-cell>
          <table:table-cell table:style-name="ce38" table:formula="of:=[.$D432]*[.J432]" office:value-type="float" office:value="250" calcext:value-type="float">
            <text:p>250</text:p>
          </table:table-cell>
          <table:table-cell table:style-name="ce42" table:formula="of:=[.$D432]*[.K432]" office:value-type="float" office:value="0" calcext:value-type="float">
            <text:p>0</text:p>
          </table:table-cell>
          <table:table-cell table:style-name="ce45" table:formula="of:=[.L432]/[.$B432]" office:value-type="float" office:value="250" calcext:value-type="float">
            <text:p>250.0</text:p>
          </table:table-cell>
          <table:table-cell table:style-name="ce48" table:formula="of:=[.M432]/[.$B432]" office:value-type="float" office:value="250" calcext:value-type="float">
            <text:p>250.0</text:p>
          </table:table-cell>
          <table:table-cell table:style-name="ce50" table:formula="of:=[.N432]/[.$B432]" office:value-type="float" office:value="250" calcext:value-type="float">
            <text:p>250.0</text:p>
          </table:table-cell>
          <table:table-cell table:style-name="ce52" table:formula="of:=[.O432]/[.$B432]" office:value-type="float" office:value="0" calcext:value-type="float">
            <text:p>0.0</text:p>
          </table:table-cell>
          <table:table-cell table:style-name="ce55" table:formula="of:=([.L432]+[.M432]+[.N432]+[.O432])/[.$B432]" office:value-type="float" office:value="750" calcext:value-type="float">
            <text:p>750.0</text:p>
          </table:table-cell>
          <table:table-cell table:style-name="ce13"/>
          <table:table-cell table:style-name="ce1" table:number-columns-repeated="100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21" table:formula="of:=SUM([.$B$430:.B433])" office:value-type="float" office:value="4" calcext:value-type="float">
            <text:p>4</text:p>
          </table:table-cell>
          <table:table-cell table:style-name="ce4" office:value-type="float" office:value="250" calcext:value-type="float">
            <text:p>250</text:p>
          </table:table-cell>
          <table:table-cell table:style-name="ce4" table:formula="of:=SUM([.$D$430:.D433])" office:value-type="float" office:value="950" calcext:value-type="float">
            <text:p>9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33]*[.F433]" office:value-type="float" office:value="7500" calcext:value-type="float">
            <text:p>750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0" table:formula="of:=[.$D433]*[.H433]" office:value-type="float" office:value="500" calcext:value-type="float">
            <text:p>500</text:p>
          </table:table-cell>
          <table:table-cell table:style-name="ce34" table:formula="of:=[.$D433]*[.I433]" office:value-type="float" office:value="500" calcext:value-type="float">
            <text:p>500</text:p>
          </table:table-cell>
          <table:table-cell table:style-name="ce38" table:formula="of:=[.$D433]*[.J433]" office:value-type="float" office:value="250" calcext:value-type="float">
            <text:p>250</text:p>
          </table:table-cell>
          <table:table-cell table:style-name="ce42" table:formula="of:=[.$D433]*[.K433]" office:value-type="float" office:value="0" calcext:value-type="float">
            <text:p>0</text:p>
          </table:table-cell>
          <table:table-cell table:style-name="ce45" table:formula="of:=[.L433]/[.$B433]" office:value-type="float" office:value="500" calcext:value-type="float">
            <text:p>500.0</text:p>
          </table:table-cell>
          <table:table-cell table:style-name="ce48" table:formula="of:=[.M433]/[.$B433]" office:value-type="float" office:value="500" calcext:value-type="float">
            <text:p>500.0</text:p>
          </table:table-cell>
          <table:table-cell table:style-name="ce50" table:formula="of:=[.N433]/[.$B433]" office:value-type="float" office:value="250" calcext:value-type="float">
            <text:p>250.0</text:p>
          </table:table-cell>
          <table:table-cell table:style-name="ce52" table:formula="of:=[.O433]/[.$B433]" office:value-type="float" office:value="0" calcext:value-type="float">
            <text:p>0.0</text:p>
          </table:table-cell>
          <table:table-cell table:style-name="ce55" table:formula="of:=([.L433]+[.M433]+[.N433]+[.O433])/[.$B433]" office:value-type="float" office:value="1250" calcext:value-type="float">
            <text:p>1250.0</text:p>
          </table:table-cell>
          <table:table-cell table:style-name="ce13"/>
          <table:table-cell table:style-name="ce1" table:number-columns-repeated="100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21" table:formula="of:=SUM([.$B$430:.B434])" office:value-type="float" office:value="6" calcext:value-type="float">
            <text:p>6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formula="of:=SUM([.$D$430:.D434])" office:value-type="float" office:value="1250" calcext:value-type="float">
            <text:p>12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34]*[.F434]" office:value-type="float" office:value="9000" calcext:value-type="float">
            <text:p>9000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0" table:formula="of:=[.$D434]*[.H434]" office:value-type="float" office:value="600" calcext:value-type="float">
            <text:p>600</text:p>
          </table:table-cell>
          <table:table-cell table:style-name="ce34" table:formula="of:=[.$D434]*[.I434]" office:value-type="float" office:value="600" calcext:value-type="float">
            <text:p>600</text:p>
          </table:table-cell>
          <table:table-cell table:style-name="ce38" table:formula="of:=[.$D434]*[.J434]" office:value-type="float" office:value="600" calcext:value-type="float">
            <text:p>600</text:p>
          </table:table-cell>
          <table:table-cell table:style-name="ce42" table:formula="of:=[.$D434]*[.K434]" office:value-type="float" office:value="300" calcext:value-type="float">
            <text:p>300</text:p>
          </table:table-cell>
          <table:table-cell table:style-name="ce45" table:formula="of:=[.L434]/[.$B434]" office:value-type="float" office:value="300" calcext:value-type="float">
            <text:p>300.0</text:p>
          </table:table-cell>
          <table:table-cell table:style-name="ce48" table:formula="of:=[.M434]/[.$B434]" office:value-type="float" office:value="300" calcext:value-type="float">
            <text:p>300.0</text:p>
          </table:table-cell>
          <table:table-cell table:style-name="ce50" table:formula="of:=[.N434]/[.$B434]" office:value-type="float" office:value="300" calcext:value-type="float">
            <text:p>300.0</text:p>
          </table:table-cell>
          <table:table-cell table:style-name="ce52" table:formula="of:=[.O434]/[.$B434]" office:value-type="float" office:value="150" calcext:value-type="float">
            <text:p>150.0</text:p>
          </table:table-cell>
          <table:table-cell table:style-name="ce55" table:formula="of:=([.L434]+[.M434]+[.N434]+[.O434])/[.$B434]" office:value-type="float" office:value="1050" calcext:value-type="float">
            <text:p>1050.0</text:p>
          </table:table-cell>
          <table:table-cell table:style-name="ce13"/>
          <table:table-cell table:style-name="ce1" table:number-columns-repeated="100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21" table:formula="of:=SUM([.$B$430:.B435])" office:value-type="float" office:value="8" calcext:value-type="float">
            <text:p>8</text:p>
          </table:table-cell>
          <table:table-cell table:style-name="ce4" office:value-type="float" office:value="400" calcext:value-type="float">
            <text:p>400</text:p>
          </table:table-cell>
          <table:table-cell table:style-name="ce4" table:formula="of:=SUM([.$D$430:.D435])" office:value-type="float" office:value="1650" calcext:value-type="float">
            <text:p>16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35]*[.F435]" office:value-type="float" office:value="12000" calcext:value-type="float">
            <text:p>12000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style-name="ce30" table:formula="of:=[.$D435]*[.H435]" office:value-type="float" office:value="800" calcext:value-type="float">
            <text:p>800</text:p>
          </table:table-cell>
          <table:table-cell table:style-name="ce34" table:formula="of:=[.$D435]*[.I435]" office:value-type="float" office:value="800" calcext:value-type="float">
            <text:p>800</text:p>
          </table:table-cell>
          <table:table-cell table:style-name="ce38" table:formula="of:=[.$D435]*[.J435]" office:value-type="float" office:value="800" calcext:value-type="float">
            <text:p>800</text:p>
          </table:table-cell>
          <table:table-cell table:style-name="ce42" table:formula="of:=[.$D435]*[.K435]" office:value-type="float" office:value="800" calcext:value-type="float">
            <text:p>800</text:p>
          </table:table-cell>
          <table:table-cell table:style-name="ce45" table:formula="of:=[.L435]/[.$B435]" office:value-type="float" office:value="400" calcext:value-type="float">
            <text:p>400.0</text:p>
          </table:table-cell>
          <table:table-cell table:style-name="ce48" table:formula="of:=[.M435]/[.$B435]" office:value-type="float" office:value="400" calcext:value-type="float">
            <text:p>400.0</text:p>
          </table:table-cell>
          <table:table-cell table:style-name="ce50" table:formula="of:=[.N435]/[.$B435]" office:value-type="float" office:value="400" calcext:value-type="float">
            <text:p>400.0</text:p>
          </table:table-cell>
          <table:table-cell table:style-name="ce52" table:formula="of:=[.O435]/[.$B435]" office:value-type="float" office:value="400" calcext:value-type="float">
            <text:p>400.0</text:p>
          </table:table-cell>
          <table:table-cell table:style-name="ce55" table:formula="of:=([.L435]+[.M435]+[.N435]+[.O435])/[.$B435]" office:value-type="float" office:value="1600" calcext:value-type="float">
            <text:p>1600.0</text:p>
          </table:table-cell>
          <table:table-cell table:style-name="ce13"/>
          <table:table-cell table:style-name="ce1" table:number-columns-repeated="100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21" table:formula="of:=SUM([.$B$430:.B436])" office:value-type="float" office:value="10" calcext:value-type="float">
            <text:p>10</text:p>
          </table:table-cell>
          <table:table-cell table:style-name="ce4" office:value-type="float" office:value="600" calcext:value-type="float">
            <text:p>600</text:p>
          </table:table-cell>
          <table:table-cell table:style-name="ce4" table:formula="of:=SUM([.$D$430:.D436])" office:value-type="float" office:value="2250" calcext:value-type="float">
            <text:p>22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36]*[.F436]" office:value-type="float" office:value="18000" calcext:value-type="float">
            <text:p>1800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formula="of:=[.$D436]*[.H436]" office:value-type="float" office:value="2400" calcext:value-type="float">
            <text:p>2400</text:p>
          </table:table-cell>
          <table:table-cell table:style-name="ce34" table:formula="of:=[.$D436]*[.I436]" office:value-type="float" office:value="2400" calcext:value-type="float">
            <text:p>2400</text:p>
          </table:table-cell>
          <table:table-cell table:style-name="ce38" table:formula="of:=[.$D436]*[.J436]" office:value-type="float" office:value="1800" calcext:value-type="float">
            <text:p>1800</text:p>
          </table:table-cell>
          <table:table-cell table:style-name="ce42" table:formula="of:=[.$D436]*[.K436]" office:value-type="float" office:value="1200" calcext:value-type="float">
            <text:p>1200</text:p>
          </table:table-cell>
          <table:table-cell table:style-name="ce45" table:formula="of:=[.L436]/[.$B436]" office:value-type="float" office:value="1200" calcext:value-type="float">
            <text:p>1200.0</text:p>
          </table:table-cell>
          <table:table-cell table:style-name="ce48" table:formula="of:=[.M436]/[.$B436]" office:value-type="float" office:value="1200" calcext:value-type="float">
            <text:p>1200.0</text:p>
          </table:table-cell>
          <table:table-cell table:style-name="ce50" table:formula="of:=[.N436]/[.$B436]" office:value-type="float" office:value="900" calcext:value-type="float">
            <text:p>900.0</text:p>
          </table:table-cell>
          <table:table-cell table:style-name="ce52" table:formula="of:=[.O436]/[.$B436]" office:value-type="float" office:value="600" calcext:value-type="float">
            <text:p>600.0</text:p>
          </table:table-cell>
          <table:table-cell table:style-name="ce55" table:formula="of:=([.L436]+[.M436]+[.N436]+[.O436])/[.$B436]" office:value-type="float" office:value="3900" calcext:value-type="float">
            <text:p>3900.0</text:p>
          </table:table-cell>
          <table:table-cell table:style-name="ce13" office:value-type="float" office:value="1" calcext:value-type="float">
            <text:p>1</text:p>
          </table:table-cell>
          <table:table-cell table:style-name="ce1" table:number-columns-repeated="100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22" table:formula="of:=SUM([.$B$430:.B437])" office:value-type="float" office:value="12" calcext:value-type="float">
            <text:p>12</text:p>
          </table:table-cell>
          <table:table-cell table:style-name="ce5" table:formula="of:=COM.MICROSOFT.FLOOR.MATH(50*2^([.A437]/2))" office:value-type="float" office:value="800" calcext:value-type="float">
            <text:p>800</text:p>
          </table:table-cell>
          <table:table-cell table:style-name="ce5" table:formula="of:=SUM([.$D$430:.D437])" office:value-type="float" office:value="3050" calcext:value-type="float">
            <text:p>3050</text:p>
          </table:table-cell>
          <table:table-cell table:style-name="ce5" table:formula="of:=MAX(30;[.A437]*5)" office:value-type="float" office:value="40" calcext:value-type="float">
            <text:p>40</text:p>
          </table:table-cell>
          <table:table-cell table:style-name="ce5" table:formula="of:=[.D437]*[.F437]" office:value-type="float" office:value="32000" calcext:value-type="float">
            <text:p>3200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30" table:formula="of:=[.$D437]*[.H437]" office:value-type="float" office:value="3200" calcext:value-type="float">
            <text:p>3200</text:p>
          </table:table-cell>
          <table:table-cell table:style-name="ce34" table:formula="of:=[.$D437]*[.I437]" office:value-type="float" office:value="3200" calcext:value-type="float">
            <text:p>3200</text:p>
          </table:table-cell>
          <table:table-cell table:style-name="ce38" table:formula="of:=[.$D437]*[.J437]" office:value-type="float" office:value="2400" calcext:value-type="float">
            <text:p>2400</text:p>
          </table:table-cell>
          <table:table-cell table:style-name="ce42" table:formula="of:=[.$D437]*[.K437]" office:value-type="float" office:value="1600" calcext:value-type="float">
            <text:p>1600</text:p>
          </table:table-cell>
          <table:table-cell table:style-name="ce45" table:formula="of:=[.L437]/[.$B437]" office:value-type="float" office:value="1600" calcext:value-type="float">
            <text:p>1600.0</text:p>
          </table:table-cell>
          <table:table-cell table:style-name="ce48" table:formula="of:=[.M437]/[.$B437]" office:value-type="float" office:value="1600" calcext:value-type="float">
            <text:p>1600.0</text:p>
          </table:table-cell>
          <table:table-cell table:style-name="ce50" table:formula="of:=[.N437]/[.$B437]" office:value-type="float" office:value="1200" calcext:value-type="float">
            <text:p>1200.0</text:p>
          </table:table-cell>
          <table:table-cell table:style-name="ce52" table:formula="of:=[.O437]/[.$B437]" office:value-type="float" office:value="800" calcext:value-type="float">
            <text:p>800.0</text:p>
          </table:table-cell>
          <table:table-cell table:style-name="ce55" table:formula="of:=([.L437]+[.M437]+[.N437]+[.O437])/[.$B437]" office:value-type="float" office:value="5200" calcext:value-type="float">
            <text:p>5200.0</text:p>
          </table:table-cell>
          <table:table-cell table:style-name="ce14"/>
          <table:table-cell table:style-name="ce1" table:number-columns-repeated="1003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22" table:formula="of:=SUM([.$B$430:.B438])" office:value-type="float" office:value="14" calcext:value-type="float">
            <text:p>14</text:p>
          </table:table-cell>
          <table:table-cell table:style-name="ce5" table:formula="of:=COM.MICROSOFT.FLOOR.MATH(50*2^([.A438]/2))" office:value-type="float" office:value="1131" calcext:value-type="float">
            <text:p>1131</text:p>
          </table:table-cell>
          <table:table-cell table:style-name="ce5" table:formula="of:=SUM([.$D$430:.D438])" office:value-type="float" office:value="4181" calcext:value-type="float">
            <text:p>4181</text:p>
          </table:table-cell>
          <table:table-cell table:style-name="ce5" table:formula="of:=MAX(30;[.A438]*5)" office:value-type="float" office:value="45" calcext:value-type="float">
            <text:p>45</text:p>
          </table:table-cell>
          <table:table-cell table:style-name="ce5" table:formula="of:=[.D438]*[.F438]" office:value-type="float" office:value="50895" calcext:value-type="float">
            <text:p>5089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30" table:formula="of:=[.$D438]*[.H438]" office:value-type="float" office:value="4524" calcext:value-type="float">
            <text:p>4524</text:p>
          </table:table-cell>
          <table:table-cell table:style-name="ce34" table:formula="of:=[.$D438]*[.I438]" office:value-type="float" office:value="4524" calcext:value-type="float">
            <text:p>4524</text:p>
          </table:table-cell>
          <table:table-cell table:style-name="ce38" table:formula="of:=[.$D438]*[.J438]" office:value-type="float" office:value="3393" calcext:value-type="float">
            <text:p>3393</text:p>
          </table:table-cell>
          <table:table-cell table:style-name="ce42" table:formula="of:=[.$D438]*[.K438]" office:value-type="float" office:value="2262" calcext:value-type="float">
            <text:p>2262</text:p>
          </table:table-cell>
          <table:table-cell table:style-name="ce45" table:formula="of:=[.L438]/[.$B438]" office:value-type="float" office:value="2262" calcext:value-type="float">
            <text:p>2262.0</text:p>
          </table:table-cell>
          <table:table-cell table:style-name="ce48" table:formula="of:=[.M438]/[.$B438]" office:value-type="float" office:value="2262" calcext:value-type="float">
            <text:p>2262.0</text:p>
          </table:table-cell>
          <table:table-cell table:style-name="ce50" table:formula="of:=[.N438]/[.$B438]" office:value-type="float" office:value="1696.5" calcext:value-type="float">
            <text:p>1696.5</text:p>
          </table:table-cell>
          <table:table-cell table:style-name="ce52" table:formula="of:=[.O438]/[.$B438]" office:value-type="float" office:value="1131" calcext:value-type="float">
            <text:p>1131.0</text:p>
          </table:table-cell>
          <table:table-cell table:style-name="ce55" table:formula="of:=([.L438]+[.M438]+[.N438]+[.O438])/[.$B438]" office:value-type="float" office:value="7351.5" calcext:value-type="float">
            <text:p>7351.5</text:p>
          </table:table-cell>
          <table:table-cell table:style-name="ce14"/>
          <table:table-cell table:style-name="ce1" table:number-columns-repeated="100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22" table:formula="of:=SUM([.$B$430:.B439])" office:value-type="float" office:value="16" calcext:value-type="float">
            <text:p>16</text:p>
          </table:table-cell>
          <table:table-cell table:style-name="ce5" table:formula="of:=COM.MICROSOFT.FLOOR.MATH(50*2^([.A439]/2))" office:value-type="float" office:value="1600" calcext:value-type="float">
            <text:p>1600</text:p>
          </table:table-cell>
          <table:table-cell table:style-name="ce5" table:formula="of:=SUM([.$D$430:.D439])" office:value-type="float" office:value="5781" calcext:value-type="float">
            <text:p>5781</text:p>
          </table:table-cell>
          <table:table-cell table:style-name="ce5" table:formula="of:=MAX(30;[.A439]*5)" office:value-type="float" office:value="50" calcext:value-type="float">
            <text:p>50</text:p>
          </table:table-cell>
          <table:table-cell table:style-name="ce5" table:formula="of:=[.D439]*[.F439]" office:value-type="float" office:value="80000" calcext:value-type="float">
            <text:p>8000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30" table:formula="of:=[.$D439]*[.H439]" office:value-type="float" office:value="6400" calcext:value-type="float">
            <text:p>6400</text:p>
          </table:table-cell>
          <table:table-cell table:style-name="ce34" table:formula="of:=[.$D439]*[.I439]" office:value-type="float" office:value="6400" calcext:value-type="float">
            <text:p>6400</text:p>
          </table:table-cell>
          <table:table-cell table:style-name="ce38" table:formula="of:=[.$D439]*[.J439]" office:value-type="float" office:value="4800" calcext:value-type="float">
            <text:p>4800</text:p>
          </table:table-cell>
          <table:table-cell table:style-name="ce42" table:formula="of:=[.$D439]*[.K439]" office:value-type="float" office:value="3200" calcext:value-type="float">
            <text:p>3200</text:p>
          </table:table-cell>
          <table:table-cell table:style-name="ce45" table:formula="of:=[.L439]/[.$B439]" office:value-type="float" office:value="3200" calcext:value-type="float">
            <text:p>3200.0</text:p>
          </table:table-cell>
          <table:table-cell table:style-name="ce48" table:formula="of:=[.M439]/[.$B439]" office:value-type="float" office:value="3200" calcext:value-type="float">
            <text:p>3200.0</text:p>
          </table:table-cell>
          <table:table-cell table:style-name="ce50" table:formula="of:=[.N439]/[.$B439]" office:value-type="float" office:value="2400" calcext:value-type="float">
            <text:p>2400.0</text:p>
          </table:table-cell>
          <table:table-cell table:style-name="ce52" table:formula="of:=[.O439]/[.$B439]" office:value-type="float" office:value="1600" calcext:value-type="float">
            <text:p>1600.0</text:p>
          </table:table-cell>
          <table:table-cell table:style-name="ce55" table:formula="of:=([.L439]+[.M439]+[.N439]+[.O439])/[.$B439]" office:value-type="float" office:value="10400" calcext:value-type="float">
            <text:p>10400.0</text:p>
          </table:table-cell>
          <table:table-cell table:style-name="ce14"/>
          <table:table-cell table:style-name="ce1" table:number-columns-repeated="1003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22" table:formula="of:=SUM([.$B$430:.B440])" office:value-type="float" office:value="18" calcext:value-type="float">
            <text:p>18</text:p>
          </table:table-cell>
          <table:table-cell table:style-name="ce5" table:formula="of:=COM.MICROSOFT.FLOOR.MATH(50*2^([.A440]/2))" office:value-type="float" office:value="2262" calcext:value-type="float">
            <text:p>2262</text:p>
          </table:table-cell>
          <table:table-cell table:style-name="ce5" table:formula="of:=SUM([.$D$430:.D440])" office:value-type="float" office:value="8043" calcext:value-type="float">
            <text:p>8043</text:p>
          </table:table-cell>
          <table:table-cell table:style-name="ce5" table:formula="of:=MAX(30;[.A440]*5)" office:value-type="float" office:value="55" calcext:value-type="float">
            <text:p>55</text:p>
          </table:table-cell>
          <table:table-cell table:style-name="ce5" table:formula="of:=[.D440]*[.F440]" office:value-type="float" office:value="124410" calcext:value-type="float">
            <text:p>12441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30" table:formula="of:=[.$D440]*[.H440]" office:value-type="float" office:value="9048" calcext:value-type="float">
            <text:p>9048</text:p>
          </table:table-cell>
          <table:table-cell table:style-name="ce34" table:formula="of:=[.$D440]*[.I440]" office:value-type="float" office:value="9048" calcext:value-type="float">
            <text:p>9048</text:p>
          </table:table-cell>
          <table:table-cell table:style-name="ce38" table:formula="of:=[.$D440]*[.J440]" office:value-type="float" office:value="6786" calcext:value-type="float">
            <text:p>6786</text:p>
          </table:table-cell>
          <table:table-cell table:style-name="ce42" table:formula="of:=[.$D440]*[.K440]" office:value-type="float" office:value="4524" calcext:value-type="float">
            <text:p>4524</text:p>
          </table:table-cell>
          <table:table-cell table:style-name="ce45" table:formula="of:=[.L440]/[.$B440]" office:value-type="float" office:value="4524" calcext:value-type="float">
            <text:p>4524.0</text:p>
          </table:table-cell>
          <table:table-cell table:style-name="ce48" table:formula="of:=[.M440]/[.$B440]" office:value-type="float" office:value="4524" calcext:value-type="float">
            <text:p>4524.0</text:p>
          </table:table-cell>
          <table:table-cell table:style-name="ce50" table:formula="of:=[.N440]/[.$B440]" office:value-type="float" office:value="3393" calcext:value-type="float">
            <text:p>3393.0</text:p>
          </table:table-cell>
          <table:table-cell table:style-name="ce52" table:formula="of:=[.O440]/[.$B440]" office:value-type="float" office:value="2262" calcext:value-type="float">
            <text:p>2262.0</text:p>
          </table:table-cell>
          <table:table-cell table:style-name="ce55" table:formula="of:=([.L440]+[.M440]+[.N440]+[.O440])/[.$B440]" office:value-type="float" office:value="14703" calcext:value-type="float">
            <text:p>14703.0</text:p>
          </table:table-cell>
          <table:table-cell table:style-name="ce14"/>
          <table:table-cell table:style-name="ce1" table:number-columns-repeated="1003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22" table:formula="of:=SUM([.$B$430:.B441])" office:value-type="float" office:value="20" calcext:value-type="float">
            <text:p>20</text:p>
          </table:table-cell>
          <table:table-cell table:style-name="ce5" table:formula="of:=COM.MICROSOFT.FLOOR.MATH(50*2^([.A441]/2))" office:value-type="float" office:value="3200" calcext:value-type="float">
            <text:p>3200</text:p>
          </table:table-cell>
          <table:table-cell table:style-name="ce5" table:formula="of:=SUM([.$D$430:.D441])" office:value-type="float" office:value="11243" calcext:value-type="float">
            <text:p>11243</text:p>
          </table:table-cell>
          <table:table-cell table:style-name="ce5" table:formula="of:=MAX(30;[.A441]*5)" office:value-type="float" office:value="60" calcext:value-type="float">
            <text:p>60</text:p>
          </table:table-cell>
          <table:table-cell table:style-name="ce5" table:formula="of:=[.D441]*[.F441]" office:value-type="float" office:value="192000" calcext:value-type="float">
            <text:p>19200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30" table:formula="of:=[.$D441]*[.H441]" office:value-type="float" office:value="12800" calcext:value-type="float">
            <text:p>12800</text:p>
          </table:table-cell>
          <table:table-cell table:style-name="ce34" table:formula="of:=[.$D441]*[.I441]" office:value-type="float" office:value="12800" calcext:value-type="float">
            <text:p>12800</text:p>
          </table:table-cell>
          <table:table-cell table:style-name="ce38" table:formula="of:=[.$D441]*[.J441]" office:value-type="float" office:value="9600" calcext:value-type="float">
            <text:p>9600</text:p>
          </table:table-cell>
          <table:table-cell table:style-name="ce42" table:formula="of:=[.$D441]*[.K441]" office:value-type="float" office:value="6400" calcext:value-type="float">
            <text:p>6400</text:p>
          </table:table-cell>
          <table:table-cell table:style-name="ce45" table:formula="of:=[.L441]/[.$B441]" office:value-type="float" office:value="6400" calcext:value-type="float">
            <text:p>6400.0</text:p>
          </table:table-cell>
          <table:table-cell table:style-name="ce48" table:formula="of:=[.M441]/[.$B441]" office:value-type="float" office:value="6400" calcext:value-type="float">
            <text:p>6400.0</text:p>
          </table:table-cell>
          <table:table-cell table:style-name="ce50" table:formula="of:=[.N441]/[.$B441]" office:value-type="float" office:value="4800" calcext:value-type="float">
            <text:p>4800.0</text:p>
          </table:table-cell>
          <table:table-cell table:style-name="ce52" table:formula="of:=[.O441]/[.$B441]" office:value-type="float" office:value="3200" calcext:value-type="float">
            <text:p>3200.0</text:p>
          </table:table-cell>
          <table:table-cell table:style-name="ce55" table:formula="of:=([.L441]+[.M441]+[.N441]+[.O441])/[.$B441]" office:value-type="float" office:value="20800" calcext:value-type="float">
            <text:p>20800.0</text:p>
          </table:table-cell>
          <table:table-cell table:style-name="ce14" office:value-type="float" office:value="1" calcext:value-type="float">
            <text:p>1</text:p>
          </table:table-cell>
          <table:table-cell table:style-name="ce1" table:number-columns-repeated="1003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float" office:value="2" calcext:value-type="float">
            <text:p>2</text:p>
          </table:table-cell>
          <table:table-cell table:style-name="ce22" table:formula="of:=SUM([.$B$430:.B442])" office:value-type="float" office:value="22" calcext:value-type="float">
            <text:p>22</text:p>
          </table:table-cell>
          <table:table-cell table:style-name="ce5" table:formula="of:=COM.MICROSOFT.FLOOR.MATH(50*2^([.A442]/2))" office:value-type="float" office:value="4525" calcext:value-type="float">
            <text:p>4525</text:p>
          </table:table-cell>
          <table:table-cell table:style-name="ce5" table:formula="of:=SUM([.$D$430:.D442])" office:value-type="float" office:value="15768" calcext:value-type="float">
            <text:p>15768</text:p>
          </table:table-cell>
          <table:table-cell table:style-name="ce5" table:formula="of:=MAX(30;[.A442]*5)" office:value-type="float" office:value="65" calcext:value-type="float">
            <text:p>65</text:p>
          </table:table-cell>
          <table:table-cell table:style-name="ce5" table:formula="of:=[.D442]*[.F442]" office:value-type="float" office:value="294125" calcext:value-type="float">
            <text:p>29412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30" table:formula="of:=[.$D442]*[.H442]" office:value-type="float" office:value="18100" calcext:value-type="float">
            <text:p>18100</text:p>
          </table:table-cell>
          <table:table-cell table:style-name="ce34" table:formula="of:=[.$D442]*[.I442]" office:value-type="float" office:value="18100" calcext:value-type="float">
            <text:p>18100</text:p>
          </table:table-cell>
          <table:table-cell table:style-name="ce38" table:formula="of:=[.$D442]*[.J442]" office:value-type="float" office:value="13575" calcext:value-type="float">
            <text:p>13575</text:p>
          </table:table-cell>
          <table:table-cell table:style-name="ce42" table:formula="of:=[.$D442]*[.K442]" office:value-type="float" office:value="9050" calcext:value-type="float">
            <text:p>9050</text:p>
          </table:table-cell>
          <table:table-cell table:style-name="ce45" table:formula="of:=[.L442]/[.$B442]" office:value-type="float" office:value="9050" calcext:value-type="float">
            <text:p>9050.0</text:p>
          </table:table-cell>
          <table:table-cell table:style-name="ce48" table:formula="of:=[.M442]/[.$B442]" office:value-type="float" office:value="9050" calcext:value-type="float">
            <text:p>9050.0</text:p>
          </table:table-cell>
          <table:table-cell table:style-name="ce50" table:formula="of:=[.N442]/[.$B442]" office:value-type="float" office:value="6787.5" calcext:value-type="float">
            <text:p>6787.5</text:p>
          </table:table-cell>
          <table:table-cell table:style-name="ce52" table:formula="of:=[.O442]/[.$B442]" office:value-type="float" office:value="4525" calcext:value-type="float">
            <text:p>4525.0</text:p>
          </table:table-cell>
          <table:table-cell table:style-name="ce55" table:formula="of:=([.L442]+[.M442]+[.N442]+[.O442])/[.$B442]" office:value-type="float" office:value="29412.5" calcext:value-type="float">
            <text:p>29412.5</text:p>
          </table:table-cell>
          <table:table-cell table:style-name="ce14"/>
          <table:table-cell table:style-name="ce1" table:number-columns-repeated="1003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22" table:formula="of:=SUM([.$B$430:.B443])" office:value-type="float" office:value="24" calcext:value-type="float">
            <text:p>24</text:p>
          </table:table-cell>
          <table:table-cell table:style-name="ce5" table:formula="of:=COM.MICROSOFT.FLOOR.MATH(50*2^([.A443]/2))" office:value-type="float" office:value="6400" calcext:value-type="float">
            <text:p>6400</text:p>
          </table:table-cell>
          <table:table-cell table:style-name="ce5" table:formula="of:=SUM([.$D$430:.D443])" office:value-type="float" office:value="22168" calcext:value-type="float">
            <text:p>22168</text:p>
          </table:table-cell>
          <table:table-cell table:style-name="ce5" table:formula="of:=MAX(30;[.A443]*5)" office:value-type="float" office:value="70" calcext:value-type="float">
            <text:p>70</text:p>
          </table:table-cell>
          <table:table-cell table:style-name="ce5" table:formula="of:=[.D443]*[.F443]" office:value-type="float" office:value="448000" calcext:value-type="float">
            <text:p>44800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30" table:formula="of:=[.$D443]*[.H443]" office:value-type="float" office:value="25600" calcext:value-type="float">
            <text:p>25600</text:p>
          </table:table-cell>
          <table:table-cell table:style-name="ce34" table:formula="of:=[.$D443]*[.I443]" office:value-type="float" office:value="25600" calcext:value-type="float">
            <text:p>25600</text:p>
          </table:table-cell>
          <table:table-cell table:style-name="ce38" table:formula="of:=[.$D443]*[.J443]" office:value-type="float" office:value="19200" calcext:value-type="float">
            <text:p>19200</text:p>
          </table:table-cell>
          <table:table-cell table:style-name="ce42" table:formula="of:=[.$D443]*[.K443]" office:value-type="float" office:value="12800" calcext:value-type="float">
            <text:p>12800</text:p>
          </table:table-cell>
          <table:table-cell table:style-name="ce45" table:formula="of:=[.L443]/[.$B443]" office:value-type="float" office:value="12800" calcext:value-type="float">
            <text:p>12800.0</text:p>
          </table:table-cell>
          <table:table-cell table:style-name="ce48" table:formula="of:=[.M443]/[.$B443]" office:value-type="float" office:value="12800" calcext:value-type="float">
            <text:p>12800.0</text:p>
          </table:table-cell>
          <table:table-cell table:style-name="ce50" table:formula="of:=[.N443]/[.$B443]" office:value-type="float" office:value="9600" calcext:value-type="float">
            <text:p>9600.0</text:p>
          </table:table-cell>
          <table:table-cell table:style-name="ce52" table:formula="of:=[.O443]/[.$B443]" office:value-type="float" office:value="6400" calcext:value-type="float">
            <text:p>6400.0</text:p>
          </table:table-cell>
          <table:table-cell table:style-name="ce55" table:formula="of:=([.L443]+[.M443]+[.N443]+[.O443])/[.$B443]" office:value-type="float" office:value="41600" calcext:value-type="float">
            <text:p>41600.0</text:p>
          </table:table-cell>
          <table:table-cell table:style-name="ce14"/>
          <table:table-cell table:style-name="ce1" table:number-columns-repeated="1003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22" table:formula="of:=SUM([.$B$430:.B444])" office:value-type="float" office:value="26" calcext:value-type="float">
            <text:p>26</text:p>
          </table:table-cell>
          <table:table-cell table:style-name="ce5" table:formula="of:=COM.MICROSOFT.FLOOR.MATH(50*2^([.A444]/2))" office:value-type="float" office:value="9050" calcext:value-type="float">
            <text:p>9050</text:p>
          </table:table-cell>
          <table:table-cell table:style-name="ce5" table:formula="of:=SUM([.$D$430:.D444])" office:value-type="float" office:value="31218" calcext:value-type="float">
            <text:p>31218</text:p>
          </table:table-cell>
          <table:table-cell table:style-name="ce5" table:formula="of:=MAX(30;[.A444]*5)" office:value-type="float" office:value="75" calcext:value-type="float">
            <text:p>75</text:p>
          </table:table-cell>
          <table:table-cell table:style-name="ce5" table:formula="of:=[.D444]*[.F444]" office:value-type="float" office:value="678750" calcext:value-type="float">
            <text:p>67875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30" table:formula="of:=[.$D444]*[.H444]" office:value-type="float" office:value="36200" calcext:value-type="float">
            <text:p>36200</text:p>
          </table:table-cell>
          <table:table-cell table:style-name="ce34" table:formula="of:=[.$D444]*[.I444]" office:value-type="float" office:value="36200" calcext:value-type="float">
            <text:p>36200</text:p>
          </table:table-cell>
          <table:table-cell table:style-name="ce38" table:formula="of:=[.$D444]*[.J444]" office:value-type="float" office:value="27150" calcext:value-type="float">
            <text:p>27150</text:p>
          </table:table-cell>
          <table:table-cell table:style-name="ce42" table:formula="of:=[.$D444]*[.K444]" office:value-type="float" office:value="18100" calcext:value-type="float">
            <text:p>18100</text:p>
          </table:table-cell>
          <table:table-cell table:style-name="ce45" table:formula="of:=[.L444]/[.$B444]" office:value-type="float" office:value="18100" calcext:value-type="float">
            <text:p>18100.0</text:p>
          </table:table-cell>
          <table:table-cell table:style-name="ce48" table:formula="of:=[.M444]/[.$B444]" office:value-type="float" office:value="18100" calcext:value-type="float">
            <text:p>18100.0</text:p>
          </table:table-cell>
          <table:table-cell table:style-name="ce50" table:formula="of:=[.N444]/[.$B444]" office:value-type="float" office:value="13575" calcext:value-type="float">
            <text:p>13575.0</text:p>
          </table:table-cell>
          <table:table-cell table:style-name="ce52" table:formula="of:=[.O444]/[.$B444]" office:value-type="float" office:value="9050" calcext:value-type="float">
            <text:p>9050.0</text:p>
          </table:table-cell>
          <table:table-cell table:style-name="ce55" table:formula="of:=([.L444]+[.M444]+[.N444]+[.O444])/[.$B444]" office:value-type="float" office:value="58825" calcext:value-type="float">
            <text:p>58825.0</text:p>
          </table:table-cell>
          <table:table-cell table:style-name="ce14"/>
          <table:table-cell table:style-name="ce1" table:number-columns-repeated="1003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style-name="ce22" table:formula="of:=SUM([.$B$430:.B445])" office:value-type="float" office:value="28" calcext:value-type="float">
            <text:p>28</text:p>
          </table:table-cell>
          <table:table-cell table:style-name="ce5" table:formula="of:=COM.MICROSOFT.FLOOR.MATH(50*2^([.A445]/2))" office:value-type="float" office:value="12800" calcext:value-type="float">
            <text:p>12800</text:p>
          </table:table-cell>
          <table:table-cell table:style-name="ce5" table:formula="of:=SUM([.$D$430:.D445])" office:value-type="float" office:value="44018" calcext:value-type="float">
            <text:p>44018</text:p>
          </table:table-cell>
          <table:table-cell table:style-name="ce5" table:formula="of:=MAX(30;[.A445]*5)" office:value-type="float" office:value="80" calcext:value-type="float">
            <text:p>80</text:p>
          </table:table-cell>
          <table:table-cell table:style-name="ce5" table:formula="of:=[.D445]*[.F445]" office:value-type="float" office:value="1024000" calcext:value-type="float">
            <text:p>102400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30" table:formula="of:=[.$D445]*[.H445]" office:value-type="float" office:value="51200" calcext:value-type="float">
            <text:p>51200</text:p>
          </table:table-cell>
          <table:table-cell table:style-name="ce34" table:formula="of:=[.$D445]*[.I445]" office:value-type="float" office:value="51200" calcext:value-type="float">
            <text:p>51200</text:p>
          </table:table-cell>
          <table:table-cell table:style-name="ce38" table:formula="of:=[.$D445]*[.J445]" office:value-type="float" office:value="38400" calcext:value-type="float">
            <text:p>38400</text:p>
          </table:table-cell>
          <table:table-cell table:style-name="ce42" table:formula="of:=[.$D445]*[.K445]" office:value-type="float" office:value="25600" calcext:value-type="float">
            <text:p>25600</text:p>
          </table:table-cell>
          <table:table-cell table:style-name="ce45" table:formula="of:=[.L445]/[.$B445]" office:value-type="float" office:value="25600" calcext:value-type="float">
            <text:p>25600.0</text:p>
          </table:table-cell>
          <table:table-cell table:style-name="ce48" table:formula="of:=[.M445]/[.$B445]" office:value-type="float" office:value="25600" calcext:value-type="float">
            <text:p>25600.0</text:p>
          </table:table-cell>
          <table:table-cell table:style-name="ce50" table:formula="of:=[.N445]/[.$B445]" office:value-type="float" office:value="19200" calcext:value-type="float">
            <text:p>19200.0</text:p>
          </table:table-cell>
          <table:table-cell table:style-name="ce52" table:formula="of:=[.O445]/[.$B445]" office:value-type="float" office:value="12800" calcext:value-type="float">
            <text:p>12800.0</text:p>
          </table:table-cell>
          <table:table-cell table:style-name="ce55" table:formula="of:=([.L445]+[.M445]+[.N445]+[.O445])/[.$B445]" office:value-type="float" office:value="83200" calcext:value-type="float">
            <text:p>83200.0</text:p>
          </table:table-cell>
          <table:table-cell table:style-name="ce14"/>
          <table:table-cell table:style-name="ce1" table:number-columns-repeated="1003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float" office:value="2" calcext:value-type="float">
            <text:p>2</text:p>
          </table:table-cell>
          <table:table-cell table:style-name="ce22" table:formula="of:=SUM([.$B$430:.B446])" office:value-type="float" office:value="30" calcext:value-type="float">
            <text:p>30</text:p>
          </table:table-cell>
          <table:table-cell table:style-name="ce5" table:formula="of:=COM.MICROSOFT.FLOOR.MATH(50*2^([.A446]/2))" office:value-type="float" office:value="18101" calcext:value-type="float">
            <text:p>18101</text:p>
          </table:table-cell>
          <table:table-cell table:style-name="ce5" table:formula="of:=SUM([.$D$430:.D446])" office:value-type="float" office:value="62119" calcext:value-type="float">
            <text:p>62119</text:p>
          </table:table-cell>
          <table:table-cell table:style-name="ce5" table:formula="of:=MAX(30;[.A446]*5)" office:value-type="float" office:value="85" calcext:value-type="float">
            <text:p>85</text:p>
          </table:table-cell>
          <table:table-cell table:style-name="ce5" table:formula="of:=[.D446]*[.F446]" office:value-type="float" office:value="1538585" calcext:value-type="float">
            <text:p>153858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30" table:formula="of:=[.$D446]*[.H446]" office:value-type="float" office:value="72404" calcext:value-type="float">
            <text:p>72404</text:p>
          </table:table-cell>
          <table:table-cell table:style-name="ce34" table:formula="of:=[.$D446]*[.I446]" office:value-type="float" office:value="72404" calcext:value-type="float">
            <text:p>72404</text:p>
          </table:table-cell>
          <table:table-cell table:style-name="ce38" table:formula="of:=[.$D446]*[.J446]" office:value-type="float" office:value="54303" calcext:value-type="float">
            <text:p>54303</text:p>
          </table:table-cell>
          <table:table-cell table:style-name="ce42" table:formula="of:=[.$D446]*[.K446]" office:value-type="float" office:value="36202" calcext:value-type="float">
            <text:p>36202</text:p>
          </table:table-cell>
          <table:table-cell table:style-name="ce45" table:formula="of:=[.L446]/[.$B446]" office:value-type="float" office:value="36202" calcext:value-type="float">
            <text:p>36202.0</text:p>
          </table:table-cell>
          <table:table-cell table:style-name="ce48" table:formula="of:=[.M446]/[.$B446]" office:value-type="float" office:value="36202" calcext:value-type="float">
            <text:p>36202.0</text:p>
          </table:table-cell>
          <table:table-cell table:style-name="ce50" table:formula="of:=[.N446]/[.$B446]" office:value-type="float" office:value="27151.5" calcext:value-type="float">
            <text:p>27151.5</text:p>
          </table:table-cell>
          <table:table-cell table:style-name="ce52" table:formula="of:=[.O446]/[.$B446]" office:value-type="float" office:value="18101" calcext:value-type="float">
            <text:p>18101.0</text:p>
          </table:table-cell>
          <table:table-cell table:style-name="ce55" table:formula="of:=([.L446]+[.M446]+[.N446]+[.O446])/[.$B446]" office:value-type="float" office:value="117656.5" calcext:value-type="float">
            <text:p>117656.5</text:p>
          </table:table-cell>
          <table:table-cell table:style-name="ce14" office:value-type="float" office:value="1" calcext:value-type="float">
            <text:p>1</text:p>
          </table:table-cell>
          <table:table-cell table:style-name="ce1" table:number-columns-repeated="1003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float" office:value="2" calcext:value-type="float">
            <text:p>2</text:p>
          </table:table-cell>
          <table:table-cell table:style-name="ce22" table:formula="of:=SUM([.$B$430:.B447])" office:value-type="float" office:value="32" calcext:value-type="float">
            <text:p>32</text:p>
          </table:table-cell>
          <table:table-cell table:style-name="ce5" table:formula="of:=COM.MICROSOFT.FLOOR.MATH(50*2^([.A447]/2))" office:value-type="float" office:value="25600" calcext:value-type="float">
            <text:p>25600</text:p>
          </table:table-cell>
          <table:table-cell table:style-name="ce5" table:formula="of:=SUM([.$D$430:.D447])" office:value-type="float" office:value="87719" calcext:value-type="float">
            <text:p>87719</text:p>
          </table:table-cell>
          <table:table-cell table:style-name="ce5" table:formula="of:=MAX(30;[.A447]*5)" office:value-type="float" office:value="90" calcext:value-type="float">
            <text:p>90</text:p>
          </table:table-cell>
          <table:table-cell table:style-name="ce5" table:formula="of:=[.D447]*[.F447]" office:value-type="float" office:value="2304000" calcext:value-type="float">
            <text:p>230400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30" table:formula="of:=[.$D447]*[.H447]" office:value-type="float" office:value="102400" calcext:value-type="float">
            <text:p>102400</text:p>
          </table:table-cell>
          <table:table-cell table:style-name="ce34" table:formula="of:=[.$D447]*[.I447]" office:value-type="float" office:value="102400" calcext:value-type="float">
            <text:p>102400</text:p>
          </table:table-cell>
          <table:table-cell table:style-name="ce38" table:formula="of:=[.$D447]*[.J447]" office:value-type="float" office:value="76800" calcext:value-type="float">
            <text:p>76800</text:p>
          </table:table-cell>
          <table:table-cell table:style-name="ce42" table:formula="of:=[.$D447]*[.K447]" office:value-type="float" office:value="51200" calcext:value-type="float">
            <text:p>51200</text:p>
          </table:table-cell>
          <table:table-cell table:style-name="ce45" table:formula="of:=[.L447]/[.$B447]" office:value-type="float" office:value="51200" calcext:value-type="float">
            <text:p>51200.0</text:p>
          </table:table-cell>
          <table:table-cell table:style-name="ce48" table:formula="of:=[.M447]/[.$B447]" office:value-type="float" office:value="51200" calcext:value-type="float">
            <text:p>51200.0</text:p>
          </table:table-cell>
          <table:table-cell table:style-name="ce50" table:formula="of:=[.N447]/[.$B447]" office:value-type="float" office:value="38400" calcext:value-type="float">
            <text:p>38400.0</text:p>
          </table:table-cell>
          <table:table-cell table:style-name="ce52" table:formula="of:=[.O447]/[.$B447]" office:value-type="float" office:value="25600" calcext:value-type="float">
            <text:p>25600.0</text:p>
          </table:table-cell>
          <table:table-cell table:style-name="ce55" table:formula="of:=([.L447]+[.M447]+[.N447]+[.O447])/[.$B447]" office:value-type="float" office:value="166400" calcext:value-type="float">
            <text:p>166400.0</text:p>
          </table:table-cell>
          <table:table-cell table:style-name="ce14"/>
          <table:table-cell table:style-name="ce1" table:number-columns-repeated="1003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office:value-type="float" office:value="2" calcext:value-type="float">
            <text:p>2</text:p>
          </table:table-cell>
          <table:table-cell table:style-name="ce22" table:formula="of:=SUM([.$B$430:.B448])" office:value-type="float" office:value="34" calcext:value-type="float">
            <text:p>34</text:p>
          </table:table-cell>
          <table:table-cell table:style-name="ce5" table:formula="of:=COM.MICROSOFT.FLOOR.MATH(50*2^([.A448]/2))" office:value-type="float" office:value="36203" calcext:value-type="float">
            <text:p>36203</text:p>
          </table:table-cell>
          <table:table-cell table:style-name="ce5" table:formula="of:=SUM([.$D$430:.D448])" office:value-type="float" office:value="123922" calcext:value-type="float">
            <text:p>123922</text:p>
          </table:table-cell>
          <table:table-cell table:style-name="ce5" table:formula="of:=MAX(30;[.A448]*5)" office:value-type="float" office:value="95" calcext:value-type="float">
            <text:p>95</text:p>
          </table:table-cell>
          <table:table-cell table:style-name="ce5" table:formula="of:=[.D448]*[.F448]" office:value-type="float" office:value="3439285" calcext:value-type="float">
            <text:p>343928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30" table:formula="of:=[.$D448]*[.H448]" office:value-type="float" office:value="144812" calcext:value-type="float">
            <text:p>144812</text:p>
          </table:table-cell>
          <table:table-cell table:style-name="ce34" table:formula="of:=[.$D448]*[.I448]" office:value-type="float" office:value="144812" calcext:value-type="float">
            <text:p>144812</text:p>
          </table:table-cell>
          <table:table-cell table:style-name="ce38" table:formula="of:=[.$D448]*[.J448]" office:value-type="float" office:value="108609" calcext:value-type="float">
            <text:p>108609</text:p>
          </table:table-cell>
          <table:table-cell table:style-name="ce42" table:formula="of:=[.$D448]*[.K448]" office:value-type="float" office:value="72406" calcext:value-type="float">
            <text:p>72406</text:p>
          </table:table-cell>
          <table:table-cell table:style-name="ce45" table:formula="of:=[.L448]/[.$B448]" office:value-type="float" office:value="72406" calcext:value-type="float">
            <text:p>72406.0</text:p>
          </table:table-cell>
          <table:table-cell table:style-name="ce48" table:formula="of:=[.M448]/[.$B448]" office:value-type="float" office:value="72406" calcext:value-type="float">
            <text:p>72406.0</text:p>
          </table:table-cell>
          <table:table-cell table:style-name="ce50" table:formula="of:=[.N448]/[.$B448]" office:value-type="float" office:value="54304.5" calcext:value-type="float">
            <text:p>54304.5</text:p>
          </table:table-cell>
          <table:table-cell table:style-name="ce52" table:formula="of:=[.O448]/[.$B448]" office:value-type="float" office:value="36203" calcext:value-type="float">
            <text:p>36203.0</text:p>
          </table:table-cell>
          <table:table-cell table:style-name="ce55" table:formula="of:=([.L448]+[.M448]+[.N448]+[.O448])/[.$B448]" office:value-type="float" office:value="235319.5" calcext:value-type="float">
            <text:p>235319.5</text:p>
          </table:table-cell>
          <table:table-cell table:style-name="ce14"/>
          <table:table-cell table:style-name="ce1" table:number-columns-repeated="1003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float" office:value="2" calcext:value-type="float">
            <text:p>2</text:p>
          </table:table-cell>
          <table:table-cell table:style-name="ce22" table:formula="of:=SUM([.$B$430:.B449])" office:value-type="float" office:value="36" calcext:value-type="float">
            <text:p>36</text:p>
          </table:table-cell>
          <table:table-cell table:style-name="ce5" table:formula="of:=COM.MICROSOFT.FLOOR.MATH(50*2^([.A449]/2))" office:value-type="float" office:value="51200" calcext:value-type="float">
            <text:p>51200</text:p>
          </table:table-cell>
          <table:table-cell table:style-name="ce5" table:formula="of:=SUM([.$D$430:.D449])" office:value-type="float" office:value="175122" calcext:value-type="float">
            <text:p>175122</text:p>
          </table:table-cell>
          <table:table-cell table:style-name="ce5" table:formula="of:=MAX(30;[.A449]*5)" office:value-type="float" office:value="100" calcext:value-type="float">
            <text:p>100</text:p>
          </table:table-cell>
          <table:table-cell table:style-name="ce5" table:formula="of:=[.D449]*[.F449]" office:value-type="float" office:value="5120000" calcext:value-type="float">
            <text:p>512000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30" table:formula="of:=[.$D449]*[.H449]" office:value-type="float" office:value="204800" calcext:value-type="float">
            <text:p>204800</text:p>
          </table:table-cell>
          <table:table-cell table:style-name="ce34" table:formula="of:=[.$D449]*[.I449]" office:value-type="float" office:value="204800" calcext:value-type="float">
            <text:p>204800</text:p>
          </table:table-cell>
          <table:table-cell table:style-name="ce38" table:formula="of:=[.$D449]*[.J449]" office:value-type="float" office:value="153600" calcext:value-type="float">
            <text:p>153600</text:p>
          </table:table-cell>
          <table:table-cell table:style-name="ce42" table:formula="of:=[.$D449]*[.K449]" office:value-type="float" office:value="102400" calcext:value-type="float">
            <text:p>102400</text:p>
          </table:table-cell>
          <table:table-cell table:style-name="ce45" table:formula="of:=[.L449]/[.$B449]" office:value-type="float" office:value="102400" calcext:value-type="float">
            <text:p>102400.0</text:p>
          </table:table-cell>
          <table:table-cell table:style-name="ce48" table:formula="of:=[.M449]/[.$B449]" office:value-type="float" office:value="102400" calcext:value-type="float">
            <text:p>102400.0</text:p>
          </table:table-cell>
          <table:table-cell table:style-name="ce50" table:formula="of:=[.N449]/[.$B449]" office:value-type="float" office:value="76800" calcext:value-type="float">
            <text:p>76800.0</text:p>
          </table:table-cell>
          <table:table-cell table:style-name="ce52" table:formula="of:=[.O449]/[.$B449]" office:value-type="float" office:value="51200" calcext:value-type="float">
            <text:p>51200.0</text:p>
          </table:table-cell>
          <table:table-cell table:style-name="ce55" table:formula="of:=([.L449]+[.M449]+[.N449]+[.O449])/[.$B449]" office:value-type="float" office:value="332800" calcext:value-type="float">
            <text:p>332800.0</text:p>
          </table:table-cell>
          <table:table-cell table:style-name="ce14"/>
          <table:table-cell table:style-name="ce1" table:number-columns-repeated="1003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5" office:value-type="float" office:value="2" calcext:value-type="float">
            <text:p>2</text:p>
          </table:table-cell>
          <table:table-cell table:style-name="ce22" table:formula="of:=SUM([.$B$430:.B450])" office:value-type="float" office:value="38" calcext:value-type="float">
            <text:p>38</text:p>
          </table:table-cell>
          <table:table-cell table:style-name="ce5" table:formula="of:=COM.MICROSOFT.FLOOR.MATH(50*2^([.A450]/2))" office:value-type="float" office:value="72407" calcext:value-type="float">
            <text:p>72407</text:p>
          </table:table-cell>
          <table:table-cell table:style-name="ce5" table:formula="of:=SUM([.$D$430:.D450])" office:value-type="float" office:value="247529" calcext:value-type="float">
            <text:p>247529</text:p>
          </table:table-cell>
          <table:table-cell table:style-name="ce5" table:formula="of:=MAX(30;[.A450]*5)" office:value-type="float" office:value="105" calcext:value-type="float">
            <text:p>105</text:p>
          </table:table-cell>
          <table:table-cell table:style-name="ce5" table:formula="of:=[.D450]*[.F450]" office:value-type="float" office:value="7602735" calcext:value-type="float">
            <text:p>760273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30" table:formula="of:=[.$D450]*[.H450]" office:value-type="float" office:value="289628" calcext:value-type="float">
            <text:p>289628</text:p>
          </table:table-cell>
          <table:table-cell table:style-name="ce34" table:formula="of:=[.$D450]*[.I450]" office:value-type="float" office:value="289628" calcext:value-type="float">
            <text:p>289628</text:p>
          </table:table-cell>
          <table:table-cell table:style-name="ce38" table:formula="of:=[.$D450]*[.J450]" office:value-type="float" office:value="217221" calcext:value-type="float">
            <text:p>217221</text:p>
          </table:table-cell>
          <table:table-cell table:style-name="ce42" table:formula="of:=[.$D450]*[.K450]" office:value-type="float" office:value="144814" calcext:value-type="float">
            <text:p>144814</text:p>
          </table:table-cell>
          <table:table-cell table:style-name="ce45" table:formula="of:=[.L450]/[.$B450]" office:value-type="float" office:value="144814" calcext:value-type="float">
            <text:p>144814.0</text:p>
          </table:table-cell>
          <table:table-cell table:style-name="ce48" table:formula="of:=[.M450]/[.$B450]" office:value-type="float" office:value="144814" calcext:value-type="float">
            <text:p>144814.0</text:p>
          </table:table-cell>
          <table:table-cell table:style-name="ce50" table:formula="of:=[.N450]/[.$B450]" office:value-type="float" office:value="108610.5" calcext:value-type="float">
            <text:p>108610.5</text:p>
          </table:table-cell>
          <table:table-cell table:style-name="ce52" table:formula="of:=[.O450]/[.$B450]" office:value-type="float" office:value="72407" calcext:value-type="float">
            <text:p>72407.0</text:p>
          </table:table-cell>
          <table:table-cell table:style-name="ce55" table:formula="of:=([.L450]+[.M450]+[.N450]+[.O450])/[.$B450]" office:value-type="float" office:value="470645.5" calcext:value-type="float">
            <text:p>470645.5</text:p>
          </table:table-cell>
          <table:table-cell table:style-name="ce14"/>
          <table:table-cell table:style-name="ce1" table:number-columns-repeated="100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float" office:value="2" calcext:value-type="float">
            <text:p>2</text:p>
          </table:table-cell>
          <table:table-cell table:style-name="ce22" table:formula="of:=SUM([.$B$430:.B451])" office:value-type="float" office:value="40" calcext:value-type="float">
            <text:p>40</text:p>
          </table:table-cell>
          <table:table-cell table:style-name="ce5" table:formula="of:=COM.MICROSOFT.FLOOR.MATH(50*2^([.A451]/2))" office:value-type="float" office:value="102400" calcext:value-type="float">
            <text:p>102400</text:p>
          </table:table-cell>
          <table:table-cell table:style-name="ce5" table:formula="of:=SUM([.$D$430:.D451])" office:value-type="float" office:value="349929" calcext:value-type="float">
            <text:p>349929</text:p>
          </table:table-cell>
          <table:table-cell table:style-name="ce5" table:formula="of:=MAX(30;[.A451]*5)" office:value-type="float" office:value="110" calcext:value-type="float">
            <text:p>110</text:p>
          </table:table-cell>
          <table:table-cell table:style-name="ce5" table:formula="of:=[.D451]*[.F451]" office:value-type="float" office:value="11264000" calcext:value-type="float">
            <text:p>1126400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30" table:formula="of:=[.$D451]*[.H451]" office:value-type="float" office:value="409600" calcext:value-type="float">
            <text:p>409600</text:p>
          </table:table-cell>
          <table:table-cell table:style-name="ce34" table:formula="of:=[.$D451]*[.I451]" office:value-type="float" office:value="409600" calcext:value-type="float">
            <text:p>409600</text:p>
          </table:table-cell>
          <table:table-cell table:style-name="ce38" table:formula="of:=[.$D451]*[.J451]" office:value-type="float" office:value="307200" calcext:value-type="float">
            <text:p>307200</text:p>
          </table:table-cell>
          <table:table-cell table:style-name="ce42" table:formula="of:=[.$D451]*[.K451]" office:value-type="float" office:value="204800" calcext:value-type="float">
            <text:p>204800</text:p>
          </table:table-cell>
          <table:table-cell table:style-name="ce45" table:formula="of:=[.L451]/[.$B451]" office:value-type="float" office:value="204800" calcext:value-type="float">
            <text:p>204800.0</text:p>
          </table:table-cell>
          <table:table-cell table:style-name="ce48" table:formula="of:=[.M451]/[.$B451]" office:value-type="float" office:value="204800" calcext:value-type="float">
            <text:p>204800.0</text:p>
          </table:table-cell>
          <table:table-cell table:style-name="ce50" table:formula="of:=[.N451]/[.$B451]" office:value-type="float" office:value="153600" calcext:value-type="float">
            <text:p>153600.0</text:p>
          </table:table-cell>
          <table:table-cell table:style-name="ce52" table:formula="of:=[.O451]/[.$B451]" office:value-type="float" office:value="102400" calcext:value-type="float">
            <text:p>102400.0</text:p>
          </table:table-cell>
          <table:table-cell table:style-name="ce55" table:formula="of:=([.L451]+[.M451]+[.N451]+[.O451])/[.$B451]" office:value-type="float" office:value="665600" calcext:value-type="float">
            <text:p>665600.0</text:p>
          </table:table-cell>
          <table:table-cell table:style-name="ce14" office:value-type="float" office:value="1" calcext:value-type="float">
            <text:p>1</text:p>
          </table:table-cell>
          <table:table-cell table:style-name="ce1" table:number-columns-repeated="1003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5" office:value-type="float" office:value="2" calcext:value-type="float">
            <text:p>2</text:p>
          </table:table-cell>
          <table:table-cell table:style-name="ce22" table:formula="of:=SUM([.$B$430:.B452])" office:value-type="float" office:value="42" calcext:value-type="float">
            <text:p>42</text:p>
          </table:table-cell>
          <table:table-cell table:style-name="ce5" table:formula="of:=COM.MICROSOFT.FLOOR.MATH(50*2^([.A452]/2))" office:value-type="float" office:value="144815" calcext:value-type="float">
            <text:p>144815</text:p>
          </table:table-cell>
          <table:table-cell table:style-name="ce5" table:formula="of:=SUM([.$D$430:.D452])" office:value-type="float" office:value="494744" calcext:value-type="float">
            <text:p>494744</text:p>
          </table:table-cell>
          <table:table-cell table:style-name="ce5" table:formula="of:=MAX(30;[.A452]*5)" office:value-type="float" office:value="115" calcext:value-type="float">
            <text:p>115</text:p>
          </table:table-cell>
          <table:table-cell table:style-name="ce5" table:formula="of:=[.D452]*[.F452]" office:value-type="float" office:value="16653725" calcext:value-type="float">
            <text:p>1665372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30" table:formula="of:=[.$D452]*[.H452]" office:value-type="float" office:value="579260" calcext:value-type="float">
            <text:p>579260</text:p>
          </table:table-cell>
          <table:table-cell table:style-name="ce34" table:formula="of:=[.$D452]*[.I452]" office:value-type="float" office:value="579260" calcext:value-type="float">
            <text:p>579260</text:p>
          </table:table-cell>
          <table:table-cell table:style-name="ce38" table:formula="of:=[.$D452]*[.J452]" office:value-type="float" office:value="434445" calcext:value-type="float">
            <text:p>434445</text:p>
          </table:table-cell>
          <table:table-cell table:style-name="ce42" table:formula="of:=[.$D452]*[.K452]" office:value-type="float" office:value="289630" calcext:value-type="float">
            <text:p>289630</text:p>
          </table:table-cell>
          <table:table-cell table:style-name="ce45" table:formula="of:=[.L452]/[.$B452]" office:value-type="float" office:value="289630" calcext:value-type="float">
            <text:p>289630.0</text:p>
          </table:table-cell>
          <table:table-cell table:style-name="ce48" table:formula="of:=[.M452]/[.$B452]" office:value-type="float" office:value="289630" calcext:value-type="float">
            <text:p>289630.0</text:p>
          </table:table-cell>
          <table:table-cell table:style-name="ce50" table:formula="of:=[.N452]/[.$B452]" office:value-type="float" office:value="217222.5" calcext:value-type="float">
            <text:p>217222.5</text:p>
          </table:table-cell>
          <table:table-cell table:style-name="ce52" table:formula="of:=[.O452]/[.$B452]" office:value-type="float" office:value="144815" calcext:value-type="float">
            <text:p>144815.0</text:p>
          </table:table-cell>
          <table:table-cell table:style-name="ce55" table:formula="of:=([.L452]+[.M452]+[.N452]+[.O452])/[.$B452]" office:value-type="float" office:value="941297.5" calcext:value-type="float">
            <text:p>941297.5</text:p>
          </table:table-cell>
          <table:table-cell table:style-name="ce14"/>
          <table:table-cell table:style-name="ce1" table:number-columns-repeated="100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float" office:value="2" calcext:value-type="float">
            <text:p>2</text:p>
          </table:table-cell>
          <table:table-cell table:style-name="ce22" table:formula="of:=SUM([.$B$430:.B453])" office:value-type="float" office:value="44" calcext:value-type="float">
            <text:p>44</text:p>
          </table:table-cell>
          <table:table-cell table:style-name="ce5" table:formula="of:=COM.MICROSOFT.FLOOR.MATH(50*2^([.A453]/2))" office:value-type="float" office:value="204800" calcext:value-type="float">
            <text:p>204800</text:p>
          </table:table-cell>
          <table:table-cell table:style-name="ce5" table:formula="of:=SUM([.$D$430:.D453])" office:value-type="float" office:value="699544" calcext:value-type="float">
            <text:p>699544</text:p>
          </table:table-cell>
          <table:table-cell table:style-name="ce5" table:formula="of:=MAX(30;[.A453]*5)" office:value-type="float" office:value="120" calcext:value-type="float">
            <text:p>120</text:p>
          </table:table-cell>
          <table:table-cell table:style-name="ce5" table:formula="of:=[.D453]*[.F453]" office:value-type="float" office:value="24576000" calcext:value-type="float">
            <text:p>2457600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30" table:formula="of:=[.$D453]*[.H453]" office:value-type="float" office:value="819200" calcext:value-type="float">
            <text:p>819200</text:p>
          </table:table-cell>
          <table:table-cell table:style-name="ce34" table:formula="of:=[.$D453]*[.I453]" office:value-type="float" office:value="819200" calcext:value-type="float">
            <text:p>819200</text:p>
          </table:table-cell>
          <table:table-cell table:style-name="ce38" table:formula="of:=[.$D453]*[.J453]" office:value-type="float" office:value="614400" calcext:value-type="float">
            <text:p>614400</text:p>
          </table:table-cell>
          <table:table-cell table:style-name="ce42" table:formula="of:=[.$D453]*[.K453]" office:value-type="float" office:value="409600" calcext:value-type="float">
            <text:p>409600</text:p>
          </table:table-cell>
          <table:table-cell table:style-name="ce45" table:formula="of:=[.L453]/[.$B453]" office:value-type="float" office:value="409600" calcext:value-type="float">
            <text:p>409600.0</text:p>
          </table:table-cell>
          <table:table-cell table:style-name="ce48" table:formula="of:=[.M453]/[.$B453]" office:value-type="float" office:value="409600" calcext:value-type="float">
            <text:p>409600.0</text:p>
          </table:table-cell>
          <table:table-cell table:style-name="ce50" table:formula="of:=[.N453]/[.$B453]" office:value-type="float" office:value="307200" calcext:value-type="float">
            <text:p>307200.0</text:p>
          </table:table-cell>
          <table:table-cell table:style-name="ce52" table:formula="of:=[.O453]/[.$B453]" office:value-type="float" office:value="204800" calcext:value-type="float">
            <text:p>204800.0</text:p>
          </table:table-cell>
          <table:table-cell table:style-name="ce55" table:formula="of:=([.L453]+[.M453]+[.N453]+[.O453])/[.$B453]" office:value-type="float" office:value="1331200" calcext:value-type="float">
            <text:p>1331200.0</text:p>
          </table:table-cell>
          <table:table-cell table:style-name="ce14"/>
          <table:table-cell table:style-name="ce1" table:number-columns-repeated="1003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float" office:value="2" calcext:value-type="float">
            <text:p>2</text:p>
          </table:table-cell>
          <table:table-cell table:style-name="ce22" table:formula="of:=SUM([.$B$430:.B454])" office:value-type="float" office:value="46" calcext:value-type="float">
            <text:p>46</text:p>
          </table:table-cell>
          <table:table-cell table:style-name="ce5" table:formula="of:=COM.MICROSOFT.FLOOR.MATH(50*2^([.A454]/2))" office:value-type="float" office:value="289630" calcext:value-type="float">
            <text:p>289630</text:p>
          </table:table-cell>
          <table:table-cell table:style-name="ce5" table:formula="of:=SUM([.$D$430:.D454])" office:value-type="float" office:value="989174" calcext:value-type="float">
            <text:p>989174</text:p>
          </table:table-cell>
          <table:table-cell table:style-name="ce5" table:formula="of:=MAX(30;[.A454]*5)" office:value-type="float" office:value="125" calcext:value-type="float">
            <text:p>125</text:p>
          </table:table-cell>
          <table:table-cell table:style-name="ce5" table:formula="of:=[.D454]*[.F454]" office:value-type="float" office:value="36203750" calcext:value-type="float">
            <text:p>3620375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30" table:formula="of:=[.$D454]*[.H454]" office:value-type="float" office:value="1158520" calcext:value-type="float">
            <text:p>1158520</text:p>
          </table:table-cell>
          <table:table-cell table:style-name="ce34" table:formula="of:=[.$D454]*[.I454]" office:value-type="float" office:value="1158520" calcext:value-type="float">
            <text:p>1158520</text:p>
          </table:table-cell>
          <table:table-cell table:style-name="ce38" table:formula="of:=[.$D454]*[.J454]" office:value-type="float" office:value="868890" calcext:value-type="float">
            <text:p>868890</text:p>
          </table:table-cell>
          <table:table-cell table:style-name="ce42" table:formula="of:=[.$D454]*[.K454]" office:value-type="float" office:value="579260" calcext:value-type="float">
            <text:p>579260</text:p>
          </table:table-cell>
          <table:table-cell table:style-name="ce45" table:formula="of:=[.L454]/[.$B454]" office:value-type="float" office:value="579260" calcext:value-type="float">
            <text:p>579260.0</text:p>
          </table:table-cell>
          <table:table-cell table:style-name="ce48" table:formula="of:=[.M454]/[.$B454]" office:value-type="float" office:value="579260" calcext:value-type="float">
            <text:p>579260.0</text:p>
          </table:table-cell>
          <table:table-cell table:style-name="ce50" table:formula="of:=[.N454]/[.$B454]" office:value-type="float" office:value="434445" calcext:value-type="float">
            <text:p>434445.0</text:p>
          </table:table-cell>
          <table:table-cell table:style-name="ce52" table:formula="of:=[.O454]/[.$B454]" office:value-type="float" office:value="289630" calcext:value-type="float">
            <text:p>289630.0</text:p>
          </table:table-cell>
          <table:table-cell table:style-name="ce55" table:formula="of:=([.L454]+[.M454]+[.N454]+[.O454])/[.$B454]" office:value-type="float" office:value="1882595" calcext:value-type="float">
            <text:p>1882595.0</text:p>
          </table:table-cell>
          <table:table-cell table:style-name="ce14"/>
          <table:table-cell table:style-name="ce1" table:number-columns-repeated="1003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6" office:value-type="string" calcext:value-type="string">
            <text:p>Res.-Effectivity</text:p>
          </table:table-cell>
          <table:table-cell table:style-name="ce15" office:value-type="string" calcext:value-type="string">
            <text:p>Modifier</text:p>
          </table:table-cell>
          <table:table-cell table:style-name="ce10" office:value-type="string" calcext:value-type="string">
            <text:p>CumMod</text:p>
          </table:table-cell>
          <table:table-cell table:style-name="ce10" office:value-type="string" calcext:value-type="string">
            <text:p>Cycles</text:p>
          </table:table-cell>
          <table:table-cell table:style-name="ce10" office:value-type="string" calcext:value-type="string">
            <text:p>CumCyc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 x Cycles</text:p>
          </table:table-cell>
          <table:table-cell table:style-name="ce10" office:value-type="string" calcext:value-type="string">
            <text:p>SP R/Cycle</text:p>
          </table:table-cell>
          <table:table-cell table:style-name="ce10" office:value-type="string" calcext:value-type="string">
            <text:p>SP G/Cycle</text:p>
          </table:table-cell>
          <table:table-cell table:style-name="ce10" office:value-type="string" calcext:value-type="string">
            <text:p>SP B/Cycle</text:p>
          </table:table-cell>
          <table:table-cell table:style-name="ce10" office:value-type="string" calcext:value-type="string">
            <text:p>SP A/Cycle</text:p>
          </table:table-cell>
          <table:table-cell table:style-name="ce29" office:value-type="string" calcext:value-type="string">
            <text:p>SP R total</text:p>
          </table:table-cell>
          <table:table-cell table:style-name="ce33" office:value-type="string" calcext:value-type="string">
            <text:p>SP G total</text:p>
          </table:table-cell>
          <table:table-cell table:style-name="ce37" office:value-type="string" calcext:value-type="string">
            <text:p>SP B total</text:p>
          </table:table-cell>
          <table:table-cell table:style-name="ce41" office:value-type="string" calcext:value-type="string">
            <text:p>SP A total</text:p>
          </table:table-cell>
          <table:table-cell table:style-name="ce29" office:value-type="string" calcext:value-type="string">
            <text:p>SP R/Mod.</text:p>
          </table:table-cell>
          <table:table-cell table:style-name="ce33" office:value-type="string" calcext:value-type="string">
            <text:p>SP G/Mod.</text:p>
          </table:table-cell>
          <table:table-cell table:style-name="ce37" office:value-type="string" calcext:value-type="string">
            <text:p>SP B/Mod.</text:p>
          </table:table-cell>
          <table:table-cell table:style-name="ce41" office:value-type="string" calcext:value-type="string">
            <text:p>SP A/Mod.</text:p>
          </table:table-cell>
          <table:table-cell table:style-name="ce10" office:value-type="string" calcext:value-type="string">
            <text:p>SP total/Mod.</text:p>
          </table:table-cell>
          <table:table-cell table:style-name="ce1">
            <draw:frame table:end-cell-address="'-TOTAL- Increas.PercentModifier'.AB477" table:end-x="17.97mm" table:end-y="1.89mm" draw:z-index="6" draw:style-name="gr1" draw:text-style-name="P1" svg:width="165.7mm" svg:height="99.13mm" svg:x="30.33mm" svg:y="0.14mm">
              <loext:p draw:notify-on-update-of-ranges="'-TOTAL- Increas.PercentModifier'.G457:'-TOTAL- Increas.PercentModifier'.G457 '-TOTAL- Increas.PercentModifier'.G458:'-TOTAL- Increas.PercentModifier'.G482 '-TOTAL- Increas.PercentModifier'.L457:'-TOTAL- Increas.PercentModifier'.L457 '-TOTAL- Increas.PercentModifier'.L458:'-TOTAL- Increas.PercentModifier'.L482 '-TOTAL- Increas.PercentModifier'.M457:'-TOTAL- Increas.PercentModifier'.M457 '-TOTAL- Increas.PercentModifier'.M458:'-TOTAL- Increas.PercentModifier'.M482 '-TOTAL- Increas.PercentModifier'.N457:'-TOTAL- Increas.PercentModifier'.N457 '-TOTAL- Increas.PercentModifier'.N458:'-TOTAL- Increas.PercentModifier'.N482 '-TOTAL- Increas.PercentModifier'.O457:'-TOTAL- Increas.PercentModifier'.O457 '-TOTAL- Increas.PercentModifier'.O458:'-TOTAL- Increas.PercentModifier'.O482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" table:number-columns-repeated="100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percentage" office:value="0.2" calcext:value-type="percentage">
            <text:p>20.0%</text:p>
          </table:table-cell>
          <table:table-cell table:style-name="ce24" table:formula="of:=SUM([.$B$458:.B458])" office:value-type="percentage" office:value="0.2" calcext:value-type="percentage">
            <text:p>20%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SUM([.$D$458:.D458])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58]*[.F458]" office:value-type="float" office:value="3000" calcext:value-type="float">
            <text:p>30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0" table:formula="of:=[.$D458]*[.H458]" office:value-type="float" office:value="100" calcext:value-type="float">
            <text:p>100</text:p>
          </table:table-cell>
          <table:table-cell table:style-name="ce34" table:formula="of:=[.$D458]*[.I458]" office:value-type="float" office:value="100" calcext:value-type="float">
            <text:p>100</text:p>
          </table:table-cell>
          <table:table-cell table:style-name="ce38" table:formula="of:=[.$D458]*[.J458]" office:value-type="float" office:value="0" calcext:value-type="float">
            <text:p>0</text:p>
          </table:table-cell>
          <table:table-cell table:style-name="ce42" table:formula="of:=[.$D458]*[.K458]" office:value-type="float" office:value="0" calcext:value-type="float">
            <text:p>0</text:p>
          </table:table-cell>
          <table:table-cell table:style-name="ce45" table:formula="of:=[.L458]/[.$B458]" office:value-type="float" office:value="500" calcext:value-type="float">
            <text:p>500.0</text:p>
          </table:table-cell>
          <table:table-cell table:style-name="ce48" table:formula="of:=[.M458]/[.$B458]" office:value-type="float" office:value="500" calcext:value-type="float">
            <text:p>500.0</text:p>
          </table:table-cell>
          <table:table-cell table:style-name="ce50" table:formula="of:=[.N458]/[.$B458]" office:value-type="float" office:value="0" calcext:value-type="float">
            <text:p>0.0</text:p>
          </table:table-cell>
          <table:table-cell table:style-name="ce52" table:formula="of:=[.O458]/[.$B458]" office:value-type="float" office:value="0" calcext:value-type="float">
            <text:p>0.0</text:p>
          </table:table-cell>
          <table:table-cell table:style-name="ce55" table:formula="of:=([.L458]+[.M458]+[.N458]+[.O458])/[.$B458]" office:value-type="float" office:value="1000" calcext:value-type="float">
            <text:p>100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percentage" office:value="0.3" calcext:value-type="percentage">
            <text:p>30.0%</text:p>
          </table:table-cell>
          <table:table-cell table:style-name="ce24" table:formula="of:=SUM([.$B$458:.B459])" office:value-type="percentage" office:value="0.5" calcext:value-type="percentage">
            <text:p>50%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formula="of:=SUM([.$D$458:.D459])" office:value-type="float" office:value="250" calcext:value-type="float">
            <text:p>2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59]*[.F459]" office:value-type="float" office:value="4500" calcext:value-type="float">
            <text:p>45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0" table:formula="of:=[.$D459]*[.H459]" office:value-type="float" office:value="150" calcext:value-type="float">
            <text:p>150</text:p>
          </table:table-cell>
          <table:table-cell table:style-name="ce34" table:formula="of:=[.$D459]*[.I459]" office:value-type="float" office:value="150" calcext:value-type="float">
            <text:p>150</text:p>
          </table:table-cell>
          <table:table-cell table:style-name="ce38" table:formula="of:=[.$D459]*[.J459]" office:value-type="float" office:value="0" calcext:value-type="float">
            <text:p>0</text:p>
          </table:table-cell>
          <table:table-cell table:style-name="ce42" table:formula="of:=[.$D459]*[.K459]" office:value-type="float" office:value="0" calcext:value-type="float">
            <text:p>0</text:p>
          </table:table-cell>
          <table:table-cell table:style-name="ce45" table:formula="of:=[.L459]/[.$B459]" office:value-type="float" office:value="500" calcext:value-type="float">
            <text:p>500.0</text:p>
          </table:table-cell>
          <table:table-cell table:style-name="ce48" table:formula="of:=[.M459]/[.$B459]" office:value-type="float" office:value="500" calcext:value-type="float">
            <text:p>500.0</text:p>
          </table:table-cell>
          <table:table-cell table:style-name="ce50" table:formula="of:=[.N459]/[.$B459]" office:value-type="float" office:value="0" calcext:value-type="float">
            <text:p>0.0</text:p>
          </table:table-cell>
          <table:table-cell table:style-name="ce52" table:formula="of:=[.O459]/[.$B459]" office:value-type="float" office:value="0" calcext:value-type="float">
            <text:p>0.0</text:p>
          </table:table-cell>
          <table:table-cell table:style-name="ce55" table:formula="of:=([.L459]+[.M459]+[.N459]+[.O459])/[.$B459]" office:value-type="float" office:value="1000" calcext:value-type="float">
            <text:p>100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1" office:value-type="percentage" office:value="0.4" calcext:value-type="percentage">
            <text:p>40.0%</text:p>
          </table:table-cell>
          <table:table-cell table:style-name="ce24" table:formula="of:=SUM([.$B$458:.B460])" office:value-type="percentage" office:value="0.9" calcext:value-type="percentage">
            <text:p>90%</text:p>
          </table:table-cell>
          <table:table-cell table:style-name="ce4" office:value-type="float" office:value="250" calcext:value-type="float">
            <text:p>250</text:p>
          </table:table-cell>
          <table:table-cell table:style-name="ce4" table:formula="of:=SUM([.$D$458:.D460])" office:value-type="float" office:value="500" calcext:value-type="float">
            <text:p>50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60]*[.F460]" office:value-type="float" office:value="7500" calcext:value-type="float">
            <text:p>750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0" table:formula="of:=[.$D460]*[.H460]" office:value-type="float" office:value="250" calcext:value-type="float">
            <text:p>250</text:p>
          </table:table-cell>
          <table:table-cell table:style-name="ce34" table:formula="of:=[.$D460]*[.I460]" office:value-type="float" office:value="250" calcext:value-type="float">
            <text:p>250</text:p>
          </table:table-cell>
          <table:table-cell table:style-name="ce38" table:formula="of:=[.$D460]*[.J460]" office:value-type="float" office:value="250" calcext:value-type="float">
            <text:p>250</text:p>
          </table:table-cell>
          <table:table-cell table:style-name="ce42" table:formula="of:=[.$D460]*[.K460]" office:value-type="float" office:value="0" calcext:value-type="float">
            <text:p>0</text:p>
          </table:table-cell>
          <table:table-cell table:style-name="ce45" table:formula="of:=[.L460]/[.$B460]" office:value-type="float" office:value="625" calcext:value-type="float">
            <text:p>625.0</text:p>
          </table:table-cell>
          <table:table-cell table:style-name="ce48" table:formula="of:=[.M460]/[.$B460]" office:value-type="float" office:value="625" calcext:value-type="float">
            <text:p>625.0</text:p>
          </table:table-cell>
          <table:table-cell table:style-name="ce50" table:formula="of:=[.N460]/[.$B460]" office:value-type="float" office:value="625" calcext:value-type="float">
            <text:p>625.0</text:p>
          </table:table-cell>
          <table:table-cell table:style-name="ce52" table:formula="of:=[.O460]/[.$B460]" office:value-type="float" office:value="0" calcext:value-type="float">
            <text:p>0.0</text:p>
          </table:table-cell>
          <table:table-cell table:style-name="ce55" table:formula="of:=([.L460]+[.M460]+[.N460]+[.O460])/[.$B460]" office:value-type="float" office:value="1875" calcext:value-type="float">
            <text:p>1875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1" office:value-type="percentage" office:value="0.5" calcext:value-type="percentage">
            <text:p>50.0%</text:p>
          </table:table-cell>
          <table:table-cell table:style-name="ce24" table:formula="of:=SUM([.$B$458:.B461])" office:value-type="percentage" office:value="1.4" calcext:value-type="percentage">
            <text:p>140%</text:p>
          </table:table-cell>
          <table:table-cell table:style-name="ce4" office:value-type="float" office:value="500" calcext:value-type="float">
            <text:p>500</text:p>
          </table:table-cell>
          <table:table-cell table:style-name="ce4" table:formula="of:=SUM([.$D$458:.D461])" office:value-type="float" office:value="1000" calcext:value-type="float">
            <text:p>100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61]*[.F461]" office:value-type="float" office:value="15000" calcext:value-type="float">
            <text:p>1500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0" table:formula="of:=[.$D461]*[.H461]" office:value-type="float" office:value="500" calcext:value-type="float">
            <text:p>500</text:p>
          </table:table-cell>
          <table:table-cell table:style-name="ce34" table:formula="of:=[.$D461]*[.I461]" office:value-type="float" office:value="500" calcext:value-type="float">
            <text:p>500</text:p>
          </table:table-cell>
          <table:table-cell table:style-name="ce38" table:formula="of:=[.$D461]*[.J461]" office:value-type="float" office:value="500" calcext:value-type="float">
            <text:p>500</text:p>
          </table:table-cell>
          <table:table-cell table:style-name="ce42" table:formula="of:=[.$D461]*[.K461]" office:value-type="float" office:value="0" calcext:value-type="float">
            <text:p>0</text:p>
          </table:table-cell>
          <table:table-cell table:style-name="ce45" table:formula="of:=[.L461]/[.$B461]" office:value-type="float" office:value="1000" calcext:value-type="float">
            <text:p>1000.0</text:p>
          </table:table-cell>
          <table:table-cell table:style-name="ce48" table:formula="of:=[.M461]/[.$B461]" office:value-type="float" office:value="1000" calcext:value-type="float">
            <text:p>1000.0</text:p>
          </table:table-cell>
          <table:table-cell table:style-name="ce50" table:formula="of:=[.N461]/[.$B461]" office:value-type="float" office:value="1000" calcext:value-type="float">
            <text:p>1000.0</text:p>
          </table:table-cell>
          <table:table-cell table:style-name="ce52" table:formula="of:=[.O461]/[.$B461]" office:value-type="float" office:value="0" calcext:value-type="float">
            <text:p>0.0</text:p>
          </table:table-cell>
          <table:table-cell table:style-name="ce55" table:formula="of:=([.L461]+[.M461]+[.N461]+[.O461])/[.$B461]" office:value-type="float" office:value="3000" calcext:value-type="float">
            <text:p>3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2" table:formula="of:=[.A462]*0.05+0.3" office:value-type="percentage" office:value="0.55" calcext:value-type="percentage">
            <text:p>55.0%</text:p>
          </table:table-cell>
          <table:table-cell table:style-name="ce25" table:formula="of:=SUM([.$B$458:.B462])" office:value-type="percentage" office:value="1.95" calcext:value-type="percentage">
            <text:p>195%</text:p>
          </table:table-cell>
          <table:table-cell table:style-name="ce5" table:formula="of:=COM.MICROSOFT.FLOOR.MATH(250*2^([.A462]/3))" office:value-type="float" office:value="793" calcext:value-type="float">
            <text:p>793</text:p>
          </table:table-cell>
          <table:table-cell table:style-name="ce5" table:formula="of:=SUM([.$D$458:.D462])" office:value-type="float" office:value="1793" calcext:value-type="float">
            <text:p>1793</text:p>
          </table:table-cell>
          <table:table-cell table:style-name="ce5" table:formula="of:=MAX(30;[.A462]*5)" office:value-type="float" office:value="30" calcext:value-type="float">
            <text:p>30</text:p>
          </table:table-cell>
          <table:table-cell table:style-name="ce5" table:formula="of:=[.D462]*[.F462]" office:value-type="float" office:value="23790" calcext:value-type="float">
            <text:p>2379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462]*[.H462]" office:value-type="float" office:value="793" calcext:value-type="float">
            <text:p>793</text:p>
          </table:table-cell>
          <table:table-cell table:style-name="ce34" table:formula="of:=[.$D462]*[.I462]" office:value-type="float" office:value="793" calcext:value-type="float">
            <text:p>793</text:p>
          </table:table-cell>
          <table:table-cell table:style-name="ce38" table:formula="of:=[.$D462]*[.J462]" office:value-type="float" office:value="793" calcext:value-type="float">
            <text:p>793</text:p>
          </table:table-cell>
          <table:table-cell table:style-name="ce42" table:formula="of:=[.$D462]*[.K462]" office:value-type="float" office:value="793" calcext:value-type="float">
            <text:p>793</text:p>
          </table:table-cell>
          <table:table-cell table:style-name="ce45" table:formula="of:=[.L462]/[.$B462]" office:value-type="float" office:value="1441.81818181818" calcext:value-type="float">
            <text:p>1441.8</text:p>
          </table:table-cell>
          <table:table-cell table:style-name="ce48" table:formula="of:=[.M462]/[.$B462]" office:value-type="float" office:value="1441.81818181818" calcext:value-type="float">
            <text:p>1441.8</text:p>
          </table:table-cell>
          <table:table-cell table:style-name="ce50" table:formula="of:=[.N462]/[.$B462]" office:value-type="float" office:value="1441.81818181818" calcext:value-type="float">
            <text:p>1441.8</text:p>
          </table:table-cell>
          <table:table-cell table:style-name="ce52" table:formula="of:=[.O462]/[.$B462]" office:value-type="float" office:value="1441.81818181818" calcext:value-type="float">
            <text:p>1441.8</text:p>
          </table:table-cell>
          <table:table-cell table:style-name="ce55" table:formula="of:=([.L462]+[.M462]+[.N462]+[.O462])/[.$B462]" office:value-type="float" office:value="5767.27272727273" calcext:value-type="float">
            <text:p>5767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 table:formula="of:=[.A463]*0.05+0.3" office:value-type="percentage" office:value="0.6" calcext:value-type="percentage">
            <text:p>60.0%</text:p>
          </table:table-cell>
          <table:table-cell table:style-name="ce25" table:formula="of:=SUM([.$B$458:.B463])" office:value-type="percentage" office:value="2.55" calcext:value-type="percentage">
            <text:p>255%</text:p>
          </table:table-cell>
          <table:table-cell table:style-name="ce5" table:formula="of:=COM.MICROSOFT.FLOOR.MATH(250*2^([.A463]/3))" office:value-type="float" office:value="1000" calcext:value-type="float">
            <text:p>1000</text:p>
          </table:table-cell>
          <table:table-cell table:style-name="ce5" table:formula="of:=SUM([.$D$458:.D463])" office:value-type="float" office:value="2793" calcext:value-type="float">
            <text:p>2793</text:p>
          </table:table-cell>
          <table:table-cell table:style-name="ce5" table:formula="of:=MAX(30;[.A463]*5)" office:value-type="float" office:value="30" calcext:value-type="float">
            <text:p>30</text:p>
          </table:table-cell>
          <table:table-cell table:style-name="ce5" table:formula="of:=[.D463]*[.F463]" office:value-type="float" office:value="30000" calcext:value-type="float">
            <text:p>3000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463]*[.H463]" office:value-type="float" office:value="1000" calcext:value-type="float">
            <text:p>1000</text:p>
          </table:table-cell>
          <table:table-cell table:style-name="ce34" table:formula="of:=[.$D463]*[.I463]" office:value-type="float" office:value="1000" calcext:value-type="float">
            <text:p>1000</text:p>
          </table:table-cell>
          <table:table-cell table:style-name="ce38" table:formula="of:=[.$D463]*[.J463]" office:value-type="float" office:value="1000" calcext:value-type="float">
            <text:p>1000</text:p>
          </table:table-cell>
          <table:table-cell table:style-name="ce42" table:formula="of:=[.$D463]*[.K463]" office:value-type="float" office:value="1000" calcext:value-type="float">
            <text:p>1000</text:p>
          </table:table-cell>
          <table:table-cell table:style-name="ce45" table:formula="of:=[.L463]/[.$B463]" office:value-type="float" office:value="1666.66666666667" calcext:value-type="float">
            <text:p>1666.7</text:p>
          </table:table-cell>
          <table:table-cell table:style-name="ce48" table:formula="of:=[.M463]/[.$B463]" office:value-type="float" office:value="1666.66666666667" calcext:value-type="float">
            <text:p>1666.7</text:p>
          </table:table-cell>
          <table:table-cell table:style-name="ce50" table:formula="of:=[.N463]/[.$B463]" office:value-type="float" office:value="1666.66666666667" calcext:value-type="float">
            <text:p>1666.7</text:p>
          </table:table-cell>
          <table:table-cell table:style-name="ce52" table:formula="of:=[.O463]/[.$B463]" office:value-type="float" office:value="1666.66666666667" calcext:value-type="float">
            <text:p>1666.7</text:p>
          </table:table-cell>
          <table:table-cell table:style-name="ce55" table:formula="of:=([.L463]+[.M463]+[.N463]+[.O463])/[.$B463]" office:value-type="float" office:value="6666.66666666667" calcext:value-type="float">
            <text:p>666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2" table:formula="of:=[.A464]*0.05+0.3" office:value-type="percentage" office:value="0.65" calcext:value-type="percentage">
            <text:p>65.0%</text:p>
          </table:table-cell>
          <table:table-cell table:style-name="ce25" table:formula="of:=SUM([.$B$458:.B464])" office:value-type="percentage" office:value="3.2" calcext:value-type="percentage">
            <text:p>320%</text:p>
          </table:table-cell>
          <table:table-cell table:style-name="ce5" table:formula="of:=COM.MICROSOFT.FLOOR.MATH(250*2^([.A464]/3))" office:value-type="float" office:value="1259" calcext:value-type="float">
            <text:p>1259</text:p>
          </table:table-cell>
          <table:table-cell table:style-name="ce5" table:formula="of:=SUM([.$D$458:.D464])" office:value-type="float" office:value="4052" calcext:value-type="float">
            <text:p>4052</text:p>
          </table:table-cell>
          <table:table-cell table:style-name="ce5" table:formula="of:=MAX(30;[.A464]*5)" office:value-type="float" office:value="35" calcext:value-type="float">
            <text:p>35</text:p>
          </table:table-cell>
          <table:table-cell table:style-name="ce5" table:formula="of:=[.D464]*[.F464]" office:value-type="float" office:value="44065" calcext:value-type="float">
            <text:p>44065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464]*[.H464]" office:value-type="float" office:value="1259" calcext:value-type="float">
            <text:p>1259</text:p>
          </table:table-cell>
          <table:table-cell table:style-name="ce34" table:formula="of:=[.$D464]*[.I464]" office:value-type="float" office:value="1259" calcext:value-type="float">
            <text:p>1259</text:p>
          </table:table-cell>
          <table:table-cell table:style-name="ce38" table:formula="of:=[.$D464]*[.J464]" office:value-type="float" office:value="1259" calcext:value-type="float">
            <text:p>1259</text:p>
          </table:table-cell>
          <table:table-cell table:style-name="ce42" table:formula="of:=[.$D464]*[.K464]" office:value-type="float" office:value="1259" calcext:value-type="float">
            <text:p>1259</text:p>
          </table:table-cell>
          <table:table-cell table:style-name="ce45" table:formula="of:=[.L464]/[.$B464]" office:value-type="float" office:value="1936.92307692308" calcext:value-type="float">
            <text:p>1936.9</text:p>
          </table:table-cell>
          <table:table-cell table:style-name="ce48" table:formula="of:=[.M464]/[.$B464]" office:value-type="float" office:value="1936.92307692308" calcext:value-type="float">
            <text:p>1936.9</text:p>
          </table:table-cell>
          <table:table-cell table:style-name="ce50" table:formula="of:=[.N464]/[.$B464]" office:value-type="float" office:value="1936.92307692308" calcext:value-type="float">
            <text:p>1936.9</text:p>
          </table:table-cell>
          <table:table-cell table:style-name="ce52" table:formula="of:=[.O464]/[.$B464]" office:value-type="float" office:value="1936.92307692308" calcext:value-type="float">
            <text:p>1936.9</text:p>
          </table:table-cell>
          <table:table-cell table:style-name="ce55" table:formula="of:=([.L464]+[.M464]+[.N464]+[.O464])/[.$B464]" office:value-type="float" office:value="7747.69230769231" calcext:value-type="float">
            <text:p>7747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2" table:formula="of:=[.A465]*0.05+0.3" office:value-type="percentage" office:value="0.7" calcext:value-type="percentage">
            <text:p>70.0%</text:p>
          </table:table-cell>
          <table:table-cell table:style-name="ce25" table:formula="of:=SUM([.$B$458:.B465])" office:value-type="percentage" office:value="3.9" calcext:value-type="percentage">
            <text:p>390%</text:p>
          </table:table-cell>
          <table:table-cell table:style-name="ce5" table:formula="of:=COM.MICROSOFT.FLOOR.MATH(250*2^([.A465]/3))" office:value-type="float" office:value="1587" calcext:value-type="float">
            <text:p>1587</text:p>
          </table:table-cell>
          <table:table-cell table:style-name="ce5" table:formula="of:=SUM([.$D$458:.D465])" office:value-type="float" office:value="5639" calcext:value-type="float">
            <text:p>5639</text:p>
          </table:table-cell>
          <table:table-cell table:style-name="ce5" table:formula="of:=MAX(30;[.A465]*5)" office:value-type="float" office:value="40" calcext:value-type="float">
            <text:p>40</text:p>
          </table:table-cell>
          <table:table-cell table:style-name="ce5" table:formula="of:=[.D465]*[.F465]" office:value-type="float" office:value="63480" calcext:value-type="float">
            <text:p>6348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465]*[.H465]" office:value-type="float" office:value="1587" calcext:value-type="float">
            <text:p>1587</text:p>
          </table:table-cell>
          <table:table-cell table:style-name="ce34" table:formula="of:=[.$D465]*[.I465]" office:value-type="float" office:value="1587" calcext:value-type="float">
            <text:p>1587</text:p>
          </table:table-cell>
          <table:table-cell table:style-name="ce38" table:formula="of:=[.$D465]*[.J465]" office:value-type="float" office:value="1587" calcext:value-type="float">
            <text:p>1587</text:p>
          </table:table-cell>
          <table:table-cell table:style-name="ce42" table:formula="of:=[.$D465]*[.K465]" office:value-type="float" office:value="1587" calcext:value-type="float">
            <text:p>1587</text:p>
          </table:table-cell>
          <table:table-cell table:style-name="ce45" table:formula="of:=[.L465]/[.$B465]" office:value-type="float" office:value="2267.14285714286" calcext:value-type="float">
            <text:p>2267.1</text:p>
          </table:table-cell>
          <table:table-cell table:style-name="ce48" table:formula="of:=[.M465]/[.$B465]" office:value-type="float" office:value="2267.14285714286" calcext:value-type="float">
            <text:p>2267.1</text:p>
          </table:table-cell>
          <table:table-cell table:style-name="ce50" table:formula="of:=[.N465]/[.$B465]" office:value-type="float" office:value="2267.14285714286" calcext:value-type="float">
            <text:p>2267.1</text:p>
          </table:table-cell>
          <table:table-cell table:style-name="ce52" table:formula="of:=[.O465]/[.$B465]" office:value-type="float" office:value="2267.14285714286" calcext:value-type="float">
            <text:p>2267.1</text:p>
          </table:table-cell>
          <table:table-cell table:style-name="ce55" table:formula="of:=([.L465]+[.M465]+[.N465]+[.O465])/[.$B465]" office:value-type="float" office:value="9068.57142857143" calcext:value-type="float">
            <text:p>9068.6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2" table:formula="of:=[.A466]*0.05+0.3" office:value-type="percentage" office:value="0.75" calcext:value-type="percentage">
            <text:p>75.0%</text:p>
          </table:table-cell>
          <table:table-cell table:style-name="ce25" table:formula="of:=SUM([.$B$458:.B466])" office:value-type="percentage" office:value="4.65" calcext:value-type="percentage">
            <text:p>465%</text:p>
          </table:table-cell>
          <table:table-cell table:style-name="ce5" table:formula="of:=COM.MICROSOFT.FLOOR.MATH(250*2^([.A466]/3))" office:value-type="float" office:value="2000" calcext:value-type="float">
            <text:p>2000</text:p>
          </table:table-cell>
          <table:table-cell table:style-name="ce5" table:formula="of:=SUM([.$D$458:.D466])" office:value-type="float" office:value="7639" calcext:value-type="float">
            <text:p>7639</text:p>
          </table:table-cell>
          <table:table-cell table:style-name="ce5" table:formula="of:=MAX(30;[.A466]*5)" office:value-type="float" office:value="45" calcext:value-type="float">
            <text:p>45</text:p>
          </table:table-cell>
          <table:table-cell table:style-name="ce5" table:formula="of:=[.D466]*[.F466]" office:value-type="float" office:value="90000" calcext:value-type="float">
            <text:p>9000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466]*[.H466]" office:value-type="float" office:value="2000" calcext:value-type="float">
            <text:p>2000</text:p>
          </table:table-cell>
          <table:table-cell table:style-name="ce34" table:formula="of:=[.$D466]*[.I466]" office:value-type="float" office:value="2000" calcext:value-type="float">
            <text:p>2000</text:p>
          </table:table-cell>
          <table:table-cell table:style-name="ce38" table:formula="of:=[.$D466]*[.J466]" office:value-type="float" office:value="2000" calcext:value-type="float">
            <text:p>2000</text:p>
          </table:table-cell>
          <table:table-cell table:style-name="ce42" table:formula="of:=[.$D466]*[.K466]" office:value-type="float" office:value="2000" calcext:value-type="float">
            <text:p>2000</text:p>
          </table:table-cell>
          <table:table-cell table:style-name="ce45" table:formula="of:=[.L466]/[.$B466]" office:value-type="float" office:value="2666.66666666667" calcext:value-type="float">
            <text:p>2666.7</text:p>
          </table:table-cell>
          <table:table-cell table:style-name="ce48" table:formula="of:=[.M466]/[.$B466]" office:value-type="float" office:value="2666.66666666667" calcext:value-type="float">
            <text:p>2666.7</text:p>
          </table:table-cell>
          <table:table-cell table:style-name="ce50" table:formula="of:=[.N466]/[.$B466]" office:value-type="float" office:value="2666.66666666667" calcext:value-type="float">
            <text:p>2666.7</text:p>
          </table:table-cell>
          <table:table-cell table:style-name="ce52" table:formula="of:=[.O466]/[.$B466]" office:value-type="float" office:value="2666.66666666667" calcext:value-type="float">
            <text:p>2666.7</text:p>
          </table:table-cell>
          <table:table-cell table:style-name="ce55" table:formula="of:=([.L466]+[.M466]+[.N466]+[.O466])/[.$B466]" office:value-type="float" office:value="10666.6666666667" calcext:value-type="float">
            <text:p>1066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2" table:formula="of:=[.A467]*0.05+0.3" office:value-type="percentage" office:value="0.8" calcext:value-type="percentage">
            <text:p>80.0%</text:p>
          </table:table-cell>
          <table:table-cell table:style-name="ce25" table:formula="of:=SUM([.$B$458:.B467])" office:value-type="percentage" office:value="5.45" calcext:value-type="percentage">
            <text:p>545%</text:p>
          </table:table-cell>
          <table:table-cell table:style-name="ce5" table:formula="of:=COM.MICROSOFT.FLOOR.MATH(250*2^([.A467]/3))" office:value-type="float" office:value="2519" calcext:value-type="float">
            <text:p>2519</text:p>
          </table:table-cell>
          <table:table-cell table:style-name="ce5" table:formula="of:=SUM([.$D$458:.D467])" office:value-type="float" office:value="10158" calcext:value-type="float">
            <text:p>10158</text:p>
          </table:table-cell>
          <table:table-cell table:style-name="ce5" table:formula="of:=MAX(30;[.A467]*5)" office:value-type="float" office:value="50" calcext:value-type="float">
            <text:p>50</text:p>
          </table:table-cell>
          <table:table-cell table:style-name="ce5" table:formula="of:=[.D467]*[.F467]" office:value-type="float" office:value="125950" calcext:value-type="float">
            <text:p>12595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467]*[.H467]" office:value-type="float" office:value="2519" calcext:value-type="float">
            <text:p>2519</text:p>
          </table:table-cell>
          <table:table-cell table:style-name="ce34" table:formula="of:=[.$D467]*[.I467]" office:value-type="float" office:value="2519" calcext:value-type="float">
            <text:p>2519</text:p>
          </table:table-cell>
          <table:table-cell table:style-name="ce38" table:formula="of:=[.$D467]*[.J467]" office:value-type="float" office:value="2519" calcext:value-type="float">
            <text:p>2519</text:p>
          </table:table-cell>
          <table:table-cell table:style-name="ce42" table:formula="of:=[.$D467]*[.K467]" office:value-type="float" office:value="2519" calcext:value-type="float">
            <text:p>2519</text:p>
          </table:table-cell>
          <table:table-cell table:style-name="ce45" table:formula="of:=[.L467]/[.$B467]" office:value-type="float" office:value="3148.75" calcext:value-type="float">
            <text:p>3148.8</text:p>
          </table:table-cell>
          <table:table-cell table:style-name="ce48" table:formula="of:=[.M467]/[.$B467]" office:value-type="float" office:value="3148.75" calcext:value-type="float">
            <text:p>3148.8</text:p>
          </table:table-cell>
          <table:table-cell table:style-name="ce50" table:formula="of:=[.N467]/[.$B467]" office:value-type="float" office:value="3148.75" calcext:value-type="float">
            <text:p>3148.8</text:p>
          </table:table-cell>
          <table:table-cell table:style-name="ce52" table:formula="of:=[.O467]/[.$B467]" office:value-type="float" office:value="3148.75" calcext:value-type="float">
            <text:p>3148.8</text:p>
          </table:table-cell>
          <table:table-cell table:style-name="ce55" table:formula="of:=([.L467]+[.M467]+[.N467]+[.O467])/[.$B467]" office:value-type="float" office:value="12595" calcext:value-type="float">
            <text:p>1259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2" table:formula="of:=[.A468]*0.05+0.3" office:value-type="percentage" office:value="0.85" calcext:value-type="percentage">
            <text:p>85.0%</text:p>
          </table:table-cell>
          <table:table-cell table:style-name="ce25" table:formula="of:=SUM([.$B$458:.B468])" office:value-type="percentage" office:value="6.3" calcext:value-type="percentage">
            <text:p>630%</text:p>
          </table:table-cell>
          <table:table-cell table:style-name="ce5" table:formula="of:=COM.MICROSOFT.FLOOR.MATH(250*2^([.A468]/3))" office:value-type="float" office:value="3174" calcext:value-type="float">
            <text:p>3174</text:p>
          </table:table-cell>
          <table:table-cell table:style-name="ce5" table:formula="of:=SUM([.$D$458:.D468])" office:value-type="float" office:value="13332" calcext:value-type="float">
            <text:p>13332</text:p>
          </table:table-cell>
          <table:table-cell table:style-name="ce5" table:formula="of:=MAX(30;[.A468]*5)" office:value-type="float" office:value="55" calcext:value-type="float">
            <text:p>55</text:p>
          </table:table-cell>
          <table:table-cell table:style-name="ce5" table:formula="of:=[.D468]*[.F468]" office:value-type="float" office:value="174570" calcext:value-type="float">
            <text:p>17457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468]*[.H468]" office:value-type="float" office:value="3174" calcext:value-type="float">
            <text:p>3174</text:p>
          </table:table-cell>
          <table:table-cell table:style-name="ce34" table:formula="of:=[.$D468]*[.I468]" office:value-type="float" office:value="3174" calcext:value-type="float">
            <text:p>3174</text:p>
          </table:table-cell>
          <table:table-cell table:style-name="ce38" table:formula="of:=[.$D468]*[.J468]" office:value-type="float" office:value="3174" calcext:value-type="float">
            <text:p>3174</text:p>
          </table:table-cell>
          <table:table-cell table:style-name="ce42" table:formula="of:=[.$D468]*[.K468]" office:value-type="float" office:value="3174" calcext:value-type="float">
            <text:p>3174</text:p>
          </table:table-cell>
          <table:table-cell table:style-name="ce45" table:formula="of:=[.L468]/[.$B468]" office:value-type="float" office:value="3734.11764705882" calcext:value-type="float">
            <text:p>3734.1</text:p>
          </table:table-cell>
          <table:table-cell table:style-name="ce48" table:formula="of:=[.M468]/[.$B468]" office:value-type="float" office:value="3734.11764705882" calcext:value-type="float">
            <text:p>3734.1</text:p>
          </table:table-cell>
          <table:table-cell table:style-name="ce50" table:formula="of:=[.N468]/[.$B468]" office:value-type="float" office:value="3734.11764705882" calcext:value-type="float">
            <text:p>3734.1</text:p>
          </table:table-cell>
          <table:table-cell table:style-name="ce52" table:formula="of:=[.O468]/[.$B468]" office:value-type="float" office:value="3734.11764705882" calcext:value-type="float">
            <text:p>3734.1</text:p>
          </table:table-cell>
          <table:table-cell table:style-name="ce55" table:formula="of:=([.L468]+[.M468]+[.N468]+[.O468])/[.$B468]" office:value-type="float" office:value="14936.4705882353" calcext:value-type="float">
            <text:p>14936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2" table:formula="of:=[.A469]*0.05+0.3" office:value-type="percentage" office:value="0.9" calcext:value-type="percentage">
            <text:p>90.0%</text:p>
          </table:table-cell>
          <table:table-cell table:style-name="ce25" table:formula="of:=SUM([.$B$458:.B469])" office:value-type="percentage" office:value="7.2" calcext:value-type="percentage">
            <text:p>720%</text:p>
          </table:table-cell>
          <table:table-cell table:style-name="ce5" table:formula="of:=COM.MICROSOFT.FLOOR.MATH(250*2^([.A469]/3))" office:value-type="float" office:value="4000" calcext:value-type="float">
            <text:p>4000</text:p>
          </table:table-cell>
          <table:table-cell table:style-name="ce5" table:formula="of:=SUM([.$D$458:.D469])" office:value-type="float" office:value="17332" calcext:value-type="float">
            <text:p>17332</text:p>
          </table:table-cell>
          <table:table-cell table:style-name="ce5" table:formula="of:=MAX(30;[.A469]*5)" office:value-type="float" office:value="60" calcext:value-type="float">
            <text:p>60</text:p>
          </table:table-cell>
          <table:table-cell table:style-name="ce5" table:formula="of:=[.D469]*[.F469]" office:value-type="float" office:value="240000" calcext:value-type="float">
            <text:p>24000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469]*[.H469]" office:value-type="float" office:value="4000" calcext:value-type="float">
            <text:p>4000</text:p>
          </table:table-cell>
          <table:table-cell table:style-name="ce34" table:formula="of:=[.$D469]*[.I469]" office:value-type="float" office:value="4000" calcext:value-type="float">
            <text:p>4000</text:p>
          </table:table-cell>
          <table:table-cell table:style-name="ce38" table:formula="of:=[.$D469]*[.J469]" office:value-type="float" office:value="4000" calcext:value-type="float">
            <text:p>4000</text:p>
          </table:table-cell>
          <table:table-cell table:style-name="ce42" table:formula="of:=[.$D469]*[.K469]" office:value-type="float" office:value="4000" calcext:value-type="float">
            <text:p>4000</text:p>
          </table:table-cell>
          <table:table-cell table:style-name="ce45" table:formula="of:=[.L469]/[.$B469]" office:value-type="float" office:value="4444.44444444444" calcext:value-type="float">
            <text:p>4444.4</text:p>
          </table:table-cell>
          <table:table-cell table:style-name="ce48" table:formula="of:=[.M469]/[.$B469]" office:value-type="float" office:value="4444.44444444444" calcext:value-type="float">
            <text:p>4444.4</text:p>
          </table:table-cell>
          <table:table-cell table:style-name="ce50" table:formula="of:=[.N469]/[.$B469]" office:value-type="float" office:value="4444.44444444444" calcext:value-type="float">
            <text:p>4444.4</text:p>
          </table:table-cell>
          <table:table-cell table:style-name="ce52" table:formula="of:=[.O469]/[.$B469]" office:value-type="float" office:value="4444.44444444444" calcext:value-type="float">
            <text:p>4444.4</text:p>
          </table:table-cell>
          <table:table-cell table:style-name="ce55" table:formula="of:=([.L469]+[.M469]+[.N469]+[.O469])/[.$B469]" office:value-type="float" office:value="17777.7777777778" calcext:value-type="float">
            <text:p>17777.8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2" table:formula="of:=[.A470]*0.05+0.3" office:value-type="percentage" office:value="0.95" calcext:value-type="percentage">
            <text:p>95.0%</text:p>
          </table:table-cell>
          <table:table-cell table:style-name="ce25" table:formula="of:=SUM([.$B$458:.B470])" office:value-type="percentage" office:value="8.15" calcext:value-type="percentage">
            <text:p>815%</text:p>
          </table:table-cell>
          <table:table-cell table:style-name="ce5" table:formula="of:=COM.MICROSOFT.FLOOR.MATH(250*2^([.A470]/3))" office:value-type="float" office:value="5039" calcext:value-type="float">
            <text:p>5039</text:p>
          </table:table-cell>
          <table:table-cell table:style-name="ce5" table:formula="of:=SUM([.$D$458:.D470])" office:value-type="float" office:value="22371" calcext:value-type="float">
            <text:p>22371</text:p>
          </table:table-cell>
          <table:table-cell table:style-name="ce5" table:formula="of:=MAX(30;[.A470]*5)" office:value-type="float" office:value="65" calcext:value-type="float">
            <text:p>65</text:p>
          </table:table-cell>
          <table:table-cell table:style-name="ce5" table:formula="of:=[.D470]*[.F470]" office:value-type="float" office:value="327535" calcext:value-type="float">
            <text:p>327535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470]*[.H470]" office:value-type="float" office:value="5039" calcext:value-type="float">
            <text:p>5039</text:p>
          </table:table-cell>
          <table:table-cell table:style-name="ce34" table:formula="of:=[.$D470]*[.I470]" office:value-type="float" office:value="5039" calcext:value-type="float">
            <text:p>5039</text:p>
          </table:table-cell>
          <table:table-cell table:style-name="ce38" table:formula="of:=[.$D470]*[.J470]" office:value-type="float" office:value="5039" calcext:value-type="float">
            <text:p>5039</text:p>
          </table:table-cell>
          <table:table-cell table:style-name="ce42" table:formula="of:=[.$D470]*[.K470]" office:value-type="float" office:value="5039" calcext:value-type="float">
            <text:p>5039</text:p>
          </table:table-cell>
          <table:table-cell table:style-name="ce45" table:formula="of:=[.L470]/[.$B470]" office:value-type="float" office:value="5304.21052631579" calcext:value-type="float">
            <text:p>5304.2</text:p>
          </table:table-cell>
          <table:table-cell table:style-name="ce48" table:formula="of:=[.M470]/[.$B470]" office:value-type="float" office:value="5304.21052631579" calcext:value-type="float">
            <text:p>5304.2</text:p>
          </table:table-cell>
          <table:table-cell table:style-name="ce50" table:formula="of:=[.N470]/[.$B470]" office:value-type="float" office:value="5304.21052631579" calcext:value-type="float">
            <text:p>5304.2</text:p>
          </table:table-cell>
          <table:table-cell table:style-name="ce52" table:formula="of:=[.O470]/[.$B470]" office:value-type="float" office:value="5304.21052631579" calcext:value-type="float">
            <text:p>5304.2</text:p>
          </table:table-cell>
          <table:table-cell table:style-name="ce55" table:formula="of:=([.L470]+[.M470]+[.N470]+[.O470])/[.$B470]" office:value-type="float" office:value="21216.8421052632" calcext:value-type="float">
            <text:p>21216.8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2" table:formula="of:=[.A471]*0.05+0.3" office:value-type="percentage" office:value="1" calcext:value-type="percentage">
            <text:p>100.0%</text:p>
          </table:table-cell>
          <table:table-cell table:style-name="ce25" table:formula="of:=SUM([.$B$458:.B471])" office:value-type="percentage" office:value="9.15" calcext:value-type="percentage">
            <text:p>915%</text:p>
          </table:table-cell>
          <table:table-cell table:style-name="ce5" table:formula="of:=COM.MICROSOFT.FLOOR.MATH(250*2^([.A471]/3))" office:value-type="float" office:value="6349" calcext:value-type="float">
            <text:p>6349</text:p>
          </table:table-cell>
          <table:table-cell table:style-name="ce5" table:formula="of:=SUM([.$D$458:.D471])" office:value-type="float" office:value="28720" calcext:value-type="float">
            <text:p>28720</text:p>
          </table:table-cell>
          <table:table-cell table:style-name="ce5" table:formula="of:=MAX(30;[.A471]*5)" office:value-type="float" office:value="70" calcext:value-type="float">
            <text:p>70</text:p>
          </table:table-cell>
          <table:table-cell table:style-name="ce5" table:formula="of:=[.D471]*[.F471]" office:value-type="float" office:value="444430" calcext:value-type="float">
            <text:p>44443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471]*[.H471]" office:value-type="float" office:value="6349" calcext:value-type="float">
            <text:p>6349</text:p>
          </table:table-cell>
          <table:table-cell table:style-name="ce34" table:formula="of:=[.$D471]*[.I471]" office:value-type="float" office:value="6349" calcext:value-type="float">
            <text:p>6349</text:p>
          </table:table-cell>
          <table:table-cell table:style-name="ce38" table:formula="of:=[.$D471]*[.J471]" office:value-type="float" office:value="6349" calcext:value-type="float">
            <text:p>6349</text:p>
          </table:table-cell>
          <table:table-cell table:style-name="ce42" table:formula="of:=[.$D471]*[.K471]" office:value-type="float" office:value="6349" calcext:value-type="float">
            <text:p>6349</text:p>
          </table:table-cell>
          <table:table-cell table:style-name="ce45" table:formula="of:=[.L471]/[.$B471]" office:value-type="float" office:value="6349" calcext:value-type="float">
            <text:p>6349.0</text:p>
          </table:table-cell>
          <table:table-cell table:style-name="ce48" table:formula="of:=[.M471]/[.$B471]" office:value-type="float" office:value="6349" calcext:value-type="float">
            <text:p>6349.0</text:p>
          </table:table-cell>
          <table:table-cell table:style-name="ce50" table:formula="of:=[.N471]/[.$B471]" office:value-type="float" office:value="6349" calcext:value-type="float">
            <text:p>6349.0</text:p>
          </table:table-cell>
          <table:table-cell table:style-name="ce52" table:formula="of:=[.O471]/[.$B471]" office:value-type="float" office:value="6349" calcext:value-type="float">
            <text:p>6349.0</text:p>
          </table:table-cell>
          <table:table-cell table:style-name="ce55" table:formula="of:=([.L471]+[.M471]+[.N471]+[.O471])/[.$B471]" office:value-type="float" office:value="25396" calcext:value-type="float">
            <text:p>25396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2" table:formula="of:=[.A472]*0.05+0.3" office:value-type="percentage" office:value="1.05" calcext:value-type="percentage">
            <text:p>105.0%</text:p>
          </table:table-cell>
          <table:table-cell table:style-name="ce25" table:formula="of:=SUM([.$B$458:.B472])" office:value-type="percentage" office:value="10.2" calcext:value-type="percentage">
            <text:p>1020%</text:p>
          </table:table-cell>
          <table:table-cell table:style-name="ce5" table:formula="of:=COM.MICROSOFT.FLOOR.MATH(250*2^([.A472]/3))" office:value-type="float" office:value="8000" calcext:value-type="float">
            <text:p>8000</text:p>
          </table:table-cell>
          <table:table-cell table:style-name="ce5" table:formula="of:=SUM([.$D$458:.D472])" office:value-type="float" office:value="36720" calcext:value-type="float">
            <text:p>36720</text:p>
          </table:table-cell>
          <table:table-cell table:style-name="ce5" table:formula="of:=MAX(30;[.A472]*5)" office:value-type="float" office:value="75" calcext:value-type="float">
            <text:p>75</text:p>
          </table:table-cell>
          <table:table-cell table:style-name="ce5" table:formula="of:=[.D472]*[.F472]" office:value-type="float" office:value="600000" calcext:value-type="float">
            <text:p>60000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472]*[.H472]" office:value-type="float" office:value="8000" calcext:value-type="float">
            <text:p>8000</text:p>
          </table:table-cell>
          <table:table-cell table:style-name="ce34" table:formula="of:=[.$D472]*[.I472]" office:value-type="float" office:value="8000" calcext:value-type="float">
            <text:p>8000</text:p>
          </table:table-cell>
          <table:table-cell table:style-name="ce38" table:formula="of:=[.$D472]*[.J472]" office:value-type="float" office:value="8000" calcext:value-type="float">
            <text:p>8000</text:p>
          </table:table-cell>
          <table:table-cell table:style-name="ce42" table:formula="of:=[.$D472]*[.K472]" office:value-type="float" office:value="8000" calcext:value-type="float">
            <text:p>8000</text:p>
          </table:table-cell>
          <table:table-cell table:style-name="ce45" table:formula="of:=[.L472]/[.$B472]" office:value-type="float" office:value="7619.04761904762" calcext:value-type="float">
            <text:p>7619.0</text:p>
          </table:table-cell>
          <table:table-cell table:style-name="ce48" table:formula="of:=[.M472]/[.$B472]" office:value-type="float" office:value="7619.04761904762" calcext:value-type="float">
            <text:p>7619.0</text:p>
          </table:table-cell>
          <table:table-cell table:style-name="ce50" table:formula="of:=[.N472]/[.$B472]" office:value-type="float" office:value="7619.04761904762" calcext:value-type="float">
            <text:p>7619.0</text:p>
          </table:table-cell>
          <table:table-cell table:style-name="ce52" table:formula="of:=[.O472]/[.$B472]" office:value-type="float" office:value="7619.04761904762" calcext:value-type="float">
            <text:p>7619.0</text:p>
          </table:table-cell>
          <table:table-cell table:style-name="ce55" table:formula="of:=([.L472]+[.M472]+[.N472]+[.O472])/[.$B472]" office:value-type="float" office:value="30476.1904761905" calcext:value-type="float">
            <text:p>30476.2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2" table:formula="of:=[.A473]*0.05+0.3" office:value-type="percentage" office:value="1.1" calcext:value-type="percentage">
            <text:p>110.0%</text:p>
          </table:table-cell>
          <table:table-cell table:style-name="ce25" table:formula="of:=SUM([.$B$458:.B473])" office:value-type="percentage" office:value="11.3" calcext:value-type="percentage">
            <text:p>1130%</text:p>
          </table:table-cell>
          <table:table-cell table:style-name="ce5" table:formula="of:=COM.MICROSOFT.FLOOR.MATH(250*2^([.A473]/3))" office:value-type="float" office:value="10079" calcext:value-type="float">
            <text:p>10079</text:p>
          </table:table-cell>
          <table:table-cell table:style-name="ce5" table:formula="of:=SUM([.$D$458:.D473])" office:value-type="float" office:value="46799" calcext:value-type="float">
            <text:p>46799</text:p>
          </table:table-cell>
          <table:table-cell table:style-name="ce5" table:formula="of:=MAX(30;[.A473]*5)" office:value-type="float" office:value="80" calcext:value-type="float">
            <text:p>80</text:p>
          </table:table-cell>
          <table:table-cell table:style-name="ce5" table:formula="of:=[.D473]*[.F473]" office:value-type="float" office:value="806320" calcext:value-type="float">
            <text:p>80632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473]*[.H473]" office:value-type="float" office:value="10079" calcext:value-type="float">
            <text:p>10079</text:p>
          </table:table-cell>
          <table:table-cell table:style-name="ce34" table:formula="of:=[.$D473]*[.I473]" office:value-type="float" office:value="10079" calcext:value-type="float">
            <text:p>10079</text:p>
          </table:table-cell>
          <table:table-cell table:style-name="ce38" table:formula="of:=[.$D473]*[.J473]" office:value-type="float" office:value="10079" calcext:value-type="float">
            <text:p>10079</text:p>
          </table:table-cell>
          <table:table-cell table:style-name="ce42" table:formula="of:=[.$D473]*[.K473]" office:value-type="float" office:value="10079" calcext:value-type="float">
            <text:p>10079</text:p>
          </table:table-cell>
          <table:table-cell table:style-name="ce45" table:formula="of:=[.L473]/[.$B473]" office:value-type="float" office:value="9162.72727272727" calcext:value-type="float">
            <text:p>9162.7</text:p>
          </table:table-cell>
          <table:table-cell table:style-name="ce48" table:formula="of:=[.M473]/[.$B473]" office:value-type="float" office:value="9162.72727272727" calcext:value-type="float">
            <text:p>9162.7</text:p>
          </table:table-cell>
          <table:table-cell table:style-name="ce50" table:formula="of:=[.N473]/[.$B473]" office:value-type="float" office:value="9162.72727272727" calcext:value-type="float">
            <text:p>9162.7</text:p>
          </table:table-cell>
          <table:table-cell table:style-name="ce52" table:formula="of:=[.O473]/[.$B473]" office:value-type="float" office:value="9162.72727272727" calcext:value-type="float">
            <text:p>9162.7</text:p>
          </table:table-cell>
          <table:table-cell table:style-name="ce55" table:formula="of:=([.L473]+[.M473]+[.N473]+[.O473])/[.$B473]" office:value-type="float" office:value="36650.9090909091" calcext:value-type="float">
            <text:p>36650.9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2" table:formula="of:=[.A474]*0.05+0.3" office:value-type="percentage" office:value="1.15" calcext:value-type="percentage">
            <text:p>115.0%</text:p>
          </table:table-cell>
          <table:table-cell table:style-name="ce25" table:formula="of:=SUM([.$B$458:.B474])" office:value-type="percentage" office:value="12.45" calcext:value-type="percentage">
            <text:p>1245%</text:p>
          </table:table-cell>
          <table:table-cell table:style-name="ce5" table:formula="of:=COM.MICROSOFT.FLOOR.MATH(250*2^([.A474]/3))" office:value-type="float" office:value="12699" calcext:value-type="float">
            <text:p>12699</text:p>
          </table:table-cell>
          <table:table-cell table:style-name="ce5" table:formula="of:=SUM([.$D$458:.D474])" office:value-type="float" office:value="59498" calcext:value-type="float">
            <text:p>59498</text:p>
          </table:table-cell>
          <table:table-cell table:style-name="ce5" table:formula="of:=MAX(30;[.A474]*5)" office:value-type="float" office:value="85" calcext:value-type="float">
            <text:p>85</text:p>
          </table:table-cell>
          <table:table-cell table:style-name="ce5" table:formula="of:=[.D474]*[.F474]" office:value-type="float" office:value="1079415" calcext:value-type="float">
            <text:p>1079415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474]*[.H474]" office:value-type="float" office:value="12699" calcext:value-type="float">
            <text:p>12699</text:p>
          </table:table-cell>
          <table:table-cell table:style-name="ce34" table:formula="of:=[.$D474]*[.I474]" office:value-type="float" office:value="12699" calcext:value-type="float">
            <text:p>12699</text:p>
          </table:table-cell>
          <table:table-cell table:style-name="ce38" table:formula="of:=[.$D474]*[.J474]" office:value-type="float" office:value="12699" calcext:value-type="float">
            <text:p>12699</text:p>
          </table:table-cell>
          <table:table-cell table:style-name="ce42" table:formula="of:=[.$D474]*[.K474]" office:value-type="float" office:value="12699" calcext:value-type="float">
            <text:p>12699</text:p>
          </table:table-cell>
          <table:table-cell table:style-name="ce45" table:formula="of:=[.L474]/[.$B474]" office:value-type="float" office:value="11042.6086956522" calcext:value-type="float">
            <text:p>11042.6</text:p>
          </table:table-cell>
          <table:table-cell table:style-name="ce48" table:formula="of:=[.M474]/[.$B474]" office:value-type="float" office:value="11042.6086956522" calcext:value-type="float">
            <text:p>11042.6</text:p>
          </table:table-cell>
          <table:table-cell table:style-name="ce50" table:formula="of:=[.N474]/[.$B474]" office:value-type="float" office:value="11042.6086956522" calcext:value-type="float">
            <text:p>11042.6</text:p>
          </table:table-cell>
          <table:table-cell table:style-name="ce52" table:formula="of:=[.O474]/[.$B474]" office:value-type="float" office:value="11042.6086956522" calcext:value-type="float">
            <text:p>11042.6</text:p>
          </table:table-cell>
          <table:table-cell table:style-name="ce55" table:formula="of:=([.L474]+[.M474]+[.N474]+[.O474])/[.$B474]" office:value-type="float" office:value="44170.4347826087" calcext:value-type="float">
            <text:p>44170.4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2" table:formula="of:=[.A475]*0.05+0.3" office:value-type="percentage" office:value="1.2" calcext:value-type="percentage">
            <text:p>120.0%</text:p>
          </table:table-cell>
          <table:table-cell table:style-name="ce25" table:formula="of:=SUM([.$B$458:.B475])" office:value-type="percentage" office:value="13.65" calcext:value-type="percentage">
            <text:p>1365%</text:p>
          </table:table-cell>
          <table:table-cell table:style-name="ce5" table:formula="of:=COM.MICROSOFT.FLOOR.MATH(250*2^([.A475]/3))" office:value-type="float" office:value="16000" calcext:value-type="float">
            <text:p>16000</text:p>
          </table:table-cell>
          <table:table-cell table:style-name="ce5" table:formula="of:=SUM([.$D$458:.D475])" office:value-type="float" office:value="75498" calcext:value-type="float">
            <text:p>75498</text:p>
          </table:table-cell>
          <table:table-cell table:style-name="ce5" table:formula="of:=MAX(30;[.A475]*5)" office:value-type="float" office:value="90" calcext:value-type="float">
            <text:p>90</text:p>
          </table:table-cell>
          <table:table-cell table:style-name="ce5" table:formula="of:=[.D475]*[.F475]" office:value-type="float" office:value="1440000" calcext:value-type="float">
            <text:p>144000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475]*[.H475]" office:value-type="float" office:value="16000" calcext:value-type="float">
            <text:p>16000</text:p>
          </table:table-cell>
          <table:table-cell table:style-name="ce34" table:formula="of:=[.$D475]*[.I475]" office:value-type="float" office:value="16000" calcext:value-type="float">
            <text:p>16000</text:p>
          </table:table-cell>
          <table:table-cell table:style-name="ce38" table:formula="of:=[.$D475]*[.J475]" office:value-type="float" office:value="16000" calcext:value-type="float">
            <text:p>16000</text:p>
          </table:table-cell>
          <table:table-cell table:style-name="ce42" table:formula="of:=[.$D475]*[.K475]" office:value-type="float" office:value="16000" calcext:value-type="float">
            <text:p>16000</text:p>
          </table:table-cell>
          <table:table-cell table:style-name="ce45" table:formula="of:=[.L475]/[.$B475]" office:value-type="float" office:value="13333.3333333333" calcext:value-type="float">
            <text:p>13333.3</text:p>
          </table:table-cell>
          <table:table-cell table:style-name="ce48" table:formula="of:=[.M475]/[.$B475]" office:value-type="float" office:value="13333.3333333333" calcext:value-type="float">
            <text:p>13333.3</text:p>
          </table:table-cell>
          <table:table-cell table:style-name="ce50" table:formula="of:=[.N475]/[.$B475]" office:value-type="float" office:value="13333.3333333333" calcext:value-type="float">
            <text:p>13333.3</text:p>
          </table:table-cell>
          <table:table-cell table:style-name="ce52" table:formula="of:=[.O475]/[.$B475]" office:value-type="float" office:value="13333.3333333333" calcext:value-type="float">
            <text:p>13333.3</text:p>
          </table:table-cell>
          <table:table-cell table:style-name="ce55" table:formula="of:=([.L475]+[.M475]+[.N475]+[.O475])/[.$B475]" office:value-type="float" office:value="53333.3333333333" calcext:value-type="float">
            <text:p>53333.3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2" table:formula="of:=[.A476]*0.05+0.3" office:value-type="percentage" office:value="1.25" calcext:value-type="percentage">
            <text:p>125.0%</text:p>
          </table:table-cell>
          <table:table-cell table:style-name="ce25" table:formula="of:=SUM([.$B$458:.B476])" office:value-type="percentage" office:value="14.9" calcext:value-type="percentage">
            <text:p>1490%</text:p>
          </table:table-cell>
          <table:table-cell table:style-name="ce5" table:formula="of:=COM.MICROSOFT.FLOOR.MATH(250*2^([.A476]/3))" office:value-type="float" office:value="20158" calcext:value-type="float">
            <text:p>20158</text:p>
          </table:table-cell>
          <table:table-cell table:style-name="ce5" table:formula="of:=SUM([.$D$458:.D476])" office:value-type="float" office:value="95656" calcext:value-type="float">
            <text:p>95656</text:p>
          </table:table-cell>
          <table:table-cell table:style-name="ce5" table:formula="of:=MAX(30;[.A476]*5)" office:value-type="float" office:value="95" calcext:value-type="float">
            <text:p>95</text:p>
          </table:table-cell>
          <table:table-cell table:style-name="ce5" table:formula="of:=[.D476]*[.F476]" office:value-type="float" office:value="1915010" calcext:value-type="float">
            <text:p>191501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476]*[.H476]" office:value-type="float" office:value="20158" calcext:value-type="float">
            <text:p>20158</text:p>
          </table:table-cell>
          <table:table-cell table:style-name="ce34" table:formula="of:=[.$D476]*[.I476]" office:value-type="float" office:value="20158" calcext:value-type="float">
            <text:p>20158</text:p>
          </table:table-cell>
          <table:table-cell table:style-name="ce38" table:formula="of:=[.$D476]*[.J476]" office:value-type="float" office:value="20158" calcext:value-type="float">
            <text:p>20158</text:p>
          </table:table-cell>
          <table:table-cell table:style-name="ce42" table:formula="of:=[.$D476]*[.K476]" office:value-type="float" office:value="20158" calcext:value-type="float">
            <text:p>20158</text:p>
          </table:table-cell>
          <table:table-cell table:style-name="ce45" table:formula="of:=[.L476]/[.$B476]" office:value-type="float" office:value="16126.4" calcext:value-type="float">
            <text:p>16126.4</text:p>
          </table:table-cell>
          <table:table-cell table:style-name="ce48" table:formula="of:=[.M476]/[.$B476]" office:value-type="float" office:value="16126.4" calcext:value-type="float">
            <text:p>16126.4</text:p>
          </table:table-cell>
          <table:table-cell table:style-name="ce50" table:formula="of:=[.N476]/[.$B476]" office:value-type="float" office:value="16126.4" calcext:value-type="float">
            <text:p>16126.4</text:p>
          </table:table-cell>
          <table:table-cell table:style-name="ce52" table:formula="of:=[.O476]/[.$B476]" office:value-type="float" office:value="16126.4" calcext:value-type="float">
            <text:p>16126.4</text:p>
          </table:table-cell>
          <table:table-cell table:style-name="ce55" table:formula="of:=([.L476]+[.M476]+[.N476]+[.O476])/[.$B476]" office:value-type="float" office:value="64505.6" calcext:value-type="float">
            <text:p>64505.6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2" table:formula="of:=[.A477]*0.05+0.3" office:value-type="percentage" office:value="1.3" calcext:value-type="percentage">
            <text:p>130.0%</text:p>
          </table:table-cell>
          <table:table-cell table:style-name="ce25" table:formula="of:=SUM([.$B$458:.B477])" office:value-type="percentage" office:value="16.2" calcext:value-type="percentage">
            <text:p>1620%</text:p>
          </table:table-cell>
          <table:table-cell table:style-name="ce5" table:formula="of:=COM.MICROSOFT.FLOOR.MATH(250*2^([.A477]/3))" office:value-type="float" office:value="25398" calcext:value-type="float">
            <text:p>25398</text:p>
          </table:table-cell>
          <table:table-cell table:style-name="ce5" table:formula="of:=SUM([.$D$458:.D477])" office:value-type="float" office:value="121054" calcext:value-type="float">
            <text:p>121054</text:p>
          </table:table-cell>
          <table:table-cell table:style-name="ce5" table:formula="of:=MAX(30;[.A477]*5)" office:value-type="float" office:value="100" calcext:value-type="float">
            <text:p>100</text:p>
          </table:table-cell>
          <table:table-cell table:style-name="ce5" table:formula="of:=[.D477]*[.F477]" office:value-type="float" office:value="2539800" calcext:value-type="float">
            <text:p>253980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477]*[.H477]" office:value-type="float" office:value="25398" calcext:value-type="float">
            <text:p>25398</text:p>
          </table:table-cell>
          <table:table-cell table:style-name="ce34" table:formula="of:=[.$D477]*[.I477]" office:value-type="float" office:value="25398" calcext:value-type="float">
            <text:p>25398</text:p>
          </table:table-cell>
          <table:table-cell table:style-name="ce38" table:formula="of:=[.$D477]*[.J477]" office:value-type="float" office:value="25398" calcext:value-type="float">
            <text:p>25398</text:p>
          </table:table-cell>
          <table:table-cell table:style-name="ce42" table:formula="of:=[.$D477]*[.K477]" office:value-type="float" office:value="25398" calcext:value-type="float">
            <text:p>25398</text:p>
          </table:table-cell>
          <table:table-cell table:style-name="ce45" table:formula="of:=[.L477]/[.$B477]" office:value-type="float" office:value="19536.9230769231" calcext:value-type="float">
            <text:p>19536.9</text:p>
          </table:table-cell>
          <table:table-cell table:style-name="ce48" table:formula="of:=[.M477]/[.$B477]" office:value-type="float" office:value="19536.9230769231" calcext:value-type="float">
            <text:p>19536.9</text:p>
          </table:table-cell>
          <table:table-cell table:style-name="ce50" table:formula="of:=[.N477]/[.$B477]" office:value-type="float" office:value="19536.9230769231" calcext:value-type="float">
            <text:p>19536.9</text:p>
          </table:table-cell>
          <table:table-cell table:style-name="ce52" table:formula="of:=[.O477]/[.$B477]" office:value-type="float" office:value="19536.9230769231" calcext:value-type="float">
            <text:p>19536.9</text:p>
          </table:table-cell>
          <table:table-cell table:style-name="ce55" table:formula="of:=([.L477]+[.M477]+[.N477]+[.O477])/[.$B477]" office:value-type="float" office:value="78147.6923076923" calcext:value-type="float">
            <text:p>78147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2" table:formula="of:=[.A478]*0.05+0.3" office:value-type="percentage" office:value="1.35" calcext:value-type="percentage">
            <text:p>135.0%</text:p>
          </table:table-cell>
          <table:table-cell table:style-name="ce25" table:formula="of:=SUM([.$B$458:.B478])" office:value-type="percentage" office:value="17.55" calcext:value-type="percentage">
            <text:p>1755%</text:p>
          </table:table-cell>
          <table:table-cell table:style-name="ce5" table:formula="of:=COM.MICROSOFT.FLOOR.MATH(250*2^([.A478]/3))" office:value-type="float" office:value="32000" calcext:value-type="float">
            <text:p>32000</text:p>
          </table:table-cell>
          <table:table-cell table:style-name="ce5" table:formula="of:=SUM([.$D$458:.D478])" office:value-type="float" office:value="153054" calcext:value-type="float">
            <text:p>153054</text:p>
          </table:table-cell>
          <table:table-cell table:style-name="ce5" table:formula="of:=MAX(30;[.A478]*5)" office:value-type="float" office:value="105" calcext:value-type="float">
            <text:p>105</text:p>
          </table:table-cell>
          <table:table-cell table:style-name="ce5" table:formula="of:=[.D478]*[.F478]" office:value-type="float" office:value="3360000" calcext:value-type="float">
            <text:p>336000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478]*[.H478]" office:value-type="float" office:value="32000" calcext:value-type="float">
            <text:p>32000</text:p>
          </table:table-cell>
          <table:table-cell table:style-name="ce34" table:formula="of:=[.$D478]*[.I478]" office:value-type="float" office:value="32000" calcext:value-type="float">
            <text:p>32000</text:p>
          </table:table-cell>
          <table:table-cell table:style-name="ce38" table:formula="of:=[.$D478]*[.J478]" office:value-type="float" office:value="32000" calcext:value-type="float">
            <text:p>32000</text:p>
          </table:table-cell>
          <table:table-cell table:style-name="ce42" table:formula="of:=[.$D478]*[.K478]" office:value-type="float" office:value="32000" calcext:value-type="float">
            <text:p>32000</text:p>
          </table:table-cell>
          <table:table-cell table:style-name="ce45" table:formula="of:=[.L478]/[.$B478]" office:value-type="float" office:value="23703.7037037037" calcext:value-type="float">
            <text:p>23703.7</text:p>
          </table:table-cell>
          <table:table-cell table:style-name="ce48" table:formula="of:=[.M478]/[.$B478]" office:value-type="float" office:value="23703.7037037037" calcext:value-type="float">
            <text:p>23703.7</text:p>
          </table:table-cell>
          <table:table-cell table:style-name="ce50" table:formula="of:=[.N478]/[.$B478]" office:value-type="float" office:value="23703.7037037037" calcext:value-type="float">
            <text:p>23703.7</text:p>
          </table:table-cell>
          <table:table-cell table:style-name="ce52" table:formula="of:=[.O478]/[.$B478]" office:value-type="float" office:value="23703.7037037037" calcext:value-type="float">
            <text:p>23703.7</text:p>
          </table:table-cell>
          <table:table-cell table:style-name="ce55" table:formula="of:=([.L478]+[.M478]+[.N478]+[.O478])/[.$B478]" office:value-type="float" office:value="94814.8148148148" calcext:value-type="float">
            <text:p>94814.8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2" table:formula="of:=[.A479]*0.05+0.3" office:value-type="percentage" office:value="1.4" calcext:value-type="percentage">
            <text:p>140.0%</text:p>
          </table:table-cell>
          <table:table-cell table:style-name="ce25" table:formula="of:=SUM([.$B$458:.B479])" office:value-type="percentage" office:value="18.95" calcext:value-type="percentage">
            <text:p>1895%</text:p>
          </table:table-cell>
          <table:table-cell table:style-name="ce5" table:formula="of:=COM.MICROSOFT.FLOOR.MATH(250*2^([.A479]/3))" office:value-type="float" office:value="40317" calcext:value-type="float">
            <text:p>40317</text:p>
          </table:table-cell>
          <table:table-cell table:style-name="ce5" table:formula="of:=SUM([.$D$458:.D479])" office:value-type="float" office:value="193371" calcext:value-type="float">
            <text:p>193371</text:p>
          </table:table-cell>
          <table:table-cell table:style-name="ce5" table:formula="of:=MAX(30;[.A479]*5)" office:value-type="float" office:value="110" calcext:value-type="float">
            <text:p>110</text:p>
          </table:table-cell>
          <table:table-cell table:style-name="ce5" table:formula="of:=[.D479]*[.F479]" office:value-type="float" office:value="4434870" calcext:value-type="float">
            <text:p>443487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479]*[.H479]" office:value-type="float" office:value="40317" calcext:value-type="float">
            <text:p>40317</text:p>
          </table:table-cell>
          <table:table-cell table:style-name="ce34" table:formula="of:=[.$D479]*[.I479]" office:value-type="float" office:value="40317" calcext:value-type="float">
            <text:p>40317</text:p>
          </table:table-cell>
          <table:table-cell table:style-name="ce38" table:formula="of:=[.$D479]*[.J479]" office:value-type="float" office:value="40317" calcext:value-type="float">
            <text:p>40317</text:p>
          </table:table-cell>
          <table:table-cell table:style-name="ce42" table:formula="of:=[.$D479]*[.K479]" office:value-type="float" office:value="40317" calcext:value-type="float">
            <text:p>40317</text:p>
          </table:table-cell>
          <table:table-cell table:style-name="ce45" table:formula="of:=[.L479]/[.$B479]" office:value-type="float" office:value="28797.8571428571" calcext:value-type="float">
            <text:p>28797.9</text:p>
          </table:table-cell>
          <table:table-cell table:style-name="ce48" table:formula="of:=[.M479]/[.$B479]" office:value-type="float" office:value="28797.8571428571" calcext:value-type="float">
            <text:p>28797.9</text:p>
          </table:table-cell>
          <table:table-cell table:style-name="ce50" table:formula="of:=[.N479]/[.$B479]" office:value-type="float" office:value="28797.8571428571" calcext:value-type="float">
            <text:p>28797.9</text:p>
          </table:table-cell>
          <table:table-cell table:style-name="ce52" table:formula="of:=[.O479]/[.$B479]" office:value-type="float" office:value="28797.8571428571" calcext:value-type="float">
            <text:p>28797.9</text:p>
          </table:table-cell>
          <table:table-cell table:style-name="ce55" table:formula="of:=([.L479]+[.M479]+[.N479]+[.O479])/[.$B479]" office:value-type="float" office:value="115191.428571429" calcext:value-type="float">
            <text:p>115191.4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2" table:formula="of:=[.A480]*0.05+0.3" office:value-type="percentage" office:value="1.45" calcext:value-type="percentage">
            <text:p>145.0%</text:p>
          </table:table-cell>
          <table:table-cell table:style-name="ce25" table:formula="of:=SUM([.$B$458:.B480])" office:value-type="percentage" office:value="20.4" calcext:value-type="percentage">
            <text:p>2040%</text:p>
          </table:table-cell>
          <table:table-cell table:style-name="ce5" table:formula="of:=COM.MICROSOFT.FLOOR.MATH(250*2^([.A480]/3))" office:value-type="float" office:value="50796" calcext:value-type="float">
            <text:p>50796</text:p>
          </table:table-cell>
          <table:table-cell table:style-name="ce5" table:formula="of:=SUM([.$D$458:.D480])" office:value-type="float" office:value="244167" calcext:value-type="float">
            <text:p>244167</text:p>
          </table:table-cell>
          <table:table-cell table:style-name="ce5" table:formula="of:=MAX(30;[.A480]*5)" office:value-type="float" office:value="115" calcext:value-type="float">
            <text:p>115</text:p>
          </table:table-cell>
          <table:table-cell table:style-name="ce5" table:formula="of:=[.D480]*[.F480]" office:value-type="float" office:value="5841540" calcext:value-type="float">
            <text:p>584154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480]*[.H480]" office:value-type="float" office:value="50796" calcext:value-type="float">
            <text:p>50796</text:p>
          </table:table-cell>
          <table:table-cell table:style-name="ce34" table:formula="of:=[.$D480]*[.I480]" office:value-type="float" office:value="50796" calcext:value-type="float">
            <text:p>50796</text:p>
          </table:table-cell>
          <table:table-cell table:style-name="ce38" table:formula="of:=[.$D480]*[.J480]" office:value-type="float" office:value="50796" calcext:value-type="float">
            <text:p>50796</text:p>
          </table:table-cell>
          <table:table-cell table:style-name="ce42" table:formula="of:=[.$D480]*[.K480]" office:value-type="float" office:value="50796" calcext:value-type="float">
            <text:p>50796</text:p>
          </table:table-cell>
          <table:table-cell table:style-name="ce45" table:formula="of:=[.L480]/[.$B480]" office:value-type="float" office:value="35031.724137931" calcext:value-type="float">
            <text:p>35031.7</text:p>
          </table:table-cell>
          <table:table-cell table:style-name="ce48" table:formula="of:=[.M480]/[.$B480]" office:value-type="float" office:value="35031.724137931" calcext:value-type="float">
            <text:p>35031.7</text:p>
          </table:table-cell>
          <table:table-cell table:style-name="ce50" table:formula="of:=[.N480]/[.$B480]" office:value-type="float" office:value="35031.724137931" calcext:value-type="float">
            <text:p>35031.7</text:p>
          </table:table-cell>
          <table:table-cell table:style-name="ce52" table:formula="of:=[.O480]/[.$B480]" office:value-type="float" office:value="35031.724137931" calcext:value-type="float">
            <text:p>35031.7</text:p>
          </table:table-cell>
          <table:table-cell table:style-name="ce55" table:formula="of:=([.L480]+[.M480]+[.N480]+[.O480])/[.$B480]" office:value-type="float" office:value="140126.896551724" calcext:value-type="float">
            <text:p>140126.9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2" table:formula="of:=[.A481]*0.05+0.3" office:value-type="percentage" office:value="1.5" calcext:value-type="percentage">
            <text:p>150.0%</text:p>
          </table:table-cell>
          <table:table-cell table:style-name="ce25" table:formula="of:=SUM([.$B$458:.B481])" office:value-type="percentage" office:value="21.9" calcext:value-type="percentage">
            <text:p>2190%</text:p>
          </table:table-cell>
          <table:table-cell table:style-name="ce5" table:formula="of:=COM.MICROSOFT.FLOOR.MATH(250*2^([.A481]/3))" office:value-type="float" office:value="64000" calcext:value-type="float">
            <text:p>64000</text:p>
          </table:table-cell>
          <table:table-cell table:style-name="ce5" table:formula="of:=SUM([.$D$458:.D481])" office:value-type="float" office:value="308167" calcext:value-type="float">
            <text:p>308167</text:p>
          </table:table-cell>
          <table:table-cell table:style-name="ce5" table:formula="of:=MAX(30;[.A481]*5)" office:value-type="float" office:value="120" calcext:value-type="float">
            <text:p>120</text:p>
          </table:table-cell>
          <table:table-cell table:style-name="ce5" table:formula="of:=[.D481]*[.F481]" office:value-type="float" office:value="7680000" calcext:value-type="float">
            <text:p>768000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481]*[.H481]" office:value-type="float" office:value="64000" calcext:value-type="float">
            <text:p>64000</text:p>
          </table:table-cell>
          <table:table-cell table:style-name="ce34" table:formula="of:=[.$D481]*[.I481]" office:value-type="float" office:value="64000" calcext:value-type="float">
            <text:p>64000</text:p>
          </table:table-cell>
          <table:table-cell table:style-name="ce38" table:formula="of:=[.$D481]*[.J481]" office:value-type="float" office:value="64000" calcext:value-type="float">
            <text:p>64000</text:p>
          </table:table-cell>
          <table:table-cell table:style-name="ce42" table:formula="of:=[.$D481]*[.K481]" office:value-type="float" office:value="64000" calcext:value-type="float">
            <text:p>64000</text:p>
          </table:table-cell>
          <table:table-cell table:style-name="ce45" table:formula="of:=[.L481]/[.$B481]" office:value-type="float" office:value="42666.6666666667" calcext:value-type="float">
            <text:p>42666.7</text:p>
          </table:table-cell>
          <table:table-cell table:style-name="ce48" table:formula="of:=[.M481]/[.$B481]" office:value-type="float" office:value="42666.6666666667" calcext:value-type="float">
            <text:p>42666.7</text:p>
          </table:table-cell>
          <table:table-cell table:style-name="ce50" table:formula="of:=[.N481]/[.$B481]" office:value-type="float" office:value="42666.6666666667" calcext:value-type="float">
            <text:p>42666.7</text:p>
          </table:table-cell>
          <table:table-cell table:style-name="ce52" table:formula="of:=[.O481]/[.$B481]" office:value-type="float" office:value="42666.6666666667" calcext:value-type="float">
            <text:p>42666.7</text:p>
          </table:table-cell>
          <table:table-cell table:style-name="ce55" table:formula="of:=([.L481]+[.M481]+[.N481]+[.O481])/[.$B481]" office:value-type="float" office:value="170666.666666667" calcext:value-type="float">
            <text:p>170666.7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2" table:formula="of:=[.A482]*0.05+0.3" office:value-type="percentage" office:value="1.55" calcext:value-type="percentage">
            <text:p>155.0%</text:p>
          </table:table-cell>
          <table:table-cell table:style-name="ce25" table:formula="of:=SUM([.$B$458:.B482])" office:value-type="percentage" office:value="23.45" calcext:value-type="percentage">
            <text:p>2345%</text:p>
          </table:table-cell>
          <table:table-cell table:style-name="ce5" table:formula="of:=COM.MICROSOFT.FLOOR.MATH(250*2^([.A482]/3))" office:value-type="float" office:value="80634" calcext:value-type="float">
            <text:p>80634</text:p>
          </table:table-cell>
          <table:table-cell table:style-name="ce5" table:formula="of:=SUM([.$D$458:.D482])" office:value-type="float" office:value="388801" calcext:value-type="float">
            <text:p>388801</text:p>
          </table:table-cell>
          <table:table-cell table:style-name="ce5" table:formula="of:=MAX(30;[.A482]*5)" office:value-type="float" office:value="125" calcext:value-type="float">
            <text:p>125</text:p>
          </table:table-cell>
          <table:table-cell table:style-name="ce5" table:formula="of:=[.D482]*[.F482]" office:value-type="float" office:value="10079250" calcext:value-type="float">
            <text:p>1007925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482]*[.H482]" office:value-type="float" office:value="80634" calcext:value-type="float">
            <text:p>80634</text:p>
          </table:table-cell>
          <table:table-cell table:style-name="ce34" table:formula="of:=[.$D482]*[.I482]" office:value-type="float" office:value="80634" calcext:value-type="float">
            <text:p>80634</text:p>
          </table:table-cell>
          <table:table-cell table:style-name="ce38" table:formula="of:=[.$D482]*[.J482]" office:value-type="float" office:value="80634" calcext:value-type="float">
            <text:p>80634</text:p>
          </table:table-cell>
          <table:table-cell table:style-name="ce42" table:formula="of:=[.$D482]*[.K482]" office:value-type="float" office:value="80634" calcext:value-type="float">
            <text:p>80634</text:p>
          </table:table-cell>
          <table:table-cell table:style-name="ce45" table:formula="of:=[.L482]/[.$B482]" office:value-type="float" office:value="52021.935483871" calcext:value-type="float">
            <text:p>52021.9</text:p>
          </table:table-cell>
          <table:table-cell table:style-name="ce48" table:formula="of:=[.M482]/[.$B482]" office:value-type="float" office:value="52021.935483871" calcext:value-type="float">
            <text:p>52021.9</text:p>
          </table:table-cell>
          <table:table-cell table:style-name="ce50" table:formula="of:=[.N482]/[.$B482]" office:value-type="float" office:value="52021.935483871" calcext:value-type="float">
            <text:p>52021.9</text:p>
          </table:table-cell>
          <table:table-cell table:style-name="ce52" table:formula="of:=[.O482]/[.$B482]" office:value-type="float" office:value="52021.935483871" calcext:value-type="float">
            <text:p>52021.9</text:p>
          </table:table-cell>
          <table:table-cell table:style-name="ce55" table:formula="of:=([.L482]+[.M482]+[.N482]+[.O482])/[.$B482]" office:value-type="float" office:value="208087.741935484" calcext:value-type="float">
            <text:p>208087.7</text:p>
          </table:table-cell>
          <table:table-cell table:style-name="ce1" table:number-columns-repeated="1004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6" office:value-type="string" calcext:value-type="string">
            <text:p>Logistic-Slot</text:p>
          </table:table-cell>
          <table:table-cell table:style-name="ce15" office:value-type="string" calcext:value-type="string">
            <text:p>Modifier</text:p>
          </table:table-cell>
          <table:table-cell table:style-name="ce10" office:value-type="string" calcext:value-type="string">
            <text:p>CumMod</text:p>
          </table:table-cell>
          <table:table-cell table:style-name="ce10" office:value-type="string" calcext:value-type="string">
            <text:p>Cycles</text:p>
          </table:table-cell>
          <table:table-cell table:style-name="ce10" office:value-type="string" calcext:value-type="string">
            <text:p>CumCyc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 x Cycles</text:p>
          </table:table-cell>
          <table:table-cell table:style-name="ce10" office:value-type="string" calcext:value-type="string">
            <text:p>SP R/Cycle</text:p>
          </table:table-cell>
          <table:table-cell table:style-name="ce10" office:value-type="string" calcext:value-type="string">
            <text:p>SP G/Cycle</text:p>
          </table:table-cell>
          <table:table-cell table:style-name="ce10" office:value-type="string" calcext:value-type="string">
            <text:p>SP B/Cycle</text:p>
          </table:table-cell>
          <table:table-cell table:style-name="ce10" office:value-type="string" calcext:value-type="string">
            <text:p>SP A/Cycle</text:p>
          </table:table-cell>
          <table:table-cell table:style-name="ce29" office:value-type="string" calcext:value-type="string">
            <text:p>SP R total</text:p>
          </table:table-cell>
          <table:table-cell table:style-name="ce33" office:value-type="string" calcext:value-type="string">
            <text:p>SP G total</text:p>
          </table:table-cell>
          <table:table-cell table:style-name="ce37" office:value-type="string" calcext:value-type="string">
            <text:p>SP B total</text:p>
          </table:table-cell>
          <table:table-cell table:style-name="ce41" office:value-type="string" calcext:value-type="string">
            <text:p>SP A total</text:p>
          </table:table-cell>
          <table:table-cell table:style-name="ce29" office:value-type="string" calcext:value-type="string">
            <text:p>SP R/Mod.</text:p>
          </table:table-cell>
          <table:table-cell table:style-name="ce33" office:value-type="string" calcext:value-type="string">
            <text:p>SP G/Mod.</text:p>
          </table:table-cell>
          <table:table-cell table:style-name="ce37" office:value-type="string" calcext:value-type="string">
            <text:p>SP B/Mod.</text:p>
          </table:table-cell>
          <table:table-cell table:style-name="ce41" office:value-type="string" calcext:value-type="string">
            <text:p>SP A/Mod.</text:p>
          </table:table-cell>
          <table:table-cell table:style-name="ce10" office:value-type="string" calcext:value-type="string">
            <text:p>SP total/Mod.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23" table:formula="of:=SUM([.$B$486:.B486])" office:value-type="float" office:value="5" calcext:value-type="float">
            <text:p>5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SUM([.$D$486:.D486])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86]*[.F486]" office:value-type="float" office:value="3000" calcext:value-type="float">
            <text:p>30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0" table:formula="of:=[.$D486]*[.H486]" office:value-type="float" office:value="100" calcext:value-type="float">
            <text:p>100</text:p>
          </table:table-cell>
          <table:table-cell table:style-name="ce34" table:formula="of:=[.$D486]*[.I486]" office:value-type="float" office:value="100" calcext:value-type="float">
            <text:p>100</text:p>
          </table:table-cell>
          <table:table-cell table:style-name="ce38" table:formula="of:=[.$D486]*[.J486]" office:value-type="float" office:value="0" calcext:value-type="float">
            <text:p>0</text:p>
          </table:table-cell>
          <table:table-cell table:style-name="ce42" table:formula="of:=[.$D486]*[.K486]" office:value-type="float" office:value="0" calcext:value-type="float">
            <text:p>0</text:p>
          </table:table-cell>
          <table:table-cell table:style-name="ce45" table:formula="of:=[.L486]/[.$B486]" office:value-type="float" office:value="20" calcext:value-type="float">
            <text:p>20.0</text:p>
          </table:table-cell>
          <table:table-cell table:style-name="ce48" table:formula="of:=[.M486]/[.$B486]" office:value-type="float" office:value="20" calcext:value-type="float">
            <text:p>20.0</text:p>
          </table:table-cell>
          <table:table-cell table:style-name="ce50" table:formula="of:=[.N486]/[.$B486]" office:value-type="float" office:value="0" calcext:value-type="float">
            <text:p>0.0</text:p>
          </table:table-cell>
          <table:table-cell table:style-name="ce52" table:formula="of:=[.O486]/[.$B486]" office:value-type="float" office:value="0" calcext:value-type="float">
            <text:p>0.0</text:p>
          </table:table-cell>
          <table:table-cell table:style-name="ce55" table:formula="of:=([.L486]+[.M486]+[.N486]+[.O486])/[.$B486]" office:value-type="float" office:value="40" calcext:value-type="float">
            <text:p>4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23" table:formula="of:=SUM([.$B$486:.B487])" office:value-type="float" office:value="10" calcext:value-type="float">
            <text:p>10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formula="of:=SUM([.$D$486:.D487])" office:value-type="float" office:value="250" calcext:value-type="float">
            <text:p>2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87]*[.F487]" office:value-type="float" office:value="4500" calcext:value-type="float">
            <text:p>45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0" table:formula="of:=[.$D487]*[.H487]" office:value-type="float" office:value="150" calcext:value-type="float">
            <text:p>150</text:p>
          </table:table-cell>
          <table:table-cell table:style-name="ce34" table:formula="of:=[.$D487]*[.I487]" office:value-type="float" office:value="150" calcext:value-type="float">
            <text:p>150</text:p>
          </table:table-cell>
          <table:table-cell table:style-name="ce38" table:formula="of:=[.$D487]*[.J487]" office:value-type="float" office:value="0" calcext:value-type="float">
            <text:p>0</text:p>
          </table:table-cell>
          <table:table-cell table:style-name="ce42" table:formula="of:=[.$D487]*[.K487]" office:value-type="float" office:value="0" calcext:value-type="float">
            <text:p>0</text:p>
          </table:table-cell>
          <table:table-cell table:style-name="ce45" table:formula="of:=[.L487]/[.$B487]" office:value-type="float" office:value="30" calcext:value-type="float">
            <text:p>30.0</text:p>
          </table:table-cell>
          <table:table-cell table:style-name="ce48" table:formula="of:=[.M487]/[.$B487]" office:value-type="float" office:value="30" calcext:value-type="float">
            <text:p>30.0</text:p>
          </table:table-cell>
          <table:table-cell table:style-name="ce50" table:formula="of:=[.N487]/[.$B487]" office:value-type="float" office:value="0" calcext:value-type="float">
            <text:p>0.0</text:p>
          </table:table-cell>
          <table:table-cell table:style-name="ce52" table:formula="of:=[.O487]/[.$B487]" office:value-type="float" office:value="0" calcext:value-type="float">
            <text:p>0.0</text:p>
          </table:table-cell>
          <table:table-cell table:style-name="ce55" table:formula="of:=([.L487]+[.M487]+[.N487]+[.O487])/[.$B487]" office:value-type="float" office:value="60" calcext:value-type="float">
            <text:p>6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23" table:formula="of:=SUM([.$B$486:.B488])" office:value-type="float" office:value="15" calcext:value-type="float">
            <text:p>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formula="of:=SUM([.$D$486:.D488])" office:value-type="float" office:value="400" calcext:value-type="float">
            <text:p>40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88]*[.F488]" office:value-type="float" office:value="4500" calcext:value-type="float">
            <text:p>450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0" table:formula="of:=[.$D488]*[.H488]" office:value-type="float" office:value="150" calcext:value-type="float">
            <text:p>150</text:p>
          </table:table-cell>
          <table:table-cell table:style-name="ce34" table:formula="of:=[.$D488]*[.I488]" office:value-type="float" office:value="150" calcext:value-type="float">
            <text:p>150</text:p>
          </table:table-cell>
          <table:table-cell table:style-name="ce38" table:formula="of:=[.$D488]*[.J488]" office:value-type="float" office:value="150" calcext:value-type="float">
            <text:p>150</text:p>
          </table:table-cell>
          <table:table-cell table:style-name="ce42" table:formula="of:=[.$D488]*[.K488]" office:value-type="float" office:value="0" calcext:value-type="float">
            <text:p>0</text:p>
          </table:table-cell>
          <table:table-cell table:style-name="ce45" table:formula="of:=[.L488]/[.$B488]" office:value-type="float" office:value="30" calcext:value-type="float">
            <text:p>30.0</text:p>
          </table:table-cell>
          <table:table-cell table:style-name="ce48" table:formula="of:=[.M488]/[.$B488]" office:value-type="float" office:value="30" calcext:value-type="float">
            <text:p>30.0</text:p>
          </table:table-cell>
          <table:table-cell table:style-name="ce50" table:formula="of:=[.N488]/[.$B488]" office:value-type="float" office:value="30" calcext:value-type="float">
            <text:p>30.0</text:p>
          </table:table-cell>
          <table:table-cell table:style-name="ce52" table:formula="of:=[.O488]/[.$B488]" office:value-type="float" office:value="0" calcext:value-type="float">
            <text:p>0.0</text:p>
          </table:table-cell>
          <table:table-cell table:style-name="ce55" table:formula="of:=([.L488]+[.M488]+[.N488]+[.O488])/[.$B488]" office:value-type="float" office:value="90" calcext:value-type="float">
            <text:p>9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23" table:formula="of:=SUM([.$B$486:.B489])" office:value-type="float" office:value="20" calcext:value-type="float">
            <text:p>20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formula="of:=SUM([.$D$486:.D489])" office:value-type="float" office:value="550" calcext:value-type="float">
            <text:p>5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89]*[.F489]" office:value-type="float" office:value="4500" calcext:value-type="float">
            <text:p>45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489]*[.H489]" office:value-type="float" office:value="150" calcext:value-type="float">
            <text:p>150</text:p>
          </table:table-cell>
          <table:table-cell table:style-name="ce34" table:formula="of:=[.$D489]*[.I489]" office:value-type="float" office:value="150" calcext:value-type="float">
            <text:p>150</text:p>
          </table:table-cell>
          <table:table-cell table:style-name="ce38" table:formula="of:=[.$D489]*[.J489]" office:value-type="float" office:value="150" calcext:value-type="float">
            <text:p>150</text:p>
          </table:table-cell>
          <table:table-cell table:style-name="ce42" table:formula="of:=[.$D489]*[.K489]" office:value-type="float" office:value="150" calcext:value-type="float">
            <text:p>150</text:p>
          </table:table-cell>
          <table:table-cell table:style-name="ce45" table:formula="of:=[.L489]/[.$B489]" office:value-type="float" office:value="30" calcext:value-type="float">
            <text:p>30.0</text:p>
          </table:table-cell>
          <table:table-cell table:style-name="ce48" table:formula="of:=[.M489]/[.$B489]" office:value-type="float" office:value="30" calcext:value-type="float">
            <text:p>30.0</text:p>
          </table:table-cell>
          <table:table-cell table:style-name="ce50" table:formula="of:=[.N489]/[.$B489]" office:value-type="float" office:value="30" calcext:value-type="float">
            <text:p>30.0</text:p>
          </table:table-cell>
          <table:table-cell table:style-name="ce52" table:formula="of:=[.O489]/[.$B489]" office:value-type="float" office:value="30" calcext:value-type="float">
            <text:p>30.0</text:p>
          </table:table-cell>
          <table:table-cell table:style-name="ce55" table:formula="of:=([.L489]+[.M489]+[.N489]+[.O489])/[.$B489]" office:value-type="float" office:value="120" calcext:value-type="float">
            <text:p>12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23" table:formula="of:=SUM([.$B$486:.B490])" office:value-type="float" office:value="25" calcext:value-type="float">
            <text:p>25</text:p>
          </table:table-cell>
          <table:table-cell table:style-name="ce4" office:value-type="float" office:value="500" calcext:value-type="float">
            <text:p>500</text:p>
          </table:table-cell>
          <table:table-cell table:style-name="ce4" table:formula="of:=SUM([.$D$486:.D490])" office:value-type="float" office:value="1050" calcext:value-type="float">
            <text:p>10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90]*[.F490]" office:value-type="float" office:value="15000" calcext:value-type="float">
            <text:p>15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490]*[.H490]" office:value-type="float" office:value="500" calcext:value-type="float">
            <text:p>500</text:p>
          </table:table-cell>
          <table:table-cell table:style-name="ce34" table:formula="of:=[.$D490]*[.I490]" office:value-type="float" office:value="500" calcext:value-type="float">
            <text:p>500</text:p>
          </table:table-cell>
          <table:table-cell table:style-name="ce38" table:formula="of:=[.$D490]*[.J490]" office:value-type="float" office:value="500" calcext:value-type="float">
            <text:p>500</text:p>
          </table:table-cell>
          <table:table-cell table:style-name="ce42" table:formula="of:=[.$D490]*[.K490]" office:value-type="float" office:value="500" calcext:value-type="float">
            <text:p>500</text:p>
          </table:table-cell>
          <table:table-cell table:style-name="ce45" table:formula="of:=[.L490]/[.$B490]" office:value-type="float" office:value="100" calcext:value-type="float">
            <text:p>100.0</text:p>
          </table:table-cell>
          <table:table-cell table:style-name="ce48" table:formula="of:=[.M490]/[.$B490]" office:value-type="float" office:value="100" calcext:value-type="float">
            <text:p>100.0</text:p>
          </table:table-cell>
          <table:table-cell table:style-name="ce50" table:formula="of:=[.N490]/[.$B490]" office:value-type="float" office:value="100" calcext:value-type="float">
            <text:p>100.0</text:p>
          </table:table-cell>
          <table:table-cell table:style-name="ce52" table:formula="of:=[.O490]/[.$B490]" office:value-type="float" office:value="100" calcext:value-type="float">
            <text:p>100.0</text:p>
          </table:table-cell>
          <table:table-cell table:style-name="ce55" table:formula="of:=([.L490]+[.M490]+[.N490]+[.O490])/[.$B490]" office:value-type="float" office:value="400" calcext:value-type="float">
            <text:p>40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ce23" table:formula="of:=SUM([.$B$486:.B491])" office:value-type="float" office:value="30" calcext:value-type="float">
            <text:p>3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formula="of:=SUM([.$D$486:.D491])" office:value-type="float" office:value="2050" calcext:value-type="float">
            <text:p>20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491]*[.F491]" office:value-type="float" office:value="30000" calcext:value-type="float">
            <text:p>3000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30" table:formula="of:=[.$D491]*[.H491]" office:value-type="float" office:value="1000" calcext:value-type="float">
            <text:p>1000</text:p>
          </table:table-cell>
          <table:table-cell table:style-name="ce34" table:formula="of:=[.$D491]*[.I491]" office:value-type="float" office:value="1000" calcext:value-type="float">
            <text:p>1000</text:p>
          </table:table-cell>
          <table:table-cell table:style-name="ce38" table:formula="of:=[.$D491]*[.J491]" office:value-type="float" office:value="1000" calcext:value-type="float">
            <text:p>1000</text:p>
          </table:table-cell>
          <table:table-cell table:style-name="ce42" table:formula="of:=[.$D491]*[.K491]" office:value-type="float" office:value="1000" calcext:value-type="float">
            <text:p>1000</text:p>
          </table:table-cell>
          <table:table-cell table:style-name="ce45" table:formula="of:=[.L491]/[.$B491]" office:value-type="float" office:value="200" calcext:value-type="float">
            <text:p>200.0</text:p>
          </table:table-cell>
          <table:table-cell table:style-name="ce48" table:formula="of:=[.M491]/[.$B491]" office:value-type="float" office:value="200" calcext:value-type="float">
            <text:p>200.0</text:p>
          </table:table-cell>
          <table:table-cell table:style-name="ce50" table:formula="of:=[.N491]/[.$B491]" office:value-type="float" office:value="200" calcext:value-type="float">
            <text:p>200.0</text:p>
          </table:table-cell>
          <table:table-cell table:style-name="ce52" table:formula="of:=[.O491]/[.$B491]" office:value-type="float" office:value="200" calcext:value-type="float">
            <text:p>200.0</text:p>
          </table:table-cell>
          <table:table-cell table:style-name="ce55" table:formula="of:=([.L491]+[.M491]+[.N491]+[.O491])/[.$B491]" office:value-type="float" office:value="800" calcext:value-type="float">
            <text:p>8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SUM([.$B$486:.B492])" office:value-type="float" office:value="32" calcext:value-type="float">
            <text:p>32</text:p>
          </table:table-cell>
          <table:table-cell table:style-name="ce5" table:formula="of:=COM.MICROSOFT.FLOOR.MATH(200*2^([.A492]/2))" office:value-type="float" office:value="2262" calcext:value-type="float">
            <text:p>2262</text:p>
          </table:table-cell>
          <table:table-cell table:style-name="ce5" table:formula="of:=SUM([.$D$486:.D492])" office:value-type="float" office:value="4312" calcext:value-type="float">
            <text:p>4312</text:p>
          </table:table-cell>
          <table:table-cell table:style-name="ce5" table:formula="of:=MAX(30;[.A492]*5)" office:value-type="float" office:value="35" calcext:value-type="float">
            <text:p>35</text:p>
          </table:table-cell>
          <table:table-cell table:style-name="ce5" table:formula="of:=[.D492]*[.F492]" office:value-type="float" office:value="79170" calcext:value-type="float">
            <text:p>7917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0" table:formula="of:=[.$D492]*[.H492]" office:value-type="float" office:value="4524" calcext:value-type="float">
            <text:p>4524</text:p>
          </table:table-cell>
          <table:table-cell table:style-name="ce34" table:formula="of:=[.$D492]*[.I492]" office:value-type="float" office:value="2262" calcext:value-type="float">
            <text:p>2262</text:p>
          </table:table-cell>
          <table:table-cell table:style-name="ce38" table:formula="of:=[.$D492]*[.J492]" office:value-type="float" office:value="2262" calcext:value-type="float">
            <text:p>2262</text:p>
          </table:table-cell>
          <table:table-cell table:style-name="ce42" table:formula="of:=[.$D492]*[.K492]" office:value-type="float" office:value="2262" calcext:value-type="float">
            <text:p>2262</text:p>
          </table:table-cell>
          <table:table-cell table:style-name="ce45" table:formula="of:=[.L492]/[.$B492]" office:value-type="float" office:value="2262" calcext:value-type="float">
            <text:p>2262.0</text:p>
          </table:table-cell>
          <table:table-cell table:style-name="ce48" table:formula="of:=[.M492]/[.$B492]" office:value-type="float" office:value="1131" calcext:value-type="float">
            <text:p>1131.0</text:p>
          </table:table-cell>
          <table:table-cell table:style-name="ce50" table:formula="of:=[.N492]/[.$B492]" office:value-type="float" office:value="1131" calcext:value-type="float">
            <text:p>1131.0</text:p>
          </table:table-cell>
          <table:table-cell table:style-name="ce52" table:formula="of:=[.O492]/[.$B492]" office:value-type="float" office:value="1131" calcext:value-type="float">
            <text:p>1131.0</text:p>
          </table:table-cell>
          <table:table-cell table:style-name="ce55" table:formula="of:=([.L492]+[.M492]+[.N492]+[.O492])/[.$B492]" office:value-type="float" office:value="5655" calcext:value-type="float">
            <text:p>565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486:.B493])" office:value-type="float" office:value="34" calcext:value-type="float">
            <text:p>34</text:p>
          </table:table-cell>
          <table:table-cell table:style-name="ce5" table:formula="of:=COM.MICROSOFT.FLOOR.MATH(200*2^([.A493]/2))" office:value-type="float" office:value="3200" calcext:value-type="float">
            <text:p>3200</text:p>
          </table:table-cell>
          <table:table-cell table:style-name="ce5" table:formula="of:=SUM([.$D$486:.D493])" office:value-type="float" office:value="7512" calcext:value-type="float">
            <text:p>7512</text:p>
          </table:table-cell>
          <table:table-cell table:style-name="ce5" table:formula="of:=MAX(30;[.A493]*5)" office:value-type="float" office:value="40" calcext:value-type="float">
            <text:p>40</text:p>
          </table:table-cell>
          <table:table-cell table:style-name="ce5" table:formula="of:=[.D493]*[.F493]" office:value-type="float" office:value="128000" calcext:value-type="float">
            <text:p>12800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0" table:formula="of:=[.$D493]*[.H493]" office:value-type="float" office:value="6400" calcext:value-type="float">
            <text:p>6400</text:p>
          </table:table-cell>
          <table:table-cell table:style-name="ce34" table:formula="of:=[.$D493]*[.I493]" office:value-type="float" office:value="3200" calcext:value-type="float">
            <text:p>3200</text:p>
          </table:table-cell>
          <table:table-cell table:style-name="ce38" table:formula="of:=[.$D493]*[.J493]" office:value-type="float" office:value="3200" calcext:value-type="float">
            <text:p>3200</text:p>
          </table:table-cell>
          <table:table-cell table:style-name="ce42" table:formula="of:=[.$D493]*[.K493]" office:value-type="float" office:value="3200" calcext:value-type="float">
            <text:p>3200</text:p>
          </table:table-cell>
          <table:table-cell table:style-name="ce45" table:formula="of:=[.L493]/[.$B493]" office:value-type="float" office:value="3200" calcext:value-type="float">
            <text:p>3200.0</text:p>
          </table:table-cell>
          <table:table-cell table:style-name="ce48" table:formula="of:=[.M493]/[.$B493]" office:value-type="float" office:value="1600" calcext:value-type="float">
            <text:p>1600.0</text:p>
          </table:table-cell>
          <table:table-cell table:style-name="ce50" table:formula="of:=[.N493]/[.$B493]" office:value-type="float" office:value="1600" calcext:value-type="float">
            <text:p>1600.0</text:p>
          </table:table-cell>
          <table:table-cell table:style-name="ce52" table:formula="of:=[.O493]/[.$B493]" office:value-type="float" office:value="1600" calcext:value-type="float">
            <text:p>1600.0</text:p>
          </table:table-cell>
          <table:table-cell table:style-name="ce55" table:formula="of:=([.L493]+[.M493]+[.N493]+[.O493])/[.$B493]" office:value-type="float" office:value="8000" calcext:value-type="float">
            <text:p>8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SUM([.$B$486:.B494])" office:value-type="float" office:value="36" calcext:value-type="float">
            <text:p>36</text:p>
          </table:table-cell>
          <table:table-cell table:style-name="ce5" table:formula="of:=COM.MICROSOFT.FLOOR.MATH(200*2^([.A494]/2))" office:value-type="float" office:value="4525" calcext:value-type="float">
            <text:p>4525</text:p>
          </table:table-cell>
          <table:table-cell table:style-name="ce5" table:formula="of:=SUM([.$D$486:.D494])" office:value-type="float" office:value="12037" calcext:value-type="float">
            <text:p>12037</text:p>
          </table:table-cell>
          <table:table-cell table:style-name="ce5" table:formula="of:=MAX(30;[.A494]*5)" office:value-type="float" office:value="45" calcext:value-type="float">
            <text:p>45</text:p>
          </table:table-cell>
          <table:table-cell table:style-name="ce5" table:formula="of:=[.D494]*[.F494]" office:value-type="float" office:value="203625" calcext:value-type="float">
            <text:p>20362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$D494]*[.H494]" office:value-type="float" office:value="9050" calcext:value-type="float">
            <text:p>9050</text:p>
          </table:table-cell>
          <table:table-cell table:style-name="ce34" table:formula="of:=[.$D494]*[.I494]" office:value-type="float" office:value="9050" calcext:value-type="float">
            <text:p>9050</text:p>
          </table:table-cell>
          <table:table-cell table:style-name="ce38" table:formula="of:=[.$D494]*[.J494]" office:value-type="float" office:value="4525" calcext:value-type="float">
            <text:p>4525</text:p>
          </table:table-cell>
          <table:table-cell table:style-name="ce42" table:formula="of:=[.$D494]*[.K494]" office:value-type="float" office:value="4525" calcext:value-type="float">
            <text:p>4525</text:p>
          </table:table-cell>
          <table:table-cell table:style-name="ce45" table:formula="of:=[.L494]/[.$B494]" office:value-type="float" office:value="4525" calcext:value-type="float">
            <text:p>4525.0</text:p>
          </table:table-cell>
          <table:table-cell table:style-name="ce48" table:formula="of:=[.M494]/[.$B494]" office:value-type="float" office:value="4525" calcext:value-type="float">
            <text:p>4525.0</text:p>
          </table:table-cell>
          <table:table-cell table:style-name="ce50" table:formula="of:=[.N494]/[.$B494]" office:value-type="float" office:value="2262.5" calcext:value-type="float">
            <text:p>2262.5</text:p>
          </table:table-cell>
          <table:table-cell table:style-name="ce52" table:formula="of:=[.O494]/[.$B494]" office:value-type="float" office:value="2262.5" calcext:value-type="float">
            <text:p>2262.5</text:p>
          </table:table-cell>
          <table:table-cell table:style-name="ce55" table:formula="of:=([.L494]+[.M494]+[.N494]+[.O494])/[.$B494]" office:value-type="float" office:value="13575" calcext:value-type="float">
            <text:p>1357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486:.B495])" office:value-type="float" office:value="38" calcext:value-type="float">
            <text:p>38</text:p>
          </table:table-cell>
          <table:table-cell table:style-name="ce5" table:formula="of:=COM.MICROSOFT.FLOOR.MATH(200*2^([.A495]/2))" office:value-type="float" office:value="6400" calcext:value-type="float">
            <text:p>6400</text:p>
          </table:table-cell>
          <table:table-cell table:style-name="ce5" table:formula="of:=SUM([.$D$486:.D495])" office:value-type="float" office:value="18437" calcext:value-type="float">
            <text:p>18437</text:p>
          </table:table-cell>
          <table:table-cell table:style-name="ce5" table:formula="of:=MAX(30;[.A495]*5)" office:value-type="float" office:value="50" calcext:value-type="float">
            <text:p>50</text:p>
          </table:table-cell>
          <table:table-cell table:style-name="ce5" table:formula="of:=[.D495]*[.F495]" office:value-type="float" office:value="320000" calcext:value-type="float">
            <text:p>32000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$D495]*[.H495]" office:value-type="float" office:value="12800" calcext:value-type="float">
            <text:p>12800</text:p>
          </table:table-cell>
          <table:table-cell table:style-name="ce34" table:formula="of:=[.$D495]*[.I495]" office:value-type="float" office:value="12800" calcext:value-type="float">
            <text:p>12800</text:p>
          </table:table-cell>
          <table:table-cell table:style-name="ce38" table:formula="of:=[.$D495]*[.J495]" office:value-type="float" office:value="6400" calcext:value-type="float">
            <text:p>6400</text:p>
          </table:table-cell>
          <table:table-cell table:style-name="ce42" table:formula="of:=[.$D495]*[.K495]" office:value-type="float" office:value="6400" calcext:value-type="float">
            <text:p>6400</text:p>
          </table:table-cell>
          <table:table-cell table:style-name="ce45" table:formula="of:=[.L495]/[.$B495]" office:value-type="float" office:value="6400" calcext:value-type="float">
            <text:p>6400.0</text:p>
          </table:table-cell>
          <table:table-cell table:style-name="ce48" table:formula="of:=[.M495]/[.$B495]" office:value-type="float" office:value="6400" calcext:value-type="float">
            <text:p>6400.0</text:p>
          </table:table-cell>
          <table:table-cell table:style-name="ce50" table:formula="of:=[.N495]/[.$B495]" office:value-type="float" office:value="3200" calcext:value-type="float">
            <text:p>3200.0</text:p>
          </table:table-cell>
          <table:table-cell table:style-name="ce52" table:formula="of:=[.O495]/[.$B495]" office:value-type="float" office:value="3200" calcext:value-type="float">
            <text:p>3200.0</text:p>
          </table:table-cell>
          <table:table-cell table:style-name="ce55" table:formula="of:=([.L495]+[.M495]+[.N495]+[.O495])/[.$B495]" office:value-type="float" office:value="19200" calcext:value-type="float">
            <text:p>192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SUM([.$B$486:.B496])" office:value-type="float" office:value="40" calcext:value-type="float">
            <text:p>40</text:p>
          </table:table-cell>
          <table:table-cell table:style-name="ce5" table:formula="of:=COM.MICROSOFT.FLOOR.MATH(200*2^([.A496]/2))" office:value-type="float" office:value="9050" calcext:value-type="float">
            <text:p>9050</text:p>
          </table:table-cell>
          <table:table-cell table:style-name="ce5" table:formula="of:=SUM([.$D$486:.D496])" office:value-type="float" office:value="27487" calcext:value-type="float">
            <text:p>27487</text:p>
          </table:table-cell>
          <table:table-cell table:style-name="ce5" table:formula="of:=MAX(30;[.A496]*5)" office:value-type="float" office:value="55" calcext:value-type="float">
            <text:p>55</text:p>
          </table:table-cell>
          <table:table-cell table:style-name="ce5" table:formula="of:=[.D496]*[.F496]" office:value-type="float" office:value="497750" calcext:value-type="float">
            <text:p>49775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496]*[.H496]" office:value-type="float" office:value="18100" calcext:value-type="float">
            <text:p>18100</text:p>
          </table:table-cell>
          <table:table-cell table:style-name="ce34" table:formula="of:=[.$D496]*[.I496]" office:value-type="float" office:value="18100" calcext:value-type="float">
            <text:p>18100</text:p>
          </table:table-cell>
          <table:table-cell table:style-name="ce38" table:formula="of:=[.$D496]*[.J496]" office:value-type="float" office:value="18100" calcext:value-type="float">
            <text:p>18100</text:p>
          </table:table-cell>
          <table:table-cell table:style-name="ce42" table:formula="of:=[.$D496]*[.K496]" office:value-type="float" office:value="9050" calcext:value-type="float">
            <text:p>9050</text:p>
          </table:table-cell>
          <table:table-cell table:style-name="ce45" table:formula="of:=[.L496]/[.$B496]" office:value-type="float" office:value="9050" calcext:value-type="float">
            <text:p>9050.0</text:p>
          </table:table-cell>
          <table:table-cell table:style-name="ce48" table:formula="of:=[.M496]/[.$B496]" office:value-type="float" office:value="9050" calcext:value-type="float">
            <text:p>9050.0</text:p>
          </table:table-cell>
          <table:table-cell table:style-name="ce50" table:formula="of:=[.N496]/[.$B496]" office:value-type="float" office:value="9050" calcext:value-type="float">
            <text:p>9050.0</text:p>
          </table:table-cell>
          <table:table-cell table:style-name="ce52" table:formula="of:=[.O496]/[.$B496]" office:value-type="float" office:value="4525" calcext:value-type="float">
            <text:p>4525.0</text:p>
          </table:table-cell>
          <table:table-cell table:style-name="ce55" table:formula="of:=([.L496]+[.M496]+[.N496]+[.O496])/[.$B496]" office:value-type="float" office:value="31675" calcext:value-type="float">
            <text:p>3167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486:.B497])" office:value-type="float" office:value="42" calcext:value-type="float">
            <text:p>42</text:p>
          </table:table-cell>
          <table:table-cell table:style-name="ce5" table:formula="of:=COM.MICROSOFT.FLOOR.MATH(200*2^([.A497]/2))" office:value-type="float" office:value="12800" calcext:value-type="float">
            <text:p>12800</text:p>
          </table:table-cell>
          <table:table-cell table:style-name="ce5" table:formula="of:=SUM([.$D$486:.D497])" office:value-type="float" office:value="40287" calcext:value-type="float">
            <text:p>40287</text:p>
          </table:table-cell>
          <table:table-cell table:style-name="ce5" table:formula="of:=MAX(30;[.A497]*5)" office:value-type="float" office:value="60" calcext:value-type="float">
            <text:p>60</text:p>
          </table:table-cell>
          <table:table-cell table:style-name="ce5" table:formula="of:=[.D497]*[.F497]" office:value-type="float" office:value="768000" calcext:value-type="float">
            <text:p>768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497]*[.H497]" office:value-type="float" office:value="25600" calcext:value-type="float">
            <text:p>25600</text:p>
          </table:table-cell>
          <table:table-cell table:style-name="ce34" table:formula="of:=[.$D497]*[.I497]" office:value-type="float" office:value="25600" calcext:value-type="float">
            <text:p>25600</text:p>
          </table:table-cell>
          <table:table-cell table:style-name="ce38" table:formula="of:=[.$D497]*[.J497]" office:value-type="float" office:value="25600" calcext:value-type="float">
            <text:p>25600</text:p>
          </table:table-cell>
          <table:table-cell table:style-name="ce42" table:formula="of:=[.$D497]*[.K497]" office:value-type="float" office:value="12800" calcext:value-type="float">
            <text:p>12800</text:p>
          </table:table-cell>
          <table:table-cell table:style-name="ce45" table:formula="of:=[.L497]/[.$B497]" office:value-type="float" office:value="12800" calcext:value-type="float">
            <text:p>12800.0</text:p>
          </table:table-cell>
          <table:table-cell table:style-name="ce48" table:formula="of:=[.M497]/[.$B497]" office:value-type="float" office:value="12800" calcext:value-type="float">
            <text:p>12800.0</text:p>
          </table:table-cell>
          <table:table-cell table:style-name="ce50" table:formula="of:=[.N497]/[.$B497]" office:value-type="float" office:value="12800" calcext:value-type="float">
            <text:p>12800.0</text:p>
          </table:table-cell>
          <table:table-cell table:style-name="ce52" table:formula="of:=[.O497]/[.$B497]" office:value-type="float" office:value="6400" calcext:value-type="float">
            <text:p>6400.0</text:p>
          </table:table-cell>
          <table:table-cell table:style-name="ce55" table:formula="of:=([.L497]+[.M497]+[.N497]+[.O497])/[.$B497]" office:value-type="float" office:value="44800" calcext:value-type="float">
            <text:p>448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SUM([.$B$486:.B498])" office:value-type="float" office:value="44" calcext:value-type="float">
            <text:p>44</text:p>
          </table:table-cell>
          <table:table-cell table:style-name="ce5" table:formula="of:=COM.MICROSOFT.FLOOR.MATH(200*2^([.A498]/2))" office:value-type="float" office:value="18101" calcext:value-type="float">
            <text:p>18101</text:p>
          </table:table-cell>
          <table:table-cell table:style-name="ce5" table:formula="of:=SUM([.$D$486:.D498])" office:value-type="float" office:value="58388" calcext:value-type="float">
            <text:p>58388</text:p>
          </table:table-cell>
          <table:table-cell table:style-name="ce5" table:formula="of:=MAX(30;[.A498]*5)" office:value-type="float" office:value="65" calcext:value-type="float">
            <text:p>65</text:p>
          </table:table-cell>
          <table:table-cell table:style-name="ce5" table:formula="of:=[.D498]*[.F498]" office:value-type="float" office:value="1176565" calcext:value-type="float">
            <text:p>117656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498]*[.H498]" office:value-type="float" office:value="36202" calcext:value-type="float">
            <text:p>36202</text:p>
          </table:table-cell>
          <table:table-cell table:style-name="ce34" table:formula="of:=[.$D498]*[.I498]" office:value-type="float" office:value="36202" calcext:value-type="float">
            <text:p>36202</text:p>
          </table:table-cell>
          <table:table-cell table:style-name="ce38" table:formula="of:=[.$D498]*[.J498]" office:value-type="float" office:value="36202" calcext:value-type="float">
            <text:p>36202</text:p>
          </table:table-cell>
          <table:table-cell table:style-name="ce42" table:formula="of:=[.$D498]*[.K498]" office:value-type="float" office:value="18101" calcext:value-type="float">
            <text:p>18101</text:p>
          </table:table-cell>
          <table:table-cell table:style-name="ce45" table:formula="of:=[.L498]/[.$B498]" office:value-type="float" office:value="18101" calcext:value-type="float">
            <text:p>18101.0</text:p>
          </table:table-cell>
          <table:table-cell table:style-name="ce48" table:formula="of:=[.M498]/[.$B498]" office:value-type="float" office:value="18101" calcext:value-type="float">
            <text:p>18101.0</text:p>
          </table:table-cell>
          <table:table-cell table:style-name="ce50" table:formula="of:=[.N498]/[.$B498]" office:value-type="float" office:value="18101" calcext:value-type="float">
            <text:p>18101.0</text:p>
          </table:table-cell>
          <table:table-cell table:style-name="ce52" table:formula="of:=[.O498]/[.$B498]" office:value-type="float" office:value="9050.5" calcext:value-type="float">
            <text:p>9050.5</text:p>
          </table:table-cell>
          <table:table-cell table:style-name="ce55" table:formula="of:=([.L498]+[.M498]+[.N498]+[.O498])/[.$B498]" office:value-type="float" office:value="63353.5" calcext:value-type="float">
            <text:p>63353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486:.B499])" office:value-type="float" office:value="46" calcext:value-type="float">
            <text:p>46</text:p>
          </table:table-cell>
          <table:table-cell table:style-name="ce5" table:formula="of:=COM.MICROSOFT.FLOOR.MATH(200*2^([.A499]/2))" office:value-type="float" office:value="25600" calcext:value-type="float">
            <text:p>25600</text:p>
          </table:table-cell>
          <table:table-cell table:style-name="ce5" table:formula="of:=SUM([.$D$486:.D499])" office:value-type="float" office:value="83988" calcext:value-type="float">
            <text:p>83988</text:p>
          </table:table-cell>
          <table:table-cell table:style-name="ce5" table:formula="of:=MAX(30;[.A499]*5)" office:value-type="float" office:value="70" calcext:value-type="float">
            <text:p>70</text:p>
          </table:table-cell>
          <table:table-cell table:style-name="ce5" table:formula="of:=[.D499]*[.F499]" office:value-type="float" office:value="1792000" calcext:value-type="float">
            <text:p>1792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499]*[.H499]" office:value-type="float" office:value="51200" calcext:value-type="float">
            <text:p>51200</text:p>
          </table:table-cell>
          <table:table-cell table:style-name="ce34" table:formula="of:=[.$D499]*[.I499]" office:value-type="float" office:value="51200" calcext:value-type="float">
            <text:p>51200</text:p>
          </table:table-cell>
          <table:table-cell table:style-name="ce38" table:formula="of:=[.$D499]*[.J499]" office:value-type="float" office:value="51200" calcext:value-type="float">
            <text:p>51200</text:p>
          </table:table-cell>
          <table:table-cell table:style-name="ce42" table:formula="of:=[.$D499]*[.K499]" office:value-type="float" office:value="25600" calcext:value-type="float">
            <text:p>25600</text:p>
          </table:table-cell>
          <table:table-cell table:style-name="ce45" table:formula="of:=[.L499]/[.$B499]" office:value-type="float" office:value="25600" calcext:value-type="float">
            <text:p>25600.0</text:p>
          </table:table-cell>
          <table:table-cell table:style-name="ce48" table:formula="of:=[.M499]/[.$B499]" office:value-type="float" office:value="25600" calcext:value-type="float">
            <text:p>25600.0</text:p>
          </table:table-cell>
          <table:table-cell table:style-name="ce50" table:formula="of:=[.N499]/[.$B499]" office:value-type="float" office:value="25600" calcext:value-type="float">
            <text:p>25600.0</text:p>
          </table:table-cell>
          <table:table-cell table:style-name="ce52" table:formula="of:=[.O499]/[.$B499]" office:value-type="float" office:value="12800" calcext:value-type="float">
            <text:p>12800.0</text:p>
          </table:table-cell>
          <table:table-cell table:style-name="ce55" table:formula="of:=([.L499]+[.M499]+[.N499]+[.O499])/[.$B499]" office:value-type="float" office:value="89600" calcext:value-type="float">
            <text:p>896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SUM([.$B$486:.B500])" office:value-type="float" office:value="48" calcext:value-type="float">
            <text:p>48</text:p>
          </table:table-cell>
          <table:table-cell table:style-name="ce5" table:formula="of:=COM.MICROSOFT.FLOOR.MATH(200*2^([.A500]/2))" office:value-type="float" office:value="36203" calcext:value-type="float">
            <text:p>36203</text:p>
          </table:table-cell>
          <table:table-cell table:style-name="ce5" table:formula="of:=SUM([.$D$486:.D500])" office:value-type="float" office:value="120191" calcext:value-type="float">
            <text:p>120191</text:p>
          </table:table-cell>
          <table:table-cell table:style-name="ce5" table:formula="of:=MAX(30;[.A500]*5)" office:value-type="float" office:value="75" calcext:value-type="float">
            <text:p>75</text:p>
          </table:table-cell>
          <table:table-cell table:style-name="ce5" table:formula="of:=[.D500]*[.F500]" office:value-type="float" office:value="2715225" calcext:value-type="float">
            <text:p>271522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00]*[.H500]" office:value-type="float" office:value="72406" calcext:value-type="float">
            <text:p>72406</text:p>
          </table:table-cell>
          <table:table-cell table:style-name="ce34" table:formula="of:=[.$D500]*[.I500]" office:value-type="float" office:value="72406" calcext:value-type="float">
            <text:p>72406</text:p>
          </table:table-cell>
          <table:table-cell table:style-name="ce38" table:formula="of:=[.$D500]*[.J500]" office:value-type="float" office:value="72406" calcext:value-type="float">
            <text:p>72406</text:p>
          </table:table-cell>
          <table:table-cell table:style-name="ce42" table:formula="of:=[.$D500]*[.K500]" office:value-type="float" office:value="36203" calcext:value-type="float">
            <text:p>36203</text:p>
          </table:table-cell>
          <table:table-cell table:style-name="ce45" table:formula="of:=[.L500]/[.$B500]" office:value-type="float" office:value="36203" calcext:value-type="float">
            <text:p>36203.0</text:p>
          </table:table-cell>
          <table:table-cell table:style-name="ce48" table:formula="of:=[.M500]/[.$B500]" office:value-type="float" office:value="36203" calcext:value-type="float">
            <text:p>36203.0</text:p>
          </table:table-cell>
          <table:table-cell table:style-name="ce50" table:formula="of:=[.N500]/[.$B500]" office:value-type="float" office:value="36203" calcext:value-type="float">
            <text:p>36203.0</text:p>
          </table:table-cell>
          <table:table-cell table:style-name="ce52" table:formula="of:=[.O500]/[.$B500]" office:value-type="float" office:value="18101.5" calcext:value-type="float">
            <text:p>18101.5</text:p>
          </table:table-cell>
          <table:table-cell table:style-name="ce55" table:formula="of:=([.L500]+[.M500]+[.N500]+[.O500])/[.$B500]" office:value-type="float" office:value="126710.5" calcext:value-type="float">
            <text:p>126710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486:.B501])" office:value-type="float" office:value="50" calcext:value-type="float">
            <text:p>50</text:p>
          </table:table-cell>
          <table:table-cell table:style-name="ce5" table:formula="of:=COM.MICROSOFT.FLOOR.MATH(200*2^([.A501]/2))" office:value-type="float" office:value="51200" calcext:value-type="float">
            <text:p>51200</text:p>
          </table:table-cell>
          <table:table-cell table:style-name="ce5" table:formula="of:=SUM([.$D$486:.D501])" office:value-type="float" office:value="171391" calcext:value-type="float">
            <text:p>171391</text:p>
          </table:table-cell>
          <table:table-cell table:style-name="ce5" table:formula="of:=MAX(30;[.A501]*5)" office:value-type="float" office:value="80" calcext:value-type="float">
            <text:p>80</text:p>
          </table:table-cell>
          <table:table-cell table:style-name="ce5" table:formula="of:=[.D501]*[.F501]" office:value-type="float" office:value="4096000" calcext:value-type="float">
            <text:p>4096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01]*[.H501]" office:value-type="float" office:value="102400" calcext:value-type="float">
            <text:p>102400</text:p>
          </table:table-cell>
          <table:table-cell table:style-name="ce34" table:formula="of:=[.$D501]*[.I501]" office:value-type="float" office:value="102400" calcext:value-type="float">
            <text:p>102400</text:p>
          </table:table-cell>
          <table:table-cell table:style-name="ce38" table:formula="of:=[.$D501]*[.J501]" office:value-type="float" office:value="102400" calcext:value-type="float">
            <text:p>102400</text:p>
          </table:table-cell>
          <table:table-cell table:style-name="ce42" table:formula="of:=[.$D501]*[.K501]" office:value-type="float" office:value="51200" calcext:value-type="float">
            <text:p>51200</text:p>
          </table:table-cell>
          <table:table-cell table:style-name="ce45" table:formula="of:=[.L501]/[.$B501]" office:value-type="float" office:value="51200" calcext:value-type="float">
            <text:p>51200.0</text:p>
          </table:table-cell>
          <table:table-cell table:style-name="ce48" table:formula="of:=[.M501]/[.$B501]" office:value-type="float" office:value="51200" calcext:value-type="float">
            <text:p>51200.0</text:p>
          </table:table-cell>
          <table:table-cell table:style-name="ce50" table:formula="of:=[.N501]/[.$B501]" office:value-type="float" office:value="51200" calcext:value-type="float">
            <text:p>51200.0</text:p>
          </table:table-cell>
          <table:table-cell table:style-name="ce52" table:formula="of:=[.O501]/[.$B501]" office:value-type="float" office:value="25600" calcext:value-type="float">
            <text:p>25600.0</text:p>
          </table:table-cell>
          <table:table-cell table:style-name="ce55" table:formula="of:=([.L501]+[.M501]+[.N501]+[.O501])/[.$B501]" office:value-type="float" office:value="179200" calcext:value-type="float">
            <text:p>1792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486:.B502])" office:value-type="float" office:value="52" calcext:value-type="float">
            <text:p>52</text:p>
          </table:table-cell>
          <table:table-cell table:style-name="ce5" table:formula="of:=COM.MICROSOFT.FLOOR.MATH(200*2^([.A502]/2))" office:value-type="float" office:value="72407" calcext:value-type="float">
            <text:p>72407</text:p>
          </table:table-cell>
          <table:table-cell table:style-name="ce5" table:formula="of:=SUM([.$D$486:.D502])" office:value-type="float" office:value="243798" calcext:value-type="float">
            <text:p>243798</text:p>
          </table:table-cell>
          <table:table-cell table:style-name="ce5" table:formula="of:=MAX(30;[.A502]*5)" office:value-type="float" office:value="85" calcext:value-type="float">
            <text:p>85</text:p>
          </table:table-cell>
          <table:table-cell table:style-name="ce5" table:formula="of:=[.D502]*[.F502]" office:value-type="float" office:value="6154595" calcext:value-type="float">
            <text:p>615459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02]*[.H502]" office:value-type="float" office:value="144814" calcext:value-type="float">
            <text:p>144814</text:p>
          </table:table-cell>
          <table:table-cell table:style-name="ce34" table:formula="of:=[.$D502]*[.I502]" office:value-type="float" office:value="144814" calcext:value-type="float">
            <text:p>144814</text:p>
          </table:table-cell>
          <table:table-cell table:style-name="ce38" table:formula="of:=[.$D502]*[.J502]" office:value-type="float" office:value="144814" calcext:value-type="float">
            <text:p>144814</text:p>
          </table:table-cell>
          <table:table-cell table:style-name="ce42" table:formula="of:=[.$D502]*[.K502]" office:value-type="float" office:value="72407" calcext:value-type="float">
            <text:p>72407</text:p>
          </table:table-cell>
          <table:table-cell table:style-name="ce45" table:formula="of:=[.L502]/[.$B502]" office:value-type="float" office:value="72407" calcext:value-type="float">
            <text:p>72407.0</text:p>
          </table:table-cell>
          <table:table-cell table:style-name="ce48" table:formula="of:=[.M502]/[.$B502]" office:value-type="float" office:value="72407" calcext:value-type="float">
            <text:p>72407.0</text:p>
          </table:table-cell>
          <table:table-cell table:style-name="ce50" table:formula="of:=[.N502]/[.$B502]" office:value-type="float" office:value="72407" calcext:value-type="float">
            <text:p>72407.0</text:p>
          </table:table-cell>
          <table:table-cell table:style-name="ce52" table:formula="of:=[.O502]/[.$B502]" office:value-type="float" office:value="36203.5" calcext:value-type="float">
            <text:p>36203.5</text:p>
          </table:table-cell>
          <table:table-cell table:style-name="ce55" table:formula="of:=([.L502]+[.M502]+[.N502]+[.O502])/[.$B502]" office:value-type="float" office:value="253424.5" calcext:value-type="float">
            <text:p>253424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486:.B503])" office:value-type="float" office:value="54" calcext:value-type="float">
            <text:p>54</text:p>
          </table:table-cell>
          <table:table-cell table:style-name="ce5" table:formula="of:=COM.MICROSOFT.FLOOR.MATH(200*2^([.A503]/2))" office:value-type="float" office:value="102400" calcext:value-type="float">
            <text:p>102400</text:p>
          </table:table-cell>
          <table:table-cell table:style-name="ce5" table:formula="of:=SUM([.$D$486:.D503])" office:value-type="float" office:value="346198" calcext:value-type="float">
            <text:p>346198</text:p>
          </table:table-cell>
          <table:table-cell table:style-name="ce5" table:formula="of:=MAX(30;[.A503]*5)" office:value-type="float" office:value="90" calcext:value-type="float">
            <text:p>90</text:p>
          </table:table-cell>
          <table:table-cell table:style-name="ce5" table:formula="of:=[.D503]*[.F503]" office:value-type="float" office:value="9216000" calcext:value-type="float">
            <text:p>9216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03]*[.H503]" office:value-type="float" office:value="204800" calcext:value-type="float">
            <text:p>204800</text:p>
          </table:table-cell>
          <table:table-cell table:style-name="ce34" table:formula="of:=[.$D503]*[.I503]" office:value-type="float" office:value="204800" calcext:value-type="float">
            <text:p>204800</text:p>
          </table:table-cell>
          <table:table-cell table:style-name="ce38" table:formula="of:=[.$D503]*[.J503]" office:value-type="float" office:value="204800" calcext:value-type="float">
            <text:p>204800</text:p>
          </table:table-cell>
          <table:table-cell table:style-name="ce42" table:formula="of:=[.$D503]*[.K503]" office:value-type="float" office:value="102400" calcext:value-type="float">
            <text:p>102400</text:p>
          </table:table-cell>
          <table:table-cell table:style-name="ce45" table:formula="of:=[.L503]/[.$B503]" office:value-type="float" office:value="102400" calcext:value-type="float">
            <text:p>102400.0</text:p>
          </table:table-cell>
          <table:table-cell table:style-name="ce48" table:formula="of:=[.M503]/[.$B503]" office:value-type="float" office:value="102400" calcext:value-type="float">
            <text:p>102400.0</text:p>
          </table:table-cell>
          <table:table-cell table:style-name="ce50" table:formula="of:=[.N503]/[.$B503]" office:value-type="float" office:value="102400" calcext:value-type="float">
            <text:p>102400.0</text:p>
          </table:table-cell>
          <table:table-cell table:style-name="ce52" table:formula="of:=[.O503]/[.$B503]" office:value-type="float" office:value="51200" calcext:value-type="float">
            <text:p>51200.0</text:p>
          </table:table-cell>
          <table:table-cell table:style-name="ce55" table:formula="of:=([.L503]+[.M503]+[.N503]+[.O503])/[.$B503]" office:value-type="float" office:value="358400" calcext:value-type="float">
            <text:p>3584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486:.B504])" office:value-type="float" office:value="56" calcext:value-type="float">
            <text:p>56</text:p>
          </table:table-cell>
          <table:table-cell table:style-name="ce5" table:formula="of:=COM.MICROSOFT.FLOOR.MATH(200*2^([.A504]/2))" office:value-type="float" office:value="144815" calcext:value-type="float">
            <text:p>144815</text:p>
          </table:table-cell>
          <table:table-cell table:style-name="ce5" table:formula="of:=SUM([.$D$486:.D504])" office:value-type="float" office:value="491013" calcext:value-type="float">
            <text:p>491013</text:p>
          </table:table-cell>
          <table:table-cell table:style-name="ce5" table:formula="of:=MAX(30;[.A504]*5)" office:value-type="float" office:value="95" calcext:value-type="float">
            <text:p>95</text:p>
          </table:table-cell>
          <table:table-cell table:style-name="ce5" table:formula="of:=[.D504]*[.F504]" office:value-type="float" office:value="13757425" calcext:value-type="float">
            <text:p>1375742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04]*[.H504]" office:value-type="float" office:value="289630" calcext:value-type="float">
            <text:p>289630</text:p>
          </table:table-cell>
          <table:table-cell table:style-name="ce34" table:formula="of:=[.$D504]*[.I504]" office:value-type="float" office:value="289630" calcext:value-type="float">
            <text:p>289630</text:p>
          </table:table-cell>
          <table:table-cell table:style-name="ce38" table:formula="of:=[.$D504]*[.J504]" office:value-type="float" office:value="289630" calcext:value-type="float">
            <text:p>289630</text:p>
          </table:table-cell>
          <table:table-cell table:style-name="ce42" table:formula="of:=[.$D504]*[.K504]" office:value-type="float" office:value="144815" calcext:value-type="float">
            <text:p>144815</text:p>
          </table:table-cell>
          <table:table-cell table:style-name="ce45" table:formula="of:=[.L504]/[.$B504]" office:value-type="float" office:value="144815" calcext:value-type="float">
            <text:p>144815.0</text:p>
          </table:table-cell>
          <table:table-cell table:style-name="ce48" table:formula="of:=[.M504]/[.$B504]" office:value-type="float" office:value="144815" calcext:value-type="float">
            <text:p>144815.0</text:p>
          </table:table-cell>
          <table:table-cell table:style-name="ce50" table:formula="of:=[.N504]/[.$B504]" office:value-type="float" office:value="144815" calcext:value-type="float">
            <text:p>144815.0</text:p>
          </table:table-cell>
          <table:table-cell table:style-name="ce52" table:formula="of:=[.O504]/[.$B504]" office:value-type="float" office:value="72407.5" calcext:value-type="float">
            <text:p>72407.5</text:p>
          </table:table-cell>
          <table:table-cell table:style-name="ce55" table:formula="of:=([.L504]+[.M504]+[.N504]+[.O504])/[.$B504]" office:value-type="float" office:value="506852.5" calcext:value-type="float">
            <text:p>50685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486:.B505])" office:value-type="float" office:value="58" calcext:value-type="float">
            <text:p>58</text:p>
          </table:table-cell>
          <table:table-cell table:style-name="ce5" table:formula="of:=COM.MICROSOFT.FLOOR.MATH(200*2^([.A505]/2))" office:value-type="float" office:value="204800" calcext:value-type="float">
            <text:p>204800</text:p>
          </table:table-cell>
          <table:table-cell table:style-name="ce5" table:formula="of:=SUM([.$D$486:.D505])" office:value-type="float" office:value="695813" calcext:value-type="float">
            <text:p>695813</text:p>
          </table:table-cell>
          <table:table-cell table:style-name="ce5" table:formula="of:=MAX(30;[.A505]*5)" office:value-type="float" office:value="100" calcext:value-type="float">
            <text:p>100</text:p>
          </table:table-cell>
          <table:table-cell table:style-name="ce5" table:formula="of:=[.D505]*[.F505]" office:value-type="float" office:value="20480000" calcext:value-type="float">
            <text:p>20480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05]*[.H505]" office:value-type="float" office:value="409600" calcext:value-type="float">
            <text:p>409600</text:p>
          </table:table-cell>
          <table:table-cell table:style-name="ce34" table:formula="of:=[.$D505]*[.I505]" office:value-type="float" office:value="409600" calcext:value-type="float">
            <text:p>409600</text:p>
          </table:table-cell>
          <table:table-cell table:style-name="ce38" table:formula="of:=[.$D505]*[.J505]" office:value-type="float" office:value="409600" calcext:value-type="float">
            <text:p>409600</text:p>
          </table:table-cell>
          <table:table-cell table:style-name="ce42" table:formula="of:=[.$D505]*[.K505]" office:value-type="float" office:value="204800" calcext:value-type="float">
            <text:p>204800</text:p>
          </table:table-cell>
          <table:table-cell table:style-name="ce45" table:formula="of:=[.L505]/[.$B505]" office:value-type="float" office:value="204800" calcext:value-type="float">
            <text:p>204800.0</text:p>
          </table:table-cell>
          <table:table-cell table:style-name="ce48" table:formula="of:=[.M505]/[.$B505]" office:value-type="float" office:value="204800" calcext:value-type="float">
            <text:p>204800.0</text:p>
          </table:table-cell>
          <table:table-cell table:style-name="ce50" table:formula="of:=[.N505]/[.$B505]" office:value-type="float" office:value="204800" calcext:value-type="float">
            <text:p>204800.0</text:p>
          </table:table-cell>
          <table:table-cell table:style-name="ce52" table:formula="of:=[.O505]/[.$B505]" office:value-type="float" office:value="102400" calcext:value-type="float">
            <text:p>102400.0</text:p>
          </table:table-cell>
          <table:table-cell table:style-name="ce55" table:formula="of:=([.L505]+[.M505]+[.N505]+[.O505])/[.$B505]" office:value-type="float" office:value="716800" calcext:value-type="float">
            <text:p>7168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486:.B506])" office:value-type="float" office:value="60" calcext:value-type="float">
            <text:p>60</text:p>
          </table:table-cell>
          <table:table-cell table:style-name="ce5" table:formula="of:=COM.MICROSOFT.FLOOR.MATH(200*2^([.A506]/2))" office:value-type="float" office:value="289630" calcext:value-type="float">
            <text:p>289630</text:p>
          </table:table-cell>
          <table:table-cell table:style-name="ce5" table:formula="of:=SUM([.$D$486:.D506])" office:value-type="float" office:value="985443" calcext:value-type="float">
            <text:p>985443</text:p>
          </table:table-cell>
          <table:table-cell table:style-name="ce5" table:formula="of:=MAX(30;[.A506]*5)" office:value-type="float" office:value="105" calcext:value-type="float">
            <text:p>105</text:p>
          </table:table-cell>
          <table:table-cell table:style-name="ce5" table:formula="of:=[.D506]*[.F506]" office:value-type="float" office:value="30411150" calcext:value-type="float">
            <text:p>3041115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06]*[.H506]" office:value-type="float" office:value="579260" calcext:value-type="float">
            <text:p>579260</text:p>
          </table:table-cell>
          <table:table-cell table:style-name="ce34" table:formula="of:=[.$D506]*[.I506]" office:value-type="float" office:value="579260" calcext:value-type="float">
            <text:p>579260</text:p>
          </table:table-cell>
          <table:table-cell table:style-name="ce38" table:formula="of:=[.$D506]*[.J506]" office:value-type="float" office:value="579260" calcext:value-type="float">
            <text:p>579260</text:p>
          </table:table-cell>
          <table:table-cell table:style-name="ce42" table:formula="of:=[.$D506]*[.K506]" office:value-type="float" office:value="289630" calcext:value-type="float">
            <text:p>289630</text:p>
          </table:table-cell>
          <table:table-cell table:style-name="ce45" table:formula="of:=[.L506]/[.$B506]" office:value-type="float" office:value="289630" calcext:value-type="float">
            <text:p>289630.0</text:p>
          </table:table-cell>
          <table:table-cell table:style-name="ce48" table:formula="of:=[.M506]/[.$B506]" office:value-type="float" office:value="289630" calcext:value-type="float">
            <text:p>289630.0</text:p>
          </table:table-cell>
          <table:table-cell table:style-name="ce50" table:formula="of:=[.N506]/[.$B506]" office:value-type="float" office:value="289630" calcext:value-type="float">
            <text:p>289630.0</text:p>
          </table:table-cell>
          <table:table-cell table:style-name="ce52" table:formula="of:=[.O506]/[.$B506]" office:value-type="float" office:value="144815" calcext:value-type="float">
            <text:p>144815.0</text:p>
          </table:table-cell>
          <table:table-cell table:style-name="ce55" table:formula="of:=([.L506]+[.M506]+[.N506]+[.O506])/[.$B506]" office:value-type="float" office:value="1013705" calcext:value-type="float">
            <text:p>101370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486:.B507])" office:value-type="float" office:value="62" calcext:value-type="float">
            <text:p>62</text:p>
          </table:table-cell>
          <table:table-cell table:style-name="ce5" table:formula="of:=COM.MICROSOFT.FLOOR.MATH(200*2^([.A507]/2))" office:value-type="float" office:value="409600" calcext:value-type="float">
            <text:p>409600</text:p>
          </table:table-cell>
          <table:table-cell table:style-name="ce5" table:formula="of:=SUM([.$D$486:.D507])" office:value-type="float" office:value="1395043" calcext:value-type="float">
            <text:p>1395043</text:p>
          </table:table-cell>
          <table:table-cell table:style-name="ce5" table:formula="of:=MAX(30;[.A507]*5)" office:value-type="float" office:value="110" calcext:value-type="float">
            <text:p>110</text:p>
          </table:table-cell>
          <table:table-cell table:style-name="ce5" table:formula="of:=[.D507]*[.F507]" office:value-type="float" office:value="45056000" calcext:value-type="float">
            <text:p>45056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07]*[.H507]" office:value-type="float" office:value="819200" calcext:value-type="float">
            <text:p>819200</text:p>
          </table:table-cell>
          <table:table-cell table:style-name="ce34" table:formula="of:=[.$D507]*[.I507]" office:value-type="float" office:value="819200" calcext:value-type="float">
            <text:p>819200</text:p>
          </table:table-cell>
          <table:table-cell table:style-name="ce38" table:formula="of:=[.$D507]*[.J507]" office:value-type="float" office:value="819200" calcext:value-type="float">
            <text:p>819200</text:p>
          </table:table-cell>
          <table:table-cell table:style-name="ce42" table:formula="of:=[.$D507]*[.K507]" office:value-type="float" office:value="409600" calcext:value-type="float">
            <text:p>409600</text:p>
          </table:table-cell>
          <table:table-cell table:style-name="ce45" table:formula="of:=[.L507]/[.$B507]" office:value-type="float" office:value="409600" calcext:value-type="float">
            <text:p>409600.0</text:p>
          </table:table-cell>
          <table:table-cell table:style-name="ce48" table:formula="of:=[.M507]/[.$B507]" office:value-type="float" office:value="409600" calcext:value-type="float">
            <text:p>409600.0</text:p>
          </table:table-cell>
          <table:table-cell table:style-name="ce50" table:formula="of:=[.N507]/[.$B507]" office:value-type="float" office:value="409600" calcext:value-type="float">
            <text:p>409600.0</text:p>
          </table:table-cell>
          <table:table-cell table:style-name="ce52" table:formula="of:=[.O507]/[.$B507]" office:value-type="float" office:value="204800" calcext:value-type="float">
            <text:p>204800.0</text:p>
          </table:table-cell>
          <table:table-cell table:style-name="ce55" table:formula="of:=([.L507]+[.M507]+[.N507]+[.O507])/[.$B507]" office:value-type="float" office:value="1433600" calcext:value-type="float">
            <text:p>14336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486:.B508])" office:value-type="float" office:value="64" calcext:value-type="float">
            <text:p>64</text:p>
          </table:table-cell>
          <table:table-cell table:style-name="ce5" table:formula="of:=COM.MICROSOFT.FLOOR.MATH(200*2^([.A508]/2))" office:value-type="float" office:value="579261" calcext:value-type="float">
            <text:p>579261</text:p>
          </table:table-cell>
          <table:table-cell table:style-name="ce5" table:formula="of:=SUM([.$D$486:.D508])" office:value-type="float" office:value="1974304" calcext:value-type="float">
            <text:p>1974304</text:p>
          </table:table-cell>
          <table:table-cell table:style-name="ce5" table:formula="of:=MAX(30;[.A508]*5)" office:value-type="float" office:value="115" calcext:value-type="float">
            <text:p>115</text:p>
          </table:table-cell>
          <table:table-cell table:style-name="ce5" table:formula="of:=[.D508]*[.F508]" office:value-type="float" office:value="66615015" calcext:value-type="float">
            <text:p>6661501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08]*[.H508]" office:value-type="float" office:value="1158522" calcext:value-type="float">
            <text:p>1158522</text:p>
          </table:table-cell>
          <table:table-cell table:style-name="ce34" table:formula="of:=[.$D508]*[.I508]" office:value-type="float" office:value="1158522" calcext:value-type="float">
            <text:p>1158522</text:p>
          </table:table-cell>
          <table:table-cell table:style-name="ce38" table:formula="of:=[.$D508]*[.J508]" office:value-type="float" office:value="1158522" calcext:value-type="float">
            <text:p>1158522</text:p>
          </table:table-cell>
          <table:table-cell table:style-name="ce42" table:formula="of:=[.$D508]*[.K508]" office:value-type="float" office:value="579261" calcext:value-type="float">
            <text:p>579261</text:p>
          </table:table-cell>
          <table:table-cell table:style-name="ce45" table:formula="of:=[.L508]/[.$B508]" office:value-type="float" office:value="579261" calcext:value-type="float">
            <text:p>579261.0</text:p>
          </table:table-cell>
          <table:table-cell table:style-name="ce48" table:formula="of:=[.M508]/[.$B508]" office:value-type="float" office:value="579261" calcext:value-type="float">
            <text:p>579261.0</text:p>
          </table:table-cell>
          <table:table-cell table:style-name="ce50" table:formula="of:=[.N508]/[.$B508]" office:value-type="float" office:value="579261" calcext:value-type="float">
            <text:p>579261.0</text:p>
          </table:table-cell>
          <table:table-cell table:style-name="ce52" table:formula="of:=[.O508]/[.$B508]" office:value-type="float" office:value="289630.5" calcext:value-type="float">
            <text:p>289630.5</text:p>
          </table:table-cell>
          <table:table-cell table:style-name="ce55" table:formula="of:=([.L508]+[.M508]+[.N508]+[.O508])/[.$B508]" office:value-type="float" office:value="2027413.5" calcext:value-type="float">
            <text:p>2027413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486:.B509])" office:value-type="float" office:value="66" calcext:value-type="float">
            <text:p>66</text:p>
          </table:table-cell>
          <table:table-cell table:style-name="ce5" table:formula="of:=COM.MICROSOFT.FLOOR.MATH(200*2^([.A509]/2))" office:value-type="float" office:value="819200" calcext:value-type="float">
            <text:p>819200</text:p>
          </table:table-cell>
          <table:table-cell table:style-name="ce5" table:formula="of:=SUM([.$D$486:.D509])" office:value-type="float" office:value="2793504" calcext:value-type="float">
            <text:p>2793504</text:p>
          </table:table-cell>
          <table:table-cell table:style-name="ce5" table:formula="of:=MAX(30;[.A509]*5)" office:value-type="float" office:value="120" calcext:value-type="float">
            <text:p>120</text:p>
          </table:table-cell>
          <table:table-cell table:style-name="ce5" table:formula="of:=[.D509]*[.F509]" office:value-type="float" office:value="98304000" calcext:value-type="float">
            <text:p>98304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09]*[.H509]" office:value-type="float" office:value="1638400" calcext:value-type="float">
            <text:p>1638400</text:p>
          </table:table-cell>
          <table:table-cell table:style-name="ce34" table:formula="of:=[.$D509]*[.I509]" office:value-type="float" office:value="1638400" calcext:value-type="float">
            <text:p>1638400</text:p>
          </table:table-cell>
          <table:table-cell table:style-name="ce38" table:formula="of:=[.$D509]*[.J509]" office:value-type="float" office:value="1638400" calcext:value-type="float">
            <text:p>1638400</text:p>
          </table:table-cell>
          <table:table-cell table:style-name="ce42" table:formula="of:=[.$D509]*[.K509]" office:value-type="float" office:value="819200" calcext:value-type="float">
            <text:p>819200</text:p>
          </table:table-cell>
          <table:table-cell table:style-name="ce45" table:formula="of:=[.L509]/[.$B509]" office:value-type="float" office:value="819200" calcext:value-type="float">
            <text:p>819200.0</text:p>
          </table:table-cell>
          <table:table-cell table:style-name="ce48" table:formula="of:=[.M509]/[.$B509]" office:value-type="float" office:value="819200" calcext:value-type="float">
            <text:p>819200.0</text:p>
          </table:table-cell>
          <table:table-cell table:style-name="ce50" table:formula="of:=[.N509]/[.$B509]" office:value-type="float" office:value="819200" calcext:value-type="float">
            <text:p>819200.0</text:p>
          </table:table-cell>
          <table:table-cell table:style-name="ce52" table:formula="of:=[.O509]/[.$B509]" office:value-type="float" office:value="409600" calcext:value-type="float">
            <text:p>409600.0</text:p>
          </table:table-cell>
          <table:table-cell table:style-name="ce55" table:formula="of:=([.L509]+[.M509]+[.N509]+[.O509])/[.$B509]" office:value-type="float" office:value="2867200" calcext:value-type="float">
            <text:p>28672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486:.B510])" office:value-type="float" office:value="68" calcext:value-type="float">
            <text:p>68</text:p>
          </table:table-cell>
          <table:table-cell table:style-name="ce5" table:formula="of:=COM.MICROSOFT.FLOOR.MATH(200*2^([.A510]/2))" office:value-type="float" office:value="1158523" calcext:value-type="float">
            <text:p>1158523</text:p>
          </table:table-cell>
          <table:table-cell table:style-name="ce5" table:formula="of:=SUM([.$D$486:.D510])" office:value-type="float" office:value="3952027" calcext:value-type="float">
            <text:p>3952027</text:p>
          </table:table-cell>
          <table:table-cell table:style-name="ce5" table:formula="of:=MAX(30;[.A510]*5)" office:value-type="float" office:value="125" calcext:value-type="float">
            <text:p>125</text:p>
          </table:table-cell>
          <table:table-cell table:style-name="ce5" table:formula="of:=[.D510]*[.F510]" office:value-type="float" office:value="144815375" calcext:value-type="float">
            <text:p>144815375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30" table:formula="of:=[.$D510]*[.H510]" office:value-type="float" office:value="2317046" calcext:value-type="float">
            <text:p>2317046</text:p>
          </table:table-cell>
          <table:table-cell table:style-name="ce34" table:formula="of:=[.$D510]*[.I510]" office:value-type="float" office:value="2317046" calcext:value-type="float">
            <text:p>2317046</text:p>
          </table:table-cell>
          <table:table-cell table:style-name="ce38" table:formula="of:=[.$D510]*[.J510]" office:value-type="float" office:value="2317046" calcext:value-type="float">
            <text:p>2317046</text:p>
          </table:table-cell>
          <table:table-cell table:style-name="ce42" table:formula="of:=[.$D510]*[.K510]" office:value-type="float" office:value="2317046" calcext:value-type="float">
            <text:p>2317046</text:p>
          </table:table-cell>
          <table:table-cell table:style-name="ce45" table:formula="of:=[.L510]/[.$B510]" office:value-type="float" office:value="1158523" calcext:value-type="float">
            <text:p>1158523.0</text:p>
          </table:table-cell>
          <table:table-cell table:style-name="ce48" table:formula="of:=[.M510]/[.$B510]" office:value-type="float" office:value="1158523" calcext:value-type="float">
            <text:p>1158523.0</text:p>
          </table:table-cell>
          <table:table-cell table:style-name="ce50" table:formula="of:=[.N510]/[.$B510]" office:value-type="float" office:value="1158523" calcext:value-type="float">
            <text:p>1158523.0</text:p>
          </table:table-cell>
          <table:table-cell table:style-name="ce52" table:formula="of:=[.O510]/[.$B510]" office:value-type="float" office:value="1158523" calcext:value-type="float">
            <text:p>1158523.0</text:p>
          </table:table-cell>
          <table:table-cell table:style-name="ce55" table:formula="of:=([.L510]+[.M510]+[.N510]+[.O510])/[.$B510]" office:value-type="float" office:value="4634092" calcext:value-type="float">
            <text:p>4634092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486:.B511])" office:value-type="float" office:value="70" calcext:value-type="float">
            <text:p>70</text:p>
          </table:table-cell>
          <table:table-cell table:style-name="ce5" table:formula="of:=COM.MICROSOFT.FLOOR.MATH(200*2^([.A511]/2))" office:value-type="float" office:value="1638400" calcext:value-type="float">
            <text:p>1638400</text:p>
          </table:table-cell>
          <table:table-cell table:style-name="ce5" table:formula="of:=SUM([.$D$486:.D511])" office:value-type="float" office:value="5590427" calcext:value-type="float">
            <text:p>5590427</text:p>
          </table:table-cell>
          <table:table-cell table:style-name="ce5" table:formula="of:=MAX(30;[.A511]*5)" office:value-type="float" office:value="130" calcext:value-type="float">
            <text:p>130</text:p>
          </table:table-cell>
          <table:table-cell table:style-name="ce5" table:formula="of:=[.D511]*[.F511]" office:value-type="float" office:value="212992000" calcext:value-type="float">
            <text:p>212992000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30" table:formula="of:=[.$D511]*[.H511]" office:value-type="float" office:value="3276800" calcext:value-type="float">
            <text:p>3276800</text:p>
          </table:table-cell>
          <table:table-cell table:style-name="ce34" table:formula="of:=[.$D511]*[.I511]" office:value-type="float" office:value="3276800" calcext:value-type="float">
            <text:p>3276800</text:p>
          </table:table-cell>
          <table:table-cell table:style-name="ce38" table:formula="of:=[.$D511]*[.J511]" office:value-type="float" office:value="3276800" calcext:value-type="float">
            <text:p>3276800</text:p>
          </table:table-cell>
          <table:table-cell table:style-name="ce42" table:formula="of:=[.$D511]*[.K511]" office:value-type="float" office:value="3276800" calcext:value-type="float">
            <text:p>3276800</text:p>
          </table:table-cell>
          <table:table-cell table:style-name="ce45" table:formula="of:=[.L511]/[.$B511]" office:value-type="float" office:value="1638400" calcext:value-type="float">
            <text:p>1638400.0</text:p>
          </table:table-cell>
          <table:table-cell table:style-name="ce48" table:formula="of:=[.M511]/[.$B511]" office:value-type="float" office:value="1638400" calcext:value-type="float">
            <text:p>1638400.0</text:p>
          </table:table-cell>
          <table:table-cell table:style-name="ce50" table:formula="of:=[.N511]/[.$B511]" office:value-type="float" office:value="1638400" calcext:value-type="float">
            <text:p>1638400.0</text:p>
          </table:table-cell>
          <table:table-cell table:style-name="ce52" table:formula="of:=[.O511]/[.$B511]" office:value-type="float" office:value="1638400" calcext:value-type="float">
            <text:p>1638400.0</text:p>
          </table:table-cell>
          <table:table-cell table:style-name="ce55" table:formula="of:=([.L511]+[.M511]+[.N511]+[.O511])/[.$B511]" office:value-type="float" office:value="6553600" calcext:value-type="float">
            <text:p>6553600.0</text:p>
          </table:table-cell>
          <table:table-cell table:style-name="ce1" table:number-columns-repeated="1004"/>
        </table:table-row>
        <table:table-row table:style-name="ro1" table:number-rows-repeated="2">
          <table:table-cell table:style-name="ce7"/>
          <table:table-cell table:style-name="ce17" table:number-columns-repeated="2"/>
          <table:table-cell table:style-name="ce7" table:number-columns-repeated="12"/>
          <table:table-cell table:style-name="ce47" table:number-columns-repeated="4"/>
          <table:table-cell table:style-name="ce57"/>
          <table:table-cell table:style-name="ce61" table:number-columns-repeated="1004"/>
        </table:table-row>
        <table:table-row table:style-name="ro1">
          <table:table-cell table:style-name="ce6" office:value-type="string" calcext:value-type="string">
            <text:p>Logistic-Trash</text:p>
          </table:table-cell>
          <table:table-cell table:style-name="ce15" office:value-type="string" calcext:value-type="string">
            <text:p>Modifier</text:p>
          </table:table-cell>
          <table:table-cell table:style-name="ce10" office:value-type="string" calcext:value-type="string">
            <text:p>CumMod</text:p>
          </table:table-cell>
          <table:table-cell table:style-name="ce10" office:value-type="string" calcext:value-type="string">
            <text:p>Cycles</text:p>
          </table:table-cell>
          <table:table-cell table:style-name="ce10" office:value-type="string" calcext:value-type="string">
            <text:p>CumCyc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ime x Cycles</text:p>
          </table:table-cell>
          <table:table-cell table:style-name="ce10" office:value-type="string" calcext:value-type="string">
            <text:p>SP R/Cycle</text:p>
          </table:table-cell>
          <table:table-cell table:style-name="ce10" office:value-type="string" calcext:value-type="string">
            <text:p>SP G/Cycle</text:p>
          </table:table-cell>
          <table:table-cell table:style-name="ce10" office:value-type="string" calcext:value-type="string">
            <text:p>SP B/Cycle</text:p>
          </table:table-cell>
          <table:table-cell table:style-name="ce10" office:value-type="string" calcext:value-type="string">
            <text:p>SP A/Cycle</text:p>
          </table:table-cell>
          <table:table-cell table:style-name="ce29" office:value-type="string" calcext:value-type="string">
            <text:p>SP R total</text:p>
          </table:table-cell>
          <table:table-cell table:style-name="ce33" office:value-type="string" calcext:value-type="string">
            <text:p>SP G total</text:p>
          </table:table-cell>
          <table:table-cell table:style-name="ce37" office:value-type="string" calcext:value-type="string">
            <text:p>SP B total</text:p>
          </table:table-cell>
          <table:table-cell table:style-name="ce41" office:value-type="string" calcext:value-type="string">
            <text:p>SP A total</text:p>
          </table:table-cell>
          <table:table-cell table:style-name="ce29" office:value-type="string" calcext:value-type="string">
            <text:p>SP R/Mod.</text:p>
          </table:table-cell>
          <table:table-cell table:style-name="ce33" office:value-type="string" calcext:value-type="string">
            <text:p>SP G/Mod.</text:p>
          </table:table-cell>
          <table:table-cell table:style-name="ce37" office:value-type="string" calcext:value-type="string">
            <text:p>SP B/Mod.</text:p>
          </table:table-cell>
          <table:table-cell table:style-name="ce41" office:value-type="string" calcext:value-type="string">
            <text:p>SP A/Mod.</text:p>
          </table:table-cell>
          <table:table-cell table:style-name="ce10" office:value-type="string" calcext:value-type="string">
            <text:p>SP total/Mod.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23" table:formula="of:=SUM([.$B$515:.B515])" office:value-type="float" office:value="5" calcext:value-type="float">
            <text:p>5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SUM([.$D$515:.D515])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515]*[.F515]" office:value-type="float" office:value="3000" calcext:value-type="float">
            <text:p>300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0" table:formula="of:=[.$D515]*[.H515]" office:value-type="float" office:value="100" calcext:value-type="float">
            <text:p>100</text:p>
          </table:table-cell>
          <table:table-cell table:style-name="ce34" table:formula="of:=[.$D515]*[.I515]" office:value-type="float" office:value="100" calcext:value-type="float">
            <text:p>100</text:p>
          </table:table-cell>
          <table:table-cell table:style-name="ce38" table:formula="of:=[.$D515]*[.J515]" office:value-type="float" office:value="0" calcext:value-type="float">
            <text:p>0</text:p>
          </table:table-cell>
          <table:table-cell table:style-name="ce42" table:formula="of:=[.$D515]*[.K515]" office:value-type="float" office:value="0" calcext:value-type="float">
            <text:p>0</text:p>
          </table:table-cell>
          <table:table-cell table:style-name="ce45" table:formula="of:=[.L515]/[.$B515]" office:value-type="float" office:value="20" calcext:value-type="float">
            <text:p>20.0</text:p>
          </table:table-cell>
          <table:table-cell table:style-name="ce48" table:formula="of:=[.M515]/[.$B515]" office:value-type="float" office:value="20" calcext:value-type="float">
            <text:p>20.0</text:p>
          </table:table-cell>
          <table:table-cell table:style-name="ce50" table:formula="of:=[.N515]/[.$B515]" office:value-type="float" office:value="0" calcext:value-type="float">
            <text:p>0.0</text:p>
          </table:table-cell>
          <table:table-cell table:style-name="ce52" table:formula="of:=[.O515]/[.$B515]" office:value-type="float" office:value="0" calcext:value-type="float">
            <text:p>0.0</text:p>
          </table:table-cell>
          <table:table-cell table:style-name="ce55" table:formula="of:=([.L515]+[.M515]+[.N515]+[.O515])/[.$B515]" office:value-type="float" office:value="40" calcext:value-type="float">
            <text:p>40.0</text:p>
          </table:table-cell>
          <table:table-cell table:style-name="ce1" table:number-columns-repeated="100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23" table:formula="of:=SUM([.$B$515:.B516])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SUM([.$D$515:.D516])" office:value-type="float" office:value="200" calcext:value-type="float">
            <text:p>20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D516]*[.F516]" office:value-type="float" office:value="3000" calcext:value-type="float">
            <text:p>300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0" table:formula="of:=[.$D516]*[.H516]" office:value-type="float" office:value="100" calcext:value-type="float">
            <text:p>100</text:p>
          </table:table-cell>
          <table:table-cell table:style-name="ce34" table:formula="of:=[.$D516]*[.I516]" office:value-type="float" office:value="100" calcext:value-type="float">
            <text:p>100</text:p>
          </table:table-cell>
          <table:table-cell table:style-name="ce38" table:formula="of:=[.$D516]*[.J516]" office:value-type="float" office:value="100" calcext:value-type="float">
            <text:p>100</text:p>
          </table:table-cell>
          <table:table-cell table:style-name="ce42" table:formula="of:=[.$D516]*[.K516]" office:value-type="float" office:value="0" calcext:value-type="float">
            <text:p>0</text:p>
          </table:table-cell>
          <table:table-cell table:style-name="ce45" table:formula="of:=[.L516]/[.$B516]" office:value-type="float" office:value="20" calcext:value-type="float">
            <text:p>20.0</text:p>
          </table:table-cell>
          <table:table-cell table:style-name="ce48" table:formula="of:=[.M516]/[.$B516]" office:value-type="float" office:value="20" calcext:value-type="float">
            <text:p>20.0</text:p>
          </table:table-cell>
          <table:table-cell table:style-name="ce50" table:formula="of:=[.N516]/[.$B516]" office:value-type="float" office:value="20" calcext:value-type="float">
            <text:p>20.0</text:p>
          </table:table-cell>
          <table:table-cell table:style-name="ce52" table:formula="of:=[.O516]/[.$B516]" office:value-type="float" office:value="0" calcext:value-type="float">
            <text:p>0.0</text:p>
          </table:table-cell>
          <table:table-cell table:style-name="ce55" table:formula="of:=([.L516]+[.M516]+[.N516]+[.O516])/[.$B516]" office:value-type="float" office:value="60" calcext:value-type="float">
            <text:p>6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515:.B517])" office:value-type="float" office:value="12" calcext:value-type="float">
            <text:p>12</text:p>
          </table:table-cell>
          <table:table-cell table:style-name="ce5" table:formula="of:=COM.MICROSOFT.FLOOR.MATH(200*2^([.A517]/2))" office:value-type="float" office:value="565" calcext:value-type="float">
            <text:p>565</text:p>
          </table:table-cell>
          <table:table-cell table:style-name="ce5" table:formula="of:=SUM([.$D$515:.D517])" office:value-type="float" office:value="765" calcext:value-type="float">
            <text:p>765</text:p>
          </table:table-cell>
          <table:table-cell table:style-name="ce5" table:formula="of:=MAX(30;[.A517]*5)" office:value-type="float" office:value="30" calcext:value-type="float">
            <text:p>30</text:p>
          </table:table-cell>
          <table:table-cell table:style-name="ce5" table:formula="of:=[.D517]*[.F517]" office:value-type="float" office:value="16950" calcext:value-type="float">
            <text:p>1695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30" table:formula="of:=[.$D517]*[.H517]" office:value-type="float" office:value="565" calcext:value-type="float">
            <text:p>565</text:p>
          </table:table-cell>
          <table:table-cell table:style-name="ce34" table:formula="of:=[.$D517]*[.I517]" office:value-type="float" office:value="565" calcext:value-type="float">
            <text:p>565</text:p>
          </table:table-cell>
          <table:table-cell table:style-name="ce38" table:formula="of:=[.$D517]*[.J517]" office:value-type="float" office:value="565" calcext:value-type="float">
            <text:p>565</text:p>
          </table:table-cell>
          <table:table-cell table:style-name="ce42" table:formula="of:=[.$D517]*[.K517]" office:value-type="float" office:value="565" calcext:value-type="float">
            <text:p>565</text:p>
          </table:table-cell>
          <table:table-cell table:style-name="ce45" table:formula="of:=[.L517]/[.$B517]" office:value-type="float" office:value="282.5" calcext:value-type="float">
            <text:p>282.5</text:p>
          </table:table-cell>
          <table:table-cell table:style-name="ce48" table:formula="of:=[.M517]/[.$B517]" office:value-type="float" office:value="282.5" calcext:value-type="float">
            <text:p>282.5</text:p>
          </table:table-cell>
          <table:table-cell table:style-name="ce50" table:formula="of:=[.N517]/[.$B517]" office:value-type="float" office:value="282.5" calcext:value-type="float">
            <text:p>282.5</text:p>
          </table:table-cell>
          <table:table-cell table:style-name="ce52" table:formula="of:=[.O517]/[.$B517]" office:value-type="float" office:value="282.5" calcext:value-type="float">
            <text:p>282.5</text:p>
          </table:table-cell>
          <table:table-cell table:style-name="ce55" table:formula="of:=([.L517]+[.M517]+[.N517]+[.O517])/[.$B517]" office:value-type="float" office:value="1130" calcext:value-type="float">
            <text:p>113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515:.B518])" office:value-type="float" office:value="14" calcext:value-type="float">
            <text:p>14</text:p>
          </table:table-cell>
          <table:table-cell table:style-name="ce5" table:formula="of:=COM.MICROSOFT.FLOOR.MATH(200*2^([.A518]/2))" office:value-type="float" office:value="800" calcext:value-type="float">
            <text:p>800</text:p>
          </table:table-cell>
          <table:table-cell table:style-name="ce5" table:formula="of:=SUM([.$D$515:.D518])" office:value-type="float" office:value="1565" calcext:value-type="float">
            <text:p>1565</text:p>
          </table:table-cell>
          <table:table-cell table:style-name="ce5" table:formula="of:=MAX(30;[.A518]*5)" office:value-type="float" office:value="30" calcext:value-type="float">
            <text:p>30</text:p>
          </table:table-cell>
          <table:table-cell table:style-name="ce5" table:formula="of:=[.D518]*[.F518]" office:value-type="float" office:value="24000" calcext:value-type="float">
            <text:p>2400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0" table:formula="of:=[.$D518]*[.H518]" office:value-type="float" office:value="1600" calcext:value-type="float">
            <text:p>1600</text:p>
          </table:table-cell>
          <table:table-cell table:style-name="ce34" table:formula="of:=[.$D518]*[.I518]" office:value-type="float" office:value="800" calcext:value-type="float">
            <text:p>800</text:p>
          </table:table-cell>
          <table:table-cell table:style-name="ce38" table:formula="of:=[.$D518]*[.J518]" office:value-type="float" office:value="800" calcext:value-type="float">
            <text:p>800</text:p>
          </table:table-cell>
          <table:table-cell table:style-name="ce42" table:formula="of:=[.$D518]*[.K518]" office:value-type="float" office:value="800" calcext:value-type="float">
            <text:p>800</text:p>
          </table:table-cell>
          <table:table-cell table:style-name="ce45" table:formula="of:=[.L518]/[.$B518]" office:value-type="float" office:value="800" calcext:value-type="float">
            <text:p>800.0</text:p>
          </table:table-cell>
          <table:table-cell table:style-name="ce48" table:formula="of:=[.M518]/[.$B518]" office:value-type="float" office:value="400" calcext:value-type="float">
            <text:p>400.0</text:p>
          </table:table-cell>
          <table:table-cell table:style-name="ce50" table:formula="of:=[.N518]/[.$B518]" office:value-type="float" office:value="400" calcext:value-type="float">
            <text:p>400.0</text:p>
          </table:table-cell>
          <table:table-cell table:style-name="ce52" table:formula="of:=[.O518]/[.$B518]" office:value-type="float" office:value="400" calcext:value-type="float">
            <text:p>400.0</text:p>
          </table:table-cell>
          <table:table-cell table:style-name="ce55" table:formula="of:=([.L518]+[.M518]+[.N518]+[.O518])/[.$B518]" office:value-type="float" office:value="2000" calcext:value-type="float">
            <text:p>20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515:.B519])" office:value-type="float" office:value="16" calcext:value-type="float">
            <text:p>16</text:p>
          </table:table-cell>
          <table:table-cell table:style-name="ce5" table:formula="of:=COM.MICROSOFT.FLOOR.MATH(200*2^([.A519]/2))" office:value-type="float" office:value="1131" calcext:value-type="float">
            <text:p>1131</text:p>
          </table:table-cell>
          <table:table-cell table:style-name="ce5" table:formula="of:=SUM([.$D$515:.D519])" office:value-type="float" office:value="2696" calcext:value-type="float">
            <text:p>2696</text:p>
          </table:table-cell>
          <table:table-cell table:style-name="ce5" table:formula="of:=MAX(30;[.A519]*5)" office:value-type="float" office:value="30" calcext:value-type="float">
            <text:p>30</text:p>
          </table:table-cell>
          <table:table-cell table:style-name="ce5" table:formula="of:=[.D519]*[.F519]" office:value-type="float" office:value="33930" calcext:value-type="float">
            <text:p>3393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0" table:formula="of:=[.$D519]*[.H519]" office:value-type="float" office:value="2262" calcext:value-type="float">
            <text:p>2262</text:p>
          </table:table-cell>
          <table:table-cell table:style-name="ce34" table:formula="of:=[.$D519]*[.I519]" office:value-type="float" office:value="1131" calcext:value-type="float">
            <text:p>1131</text:p>
          </table:table-cell>
          <table:table-cell table:style-name="ce38" table:formula="of:=[.$D519]*[.J519]" office:value-type="float" office:value="1131" calcext:value-type="float">
            <text:p>1131</text:p>
          </table:table-cell>
          <table:table-cell table:style-name="ce42" table:formula="of:=[.$D519]*[.K519]" office:value-type="float" office:value="1131" calcext:value-type="float">
            <text:p>1131</text:p>
          </table:table-cell>
          <table:table-cell table:style-name="ce45" table:formula="of:=[.L519]/[.$B519]" office:value-type="float" office:value="1131" calcext:value-type="float">
            <text:p>1131.0</text:p>
          </table:table-cell>
          <table:table-cell table:style-name="ce48" table:formula="of:=[.M519]/[.$B519]" office:value-type="float" office:value="565.5" calcext:value-type="float">
            <text:p>565.5</text:p>
          </table:table-cell>
          <table:table-cell table:style-name="ce50" table:formula="of:=[.N519]/[.$B519]" office:value-type="float" office:value="565.5" calcext:value-type="float">
            <text:p>565.5</text:p>
          </table:table-cell>
          <table:table-cell table:style-name="ce52" table:formula="of:=[.O519]/[.$B519]" office:value-type="float" office:value="565.5" calcext:value-type="float">
            <text:p>565.5</text:p>
          </table:table-cell>
          <table:table-cell table:style-name="ce55" table:formula="of:=([.L519]+[.M519]+[.N519]+[.O519])/[.$B519]" office:value-type="float" office:value="2827.5" calcext:value-type="float">
            <text:p>2827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515:.B520])" office:value-type="float" office:value="18" calcext:value-type="float">
            <text:p>18</text:p>
          </table:table-cell>
          <table:table-cell table:style-name="ce5" table:formula="of:=COM.MICROSOFT.FLOOR.MATH(200*2^([.A520]/2))" office:value-type="float" office:value="1600" calcext:value-type="float">
            <text:p>1600</text:p>
          </table:table-cell>
          <table:table-cell table:style-name="ce5" table:formula="of:=SUM([.$D$515:.D520])" office:value-type="float" office:value="4296" calcext:value-type="float">
            <text:p>4296</text:p>
          </table:table-cell>
          <table:table-cell table:style-name="ce5" table:formula="of:=MAX(30;[.A520]*5)" office:value-type="float" office:value="30" calcext:value-type="float">
            <text:p>30</text:p>
          </table:table-cell>
          <table:table-cell table:style-name="ce5" table:formula="of:=[.D520]*[.F520]" office:value-type="float" office:value="48000" calcext:value-type="float">
            <text:p>4800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$D520]*[.H520]" office:value-type="float" office:value="3200" calcext:value-type="float">
            <text:p>3200</text:p>
          </table:table-cell>
          <table:table-cell table:style-name="ce34" table:formula="of:=[.$D520]*[.I520]" office:value-type="float" office:value="3200" calcext:value-type="float">
            <text:p>3200</text:p>
          </table:table-cell>
          <table:table-cell table:style-name="ce38" table:formula="of:=[.$D520]*[.J520]" office:value-type="float" office:value="1600" calcext:value-type="float">
            <text:p>1600</text:p>
          </table:table-cell>
          <table:table-cell table:style-name="ce42" table:formula="of:=[.$D520]*[.K520]" office:value-type="float" office:value="1600" calcext:value-type="float">
            <text:p>1600</text:p>
          </table:table-cell>
          <table:table-cell table:style-name="ce45" table:formula="of:=[.L520]/[.$B520]" office:value-type="float" office:value="1600" calcext:value-type="float">
            <text:p>1600.0</text:p>
          </table:table-cell>
          <table:table-cell table:style-name="ce48" table:formula="of:=[.M520]/[.$B520]" office:value-type="float" office:value="1600" calcext:value-type="float">
            <text:p>1600.0</text:p>
          </table:table-cell>
          <table:table-cell table:style-name="ce50" table:formula="of:=[.N520]/[.$B520]" office:value-type="float" office:value="800" calcext:value-type="float">
            <text:p>800.0</text:p>
          </table:table-cell>
          <table:table-cell table:style-name="ce52" table:formula="of:=[.O520]/[.$B520]" office:value-type="float" office:value="800" calcext:value-type="float">
            <text:p>800.0</text:p>
          </table:table-cell>
          <table:table-cell table:style-name="ce55" table:formula="of:=([.L520]+[.M520]+[.N520]+[.O520])/[.$B520]" office:value-type="float" office:value="4800" calcext:value-type="float">
            <text:p>48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515:.B521])" office:value-type="float" office:value="20" calcext:value-type="float">
            <text:p>20</text:p>
          </table:table-cell>
          <table:table-cell table:style-name="ce5" table:formula="of:=COM.MICROSOFT.FLOOR.MATH(200*2^([.A521]/2))" office:value-type="float" office:value="2262" calcext:value-type="float">
            <text:p>2262</text:p>
          </table:table-cell>
          <table:table-cell table:style-name="ce5" table:formula="of:=SUM([.$D$515:.D521])" office:value-type="float" office:value="6558" calcext:value-type="float">
            <text:p>6558</text:p>
          </table:table-cell>
          <table:table-cell table:style-name="ce5" table:formula="of:=MAX(30;[.A521]*5)" office:value-type="float" office:value="35" calcext:value-type="float">
            <text:p>35</text:p>
          </table:table-cell>
          <table:table-cell table:style-name="ce5" table:formula="of:=[.D521]*[.F521]" office:value-type="float" office:value="79170" calcext:value-type="float">
            <text:p>7917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$D521]*[.H521]" office:value-type="float" office:value="4524" calcext:value-type="float">
            <text:p>4524</text:p>
          </table:table-cell>
          <table:table-cell table:style-name="ce34" table:formula="of:=[.$D521]*[.I521]" office:value-type="float" office:value="4524" calcext:value-type="float">
            <text:p>4524</text:p>
          </table:table-cell>
          <table:table-cell table:style-name="ce38" table:formula="of:=[.$D521]*[.J521]" office:value-type="float" office:value="2262" calcext:value-type="float">
            <text:p>2262</text:p>
          </table:table-cell>
          <table:table-cell table:style-name="ce42" table:formula="of:=[.$D521]*[.K521]" office:value-type="float" office:value="2262" calcext:value-type="float">
            <text:p>2262</text:p>
          </table:table-cell>
          <table:table-cell table:style-name="ce45" table:formula="of:=[.L521]/[.$B521]" office:value-type="float" office:value="2262" calcext:value-type="float">
            <text:p>2262.0</text:p>
          </table:table-cell>
          <table:table-cell table:style-name="ce48" table:formula="of:=[.M521]/[.$B521]" office:value-type="float" office:value="2262" calcext:value-type="float">
            <text:p>2262.0</text:p>
          </table:table-cell>
          <table:table-cell table:style-name="ce50" table:formula="of:=[.N521]/[.$B521]" office:value-type="float" office:value="1131" calcext:value-type="float">
            <text:p>1131.0</text:p>
          </table:table-cell>
          <table:table-cell table:style-name="ce52" table:formula="of:=[.O521]/[.$B521]" office:value-type="float" office:value="1131" calcext:value-type="float">
            <text:p>1131.0</text:p>
          </table:table-cell>
          <table:table-cell table:style-name="ce55" table:formula="of:=([.L521]+[.M521]+[.N521]+[.O521])/[.$B521]" office:value-type="float" office:value="6786" calcext:value-type="float">
            <text:p>6786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515:.B522])" office:value-type="float" office:value="22" calcext:value-type="float">
            <text:p>22</text:p>
          </table:table-cell>
          <table:table-cell table:style-name="ce5" table:formula="of:=COM.MICROSOFT.FLOOR.MATH(200*2^([.A522]/2))" office:value-type="float" office:value="3200" calcext:value-type="float">
            <text:p>3200</text:p>
          </table:table-cell>
          <table:table-cell table:style-name="ce5" table:formula="of:=SUM([.$D$515:.D522])" office:value-type="float" office:value="9758" calcext:value-type="float">
            <text:p>9758</text:p>
          </table:table-cell>
          <table:table-cell table:style-name="ce5" table:formula="of:=MAX(30;[.A522]*5)" office:value-type="float" office:value="40" calcext:value-type="float">
            <text:p>40</text:p>
          </table:table-cell>
          <table:table-cell table:style-name="ce5" table:formula="of:=[.D522]*[.F522]" office:value-type="float" office:value="128000" calcext:value-type="float">
            <text:p>128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22]*[.H522]" office:value-type="float" office:value="6400" calcext:value-type="float">
            <text:p>6400</text:p>
          </table:table-cell>
          <table:table-cell table:style-name="ce34" table:formula="of:=[.$D522]*[.I522]" office:value-type="float" office:value="6400" calcext:value-type="float">
            <text:p>6400</text:p>
          </table:table-cell>
          <table:table-cell table:style-name="ce38" table:formula="of:=[.$D522]*[.J522]" office:value-type="float" office:value="6400" calcext:value-type="float">
            <text:p>6400</text:p>
          </table:table-cell>
          <table:table-cell table:style-name="ce42" table:formula="of:=[.$D522]*[.K522]" office:value-type="float" office:value="3200" calcext:value-type="float">
            <text:p>3200</text:p>
          </table:table-cell>
          <table:table-cell table:style-name="ce45" table:formula="of:=[.L522]/[.$B522]" office:value-type="float" office:value="3200" calcext:value-type="float">
            <text:p>3200.0</text:p>
          </table:table-cell>
          <table:table-cell table:style-name="ce48" table:formula="of:=[.M522]/[.$B522]" office:value-type="float" office:value="3200" calcext:value-type="float">
            <text:p>3200.0</text:p>
          </table:table-cell>
          <table:table-cell table:style-name="ce50" table:formula="of:=[.N522]/[.$B522]" office:value-type="float" office:value="3200" calcext:value-type="float">
            <text:p>3200.0</text:p>
          </table:table-cell>
          <table:table-cell table:style-name="ce52" table:formula="of:=[.O522]/[.$B522]" office:value-type="float" office:value="1600" calcext:value-type="float">
            <text:p>1600.0</text:p>
          </table:table-cell>
          <table:table-cell table:style-name="ce55" table:formula="of:=([.L522]+[.M522]+[.N522]+[.O522])/[.$B522]" office:value-type="float" office:value="11200" calcext:value-type="float">
            <text:p>112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515:.B523])" office:value-type="float" office:value="24" calcext:value-type="float">
            <text:p>24</text:p>
          </table:table-cell>
          <table:table-cell table:style-name="ce5" table:formula="of:=COM.MICROSOFT.FLOOR.MATH(200*2^([.A523]/2))" office:value-type="float" office:value="4525" calcext:value-type="float">
            <text:p>4525</text:p>
          </table:table-cell>
          <table:table-cell table:style-name="ce5" table:formula="of:=SUM([.$D$515:.D523])" office:value-type="float" office:value="14283" calcext:value-type="float">
            <text:p>14283</text:p>
          </table:table-cell>
          <table:table-cell table:style-name="ce5" table:formula="of:=MAX(30;[.A523]*5)" office:value-type="float" office:value="45" calcext:value-type="float">
            <text:p>45</text:p>
          </table:table-cell>
          <table:table-cell table:style-name="ce5" table:formula="of:=[.D523]*[.F523]" office:value-type="float" office:value="203625" calcext:value-type="float">
            <text:p>20362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23]*[.H523]" office:value-type="float" office:value="9050" calcext:value-type="float">
            <text:p>9050</text:p>
          </table:table-cell>
          <table:table-cell table:style-name="ce34" table:formula="of:=[.$D523]*[.I523]" office:value-type="float" office:value="9050" calcext:value-type="float">
            <text:p>9050</text:p>
          </table:table-cell>
          <table:table-cell table:style-name="ce38" table:formula="of:=[.$D523]*[.J523]" office:value-type="float" office:value="9050" calcext:value-type="float">
            <text:p>9050</text:p>
          </table:table-cell>
          <table:table-cell table:style-name="ce42" table:formula="of:=[.$D523]*[.K523]" office:value-type="float" office:value="4525" calcext:value-type="float">
            <text:p>4525</text:p>
          </table:table-cell>
          <table:table-cell table:style-name="ce45" table:formula="of:=[.L523]/[.$B523]" office:value-type="float" office:value="4525" calcext:value-type="float">
            <text:p>4525.0</text:p>
          </table:table-cell>
          <table:table-cell table:style-name="ce48" table:formula="of:=[.M523]/[.$B523]" office:value-type="float" office:value="4525" calcext:value-type="float">
            <text:p>4525.0</text:p>
          </table:table-cell>
          <table:table-cell table:style-name="ce50" table:formula="of:=[.N523]/[.$B523]" office:value-type="float" office:value="4525" calcext:value-type="float">
            <text:p>4525.0</text:p>
          </table:table-cell>
          <table:table-cell table:style-name="ce52" table:formula="of:=[.O523]/[.$B523]" office:value-type="float" office:value="2262.5" calcext:value-type="float">
            <text:p>2262.5</text:p>
          </table:table-cell>
          <table:table-cell table:style-name="ce55" table:formula="of:=([.L523]+[.M523]+[.N523]+[.O523])/[.$B523]" office:value-type="float" office:value="15837.5" calcext:value-type="float">
            <text:p>15837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515:.B524])" office:value-type="float" office:value="26" calcext:value-type="float">
            <text:p>26</text:p>
          </table:table-cell>
          <table:table-cell table:style-name="ce5" table:formula="of:=COM.MICROSOFT.FLOOR.MATH(200*2^([.A524]/2))" office:value-type="float" office:value="6400" calcext:value-type="float">
            <text:p>6400</text:p>
          </table:table-cell>
          <table:table-cell table:style-name="ce5" table:formula="of:=SUM([.$D$515:.D524])" office:value-type="float" office:value="20683" calcext:value-type="float">
            <text:p>20683</text:p>
          </table:table-cell>
          <table:table-cell table:style-name="ce5" table:formula="of:=MAX(30;[.A524]*5)" office:value-type="float" office:value="50" calcext:value-type="float">
            <text:p>50</text:p>
          </table:table-cell>
          <table:table-cell table:style-name="ce5" table:formula="of:=[.D524]*[.F524]" office:value-type="float" office:value="320000" calcext:value-type="float">
            <text:p>320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24]*[.H524]" office:value-type="float" office:value="12800" calcext:value-type="float">
            <text:p>12800</text:p>
          </table:table-cell>
          <table:table-cell table:style-name="ce34" table:formula="of:=[.$D524]*[.I524]" office:value-type="float" office:value="12800" calcext:value-type="float">
            <text:p>12800</text:p>
          </table:table-cell>
          <table:table-cell table:style-name="ce38" table:formula="of:=[.$D524]*[.J524]" office:value-type="float" office:value="12800" calcext:value-type="float">
            <text:p>12800</text:p>
          </table:table-cell>
          <table:table-cell table:style-name="ce42" table:formula="of:=[.$D524]*[.K524]" office:value-type="float" office:value="6400" calcext:value-type="float">
            <text:p>6400</text:p>
          </table:table-cell>
          <table:table-cell table:style-name="ce45" table:formula="of:=[.L524]/[.$B524]" office:value-type="float" office:value="6400" calcext:value-type="float">
            <text:p>6400.0</text:p>
          </table:table-cell>
          <table:table-cell table:style-name="ce48" table:formula="of:=[.M524]/[.$B524]" office:value-type="float" office:value="6400" calcext:value-type="float">
            <text:p>6400.0</text:p>
          </table:table-cell>
          <table:table-cell table:style-name="ce50" table:formula="of:=[.N524]/[.$B524]" office:value-type="float" office:value="6400" calcext:value-type="float">
            <text:p>6400.0</text:p>
          </table:table-cell>
          <table:table-cell table:style-name="ce52" table:formula="of:=[.O524]/[.$B524]" office:value-type="float" office:value="3200" calcext:value-type="float">
            <text:p>3200.0</text:p>
          </table:table-cell>
          <table:table-cell table:style-name="ce55" table:formula="of:=([.L524]+[.M524]+[.N524]+[.O524])/[.$B524]" office:value-type="float" office:value="22400" calcext:value-type="float">
            <text:p>224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515:.B525])" office:value-type="float" office:value="28" calcext:value-type="float">
            <text:p>28</text:p>
          </table:table-cell>
          <table:table-cell table:style-name="ce5" table:formula="of:=COM.MICROSOFT.FLOOR.MATH(200*2^([.A525]/2))" office:value-type="float" office:value="9050" calcext:value-type="float">
            <text:p>9050</text:p>
          </table:table-cell>
          <table:table-cell table:style-name="ce5" table:formula="of:=SUM([.$D$515:.D525])" office:value-type="float" office:value="29733" calcext:value-type="float">
            <text:p>29733</text:p>
          </table:table-cell>
          <table:table-cell table:style-name="ce5" table:formula="of:=MAX(30;[.A525]*5)" office:value-type="float" office:value="55" calcext:value-type="float">
            <text:p>55</text:p>
          </table:table-cell>
          <table:table-cell table:style-name="ce5" table:formula="of:=[.D525]*[.F525]" office:value-type="float" office:value="497750" calcext:value-type="float">
            <text:p>49775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25]*[.H525]" office:value-type="float" office:value="18100" calcext:value-type="float">
            <text:p>18100</text:p>
          </table:table-cell>
          <table:table-cell table:style-name="ce34" table:formula="of:=[.$D525]*[.I525]" office:value-type="float" office:value="18100" calcext:value-type="float">
            <text:p>18100</text:p>
          </table:table-cell>
          <table:table-cell table:style-name="ce38" table:formula="of:=[.$D525]*[.J525]" office:value-type="float" office:value="18100" calcext:value-type="float">
            <text:p>18100</text:p>
          </table:table-cell>
          <table:table-cell table:style-name="ce42" table:formula="of:=[.$D525]*[.K525]" office:value-type="float" office:value="9050" calcext:value-type="float">
            <text:p>9050</text:p>
          </table:table-cell>
          <table:table-cell table:style-name="ce45" table:formula="of:=[.L525]/[.$B525]" office:value-type="float" office:value="9050" calcext:value-type="float">
            <text:p>9050.0</text:p>
          </table:table-cell>
          <table:table-cell table:style-name="ce48" table:formula="of:=[.M525]/[.$B525]" office:value-type="float" office:value="9050" calcext:value-type="float">
            <text:p>9050.0</text:p>
          </table:table-cell>
          <table:table-cell table:style-name="ce50" table:formula="of:=[.N525]/[.$B525]" office:value-type="float" office:value="9050" calcext:value-type="float">
            <text:p>9050.0</text:p>
          </table:table-cell>
          <table:table-cell table:style-name="ce52" table:formula="of:=[.O525]/[.$B525]" office:value-type="float" office:value="4525" calcext:value-type="float">
            <text:p>4525.0</text:p>
          </table:table-cell>
          <table:table-cell table:style-name="ce55" table:formula="of:=([.L525]+[.M525]+[.N525]+[.O525])/[.$B525]" office:value-type="float" office:value="31675" calcext:value-type="float">
            <text:p>31675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515:.B526])" office:value-type="float" office:value="30" calcext:value-type="float">
            <text:p>30</text:p>
          </table:table-cell>
          <table:table-cell table:style-name="ce5" table:formula="of:=COM.MICROSOFT.FLOOR.MATH(200*2^([.A526]/2))" office:value-type="float" office:value="12800" calcext:value-type="float">
            <text:p>12800</text:p>
          </table:table-cell>
          <table:table-cell table:style-name="ce5" table:formula="of:=SUM([.$D$515:.D526])" office:value-type="float" office:value="42533" calcext:value-type="float">
            <text:p>42533</text:p>
          </table:table-cell>
          <table:table-cell table:style-name="ce5" table:formula="of:=MAX(30;[.A526]*5)" office:value-type="float" office:value="60" calcext:value-type="float">
            <text:p>60</text:p>
          </table:table-cell>
          <table:table-cell table:style-name="ce5" table:formula="of:=[.D526]*[.F526]" office:value-type="float" office:value="768000" calcext:value-type="float">
            <text:p>768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26]*[.H526]" office:value-type="float" office:value="25600" calcext:value-type="float">
            <text:p>25600</text:p>
          </table:table-cell>
          <table:table-cell table:style-name="ce34" table:formula="of:=[.$D526]*[.I526]" office:value-type="float" office:value="25600" calcext:value-type="float">
            <text:p>25600</text:p>
          </table:table-cell>
          <table:table-cell table:style-name="ce38" table:formula="of:=[.$D526]*[.J526]" office:value-type="float" office:value="25600" calcext:value-type="float">
            <text:p>25600</text:p>
          </table:table-cell>
          <table:table-cell table:style-name="ce42" table:formula="of:=[.$D526]*[.K526]" office:value-type="float" office:value="12800" calcext:value-type="float">
            <text:p>12800</text:p>
          </table:table-cell>
          <table:table-cell table:style-name="ce45" table:formula="of:=[.L526]/[.$B526]" office:value-type="float" office:value="12800" calcext:value-type="float">
            <text:p>12800.0</text:p>
          </table:table-cell>
          <table:table-cell table:style-name="ce48" table:formula="of:=[.M526]/[.$B526]" office:value-type="float" office:value="12800" calcext:value-type="float">
            <text:p>12800.0</text:p>
          </table:table-cell>
          <table:table-cell table:style-name="ce50" table:formula="of:=[.N526]/[.$B526]" office:value-type="float" office:value="12800" calcext:value-type="float">
            <text:p>12800.0</text:p>
          </table:table-cell>
          <table:table-cell table:style-name="ce52" table:formula="of:=[.O526]/[.$B526]" office:value-type="float" office:value="6400" calcext:value-type="float">
            <text:p>6400.0</text:p>
          </table:table-cell>
          <table:table-cell table:style-name="ce55" table:formula="of:=([.L526]+[.M526]+[.N526]+[.O526])/[.$B526]" office:value-type="float" office:value="44800" calcext:value-type="float">
            <text:p>448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515:.B527])" office:value-type="float" office:value="32" calcext:value-type="float">
            <text:p>32</text:p>
          </table:table-cell>
          <table:table-cell table:style-name="ce5" table:formula="of:=COM.MICROSOFT.FLOOR.MATH(200*2^([.A527]/2))" office:value-type="float" office:value="18101" calcext:value-type="float">
            <text:p>18101</text:p>
          </table:table-cell>
          <table:table-cell table:style-name="ce5" table:formula="of:=SUM([.$D$515:.D527])" office:value-type="float" office:value="60634" calcext:value-type="float">
            <text:p>60634</text:p>
          </table:table-cell>
          <table:table-cell table:style-name="ce5" table:formula="of:=MAX(30;[.A527]*5)" office:value-type="float" office:value="65" calcext:value-type="float">
            <text:p>65</text:p>
          </table:table-cell>
          <table:table-cell table:style-name="ce5" table:formula="of:=[.D527]*[.F527]" office:value-type="float" office:value="1176565" calcext:value-type="float">
            <text:p>117656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27]*[.H527]" office:value-type="float" office:value="36202" calcext:value-type="float">
            <text:p>36202</text:p>
          </table:table-cell>
          <table:table-cell table:style-name="ce34" table:formula="of:=[.$D527]*[.I527]" office:value-type="float" office:value="36202" calcext:value-type="float">
            <text:p>36202</text:p>
          </table:table-cell>
          <table:table-cell table:style-name="ce38" table:formula="of:=[.$D527]*[.J527]" office:value-type="float" office:value="36202" calcext:value-type="float">
            <text:p>36202</text:p>
          </table:table-cell>
          <table:table-cell table:style-name="ce42" table:formula="of:=[.$D527]*[.K527]" office:value-type="float" office:value="18101" calcext:value-type="float">
            <text:p>18101</text:p>
          </table:table-cell>
          <table:table-cell table:style-name="ce45" table:formula="of:=[.L527]/[.$B527]" office:value-type="float" office:value="18101" calcext:value-type="float">
            <text:p>18101.0</text:p>
          </table:table-cell>
          <table:table-cell table:style-name="ce48" table:formula="of:=[.M527]/[.$B527]" office:value-type="float" office:value="18101" calcext:value-type="float">
            <text:p>18101.0</text:p>
          </table:table-cell>
          <table:table-cell table:style-name="ce50" table:formula="of:=[.N527]/[.$B527]" office:value-type="float" office:value="18101" calcext:value-type="float">
            <text:p>18101.0</text:p>
          </table:table-cell>
          <table:table-cell table:style-name="ce52" table:formula="of:=[.O527]/[.$B527]" office:value-type="float" office:value="9050.5" calcext:value-type="float">
            <text:p>9050.5</text:p>
          </table:table-cell>
          <table:table-cell table:style-name="ce55" table:formula="of:=([.L527]+[.M527]+[.N527]+[.O527])/[.$B527]" office:value-type="float" office:value="63353.5" calcext:value-type="float">
            <text:p>63353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515:.B528])" office:value-type="float" office:value="34" calcext:value-type="float">
            <text:p>34</text:p>
          </table:table-cell>
          <table:table-cell table:style-name="ce5" table:formula="of:=COM.MICROSOFT.FLOOR.MATH(200*2^([.A528]/2))" office:value-type="float" office:value="25600" calcext:value-type="float">
            <text:p>25600</text:p>
          </table:table-cell>
          <table:table-cell table:style-name="ce5" table:formula="of:=SUM([.$D$515:.D528])" office:value-type="float" office:value="86234" calcext:value-type="float">
            <text:p>86234</text:p>
          </table:table-cell>
          <table:table-cell table:style-name="ce5" table:formula="of:=MAX(30;[.A528]*5)" office:value-type="float" office:value="70" calcext:value-type="float">
            <text:p>70</text:p>
          </table:table-cell>
          <table:table-cell table:style-name="ce5" table:formula="of:=[.D528]*[.F528]" office:value-type="float" office:value="1792000" calcext:value-type="float">
            <text:p>1792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28]*[.H528]" office:value-type="float" office:value="51200" calcext:value-type="float">
            <text:p>51200</text:p>
          </table:table-cell>
          <table:table-cell table:style-name="ce34" table:formula="of:=[.$D528]*[.I528]" office:value-type="float" office:value="51200" calcext:value-type="float">
            <text:p>51200</text:p>
          </table:table-cell>
          <table:table-cell table:style-name="ce38" table:formula="of:=[.$D528]*[.J528]" office:value-type="float" office:value="51200" calcext:value-type="float">
            <text:p>51200</text:p>
          </table:table-cell>
          <table:table-cell table:style-name="ce42" table:formula="of:=[.$D528]*[.K528]" office:value-type="float" office:value="25600" calcext:value-type="float">
            <text:p>25600</text:p>
          </table:table-cell>
          <table:table-cell table:style-name="ce45" table:formula="of:=[.L528]/[.$B528]" office:value-type="float" office:value="25600" calcext:value-type="float">
            <text:p>25600.0</text:p>
          </table:table-cell>
          <table:table-cell table:style-name="ce48" table:formula="of:=[.M528]/[.$B528]" office:value-type="float" office:value="25600" calcext:value-type="float">
            <text:p>25600.0</text:p>
          </table:table-cell>
          <table:table-cell table:style-name="ce50" table:formula="of:=[.N528]/[.$B528]" office:value-type="float" office:value="25600" calcext:value-type="float">
            <text:p>25600.0</text:p>
          </table:table-cell>
          <table:table-cell table:style-name="ce52" table:formula="of:=[.O528]/[.$B528]" office:value-type="float" office:value="12800" calcext:value-type="float">
            <text:p>12800.0</text:p>
          </table:table-cell>
          <table:table-cell table:style-name="ce55" table:formula="of:=([.L528]+[.M528]+[.N528]+[.O528])/[.$B528]" office:value-type="float" office:value="89600" calcext:value-type="float">
            <text:p>896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515:.B529])" office:value-type="float" office:value="36" calcext:value-type="float">
            <text:p>36</text:p>
          </table:table-cell>
          <table:table-cell table:style-name="ce5" table:formula="of:=COM.MICROSOFT.FLOOR.MATH(200*2^([.A529]/2))" office:value-type="float" office:value="36203" calcext:value-type="float">
            <text:p>36203</text:p>
          </table:table-cell>
          <table:table-cell table:style-name="ce5" table:formula="of:=SUM([.$D$515:.D529])" office:value-type="float" office:value="122437" calcext:value-type="float">
            <text:p>122437</text:p>
          </table:table-cell>
          <table:table-cell table:style-name="ce5" table:formula="of:=MAX(30;[.A529]*5)" office:value-type="float" office:value="75" calcext:value-type="float">
            <text:p>75</text:p>
          </table:table-cell>
          <table:table-cell table:style-name="ce5" table:formula="of:=[.D529]*[.F529]" office:value-type="float" office:value="2715225" calcext:value-type="float">
            <text:p>271522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29]*[.H529]" office:value-type="float" office:value="72406" calcext:value-type="float">
            <text:p>72406</text:p>
          </table:table-cell>
          <table:table-cell table:style-name="ce34" table:formula="of:=[.$D529]*[.I529]" office:value-type="float" office:value="72406" calcext:value-type="float">
            <text:p>72406</text:p>
          </table:table-cell>
          <table:table-cell table:style-name="ce38" table:formula="of:=[.$D529]*[.J529]" office:value-type="float" office:value="72406" calcext:value-type="float">
            <text:p>72406</text:p>
          </table:table-cell>
          <table:table-cell table:style-name="ce42" table:formula="of:=[.$D529]*[.K529]" office:value-type="float" office:value="36203" calcext:value-type="float">
            <text:p>36203</text:p>
          </table:table-cell>
          <table:table-cell table:style-name="ce45" table:formula="of:=[.L529]/[.$B529]" office:value-type="float" office:value="36203" calcext:value-type="float">
            <text:p>36203.0</text:p>
          </table:table-cell>
          <table:table-cell table:style-name="ce48" table:formula="of:=[.M529]/[.$B529]" office:value-type="float" office:value="36203" calcext:value-type="float">
            <text:p>36203.0</text:p>
          </table:table-cell>
          <table:table-cell table:style-name="ce50" table:formula="of:=[.N529]/[.$B529]" office:value-type="float" office:value="36203" calcext:value-type="float">
            <text:p>36203.0</text:p>
          </table:table-cell>
          <table:table-cell table:style-name="ce52" table:formula="of:=[.O529]/[.$B529]" office:value-type="float" office:value="18101.5" calcext:value-type="float">
            <text:p>18101.5</text:p>
          </table:table-cell>
          <table:table-cell table:style-name="ce55" table:formula="of:=([.L529]+[.M529]+[.N529]+[.O529])/[.$B529]" office:value-type="float" office:value="126710.5" calcext:value-type="float">
            <text:p>126710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515:.B530])" office:value-type="float" office:value="38" calcext:value-type="float">
            <text:p>38</text:p>
          </table:table-cell>
          <table:table-cell table:style-name="ce5" table:formula="of:=COM.MICROSOFT.FLOOR.MATH(200*2^([.A530]/2))" office:value-type="float" office:value="51200" calcext:value-type="float">
            <text:p>51200</text:p>
          </table:table-cell>
          <table:table-cell table:style-name="ce5" table:formula="of:=SUM([.$D$515:.D530])" office:value-type="float" office:value="173637" calcext:value-type="float">
            <text:p>173637</text:p>
          </table:table-cell>
          <table:table-cell table:style-name="ce5" table:formula="of:=MAX(30;[.A530]*5)" office:value-type="float" office:value="80" calcext:value-type="float">
            <text:p>80</text:p>
          </table:table-cell>
          <table:table-cell table:style-name="ce5" table:formula="of:=[.D530]*[.F530]" office:value-type="float" office:value="4096000" calcext:value-type="float">
            <text:p>4096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30]*[.H530]" office:value-type="float" office:value="102400" calcext:value-type="float">
            <text:p>102400</text:p>
          </table:table-cell>
          <table:table-cell table:style-name="ce34" table:formula="of:=[.$D530]*[.I530]" office:value-type="float" office:value="102400" calcext:value-type="float">
            <text:p>102400</text:p>
          </table:table-cell>
          <table:table-cell table:style-name="ce38" table:formula="of:=[.$D530]*[.J530]" office:value-type="float" office:value="102400" calcext:value-type="float">
            <text:p>102400</text:p>
          </table:table-cell>
          <table:table-cell table:style-name="ce42" table:formula="of:=[.$D530]*[.K530]" office:value-type="float" office:value="51200" calcext:value-type="float">
            <text:p>51200</text:p>
          </table:table-cell>
          <table:table-cell table:style-name="ce45" table:formula="of:=[.L530]/[.$B530]" office:value-type="float" office:value="51200" calcext:value-type="float">
            <text:p>51200.0</text:p>
          </table:table-cell>
          <table:table-cell table:style-name="ce48" table:formula="of:=[.M530]/[.$B530]" office:value-type="float" office:value="51200" calcext:value-type="float">
            <text:p>51200.0</text:p>
          </table:table-cell>
          <table:table-cell table:style-name="ce50" table:formula="of:=[.N530]/[.$B530]" office:value-type="float" office:value="51200" calcext:value-type="float">
            <text:p>51200.0</text:p>
          </table:table-cell>
          <table:table-cell table:style-name="ce52" table:formula="of:=[.O530]/[.$B530]" office:value-type="float" office:value="25600" calcext:value-type="float">
            <text:p>25600.0</text:p>
          </table:table-cell>
          <table:table-cell table:style-name="ce55" table:formula="of:=([.L530]+[.M530]+[.N530]+[.O530])/[.$B530]" office:value-type="float" office:value="179200" calcext:value-type="float">
            <text:p>1792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515:.B531])" office:value-type="float" office:value="40" calcext:value-type="float">
            <text:p>40</text:p>
          </table:table-cell>
          <table:table-cell table:style-name="ce5" table:formula="of:=COM.MICROSOFT.FLOOR.MATH(200*2^([.A531]/2))" office:value-type="float" office:value="72407" calcext:value-type="float">
            <text:p>72407</text:p>
          </table:table-cell>
          <table:table-cell table:style-name="ce5" table:formula="of:=SUM([.$D$515:.D531])" office:value-type="float" office:value="246044" calcext:value-type="float">
            <text:p>246044</text:p>
          </table:table-cell>
          <table:table-cell table:style-name="ce5" table:formula="of:=MAX(30;[.A531]*5)" office:value-type="float" office:value="85" calcext:value-type="float">
            <text:p>85</text:p>
          </table:table-cell>
          <table:table-cell table:style-name="ce5" table:formula="of:=[.D531]*[.F531]" office:value-type="float" office:value="6154595" calcext:value-type="float">
            <text:p>615459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31]*[.H531]" office:value-type="float" office:value="144814" calcext:value-type="float">
            <text:p>144814</text:p>
          </table:table-cell>
          <table:table-cell table:style-name="ce34" table:formula="of:=[.$D531]*[.I531]" office:value-type="float" office:value="144814" calcext:value-type="float">
            <text:p>144814</text:p>
          </table:table-cell>
          <table:table-cell table:style-name="ce38" table:formula="of:=[.$D531]*[.J531]" office:value-type="float" office:value="144814" calcext:value-type="float">
            <text:p>144814</text:p>
          </table:table-cell>
          <table:table-cell table:style-name="ce42" table:formula="of:=[.$D531]*[.K531]" office:value-type="float" office:value="72407" calcext:value-type="float">
            <text:p>72407</text:p>
          </table:table-cell>
          <table:table-cell table:style-name="ce45" table:formula="of:=[.L531]/[.$B531]" office:value-type="float" office:value="72407" calcext:value-type="float">
            <text:p>72407.0</text:p>
          </table:table-cell>
          <table:table-cell table:style-name="ce48" table:formula="of:=[.M531]/[.$B531]" office:value-type="float" office:value="72407" calcext:value-type="float">
            <text:p>72407.0</text:p>
          </table:table-cell>
          <table:table-cell table:style-name="ce50" table:formula="of:=[.N531]/[.$B531]" office:value-type="float" office:value="72407" calcext:value-type="float">
            <text:p>72407.0</text:p>
          </table:table-cell>
          <table:table-cell table:style-name="ce52" table:formula="of:=[.O531]/[.$B531]" office:value-type="float" office:value="36203.5" calcext:value-type="float">
            <text:p>36203.5</text:p>
          </table:table-cell>
          <table:table-cell table:style-name="ce55" table:formula="of:=([.L531]+[.M531]+[.N531]+[.O531])/[.$B531]" office:value-type="float" office:value="253424.5" calcext:value-type="float">
            <text:p>253424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515:.B532])" office:value-type="float" office:value="42" calcext:value-type="float">
            <text:p>42</text:p>
          </table:table-cell>
          <table:table-cell table:style-name="ce5" table:formula="of:=COM.MICROSOFT.FLOOR.MATH(200*2^([.A532]/2))" office:value-type="float" office:value="102400" calcext:value-type="float">
            <text:p>102400</text:p>
          </table:table-cell>
          <table:table-cell table:style-name="ce5" table:formula="of:=SUM([.$D$515:.D532])" office:value-type="float" office:value="348444" calcext:value-type="float">
            <text:p>348444</text:p>
          </table:table-cell>
          <table:table-cell table:style-name="ce5" table:formula="of:=MAX(30;[.A532]*5)" office:value-type="float" office:value="90" calcext:value-type="float">
            <text:p>90</text:p>
          </table:table-cell>
          <table:table-cell table:style-name="ce5" table:formula="of:=[.D532]*[.F532]" office:value-type="float" office:value="9216000" calcext:value-type="float">
            <text:p>9216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32]*[.H532]" office:value-type="float" office:value="204800" calcext:value-type="float">
            <text:p>204800</text:p>
          </table:table-cell>
          <table:table-cell table:style-name="ce34" table:formula="of:=[.$D532]*[.I532]" office:value-type="float" office:value="204800" calcext:value-type="float">
            <text:p>204800</text:p>
          </table:table-cell>
          <table:table-cell table:style-name="ce38" table:formula="of:=[.$D532]*[.J532]" office:value-type="float" office:value="204800" calcext:value-type="float">
            <text:p>204800</text:p>
          </table:table-cell>
          <table:table-cell table:style-name="ce42" table:formula="of:=[.$D532]*[.K532]" office:value-type="float" office:value="102400" calcext:value-type="float">
            <text:p>102400</text:p>
          </table:table-cell>
          <table:table-cell table:style-name="ce45" table:formula="of:=[.L532]/[.$B532]" office:value-type="float" office:value="102400" calcext:value-type="float">
            <text:p>102400.0</text:p>
          </table:table-cell>
          <table:table-cell table:style-name="ce48" table:formula="of:=[.M532]/[.$B532]" office:value-type="float" office:value="102400" calcext:value-type="float">
            <text:p>102400.0</text:p>
          </table:table-cell>
          <table:table-cell table:style-name="ce50" table:formula="of:=[.N532]/[.$B532]" office:value-type="float" office:value="102400" calcext:value-type="float">
            <text:p>102400.0</text:p>
          </table:table-cell>
          <table:table-cell table:style-name="ce52" table:formula="of:=[.O532]/[.$B532]" office:value-type="float" office:value="51200" calcext:value-type="float">
            <text:p>51200.0</text:p>
          </table:table-cell>
          <table:table-cell table:style-name="ce55" table:formula="of:=([.L532]+[.M532]+[.N532]+[.O532])/[.$B532]" office:value-type="float" office:value="358400" calcext:value-type="float">
            <text:p>358400.0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4" office:value-type="float" office:value="2" calcext:value-type="float">
            <text:p>2</text:p>
          </table:table-cell>
          <table:table-cell table:style-name="ce16" table:formula="of:=SUM([.$B$515:.B533])" office:value-type="float" office:value="44" calcext:value-type="float">
            <text:p>44</text:p>
          </table:table-cell>
          <table:table-cell table:style-name="ce5" table:formula="of:=COM.MICROSOFT.FLOOR.MATH(200*2^([.A533]/2))" office:value-type="float" office:value="144815" calcext:value-type="float">
            <text:p>144815</text:p>
          </table:table-cell>
          <table:table-cell table:style-name="ce5" table:formula="of:=SUM([.$D$515:.D533])" office:value-type="float" office:value="493259" calcext:value-type="float">
            <text:p>493259</text:p>
          </table:table-cell>
          <table:table-cell table:style-name="ce5" table:formula="of:=MAX(30;[.A533]*5)" office:value-type="float" office:value="95" calcext:value-type="float">
            <text:p>95</text:p>
          </table:table-cell>
          <table:table-cell table:style-name="ce5" table:formula="of:=[.D533]*[.F533]" office:value-type="float" office:value="13757425" calcext:value-type="float">
            <text:p>13757425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33]*[.H533]" office:value-type="float" office:value="289630" calcext:value-type="float">
            <text:p>289630</text:p>
          </table:table-cell>
          <table:table-cell table:style-name="ce34" table:formula="of:=[.$D533]*[.I533]" office:value-type="float" office:value="289630" calcext:value-type="float">
            <text:p>289630</text:p>
          </table:table-cell>
          <table:table-cell table:style-name="ce38" table:formula="of:=[.$D533]*[.J533]" office:value-type="float" office:value="289630" calcext:value-type="float">
            <text:p>289630</text:p>
          </table:table-cell>
          <table:table-cell table:style-name="ce42" table:formula="of:=[.$D533]*[.K533]" office:value-type="float" office:value="144815" calcext:value-type="float">
            <text:p>144815</text:p>
          </table:table-cell>
          <table:table-cell table:style-name="ce45" table:formula="of:=[.L533]/[.$B533]" office:value-type="float" office:value="144815" calcext:value-type="float">
            <text:p>144815.0</text:p>
          </table:table-cell>
          <table:table-cell table:style-name="ce48" table:formula="of:=[.M533]/[.$B533]" office:value-type="float" office:value="144815" calcext:value-type="float">
            <text:p>144815.0</text:p>
          </table:table-cell>
          <table:table-cell table:style-name="ce50" table:formula="of:=[.N533]/[.$B533]" office:value-type="float" office:value="144815" calcext:value-type="float">
            <text:p>144815.0</text:p>
          </table:table-cell>
          <table:table-cell table:style-name="ce52" table:formula="of:=[.O533]/[.$B533]" office:value-type="float" office:value="72407.5" calcext:value-type="float">
            <text:p>72407.5</text:p>
          </table:table-cell>
          <table:table-cell table:style-name="ce55" table:formula="of:=([.L533]+[.M533]+[.N533]+[.O533])/[.$B533]" office:value-type="float" office:value="506852.5" calcext:value-type="float">
            <text:p>506852.5</text:p>
          </table:table-cell>
          <table:table-cell table:style-name="ce1" table:number-columns-repeated="1004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style-name="ce16" table:formula="of:=SUM([.$B$515:.B534])" office:value-type="float" office:value="45" calcext:value-type="float">
            <text:p>45</text:p>
          </table:table-cell>
          <table:table-cell table:style-name="ce5" table:formula="of:=COM.MICROSOFT.FLOOR.MATH(200*2^([.A534]/2))" office:value-type="float" office:value="204800" calcext:value-type="float">
            <text:p>204800</text:p>
          </table:table-cell>
          <table:table-cell table:style-name="ce5" table:formula="of:=SUM([.$D$515:.D534])" office:value-type="float" office:value="698059" calcext:value-type="float">
            <text:p>698059</text:p>
          </table:table-cell>
          <table:table-cell table:style-name="ce5" table:formula="of:=MAX(30;[.A534]*5)" office:value-type="float" office:value="100" calcext:value-type="float">
            <text:p>100</text:p>
          </table:table-cell>
          <table:table-cell table:style-name="ce5" table:formula="of:=[.D534]*[.F534]" office:value-type="float" office:value="20480000" calcext:value-type="float">
            <text:p>2048000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$D534]*[.H534]" office:value-type="float" office:value="409600" calcext:value-type="float">
            <text:p>409600</text:p>
          </table:table-cell>
          <table:table-cell table:style-name="ce34" table:formula="of:=[.$D534]*[.I534]" office:value-type="float" office:value="409600" calcext:value-type="float">
            <text:p>409600</text:p>
          </table:table-cell>
          <table:table-cell table:style-name="ce38" table:formula="of:=[.$D534]*[.J534]" office:value-type="float" office:value="409600" calcext:value-type="float">
            <text:p>409600</text:p>
          </table:table-cell>
          <table:table-cell table:style-name="ce42" table:formula="of:=[.$D534]*[.K534]" office:value-type="float" office:value="204800" calcext:value-type="float">
            <text:p>204800</text:p>
          </table:table-cell>
          <table:table-cell table:style-name="ce45" table:formula="of:=[.L534]/[.$B534]" office:value-type="float" office:value="409600" calcext:value-type="float">
            <text:p>409600.0</text:p>
          </table:table-cell>
          <table:table-cell table:style-name="ce48" table:formula="of:=[.M534]/[.$B534]" office:value-type="float" office:value="409600" calcext:value-type="float">
            <text:p>409600.0</text:p>
          </table:table-cell>
          <table:table-cell table:style-name="ce50" table:formula="of:=[.N534]/[.$B534]" office:value-type="float" office:value="409600" calcext:value-type="float">
            <text:p>409600.0</text:p>
          </table:table-cell>
          <table:table-cell table:style-name="ce52" table:formula="of:=[.O534]/[.$B534]" office:value-type="float" office:value="204800" calcext:value-type="float">
            <text:p>204800.0</text:p>
          </table:table-cell>
          <table:table-cell table:style-name="ce55" table:formula="of:=([.L534]+[.M534]+[.N534]+[.O534])/[.$B534]" office:value-type="float" office:value="1433600" calcext:value-type="float">
            <text:p>1433600.0</text:p>
          </table:table-cell>
          <table:table-cell table:style-name="ce1" table:number-columns-repeated="1004"/>
        </table:table-row>
        <table:table-row table:style-name="ro1" table:number-rows-repeated="4">
          <table:table-cell table:style-name="ce4"/>
          <table:table-cell table:style-name="ce17" table:number-columns-repeated="2"/>
          <table:table-cell table:style-name="ce7" table:number-columns-repeated="12"/>
          <table:table-cell table:style-name="ce47" table:number-columns-repeated="4"/>
          <table:table-cell table:style-name="ce57"/>
          <table:table-cell table:style-name="ce61" table:number-columns-repeated="1004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2"/>
          <table:table-cell table:style-name="ce9" office:value-type="string" calcext:value-type="string" table:number-columns-spanned="3" table:number-rows-spanned="1">
            <text:p>Leon's Mod values</text:p>
          </table:table-cell>
          <table:covered-table-cell table:number-columns-repeated="2" table:style-name="ce9"/>
          <table:table-cell table:style-name="ce27"/>
          <table:table-cell table:style-name="ce2" table:number-columns-repeated="14"/>
          <table:table-cell table:style-name="ce54"/>
          <table:table-cell table:style-name="ce2" table:number-columns-repeated="1004"/>
        </table:table-row>
        <table:table-row table:style-name="ro1">
          <table:table-cell table:style-name="ce1" table:number-columns-repeated="20"/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Upgrades-Mod</text:p>
          </table:table-cell>
          <table:table-cell table:style-name="ce10" office:value-type="string" calcext:value-type="string">
            <text:p>Modifier</text:p>
          </table:table-cell>
          <table:table-cell table:style-name="ce10"/>
          <table:table-cell table:style-name="ce10" office:value-type="string" calcext:value-type="string">
            <text:p>Cycles</text:p>
          </table:table-cell>
          <table:table-cell table:style-name="ce10"/>
          <table:table-cell table:style-name="ce10" office:value-type="string" calcext:value-type="string">
            <text:p>Time</text:p>
          </table:table-cell>
          <table:table-cell table:style-name="ce10"/>
          <table:table-cell table:style-name="ce10" office:value-type="string" calcext:value-type="string">
            <text:p>SP R/Cycle</text:p>
          </table:table-cell>
          <table:table-cell table:style-name="ce10" office:value-type="string" calcext:value-type="string">
            <text:p>SP G/Cycle</text:p>
          </table:table-cell>
          <table:table-cell table:style-name="ce10" office:value-type="string" calcext:value-type="string">
            <text:p>SP B/Cycle</text:p>
          </table:table-cell>
          <table:table-cell table:style-name="ce10" office:value-type="string" calcext:value-type="string">
            <text:p>SP A/Cycle</text:p>
          </table:table-cell>
          <table:table-cell table:style-name="ce29" office:value-type="string" calcext:value-type="string">
            <text:p>SP R total</text:p>
          </table:table-cell>
          <table:table-cell table:style-name="ce33" office:value-type="string" calcext:value-type="string">
            <text:p>SP G total</text:p>
          </table:table-cell>
          <table:table-cell table:style-name="ce37" office:value-type="string" calcext:value-type="string">
            <text:p>SP B total</text:p>
          </table:table-cell>
          <table:table-cell table:style-name="ce41" office:value-type="string" calcext:value-type="string">
            <text:p>SP A total</text:p>
          </table:table-cell>
          <table:table-cell table:style-name="ce29" office:value-type="string" calcext:value-type="string">
            <text:p>SP R/Mod.</text:p>
          </table:table-cell>
          <table:table-cell table:style-name="ce33" office:value-type="string" calcext:value-type="string">
            <text:p>SP G/Mod.</text:p>
          </table:table-cell>
          <table:table-cell table:style-name="ce37" office:value-type="string" calcext:value-type="string">
            <text:p>SP B/Mod.</text:p>
          </table:table-cell>
          <table:table-cell table:style-name="ce41" office:value-type="string" calcext:value-type="string">
            <text:p>SP A/Mod.</text:p>
          </table:table-cell>
          <table:table-cell table:style-name="ce10" office:value-type="string" calcext:value-type="string">
            <text:p>SP total/Mod.</text:p>
          </table:table-cell>
          <table:table-cell table:style-name="ce29" office:value-type="string" calcext:value-type="string">
            <text:p>Cumulative SP R</text:p>
          </table:table-cell>
          <table:table-cell table:number-columns-repeated="100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table:formula="of:=5*[.A543]" office:value-type="percentage" office:value="5" calcext:value-type="percentage">
            <text:p>500.0%</text:p>
          </table:table-cell>
          <table:table-cell table:style-name="ce11"/>
          <table:table-cell table:style-name="ce4" table:formula="of:=([.B543]-5*[.I543]-5*[.J543])*[.A543]*([.H543]+[.K543])*2" office:value-type="float" office:value="10" calcext:value-type="float">
            <text:p>10</text:p>
          </table:table-cell>
          <table:table-cell table:style-name="ce4"/>
          <table:table-cell table:style-name="ce4" table:formula="of:=[.A543]*20" office:value-type="float" office:value="20" calcext:value-type="float">
            <text:p>20</text:p>
          </table:table-cell>
          <table:table-cell table:style-name="ce4" table:formula="of:=[.D543]*[.F543]" office:value-type="float" office:value="200" calcext:value-type="float">
            <text:p>2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0" table:formula="of:=[.$D543]*[.H543]" office:value-type="float" office:value="10" calcext:value-type="float">
            <text:p>10</text:p>
          </table:table-cell>
          <table:table-cell table:style-name="ce34" table:formula="of:=[.$D543]*[.I543]" office:value-type="float" office:value="0" calcext:value-type="float">
            <text:p>0</text:p>
          </table:table-cell>
          <table:table-cell table:style-name="ce38" table:formula="of:=[.$D543]*[.J543]" office:value-type="float" office:value="0" calcext:value-type="float">
            <text:p>0</text:p>
          </table:table-cell>
          <table:table-cell table:style-name="ce42" table:formula="of:=[.$D543]*[.K543]" office:value-type="float" office:value="0" calcext:value-type="float">
            <text:p>0</text:p>
          </table:table-cell>
          <table:table-cell table:style-name="ce45" table:formula="of:=[.L543]/[.$B543]" office:value-type="float" office:value="2" calcext:value-type="float">
            <text:p>2.0</text:p>
          </table:table-cell>
          <table:table-cell table:style-name="ce48" table:formula="of:=[.M543]/[.$B543]" office:value-type="float" office:value="0" calcext:value-type="float">
            <text:p>0.0</text:p>
          </table:table-cell>
          <table:table-cell table:style-name="ce50" table:formula="of:=[.N543]/[.$B543]" office:value-type="float" office:value="0" calcext:value-type="float">
            <text:p>0.0</text:p>
          </table:table-cell>
          <table:table-cell table:style-name="ce52" table:formula="of:=[.O543]/[.$B543]" office:value-type="float" office:value="0" calcext:value-type="float">
            <text:p>0.0</text:p>
          </table:table-cell>
          <table:table-cell table:style-name="ce55" table:formula="of:=([.L543]+[.M543]+[.N543]+[.O543])/[.$B543]" office:value-type="float" office:value="2" calcext:value-type="float">
            <text:p>2.0</text:p>
          </table:table-cell>
          <table:table-cell table:style-name="ce30" table:formula="of:=SUM([.L543:.O543])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4" table:formula="of:=[.A543]+1" office:value-type="float" office:value="2" calcext:value-type="float">
            <text:p>2</text:p>
          </table:table-cell>
          <table:table-cell table:style-name="ce11" table:formula="of:=5*[.A544]" office:value-type="percentage" office:value="10" calcext:value-type="percentage">
            <text:p>1000.0%</text:p>
          </table:table-cell>
          <table:table-cell table:style-name="ce11"/>
          <table:table-cell table:style-name="ce4" table:formula="of:=([.B544]-5*[.I544]-5*[.J544])*[.A544]*([.H544]+[.K544])*2" office:value-type="float" office:value="40" calcext:value-type="float">
            <text:p>40</text:p>
          </table:table-cell>
          <table:table-cell table:style-name="ce4"/>
          <table:table-cell table:style-name="ce4" table:formula="of:=[.A544]*20" office:value-type="float" office:value="40" calcext:value-type="float">
            <text:p>40</text:p>
          </table:table-cell>
          <table:table-cell table:style-name="ce4" table:formula="of:=[.D544]*[.F544]" office:value-type="float" office:value="1600" calcext:value-type="float">
            <text:p>1600</text:p>
          </table:table-cell>
          <table:table-cell table:style-name="ce4" table:formula="of:=[.H543]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0" table:formula="of:=[.$D544]*[.H544]" office:value-type="float" office:value="40" calcext:value-type="float">
            <text:p>40</text:p>
          </table:table-cell>
          <table:table-cell table:style-name="ce34" table:formula="of:=[.$D544]*[.I544]" office:value-type="float" office:value="0" calcext:value-type="float">
            <text:p>0</text:p>
          </table:table-cell>
          <table:table-cell table:style-name="ce38" table:formula="of:=[.$D544]*[.J544]" office:value-type="float" office:value="0" calcext:value-type="float">
            <text:p>0</text:p>
          </table:table-cell>
          <table:table-cell table:style-name="ce42" table:formula="of:=[.$D544]*[.K544]" office:value-type="float" office:value="0" calcext:value-type="float">
            <text:p>0</text:p>
          </table:table-cell>
          <table:table-cell table:style-name="ce45" table:formula="of:=[.L544]/[.$B544]" office:value-type="float" office:value="4" calcext:value-type="float">
            <text:p>4.0</text:p>
          </table:table-cell>
          <table:table-cell table:style-name="ce48" table:formula="of:=[.M544]/[.$B544]" office:value-type="float" office:value="0" calcext:value-type="float">
            <text:p>0.0</text:p>
          </table:table-cell>
          <table:table-cell table:style-name="ce50" table:formula="of:=[.N544]/[.$B544]" office:value-type="float" office:value="0" calcext:value-type="float">
            <text:p>0.0</text:p>
          </table:table-cell>
          <table:table-cell table:style-name="ce52" table:formula="of:=[.O544]/[.$B544]" office:value-type="float" office:value="0" calcext:value-type="float">
            <text:p>0.0</text:p>
          </table:table-cell>
          <table:table-cell table:style-name="ce55" table:formula="of:=([.L544]+[.M544]+[.N544]+[.O544])/[.$B544]" office:value-type="float" office:value="4" calcext:value-type="float">
            <text:p>4.0</text:p>
          </table:table-cell>
          <table:table-cell table:style-name="ce30" table:formula="of:=SUM([.L544:.O544])" office:value-type="float" office:value="40" calcext:value-type="float">
            <text:p>40</text:p>
          </table:table-cell>
          <table:table-cell>
            <draw:frame table:end-cell-address="'-TOTAL- Increas.PercentModifier'.AB567" table:end-x="19.09mm" table:end-y="0.3mm" draw:z-index="0" draw:style-name="gr1" draw:text-style-name="P1" svg:width="160.18mm" svg:height="110.55mm" svg:x="6.56mm" svg:y="1.72mm">
              <loext:p draw:notify-on-update-of-ranges="'-TOTAL- Increas.PercentModifier'.U543:'-TOTAL- Increas.PercentModifier'.U567 '-TOTAL- Increas.PercentModifier'.U10:'-TOTAL- Increas.PercentModifier'.U1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2"/>
        </table:table-row>
        <table:table-row table:style-name="ro1">
          <table:table-cell table:style-name="ce4" table:formula="of:=[.A544]+1" office:value-type="float" office:value="3" calcext:value-type="float">
            <text:p>3</text:p>
          </table:table-cell>
          <table:table-cell table:style-name="ce11" table:formula="of:=5*[.A545]" office:value-type="percentage" office:value="15" calcext:value-type="percentage">
            <text:p>1500.0%</text:p>
          </table:table-cell>
          <table:table-cell table:style-name="ce11"/>
          <table:table-cell table:style-name="ce4" table:formula="of:=([.B545]-5*[.I545]-5*[.J545])*[.A545]*([.H545]+[.K545])*2" office:value-type="float" office:value="60" calcext:value-type="float">
            <text:p>60</text:p>
          </table:table-cell>
          <table:table-cell table:style-name="ce4"/>
          <table:table-cell table:style-name="ce4" table:formula="of:=[.A545]*20" office:value-type="float" office:value="60" calcext:value-type="float">
            <text:p>60</text:p>
          </table:table-cell>
          <table:table-cell table:style-name="ce4" table:formula="of:=[.D545]*[.F545]" office:value-type="float" office:value="3600" calcext:value-type="float">
            <text:p>3600</text:p>
          </table:table-cell>
          <table:table-cell table:style-name="ce4" table:formula="of:=[.H544]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0" table:formula="of:=[.$D545]*[.H545]" office:value-type="float" office:value="60" calcext:value-type="float">
            <text:p>60</text:p>
          </table:table-cell>
          <table:table-cell table:style-name="ce34" table:formula="of:=[.$D545]*[.I545]" office:value-type="float" office:value="60" calcext:value-type="float">
            <text:p>60</text:p>
          </table:table-cell>
          <table:table-cell table:style-name="ce38" table:formula="of:=[.$D545]*[.J545]" office:value-type="float" office:value="0" calcext:value-type="float">
            <text:p>0</text:p>
          </table:table-cell>
          <table:table-cell table:style-name="ce42" table:formula="of:=[.$D545]*[.K545]" office:value-type="float" office:value="0" calcext:value-type="float">
            <text:p>0</text:p>
          </table:table-cell>
          <table:table-cell table:style-name="ce45" table:formula="of:=[.L545]/[.$B545]" office:value-type="float" office:value="4" calcext:value-type="float">
            <text:p>4.0</text:p>
          </table:table-cell>
          <table:table-cell table:style-name="ce48" table:formula="of:=[.M545]/[.$B545]" office:value-type="float" office:value="4" calcext:value-type="float">
            <text:p>4.0</text:p>
          </table:table-cell>
          <table:table-cell table:style-name="ce50" table:formula="of:=[.N545]/[.$B545]" office:value-type="float" office:value="0" calcext:value-type="float">
            <text:p>0.0</text:p>
          </table:table-cell>
          <table:table-cell table:style-name="ce52" table:formula="of:=[.O545]/[.$B545]" office:value-type="float" office:value="0" calcext:value-type="float">
            <text:p>0.0</text:p>
          </table:table-cell>
          <table:table-cell table:style-name="ce55" table:formula="of:=([.L545]+[.M545]+[.N545]+[.O545])/[.$B545]" office:value-type="float" office:value="8" calcext:value-type="float">
            <text:p>8.0</text:p>
          </table:table-cell>
          <table:table-cell table:style-name="ce30" table:formula="of:=SUM([.L545:.O545])" office:value-type="float" office:value="120" calcext:value-type="float">
            <text:p>120</text:p>
          </table:table-cell>
          <table:table-cell table:number-columns-repeated="1003"/>
        </table:table-row>
        <table:table-row table:style-name="ro1">
          <table:table-cell table:style-name="ce4" table:formula="of:=[.A545]+1" office:value-type="float" office:value="4" calcext:value-type="float">
            <text:p>4</text:p>
          </table:table-cell>
          <table:table-cell table:style-name="ce11" table:formula="of:=5*[.A546]" office:value-type="percentage" office:value="20" calcext:value-type="percentage">
            <text:p>2000.0%</text:p>
          </table:table-cell>
          <table:table-cell table:style-name="ce11"/>
          <table:table-cell table:style-name="ce4" table:formula="of:=([.B546]-5*[.I546]-5*[.J546])*[.A546]*([.H546]+[.K546])*2" office:value-type="float" office:value="240" calcext:value-type="float">
            <text:p>240</text:p>
          </table:table-cell>
          <table:table-cell table:style-name="ce4"/>
          <table:table-cell table:style-name="ce4" table:formula="of:=[.A546]*20" office:value-type="float" office:value="80" calcext:value-type="float">
            <text:p>80</text:p>
          </table:table-cell>
          <table:table-cell table:style-name="ce4" table:formula="of:=[.D546]*[.F546]" office:value-type="float" office:value="19200" calcext:value-type="float">
            <text:p>19200</text:p>
          </table:table-cell>
          <table:table-cell table:style-name="ce4" table:formula="of:=[.H545]+1" office:value-type="float" office:value="2" calcext:value-type="float">
            <text:p>2</text:p>
          </table:table-cell>
          <table:table-cell table:style-name="ce4" table:formula="of:=[.I545]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0" table:formula="of:=[.$D546]*[.H546]" office:value-type="float" office:value="480" calcext:value-type="float">
            <text:p>480</text:p>
          </table:table-cell>
          <table:table-cell table:style-name="ce34" table:formula="of:=[.$D546]*[.I546]" office:value-type="float" office:value="240" calcext:value-type="float">
            <text:p>240</text:p>
          </table:table-cell>
          <table:table-cell table:style-name="ce38" table:formula="of:=[.$D546]*[.J546]" office:value-type="float" office:value="0" calcext:value-type="float">
            <text:p>0</text:p>
          </table:table-cell>
          <table:table-cell table:style-name="ce42" table:formula="of:=[.$D546]*[.K546]" office:value-type="float" office:value="0" calcext:value-type="float">
            <text:p>0</text:p>
          </table:table-cell>
          <table:table-cell table:style-name="ce45" table:formula="of:=[.L546]/[.$B546]" office:value-type="float" office:value="24" calcext:value-type="float">
            <text:p>24.0</text:p>
          </table:table-cell>
          <table:table-cell table:style-name="ce48" table:formula="of:=[.M546]/[.$B546]" office:value-type="float" office:value="12" calcext:value-type="float">
            <text:p>12.0</text:p>
          </table:table-cell>
          <table:table-cell table:style-name="ce50" table:formula="of:=[.N546]/[.$B546]" office:value-type="float" office:value="0" calcext:value-type="float">
            <text:p>0.0</text:p>
          </table:table-cell>
          <table:table-cell table:style-name="ce52" table:formula="of:=[.O546]/[.$B546]" office:value-type="float" office:value="0" calcext:value-type="float">
            <text:p>0.0</text:p>
          </table:table-cell>
          <table:table-cell table:style-name="ce55" table:formula="of:=([.L546]+[.M546]+[.N546]+[.O546])/[.$B546]" office:value-type="float" office:value="36" calcext:value-type="float">
            <text:p>36.0</text:p>
          </table:table-cell>
          <table:table-cell table:style-name="ce30" table:formula="of:=SUM([.L546:.O546])" office:value-type="float" office:value="720" calcext:value-type="float">
            <text:p>720</text:p>
          </table:table-cell>
          <table:table-cell table:number-columns-repeated="1003"/>
        </table:table-row>
        <table:table-row table:style-name="ro1">
          <table:table-cell table:style-name="ce4" table:formula="of:=[.A546]+1" office:value-type="float" office:value="5" calcext:value-type="float">
            <text:p>5</text:p>
          </table:table-cell>
          <table:table-cell table:style-name="ce11" table:formula="of:=5*[.A547]" office:value-type="percentage" office:value="25" calcext:value-type="percentage">
            <text:p>2500.0%</text:p>
          </table:table-cell>
          <table:table-cell table:style-name="ce11"/>
          <table:table-cell table:style-name="ce4" table:formula="of:=([.B547]-5*[.I547]-5*[.J547])*[.A547]*([.H547]+[.K547])*2" office:value-type="float" office:value="300" calcext:value-type="float">
            <text:p>300</text:p>
          </table:table-cell>
          <table:table-cell table:style-name="ce4"/>
          <table:table-cell table:style-name="ce4" table:formula="of:=[.A547]*20" office:value-type="float" office:value="100" calcext:value-type="float">
            <text:p>100</text:p>
          </table:table-cell>
          <table:table-cell table:style-name="ce4" table:formula="of:=[.D547]*[.F547]" office:value-type="float" office:value="30000" calcext:value-type="float">
            <text:p>30000</text:p>
          </table:table-cell>
          <table:table-cell table:style-name="ce4" table:formula="of:=[.H546]" office:value-type="float" office:value="2" calcext:value-type="float">
            <text:p>2</text:p>
          </table:table-cell>
          <table:table-cell table:style-name="ce4" table:formula="of:=[.I546]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0" table:formula="of:=[.$D547]*[.H547]" office:value-type="float" office:value="600" calcext:value-type="float">
            <text:p>600</text:p>
          </table:table-cell>
          <table:table-cell table:style-name="ce34" table:formula="of:=[.$D547]*[.I547]" office:value-type="float" office:value="300" calcext:value-type="float">
            <text:p>300</text:p>
          </table:table-cell>
          <table:table-cell table:style-name="ce38" table:formula="of:=[.$D547]*[.J547]" office:value-type="float" office:value="300" calcext:value-type="float">
            <text:p>300</text:p>
          </table:table-cell>
          <table:table-cell table:style-name="ce42" table:formula="of:=[.$D547]*[.K547]" office:value-type="float" office:value="0" calcext:value-type="float">
            <text:p>0</text:p>
          </table:table-cell>
          <table:table-cell table:style-name="ce45" table:formula="of:=[.L547]/[.$B547]" office:value-type="float" office:value="24" calcext:value-type="float">
            <text:p>24.0</text:p>
          </table:table-cell>
          <table:table-cell table:style-name="ce48" table:formula="of:=[.M547]/[.$B547]" office:value-type="float" office:value="12" calcext:value-type="float">
            <text:p>12.0</text:p>
          </table:table-cell>
          <table:table-cell table:style-name="ce50" table:formula="of:=[.N547]/[.$B547]" office:value-type="float" office:value="12" calcext:value-type="float">
            <text:p>12.0</text:p>
          </table:table-cell>
          <table:table-cell table:style-name="ce52" table:formula="of:=[.O547]/[.$B547]" office:value-type="float" office:value="0" calcext:value-type="float">
            <text:p>0.0</text:p>
          </table:table-cell>
          <table:table-cell table:style-name="ce55" table:formula="of:=([.L547]+[.M547]+[.N547]+[.O547])/[.$B547]" office:value-type="float" office:value="48" calcext:value-type="float">
            <text:p>48.0</text:p>
          </table:table-cell>
          <table:table-cell table:style-name="ce30" table:formula="of:=SUM([.L547:.O547])" office:value-type="float" office:value="1200" calcext:value-type="float">
            <text:p>1200</text:p>
          </table:table-cell>
          <table:table-cell table:number-columns-repeated="1003"/>
        </table:table-row>
        <table:table-row table:style-name="ro1">
          <table:table-cell table:style-name="ce4" table:formula="of:=[.A547]+1" office:value-type="float" office:value="6" calcext:value-type="float">
            <text:p>6</text:p>
          </table:table-cell>
          <table:table-cell table:style-name="ce11" table:formula="of:=5*[.A548]" office:value-type="percentage" office:value="30" calcext:value-type="percentage">
            <text:p>3000.0%</text:p>
          </table:table-cell>
          <table:table-cell table:style-name="ce11"/>
          <table:table-cell table:style-name="ce4" table:formula="of:=([.B548]-5*[.I548]-5*[.J548])*[.A548]*([.H548]+[.K548])*2" office:value-type="float" office:value="360" calcext:value-type="float">
            <text:p>360</text:p>
          </table:table-cell>
          <table:table-cell table:style-name="ce4"/>
          <table:table-cell table:style-name="ce4" table:formula="of:=[.A548]*20" office:value-type="float" office:value="120" calcext:value-type="float">
            <text:p>120</text:p>
          </table:table-cell>
          <table:table-cell table:style-name="ce4" table:formula="of:=[.D548]*[.F548]" office:value-type="float" office:value="43200" calcext:value-type="float">
            <text:p>43200</text:p>
          </table:table-cell>
          <table:table-cell table:style-name="ce4" table:formula="of:=[.H547]" office:value-type="float" office:value="2" calcext:value-type="float">
            <text:p>2</text:p>
          </table:table-cell>
          <table:table-cell table:style-name="ce4" table:formula="of:=[.I547]+1" office:value-type="float" office:value="2" calcext:value-type="float">
            <text:p>2</text:p>
          </table:table-cell>
          <table:table-cell table:style-name="ce4" table:formula="of:=[.J547]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0" table:formula="of:=[.$D548]*[.H548]" office:value-type="float" office:value="720" calcext:value-type="float">
            <text:p>720</text:p>
          </table:table-cell>
          <table:table-cell table:style-name="ce34" table:formula="of:=[.$D548]*[.I548]" office:value-type="float" office:value="720" calcext:value-type="float">
            <text:p>720</text:p>
          </table:table-cell>
          <table:table-cell table:style-name="ce38" table:formula="of:=[.$D548]*[.J548]" office:value-type="float" office:value="360" calcext:value-type="float">
            <text:p>360</text:p>
          </table:table-cell>
          <table:table-cell table:style-name="ce42" table:formula="of:=[.$D548]*[.K548]" office:value-type="float" office:value="0" calcext:value-type="float">
            <text:p>0</text:p>
          </table:table-cell>
          <table:table-cell table:style-name="ce45" table:formula="of:=[.L548]/[.$B548]" office:value-type="float" office:value="24" calcext:value-type="float">
            <text:p>24.0</text:p>
          </table:table-cell>
          <table:table-cell table:style-name="ce48" table:formula="of:=[.M548]/[.$B548]" office:value-type="float" office:value="24" calcext:value-type="float">
            <text:p>24.0</text:p>
          </table:table-cell>
          <table:table-cell table:style-name="ce50" table:formula="of:=[.N548]/[.$B548]" office:value-type="float" office:value="12" calcext:value-type="float">
            <text:p>12.0</text:p>
          </table:table-cell>
          <table:table-cell table:style-name="ce52" table:formula="of:=[.O548]/[.$B548]" office:value-type="float" office:value="0" calcext:value-type="float">
            <text:p>0.0</text:p>
          </table:table-cell>
          <table:table-cell table:style-name="ce55" table:formula="of:=([.L548]+[.M548]+[.N548]+[.O548])/[.$B548]" office:value-type="float" office:value="60" calcext:value-type="float">
            <text:p>60.0</text:p>
          </table:table-cell>
          <table:table-cell table:style-name="ce30" table:formula="of:=SUM([.L548:.O548])" office:value-type="float" office:value="1800" calcext:value-type="float">
            <text:p>1800</text:p>
          </table:table-cell>
          <table:table-cell table:number-columns-repeated="1003"/>
        </table:table-row>
        <table:table-row table:style-name="ro1">
          <table:table-cell table:style-name="ce4" table:formula="of:=[.A548]+1" office:value-type="float" office:value="7" calcext:value-type="float">
            <text:p>7</text:p>
          </table:table-cell>
          <table:table-cell table:style-name="ce11" table:formula="of:=5*[.A549]" office:value-type="percentage" office:value="35" calcext:value-type="percentage">
            <text:p>3500.0%</text:p>
          </table:table-cell>
          <table:table-cell table:style-name="ce11"/>
          <table:table-cell table:style-name="ce4" table:formula="of:=([.B549]-5*[.I549]-5*[.J549])*[.A549]*([.H549]+[.K549])*2" office:value-type="float" office:value="1120" calcext:value-type="float">
            <text:p>1120</text:p>
          </table:table-cell>
          <table:table-cell table:style-name="ce4"/>
          <table:table-cell table:style-name="ce4" table:formula="of:=[.A549]*20" office:value-type="float" office:value="140" calcext:value-type="float">
            <text:p>140</text:p>
          </table:table-cell>
          <table:table-cell table:style-name="ce4" table:formula="of:=[.D549]*[.F549]" office:value-type="float" office:value="156800" calcext:value-type="float">
            <text:p>156800</text:p>
          </table:table-cell>
          <table:table-cell table:style-name="ce4" table:formula="of:=[.H548]+1" office:value-type="float" office:value="3" calcext:value-type="float">
            <text:p>3</text:p>
          </table:table-cell>
          <table:table-cell table:style-name="ce4" table:formula="of:=[.I548]" office:value-type="float" office:value="2" calcext:value-type="float">
            <text:p>2</text:p>
          </table:table-cell>
          <table:table-cell table:style-name="ce4" table:formula="of:=[.J548]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0" table:formula="of:=[.$D549]*[.H549]" office:value-type="float" office:value="3360" calcext:value-type="float">
            <text:p>3360</text:p>
          </table:table-cell>
          <table:table-cell table:style-name="ce34" table:formula="of:=[.$D549]*[.I549]" office:value-type="float" office:value="2240" calcext:value-type="float">
            <text:p>2240</text:p>
          </table:table-cell>
          <table:table-cell table:style-name="ce38" table:formula="of:=[.$D549]*[.J549]" office:value-type="float" office:value="1120" calcext:value-type="float">
            <text:p>1120</text:p>
          </table:table-cell>
          <table:table-cell table:style-name="ce42" table:formula="of:=[.$D549]*[.K549]" office:value-type="float" office:value="1120" calcext:value-type="float">
            <text:p>1120</text:p>
          </table:table-cell>
          <table:table-cell table:style-name="ce45" table:formula="of:=[.L549]/[.$B549]" office:value-type="float" office:value="96" calcext:value-type="float">
            <text:p>96.0</text:p>
          </table:table-cell>
          <table:table-cell table:style-name="ce48" table:formula="of:=[.M549]/[.$B549]" office:value-type="float" office:value="64" calcext:value-type="float">
            <text:p>64.0</text:p>
          </table:table-cell>
          <table:table-cell table:style-name="ce50" table:formula="of:=[.N549]/[.$B549]" office:value-type="float" office:value="32" calcext:value-type="float">
            <text:p>32.0</text:p>
          </table:table-cell>
          <table:table-cell table:style-name="ce52" table:formula="of:=[.O549]/[.$B549]" office:value-type="float" office:value="32" calcext:value-type="float">
            <text:p>32.0</text:p>
          </table:table-cell>
          <table:table-cell table:style-name="ce55" table:formula="of:=([.L549]+[.M549]+[.N549]+[.O549])/[.$B549]" office:value-type="float" office:value="224" calcext:value-type="float">
            <text:p>224.0</text:p>
          </table:table-cell>
          <table:table-cell table:style-name="ce30" table:formula="of:=SUM([.L549:.O549])" office:value-type="float" office:value="7840" calcext:value-type="float">
            <text:p>7840</text:p>
          </table:table-cell>
          <table:table-cell table:number-columns-repeated="1003"/>
        </table:table-row>
        <table:table-row table:style-name="ro1">
          <table:table-cell table:style-name="ce4" table:formula="of:=[.A549]+1" office:value-type="float" office:value="8" calcext:value-type="float">
            <text:p>8</text:p>
          </table:table-cell>
          <table:table-cell table:style-name="ce11" table:formula="of:=5*[.A550]" office:value-type="percentage" office:value="40" calcext:value-type="percentage">
            <text:p>4000.0%</text:p>
          </table:table-cell>
          <table:table-cell table:style-name="ce11"/>
          <table:table-cell table:style-name="ce4" table:formula="of:=([.B550]-5*[.I550]-5*[.J550])*[.A550]*([.H550]+[.K550])*2" office:value-type="float" office:value="1280" calcext:value-type="float">
            <text:p>1280</text:p>
          </table:table-cell>
          <table:table-cell table:style-name="ce4"/>
          <table:table-cell table:style-name="ce4" table:formula="of:=[.A550]*20" office:value-type="float" office:value="160" calcext:value-type="float">
            <text:p>160</text:p>
          </table:table-cell>
          <table:table-cell table:style-name="ce4" table:formula="of:=[.D550]*[.F550]" office:value-type="float" office:value="204800" calcext:value-type="float">
            <text:p>204800</text:p>
          </table:table-cell>
          <table:table-cell table:style-name="ce4" table:formula="of:=[.H549]" office:value-type="float" office:value="3" calcext:value-type="float">
            <text:p>3</text:p>
          </table:table-cell>
          <table:table-cell table:style-name="ce4" table:formula="of:=[.I549]" office:value-type="float" office:value="2" calcext:value-type="float">
            <text:p>2</text:p>
          </table:table-cell>
          <table:table-cell table:style-name="ce4" table:formula="of:=[.J549]+1" office:value-type="float" office:value="2" calcext:value-type="float">
            <text:p>2</text:p>
          </table:table-cell>
          <table:table-cell table:style-name="ce4" table:formula="of:=[.K549]" office:value-type="float" office:value="1" calcext:value-type="float">
            <text:p>1</text:p>
          </table:table-cell>
          <table:table-cell table:style-name="ce30" table:formula="of:=[.$D550]*[.H550]" office:value-type="float" office:value="3840" calcext:value-type="float">
            <text:p>3840</text:p>
          </table:table-cell>
          <table:table-cell table:style-name="ce34" table:formula="of:=[.$D550]*[.I550]" office:value-type="float" office:value="2560" calcext:value-type="float">
            <text:p>2560</text:p>
          </table:table-cell>
          <table:table-cell table:style-name="ce38" table:formula="of:=[.$D550]*[.J550]" office:value-type="float" office:value="2560" calcext:value-type="float">
            <text:p>2560</text:p>
          </table:table-cell>
          <table:table-cell table:style-name="ce42" table:formula="of:=[.$D550]*[.K550]" office:value-type="float" office:value="1280" calcext:value-type="float">
            <text:p>1280</text:p>
          </table:table-cell>
          <table:table-cell table:style-name="ce45" table:formula="of:=[.L550]/[.$B550]" office:value-type="float" office:value="96" calcext:value-type="float">
            <text:p>96.0</text:p>
          </table:table-cell>
          <table:table-cell table:style-name="ce48" table:formula="of:=[.M550]/[.$B550]" office:value-type="float" office:value="64" calcext:value-type="float">
            <text:p>64.0</text:p>
          </table:table-cell>
          <table:table-cell table:style-name="ce50" table:formula="of:=[.N550]/[.$B550]" office:value-type="float" office:value="64" calcext:value-type="float">
            <text:p>64.0</text:p>
          </table:table-cell>
          <table:table-cell table:style-name="ce52" table:formula="of:=[.O550]/[.$B550]" office:value-type="float" office:value="32" calcext:value-type="float">
            <text:p>32.0</text:p>
          </table:table-cell>
          <table:table-cell table:style-name="ce55" table:formula="of:=([.L550]+[.M550]+[.N550]+[.O550])/[.$B550]" office:value-type="float" office:value="256" calcext:value-type="float">
            <text:p>256.0</text:p>
          </table:table-cell>
          <table:table-cell table:style-name="ce30" table:formula="of:=SUM([.L550:.O550])" office:value-type="float" office:value="10240" calcext:value-type="float">
            <text:p>10240</text:p>
          </table:table-cell>
          <table:table-cell table:number-columns-repeated="1003"/>
        </table:table-row>
        <table:table-row table:style-name="ro1">
          <table:table-cell table:style-name="ce4" table:formula="of:=[.A550]+1" office:value-type="float" office:value="9" calcext:value-type="float">
            <text:p>9</text:p>
          </table:table-cell>
          <table:table-cell table:style-name="ce11" table:formula="of:=5*[.A551]" office:value-type="percentage" office:value="45" calcext:value-type="percentage">
            <text:p>4500.0%</text:p>
          </table:table-cell>
          <table:table-cell table:style-name="ce11"/>
          <table:table-cell table:style-name="ce4" table:formula="of:=([.B551]-5*[.I551]-5*[.J551])*[.A551]*([.H551]+[.K551])*2" office:value-type="float" office:value="1440" calcext:value-type="float">
            <text:p>1440</text:p>
          </table:table-cell>
          <table:table-cell table:style-name="ce4"/>
          <table:table-cell table:style-name="ce4" table:formula="of:=[.A551]*20" office:value-type="float" office:value="180" calcext:value-type="float">
            <text:p>180</text:p>
          </table:table-cell>
          <table:table-cell table:style-name="ce4" table:formula="of:=[.D551]*[.F551]" office:value-type="float" office:value="259200" calcext:value-type="float">
            <text:p>259200</text:p>
          </table:table-cell>
          <table:table-cell table:style-name="ce4" table:formula="of:=[.H550]" office:value-type="float" office:value="3" calcext:value-type="float">
            <text:p>3</text:p>
          </table:table-cell>
          <table:table-cell table:style-name="ce4" table:formula="of:=[.I550]+1" office:value-type="float" office:value="3" calcext:value-type="float">
            <text:p>3</text:p>
          </table:table-cell>
          <table:table-cell table:style-name="ce4" table:formula="of:=[.J550]" office:value-type="float" office:value="2" calcext:value-type="float">
            <text:p>2</text:p>
          </table:table-cell>
          <table:table-cell table:style-name="ce4" table:formula="of:=[.K550]" office:value-type="float" office:value="1" calcext:value-type="float">
            <text:p>1</text:p>
          </table:table-cell>
          <table:table-cell table:style-name="ce30" table:formula="of:=[.$D551]*[.H551]" office:value-type="float" office:value="4320" calcext:value-type="float">
            <text:p>4320</text:p>
          </table:table-cell>
          <table:table-cell table:style-name="ce34" table:formula="of:=[.$D551]*[.I551]" office:value-type="float" office:value="4320" calcext:value-type="float">
            <text:p>4320</text:p>
          </table:table-cell>
          <table:table-cell table:style-name="ce38" table:formula="of:=[.$D551]*[.J551]" office:value-type="float" office:value="2880" calcext:value-type="float">
            <text:p>2880</text:p>
          </table:table-cell>
          <table:table-cell table:style-name="ce42" table:formula="of:=[.$D551]*[.K551]" office:value-type="float" office:value="1440" calcext:value-type="float">
            <text:p>1440</text:p>
          </table:table-cell>
          <table:table-cell table:style-name="ce45" table:formula="of:=[.L551]/[.$B551]" office:value-type="float" office:value="96" calcext:value-type="float">
            <text:p>96.0</text:p>
          </table:table-cell>
          <table:table-cell table:style-name="ce48" table:formula="of:=[.M551]/[.$B551]" office:value-type="float" office:value="96" calcext:value-type="float">
            <text:p>96.0</text:p>
          </table:table-cell>
          <table:table-cell table:style-name="ce50" table:formula="of:=[.N551]/[.$B551]" office:value-type="float" office:value="64" calcext:value-type="float">
            <text:p>64.0</text:p>
          </table:table-cell>
          <table:table-cell table:style-name="ce52" table:formula="of:=[.O551]/[.$B551]" office:value-type="float" office:value="32" calcext:value-type="float">
            <text:p>32.0</text:p>
          </table:table-cell>
          <table:table-cell table:style-name="ce55" table:formula="of:=([.L551]+[.M551]+[.N551]+[.O551])/[.$B551]" office:value-type="float" office:value="288" calcext:value-type="float">
            <text:p>288.0</text:p>
          </table:table-cell>
          <table:table-cell table:style-name="ce30" table:formula="of:=SUM([.L551:.O551])" office:value-type="float" office:value="12960" calcext:value-type="float">
            <text:p>12960</text:p>
          </table:table-cell>
          <table:table-cell table:number-columns-repeated="1003"/>
        </table:table-row>
        <table:table-row table:style-name="ro1">
          <table:table-cell table:style-name="ce4" table:formula="of:=[.A551]+1" office:value-type="float" office:value="10" calcext:value-type="float">
            <text:p>10</text:p>
          </table:table-cell>
          <table:table-cell table:style-name="ce11" table:formula="of:=5*[.A552]" office:value-type="percentage" office:value="50" calcext:value-type="percentage">
            <text:p>5000.0%</text:p>
          </table:table-cell>
          <table:table-cell table:style-name="ce11"/>
          <table:table-cell table:style-name="ce4" table:formula="of:=([.B552]-5*[.I552]-5*[.J552])*[.A552]*([.H552]+[.K552])*2" office:value-type="float" office:value="3000" calcext:value-type="float">
            <text:p>3000</text:p>
          </table:table-cell>
          <table:table-cell table:style-name="ce4"/>
          <table:table-cell table:style-name="ce4" table:formula="of:=[.A552]*20" office:value-type="float" office:value="200" calcext:value-type="float">
            <text:p>200</text:p>
          </table:table-cell>
          <table:table-cell table:style-name="ce4" table:formula="of:=[.D552]*[.F552]" office:value-type="float" office:value="600000" calcext:value-type="float">
            <text:p>600000</text:p>
          </table:table-cell>
          <table:table-cell table:style-name="ce4" table:formula="of:=[.H551]+1" office:value-type="float" office:value="4" calcext:value-type="float">
            <text:p>4</text:p>
          </table:table-cell>
          <table:table-cell table:style-name="ce4" table:formula="of:=[.I551]" office:value-type="float" office:value="3" calcext:value-type="float">
            <text:p>3</text:p>
          </table:table-cell>
          <table:table-cell table:style-name="ce4" table:formula="of:=[.J551]" office:value-type="float" office:value="2" calcext:value-type="float">
            <text:p>2</text:p>
          </table:table-cell>
          <table:table-cell table:style-name="ce4" table:formula="of:=[.K551]+1" office:value-type="float" office:value="2" calcext:value-type="float">
            <text:p>2</text:p>
          </table:table-cell>
          <table:table-cell table:style-name="ce30" table:formula="of:=[.$D552]*[.H552]" office:value-type="float" office:value="12000" calcext:value-type="float">
            <text:p>12000</text:p>
          </table:table-cell>
          <table:table-cell table:style-name="ce34" table:formula="of:=[.$D552]*[.I552]" office:value-type="float" office:value="9000" calcext:value-type="float">
            <text:p>9000</text:p>
          </table:table-cell>
          <table:table-cell table:style-name="ce38" table:formula="of:=[.$D552]*[.J552]" office:value-type="float" office:value="6000" calcext:value-type="float">
            <text:p>6000</text:p>
          </table:table-cell>
          <table:table-cell table:style-name="ce42" table:formula="of:=[.$D552]*[.K552]" office:value-type="float" office:value="6000" calcext:value-type="float">
            <text:p>6000</text:p>
          </table:table-cell>
          <table:table-cell table:style-name="ce45" table:formula="of:=[.L552]/[.$B552]" office:value-type="float" office:value="240" calcext:value-type="float">
            <text:p>240.0</text:p>
          </table:table-cell>
          <table:table-cell table:style-name="ce48" table:formula="of:=[.M552]/[.$B552]" office:value-type="float" office:value="180" calcext:value-type="float">
            <text:p>180.0</text:p>
          </table:table-cell>
          <table:table-cell table:style-name="ce50" table:formula="of:=[.N552]/[.$B552]" office:value-type="float" office:value="120" calcext:value-type="float">
            <text:p>120.0</text:p>
          </table:table-cell>
          <table:table-cell table:style-name="ce52" table:formula="of:=[.O552]/[.$B552]" office:value-type="float" office:value="120" calcext:value-type="float">
            <text:p>120.0</text:p>
          </table:table-cell>
          <table:table-cell table:style-name="ce55" table:formula="of:=([.L552]+[.M552]+[.N552]+[.O552])/[.$B552]" office:value-type="float" office:value="660" calcext:value-type="float">
            <text:p>660.0</text:p>
          </table:table-cell>
          <table:table-cell table:style-name="ce30" table:formula="of:=SUM([.L552:.O552])" office:value-type="float" office:value="33000" calcext:value-type="float">
            <text:p>33000</text:p>
          </table:table-cell>
          <table:table-cell table:number-columns-repeated="1003"/>
        </table:table-row>
        <table:table-row table:style-name="ro1">
          <table:table-cell table:style-name="ce4" table:formula="of:=[.A552]+1" office:value-type="float" office:value="11" calcext:value-type="float">
            <text:p>11</text:p>
          </table:table-cell>
          <table:table-cell table:style-name="ce11" table:formula="of:=5*[.A553]" office:value-type="percentage" office:value="55" calcext:value-type="percentage">
            <text:p>5500.0%</text:p>
          </table:table-cell>
          <table:table-cell table:style-name="ce11"/>
          <table:table-cell table:style-name="ce4" table:formula="of:=([.B553]-5*[.I553]-5*[.J553])*[.A553]*([.H553]+[.K553])*2" office:value-type="float" office:value="3300" calcext:value-type="float">
            <text:p>3300</text:p>
          </table:table-cell>
          <table:table-cell table:style-name="ce4"/>
          <table:table-cell table:style-name="ce4" table:formula="of:=[.A553]*20" office:value-type="float" office:value="220" calcext:value-type="float">
            <text:p>220</text:p>
          </table:table-cell>
          <table:table-cell table:style-name="ce4" table:formula="of:=[.D553]*[.F553]" office:value-type="float" office:value="726000" calcext:value-type="float">
            <text:p>726000</text:p>
          </table:table-cell>
          <table:table-cell table:style-name="ce4" table:formula="of:=[.H552]" office:value-type="float" office:value="4" calcext:value-type="float">
            <text:p>4</text:p>
          </table:table-cell>
          <table:table-cell table:style-name="ce4" table:formula="of:=[.I552]" office:value-type="float" office:value="3" calcext:value-type="float">
            <text:p>3</text:p>
          </table:table-cell>
          <table:table-cell table:style-name="ce4" table:formula="of:=[.J552]+1" office:value-type="float" office:value="3" calcext:value-type="float">
            <text:p>3</text:p>
          </table:table-cell>
          <table:table-cell table:style-name="ce4" table:formula="of:=[.K552]" office:value-type="float" office:value="2" calcext:value-type="float">
            <text:p>2</text:p>
          </table:table-cell>
          <table:table-cell table:style-name="ce30" table:formula="of:=[.$D553]*[.H553]" office:value-type="float" office:value="13200" calcext:value-type="float">
            <text:p>13200</text:p>
          </table:table-cell>
          <table:table-cell table:style-name="ce34" table:formula="of:=[.$D553]*[.I553]" office:value-type="float" office:value="9900" calcext:value-type="float">
            <text:p>9900</text:p>
          </table:table-cell>
          <table:table-cell table:style-name="ce38" table:formula="of:=[.$D553]*[.J553]" office:value-type="float" office:value="9900" calcext:value-type="float">
            <text:p>9900</text:p>
          </table:table-cell>
          <table:table-cell table:style-name="ce42" table:formula="of:=[.$D553]*[.K553]" office:value-type="float" office:value="6600" calcext:value-type="float">
            <text:p>6600</text:p>
          </table:table-cell>
          <table:table-cell table:style-name="ce45" table:formula="of:=[.L553]/[.$B553]" office:value-type="float" office:value="240" calcext:value-type="float">
            <text:p>240.0</text:p>
          </table:table-cell>
          <table:table-cell table:style-name="ce48" table:formula="of:=[.M553]/[.$B553]" office:value-type="float" office:value="180" calcext:value-type="float">
            <text:p>180.0</text:p>
          </table:table-cell>
          <table:table-cell table:style-name="ce50" table:formula="of:=[.N553]/[.$B553]" office:value-type="float" office:value="180" calcext:value-type="float">
            <text:p>180.0</text:p>
          </table:table-cell>
          <table:table-cell table:style-name="ce52" table:formula="of:=[.O553]/[.$B553]" office:value-type="float" office:value="120" calcext:value-type="float">
            <text:p>120.0</text:p>
          </table:table-cell>
          <table:table-cell table:style-name="ce55" table:formula="of:=([.L553]+[.M553]+[.N553]+[.O553])/[.$B553]" office:value-type="float" office:value="720" calcext:value-type="float">
            <text:p>720.0</text:p>
          </table:table-cell>
          <table:table-cell table:style-name="ce30" table:formula="of:=SUM([.L553:.O553])" office:value-type="float" office:value="39600" calcext:value-type="float">
            <text:p>39600</text:p>
          </table:table-cell>
          <table:table-cell table:number-columns-repeated="1003"/>
        </table:table-row>
        <table:table-row table:style-name="ro1">
          <table:table-cell table:style-name="ce4" table:formula="of:=[.A553]+1" office:value-type="float" office:value="12" calcext:value-type="float">
            <text:p>12</text:p>
          </table:table-cell>
          <table:table-cell table:style-name="ce11" table:formula="of:=5*[.A554]" office:value-type="percentage" office:value="60" calcext:value-type="percentage">
            <text:p>6000.0%</text:p>
          </table:table-cell>
          <table:table-cell table:style-name="ce11"/>
          <table:table-cell table:style-name="ce4" table:formula="of:=([.B554]-5*[.I554]-5*[.J554])*[.A554]*([.H554]+[.K554])*2" office:value-type="float" office:value="3600" calcext:value-type="float">
            <text:p>3600</text:p>
          </table:table-cell>
          <table:table-cell table:style-name="ce4"/>
          <table:table-cell table:style-name="ce4" table:formula="of:=[.A554]*20" office:value-type="float" office:value="240" calcext:value-type="float">
            <text:p>240</text:p>
          </table:table-cell>
          <table:table-cell table:style-name="ce4" table:formula="of:=[.D554]*[.F554]" office:value-type="float" office:value="864000" calcext:value-type="float">
            <text:p>864000</text:p>
          </table:table-cell>
          <table:table-cell table:style-name="ce4" table:formula="of:=[.H553]" office:value-type="float" office:value="4" calcext:value-type="float">
            <text:p>4</text:p>
          </table:table-cell>
          <table:table-cell table:style-name="ce4" table:formula="of:=[.I553]+1" office:value-type="float" office:value="4" calcext:value-type="float">
            <text:p>4</text:p>
          </table:table-cell>
          <table:table-cell table:style-name="ce4" table:formula="of:=[.J553]" office:value-type="float" office:value="3" calcext:value-type="float">
            <text:p>3</text:p>
          </table:table-cell>
          <table:table-cell table:style-name="ce4" table:formula="of:=[.K553]" office:value-type="float" office:value="2" calcext:value-type="float">
            <text:p>2</text:p>
          </table:table-cell>
          <table:table-cell table:style-name="ce30" table:formula="of:=[.$D554]*[.H554]" office:value-type="float" office:value="14400" calcext:value-type="float">
            <text:p>14400</text:p>
          </table:table-cell>
          <table:table-cell table:style-name="ce34" table:formula="of:=[.$D554]*[.I554]" office:value-type="float" office:value="14400" calcext:value-type="float">
            <text:p>14400</text:p>
          </table:table-cell>
          <table:table-cell table:style-name="ce38" table:formula="of:=[.$D554]*[.J554]" office:value-type="float" office:value="10800" calcext:value-type="float">
            <text:p>10800</text:p>
          </table:table-cell>
          <table:table-cell table:style-name="ce42" table:formula="of:=[.$D554]*[.K554]" office:value-type="float" office:value="7200" calcext:value-type="float">
            <text:p>7200</text:p>
          </table:table-cell>
          <table:table-cell table:style-name="ce45" table:formula="of:=[.L554]/[.$B554]" office:value-type="float" office:value="240" calcext:value-type="float">
            <text:p>240.0</text:p>
          </table:table-cell>
          <table:table-cell table:style-name="ce48" table:formula="of:=[.M554]/[.$B554]" office:value-type="float" office:value="240" calcext:value-type="float">
            <text:p>240.0</text:p>
          </table:table-cell>
          <table:table-cell table:style-name="ce50" table:formula="of:=[.N554]/[.$B554]" office:value-type="float" office:value="180" calcext:value-type="float">
            <text:p>180.0</text:p>
          </table:table-cell>
          <table:table-cell table:style-name="ce52" table:formula="of:=[.O554]/[.$B554]" office:value-type="float" office:value="120" calcext:value-type="float">
            <text:p>120.0</text:p>
          </table:table-cell>
          <table:table-cell table:style-name="ce55" table:formula="of:=([.L554]+[.M554]+[.N554]+[.O554])/[.$B554]" office:value-type="float" office:value="780" calcext:value-type="float">
            <text:p>780.0</text:p>
          </table:table-cell>
          <table:table-cell table:style-name="ce30" table:formula="of:=SUM([.L554:.O554])" office:value-type="float" office:value="46800" calcext:value-type="float">
            <text:p>46800</text:p>
          </table:table-cell>
          <table:table-cell table:number-columns-repeated="1003"/>
        </table:table-row>
        <table:table-row table:style-name="ro1">
          <table:table-cell table:style-name="ce4" table:formula="of:=[.A554]+1" office:value-type="float" office:value="13" calcext:value-type="float">
            <text:p>13</text:p>
          </table:table-cell>
          <table:table-cell table:style-name="ce11" table:formula="of:=5*[.A555]" office:value-type="percentage" office:value="65" calcext:value-type="percentage">
            <text:p>6500.0%</text:p>
          </table:table-cell>
          <table:table-cell table:style-name="ce11"/>
          <table:table-cell table:style-name="ce4" table:formula="of:=([.B555]-5*[.I555]-5*[.J555])*[.A555]*([.H555]+[.K555])*2" office:value-type="float" office:value="6240" calcext:value-type="float">
            <text:p>6240</text:p>
          </table:table-cell>
          <table:table-cell table:style-name="ce4"/>
          <table:table-cell table:style-name="ce4" table:formula="of:=[.A555]*20" office:value-type="float" office:value="260" calcext:value-type="float">
            <text:p>260</text:p>
          </table:table-cell>
          <table:table-cell table:style-name="ce4" table:formula="of:=[.D555]*[.F555]" office:value-type="float" office:value="1622400" calcext:value-type="float">
            <text:p>1622400</text:p>
          </table:table-cell>
          <table:table-cell table:style-name="ce4" table:formula="of:=[.H554]+1" office:value-type="float" office:value="5" calcext:value-type="float">
            <text:p>5</text:p>
          </table:table-cell>
          <table:table-cell table:style-name="ce4" table:formula="of:=[.I554]" office:value-type="float" office:value="4" calcext:value-type="float">
            <text:p>4</text:p>
          </table:table-cell>
          <table:table-cell table:style-name="ce4" table:formula="of:=[.J554]" office:value-type="float" office:value="3" calcext:value-type="float">
            <text:p>3</text:p>
          </table:table-cell>
          <table:table-cell table:style-name="ce4" table:formula="of:=[.K554]+1" office:value-type="float" office:value="3" calcext:value-type="float">
            <text:p>3</text:p>
          </table:table-cell>
          <table:table-cell table:style-name="ce30" table:formula="of:=[.$D555]*[.H555]" office:value-type="float" office:value="31200" calcext:value-type="float">
            <text:p>31200</text:p>
          </table:table-cell>
          <table:table-cell table:style-name="ce34" table:formula="of:=[.$D555]*[.I555]" office:value-type="float" office:value="24960" calcext:value-type="float">
            <text:p>24960</text:p>
          </table:table-cell>
          <table:table-cell table:style-name="ce38" table:formula="of:=[.$D555]*[.J555]" office:value-type="float" office:value="18720" calcext:value-type="float">
            <text:p>18720</text:p>
          </table:table-cell>
          <table:table-cell table:style-name="ce42" table:formula="of:=[.$D555]*[.K555]" office:value-type="float" office:value="18720" calcext:value-type="float">
            <text:p>18720</text:p>
          </table:table-cell>
          <table:table-cell table:style-name="ce45" table:formula="of:=[.L555]/[.$B555]" office:value-type="float" office:value="480" calcext:value-type="float">
            <text:p>480.0</text:p>
          </table:table-cell>
          <table:table-cell table:style-name="ce48" table:formula="of:=[.M555]/[.$B555]" office:value-type="float" office:value="384" calcext:value-type="float">
            <text:p>384.0</text:p>
          </table:table-cell>
          <table:table-cell table:style-name="ce50" table:formula="of:=[.N555]/[.$B555]" office:value-type="float" office:value="288" calcext:value-type="float">
            <text:p>288.0</text:p>
          </table:table-cell>
          <table:table-cell table:style-name="ce52" table:formula="of:=[.O555]/[.$B555]" office:value-type="float" office:value="288" calcext:value-type="float">
            <text:p>288.0</text:p>
          </table:table-cell>
          <table:table-cell table:style-name="ce55" table:formula="of:=([.L555]+[.M555]+[.N555]+[.O555])/[.$B555]" office:value-type="float" office:value="1440" calcext:value-type="float">
            <text:p>1440.0</text:p>
          </table:table-cell>
          <table:table-cell table:style-name="ce30" table:formula="of:=SUM([.L555:.O555])" office:value-type="float" office:value="93600" calcext:value-type="float">
            <text:p>93600</text:p>
          </table:table-cell>
          <table:table-cell table:number-columns-repeated="1003"/>
        </table:table-row>
        <table:table-row table:style-name="ro1">
          <table:table-cell table:style-name="ce4" table:formula="of:=[.A555]+1" office:value-type="float" office:value="14" calcext:value-type="float">
            <text:p>14</text:p>
          </table:table-cell>
          <table:table-cell table:style-name="ce11" table:formula="of:=5*[.A556]" office:value-type="percentage" office:value="70" calcext:value-type="percentage">
            <text:p>7000.0%</text:p>
          </table:table-cell>
          <table:table-cell table:style-name="ce11"/>
          <table:table-cell table:style-name="ce4" table:formula="of:=([.B556]-5*[.I556]-5*[.J556])*[.A556]*([.H556]+[.K556])*2" office:value-type="float" office:value="6720" calcext:value-type="float">
            <text:p>6720</text:p>
          </table:table-cell>
          <table:table-cell table:style-name="ce4"/>
          <table:table-cell table:style-name="ce4" table:formula="of:=[.A556]*20" office:value-type="float" office:value="280" calcext:value-type="float">
            <text:p>280</text:p>
          </table:table-cell>
          <table:table-cell table:style-name="ce4" table:formula="of:=[.D556]*[.F556]" office:value-type="float" office:value="1881600" calcext:value-type="float">
            <text:p>1881600</text:p>
          </table:table-cell>
          <table:table-cell table:style-name="ce4" table:formula="of:=[.H555]" office:value-type="float" office:value="5" calcext:value-type="float">
            <text:p>5</text:p>
          </table:table-cell>
          <table:table-cell table:style-name="ce4" table:formula="of:=[.I555]" office:value-type="float" office:value="4" calcext:value-type="float">
            <text:p>4</text:p>
          </table:table-cell>
          <table:table-cell table:style-name="ce4" table:formula="of:=[.J555]+1" office:value-type="float" office:value="4" calcext:value-type="float">
            <text:p>4</text:p>
          </table:table-cell>
          <table:table-cell table:style-name="ce4" table:formula="of:=[.K555]" office:value-type="float" office:value="3" calcext:value-type="float">
            <text:p>3</text:p>
          </table:table-cell>
          <table:table-cell table:style-name="ce30" table:formula="of:=[.$D556]*[.H556]" office:value-type="float" office:value="33600" calcext:value-type="float">
            <text:p>33600</text:p>
          </table:table-cell>
          <table:table-cell table:style-name="ce34" table:formula="of:=[.$D556]*[.I556]" office:value-type="float" office:value="26880" calcext:value-type="float">
            <text:p>26880</text:p>
          </table:table-cell>
          <table:table-cell table:style-name="ce38" table:formula="of:=[.$D556]*[.J556]" office:value-type="float" office:value="26880" calcext:value-type="float">
            <text:p>26880</text:p>
          </table:table-cell>
          <table:table-cell table:style-name="ce42" table:formula="of:=[.$D556]*[.K556]" office:value-type="float" office:value="20160" calcext:value-type="float">
            <text:p>20160</text:p>
          </table:table-cell>
          <table:table-cell table:style-name="ce45" table:formula="of:=[.L556]/[.$B556]" office:value-type="float" office:value="480" calcext:value-type="float">
            <text:p>480.0</text:p>
          </table:table-cell>
          <table:table-cell table:style-name="ce48" table:formula="of:=[.M556]/[.$B556]" office:value-type="float" office:value="384" calcext:value-type="float">
            <text:p>384.0</text:p>
          </table:table-cell>
          <table:table-cell table:style-name="ce50" table:formula="of:=[.N556]/[.$B556]" office:value-type="float" office:value="384" calcext:value-type="float">
            <text:p>384.0</text:p>
          </table:table-cell>
          <table:table-cell table:style-name="ce52" table:formula="of:=[.O556]/[.$B556]" office:value-type="float" office:value="288" calcext:value-type="float">
            <text:p>288.0</text:p>
          </table:table-cell>
          <table:table-cell table:style-name="ce55" table:formula="of:=([.L556]+[.M556]+[.N556]+[.O556])/[.$B556]" office:value-type="float" office:value="1536" calcext:value-type="float">
            <text:p>1536.0</text:p>
          </table:table-cell>
          <table:table-cell table:style-name="ce30" table:formula="of:=SUM([.L556:.O556])" office:value-type="float" office:value="107520" calcext:value-type="float">
            <text:p>107520</text:p>
          </table:table-cell>
          <table:table-cell table:number-columns-repeated="1003"/>
        </table:table-row>
        <table:table-row table:style-name="ro1">
          <table:table-cell table:style-name="ce4" table:formula="of:=[.A556]+1" office:value-type="float" office:value="15" calcext:value-type="float">
            <text:p>15</text:p>
          </table:table-cell>
          <table:table-cell table:style-name="ce11" table:formula="of:=5*[.A557]" office:value-type="percentage" office:value="75" calcext:value-type="percentage">
            <text:p>7500.0%</text:p>
          </table:table-cell>
          <table:table-cell table:style-name="ce11"/>
          <table:table-cell table:style-name="ce4" table:formula="of:=([.B557]-5*[.I557]-5*[.J557])*[.A557]*([.H557]+[.K557])*2" office:value-type="float" office:value="7200" calcext:value-type="float">
            <text:p>7200</text:p>
          </table:table-cell>
          <table:table-cell table:style-name="ce4"/>
          <table:table-cell table:style-name="ce4" table:formula="of:=[.A557]*20" office:value-type="float" office:value="300" calcext:value-type="float">
            <text:p>300</text:p>
          </table:table-cell>
          <table:table-cell table:style-name="ce4" table:formula="of:=[.D557]*[.F557]" office:value-type="float" office:value="2160000" calcext:value-type="float">
            <text:p>2160000</text:p>
          </table:table-cell>
          <table:table-cell table:style-name="ce4" table:formula="of:=[.H556]" office:value-type="float" office:value="5" calcext:value-type="float">
            <text:p>5</text:p>
          </table:table-cell>
          <table:table-cell table:style-name="ce4" table:formula="of:=[.I556]+1" office:value-type="float" office:value="5" calcext:value-type="float">
            <text:p>5</text:p>
          </table:table-cell>
          <table:table-cell table:style-name="ce4" table:formula="of:=[.J556]" office:value-type="float" office:value="4" calcext:value-type="float">
            <text:p>4</text:p>
          </table:table-cell>
          <table:table-cell table:style-name="ce4" table:formula="of:=[.K556]" office:value-type="float" office:value="3" calcext:value-type="float">
            <text:p>3</text:p>
          </table:table-cell>
          <table:table-cell table:style-name="ce30" table:formula="of:=[.$D557]*[.H557]" office:value-type="float" office:value="36000" calcext:value-type="float">
            <text:p>36000</text:p>
          </table:table-cell>
          <table:table-cell table:style-name="ce34" table:formula="of:=[.$D557]*[.I557]" office:value-type="float" office:value="36000" calcext:value-type="float">
            <text:p>36000</text:p>
          </table:table-cell>
          <table:table-cell table:style-name="ce38" table:formula="of:=[.$D557]*[.J557]" office:value-type="float" office:value="28800" calcext:value-type="float">
            <text:p>28800</text:p>
          </table:table-cell>
          <table:table-cell table:style-name="ce42" table:formula="of:=[.$D557]*[.K557]" office:value-type="float" office:value="21600" calcext:value-type="float">
            <text:p>21600</text:p>
          </table:table-cell>
          <table:table-cell table:style-name="ce45" table:formula="of:=[.L557]/[.$B557]" office:value-type="float" office:value="480" calcext:value-type="float">
            <text:p>480.0</text:p>
          </table:table-cell>
          <table:table-cell table:style-name="ce48" table:formula="of:=[.M557]/[.$B557]" office:value-type="float" office:value="480" calcext:value-type="float">
            <text:p>480.0</text:p>
          </table:table-cell>
          <table:table-cell table:style-name="ce50" table:formula="of:=[.N557]/[.$B557]" office:value-type="float" office:value="384" calcext:value-type="float">
            <text:p>384.0</text:p>
          </table:table-cell>
          <table:table-cell table:style-name="ce52" table:formula="of:=[.O557]/[.$B557]" office:value-type="float" office:value="288" calcext:value-type="float">
            <text:p>288.0</text:p>
          </table:table-cell>
          <table:table-cell table:style-name="ce55" table:formula="of:=([.L557]+[.M557]+[.N557]+[.O557])/[.$B557]" office:value-type="float" office:value="1632" calcext:value-type="float">
            <text:p>1632.0</text:p>
          </table:table-cell>
          <table:table-cell table:style-name="ce30" table:formula="of:=SUM([.L557:.O557])" office:value-type="float" office:value="122400" calcext:value-type="float">
            <text:p>122400</text:p>
          </table:table-cell>
          <table:table-cell table:number-columns-repeated="1003"/>
        </table:table-row>
        <table:table-row table:style-name="ro1">
          <table:table-cell table:style-name="ce4" table:formula="of:=[.A557]+1" office:value-type="float" office:value="16" calcext:value-type="float">
            <text:p>16</text:p>
          </table:table-cell>
          <table:table-cell table:style-name="ce11" table:formula="of:=5*[.A558]" office:value-type="percentage" office:value="80" calcext:value-type="percentage">
            <text:p>8000.0%</text:p>
          </table:table-cell>
          <table:table-cell table:style-name="ce11"/>
          <table:table-cell table:style-name="ce4" table:formula="of:=([.B558]-5*[.I558]-5*[.J558])*[.A558]*([.H558]+[.K558])*2" office:value-type="float" office:value="11200" calcext:value-type="float">
            <text:p>11200</text:p>
          </table:table-cell>
          <table:table-cell table:style-name="ce4"/>
          <table:table-cell table:style-name="ce4" table:formula="of:=[.A558]*20" office:value-type="float" office:value="320" calcext:value-type="float">
            <text:p>320</text:p>
          </table:table-cell>
          <table:table-cell table:style-name="ce4" table:formula="of:=[.D558]*[.F558]" office:value-type="float" office:value="3584000" calcext:value-type="float">
            <text:p>3584000</text:p>
          </table:table-cell>
          <table:table-cell table:style-name="ce4" table:formula="of:=[.H557]+1" office:value-type="float" office:value="6" calcext:value-type="float">
            <text:p>6</text:p>
          </table:table-cell>
          <table:table-cell table:style-name="ce4" table:formula="of:=[.I557]" office:value-type="float" office:value="5" calcext:value-type="float">
            <text:p>5</text:p>
          </table:table-cell>
          <table:table-cell table:style-name="ce4" table:formula="of:=[.J557]" office:value-type="float" office:value="4" calcext:value-type="float">
            <text:p>4</text:p>
          </table:table-cell>
          <table:table-cell table:style-name="ce4" table:formula="of:=[.K557]+1" office:value-type="float" office:value="4" calcext:value-type="float">
            <text:p>4</text:p>
          </table:table-cell>
          <table:table-cell table:style-name="ce30" table:formula="of:=[.$D558]*[.H558]" office:value-type="float" office:value="67200" calcext:value-type="float">
            <text:p>67200</text:p>
          </table:table-cell>
          <table:table-cell table:style-name="ce34" table:formula="of:=[.$D558]*[.I558]" office:value-type="float" office:value="56000" calcext:value-type="float">
            <text:p>56000</text:p>
          </table:table-cell>
          <table:table-cell table:style-name="ce38" table:formula="of:=[.$D558]*[.J558]" office:value-type="float" office:value="44800" calcext:value-type="float">
            <text:p>44800</text:p>
          </table:table-cell>
          <table:table-cell table:style-name="ce42" table:formula="of:=[.$D558]*[.K558]" office:value-type="float" office:value="44800" calcext:value-type="float">
            <text:p>44800</text:p>
          </table:table-cell>
          <table:table-cell table:style-name="ce45" table:formula="of:=[.L558]/[.$B558]" office:value-type="float" office:value="840" calcext:value-type="float">
            <text:p>840.0</text:p>
          </table:table-cell>
          <table:table-cell table:style-name="ce48" table:formula="of:=[.M558]/[.$B558]" office:value-type="float" office:value="700" calcext:value-type="float">
            <text:p>700.0</text:p>
          </table:table-cell>
          <table:table-cell table:style-name="ce50" table:formula="of:=[.N558]/[.$B558]" office:value-type="float" office:value="560" calcext:value-type="float">
            <text:p>560.0</text:p>
          </table:table-cell>
          <table:table-cell table:style-name="ce52" table:formula="of:=[.O558]/[.$B558]" office:value-type="float" office:value="560" calcext:value-type="float">
            <text:p>560.0</text:p>
          </table:table-cell>
          <table:table-cell table:style-name="ce55" table:formula="of:=([.L558]+[.M558]+[.N558]+[.O558])/[.$B558]" office:value-type="float" office:value="2660" calcext:value-type="float">
            <text:p>2660.0</text:p>
          </table:table-cell>
          <table:table-cell table:style-name="ce30" table:formula="of:=SUM([.L558:.O558])" office:value-type="float" office:value="212800" calcext:value-type="float">
            <text:p>212800</text:p>
          </table:table-cell>
          <table:table-cell table:number-columns-repeated="1003"/>
        </table:table-row>
        <table:table-row table:style-name="ro1">
          <table:table-cell table:style-name="ce4" table:formula="of:=[.A558]+1" office:value-type="float" office:value="17" calcext:value-type="float">
            <text:p>17</text:p>
          </table:table-cell>
          <table:table-cell table:style-name="ce11" table:formula="of:=5*[.A559]" office:value-type="percentage" office:value="85" calcext:value-type="percentage">
            <text:p>8500.0%</text:p>
          </table:table-cell>
          <table:table-cell table:style-name="ce11"/>
          <table:table-cell table:style-name="ce4" table:formula="of:=([.B559]-5*[.I559]-5*[.J559])*[.A559]*([.H559]+[.K559])*2" office:value-type="float" office:value="11900" calcext:value-type="float">
            <text:p>11900</text:p>
          </table:table-cell>
          <table:table-cell table:style-name="ce4"/>
          <table:table-cell table:style-name="ce4" table:formula="of:=[.A559]*20" office:value-type="float" office:value="340" calcext:value-type="float">
            <text:p>340</text:p>
          </table:table-cell>
          <table:table-cell table:style-name="ce4" table:formula="of:=[.D559]*[.F559]" office:value-type="float" office:value="4046000" calcext:value-type="float">
            <text:p>4046000</text:p>
          </table:table-cell>
          <table:table-cell table:style-name="ce4" table:formula="of:=[.H558]" office:value-type="float" office:value="6" calcext:value-type="float">
            <text:p>6</text:p>
          </table:table-cell>
          <table:table-cell table:style-name="ce4" table:formula="of:=[.I558]" office:value-type="float" office:value="5" calcext:value-type="float">
            <text:p>5</text:p>
          </table:table-cell>
          <table:table-cell table:style-name="ce4" table:formula="of:=[.J558]+1" office:value-type="float" office:value="5" calcext:value-type="float">
            <text:p>5</text:p>
          </table:table-cell>
          <table:table-cell table:style-name="ce4" table:formula="of:=[.K558]" office:value-type="float" office:value="4" calcext:value-type="float">
            <text:p>4</text:p>
          </table:table-cell>
          <table:table-cell table:style-name="ce30" table:formula="of:=[.$D559]*[.H559]" office:value-type="float" office:value="71400" calcext:value-type="float">
            <text:p>71400</text:p>
          </table:table-cell>
          <table:table-cell table:style-name="ce34" table:formula="of:=[.$D559]*[.I559]" office:value-type="float" office:value="59500" calcext:value-type="float">
            <text:p>59500</text:p>
          </table:table-cell>
          <table:table-cell table:style-name="ce38" table:formula="of:=[.$D559]*[.J559]" office:value-type="float" office:value="59500" calcext:value-type="float">
            <text:p>59500</text:p>
          </table:table-cell>
          <table:table-cell table:style-name="ce42" table:formula="of:=[.$D559]*[.K559]" office:value-type="float" office:value="47600" calcext:value-type="float">
            <text:p>47600</text:p>
          </table:table-cell>
          <table:table-cell table:style-name="ce45" table:formula="of:=[.L559]/[.$B559]" office:value-type="float" office:value="840" calcext:value-type="float">
            <text:p>840.0</text:p>
          </table:table-cell>
          <table:table-cell table:style-name="ce48" table:formula="of:=[.M559]/[.$B559]" office:value-type="float" office:value="700" calcext:value-type="float">
            <text:p>700.0</text:p>
          </table:table-cell>
          <table:table-cell table:style-name="ce50" table:formula="of:=[.N559]/[.$B559]" office:value-type="float" office:value="700" calcext:value-type="float">
            <text:p>700.0</text:p>
          </table:table-cell>
          <table:table-cell table:style-name="ce52" table:formula="of:=[.O559]/[.$B559]" office:value-type="float" office:value="560" calcext:value-type="float">
            <text:p>560.0</text:p>
          </table:table-cell>
          <table:table-cell table:style-name="ce55" table:formula="of:=([.L559]+[.M559]+[.N559]+[.O559])/[.$B559]" office:value-type="float" office:value="2800" calcext:value-type="float">
            <text:p>2800.0</text:p>
          </table:table-cell>
          <table:table-cell table:style-name="ce30" table:formula="of:=SUM([.L559:.O559])" office:value-type="float" office:value="238000" calcext:value-type="float">
            <text:p>238000</text:p>
          </table:table-cell>
          <table:table-cell table:number-columns-repeated="1003"/>
        </table:table-row>
        <table:table-row table:style-name="ro1">
          <table:table-cell table:style-name="ce4" table:formula="of:=[.A559]+1" office:value-type="float" office:value="18" calcext:value-type="float">
            <text:p>18</text:p>
          </table:table-cell>
          <table:table-cell table:style-name="ce11" table:formula="of:=5*[.A560]" office:value-type="percentage" office:value="90" calcext:value-type="percentage">
            <text:p>9000.0%</text:p>
          </table:table-cell>
          <table:table-cell table:style-name="ce11"/>
          <table:table-cell table:style-name="ce4" table:formula="of:=([.B560]-5*[.I560]-5*[.J560])*[.A560]*([.H560]+[.K560])*2" office:value-type="float" office:value="12600" calcext:value-type="float">
            <text:p>12600</text:p>
          </table:table-cell>
          <table:table-cell table:style-name="ce4"/>
          <table:table-cell table:style-name="ce4" table:formula="of:=[.A560]*20" office:value-type="float" office:value="360" calcext:value-type="float">
            <text:p>360</text:p>
          </table:table-cell>
          <table:table-cell table:style-name="ce4" table:formula="of:=[.D560]*[.F560]" office:value-type="float" office:value="4536000" calcext:value-type="float">
            <text:p>4536000</text:p>
          </table:table-cell>
          <table:table-cell table:style-name="ce4" table:formula="of:=[.H559]" office:value-type="float" office:value="6" calcext:value-type="float">
            <text:p>6</text:p>
          </table:table-cell>
          <table:table-cell table:style-name="ce4" table:formula="of:=[.I559]+1" office:value-type="float" office:value="6" calcext:value-type="float">
            <text:p>6</text:p>
          </table:table-cell>
          <table:table-cell table:style-name="ce4" table:formula="of:=[.J559]" office:value-type="float" office:value="5" calcext:value-type="float">
            <text:p>5</text:p>
          </table:table-cell>
          <table:table-cell table:style-name="ce4" table:formula="of:=[.K559]" office:value-type="float" office:value="4" calcext:value-type="float">
            <text:p>4</text:p>
          </table:table-cell>
          <table:table-cell table:style-name="ce30" table:formula="of:=[.$D560]*[.H560]" office:value-type="float" office:value="75600" calcext:value-type="float">
            <text:p>75600</text:p>
          </table:table-cell>
          <table:table-cell table:style-name="ce34" table:formula="of:=[.$D560]*[.I560]" office:value-type="float" office:value="75600" calcext:value-type="float">
            <text:p>75600</text:p>
          </table:table-cell>
          <table:table-cell table:style-name="ce38" table:formula="of:=[.$D560]*[.J560]" office:value-type="float" office:value="63000" calcext:value-type="float">
            <text:p>63000</text:p>
          </table:table-cell>
          <table:table-cell table:style-name="ce42" table:formula="of:=[.$D560]*[.K560]" office:value-type="float" office:value="50400" calcext:value-type="float">
            <text:p>50400</text:p>
          </table:table-cell>
          <table:table-cell table:style-name="ce45" table:formula="of:=[.L560]/[.$B560]" office:value-type="float" office:value="840" calcext:value-type="float">
            <text:p>840.0</text:p>
          </table:table-cell>
          <table:table-cell table:style-name="ce48" table:formula="of:=[.M560]/[.$B560]" office:value-type="float" office:value="840" calcext:value-type="float">
            <text:p>840.0</text:p>
          </table:table-cell>
          <table:table-cell table:style-name="ce50" table:formula="of:=[.N560]/[.$B560]" office:value-type="float" office:value="700" calcext:value-type="float">
            <text:p>700.0</text:p>
          </table:table-cell>
          <table:table-cell table:style-name="ce52" table:formula="of:=[.O560]/[.$B560]" office:value-type="float" office:value="560" calcext:value-type="float">
            <text:p>560.0</text:p>
          </table:table-cell>
          <table:table-cell table:style-name="ce55" table:formula="of:=([.L560]+[.M560]+[.N560]+[.O560])/[.$B560]" office:value-type="float" office:value="2940" calcext:value-type="float">
            <text:p>2940.0</text:p>
          </table:table-cell>
          <table:table-cell table:style-name="ce30" table:formula="of:=SUM([.L560:.O560])" office:value-type="float" office:value="264600" calcext:value-type="float">
            <text:p>264600</text:p>
          </table:table-cell>
          <table:table-cell table:number-columns-repeated="1003"/>
        </table:table-row>
        <table:table-row table:style-name="ro1">
          <table:table-cell table:style-name="ce4" table:formula="of:=[.A560]+1" office:value-type="float" office:value="19" calcext:value-type="float">
            <text:p>19</text:p>
          </table:table-cell>
          <table:table-cell table:style-name="ce11" table:formula="of:=5*[.A561]" office:value-type="percentage" office:value="95" calcext:value-type="percentage">
            <text:p>9500.0%</text:p>
          </table:table-cell>
          <table:table-cell table:style-name="ce11"/>
          <table:table-cell table:style-name="ce4" table:formula="of:=([.B561]-5*[.I561]-5*[.J561])*[.A561]*([.H561]+[.K561])*2" office:value-type="float" office:value="18240" calcext:value-type="float">
            <text:p>18240</text:p>
          </table:table-cell>
          <table:table-cell table:style-name="ce4"/>
          <table:table-cell table:style-name="ce4" table:formula="of:=[.A561]*20" office:value-type="float" office:value="380" calcext:value-type="float">
            <text:p>380</text:p>
          </table:table-cell>
          <table:table-cell table:style-name="ce4" table:formula="of:=[.D561]*[.F561]" office:value-type="float" office:value="6931200" calcext:value-type="float">
            <text:p>6931200</text:p>
          </table:table-cell>
          <table:table-cell table:style-name="ce4" table:formula="of:=[.H560]+1" office:value-type="float" office:value="7" calcext:value-type="float">
            <text:p>7</text:p>
          </table:table-cell>
          <table:table-cell table:style-name="ce4" table:formula="of:=[.I560]" office:value-type="float" office:value="6" calcext:value-type="float">
            <text:p>6</text:p>
          </table:table-cell>
          <table:table-cell table:style-name="ce4" table:formula="of:=[.J560]" office:value-type="float" office:value="5" calcext:value-type="float">
            <text:p>5</text:p>
          </table:table-cell>
          <table:table-cell table:style-name="ce4" table:formula="of:=[.K560]+1" office:value-type="float" office:value="5" calcext:value-type="float">
            <text:p>5</text:p>
          </table:table-cell>
          <table:table-cell table:style-name="ce30" table:formula="of:=[.$D561]*[.H561]" office:value-type="float" office:value="127680" calcext:value-type="float">
            <text:p>127680</text:p>
          </table:table-cell>
          <table:table-cell table:style-name="ce34" table:formula="of:=[.$D561]*[.I561]" office:value-type="float" office:value="109440" calcext:value-type="float">
            <text:p>109440</text:p>
          </table:table-cell>
          <table:table-cell table:style-name="ce38" table:formula="of:=[.$D561]*[.J561]" office:value-type="float" office:value="91200" calcext:value-type="float">
            <text:p>91200</text:p>
          </table:table-cell>
          <table:table-cell table:style-name="ce42" table:formula="of:=[.$D561]*[.K561]" office:value-type="float" office:value="91200" calcext:value-type="float">
            <text:p>91200</text:p>
          </table:table-cell>
          <table:table-cell table:style-name="ce45" table:formula="of:=[.L561]/[.$B561]" office:value-type="float" office:value="1344" calcext:value-type="float">
            <text:p>1344.0</text:p>
          </table:table-cell>
          <table:table-cell table:style-name="ce48" table:formula="of:=[.M561]/[.$B561]" office:value-type="float" office:value="1152" calcext:value-type="float">
            <text:p>1152.0</text:p>
          </table:table-cell>
          <table:table-cell table:style-name="ce50" table:formula="of:=[.N561]/[.$B561]" office:value-type="float" office:value="960" calcext:value-type="float">
            <text:p>960.0</text:p>
          </table:table-cell>
          <table:table-cell table:style-name="ce52" table:formula="of:=[.O561]/[.$B561]" office:value-type="float" office:value="960" calcext:value-type="float">
            <text:p>960.0</text:p>
          </table:table-cell>
          <table:table-cell table:style-name="ce55" table:formula="of:=([.L561]+[.M561]+[.N561]+[.O561])/[.$B561]" office:value-type="float" office:value="4416" calcext:value-type="float">
            <text:p>4416.0</text:p>
          </table:table-cell>
          <table:table-cell table:style-name="ce30" table:formula="of:=SUM([.L561:.O561])" office:value-type="float" office:value="419520" calcext:value-type="float">
            <text:p>419520</text:p>
          </table:table-cell>
          <table:table-cell table:number-columns-repeated="1003"/>
        </table:table-row>
        <table:table-row table:style-name="ro1">
          <table:table-cell table:style-name="ce4" table:formula="of:=[.A561]+1" office:value-type="float" office:value="20" calcext:value-type="float">
            <text:p>20</text:p>
          </table:table-cell>
          <table:table-cell table:style-name="ce11" table:formula="of:=5*[.A562]" office:value-type="percentage" office:value="100" calcext:value-type="percentage">
            <text:p>10000.0%</text:p>
          </table:table-cell>
          <table:table-cell table:style-name="ce11"/>
          <table:table-cell table:style-name="ce4" table:formula="of:=([.B562]-5*[.I562]-5*[.J562])*[.A562]*([.H562]+[.K562])*2" office:value-type="float" office:value="19200" calcext:value-type="float">
            <text:p>19200</text:p>
          </table:table-cell>
          <table:table-cell table:style-name="ce4"/>
          <table:table-cell table:style-name="ce4" table:formula="of:=[.A562]*20" office:value-type="float" office:value="400" calcext:value-type="float">
            <text:p>400</text:p>
          </table:table-cell>
          <table:table-cell table:style-name="ce4" table:formula="of:=[.D562]*[.F562]" office:value-type="float" office:value="7680000" calcext:value-type="float">
            <text:p>7680000</text:p>
          </table:table-cell>
          <table:table-cell table:style-name="ce4" table:formula="of:=[.H561]" office:value-type="float" office:value="7" calcext:value-type="float">
            <text:p>7</text:p>
          </table:table-cell>
          <table:table-cell table:style-name="ce4" table:formula="of:=[.I561]" office:value-type="float" office:value="6" calcext:value-type="float">
            <text:p>6</text:p>
          </table:table-cell>
          <table:table-cell table:style-name="ce4" table:formula="of:=[.J561]+1" office:value-type="float" office:value="6" calcext:value-type="float">
            <text:p>6</text:p>
          </table:table-cell>
          <table:table-cell table:style-name="ce4" table:formula="of:=[.K561]" office:value-type="float" office:value="5" calcext:value-type="float">
            <text:p>5</text:p>
          </table:table-cell>
          <table:table-cell table:style-name="ce30" table:formula="of:=[.$D562]*[.H562]" office:value-type="float" office:value="134400" calcext:value-type="float">
            <text:p>134400</text:p>
          </table:table-cell>
          <table:table-cell table:style-name="ce34" table:formula="of:=[.$D562]*[.I562]" office:value-type="float" office:value="115200" calcext:value-type="float">
            <text:p>115200</text:p>
          </table:table-cell>
          <table:table-cell table:style-name="ce38" table:formula="of:=[.$D562]*[.J562]" office:value-type="float" office:value="115200" calcext:value-type="float">
            <text:p>115200</text:p>
          </table:table-cell>
          <table:table-cell table:style-name="ce42" table:formula="of:=[.$D562]*[.K562]" office:value-type="float" office:value="96000" calcext:value-type="float">
            <text:p>96000</text:p>
          </table:table-cell>
          <table:table-cell table:style-name="ce45" table:formula="of:=[.L562]/[.$B562]" office:value-type="float" office:value="1344" calcext:value-type="float">
            <text:p>1344.0</text:p>
          </table:table-cell>
          <table:table-cell table:style-name="ce48" table:formula="of:=[.M562]/[.$B562]" office:value-type="float" office:value="1152" calcext:value-type="float">
            <text:p>1152.0</text:p>
          </table:table-cell>
          <table:table-cell table:style-name="ce50" table:formula="of:=[.N562]/[.$B562]" office:value-type="float" office:value="1152" calcext:value-type="float">
            <text:p>1152.0</text:p>
          </table:table-cell>
          <table:table-cell table:style-name="ce52" table:formula="of:=[.O562]/[.$B562]" office:value-type="float" office:value="960" calcext:value-type="float">
            <text:p>960.0</text:p>
          </table:table-cell>
          <table:table-cell table:style-name="ce55" table:formula="of:=([.L562]+[.M562]+[.N562]+[.O562])/[.$B562]" office:value-type="float" office:value="4608" calcext:value-type="float">
            <text:p>4608.0</text:p>
          </table:table-cell>
          <table:table-cell table:style-name="ce30" table:formula="of:=SUM([.L562:.O562])" office:value-type="float" office:value="460800" calcext:value-type="float">
            <text:p>460800</text:p>
          </table:table-cell>
          <table:table-cell table:number-columns-repeated="1003"/>
        </table:table-row>
        <table:table-row table:style-name="ro1">
          <table:table-cell table:style-name="ce4" table:formula="of:=[.A562]+1" office:value-type="float" office:value="21" calcext:value-type="float">
            <text:p>21</text:p>
          </table:table-cell>
          <table:table-cell table:style-name="ce11" table:formula="of:=5*[.A563]" office:value-type="percentage" office:value="105" calcext:value-type="percentage">
            <text:p>10500.0%</text:p>
          </table:table-cell>
          <table:table-cell table:style-name="ce11"/>
          <table:table-cell table:style-name="ce4" table:formula="of:=([.B563]-5*[.I563]-5*[.J563])*[.A563]*([.H563]+[.K563])*2" office:value-type="float" office:value="20160" calcext:value-type="float">
            <text:p>20160</text:p>
          </table:table-cell>
          <table:table-cell table:style-name="ce4"/>
          <table:table-cell table:style-name="ce4" table:formula="of:=[.A563]*20" office:value-type="float" office:value="420" calcext:value-type="float">
            <text:p>420</text:p>
          </table:table-cell>
          <table:table-cell table:style-name="ce4" table:formula="of:=[.D563]*[.F563]" office:value-type="float" office:value="8467200" calcext:value-type="float">
            <text:p>8467200</text:p>
          </table:table-cell>
          <table:table-cell table:style-name="ce4" table:formula="of:=[.H562]" office:value-type="float" office:value="7" calcext:value-type="float">
            <text:p>7</text:p>
          </table:table-cell>
          <table:table-cell table:style-name="ce4" table:formula="of:=[.I562]+1" office:value-type="float" office:value="7" calcext:value-type="float">
            <text:p>7</text:p>
          </table:table-cell>
          <table:table-cell table:style-name="ce4" table:formula="of:=[.J562]" office:value-type="float" office:value="6" calcext:value-type="float">
            <text:p>6</text:p>
          </table:table-cell>
          <table:table-cell table:style-name="ce4" table:formula="of:=[.K562]" office:value-type="float" office:value="5" calcext:value-type="float">
            <text:p>5</text:p>
          </table:table-cell>
          <table:table-cell table:style-name="ce30" table:formula="of:=[.$D563]*[.H563]" office:value-type="float" office:value="141120" calcext:value-type="float">
            <text:p>141120</text:p>
          </table:table-cell>
          <table:table-cell table:style-name="ce34" table:formula="of:=[.$D563]*[.I563]" office:value-type="float" office:value="141120" calcext:value-type="float">
            <text:p>141120</text:p>
          </table:table-cell>
          <table:table-cell table:style-name="ce38" table:formula="of:=[.$D563]*[.J563]" office:value-type="float" office:value="120960" calcext:value-type="float">
            <text:p>120960</text:p>
          </table:table-cell>
          <table:table-cell table:style-name="ce42" table:formula="of:=[.$D563]*[.K563]" office:value-type="float" office:value="100800" calcext:value-type="float">
            <text:p>100800</text:p>
          </table:table-cell>
          <table:table-cell table:style-name="ce45" table:formula="of:=[.L563]/[.$B563]" office:value-type="float" office:value="1344" calcext:value-type="float">
            <text:p>1344.0</text:p>
          </table:table-cell>
          <table:table-cell table:style-name="ce48" table:formula="of:=[.M563]/[.$B563]" office:value-type="float" office:value="1344" calcext:value-type="float">
            <text:p>1344.0</text:p>
          </table:table-cell>
          <table:table-cell table:style-name="ce50" table:formula="of:=[.N563]/[.$B563]" office:value-type="float" office:value="1152" calcext:value-type="float">
            <text:p>1152.0</text:p>
          </table:table-cell>
          <table:table-cell table:style-name="ce52" table:formula="of:=[.O563]/[.$B563]" office:value-type="float" office:value="960" calcext:value-type="float">
            <text:p>960.0</text:p>
          </table:table-cell>
          <table:table-cell table:style-name="ce55" table:formula="of:=([.L563]+[.M563]+[.N563]+[.O563])/[.$B563]" office:value-type="float" office:value="4800" calcext:value-type="float">
            <text:p>4800.0</text:p>
          </table:table-cell>
          <table:table-cell table:style-name="ce30" table:formula="of:=SUM([.L563:.O563])" office:value-type="float" office:value="504000" calcext:value-type="float">
            <text:p>504000</text:p>
          </table:table-cell>
          <table:table-cell table:number-columns-repeated="1003"/>
        </table:table-row>
        <table:table-row table:style-name="ro1">
          <table:table-cell table:style-name="ce4" table:formula="of:=[.A563]+1" office:value-type="float" office:value="22" calcext:value-type="float">
            <text:p>22</text:p>
          </table:table-cell>
          <table:table-cell table:style-name="ce11" table:formula="of:=5*[.A564]" office:value-type="percentage" office:value="110" calcext:value-type="percentage">
            <text:p>11000.0%</text:p>
          </table:table-cell>
          <table:table-cell table:style-name="ce11"/>
          <table:table-cell table:style-name="ce4" table:formula="of:=([.B564]-5*[.I564]-5*[.J564])*[.A564]*([.H564]+[.K564])*2" office:value-type="float" office:value="27720" calcext:value-type="float">
            <text:p>27720</text:p>
          </table:table-cell>
          <table:table-cell table:style-name="ce4"/>
          <table:table-cell table:style-name="ce4" table:formula="of:=[.A564]*20" office:value-type="float" office:value="440" calcext:value-type="float">
            <text:p>440</text:p>
          </table:table-cell>
          <table:table-cell table:style-name="ce4" table:formula="of:=[.D564]*[.F564]" office:value-type="float" office:value="12196800" calcext:value-type="float">
            <text:p>12196800</text:p>
          </table:table-cell>
          <table:table-cell table:style-name="ce4" table:formula="of:=[.H563]+1" office:value-type="float" office:value="8" calcext:value-type="float">
            <text:p>8</text:p>
          </table:table-cell>
          <table:table-cell table:style-name="ce4" table:formula="of:=[.I563]" office:value-type="float" office:value="7" calcext:value-type="float">
            <text:p>7</text:p>
          </table:table-cell>
          <table:table-cell table:style-name="ce4" table:formula="of:=[.J563]" office:value-type="float" office:value="6" calcext:value-type="float">
            <text:p>6</text:p>
          </table:table-cell>
          <table:table-cell table:style-name="ce4" table:formula="of:=[.K563]+1" office:value-type="float" office:value="6" calcext:value-type="float">
            <text:p>6</text:p>
          </table:table-cell>
          <table:table-cell table:style-name="ce30" table:formula="of:=[.$D564]*[.H564]" office:value-type="float" office:value="221760" calcext:value-type="float">
            <text:p>221760</text:p>
          </table:table-cell>
          <table:table-cell table:style-name="ce34" table:formula="of:=[.$D564]*[.I564]" office:value-type="float" office:value="194040" calcext:value-type="float">
            <text:p>194040</text:p>
          </table:table-cell>
          <table:table-cell table:style-name="ce38" table:formula="of:=[.$D564]*[.J564]" office:value-type="float" office:value="166320" calcext:value-type="float">
            <text:p>166320</text:p>
          </table:table-cell>
          <table:table-cell table:style-name="ce42" table:formula="of:=[.$D564]*[.K564]" office:value-type="float" office:value="166320" calcext:value-type="float">
            <text:p>166320</text:p>
          </table:table-cell>
          <table:table-cell table:style-name="ce45" table:formula="of:=[.L564]/[.$B564]" office:value-type="float" office:value="2016" calcext:value-type="float">
            <text:p>2016.0</text:p>
          </table:table-cell>
          <table:table-cell table:style-name="ce48" table:formula="of:=[.M564]/[.$B564]" office:value-type="float" office:value="1764" calcext:value-type="float">
            <text:p>1764.0</text:p>
          </table:table-cell>
          <table:table-cell table:style-name="ce50" table:formula="of:=[.N564]/[.$B564]" office:value-type="float" office:value="1512" calcext:value-type="float">
            <text:p>1512.0</text:p>
          </table:table-cell>
          <table:table-cell table:style-name="ce52" table:formula="of:=[.O564]/[.$B564]" office:value-type="float" office:value="1512" calcext:value-type="float">
            <text:p>1512.0</text:p>
          </table:table-cell>
          <table:table-cell table:style-name="ce55" table:formula="of:=([.L564]+[.M564]+[.N564]+[.O564])/[.$B564]" office:value-type="float" office:value="6804" calcext:value-type="float">
            <text:p>6804.0</text:p>
          </table:table-cell>
          <table:table-cell table:style-name="ce30" table:formula="of:=SUM([.L564:.O564])" office:value-type="float" office:value="748440" calcext:value-type="float">
            <text:p>748440</text:p>
          </table:table-cell>
          <table:table-cell table:number-columns-repeated="1003"/>
        </table:table-row>
        <table:table-row table:style-name="ro1">
          <table:table-cell table:style-name="ce4" table:formula="of:=[.A564]+1" office:value-type="float" office:value="23" calcext:value-type="float">
            <text:p>23</text:p>
          </table:table-cell>
          <table:table-cell table:style-name="ce11" table:formula="of:=5*[.A565]" office:value-type="percentage" office:value="115" calcext:value-type="percentage">
            <text:p>11500.0%</text:p>
          </table:table-cell>
          <table:table-cell table:style-name="ce11"/>
          <table:table-cell table:style-name="ce4" table:formula="of:=([.B565]-5*[.I565]-5*[.J565])*[.A565]*([.H565]+[.K565])*2" office:value-type="float" office:value="28980" calcext:value-type="float">
            <text:p>28980</text:p>
          </table:table-cell>
          <table:table-cell table:style-name="ce4"/>
          <table:table-cell table:style-name="ce4" table:formula="of:=[.A565]*20" office:value-type="float" office:value="460" calcext:value-type="float">
            <text:p>460</text:p>
          </table:table-cell>
          <table:table-cell table:style-name="ce4" table:formula="of:=[.D565]*[.F565]" office:value-type="float" office:value="13330800" calcext:value-type="float">
            <text:p>13330800</text:p>
          </table:table-cell>
          <table:table-cell table:style-name="ce4" table:formula="of:=[.H564]" office:value-type="float" office:value="8" calcext:value-type="float">
            <text:p>8</text:p>
          </table:table-cell>
          <table:table-cell table:style-name="ce4" table:formula="of:=[.I564]" office:value-type="float" office:value="7" calcext:value-type="float">
            <text:p>7</text:p>
          </table:table-cell>
          <table:table-cell table:style-name="ce4" table:formula="of:=[.J564]+1" office:value-type="float" office:value="7" calcext:value-type="float">
            <text:p>7</text:p>
          </table:table-cell>
          <table:table-cell table:style-name="ce4" table:formula="of:=[.K564]" office:value-type="float" office:value="6" calcext:value-type="float">
            <text:p>6</text:p>
          </table:table-cell>
          <table:table-cell table:style-name="ce30" table:formula="of:=[.$D565]*[.H565]" office:value-type="float" office:value="231840" calcext:value-type="float">
            <text:p>231840</text:p>
          </table:table-cell>
          <table:table-cell table:style-name="ce34" table:formula="of:=[.$D565]*[.I565]" office:value-type="float" office:value="202860" calcext:value-type="float">
            <text:p>202860</text:p>
          </table:table-cell>
          <table:table-cell table:style-name="ce38" table:formula="of:=[.$D565]*[.J565]" office:value-type="float" office:value="202860" calcext:value-type="float">
            <text:p>202860</text:p>
          </table:table-cell>
          <table:table-cell table:style-name="ce42" table:formula="of:=[.$D565]*[.K565]" office:value-type="float" office:value="173880" calcext:value-type="float">
            <text:p>173880</text:p>
          </table:table-cell>
          <table:table-cell table:style-name="ce45" table:formula="of:=[.L565]/[.$B565]" office:value-type="float" office:value="2016" calcext:value-type="float">
            <text:p>2016.0</text:p>
          </table:table-cell>
          <table:table-cell table:style-name="ce48" table:formula="of:=[.M565]/[.$B565]" office:value-type="float" office:value="1764" calcext:value-type="float">
            <text:p>1764.0</text:p>
          </table:table-cell>
          <table:table-cell table:style-name="ce50" table:formula="of:=[.N565]/[.$B565]" office:value-type="float" office:value="1764" calcext:value-type="float">
            <text:p>1764.0</text:p>
          </table:table-cell>
          <table:table-cell table:style-name="ce52" table:formula="of:=[.O565]/[.$B565]" office:value-type="float" office:value="1512" calcext:value-type="float">
            <text:p>1512.0</text:p>
          </table:table-cell>
          <table:table-cell table:style-name="ce55" table:formula="of:=([.L565]+[.M565]+[.N565]+[.O565])/[.$B565]" office:value-type="float" office:value="7056" calcext:value-type="float">
            <text:p>7056.0</text:p>
          </table:table-cell>
          <table:table-cell table:style-name="ce30" table:formula="of:=SUM([.L565:.O565])" office:value-type="float" office:value="811440" calcext:value-type="float">
            <text:p>811440</text:p>
          </table:table-cell>
          <table:table-cell table:number-columns-repeated="1003"/>
        </table:table-row>
        <table:table-row table:style-name="ro1">
          <table:table-cell table:style-name="ce4" table:formula="of:=[.A565]+1" office:value-type="float" office:value="24" calcext:value-type="float">
            <text:p>24</text:p>
          </table:table-cell>
          <table:table-cell table:style-name="ce11" table:formula="of:=5*[.A566]" office:value-type="percentage" office:value="120" calcext:value-type="percentage">
            <text:p>12000.0%</text:p>
          </table:table-cell>
          <table:table-cell table:style-name="ce11"/>
          <table:table-cell table:style-name="ce4" table:formula="of:=([.B566]-5*[.I566]-5*[.J566])*[.A566]*([.H566]+[.K566])*2" office:value-type="float" office:value="30240" calcext:value-type="float">
            <text:p>30240</text:p>
          </table:table-cell>
          <table:table-cell table:style-name="ce4"/>
          <table:table-cell table:style-name="ce4" table:formula="of:=[.A566]*20" office:value-type="float" office:value="480" calcext:value-type="float">
            <text:p>480</text:p>
          </table:table-cell>
          <table:table-cell table:style-name="ce4" table:formula="of:=[.D566]*[.F566]" office:value-type="float" office:value="14515200" calcext:value-type="float">
            <text:p>14515200</text:p>
          </table:table-cell>
          <table:table-cell table:style-name="ce4" table:formula="of:=[.H565]" office:value-type="float" office:value="8" calcext:value-type="float">
            <text:p>8</text:p>
          </table:table-cell>
          <table:table-cell table:style-name="ce4" table:formula="of:=[.I565]+1" office:value-type="float" office:value="8" calcext:value-type="float">
            <text:p>8</text:p>
          </table:table-cell>
          <table:table-cell table:style-name="ce4" table:formula="of:=[.J565]" office:value-type="float" office:value="7" calcext:value-type="float">
            <text:p>7</text:p>
          </table:table-cell>
          <table:table-cell table:style-name="ce4" table:formula="of:=[.K565]" office:value-type="float" office:value="6" calcext:value-type="float">
            <text:p>6</text:p>
          </table:table-cell>
          <table:table-cell table:style-name="ce30" table:formula="of:=[.$D566]*[.H566]" office:value-type="float" office:value="241920" calcext:value-type="float">
            <text:p>241920</text:p>
          </table:table-cell>
          <table:table-cell table:style-name="ce34" table:formula="of:=[.$D566]*[.I566]" office:value-type="float" office:value="241920" calcext:value-type="float">
            <text:p>241920</text:p>
          </table:table-cell>
          <table:table-cell table:style-name="ce38" table:formula="of:=[.$D566]*[.J566]" office:value-type="float" office:value="211680" calcext:value-type="float">
            <text:p>211680</text:p>
          </table:table-cell>
          <table:table-cell table:style-name="ce42" table:formula="of:=[.$D566]*[.K566]" office:value-type="float" office:value="181440" calcext:value-type="float">
            <text:p>181440</text:p>
          </table:table-cell>
          <table:table-cell table:style-name="ce45" table:formula="of:=[.L566]/[.$B566]" office:value-type="float" office:value="2016" calcext:value-type="float">
            <text:p>2016.0</text:p>
          </table:table-cell>
          <table:table-cell table:style-name="ce48" table:formula="of:=[.M566]/[.$B566]" office:value-type="float" office:value="2016" calcext:value-type="float">
            <text:p>2016.0</text:p>
          </table:table-cell>
          <table:table-cell table:style-name="ce50" table:formula="of:=[.N566]/[.$B566]" office:value-type="float" office:value="1764" calcext:value-type="float">
            <text:p>1764.0</text:p>
          </table:table-cell>
          <table:table-cell table:style-name="ce52" table:formula="of:=[.O566]/[.$B566]" office:value-type="float" office:value="1512" calcext:value-type="float">
            <text:p>1512.0</text:p>
          </table:table-cell>
          <table:table-cell table:style-name="ce55" table:formula="of:=([.L566]+[.M566]+[.N566]+[.O566])/[.$B566]" office:value-type="float" office:value="7308" calcext:value-type="float">
            <text:p>7308.0</text:p>
          </table:table-cell>
          <table:table-cell table:style-name="ce30" table:formula="of:=SUM([.L566:.O566])" office:value-type="float" office:value="876960" calcext:value-type="float">
            <text:p>876960</text:p>
          </table:table-cell>
          <table:table-cell table:number-columns-repeated="1003"/>
        </table:table-row>
        <table:table-row table:style-name="ro1">
          <table:table-cell table:style-name="ce4" table:formula="of:=[.A566]+1" office:value-type="float" office:value="25" calcext:value-type="float">
            <text:p>25</text:p>
          </table:table-cell>
          <table:table-cell table:style-name="ce11" table:formula="of:=5*[.A567]" office:value-type="percentage" office:value="125" calcext:value-type="percentage">
            <text:p>12500.0%</text:p>
          </table:table-cell>
          <table:table-cell table:style-name="ce11"/>
          <table:table-cell table:style-name="ce4" table:formula="of:=([.B567]-5*[.I567]-5*[.J567])*[.A567]*([.H567]+[.K567])*2" office:value-type="float" office:value="40000" calcext:value-type="float">
            <text:p>40000</text:p>
          </table:table-cell>
          <table:table-cell table:style-name="ce4"/>
          <table:table-cell table:style-name="ce4" table:formula="of:=[.A567]*20" office:value-type="float" office:value="500" calcext:value-type="float">
            <text:p>500</text:p>
          </table:table-cell>
          <table:table-cell table:style-name="ce4" table:formula="of:=[.D567]*[.F567]" office:value-type="float" office:value="20000000" calcext:value-type="float">
            <text:p>20000000</text:p>
          </table:table-cell>
          <table:table-cell table:style-name="ce4" table:formula="of:=[.H566]+1" office:value-type="float" office:value="9" calcext:value-type="float">
            <text:p>9</text:p>
          </table:table-cell>
          <table:table-cell table:style-name="ce4" table:formula="of:=[.I566]" office:value-type="float" office:value="8" calcext:value-type="float">
            <text:p>8</text:p>
          </table:table-cell>
          <table:table-cell table:style-name="ce4" table:formula="of:=[.J566]" office:value-type="float" office:value="7" calcext:value-type="float">
            <text:p>7</text:p>
          </table:table-cell>
          <table:table-cell table:style-name="ce4" table:formula="of:=[.K566]+1" office:value-type="float" office:value="7" calcext:value-type="float">
            <text:p>7</text:p>
          </table:table-cell>
          <table:table-cell table:style-name="ce30" table:formula="of:=[.$D567]*[.H567]" office:value-type="float" office:value="360000" calcext:value-type="float">
            <text:p>360000</text:p>
          </table:table-cell>
          <table:table-cell table:style-name="ce34" table:formula="of:=[.$D567]*[.I567]" office:value-type="float" office:value="320000" calcext:value-type="float">
            <text:p>320000</text:p>
          </table:table-cell>
          <table:table-cell table:style-name="ce38" table:formula="of:=[.$D567]*[.J567]" office:value-type="float" office:value="280000" calcext:value-type="float">
            <text:p>280000</text:p>
          </table:table-cell>
          <table:table-cell table:style-name="ce42" table:formula="of:=[.$D567]*[.K567]" office:value-type="float" office:value="280000" calcext:value-type="float">
            <text:p>280000</text:p>
          </table:table-cell>
          <table:table-cell table:style-name="ce45" table:formula="of:=[.L567]/[.$B567]" office:value-type="float" office:value="2880" calcext:value-type="float">
            <text:p>2880.0</text:p>
          </table:table-cell>
          <table:table-cell table:style-name="ce48" table:formula="of:=[.M567]/[.$B567]" office:value-type="float" office:value="2560" calcext:value-type="float">
            <text:p>2560.0</text:p>
          </table:table-cell>
          <table:table-cell table:style-name="ce50" table:formula="of:=[.N567]/[.$B567]" office:value-type="float" office:value="2240" calcext:value-type="float">
            <text:p>2240.0</text:p>
          </table:table-cell>
          <table:table-cell table:style-name="ce52" table:formula="of:=[.O567]/[.$B567]" office:value-type="float" office:value="2240" calcext:value-type="float">
            <text:p>2240.0</text:p>
          </table:table-cell>
          <table:table-cell table:style-name="ce55" table:formula="of:=([.L567]+[.M567]+[.N567]+[.O567])/[.$B567]" office:value-type="float" office:value="9920" calcext:value-type="float">
            <text:p>9920.0</text:p>
          </table:table-cell>
          <table:table-cell table:style-name="ce30" table:formula="of:=SUM([.L567:.O567])" office:value-type="float" office:value="1240000" calcext:value-type="float">
            <text:p>1240000</text:p>
          </table:table-cell>
          <table:table-cell table:number-columns-repeated="1003"/>
        </table:table-row>
        <table:table-row table:style-name="ro1">
          <table:table-cell/>
          <table:table-cell table:style-name="ce18" table:formula="of:=SUM([.B543:.B567])" office:value-type="percentage" office:value="1625" calcext:value-type="percentage">
            <text:p>162500.0%</text:p>
          </table:table-cell>
          <table:table-cell table:style-name="ce18"/>
          <table:table-cell table:style-name="ce26" table:formula="of:=SUM([.D543:.D567])" office:value-type="float" office:value="255150" calcext:value-type="float">
            <text:p>255150</text:p>
          </table:table-cell>
          <table:table-cell table:style-name="ce26"/>
          <table:table-cell table:style-name="ce28" table:number-columns-repeated="2"/>
          <table:table-cell table:number-columns-repeated="4"/>
          <table:table-cell table:style-name="ce32" table:formula="of:=SUM([.L543:.L567])" office:value-type="float" office:value="1826750" calcext:value-type="float">
            <text:p>1826750</text:p>
          </table:table-cell>
          <table:table-cell table:style-name="ce36" table:formula="of:=SUM([.M543:.M567])" office:value-type="float" office:value="1647260" calcext:value-type="float">
            <text:p>1647260</text:p>
          </table:table-cell>
          <table:table-cell table:style-name="ce40" table:formula="of:=SUM([.N543:.N567])" office:value-type="float" office:value="1463840" calcext:value-type="float">
            <text:p>1463840</text:p>
          </table:table-cell>
          <table:table-cell table:style-name="ce44" table:formula="of:=SUM([.O543:.O567])" office:value-type="float" office:value="1316560" calcext:value-type="float">
            <text:p>1316560</text:p>
          </table:table-cell>
          <table:table-cell table:number-columns-repeated="1009"/>
        </table:table-row>
        <table:table-row table:style-name="ro2" table:number-rows-repeated="10480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PGothic" svg:font-family="'MS PGothic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MS Gothic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6">
      <number:number number:decimal-places="1" loext:min-decimal-places="1" number:min-integer-digits="1"/>
      <number:text>%</number:text>
    </number:percentage-style>
    <number:number-style style:name="N117">
      <number:number number:decimal-places="1" loext:min-decimal-places="1" number:min-integer-digits="1"/>
    </number:number-style>
    <number:date-style style:name="N118">
      <number:seconds/>
      <number:text>tan</number:text>
      <number:day number:calendar="gengou"/>
      <number:text>a</number:text>
      <number:year number:calendar="gengou" number:style="long"/>
      <number:day number:calendar="gengou"/>
    </number:date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4" number:language="ja" number:country="JP">
      <number:hours/>
      <number:text>時</number:text>
      <number:minutes number:style="long"/>
      <number:text>分</number:text>
    </number:time-style>
    <number:time-style style:name="N10135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6" number:language="ja" number:country="JP">
      <number:year number:style="long"/>
      <number:text>年</number:text>
      <number:month number:style="long"/>
      <number:text>月</number:text>
    </number:date-style>
    <number:date-style style:name="N10137" number:language="ja" number:country="JP">
      <number:month number:style="long"/>
      <number:text>月</number:text>
      <number:day number:style="long"/>
      <number:text>日</number:text>
    </number:date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0" loext:min-decimal-places="0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ja" number:country="JP">
      <number:number number:decimal-places="2" loext:min-decimal-places="2" number:min-integer-digits="1" number:grouping="true"/>
    </number:number-style>
    <number:number-style style:name="N10141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5P0" style:volatile="true" number:language="ja" number:country="JP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2" style:volatile="true" number:language="ja" number:country="JP">
      <loext:fill-character> </loext:fill-character>
      <number:text>- </number:text>
    </number:number-style>
    <number:text-style style:name="N10145" number:language="ja" number:country="JP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ja" number:country="JP">
      <loext:text> ¥</loext:text>
      <loext:fill-character> </loext:fill-character>
      <number:text>- </number:text>
    </number:number-style>
    <number:text-style style:name="N10149" number:language="ja" number:country="JP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ja" number:country="JP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2" style:volatile="true" number:language="ja" number:country="JP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ja" number:country="JP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ja" number:country="JP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able-cell-properties style:rotation-align="none" style:vertical-align="bottom"/>
      <style:text-properties fo:color="#000000" style:font-name="MS PGothic" fo:font-family="'MS PGothic'" style:font-family-generic="swiss" fo:font-size="11pt" style:font-name-asian="MS PGothic" style:font-family-asian="'MS PGothic'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00/00/00</text:date>, <text:time style:data-style-name="N2" text:time-value="23:23:45.06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otgunShell-Upgrades" style:display-name="PageStyle_ShotgunShell-Upgr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cket-Upgrades" style:display-name="PageStyle_Rocket-Upgr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unTurret-Upgrades" style:display-name="PageStyle_GunTurret-Upgr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serTurret-Upgrades" style:display-name="PageStyle_LaserTurret-Upgr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-TOTAL-_20_Increas.PercentModifier" style:display-name="PageStyle_-TOTAL- Increas.PercentModifi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-TOTAL-_20_StaticModifier" style:display-name="PageStyle_-TOTAL- StaticModifi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isticRobotSpeed-Upgrades" style:display-name="PageStyle_LogisticRobotSpeed-Upgr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-TOTAL-_20_IncreasingModifier" style:display-name="PageStyle_-TOTAL- IncreasingModifi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earchEffectivity-Upgrades" style:display-name="PageStyle_ResearchEffectivity-Upgr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batRobotDamage-Upgrades" style:display-name="PageStyle_CombatRobotDamage-Upgr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acterLogisticSlots-Upgrades" style:display-name="PageStyle_CharacterLogisticSlots-Upgr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acterLogisticTrashSlots-Upg" style:display-name="PageStyle_CharacterLogisticTrashSlots-Up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erterStackSize-Upgrades" style:display-name="PageStyle_InserterStackSize-Upgr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batRobotFollower-Upgrades" style:display-name="PageStyle_CombatRobotFollower-Upgr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llet-Upgrades" style:display-name="PageStyle_Bullet-Upgr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isticRobotStackSize-Upgrades" style:display-name="PageStyle_LogisticRobotStackSize-Upgr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3:28:43</meta:creation-date>
    <meta:initial-creator>Leon</meta:initial-creator>
    <dc:language>ja-JP</dc:language>
    <dc:date>2016-07-19T23:24:36.901000000</dc:date>
    <meta:editing-cycles>44</meta:editing-cycles>
    <meta:editing-duration>P5DT1H14M40S</meta:editing-duration>
    <meta:generator>LibreOffice/5.0.3.2$Windows_x86 LibreOffice_project/e5f16313668ac592c1bfb310f4390624e3dbfb75</meta:generator>
    <meta:document-statistic meta:table-count="1" meta:cell-count="10341" meta:object-count="8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false" chart:axis-position="1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019cm" svg:height="11.057cm" xlink:href=".." xlink:type="simple" chart:class="chart:line" chart:style-name="ch1">
        <chart:legend chart:legend-position="end" svg:x="13.919cm" svg:y="4.98cm" style:legend-expansion="high" chart:style-name="ch2"/>
        <chart:plot-area chart:style-name="ch3" table:cell-range-address="'-TOTAL- Increas.PercentModifier'.U543:'-TOTAL- Increas.PercentModifier'.U567 '-TOTAL- Increas.PercentModifier'.U10:'-TOTAL- Increas.PercentModifier'.U15" svg:x="0.32cm" svg:y="0.221cm" svg:width="13.279cm" svg:height="10.615cm">
          <chartooo:coordinate-region svg:x="1.127cm" svg:y="0.434cm" svg:width="11.359cm" svg:height="9.7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-TOTAL- Increas.PercentModifier'.U543:'-TOTAL- Increas.PercentModifier'.U567" chart:class="chart:line">
            <chart:data-point chart:repeated="25"/>
          </chart:series>
          <chart:series chart:style-name="ch8" chart:values-cell-range-address="'-TOTAL- Increas.PercentModifier'.U10:'-TOTAL- Increas.PercentModifier'.U1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U</text:p>
              </table:table-cell>
              <table:table-cell office:value-type="string">
                <text:p>列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-TOTAL- Increas.PercentModifier'.U543:'-TOTAL- Increas.PercentModifier'.U567</svg:desc>
                </draw:g>
              </table:table-cell>
              <table:table-cell office:value-type="float" office:value="NaN">
                <text:p>NaN</text:p>
                <draw:g>
                  <svg:desc>'-TOTAL- Increas.PercentModifier'.U10:'-TOTAL- Increas.PercentModifier'.U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40">
                <text:p>7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0">
                <text:p>10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60">
                <text:p>12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000">
                <text:p>3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600">
                <text:p>39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800">
                <text:p>46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600">
                <text:p>93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7520">
                <text:p>107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2400">
                <text:p>122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2800">
                <text:p>212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8000">
                <text:p>238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4600">
                <text:p>264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9520">
                <text:p>419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0800">
                <text:p>460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4000">
                <text:p>50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48440">
                <text:p>748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1440">
                <text:p>811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76960">
                <text:p>876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40000">
                <text:p>124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chart:link-data-style-to-source="false" chart:axis-position="1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chart:link-data-style-to-source="false" chart:visible="false" chart:axis-position="end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automatic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3333" draw:fill-color="#ff3333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9900" draw:fill-color="#009900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6666ff" draw:fill-color="#6666ff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ff00cc" draw:fill-color="#ff00c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6.569cm" svg:height="9.912cm" xlink:href=".." xlink:type="simple" chart:class="chart:line" chart:style-name="ch1">
        <chart:title svg:x="6.732cm" svg:y="0.334cm" chart:style-name="ch2">
          <text:p>Res.-efficiency</text:p>
        </chart:title>
        <chart:legend svg:x="8.131cm" svg:y="5.725cm" style:legend-expansion="custom" chartooo:width="4.098cm" chartooo:height="2.865cm" style:legend-expansion-aspect-ratio="1.4303664921466" chart:style-name="ch3"/>
        <chart:plot-area chart:style-name="ch4" table:cell-range-address="'-TOTAL- Increas.PercentModifier'.G457:'-TOTAL- Increas.PercentModifier'.G482 '-TOTAL- Increas.PercentModifier'.L457:'-TOTAL- Increas.PercentModifier'.O482" chart:data-source-has-labels="row" svg:x="0.331cm" svg:y="1.311cm" svg:width="15.907cm" svg:height="8.403cm">
          <chartooo:coordinate-region svg:x="1.138cm" svg:y="1.523cm" svg:width="13.802cm" svg:height="7.518cm"/>
          <chart:axis chart:dimension="x" chart:name="primary-x" chart:style-name="ch5"/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-TOTAL- Increas.PercentModifier'.G458:'-TOTAL- Increas.PercentModifier'.G482" chart:label-cell-address="'-TOTAL- Increas.PercentModifier'.G457:'-TOTAL- Increas.PercentModifier'.G457" chart:class="chart:line">
            <chart:data-point chart:repeated="25"/>
          </chart:series>
          <chart:series chart:attached-axis="primary-y" chart:style-name="ch11" chart:values-cell-range-address="'-TOTAL- Increas.PercentModifier'.L458:'-TOTAL- Increas.PercentModifier'.L482" chart:label-cell-address="'-TOTAL- Increas.PercentModifier'.L457:'-TOTAL- Increas.PercentModifier'.L457" chart:class="chart:line">
            <chart:data-point chart:repeated="25"/>
          </chart:series>
          <chart:series chart:attached-axis="primary-y" chart:style-name="ch12" chart:values-cell-range-address="'-TOTAL- Increas.PercentModifier'.M458:'-TOTAL- Increas.PercentModifier'.M482" chart:label-cell-address="'-TOTAL- Increas.PercentModifier'.M457:'-TOTAL- Increas.PercentModifier'.M457" chart:class="chart:line">
            <chart:data-point chart:repeated="25"/>
          </chart:series>
          <chart:series chart:attached-axis="primary-y" chart:style-name="ch13" chart:values-cell-range-address="'-TOTAL- Increas.PercentModifier'.N458:'-TOTAL- Increas.PercentModifier'.N482" chart:label-cell-address="'-TOTAL- Increas.PercentModifier'.N457:'-TOTAL- Increas.PercentModifier'.N457" chart:class="chart:line">
            <chart:data-point chart:repeated="25"/>
          </chart:series>
          <chart:series chart:attached-axis="primary-y" chart:style-name="ch14" chart:values-cell-range-address="'-TOTAL- Increas.PercentModifier'.O458:'-TOTAL- Increas.PercentModifier'.O482" chart:label-cell-address="'-TOTAL- Increas.PercentModifier'.O457:'-TOTAL- Increas.PercentModifier'.O457" chart:class="chart:line"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x Cycles</text:p>
                <draw:g>
                  <svg:desc>'-TOTAL- Increas.PercentModifier'.G457:'-TOTAL- Increas.PercentModifier'.G457</svg:desc>
                </draw:g>
              </table:table-cell>
              <table:table-cell office:value-type="string">
                <text:p>SP R total</text:p>
                <draw:g>
                  <svg:desc>'-TOTAL- Increas.PercentModifier'.L457:'-TOTAL- Increas.PercentModifier'.L457</svg:desc>
                </draw:g>
              </table:table-cell>
              <table:table-cell office:value-type="string">
                <text:p>SP G total</text:p>
                <draw:g>
                  <svg:desc>'-TOTAL- Increas.PercentModifier'.M457:'-TOTAL- Increas.PercentModifier'.M457</svg:desc>
                </draw:g>
              </table:table-cell>
              <table:table-cell office:value-type="string">
                <text:p>SP B total</text:p>
                <draw:g>
                  <svg:desc>'-TOTAL- Increas.PercentModifier'.N457:'-TOTAL- Increas.PercentModifier'.N457</svg:desc>
                </draw:g>
              </table:table-cell>
              <table:table-cell office:value-type="string">
                <text:p>SP A total</text:p>
                <draw:g>
                  <svg:desc>'-TOTAL- Increas.PercentModifier'.O457:'-TOTAL- Increas.PercentModifier'.O4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">
                <text:p>3000</text:p>
                <draw:g>
                  <svg:desc>'-TOTAL- Increas.PercentModifier'.G458:'-TOTAL- Increas.PercentModifier'.G482</svg:desc>
                </draw:g>
              </table:table-cell>
              <table:table-cell office:value-type="float" office:value="100">
                <text:p>100</text:p>
                <draw:g>
                  <svg:desc>'-TOTAL- Increas.PercentModifier'.L458:'-TOTAL- Increas.PercentModifier'.L482</svg:desc>
                </draw:g>
              </table:table-cell>
              <table:table-cell office:value-type="float" office:value="100">
                <text:p>100</text:p>
                <draw:g>
                  <svg:desc>'-TOTAL- Increas.PercentModifier'.M458:'-TOTAL- Increas.PercentModifier'.M482</svg:desc>
                </draw:g>
              </table:table-cell>
              <table:table-cell office:value-type="float" office:value="0">
                <text:p>0</text:p>
                <draw:g>
                  <svg:desc>'-TOTAL- Increas.PercentModifier'.N458:'-TOTAL- Increas.PercentModifier'.N482</svg:desc>
                </draw:g>
              </table:table-cell>
              <table:table-cell office:value-type="float" office:value="0">
                <text:p>0</text:p>
                <draw:g>
                  <svg:desc>'-TOTAL- Increas.PercentModifier'.O458:'-TOTAL- Increas.PercentModifier'.O4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0">
                <text:p>450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790">
                <text:p>23790</text:p>
              </table:table-cell>
              <table:table-cell office:value-type="float" office:value="793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">
                <text:p>30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065">
                <text:p>44065</text:p>
              </table:table-cell>
              <table:table-cell office:value-type="float" office:value="1259">
                <text:p>1259</text:p>
              </table:table-cell>
              <table:table-cell office:value-type="float" office:value="1259">
                <text:p>1259</text:p>
              </table:table-cell>
              <table:table-cell office:value-type="float" office:value="1259">
                <text:p>1259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480">
                <text:p>63480</text:p>
              </table:table-cell>
              <table:table-cell office:value-type="float" office:value="1587">
                <text:p>1587</text:p>
              </table:table-cell>
              <table:table-cell office:value-type="float" office:value="1587">
                <text:p>1587</text:p>
              </table:table-cell>
              <table:table-cell office:value-type="float" office:value="1587">
                <text:p>1587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950">
                <text:p>125950</text:p>
              </table:table-cell>
              <table:table-cell office:value-type="float" office:value="2519">
                <text:p>2519</text:p>
              </table:table-cell>
              <table:table-cell office:value-type="float" office:value="2519">
                <text:p>2519</text:p>
              </table:table-cell>
              <table:table-cell office:value-type="float" office:value="2519">
                <text:p>2519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4570">
                <text:p>174570</text:p>
              </table:table-cell>
              <table:table-cell office:value-type="float" office:value="3174">
                <text:p>3174</text:p>
              </table:table-cell>
              <table:table-cell office:value-type="float" office:value="3174">
                <text:p>3174</text:p>
              </table:table-cell>
              <table:table-cell office:value-type="float" office:value="3174">
                <text:p>3174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000">
                <text:p>2400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7535">
                <text:p>327535</text:p>
              </table:table-cell>
              <table:table-cell office:value-type="float" office:value="5039">
                <text:p>5039</text:p>
              </table:table-cell>
              <table:table-cell office:value-type="float" office:value="5039">
                <text:p>5039</text:p>
              </table:table-cell>
              <table:table-cell office:value-type="float" office:value="5039">
                <text:p>5039</text:p>
              </table:table-cell>
              <table:table-cell office:value-type="float" office:value="5039">
                <text:p>50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4430">
                <text:p>444430</text:p>
              </table:table-cell>
              <table:table-cell office:value-type="float" office:value="6349">
                <text:p>6349</text:p>
              </table:table-cell>
              <table:table-cell office:value-type="float" office:value="6349">
                <text:p>6349</text:p>
              </table:table-cell>
              <table:table-cell office:value-type="float" office:value="6349">
                <text:p>6349</text:p>
              </table:table-cell>
              <table:table-cell office:value-type="float" office:value="6349">
                <text:p>63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0">
                <text:p>600000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6320">
                <text:p>806320</text:p>
              </table:table-cell>
              <table:table-cell office:value-type="float" office:value="10079">
                <text:p>10079</text:p>
              </table:table-cell>
              <table:table-cell office:value-type="float" office:value="10079">
                <text:p>10079</text:p>
              </table:table-cell>
              <table:table-cell office:value-type="float" office:value="10079">
                <text:p>10079</text:p>
              </table:table-cell>
              <table:table-cell office:value-type="float" office:value="10079">
                <text:p>100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79415">
                <text:p>1079415</text:p>
              </table:table-cell>
              <table:table-cell office:value-type="float" office:value="12699">
                <text:p>12699</text:p>
              </table:table-cell>
              <table:table-cell office:value-type="float" office:value="12699">
                <text:p>12699</text:p>
              </table:table-cell>
              <table:table-cell office:value-type="float" office:value="12699">
                <text:p>12699</text:p>
              </table:table-cell>
              <table:table-cell office:value-type="float" office:value="12699">
                <text:p>126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0000">
                <text:p>1440000</text:p>
              </table:table-cell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15010">
                <text:p>1915010</text:p>
              </table:table-cell>
              <table:table-cell office:value-type="float" office:value="20158">
                <text:p>20158</text:p>
              </table:table-cell>
              <table:table-cell office:value-type="float" office:value="20158">
                <text:p>20158</text:p>
              </table:table-cell>
              <table:table-cell office:value-type="float" office:value="20158">
                <text:p>20158</text:p>
              </table:table-cell>
              <table:table-cell office:value-type="float" office:value="20158">
                <text:p>20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39800">
                <text:p>2539800</text:p>
              </table:table-cell>
              <table:table-cell office:value-type="float" office:value="25398">
                <text:p>25398</text:p>
              </table:table-cell>
              <table:table-cell office:value-type="float" office:value="25398">
                <text:p>25398</text:p>
              </table:table-cell>
              <table:table-cell office:value-type="float" office:value="25398">
                <text:p>25398</text:p>
              </table:table-cell>
              <table:table-cell office:value-type="float" office:value="25398">
                <text:p>253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60000">
                <text:p>3360000</text:p>
              </table:table-cell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34870">
                <text:p>4434870</text:p>
              </table:table-cell>
              <table:table-cell office:value-type="float" office:value="40317">
                <text:p>40317</text:p>
              </table:table-cell>
              <table:table-cell office:value-type="float" office:value="40317">
                <text:p>40317</text:p>
              </table:table-cell>
              <table:table-cell office:value-type="float" office:value="40317">
                <text:p>40317</text:p>
              </table:table-cell>
              <table:table-cell office:value-type="float" office:value="40317">
                <text:p>403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41540">
                <text:p>5841540</text:p>
              </table:table-cell>
              <table:table-cell office:value-type="float" office:value="50796">
                <text:p>50796</text:p>
              </table:table-cell>
              <table:table-cell office:value-type="float" office:value="50796">
                <text:p>50796</text:p>
              </table:table-cell>
              <table:table-cell office:value-type="float" office:value="50796">
                <text:p>50796</text:p>
              </table:table-cell>
              <table:table-cell office:value-type="float" office:value="50796">
                <text:p>507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80000">
                <text:p>7680000</text:p>
              </table:table-cell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79250">
                <text:p>10079250</text:p>
              </table:table-cell>
              <table:table-cell office:value-type="float" office:value="80634">
                <text:p>80634</text:p>
              </table:table-cell>
              <table:table-cell office:value-type="float" office:value="80634">
                <text:p>80634</text:p>
              </table:table-cell>
              <table:table-cell office:value-type="float" office:value="80634">
                <text:p>80634</text:p>
              </table:table-cell>
              <table:table-cell office:value-type="float" office:value="80634">
                <text:p>806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chart:link-data-style-to-source="false" chart:axis-position="1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chart:link-data-style-to-source="false" chart:visible="false" chart:axis-position="end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automatic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3333" draw:fill-color="#ff3333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9900" draw:fill-color="#009900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6666ff" draw:fill-color="#6666ff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ff00cc" draw:fill-color="#ff00c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6.569cm" svg:height="9.912cm" xlink:href=".." xlink:type="simple" chart:class="chart:line" chart:style-name="ch1">
        <chart:title svg:x="6.772cm" svg:y="0.334cm" chart:style-name="ch2">
          <text:p>Robot-Follower</text:p>
        </chart:title>
        <chart:legend svg:x="8.131cm" svg:y="5.725cm" style:legend-expansion="custom" chartooo:width="4.098cm" chartooo:height="2.865cm" style:legend-expansion-aspect-ratio="1.4303664921466" chart:style-name="ch3"/>
        <chart:plot-area chart:style-name="ch4" table:cell-range-address="'-TOTAL- Increas.PercentModifier'.G401:'-TOTAL- Increas.PercentModifier'.G426 '-TOTAL- Increas.PercentModifier'.L401:'-TOTAL- Increas.PercentModifier'.O426" chart:data-source-has-labels="row" svg:x="0.331cm" svg:y="1.311cm" svg:width="15.907cm" svg:height="8.403cm">
          <chartooo:coordinate-region svg:x="1.138cm" svg:y="1.524cm" svg:width="14.173cm" svg:height="7.517cm"/>
          <chart:axis chart:dimension="x" chart:name="primary-x" chart:style-name="ch5"/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-TOTAL- Increas.PercentModifier'.G402:'-TOTAL- Increas.PercentModifier'.G426" chart:label-cell-address="'-TOTAL- Increas.PercentModifier'.G401:'-TOTAL- Increas.PercentModifier'.G401" chart:class="chart:line">
            <chart:data-point chart:repeated="25"/>
          </chart:series>
          <chart:series chart:attached-axis="primary-y" chart:style-name="ch11" chart:values-cell-range-address="'-TOTAL- Increas.PercentModifier'.L402:'-TOTAL- Increas.PercentModifier'.L426" chart:label-cell-address="'-TOTAL- Increas.PercentModifier'.L401:'-TOTAL- Increas.PercentModifier'.L401" chart:class="chart:line">
            <chart:data-point chart:repeated="25"/>
          </chart:series>
          <chart:series chart:attached-axis="primary-y" chart:style-name="ch12" chart:values-cell-range-address="'-TOTAL- Increas.PercentModifier'.M402:'-TOTAL- Increas.PercentModifier'.M426" chart:label-cell-address="'-TOTAL- Increas.PercentModifier'.M401:'-TOTAL- Increas.PercentModifier'.M401" chart:class="chart:line">
            <chart:data-point chart:repeated="25"/>
          </chart:series>
          <chart:series chart:attached-axis="primary-y" chart:style-name="ch13" chart:values-cell-range-address="'-TOTAL- Increas.PercentModifier'.N402:'-TOTAL- Increas.PercentModifier'.N426" chart:label-cell-address="'-TOTAL- Increas.PercentModifier'.N401:'-TOTAL- Increas.PercentModifier'.N401" chart:class="chart:line">
            <chart:data-point chart:repeated="25"/>
          </chart:series>
          <chart:series chart:attached-axis="primary-y" chart:style-name="ch14" chart:values-cell-range-address="'-TOTAL- Increas.PercentModifier'.O402:'-TOTAL- Increas.PercentModifier'.O426" chart:label-cell-address="'-TOTAL- Increas.PercentModifier'.O401:'-TOTAL- Increas.PercentModifier'.O401" chart:class="chart:line"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x Cycles</text:p>
                <draw:g>
                  <svg:desc>'-TOTAL- Increas.PercentModifier'.G401:'-TOTAL- Increas.PercentModifier'.G401</svg:desc>
                </draw:g>
              </table:table-cell>
              <table:table-cell office:value-type="string">
                <text:p>SP R total</text:p>
                <draw:g>
                  <svg:desc>'-TOTAL- Increas.PercentModifier'.L401:'-TOTAL- Increas.PercentModifier'.L401</svg:desc>
                </draw:g>
              </table:table-cell>
              <table:table-cell office:value-type="string">
                <text:p>SP G total</text:p>
                <draw:g>
                  <svg:desc>'-TOTAL- Increas.PercentModifier'.M401:'-TOTAL- Increas.PercentModifier'.M401</svg:desc>
                </draw:g>
              </table:table-cell>
              <table:table-cell office:value-type="string">
                <text:p>SP B total</text:p>
                <draw:g>
                  <svg:desc>'-TOTAL- Increas.PercentModifier'.N401:'-TOTAL- Increas.PercentModifier'.N401</svg:desc>
                </draw:g>
              </table:table-cell>
              <table:table-cell office:value-type="string">
                <text:p>SP A total</text:p>
                <draw:g>
                  <svg:desc>'-TOTAL- Increas.PercentModifier'.O401:'-TOTAL- Increas.PercentModifier'.O4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-TOTAL- Increas.PercentModifier'.G402:'-TOTAL- Increas.PercentModifier'.G426</svg:desc>
                </draw:g>
              </table:table-cell>
              <table:table-cell office:value-type="float" office:value="50">
                <text:p>50</text:p>
                <draw:g>
                  <svg:desc>'-TOTAL- Increas.PercentModifier'.L402:'-TOTAL- Increas.PercentModifier'.L426</svg:desc>
                </draw:g>
              </table:table-cell>
              <table:table-cell office:value-type="float" office:value="50">
                <text:p>50</text:p>
                <draw:g>
                  <svg:desc>'-TOTAL- Increas.PercentModifier'.M402:'-TOTAL- Increas.PercentModifier'.M426</svg:desc>
                </draw:g>
              </table:table-cell>
              <table:table-cell office:value-type="float" office:value="0">
                <text:p>0</text:p>
                <draw:g>
                  <svg:desc>'-TOTAL- Increas.PercentModifier'.N402:'-TOTAL- Increas.PercentModifier'.N426</svg:desc>
                </draw:g>
              </table:table-cell>
              <table:table-cell office:value-type="float" office:value="0">
                <text:p>0</text:p>
                <draw:g>
                  <svg:desc>'-TOTAL- Increas.PercentModifier'.O402:'-TOTAL- Increas.PercentModifier'.O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0">
                <text:p>450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0">
                <text:p>60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00">
                <text:p>750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0">
                <text:p>12000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0">
                <text:p>150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0">
                <text:p>180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00">
                <text:p>24000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0">
                <text:p>360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000">
                <text:p>42000</text:p>
              </table:table-cell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000">
                <text:p>48000</text:p>
              </table:table-cell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000">
                <text:p>54000</text:p>
              </table:table-cell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00">
                <text:p>600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000">
                <text:p>66000</text:p>
              </table:table-cell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000">
                <text:p>720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000">
                <text:p>78000</text:p>
              </table:table-cell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6000">
                <text:p>96000</text:p>
              </table:table-cell>
              <table:table-cell office:value-type="float" office:value="3200">
                <text:p>3200</text:p>
              </table:table-cell>
              <table:table-cell office:value-type="float" office:value="3200">
                <text:p>3200</text:p>
              </table:table-cell>
              <table:table-cell office:value-type="float" office:value="3200">
                <text:p>32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1890">
                <text:p>241890</text:p>
              </table:table-cell>
              <table:table-cell office:value-type="float" office:value="8063">
                <text:p>8063</text:p>
              </table:table-cell>
              <table:table-cell office:value-type="float" office:value="8063">
                <text:p>8063</text:p>
              </table:table-cell>
              <table:table-cell office:value-type="float" office:value="8063">
                <text:p>8063</text:p>
              </table:table-cell>
              <table:table-cell office:value-type="float" office:value="8063">
                <text:p>80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4770">
                <text:p>304770</text:p>
              </table:table-cell>
              <table:table-cell office:value-type="float" office:value="10159">
                <text:p>10159</text:p>
              </table:table-cell>
              <table:table-cell office:value-type="float" office:value="10159">
                <text:p>10159</text:p>
              </table:table-cell>
              <table:table-cell office:value-type="float" office:value="10159">
                <text:p>10159</text:p>
              </table:table-cell>
              <table:table-cell office:value-type="float" office:value="10159">
                <text:p>101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4000">
                <text:p>384000</text:p>
              </table:table-cell>
              <table:table-cell office:value-type="float" office:value="12800">
                <text:p>12800</text:p>
              </table:table-cell>
              <table:table-cell office:value-type="float" office:value="12800">
                <text:p>12800</text:p>
              </table:table-cell>
              <table:table-cell office:value-type="float" office:value="12800">
                <text:p>12800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3780">
                <text:p>483780</text:p>
              </table:table-cell>
              <table:table-cell office:value-type="float" office:value="16126">
                <text:p>16126</text:p>
              </table:table-cell>
              <table:table-cell office:value-type="float" office:value="16126">
                <text:p>16126</text:p>
              </table:table-cell>
              <table:table-cell office:value-type="float" office:value="16126">
                <text:p>16126</text:p>
              </table:table-cell>
              <table:table-cell office:value-type="float" office:value="16126">
                <text:p>161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chart:link-data-style-to-source="false" chart:axis-position="1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chart:link-data-style-to-source="false" chart:visible="false" chart:axis-position="end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automatic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3333" draw:fill-color="#ff3333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9900" draw:fill-color="#009900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6666ff" draw:fill-color="#6666ff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ff00cc" draw:fill-color="#ff00c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6.567cm" svg:height="9.912cm" xlink:href=".." xlink:type="simple" chart:class="chart:line" chart:style-name="ch1">
        <chart:title svg:x="4.853cm" svg:y="0.334cm" chart:style-name="ch2">
          <text:p>Bullet, Shotshell and Rocket Speed</text:p>
        </chart:title>
        <chart:legend svg:x="8.129cm" svg:y="5.722cm" style:legend-expansion="custom" chartooo:width="4.097cm" chartooo:height="2.864cm" style:legend-expansion-aspect-ratio="1.43051675977654" chart:style-name="ch3"/>
        <chart:plot-area chart:style-name="ch4" table:cell-range-address="'-TOTAL- Increas.PercentModifier'.G37:'-TOTAL- Increas.PercentModifier'.G62 '-TOTAL- Increas.PercentModifier'.L37:'-TOTAL- Increas.PercentModifier'.O62" chart:data-source-has-labels="row" svg:x="0.331cm" svg:y="1.311cm" svg:width="15.905cm" svg:height="8.403cm">
          <chartooo:coordinate-region svg:x="1.138cm" svg:y="1.524cm" svg:width="13.985cm" svg:height="7.517cm"/>
          <chart:axis chart:dimension="x" chart:name="primary-x" chart:style-name="ch5"/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-TOTAL- Increas.PercentModifier'.G38:'-TOTAL- Increas.PercentModifier'.G62" chart:label-cell-address="'-TOTAL- Increas.PercentModifier'.G37:'-TOTAL- Increas.PercentModifier'.G37" chart:class="chart:line">
            <chart:data-point chart:repeated="25"/>
          </chart:series>
          <chart:series chart:attached-axis="primary-y" chart:style-name="ch11" chart:values-cell-range-address="'-TOTAL- Increas.PercentModifier'.L38:'-TOTAL- Increas.PercentModifier'.L62" chart:label-cell-address="'-TOTAL- Increas.PercentModifier'.L37:'-TOTAL- Increas.PercentModifier'.L37" chart:class="chart:line">
            <chart:data-point chart:repeated="25"/>
          </chart:series>
          <chart:series chart:attached-axis="primary-y" chart:style-name="ch12" chart:values-cell-range-address="'-TOTAL- Increas.PercentModifier'.M38:'-TOTAL- Increas.PercentModifier'.M62" chart:label-cell-address="'-TOTAL- Increas.PercentModifier'.M37:'-TOTAL- Increas.PercentModifier'.M37" chart:class="chart:line">
            <chart:data-point chart:repeated="25"/>
          </chart:series>
          <chart:series chart:attached-axis="primary-y" chart:style-name="ch13" chart:values-cell-range-address="'-TOTAL- Increas.PercentModifier'.N38:'-TOTAL- Increas.PercentModifier'.N62" chart:label-cell-address="'-TOTAL- Increas.PercentModifier'.N37:'-TOTAL- Increas.PercentModifier'.N37" chart:class="chart:line">
            <chart:data-point chart:repeated="25"/>
          </chart:series>
          <chart:series chart:attached-axis="primary-y" chart:style-name="ch14" chart:values-cell-range-address="'-TOTAL- Increas.PercentModifier'.O38:'-TOTAL- Increas.PercentModifier'.O62" chart:label-cell-address="'-TOTAL- Increas.PercentModifier'.O37:'-TOTAL- Increas.PercentModifier'.O37" chart:class="chart:line"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x Cycles</text:p>
                <draw:g>
                  <svg:desc>'-TOTAL- Increas.PercentModifier'.G37:'-TOTAL- Increas.PercentModifier'.G37</svg:desc>
                </draw:g>
              </table:table-cell>
              <table:table-cell office:value-type="string">
                <text:p>SP R total</text:p>
                <draw:g>
                  <svg:desc>'-TOTAL- Increas.PercentModifier'.L37:'-TOTAL- Increas.PercentModifier'.L37</svg:desc>
                </draw:g>
              </table:table-cell>
              <table:table-cell office:value-type="string">
                <text:p>SP G total</text:p>
                <draw:g>
                  <svg:desc>'-TOTAL- Increas.PercentModifier'.M37:'-TOTAL- Increas.PercentModifier'.M37</svg:desc>
                </draw:g>
              </table:table-cell>
              <table:table-cell office:value-type="string">
                <text:p>SP B total</text:p>
                <draw:g>
                  <svg:desc>'-TOTAL- Increas.PercentModifier'.N37:'-TOTAL- Increas.PercentModifier'.N37</svg:desc>
                </draw:g>
              </table:table-cell>
              <table:table-cell office:value-type="string">
                <text:p>SP A total</text:p>
                <draw:g>
                  <svg:desc>'-TOTAL- Increas.PercentModifier'.O37:'-TOTAL- Increas.PercentModifier'.O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-TOTAL- Increas.PercentModifier'.G38:'-TOTAL- Increas.PercentModifier'.G62</svg:desc>
                </draw:g>
              </table:table-cell>
              <table:table-cell office:value-type="float" office:value="50">
                <text:p>50</text:p>
                <draw:g>
                  <svg:desc>'-TOTAL- Increas.PercentModifier'.L38:'-TOTAL- Increas.PercentModifier'.L62</svg:desc>
                </draw:g>
              </table:table-cell>
              <table:table-cell office:value-type="float" office:value="0">
                <text:p>0</text:p>
                <draw:g>
                  <svg:desc>'-TOTAL- Increas.PercentModifier'.M38:'-TOTAL- Increas.PercentModifier'.M62</svg:desc>
                </draw:g>
              </table:table-cell>
              <table:table-cell office:value-type="float" office:value="0">
                <text:p>0</text:p>
                <draw:g>
                  <svg:desc>'-TOTAL- Increas.PercentModifier'.N38:'-TOTAL- Increas.PercentModifier'.N62</svg:desc>
                </draw:g>
              </table:table-cell>
              <table:table-cell office:value-type="float" office:value="0">
                <text:p>0</text:p>
                <draw:g>
                  <svg:desc>'-TOTAL- Increas.PercentModifier'.O38:'-TOTAL- Increas.PercentModifier'.O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00">
                <text:p>120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0">
                <text:p>120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00">
                <text:p>180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210">
                <text:p>35210</text:p>
              </table:table-cell>
              <table:table-cell office:value-type="float" office:value="1006">
                <text:p>1006</text:p>
              </table:table-cell>
              <table:table-cell office:value-type="float" office:value="503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720">
                <text:p>50720</text:p>
              </table:table-cell>
              <table:table-cell office:value-type="float" office:value="1268">
                <text:p>1268</text:p>
              </table:table-cell>
              <table:table-cell office:value-type="float" office:value="634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000">
                <text:p>72000</text:p>
              </table:table-cell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700">
                <text:p>100700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1007">
                <text:p>1007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9590">
                <text:p>139590</text:p>
              </table:table-cell>
              <table:table-cell office:value-type="float" office:value="2538">
                <text:p>2538</text:p>
              </table:table-cell>
              <table:table-cell office:value-type="float" office:value="2538">
                <text:p>2538</text:p>
              </table:table-cell>
              <table:table-cell office:value-type="float" office:value="2538">
                <text:p>2538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2000">
                <text:p>192000</text:p>
              </table:table-cell>
              <table:table-cell office:value-type="float" office:value="3200">
                <text:p>3200</text:p>
              </table:table-cell>
              <table:table-cell office:value-type="float" office:value="3200">
                <text:p>3200</text:p>
              </table:table-cell>
              <table:table-cell office:value-type="float" office:value="3200">
                <text:p>320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1950">
                <text:p>261950</text:p>
              </table:table-cell>
              <table:table-cell office:value-type="float" office:value="4030">
                <text:p>4030</text:p>
              </table:table-cell>
              <table:table-cell office:value-type="float" office:value="4030">
                <text:p>4030</text:p>
              </table:table-cell>
              <table:table-cell office:value-type="float" office:value="4030">
                <text:p>4030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5460">
                <text:p>355460</text:p>
              </table:table-cell>
              <table:table-cell office:value-type="float" office:value="5078">
                <text:p>5078</text:p>
              </table:table-cell>
              <table:table-cell office:value-type="float" office:value="5078">
                <text:p>5078</text:p>
              </table:table-cell>
              <table:table-cell office:value-type="float" office:value="5078">
                <text:p>5078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0000">
                <text:p>480000</text:p>
              </table:table-cell>
              <table:table-cell office:value-type="float" office:value="6400">
                <text:p>6400</text:p>
              </table:table-cell>
              <table:table-cell office:value-type="float" office:value="6400">
                <text:p>6400</text:p>
              </table:table-cell>
              <table:table-cell office:value-type="float" office:value="6400">
                <text:p>64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4960">
                <text:p>644960</text:p>
              </table:table-cell>
              <table:table-cell office:value-type="float" office:value="8062">
                <text:p>8062</text:p>
              </table:table-cell>
              <table:table-cell office:value-type="float" office:value="8062">
                <text:p>8062</text:p>
              </table:table-cell>
              <table:table-cell office:value-type="float" office:value="8062">
                <text:p>8062</text:p>
              </table:table-cell>
              <table:table-cell office:value-type="float" office:value="4031">
                <text:p>40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3430">
                <text:p>863430</text:p>
              </table:table-cell>
              <table:table-cell office:value-type="float" office:value="10158">
                <text:p>10158</text:p>
              </table:table-cell>
              <table:table-cell office:value-type="float" office:value="10158">
                <text:p>10158</text:p>
              </table:table-cell>
              <table:table-cell office:value-type="float" office:value="10158">
                <text:p>10158</text:p>
              </table:table-cell>
              <table:table-cell office:value-type="float" office:value="5079">
                <text:p>50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52000">
                <text:p>1152000</text:p>
              </table:table-cell>
              <table:table-cell office:value-type="float" office:value="12800">
                <text:p>12800</text:p>
              </table:table-cell>
              <table:table-cell office:value-type="float" office:value="12800">
                <text:p>12800</text:p>
              </table:table-cell>
              <table:table-cell office:value-type="float" office:value="12800">
                <text:p>1280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1970">
                <text:p>1531970</text:p>
              </table:table-cell>
              <table:table-cell office:value-type="float" office:value="16126">
                <text:p>16126</text:p>
              </table:table-cell>
              <table:table-cell office:value-type="float" office:value="16126">
                <text:p>16126</text:p>
              </table:table-cell>
              <table:table-cell office:value-type="float" office:value="16126">
                <text:p>16126</text:p>
              </table:table-cell>
              <table:table-cell office:value-type="float" office:value="8063">
                <text:p>80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1800">
                <text:p>2031800</text:p>
              </table:table-cell>
              <table:table-cell office:value-type="float" office:value="20318">
                <text:p>20318</text:p>
              </table:table-cell>
              <table:table-cell office:value-type="float" office:value="20318">
                <text:p>20318</text:p>
              </table:table-cell>
              <table:table-cell office:value-type="float" office:value="20318">
                <text:p>20318</text:p>
              </table:table-cell>
              <table:table-cell office:value-type="float" office:value="10159">
                <text:p>101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88000">
                <text:p>2688000</text:p>
              </table:table-cell>
              <table:table-cell office:value-type="float" office:value="25600">
                <text:p>25600</text:p>
              </table:table-cell>
              <table:table-cell office:value-type="float" office:value="25600">
                <text:p>25600</text:p>
              </table:table-cell>
              <table:table-cell office:value-type="float" office:value="25600">
                <text:p>25600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47720">
                <text:p>3547720</text:p>
              </table:table-cell>
              <table:table-cell office:value-type="float" office:value="32252">
                <text:p>32252</text:p>
              </table:table-cell>
              <table:table-cell office:value-type="float" office:value="32252">
                <text:p>32252</text:p>
              </table:table-cell>
              <table:table-cell office:value-type="float" office:value="32252">
                <text:p>32252</text:p>
              </table:table-cell>
              <table:table-cell office:value-type="float" office:value="16126">
                <text:p>161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73140">
                <text:p>4673140</text:p>
              </table:table-cell>
              <table:table-cell office:value-type="float" office:value="40636">
                <text:p>40636</text:p>
              </table:table-cell>
              <table:table-cell office:value-type="float" office:value="40636">
                <text:p>40636</text:p>
              </table:table-cell>
              <table:table-cell office:value-type="float" office:value="40636">
                <text:p>40636</text:p>
              </table:table-cell>
              <table:table-cell office:value-type="float" office:value="20318">
                <text:p>203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44000">
                <text:p>6144000</text:p>
              </table:table-cell>
              <table:table-cell office:value-type="float" office:value="51200">
                <text:p>51200</text:p>
              </table:table-cell>
              <table:table-cell office:value-type="float" office:value="51200">
                <text:p>51200</text:p>
              </table:table-cell>
              <table:table-cell office:value-type="float" office:value="51200">
                <text:p>51200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63250">
                <text:p>8063250</text:p>
              </table:table-cell>
              <table:table-cell office:value-type="float" office:value="64506">
                <text:p>64506</text:p>
              </table:table-cell>
              <table:table-cell office:value-type="float" office:value="64506">
                <text:p>64506</text:p>
              </table:table-cell>
              <table:table-cell office:value-type="float" office:value="64506">
                <text:p>64506</text:p>
              </table:table-cell>
              <table:table-cell office:value-type="float" office:value="32253">
                <text:p>322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chart:link-data-style-to-source="false" chart:axis-position="1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chart:link-data-style-to-source="false" chart:visible="false" chart:axis-position="end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automatic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3333" draw:fill-color="#ff3333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9900" draw:fill-color="#009900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6666ff" draw:fill-color="#6666ff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ff00cc" draw:fill-color="#ff00c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6.569cm" svg:height="9.916cm" xlink:href=".." xlink:type="simple" chart:class="chart:line" chart:style-name="ch1">
        <chart:title svg:x="6.481cm" svg:y="0.334cm" chart:style-name="ch2">
          <text:p>Grenade-Damage</text:p>
        </chart:title>
        <chart:legend svg:x="8.13cm" svg:y="5.727cm" style:legend-expansion="custom" chartooo:width="4.098cm" chartooo:height="2.866cm" style:legend-expansion-aspect-ratio="1.42986741102582" chart:style-name="ch3"/>
        <chart:plot-area chart:style-name="ch4" table:cell-range-address="'-TOTAL- Increas.PercentModifier'.G205:'-TOTAL- Increas.PercentModifier'.G230 '-TOTAL- Increas.PercentModifier'.L205:'-TOTAL- Increas.PercentModifier'.O230" chart:data-source-has-labels="row" svg:x="0.331cm" svg:y="1.311cm" svg:width="15.907cm" svg:height="8.407cm">
          <chartooo:coordinate-region svg:x="1.138cm" svg:y="1.523cm" svg:width="13.802cm" svg:height="7.522cm"/>
          <chart:axis chart:dimension="x" chart:name="primary-x" chart:style-name="ch5"/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-TOTAL- Increas.PercentModifier'.G206:'-TOTAL- Increas.PercentModifier'.G230" chart:label-cell-address="'-TOTAL- Increas.PercentModifier'.G205:'-TOTAL- Increas.PercentModifier'.G205" chart:class="chart:line">
            <chart:data-point chart:repeated="25"/>
          </chart:series>
          <chart:series chart:attached-axis="primary-y" chart:style-name="ch11" chart:values-cell-range-address="'-TOTAL- Increas.PercentModifier'.L206:'-TOTAL- Increas.PercentModifier'.L230" chart:label-cell-address="'-TOTAL- Increas.PercentModifier'.L205:'-TOTAL- Increas.PercentModifier'.L205" chart:class="chart:line">
            <chart:data-point chart:repeated="25"/>
          </chart:series>
          <chart:series chart:attached-axis="primary-y" chart:style-name="ch12" chart:values-cell-range-address="'-TOTAL- Increas.PercentModifier'.M206:'-TOTAL- Increas.PercentModifier'.M230" chart:label-cell-address="'-TOTAL- Increas.PercentModifier'.M205:'-TOTAL- Increas.PercentModifier'.M205" chart:class="chart:line">
            <chart:data-point chart:repeated="25"/>
          </chart:series>
          <chart:series chart:attached-axis="primary-y" chart:style-name="ch13" chart:values-cell-range-address="'-TOTAL- Increas.PercentModifier'.N206:'-TOTAL- Increas.PercentModifier'.N230" chart:label-cell-address="'-TOTAL- Increas.PercentModifier'.N205:'-TOTAL- Increas.PercentModifier'.N205" chart:class="chart:line">
            <chart:data-point chart:repeated="25"/>
          </chart:series>
          <chart:series chart:attached-axis="primary-y" chart:style-name="ch14" chart:values-cell-range-address="'-TOTAL- Increas.PercentModifier'.O206:'-TOTAL- Increas.PercentModifier'.O230" chart:label-cell-address="'-TOTAL- Increas.PercentModifier'.O205:'-TOTAL- Increas.PercentModifier'.O205" chart:class="chart:line"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x Cycles</text:p>
                <draw:g>
                  <svg:desc>'-TOTAL- Increas.PercentModifier'.G205:'-TOTAL- Increas.PercentModifier'.G205</svg:desc>
                </draw:g>
              </table:table-cell>
              <table:table-cell office:value-type="string">
                <text:p>SP R total</text:p>
                <draw:g>
                  <svg:desc>'-TOTAL- Increas.PercentModifier'.L205:'-TOTAL- Increas.PercentModifier'.L205</svg:desc>
                </draw:g>
              </table:table-cell>
              <table:table-cell office:value-type="string">
                <text:p>SP G total</text:p>
                <draw:g>
                  <svg:desc>'-TOTAL- Increas.PercentModifier'.M205:'-TOTAL- Increas.PercentModifier'.M205</svg:desc>
                </draw:g>
              </table:table-cell>
              <table:table-cell office:value-type="string">
                <text:p>SP B total</text:p>
                <draw:g>
                  <svg:desc>'-TOTAL- Increas.PercentModifier'.N205:'-TOTAL- Increas.PercentModifier'.N205</svg:desc>
                </draw:g>
              </table:table-cell>
              <table:table-cell office:value-type="string">
                <text:p>SP A total</text:p>
                <draw:g>
                  <svg:desc>'-TOTAL- Increas.PercentModifier'.O205:'-TOTAL- Increas.PercentModifier'.O2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-TOTAL- Increas.PercentModifier'.G206:'-TOTAL- Increas.PercentModifier'.G230</svg:desc>
                </draw:g>
              </table:table-cell>
              <table:table-cell office:value-type="float" office:value="50">
                <text:p>50</text:p>
                <draw:g>
                  <svg:desc>'-TOTAL- Increas.PercentModifier'.L206:'-TOTAL- Increas.PercentModifier'.L230</svg:desc>
                </draw:g>
              </table:table-cell>
              <table:table-cell office:value-type="float" office:value="100">
                <text:p>100</text:p>
                <draw:g>
                  <svg:desc>'-TOTAL- Increas.PercentModifier'.M206:'-TOTAL- Increas.PercentModifier'.M230</svg:desc>
                </draw:g>
              </table:table-cell>
              <table:table-cell office:value-type="float" office:value="0">
                <text:p>0</text:p>
                <draw:g>
                  <svg:desc>'-TOTAL- Increas.PercentModifier'.N206:'-TOTAL- Increas.PercentModifier'.N230</svg:desc>
                </draw:g>
              </table:table-cell>
              <table:table-cell office:value-type="float" office:value="0">
                <text:p>0</text:p>
                <draw:g>
                  <svg:desc>'-TOTAL- Increas.PercentModifier'.O206:'-TOTAL- Increas.PercentModifier'.O2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0">
                <text:p>22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50">
                <text:p>67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500">
                <text:p>135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">
                <text:p>45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00">
                <text:p>420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400">
                <text:p>60400</text:p>
              </table:table-cell>
              <table:table-cell office:value-type="float" office:value="1510">
                <text:p>1510</text:p>
              </table:table-cell>
              <table:table-cell office:value-type="float" office:value="755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680">
                <text:p>85680</text:p>
              </table:table-cell>
              <table:table-cell office:value-type="float" office:value="1904">
                <text:p>1904</text:p>
              </table:table-cell>
              <table:table-cell office:value-type="float" office:value="952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000">
                <text:p>1200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6210">
                <text:p>166210</text:p>
              </table:table-cell>
              <table:table-cell office:value-type="float" office:value="3022">
                <text:p>3022</text:p>
              </table:table-cell>
              <table:table-cell office:value-type="float" office:value="3022">
                <text:p>3022</text:p>
              </table:table-cell>
              <table:table-cell office:value-type="float" office:value="1511">
                <text:p>1511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8480">
                <text:p>228480</text:p>
              </table:table-cell>
              <table:table-cell office:value-type="float" office:value="3808">
                <text:p>3808</text:p>
              </table:table-cell>
              <table:table-cell office:value-type="float" office:value="3808">
                <text:p>3808</text:p>
              </table:table-cell>
              <table:table-cell office:value-type="float" office:value="3808">
                <text:p>3808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2000">
                <text:p>312000</text:p>
              </table:table-cell>
              <table:table-cell office:value-type="float" office:value="4800">
                <text:p>4800</text:p>
              </table:table-cell>
              <table:table-cell office:value-type="float" office:value="4800">
                <text:p>4800</text:p>
              </table:table-cell>
              <table:table-cell office:value-type="float" office:value="4800">
                <text:p>48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3220">
                <text:p>423220</text:p>
              </table:table-cell>
              <table:table-cell office:value-type="float" office:value="6046">
                <text:p>6046</text:p>
              </table:table-cell>
              <table:table-cell office:value-type="float" office:value="6046">
                <text:p>6046</text:p>
              </table:table-cell>
              <table:table-cell office:value-type="float" office:value="6046">
                <text:p>6046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1350">
                <text:p>571350</text:p>
              </table:table-cell>
              <table:table-cell office:value-type="float" office:value="7618">
                <text:p>7618</text:p>
              </table:table-cell>
              <table:table-cell office:value-type="float" office:value="7618">
                <text:p>7618</text:p>
              </table:table-cell>
              <table:table-cell office:value-type="float" office:value="7618">
                <text:p>7618</text:p>
              </table:table-cell>
              <table:table-cell office:value-type="float" office:value="3809">
                <text:p>3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8000">
                <text:p>768000</text:p>
              </table:table-cell>
              <table:table-cell office:value-type="float" office:value="9600">
                <text:p>9600</text:p>
              </table:table-cell>
              <table:table-cell office:value-type="float" office:value="9600">
                <text:p>9600</text:p>
              </table:table-cell>
              <table:table-cell office:value-type="float" office:value="9600">
                <text:p>960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7990">
                <text:p>1027990</text:p>
              </table:table-cell>
              <table:table-cell office:value-type="float" office:value="12094">
                <text:p>12094</text:p>
              </table:table-cell>
              <table:table-cell office:value-type="float" office:value="12094">
                <text:p>12094</text:p>
              </table:table-cell>
              <table:table-cell office:value-type="float" office:value="12094">
                <text:p>12094</text:p>
              </table:table-cell>
              <table:table-cell office:value-type="float" office:value="6047">
                <text:p>60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71420">
                <text:p>1371420</text:p>
              </table:table-cell>
              <table:table-cell office:value-type="float" office:value="15238">
                <text:p>15238</text:p>
              </table:table-cell>
              <table:table-cell office:value-type="float" office:value="15238">
                <text:p>15238</text:p>
              </table:table-cell>
              <table:table-cell office:value-type="float" office:value="15238">
                <text:p>15238</text:p>
              </table:table-cell>
              <table:table-cell office:value-type="float" office:value="7619">
                <text:p>76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24000">
                <text:p>1824000</text:p>
              </table:table-cell>
              <table:table-cell office:value-type="float" office:value="19200">
                <text:p>19200</text:p>
              </table:table-cell>
              <table:table-cell office:value-type="float" office:value="19200">
                <text:p>19200</text:p>
              </table:table-cell>
              <table:table-cell office:value-type="float" office:value="19200">
                <text:p>19200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19000">
                <text:p>2419000</text:p>
              </table:table-cell>
              <table:table-cell office:value-type="float" office:value="24190">
                <text:p>24190</text:p>
              </table:table-cell>
              <table:table-cell office:value-type="float" office:value="24190">
                <text:p>24190</text:p>
              </table:table-cell>
              <table:table-cell office:value-type="float" office:value="24190">
                <text:p>24190</text:p>
              </table:table-cell>
              <table:table-cell office:value-type="float" office:value="12095">
                <text:p>120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00190">
                <text:p>3200190</text:p>
              </table:table-cell>
              <table:table-cell office:value-type="float" office:value="30478">
                <text:p>30478</text:p>
              </table:table-cell>
              <table:table-cell office:value-type="float" office:value="30478">
                <text:p>30478</text:p>
              </table:table-cell>
              <table:table-cell office:value-type="float" office:value="30478">
                <text:p>30478</text:p>
              </table:table-cell>
              <table:table-cell office:value-type="float" office:value="15239">
                <text:p>152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24000">
                <text:p>4224000</text:p>
              </table:table-cell>
              <table:table-cell office:value-type="float" office:value="38400">
                <text:p>38400</text:p>
              </table:table-cell>
              <table:table-cell office:value-type="float" office:value="38400">
                <text:p>38400</text:p>
              </table:table-cell>
              <table:table-cell office:value-type="float" office:value="38400">
                <text:p>38400</text:p>
              </table:table-cell>
              <table:table-cell office:value-type="float" office:value="19200">
                <text:p>19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63700">
                <text:p>5563700</text:p>
              </table:table-cell>
              <table:table-cell office:value-type="float" office:value="48380">
                <text:p>48380</text:p>
              </table:table-cell>
              <table:table-cell office:value-type="float" office:value="48380">
                <text:p>48380</text:p>
              </table:table-cell>
              <table:table-cell office:value-type="float" office:value="48380">
                <text:p>48380</text:p>
              </table:table-cell>
              <table:table-cell office:value-type="float" office:value="24190">
                <text:p>241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14720">
                <text:p>7314720</text:p>
              </table:table-cell>
              <table:table-cell office:value-type="float" office:value="60956">
                <text:p>60956</text:p>
              </table:table-cell>
              <table:table-cell office:value-type="float" office:value="60956">
                <text:p>60956</text:p>
              </table:table-cell>
              <table:table-cell office:value-type="float" office:value="60956">
                <text:p>60956</text:p>
              </table:table-cell>
              <table:table-cell office:value-type="float" office:value="30478">
                <text:p>304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000">
                <text:p>9600000</text:p>
              </table:table-cell>
              <table:table-cell office:value-type="float" office:value="76800">
                <text:p>76800</text:p>
              </table:table-cell>
              <table:table-cell office:value-type="float" office:value="76800">
                <text:p>76800</text:p>
              </table:table-cell>
              <table:table-cell office:value-type="float" office:value="76800">
                <text:p>76800</text:p>
              </table:table-cell>
              <table:table-cell office:value-type="float" office:value="38400">
                <text:p>384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78800">
                <text:p>12578800</text:p>
              </table:table-cell>
              <table:table-cell office:value-type="float" office:value="96760">
                <text:p>96760</text:p>
              </table:table-cell>
              <table:table-cell office:value-type="float" office:value="96760">
                <text:p>96760</text:p>
              </table:table-cell>
              <table:table-cell office:value-type="float" office:value="96760">
                <text:p>96760</text:p>
              </table:table-cell>
              <table:table-cell office:value-type="float" office:value="48380">
                <text:p>483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chart:link-data-style-to-source="false" chart:axis-position="1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chart:link-data-style-to-source="false" chart:visible="false" chart:axis-position="end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automatic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3333" draw:fill-color="#ff3333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9900" draw:fill-color="#009900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6666ff" draw:fill-color="#6666ff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ff00cc" draw:fill-color="#ff00c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6.569cm" svg:height="9.912cm" xlink:href=".." xlink:type="simple" chart:class="chart:line" chart:style-name="ch1">
        <chart:title svg:x="6.838cm" svg:y="0.334cm" chart:style-name="ch2">
          <text:p>Stack-Inserter</text:p>
        </chart:title>
        <chart:legend svg:x="8.131cm" svg:y="5.725cm" style:legend-expansion="custom" chartooo:width="4.098cm" chartooo:height="2.865cm" style:legend-expansion-aspect-ratio="1.4303664921466" chart:style-name="ch3"/>
        <chart:plot-area chart:style-name="ch4" table:cell-range-address="'-TOTAL- Increas.PercentModifier'.G429:'-TOTAL- Increas.PercentModifier'.G454 '-TOTAL- Increas.PercentModifier'.L429:'-TOTAL- Increas.PercentModifier'.O454" chart:data-source-has-labels="row" svg:x="0.331cm" svg:y="1.311cm" svg:width="15.907cm" svg:height="8.403cm">
          <chartooo:coordinate-region svg:x="1.138cm" svg:y="1.523cm" svg:width="13.802cm" svg:height="7.518cm"/>
          <chart:axis chart:dimension="x" chart:name="primary-x" chart:style-name="ch5"/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-TOTAL- Increas.PercentModifier'.G430:'-TOTAL- Increas.PercentModifier'.G454" chart:label-cell-address="'-TOTAL- Increas.PercentModifier'.G429:'-TOTAL- Increas.PercentModifier'.G429" chart:class="chart:line">
            <chart:data-point chart:repeated="25"/>
          </chart:series>
          <chart:series chart:attached-axis="primary-y" chart:style-name="ch11" chart:values-cell-range-address="'-TOTAL- Increas.PercentModifier'.L430:'-TOTAL- Increas.PercentModifier'.L454" chart:label-cell-address="'-TOTAL- Increas.PercentModifier'.L429:'-TOTAL- Increas.PercentModifier'.L429" chart:class="chart:line">
            <chart:data-point chart:repeated="25"/>
          </chart:series>
          <chart:series chart:attached-axis="primary-y" chart:style-name="ch12" chart:values-cell-range-address="'-TOTAL- Increas.PercentModifier'.M430:'-TOTAL- Increas.PercentModifier'.M454" chart:label-cell-address="'-TOTAL- Increas.PercentModifier'.M429:'-TOTAL- Increas.PercentModifier'.M429" chart:class="chart:line">
            <chart:data-point chart:repeated="25"/>
          </chart:series>
          <chart:series chart:attached-axis="primary-y" chart:style-name="ch13" chart:values-cell-range-address="'-TOTAL- Increas.PercentModifier'.N430:'-TOTAL- Increas.PercentModifier'.N454" chart:label-cell-address="'-TOTAL- Increas.PercentModifier'.N429:'-TOTAL- Increas.PercentModifier'.N429" chart:class="chart:line">
            <chart:data-point chart:repeated="25"/>
          </chart:series>
          <chart:series chart:attached-axis="primary-y" chart:style-name="ch14" chart:values-cell-range-address="'-TOTAL- Increas.PercentModifier'.O430:'-TOTAL- Increas.PercentModifier'.O454" chart:label-cell-address="'-TOTAL- Increas.PercentModifier'.O429:'-TOTAL- Increas.PercentModifier'.O429" chart:class="chart:line"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x Cycles</text:p>
                <draw:g>
                  <svg:desc>'-TOTAL- Increas.PercentModifier'.G429:'-TOTAL- Increas.PercentModifier'.G429</svg:desc>
                </draw:g>
              </table:table-cell>
              <table:table-cell office:value-type="string">
                <text:p>SP R total</text:p>
                <draw:g>
                  <svg:desc>'-TOTAL- Increas.PercentModifier'.L429:'-TOTAL- Increas.PercentModifier'.L429</svg:desc>
                </draw:g>
              </table:table-cell>
              <table:table-cell office:value-type="string">
                <text:p>SP G total</text:p>
                <draw:g>
                  <svg:desc>'-TOTAL- Increas.PercentModifier'.M429:'-TOTAL- Increas.PercentModifier'.M429</svg:desc>
                </draw:g>
              </table:table-cell>
              <table:table-cell office:value-type="string">
                <text:p>SP B total</text:p>
                <draw:g>
                  <svg:desc>'-TOTAL- Increas.PercentModifier'.N429:'-TOTAL- Increas.PercentModifier'.N429</svg:desc>
                </draw:g>
              </table:table-cell>
              <table:table-cell office:value-type="string">
                <text:p>SP A total</text:p>
                <draw:g>
                  <svg:desc>'-TOTAL- Increas.PercentModifier'.O429:'-TOTAL- Increas.PercentModifier'.O4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0">
                <text:p>6000</text:p>
                <draw:g>
                  <svg:desc>'-TOTAL- Increas.PercentModifier'.G430:'-TOTAL- Increas.PercentModifier'.G454</svg:desc>
                </draw:g>
              </table:table-cell>
              <table:table-cell office:value-type="float" office:value="200">
                <text:p>200</text:p>
                <draw:g>
                  <svg:desc>'-TOTAL- Increas.PercentModifier'.L430:'-TOTAL- Increas.PercentModifier'.L454</svg:desc>
                </draw:g>
              </table:table-cell>
              <table:table-cell office:value-type="float" office:value="200">
                <text:p>200</text:p>
                <draw:g>
                  <svg:desc>'-TOTAL- Increas.PercentModifier'.M430:'-TOTAL- Increas.PercentModifier'.M454</svg:desc>
                </draw:g>
              </table:table-cell>
              <table:table-cell office:value-type="float" office:value="0">
                <text:p>0</text:p>
                <draw:g>
                  <svg:desc>'-TOTAL- Increas.PercentModifier'.N430:'-TOTAL- Increas.PercentModifier'.N454</svg:desc>
                </draw:g>
              </table:table-cell>
              <table:table-cell office:value-type="float" office:value="0">
                <text:p>0</text:p>
                <draw:g>
                  <svg:desc>'-TOTAL- Increas.PercentModifier'.O430:'-TOTAL- Increas.PercentModifier'.O4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00">
                <text:p>750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0">
                <text:p>7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0">
                <text:p>90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0">
                <text:p>12000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00">
                <text:p>180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1800">
                <text:p>18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3200">
                <text:p>3200</text:p>
              </table:table-cell>
              <table:table-cell office:value-type="float" office:value="3200">
                <text:p>3200</text:p>
              </table:table-cell>
              <table:table-cell office:value-type="float" office:value="2400">
                <text:p>240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895">
                <text:p>50895</text:p>
              </table:table-cell>
              <table:table-cell office:value-type="float" office:value="4524">
                <text:p>4524</text:p>
              </table:table-cell>
              <table:table-cell office:value-type="float" office:value="4524">
                <text:p>4524</text:p>
              </table:table-cell>
              <table:table-cell office:value-type="float" office:value="3393">
                <text:p>3393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0">
                <text:p>80000</text:p>
              </table:table-cell>
              <table:table-cell office:value-type="float" office:value="6400">
                <text:p>6400</text:p>
              </table:table-cell>
              <table:table-cell office:value-type="float" office:value="6400">
                <text:p>6400</text:p>
              </table:table-cell>
              <table:table-cell office:value-type="float" office:value="4800">
                <text:p>48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4410">
                <text:p>124410</text:p>
              </table:table-cell>
              <table:table-cell office:value-type="float" office:value="9048">
                <text:p>9048</text:p>
              </table:table-cell>
              <table:table-cell office:value-type="float" office:value="9048">
                <text:p>9048</text:p>
              </table:table-cell>
              <table:table-cell office:value-type="float" office:value="6786">
                <text:p>6786</text:p>
              </table:table-cell>
              <table:table-cell office:value-type="float" office:value="4524">
                <text:p>45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2000">
                <text:p>192000</text:p>
              </table:table-cell>
              <table:table-cell office:value-type="float" office:value="12800">
                <text:p>12800</text:p>
              </table:table-cell>
              <table:table-cell office:value-type="float" office:value="12800">
                <text:p>12800</text:p>
              </table:table-cell>
              <table:table-cell office:value-type="float" office:value="9600">
                <text:p>960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4125">
                <text:p>294125</text:p>
              </table:table-cell>
              <table:table-cell office:value-type="float" office:value="18100">
                <text:p>18100</text:p>
              </table:table-cell>
              <table:table-cell office:value-type="float" office:value="18100">
                <text:p>18100</text:p>
              </table:table-cell>
              <table:table-cell office:value-type="float" office:value="13575">
                <text:p>13575</text:p>
              </table:table-cell>
              <table:table-cell office:value-type="float" office:value="9050">
                <text:p>90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8000">
                <text:p>448000</text:p>
              </table:table-cell>
              <table:table-cell office:value-type="float" office:value="25600">
                <text:p>25600</text:p>
              </table:table-cell>
              <table:table-cell office:value-type="float" office:value="25600">
                <text:p>25600</text:p>
              </table:table-cell>
              <table:table-cell office:value-type="float" office:value="19200">
                <text:p>19200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8750">
                <text:p>678750</text:p>
              </table:table-cell>
              <table:table-cell office:value-type="float" office:value="36200">
                <text:p>36200</text:p>
              </table:table-cell>
              <table:table-cell office:value-type="float" office:value="36200">
                <text:p>36200</text:p>
              </table:table-cell>
              <table:table-cell office:value-type="float" office:value="27150">
                <text:p>27150</text:p>
              </table:table-cell>
              <table:table-cell office:value-type="float" office:value="18100">
                <text:p>18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4000">
                <text:p>1024000</text:p>
              </table:table-cell>
              <table:table-cell office:value-type="float" office:value="51200">
                <text:p>51200</text:p>
              </table:table-cell>
              <table:table-cell office:value-type="float" office:value="51200">
                <text:p>51200</text:p>
              </table:table-cell>
              <table:table-cell office:value-type="float" office:value="38400">
                <text:p>38400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38585">
                <text:p>1538585</text:p>
              </table:table-cell>
              <table:table-cell office:value-type="float" office:value="72404">
                <text:p>72404</text:p>
              </table:table-cell>
              <table:table-cell office:value-type="float" office:value="72404">
                <text:p>72404</text:p>
              </table:table-cell>
              <table:table-cell office:value-type="float" office:value="54303">
                <text:p>54303</text:p>
              </table:table-cell>
              <table:table-cell office:value-type="float" office:value="36202">
                <text:p>36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04000">
                <text:p>2304000</text:p>
              </table:table-cell>
              <table:table-cell office:value-type="float" office:value="102400">
                <text:p>102400</text:p>
              </table:table-cell>
              <table:table-cell office:value-type="float" office:value="102400">
                <text:p>102400</text:p>
              </table:table-cell>
              <table:table-cell office:value-type="float" office:value="76800">
                <text:p>76800</text:p>
              </table:table-cell>
              <table:table-cell office:value-type="float" office:value="51200">
                <text:p>512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39285">
                <text:p>3439285</text:p>
              </table:table-cell>
              <table:table-cell office:value-type="float" office:value="144812">
                <text:p>144812</text:p>
              </table:table-cell>
              <table:table-cell office:value-type="float" office:value="144812">
                <text:p>144812</text:p>
              </table:table-cell>
              <table:table-cell office:value-type="float" office:value="108609">
                <text:p>108609</text:p>
              </table:table-cell>
              <table:table-cell office:value-type="float" office:value="72406">
                <text:p>724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20000">
                <text:p>5120000</text:p>
              </table:table-cell>
              <table:table-cell office:value-type="float" office:value="204800">
                <text:p>204800</text:p>
              </table:table-cell>
              <table:table-cell office:value-type="float" office:value="204800">
                <text:p>204800</text:p>
              </table:table-cell>
              <table:table-cell office:value-type="float" office:value="153600">
                <text:p>153600</text:p>
              </table:table-cell>
              <table:table-cell office:value-type="float" office:value="102400">
                <text:p>102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02735">
                <text:p>7602735</text:p>
              </table:table-cell>
              <table:table-cell office:value-type="float" office:value="289628">
                <text:p>289628</text:p>
              </table:table-cell>
              <table:table-cell office:value-type="float" office:value="289628">
                <text:p>289628</text:p>
              </table:table-cell>
              <table:table-cell office:value-type="float" office:value="217221">
                <text:p>217221</text:p>
              </table:table-cell>
              <table:table-cell office:value-type="float" office:value="144814">
                <text:p>1448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64000">
                <text:p>11264000</text:p>
              </table:table-cell>
              <table:table-cell office:value-type="float" office:value="409600">
                <text:p>409600</text:p>
              </table:table-cell>
              <table:table-cell office:value-type="float" office:value="409600">
                <text:p>409600</text:p>
              </table:table-cell>
              <table:table-cell office:value-type="float" office:value="307200">
                <text:p>307200</text:p>
              </table:table-cell>
              <table:table-cell office:value-type="float" office:value="204800">
                <text:p>2048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653725">
                <text:p>16653725</text:p>
              </table:table-cell>
              <table:table-cell office:value-type="float" office:value="579260">
                <text:p>579260</text:p>
              </table:table-cell>
              <table:table-cell office:value-type="float" office:value="579260">
                <text:p>579260</text:p>
              </table:table-cell>
              <table:table-cell office:value-type="float" office:value="434445">
                <text:p>434445</text:p>
              </table:table-cell>
              <table:table-cell office:value-type="float" office:value="289630">
                <text:p>2896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576000">
                <text:p>24576000</text:p>
              </table:table-cell>
              <table:table-cell office:value-type="float" office:value="819200">
                <text:p>819200</text:p>
              </table:table-cell>
              <table:table-cell office:value-type="float" office:value="819200">
                <text:p>819200</text:p>
              </table:table-cell>
              <table:table-cell office:value-type="float" office:value="614400">
                <text:p>614400</text:p>
              </table:table-cell>
              <table:table-cell office:value-type="float" office:value="409600">
                <text:p>4096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203750">
                <text:p>36203750</text:p>
              </table:table-cell>
              <table:table-cell office:value-type="float" office:value="1158520">
                <text:p>1158520</text:p>
              </table:table-cell>
              <table:table-cell office:value-type="float" office:value="1158520">
                <text:p>1158520</text:p>
              </table:table-cell>
              <table:table-cell office:value-type="float" office:value="868890">
                <text:p>868890</text:p>
              </table:table-cell>
              <table:table-cell office:value-type="float" office:value="579260">
                <text:p>57926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chart:link-data-style-to-source="false" chart:axis-position="1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chart:link-data-style-to-source="false" chart:visible="false" chart:axis-position="end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automatic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3333" draw:fill-color="#ff3333"/>
      <style:text-properties style:text-position="0% 100%" fo:font-size="10pt" style:font-size-asian="10pt" style:font-size-complex="10pt"/>
    </style:style>
    <style:style style:name="ch12" style:family="chart">
      <style:chart-properties chart:solid-type="cuboid" chart:symbol-type="automatic" chart:symbol-width="0.282cm" chart:symbol-height="0.282cm"/>
    </style:style>
    <style:style style:name="ch13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9900" draw:fill-color="#009900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6666ff" draw:fill-color="#6666ff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ff00cc" draw:fill-color="#ff00c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6.569cm" svg:height="9.917cm" xlink:href=".." xlink:type="simple" chart:class="chart:line" chart:style-name="ch1">
        <chart:title svg:x="6.732cm" svg:y="0.334cm" chart:style-name="ch2">
          <text:p>Flame-Damage</text:p>
        </chart:title>
        <chart:legend svg:x="8.131cm" svg:y="5.727cm" style:legend-expansion="custom" chartooo:width="4.098cm" chartooo:height="2.866cm" style:legend-expansion-aspect-ratio="1.42986741102582" chart:style-name="ch3"/>
        <chart:plot-area chart:style-name="ch4" table:cell-range-address="'-TOTAL- Increas.PercentModifier'.G177:'-TOTAL- Increas.PercentModifier'.G202 '-TOTAL- Increas.PercentModifier'.L177:'-TOTAL- Increas.PercentModifier'.O202" chart:data-source-has-labels="row" svg:x="0.331cm" svg:y="1.311cm" svg:width="15.907cm" svg:height="8.408cm">
          <chartooo:coordinate-region svg:x="1.138cm" svg:y="1.523cm" svg:width="13.802cm" svg:height="7.523cm"/>
          <chart:axis chart:dimension="x" chart:name="primary-x" chart:style-name="ch5"/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-TOTAL- Increas.PercentModifier'.G178:'-TOTAL- Increas.PercentModifier'.G202" chart:label-cell-address="'-TOTAL- Increas.PercentModifier'.G177:'-TOTAL- Increas.PercentModifier'.G177" chart:class="chart:line">
            <chart:data-point chart:repeated="25"/>
          </chart:series>
          <chart:series chart:attached-axis="primary-y" chart:style-name="ch11" chart:values-cell-range-address="'-TOTAL- Increas.PercentModifier'.L178:'-TOTAL- Increas.PercentModifier'.L202" chart:label-cell-address="'-TOTAL- Increas.PercentModifier'.L177:'-TOTAL- Increas.PercentModifier'.L177" chart:class="chart:line">
            <chart:data-point chart:repeated="6"/>
            <chart:data-point chart:style-name="ch12" chart:repeated="2"/>
            <chart:data-point chart:repeated="17"/>
          </chart:series>
          <chart:series chart:attached-axis="primary-y" chart:style-name="ch13" chart:values-cell-range-address="'-TOTAL- Increas.PercentModifier'.M178:'-TOTAL- Increas.PercentModifier'.M202" chart:label-cell-address="'-TOTAL- Increas.PercentModifier'.M177:'-TOTAL- Increas.PercentModifier'.M177" chart:class="chart:line">
            <chart:data-point chart:repeated="25"/>
          </chart:series>
          <chart:series chart:attached-axis="primary-y" chart:style-name="ch14" chart:values-cell-range-address="'-TOTAL- Increas.PercentModifier'.N178:'-TOTAL- Increas.PercentModifier'.N202" chart:label-cell-address="'-TOTAL- Increas.PercentModifier'.N177:'-TOTAL- Increas.PercentModifier'.N177" chart:class="chart:line">
            <chart:data-point chart:repeated="25"/>
          </chart:series>
          <chart:series chart:attached-axis="primary-y" chart:style-name="ch15" chart:values-cell-range-address="'-TOTAL- Increas.PercentModifier'.O178:'-TOTAL- Increas.PercentModifier'.O202" chart:label-cell-address="'-TOTAL- Increas.PercentModifier'.O177:'-TOTAL- Increas.PercentModifier'.O177" chart:class="chart:line">
            <chart:data-point chart:repeated="2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x Cycles</text:p>
                <draw:g>
                  <svg:desc>'-TOTAL- Increas.PercentModifier'.G177:'-TOTAL- Increas.PercentModifier'.G177</svg:desc>
                </draw:g>
              </table:table-cell>
              <table:table-cell office:value-type="string">
                <text:p>SP R total</text:p>
                <draw:g>
                  <svg:desc>'-TOTAL- Increas.PercentModifier'.L177:'-TOTAL- Increas.PercentModifier'.L177</svg:desc>
                </draw:g>
              </table:table-cell>
              <table:table-cell office:value-type="string">
                <text:p>SP G total</text:p>
                <draw:g>
                  <svg:desc>'-TOTAL- Increas.PercentModifier'.M177:'-TOTAL- Increas.PercentModifier'.M177</svg:desc>
                </draw:g>
              </table:table-cell>
              <table:table-cell office:value-type="string">
                <text:p>SP B total</text:p>
                <draw:g>
                  <svg:desc>'-TOTAL- Increas.PercentModifier'.N177:'-TOTAL- Increas.PercentModifier'.N177</svg:desc>
                </draw:g>
              </table:table-cell>
              <table:table-cell office:value-type="string">
                <text:p>SP A total</text:p>
                <draw:g>
                  <svg:desc>'-TOTAL- Increas.PercentModifier'.O177:'-TOTAL- Increas.PercentModifier'.O1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75">
                <text:p>3375</text:p>
                <draw:g>
                  <svg:desc>'-TOTAL- Increas.PercentModifier'.G178:'-TOTAL- Increas.PercentModifier'.G202</svg:desc>
                </draw:g>
              </table:table-cell>
              <table:table-cell office:value-type="float" office:value="75">
                <text:p>75</text:p>
                <draw:g>
                  <svg:desc>'-TOTAL- Increas.PercentModifier'.L178:'-TOTAL- Increas.PercentModifier'.L202</svg:desc>
                </draw:g>
              </table:table-cell>
              <table:table-cell office:value-type="float" office:value="75">
                <text:p>75</text:p>
                <draw:g>
                  <svg:desc>'-TOTAL- Increas.PercentModifier'.M178:'-TOTAL- Increas.PercentModifier'.M202</svg:desc>
                </draw:g>
              </table:table-cell>
              <table:table-cell office:value-type="float" office:value="75">
                <text:p>75</text:p>
                <draw:g>
                  <svg:desc>'-TOTAL- Increas.PercentModifier'.N178:'-TOTAL- Increas.PercentModifier'.N202</svg:desc>
                </draw:g>
              </table:table-cell>
              <table:table-cell office:value-type="float" office:value="0">
                <text:p>0</text:p>
                <draw:g>
                  <svg:desc>'-TOTAL- Increas.PercentModifier'.O178:'-TOTAL- Increas.PercentModifier'.O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25">
                <text:p>562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00">
                <text:p>1750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0">
                <text:p>32000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0">
                <text:p>400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400">
                <text:p>60400</text:p>
              </table:table-cell>
              <table:table-cell office:value-type="float" office:value="1510">
                <text:p>1510</text:p>
              </table:table-cell>
              <table:table-cell office:value-type="float" office:value="755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680">
                <text:p>85680</text:p>
              </table:table-cell>
              <table:table-cell office:value-type="float" office:value="1904">
                <text:p>1904</text:p>
              </table:table-cell>
              <table:table-cell office:value-type="float" office:value="952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000">
                <text:p>1200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6210">
                <text:p>166210</text:p>
              </table:table-cell>
              <table:table-cell office:value-type="float" office:value="3022">
                <text:p>3022</text:p>
              </table:table-cell>
              <table:table-cell office:value-type="float" office:value="3022">
                <text:p>3022</text:p>
              </table:table-cell>
              <table:table-cell office:value-type="float" office:value="1511">
                <text:p>1511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8480">
                <text:p>228480</text:p>
              </table:table-cell>
              <table:table-cell office:value-type="float" office:value="3808">
                <text:p>3808</text:p>
              </table:table-cell>
              <table:table-cell office:value-type="float" office:value="3808">
                <text:p>3808</text:p>
              </table:table-cell>
              <table:table-cell office:value-type="float" office:value="3808">
                <text:p>3808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2000">
                <text:p>312000</text:p>
              </table:table-cell>
              <table:table-cell office:value-type="float" office:value="4800">
                <text:p>4800</text:p>
              </table:table-cell>
              <table:table-cell office:value-type="float" office:value="4800">
                <text:p>4800</text:p>
              </table:table-cell>
              <table:table-cell office:value-type="float" office:value="4800">
                <text:p>48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3220">
                <text:p>423220</text:p>
              </table:table-cell>
              <table:table-cell office:value-type="float" office:value="6046">
                <text:p>6046</text:p>
              </table:table-cell>
              <table:table-cell office:value-type="float" office:value="6046">
                <text:p>6046</text:p>
              </table:table-cell>
              <table:table-cell office:value-type="float" office:value="6046">
                <text:p>6046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1350">
                <text:p>571350</text:p>
              </table:table-cell>
              <table:table-cell office:value-type="float" office:value="7618">
                <text:p>7618</text:p>
              </table:table-cell>
              <table:table-cell office:value-type="float" office:value="7618">
                <text:p>7618</text:p>
              </table:table-cell>
              <table:table-cell office:value-type="float" office:value="7618">
                <text:p>7618</text:p>
              </table:table-cell>
              <table:table-cell office:value-type="float" office:value="3809">
                <text:p>3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8000">
                <text:p>768000</text:p>
              </table:table-cell>
              <table:table-cell office:value-type="float" office:value="9600">
                <text:p>9600</text:p>
              </table:table-cell>
              <table:table-cell office:value-type="float" office:value="9600">
                <text:p>9600</text:p>
              </table:table-cell>
              <table:table-cell office:value-type="float" office:value="9600">
                <text:p>960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7990">
                <text:p>1027990</text:p>
              </table:table-cell>
              <table:table-cell office:value-type="float" office:value="12094">
                <text:p>12094</text:p>
              </table:table-cell>
              <table:table-cell office:value-type="float" office:value="12094">
                <text:p>12094</text:p>
              </table:table-cell>
              <table:table-cell office:value-type="float" office:value="12094">
                <text:p>12094</text:p>
              </table:table-cell>
              <table:table-cell office:value-type="float" office:value="6047">
                <text:p>60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71420">
                <text:p>1371420</text:p>
              </table:table-cell>
              <table:table-cell office:value-type="float" office:value="15238">
                <text:p>15238</text:p>
              </table:table-cell>
              <table:table-cell office:value-type="float" office:value="15238">
                <text:p>15238</text:p>
              </table:table-cell>
              <table:table-cell office:value-type="float" office:value="15238">
                <text:p>15238</text:p>
              </table:table-cell>
              <table:table-cell office:value-type="float" office:value="7619">
                <text:p>76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24000">
                <text:p>1824000</text:p>
              </table:table-cell>
              <table:table-cell office:value-type="float" office:value="19200">
                <text:p>19200</text:p>
              </table:table-cell>
              <table:table-cell office:value-type="float" office:value="19200">
                <text:p>19200</text:p>
              </table:table-cell>
              <table:table-cell office:value-type="float" office:value="19200">
                <text:p>19200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19000">
                <text:p>2419000</text:p>
              </table:table-cell>
              <table:table-cell office:value-type="float" office:value="24190">
                <text:p>24190</text:p>
              </table:table-cell>
              <table:table-cell office:value-type="float" office:value="24190">
                <text:p>24190</text:p>
              </table:table-cell>
              <table:table-cell office:value-type="float" office:value="24190">
                <text:p>24190</text:p>
              </table:table-cell>
              <table:table-cell office:value-type="float" office:value="12095">
                <text:p>120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00190">
                <text:p>3200190</text:p>
              </table:table-cell>
              <table:table-cell office:value-type="float" office:value="30478">
                <text:p>30478</text:p>
              </table:table-cell>
              <table:table-cell office:value-type="float" office:value="30478">
                <text:p>30478</text:p>
              </table:table-cell>
              <table:table-cell office:value-type="float" office:value="30478">
                <text:p>30478</text:p>
              </table:table-cell>
              <table:table-cell office:value-type="float" office:value="15239">
                <text:p>152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24000">
                <text:p>4224000</text:p>
              </table:table-cell>
              <table:table-cell office:value-type="float" office:value="38400">
                <text:p>38400</text:p>
              </table:table-cell>
              <table:table-cell office:value-type="float" office:value="38400">
                <text:p>38400</text:p>
              </table:table-cell>
              <table:table-cell office:value-type="float" office:value="38400">
                <text:p>38400</text:p>
              </table:table-cell>
              <table:table-cell office:value-type="float" office:value="19200">
                <text:p>19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63700">
                <text:p>5563700</text:p>
              </table:table-cell>
              <table:table-cell office:value-type="float" office:value="48380">
                <text:p>48380</text:p>
              </table:table-cell>
              <table:table-cell office:value-type="float" office:value="48380">
                <text:p>48380</text:p>
              </table:table-cell>
              <table:table-cell office:value-type="float" office:value="48380">
                <text:p>48380</text:p>
              </table:table-cell>
              <table:table-cell office:value-type="float" office:value="24190">
                <text:p>241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14720">
                <text:p>7314720</text:p>
              </table:table-cell>
              <table:table-cell office:value-type="float" office:value="60956">
                <text:p>60956</text:p>
              </table:table-cell>
              <table:table-cell office:value-type="float" office:value="60956">
                <text:p>60956</text:p>
              </table:table-cell>
              <table:table-cell office:value-type="float" office:value="60956">
                <text:p>60956</text:p>
              </table:table-cell>
              <table:table-cell office:value-type="float" office:value="30478">
                <text:p>304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000">
                <text:p>9600000</text:p>
              </table:table-cell>
              <table:table-cell office:value-type="float" office:value="76800">
                <text:p>76800</text:p>
              </table:table-cell>
              <table:table-cell office:value-type="float" office:value="76800">
                <text:p>76800</text:p>
              </table:table-cell>
              <table:table-cell office:value-type="float" office:value="76800">
                <text:p>76800</text:p>
              </table:table-cell>
              <table:table-cell office:value-type="float" office:value="38400">
                <text:p>384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78800">
                <text:p>12578800</text:p>
              </table:table-cell>
              <table:table-cell office:value-type="float" office:value="96760">
                <text:p>96760</text:p>
              </table:table-cell>
              <table:table-cell office:value-type="float" office:value="96760">
                <text:p>96760</text:p>
              </table:table-cell>
              <table:table-cell office:value-type="float" office:value="96760">
                <text:p>96760</text:p>
              </table:table-cell>
              <table:table-cell office:value-type="float" office:value="48380">
                <text:p>4838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chart:link-data-style-to-source="false" chart:axis-position="1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chart:link-data-style-to-source="false" chart:visible="false" chart:axis-position="end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automatic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3333" draw:fill-color="#ff3333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9900" draw:fill-color="#009900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6666ff" draw:fill-color="#6666ff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ff00cc" draw:fill-color="#ff00c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6.567cm" svg:height="9.912cm" xlink:href=".." xlink:type="simple" chart:class="chart:line" chart:style-name="ch1">
        <chart:title svg:x="4.668cm" svg:y="0.334cm" chart:style-name="ch2">
          <text:p>Bullet, Shotshell and Rocket Damage</text:p>
        </chart:title>
        <chart:legend svg:x="8.129cm" svg:y="5.722cm" style:legend-expansion="custom" chartooo:width="4.097cm" chartooo:height="2.864cm" style:legend-expansion-aspect-ratio="1.43051675977654" chart:style-name="ch3"/>
        <chart:plot-area chart:style-name="ch4" table:cell-range-address="'-TOTAL- Increas.PercentModifier'.G9:'-TOTAL- Increas.PercentModifier'.G34 '-TOTAL- Increas.PercentModifier'.L9:'-TOTAL- Increas.PercentModifier'.O34" chart:data-source-has-labels="row" svg:x="0.331cm" svg:y="1.311cm" svg:width="15.905cm" svg:height="8.403cm">
          <chartooo:coordinate-region svg:x="1.138cm" svg:y="1.524cm" svg:width="13.985cm" svg:height="7.517cm"/>
          <chart:axis chart:dimension="x" chart:name="primary-x" chart:style-name="ch5"/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-TOTAL- Increas.PercentModifier'.G10:'-TOTAL- Increas.PercentModifier'.G34" chart:label-cell-address="'-TOTAL- Increas.PercentModifier'.G9:'-TOTAL- Increas.PercentModifier'.G9" chart:class="chart:line">
            <chart:data-point chart:repeated="25"/>
          </chart:series>
          <chart:series chart:attached-axis="primary-y" chart:style-name="ch11" chart:values-cell-range-address="'-TOTAL- Increas.PercentModifier'.L10:'-TOTAL- Increas.PercentModifier'.L34" chart:label-cell-address="'-TOTAL- Increas.PercentModifier'.L9:'-TOTAL- Increas.PercentModifier'.L9" chart:class="chart:line">
            <chart:data-point chart:repeated="25"/>
          </chart:series>
          <chart:series chart:attached-axis="primary-y" chart:style-name="ch12" chart:values-cell-range-address="'-TOTAL- Increas.PercentModifier'.M10:'-TOTAL- Increas.PercentModifier'.M34" chart:label-cell-address="'-TOTAL- Increas.PercentModifier'.M9:'-TOTAL- Increas.PercentModifier'.M9" chart:class="chart:line">
            <chart:data-point chart:repeated="25"/>
          </chart:series>
          <chart:series chart:attached-axis="primary-y" chart:style-name="ch13" chart:values-cell-range-address="'-TOTAL- Increas.PercentModifier'.N10:'-TOTAL- Increas.PercentModifier'.N34" chart:label-cell-address="'-TOTAL- Increas.PercentModifier'.N9:'-TOTAL- Increas.PercentModifier'.N9" chart:class="chart:line">
            <chart:data-point chart:repeated="25"/>
          </chart:series>
          <chart:series chart:attached-axis="primary-y" chart:style-name="ch14" chart:values-cell-range-address="'-TOTAL- Increas.PercentModifier'.O10:'-TOTAL- Increas.PercentModifier'.O34" chart:label-cell-address="'-TOTAL- Increas.PercentModifier'.O9:'-TOTAL- Increas.PercentModifier'.O9" chart:class="chart:line"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x Cycles</text:p>
                <draw:g>
                  <svg:desc>'-TOTAL- Increas.PercentModifier'.G9:'-TOTAL- Increas.PercentModifier'.G9</svg:desc>
                </draw:g>
              </table:table-cell>
              <table:table-cell office:value-type="string">
                <text:p>SP R total</text:p>
                <draw:g>
                  <svg:desc>'-TOTAL- Increas.PercentModifier'.L9:'-TOTAL- Increas.PercentModifier'.L9</svg:desc>
                </draw:g>
              </table:table-cell>
              <table:table-cell office:value-type="string">
                <text:p>SP G total</text:p>
                <draw:g>
                  <svg:desc>'-TOTAL- Increas.PercentModifier'.M9:'-TOTAL- Increas.PercentModifier'.M9</svg:desc>
                </draw:g>
              </table:table-cell>
              <table:table-cell office:value-type="string">
                <text:p>SP B total</text:p>
                <draw:g>
                  <svg:desc>'-TOTAL- Increas.PercentModifier'.N9:'-TOTAL- Increas.PercentModifier'.N9</svg:desc>
                </draw:g>
              </table:table-cell>
              <table:table-cell office:value-type="string">
                <text:p>SP A total</text:p>
                <draw:g>
                  <svg:desc>'-TOTAL- Increas.PercentModifier'.O9:'-TOTAL- Increas.PercentModifier'.O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-TOTAL- Increas.PercentModifier'.G10:'-TOTAL- Increas.PercentModifier'.G34</svg:desc>
                </draw:g>
              </table:table-cell>
              <table:table-cell office:value-type="float" office:value="50">
                <text:p>50</text:p>
                <draw:g>
                  <svg:desc>'-TOTAL- Increas.PercentModifier'.L10:'-TOTAL- Increas.PercentModifier'.L34</svg:desc>
                </draw:g>
              </table:table-cell>
              <table:table-cell office:value-type="float" office:value="0">
                <text:p>0</text:p>
                <draw:g>
                  <svg:desc>'-TOTAL- Increas.PercentModifier'.M10:'-TOTAL- Increas.PercentModifier'.M34</svg:desc>
                </draw:g>
              </table:table-cell>
              <table:table-cell office:value-type="float" office:value="0">
                <text:p>0</text:p>
                <draw:g>
                  <svg:desc>'-TOTAL- Increas.PercentModifier'.N10:'-TOTAL- Increas.PercentModifier'.N34</svg:desc>
                </draw:g>
              </table:table-cell>
              <table:table-cell office:value-type="float" office:value="0">
                <text:p>0</text:p>
                <draw:g>
                  <svg:desc>'-TOTAL- Increas.PercentModifier'.O10:'-TOTAL- Increas.PercentModifier'.O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">
                <text:p>120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0">
                <text:p>60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0">
                <text:p>120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00">
                <text:p>180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210">
                <text:p>35210</text:p>
              </table:table-cell>
              <table:table-cell office:value-type="float" office:value="1006">
                <text:p>1006</text:p>
              </table:table-cell>
              <table:table-cell office:value-type="float" office:value="503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720">
                <text:p>50720</text:p>
              </table:table-cell>
              <table:table-cell office:value-type="float" office:value="1268">
                <text:p>1268</text:p>
              </table:table-cell>
              <table:table-cell office:value-type="float" office:value="634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000">
                <text:p>72000</text:p>
              </table:table-cell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700">
                <text:p>100700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1007">
                <text:p>1007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9590">
                <text:p>139590</text:p>
              </table:table-cell>
              <table:table-cell office:value-type="float" office:value="2538">
                <text:p>2538</text:p>
              </table:table-cell>
              <table:table-cell office:value-type="float" office:value="2538">
                <text:p>2538</text:p>
              </table:table-cell>
              <table:table-cell office:value-type="float" office:value="2538">
                <text:p>2538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2000">
                <text:p>192000</text:p>
              </table:table-cell>
              <table:table-cell office:value-type="float" office:value="3200">
                <text:p>3200</text:p>
              </table:table-cell>
              <table:table-cell office:value-type="float" office:value="3200">
                <text:p>3200</text:p>
              </table:table-cell>
              <table:table-cell office:value-type="float" office:value="3200">
                <text:p>320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1950">
                <text:p>261950</text:p>
              </table:table-cell>
              <table:table-cell office:value-type="float" office:value="4030">
                <text:p>4030</text:p>
              </table:table-cell>
              <table:table-cell office:value-type="float" office:value="4030">
                <text:p>4030</text:p>
              </table:table-cell>
              <table:table-cell office:value-type="float" office:value="4030">
                <text:p>4030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5460">
                <text:p>355460</text:p>
              </table:table-cell>
              <table:table-cell office:value-type="float" office:value="5078">
                <text:p>5078</text:p>
              </table:table-cell>
              <table:table-cell office:value-type="float" office:value="5078">
                <text:p>5078</text:p>
              </table:table-cell>
              <table:table-cell office:value-type="float" office:value="5078">
                <text:p>5078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0000">
                <text:p>480000</text:p>
              </table:table-cell>
              <table:table-cell office:value-type="float" office:value="6400">
                <text:p>6400</text:p>
              </table:table-cell>
              <table:table-cell office:value-type="float" office:value="6400">
                <text:p>6400</text:p>
              </table:table-cell>
              <table:table-cell office:value-type="float" office:value="6400">
                <text:p>64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4960">
                <text:p>644960</text:p>
              </table:table-cell>
              <table:table-cell office:value-type="float" office:value="8062">
                <text:p>8062</text:p>
              </table:table-cell>
              <table:table-cell office:value-type="float" office:value="8062">
                <text:p>8062</text:p>
              </table:table-cell>
              <table:table-cell office:value-type="float" office:value="8062">
                <text:p>8062</text:p>
              </table:table-cell>
              <table:table-cell office:value-type="float" office:value="4031">
                <text:p>40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3430">
                <text:p>863430</text:p>
              </table:table-cell>
              <table:table-cell office:value-type="float" office:value="10158">
                <text:p>10158</text:p>
              </table:table-cell>
              <table:table-cell office:value-type="float" office:value="10158">
                <text:p>10158</text:p>
              </table:table-cell>
              <table:table-cell office:value-type="float" office:value="10158">
                <text:p>10158</text:p>
              </table:table-cell>
              <table:table-cell office:value-type="float" office:value="5079">
                <text:p>50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52000">
                <text:p>1152000</text:p>
              </table:table-cell>
              <table:table-cell office:value-type="float" office:value="12800">
                <text:p>12800</text:p>
              </table:table-cell>
              <table:table-cell office:value-type="float" office:value="12800">
                <text:p>12800</text:p>
              </table:table-cell>
              <table:table-cell office:value-type="float" office:value="12800">
                <text:p>1280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1970">
                <text:p>1531970</text:p>
              </table:table-cell>
              <table:table-cell office:value-type="float" office:value="16126">
                <text:p>16126</text:p>
              </table:table-cell>
              <table:table-cell office:value-type="float" office:value="16126">
                <text:p>16126</text:p>
              </table:table-cell>
              <table:table-cell office:value-type="float" office:value="16126">
                <text:p>16126</text:p>
              </table:table-cell>
              <table:table-cell office:value-type="float" office:value="8063">
                <text:p>80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1800">
                <text:p>2031800</text:p>
              </table:table-cell>
              <table:table-cell office:value-type="float" office:value="20318">
                <text:p>20318</text:p>
              </table:table-cell>
              <table:table-cell office:value-type="float" office:value="20318">
                <text:p>20318</text:p>
              </table:table-cell>
              <table:table-cell office:value-type="float" office:value="20318">
                <text:p>20318</text:p>
              </table:table-cell>
              <table:table-cell office:value-type="float" office:value="10159">
                <text:p>101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88000">
                <text:p>2688000</text:p>
              </table:table-cell>
              <table:table-cell office:value-type="float" office:value="25600">
                <text:p>25600</text:p>
              </table:table-cell>
              <table:table-cell office:value-type="float" office:value="25600">
                <text:p>25600</text:p>
              </table:table-cell>
              <table:table-cell office:value-type="float" office:value="25600">
                <text:p>25600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47720">
                <text:p>3547720</text:p>
              </table:table-cell>
              <table:table-cell office:value-type="float" office:value="32252">
                <text:p>32252</text:p>
              </table:table-cell>
              <table:table-cell office:value-type="float" office:value="32252">
                <text:p>32252</text:p>
              </table:table-cell>
              <table:table-cell office:value-type="float" office:value="32252">
                <text:p>32252</text:p>
              </table:table-cell>
              <table:table-cell office:value-type="float" office:value="16126">
                <text:p>161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73140">
                <text:p>4673140</text:p>
              </table:table-cell>
              <table:table-cell office:value-type="float" office:value="40636">
                <text:p>40636</text:p>
              </table:table-cell>
              <table:table-cell office:value-type="float" office:value="40636">
                <text:p>40636</text:p>
              </table:table-cell>
              <table:table-cell office:value-type="float" office:value="40636">
                <text:p>40636</text:p>
              </table:table-cell>
              <table:table-cell office:value-type="float" office:value="20318">
                <text:p>203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44000">
                <text:p>6144000</text:p>
              </table:table-cell>
              <table:table-cell office:value-type="float" office:value="51200">
                <text:p>51200</text:p>
              </table:table-cell>
              <table:table-cell office:value-type="float" office:value="51200">
                <text:p>51200</text:p>
              </table:table-cell>
              <table:table-cell office:value-type="float" office:value="51200">
                <text:p>51200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63250">
                <text:p>8063250</text:p>
              </table:table-cell>
              <table:table-cell office:value-type="float" office:value="64506">
                <text:p>64506</text:p>
              </table:table-cell>
              <table:table-cell office:value-type="float" office:value="64506">
                <text:p>64506</text:p>
              </table:table-cell>
              <table:table-cell office:value-type="float" office:value="64506">
                <text:p>64506</text:p>
              </table:table-cell>
              <table:table-cell office:value-type="float" office:value="32253">
                <text:p>3225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